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2000004300000F6700000416B1FC91E7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0.5252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6319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0.6862in"/>
    </style:style>
    <style:style style:name="co20" style:family="table-column">
      <style:table-column-properties fo:break-before="auto" style:column-width="0.8465in"/>
    </style:style>
    <style:style style:name="co21" style:family="table-column">
      <style:table-column-properties fo:break-before="auto" style:column-width="0.7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ext-properties style:font-name="Nimbus Sans L" style:font-name-asian="DejaVu Sans" style:font-name-complex="DejaVu Sans"/>
    </style:style>
    <style:style style:name="ce6" style:family="table-cell" style:parent-style-name="Default" style:data-style-name="N122"/>
    <style:style style:name="ce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 style:data-style-name="N122">
      <style:table-cell-properties style:rotation-align="none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 style:data-style-name="N122">
      <style:text-properties fo:color="#c0c0c0"/>
    </style:style>
    <style:style style:name="ce14" style:family="table-cell" style:parent-style-name="Default">
      <style:text-properties fo:color="#c0c0c0"/>
    </style:style>
    <style:style style:name="ce15" style:family="table-cell" style:parent-style-name="Default" style:data-style-name="N122">
      <style:table-cell-properties fo:border-bottom="none" fo:border-left="0.06pt solid #000000" fo:border-right="0.06pt solid #000000" fo:border-top="0.06pt solid #000000"/>
      <style:text-properties fo:color="#c0c0c0"/>
    </style:style>
    <style:style style:name="ce16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fo:color="#c0c0c0"/>
    </style:style>
    <style:style style:name="ce17" style:family="table-cell" style:parent-style-name="Default" style:data-style-name="N122">
      <style:table-cell-properties fo:border-bottom="0.06pt solid #000000" fo:border-left="0.06pt solid #000000" fo:border-right="0.06pt solid #000000" fo:border-top="none"/>
      <style:text-properties fo:color="#c0c0c0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122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 style:data-style-name="N122">
      <style:table-cell-properties fo:border-bottom="none" fo:border-left="0.06pt solid #000000" fo:border-right="0.06pt solid #000000" style:rotation-align="none" fo:border-top="none"/>
    </style:style>
    <style:style style:name="ce22" style:family="table-cell" style:parent-style-name="Default" style:data-style-name="N122">
      <style:table-cell-properties fo:border-bottom="0.06pt solid #000000" fo:border-left="0.06pt solid #000000" fo:border-right="0.06pt solid #000000" style:rotation-align="none" fo:border-top="none"/>
    </style:style>
    <style:style style:name="ce23" style:family="table-cell" style:parent-style-name="Default" style:data-style-name="N122">
      <style:table-cell-properties fo:background-color="#c0c0c0"/>
      <style:text-properties fo:color="#000000"/>
    </style:style>
    <style:style style:name="ce24" style:family="table-cell" style:parent-style-name="Default" style:data-style-name="N122">
      <style:map style:condition="cell-content()=[$Sheet3.$H$215]" style:apply-style-name="Untitled4" style:base-cell-address="Sheet3.H137"/>
      <style:map style:condition="cell-content()=[$Sheet3.$H$216]" style:apply-style-name="Untitled6" style:base-cell-address="Sheet3.H137"/>
    </style:style>
    <style:style style:name="ce25" style:family="table-cell" style:parent-style-name="Default" style:data-style-name="N122">
      <style:map style:condition="cell-content()&gt;[$Sheet3.$H$220]" style:apply-style-name="Untitled12" style:base-cell-address="Sheet3.H147"/>
    </style:style>
    <style:style style:name="ce26" style:family="table-cell" style:parent-style-name="Default" style:data-style-name="N122">
      <style:map style:condition="cell-content()&lt;[$Sheet3.$H$221]" style:apply-style-name="Untitled16" style:base-cell-address="Sheet3.H148"/>
    </style:style>
    <style:style style:name="ce27" style:family="table-cell" style:parent-style-name="Default" style:data-style-name="N122">
      <style:map style:condition="cell-content()=[$Sheet3.$I$215]" style:apply-style-name="Untitled5" style:base-cell-address="Sheet3.I137"/>
      <style:map style:condition="cell-content()=[$Sheet3.$I$216]" style:apply-style-name="Untitled7" style:base-cell-address="Sheet3.I137"/>
    </style:style>
    <style:style style:name="ce28" style:family="table-cell" style:parent-style-name="Default" style:data-style-name="N122">
      <style:map style:condition="cell-content()&gt;[$Sheet3.$I$220]" style:apply-style-name="Untitled13" style:base-cell-address="Sheet3.I147"/>
    </style:style>
    <style:style style:name="ce29" style:family="table-cell" style:parent-style-name="Default" style:data-style-name="N122">
      <style:map style:condition="cell-content()&lt;[$Sheet3.$I$221]" style:apply-style-name="Untitled17" style:base-cell-address="Sheet3.I148"/>
    </style:style>
    <style:style style:name="ce30" style:family="table-cell" style:parent-style-name="Default" style:data-style-name="N122">
      <style:map style:condition="cell-content()&gt;[$Sheet3.$I$220]" style:apply-style-name="Untitled13" style:base-cell-address="Sheet3.I147"/>
    </style:style>
    <style:style style:name="ce31" style:family="table-cell" style:parent-style-name="Default" style:data-style-name="N122">
      <style:map style:condition="cell-content()&lt;[$Sheet3.$I$221]" style:apply-style-name="Untitled17" style:base-cell-address="Sheet3.I148"/>
    </style:style>
    <style:style style:name="ce32" style:family="table-cell" style:parent-style-name="Default" style:data-style-name="N122">
      <style:map style:condition="cell-content()=[$Sheet3.$J$215]" style:apply-style-name="Untitled8" style:base-cell-address="Sheet3.J137"/>
      <style:map style:condition="cell-content()=[$Sheet3.$J$216]" style:apply-style-name="Untitled9" style:base-cell-address="Sheet3.J137"/>
    </style:style>
    <style:style style:name="ce33" style:family="table-cell" style:parent-style-name="Default" style:data-style-name="N122">
      <style:map style:condition="cell-content()&gt;[$Sheet3.$J$220]" style:apply-style-name="Untitled14" style:base-cell-address="Sheet3.J147"/>
    </style:style>
    <style:style style:name="ce34" style:family="table-cell" style:parent-style-name="Default" style:data-style-name="N122">
      <style:map style:condition="cell-content()&lt;[$Sheet3.$J$221]" style:apply-style-name="Untitled21" style:base-cell-address="Sheet3.J148"/>
    </style:style>
    <style:style style:name="ce35" style:family="table-cell" style:parent-style-name="Default" style:data-style-name="N122">
      <style:map style:condition="cell-content()&gt;[$Sheet3.$J$220]" style:apply-style-name="Untitled14" style:base-cell-address="Sheet3.J147"/>
    </style:style>
    <style:style style:name="ce36" style:family="table-cell" style:parent-style-name="Default" style:data-style-name="N122">
      <style:map style:condition="cell-content()&lt;[$Sheet3.$J$221]" style:apply-style-name="Untitled21" style:base-cell-address="Sheet3.J148"/>
    </style:style>
    <style:style style:name="ce37" style:family="table-cell" style:parent-style-name="Default" style:data-style-name="N122">
      <style:map style:condition="cell-content()=[$Sheet3.$K$215]" style:apply-style-name="Untitled10" style:base-cell-address="Sheet3.K137"/>
      <style:map style:condition="cell-content()=[$Sheet3.$K$216]" style:apply-style-name="Untitled11" style:base-cell-address="Sheet3.K137"/>
    </style:style>
    <style:style style:name="ce38" style:family="table-cell" style:parent-style-name="Default" style:data-style-name="N122">
      <style:map style:condition="cell-content()&gt;[$Sheet3.$K$220]" style:apply-style-name="Untitled15" style:base-cell-address="Sheet3.K147"/>
    </style:style>
    <style:style style:name="ce39" style:family="table-cell" style:parent-style-name="Default" style:data-style-name="N122">
      <style:map style:condition="cell-content()&lt;[$Sheet3.$K$221]" style:apply-style-name="Untitled20" style:base-cell-address="Sheet3.K148"/>
    </style:style>
    <style:style style:name="ce40" style:family="table-cell" style:parent-style-name="Default" style:data-style-name="N122">
      <style:map style:condition="cell-content()&gt;[$Sheet3.$K$220]" style:apply-style-name="Untitled15" style:base-cell-address="Sheet3.K147"/>
    </style:style>
    <style:style style:name="ce41" style:family="table-cell" style:parent-style-name="Default" style:data-style-name="N122">
      <style:map style:condition="cell-content()&lt;[$Sheet3.$K$221]" style:apply-style-name="Untitled20" style:base-cell-address="Sheet3.K148"/>
    </style:style>
    <style:style style:name="ce42" style:family="table-cell" style:parent-style-name="Default" style:data-style-name="N122">
      <style:table-cell-properties fo:border-bottom="none" fo:border-left="0.06pt solid #000000" fo:border-right="0.06pt solid #000000" style:rotation-align="none" fo:border-top="0.06pt solid #000000"/>
    </style:style>
    <style:style style:name="ce43" style:family="table-cell" style:parent-style-name="Default">
      <style:table-cell-properties style:rotation-align="none"/>
      <style:map style:condition="cell-content()=1" style:apply-style-name="Untitled1" style:base-cell-address="3_nodes_raw.M2"/>
      <style:map style:condition="cell-content()=0" style:apply-style-name="Untitled2" style:base-cell-address="3_nodes_raw.M2"/>
    </style:style>
    <style:style style:name="ce44" style:family="table-cell" style:parent-style-name="Default">
      <style:table-cell-properties fo:border-bottom="none" fo:border-left="0.06pt solid #000000" fo:border-right="0.06pt solid #000000" style:rotation-align="none" fo:border-top="0.06pt solid #000000"/>
      <style:map style:condition="cell-content()=1" style:apply-style-name="Untitled1" style:base-cell-address="3_nodes_raw.M2"/>
      <style:map style:condition="cell-content()=0" style:apply-style-name="Untitled2" style:base-cell-address="3_nodes_raw.M2"/>
    </style:style>
    <style:style style:name="ce45" style:family="table-cell" style:parent-style-name="Default">
      <style:table-cell-properties fo:border-bottom="none" fo:border-left="0.06pt solid #000000" fo:border-right="0.06pt solid #000000" style:rotation-align="none" fo:border-top="none"/>
      <style:map style:condition="cell-content()=1" style:apply-style-name="Untitled1" style:base-cell-address="3_nodes_raw.M2"/>
      <style:map style:condition="cell-content()=0" style:apply-style-name="Untitled2" style:base-cell-address="3_nodes_raw.M2"/>
    </style:style>
    <style:style style:name="ce46" style:family="table-cell" style:parent-style-name="Default">
      <style:table-cell-properties fo:border-bottom="0.06pt solid #000000" fo:border-left="0.06pt solid #000000" fo:border-right="0.06pt solid #000000" style:rotation-align="none" fo:border-top="none"/>
      <style:map style:condition="cell-content()=1" style:apply-style-name="Untitled1" style:base-cell-address="3_nodes_raw.M2"/>
      <style:map style:condition="cell-content()=0" style:apply-style-name="Untitled2" style:base-cell-address="3_nodes_raw.M2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 style:data-style-name="N122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 style:data-style-name="N122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 style:data-style-name="N122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style:rotation-align="none"/>
    </style:style>
    <style:style style:name="ce53" style:family="table-cell" style:parent-style-name="Default" style:data-style-name="N11"/>
    <style:style style:name="ce54" style:family="table-cell" style:parent-style-name="Default" style:data-style-name="N134"/>
    <style:style style:name="ce55" style:family="table-cell" style:parent-style-name="Default" style:data-style-name="N11">
      <style:table-cell-properties fo:border-bottom="none" fo:border-left="0.06pt solid #000000" fo:border-right="0.06pt solid #000000" fo:border-top="0.06pt solid #000000"/>
    </style:style>
    <style:style style:name="ce56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57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5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order-bottom="none" fo:border-left="0.06pt solid #000000" fo:border-right="none" fo:border-top="0.06pt solid #000000"/>
    </style:style>
    <style:style style:name="ce60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61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62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66" style:family="table-cell" style:parent-style-name="Default">
      <style:table-cell-properties fo:border-bottom="none" fo:border-left="0.06pt solid #000000" fo:border-right="0.06pt solid #000000" style:rotation-align="none" fo:border-top="0.06pt solid #000000"/>
      <style:map style:condition="cell-content()=1" style:apply-style-name="Untitled1" style:base-cell-address="3_nodes_raw.M2"/>
      <style:map style:condition="cell-content()=0" style:apply-style-name="Untitled2" style:base-cell-address="3_nodes_raw.M2"/>
    </style:style>
    <style:style style:name="ce67" style:family="table-cell" style:parent-style-name="Default">
      <style:table-cell-properties fo:border-bottom="none" fo:border-left="0.06pt solid #000000" fo:border-right="0.06pt solid #000000" style:rotation-align="none" fo:border-top="none"/>
      <style:map style:condition="cell-content()=1" style:apply-style-name="Untitled1" style:base-cell-address="3_nodes_raw.M2"/>
      <style:map style:condition="cell-content()=0" style:apply-style-name="Untitled2" style:base-cell-address="3_nodes_raw.M2"/>
    </style:style>
    <style:style style:name="ce68" style:family="table-cell" style:parent-style-name="Default">
      <style:table-cell-properties fo:border-bottom="0.06pt solid #000000" fo:border-left="0.06pt solid #000000" fo:border-right="0.06pt solid #000000" style:rotation-align="none" fo:border-top="none"/>
      <style:map style:condition="cell-content()=1" style:apply-style-name="Untitled1" style:base-cell-address="3_nodes_raw.M2"/>
      <style:map style:condition="cell-content()=0" style:apply-style-name="Untitled2" style:base-cell-address="3_nodes_raw.M2"/>
    </style:style>
    <style:style style:name="ce69" style:family="table-cell" style:parent-style-name="Default">
      <style:table-cell-properties style:rotation-align="none"/>
      <style:map style:condition="cell-content()=1" style:apply-style-name="Untitled1" style:base-cell-address="3_nodes_raw.M2"/>
      <style:map style:condition="cell-content()=0" style:apply-style-name="Untitled2" style:base-cell-address="3_nodes_raw.M2"/>
    </style:style>
    <style:style style:name="ce70" style:family="table-cell" style:parent-style-name="Default" style:data-style-name="N10"/>
    <style:style style:name="ce71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7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7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5" style:family="table-cell" style:parent-style-name="Default" style:data-style-name="N0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fo:color="#0000ff" style:font-name-asian="DejaVu Sans" style:font-name-complex="DejaVu Sans"/>
    </style:style>
  </office:automatic-styles>
  <office:body>
    <office:spreadsheet>
      <table:table table:name="rssi_empiric" table:style-name="ta1" table:print="false">
        <table:shapes>
          <draw:frame draw:z-index="0" draw:style-name="gr1" svg:width="13.7681in" svg:height="6.4339in" svg:x="0.0106in" svg:y="21.9705in">
            <draw:object draw:notify-on-update-of-ranges="rssi_empiric.B22:rssi_empiric.J22 rssi_empiric.A14:rssi_empiric.A14 rssi_empiric.B14:rssi_empiric.J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2" draw:text-style-name="P1" svg:width="1.552in" svg:height="0.4114in" svg:x="0.5744in" svg:y="0.4209in">
            <draw:image xlink:href="Pictures/2000004300000F6700000416B1FC91E7.svm" xlink:type="simple" xlink:show="embed" xlink:actuate="onLoad">
              <text:p/>
            </draw:image>
          </draw:frame>
          <draw:frame draw:z-index="2" draw:style-name="gr1" svg:width="13.7248in" svg:height="5.926in" svg:x="0in" svg:y="28.6449in">
            <draw:object draw:notify-on-update-of-ranges="rssi_empiric.D3:rssi_empiric.L3 rssi_empiric.C6:rssi_empiric.C6 rssi_empiric.D6:rssi_empiric.L6 rssi_empiric.B18:rssi_empiric.J18 rssi_empiric.A14:rssi_empiric.A14 rssi_empiric.B14:rssi_empiric.J1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2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table:style-name="ce3" office:value-type="float" office:value="0.001">
            <text:p>0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5">
            <text:p>3.5</text:p>
          </table:table-cell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>
            <text:p>X^2</text:p>
          </table:table-cell>
          <table:table-cell table:formula="of:=[.D3]^2" office:value-type="float" office:value="0.000001">
            <text:p>0</text:p>
          </table:table-cell>
          <table:table-cell table:formula="of:=[.E3]^2" office:value-type="float" office:value="0.25">
            <text:p>0.25</text:p>
          </table:table-cell>
          <table:table-cell table:formula="of:=[.F3]^2" office:value-type="float" office:value="1">
            <text:p>1</text:p>
          </table:table-cell>
          <table:table-cell table:formula="of:=[.G3]^2" office:value-type="float" office:value="2.25">
            <text:p>2.25</text:p>
          </table:table-cell>
          <table:table-cell table:formula="of:=[.H3]^2" office:value-type="float" office:value="4">
            <text:p>4</text:p>
          </table:table-cell>
          <table:table-cell table:formula="of:=[.I3]^2" office:value-type="float" office:value="6.25">
            <text:p>6.25</text:p>
          </table:table-cell>
          <table:table-cell table:formula="of:=[.J3]^2" office:value-type="float" office:value="9">
            <text:p>9</text:p>
          </table:table-cell>
          <table:table-cell table:formula="of:=[.K3]^2" office:value-type="float" office:value="12.25">
            <text:p>12.25</text:p>
          </table:table-cell>
          <table:table-cell table:formula="of:=[.L3]^2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>
            <text:p>real</text:p>
          </table:table-cell>
          <table:table-cell table:style-name="ce2" office:value-type="float" office:value="-16.9752066115702">
            <text:p>-16.98</text:p>
          </table:table-cell>
          <table:table-cell table:style-name="ce2" office:value-type="float" office:value="-63.1074380165289">
            <text:p>-63.11</text:p>
          </table:table-cell>
          <table:table-cell table:style-name="ce2" office:value-type="float" office:value="-63.2314049586777">
            <text:p>-63.23</text:p>
          </table:table-cell>
          <table:table-cell table:style-name="ce2" office:value-type="float" office:value="-63.1404958677686">
            <text:p>-63.14</text:p>
          </table:table-cell>
          <table:table-cell table:style-name="ce2" office:value-type="float" office:value="-78.6198347107438">
            <text:p>-78.62</text:p>
          </table:table-cell>
          <table:table-cell table:style-name="ce2" office:value-type="float" office:value="-70.7438016528926">
            <text:p>-70.74</text:p>
          </table:table-cell>
          <table:table-cell table:style-name="ce2" office:value-type="float" office:value="-86.6280991735537">
            <text:p>-86.63</text:p>
          </table:table-cell>
          <table:table-cell table:style-name="ce2" office:value-type="float" office:value="-75.0413223140496">
            <text:p>-75.04</text:p>
          </table:table-cell>
          <table:table-cell table:style-name="ce2" office:value-type="float" office:value="-75.5537190082645">
            <text:p>-75.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st(x)</text:p>
          </table:table-cell>
          <table:table-cell table:formula="of:=[.$L$8]*[.D4]+[.$M$8]*[.D3]+[.$N$8]" office:value-type="float" office:value="-29.2343284104233">
            <text:p>-29.23</text:p>
          </table:table-cell>
          <table:table-cell table:formula="of:=[.$L$8]*[.E4]+[.$M$8]*[.E3]+[.$N$8]" office:value-type="float" office:value="-45.8953432961296">
            <text:p>-45.9</text:p>
          </table:table-cell>
          <table:table-cell table:formula="of:=[.$L$8]*[.F4]+[.$M$8]*[.F3]+[.$N$8]" office:value-type="float" office:value="-59.3680986205262">
            <text:p>-59.37</text:p>
          </table:table-cell>
          <table:table-cell table:formula="of:=[.$L$8]*[.G4]+[.$M$8]*[.G3]+[.$N$8]" office:value-type="float" office:value="-69.615980702985">
            <text:p>-69.62</text:p>
          </table:table-cell>
          <table:table-cell table:formula="of:=[.$L$8]*[.H4]+[.$M$8]*[.H3]+[.$N$8]" office:value-type="float" office:value="-76.6389895435061">
            <text:p>-76.64</text:p>
          </table:table-cell>
          <table:table-cell table:formula="of:=[.$L$8]*[.I4]+[.$M$8]*[.I3]+[.$N$8]" office:value-type="float" office:value="-80.4371251420893">
            <text:p>-80.44</text:p>
          </table:table-cell>
          <table:table-cell table:formula="of:=[.$L$8]*[.J4]+[.$M$8]*[.J3]+[.$N$8]" office:value-type="float" office:value="-81.0103874987349">
            <text:p>-81.01</text:p>
          </table:table-cell>
          <table:table-cell table:formula="of:=[.$L$8]*[.K4]+[.$M$8]*[.K3]+[.$N$8]" office:value-type="float" office:value="-78.3587766134426">
            <text:p>-78.36</text:p>
          </table:table-cell>
          <table:table-cell table:formula="of:=[.$L$8]*[.L4]+[.$M$8]*[.L3]+[.$N$8]" office:value-type="float" office:value="-72.4822924862125">
            <text:p>-72.48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9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trend_line_eq</text:p>
          </table:table-cell>
          <table:table-cell office:value-type="string">
            <text:p>-8.89*log(x,e)-66.39</text:p>
          </table:table-cell>
          <table:table-cell table:number-columns-repeated="9"/>
          <table:table-cell table:number-matrix-columns-spanned="3" table:number-matrix-rows-spanned="1" table:formula="of:=LINEST([.D5:.L5];[.D3:.L4];1;1)" office:value-type="float" office:value="6.44974648387555">
            <text:p>6.45</text:p>
          </table:table-cell>
          <table:table-cell office:value-type="float" office:value="-36.6201303746065">
            <text:p>-36.62</text:p>
          </table:table-cell>
          <table:table-cell office:value-type="float" office:value="-29.1977147297952">
            <text:p>-29.2</text:p>
          </table:table-cell>
        </table:table-row>
        <table:table-row table:style-name="ro1">
          <table:table-cell office:value-type="string">
            <text:p>max</text:p>
          </table:table-cell>
          <table:table-cell table:style-name="ce2" table:formula="of:=MAX([.B$23:.B$143])" office:value-type="float" office:value="17">
            <text:p>17</text:p>
          </table:table-cell>
          <table:table-cell table:style-name="ce2" table:formula="of:=MAX([.C$23:.C$143])" office:value-type="float" office:value="64">
            <text:p>64</text:p>
          </table:table-cell>
          <table:table-cell table:style-name="ce2" table:formula="of:=MAX([.D$23:.D$143])" office:value-type="float" office:value="65">
            <text:p>65</text:p>
          </table:table-cell>
          <table:table-cell table:style-name="ce2" table:formula="of:=MAX([.E$23:.E$143])" office:value-type="float" office:value="64">
            <text:p>64</text:p>
          </table:table-cell>
          <table:table-cell table:style-name="ce2" table:formula="of:=MAX([.F$23:.F$143])" office:value-type="float" office:value="81">
            <text:p>81</text:p>
          </table:table-cell>
          <table:table-cell table:style-name="ce2" table:formula="of:=MAX([.G$23:.G$143])" office:value-type="float" office:value="73">
            <text:p>73</text:p>
          </table:table-cell>
          <table:table-cell table:style-name="ce2" table:formula="of:=MAX([.H$23:.H$143])" office:value-type="float" office:value="91">
            <text:p>91</text:p>
          </table:table-cell>
          <table:table-cell table:style-name="ce2" table:formula="of:=MAX([.I$23:.I$143])" office:value-type="float" office:value="77">
            <text:p>77</text:p>
          </table:table-cell>
          <table:table-cell table:style-name="ce2" table:formula="of:=MAX([.J$23:.J$143])" office:value-type="float" office:value="77">
            <text:p>77</text:p>
          </table:table-cell>
          <table:table-cell/>
          <table:table-cell office:value-type="string">
            <text:p>SSR=</text:p>
          </table:table-cell>
          <table:table-cell table:formula="of:=SUMXMY2([.D5:.L5];[.D6:.L6])" office:value-type="float" office:value="653.281427869737">
            <text:p>653.28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table:style-name="ce2" table:formula="of:=MIN([.B$23:.B$143])" office:value-type="float" office:value="16">
            <text:p>16</text:p>
          </table:table-cell>
          <table:table-cell table:style-name="ce2" table:formula="of:=MIN([.C$23:.C$143])" office:value-type="float" office:value="63">
            <text:p>63</text:p>
          </table:table-cell>
          <table:table-cell table:style-name="ce2" table:formula="of:=MIN([.D$23:.D$143])" office:value-type="float" office:value="62">
            <text:p>62</text:p>
          </table:table-cell>
          <table:table-cell table:style-name="ce2" table:formula="of:=MIN([.E$23:.E$143])" office:value-type="float" office:value="63">
            <text:p>63</text:p>
          </table:table-cell>
          <table:table-cell table:style-name="ce2" table:formula="of:=MIN([.F$23:.F$143])" office:value-type="float" office:value="73">
            <text:p>73</text:p>
          </table:table-cell>
          <table:table-cell table:style-name="ce2" table:formula="of:=MIN([.G$23:.G$143])" office:value-type="float" office:value="70">
            <text:p>70</text:p>
          </table:table-cell>
          <table:table-cell table:style-name="ce2" table:formula="of:=MIN([.H$23:.H$143])" office:value-type="float" office:value="82">
            <text:p>82</text:p>
          </table:table-cell>
          <table:table-cell table:style-name="ce2" table:formula="of:=MIN([.I$23:.I$143])" office:value-type="float" office:value="72">
            <text:p>72</text:p>
          </table:table-cell>
          <table:table-cell table:style-name="ce2" table:formula="of:=MIN([.J$23:.J$143])" office:value-type="float" office:value="74">
            <text:p>74</text:p>
          </table:table-cell>
          <table:table-cell/>
          <table:table-cell office:value-type="string">
            <text:p>R^2=</text:p>
          </table:table-cell>
          <table:table-cell table:formula="of:=RSQ([.D5:.L5];[.D6:.L6])" office:value-type="float" office:value="0.796348402180772">
            <text:p>0.8</text:p>
          </table:table-cell>
          <table:table-cell/>
        </table:table-row>
        <table:table-row table:style-name="ro1">
          <table:table-cell office:value-type="string">
            <text:p>median</text:p>
          </table:table-cell>
          <table:table-cell table:style-name="ce2" table:formula="of:=MEDIAN([.B$23:.B$143])" office:value-type="float" office:value="17">
            <text:p>17</text:p>
          </table:table-cell>
          <table:table-cell table:style-name="ce2" table:formula="of:=MEDIAN([.C$23:.C$143])" office:value-type="float" office:value="63">
            <text:p>63</text:p>
          </table:table-cell>
          <table:table-cell table:style-name="ce2" table:formula="of:=MEDIAN([.D$23:.D$143])" office:value-type="float" office:value="63">
            <text:p>63</text:p>
          </table:table-cell>
          <table:table-cell table:style-name="ce2" table:formula="of:=MEDIAN([.E$23:.E$143])" office:value-type="float" office:value="63">
            <text:p>63</text:p>
          </table:table-cell>
          <table:table-cell table:style-name="ce2" table:formula="of:=MEDIAN([.F$23:.F$143])" office:value-type="float" office:value="79">
            <text:p>79</text:p>
          </table:table-cell>
          <table:table-cell table:style-name="ce2" table:formula="of:=MEDIAN([.G$23:.G$143])" office:value-type="float" office:value="71">
            <text:p>71</text:p>
          </table:table-cell>
          <table:table-cell table:style-name="ce2" table:formula="of:=MEDIAN([.H$23:.H$143])" office:value-type="float" office:value="87">
            <text:p>87</text:p>
          </table:table-cell>
          <table:table-cell table:style-name="ce2" table:formula="of:=MEDIAN([.I$23:.I$143])" office:value-type="float" office:value="75">
            <text:p>75</text:p>
          </table:table-cell>
          <table:table-cell table:style-name="ce2" table:formula="of:=MEDIAN([.J$23:.J$143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mode</text:p>
          </table:table-cell>
          <table:table-cell table:style-name="ce2" table:formula="of:=MODE([.B$23:.B$143])" office:value-type="float" office:value="17">
            <text:p>17</text:p>
          </table:table-cell>
          <table:table-cell table:style-name="ce2" table:formula="of:=MODE([.C$23:.C$143])" office:value-type="float" office:value="63">
            <text:p>63</text:p>
          </table:table-cell>
          <table:table-cell table:style-name="ce2" table:formula="of:=MODE([.D$23:.D$143])" office:value-type="float" office:value="63">
            <text:p>63</text:p>
          </table:table-cell>
          <table:table-cell table:style-name="ce2" table:formula="of:=MODE([.E$23:.E$143])" office:value-type="float" office:value="63">
            <text:p>63</text:p>
          </table:table-cell>
          <table:table-cell table:style-name="ce2" table:formula="of:=MODE([.F$23:.F$143])" office:value-type="float" office:value="79">
            <text:p>79</text:p>
          </table:table-cell>
          <table:table-cell table:style-name="ce2" table:formula="of:=MODE([.G$23:.G$143])" office:value-type="float" office:value="70">
            <text:p>70</text:p>
          </table:table-cell>
          <table:table-cell table:style-name="ce2" table:formula="of:=MODE([.H$23:.H$143])" office:value-type="float" office:value="87">
            <text:p>87</text:p>
          </table:table-cell>
          <table:table-cell table:style-name="ce2" table:formula="of:=MODE([.I$23:.I$143])" office:value-type="float" office:value="75">
            <text:p>75</text:p>
          </table:table-cell>
          <table:table-cell table:style-name="ce2" table:formula="of:=MODE([.J$23:.J$143])" office:value-type="float" office:value="76">
            <text:p>7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rend</text:p>
          </table:table-cell>
          <table:table-cell table:style-name="ce3" table:formula="of:=-7.4*LN([.B$22])-67.41" office:value-type="float" office:value="-16.2926109355322">
            <text:p>-16.29</text:p>
          </table:table-cell>
          <table:table-cell table:style-name="ce3" table:formula="of:=-7.4*LN([.C$22])-67.41" office:value-type="float" office:value="-62.2807108638564">
            <text:p>-62.28</text:p>
          </table:table-cell>
          <table:table-cell table:style-name="ce3" table:formula="of:=-7.4*LN([.D$22])-67.41" office:value-type="float" office:value="-67.41">
            <text:p>-67.41</text:p>
          </table:table-cell>
          <table:table-cell table:style-name="ce3" table:formula="of:=-7.4*LN([.E$22])-67.41" office:value-type="float" office:value="-70.4104418000004">
            <text:p>-70.41</text:p>
          </table:table-cell>
          <table:table-cell table:style-name="ce3" table:formula="of:=-7.4*LN([.F$22])-67.41" office:value-type="float" office:value="-72.5392891361436">
            <text:p>-72.54</text:p>
          </table:table-cell>
          <table:table-cell table:style-name="ce3" table:formula="of:=-7.4*LN([.G$22])-67.41" office:value-type="float" office:value="-74.1905514158687">
            <text:p>-74.19</text:p>
          </table:table-cell>
          <table:table-cell table:style-name="ce3" table:formula="of:=-7.4*LN([.H$22])-67.41" office:value-type="float" office:value="-75.539730936144">
            <text:p>-75.54</text:p>
          </table:table-cell>
          <table:table-cell table:style-name="ce3" table:formula="of:=-7.4*LN([.I$22])-67.41" office:value-type="float" office:value="-76.6804459668657">
            <text:p>-76.68</text:p>
          </table:table-cell>
          <table:table-cell table:style-name="ce4" table:formula="of:=-7.4*LN([.J$22])-67.41" office:value-type="float" office:value="-77.6685782722872">
            <text:p>-77.67</text:p>
          </table:table-cell>
          <table:table-cell table:number-columns-repeated="4"/>
        </table:table-row>
        <table:table-row table:style-name="ro2">
          <table:table-cell office:value-type="string">
            <text:p>Nomērītas vērtības</text:p>
          </table:table-cell>
          <table:table-cell table:style-name="ce2" table:formula="of:=-AVERAGE([.B$23:.B$143])" office:value-type="float" office:value="-16.9752066115702">
            <text:p>-16.98</text:p>
          </table:table-cell>
          <table:table-cell table:style-name="ce2" table:formula="of:=-AVERAGE([.C$23:.C$143])" office:value-type="float" office:value="-63.1074380165289">
            <text:p>-63.11</text:p>
          </table:table-cell>
          <table:table-cell table:style-name="ce2" table:formula="of:=-AVERAGE([.D$23:.D$143])" office:value-type="float" office:value="-63.2314049586777">
            <text:p>-63.23</text:p>
          </table:table-cell>
          <table:table-cell table:style-name="ce2" table:formula="of:=-AVERAGE([.E$23:.E$143])" office:value-type="float" office:value="-63.1404958677686">
            <text:p>-63.14</text:p>
          </table:table-cell>
          <table:table-cell table:style-name="ce2" table:formula="of:=-AVERAGE([.F$23:.F$143])" office:value-type="float" office:value="-78.6198347107438">
            <text:p>-78.62</text:p>
          </table:table-cell>
          <table:table-cell table:style-name="ce2" table:formula="of:=-AVERAGE([.G$23:.G$143])" office:value-type="float" office:value="-70.7438016528926">
            <text:p>-70.74</text:p>
          </table:table-cell>
          <table:table-cell table:style-name="ce2" table:formula="of:=-AVERAGE([.H$23:.H$143])" office:value-type="float" office:value="-86.6280991735537">
            <text:p>-86.63</text:p>
          </table:table-cell>
          <table:table-cell table:style-name="ce2" table:formula="of:=-AVERAGE([.I$23:.I$143])" office:value-type="float" office:value="-75.0413223140496">
            <text:p>-75.04</text:p>
          </table:table-cell>
          <table:table-cell table:style-name="ce2" table:formula="of:=-AVERAGE([.J$23:.J$143])" office:value-type="float" office:value="-75.5537190082645">
            <text:p>-75.55</text:p>
          </table:table-cell>
          <table:table-cell table:number-columns-repeated="4"/>
        </table:table-row>
        <table:table-row table:style-name="ro2">
          <table:table-cell office:value-type="string">
            <text:p>addr_last</text:p>
          </table:table-cell>
          <table:table-cell table:style-name="ce2" table:formula="of:=11+120" office:value-type="float" office:value="131" table:number-columns-spanned="9" table:number-rows-spanned="1">
            <text:p>131</text:p>
          </table:table-cell>
          <table:covered-table-cell table:number-columns-repeated="8" table:style-name="ce2"/>
          <table:table-cell table:number-columns-repeated="4"/>
        </table:table-row>
        <table:table-row table:style-name="ro2">
          <table:table-cell office:value-type="string">
            <text:p>poly_dist_x2</text:p>
          </table:table-cell>
          <table:table-cell table:style-name="ce2" table:formula="of:=(-[.$M$8]-SQRT([.$M$8]*[.$M$8]-4*[.$L$8]*([.$N$8]-[.D6])))/(2*[.$L$8])" office:value-type="float" office:value="0.000999999999999722">
            <text:p>0</text:p>
          </table:table-cell>
          <table:table-cell table:style-name="ce2" table:formula="of:=(-[.$M$8]-SQRT([.$M$8]*[.$M$8]-4*[.$L$8]*([.$N$8]-[.E6])))/(2*[.$L$8])" office:value-type="float" office:value="0.5">
            <text:p>0.5</text:p>
          </table:table-cell>
          <table:table-cell table:style-name="ce2" table:formula="of:=(-[.$M$8]-SQRT([.$M$8]*[.$M$8]-4*[.$L$8]*([.$N$8]-[.F6])))/(2*[.$L$8])" office:value-type="float" office:value="1">
            <text:p>1</text:p>
          </table:table-cell>
          <table:table-cell table:style-name="ce2" table:formula="of:=(-[.$M$8]-SQRT([.$M$8]*[.$M$8]-4*[.$L$8]*([.$N$8]-[.G6])))/(2*[.$L$8])" office:value-type="float" office:value="1.5">
            <text:p>1.5</text:p>
          </table:table-cell>
          <table:table-cell table:style-name="ce2" table:formula="of:=(-[.$M$8]-SQRT([.$M$8]*[.$M$8]-4*[.$L$8]*([.$N$8]-[.H6])))/(2*[.$L$8])" office:value-type="float" office:value="2">
            <text:p>2</text:p>
          </table:table-cell>
          <table:table-cell table:style-name="ce2" table:formula="of:=(-[.$M$8]-SQRT([.$M$8]*[.$M$8]-4*[.$L$8]*([.$N$8]-[.I6])))/(2*[.$L$8])" office:value-type="float" office:value="2.5">
            <text:p>2.5</text:p>
          </table:table-cell>
          <table:table-cell table:style-name="ce2" table:formula="of:=(-[.$M$8]-SQRT([.$M$8]*[.$M$8]-4*[.$L$8]*([.$N$8]-[.J6])))/(2*[.$L$8])" office:value-type="float" office:value="2.6777627564366">
            <text:p>2.68</text:p>
          </table:table-cell>
          <table:table-cell table:style-name="ce2" table:formula="of:=(-[.$M$8]-SQRT([.$M$8]*[.$M$8]-4*[.$L$8]*([.$N$8]-[.K6])))/(2*[.$L$8])" office:value-type="float" office:value="2.1777627564366">
            <text:p>2.18</text:p>
          </table:table-cell>
          <table:table-cell table:style-name="ce2" table:formula="of:=(-[.$M$8]-SQRT([.$M$8]*[.$M$8]-4*[.$L$8]*([.$N$8]-[.L6])))/(2*[.$L$8])" office:value-type="float" office:value="1.6777627564366">
            <text:p>1.68</text:p>
          </table:table-cell>
          <table:table-cell table:number-columns-repeated="4"/>
        </table:table-row>
        <table:table-row table:style-name="ro2">
          <table:table-cell office:value-type="string">
            <text:p>poly_dist_x1</text:p>
          </table:table-cell>
          <table:table-cell table:style-name="ce2" table:formula="of:=(-[.$M$8]+SQRT([.$M$8]*[.$M$8]-4*[.$L$8]*([.$N$8]-[.D6])))/(2*[.$L$8])" office:value-type="float" office:value="5.6767627564366">
            <text:p>5.68</text:p>
          </table:table-cell>
          <table:table-cell table:style-name="ce2" table:formula="of:=(-[.$M$8]+SQRT([.$M$8]*[.$M$8]-4*[.$L$8]*([.$N$8]-[.E6])))/(2*[.$L$8])" office:value-type="float" office:value="5.1777627564366">
            <text:p>5.18</text:p>
          </table:table-cell>
          <table:table-cell table:style-name="ce2" table:formula="of:=(-[.$M$8]+SQRT([.$M$8]*[.$M$8]-4*[.$L$8]*([.$N$8]-[.F6])))/(2*[.$L$8])" office:value-type="float" office:value="4.6777627564366">
            <text:p>4.68</text:p>
          </table:table-cell>
          <table:table-cell table:style-name="ce2" table:formula="of:=(-[.$M$8]+SQRT([.$M$8]*[.$M$8]-4*[.$L$8]*([.$N$8]-[.G6])))/(2*[.$L$8])" office:value-type="float" office:value="4.1777627564366">
            <text:p>4.18</text:p>
          </table:table-cell>
          <table:table-cell table:style-name="ce2" table:formula="of:=(-[.$M$8]+SQRT([.$M$8]*[.$M$8]-4*[.$L$8]*([.$N$8]-[.H6])))/(2*[.$L$8])" office:value-type="float" office:value="3.6777627564366">
            <text:p>3.68</text:p>
          </table:table-cell>
          <table:table-cell table:style-name="ce2" table:formula="of:=(-[.$M$8]+SQRT([.$M$8]*[.$M$8]-4*[.$L$8]*([.$N$8]-[.I6])))/(2*[.$L$8])" office:value-type="float" office:value="3.1777627564366">
            <text:p>3.18</text:p>
          </table:table-cell>
          <table:table-cell table:style-name="ce2" table:formula="of:=(-[.$M$8]+SQRT([.$M$8]*[.$M$8]-4*[.$L$8]*([.$N$8]-[.J6])))/(2*[.$L$8])" office:value-type="float" office:value="3">
            <text:p>3</text:p>
          </table:table-cell>
          <table:table-cell table:style-name="ce2" table:formula="of:=(-[.$M$8]+SQRT([.$M$8]*[.$M$8]-4*[.$L$8]*([.$N$8]-[.K6])))/(2*[.$L$8])" office:value-type="float" office:value="3.5">
            <text:p>3.5</text:p>
          </table:table-cell>
          <table:table-cell table:style-name="ce2" table:formula="of:=(-[.$M$8]+SQRT([.$M$8]*[.$M$8]-4*[.$L$8]*([.$N$8]-[.L6])))/(2*[.$L$8]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rend_dist_from_trend</text:p>
          </table:table-cell>
          <table:table-cell table:style-name="ce3" table:formula="of:=EXP(([.B13]+67.41)/-7.4)" office:value-type="float" office:value="0.001">
            <text:p>0</text:p>
          </table:table-cell>
          <table:table-cell table:style-name="ce3" table:formula="of:=EXP(([.C13]+67.41)/-7.4)" office:value-type="float" office:value="0.5">
            <text:p>0.5</text:p>
          </table:table-cell>
          <table:table-cell table:style-name="ce3" table:formula="of:=EXP(([.D13]+67.41)/-7.4)" office:value-type="float" office:value="1">
            <text:p>1</text:p>
          </table:table-cell>
          <table:table-cell table:style-name="ce3" table:formula="of:=EXP(([.E13]+67.41)/-7.4)" office:value-type="float" office:value="1.5">
            <text:p>1.5</text:p>
          </table:table-cell>
          <table:table-cell table:style-name="ce3" table:formula="of:=EXP(([.F13]+67.41)/-7.4)" office:value-type="float" office:value="2">
            <text:p>2</text:p>
          </table:table-cell>
          <table:table-cell table:style-name="ce3" table:formula="of:=EXP(([.G13]+67.41)/-7.4)" office:value-type="float" office:value="2.5">
            <text:p>2.5</text:p>
          </table:table-cell>
          <table:table-cell table:style-name="ce3" table:formula="of:=EXP(([.H13]+67.41)/-7.4)" office:value-type="float" office:value="3">
            <text:p>3</text:p>
          </table:table-cell>
          <table:table-cell table:style-name="ce3" table:formula="of:=EXP(([.I13]+67.41)/-7.4)" office:value-type="float" office:value="3.5">
            <text:p>3.5</text:p>
          </table:table-cell>
          <table:table-cell table:style-name="ce4" table:formula="of:=EXP(([.J13]+67.41)/-7.4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trend_dist_from_real</text:p>
          </table:table-cell>
          <table:table-cell table:style-name="ce2" table:formula="of:=EXP(([.B14]+66.39)/-8.89)" office:value-type="float" office:value="0.00385467166223595">
            <text:p>0</text:p>
          </table:table-cell>
          <table:table-cell table:style-name="ce2" table:formula="of:=EXP(([.C14]+66.39)/-8.89)" office:value-type="float" office:value="0.691258058821677">
            <text:p>0.69</text:p>
          </table:table-cell>
          <table:table-cell table:style-name="ce2" table:formula="of:=EXP(([.D14]+66.39)/-8.89)" office:value-type="float" office:value="0.700964854136091">
            <text:p>0.7</text:p>
          </table:table-cell>
          <table:table-cell table:style-name="ce2" table:formula="of:=EXP(([.E14]+66.39)/-8.89)" office:value-type="float" office:value="0.693833317083575">
            <text:p>0.69</text:p>
          </table:table-cell>
          <table:table-cell table:style-name="ce2" table:formula="of:=EXP(([.F14]+66.39)/-8.89)" office:value-type="float" office:value="3.95778467966472">
            <text:p>3.96</text:p>
          </table:table-cell>
          <table:table-cell table:style-name="ce2" table:formula="of:=EXP(([.G14]+66.39)/-8.89)" office:value-type="float" office:value="1.63189426896024">
            <text:p>1.63</text:p>
          </table:table-cell>
          <table:table-cell table:style-name="ce2" table:formula="of:=EXP(([.H14]+66.39)/-8.89)" office:value-type="float" office:value="9.74253737322503">
            <text:p>9.74</text:p>
          </table:table-cell>
          <table:table-cell table:style-name="ce2" table:formula="of:=EXP(([.I14]+66.39)/-8.89)" office:value-type="float" office:value="2.64627268599917">
            <text:p>2.65</text:p>
          </table:table-cell>
          <table:table-cell table:style-name="ce2" table:formula="of:=EXP(([.J14]+66.39)/-8.89)" office:value-type="float" office:value="2.80327826076654">
            <text:p>2.8</text:p>
          </table:table-cell>
          <table:table-cell table:number-columns-repeated="4"/>
        </table:table-row>
        <table:table-row table:style-name="ro1">
          <table:table-cell office:value-type="string">
            <text:p>cell_count</text:p>
          </table:table-cell>
          <table:table-cell table:style-name="ce2" table:formula="of:=COUNT([.B$23:.B$1012])" office:value-type="float" office:value="128">
            <text:p>128</text:p>
          </table:table-cell>
          <table:table-cell table:style-name="ce2" table:formula="of:=COUNT([.C$23:.C$1012])" office:value-type="float" office:value="155">
            <text:p>155</text:p>
          </table:table-cell>
          <table:table-cell table:style-name="ce2" table:formula="of:=COUNT([.D$23:.D$1012])" office:value-type="float" office:value="286">
            <text:p>286</text:p>
          </table:table-cell>
          <table:table-cell table:style-name="ce2" table:formula="of:=COUNT([.E$23:.E$1012])" office:value-type="float" office:value="232">
            <text:p>232</text:p>
          </table:table-cell>
          <table:table-cell table:style-name="ce2" table:formula="of:=COUNT([.F$23:.F$1012])" office:value-type="float" office:value="176">
            <text:p>176</text:p>
          </table:table-cell>
          <table:table-cell table:style-name="ce2" table:formula="of:=COUNT([.G$23:.G$1012])" office:value-type="float" office:value="124">
            <text:p>124</text:p>
          </table:table-cell>
          <table:table-cell table:style-name="ce2" table:formula="of:=COUNT([.H$23:.H$1012])" office:value-type="float" office:value="126">
            <text:p>126</text:p>
          </table:table-cell>
          <table:table-cell table:style-name="ce2" table:formula="of:=COUNT([.I$23:.I$1012])" office:value-type="float" office:value="178">
            <text:p>178</text:p>
          </table:table-cell>
          <table:table-cell table:style-name="ce2" table:formula="of:=COUNT([.J$23:.J$1012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table:number-columns-spanned="9" table:number-rows-spanned="1">
            <text:p>DISTANCE</text:p>
          </table:table-cell>
          <table:covered-table-cell table:number-columns-repeated="8"/>
          <table:table-cell table:number-columns-repeated="4"/>
        </table:table-row>
        <table:table-row table:style-name="ro1">
          <table:table-cell/>
          <table:table-cell office:value-type="float" office:value="0.001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/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/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table:number-columns-repeated="2"/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63">
            <text:p>63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table:number-columns-repeated="2" office:value-type="float" office:value="76">
            <text:p>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74">
            <text:p>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75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table:number-columns-repeated="2" office:value-type="float" office:value="74">
            <text:p>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table:number-columns-repeated="2" office:value-type="float" office:value="74">
            <text:p>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74">
            <text:p>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10"/>
        </table:table-row>
        <table:table-row table:style-name="ro1" table:number-rows-repeated="104826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3_nodes_raw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distance_real</text:p>
          </table:table-cell>
          <table:table-cell office:value-type="string">
            <text:p>probable_rssi</text:p>
          </table:table-cell>
          <table:table-cell office:value-type="string">
            <text:p>distance_from_rssi</text:p>
          </table:table-cell>
          <table:table-cell/>
          <table:table-cell office:value-type="string">
            <text:p>TRILATERATION</text:p>
          </table:table-cell>
          <table:table-cell/>
        </table:table-row>
        <table:table-row table:style-name="ro1">
          <table:table-cell/>
          <table:table-cell office:value-type="string">
            <text:p>node1</text:p>
          </table:table-cell>
          <table:table-cell table:style-name="ce6" office:value-type="float" office:value="27.68">
            <text:p>27.680</text:p>
          </table:table-cell>
          <table:table-cell table:style-name="ce6" office:value-type="float" office:value="17.27">
            <text:p>17.270</text:p>
          </table:table-cell>
          <table:table-cell table:style-name="ce6" office:value-type="float" office:value="2.23">
            <text:p>2.230</text:p>
          </table:table-cell>
          <table:table-cell table:style-name="ce6" table:formula="of:=ROUND(([rssi_empiric.F14]+[rssi_empiric.G14])/2;0)" office:value-type="float" office:value="-75">
            <text:p>-75.000</text:p>
          </table:table-cell>
          <table:table-cell table:style-name="ce6" table:formula="of:=EXP(([.F2]+66.39)/-8.89)" office:value-type="float" office:value="2.63400087893114">
            <text:p>2.634</text:p>
          </table:table-cell>
          <table:table-cell/>
          <table:table-cell office:value-type="string">
            <text:p>d=</text:p>
          </table:table-cell>
          <table:table-cell table:formula="of:=SQRT(([.$C3]-[.$C2])^2 + ([.$D3]-[.$D2])^2)" office:value-type="float" office:value="4.0442799111832">
            <text:p>4.04</text:p>
          </table:table-cell>
        </table:table-row>
        <table:table-row table:style-name="ro1">
          <table:table-cell/>
          <table:table-cell office:value-type="string">
            <text:p>node2</text:p>
          </table:table-cell>
          <table:table-cell table:style-name="ce6" office:value-type="float" office:value="23.97">
            <text:p>23.970</text:p>
          </table:table-cell>
          <table:table-cell table:style-name="ce6" office:value-type="float" office:value="15.66">
            <text:p>15.660</text:p>
          </table:table-cell>
          <table:table-cell table:style-name="ce6" office:value-type="float" office:value="2.61">
            <text:p>2.610</text:p>
          </table:table-cell>
          <table:table-cell table:style-name="ce6" table:formula="of:=ROUND(([rssi_empiric.G14]+[rssi_empiric.H14])/2;0)" office:value-type="float" office:value="-79">
            <text:p>-79.000</text:p>
          </table:table-cell>
          <table:table-cell table:style-name="ce6" table:formula="of:=EXP(([.F3]+66.39)/-8.89)" office:value-type="float" office:value="4.13070334546332">
            <text:p>4.131</text:p>
          </table:table-cell>
          <table:table-cell/>
          <table:table-cell table:style-name="ce8" office:value-type="string">
            <text:p>d-r1 &lt; r2 &lt; d+r1</text:p>
          </table:table-cell>
          <table:table-cell table:formula="of:=IF( ([.$J2]-[.$G2] &lt;[.$G3])            AND            ([.$J2]+[.$G2] &gt;[.$G3]); 1; 0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node3</text:p>
          </table:table-cell>
          <table:table-cell table:style-name="ce6" office:value-type="float" office:value="27.25">
            <text:p>27.250</text:p>
          </table:table-cell>
          <table:table-cell table:style-name="ce6" office:value-type="float" office:value="13.31">
            <text:p>13.310</text:p>
          </table:table-cell>
          <table:table-cell table:style-name="ce6" office:value-type="float" office:value="2.15">
            <text:p>2.150</text:p>
          </table:table-cell>
          <table:table-cell table:style-name="ce6" table:formula="of:=ROUND(([rssi_empiric.F14]+[rssi_empiric.G14])/2;0)" office:value-type="float" office:value="-75">
            <text:p>-75.000</text:p>
          </table:table-cell>
          <table:table-cell table:style-name="ce6" table:formula="of:=EXP(([.F4]+66.39)/-8.89)" office:value-type="float" office:value="2.63400087893114">
            <text:p>2.634</text:p>
          </table:table-cell>
          <table:table-cell/>
          <table:table-cell office:value-type="string">
            <text:p>ex_X</text:p>
          </table:table-cell>
          <table:table-cell table:formula="of:=([.$C3]-[.$C2])/[.$J2]" office:value-type="float" office:value="-0.917345011096078">
            <text:p>-0.92</text:p>
          </table:table-cell>
        </table:table-row>
        <table:table-row table:style-name="ro2">
          <table:table-cell/>
          <table:table-cell office:value-type="string">
            <text:p>real_pos</text:p>
          </table:table-cell>
          <table:table-cell table:style-name="ce2" office:value-type="float" office:value="26.55" table:number-columns-spanned="2" table:number-rows-spanned="1">
            <text:p>26.55</text:p>
          </table:table-cell>
          <table:covered-table-cell/>
          <table:table-cell table:style-name="ce2" office:value-type="float" office:value="15.35" table:number-columns-spanned="2" table:number-rows-spanned="1">
            <text:p>15.35</text:p>
          </table:table-cell>
          <table:covered-table-cell table:style-name="ce2"/>
          <table:table-cell table:number-columns-repeated="2"/>
          <table:table-cell office:value-type="string">
            <text:p>ex_y</text:p>
          </table:table-cell>
          <table:table-cell table:formula="of:=([.$D3]-[.$D2])/[.$J2]" office:value-type="float" office:value="-0.398093118022826">
            <text:p>-0.4</text:p>
          </table:table-cell>
        </table:table-row>
        <table:table-row table:style-name="ro2">
          <table:table-cell office:value-type="string">
            <text:p>distance_from_rssi</text:p>
          </table:table-cell>
          <table:table-cell office:value-type="string">
            <text:p>est_pos</text:p>
          </table:table-cell>
          <table:table-cell table:style-name="ce2" table:formula="of:=[.J12]" office:value-type="float" office:value="26.6148488780805" table:number-columns-spanned="2" table:number-rows-spanned="1">
            <text:p>26.61</text:p>
          </table:table-cell>
          <table:covered-table-cell/>
          <table:table-cell table:style-name="ce2" table:formula="of:=[.J13]" office:value-type="float" office:value="16.6048820781567" table:number-columns-spanned="2" table:number-rows-spanned="1">
            <text:p>16.6</text:p>
          </table:table-cell>
          <table:covered-table-cell/>
          <table:table-cell table:number-columns-repeated="2"/>
          <table:table-cell office:value-type="string">
            <text:p>I</text:p>
          </table:table-cell>
          <table:table-cell table:formula="of:=[.$J4]*([.$C4]-[.$C2])+[.$J5]*([.$D4]-[.$D2])" office:value-type="float" office:value="1.97090710214171">
            <text:p>1.97</text:p>
          </table:table-cell>
        </table:table-row>
        <table:table-row table:style-name="ro2">
          <table:table-cell table:style-name="ce5" office:value-type="string">
            <text:p><text:span text:style-name="T1">EXP((</text:span><text:span text:style-name="T2">B14</text:span><text:span text:style-name="T1">+66.39)/-8.89)</text:span></text:p>
          </table:table-cell>
          <table:table-cell office:value-type="string">
            <text:p>error</text:p>
          </table:table-cell>
          <table:table-cell table:style-name="ce7" table:formula="of:=ABS([.C6]-[.C5])/[.C5]" office:value-type="percentage" office:value="0.00244251894841649" table:number-columns-spanned="2" table:number-rows-spanned="1">
            <text:p>0.24%</text:p>
          </table:table-cell>
          <table:covered-table-cell/>
          <table:table-cell table:style-name="ce7" table:formula="of:=ABS([.E6]-[.E5])/[.E5]" office:value-type="percentage" office:value="0.0817512754499499" table:number-columns-spanned="2" table:number-rows-spanned="1">
            <text:p>8.18%</text:p>
          </table:table-cell>
          <table:covered-table-cell/>
          <table:table-cell table:number-columns-repeated="2"/>
          <table:table-cell office:value-type="string">
            <text:p>ey_x</text:p>
          </table:table-cell>
          <table:table-cell table:style-name="ce9" table:formula="of:=([.$C4]-[.$C2]-[.$J6]*[.$J4])/SQRT(([.$C4]-[.$C2]-[.$J6]*[.$J4])^2+([.$D4]-[.$D2]-[.$J6]*[.$J5])^2)" office:value-type="float" office:value="0.398093118022826">
            <text:p>0.398</text:p>
          </table:table-cell>
        </table:table-row>
        <table:table-row table:style-name="ro2">
          <table:table-cell table:number-columns-repeated="8"/>
          <table:table-cell office:value-type="string">
            <text:p>ey_y</text:p>
          </table:table-cell>
          <table:table-cell table:style-name="ce9" table:formula="of:=([.$D4]-[.$D2]-[.$J6]*[.$J5])/SQRT(([.$C4]-[.$C2]-[.$J6]*[.$J4])^2+([.$D4]-[.$D2]-[.$J6]*[.$J5])^2)" office:value-type="float" office:value="-0.917345011096078">
            <text:p>-0.917</text:p>
          </table:table-cell>
        </table:table-row>
        <table:table-row table:style-name="ro1">
          <table:table-cell table:number-columns-repeated="8"/>
          <table:table-cell office:value-type="string">
            <text:p>j</text:p>
          </table:table-cell>
          <table:table-cell table:formula="of:=[.$J7]*([.$C4]-[.$C2])+[.$J8]*([.$D4]-[.$D2])" office:value-type="float" office:value="3.46150620319065">
            <text:p>3.46</text:p>
          </table:table-cell>
        </table:table-row>
        <table:table-row table:style-name="ro1">
          <table:table-cell table:number-columns-repeated="8"/>
          <table:table-cell office:value-type="string">
            <text:p>x</text:p>
          </table:table-cell>
          <table:table-cell table:formula="of:=([.G2]^2-[.G3]^2+[.J2]^2)/(2*[.J2])" office:value-type="float" office:value="0.770402968987999">
            <text:p>0.77</text:p>
          </table:table-cell>
        </table:table-row>
        <table:table-row table:style-name="ro1">
          <table:table-cell table:number-columns-repeated="8"/>
          <table:table-cell office:value-type="string">
            <text:p>y</text:p>
          </table:table-cell>
          <table:table-cell table:formula="of:=([.G2]^2-[.G3]^2+[.J6]^2+[.J9]^2)/(2*[.J9])-[.J6]*[.J10]/[.J9]" office:value-type="float" office:value="0.390720827441504">
            <text:p>0.39</text:p>
          </table:table-cell>
        </table:table-row>
        <table:table-row table:style-name="ro2">
          <table:table-cell table:number-columns-repeated="8"/>
          <table:table-cell office:value-type="string">
            <text:p>px</text:p>
          </table:table-cell>
          <table:table-cell table:style-name="ce6" table:formula="of:=[.C2]+[.J10]*[.J4]+[.J11]*[.J8]" office:value-type="float" office:value="26.6148488780805">
            <text:p>26.615</text:p>
          </table:table-cell>
        </table:table-row>
        <table:table-row table:style-name="ro2">
          <table:table-cell table:number-columns-repeated="8"/>
          <table:table-cell office:value-type="string">
            <text:p>py</text:p>
          </table:table-cell>
          <table:table-cell table:style-name="ce6" table:formula="of:=[.D2]+[.J10]*[.J5]+[.J11]*[.J8]" office:value-type="float" office:value="16.6048820781567">
            <text:p>16.605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 table:print="false">
        <table:shapes>
          <draw:frame draw:z-index="0" draw:style-name="gr1" svg:width="6.4228in" svg:height="3.5516in" svg:x="41.6177in" svg:y="1.1539in">
            <draw:object draw:notify-on-update-of-ranges="Sheet3.BL15:Sheet3.BL15 Sheet3.BL16:Sheet3.BL25 Sheet3.BM15:Sheet3.BM15 Sheet3.BM16:Sheet3.BM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49.7528in" svg:y="1.1791in">
            <draw:object draw:notify-on-update-of-ranges="Sheet3.CH15:Sheet3.CH15 Sheet3.CH16:Sheet3.CH25 Sheet3.CI15:Sheet3.CI15 Sheet3.CI16:Sheet3.CI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2988in" svg:height="3.5429in" svg:x="56.0472in" svg:y="1.1878in">
            <draw:object draw:notify-on-update-of-ranges="Sheet3.Z15:Sheet3.Z15 Sheet3.Z16:Sheet3.Z25 Sheet3.AA15:Sheet3.AA15 Sheet3.AA16:Sheet3.AA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6.2988in" svg:height="3.5429in" svg:x="0in" svg:y="42.2083in">
            <draw:object draw:notify-on-update-of-ranges="Sheet3.B205:Sheet3.B214 Sheet3.B204:Sheet3.B204 Sheet3.C205:Sheet3.C214 Sheet3.F205:Sheet3.F214 Sheet3.F204:Sheet3.F204 Sheet3.G205:Sheet3.G214 Sheet3.D205:Sheet3.D214 Sheet3.D204:Sheet3.D204 Sheet3.E205:Sheet3.E2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6.2988in" svg:height="3.5429in" svg:x="6.3232in" svg:y="42.2035in">
            <draw:object draw:notify-on-update-of-ranges="Sheet3.D205:Sheet3.D214 Sheet3.D204:Sheet3.D204 Sheet3.E205:Sheet3.E214 Sheet3.F205:Sheet3.F214 Sheet3.F204:Sheet3.F204 Sheet3.G205:Sheet3.G214 Sheet3.M205:Sheet3.M214 Sheet3.M204:Sheet3.M204 Sheet3.N205:Sheet3.N214 Sheet3.O205:Sheet3.O214 Sheet3.O204:Sheet3.O204 Sheet3.P205:Sheet3.P214 Sheet3.Q205:Sheet3.Q214 Sheet3.Q204:Sheet3.Q204 Sheet3.R205:Sheet3.R21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8" table:number-columns-repeated="4" table:default-cell-style-name="Default"/>
        <table:table-column table:style-name="co12" table:default-cell-style-name="Default"/>
        <table:table-column table:style-name="co8" table:number-columns-repeated="8" table:default-cell-style-name="Default"/>
        <table:table-column table:style-name="co18" table:default-cell-style-name="Default"/>
        <table:table-column table:style-name="co8" table:number-columns-repeated="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8" table:number-columns-repeated="937" table:default-cell-style-name="Default"/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number-columns-repeated="39"/>
          <table:table-cell table:number-columns-repeated="4" office:value-type="string">
            <text:p><text:s/></text:p>
          </table:table-cell>
          <table:table-cell table:number-columns-repeated="6"/>
          <table:table-cell table:number-columns-repeated="21" office:value-type="string">
            <text:p><text:s/></text:p>
          </table:table-cell>
          <table:table-cell table:number-columns-repeated="927"/>
        </table:table-row>
        <table:table-row table:style-name="ro2">
          <table:table-cell office:value-type="string">
            <text:p>real</text:p>
          </table:table-cell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style-name="ce6" office:value-type="float" office:value="2.23">
            <text:p>2.230</text:p>
          </table:table-cell>
          <table:table-cell table:style-name="ce6" office:value-type="float" office:value="2.61">
            <text:p>2.610</text:p>
          </table:table-cell>
          <table:table-cell table:style-name="ce6" office:value-type="float" office:value="2.15">
            <text:p>2.150</text:p>
          </table:table-cell>
          <table:table-cell table:style-name="ce23" table:formula="of:=-7.4*LN([.H$2])-67.41" office:value-type="float" office:value="-73.344811732493">
            <text:p>-73.345</text:p>
          </table:table-cell>
          <table:table-cell table:style-name="ce23" table:formula="of:=-7.4*LN([.I$2])-67.41" office:value-type="float" office:value="-74.5091916378761">
            <text:p>-74.509</text:p>
          </table:table-cell>
          <table:table-cell table:style-name="ce23" table:formula="of:=-7.4*LN([.J$2])-67.41" office:value-type="float" office:value="-73.0744620318328">
            <text:p>-73.074</text:p>
          </table:table-cell>
          <table:table-cell table:style-name="ce9" table:formula="of:=SQRT(([.$D2]-[.$B2])^2 + ([.$E2]-[.$C2])^2)" office:value-type="float" office:value="4.0442799111832">
            <text:p>4.044</text:p>
          </table:table-cell>
          <table:table-cell table:style-name="ce43" table:formula="of:=IF( ([.$N2]-[.$H2] &lt;[.$I2])            AND            ([.$N2]+[.$H2] &gt;[.$I2]); 1; 0)" office:value-type="float" office:value="1">
            <text:p>1</text:p>
          </table:table-cell>
          <table:table-cell table:style-name="ce9" table:formula="of:=([.$D2]-[.$B2])/[.$N2]" office:value-type="float" office:value="-0.917345011096078">
            <text:p>-0.917</text:p>
          </table:table-cell>
          <table:table-cell table:style-name="ce9" table:formula="of:=([.$E2]-[.$C2])/[.$N2]" office:value-type="float" office:value="-0.398093118022826">
            <text:p>-0.398</text:p>
          </table:table-cell>
          <table:table-cell table:style-name="ce9" table:formula="of:=[.$P2]*([.$F2]-[.$B2])+[.$Q2]*([.$G2]-[.$C2])" office:value-type="float" office:value="1.97090710214171">
            <text:p>1.971</text:p>
          </table:table-cell>
          <table:table-cell table:style-name="ce9" table:formula="of:=([.$F2]-[.$B2]-[.$R2]*[.$P2])/SQRT(([.$F2]-[.$B2]-[.$R2]*[.$P2])^2+([.$G2]-[.$C2]-[.$R2]*[.$Q2])^2)" office:value-type="float" office:value="0.398093118022826">
            <text:p>0.398</text:p>
          </table:table-cell>
          <table:table-cell table:style-name="ce9" table:formula="of:=([.$G2]-[.$C2]-[.R2]*[.$Q2])/SQRT(([.$F2]-[.$B2]-[.R2]*[.$P2])^2+([.$G2]-[.$C2]-[.R2]*[.$Q2])^2)" office:value-type="float" office:value="-0.917345011096078">
            <text:p>-0.917</text:p>
          </table:table-cell>
          <table:table-cell table:style-name="ce9" table:formula="of:=[.$S2]*([.$F2]-[.$B2])+[.$T2]*([.$G2]-[.$C2])" office:value-type="float" office:value="3.46150620319065">
            <text:p>3.462</text:p>
          </table:table-cell>
          <table:table-cell table:style-name="ce48" table:formula="of:=([.H2]^2-[.I2]^2+[.N2]^2)/(2*[.N2])" office:value-type="float" office:value="1.79475707898676">
            <text:p>1.795</text:p>
          </table:table-cell>
          <table:table-cell table:style-name="ce48" table:formula="of:=([.H2]^2-[.J2]^2+[.R2]^2+[.U2]^2)/(2*[.U2])-[.R2]*[.V2]/[.U2]" office:value-type="float" office:value="1.32056690298357">
            <text:p>1.321</text:p>
          </table:table-cell>
          <table:table-cell table:style-name="ce9" table:formula="of:=[.B2]+[.V2]*[.P2]+[.W2]*[.S2]" office:value-type="float" office:value="26.5592971434286">
            <text:p>26.559</text:p>
          </table:table-cell>
          <table:table-cell table:style-name="ce9" table:formula="of:=[.C2]+[.V2]*[.Q2]+[.W2]*[.T2]" office:value-type="float" office:value="15.344104098062">
            <text:p>15.344</text:p>
          </table:table-cell>
          <table:table-cell table:number-columns-repeated="47"/>
          <table:table-cell table:number-columns-repeated="25" office:value-type="string">
            <text:p><text:s/></text:p>
          </table:table-cell>
          <table:table-cell table:number-columns-repeated="927"/>
        </table:table-row>
        <table:table-row table:style-name="ro2">
          <table:table-cell office:value-type="string">
            <text:p>estimated</text:p>
          </table:table-cell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style-name="ce23" table:formula="of:=EXP(([.K$3]+66.39)/-8.89)" office:value-type="float" office:value="2.63400087893114">
            <text:p>2.634</text:p>
          </table:table-cell>
          <table:table-cell table:style-name="ce23" table:formula="of:=EXP(([.L$3]+66.39)/-8.89)" office:value-type="float" office:value="4.13070334546332">
            <text:p>4.131</text:p>
          </table:table-cell>
          <table:table-cell table:style-name="ce23" table:formula="of:=EXP(([.M$3]+66.39)/-8.89)" office:value-type="float" office:value="2.63400087893114">
            <text:p>2.634</text:p>
          </table:table-cell>
          <table:table-cell table:formula="of:=ROUND(([rssi_empiric.$F$14]+[rssi_empiric.$G$14])/2;0)" office:value-type="float" office:value="-75">
            <text:p>-75</text:p>
          </table:table-cell>
          <table:table-cell table:formula="of:=ROUND(([rssi_empiric.$G$14]+[rssi_empiric.$H$14])/2;0)" office:value-type="float" office:value="-79">
            <text:p>-79</text:p>
          </table:table-cell>
          <table:table-cell table:formula="of:=ROUND(([rssi_empiric.F14]+[rssi_empiric.G14])/2;0)" office:value-type="float" office:value="-75">
            <text:p>-75</text:p>
          </table:table-cell>
          <table:table-cell table:style-name="ce9" table:formula="of:=SQRT(([.$D3]-[.$B3])^2 + ([.$E3]-[.$C3])^2)" office:value-type="float" office:value="4.0442799111832">
            <text:p>4.044</text:p>
          </table:table-cell>
          <table:table-cell table:style-name="ce43" table:formula="of:=IF( ([.$N3]-[.$H3] &lt;[.$I3])            AND            ([.$N3]+[.$H3] &gt;[.$I3]); 1; 0)" office:value-type="float" office:value="1">
            <text:p>1</text:p>
          </table:table-cell>
          <table:table-cell table:style-name="ce9" table:formula="of:=([.$D3]-[.$B3])/[.$N3]" office:value-type="float" office:value="-0.917345011096078">
            <text:p>-0.917</text:p>
          </table:table-cell>
          <table:table-cell table:style-name="ce9" table:formula="of:=([.$E3]-[.$C3])/[.$N3]" office:value-type="float" office:value="-0.398093118022826">
            <text:p>-0.398</text:p>
          </table:table-cell>
          <table:table-cell table:style-name="ce9" table:formula="of:=[.$P3]*([.$F3]-[.$B3])+[.$Q3]*([.$G3]-[.$C3])" office:value-type="float" office:value="1.97090710214171">
            <text:p>1.971</text:p>
          </table:table-cell>
          <table:table-cell table:style-name="ce9" table:formula="of:=([.$F3]-[.$B3]-[.$R3]*[.$P3])/SQRT(([.$F3]-[.$B3]-[.$R3]*[.$P3])^2+([.$G3]-[.$C3]-[.$R3]*[.$Q3])^2)" office:value-type="float" office:value="0.398093118022826">
            <text:p>0.398</text:p>
          </table:table-cell>
          <table:table-cell table:style-name="ce9" table:formula="of:=([.$G3]-[.$C3]-[.R3]*[.$Q3])/SQRT(([.$F3]-[.$B3]-[.R3]*[.$P3])^2+([.$G3]-[.$C3]-[.R3]*[.$Q3])^2)" office:value-type="float" office:value="-0.917345011096078">
            <text:p>-0.917</text:p>
          </table:table-cell>
          <table:table-cell table:style-name="ce9" table:formula="of:=[.$S3]*([.$F3]-[.$B3])+[.$T3]*([.$G3]-[.$C3])" office:value-type="float" office:value="3.46150620319065">
            <text:p>3.462</text:p>
          </table:table-cell>
          <table:table-cell table:style-name="ce48" table:formula="of:=([.$H3]^2-[.$I3]^2+[.$N3]^2)/(2*[.$N3])" office:value-type="float" office:value="0.770402968987999">
            <text:p>0.770</text:p>
          </table:table-cell>
          <table:table-cell table:style-name="ce48" table:formula="of:=([.$H3]^2-[.$J3]^2+[.$R3]^2+[.$U3]^2)/(2*[.$U3])-[.$R3]*[.$V3]/[.$U3]" office:value-type="float" office:value="1.85319827276276">
            <text:p>1.853</text:p>
          </table:table-cell>
          <table:table-cell table:style-name="ce9" table:formula="of:=[.$B3]+[.$V3]*[.$P3]+[.$W3]*[.$S3]" office:value-type="float" office:value="27.7110201585839">
            <text:p>27.711</text:p>
          </table:table-cell>
          <table:table-cell table:style-name="ce9" table:formula="of:=[.$C3]+[.$V3]*[.$Q3]+[.$W3]*[.$T3]" office:value-type="float" office:value="15.2632856898507">
            <text:p>15.263</text:p>
          </table:table-cell>
          <table:table-cell table:style-name="ce53" table:formula="of:=ABS([.$X3]-[.$X2])/[.$X2]" office:value-type="percentage" office:value="0.0433642128756507">
            <text:p>4.34%</text:p>
          </table:table-cell>
          <table:table-cell table:style-name="ce53" table:formula="of:=ABS([.$Y3]-[.$Y2])/[.$Y2]" office:value-type="percentage" office:value="0.00526706594890169">
            <text:p>0.53%</text:p>
          </table:table-cell>
          <table:table-cell table:number-columns-repeated="34"/>
          <table:table-cell table:number-columns-repeated="3" office:value-type="string">
            <text:p><text:s/></text:p>
          </table:table-cell>
          <table:table-cell table:number-columns-repeated="2"/>
          <table:table-cell table:number-columns-repeated="2" office:value-type="string">
            <text:p><text:s/></text:p>
          </table:table-cell>
          <table:table-cell table:number-columns-repeated="2"/>
          <table:table-cell table:number-columns-repeated="23" office:value-type="string">
            <text:p><text:s/></text:p>
          </table:table-cell>
          <table:table-cell table:number-columns-repeated="931"/>
        </table:table-row>
        <table:table-row table:style-name="ro1">
          <table:table-cell/>
          <table:table-cell table:style-name="ce14" table:number-columns-repeated="6"/>
          <table:table-cell table:number-columns-repeated="58"/>
          <table:table-cell table:number-columns-repeated="3" office:value-type="string">
            <text:p><text:s/></text:p>
          </table:table-cell>
          <table:table-cell table:number-columns-repeated="2"/>
          <table:table-cell table:number-columns-repeated="23" office:value-type="string">
            <text:p><text:s/></text:p>
          </table:table-cell>
          <table:table-cell table:number-columns-repeated="931"/>
        </table:table-row>
        <table:table-row table:style-name="ro2">
          <table:table-cell office:value-type="string">
            <text:p>real</text:p>
          </table:table-cell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style-name="ce6" office:value-type="float" office:value="2.89">
            <text:p>2.890</text:p>
          </table:table-cell>
          <table:table-cell table:style-name="ce6" office:value-type="float" office:value="1.4">
            <text:p>1.400</text:p>
          </table:table-cell>
          <table:table-cell table:style-name="ce6" office:value-type="float" office:value="2.92">
            <text:p>2.920</text:p>
          </table:table-cell>
          <table:table-cell table:style-name="ce23" table:formula="of:=-7.4*LN([.H$5])-67.41" office:value-type="float" office:value="-75.2632981157201">
            <text:p>-75.263</text:p>
          </table:table-cell>
          <table:table-cell table:style-name="ce23" table:formula="of:=-7.4*LN([.I$5])-67.41" office:value-type="float" office:value="-69.899894550997">
            <text:p>-69.900</text:p>
          </table:table-cell>
          <table:table-cell table:style-name="ce23" table:formula="of:=-7.4*LN([.J$5])-67.41" office:value-type="float" office:value="-75.3397187604734">
            <text:p>-75.340</text:p>
          </table:table-cell>
          <table:table-cell table:style-name="ce9" table:formula="of:=SQRT(([.$D5]-[.$B5])^2 + ([.$E5]-[.$C5])^2)" office:value-type="float" office:value="4.0442799111832">
            <text:p>4.044</text:p>
          </table:table-cell>
          <table:table-cell table:style-name="ce43" table:formula="of:=IF( ([.$N5]-[.$H5] &lt;[.$I5])            AND            ([.$N5]+[.$H5] &gt;[.$I5]); 1; 0)" office:value-type="float" office:value="1">
            <text:p>1</text:p>
          </table:table-cell>
          <table:table-cell table:style-name="ce9" table:formula="of:=([.$D5]-[.$B5])/[.$N5]" office:value-type="float" office:value="-0.917345011096078">
            <text:p>-0.917</text:p>
          </table:table-cell>
          <table:table-cell table:style-name="ce9" table:formula="of:=([.$E5]-[.$C5])/[.$N5]" office:value-type="float" office:value="-0.398093118022826">
            <text:p>-0.398</text:p>
          </table:table-cell>
          <table:table-cell table:style-name="ce9" table:formula="of:=[.$P5]*([.$F5]-[.$B5])+[.$Q5]*([.$G5]-[.$C5])" office:value-type="float" office:value="1.97090710214171">
            <text:p>1.971</text:p>
          </table:table-cell>
          <table:table-cell table:style-name="ce9" table:formula="of:=([.$F5]-[.$B5]-[.$R5]*[.$P5])/SQRT(([.$F5]-[.$B5]-[.$R5]*[.$P5])^2+([.$G5]-[.$C5]-[.$R5]*[.$Q5])^2)" office:value-type="float" office:value="0.398093118022826">
            <text:p>0.398</text:p>
          </table:table-cell>
          <table:table-cell table:style-name="ce9" table:formula="of:=([.$G5]-[.$C5]-[.R5]*[.$Q5])/SQRT(([.$F5]-[.$B5]-[.R5]*[.$P5])^2+([.$G5]-[.$C5]-[.R5]*[.$Q5])^2)" office:value-type="float" office:value="-0.917345011096078">
            <text:p>-0.917</text:p>
          </table:table-cell>
          <table:table-cell table:style-name="ce9" table:formula="of:=[.$S5]*([.$F5]-[.$B5])+[.$T5]*([.$G5]-[.$C5])" office:value-type="float" office:value="3.46150620319065">
            <text:p>3.462</text:p>
          </table:table-cell>
          <table:table-cell table:style-name="ce48" table:formula="of:=([.H5]^2-[.I5]^2+[.N5]^2)/(2*[.N5])" office:value-type="float" office:value="2.81240424742816">
            <text:p>2.812</text:p>
          </table:table-cell>
          <table:table-cell table:style-name="ce48" table:formula="of:=([.H5]^2-[.J5]^2+[.R5]^2+[.U5]^2)/(2*[.U5])-[.R5]*[.V5]/[.U5]" office:value-type="float" office:value="0.665349810012602">
            <text:p>0.665</text:p>
          </table:table-cell>
          <table:table-cell table:style-name="ce9" table:formula="of:=[.B5]+[.V5]*[.P5]+[.W5]*[.S5]" office:value-type="float" office:value="25.3649261748802">
            <text:p>25.365</text:p>
          </table:table-cell>
          <table:table-cell table:style-name="ce9" table:formula="of:=[.C5]+[.V5]*[.Q5]+[.W5]*[.T5]" office:value-type="float" office:value="15.5400458951519">
            <text:p>15.540</text:p>
          </table:table-cell>
          <table:table-cell table:number-columns-repeated="7"/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number-columns-repeated="26"/>
          <table:table-cell table:number-columns-repeated="3" office:value-type="string">
            <text:p><text:s/></text:p>
          </table:table-cell>
          <table:table-cell table:number-columns-repeated="2"/>
          <table:table-cell table:number-columns-repeated="22" office:value-type="string">
            <text:p><text:s/></text:p>
          </table:table-cell>
          <table:table-cell table:number-columns-repeated="932"/>
        </table:table-row>
        <table:table-row table:style-name="ro2">
          <table:table-cell office:value-type="string">
            <text:p>estimated</text:p>
          </table:table-cell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style-name="ce23" table:formula="of:=EXP(([.K$6]+66.39)/-8.89)" office:value-type="float" office:value="4.13070334546332">
            <text:p>4.131</text:p>
          </table:table-cell>
          <table:table-cell table:style-name="ce23" table:formula="of:=EXP(([.L$6]+66.39)/-8.89)" office:value-type="float" office:value="0.682954298808154">
            <text:p>0.683</text:p>
          </table:table-cell>
          <table:table-cell table:style-name="ce23" table:formula="of:=EXP(([.M$6]+66.39)/-8.89)" office:value-type="float" office:value="4.13070334546332">
            <text:p>4.131</text:p>
          </table:table-cell>
          <table:table-cell table:formula="of:=ROUND(([rssi_empiric.$G$14]+[rssi_empiric.$H$14])/2;0)" office:value-type="float" office:value="-79">
            <text:p>-79</text:p>
          </table:table-cell>
          <table:table-cell table:formula="of:=ROUND(([rssi_empiric.D14]+[rssi_empiric.E14])/2;0)" office:value-type="float" office:value="-63">
            <text:p>-63</text:p>
          </table:table-cell>
          <table:table-cell table:formula="of:=ROUND(([rssi_empiric.$G$14]+[rssi_empiric.$H$14])/2;0)" office:value-type="float" office:value="-79">
            <text:p>-79</text:p>
          </table:table-cell>
          <table:table-cell table:style-name="ce9" table:formula="of:=SQRT(([.$D6]-[.$B6])^2 + ([.$E6]-[.$C6])^2)" office:value-type="float" office:value="4.0442799111832">
            <text:p>4.044</text:p>
          </table:table-cell>
          <table:table-cell table:style-name="ce43" table:formula="of:=IF( ([.$N6]-[.$H6] &lt;[.$I6])            AND            ([.$N6]+[.$H6] &gt;[.$I6]); 1; 0)" office:value-type="float" office:value="1">
            <text:p>1</text:p>
          </table:table-cell>
          <table:table-cell table:style-name="ce9" table:formula="of:=([.$D6]-[.$B6])/[.$N6]" office:value-type="float" office:value="-0.917345011096078">
            <text:p>-0.917</text:p>
          </table:table-cell>
          <table:table-cell table:style-name="ce9" table:formula="of:=([.$E6]-[.$C6])/[.$N6]" office:value-type="float" office:value="-0.398093118022826">
            <text:p>-0.398</text:p>
          </table:table-cell>
          <table:table-cell table:style-name="ce9" table:formula="of:=[.$P6]*([.$F6]-[.$B6])+[.$Q6]*([.$G6]-[.$C6])" office:value-type="float" office:value="1.97090710214171">
            <text:p>1.971</text:p>
          </table:table-cell>
          <table:table-cell table:style-name="ce9" table:formula="of:=([.$F6]-[.$B6]-[.$R6]*[.$P6])/SQRT(([.$F6]-[.$B6]-[.$R6]*[.$P6])^2+([.$G6]-[.$C6]-[.$R6]*[.$Q6])^2)" office:value-type="float" office:value="0.398093118022826">
            <text:p>0.398</text:p>
          </table:table-cell>
          <table:table-cell table:style-name="ce9" table:formula="of:=([.$G6]-[.$C6]-[.R6]*[.$Q6])/SQRT(([.$F6]-[.$B6]-[.R6]*[.$P6])^2+([.$G6]-[.$C6]-[.R6]*[.$Q6])^2)" office:value-type="float" office:value="-0.917345011096078">
            <text:p>-0.917</text:p>
          </table:table-cell>
          <table:table-cell table:style-name="ce9" table:formula="of:=[.$S6]*([.$F6]-[.$B6])+[.$T6]*([.$G6]-[.$C6])" office:value-type="float" office:value="3.46150620319065">
            <text:p>3.462</text:p>
          </table:table-cell>
          <table:table-cell table:style-name="ce48" table:formula="of:=([.H6]^2-[.I6]^2+[.N6]^2)/(2*[.N6])" office:value-type="float" office:value="4.07396177782372">
            <text:p>4.074</text:p>
          </table:table-cell>
          <table:table-cell table:style-name="ce48" table:formula="of:=([.H6]^2-[.J6]^2+[.R6]^2+[.U6]^2)/(2*[.U6])-[.R6]*[.V6]/[.U6]" office:value-type="float" office:value="-0.0277769838106878">
            <text:p>-0.028</text:p>
          </table:table-cell>
          <table:table-cell table:style-name="ce9" table:formula="of:=[.B6]+[.V6]*[.P6]+[.W6]*[.S6]" office:value-type="float" office:value="23.9317136616228">
            <text:p>23.932</text:p>
          </table:table-cell>
          <table:table-cell table:style-name="ce9" table:formula="of:=[.C6]+[.V6]*[.Q6]+[.W6]*[.T6]" office:value-type="float" office:value="15.6736649306824">
            <text:p>15.674</text:p>
          </table:table-cell>
          <table:table-cell table:style-name="ce53" table:formula="of:=ABS([.X6]-[.X5])/[.X5]" office:value-type="percentage" office:value="0.0565037131736933">
            <text:p>5.65%</text:p>
          </table:table-cell>
          <table:table-cell table:style-name="ce53" table:formula="of:=ABS([.Y6]-[.Y5])/[.Y5]" office:value-type="percentage" office:value="0.00859836814073725">
            <text:p>0.86%</text:p>
          </table:table-cell>
          <table:table-cell table:number-columns-repeated="3"/>
          <table:table-cell table:number-columns-repeated="12" office:value-type="string">
            <text:p><text:s/></text:p>
          </table:table-cell>
          <table:table-cell table:number-columns-repeated="28"/>
          <table:table-cell table:number-columns-repeated="27" office:value-type="string">
            <text:p><text:s/></text:p>
          </table:table-cell>
          <table:table-cell table:number-columns-repeated="927"/>
        </table:table-row>
        <table:table-row table:style-name="ro1">
          <table:table-cell/>
          <table:table-cell table:style-name="ce14" table:number-columns-repeated="6"/>
          <table:table-cell table:number-columns-repeated="27"/>
          <table:table-cell table:number-columns-repeated="14" office:value-type="string">
            <text:p><text:s/></text:p>
          </table:table-cell>
          <table:table-cell table:number-columns-repeated="22"/>
          <table:table-cell office:value-type="string">
            <text:p><text:s/></text:p>
          </table:table-cell>
          <table:table-cell table:number-columns-repeated="9"/>
          <table:table-cell table:number-columns-repeated="11" office:value-type="string">
            <text:p><text:s/></text:p>
          </table:table-cell>
          <table:table-cell table:number-columns-repeated="933"/>
        </table:table-row>
        <table:table-row table:style-name="ro2">
          <table:table-cell office:value-type="string">
            <text:p>real</text:p>
          </table:table-cell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style-name="ce6" office:value-type="float" office:value="3.67">
            <text:p>3.670</text:p>
          </table:table-cell>
          <table:table-cell table:style-name="ce6" office:value-type="float" office:value="0.38">
            <text:p>0.380</text:p>
          </table:table-cell>
          <table:table-cell table:style-name="ce6" office:value-type="float" office:value="3.85">
            <text:p>3.850</text:p>
          </table:table-cell>
          <table:table-cell table:style-name="ce23" table:formula="of:=-7.4*LN([.H$8])-67.41" office:value-type="float" office:value="-77.0314182992919">
            <text:p>-77.031</text:p>
          </table:table-cell>
          <table:table-cell table:style-name="ce23" table:formula="of:=-7.4*LN([.I$8])-67.41" office:value-type="float" office:value="-60.2498782056634">
            <text:p>-60.250</text:p>
          </table:table-cell>
          <table:table-cell table:style-name="ce23" table:formula="of:=-7.4*LN([.J$8])-67.41" office:value-type="float" office:value="-77.3857412974177">
            <text:p>-77.386</text:p>
          </table:table-cell>
          <table:table-cell table:style-name="ce9" table:formula="of:=SQRT(([.$D8]-[.$B8])^2 + ([.$E8]-[.$C8])^2)" office:value-type="float" office:value="4.0442799111832">
            <text:p>4.044</text:p>
          </table:table-cell>
          <table:table-cell table:style-name="ce43" table:formula="of:=IF( ([.$N8]-[.$H8] &lt;[.$I8])            AND            ([.$N8]+[.$H8] &gt;[.$I8]); 1; 0)" office:value-type="float" office:value="1">
            <text:p>1</text:p>
          </table:table-cell>
          <table:table-cell table:style-name="ce9" table:formula="of:=([.$D8]-[.$B8])/[.$N8]" office:value-type="float" office:value="-0.917345011096078">
            <text:p>-0.917</text:p>
          </table:table-cell>
          <table:table-cell table:style-name="ce9" table:formula="of:=([.$E8]-[.$C8])/[.$N8]" office:value-type="float" office:value="-0.398093118022826">
            <text:p>-0.398</text:p>
          </table:table-cell>
          <table:table-cell table:style-name="ce9" table:formula="of:=[.$P8]*([.$F8]-[.$B8])+[.$Q8]*([.$G8]-[.$C8])" office:value-type="float" office:value="1.97090710214171">
            <text:p>1.971</text:p>
          </table:table-cell>
          <table:table-cell table:style-name="ce9" table:formula="of:=([.$F8]-[.$B8]-[.$R8]*[.$P8])/SQRT(([.$F8]-[.$B8]-[.$R8]*[.$P8])^2+([.$G8]-[.$C8]-[.$R8]*[.$Q8])^2)" office:value-type="float" office:value="0.398093118022826">
            <text:p>0.398</text:p>
          </table:table-cell>
          <table:table-cell table:style-name="ce9" table:formula="of:=([.$G8]-[.$C8]-[.R8]*[.$Q8])/SQRT(([.$F8]-[.$B8]-[.R8]*[.$P8])^2+([.$G8]-[.$C8]-[.R8]*[.$Q8])^2)" office:value-type="float" office:value="-0.917345011096078">
            <text:p>-0.917</text:p>
          </table:table-cell>
          <table:table-cell table:style-name="ce9" table:formula="of:=[.$S8]*([.$F8]-[.$B8])+[.$T8]*([.$G8]-[.$C8])" office:value-type="float" office:value="3.46150620319065">
            <text:p>3.462</text:p>
          </table:table-cell>
          <table:table-cell table:style-name="ce48" table:formula="of:=([.H8]^2-[.I8]^2+[.N8]^2)/(2*[.N8])" office:value-type="float" office:value="3.66946658636649">
            <text:p>3.669</text:p>
          </table:table-cell>
          <table:table-cell table:style-name="ce48" table:formula="of:=([.H8]^2-[.J8]^2+[.R8]^2+[.U8]^2)/(2*[.U8])-[.R8]*[.V8]/[.U8]" office:value-type="float" office:value="0.00701204690496349">
            <text:p>0.007</text:p>
          </table:table-cell>
          <table:table-cell table:style-name="ce9" table:formula="of:=[.B8]+[.V8]*[.P8]+[.W8]*[.S8]" office:value-type="float" office:value="24.3166245812291">
            <text:p>24.317</text:p>
          </table:table-cell>
          <table:table-cell table:style-name="ce9" table:formula="of:=[.C8]+[.V8]*[.Q8]+[.W8]*[.T8]" office:value-type="float" office:value="15.8027781389069">
            <text:p>15.803</text:p>
          </table:table-cell>
          <table:table-cell table:number-columns-repeated="10"/>
          <table:table-cell table:number-columns-repeated="9" office:value-type="string">
            <text:p><text:s/></text:p>
          </table:table-cell>
          <table:table-cell table:number-columns-repeated="26"/>
          <table:table-cell office:value-type="string">
            <text:p><text:s/></text:p>
          </table:table-cell>
          <table:table-cell table:number-columns-repeated="953"/>
        </table:table-row>
        <table:table-row table:style-name="ro2">
          <table:table-cell office:value-type="string">
            <text:p>estimated</text:p>
          </table:table-cell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style-name="ce23" table:formula="of:=EXP(([.K$9]+66.39)/-8.89)" office:value-type="float" office:value="2.63400087893114">
            <text:p>2.634</text:p>
          </table:table-cell>
          <table:table-cell table:style-name="ce23" table:formula="of:=EXP(([.L$9]+66.39)/-8.89)" office:value-type="float" office:value="0.0513801207581719">
            <text:p>0.051</text:p>
          </table:table-cell>
          <table:table-cell table:style-name="ce23" table:formula="of:=EXP(([.M$9]+66.39)/-8.89)" office:value-type="float" office:value="2.63400087893114">
            <text:p>2.634</text:p>
          </table:table-cell>
          <table:table-cell table:formula="of:=ROUND(([rssi_empiric.$I$14]+[rssi_empiric.$J$14])/2;0)" office:value-type="float" office:value="-75">
            <text:p>-75</text:p>
          </table:table-cell>
          <table:table-cell table:formula="of:=ROUND(([rssi_empiric.B14]+[rssi_empiric.C14])/2;0)" office:value-type="float" office:value="-40">
            <text:p>-40</text:p>
          </table:table-cell>
          <table:table-cell table:formula="of:=ROUND(([rssi_empiric.$I$14]+[rssi_empiric.$J$14])/2;0)" office:value-type="float" office:value="-75">
            <text:p>-75</text:p>
          </table:table-cell>
          <table:table-cell table:style-name="ce9" table:formula="of:=SQRT(([.$D9]-[.$B9])^2 + ([.$E9]-[.$C9])^2)" office:value-type="float" office:value="4.0442799111832">
            <text:p>4.044</text:p>
          </table:table-cell>
          <table:table-cell table:style-name="ce43" table:formula="of:=IF( ([.$N9]-[.$H9] &lt;[.$I9])            AND            ([.$N9]+[.$H9] &gt;[.$I9]); 1; 0)" office:value-type="float" office:value="0">
            <text:p>0</text:p>
          </table:table-cell>
          <table:table-cell table:style-name="ce9" table:formula="of:=([.$D9]-[.$B9])/[.$N9]" office:value-type="float" office:value="-0.917345011096078">
            <text:p>-0.917</text:p>
          </table:table-cell>
          <table:table-cell table:style-name="ce9" table:formula="of:=([.$E9]-[.$C9])/[.$N9]" office:value-type="float" office:value="-0.398093118022826">
            <text:p>-0.398</text:p>
          </table:table-cell>
          <table:table-cell table:style-name="ce9" table:formula="of:=[.$P9]*([.$F9]-[.$B9])+[.$Q9]*([.$G9]-[.$C9])" office:value-type="float" office:value="1.97090710214171">
            <text:p>1.971</text:p>
          </table:table-cell>
          <table:table-cell table:style-name="ce9" table:formula="of:=([.$F9]-[.$B9]-[.$R9]*[.$P9])/SQRT(([.$F9]-[.$B9]-[.$R9]*[.$P9])^2+([.$G9]-[.$C9]-[.$R9]*[.$Q9])^2)" office:value-type="float" office:value="0.398093118022826">
            <text:p>0.398</text:p>
          </table:table-cell>
          <table:table-cell table:style-name="ce9" table:formula="of:=([.$G9]-[.$C9]-[.R9]*[.$Q9])/SQRT(([.$F9]-[.$B9]-[.R9]*[.$P9])^2+([.$G9]-[.$C9]-[.R9]*[.$Q9])^2)" office:value-type="float" office:value="-0.917345011096078">
            <text:p>-0.917</text:p>
          </table:table-cell>
          <table:table-cell table:style-name="ce9" table:formula="of:=[.$S9]*([.$F9]-[.$B9])+[.$T9]*([.$G9]-[.$C9])" office:value-type="float" office:value="3.46150620319065">
            <text:p>3.462</text:p>
          </table:table-cell>
          <table:table-cell table:style-name="ce48" table:formula="of:=([.H9]^2-[.I9]^2+[.N9]^2)/(2*[.N9])" office:value-type="float" office:value="2.87956338642578">
            <text:p>2.880</text:p>
          </table:table-cell>
          <table:table-cell table:style-name="ce48" table:formula="of:=([.H9]^2-[.J9]^2+[.R9]^2+[.U9]^2)/(2*[.U9])-[.R9]*[.V9]/[.U9]" office:value-type="float" office:value="0.6522877435681">
            <text:p>0.652</text:p>
          </table:table-cell>
          <table:table-cell table:style-name="ce9" table:formula="of:=[.B9]+[.V9]*[.P9]+[.W9]*[.S9]" office:value-type="float" office:value="25.2981181550125">
            <text:p>25.298</text:p>
          </table:table-cell>
          <table:table-cell table:style-name="ce9" table:formula="of:=[.C9]+[.V9]*[.Q9]+[.W9]*[.T9]" office:value-type="float" office:value="15.5252927255921">
            <text:p>15.525</text:p>
          </table:table-cell>
          <table:table-cell table:style-name="ce53" table:formula="of:=ABS([.X9]-[.X8])/[.X8]" office:value-type="percentage" office:value="0.040363068093796">
            <text:p>4.04%</text:p>
          </table:table-cell>
          <table:table-cell table:style-name="ce53" table:formula="of:=ABS([.Y9]-[.Y8])/[.Y8]" office:value-type="percentage" office:value="0.017559280455358">
            <text:p>1.76%</text:p>
          </table:table-cell>
          <table:table-cell table:number-columns-repeated="6"/>
          <table:table-cell table:number-columns-repeated="17" office:value-type="string">
            <text:p><text:s/></text:p>
          </table:table-cell>
          <table:table-cell table:number-columns-repeated="9"/>
          <table:table-cell office:value-type="string">
            <text:p><text:s/></text:p>
          </table:table-cell>
          <table:table-cell table:number-columns-repeated="964"/>
        </table:table-row>
        <table:table-row table:style-name="ro1">
          <table:table-cell table:number-columns-repeated="31"/>
          <table:table-cell table:number-columns-repeated="3" office:value-type="string">
            <text:p><text:s/></text:p>
          </table:table-cell>
          <table:table-cell table:number-columns-repeated="2"/>
          <table:table-cell table:number-columns-repeated="2" office:value-type="string">
            <text:p><text:s/></text:p>
          </table:table-cell>
          <table:table-cell table:number-columns-repeated="986"/>
        </table:table-row>
        <table:table-row table:style-name="ro2">
          <table:table-cell office:value-type="string">
            <text:p>real</text:p>
          </table:table-cell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style-name="ce6" office:value-type="float" office:value="2.97">
            <text:p>2.970</text:p>
          </table:table-cell>
          <table:table-cell table:style-name="ce6" office:value-type="float" office:value="2.07">
            <text:p>2.070</text:p>
          </table:table-cell>
          <table:table-cell table:style-name="ce6" office:value-type="float" office:value="4.95">
            <text:p>4.950</text:p>
          </table:table-cell>
          <table:table-cell table:style-name="ce23" table:formula="of:=-7.4*LN([.H$11])-67.41" office:value-type="float" office:value="-75.4653584508281">
            <text:p>-75.465</text:p>
          </table:table-cell>
          <table:table-cell table:style-name="ce23" table:formula="of:=-7.4*LN([.I$11])-67.41" office:value-type="float" office:value="-72.7938596938519">
            <text:p>-72.794</text:p>
          </table:table-cell>
          <table:table-cell table:style-name="ce23" table:formula="of:=-7.4*LN([.J$11])-67.41" office:value-type="float" office:value="-79.2454680666964">
            <text:p>-79.245</text:p>
          </table:table-cell>
          <table:table-cell table:style-name="ce9" table:formula="of:=SQRT(([.$D11]-[.$B11])^2 + ([.$E11]-[.$C11])^2)" office:value-type="float" office:value="4.0442799111832">
            <text:p>4.044</text:p>
          </table:table-cell>
          <table:table-cell table:style-name="ce43" table:formula="of:=IF( ([.$N11]-[.$H11] &lt;[.$I11])            AND            ([.$N11]+[.$H11] &gt;[.$I11]); 1; 0)" office:value-type="float" office:value="1">
            <text:p>1</text:p>
          </table:table-cell>
          <table:table-cell table:style-name="ce9" table:formula="of:=([.$D11]-[.$B11])/[.$N11]" office:value-type="float" office:value="-0.917345011096078">
            <text:p>-0.917</text:p>
          </table:table-cell>
          <table:table-cell table:style-name="ce9" table:formula="of:=([.$E11]-[.$C11])/[.$N11]" office:value-type="float" office:value="-0.398093118022826">
            <text:p>-0.398</text:p>
          </table:table-cell>
          <table:table-cell table:style-name="ce9" table:formula="of:=[.$P11]*([.$F11]-[.$B11])+[.$Q11]*([.$G11]-[.$C11])" office:value-type="float" office:value="1.97090710214171">
            <text:p>1.971</text:p>
          </table:table-cell>
          <table:table-cell table:style-name="ce9" table:formula="of:=([.$F11]-[.$B11]-[.$R11]*[.$P11])/SQRT(([.$F11]-[.$B11]-[.$R11]*[.$P11])^2+([.$G11]-[.$C11]-[.$R11]*[.$Q11])^2)" office:value-type="float" office:value="0.398093118022826">
            <text:p>0.398</text:p>
          </table:table-cell>
          <table:table-cell table:style-name="ce9" table:formula="of:=([.$G11]-[.$C11]-[.R11]*[.$Q11])/SQRT(([.$F11]-[.$B11]-[.R11]*[.$P11])^2+([.$G11]-[.$C11]-[.R11]*[.$Q11])^2)" office:value-type="float" office:value="-0.917345011096078">
            <text:p>-0.917</text:p>
          </table:table-cell>
          <table:table-cell table:style-name="ce9" table:formula="of:=[.$S11]*([.$F11]-[.$B11])+[.$T11]*([.$G11]-[.$C11])" office:value-type="float" office:value="3.46150620319065">
            <text:p>3.462</text:p>
          </table:table-cell>
          <table:table-cell table:style-name="ce48" table:formula="of:=([.H11]^2-[.I11]^2+[.N11]^2)/(2*[.N11])" office:value-type="float" office:value="2.58293200011071">
            <text:p>2.583</text:p>
          </table:table-cell>
          <table:table-cell table:style-name="ce48" table:formula="of:=([.H11]^2-[.J11]^2+[.R11]^2+[.U11]^2)/(2*[.U11])-[.R11]*[.V11]/[.U11]" office:value-type="float" office:value="-1.44395784088445">
            <text:p>-1.444</text:p>
          </table:table-cell>
          <table:table-cell table:style-name="ce9" table:formula="of:=[.B11]+[.V11]*[.P11]+[.W11]*[.S11]" office:value-type="float" office:value="24.7357305365268">
            <text:p>24.736</text:p>
          </table:table-cell>
          <table:table-cell table:style-name="ce9" table:formula="of:=[.C11]+[.V11]*[.Q11]+[.W11]*[.T11]" office:value-type="float" office:value="17.5663600680034">
            <text:p>17.566</text:p>
          </table:table-cell>
          <table:table-cell table:number-columns-repeated="8"/>
          <table:table-cell office:value-type="string">
            <text:p><text:s/></text:p>
          </table:table-cell>
          <table:table-cell table:style-name="ce6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981"/>
        </table:table-row>
        <table:table-row table:style-name="ro2">
          <table:table-cell office:value-type="string">
            <text:p>estimated</text:p>
          </table:table-cell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style-name="ce23" table:formula="of:=EXP(([.K$12]+66.39)/-8.89)" office:value-type="float" office:value="4.13070334546332">
            <text:p>4.131</text:p>
          </table:table-cell>
          <table:table-cell table:style-name="ce23" table:formula="of:=EXP(([.L$12]+66.39)/-8.89)" office:value-type="float" office:value="2.63400087893114">
            <text:p>2.634</text:p>
          </table:table-cell>
          <table:table-cell table:style-name="ce23" table:formula="of:=EXP(([.M$12]+66.39)/-8.89)" office:value-type="float" office:value="8.11215317819232">
            <text:p>8.112</text:p>
          </table:table-cell>
          <table:table-cell table:formula="of:=ROUND(([rssi_empiric.$G$14]+[rssi_empiric.$H$14])/2;0)" office:value-type="float" office:value="-79">
            <text:p>-79</text:p>
          </table:table-cell>
          <table:table-cell table:formula="of:=ROUND(([rssi_empiric.$F$14]+[rssi_empiric.$G$14])/2;0)" office:value-type="float" office:value="-75">
            <text:p>-75</text:p>
          </table:table-cell>
          <table:table-cell office:value-type="float" office:value="-85">
            <text:p>-85</text:p>
          </table:table-cell>
          <table:table-cell table:style-name="ce9" table:formula="of:=SQRT(([.$D12]-[.$B12])^2 + ([.$E12]-[.$C12])^2)" office:value-type="float" office:value="4.0442799111832">
            <text:p>4.044</text:p>
          </table:table-cell>
          <table:table-cell table:style-name="ce43" table:formula="of:=IF( ([.$N12]-[.$H12] &lt;[.$I12])            AND            ([.$N12]+[.$H12] &gt;[.$I12]); 1; 0)" office:value-type="float" office:value="1">
            <text:p>1</text:p>
          </table:table-cell>
          <table:table-cell table:style-name="ce9" table:formula="of:=([.$D12]-[.$B12])/[.$N12]" office:value-type="float" office:value="-0.917345011096078">
            <text:p>-0.917</text:p>
          </table:table-cell>
          <table:table-cell table:style-name="ce9" table:formula="of:=([.$E12]-[.$C12])/[.$N12]" office:value-type="float" office:value="-0.398093118022826">
            <text:p>-0.398</text:p>
          </table:table-cell>
          <table:table-cell table:style-name="ce9" table:formula="of:=[.$P12]*([.$F12]-[.$B12])+[.$Q12]*([.$G12]-[.$C12])" office:value-type="float" office:value="1.97090710214171">
            <text:p>1.971</text:p>
          </table:table-cell>
          <table:table-cell table:style-name="ce9" table:formula="of:=([.$F12]-[.$B12]-[.$R12]*[.$P12])/SQRT(([.$F12]-[.$B12]-[.$R12]*[.$P12])^2+([.$G12]-[.$C12]-[.$R12]*[.$Q12])^2)" office:value-type="float" office:value="0.398093118022826">
            <text:p>0.398</text:p>
          </table:table-cell>
          <table:table-cell table:style-name="ce9" table:formula="of:=([.$G12]-[.$C12]-[.R12]*[.$Q12])/SQRT(([.$F12]-[.$B12]-[.R12]*[.$P12])^2+([.$G12]-[.$C12]-[.R12]*[.$Q12])^2)" office:value-type="float" office:value="-0.917345011096078">
            <text:p>-0.917</text:p>
          </table:table-cell>
          <table:table-cell table:style-name="ce9" table:formula="of:=[.$S12]*([.$F12]-[.$B12])+[.$T12]*([.$G12]-[.$C12])" office:value-type="float" office:value="3.46150620319065">
            <text:p>3.462</text:p>
          </table:table-cell>
          <table:table-cell table:style-name="ce48" table:formula="of:=([.H12]^2-[.I12]^2+[.N12]^2)/(2*[.N12])" office:value-type="float" office:value="3.2738769421952">
            <text:p>3.274</text:p>
          </table:table-cell>
          <table:table-cell table:style-name="ce48" table:formula="of:=([.H12]^2-[.J12]^2+[.R12]^2+[.U12]^2)/(2*[.U12])-[.R12]*[.V12]/[.U12]" office:value-type="float" office:value="-6.61313760608812">
            <text:p>-6.613</text:p>
          </table:table-cell>
          <table:table-cell table:style-name="ce9" table:formula="of:=[.B12]+[.V12]*[.P12]+[.W12]*[.S12]" office:value-type="float" office:value="22.0440807506131">
            <text:p>22.044</text:p>
          </table:table-cell>
          <table:table-cell table:style-name="ce9" table:formula="of:=[.C12]+[.V12]*[.Q12]+[.W12]*[.T12]" office:value-type="float" office:value="22.0332209106953">
            <text:p>22.033</text:p>
          </table:table-cell>
          <table:table-cell table:style-name="ce53" table:formula="of:=ABS([.X12]-[.X11])/[.X11]" office:value-type="percentage" office:value="0.108816264065417">
            <text:p>10.88%</text:p>
          </table:table-cell>
          <table:table-cell table:style-name="ce53" table:formula="of:=ABS([.Y12]-[.Y11])/[.Y11]" office:value-type="percentage" office:value="0.254284941524575">
            <text:p>25.43%</text:p>
          </table:table-cell>
          <table:table-cell table:number-columns-repeated="3"/>
          <table:table-cell office:value-type="string">
            <text:p>Q=</text:p>
          </table:table-cell>
          <table:table-cell table:style-name="ce6" table:formula="of:=0.002+RAND()*0" office:value-type="float" office:value="0.002">
            <text:p>0.002</text:p>
          </table:table-cell>
          <table:table-cell table:number-columns-repeated="2"/>
          <table:table-cell table:style-name="ce6"/>
          <table:table-cell table:number-columns-repeated="989"/>
        </table:table-row>
        <table:table-row table:style-name="ro1">
          <table:table-cell table:number-columns-repeated="30"/>
          <table:table-cell office:value-type="string">
            <text:p>R=</text:p>
          </table:table-cell>
          <table:table-cell table:style-name="ce6" table:formula="of:=0.69+RAND()*0.05" office:value-type="float" office:value="0.733340806663036">
            <text:p>0.733</text:p>
          </table:table-cell>
          <table:table-cell table:style-name="ce6"/>
          <table:table-cell/>
          <table:table-cell table:style-name="ce6"/>
          <table:table-cell table:style-name="ce6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 table:number-columns-repeated="986"/>
        </table:table-row>
        <table:table-row table:style-name="ro1">
          <table:table-cell table:number-columns-repeated="31"/>
          <table:table-cell table:style-name="ce58" office:value-type="string" table:number-columns-spanned="17" table:number-rows-spanned="1">
            <text:p><text:s/></text:p>
          </table:table-cell>
          <table:covered-table-cell table:number-columns-repeated="3"/>
          <table:covered-table-cell table:style-name="ce6" table:formula="of:=ABS(([.AH18]+[.K18])/[.K18])" office:value-type="float" office:value="0.00453082195633044">
            <text:p>0.005</text:p>
          </table:covered-table-cell>
          <table:covered-table-cell table:number-columns-repeated="12"/>
          <table:table-cell office:value-type="string">
            <text:p><text:s/></text:p>
          </table:table-cell>
          <table:table-cell table:number-columns-repeated="21"/>
          <table:table-cell table:style-name="ce2" office:value-type="string" table:number-columns-spanned="2" table:number-rows-spanned="1">
            <text:p>KALMAN vs RAW</text:p>
          </table:table-cell>
          <table:covered-table-cell/>
          <table:table-cell table:number-columns-repeated="13"/>
          <table:table-cell table:style-name="ce2" office:value-type="string" table:number-columns-spanned="2" table:number-rows-spanned="1">
            <text:p>KALMAN vs RAW</text:p>
          </table:table-cell>
          <table:covered-table-cell/>
          <table:table-cell table:number-columns-repeated="937"/>
        </table:table-row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R</text:p>
          </table:table-cell>
          <table:table-cell table:style-name="ce59" office:value-type="string">
            <text:p>KF_RSSI1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2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3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13"/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6]+66.39)/-8.89)" office:value-type="float" office:value="2.63400087893114">
            <text:p>2.63</text:p>
          </table:table-cell>
          <table:table-cell table:formula="of:=EXP(([.L16]+66.39)/-8.89)" office:value-type="float" office:value="9.07795792181656">
            <text:p>9.08</text:p>
          </table:table-cell>
          <table:table-cell table:formula="of:=EXP(([.M16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86">
            <text:p>-86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16]-[.$B16])^2 + ([.$E16]-[.$C16])^2)" office:value-type="float" office:value="4.0442799111832">
            <text:p>4.044</text:p>
          </table:table-cell>
          <table:table-cell table:style-name="ce43" table:formula="of:=IF( ([.$N16]-[.$H16] &lt;[.$I16])            AND            ([.$N16]+[.$H16] &gt;[.$I16]); 1; 0)" office:value-type="float" office:value="0">
            <text:p>0</text:p>
          </table:table-cell>
          <table:table-cell table:style-name="ce9" table:formula="of:=([.$D16]-[.$B16])/[.$N16]" office:value-type="float" office:value="-0.917345011096078">
            <text:p>-0.917</text:p>
          </table:table-cell>
          <table:table-cell table:style-name="ce9" table:formula="of:=([.$E16]-[.$C16])/[.$N16]" office:value-type="float" office:value="-0.398093118022826">
            <text:p>-0.398</text:p>
          </table:table-cell>
          <table:table-cell table:style-name="ce9" table:formula="of:=[.$P16]*([.$F16]-[.$B16])+[.$Q16]*([.$G16]-[.$C16])" office:value-type="float" office:value="1.97090710214171">
            <text:p>1.971</text:p>
          </table:table-cell>
          <table:table-cell table:style-name="ce9" table:formula="of:=([.$F16]-[.$B16]-[.$R16]*[.$P16])/SQRT(([.$F16]-[.$B16]-[.$R16]*[.$P16])^2+([.$G16]-[.$C16]-[.$R16]*[.$Q16])^2)" office:value-type="float" office:value="0.398093118022826">
            <text:p>0.398</text:p>
          </table:table-cell>
          <table:table-cell table:style-name="ce9" table:formula="of:=([.$G16]-[.$C16]-[.R16]*[.$Q16])/SQRT(([.$F16]-[.$B16]-[.R16]*[.$P16])^2+([.$G16]-[.$C16]-[.R16]*[.$Q16])^2)" office:value-type="float" office:value="-0.917345011096078">
            <text:p>-0.917</text:p>
          </table:table-cell>
          <table:table-cell table:style-name="ce9" table:formula="of:=[.$S16]*([.$F16]-[.$B16])+[.$T16]*([.$G16]-[.$C16])" office:value-type="float" office:value="3.46150620319065">
            <text:p>3.462</text:p>
          </table:table-cell>
          <table:table-cell table:style-name="ce48" table:formula="of:=([.$H16]^2-[.$I16]^2+[.$N16]^2)/(2*[.$N16])" office:value-type="float" office:value="-7.30849010185935">
            <text:p>-7.308</text:p>
          </table:table-cell>
          <table:table-cell table:style-name="ce48" table:formula="of:=([.$H16]^2-[.$J16]^2+[.$R16]^2+[.$U16]^2)/(2*[.$U16])-[.$R16]*[.$V16]/[.$U16]" office:value-type="float" office:value="6.94500640355023">
            <text:p>6.945</text:p>
          </table:table-cell>
          <table:table-cell table:style-name="ce9" table:formula="of:=[.$B16]+[.$V16]*[.$P16]+[.$W16]*[.$S16]" office:value-type="float" office:value="37.1491661874636">
            <text:p>37.149</text:p>
          </table:table-cell>
          <table:table-cell table:style-name="ce9" table:formula="of:=[.$C16]+[.$V16]*[.$Q16]+[.$W16]*[.$T16]" office:value-type="float" office:value="13.808492636361">
            <text:p>13.808</text:p>
          </table:table-cell>
          <table:table-cell table:style-name="ce54" table:formula="of:=ABS([.$AB16]-[.$X16])/([.$AB16]-MIN([.B16];[.D16];[.F16]))" office:value-type="percentage" office:value="4.08986240567679">
            <text:p>409.0%</text:p>
          </table:table-cell>
          <table:table-cell table:style-name="ce53" table:formula="of:=ABS([.$AC16]-[.$Y16])/([.$AC16]-MIN([.C16];[.E16];[.G16]))" office:value-type="percentage" office:value="0.754932583422856">
            <text:p>75.4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ABS([.K16])-SQRT((1-[.$AG16])/(1-[.$AF16]))" office:value-type="float" office:value="74.4830922901543">
            <text:p>74.483</text:p>
          </table:table-cell>
          <table:table-cell table:style-name="ce6" table:formula="of:=ABS(([.$AH$16]+[.$K$16])/[.$K16])+IF(ROUND(1+RAND();0)=1;-1;1)*RAND()*ABS(([.$AH$16]+[.$K$16])/[.$K16])" office:value-type="float" office:value="0.00607682127735276">
            <text:p>0.006</text:p>
          </table:table-cell>
          <table:table-cell/>
          <table:table-cell/>
          <table:table-cell table:style-name="ce64"/>
          <table:table-cell table:style-name="ce60" table:formula="of:=ABS([.L16])-SQRT((1-[.$AG16])/(1-[.$AF16]))" office:value-type="float" office:value="85.4830922901543">
            <text:p>85.483</text:p>
          </table:table-cell>
          <table:table-cell table:style-name="ce6" table:formula="of:=ABS(([.$AM$16]+[.$L$16])/[.$L16])+IF(ROUND(1+RAND();0)=1;-1;1)*RAND()*ABS(([.$AM$16]+[.$L$16])/[.$L16])" office:value-type="float" office:value="0.00952406360269146">
            <text:p>0.010</text:p>
          </table:table-cell>
          <table:table-cell/>
          <table:table-cell/>
          <table:table-cell table:style-name="ce64"/>
          <table:table-cell table:style-name="ce60" table:formula="of:=ABS([.M16])-SQRT((1-[.$AG16])/(1-[.$AF16]))" office:value-type="float" office:value="71.4830922901543">
            <text:p>71.483</text:p>
          </table:table-cell>
          <table:table-cell table:style-name="ce6" table:formula="of:=ABS(([.$AR$16]+[.$M$16])/[.$M16])+IF(ROUND(1+RAND();0)=1;-1;1)*RAND()*ABS(([.$AR$16]+[.$M$16])/[.$M16])" office:value-type="float" office:value="0.0028959171374649">
            <text:p>0.003</text:p>
          </table:table-cell>
          <table:table-cell/>
          <table:table-cell/>
          <table:table-cell table:style-name="ce64"/>
          <table:table-cell table:style-name="ce6" table:formula="of:=EXP((-[.AH16]+66.39)/-8.89)" office:value-type="float" office:value="2.48521478337791">
            <text:p>2.485</text:p>
          </table:table-cell>
          <table:table-cell table:style-name="ce6" table:formula="of:=EXP((-[.AM16]+66.39)/-8.89)" office:value-type="float" office:value="8.56517376688807">
            <text:p>8.565</text:p>
          </table:table-cell>
          <table:table-cell table:style-name="ce6" table:formula="of:=EXP((-[.AR16]+66.39)/-8.89)" office:value-type="float" office:value="1.77340472083226">
            <text:p>1.773</text:p>
          </table:table-cell>
          <table:table-cell table:style-name="ce9" table:formula="of:=SQRT(([.$D16]-[.$B16])^2 + ([.$E16]-[.$C16])^2)" office:value-type="float" office:value="4.0442799111832">
            <text:p>4.044</text:p>
          </table:table-cell>
          <table:table-cell table:style-name="ce43" table:formula="of:=IF( ([.$AZ16]-[.$AW16] &lt;[.$AX16])               AND               ([.$AZ16]+[.$AW16]&gt;[.$AX16]); 1; 0)" office:value-type="float" office:value="0">
            <text:p>0</text:p>
          </table:table-cell>
          <table:table-cell table:style-name="ce9" table:formula="of:=([.$D16]-[.$B16])/[.$AZ16]" office:value-type="float" office:value="-0.917345011096078">
            <text:p>-0.917</text:p>
          </table:table-cell>
          <table:table-cell table:style-name="ce9" table:formula="of:=([.$E16]-[.$C16])/[.$AZ16]" office:value-type="float" office:value="-0.398093118022826">
            <text:p>-0.398</text:p>
          </table:table-cell>
          <table:table-cell table:style-name="ce9" table:formula="of:=[.$BB16]*([.$F16]-[.$B16])+[.$BC16]*([.$G16]-[.$C16])" office:value-type="float" office:value="1.97090710214171">
            <text:p>1.971</text:p>
          </table:table-cell>
          <table:table-cell table:style-name="ce9" table:formula="of:=([.$F16]-[.$B16]-[.$BD16]*[.$BB16])/SQRT(([.$F16]-[.$B16]-[.$BD16]*[.$BB16])^2+([.$G16]-[.$C16]-[.$BD16]*[.$BC16])^2)" office:value-type="float" office:value="0.398093118022826">
            <text:p>0.398</text:p>
          </table:table-cell>
          <table:table-cell table:style-name="ce9" table:formula="of:=([.$G16]-[.$C16]-[.BD16]*[.$BC16])/SQRT(([.$F16]-[.$B16]-[.BD16]*[.$BB16])^2+([.$G16]-[.$C16]-[.BD16]*[.$BC16])^2)" office:value-type="float" office:value="-0.917345011096078">
            <text:p>-0.917</text:p>
          </table:table-cell>
          <table:table-cell table:style-name="ce9" table:formula="of:=[.$BE16]*([.$F16]-[.$B16])+[.$BF16]*([.$G16]-[.$C16])" office:value-type="float" office:value="3.46150620319065">
            <text:p>3.462</text:p>
          </table:table-cell>
          <table:table-cell table:style-name="ce48" table:formula="of:=([.$AW16]^2-[.$AX16]^2+[.$AZ16]^2)/(2*[.$AZ16])" office:value-type="float" office:value="-6.28414826047446">
            <text:p>-6.284</text:p>
          </table:table-cell>
          <table:table-cell table:style-name="ce48" table:formula="of:=([.$AW16]^2-[.$AY16]^2+[.$BD16]^2+[.$BG16]^2)/(2*[.$BG16])-[.$BD16]*[.$BH16]/[.$BG16]" office:value-type="float" office:value="6.30777045125027">
            <text:p>6.308</text:p>
          </table:table-cell>
          <table:table-cell table:style-name="ce9" table:formula="of:=[.$B16]+[.$BH16]*[.$BB16]+[.$BI16]*[.$BE16]" office:value-type="float" office:value="35.9558120624448">
            <text:p>35.956</text:p>
          </table:table-cell>
          <table:table-cell table:style-name="ce9" table:formula="of:=[.$C16]+[.$BH16]*[.$BC16]+[.$BI16]*[.$BF16]" office:value-type="float" office:value="13.9852744205363">
            <text:p>13.985</text:p>
          </table:table-cell>
          <table:table-cell table:style-name="ce70" table:formula="of:=ABS([.$AB16]-[.$BJ16])/([.$AB16]-MIN([.B16];[.D16];[.F16]))" office:value-type="percentage" office:value="3.62898284689484">
            <text:p>363%</text:p>
          </table:table-cell>
          <table:table-cell table:style-name="ce70" table:formula="of:=ABS([.$AC16]-[.$BK16])/([.$AC16]-MIN([.C16];[.E16];[.G16]))" office:value-type="percentage" office:value="0.668023666448697">
            <text:p>67%</text:p>
          </table:table-cell>
          <table:table-cell table:style-name="ce6" table:formula="of:=[.AB16]" office:value-type="float" office:value="26.5592971434286">
            <text:p>26.559</text:p>
          </table:table-cell>
          <table:table-cell table:style-name="ce6" table:formula="of:=[.AC16]" office:value-type="float" office:value="15.344104098062">
            <text:p>15.344</text:p>
          </table:table-cell>
          <table:table-cell/>
          <table:table-cell table:style-name="ce6" table:formula="of:=[.BN16]-[.BJ16]" office:value-type="float" office:value="-9.39651491901622">
            <text:p>-9.397</text:p>
          </table:table-cell>
          <table:table-cell table:style-name="ce6" table:formula="of:=[.BO16]-[.BK16]" office:value-type="float" office:value="1.3588296775257">
            <text:p>1.359</text:p>
          </table:table-cell>
          <table:table-cell table:style-name="ce70" table:formula="of:=[.BL16]-[.Z16]" office:value-type="percentage" office:value="-0.460879558781947">
            <text:p>-46%</text:p>
          </table:table-cell>
          <table:table-cell table:style-name="ce70" table:formula="of:=[.BM16]-[.AA16]" office:value-type="percentage" office:value="-0.086908916974159">
            <text:p>-9%</text:p>
          </table:table-cell>
          <table:table-cell table:number-columns-repeated="13"/>
          <table:table-cell table:formula="of:=[.BL16]-[.Z16]" office:value-type="percentage" office:value="-0.460879558781947">
            <text:p>-46.09%</text:p>
          </table:table-cell>
          <table:table-cell table:formula="of:=[.BM16]-[.AA16]" office:value-type="percentage" office:value="-0.086908916974159">
            <text:p>-8.6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7]+66.39)/-8.89)" office:value-type="float" office:value="3.69123745237239">
            <text:p>3.69</text:p>
          </table:table-cell>
          <table:table-cell table:formula="of:=EXP(([.L17]+66.39)/-8.89)" office:value-type="float" office:value="1.67960757526435">
            <text:p>1.68</text:p>
          </table:table-cell>
          <table:table-cell table:formula="of:=EXP(([.M17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1">
            <text:p>-71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17]-[.$B17])^2 + ([.$E17]-[.$C17])^2)" office:value-type="float" office:value="4.0442799111832">
            <text:p>4.044</text:p>
          </table:table-cell>
          <table:table-cell table:style-name="ce43" table:formula="of:=IF( ([.$N17]-[.$H17] &lt;[.$I17])            AND            ([.$N17]+[.$H17] &gt;[.$I17]); 1; 0)" office:value-type="float" office:value="1">
            <text:p>1</text:p>
          </table:table-cell>
          <table:table-cell table:style-name="ce9" table:formula="of:=([.$D17]-[.$B17])/[.$N17]" office:value-type="float" office:value="-0.917345011096078">
            <text:p>-0.917</text:p>
          </table:table-cell>
          <table:table-cell table:style-name="ce9" table:formula="of:=([.$E17]-[.$C17])/[.$N17]" office:value-type="float" office:value="-0.398093118022826">
            <text:p>-0.398</text:p>
          </table:table-cell>
          <table:table-cell table:style-name="ce9" table:formula="of:=[.$P17]*([.$F17]-[.$B17])+[.$Q17]*([.$G17]-[.$C17])" office:value-type="float" office:value="1.97090710214171">
            <text:p>1.971</text:p>
          </table:table-cell>
          <table:table-cell table:style-name="ce9" table:formula="of:=([.$F17]-[.$B17]-[.$R17]*[.$P17])/SQRT(([.$F17]-[.$B17]-[.$R17]*[.$P17])^2+([.$G17]-[.$C17]-[.$R17]*[.$Q17])^2)" office:value-type="float" office:value="0.398093118022826">
            <text:p>0.398</text:p>
          </table:table-cell>
          <table:table-cell table:style-name="ce9" table:formula="of:=([.$G17]-[.$C17]-[.R17]*[.$Q17])/SQRT(([.$F17]-[.$B17]-[.R17]*[.$P17])^2+([.$G17]-[.$C17]-[.R17]*[.$Q17])^2)" office:value-type="float" office:value="-0.917345011096078">
            <text:p>-0.917</text:p>
          </table:table-cell>
          <table:table-cell table:style-name="ce9" table:formula="of:=[.$S17]*([.$F17]-[.$B17])+[.$T17]*([.$G17]-[.$C17])" office:value-type="float" office:value="3.46150620319065">
            <text:p>3.462</text:p>
          </table:table-cell>
          <table:table-cell table:style-name="ce48" table:formula="of:=([.$H17]^2-[.$I17]^2+[.$N17]^2)/(2*[.$N17])" office:value-type="float" office:value="3.35787246671623">
            <text:p>3.358</text:p>
          </table:table-cell>
          <table:table-cell table:style-name="ce48" table:formula="of:=([.$H17]^2-[.$J17]^2+[.$R17]^2+[.$U17]^2)/(2*[.$U17])-[.$R17]*[.$V17]/[.$U17]" office:value-type="float" office:value="1.547793652487">
            <text:p>1.548</text:p>
          </table:table-cell>
          <table:table-cell table:style-name="ce9" table:formula="of:=[.$B17]+[.$V17]*[.$P17]+[.$W17]*[.$S17]" office:value-type="float" office:value="25.2158384459355">
            <text:p>25.216</text:p>
          </table:table-cell>
          <table:table-cell table:style-name="ce9" table:formula="of:=[.$C17]+[.$V17]*[.$Q17]+[.$W17]*[.$T17]" office:value-type="float" office:value="14.5133932944868">
            <text:p>14.513</text:p>
          </table:table-cell>
          <table:table-cell table:style-name="ce54" table:formula="of:=ABS([.$AB17]-[.$X17])/([.$AB17]-MIN([.B17];[.D17];[.F17]))" office:value-type="percentage" office:value="0.518850723989983">
            <text:p>51.9%</text:p>
          </table:table-cell>
          <table:table-cell table:style-name="ce53" table:formula="of:=ABS([.$AC17]-[.$Y17])/([.$AC17]-MIN([.C17];[.E17];[.G17]))" office:value-type="percentage" office:value="0.408391490074992">
            <text:p>40.84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7]+[.AL17]*(ABS([.K17])-[.AK16])" office:value-type="float" office:value="75.332805105027">
            <text:p>75.333</text:p>
          </table:table-cell>
          <table:table-cell table:style-name="ce6" table:formula="of:=[.AJ17]*(1-[.AL17])" office:value-type="float" office:value="0.00798883437295784">
            <text:p>0.008</text:p>
          </table:table-cell>
          <table:table-cell table:style-name="ce6" table:formula="of:=[.AI16]+[.$AF17]" office:value-type="float" office:value="0.00807682127735276">
            <text:p>0.008</text:p>
          </table:table-cell>
          <table:table-cell table:style-name="ce6" table:formula="of:=[.AH16]" office:value-type="float" office:value="74.4830922901543">
            <text:p>74.483</text:p>
          </table:table-cell>
          <table:table-cell table:style-name="ce65" table:formula="of:=[.AJ17]/([.AJ17]+[.$AG17])" office:value-type="float" office:value="0.0108937540368303">
            <text:p>0.011</text:p>
          </table:table-cell>
          <table:table-cell table:style-name="ce60" table:formula="of:=[.AP17]+[.AQ17]*(ABS([.P17])-[.AP16])" office:value-type="float" office:value="85.4972848540346">
            <text:p>85.497</text:p>
          </table:table-cell>
          <table:table-cell table:style-name="ce6" table:formula="of:=[.AO17]*(1-[.AQ17])" office:value-type="float" office:value="0.0113457708046011">
            <text:p>0.011</text:p>
          </table:table-cell>
          <table:table-cell table:style-name="ce6" table:formula="of:=[.AN16]+[.$AF17]" office:value-type="float" office:value="0.0115240636026915">
            <text:p>0.012</text:p>
          </table:table-cell>
          <table:table-cell table:style-name="ce6" table:formula="of:=[.AM16]" office:value-type="float" office:value="85.4830922901543">
            <text:p>85.483</text:p>
          </table:table-cell>
          <table:table-cell table:style-name="ce65" table:formula="of:=[.AO17]/([.AO17]+[.$AG17])" office:value-type="float" office:value="0.0154713479756137">
            <text:p>0.015</text:p>
          </table:table-cell>
          <table:table-cell table:style-name="ce60" table:formula="of:=[.AU17]+[.AV17]*(ABS([.U17])-[.AU16])" office:value-type="float" office:value="71.5060486766293">
            <text:p>71.506</text:p>
          </table:table-cell>
          <table:table-cell table:style-name="ce6" table:formula="of:=[.AT17]*(1-[.AV17])" office:value-type="float" office:value="0.00486344787138244">
            <text:p>0.005</text:p>
          </table:table-cell>
          <table:table-cell table:style-name="ce6" table:formula="of:=[.AS16]+[.$AF17]" office:value-type="float" office:value="0.0048959171374649">
            <text:p>0.005</text:p>
          </table:table-cell>
          <table:table-cell table:style-name="ce6" table:formula="of:=[.AR16]" office:value-type="float" office:value="71.4830922901543">
            <text:p>71.483</text:p>
          </table:table-cell>
          <table:table-cell table:style-name="ce65" table:formula="of:=[.AT17]/([.AT17]+[.$AG17])" office:value-type="float" office:value="0.00663190678494065">
            <text:p>0.007</text:p>
          </table:table-cell>
          <table:table-cell table:style-name="ce6" table:formula="of:=EXP((-[.AH17]+66.39)/-8.89)" office:value-type="float" office:value="2.73447601315836">
            <text:p>2.734</text:p>
          </table:table-cell>
          <table:table-cell table:style-name="ce6" table:formula="of:=EXP((-[.AM17]+66.39)/-8.89)" office:value-type="float" office:value="8.57885867824723">
            <text:p>8.579</text:p>
          </table:table-cell>
          <table:table-cell table:style-name="ce6" table:formula="of:=EXP((-[.AR17]+66.39)/-8.89)" office:value-type="float" office:value="1.77799004960464">
            <text:p>1.778</text:p>
          </table:table-cell>
          <table:table-cell table:style-name="ce9" table:formula="of:=SQRT(([.$D17]-[.$B17])^2 + ([.$E17]-[.$C17])^2)" office:value-type="float" office:value="4.0442799111832">
            <text:p>4.044</text:p>
          </table:table-cell>
          <table:table-cell table:style-name="ce43" table:formula="of:=IF( ([.$AZ17]-[.$AW17] &lt;[.$AX17])               AND               ([.$AZ17]+[.$AW17]&gt;[.$AX17]); 1; 0)" office:value-type="float" office:value="0">
            <text:p>0</text:p>
          </table:table-cell>
          <table:table-cell table:style-name="ce9" table:formula="of:=([.$D17]-[.$B17])/[.$AZ17]" office:value-type="float" office:value="-0.917345011096078">
            <text:p>-0.917</text:p>
          </table:table-cell>
          <table:table-cell table:style-name="ce9" table:formula="of:=([.$E17]-[.$C17])/[.$AZ17]" office:value-type="float" office:value="-0.398093118022826">
            <text:p>-0.398</text:p>
          </table:table-cell>
          <table:table-cell table:style-name="ce9" table:formula="of:=[.$BB17]*([.$F17]-[.$B17])+[.$BC17]*([.$G17]-[.$C17])" office:value-type="float" office:value="1.97090710214171">
            <text:p>1.971</text:p>
          </table:table-cell>
          <table:table-cell table:style-name="ce9" table:formula="of:=([.$F17]-[.$B17]-[.$BD17]*[.$BB17])/SQRT(([.$F17]-[.$B17]-[.$BD17]*[.$BB17])^2+([.$G17]-[.$C17]-[.$BD17]*[.$BC17])^2)" office:value-type="float" office:value="0.398093118022826">
            <text:p>0.398</text:p>
          </table:table-cell>
          <table:table-cell table:style-name="ce9" table:formula="of:=([.$G17]-[.$C17]-[.BD17]*[.$BC17])/SQRT(([.$F17]-[.$B17]-[.BD17]*[.$BB17])^2+([.$G17]-[.$C17]-[.BD17]*[.$BC17])^2)" office:value-type="float" office:value="-0.917345011096078">
            <text:p>-0.917</text:p>
          </table:table-cell>
          <table:table-cell table:style-name="ce9" table:formula="of:=[.$BE17]*([.$F17]-[.$B17])+[.$BF17]*([.$G17]-[.$C17])" office:value-type="float" office:value="3.46150620319065">
            <text:p>3.462</text:p>
          </table:table-cell>
          <table:table-cell table:style-name="ce48" table:formula="of:=([.$AW17]^2-[.$AX17]^2+[.$AZ17]^2)/(2*[.$AZ17])" office:value-type="float" office:value="-6.15230130550491">
            <text:p>-6.152</text:p>
          </table:table-cell>
          <table:table-cell table:style-name="ce48" table:formula="of:=([.$AW17]^2-[.$AY17]^2+[.$BD17]^2+[.$BG17]^2)/(2*[.$BG17])-[.$BD17]*[.$BH17]/[.$BG17]" office:value-type="float" office:value="6.41828101942427">
            <text:p>6.418</text:p>
          </table:table-cell>
          <table:table-cell table:style-name="ce9" table:formula="of:=[.$B17]+[.$BH17]*[.$BB17]+[.$BI17]*[.$BE17]" office:value-type="float" office:value="35.8788564127342">
            <text:p>35.879</text:p>
          </table:table-cell>
          <table:table-cell table:style-name="ce9" table:formula="of:=[.$C17]+[.$BH17]*[.$BC17]+[.$BI17]*[.$BF17]" office:value-type="float" office:value="13.8314107367428">
            <text:p>13.831</text:p>
          </table:table-cell>
          <table:table-cell table:style-name="ce70" table:formula="of:=ABS([.$AB17]-[.$BJ17])/([.$AB17]-MIN([.B17];[.D17];[.F17]))" office:value-type="percentage" office:value="3.59926217543542">
            <text:p>360%</text:p>
          </table:table-cell>
          <table:table-cell table:style-name="ce70" table:formula="of:=ABS([.$AC17]-[.$BK17])/([.$AC17]-MIN([.C17];[.E17];[.G17]))" office:value-type="percentage" office:value="0.743665657406805">
            <text:p>74%</text:p>
          </table:table-cell>
          <table:table-cell table:style-name="ce6" table:formula="of:=[.AB17]" office:value-type="float" office:value="26.5592971434286">
            <text:p>26.559</text:p>
          </table:table-cell>
          <table:table-cell table:style-name="ce6" table:formula="of:=[.AC17]" office:value-type="float" office:value="15.344104098062">
            <text:p>15.344</text:p>
          </table:table-cell>
          <table:table-cell/>
          <table:table-cell table:style-name="ce6" table:formula="of:=[.BN17]-[.BJ17]" office:value-type="float" office:value="-9.31955926930555">
            <text:p>-9.320</text:p>
          </table:table-cell>
          <table:table-cell table:style-name="ce6" table:formula="of:=[.BO17]-[.BK17]" office:value-type="float" office:value="1.51269336131915">
            <text:p>1.513</text:p>
          </table:table-cell>
          <table:table-cell table:style-name="ce70" table:formula="of:=[.BL17]-[.Z17]" office:value-type="percentage" office:value="3.08041145144544">
            <text:p>308%</text:p>
          </table:table-cell>
          <table:table-cell table:style-name="ce70" table:formula="of:=[.BM17]-[.AA17]" office:value-type="percentage" office:value="0.335274167331813">
            <text:p>34%</text:p>
          </table:table-cell>
          <table:table-cell table:number-columns-repeated="13"/>
          <table:table-cell table:formula="of:=[.BL17]-[.Z17]" office:value-type="percentage" office:value="3.08041145144544">
            <text:p>308.04%</text:p>
          </table:table-cell>
          <table:table-cell table:formula="of:=[.BM17]-[.AA17]" office:value-type="percentage" office:value="0.335274167331813">
            <text:p>33.5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8]+66.39)/-8.89)" office:value-type="float" office:value="2.63400087893114">
            <text:p>2.63</text:p>
          </table:table-cell>
          <table:table-cell table:formula="of:=EXP(([.L18]+66.39)/-8.89)" office:value-type="float" office:value="2.35376929320541">
            <text:p>2.35</text:p>
          </table:table-cell>
          <table:table-cell table:formula="of:=EXP(([.M18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74">
            <text:p>-74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18]-[.$B18])^2 + ([.$E18]-[.$C18])^2)" office:value-type="float" office:value="4.0442799111832">
            <text:p>4.044</text:p>
          </table:table-cell>
          <table:table-cell table:style-name="ce43" table:formula="of:=IF( ([.$N18]-[.$H18] &lt;[.$I18])            AND            ([.$N18]+[.$H18] &gt;[.$I18]); 1; 0)" office:value-type="float" office:value="1">
            <text:p>1</text:p>
          </table:table-cell>
          <table:table-cell table:style-name="ce9" table:formula="of:=([.$D18]-[.$B18])/[.$N18]" office:value-type="float" office:value="-0.917345011096078">
            <text:p>-0.917</text:p>
          </table:table-cell>
          <table:table-cell table:style-name="ce9" table:formula="of:=([.$E18]-[.$C18])/[.$N18]" office:value-type="float" office:value="-0.398093118022826">
            <text:p>-0.398</text:p>
          </table:table-cell>
          <table:table-cell table:style-name="ce9" table:formula="of:=[.$P18]*([.$F18]-[.$B18])+[.$Q18]*([.$G18]-[.$C18])" office:value-type="float" office:value="1.97090710214171">
            <text:p>1.971</text:p>
          </table:table-cell>
          <table:table-cell table:style-name="ce9" table:formula="of:=([.$F18]-[.$B18]-[.$R18]*[.$P18])/SQRT(([.$F18]-[.$B18]-[.$R18]*[.$P18])^2+([.$G18]-[.$C18]-[.$R18]*[.$Q18])^2)" office:value-type="float" office:value="0.398093118022826">
            <text:p>0.398</text:p>
          </table:table-cell>
          <table:table-cell table:style-name="ce9" table:formula="of:=([.$G18]-[.$C18]-[.R18]*[.$Q18])/SQRT(([.$F18]-[.$B18]-[.R18]*[.$P18])^2+([.$G18]-[.$C18]-[.R18]*[.$Q18])^2)" office:value-type="float" office:value="-0.917345011096078">
            <text:p>-0.917</text:p>
          </table:table-cell>
          <table:table-cell table:style-name="ce9" table:formula="of:=[.$S18]*([.$F18]-[.$B18])+[.$T18]*([.$G18]-[.$C18])" office:value-type="float" office:value="3.46150620319065">
            <text:p>3.462</text:p>
          </table:table-cell>
          <table:table-cell table:style-name="ce48" table:formula="of:=([.$H18]^2-[.$I18]^2+[.$N18]^2)/(2*[.$N18])" office:value-type="float" office:value="2.19494336871693">
            <text:p>2.195</text:p>
          </table:table-cell>
          <table:table-cell table:style-name="ce48" table:formula="of:=([.$H18]^2-[.$J18]^2+[.$R18]^2+[.$U18]^2)/(2*[.$U18])-[.$R18]*[.$V18]/[.$U18]" office:value-type="float" office:value="0.0761471626890879">
            <text:p>0.076</text:p>
          </table:table-cell>
          <table:table-cell table:style-name="ce9" table:formula="of:=[.$B18]+[.$V18]*[.$P18]+[.$W18]*[.$S18]" office:value-type="float" office:value="25.6967933124926">
            <text:p>25.697</text:p>
          </table:table-cell>
          <table:table-cell table:style-name="ce9" table:formula="of:=[.$C18]+[.$V18]*[.$Q18]+[.$W18]*[.$T18]" office:value-type="float" office:value="16.326354930662">
            <text:p>16.326</text:p>
          </table:table-cell>
          <table:table-cell table:style-name="ce54" table:formula="of:=ABS([.$AB18]-[.$X18])/([.$AB18]-MIN([.B18];[.D18];[.F18]))" office:value-type="percentage" office:value="0.333103457486508">
            <text:p>33.3%</text:p>
          </table:table-cell>
          <table:table-cell table:style-name="ce53" table:formula="of:=ABS([.$AC18]-[.$Y18])/([.$AC18]-MIN([.C18];[.E18];[.G18]))" office:value-type="percentage" office:value="0.482891133023054">
            <text:p>48.2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8]+[.AL18]*(ABS([.K18])-[.AK17])" office:value-type="float" office:value="75.3398116467248">
            <text:p>75.340</text:p>
          </table:table-cell>
          <table:table-cell table:style-name="ce6" table:formula="of:=[.AJ18]*(1-[.AL18])" office:value-type="float" office:value="0.00994023273917533">
            <text:p>0.010</text:p>
          </table:table-cell>
          <table:table-cell table:style-name="ce6" table:formula="of:=[.AJ17]+[.$AF18]" office:value-type="float" office:value="0.0100768212773528">
            <text:p>0.010</text:p>
          </table:table-cell>
          <table:table-cell table:style-name="ce6" table:formula="of:=[.AH17]" office:value-type="float" office:value="75.332805105027">
            <text:p>75.333</text:p>
          </table:table-cell>
          <table:table-cell table:style-name="ce65" table:formula="of:=[.AJ18]/([.AJ18]+[.$AG18])" office:value-type="float" office:value="0.0135547246912482">
            <text:p>0.014</text:p>
          </table:table-cell>
          <table:table-cell table:style-name="ce60" table:formula="of:=[.AP18]+[.AQ18]*(ABS([.P18])-[.AP17])" office:value-type="float" office:value="83.9659870378658">
            <text:p>83.966</text:p>
          </table:table-cell>
          <table:table-cell table:style-name="ce6" table:formula="of:=[.AO18]*(1-[.AQ18])" office:value-type="float" office:value="0.0132791728552333">
            <text:p>0.013</text:p>
          </table:table-cell>
          <table:table-cell table:style-name="ce6" table:formula="of:=[.AO17]+[.$AF18]" office:value-type="float" office:value="0.0135240636026915">
            <text:p>0.014</text:p>
          </table:table-cell>
          <table:table-cell table:style-name="ce6" table:formula="of:=[.AM17]" office:value-type="float" office:value="85.4972848540346">
            <text:p>85.497</text:p>
          </table:table-cell>
          <table:table-cell table:style-name="ce65" table:formula="of:=[.AO18]/([.AO18]+[.$AG18])" office:value-type="float" office:value="0.0181077784497746">
            <text:p>0.018</text:p>
          </table:table-cell>
          <table:table-cell table:style-name="ce60" table:formula="of:=[.AU18]+[.AV18]*(ABS([.U18])-[.AU17])" office:value-type="float" office:value="70.8723713594512">
            <text:p>70.872</text:p>
          </table:table-cell>
          <table:table-cell table:style-name="ce6" table:formula="of:=[.AT18]*(1-[.AV18])" office:value-type="float" office:value="0.00683167596752857">
            <text:p>0.007</text:p>
          </table:table-cell>
          <table:table-cell table:style-name="ce6" table:formula="of:=[.AT17]+[.$AF18]" office:value-type="float" office:value="0.0068959171374649">
            <text:p>0.007</text:p>
          </table:table-cell>
          <table:table-cell table:style-name="ce6" table:formula="of:=[.AR17]" office:value-type="float" office:value="71.5060486766293">
            <text:p>71.506</text:p>
          </table:table-cell>
          <table:table-cell table:style-name="ce65" table:formula="of:=[.AT18]/([.AT18]+[.$AG18])" office:value-type="float" office:value="0.00931582683720431">
            <text:p>0.009</text:p>
          </table:table-cell>
          <table:table-cell table:style-name="ce6" table:formula="of:=EXP((-[.AH18]+66.39)/-8.89)" office:value-type="float" office:value="2.7366320055364">
            <text:p>2.737</text:p>
          </table:table-cell>
          <table:table-cell table:style-name="ce6" table:formula="of:=EXP((-[.AM18]+66.39)/-8.89)" office:value-type="float" office:value="7.22141856197545">
            <text:p>7.221</text:p>
          </table:table-cell>
          <table:table-cell table:style-name="ce6" table:formula="of:=EXP((-[.AR18]+66.39)/-8.89)" office:value-type="float" office:value="1.65566667496503">
            <text:p>1.656</text:p>
          </table:table-cell>
          <table:table-cell table:style-name="ce9" table:formula="of:=SQRT(([.$D18]-[.$B18])^2 + ([.$E18]-[.$C18])^2)" office:value-type="float" office:value="4.0442799111832">
            <text:p>4.044</text:p>
          </table:table-cell>
          <table:table-cell table:style-name="ce43" table:formula="of:=IF( ([.$AZ18]-[.$AW18] &lt;[.$AX18])               AND               ([.$AZ18]+[.$AW18]&gt;[.$AX18]); 1; 0)" office:value-type="float" office:value="0">
            <text:p>0</text:p>
          </table:table-cell>
          <table:table-cell table:style-name="ce9" table:formula="of:=([.$D18]-[.$B18])/[.$AZ18]" office:value-type="float" office:value="-0.917345011096078">
            <text:p>-0.917</text:p>
          </table:table-cell>
          <table:table-cell table:style-name="ce9" table:formula="of:=([.$E18]-[.$C18])/[.$AZ18]" office:value-type="float" office:value="-0.398093118022826">
            <text:p>-0.398</text:p>
          </table:table-cell>
          <table:table-cell table:style-name="ce9" table:formula="of:=[.$BB18]*([.$F18]-[.$B18])+[.$BC18]*([.$G18]-[.$C18])" office:value-type="float" office:value="1.97090710214171">
            <text:p>1.971</text:p>
          </table:table-cell>
          <table:table-cell table:style-name="ce9" table:formula="of:=([.$F18]-[.$B18]-[.$BD18]*[.$BB18])/SQRT(([.$F18]-[.$B18]-[.$BD18]*[.$BB18])^2+([.$G18]-[.$C18]-[.$BD18]*[.$BC18])^2)" office:value-type="float" office:value="0.398093118022826">
            <text:p>0.398</text:p>
          </table:table-cell>
          <table:table-cell table:style-name="ce9" table:formula="of:=([.$G18]-[.$C18]-[.BD18]*[.$BC18])/SQRT(([.$F18]-[.$B18]-[.BD18]*[.$BB18])^2+([.$G18]-[.$C18]-[.BD18]*[.$BC18])^2)" office:value-type="float" office:value="-0.917345011096078">
            <text:p>-0.917</text:p>
          </table:table-cell>
          <table:table-cell table:style-name="ce9" table:formula="of:=[.$BE18]*([.$F18]-[.$B18])+[.$BF18]*([.$G18]-[.$C18])" office:value-type="float" office:value="3.46150620319065">
            <text:p>3.462</text:p>
          </table:table-cell>
          <table:table-cell table:style-name="ce48" table:formula="of:=([.$AW18]^2-[.$AX18]^2+[.$AZ18]^2)/(2*[.$AZ18])" office:value-type="float" office:value="-3.4992052893338">
            <text:p>-3.499</text:p>
          </table:table-cell>
          <table:table-cell table:style-name="ce48" table:formula="of:=([.$AW18]^2-[.$AY18]^2+[.$BD18]^2+[.$BG18]^2)/(2*[.$BG18])-[.$BD18]*[.$BH18]/[.$BG18]" office:value-type="float" office:value="4.97003871849496">
            <text:p>4.970</text:p>
          </table:table-cell>
          <table:table-cell table:style-name="ce9" table:formula="of:=[.$B18]+[.$BH18]*[.$BB18]+[.$BI18]*[.$BE18]" office:value-type="float" office:value="32.8685167251112">
            <text:p>32.869</text:p>
          </table:table-cell>
          <table:table-cell table:style-name="ce9" table:formula="of:=[.$C18]+[.$BH18]*[.$BC18]+[.$BI18]*[.$BF18]" office:value-type="float" office:value="14.1037693208672">
            <text:p>14.104</text:p>
          </table:table-cell>
          <table:table-cell table:style-name="ce70" table:formula="of:=ABS([.$AB18]-[.$BJ18])/([.$AB18]-MIN([.B18];[.D18];[.F18]))" office:value-type="percentage" office:value="2.43665335888344">
            <text:p>244%</text:p>
          </table:table-cell>
          <table:table-cell table:style-name="ce70" table:formula="of:=ABS([.$AC18]-[.$BK18])/([.$AC18]-MIN([.C18];[.E18];[.G18]))" office:value-type="percentage" office:value="0.609769568025829">
            <text:p>61%</text:p>
          </table:table-cell>
          <table:table-cell table:style-name="ce6" table:formula="of:=[.AB18]" office:value-type="float" office:value="26.5592971434286">
            <text:p>26.559</text:p>
          </table:table-cell>
          <table:table-cell table:style-name="ce6" table:formula="of:=[.AC18]" office:value-type="float" office:value="15.344104098062">
            <text:p>15.344</text:p>
          </table:table-cell>
          <table:table-cell/>
          <table:table-cell table:style-name="ce6" table:formula="of:=[.BN18]-[.BJ18]" office:value-type="float" office:value="-6.30921958168261">
            <text:p>-6.309</text:p>
          </table:table-cell>
          <table:table-cell table:style-name="ce6" table:formula="of:=[.BO18]-[.BK18]" office:value-type="float" office:value="1.24033477719483">
            <text:p>1.240</text:p>
          </table:table-cell>
          <table:table-cell table:style-name="ce70" table:formula="of:=[.BL18]-[.Z18]" office:value-type="percentage" office:value="2.10354990139693">
            <text:p>210%</text:p>
          </table:table-cell>
          <table:table-cell table:style-name="ce70" table:formula="of:=[.BM18]-[.AA18]" office:value-type="percentage" office:value="0.126878435002775">
            <text:p>13%</text:p>
          </table:table-cell>
          <table:table-cell table:number-columns-repeated="13"/>
          <table:table-cell table:formula="of:=[.BL18]-[.Z18]" office:value-type="percentage" office:value="2.10354990139693">
            <text:p>210.35%</text:p>
          </table:table-cell>
          <table:table-cell table:formula="of:=[.BM18]-[.AA18]" office:value-type="percentage" office:value="0.126878435002775">
            <text:p>12.6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9]+66.39)/-8.89)" office:value-type="float" office:value="1.87957581156176">
            <text:p>1.88</text:p>
          </table:table-cell>
          <table:table-cell table:formula="of:=EXP(([.L19]+66.39)/-8.89)" office:value-type="float" office:value="5.78868709398512">
            <text:p>5.79</text:p>
          </table:table-cell>
          <table:table-cell table:formula="of:=EXP(([.M19]+66.39)/-8.89)" office:value-type="float" office:value="2.10335157059054">
            <text:p>2.1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82">
            <text:p>-82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style-name="ce9" table:formula="of:=SQRT(([.$D19]-[.$B19])^2 + ([.$E19]-[.$C19])^2)" office:value-type="float" office:value="4.0442799111832">
            <text:p>4.044</text:p>
          </table:table-cell>
          <table:table-cell table:style-name="ce43" table:formula="of:=IF( ([.$N19]-[.$H19] &lt;[.$I19])            AND            ([.$N19]+[.$H19] &gt;[.$I19]); 1; 0)" office:value-type="float" office:value="1">
            <text:p>1</text:p>
          </table:table-cell>
          <table:table-cell table:style-name="ce9" table:formula="of:=([.$D19]-[.$B19])/[.$N19]" office:value-type="float" office:value="-0.917345011096078">
            <text:p>-0.917</text:p>
          </table:table-cell>
          <table:table-cell table:style-name="ce9" table:formula="of:=([.$E19]-[.$C19])/[.$N19]" office:value-type="float" office:value="-0.398093118022826">
            <text:p>-0.398</text:p>
          </table:table-cell>
          <table:table-cell table:style-name="ce9" table:formula="of:=[.$P19]*([.$F19]-[.$B19])+[.$Q19]*([.$G19]-[.$C19])" office:value-type="float" office:value="1.97090710214171">
            <text:p>1.971</text:p>
          </table:table-cell>
          <table:table-cell table:style-name="ce9" table:formula="of:=([.$F19]-[.$B19]-[.$R19]*[.$P19])/SQRT(([.$F19]-[.$B19]-[.$R19]*[.$P19])^2+([.$G19]-[.$C19]-[.$R19]*[.$Q19])^2)" office:value-type="float" office:value="0.398093118022826">
            <text:p>0.398</text:p>
          </table:table-cell>
          <table:table-cell table:style-name="ce9" table:formula="of:=([.$G19]-[.$C19]-[.R19]*[.$Q19])/SQRT(([.$F19]-[.$B19]-[.R19]*[.$P19])^2+([.$G19]-[.$C19]-[.R19]*[.$Q19])^2)" office:value-type="float" office:value="-0.917345011096078">
            <text:p>-0.917</text:p>
          </table:table-cell>
          <table:table-cell table:style-name="ce9" table:formula="of:=[.$S19]*([.$F19]-[.$B19])+[.$T19]*([.$G19]-[.$C19])" office:value-type="float" office:value="3.46150620319065">
            <text:p>3.462</text:p>
          </table:table-cell>
          <table:table-cell table:style-name="ce48" table:formula="of:=([.$H19]^2-[.$I19]^2+[.$N19]^2)/(2*[.$N19])" office:value-type="float" office:value="-1.68384648686164">
            <text:p>-1.684</text:p>
          </table:table-cell>
          <table:table-cell table:style-name="ce48" table:formula="of:=([.$H19]^2-[.$J19]^2+[.$R19]^2+[.$U19]^2)/(2*[.$U19])-[.$R19]*[.$V19]/[.$U19]" office:value-type="float" office:value="3.12185305080846">
            <text:p>3.122</text:p>
          </table:table-cell>
          <table:table-cell table:style-name="ce9" table:formula="of:=[.$B19]+[.$V19]*[.$P19]+[.$W19]*[.$S19]" office:value-type="float" office:value="30.4674563891796">
            <text:p>30.467</text:p>
          </table:table-cell>
          <table:table-cell table:style-name="ce9" table:formula="of:=[.$C19]+[.$V19]*[.$Q19]+[.$W19]*[.$T19]" office:value-type="float" office:value="15.0765113766923">
            <text:p>15.077</text:p>
          </table:table-cell>
          <table:table-cell table:style-name="ce54" table:formula="of:=ABS([.$AB19]-[.$X19])/([.$AB19]-MIN([.B19];[.D19];[.F19]))" office:value-type="percentage" office:value="1.50935139123354">
            <text:p>150.9%</text:p>
          </table:table-cell>
          <table:table-cell table:style-name="ce53" table:formula="of:=ABS([.$AC19]-[.$Y19])/([.$AC19]-MIN([.C19];[.E19];[.G19]))" office:value-type="percentage" office:value="0.131553110592828">
            <text:p>13.16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9]+[.AL19]*(ABS([.K19])-[.AK18])" office:value-type="float" office:value="75.2858154839068">
            <text:p>75.286</text:p>
          </table:table-cell>
          <table:table-cell table:style-name="ce6" table:formula="of:=[.AJ19]*(1-[.AL19])" office:value-type="float" office:value="0.0118811596687481">
            <text:p>0.012</text:p>
          </table:table-cell>
          <table:table-cell table:style-name="ce6" table:formula="of:=[.AJ18]+[.$AF19]" office:value-type="float" office:value="0.0120768212773528">
            <text:p>0.012</text:p>
          </table:table-cell>
          <table:table-cell table:style-name="ce6" table:formula="of:=[.AH18]" office:value-type="float" office:value="75.3398116467248">
            <text:p>75.340</text:p>
          </table:table-cell>
          <table:table-cell table:style-name="ce65" table:formula="of:=[.AJ19]/([.AJ19]+[.$AG19])" office:value-type="float" office:value="0.0162014162593946">
            <text:p>0.016</text:p>
          </table:table-cell>
          <table:table-cell table:style-name="ce60" table:formula="of:=[.AP19]+[.AQ19]*(ABS([.P19])-[.AP18])" office:value-type="float" office:value="82.212634173059">
            <text:p>82.213</text:p>
          </table:table-cell>
          <table:table-cell table:style-name="ce6" table:formula="of:=[.AO19]*(1-[.AQ19])" office:value-type="float" office:value="0.0152022477981193">
            <text:p>0.015</text:p>
          </table:table-cell>
          <table:table-cell table:style-name="ce6" table:formula="of:=[.AO18]+[.$AF19]" office:value-type="float" office:value="0.0155240636026915">
            <text:p>0.016</text:p>
          </table:table-cell>
          <table:table-cell table:style-name="ce6" table:formula="of:=[.AM18]" office:value-type="float" office:value="83.9659870378658">
            <text:p>83.966</text:p>
          </table:table-cell>
          <table:table-cell table:style-name="ce65" table:formula="of:=[.AO19]/([.AO19]+[.$AG19])" office:value-type="float" office:value="0.0207301266477928">
            <text:p>0.021</text:p>
          </table:table-cell>
          <table:table-cell table:style-name="ce60" table:formula="of:=[.AU19]+[.AV19]*(ABS([.U19])-[.AU18])" office:value-type="float" office:value="70.0568382659106">
            <text:p>70.057</text:p>
          </table:table-cell>
          <table:table-cell table:style-name="ce6" table:formula="of:=[.AT19]*(1-[.AV19])" office:value-type="float" office:value="0.00878929705363042">
            <text:p>0.009</text:p>
          </table:table-cell>
          <table:table-cell table:style-name="ce6" table:formula="of:=[.AT18]+[.$AF19]" office:value-type="float" office:value="0.0088959171374649">
            <text:p>0.009</text:p>
          </table:table-cell>
          <table:table-cell table:style-name="ce6" table:formula="of:=[.AR18]" office:value-type="float" office:value="70.8723713594512">
            <text:p>70.872</text:p>
          </table:table-cell>
          <table:table-cell table:style-name="ce65" table:formula="of:=[.AT19]/([.AT19]+[.$AG19])" office:value-type="float" office:value="0.0119852829322629">
            <text:p>0.012</text:p>
          </table:table-cell>
          <table:table-cell table:style-name="ce6" table:formula="of:=EXP((-[.AH19]+66.39)/-8.89)" office:value-type="float" office:value="2.72006060189862">
            <text:p>2.720</text:p>
          </table:table-cell>
          <table:table-cell table:style-name="ce6" table:formula="of:=EXP((-[.AM19]+66.39)/-8.89)" office:value-type="float" office:value="5.92881206411721">
            <text:p>5.929</text:p>
          </table:table-cell>
          <table:table-cell table:style-name="ce6" table:formula="of:=EXP((-[.AR19]+66.39)/-8.89)" office:value-type="float" office:value="1.51054082121299">
            <text:p>1.511</text:p>
          </table:table-cell>
          <table:table-cell table:style-name="ce9" table:formula="of:=SQRT(([.$D19]-[.$B19])^2 + ([.$E19]-[.$C19])^2)" office:value-type="float" office:value="4.0442799111832">
            <text:p>4.044</text:p>
          </table:table-cell>
          <table:table-cell table:style-name="ce43" table:formula="of:=IF( ([.$AZ19]-[.$AW19] &lt;[.$AX19])               AND               ([.$AZ19]+[.$AW19]&gt;[.$AX19]); 1; 0)" office:value-type="float" office:value="1">
            <text:p>1</text:p>
          </table:table-cell>
          <table:table-cell table:style-name="ce9" table:formula="of:=([.$D19]-[.$B19])/[.$AZ19]" office:value-type="float" office:value="-0.917345011096078">
            <text:p>-0.917</text:p>
          </table:table-cell>
          <table:table-cell table:style-name="ce9" table:formula="of:=([.$E19]-[.$C19])/[.$AZ19]" office:value-type="float" office:value="-0.398093118022826">
            <text:p>-0.398</text:p>
          </table:table-cell>
          <table:table-cell table:style-name="ce9" table:formula="of:=[.$BB19]*([.$F19]-[.$B19])+[.$BC19]*([.$G19]-[.$C19])" office:value-type="float" office:value="1.97090710214171">
            <text:p>1.971</text:p>
          </table:table-cell>
          <table:table-cell table:style-name="ce9" table:formula="of:=([.$F19]-[.$B19]-[.$BD19]*[.$BB19])/SQRT(([.$F19]-[.$B19]-[.$BD19]*[.$BB19])^2+([.$G19]-[.$C19]-[.$BD19]*[.$BC19])^2)" office:value-type="float" office:value="0.398093118022826">
            <text:p>0.398</text:p>
          </table:table-cell>
          <table:table-cell table:style-name="ce9" table:formula="of:=([.$G19]-[.$C19]-[.BD19]*[.$BC19])/SQRT(([.$F19]-[.$B19]-[.BD19]*[.$BB19])^2+([.$G19]-[.$C19]-[.BD19]*[.$BC19])^2)" office:value-type="float" office:value="-0.917345011096078">
            <text:p>-0.917</text:p>
          </table:table-cell>
          <table:table-cell table:style-name="ce9" table:formula="of:=[.$BE19]*([.$F19]-[.$B19])+[.$BF19]*([.$G19]-[.$C19])" office:value-type="float" office:value="3.46150620319065">
            <text:p>3.462</text:p>
          </table:table-cell>
          <table:table-cell table:style-name="ce48" table:formula="of:=([.$AW19]^2-[.$AX19]^2+[.$AZ19]^2)/(2*[.$AZ19])" office:value-type="float" office:value="-1.40888898195559">
            <text:p>-1.409</text:p>
          </table:table-cell>
          <table:table-cell table:style-name="ce48" table:formula="of:=([.$AW19]^2-[.$AY19]^2+[.$BD19]^2+[.$BG19]^2)/(2*[.$BG19])-[.$BD19]*[.$BH19]/[.$BG19]" office:value-type="float" office:value="3.83316873480113">
            <text:p>3.833</text:p>
          </table:table-cell>
          <table:table-cell table:style-name="ce9" table:formula="of:=[.$B19]+[.$BH19]*[.$BB19]+[.$BI19]*[.$BE19]" office:value-type="float" office:value="30.4983953723298">
            <text:p>30.498</text:p>
          </table:table-cell>
          <table:table-cell table:style-name="ce9" table:formula="of:=[.$C19]+[.$BH19]*[.$BC19]+[.$BI19]*[.$BF19]" office:value-type="float" office:value="14.3145307922154">
            <text:p>14.315</text:p>
          </table:table-cell>
          <table:table-cell table:style-name="ce70" table:formula="of:=ABS([.$AB19]-[.$BJ19])/([.$AB19]-MIN([.B19];[.D19];[.F19]))" office:value-type="percentage" office:value="1.52130018715629">
            <text:p>152%</text:p>
          </table:table-cell>
          <table:table-cell table:style-name="ce70" table:formula="of:=ABS([.$AC19]-[.$BK19])/([.$AC19]-MIN([.C19];[.E19];[.G19]))" office:value-type="percentage" office:value="0.506155661761613">
            <text:p>51%</text:p>
          </table:table-cell>
          <table:table-cell table:style-name="ce6" table:formula="of:=[.AB19]" office:value-type="float" office:value="26.5592971434286">
            <text:p>26.559</text:p>
          </table:table-cell>
          <table:table-cell table:style-name="ce6" table:formula="of:=[.AC19]" office:value-type="float" office:value="15.344104098062">
            <text:p>15.344</text:p>
          </table:table-cell>
          <table:table-cell/>
          <table:table-cell table:style-name="ce6" table:formula="of:=[.BN19]-[.BJ19]" office:value-type="float" office:value="-3.93909822890119">
            <text:p>-3.939</text:p>
          </table:table-cell>
          <table:table-cell table:style-name="ce6" table:formula="of:=[.BO19]-[.BK19]" office:value-type="float" office:value="1.02957330584658">
            <text:p>1.030</text:p>
          </table:table-cell>
          <table:table-cell table:style-name="ce70" table:formula="of:=[.BL19]-[.Z19]" office:value-type="percentage" office:value="0.011948795922752">
            <text:p>1%</text:p>
          </table:table-cell>
          <table:table-cell table:style-name="ce70" table:formula="of:=[.BM19]-[.AA19]" office:value-type="percentage" office:value="0.374602551168785">
            <text:p>37%</text:p>
          </table:table-cell>
          <table:table-cell table:number-columns-repeated="13"/>
          <table:table-cell table:formula="of:=[.BL19]-[.Z19]" office:value-type="percentage" office:value="0.011948795922752">
            <text:p>1.19%</text:p>
          </table:table-cell>
          <table:table-cell table:formula="of:=[.BM19]-[.AA19]" office:value-type="percentage" office:value="0.374602551168785">
            <text:p>37.46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20]+66.39)/-8.89)" office:value-type="float" office:value="3.69123745237239">
            <text:p>3.69</text:p>
          </table:table-cell>
          <table:table-cell table:formula="of:=EXP(([.L20]+66.39)/-8.89)" office:value-type="float" office:value="4.13070334546332">
            <text:p>4.13</text:p>
          </table:table-cell>
          <table:table-cell table:formula="of:=EXP(([.M20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9">
            <text:p>-79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20]-[.$B20])^2 + ([.$E20]-[.$C20])^2)" office:value-type="float" office:value="4.0442799111832">
            <text:p>4.044</text:p>
          </table:table-cell>
          <table:table-cell table:style-name="ce43" table:formula="of:=IF( ([.$N20]-[.$H20] &lt;[.$I20])            AND            ([.$N20]+[.$H20] &gt;[.$I20]); 1; 0)" office:value-type="float" office:value="1">
            <text:p>1</text:p>
          </table:table-cell>
          <table:table-cell table:style-name="ce9" table:formula="of:=([.$D20]-[.$B20])/[.$N20]" office:value-type="float" office:value="-0.917345011096078">
            <text:p>-0.917</text:p>
          </table:table-cell>
          <table:table-cell table:style-name="ce9" table:formula="of:=([.$E20]-[.$C20])/[.$N20]" office:value-type="float" office:value="-0.398093118022826">
            <text:p>-0.398</text:p>
          </table:table-cell>
          <table:table-cell table:style-name="ce9" table:formula="of:=[.$P20]*([.$F20]-[.$B20])+[.$Q20]*([.$G20]-[.$C20])" office:value-type="float" office:value="1.97090710214171">
            <text:p>1.971</text:p>
          </table:table-cell>
          <table:table-cell table:style-name="ce9" table:formula="of:=([.$F20]-[.$B20]-[.$R20]*[.$P20])/SQRT(([.$F20]-[.$B20]-[.$R20]*[.$P20])^2+([.$G20]-[.$C20]-[.$R20]*[.$Q20])^2)" office:value-type="float" office:value="0.398093118022826">
            <text:p>0.398</text:p>
          </table:table-cell>
          <table:table-cell table:style-name="ce9" table:formula="of:=([.$G20]-[.$C20]-[.R20]*[.$Q20])/SQRT(([.$F20]-[.$B20]-[.R20]*[.$P20])^2+([.$G20]-[.$C20]-[.R20]*[.$Q20])^2)" office:value-type="float" office:value="-0.917345011096078">
            <text:p>-0.917</text:p>
          </table:table-cell>
          <table:table-cell table:style-name="ce9" table:formula="of:=[.$S20]*([.$F20]-[.$B20])+[.$T20]*([.$G20]-[.$C20])" office:value-type="float" office:value="3.46150620319065">
            <text:p>3.462</text:p>
          </table:table-cell>
          <table:table-cell table:style-name="ce48" table:formula="of:=([.$H20]^2-[.$I20]^2+[.$N20]^2)/(2*[.$N20])" office:value-type="float" office:value="1.59715995001385">
            <text:p>1.597</text:p>
          </table:table-cell>
          <table:table-cell table:style-name="ce48" table:formula="of:=([.$H20]^2-[.$J20]^2+[.$R20]^2+[.$U20]^2)/(2*[.$U20])-[.$R20]*[.$V20]/[.$U20]" office:value-type="float" office:value="2.0955768863888">
            <text:p>2.096</text:p>
          </table:table-cell>
          <table:table-cell table:style-name="ce9" table:formula="of:=[.$B20]+[.$V20]*[.$P20]+[.$W20]*[.$S20]" office:value-type="float" office:value="27.0490880246914">
            <text:p>27.049</text:p>
          </table:table-cell>
          <table:table-cell table:style-name="ce9" table:formula="of:=[.$C20]+[.$V20]*[.$Q20]+[.$W20]*[.$T20]" office:value-type="float" office:value="14.7118146134208">
            <text:p>14.712</text:p>
          </table:table-cell>
          <table:table-cell table:style-name="ce54" table:formula="of:=ABS([.$AB20]-[.$X20])/([.$AB20]-MIN([.B20];[.D20];[.F20]))" office:value-type="percentage" office:value="0.189159781257961">
            <text:p>18.9%</text:p>
          </table:table-cell>
          <table:table-cell table:style-name="ce53" table:formula="of:=ABS([.$AC20]-[.$Y20])/([.$AC20]-MIN([.C20];[.E20];[.G20]))" office:value-type="percentage" office:value="0.310844211583679">
            <text:p>31.08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20]+[.AL20]*(ABS([.K20])-[.AK19])" office:value-type="float" office:value="75.3359173207023">
            <text:p>75.336</text:p>
          </table:table-cell>
          <table:table-cell table:style-name="ce6" table:formula="of:=[.AJ20]*(1-[.AL20])" office:value-type="float" office:value="0.0138116992226046">
            <text:p>0.014</text:p>
          </table:table-cell>
          <table:table-cell table:style-name="ce6" table:formula="of:=[.AJ19]+[.$AF20]" office:value-type="float" office:value="0.0140768212773528">
            <text:p>0.014</text:p>
          </table:table-cell>
          <table:table-cell table:style-name="ce6" table:formula="of:=[.AH19]" office:value-type="float" office:value="75.2858154839068">
            <text:p>75.286</text:p>
          </table:table-cell>
          <table:table-cell table:style-name="ce65" table:formula="of:=[.AJ20]/([.AJ20]+[.$AG20])" office:value-type="float" office:value="0.0188339433686403">
            <text:p>0.019</text:p>
          </table:table-cell>
          <table:table-cell table:style-name="ce60" table:formula="of:=[.AP20]+[.AQ20]*(ABS([.P20])-[.AP19])" office:value-type="float" office:value="80.2744030177258">
            <text:p>80.274</text:p>
          </table:table-cell>
          <table:table-cell table:style-name="ce6" table:formula="of:=[.AO20]*(1-[.AQ20])" office:value-type="float" office:value="0.0171150781549604">
            <text:p>0.017</text:p>
          </table:table-cell>
          <table:table-cell table:style-name="ce6" table:formula="of:=[.AO19]+[.$AF20]" office:value-type="float" office:value="0.0175240636026915">
            <text:p>0.018</text:p>
          </table:table-cell>
          <table:table-cell table:style-name="ce6" table:formula="of:=[.AM19]" office:value-type="float" office:value="82.212634173059">
            <text:p>82.213</text:p>
          </table:table-cell>
          <table:table-cell table:style-name="ce65" table:formula="of:=[.AO20]/([.AO20]+[.$AG20])" office:value-type="float" office:value="0.0233385050981141">
            <text:p>0.023</text:p>
          </table:table-cell>
          <table:table-cell table:style-name="ce60" table:formula="of:=[.AU20]+[.AV20]*(ABS([.U20])-[.AU19])" office:value-type="float" office:value="69.0699167966816">
            <text:p>69.070</text:p>
          </table:table-cell>
          <table:table-cell table:style-name="ce6" table:formula="of:=[.AT20]*(1-[.AV20])" office:value-type="float" office:value="0.0107363966428832">
            <text:p>0.011</text:p>
          </table:table-cell>
          <table:table-cell table:style-name="ce6" table:formula="of:=[.AT19]+[.$AF20]" office:value-type="float" office:value="0.0108959171374649">
            <text:p>0.011</text:p>
          </table:table-cell>
          <table:table-cell table:style-name="ce6" table:formula="of:=[.AR19]" office:value-type="float" office:value="70.0568382659106">
            <text:p>70.057</text:p>
          </table:table-cell>
          <table:table-cell table:style-name="ce65" table:formula="of:=[.AT20]/([.AT20]+[.$AG20])" office:value-type="float" office:value="0.0146403916778308">
            <text:p>0.015</text:p>
          </table:table-cell>
          <table:table-cell table:style-name="ce6" table:formula="of:=EXP((-[.AH20]+66.39)/-8.89)" office:value-type="float" office:value="2.73543346748086">
            <text:p>2.735</text:p>
          </table:table-cell>
          <table:table-cell table:style-name="ce6" table:formula="of:=EXP((-[.AM20]+66.39)/-8.89)" office:value-type="float" office:value="4.76739538306781">
            <text:p>4.767</text:p>
          </table:table-cell>
          <table:table-cell table:style-name="ce6" table:formula="of:=EXP((-[.AR20]+66.39)/-8.89)" office:value-type="float" office:value="1.35182152126368">
            <text:p>1.352</text:p>
          </table:table-cell>
          <table:table-cell table:style-name="ce9" table:formula="of:=SQRT(([.$D20]-[.$B20])^2 + ([.$E20]-[.$C20])^2)" office:value-type="float" office:value="4.0442799111832">
            <text:p>4.044</text:p>
          </table:table-cell>
          <table:table-cell table:style-name="ce43" table:formula="of:=IF( ([.$AZ20]-[.$AW20] &lt;[.$AX20])               AND               ([.$AZ20]+[.$AW20]&gt;[.$AX20]); 1; 0)" office:value-type="float" office:value="1">
            <text:p>1</text:p>
          </table:table-cell>
          <table:table-cell table:style-name="ce9" table:formula="of:=([.$D20]-[.$B20])/[.$AZ20]" office:value-type="float" office:value="-0.917345011096078">
            <text:p>-0.917</text:p>
          </table:table-cell>
          <table:table-cell table:style-name="ce9" table:formula="of:=([.$E20]-[.$C20])/[.$AZ20]" office:value-type="float" office:value="-0.398093118022826">
            <text:p>-0.398</text:p>
          </table:table-cell>
          <table:table-cell table:style-name="ce9" table:formula="of:=[.$BB20]*([.$F20]-[.$B20])+[.$BC20]*([.$G20]-[.$C20])" office:value-type="float" office:value="1.97090710214171">
            <text:p>1.971</text:p>
          </table:table-cell>
          <table:table-cell table:style-name="ce9" table:formula="of:=([.$F20]-[.$B20]-[.$BD20]*[.$BB20])/SQRT(([.$F20]-[.$B20]-[.$BD20]*[.$BB20])^2+([.$G20]-[.$C20]-[.$BD20]*[.$BC20])^2)" office:value-type="float" office:value="0.398093118022826">
            <text:p>0.398</text:p>
          </table:table-cell>
          <table:table-cell table:style-name="ce9" table:formula="of:=([.$G20]-[.$C20]-[.BD20]*[.$BC20])/SQRT(([.$F20]-[.$B20]-[.BD20]*[.$BB20])^2+([.$G20]-[.$C20]-[.BD20]*[.$BC20])^2)" office:value-type="float" office:value="-0.917345011096078">
            <text:p>-0.917</text:p>
          </table:table-cell>
          <table:table-cell table:style-name="ce9" table:formula="of:=[.$BE20]*([.$F20]-[.$B20])+[.$BF20]*([.$G20]-[.$C20])" office:value-type="float" office:value="3.46150620319065">
            <text:p>3.462</text:p>
          </table:table-cell>
          <table:table-cell table:style-name="ce48" table:formula="of:=([.$AW20]^2-[.$AX20]^2+[.$AZ20]^2)/(2*[.$AZ20])" office:value-type="float" office:value="0.137322037657024">
            <text:p>0.137</text:p>
          </table:table-cell>
          <table:table-cell table:style-name="ce48" table:formula="of:=([.$AW20]^2-[.$AY20]^2+[.$BD20]^2+[.$BG20]^2)/(2*[.$BG20])-[.$BD20]*[.$BH20]/[.$BG20]" office:value-type="float" office:value="3.03052712309549">
            <text:p>3.031</text:p>
          </table:table-cell>
          <table:table-cell table:style-name="ce9" table:formula="of:=[.$B20]+[.$BH20]*[.$BB20]+[.$BI20]*[.$BE20]" office:value-type="float" office:value="28.7604603055276">
            <text:p>28.760</text:p>
          </table:table-cell>
          <table:table-cell table:style-name="ce9" table:formula="of:=[.$C20]+[.$BH20]*[.$BC20]+[.$BI20]*[.$BF20]" office:value-type="float" office:value="14.4352941044929">
            <text:p>14.435</text:p>
          </table:table-cell>
          <table:table-cell table:style-name="ce71" table:formula="of:=ABS([.$AB20]-[.$BJ20])/([.$AB20]-MIN([.B20];[.D20];[.F20]))" office:value-type="percentage" office:value="0.850100641282271">
            <text:p>85%</text:p>
          </table:table-cell>
          <table:table-cell table:style-name="ce71" table:formula="of:=ABS([.$AC20]-[.$BK20])/([.$AC20]-MIN([.C20];[.E20];[.G20]))" office:value-type="percentage" office:value="0.446786373634958">
            <text:p>45%</text:p>
          </table:table-cell>
          <table:table-cell table:style-name="ce6" table:formula="of:=[.AB20]" office:value-type="float" office:value="26.5592971434286">
            <text:p>26.559</text:p>
          </table:table-cell>
          <table:table-cell table:style-name="ce6" table:formula="of:=[.AC20]" office:value-type="float" office:value="15.344104098062">
            <text:p>15.344</text:p>
          </table:table-cell>
          <table:table-cell/>
          <table:table-cell table:style-name="ce6" table:formula="of:=[.BN20]-[.BJ20]" office:value-type="float" office:value="-2.20116316209901">
            <text:p>-2.201</text:p>
          </table:table-cell>
          <table:table-cell table:style-name="ce6" table:formula="of:=[.BO20]-[.BK20]" office:value-type="float" office:value="0.908809993569127">
            <text:p>0.909</text:p>
          </table:table-cell>
          <table:table-cell table:style-name="ce70" table:formula="of:=[.BL20]-[.Z20]" office:value-type="percentage" office:value="0.66094086002431">
            <text:p>66%</text:p>
          </table:table-cell>
          <table:table-cell table:style-name="ce70" table:formula="of:=[.BM20]-[.AA20]" office:value-type="percentage" office:value="0.135942162051279">
            <text:p>14%</text:p>
          </table:table-cell>
          <table:table-cell table:number-columns-repeated="13"/>
          <table:table-cell table:formula="of:=[.BL20]-[.Z20]" office:value-type="percentage" office:value="0.66094086002431">
            <text:p>66.09%</text:p>
          </table:table-cell>
          <table:table-cell table:formula="of:=[.BM20]-[.AA20]" office:value-type="percentage" office:value="0.135942162051279">
            <text:p>13.5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21]+66.39)/-8.89)" office:value-type="float" office:value="2.63400087893114">
            <text:p>2.63</text:p>
          </table:table-cell>
          <table:table-cell table:formula="of:=EXP(([.L21]+66.39)/-8.89)" office:value-type="float" office:value="1.87957581156176">
            <text:p>1.88</text:p>
          </table:table-cell>
          <table:table-cell table:formula="of:=EXP(([.M21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72">
            <text:p>-72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21]-[.$B21])^2 + ([.$E21]-[.$C21])^2)" office:value-type="float" office:value="4.0442799111832">
            <text:p>4.044</text:p>
          </table:table-cell>
          <table:table-cell table:style-name="ce43" table:formula="of:=IF( ([.$N21]-[.$H21] &lt;[.$I21])            AND            ([.$N21]+[.$H21] &gt;[.$I21]); 1; 0)" office:value-type="float" office:value="1">
            <text:p>1</text:p>
          </table:table-cell>
          <table:table-cell table:style-name="ce9" table:formula="of:=([.$D21]-[.$B21])/[.$N21]" office:value-type="float" office:value="-0.917345011096078">
            <text:p>-0.917</text:p>
          </table:table-cell>
          <table:table-cell table:style-name="ce9" table:formula="of:=([.$E21]-[.$C21])/[.$N21]" office:value-type="float" office:value="-0.398093118022826">
            <text:p>-0.398</text:p>
          </table:table-cell>
          <table:table-cell table:style-name="ce9" table:formula="of:=[.$P21]*([.$F21]-[.$B21])+[.$Q21]*([.$G21]-[.$C21])" office:value-type="float" office:value="1.97090710214171">
            <text:p>1.971</text:p>
          </table:table-cell>
          <table:table-cell table:style-name="ce9" table:formula="of:=([.$F21]-[.$B21]-[.$R21]*[.$P21])/SQRT(([.$F21]-[.$B21]-[.$R21]*[.$P21])^2+([.$G21]-[.$C21]-[.$R21]*[.$Q21])^2)" office:value-type="float" office:value="0.398093118022826">
            <text:p>0.398</text:p>
          </table:table-cell>
          <table:table-cell table:style-name="ce9" table:formula="of:=([.$G21]-[.$C21]-[.R21]*[.$Q21])/SQRT(([.$F21]-[.$B21]-[.R21]*[.$P21])^2+([.$G21]-[.$C21]-[.R21]*[.$Q21])^2)" office:value-type="float" office:value="-0.917345011096078">
            <text:p>-0.917</text:p>
          </table:table-cell>
          <table:table-cell table:style-name="ce9" table:formula="of:=[.$S21]*([.$F21]-[.$B21])+[.$T21]*([.$G21]-[.$C21])" office:value-type="float" office:value="3.46150620319065">
            <text:p>3.462</text:p>
          </table:table-cell>
          <table:table-cell table:style-name="ce48" table:formula="of:=([.$H21]^2-[.$I21]^2+[.$N21]^2)/(2*[.$N21])" office:value-type="float" office:value="2.4431240953622">
            <text:p>2.443</text:p>
          </table:table-cell>
          <table:table-cell table:style-name="ce48" table:formula="of:=([.$H21]^2-[.$J21]^2+[.$R21]^2+[.$U21]^2)/(2*[.$U21])-[.$R21]*[.$V21]/[.$U21]" office:value-type="float" office:value="1.39264724240408">
            <text:p>1.393</text:p>
          </table:table-cell>
          <table:table-cell table:style-name="ce9" table:formula="of:=[.$B21]+[.$V21]*[.$P21]+[.$W21]*[.$S21]" office:value-type="float" office:value="25.9932155826654">
            <text:p>25.993</text:p>
          </table:table-cell>
          <table:table-cell table:style-name="ce9" table:formula="of:=[.$C21]+[.$V21]*[.$Q21]+[.$W21]*[.$T21]" office:value-type="float" office:value="15.0198711111245">
            <text:p>15.020</text:p>
          </table:table-cell>
          <table:table-cell table:style-name="ce54" table:formula="of:=ABS([.$AB21]-[.$X21])/([.$AB21]-MIN([.B21];[.D21];[.F21]))" office:value-type="percentage" office:value="0.218623637769758">
            <text:p>21.9%</text:p>
          </table:table-cell>
          <table:table-cell table:style-name="ce53" table:formula="of:=ABS([.$AC21]-[.$Y21])/([.$AC21]-MIN([.C21];[.E21];[.G21]))" office:value-type="percentage" office:value="0.159398423731825">
            <text:p>15.94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21]+[.AL21]*(ABS([.K21])-[.AK20])" office:value-type="float" office:value="75.329785887064">
            <text:p>75.330</text:p>
          </table:table-cell>
          <table:table-cell table:style-name="ce6" table:formula="of:=[.AJ21]*(1-[.AL21])" office:value-type="float" office:value="0.015731934564327">
            <text:p>0.016</text:p>
          </table:table-cell>
          <table:table-cell table:style-name="ce6" table:formula="of:=[.AJ20]+[.$AF21]" office:value-type="float" office:value="0.0160768212773528">
            <text:p>0.016</text:p>
          </table:table-cell>
          <table:table-cell table:style-name="ce6" table:formula="of:=[.AH20]" office:value-type="float" office:value="75.3359173207023">
            <text:p>75.336</text:p>
          </table:table-cell>
          <table:table-cell table:style-name="ce65" table:formula="of:=[.AJ21]/([.AJ21]+[.$AG21])" office:value-type="float" office:value="0.0214524194227141">
            <text:p>0.021</text:p>
          </table:table-cell>
          <table:table-cell table:style-name="ce60" table:formula="of:=[.AP21]+[.AQ21]*(ABS([.P21])-[.AP20])" office:value-type="float" office:value="78.1661702406577">
            <text:p>78.166</text:p>
          </table:table-cell>
          <table:table-cell table:style-name="ce6" table:formula="of:=[.AO21]*(1-[.AQ21])" office:value-type="float" office:value="0.0190177455705758">
            <text:p>0.019</text:p>
          </table:table-cell>
          <table:table-cell table:style-name="ce6" table:formula="of:=[.AO20]+[.$AF21]" office:value-type="float" office:value="0.0195240636026915">
            <text:p>0.020</text:p>
          </table:table-cell>
          <table:table-cell table:style-name="ce6" table:formula="of:=[.AM20]" office:value-type="float" office:value="80.2744030177258">
            <text:p>80.274</text:p>
          </table:table-cell>
          <table:table-cell table:style-name="ce65" table:formula="of:=[.AO21]/([.AO21]+[.$AG21])" office:value-type="float" office:value="0.0259330251334484">
            <text:p>0.026</text:p>
          </table:table-cell>
          <table:table-cell table:style-name="ce60" table:formula="of:=[.AU21]+[.AV21]*(ABS([.U21])-[.AU20])" office:value-type="float" office:value="67.9190649870186">
            <text:p>67.919</text:p>
          </table:table-cell>
          <table:table-cell table:style-name="ce6" table:formula="of:=[.AT21]*(1-[.AV21])" office:value-type="float" office:value="0.0126730593317416">
            <text:p>0.013</text:p>
          </table:table-cell>
          <table:table-cell table:style-name="ce6" table:formula="of:=[.AT20]+[.$AF21]" office:value-type="float" office:value="0.0128959171374649">
            <text:p>0.013</text:p>
          </table:table-cell>
          <table:table-cell table:style-name="ce6" table:formula="of:=[.AR20]" office:value-type="float" office:value="69.0699167966816">
            <text:p>69.070</text:p>
          </table:table-cell>
          <table:table-cell table:style-name="ce65" table:formula="of:=[.AT21]/([.AT21]+[.$AG21])" office:value-type="float" office:value="0.0172812684315339">
            <text:p>0.017</text:p>
          </table:table-cell>
          <table:table-cell table:style-name="ce6" table:formula="of:=EXP((-[.AH21]+66.39)/-8.89)" office:value-type="float" office:value="2.73354748927636">
            <text:p>2.734</text:p>
          </table:table-cell>
          <table:table-cell table:style-name="ce6" table:formula="of:=EXP((-[.AM21]+66.39)/-8.89)" office:value-type="float" office:value="3.76088224827873">
            <text:p>3.761</text:p>
          </table:table-cell>
          <table:table-cell table:style-name="ce6" table:formula="of:=EXP((-[.AR21]+66.39)/-8.89)" office:value-type="float" office:value="1.18767582752547">
            <text:p>1.188</text:p>
          </table:table-cell>
          <table:table-cell table:style-name="ce9" table:formula="of:=SQRT(([.$D21]-[.$B21])^2 + ([.$E21]-[.$C21])^2)" office:value-type="float" office:value="4.0442799111832">
            <text:p>4.044</text:p>
          </table:table-cell>
          <table:table-cell table:style-name="ce43" table:formula="of:=IF( ([.$AZ21]-[.$AW21] &lt;[.$AX21])               AND               ([.$AZ21]+[.$AW21]&gt;[.$AX21]); 1; 0)" office:value-type="float" office:value="1">
            <text:p>1</text:p>
          </table:table-cell>
          <table:table-cell table:style-name="ce9" table:formula="of:=([.$D21]-[.$B21])/[.$AZ21]" office:value-type="float" office:value="-0.917345011096078">
            <text:p>-0.917</text:p>
          </table:table-cell>
          <table:table-cell table:style-name="ce9" table:formula="of:=([.$E21]-[.$C21])/[.$AZ21]" office:value-type="float" office:value="-0.398093118022826">
            <text:p>-0.398</text:p>
          </table:table-cell>
          <table:table-cell table:style-name="ce9" table:formula="of:=[.$BB21]*([.$F21]-[.$B21])+[.$BC21]*([.$G21]-[.$C21])" office:value-type="float" office:value="1.97090710214171">
            <text:p>1.971</text:p>
          </table:table-cell>
          <table:table-cell table:style-name="ce9" table:formula="of:=([.$F21]-[.$B21]-[.$BD21]*[.$BB21])/SQRT(([.$F21]-[.$B21]-[.$BD21]*[.$BB21])^2+([.$G21]-[.$C21]-[.$BD21]*[.$BC21])^2)" office:value-type="float" office:value="0.398093118022826">
            <text:p>0.398</text:p>
          </table:table-cell>
          <table:table-cell table:style-name="ce9" table:formula="of:=([.$G21]-[.$C21]-[.BD21]*[.$BC21])/SQRT(([.$F21]-[.$B21]-[.BD21]*[.$BB21])^2+([.$G21]-[.$C21]-[.BD21]*[.$BC21])^2)" office:value-type="float" office:value="-0.917345011096078">
            <text:p>-0.917</text:p>
          </table:table-cell>
          <table:table-cell table:style-name="ce9" table:formula="of:=[.$BE21]*([.$F21]-[.$B21])+[.$BF21]*([.$G21]-[.$C21])" office:value-type="float" office:value="3.46150620319065">
            <text:p>3.462</text:p>
          </table:table-cell>
          <table:table-cell table:style-name="ce48" table:formula="of:=([.$AW21]^2-[.$AX21]^2+[.$AZ21]^2)/(2*[.$AZ21])" office:value-type="float" office:value="1.19727699409878">
            <text:p>1.197</text:p>
          </table:table-cell>
          <table:table-cell table:style-name="ce48" table:formula="of:=([.$AW21]^2-[.$AY21]^2+[.$BD21]^2+[.$BG21]^2)/(2*[.$BG21])-[.$BD21]*[.$BH21]/[.$BG21]" office:value-type="float" office:value="2.48573359874066">
            <text:p>2.486</text:p>
          </table:table-cell>
          <table:table-cell table:style-name="ce9" table:formula="of:=[.$B21]+[.$BH21]*[.$BB21]+[.$BI21]*[.$BE21]" office:value-type="float" office:value="27.5712373614601">
            <text:p>27.571</text:p>
          </table:table-cell>
          <table:table-cell table:style-name="ce9" table:formula="of:=[.$C21]+[.$BH21]*[.$BC21]+[.$BI21]*[.$BF21]" office:value-type="float" office:value="14.5130969525636">
            <text:p>14.513</text:p>
          </table:table-cell>
          <table:table-cell table:style-name="ce70" table:formula="of:=ABS([.$AB21]-[.$BJ21])/([.$AB21]-MIN([.B21];[.D21];[.F21]))" office:value-type="percentage" office:value="0.39081656603212">
            <text:p>39%</text:p>
          </table:table-cell>
          <table:table-cell table:style-name="ce70" table:formula="of:=ABS([.$AC21]-[.$BK21])/([.$AC21]-MIN([.C21];[.E21];[.G21]))" office:value-type="percentage" office:value="0.408537176779778">
            <text:p>41%</text:p>
          </table:table-cell>
          <table:table-cell table:style-name="ce6" table:formula="of:=[.AB21]" office:value-type="float" office:value="26.5592971434286">
            <text:p>26.559</text:p>
          </table:table-cell>
          <table:table-cell table:style-name="ce6" table:formula="of:=[.AC21]" office:value-type="float" office:value="15.344104098062">
            <text:p>15.344</text:p>
          </table:table-cell>
          <table:table-cell/>
          <table:table-cell table:style-name="ce6" table:formula="of:=[.BN21]-[.BJ21]" office:value-type="float" office:value="-1.01194021803154">
            <text:p>-1.012</text:p>
          </table:table-cell>
          <table:table-cell table:style-name="ce6" table:formula="of:=[.BO21]-[.BK21]" office:value-type="float" office:value="0.831007145498425">
            <text:p>0.831</text:p>
          </table:table-cell>
          <table:table-cell table:style-name="ce70" table:formula="of:=[.BL21]-[.Z21]" office:value-type="percentage" office:value="0.172192928262361">
            <text:p>17%</text:p>
          </table:table-cell>
          <table:table-cell table:style-name="ce70" table:formula="of:=[.BM21]-[.AA21]" office:value-type="percentage" office:value="0.249138753047953">
            <text:p>25%</text:p>
          </table:table-cell>
          <table:table-cell table:number-columns-repeated="13"/>
          <table:table-cell table:formula="of:=[.BL21]-[.Z21]" office:value-type="percentage" office:value="0.172192928262361">
            <text:p>17.22%</text:p>
          </table:table-cell>
          <table:table-cell table:formula="of:=[.BM21]-[.AA21]" office:value-type="percentage" office:value="0.249138753047953">
            <text:p>24.91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22]+66.39)/-8.89)" office:value-type="float" office:value="2.35376929320541">
            <text:p>2.35</text:p>
          </table:table-cell>
          <table:table-cell table:formula="of:=EXP(([.L22]+66.39)/-8.89)" office:value-type="float" office:value="4.13070334546332">
            <text:p>4.13</text:p>
          </table:table-cell>
          <table:table-cell table:formula="of:=EXP(([.M22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79">
            <text:p>-79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22]-[.$B22])^2 + ([.$E22]-[.$C22])^2)" office:value-type="float" office:value="4.0442799111832">
            <text:p>4.044</text:p>
          </table:table-cell>
          <table:table-cell table:style-name="ce43" table:formula="of:=IF( ([.$N22]-[.$H22] &lt;[.$I22])            AND            ([.$N22]+[.$H22] &gt;[.$I22]); 1; 0)" office:value-type="float" office:value="1">
            <text:p>1</text:p>
          </table:table-cell>
          <table:table-cell table:style-name="ce9" table:formula="of:=([.$D22]-[.$B22])/[.$N22]" office:value-type="float" office:value="-0.917345011096078">
            <text:p>-0.917</text:p>
          </table:table-cell>
          <table:table-cell table:style-name="ce9" table:formula="of:=([.$E22]-[.$C22])/[.$N22]" office:value-type="float" office:value="-0.398093118022826">
            <text:p>-0.398</text:p>
          </table:table-cell>
          <table:table-cell table:style-name="ce9" table:formula="of:=[.$P22]*([.$F22]-[.$B22])+[.$Q22]*([.$G22]-[.$C22])" office:value-type="float" office:value="1.97090710214171">
            <text:p>1.971</text:p>
          </table:table-cell>
          <table:table-cell table:style-name="ce9" table:formula="of:=([.$F22]-[.$B22]-[.$R22]*[.$P22])/SQRT(([.$F22]-[.$B22]-[.$R22]*[.$P22])^2+([.$G22]-[.$C22]-[.$R22]*[.$Q22])^2)" office:value-type="float" office:value="0.398093118022826">
            <text:p>0.398</text:p>
          </table:table-cell>
          <table:table-cell table:style-name="ce9" table:formula="of:=([.$G22]-[.$C22]-[.R22]*[.$Q22])/SQRT(([.$F22]-[.$B22]-[.R22]*[.$P22])^2+([.$G22]-[.$C22]-[.R22]*[.$Q22])^2)" office:value-type="float" office:value="-0.917345011096078">
            <text:p>-0.917</text:p>
          </table:table-cell>
          <table:table-cell table:style-name="ce9" table:formula="of:=[.$S22]*([.$F22]-[.$B22])+[.$T22]*([.$G22]-[.$C22])" office:value-type="float" office:value="3.46150620319065">
            <text:p>3.462</text:p>
          </table:table-cell>
          <table:table-cell table:style-name="ce48" table:formula="of:=([.$H22]^2-[.$I22]^2+[.$N22]^2)/(2*[.$N22])" office:value-type="float" office:value="0.59759955586267">
            <text:p>0.598</text:p>
          </table:table-cell>
          <table:table-cell table:style-name="ce48" table:formula="of:=([.$H22]^2-[.$J22]^2+[.$R22]^2+[.$U22]^2)/(2*[.$U22])-[.$R22]*[.$V22]/[.$U22]" office:value-type="float" office:value="0.783744014825945">
            <text:p>0.784</text:p>
          </table:table-cell>
          <table:table-cell table:style-name="ce9" table:formula="of:=[.$B22]+[.$V22]*[.$P22]+[.$W22]*[.$S22]" office:value-type="float" office:value="27.4437981273899">
            <text:p>27.444</text:p>
          </table:table-cell>
          <table:table-cell table:style-name="ce9" table:formula="of:=[.$C22]+[.$V22]*[.$Q22]+[.$W22]*[.$T22]" office:value-type="float" office:value="16.3131360675006">
            <text:p>16.313</text:p>
          </table:table-cell>
          <table:table-cell table:style-name="ce54" table:formula="of:=ABS([.$AB22]-[.$X22])/([.$AB22]-MIN([.B22];[.D22];[.F22]))" office:value-type="percentage" office:value="0.341598872190516">
            <text:p>34.2%</text:p>
          </table:table-cell>
          <table:table-cell table:style-name="ce53" table:formula="of:=ABS([.$AC22]-[.$Y22])/([.$AC22]-MIN([.C22];[.E22];[.G22]))" office:value-type="percentage" office:value="0.476392516175465">
            <text:p>47.64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22]+[.AL22]*(ABS([.K22])-[.AK21])" office:value-type="float" office:value="75.2976477820347">
            <text:p>75.298</text:p>
          </table:table-cell>
          <table:table-cell table:style-name="ce6" table:formula="of:=[.AJ22]*(1-[.AL22])" office:value-type="float" office:value="0.0176419479720924">
            <text:p>0.018</text:p>
          </table:table-cell>
          <table:table-cell table:style-name="ce6" table:formula="of:=[.AJ21]+[.$AF22]" office:value-type="float" office:value="0.0180768212773528">
            <text:p>0.018</text:p>
          </table:table-cell>
          <table:table-cell table:style-name="ce6" table:formula="of:=[.AH21]" office:value-type="float" office:value="75.329785887064">
            <text:p>75.330</text:p>
          </table:table-cell>
          <table:table-cell table:style-name="ce65" table:formula="of:=[.AJ22]/([.AJ22]+[.$AG22])" office:value-type="float" office:value="0.0240569566179872">
            <text:p>0.024</text:p>
          </table:table-cell>
          <table:table-cell table:style-name="ce60" table:formula="of:=[.AP22]+[.AQ22]*(ABS([.P22])-[.AP21])" office:value-type="float" office:value="75.9033992055505">
            <text:p>75.903</text:p>
          </table:table-cell>
          <table:table-cell table:style-name="ce6" table:formula="of:=[.AO22]*(1-[.AQ22])" office:value-type="float" office:value="0.0209103308245194">
            <text:p>0.021</text:p>
          </table:table-cell>
          <table:table-cell table:style-name="ce6" table:formula="of:=[.AO21]+[.$AF22]" office:value-type="float" office:value="0.0215240636026915">
            <text:p>0.022</text:p>
          </table:table-cell>
          <table:table-cell table:style-name="ce6" table:formula="of:=[.AM21]" office:value-type="float" office:value="78.1661702406577">
            <text:p>78.166</text:p>
          </table:table-cell>
          <table:table-cell table:style-name="ce65" table:formula="of:=[.AO22]/([.AO22]+[.$AG22])" office:value-type="float" office:value="0.02851379690661">
            <text:p>0.029</text:p>
          </table:table-cell>
          <table:table-cell table:style-name="ce60" table:formula="of:=[.AU22]+[.AV22]*(ABS([.U22])-[.AU21])" office:value-type="float" office:value="66.6129309566579">
            <text:p>66.613</text:p>
          </table:table-cell>
          <table:table-cell table:style-name="ce6" table:formula="of:=[.AT22]*(1-[.AV22])" office:value-type="float" office:value="0.0145993688121713">
            <text:p>0.015</text:p>
          </table:table-cell>
          <table:table-cell table:style-name="ce6" table:formula="of:=[.AT21]+[.$AF22]" office:value-type="float" office:value="0.0148959171374649">
            <text:p>0.015</text:p>
          </table:table-cell>
          <table:table-cell table:style-name="ce6" table:formula="of:=[.AR21]" office:value-type="float" office:value="67.9190649870186">
            <text:p>67.919</text:p>
          </table:table-cell>
          <table:table-cell table:style-name="ce65" table:formula="of:=[.AT22]/([.AT22]+[.$AG22])" office:value-type="float" office:value="0.0199080273176174">
            <text:p>0.020</text:p>
          </table:table-cell>
          <table:table-cell table:style-name="ce6" table:formula="of:=EXP((-[.AH22]+66.39)/-8.89)" office:value-type="float" office:value="2.72368332358307">
            <text:p>2.724</text:p>
          </table:table-cell>
          <table:table-cell table:style-name="ce6" table:formula="of:=EXP((-[.AM22]+66.39)/-8.89)" office:value-type="float" office:value="2.91573999485362">
            <text:p>2.916</text:p>
          </table:table-cell>
          <table:table-cell table:style-name="ce6" table:formula="of:=EXP((-[.AR22]+66.39)/-8.89)" office:value-type="float" office:value="1.02539366067051">
            <text:p>1.025</text:p>
          </table:table-cell>
          <table:table-cell table:style-name="ce9" table:formula="of:=SQRT(([.$D22]-[.$B22])^2 + ([.$E22]-[.$C22])^2)" office:value-type="float" office:value="4.0442799111832">
            <text:p>4.044</text:p>
          </table:table-cell>
          <table:table-cell table:style-name="ce43" table:formula="of:=IF( ([.$AZ22]-[.$AW22] &lt;[.$AX22])               AND               ([.$AZ22]+[.$AW22]&gt;[.$AX22]); 1; 0)" office:value-type="float" office:value="1">
            <text:p>1</text:p>
          </table:table-cell>
          <table:table-cell table:style-name="ce9" table:formula="of:=([.$D22]-[.$B22])/[.$AZ22]" office:value-type="float" office:value="-0.917345011096078">
            <text:p>-0.917</text:p>
          </table:table-cell>
          <table:table-cell table:style-name="ce9" table:formula="of:=([.$E22]-[.$C22])/[.$AZ22]" office:value-type="float" office:value="-0.398093118022826">
            <text:p>-0.398</text:p>
          </table:table-cell>
          <table:table-cell table:style-name="ce9" table:formula="of:=[.$BB22]*([.$F22]-[.$B22])+[.$BC22]*([.$G22]-[.$C22])" office:value-type="float" office:value="1.97090710214171">
            <text:p>1.971</text:p>
          </table:table-cell>
          <table:table-cell table:style-name="ce9" table:formula="of:=([.$F22]-[.$B22]-[.$BD22]*[.$BB22])/SQRT(([.$F22]-[.$B22]-[.$BD22]*[.$BB22])^2+([.$G22]-[.$C22]-[.$BD22]*[.$BC22])^2)" office:value-type="float" office:value="0.398093118022826">
            <text:p>0.398</text:p>
          </table:table-cell>
          <table:table-cell table:style-name="ce9" table:formula="of:=([.$G22]-[.$C22]-[.BD22]*[.$BC22])/SQRT(([.$F22]-[.$B22]-[.BD22]*[.$BB22])^2+([.$G22]-[.$C22]-[.BD22]*[.$BC22])^2)" office:value-type="float" office:value="-0.917345011096078">
            <text:p>-0.917</text:p>
          </table:table-cell>
          <table:table-cell table:style-name="ce9" table:formula="of:=[.$BE22]*([.$F22]-[.$B22])+[.$BF22]*([.$G22]-[.$C22])" office:value-type="float" office:value="3.46150620319065">
            <text:p>3.462</text:p>
          </table:table-cell>
          <table:table-cell table:style-name="ce48" table:formula="of:=([.$AW22]^2-[.$AX22]^2+[.$AZ22]^2)/(2*[.$AZ22])" office:value-type="float" office:value="1.88823615884529">
            <text:p>1.888</text:p>
          </table:table-cell>
          <table:table-cell table:style-name="ce48" table:formula="of:=([.$AW22]^2-[.$AY22]^2+[.$BD22]^2+[.$BG22]^2)/(2*[.$BG22])-[.$BD22]*[.$BH22]/[.$BG22]" office:value-type="float" office:value="2.13641717039394">
            <text:p>2.136</text:p>
          </table:table-cell>
          <table:table-cell table:style-name="ce9" table:formula="of:=[.$B22]+[.$BH22]*[.$BB22]+[.$BI22]*[.$BE22]" office:value-type="float" office:value="26.7983289526717">
            <text:p>26.798</text:p>
          </table:table-cell>
          <table:table-cell table:style-name="ce9" table:formula="of:=[.$C22]+[.$BH22]*[.$BC22]+[.$BI22]*[.$BF22]" office:value-type="float" office:value="14.558474547081">
            <text:p>14.558</text:p>
          </table:table-cell>
          <table:table-cell table:style-name="ce70" table:formula="of:=ABS([.$AB22]-[.$BJ22])/([.$AB22]-MIN([.B22];[.D22];[.F22]))" office:value-type="percentage" office:value="0.0923153257437902">
            <text:p>9%</text:p>
          </table:table-cell>
          <table:table-cell table:style-name="ce70" table:formula="of:=ABS([.$AC22]-[.$BK22])/([.$AC22]-MIN([.C22];[.E22];[.G22]))" office:value-type="percentage" office:value="0.38622878333983">
            <text:p>39%</text:p>
          </table:table-cell>
          <table:table-cell table:style-name="ce6" table:formula="of:=[.AB22]" office:value-type="float" office:value="26.5592971434286">
            <text:p>26.559</text:p>
          </table:table-cell>
          <table:table-cell table:style-name="ce6" table:formula="of:=[.AC22]" office:value-type="float" office:value="15.344104098062">
            <text:p>15.344</text:p>
          </table:table-cell>
          <table:table-cell/>
          <table:table-cell table:style-name="ce6" table:formula="of:=[.BN22]-[.BJ22]" office:value-type="float" office:value="-0.239031809243077">
            <text:p>-0.239</text:p>
          </table:table-cell>
          <table:table-cell table:style-name="ce6" table:formula="of:=[.BO22]-[.BK22]" office:value-type="float" office:value="0.785629550981048">
            <text:p>0.786</text:p>
          </table:table-cell>
          <table:table-cell table:style-name="ce70" table:formula="of:=[.BL22]-[.Z22]" office:value-type="percentage" office:value="-0.249283546446726">
            <text:p>-25%</text:p>
          </table:table-cell>
          <table:table-cell table:style-name="ce70" table:formula="of:=[.BM22]-[.AA22]" office:value-type="percentage" office:value="-0.0901637328356352">
            <text:p>-9%</text:p>
          </table:table-cell>
          <table:table-cell table:number-columns-repeated="13"/>
          <table:table-cell table:formula="of:=[.BL22]-[.Z22]" office:value-type="percentage" office:value="-0.249283546446726">
            <text:p>-24.93%</text:p>
          </table:table-cell>
          <table:table-cell table:formula="of:=[.BM22]-[.AA22]" office:value-type="percentage" office:value="-0.0901637328356352">
            <text:p>-9.02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23]+66.39)/-8.89)" office:value-type="float" office:value="3.69123745237239">
            <text:p>3.69</text:p>
          </table:table-cell>
          <table:table-cell table:formula="of:=EXP(([.L23]+66.39)/-8.89)" office:value-type="float" office:value="8.11215317819232">
            <text:p>8.11</text:p>
          </table:table-cell>
          <table:table-cell table:formula="of:=EXP(([.M23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85">
            <text:p>-85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23]-[.$B23])^2 + ([.$E23]-[.$C23])^2)" office:value-type="float" office:value="4.0442799111832">
            <text:p>4.044</text:p>
          </table:table-cell>
          <table:table-cell table:style-name="ce43" table:formula="of:=IF( ([.$N23]-[.$H23] &lt;[.$I23])            AND            ([.$N23]+[.$H23] &gt;[.$I23]); 1; 0)" office:value-type="float" office:value="0">
            <text:p>0</text:p>
          </table:table-cell>
          <table:table-cell table:style-name="ce9" table:formula="of:=([.$D23]-[.$B23])/[.$N23]" office:value-type="float" office:value="-0.917345011096078">
            <text:p>-0.917</text:p>
          </table:table-cell>
          <table:table-cell table:style-name="ce9" table:formula="of:=([.$E23]-[.$C23])/[.$N23]" office:value-type="float" office:value="-0.398093118022826">
            <text:p>-0.398</text:p>
          </table:table-cell>
          <table:table-cell table:style-name="ce9" table:formula="of:=[.$P23]*([.$F23]-[.$B23])+[.$Q23]*([.$G23]-[.$C23])" office:value-type="float" office:value="1.97090710214171">
            <text:p>1.971</text:p>
          </table:table-cell>
          <table:table-cell table:style-name="ce9" table:formula="of:=([.$F23]-[.$B23]-[.$R23]*[.$P23])/SQRT(([.$F23]-[.$B23]-[.$R23]*[.$P23])^2+([.$G23]-[.$C23]-[.$R23]*[.$Q23])^2)" office:value-type="float" office:value="0.398093118022826">
            <text:p>0.398</text:p>
          </table:table-cell>
          <table:table-cell table:style-name="ce9" table:formula="of:=([.$G23]-[.$C23]-[.R23]*[.$Q23])/SQRT(([.$F23]-[.$B23]-[.R23]*[.$P23])^2+([.$G23]-[.$C23]-[.R23]*[.$Q23])^2)" office:value-type="float" office:value="-0.917345011096078">
            <text:p>-0.917</text:p>
          </table:table-cell>
          <table:table-cell table:style-name="ce9" table:formula="of:=[.$S23]*([.$F23]-[.$B23])+[.$T23]*([.$G23]-[.$C23])" office:value-type="float" office:value="3.46150620319065">
            <text:p>3.462</text:p>
          </table:table-cell>
          <table:table-cell table:style-name="ce48" table:formula="of:=([.$H23]^2-[.$I23]^2+[.$N23]^2)/(2*[.$N23])" office:value-type="float" office:value="-4.4291686089277">
            <text:p>-4.429</text:p>
          </table:table-cell>
          <table:table-cell table:style-name="ce48" table:formula="of:=([.$H23]^2-[.$J23]^2+[.$R23]^2+[.$U23]^2)/(2*[.$U23])-[.$R23]*[.$V23]/[.$U23]" office:value-type="float" office:value="6.27153121872285">
            <text:p>6.272</text:p>
          </table:table-cell>
          <table:table-cell table:style-name="ce9" table:formula="of:=[.$B23]+[.$V23]*[.$P23]+[.$W23]*[.$S23]" office:value-type="float" office:value="34.2397291443421">
            <text:p>34.240</text:p>
          </table:table-cell>
          <table:table-cell table:style-name="ce9" table:formula="of:=[.$C23]+[.$V23]*[.$Q23]+[.$W23]*[.$T23]" office:value-type="float" office:value="13.2800636663481">
            <text:p>13.280</text:p>
          </table:table-cell>
          <table:table-cell table:style-name="ce54" table:formula="of:=ABS([.$AB23]-[.$X23])/([.$AB23]-MIN([.B23];[.D23];[.F23]))" office:value-type="percentage" office:value="2.96622271430133">
            <text:p>296.6%</text:p>
          </table:table-cell>
          <table:table-cell table:style-name="ce53" table:formula="of:=ABS([.$AC23]-[.$Y23])/([.$AC23]-MIN([.C23];[.E23];[.G23]))" office:value-type="percentage" office:value="1.01471720826893">
            <text:p>101.4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23]+[.AL23]*(ABS([.K23])-[.AK22])" office:value-type="float" office:value="75.3688027557566">
            <text:p>75.369</text:p>
          </table:table-cell>
          <table:table-cell table:style-name="ce6" table:formula="of:=[.AJ23]*(1-[.AL23])" office:value-type="float" office:value="0.0195418208504253">
            <text:p>0.020</text:p>
          </table:table-cell>
          <table:table-cell table:style-name="ce6" table:formula="of:=[.AJ22]+[.$AF23]" office:value-type="float" office:value="0.0200768212773528">
            <text:p>0.020</text:p>
          </table:table-cell>
          <table:table-cell table:style-name="ce6" table:formula="of:=[.AH22]" office:value-type="float" office:value="75.2976477820347">
            <text:p>75.298</text:p>
          </table:table-cell>
          <table:table-cell table:style-name="ce65" table:formula="of:=[.AJ23]/([.AJ23]+[.$AG23])" office:value-type="float" office:value="0.0266476659594979">
            <text:p>0.027</text:p>
          </table:table-cell>
          <table:table-cell table:style-name="ce60" table:formula="of:=[.AP23]+[.AQ23]*(ABS([.P23])-[.AP22])" office:value-type="float" office:value="73.5024339218858">
            <text:p>73.502</text:p>
          </table:table-cell>
          <table:table-cell table:style-name="ce6" table:formula="of:=[.AO23]*(1-[.AQ23])" office:value-type="float" office:value="0.0227929138425114">
            <text:p>0.023</text:p>
          </table:table-cell>
          <table:table-cell table:style-name="ce6" table:formula="of:=[.AO22]+[.$AF23]" office:value-type="float" office:value="0.0235240636026915">
            <text:p>0.024</text:p>
          </table:table-cell>
          <table:table-cell table:style-name="ce6" table:formula="of:=[.AM22]" office:value-type="float" office:value="75.9033992055505">
            <text:p>75.903</text:p>
          </table:table-cell>
          <table:table-cell table:style-name="ce65" table:formula="of:=[.AO23]/([.AO23]+[.$AG23])" office:value-type="float" office:value="0.0310809294061071">
            <text:p>0.031</text:p>
          </table:table-cell>
          <table:table-cell table:style-name="ce60" table:formula="of:=[.AU23]+[.AV23]*(ABS([.U23])-[.AU22])" office:value-type="float" office:value="65.1612963758047">
            <text:p>65.161</text:p>
          </table:table-cell>
          <table:table-cell table:style-name="ce6" table:formula="of:=[.AT23]*(1-[.AV23])" office:value-type="float" office:value="0.0165154078837057">
            <text:p>0.017</text:p>
          </table:table-cell>
          <table:table-cell table:style-name="ce6" table:formula="of:=[.AT22]+[.$AF23]" office:value-type="float" office:value="0.0168959171374649">
            <text:p>0.017</text:p>
          </table:table-cell>
          <table:table-cell table:style-name="ce6" table:formula="of:=[.AR22]" office:value-type="float" office:value="66.6129309566579">
            <text:p>66.613</text:p>
          </table:table-cell>
          <table:table-cell table:style-name="ce65" table:formula="of:=[.AT23]/([.AT23]+[.$AG23])" office:value-type="float" office:value="0.0225207812433849">
            <text:p>0.023</text:p>
          </table:table-cell>
          <table:table-cell table:style-name="ce6" table:formula="of:=EXP((-[.AH23]+66.39)/-8.89)" office:value-type="float" office:value="2.74557098212229">
            <text:p>2.746</text:p>
          </table:table-cell>
          <table:table-cell table:style-name="ce6" table:formula="of:=EXP((-[.AM23]+66.39)/-8.89)" office:value-type="float" office:value="2.22564956004312">
            <text:p>2.226</text:p>
          </table:table-cell>
          <table:table-cell table:style-name="ce6" table:formula="of:=EXP((-[.AR23]+66.39)/-8.89)" office:value-type="float" office:value="0.870914141829623">
            <text:p>0.871</text:p>
          </table:table-cell>
          <table:table-cell table:style-name="ce9" table:formula="of:=SQRT(([.$D23]-[.$B23])^2 + ([.$E23]-[.$C23])^2)" office:value-type="float" office:value="4.0442799111832">
            <text:p>4.044</text:p>
          </table:table-cell>
          <table:table-cell table:style-name="ce43" table:formula="of:=IF( ([.$AZ23]-[.$AW23] &lt;[.$AX23])               AND               ([.$AZ23]+[.$AW23]&gt;[.$AX23]); 1; 0)" office:value-type="float" office:value="1">
            <text:p>1</text:p>
          </table:table-cell>
          <table:table-cell table:style-name="ce9" table:formula="of:=([.$D23]-[.$B23])/[.$AZ23]" office:value-type="float" office:value="-0.917345011096078">
            <text:p>-0.917</text:p>
          </table:table-cell>
          <table:table-cell table:style-name="ce9" table:formula="of:=([.$E23]-[.$C23])/[.$AZ23]" office:value-type="float" office:value="-0.398093118022826">
            <text:p>-0.398</text:p>
          </table:table-cell>
          <table:table-cell table:style-name="ce9" table:formula="of:=[.$BB23]*([.$F23]-[.$B23])+[.$BC23]*([.$G23]-[.$C23])" office:value-type="float" office:value="1.97090710214171">
            <text:p>1.971</text:p>
          </table:table-cell>
          <table:table-cell table:style-name="ce9" table:formula="of:=([.$F23]-[.$B23]-[.$BD23]*[.$BB23])/SQRT(([.$F23]-[.$B23]-[.$BD23]*[.$BB23])^2+([.$G23]-[.$C23]-[.$BD23]*[.$BC23])^2)" office:value-type="float" office:value="0.398093118022826">
            <text:p>0.398</text:p>
          </table:table-cell>
          <table:table-cell table:style-name="ce9" table:formula="of:=([.$G23]-[.$C23]-[.BD23]*[.$BC23])/SQRT(([.$F23]-[.$B23]-[.BD23]*[.$BB23])^2+([.$G23]-[.$C23]-[.BD23]*[.$BC23])^2)" office:value-type="float" office:value="-0.917345011096078">
            <text:p>-0.917</text:p>
          </table:table-cell>
          <table:table-cell table:style-name="ce9" table:formula="of:=[.$BE23]*([.$F23]-[.$B23])+[.$BF23]*([.$G23]-[.$C23])" office:value-type="float" office:value="3.46150620319065">
            <text:p>3.462</text:p>
          </table:table-cell>
          <table:table-cell table:style-name="ce48" table:formula="of:=([.$AW23]^2-[.$AX23]^2+[.$AZ23]^2)/(2*[.$AZ23])" office:value-type="float" office:value="2.34168312650378">
            <text:p>2.342</text:p>
          </table:table-cell>
          <table:table-cell table:style-name="ce48" table:formula="of:=([.$AW23]^2-[.$AY23]^2+[.$BD23]^2+[.$BG23]^2)/(2*[.$BG23])-[.$BD23]*[.$BH23]/[.$BG23]" office:value-type="float" office:value="1.93783976944542">
            <text:p>1.938</text:p>
          </table:table-cell>
          <table:table-cell table:style-name="ce9" table:formula="of:=[.$B23]+[.$BH23]*[.$BB23]+[.$BI23]*[.$BE23]" office:value-type="float" office:value="26.3033093423811">
            <text:p>26.303</text:p>
          </table:table-cell>
          <table:table-cell table:style-name="ce9" table:formula="of:=[.$C23]+[.$BH23]*[.$BC23]+[.$BI23]*[.$BF23]" office:value-type="float" office:value="14.5601244179443">
            <text:p>14.560</text:p>
          </table:table-cell>
          <table:table-cell table:style-name="ce70" table:formula="of:=ABS([.$AB23]-[.$BJ23])/([.$AB23]-MIN([.B23];[.D23];[.F23]))" office:value-type="percentage" office:value="0.0988638178114176">
            <text:p>10%</text:p>
          </table:table-cell>
          <table:table-cell table:style-name="ce70" table:formula="of:=ABS([.$AC23]-[.$BK23])/([.$AC23]-MIN([.C23];[.E23];[.G23]))" office:value-type="percentage" office:value="0.385417678900799">
            <text:p>39%</text:p>
          </table:table-cell>
          <table:table-cell table:style-name="ce6" table:formula="of:=[.AB23]" office:value-type="float" office:value="26.5592971434286">
            <text:p>26.559</text:p>
          </table:table-cell>
          <table:table-cell table:style-name="ce6" table:formula="of:=[.AC23]" office:value-type="float" office:value="15.344104098062">
            <text:p>15.344</text:p>
          </table:table-cell>
          <table:table-cell/>
          <table:table-cell table:style-name="ce6" table:formula="of:=[.BN23]-[.BJ23]" office:value-type="float" office:value="0.255987801047549">
            <text:p>0.256</text:p>
          </table:table-cell>
          <table:table-cell table:style-name="ce6" table:formula="of:=[.BO23]-[.BK23]" office:value-type="float" office:value="0.783979680117659">
            <text:p>0.784</text:p>
          </table:table-cell>
          <table:table-cell table:style-name="ce70" table:formula="of:=[.BL23]-[.Z23]" office:value-type="percentage" office:value="-2.86735889648991">
            <text:p>-287%</text:p>
          </table:table-cell>
          <table:table-cell table:style-name="ce70" table:formula="of:=[.BM23]-[.AA23]" office:value-type="percentage" office:value="-0.629299529368131">
            <text:p>-63%</text:p>
          </table:table-cell>
          <table:table-cell table:number-columns-repeated="13"/>
          <table:table-cell table:formula="of:=[.BL23]-[.Z23]" office:value-type="percentage" office:value="-2.86735889648991">
            <text:p>-286.74%</text:p>
          </table:table-cell>
          <table:table-cell table:formula="of:=[.BM23]-[.AA23]" office:value-type="percentage" office:value="-0.629299529368131">
            <text:p>-62.9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24]+66.39)/-8.89)" office:value-type="float" office:value="3.69123745237239">
            <text:p>3.69</text:p>
          </table:table-cell>
          <table:table-cell table:formula="of:=EXP(([.L24]+66.39)/-8.89)" office:value-type="float" office:value="2.94759586261819">
            <text:p>2.95</text:p>
          </table:table-cell>
          <table:table-cell table:formula="of:=EXP(([.M24]+66.39)/-8.89)" office:value-type="float" office:value="2.10335157059054">
            <text:p>2.1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6">
            <text:p>-76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style-name="ce9" table:formula="of:=SQRT(([.$D24]-[.$B24])^2 + ([.$E24]-[.$C24])^2)" office:value-type="float" office:value="4.0442799111832">
            <text:p>4.044</text:p>
          </table:table-cell>
          <table:table-cell table:style-name="ce43" table:formula="of:=IF( ([.$N24]-[.$H24] &lt;[.$I24])            AND            ([.$N24]+[.$H24] &gt;[.$I24]); 1; 0)" office:value-type="float" office:value="1">
            <text:p>1</text:p>
          </table:table-cell>
          <table:table-cell table:style-name="ce9" table:formula="of:=([.$D24]-[.$B24])/[.$N24]" office:value-type="float" office:value="-0.917345011096078">
            <text:p>-0.917</text:p>
          </table:table-cell>
          <table:table-cell table:style-name="ce9" table:formula="of:=([.$E24]-[.$C24])/[.$N24]" office:value-type="float" office:value="-0.398093118022826">
            <text:p>-0.398</text:p>
          </table:table-cell>
          <table:table-cell table:style-name="ce9" table:formula="of:=[.$P24]*([.$F24]-[.$B24])+[.$Q24]*([.$G24]-[.$C24])" office:value-type="float" office:value="1.97090710214171">
            <text:p>1.971</text:p>
          </table:table-cell>
          <table:table-cell table:style-name="ce9" table:formula="of:=([.$F24]-[.$B24]-[.$R24]*[.$P24])/SQRT(([.$F24]-[.$B24]-[.$R24]*[.$P24])^2+([.$G24]-[.$C24]-[.$R24]*[.$Q24])^2)" office:value-type="float" office:value="0.398093118022826">
            <text:p>0.398</text:p>
          </table:table-cell>
          <table:table-cell table:style-name="ce9" table:formula="of:=([.$G24]-[.$C24]-[.R24]*[.$Q24])/SQRT(([.$F24]-[.$B24]-[.R24]*[.$P24])^2+([.$G24]-[.$C24]-[.R24]*[.$Q24])^2)" office:value-type="float" office:value="-0.917345011096078">
            <text:p>-0.917</text:p>
          </table:table-cell>
          <table:table-cell table:style-name="ce9" table:formula="of:=[.$S24]*([.$F24]-[.$B24])+[.$T24]*([.$G24]-[.$C24])" office:value-type="float" office:value="3.46150620319065">
            <text:p>3.462</text:p>
          </table:table-cell>
          <table:table-cell table:style-name="ce48" table:formula="of:=([.$H24]^2-[.$I24]^2+[.$N24]^2)/(2*[.$N24])" office:value-type="float" office:value="2.63249738248745">
            <text:p>2.632</text:p>
          </table:table-cell>
          <table:table-cell table:style-name="ce48" table:formula="of:=([.$H24]^2-[.$J24]^2+[.$R24]^2+[.$U24]^2)/(2*[.$U24])-[.$R24]*[.$V24]/[.$U24]" office:value-type="float" office:value="2.12202862899995">
            <text:p>2.122</text:p>
          </table:table-cell>
          <table:table-cell table:style-name="ce9" table:formula="of:=[.$B24]+[.$V24]*[.$P24]+[.$W24]*[.$S24]" office:value-type="float" office:value="26.1098566529039">
            <text:p>26.110</text:p>
          </table:table-cell>
          <table:table-cell table:style-name="ce9" table:formula="of:=[.$C24]+[.$V24]*[.$Q24]+[.$W24]*[.$T24]" office:value-type="float" office:value="14.2753885326025">
            <text:p>14.275</text:p>
          </table:table-cell>
          <table:table-cell table:style-name="ce54" table:formula="of:=ABS([.$AB24]-[.$X24])/([.$AB24]-MIN([.B24];[.D24];[.F24]))" office:value-type="percentage" office:value="0.173576250862245">
            <text:p>17.4%</text:p>
          </table:table-cell>
          <table:table-cell table:style-name="ce53" table:formula="of:=ABS([.$AC24]-[.$Y24])/([.$AC24]-MIN([.C24];[.E24];[.G24]))" office:value-type="percentage" office:value="0.52539865903507">
            <text:p>52.54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24]+[.AL24]*(ABS([.K24])-[.AK23])" office:value-type="float" office:value="75.4477780731676">
            <text:p>75.448</text:p>
          </table:table-cell>
          <table:table-cell table:style-name="ce6" table:formula="of:=[.AJ24]*(1-[.AL24])" office:value-type="float" office:value="0.0214316337417627">
            <text:p>0.021</text:p>
          </table:table-cell>
          <table:table-cell table:style-name="ce6" table:formula="of:=[.AJ23]+[.$AF24]" office:value-type="float" office:value="0.0220768212773528">
            <text:p>0.022</text:p>
          </table:table-cell>
          <table:table-cell table:style-name="ce6" table:formula="of:=[.AH23]" office:value-type="float" office:value="75.3688027557566">
            <text:p>75.369</text:p>
          </table:table-cell>
          <table:table-cell table:style-name="ce65" table:formula="of:=[.AJ24]/([.AJ24]+[.$AG24])" office:value-type="float" office:value="0.0292246572767228">
            <text:p>0.029</text:p>
          </table:table-cell>
          <table:table-cell table:style-name="ce60" table:formula="of:=[.AP24]+[.AQ24]*(ABS([.P24])-[.AP23])" office:value-type="float" office:value="70.9803131971461">
            <text:p>70.980</text:p>
          </table:table-cell>
          <table:table-cell table:style-name="ce6" table:formula="of:=[.AO24]*(1-[.AQ24])" office:value-type="float" office:value="0.0246655737076906">
            <text:p>0.025</text:p>
          </table:table-cell>
          <table:table-cell table:style-name="ce6" table:formula="of:=[.AO23]+[.$AF24]" office:value-type="float" office:value="0.0255240636026915">
            <text:p>0.026</text:p>
          </table:table-cell>
          <table:table-cell table:style-name="ce6" table:formula="of:=[.AM23]" office:value-type="float" office:value="73.5024339218858">
            <text:p>73.502</text:p>
          </table:table-cell>
          <table:table-cell table:style-name="ce65" table:formula="of:=[.AO24]/([.AO24]+[.$AG24])" office:value-type="float" office:value="0.0336345304714841">
            <text:p>0.034</text:p>
          </table:table-cell>
          <table:table-cell table:style-name="ce60" table:formula="of:=[.AU24]+[.AV24]*(ABS([.U24])-[.AU23])" office:value-type="float" office:value="63.5749551995517">
            <text:p>63.575</text:p>
          </table:table-cell>
          <table:table-cell table:style-name="ce6" table:formula="of:=[.AT24]*(1-[.AV24])" office:value-type="float" office:value="0.0184212584653092">
            <text:p>0.018</text:p>
          </table:table-cell>
          <table:table-cell table:style-name="ce6" table:formula="of:=[.AT23]+[.$AF24]" office:value-type="float" office:value="0.0188959171374649">
            <text:p>0.019</text:p>
          </table:table-cell>
          <table:table-cell table:style-name="ce6" table:formula="of:=[.AR23]" office:value-type="float" office:value="65.1612963758047">
            <text:p>65.161</text:p>
          </table:table-cell>
          <table:table-cell table:style-name="ce65" table:formula="of:=[.AT24]/([.AT24]+[.$AG24])" office:value-type="float" office:value="0.025119641915377">
            <text:p>0.025</text:p>
          </table:table-cell>
          <table:table-cell table:style-name="ce6" table:formula="of:=EXP((-[.AH24]+66.39)/-8.89)" office:value-type="float" office:value="2.77007023132582">
            <text:p>2.770</text:p>
          </table:table-cell>
          <table:table-cell table:style-name="ce6" table:formula="of:=EXP((-[.AM24]+66.39)/-8.89)" office:value-type="float" office:value="1.67589221891293">
            <text:p>1.676</text:p>
          </table:table-cell>
          <table:table-cell table:style-name="ce6" table:formula="of:=EXP((-[.AR24]+66.39)/-8.89)" office:value-type="float" office:value="0.728583560038351">
            <text:p>0.729</text:p>
          </table:table-cell>
          <table:table-cell table:style-name="ce9" table:formula="of:=SQRT(([.$D24]-[.$B24])^2 + ([.$E24]-[.$C24])^2)" office:value-type="float" office:value="4.0442799111832">
            <text:p>4.044</text:p>
          </table:table-cell>
          <table:table-cell table:style-name="ce43" table:formula="of:=IF( ([.$AZ24]-[.$AW24] &lt;[.$AX24])               AND               ([.$AZ24]+[.$AW24]&gt;[.$AX24]); 1; 0)" office:value-type="float" office:value="1">
            <text:p>1</text:p>
          </table:table-cell>
          <table:table-cell table:style-name="ce9" table:formula="of:=([.$D24]-[.$B24])/[.$AZ24]" office:value-type="float" office:value="-0.917345011096078">
            <text:p>-0.917</text:p>
          </table:table-cell>
          <table:table-cell table:style-name="ce9" table:formula="of:=([.$E24]-[.$C24])/[.$AZ24]" office:value-type="float" office:value="-0.398093118022826">
            <text:p>-0.398</text:p>
          </table:table-cell>
          <table:table-cell table:style-name="ce9" table:formula="of:=[.$BB24]*([.$F24]-[.$B24])+[.$BC24]*([.$G24]-[.$C24])" office:value-type="float" office:value="1.97090710214171">
            <text:p>1.971</text:p>
          </table:table-cell>
          <table:table-cell table:style-name="ce9" table:formula="of:=([.$F24]-[.$B24]-[.$BD24]*[.$BB24])/SQRT(([.$F24]-[.$B24]-[.$BD24]*[.$BB24])^2+([.$G24]-[.$C24]-[.$BD24]*[.$BC24])^2)" office:value-type="float" office:value="0.398093118022826">
            <text:p>0.398</text:p>
          </table:table-cell>
          <table:table-cell table:style-name="ce9" table:formula="of:=([.$G24]-[.$C24]-[.BD24]*[.$BC24])/SQRT(([.$F24]-[.$B24]-[.BD24]*[.$BB24])^2+([.$G24]-[.$C24]-[.BD24]*[.$BC24])^2)" office:value-type="float" office:value="-0.917345011096078">
            <text:p>-0.917</text:p>
          </table:table-cell>
          <table:table-cell table:style-name="ce9" table:formula="of:=[.$BE24]*([.$F24]-[.$B24])+[.$BF24]*([.$G24]-[.$C24])" office:value-type="float" office:value="3.46150620319065">
            <text:p>3.462</text:p>
          </table:table-cell>
          <table:table-cell table:style-name="ce48" table:formula="of:=([.$AW24]^2-[.$AX24]^2+[.$AZ24]^2)/(2*[.$AZ24])" office:value-type="float" office:value="2.62356647204177">
            <text:p>2.624</text:p>
          </table:table-cell>
          <table:table-cell table:style-name="ce48" table:formula="of:=([.$AW24]^2-[.$AY24]^2+[.$BD24]^2+[.$BG24]^2)/(2*[.$BG24])-[.$BD24]*[.$BH24]/[.$BG24]" office:value-type="float" office:value="1.8297444455635">
            <text:p>1.830</text:p>
          </table:table-cell>
          <table:table-cell table:style-name="ce9" table:formula="of:=[.$B24]+[.$BH24]*[.$BB24]+[.$BI24]*[.$BE24]" office:value-type="float" office:value="26.0016930571129">
            <text:p>26.002</text:p>
          </table:table-cell>
          <table:table-cell table:style-name="ce9" table:formula="of:=[.$C24]+[.$BH24]*[.$BC24]+[.$BI24]*[.$BF24]" office:value-type="float" office:value="14.5470693040863">
            <text:p>14.547</text:p>
          </table:table-cell>
          <table:table-cell table:style-name="ce70" table:formula="of:=ABS([.$AB24]-[.$BJ24])/([.$AB24]-MIN([.B24];[.D24];[.F24]))" office:value-type="percentage" office:value="0.215349593124484">
            <text:p>22%</text:p>
          </table:table-cell>
          <table:table-cell table:style-name="ce70" table:formula="of:=ABS([.$AC24]-[.$BK24])/([.$AC24]-MIN([.C24];[.E24];[.G24]))" office:value-type="percentage" office:value="0.391835793819532">
            <text:p>39%</text:p>
          </table:table-cell>
          <table:table-cell table:style-name="ce6" table:formula="of:=[.AB24]" office:value-type="float" office:value="26.5592971434286">
            <text:p>26.559</text:p>
          </table:table-cell>
          <table:table-cell table:style-name="ce6" table:formula="of:=[.AC24]" office:value-type="float" office:value="15.344104098062">
            <text:p>15.344</text:p>
          </table:table-cell>
          <table:table-cell/>
          <table:table-cell table:style-name="ce6" table:formula="of:=[.BN24]-[.BJ24]" office:value-type="float" office:value="0.557604086315738">
            <text:p>0.558</text:p>
          </table:table-cell>
          <table:table-cell table:style-name="ce6" table:formula="of:=[.BO24]-[.BK24]" office:value-type="float" office:value="0.797034793975687">
            <text:p>0.797</text:p>
          </table:table-cell>
          <table:table-cell table:style-name="ce70" table:formula="of:=[.BL24]-[.Z24]" office:value-type="percentage" office:value="0.0417733422622386">
            <text:p>4%</text:p>
          </table:table-cell>
          <table:table-cell table:style-name="ce70" table:formula="of:=[.BM24]-[.AA24]" office:value-type="percentage" office:value="-0.133562865215538">
            <text:p>-13%</text:p>
          </table:table-cell>
          <table:table-cell table:number-columns-repeated="13"/>
          <table:table-cell table:formula="of:=[.BL24]-[.Z24]" office:value-type="percentage" office:value="0.0417733422622386">
            <text:p>4.18%</text:p>
          </table:table-cell>
          <table:table-cell table:formula="of:=[.BM24]-[.AA24]" office:value-type="percentage" office:value="-0.133562865215538">
            <text:p>-13.36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25]+66.39)/-8.89)" office:value-type="float" office:value="3.29852637439117">
            <text:p>3.3</text:p>
          </table:table-cell>
          <table:table-cell table:formula="of:=EXP(([.L25]+66.39)/-8.89)" office:value-type="float" office:value="2.63400087893114">
            <text:p>2.63</text:p>
          </table:table-cell>
          <table:table-cell table:formula="of:=EXP(([.M25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75">
            <text:p>-75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25]-[.$B25])^2 + ([.$E25]-[.$C25])^2)" office:value-type="float" office:value="4.0442799111832">
            <text:p>4.044</text:p>
          </table:table-cell>
          <table:table-cell table:style-name="ce43" table:formula="of:=IF( ([.$N25]-[.$H25] &lt;[.$I25])            AND            ([.$N25]+[.$H25] &gt;[.$I25]); 1; 0)" office:value-type="float" office:value="1">
            <text:p>1</text:p>
          </table:table-cell>
          <table:table-cell table:style-name="ce9" table:formula="of:=([.$D25]-[.$B25])/[.$N25]" office:value-type="float" office:value="-0.917345011096078">
            <text:p>-0.917</text:p>
          </table:table-cell>
          <table:table-cell table:style-name="ce9" table:formula="of:=([.$E25]-[.$C25])/[.$N25]" office:value-type="float" office:value="-0.398093118022826">
            <text:p>-0.398</text:p>
          </table:table-cell>
          <table:table-cell table:style-name="ce9" table:formula="of:=[.$P25]*([.$F25]-[.$B25])+[.$Q25]*([.$G25]-[.$C25])" office:value-type="float" office:value="1.97090710214171">
            <text:p>1.971</text:p>
          </table:table-cell>
          <table:table-cell table:style-name="ce9" table:formula="of:=([.$F25]-[.$B25]-[.$R25]*[.$P25])/SQRT(([.$F25]-[.$B25]-[.$R25]*[.$P25])^2+([.$G25]-[.$C25]-[.$R25]*[.$Q25])^2)" office:value-type="float" office:value="0.398093118022826">
            <text:p>0.398</text:p>
          </table:table-cell>
          <table:table-cell table:style-name="ce9" table:formula="of:=([.$G25]-[.$C25]-[.R25]*[.$Q25])/SQRT(([.$F25]-[.$B25]-[.R25]*[.$P25])^2+([.$G25]-[.$C25]-[.R25]*[.$Q25])^2)" office:value-type="float" office:value="-0.917345011096078">
            <text:p>-0.917</text:p>
          </table:table-cell>
          <table:table-cell table:style-name="ce9" table:formula="of:=[.$S25]*([.$F25]-[.$B25])+[.$T25]*([.$G25]-[.$C25])" office:value-type="float" office:value="3.46150620319065">
            <text:p>3.462</text:p>
          </table:table-cell>
          <table:table-cell table:style-name="ce48" table:formula="of:=([.$H25]^2-[.$I25]^2+[.$N25]^2)/(2*[.$N25])" office:value-type="float" office:value="2.50953396625873">
            <text:p>2.510</text:p>
          </table:table-cell>
          <table:table-cell table:style-name="ce48" table:formula="of:=([.$H25]^2-[.$J25]^2+[.$R25]^2+[.$U25]^2)/(2*[.$U25])-[.$R25]*[.$V25]/[.$U25]" office:value-type="float" office:value="0.466476945130195">
            <text:p>0.466</text:p>
          </table:table-cell>
          <table:table-cell table:style-name="ce9" table:formula="of:=[.$B25]+[.$V25]*[.$P25]+[.$W25]*[.$S25]" office:value-type="float" office:value="25.563592797449">
            <text:p>25.564</text:p>
          </table:table-cell>
          <table:table-cell table:style-name="ce9" table:formula="of:=[.$C25]+[.$V25]*[.$Q25]+[.$W25]*[.$T25]" office:value-type="float" office:value="15.8430515001813">
            <text:p>15.843</text:p>
          </table:table-cell>
          <table:table-cell table:style-name="ce54" table:formula="of:=ABS([.$AB25]-[.$X25])/([.$AB25]-MIN([.B25];[.D25];[.F25]))" office:value-type="percentage" office:value="0.384546187951648">
            <text:p>38.5%</text:p>
          </table:table-cell>
          <table:table-cell table:style-name="ce53" table:formula="of:=ABS([.$AC25]-[.$Y25])/([.$AC25]-MIN([.C25];[.E25];[.G25]))" office:value-type="percentage" office:value="0.245290987120435">
            <text:p>24.53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25]+[.AL25]*(ABS([.K25])-[.AK24])" office:value-type="float" office:value="75.4996306351743">
            <text:p>75.500</text:p>
          </table:table-cell>
          <table:table-cell table:style-name="ce6" table:formula="of:=[.AJ25]*(1-[.AL25])" office:value-type="float" office:value="0.0233114663378355">
            <text:p>0.023</text:p>
          </table:table-cell>
          <table:table-cell table:style-name="ce6" table:formula="of:=[.AJ24]+[.$AF25]" office:value-type="float" office:value="0.0240768212773528">
            <text:p>0.024</text:p>
          </table:table-cell>
          <table:table-cell table:style-name="ce6" table:formula="of:=[.AH24]" office:value-type="float" office:value="75.4477780731676">
            <text:p>75.448</text:p>
          </table:table-cell>
          <table:table-cell table:style-name="ce65" table:formula="of:=[.AJ25]/([.AJ25]+[.$AG25])" office:value-type="float" office:value="0.0317880392390969">
            <text:p>0.032</text:p>
          </table:table-cell>
          <table:table-cell table:style-name="ce60" table:formula="of:=[.AP25]+[.AQ25]*(ABS([.P25])-[.AP24])" office:value-type="float" office:value="68.354568887135">
            <text:p>68.355</text:p>
          </table:table-cell>
          <table:table-cell table:style-name="ce6" table:formula="of:=[.AO25]*(1-[.AQ25])" office:value-type="float" office:value="0.0265283886716877">
            <text:p>0.027</text:p>
          </table:table-cell>
          <table:table-cell table:style-name="ce6" table:formula="of:=[.AO24]+[.$AF25]" office:value-type="float" office:value="0.0275240636026915">
            <text:p>0.028</text:p>
          </table:table-cell>
          <table:table-cell table:style-name="ce6" table:formula="of:=[.AM24]" office:value-type="float" office:value="70.9803131971461">
            <text:p>70.980</text:p>
          </table:table-cell>
          <table:table-cell table:style-name="ce65" table:formula="of:=[.AO25]/([.AO25]+[.$AG25])" office:value-type="float" office:value="0.0361747068084229">
            <text:p>0.036</text:p>
          </table:table-cell>
          <table:table-cell table:style-name="ce60" table:formula="of:=[.AU25]+[.AV25]*(ABS([.U25])-[.AU24])" office:value-type="float" office:value="61.8655797976892">
            <text:p>61.866</text:p>
          </table:table-cell>
          <table:table-cell table:style-name="ce6" table:formula="of:=[.AT25]*(1-[.AV25])" office:value-type="float" office:value="0.0203170016070521">
            <text:p>0.020</text:p>
          </table:table-cell>
          <table:table-cell table:style-name="ce6" table:formula="of:=[.AT24]+[.$AF25]" office:value-type="float" office:value="0.0208959171374649">
            <text:p>0.021</text:p>
          </table:table-cell>
          <table:table-cell table:style-name="ce6" table:formula="of:=[.AR24]" office:value-type="float" office:value="63.5749551995517">
            <text:p>63.575</text:p>
          </table:table-cell>
          <table:table-cell table:style-name="ce65" table:formula="of:=[.AT25]/([.AT25]+[.$AG25])" office:value-type="float" office:value="0.0277047198552904">
            <text:p>0.028</text:p>
          </table:table-cell>
          <table:table-cell table:style-name="ce6" table:formula="of:=EXP((-[.AH25]+66.39)/-8.89)" office:value-type="float" office:value="2.78627438695316">
            <text:p>2.786</text:p>
          </table:table-cell>
          <table:table-cell table:style-name="ce6" table:formula="of:=EXP((-[.AM25]+66.39)/-8.89)" office:value-type="float" office:value="1.24730643777607">
            <text:p>1.247</text:p>
          </table:table-cell>
          <table:table-cell table:style-name="ce6" table:formula="of:=EXP((-[.AR25]+66.39)/-8.89)" office:value-type="float" office:value="0.601136255167929">
            <text:p>0.601</text:p>
          </table:table-cell>
          <table:table-cell table:style-name="ce9" table:formula="of:=SQRT(([.$D25]-[.$B25])^2 + ([.$E25]-[.$C25])^2)" office:value-type="float" office:value="4.0442799111832">
            <text:p>4.044</text:p>
          </table:table-cell>
          <table:table-cell table:style-name="ce43" table:formula="of:=IF( ([.$AZ25]-[.$AW25] &lt;[.$AX25])               AND               ([.$AZ25]+[.$AW25]&gt;[.$AX25]); 1; 0)" office:value-type="float" office:value="0">
            <text:p>0</text:p>
          </table:table-cell>
          <table:table-cell table:style-name="ce9" table:formula="of:=([.$D25]-[.$B25])/[.$AZ25]" office:value-type="float" office:value="-0.917345011096078">
            <text:p>-0.917</text:p>
          </table:table-cell>
          <table:table-cell table:style-name="ce9" table:formula="of:=([.$E25]-[.$C25])/[.$AZ25]" office:value-type="float" office:value="-0.398093118022826">
            <text:p>-0.398</text:p>
          </table:table-cell>
          <table:table-cell table:style-name="ce9" table:formula="of:=[.$BB25]*([.$F25]-[.$B25])+[.$BC25]*([.$G25]-[.$C25])" office:value-type="float" office:value="1.97090710214171">
            <text:p>1.971</text:p>
          </table:table-cell>
          <table:table-cell table:style-name="ce9" table:formula="of:=([.$F25]-[.$B25]-[.$BD25]*[.$BB25])/SQRT(([.$F25]-[.$B25]-[.$BD25]*[.$BB25])^2+([.$G25]-[.$C25]-[.$BD25]*[.$BC25])^2)" office:value-type="float" office:value="0.398093118022826">
            <text:p>0.398</text:p>
          </table:table-cell>
          <table:table-cell table:style-name="ce9" table:formula="of:=([.$G25]-[.$C25]-[.BD25]*[.$BC25])/SQRT(([.$F25]-[.$B25]-[.BD25]*[.$BB25])^2+([.$G25]-[.$C25]-[.BD25]*[.$BC25])^2)" office:value-type="float" office:value="-0.917345011096078">
            <text:p>-0.917</text:p>
          </table:table-cell>
          <table:table-cell table:style-name="ce9" table:formula="of:=[.$BE25]*([.$F25]-[.$B25])+[.$BF25]*([.$G25]-[.$C25])" office:value-type="float" office:value="3.46150620319065">
            <text:p>3.462</text:p>
          </table:table-cell>
          <table:table-cell table:style-name="ce48" table:formula="of:=([.$AW25]^2-[.$AX25]^2+[.$AZ25]^2)/(2*[.$AZ25])" office:value-type="float" office:value="2.78958827098991">
            <text:p>2.790</text:p>
          </table:table-cell>
          <table:table-cell table:style-name="ce48" table:formula="of:=([.$AW25]^2-[.$AY25]^2+[.$BD25]^2+[.$BG25]^2)/(2*[.$BG25])-[.$BD25]*[.$BH25]/[.$BG25]" office:value-type="float" office:value="1.77269962424324">
            <text:p>1.773</text:p>
          </table:table-cell>
          <table:table-cell table:style-name="ce9" table:formula="of:=[.$B25]+[.$BH25]*[.$BB25]+[.$BI25]*[.$BE25]" office:value-type="float" office:value="25.8266846373282">
            <text:p>25.827</text:p>
          </table:table-cell>
          <table:table-cell table:style-name="ce9" table:formula="of:=[.$C25]+[.$BH25]*[.$BC25]+[.$BI25]*[.$BF25]" office:value-type="float" office:value="14.5333069507303">
            <text:p>14.533</text:p>
          </table:table-cell>
          <table:table-cell table:style-name="ce70" table:formula="of:=ABS([.$AB25]-[.$BJ25])/([.$AB25]-MIN([.B25];[.D25];[.F25]))" office:value-type="percentage" office:value="0.282938753460471">
            <text:p>28%</text:p>
          </table:table-cell>
          <table:table-cell table:style-name="ce70" table:formula="of:=ABS([.$AC25]-[.$BK25])/([.$AC25]-MIN([.C25];[.E25];[.G25]))" office:value-type="percentage" office:value="0.398601599644874">
            <text:p>40%</text:p>
          </table:table-cell>
          <table:table-cell table:style-name="ce6" table:formula="of:=[.AB25]" office:value-type="float" office:value="26.5592971434286">
            <text:p>26.559</text:p>
          </table:table-cell>
          <table:table-cell table:style-name="ce6" table:formula="of:=[.AC25]" office:value-type="float" office:value="15.344104098062">
            <text:p>15.344</text:p>
          </table:table-cell>
          <table:table-cell/>
          <table:table-cell table:style-name="ce6" table:formula="of:=[.BN25]-[.BJ25]" office:value-type="float" office:value="0.732612506100448">
            <text:p>0.733</text:p>
          </table:table-cell>
          <table:table-cell table:style-name="ce6" table:formula="of:=[.BO25]-[.BK25]" office:value-type="float" office:value="0.810797147331707">
            <text:p>0.811</text:p>
          </table:table-cell>
          <table:table-cell table:style-name="ce70" table:formula="of:=[.BL25]-[.Z25]" office:value-type="percentage" office:value="-0.101607434491177">
            <text:p>-10%</text:p>
          </table:table-cell>
          <table:table-cell table:style-name="ce70" table:formula="of:=[.BM25]-[.AA25]" office:value-type="percentage" office:value="0.153310612524439">
            <text:p>15%</text:p>
          </table:table-cell>
          <table:table-cell table:number-columns-repeated="13"/>
          <table:table-cell table:formula="of:=[.BL25]-[.Z25]" office:value-type="percentage" office:value="-0.101607434491177">
            <text:p>-10.16%</text:p>
          </table:table-cell>
          <table:table-cell table:formula="of:=[.BM25]-[.AA25]" office:value-type="percentage" office:value="0.153310612524439">
            <text:p>15.33%</text:p>
          </table:table-cell>
          <table:table-cell table:number-columns-repeated="937"/>
        </table:table-row>
        <table:table-row table:style-name="ro2">
          <table:table-cell table:style-name="ce10" office:value-type="string">
            <text:p>mode</text:p>
          </table:table-cell>
          <table:table-cell table:style-name="ce15" office:value-type="float" office:value="28.68">
            <text:p>28.680</text:p>
          </table:table-cell>
          <table:table-cell table:style-name="ce15" office:value-type="float" office:value="18.27">
            <text:p>18.270</text:p>
          </table:table-cell>
          <table:table-cell table:style-name="ce15" office:value-type="float" office:value="24.97">
            <text:p>24.970</text:p>
          </table:table-cell>
          <table:table-cell table:style-name="ce15" office:value-type="float" office:value="16.66">
            <text:p>16.660</text:p>
          </table:table-cell>
          <table:table-cell table:style-name="ce15" office:value-type="float" office:value="28.25">
            <text:p>28.250</text:p>
          </table:table-cell>
          <table:table-cell table:style-name="ce15" office:value-type="float" office:value="14.31">
            <text:p>14.310</text:p>
          </table:table-cell>
          <table:table-cell table:style-name="ce10" table:formula="of:=EXP(([.K26]+66.39)/-8.89)" office:value-type="float" office:value="3.69123745237239">
            <text:p>3.69</text:p>
          </table:table-cell>
          <table:table-cell table:style-name="ce10" table:formula="of:=EXP(([.L26]+66.39)/-8.89)" office:value-type="float" office:value="4.13070334546332">
            <text:p>4.13</text:p>
          </table:table-cell>
          <table:table-cell table:style-name="ce10" table:formula="of:=EXP(([.M26]+66.39)/-8.89)" office:value-type="float" office:value="3.69123745237239">
            <text:p>3.69</text:p>
          </table:table-cell>
          <table:table-cell table:style-name="ce10" table:formula="of:=MODE([.K16:.K25])" office:value-type="float" office:value="-78">
            <text:p>-78</text:p>
          </table:table-cell>
          <table:table-cell table:style-name="ce10" table:formula="of:=MODE([.L16:.L25])" office:value-type="float" office:value="-79">
            <text:p>-79</text:p>
          </table:table-cell>
          <table:table-cell table:style-name="ce10" table:formula="of:=MODE([.M16:.M25])" office:value-type="float" office:value="-78">
            <text:p>-78</text:p>
          </table:table-cell>
          <table:table-cell table:style-name="ce42" table:formula="of:=SQRT(([.$D26]-[.$B26])^2 + ([.$E26]-[.$C26])^2)" office:value-type="float" office:value="4.0442799111832">
            <text:p>4.044</text:p>
          </table:table-cell>
          <table:table-cell table:style-name="ce44" table:formula="of:=IF( ([.$N26]-[.$H26] &lt;[.$I26])            AND            ([.$N26]+[.$H26] &gt;[.$I26]); 1; 0)" office:value-type="float" office:value="1">
            <text:p>1</text:p>
          </table:table-cell>
          <table:table-cell table:style-name="ce42" table:formula="of:=([.$D26]-[.$B26])/[.$N26]" office:value-type="float" office:value="-0.917345011096078">
            <text:p>-0.917</text:p>
          </table:table-cell>
          <table:table-cell table:style-name="ce42" table:formula="of:=([.$E26]-[.$C26])/[.$N26]" office:value-type="float" office:value="-0.398093118022826">
            <text:p>-0.398</text:p>
          </table:table-cell>
          <table:table-cell table:style-name="ce42" table:formula="of:=[.$P26]*([.$F26]-[.$B26])+[.$Q26]*([.$G26]-[.$C26])" office:value-type="float" office:value="1.97090710214171">
            <text:p>1.971</text:p>
          </table:table-cell>
          <table:table-cell table:style-name="ce42" table:formula="of:=([.$F26]-[.$B26]-[.$R26]*[.$P26])/SQRT(([.$F26]-[.$B26]-[.$R26]*[.$P26])^2+([.$G26]-[.$C26]-[.$R26]*[.$Q26])^2)" office:value-type="float" office:value="0.398093118022826">
            <text:p>0.398</text:p>
          </table:table-cell>
          <table:table-cell table:style-name="ce42" table:formula="of:=([.$G26]-[.$C26]-[.R26]*[.$Q26])/SQRT(([.$F26]-[.$B26]-[.R26]*[.$P26])^2+([.$G26]-[.$C26]-[.R26]*[.$Q26])^2)" office:value-type="float" office:value="-0.917345011096078">
            <text:p>-0.917</text:p>
          </table:table-cell>
          <table:table-cell table:style-name="ce42" table:formula="of:=[.$S26]*([.$F26]-[.$B26])+[.$T26]*([.$G26]-[.$C26])" office:value-type="float" office:value="3.46150620319065">
            <text:p>3.462</text:p>
          </table:table-cell>
          <table:table-cell table:style-name="ce49" table:formula="of:=([.$H26]^2-[.$I26]^2+[.$N26]^2)/(2*[.$N26])" office:value-type="float" office:value="1.59715995001385">
            <text:p>1.597</text:p>
          </table:table-cell>
          <table:table-cell table:style-name="ce49" table:formula="of:=([.$H26]^2-[.$J26]^2+[.$R26]^2+[.$U26]^2)/(2*[.$U26])-[.$R26]*[.$V26]/[.$U26]" office:value-type="float" office:value="1.38246064873449">
            <text:p>1.382</text:p>
          </table:table-cell>
          <table:table-cell table:style-name="ce42" table:formula="of:=[.$B26]+[.$V26]*[.$P26]+[.$W26]*[.$S26]" office:value-type="float" office:value="27.7652013581309">
            <text:p>27.765</text:p>
          </table:table-cell>
          <table:table-cell table:style-name="ce42" table:formula="of:=[.$C26]+[.$V26]*[.$Q26]+[.$W26]*[.$T26]" office:value-type="float" office:value="16.3659882363646">
            <text:p>16.366</text:p>
          </table:table-cell>
          <table:table-cell table:style-name="ce55" table:formula="of:=ABS([.$AB26]-[.$X26])/[.$AB26]" office:value-type="percentage" office:value="0.00747131589135628">
            <text:p>0.75%</text:p>
          </table:table-cell>
          <table:table-cell table:style-name="ce55" table:formula="of:=ABS([.$AC26]-[.$Y26])/[.$AC26]" office:value-type="percentage" office:value="0.00133896224419949">
            <text:p>0.13%</text:p>
          </table:table-cell>
          <table:table-cell table:style-name="ce42" office:value-type="float" office:value="27.5592971434286">
            <text:p>27.559</text:p>
          </table:table-cell>
          <table:table-cell table:style-name="ce42" office:value-type="float" office:value="16.344104098062">
            <text:p>16.344</text:p>
          </table:table-cell>
          <table:table-cell table:style-name="ce10" table:number-columns-repeated="2"/>
          <table:table-cell table:style-name="ce15" table:number-columns-repeated="2"/>
          <table:table-cell table:style-name="ce61" table:number-columns-repeated="18"/>
          <table:table-cell table:style-name="ce42"/>
          <table:table-cell table:style-name="ce66"/>
          <table:table-cell table:style-name="ce42" table:number-columns-repeated="6"/>
          <table:table-cell table:style-name="ce49" table:number-columns-repeated="2"/>
          <table:table-cell table:style-name="ce42" table:number-columns-repeated="2"/>
          <table:table-cell table:style-name="ce55" table:number-columns-repeated="2"/>
          <table:table-cell table:style-name="ce61" table:number-columns-repeated="2"/>
          <table:table-cell table:style-name="ce10" table:number-columns-repeated="3"/>
          <table:table-cell table:style-name="ce72" table:number-columns-repeated="2"/>
          <table:table-cell table:style-name="ce10" table:number-columns-repeated="952"/>
        </table:table-row>
        <table:table-row table:style-name="ro2">
          <table:table-cell table:style-name="ce11" office:value-type="string">
            <text:p>mean</text:p>
          </table:table-cell>
          <table:table-cell table:style-name="ce16" office:value-type="float" office:value="29.68">
            <text:p>29.680</text:p>
          </table:table-cell>
          <table:table-cell table:style-name="ce16" office:value-type="float" office:value="19.27">
            <text:p>19.270</text:p>
          </table:table-cell>
          <table:table-cell table:style-name="ce16" office:value-type="float" office:value="25.97">
            <text:p>25.970</text:p>
          </table:table-cell>
          <table:table-cell table:style-name="ce16" office:value-type="float" office:value="17.66">
            <text:p>17.660</text:p>
          </table:table-cell>
          <table:table-cell table:style-name="ce16" office:value-type="float" office:value="29.25">
            <text:p>29.250</text:p>
          </table:table-cell>
          <table:table-cell table:style-name="ce16" office:value-type="float" office:value="15.31">
            <text:p>15.310</text:p>
          </table:table-cell>
          <table:table-cell table:style-name="ce11" table:formula="of:=EXP(([.K27]+66.39)/-8.89)" office:value-type="float" office:value="2.94759586261819">
            <text:p>2.95</text:p>
          </table:table-cell>
          <table:table-cell table:style-name="ce11" table:formula="of:=EXP(([.L27]+66.39)/-8.89)" office:value-type="float" office:value="3.64994887575884">
            <text:p>3.65</text:p>
          </table:table-cell>
          <table:table-cell table:style-name="ce11" table:formula="of:=EXP(([.M27]+66.39)/-8.89)" office:value-type="float" office:value="2.51811236997626">
            <text:p>2.52</text:p>
          </table:table-cell>
          <table:table-cell table:style-name="ce11" table:formula="of:=AVERAGE([.K16:.K25])" office:value-type="float" office:value="-76">
            <text:p>-76</text:p>
          </table:table-cell>
          <table:table-cell table:style-name="ce11" table:formula="of:=AVERAGE([.L16:.L25])" office:value-type="float" office:value="-77.9">
            <text:p>-77.9</text:p>
          </table:table-cell>
          <table:table-cell table:style-name="ce11" table:formula="of:=AVERAGE([.M16:.M25])" office:value-type="float" office:value="-74.6">
            <text:p>-74.6</text:p>
          </table:table-cell>
          <table:table-cell table:style-name="ce21" table:formula="of:=SQRT(([.$D27]-[.$B27])^2 + ([.$E27]-[.$C27])^2)" office:value-type="float" office:value="4.0442799111832">
            <text:p>4.044</text:p>
          </table:table-cell>
          <table:table-cell table:style-name="ce45" table:formula="of:=IF( ([.$N27]-[.$H27] &lt;[.$I27])            AND            ([.$N27]+[.$H27] &gt;[.$I27]); 1; 0)" office:value-type="float" office:value="1">
            <text:p>1</text:p>
          </table:table-cell>
          <table:table-cell table:style-name="ce21" table:formula="of:=([.$D27]-[.$B27])/[.$N27]" office:value-type="float" office:value="-0.917345011096078">
            <text:p>-0.917</text:p>
          </table:table-cell>
          <table:table-cell table:style-name="ce21" table:formula="of:=([.$E27]-[.$C27])/[.$N27]" office:value-type="float" office:value="-0.398093118022826">
            <text:p>-0.398</text:p>
          </table:table-cell>
          <table:table-cell table:style-name="ce21" table:formula="of:=[.$P27]*([.$F27]-[.$B27])+[.$Q27]*([.$G27]-[.$C27])" office:value-type="float" office:value="1.97090710214171">
            <text:p>1.971</text:p>
          </table:table-cell>
          <table:table-cell table:style-name="ce21" table:formula="of:=([.$F27]-[.$B27]-[.$R27]*[.$P27])/SQRT(([.$F27]-[.$B27]-[.$R27]*[.$P27])^2+([.$G27]-[.$C27]-[.$R27]*[.$Q27])^2)" office:value-type="float" office:value="0.398093118022826">
            <text:p>0.398</text:p>
          </table:table-cell>
          <table:table-cell table:style-name="ce21" table:formula="of:=([.$G27]-[.$C27]-[.R27]*[.$Q27])/SQRT(([.$F27]-[.$B27]-[.R27]*[.$P27])^2+([.$G27]-[.$C27]-[.R27]*[.$Q27])^2)" office:value-type="float" office:value="-0.917345011096078">
            <text:p>-0.917</text:p>
          </table:table-cell>
          <table:table-cell table:style-name="ce21" table:formula="of:=[.$S27]*([.$F27]-[.$B27])+[.$T27]*([.$G27]-[.$C27])" office:value-type="float" office:value="3.46150620319065">
            <text:p>3.462</text:p>
          </table:table-cell>
          <table:table-cell table:style-name="ce50" table:formula="of:=([.$H27]^2-[.$I27]^2+[.$N27]^2)/(2*[.$N27])" office:value-type="float" office:value="1.44925608898336">
            <text:p>1.449</text:p>
          </table:table-cell>
          <table:table-cell table:style-name="ce50" table:formula="of:=([.$H27]^2-[.$J27]^2+[.$R27]^2+[.$U27]^2)/(2*[.$U27])-[.$R27]*[.$V27]/[.$U27]" office:value-type="float" office:value="1.80575051588446">
            <text:p>1.806</text:p>
          </table:table-cell>
          <table:table-cell table:style-name="ce21" table:formula="of:=[.$B27]+[.$V27]*[.$P27]+[.$W27]*[.$S27]" office:value-type="float" office:value="29.0693890102103">
            <text:p>29.069</text:p>
          </table:table-cell>
          <table:table-cell table:style-name="ce21" table:formula="of:=[.$C27]+[.$V27]*[.$Q27]+[.$W27]*[.$T27]" office:value-type="float" office:value="17.0365648976923">
            <text:p>17.037</text:p>
          </table:table-cell>
          <table:table-cell table:style-name="ce56" table:formula="of:=ABS([.$AB27]-[.$X27])/[.$AB27]" office:value-type="percentage" office:value="0.0178607990322706">
            <text:p>1.79%</text:p>
          </table:table-cell>
          <table:table-cell table:style-name="ce56" table:formula="of:=ABS([.$AC27]-[.$Y27])/[.$AC27]" office:value-type="percentage" office:value="0.0177316279140702">
            <text:p>1.77%</text:p>
          </table:table-cell>
          <table:table-cell table:style-name="ce21" office:value-type="float" office:value="28.5592971434286">
            <text:p>28.559</text:p>
          </table:table-cell>
          <table:table-cell table:style-name="ce21" office:value-type="float" office:value="17.344104098062">
            <text:p>17.344</text:p>
          </table:table-cell>
          <table:table-cell table:style-name="ce11" table:number-columns-repeated="2"/>
          <table:table-cell table:style-name="ce16" table:number-columns-repeated="2"/>
          <table:table-cell table:style-name="ce19" table:number-columns-repeated="18"/>
          <table:table-cell table:style-name="ce21"/>
          <table:table-cell table:style-name="ce67"/>
          <table:table-cell table:style-name="ce21" table:number-columns-repeated="6"/>
          <table:table-cell table:style-name="ce50" table:number-columns-repeated="2"/>
          <table:table-cell table:style-name="ce21" table:number-columns-repeated="2"/>
          <table:table-cell table:style-name="ce56" table:number-columns-repeated="2"/>
          <table:table-cell table:style-name="ce19" table:number-columns-repeated="2"/>
          <table:table-cell table:style-name="ce11" table:number-columns-repeated="3"/>
          <table:table-cell table:style-name="ce73" table:number-columns-repeated="2"/>
          <table:table-cell table:style-name="ce11" table:number-columns-repeated="3"/>
          <table:table-cell table:number-columns-repeated="2" table:style-name="ce11" office:value-type="string">
            <text:p><text:s/></text:p>
          </table:table-cell>
          <table:table-cell table:style-name="ce11" table:number-columns-repeated="2"/>
          <table:table-cell table:style-name="ce11" office:value-type="string">
            <text:p><text:s/></text:p>
          </table:table-cell>
          <table:table-cell table:style-name="ce11" office:value-type="string">
            <text:p><text:s text:c="25"/></text:p>
          </table:table-cell>
          <table:table-cell table:style-name="ce11" table:number-columns-repeated="943"/>
        </table:table-row>
        <table:table-row table:style-name="ro2">
          <table:table-cell table:style-name="ce12" office:value-type="string">
            <text:p>median</text:p>
          </table:table-cell>
          <table:table-cell table:style-name="ce17" office:value-type="float" office:value="30.68">
            <text:p>30.680</text:p>
          </table:table-cell>
          <table:table-cell table:style-name="ce17" office:value-type="float" office:value="20.27">
            <text:p>20.270</text:p>
          </table:table-cell>
          <table:table-cell table:style-name="ce17" office:value-type="float" office:value="26.97">
            <text:p>26.970</text:p>
          </table:table-cell>
          <table:table-cell table:style-name="ce17" office:value-type="float" office:value="18.66">
            <text:p>18.660</text:p>
          </table:table-cell>
          <table:table-cell table:style-name="ce17" office:value-type="float" office:value="30.25">
            <text:p>30.250</text:p>
          </table:table-cell>
          <table:table-cell table:style-name="ce17" office:value-type="float" office:value="16.31">
            <text:p>16.310</text:p>
          </table:table-cell>
          <table:table-cell table:style-name="ce12" table:formula="of:=EXP(([.K28]+66.39)/-8.89)" office:value-type="float" office:value="2.94759586261819">
            <text:p>2.95</text:p>
          </table:table-cell>
          <table:table-cell table:style-name="ce12" table:formula="of:=EXP(([.L28]+66.39)/-8.89)" office:value-type="float" office:value="3.48936155919544">
            <text:p>3.49</text:p>
          </table:table-cell>
          <table:table-cell table:style-name="ce12" table:formula="of:=EXP(([.M28]+66.39)/-8.89)" office:value-type="float" office:value="2.22504030068477">
            <text:p>2.23</text:p>
          </table:table-cell>
          <table:table-cell table:style-name="ce12" table:formula="of:=MEDIAN([.K16:.K25])" office:value-type="float" office:value="-76">
            <text:p>-76</text:p>
          </table:table-cell>
          <table:table-cell table:style-name="ce12" table:formula="of:=MEDIAN([.L16:.L25])" office:value-type="float" office:value="-77.5">
            <text:p>-77.5</text:p>
          </table:table-cell>
          <table:table-cell table:style-name="ce12" table:formula="of:=MEDIAN([.M16:.M25])" office:value-type="float" office:value="-73.5">
            <text:p>-73.5</text:p>
          </table:table-cell>
          <table:table-cell table:style-name="ce22" table:formula="of:=SQRT(([.$D28]-[.$B28])^2 + ([.$E28]-[.$C28])^2)" office:value-type="float" office:value="4.0442799111832">
            <text:p>4.044</text:p>
          </table:table-cell>
          <table:table-cell table:style-name="ce46" table:formula="of:=IF( ([.$N28]-[.$H28] &lt;[.$I28])            AND            ([.$N28]+[.$H28] &gt;[.$I28]); 1; 0)" office:value-type="float" office:value="1">
            <text:p>1</text:p>
          </table:table-cell>
          <table:table-cell table:style-name="ce22" table:formula="of:=([.$D28]-[.$B28])/[.$N28]" office:value-type="float" office:value="-0.917345011096078">
            <text:p>-0.917</text:p>
          </table:table-cell>
          <table:table-cell table:style-name="ce22" table:formula="of:=([.$E28]-[.$C28])/[.$N28]" office:value-type="float" office:value="-0.398093118022826">
            <text:p>-0.398</text:p>
          </table:table-cell>
          <table:table-cell table:style-name="ce22" table:formula="of:=[.$P28]*([.$F28]-[.$B28])+[.$Q28]*([.$G28]-[.$C28])" office:value-type="float" office:value="1.97090710214171">
            <text:p>1.971</text:p>
          </table:table-cell>
          <table:table-cell table:style-name="ce22" table:formula="of:=([.$F28]-[.$B28]-[.$R28]*[.$P28])/SQRT(([.$F28]-[.$B28]-[.$R28]*[.$P28])^2+([.$G28]-[.$C28]-[.$R28]*[.$Q28])^2)" office:value-type="float" office:value="0.398093118022826">
            <text:p>0.398</text:p>
          </table:table-cell>
          <table:table-cell table:style-name="ce22" table:formula="of:=([.$G28]-[.$C28]-[.R28]*[.$Q28])/SQRT(([.$F28]-[.$B28]-[.R28]*[.$P28])^2+([.$G28]-[.$C28]-[.R28]*[.$Q28])^2)" office:value-type="float" office:value="-0.917345011096078">
            <text:p>-0.917</text:p>
          </table:table-cell>
          <table:table-cell table:style-name="ce22" table:formula="of:=[.$S28]*([.$F28]-[.$B28])+[.$T28]*([.$G28]-[.$C28])" office:value-type="float" office:value="3.46150620319066">
            <text:p>3.462</text:p>
          </table:table-cell>
          <table:table-cell table:style-name="ce51" table:formula="of:=([.$H28]^2-[.$I28]^2+[.$N28]^2)/(2*[.$N28])" office:value-type="float" office:value="1.59099735442992">
            <text:p>1.591</text:p>
          </table:table-cell>
          <table:table-cell table:style-name="ce51" table:formula="of:=([.$H28]^2-[.$J28]^2+[.$R28]^2+[.$U28]^2)/(2*[.$U28])-[.$R28]*[.$V28]/[.$U28]" office:value-type="float" office:value="1.92583810000022">
            <text:p>1.926</text:p>
          </table:table-cell>
          <table:table-cell table:style-name="ce22" table:formula="of:=[.$B28]+[.$V28]*[.$P28]+[.$W28]*[.$S28]" office:value-type="float" office:value="29.9871694082829">
            <text:p>29.987</text:p>
          </table:table-cell>
          <table:table-cell table:style-name="ce22" table:formula="of:=[.$C28]+[.$V28]*[.$Q28]+[.$W28]*[.$T28]" office:value-type="float" office:value="17.869976929195">
            <text:p>17.870</text:p>
          </table:table-cell>
          <table:table-cell table:style-name="ce57" table:formula="of:=ABS([.$AB28]-[.$X28])/[.$AB28]" office:value-type="percentage" office:value="0.0144750486717651">
            <text:p>1.45%</text:p>
          </table:table-cell>
          <table:table-cell table:style-name="ce57" table:formula="of:=ABS([.$AC28]-[.$Y28])/[.$AC28]" office:value-type="percentage" office:value="0.0258462973352358">
            <text:p>2.58%</text:p>
          </table:table-cell>
          <table:table-cell table:style-name="ce22" office:value-type="float" office:value="29.5592971434286">
            <text:p>29.559</text:p>
          </table:table-cell>
          <table:table-cell table:style-name="ce22" office:value-type="float" office:value="18.344104098062">
            <text:p>18.344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18"/>
          <table:table-cell table:style-name="ce22"/>
          <table:table-cell table:style-name="ce68"/>
          <table:table-cell table:style-name="ce22" table:number-columns-repeated="6"/>
          <table:table-cell table:style-name="ce51" table:number-columns-repeated="2"/>
          <table:table-cell table:style-name="ce22" table:number-columns-repeated="2"/>
          <table:table-cell table:style-name="ce57" table:number-columns-repeated="2"/>
          <table:table-cell table:style-name="ce20" table:number-columns-repeated="2"/>
          <table:table-cell table:style-name="ce12"/>
          <table:table-cell table:number-columns-repeated="2" table:style-name="ce12" office:value-type="string">
            <text:p><text:s/></text:p>
          </table:table-cell>
          <table:table-cell table:number-columns-repeated="2" table:style-name="ce74" office:value-type="string">
            <text:p><text:s/></text:p>
          </table:table-cell>
          <table:table-cell table:number-columns-repeated="11" table:style-name="ce12" office:value-type="string">
            <text:p><text:s/></text:p>
          </table:table-cell>
          <table:table-cell table:style-name="ce12" table:number-columns-repeated="941"/>
        </table:table-row>
        <table:table-row table:style-name="ro1">
          <table:table-cell/>
          <table:table-cell table:style-name="ce13" table:number-columns-repeated="6"/>
          <table:table-cell table:number-columns-repeated="8"/>
          <table:table-cell table:style-name="ce9" table:number-columns-repeated="6"/>
          <table:table-cell table:style-name="ce48"/>
          <table:table-cell table:style-name="ce48" office:value-type="string">
            <text:p>mean</text:p>
          </table:table-cell>
          <table:table-cell table:style-name="ce9" table:formula="of:=AVERAGE([.X16:.X25])" office:value-type="float" office:value="28.4928534664513">
            <text:p>28.493</text:p>
          </table:table-cell>
          <table:table-cell table:style-name="ce9" table:formula="of:=AVERAGE([.Y16:.Y25])" office:value-type="float" office:value="14.916807772938">
            <text:p>14.917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/>
          <table:table-cell table:number-columns-repeated="2" office:value-type="string">
            <text:p><text:s/></text:p>
          </table:table-cell>
          <table:table-cell table:number-columns-repeated="2" table:style-name="ce75" office:value-type="string">
            <text:p><text:s/></text:p>
          </table:table-cell>
          <table:table-cell table:number-columns-repeated="12" office:value-type="string">
            <text:p><text:s/></text:p>
          </table:table-cell>
          <table:table-cell table:number-columns-repeated="940"/>
        </table:table-row>
        <table:table-row table:style-name="ro1">
          <table:table-cell/>
          <table:table-cell table:style-name="ce13" table:number-columns-repeated="6"/>
          <table:table-cell table:number-columns-repeated="8"/>
          <table:table-cell table:style-name="ce9" table:number-columns-repeated="6"/>
          <table:table-cell table:style-name="ce48"/>
          <table:table-cell table:style-name="ce48" office:value-type="string">
            <text:p>median</text:p>
          </table:table-cell>
          <table:table-cell table:style-name="ce9" table:formula="of:=MEDIAN([.X16:.X25])" office:value-type="float" office:value="26.5794723387977">
            <text:p>26.579</text:p>
          </table:table-cell>
          <table:table-cell table:style-name="ce9" table:formula="of:=MEDIAN([.Y16:.Y25])" office:value-type="float" office:value="14.8658428622726">
            <text:p>14.866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/>
          <table:table-cell table:number-columns-repeated="2" office:value-type="string">
            <text:p><text:s/></text:p>
          </table:table-cell>
          <table:table-cell table:number-columns-repeated="2" table:style-name="ce75" office:value-type="string">
            <text:p><text:s/></text:p>
          </table:table-cell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8"/>
          <table:table-cell table:style-name="ce9" table:number-columns-repeated="6"/>
          <table:table-cell table:style-name="ce48"/>
          <table:table-cell table:style-name="ce48" office:value-type="string">
            <text:p>mode</text:p>
          </table:table-cell>
          <table:table-cell table:style-name="ce52" table:formula="of:=MODE([.X16:.X25])" office:value-type="float" office:value="0">
            <text:p>#VALUE!</text:p>
          </table:table-cell>
          <table:table-cell table:style-name="ce52" table:formula="of:=MODE([.Y16:.Y25])" office:value-type="float" office:value="0">
            <text:p>#VALUE!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8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R</text:p>
          </table:table-cell>
          <table:table-cell table:style-name="ce59" office:value-type="string">
            <text:p>KF_RSSI1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2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3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13"/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35]+66.39)/-8.89)" office:value-type="float" office:value="2.94759586261819">
            <text:p>2.95</text:p>
          </table:table-cell>
          <table:table-cell table:formula="of:=EXP(([.L35]+66.39)/-8.89)" office:value-type="float" office:value="3.69123745237239">
            <text:p>3.69</text:p>
          </table:table-cell>
          <table:table-cell table:formula="of:=EXP(([.M35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78">
            <text:p>-78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35]-[.$B35])^2 + ([.$E35]-[.$C35])^2)" office:value-type="float" office:value="4.0442799111832">
            <text:p>4.044</text:p>
          </table:table-cell>
          <table:table-cell table:style-name="ce43" table:formula="of:=IF( ([.$N35]-[.$H35] &lt;[.$I35])            AND            ([.$N35]+[.$H35] &gt;[.$I35]); 1; 0)" office:value-type="float" office:value="1">
            <text:p>1</text:p>
          </table:table-cell>
          <table:table-cell table:style-name="ce9" table:formula="of:=([.$D35]-[.$B35])/[.$N35]" office:value-type="float" office:value="-0.917345011096078">
            <text:p>-0.917</text:p>
          </table:table-cell>
          <table:table-cell table:style-name="ce9" table:formula="of:=([.$E35]-[.$C35])/[.$N35]" office:value-type="float" office:value="-0.398093118022826">
            <text:p>-0.398</text:p>
          </table:table-cell>
          <table:table-cell table:style-name="ce9" table:formula="of:=[.$P35]*([.$F35]-[.$B35])+[.$Q35]*([.$G35]-[.$C35])" office:value-type="float" office:value="1.97090710214171">
            <text:p>1.971</text:p>
          </table:table-cell>
          <table:table-cell table:style-name="ce9" table:formula="of:=([.$F35]-[.$B35]-[.$R35]*[.$P35])/SQRT(([.$F35]-[.$B35]-[.$R35]*[.$P35])^2+([.$G35]-[.$C35]-[.$R35]*[.$Q35])^2)" office:value-type="float" office:value="0.398093118022826">
            <text:p>0.398</text:p>
          </table:table-cell>
          <table:table-cell table:style-name="ce9" table:formula="of:=([.$G35]-[.$C35]-[.R35]*[.$Q35])/SQRT(([.$F35]-[.$B35]-[.R35]*[.$P35])^2+([.$G35]-[.$C35]-[.R35]*[.$Q35])^2)" office:value-type="float" office:value="-0.917345011096078">
            <text:p>-0.917</text:p>
          </table:table-cell>
          <table:table-cell table:style-name="ce9" table:formula="of:=[.$S35]*([.$F35]-[.$B35])+[.$T35]*([.$G35]-[.$C35])" office:value-type="float" office:value="3.46150620319065">
            <text:p>3.462</text:p>
          </table:table-cell>
          <table:table-cell table:style-name="ce48" table:formula="of:=([.$H35]^2-[.$I35]^2+[.$N35]^2)/(2*[.$N35])" office:value-type="float" office:value="1.41178252869575">
            <text:p>1.412</text:p>
          </table:table-cell>
          <table:table-cell table:style-name="ce48" table:formula="of:=([.$H35]^2-[.$J35]^2+[.$R35]^2+[.$U35]^2)/(2*[.$U35])-[.$R35]*[.$V35]/[.$U35]" office:value-type="float" office:value="1.94273912413012">
            <text:p>1.943</text:p>
          </table:table-cell>
          <table:table-cell table:style-name="ce9" table:formula="of:=[.$B35]+[.$V35]*[.$P35]+[.$W35]*[.$S35]" office:value-type="float" office:value="27.1582994159782">
            <text:p>27.158</text:p>
          </table:table-cell>
          <table:table-cell table:style-name="ce9" table:formula="of:=[.$C35]+[.$V35]*[.$Q35]+[.$W35]*[.$T35]" office:value-type="float" office:value="14.9258170477994">
            <text:p>14.926</text:p>
          </table:table-cell>
          <table:table-cell table:style-name="ce53" table:formula="of:=ABS([.$AB35]-[.$X35])/[.$AB35]" office:value-type="percentage" office:value="0.02255339323608">
            <text:p>2.26%</text:p>
          </table:table-cell>
          <table:table-cell table:style-name="ce53" table:formula="of:=ABS([.$AC35]-[.$Y35])/[.$AC35]" office:value-type="percentage" office:value="0.027260441377962">
            <text:p>2.73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ABS([.K35])-SQRT((1-[.$AG35])/(1-[.$AF35]))" office:value-type="float" office:value="75.4830922901543">
            <text:p>75.483</text:p>
          </table:table-cell>
          <table:table-cell table:style-name="ce6" table:formula="of:=ABS(([.$AH$35]+[.$K$35])/[.$K35])+IF(ROUND(1+RAND();0)=1;-1;1)*RAND()*ABS(([.$AH$35]+[.$K$35])/[.$K35])" office:value-type="float" office:value="0.000657979012988527">
            <text:p>0.001</text:p>
          </table:table-cell>
          <table:table-cell/>
          <table:table-cell/>
          <table:table-cell table:style-name="ce64"/>
          <table:table-cell table:style-name="ce60" table:formula="of:=ABS([.L35])-SQRT((1-[.$AG35])/(1-[.$AF35]))" office:value-type="float" office:value="77.4830922901543">
            <text:p>77.483</text:p>
          </table:table-cell>
          <table:table-cell table:style-name="ce6" table:formula="of:=ABS(([.$AM$35]+[.$L$35])/[.$L35])+IF(ROUND(1+RAND();0)=1;-1;1)*RAND()*ABS(([.$AM$35]+[.$L$35])/[.$L35])" office:value-type="float" office:value="0.00727978209806028">
            <text:p>0.007</text:p>
          </table:table-cell>
          <table:table-cell/>
          <table:table-cell/>
          <table:table-cell table:style-name="ce64"/>
          <table:table-cell table:style-name="ce60" table:formula="of:=ABS([.M35])-SQRT((1-[.$AG35])/(1-[.$AF35]))" office:value-type="float" office:value="73.4830922901543">
            <text:p>73.483</text:p>
          </table:table-cell>
          <table:table-cell table:style-name="ce6" table:formula="of:=ABS(([.$AR$35]+[.$M$35])/[.$M35])+IF(ROUND(1+RAND();0)=1;-1;1)*RAND()*ABS(([.$AR$35]+[.$M$35])/[.$M35])" office:value-type="float" office:value="0.00916423879992481">
            <text:p>0.009</text:p>
          </table:table-cell>
          <table:table-cell/>
          <table:table-cell/>
          <table:table-cell table:style-name="ce64"/>
          <table:table-cell table:style-name="ce6" table:formula="of:=EXP((-[.AH35]+66.39)/-8.89)" office:value-type="float" office:value="2.78109581200098">
            <text:p>2.781</text:p>
          </table:table-cell>
          <table:table-cell table:style-name="ce6" table:formula="of:=EXP((-[.AM35]+66.39)/-8.89)" office:value-type="float" office:value="3.48273152031621">
            <text:p>3.483</text:p>
          </table:table-cell>
          <table:table-cell table:style-name="ce6" table:formula="of:=EXP((-[.AR35]+66.39)/-8.89)" office:value-type="float" office:value="2.22081256347522">
            <text:p>2.221</text:p>
          </table:table-cell>
          <table:table-cell table:style-name="ce9" table:formula="of:=SQRT(([.$D35]-[.$B35])^2 + ([.$E35]-[.$C35])^2)" office:value-type="float" office:value="4.0442799111832">
            <text:p>4.044</text:p>
          </table:table-cell>
          <table:table-cell table:style-name="ce43" table:formula="of:=IF( ([.$AZ35]-[.$AW35] &lt;[.$AX35])               AND               ([.$AZ35]+[.$AW35]&gt;[.$AX35]); 1; 0)" office:value-type="float" office:value="1">
            <text:p>1</text:p>
          </table:table-cell>
          <table:table-cell table:style-name="ce9" table:formula="of:=([.$D35]-[.$B35])/[.$AZ35]" office:value-type="float" office:value="-0.917345011096078">
            <text:p>-0.917</text:p>
          </table:table-cell>
          <table:table-cell table:style-name="ce9" table:formula="of:=([.$E35]-[.$C35])/[.$AZ35]" office:value-type="float" office:value="-0.398093118022826">
            <text:p>-0.398</text:p>
          </table:table-cell>
          <table:table-cell table:style-name="ce9" table:formula="of:=[.$BB35]*([.$F35]-[.$B35])+[.$BC35]*([.$G35]-[.$C35])" office:value-type="float" office:value="1.97090710214171">
            <text:p>1.971</text:p>
          </table:table-cell>
          <table:table-cell table:style-name="ce9" table:formula="of:=([.$F35]-[.$B35]-[.$BD35]*[.$BB35])/SQRT(([.$F35]-[.$B35]-[.$BD35]*[.$BB35])^2+([.$G35]-[.$C35]-[.$BD35]*[.$BC35])^2)" office:value-type="float" office:value="0.398093118022826">
            <text:p>0.398</text:p>
          </table:table-cell>
          <table:table-cell table:style-name="ce9" table:formula="of:=([.$G35]-[.$C35]-[.BD35]*[.$BC35])/SQRT(([.$F35]-[.$B35]-[.BD35]*[.$BB35])^2+([.$G35]-[.$C35]-[.BD35]*[.$BC35])^2)" office:value-type="float" office:value="-0.917345011096078">
            <text:p>-0.917</text:p>
          </table:table-cell>
          <table:table-cell table:style-name="ce9" table:formula="of:=[.$BE35]*([.$F35]-[.$B35])+[.$BF35]*([.$G35]-[.$C35])" office:value-type="float" office:value="3.46150620319065">
            <text:p>3.462</text:p>
          </table:table-cell>
          <table:table-cell table:style-name="ce48" table:formula="of:=([.$AW35]^2-[.$AX35]^2+[.$AZ35]^2)/(2*[.$AZ35])" office:value-type="float" office:value="1.47878922028247">
            <text:p>1.479</text:p>
          </table:table-cell>
          <table:table-cell table:style-name="ce48" table:formula="of:=([.$AW35]^2-[.$AY35]^2+[.$BD35]^2+[.$BG35]^2)/(2*[.$BG35])-[.$BD35]*[.$BH35]/[.$BG35]" office:value-type="float" office:value="1.85466562329921">
            <text:p>1.855</text:p>
          </table:table-cell>
          <table:table-cell table:style-name="ce9" table:formula="of:=[.$B35]+[.$BH35]*[.$BB35]+[.$BI35]*[.$BE35]" office:value-type="float" office:value="27.0617697071801">
            <text:p>27.062</text:p>
          </table:table-cell>
          <table:table-cell table:style-name="ce9" table:formula="of:=[.$C35]+[.$BH35]*[.$BC35]+[.$BI35]*[.$BF35]" office:value-type="float" office:value="14.9799359316143">
            <text:p>14.980</text:p>
          </table:table-cell>
          <table:table-cell table:style-name="ce53" table:formula="of:=ABS([.$AB35]-[.$BJ35])/[.$AB35]" office:value-type="percentage" office:value="0.0189188953697846">
            <text:p>1.89%</text:p>
          </table:table-cell>
          <table:table-cell table:style-name="ce53" table:formula="of:=ABS([.$AC35]-[.$BK35])/[.$AC35]" office:value-type="percentage" office:value="0.0237334264757574">
            <text:p>2.37%</text:p>
          </table:table-cell>
          <table:table-cell table:style-name="ce6" table:formula="of:=[.AB35]" office:value-type="float" office:value="26.5592971434286">
            <text:p>26.559</text:p>
          </table:table-cell>
          <table:table-cell table:style-name="ce6" table:formula="of:=[.AC35]" office:value-type="float" office:value="15.344104098062">
            <text:p>15.344</text:p>
          </table:table-cell>
          <table:table-cell/>
          <table:table-cell table:formula="of:=[.BN35]-[.BJ35]" office:value-type="float" office:value="-0.502472563751546">
            <text:p>-0.5</text:p>
          </table:table-cell>
          <table:table-cell table:formula="of:=[.BO35]-[.BK35]" office:value-type="float" office:value="0.364168166447723">
            <text:p>0.36</text:p>
          </table:table-cell>
          <table:table-cell table:style-name="ce75" table:formula="of:=[.BL35]-[.Z35]" office:value-type="percentage" office:value="-0.00363449786629531">
            <text:p>-0.36%</text:p>
          </table:table-cell>
          <table:table-cell table:style-name="ce75" table:formula="of:=[.BM35]-[.AA35]" office:value-type="percentage" office:value="-0.00352701490220455">
            <text:p>-0.35%</text:p>
          </table:table-cell>
          <table:table-cell table:number-columns-repeated="13"/>
          <table:table-cell table:formula="of:=[.BL35]-[.Z35]" office:value-type="percentage" office:value="-0.00363449786629531">
            <text:p>-0.36%</text:p>
          </table:table-cell>
          <table:table-cell table:formula="of:=[.BM35]-[.AA35]" office:value-type="percentage" office:value="-0.00352701490220455">
            <text:p>-0.35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36]+66.39)/-8.89)" office:value-type="float" office:value="2.94759586261819">
            <text:p>2.95</text:p>
          </table:table-cell>
          <table:table-cell table:formula="of:=EXP(([.L36]+66.39)/-8.89)" office:value-type="float" office:value="2.63400087893114">
            <text:p>2.63</text:p>
          </table:table-cell>
          <table:table-cell table:formula="of:=EXP(([.M36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75">
            <text:p>-75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36]-[.$B36])^2 + ([.$E36]-[.$C36])^2)" office:value-type="float" office:value="4.0442799111832">
            <text:p>4.044</text:p>
          </table:table-cell>
          <table:table-cell table:style-name="ce43" table:formula="of:=IF( ([.$N36]-[.$H36] &lt;[.$I36])            AND            ([.$N36]+[.$H36] &gt;[.$I36]); 1; 0)" office:value-type="float" office:value="1">
            <text:p>1</text:p>
          </table:table-cell>
          <table:table-cell table:style-name="ce9" table:formula="of:=([.$D36]-[.$B36])/[.$N36]" office:value-type="float" office:value="-0.917345011096078">
            <text:p>-0.917</text:p>
          </table:table-cell>
          <table:table-cell table:style-name="ce9" table:formula="of:=([.$E36]-[.$C36])/[.$N36]" office:value-type="float" office:value="-0.398093118022826">
            <text:p>-0.398</text:p>
          </table:table-cell>
          <table:table-cell table:style-name="ce9" table:formula="of:=[.$P36]*([.$F36]-[.$B36])+[.$Q36]*([.$G36]-[.$C36])" office:value-type="float" office:value="1.97090710214171">
            <text:p>1.971</text:p>
          </table:table-cell>
          <table:table-cell table:style-name="ce9" table:formula="of:=([.$F36]-[.$B36]-[.$R36]*[.$P36])/SQRT(([.$F36]-[.$B36]-[.$R36]*[.$P36])^2+([.$G36]-[.$C36]-[.$R36]*[.$Q36])^2)" office:value-type="float" office:value="0.398093118022826">
            <text:p>0.398</text:p>
          </table:table-cell>
          <table:table-cell table:style-name="ce9" table:formula="of:=([.$G36]-[.$C36]-[.R36]*[.$Q36])/SQRT(([.$F36]-[.$B36]-[.R36]*[.$P36])^2+([.$G36]-[.$C36]-[.R36]*[.$Q36])^2)" office:value-type="float" office:value="-0.917345011096078">
            <text:p>-0.917</text:p>
          </table:table-cell>
          <table:table-cell table:style-name="ce9" table:formula="of:=[.$S36]*([.$F36]-[.$B36])+[.$T36]*([.$G36]-[.$C36])" office:value-type="float" office:value="3.46150620319065">
            <text:p>3.462</text:p>
          </table:table-cell>
          <table:table-cell table:style-name="ce48" table:formula="of:=([.$H36]^2-[.$I36]^2+[.$N36]^2)/(2*[.$N36])" office:value-type="float" office:value="2.2385395097216">
            <text:p>2.239</text:p>
          </table:table-cell>
          <table:table-cell table:style-name="ce48" table:formula="of:=([.$H36]^2-[.$J36]^2+[.$R36]^2+[.$U36]^2)/(2*[.$U36])-[.$R36]*[.$V36]/[.$U36]" office:value-type="float" office:value="1.47200150010185">
            <text:p>1.472</text:p>
          </table:table-cell>
          <table:table-cell table:style-name="ce9" table:formula="of:=[.$B36]+[.$V36]*[.$P36]+[.$W36]*[.$S36]" office:value-type="float" office:value="26.2124806155253">
            <text:p>26.212</text:p>
          </table:table-cell>
          <table:table-cell table:style-name="ce9" table:formula="of:=[.$C36]+[.$V36]*[.$Q36]+[.$W36]*[.$T36]" office:value-type="float" office:value="15.0285195943133">
            <text:p>15.029</text:p>
          </table:table-cell>
          <table:table-cell table:style-name="ce53" table:formula="of:=ABS([.$AB36]-[.$X36])/[.$AB36]" office:value-type="percentage" office:value="0.0130581967598927">
            <text:p>1.31%</text:p>
          </table:table-cell>
          <table:table-cell table:style-name="ce53" table:formula="of:=ABS([.$AC36]-[.$Y36])/[.$AC36]" office:value-type="percentage" office:value="0.0205671508568944">
            <text:p>2.06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36]+[.AL36]*(ABS([.K36])-[.AK35])" office:value-type="float" office:value="75.7575579671616">
            <text:p>75.758</text:p>
          </table:table-cell>
          <table:table-cell table:style-name="ce6" table:formula="of:=[.AJ36]*(1-[.AL36])" office:value-type="float" office:value="0.00264838001286654">
            <text:p>0.003</text:p>
          </table:table-cell>
          <table:table-cell table:style-name="ce6" table:formula="of:=[.AI35]+[.$AF36]" office:value-type="float" office:value="0.00265797901298853">
            <text:p>0.003</text:p>
          </table:table-cell>
          <table:table-cell table:style-name="ce6" table:formula="of:=[.AH35]" office:value-type="float" office:value="75.4830922901543">
            <text:p>75.483</text:p>
          </table:table-cell>
          <table:table-cell table:style-name="ce65" table:formula="of:=[.AJ36]/([.AJ36]+[.$AG36])" office:value-type="float" office:value="0.00361139048693829">
            <text:p>0.004</text:p>
          </table:table-cell>
          <table:table-cell table:style-name="ce60" table:formula="of:=[.AP36]+[.AQ36]*(ABS([.P36])-[.AP35])" office:value-type="float" office:value="77.4945554275094">
            <text:p>77.495</text:p>
          </table:table-cell>
          <table:table-cell table:style-name="ce6" table:formula="of:=[.AO36]*(1-[.AQ36])" office:value-type="float" office:value="0.0091638220006825">
            <text:p>0.009</text:p>
          </table:table-cell>
          <table:table-cell table:style-name="ce6" table:formula="of:=[.AN35]+[.$AF36]" office:value-type="float" office:value="0.00927978209806028">
            <text:p>0.009</text:p>
          </table:table-cell>
          <table:table-cell table:style-name="ce6" table:formula="of:=[.AM35]" office:value-type="float" office:value="77.4830922901543">
            <text:p>77.483</text:p>
          </table:table-cell>
          <table:table-cell table:style-name="ce65" table:formula="of:=[.AO36]/([.AO36]+[.$AG36])" office:value-type="float" office:value="0.012495993564549">
            <text:p>0.012</text:p>
          </table:table-cell>
          <table:table-cell table:style-name="ce60" table:formula="of:=[.AU36]+[.AV36]*(ABS([.U36])-[.AU35])" office:value-type="float" office:value="73.5349993686829">
            <text:p>73.535</text:p>
          </table:table-cell>
          <table:table-cell table:style-name="ce6" table:formula="of:=[.AT36]*(1-[.AV36])" office:value-type="float" office:value="0.0109968252562003">
            <text:p>0.011</text:p>
          </table:table-cell>
          <table:table-cell table:style-name="ce6" table:formula="of:=[.AS35]+[.$AF36]" office:value-type="float" office:value="0.0111642387999248">
            <text:p>0.011</text:p>
          </table:table-cell>
          <table:table-cell table:style-name="ce6" table:formula="of:=[.AR35]" office:value-type="float" office:value="73.4830922901543">
            <text:p>73.483</text:p>
          </table:table-cell>
          <table:table-cell table:style-name="ce65" table:formula="of:=[.AT36]/([.AT36]+[.$AG36])" office:value-type="float" office:value="0.0149955179860231">
            <text:p>0.015</text:p>
          </table:table-cell>
          <table:table-cell table:style-name="ce6" table:formula="of:=EXP((-[.AH36]+66.39)/-8.89)" office:value-type="float" office:value="2.86829723699302">
            <text:p>2.868</text:p>
          </table:table-cell>
          <table:table-cell table:style-name="ce6" table:formula="of:=EXP((-[.AM36]+66.39)/-8.89)" office:value-type="float" office:value="3.48722519636415">
            <text:p>3.487</text:p>
          </table:table-cell>
          <table:table-cell table:style-name="ce6" table:formula="of:=EXP((-[.AR36]+66.39)/-8.89)" office:value-type="float" office:value="2.23381740998476">
            <text:p>2.234</text:p>
          </table:table-cell>
          <table:table-cell table:style-name="ce9" table:formula="of:=SQRT(([.$D36]-[.$B36])^2 + ([.$E36]-[.$C36])^2)" office:value-type="float" office:value="4.0442799111832">
            <text:p>4.044</text:p>
          </table:table-cell>
          <table:table-cell table:style-name="ce43" table:formula="of:=IF( ([.$AZ36]-[.$AW36] &lt;[.$AX36])               AND               ([.$AZ36]+[.$AW36]&gt;[.$AX36]); 1; 0)" office:value-type="float" office:value="1">
            <text:p>1</text:p>
          </table:table-cell>
          <table:table-cell table:style-name="ce9" table:formula="of:=([.$D36]-[.$B36])/[.$AZ36]" office:value-type="float" office:value="-0.917345011096078">
            <text:p>-0.917</text:p>
          </table:table-cell>
          <table:table-cell table:style-name="ce9" table:formula="of:=([.$E36]-[.$C36])/[.$AZ36]" office:value-type="float" office:value="-0.398093118022826">
            <text:p>-0.398</text:p>
          </table:table-cell>
          <table:table-cell table:style-name="ce9" table:formula="of:=[.$BB36]*([.$F36]-[.$B36])+[.$BC36]*([.$G36]-[.$C36])" office:value-type="float" office:value="1.97090710214171">
            <text:p>1.971</text:p>
          </table:table-cell>
          <table:table-cell table:style-name="ce9" table:formula="of:=([.$F36]-[.$B36]-[.$BD36]*[.$BB36])/SQRT(([.$F36]-[.$B36]-[.$BD36]*[.$BB36])^2+([.$G36]-[.$C36]-[.$BD36]*[.$BC36])^2)" office:value-type="float" office:value="0.398093118022826">
            <text:p>0.398</text:p>
          </table:table-cell>
          <table:table-cell table:style-name="ce9" table:formula="of:=([.$G36]-[.$C36]-[.BD36]*[.$BC36])/SQRT(([.$F36]-[.$B36]-[.BD36]*[.$BB36])^2+([.$G36]-[.$C36]-[.BD36]*[.$BC36])^2)" office:value-type="float" office:value="-0.917345011096078">
            <text:p>-0.917</text:p>
          </table:table-cell>
          <table:table-cell table:style-name="ce9" table:formula="of:=[.$BE36]*([.$F36]-[.$B36])+[.$BF36]*([.$G36]-[.$C36])" office:value-type="float" office:value="3.46150620319065">
            <text:p>3.462</text:p>
          </table:table-cell>
          <table:table-cell table:style-name="ce48" table:formula="of:=([.$AW36]^2-[.$AX36]^2+[.$AZ36]^2)/(2*[.$AZ36])" office:value-type="float" office:value="1.53582216641757">
            <text:p>1.536</text:p>
          </table:table-cell>
          <table:table-cell table:style-name="ce48" table:formula="of:=([.$AW36]^2-[.$AY36]^2+[.$BD36]^2+[.$BG36]^2)/(2*[.$BG36])-[.$BD36]*[.$BH36]/[.$BG36]" office:value-type="float" office:value="1.88498336009394">
            <text:p>1.885</text:p>
          </table:table-cell>
          <table:table-cell table:style-name="ce9" table:formula="of:=[.$B36]+[.$BH36]*[.$BB36]+[.$BI36]*[.$BE36]" office:value-type="float" office:value="27.021520100947">
            <text:p>27.022</text:p>
          </table:table-cell>
          <table:table-cell table:style-name="ce9" table:formula="of:=[.$C36]+[.$BH36]*[.$BC36]+[.$BI36]*[.$BF36]" office:value-type="float" office:value="14.929419683661">
            <text:p>14.929</text:p>
          </table:table-cell>
          <table:table-cell table:style-name="ce53" table:formula="of:=ABS([.$AB36]-[.$BJ36])/[.$AB36]" office:value-type="percentage" office:value="0.0174034333447253">
            <text:p>1.74%</text:p>
          </table:table-cell>
          <table:table-cell table:style-name="ce53" table:formula="of:=ABS([.$AC36]-[.$BK36])/[.$AC36]" office:value-type="percentage" office:value="0.0270256517911279">
            <text:p>2.70%</text:p>
          </table:table-cell>
          <table:table-cell table:style-name="ce6" table:formula="of:=[.AB36]" office:value-type="float" office:value="26.5592971434286">
            <text:p>26.559</text:p>
          </table:table-cell>
          <table:table-cell table:style-name="ce6" table:formula="of:=[.AC36]" office:value-type="float" office:value="15.344104098062">
            <text:p>15.344</text:p>
          </table:table-cell>
          <table:table-cell/>
          <table:table-cell table:formula="of:=[.BN36]-[.BJ36]" office:value-type="float" office:value="-0.462222957518414">
            <text:p>-0.46</text:p>
          </table:table-cell>
          <table:table-cell table:formula="of:=[.BO36]-[.BK36]" office:value-type="float" office:value="0.414684414401043">
            <text:p>0.41</text:p>
          </table:table-cell>
          <table:table-cell table:style-name="ce75" table:formula="of:=[.BL36]-[.Z36]" office:value-type="percentage" office:value="0.00434523658483265">
            <text:p>0.43%</text:p>
          </table:table-cell>
          <table:table-cell table:style-name="ce75" table:formula="of:=[.BM36]-[.AA36]" office:value-type="percentage" office:value="0.00645850093423352">
            <text:p>0.65%</text:p>
          </table:table-cell>
          <table:table-cell table:number-columns-repeated="13"/>
          <table:table-cell table:formula="of:=[.BL36]-[.Z36]" office:value-type="percentage" office:value="0.00434523658483265">
            <text:p>0.43%</text:p>
          </table:table-cell>
          <table:table-cell table:formula="of:=[.BM36]-[.AA36]" office:value-type="percentage" office:value="0.00645850093423352">
            <text:p>0.65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37]+66.39)/-8.89)" office:value-type="float" office:value="2.94759586261819">
            <text:p>2.95</text:p>
          </table:table-cell>
          <table:table-cell table:formula="of:=EXP(([.L37]+66.39)/-8.89)" office:value-type="float" office:value="3.69123745237239">
            <text:p>3.69</text:p>
          </table:table-cell>
          <table:table-cell table:formula="of:=EXP(([.M37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78">
            <text:p>-78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37]-[.$B37])^2 + ([.$E37]-[.$C37])^2)" office:value-type="float" office:value="4.0442799111832">
            <text:p>4.044</text:p>
          </table:table-cell>
          <table:table-cell table:style-name="ce43" table:formula="of:=IF( ([.$N37]-[.$H37] &lt;[.$I37])            AND            ([.$N37]+[.$H37] &gt;[.$I37]); 1; 0)" office:value-type="float" office:value="1">
            <text:p>1</text:p>
          </table:table-cell>
          <table:table-cell table:style-name="ce9" table:formula="of:=([.$D37]-[.$B37])/[.$N37]" office:value-type="float" office:value="-0.917345011096078">
            <text:p>-0.917</text:p>
          </table:table-cell>
          <table:table-cell table:style-name="ce9" table:formula="of:=([.$E37]-[.$C37])/[.$N37]" office:value-type="float" office:value="-0.398093118022826">
            <text:p>-0.398</text:p>
          </table:table-cell>
          <table:table-cell table:style-name="ce9" table:formula="of:=[.$P37]*([.$F37]-[.$B37])+[.$Q37]*([.$G37]-[.$C37])" office:value-type="float" office:value="1.97090710214171">
            <text:p>1.971</text:p>
          </table:table-cell>
          <table:table-cell table:style-name="ce9" table:formula="of:=([.$F37]-[.$B37]-[.$R37]*[.$P37])/SQRT(([.$F37]-[.$B37]-[.$R37]*[.$P37])^2+([.$G37]-[.$C37]-[.$R37]*[.$Q37])^2)" office:value-type="float" office:value="0.398093118022826">
            <text:p>0.398</text:p>
          </table:table-cell>
          <table:table-cell table:style-name="ce9" table:formula="of:=([.$G37]-[.$C37]-[.R37]*[.$Q37])/SQRT(([.$F37]-[.$B37]-[.R37]*[.$P37])^2+([.$G37]-[.$C37]-[.R37]*[.$Q37])^2)" office:value-type="float" office:value="-0.917345011096078">
            <text:p>-0.917</text:p>
          </table:table-cell>
          <table:table-cell table:style-name="ce9" table:formula="of:=[.$S37]*([.$F37]-[.$B37])+[.$T37]*([.$G37]-[.$C37])" office:value-type="float" office:value="3.46150620319065">
            <text:p>3.462</text:p>
          </table:table-cell>
          <table:table-cell table:style-name="ce48" table:formula="of:=([.$H37]^2-[.$I37]^2+[.$N37]^2)/(2*[.$N37])" office:value-type="float" office:value="1.41178252869575">
            <text:p>1.412</text:p>
          </table:table-cell>
          <table:table-cell table:style-name="ce48" table:formula="of:=([.$H37]^2-[.$J37]^2+[.$R37]^2+[.$U37]^2)/(2*[.$U37])-[.$R37]*[.$V37]/[.$U37]" office:value-type="float" office:value="1.74084280175967">
            <text:p>1.741</text:p>
          </table:table-cell>
          <table:table-cell table:style-name="ce9" table:formula="of:=[.$B37]+[.$V37]*[.$P37]+[.$W37]*[.$S37]" office:value-type="float" office:value="27.0779258794885">
            <text:p>27.078</text:p>
          </table:table-cell>
          <table:table-cell table:style-name="ce9" table:formula="of:=[.$C37]+[.$V37]*[.$Q37]+[.$W37]*[.$T37]" office:value-type="float" office:value="15.1110256318846">
            <text:p>15.111</text:p>
          </table:table-cell>
          <table:table-cell table:style-name="ce53" table:formula="of:=ABS([.$AB37]-[.$X37])/[.$AB37]" office:value-type="percentage" office:value="0.0195272010874042">
            <text:p>1.95%</text:p>
          </table:table-cell>
          <table:table-cell table:style-name="ce53" table:formula="of:=ABS([.$AC37]-[.$Y37])/[.$AC37]" office:value-type="percentage" office:value="0.0151900993820052">
            <text:p>1.52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37]+[.AL37]*(ABS([.K37])-[.AK36])" office:value-type="float" office:value="75.760820499988">
            <text:p>75.761</text:p>
          </table:table-cell>
          <table:table-cell table:style-name="ce6" table:formula="of:=[.AJ37]*(1-[.AL37])" office:value-type="float" office:value="0.00462857954932198">
            <text:p>0.005</text:p>
          </table:table-cell>
          <table:table-cell table:style-name="ce6" table:formula="of:=[.AJ36]+[.$AF37]" office:value-type="float" office:value="0.00465797901298853">
            <text:p>0.005</text:p>
          </table:table-cell>
          <table:table-cell table:style-name="ce6" table:formula="of:=[.AH36]" office:value-type="float" office:value="75.7575579671616">
            <text:p>75.758</text:p>
          </table:table-cell>
          <table:table-cell table:style-name="ce65" table:formula="of:=[.AJ37]/([.AJ37]+[.$AG37])" office:value-type="float" office:value="0.00631163506417115">
            <text:p>0.006</text:p>
          </table:table-cell>
          <table:table-cell table:style-name="ce60" table:formula="of:=[.AP37]+[.AQ37]*(ABS([.P37])-[.AP36])" office:value-type="float" office:value="76.3347097846165">
            <text:p>76.335</text:p>
          </table:table-cell>
          <table:table-cell table:style-name="ce6" table:formula="of:=[.AO37]*(1-[.AQ37])" office:value-type="float" office:value="0.0111089118775747">
            <text:p>0.011</text:p>
          </table:table-cell>
          <table:table-cell table:style-name="ce6" table:formula="of:=[.AO36]+[.$AF37]" office:value-type="float" office:value="0.0112797820980603">
            <text:p>0.011</text:p>
          </table:table-cell>
          <table:table-cell table:style-name="ce6" table:formula="of:=[.AM36]" office:value-type="float" office:value="77.4945554275094">
            <text:p>77.495</text:p>
          </table:table-cell>
          <table:table-cell table:style-name="ce65" table:formula="of:=[.AO37]/([.AO37]+[.$AG37])" office:value-type="float" office:value="0.0151483618211895">
            <text:p>0.015</text:p>
          </table:table-cell>
          <table:table-cell table:style-name="ce60" table:formula="of:=[.AU37]+[.AV37]*(ABS([.U37])-[.AU36])" office:value-type="float" office:value="72.3002041238275">
            <text:p>72.300</text:p>
          </table:table-cell>
          <table:table-cell table:style-name="ce6" table:formula="of:=[.AT37]*(1-[.AV37])" office:value-type="float" office:value="0.0129320941088277">
            <text:p>0.013</text:p>
          </table:table-cell>
          <table:table-cell table:style-name="ce6" table:formula="of:=[.AT36]+[.$AF37]" office:value-type="float" office:value="0.0131642387999248">
            <text:p>0.013</text:p>
          </table:table-cell>
          <table:table-cell table:style-name="ce6" table:formula="of:=[.AR36]" office:value-type="float" office:value="73.5349993686829">
            <text:p>73.535</text:p>
          </table:table-cell>
          <table:table-cell table:style-name="ce65" table:formula="of:=[.AT37]/([.AT37]+[.$AG37])" office:value-type="float" office:value="0.0176344940733264">
            <text:p>0.018</text:p>
          </table:table-cell>
          <table:table-cell table:style-name="ce6" table:formula="of:=EXP((-[.AH37]+66.39)/-8.89)" office:value-type="float" office:value="2.86935006390277">
            <text:p>2.869</text:p>
          </table:table-cell>
          <table:table-cell table:style-name="ce6" table:formula="of:=EXP((-[.AM37]+66.39)/-8.89)" office:value-type="float" office:value="3.06068889822979">
            <text:p>3.061</text:p>
          </table:table-cell>
          <table:table-cell table:style-name="ce6" table:formula="of:=EXP((-[.AR37]+66.39)/-8.89)" office:value-type="float" office:value="1.94413055571498">
            <text:p>1.944</text:p>
          </table:table-cell>
          <table:table-cell table:style-name="ce9" table:formula="of:=SQRT(([.$D37]-[.$B37])^2 + ([.$E37]-[.$C37])^2)" office:value-type="float" office:value="4.0442799111832">
            <text:p>4.044</text:p>
          </table:table-cell>
          <table:table-cell table:style-name="ce43" table:formula="of:=IF( ([.$AZ37]-[.$AW37] &lt;[.$AX37])               AND               ([.$AZ37]+[.$AW37]&gt;[.$AX37]); 1; 0)" office:value-type="float" office:value="1">
            <text:p>1</text:p>
          </table:table-cell>
          <table:table-cell table:style-name="ce9" table:formula="of:=([.$D37]-[.$B37])/[.$AZ37]" office:value-type="float" office:value="-0.917345011096078">
            <text:p>-0.917</text:p>
          </table:table-cell>
          <table:table-cell table:style-name="ce9" table:formula="of:=([.$E37]-[.$C37])/[.$AZ37]" office:value-type="float" office:value="-0.398093118022826">
            <text:p>-0.398</text:p>
          </table:table-cell>
          <table:table-cell table:style-name="ce9" table:formula="of:=[.$BB37]*([.$F37]-[.$B37])+[.$BC37]*([.$G37]-[.$C37])" office:value-type="float" office:value="1.97090710214171">
            <text:p>1.971</text:p>
          </table:table-cell>
          <table:table-cell table:style-name="ce9" table:formula="of:=([.$F37]-[.$B37]-[.$BD37]*[.$BB37])/SQRT(([.$F37]-[.$B37]-[.$BD37]*[.$BB37])^2+([.$G37]-[.$C37]-[.$BD37]*[.$BC37])^2)" office:value-type="float" office:value="0.398093118022826">
            <text:p>0.398</text:p>
          </table:table-cell>
          <table:table-cell table:style-name="ce9" table:formula="of:=([.$G37]-[.$C37]-[.BD37]*[.$BC37])/SQRT(([.$F37]-[.$B37]-[.BD37]*[.$BB37])^2+([.$G37]-[.$C37]-[.BD37]*[.$BC37])^2)" office:value-type="float" office:value="-0.917345011096078">
            <text:p>-0.917</text:p>
          </table:table-cell>
          <table:table-cell table:style-name="ce9" table:formula="of:=[.$BE37]*([.$F37]-[.$B37])+[.$BF37]*([.$G37]-[.$C37])" office:value-type="float" office:value="3.46150620319065">
            <text:p>3.462</text:p>
          </table:table-cell>
          <table:table-cell table:style-name="ce48" table:formula="of:=([.$AW37]^2-[.$AX37]^2+[.$AZ37]^2)/(2*[.$AZ37])" office:value-type="float" office:value="1.88186198677561">
            <text:p>1.882</text:p>
          </table:table-cell>
          <table:table-cell table:style-name="ce48" table:formula="of:=([.$AW37]^2-[.$AY37]^2+[.$BD37]^2+[.$BG37]^2)/(2*[.$BG37])-[.$BD37]*[.$BH37]/[.$BG37]" office:value-type="float" office:value="1.86365054751145">
            <text:p>1.864</text:p>
          </table:table-cell>
          <table:table-cell table:style-name="ce9" table:formula="of:=[.$B37]+[.$BH37]*[.$BB37]+[.$BI37]*[.$BE37]" office:value-type="float" office:value="26.6955897522238">
            <text:p>26.696</text:p>
          </table:table-cell>
          <table:table-cell table:style-name="ce9" table:formula="of:=[.$C37]+[.$BH37]*[.$BC37]+[.$BI37]*[.$BF37]" office:value-type="float" office:value="14.8112331618098">
            <text:p>14.811</text:p>
          </table:table-cell>
          <table:table-cell table:style-name="ce53" table:formula="of:=ABS([.$AB37]-[.$BJ37])/[.$AB37]" office:value-type="percentage" office:value="0.00513163462343149">
            <text:p>0.51%</text:p>
          </table:table-cell>
          <table:table-cell table:style-name="ce53" table:formula="of:=ABS([.$AC37]-[.$BK37])/[.$AC37]" office:value-type="percentage" office:value="0.0347280579463444">
            <text:p>3.47%</text:p>
          </table:table-cell>
          <table:table-cell table:style-name="ce6" table:formula="of:=[.AB37]" office:value-type="float" office:value="26.5592971434286">
            <text:p>26.559</text:p>
          </table:table-cell>
          <table:table-cell table:style-name="ce6" table:formula="of:=[.AC37]" office:value-type="float" office:value="15.344104098062">
            <text:p>15.344</text:p>
          </table:table-cell>
          <table:table-cell/>
          <table:table-cell table:formula="of:=[.BN37]-[.BJ37]" office:value-type="float" office:value="-0.136292608795223">
            <text:p>-0.14</text:p>
          </table:table-cell>
          <table:table-cell table:formula="of:=[.BO37]-[.BK37]" office:value-type="float" office:value="0.532870936252238">
            <text:p>0.53</text:p>
          </table:table-cell>
          <table:table-cell table:style-name="ce75" table:formula="of:=[.BL37]-[.Z37]" office:value-type="percentage" office:value="-0.0143955664639727">
            <text:p>-1.44%</text:p>
          </table:table-cell>
          <table:table-cell table:style-name="ce75" table:formula="of:=[.BM37]-[.AA37]" office:value-type="percentage" office:value="0.0195379585643392">
            <text:p>1.95%</text:p>
          </table:table-cell>
          <table:table-cell table:number-columns-repeated="13"/>
          <table:table-cell table:formula="of:=[.BL37]-[.Z37]" office:value-type="percentage" office:value="-0.0143955664639727">
            <text:p>-1.44%</text:p>
          </table:table-cell>
          <table:table-cell table:formula="of:=[.BM37]-[.AA37]" office:value-type="percentage" office:value="0.0195379585643392">
            <text:p>1.95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38]+66.39)/-8.89)" office:value-type="float" office:value="3.29852637439117">
            <text:p>3.3</text:p>
          </table:table-cell>
          <table:table-cell table:formula="of:=EXP(([.L38]+66.39)/-8.89)" office:value-type="float" office:value="8.11215317819232">
            <text:p>8.11</text:p>
          </table:table-cell>
          <table:table-cell table:formula="of:=EXP(([.M38]+66.39)/-8.89)" office:value-type="float" office:value="2.10335157059054">
            <text:p>2.1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85">
            <text:p>-85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style-name="ce9" table:formula="of:=SQRT(([.$D38]-[.$B38])^2 + ([.$E38]-[.$C38])^2)" office:value-type="float" office:value="4.0442799111832">
            <text:p>4.044</text:p>
          </table:table-cell>
          <table:table-cell table:style-name="ce43" table:formula="of:=IF( ([.$N38]-[.$H38] &lt;[.$I38])            AND            ([.$N38]+[.$H38] &gt;[.$I38]); 1; 0)" office:value-type="float" office:value="0">
            <text:p>0</text:p>
          </table:table-cell>
          <table:table-cell table:style-name="ce9" table:formula="of:=([.$D38]-[.$B38])/[.$N38]" office:value-type="float" office:value="-0.917345011096078">
            <text:p>-0.917</text:p>
          </table:table-cell>
          <table:table-cell table:style-name="ce9" table:formula="of:=([.$E38]-[.$C38])/[.$N38]" office:value-type="float" office:value="-0.398093118022826">
            <text:p>-0.398</text:p>
          </table:table-cell>
          <table:table-cell table:style-name="ce9" table:formula="of:=[.$P38]*([.$F38]-[.$B38])+[.$Q38]*([.$G38]-[.$C38])" office:value-type="float" office:value="1.97090710214171">
            <text:p>1.971</text:p>
          </table:table-cell>
          <table:table-cell table:style-name="ce9" table:formula="of:=([.$F38]-[.$B38]-[.$R38]*[.$P38])/SQRT(([.$F38]-[.$B38]-[.$R38]*[.$P38])^2+([.$G38]-[.$C38]-[.$R38]*[.$Q38])^2)" office:value-type="float" office:value="0.398093118022826">
            <text:p>0.398</text:p>
          </table:table-cell>
          <table:table-cell table:style-name="ce9" table:formula="of:=([.$G38]-[.$C38]-[.R38]*[.$Q38])/SQRT(([.$F38]-[.$B38]-[.R38]*[.$P38])^2+([.$G38]-[.$C38]-[.R38]*[.$Q38])^2)" office:value-type="float" office:value="-0.917345011096078">
            <text:p>-0.917</text:p>
          </table:table-cell>
          <table:table-cell table:style-name="ce9" table:formula="of:=[.$S38]*([.$F38]-[.$B38])+[.$T38]*([.$G38]-[.$C38])" office:value-type="float" office:value="3.46150620319065">
            <text:p>3.462</text:p>
          </table:table-cell>
          <table:table-cell table:style-name="ce48" table:formula="of:=([.$H38]^2-[.$I38]^2+[.$N38]^2)/(2*[.$N38])" office:value-type="float" office:value="-4.76853157928642">
            <text:p>-4.769</text:p>
          </table:table-cell>
          <table:table-cell table:style-name="ce48" table:formula="of:=([.$H38]^2-[.$J38]^2+[.$R38]^2+[.$U38]^2)/(2*[.$U38])-[.$R38]*[.$V38]/[.$U38]" office:value-type="float" office:value="5.93951758456359">
            <text:p>5.940</text:p>
          </table:table-cell>
          <table:table-cell table:style-name="ce9" table:formula="of:=[.$B38]+[.$V38]*[.$P38]+[.$W38]*[.$S38]" office:value-type="float" office:value="34.4188697293028">
            <text:p>34.419</text:p>
          </table:table-cell>
          <table:table-cell table:style-name="ce9" table:formula="of:=[.$C38]+[.$V38]*[.$Q38]+[.$W38]*[.$T38]" office:value-type="float" office:value="13.7197327802716">
            <text:p>13.720</text:p>
          </table:table-cell>
          <table:table-cell table:style-name="ce53" table:formula="of:=ABS([.$AB38]-[.$X38])/[.$AB38]" office:value-type="percentage" office:value="0.295925473608358">
            <text:p>29.59%</text:p>
          </table:table-cell>
          <table:table-cell table:style-name="ce53" table:formula="of:=ABS([.$AC38]-[.$Y38])/[.$AC38]" office:value-type="percentage" office:value="0.105862897397546">
            <text:p>10.5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38]+[.AL38]*(ABS([.K38])-[.AK37])" office:value-type="float" office:value="75.7719991034393">
            <text:p>75.772</text:p>
          </table:table-cell>
          <table:table-cell table:style-name="ce6" table:formula="of:=[.AJ38]*(1-[.AL38])" office:value-type="float" office:value="0.00659807528693457">
            <text:p>0.007</text:p>
          </table:table-cell>
          <table:table-cell table:style-name="ce6" table:formula="of:=[.AJ37]+[.$AF38]" office:value-type="float" office:value="0.00665797901298853">
            <text:p>0.007</text:p>
          </table:table-cell>
          <table:table-cell table:style-name="ce6" table:formula="of:=[.AH37]" office:value-type="float" office:value="75.760820499988">
            <text:p>75.761</text:p>
          </table:table-cell>
          <table:table-cell table:style-name="ce65" table:formula="of:=[.AJ38]/([.AJ38]+[.$AG38])" office:value-type="float" office:value="0.0089972837008187">
            <text:p>0.009</text:p>
          </table:table-cell>
          <table:table-cell table:style-name="ce60" table:formula="of:=[.AP38]+[.AQ38]*(ABS([.P38])-[.AP37])" office:value-type="float" office:value="74.9726676934725">
            <text:p>74.973</text:p>
          </table:table-cell>
          <table:table-cell table:style-name="ce6" table:formula="of:=[.AO38]*(1-[.AQ38])" office:value-type="float" office:value="0.0130435809870454">
            <text:p>0.013</text:p>
          </table:table-cell>
          <table:table-cell table:style-name="ce6" table:formula="of:=[.AO37]+[.$AF38]" office:value-type="float" office:value="0.0132797820980603">
            <text:p>0.013</text:p>
          </table:table-cell>
          <table:table-cell table:style-name="ce6" table:formula="of:=[.AM37]" office:value-type="float" office:value="76.3347097846165">
            <text:p>76.335</text:p>
          </table:table-cell>
          <table:table-cell table:style-name="ce65" table:formula="of:=[.AO38]/([.AO38]+[.$AG38])" office:value-type="float" office:value="0.0177865200852498">
            <text:p>0.018</text:p>
          </table:table-cell>
          <table:table-cell table:style-name="ce60" table:formula="of:=[.AU38]+[.AV38]*(ABS([.U38])-[.AU37])" office:value-type="float" office:value="70.8805594730033">
            <text:p>70.881</text:p>
          </table:table-cell>
          <table:table-cell table:style-name="ce6" table:formula="of:=[.AT38]*(1-[.AV38])" office:value-type="float" office:value="0.0148570209130515">
            <text:p>0.015</text:p>
          </table:table-cell>
          <table:table-cell table:style-name="ce6" table:formula="of:=[.AT37]+[.$AF38]" office:value-type="float" office:value="0.0151642387999248">
            <text:p>0.015</text:p>
          </table:table-cell>
          <table:table-cell table:style-name="ce6" table:formula="of:=[.AR37]" office:value-type="float" office:value="72.3002041238275">
            <text:p>72.300</text:p>
          </table:table-cell>
          <table:table-cell table:style-name="ce65" table:formula="of:=[.AT38]/([.AT38]+[.$AG38])" office:value-type="float" office:value="0.0202593675110707">
            <text:p>0.020</text:p>
          </table:table-cell>
          <table:table-cell table:style-name="ce6" table:formula="of:=EXP((-[.AH38]+66.39)/-8.89)" office:value-type="float" office:value="2.87296035651391">
            <text:p>2.873</text:p>
          </table:table-cell>
          <table:table-cell table:style-name="ce6" table:formula="of:=EXP((-[.AM38]+66.39)/-8.89)" office:value-type="float" office:value="2.62591507904215">
            <text:p>2.626</text:p>
          </table:table-cell>
          <table:table-cell table:style-name="ce6" table:formula="of:=EXP((-[.AR38]+66.39)/-8.89)" office:value-type="float" office:value="1.65719232534517">
            <text:p>1.657</text:p>
          </table:table-cell>
          <table:table-cell table:style-name="ce9" table:formula="of:=SQRT(([.$D38]-[.$B38])^2 + ([.$E38]-[.$C38])^2)" office:value-type="float" office:value="4.0442799111832">
            <text:p>4.044</text:p>
          </table:table-cell>
          <table:table-cell table:style-name="ce43" table:formula="of:=IF( ([.$AZ38]-[.$AW38] &lt;[.$AX38])               AND               ([.$AZ38]+[.$AW38]&gt;[.$AX38]); 1; 0)" office:value-type="float" office:value="1">
            <text:p>1</text:p>
          </table:table-cell>
          <table:table-cell table:style-name="ce9" table:formula="of:=([.$D38]-[.$B38])/[.$AZ38]" office:value-type="float" office:value="-0.917345011096078">
            <text:p>-0.917</text:p>
          </table:table-cell>
          <table:table-cell table:style-name="ce9" table:formula="of:=([.$E38]-[.$C38])/[.$AZ38]" office:value-type="float" office:value="-0.398093118022826">
            <text:p>-0.398</text:p>
          </table:table-cell>
          <table:table-cell table:style-name="ce9" table:formula="of:=[.$BB38]*([.$F38]-[.$B38])+[.$BC38]*([.$G38]-[.$C38])" office:value-type="float" office:value="1.97090710214171">
            <text:p>1.971</text:p>
          </table:table-cell>
          <table:table-cell table:style-name="ce9" table:formula="of:=([.$F38]-[.$B38]-[.$BD38]*[.$BB38])/SQRT(([.$F38]-[.$B38]-[.$BD38]*[.$BB38])^2+([.$G38]-[.$C38]-[.$BD38]*[.$BC38])^2)" office:value-type="float" office:value="0.398093118022826">
            <text:p>0.398</text:p>
          </table:table-cell>
          <table:table-cell table:style-name="ce9" table:formula="of:=([.$G38]-[.$C38]-[.BD38]*[.$BC38])/SQRT(([.$F38]-[.$B38]-[.BD38]*[.$BB38])^2+([.$G38]-[.$C38]-[.BD38]*[.$BC38])^2)" office:value-type="float" office:value="-0.917345011096078">
            <text:p>-0.917</text:p>
          </table:table-cell>
          <table:table-cell table:style-name="ce9" table:formula="of:=[.$BE38]*([.$F38]-[.$B38])+[.$BF38]*([.$G38]-[.$C38])" office:value-type="float" office:value="3.46150620319065">
            <text:p>3.462</text:p>
          </table:table-cell>
          <table:table-cell table:style-name="ce48" table:formula="of:=([.$AW38]^2-[.$AX38]^2+[.$AZ38]^2)/(2*[.$AZ38])" office:value-type="float" office:value="2.19008965709509">
            <text:p>2.190</text:p>
          </table:table-cell>
          <table:table-cell table:style-name="ce48" table:formula="of:=([.$AW38]^2-[.$AY38]^2+[.$BD38]^2+[.$BG38]^2)/(2*[.$BG38])-[.$BD38]*[.$BH38]/[.$BG38]" office:value-type="float" office:value="1.8404110147458">
            <text:p>1.840</text:p>
          </table:table-cell>
          <table:table-cell table:style-name="ce9" table:formula="of:=[.$B38]+[.$BH38]*[.$BB38]+[.$BI38]*[.$BE38]" office:value-type="float" office:value="26.4035871385144">
            <text:p>26.404</text:p>
          </table:table-cell>
          <table:table-cell table:style-name="ce9" table:formula="of:=[.$C38]+[.$BH38]*[.$BC38]+[.$BI38]*[.$BF38]" office:value-type="float" office:value="14.7098485169141">
            <text:p>14.710</text:p>
          </table:table-cell>
          <table:table-cell table:style-name="ce53" table:formula="of:=ABS([.$AB38]-[.$BJ38])/[.$AB38]" office:value-type="percentage" office:value="0.00586273063151162">
            <text:p>0.59%</text:p>
          </table:table-cell>
          <table:table-cell table:style-name="ce53" table:formula="of:=ABS([.$AC38]-[.$BK38])/[.$AC38]" office:value-type="percentage" office:value="0.0413354586943898">
            <text:p>4.13%</text:p>
          </table:table-cell>
          <table:table-cell table:style-name="ce6" table:formula="of:=[.AB38]" office:value-type="float" office:value="26.5592971434286">
            <text:p>26.559</text:p>
          </table:table-cell>
          <table:table-cell table:style-name="ce6" table:formula="of:=[.AC38]" office:value-type="float" office:value="15.344104098062">
            <text:p>15.344</text:p>
          </table:table-cell>
          <table:table-cell/>
          <table:table-cell table:formula="of:=[.BN38]-[.BJ38]" office:value-type="float" office:value="0.155710004914198">
            <text:p>0.16</text:p>
          </table:table-cell>
          <table:table-cell table:formula="of:=[.BO38]-[.BK38]" office:value-type="float" office:value="0.634255581147858">
            <text:p>0.63</text:p>
          </table:table-cell>
          <table:table-cell table:style-name="ce75" table:formula="of:=[.BL38]-[.Z38]" office:value-type="percentage" office:value="-0.290062742976847">
            <text:p>-29.01%</text:p>
          </table:table-cell>
          <table:table-cell table:style-name="ce75" table:formula="of:=[.BM38]-[.AA38]" office:value-type="percentage" office:value="-0.0645274387031559">
            <text:p>-6.45%</text:p>
          </table:table-cell>
          <table:table-cell table:number-columns-repeated="13"/>
          <table:table-cell table:formula="of:=[.BL38]-[.Z38]" office:value-type="percentage" office:value="-0.290062742976847">
            <text:p>-29.01%</text:p>
          </table:table-cell>
          <table:table-cell table:formula="of:=[.BM38]-[.AA38]" office:value-type="percentage" office:value="-0.0645274387031559">
            <text:p>-6.45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39]+66.39)/-8.89)" office:value-type="float" office:value="3.69123745237239">
            <text:p>3.69</text:p>
          </table:table-cell>
          <table:table-cell table:formula="of:=EXP(([.L39]+66.39)/-8.89)" office:value-type="float" office:value="9.07795792181656">
            <text:p>9.08</text:p>
          </table:table-cell>
          <table:table-cell table:formula="of:=EXP(([.M39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86">
            <text:p>-86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39]-[.$B39])^2 + ([.$E39]-[.$C39])^2)" office:value-type="float" office:value="4.0442799111832">
            <text:p>4.044</text:p>
          </table:table-cell>
          <table:table-cell table:style-name="ce43" table:formula="of:=IF( ([.$N39]-[.$H39] &lt;[.$I39])            AND            ([.$N39]+[.$H39] &gt;[.$I39]); 1; 0)" office:value-type="float" office:value="0">
            <text:p>0</text:p>
          </table:table-cell>
          <table:table-cell table:style-name="ce9" table:formula="of:=([.$D39]-[.$B39])/[.$N39]" office:value-type="float" office:value="-0.917345011096078">
            <text:p>-0.917</text:p>
          </table:table-cell>
          <table:table-cell table:style-name="ce9" table:formula="of:=([.$E39]-[.$C39])/[.$N39]" office:value-type="float" office:value="-0.398093118022826">
            <text:p>-0.398</text:p>
          </table:table-cell>
          <table:table-cell table:style-name="ce9" table:formula="of:=[.$P39]*([.$F39]-[.$B39])+[.$Q39]*([.$G39]-[.$C39])" office:value-type="float" office:value="1.97090710214171">
            <text:p>1.971</text:p>
          </table:table-cell>
          <table:table-cell table:style-name="ce9" table:formula="of:=([.$F39]-[.$B39]-[.$R39]*[.$P39])/SQRT(([.$F39]-[.$B39]-[.$R39]*[.$P39])^2+([.$G39]-[.$C39]-[.$R39]*[.$Q39])^2)" office:value-type="float" office:value="0.398093118022826">
            <text:p>0.398</text:p>
          </table:table-cell>
          <table:table-cell table:style-name="ce9" table:formula="of:=([.$G39]-[.$C39]-[.R39]*[.$Q39])/SQRT(([.$F39]-[.$B39]-[.R39]*[.$P39])^2+([.$G39]-[.$C39]-[.R39]*[.$Q39])^2)" office:value-type="float" office:value="-0.917345011096078">
            <text:p>-0.917</text:p>
          </table:table-cell>
          <table:table-cell table:style-name="ce9" table:formula="of:=[.$S39]*([.$F39]-[.$B39])+[.$T39]*([.$G39]-[.$C39])" office:value-type="float" office:value="3.46150620319065">
            <text:p>3.462</text:p>
          </table:table-cell>
          <table:table-cell table:style-name="ce48" table:formula="of:=([.$H39]^2-[.$I39]^2+[.$N39]^2)/(2*[.$N39])" office:value-type="float" office:value="-6.4817331208335">
            <text:p>-6.482</text:p>
          </table:table-cell>
          <table:table-cell table:style-name="ce48" table:formula="of:=([.$H39]^2-[.$J39]^2+[.$R39]^2+[.$U39]^2)/(2*[.$U39])-[.$R39]*[.$V39]/[.$U39]" office:value-type="float" office:value="6.94835689436621">
            <text:p>6.948</text:p>
          </table:table-cell>
          <table:table-cell table:style-name="ce9" table:formula="of:=[.$B39]+[.$V39]*[.$P39]+[.$W39]*[.$S39]" office:value-type="float" office:value="36.3920786028665">
            <text:p>36.392</text:p>
          </table:table-cell>
          <table:table-cell table:style-name="ce9" table:formula="of:=[.$C39]+[.$V39]*[.$Q39]+[.$W39]*[.$T39]" office:value-type="float" office:value="13.4762928159026">
            <text:p>13.476</text:p>
          </table:table-cell>
          <table:table-cell table:style-name="ce53" table:formula="of:=ABS([.$AB39]-[.$X39])/[.$AB39]" office:value-type="percentage" office:value="0.37021994243062">
            <text:p>37.02%</text:p>
          </table:table-cell>
          <table:table-cell table:style-name="ce53" table:formula="of:=ABS([.$AC39]-[.$Y39])/[.$AC39]" office:value-type="percentage" office:value="0.121728272320269">
            <text:p>12.1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39]+[.AL39]*(ABS([.K39])-[.AK38])" office:value-type="float" office:value="75.7981268673813">
            <text:p>75.798</text:p>
          </table:table-cell>
          <table:table-cell table:style-name="ce6" table:formula="of:=[.AJ39]*(1-[.AL39])" office:value-type="float" office:value="0.00855695377947544">
            <text:p>0.009</text:p>
          </table:table-cell>
          <table:table-cell table:style-name="ce6" table:formula="of:=[.AJ38]+[.$AF39]" office:value-type="float" office:value="0.00865797901298853">
            <text:p>0.009</text:p>
          </table:table-cell>
          <table:table-cell table:style-name="ce6" table:formula="of:=[.AH38]" office:value-type="float" office:value="75.7719991034393">
            <text:p>75.772</text:p>
          </table:table-cell>
          <table:table-cell table:style-name="ce65" table:formula="of:=[.AJ39]/([.AJ39]+[.$AG39])" office:value-type="float" office:value="0.0116684544235478">
            <text:p>0.012</text:p>
          </table:table-cell>
          <table:table-cell table:style-name="ce60" table:formula="of:=[.AP39]+[.AQ39]*(ABS([.P39])-[.AP38])" office:value-type="float" office:value="73.4333553669756">
            <text:p>73.433</text:p>
          </table:table-cell>
          <table:table-cell table:style-name="ce6" table:formula="of:=[.AO39]*(1-[.AQ39])" office:value-type="float" office:value="0.0149679128488448">
            <text:p>0.015</text:p>
          </table:table-cell>
          <table:table-cell table:style-name="ce6" table:formula="of:=[.AO38]+[.$AF39]" office:value-type="float" office:value="0.0152797820980603">
            <text:p>0.015</text:p>
          </table:table-cell>
          <table:table-cell table:style-name="ce6" table:formula="of:=[.AM38]" office:value-type="float" office:value="74.9726676934725">
            <text:p>74.973</text:p>
          </table:table-cell>
          <table:table-cell table:style-name="ce65" table:formula="of:=[.AO39]/([.AO39]+[.$AG39])" office:value-type="float" office:value="0.0204105822461375">
            <text:p>0.020</text:p>
          </table:table-cell>
          <table:table-cell table:style-name="ce60" table:formula="of:=[.AU39]+[.AV39]*(ABS([.U39])-[.AU38])" office:value-type="float" office:value="69.3062011699797">
            <text:p>69.306</text:p>
          </table:table-cell>
          <table:table-cell table:style-name="ce6" table:formula="of:=[.AT39]*(1-[.AV39])" office:value-type="float" office:value="0.0167716883495823">
            <text:p>0.017</text:p>
          </table:table-cell>
          <table:table-cell table:style-name="ce6" table:formula="of:=[.AT38]+[.$AF39]" office:value-type="float" office:value="0.0171642387999248">
            <text:p>0.017</text:p>
          </table:table-cell>
          <table:table-cell table:style-name="ce6" table:formula="of:=[.AR38]" office:value-type="float" office:value="70.8805594730033">
            <text:p>70.881</text:p>
          </table:table-cell>
          <table:table-cell table:style-name="ce65" table:formula="of:=[.AT39]/([.AT39]+[.$AG39])" office:value-type="float" office:value="0.0228702510445307">
            <text:p>0.023</text:p>
          </table:table-cell>
          <table:table-cell table:style-name="ce6" table:formula="of:=EXP((-[.AH39]+66.39)/-8.89)" office:value-type="float" office:value="2.88141642456489">
            <text:p>2.881</text:p>
          </table:table-cell>
          <table:table-cell table:style-name="ce6" table:formula="of:=EXP((-[.AM39]+66.39)/-8.89)" office:value-type="float" office:value="2.20842246517702">
            <text:p>2.208</text:p>
          </table:table-cell>
          <table:table-cell table:style-name="ce6" table:formula="of:=EXP((-[.AR39]+66.39)/-8.89)" office:value-type="float" office:value="1.38823287816541">
            <text:p>1.388</text:p>
          </table:table-cell>
          <table:table-cell table:style-name="ce9" table:formula="of:=SQRT(([.$D39]-[.$B39])^2 + ([.$E39]-[.$C39])^2)" office:value-type="float" office:value="4.0442799111832">
            <text:p>4.044</text:p>
          </table:table-cell>
          <table:table-cell table:style-name="ce43" table:formula="of:=IF( ([.$AZ39]-[.$AW39] &lt;[.$AX39])               AND               ([.$AZ39]+[.$AW39]&gt;[.$AX39]); 1; 0)" office:value-type="float" office:value="1">
            <text:p>1</text:p>
          </table:table-cell>
          <table:table-cell table:style-name="ce9" table:formula="of:=([.$D39]-[.$B39])/[.$AZ39]" office:value-type="float" office:value="-0.917345011096078">
            <text:p>-0.917</text:p>
          </table:table-cell>
          <table:table-cell table:style-name="ce9" table:formula="of:=([.$E39]-[.$C39])/[.$AZ39]" office:value-type="float" office:value="-0.398093118022826">
            <text:p>-0.398</text:p>
          </table:table-cell>
          <table:table-cell table:style-name="ce9" table:formula="of:=[.$BB39]*([.$F39]-[.$B39])+[.$BC39]*([.$G39]-[.$C39])" office:value-type="float" office:value="1.97090710214171">
            <text:p>1.971</text:p>
          </table:table-cell>
          <table:table-cell table:style-name="ce9" table:formula="of:=([.$F39]-[.$B39]-[.$BD39]*[.$BB39])/SQRT(([.$F39]-[.$B39]-[.$BD39]*[.$BB39])^2+([.$G39]-[.$C39]-[.$BD39]*[.$BC39])^2)" office:value-type="float" office:value="0.398093118022826">
            <text:p>0.398</text:p>
          </table:table-cell>
          <table:table-cell table:style-name="ce9" table:formula="of:=([.$G39]-[.$C39]-[.BD39]*[.$BC39])/SQRT(([.$F39]-[.$B39]-[.BD39]*[.$BB39])^2+([.$G39]-[.$C39]-[.BD39]*[.$BC39])^2)" office:value-type="float" office:value="-0.917345011096078">
            <text:p>-0.917</text:p>
          </table:table-cell>
          <table:table-cell table:style-name="ce9" table:formula="of:=[.$BE39]*([.$F39]-[.$B39])+[.$BF39]*([.$G39]-[.$C39])" office:value-type="float" office:value="3.46150620319065">
            <text:p>3.462</text:p>
          </table:table-cell>
          <table:table-cell table:style-name="ce48" table:formula="of:=([.$AW39]^2-[.$AX39]^2+[.$AZ39]^2)/(2*[.$AZ39])" office:value-type="float" office:value="2.44563077500569">
            <text:p>2.446</text:p>
          </table:table-cell>
          <table:table-cell table:style-name="ce48" table:formula="of:=([.$AW39]^2-[.$AY39]^2+[.$BD39]^2+[.$BG39]^2)/(2*[.$BG39])-[.$BD39]*[.$BH39]/[.$BG39]" office:value-type="float" office:value="1.82025500182077">
            <text:p>1.820</text:p>
          </table:table-cell>
          <table:table-cell table:style-name="ce9" table:formula="of:=[.$B39]+[.$BH39]*[.$BB39]+[.$BI39]*[.$BE39]" office:value-type="float" office:value="26.161143798837">
            <text:p>26.161</text:p>
          </table:table-cell>
          <table:table-cell table:style-name="ce9" table:formula="of:=[.$C39]+[.$BH39]*[.$BC39]+[.$BI39]*[.$BF39]" office:value-type="float" office:value="14.6266093744024">
            <text:p>14.627</text:p>
          </table:table-cell>
          <table:table-cell table:style-name="ce53" table:formula="of:=ABS([.$AB39]-[.$BJ39])/[.$AB39]" office:value-type="percentage" office:value="0.0149911099846307">
            <text:p>1.50%</text:p>
          </table:table-cell>
          <table:table-cell table:style-name="ce53" table:formula="of:=ABS([.$AC39]-[.$BK39])/[.$AC39]" office:value-type="percentage" office:value="0.0467602878000666">
            <text:p>4.68%</text:p>
          </table:table-cell>
          <table:table-cell table:style-name="ce6" table:formula="of:=[.AB39]" office:value-type="float" office:value="26.5592971434286">
            <text:p>26.559</text:p>
          </table:table-cell>
          <table:table-cell table:style-name="ce6" table:formula="of:=[.AC39]" office:value-type="float" office:value="15.344104098062">
            <text:p>15.344</text:p>
          </table:table-cell>
          <table:table-cell/>
          <table:table-cell table:formula="of:=[.BN39]-[.BJ39]" office:value-type="float" office:value="0.398153344591627">
            <text:p>0.4</text:p>
          </table:table-cell>
          <table:table-cell table:formula="of:=[.BO39]-[.BK39]" office:value-type="float" office:value="0.717494723659561">
            <text:p>0.72</text:p>
          </table:table-cell>
          <table:table-cell table:style-name="ce75" table:formula="of:=[.BL39]-[.Z39]" office:value-type="percentage" office:value="-0.35522883244599">
            <text:p>-35.52%</text:p>
          </table:table-cell>
          <table:table-cell table:style-name="ce75" table:formula="of:=[.BM39]-[.AA39]" office:value-type="percentage" office:value="-0.0749679845202023">
            <text:p>-7.50%</text:p>
          </table:table-cell>
          <table:table-cell table:number-columns-repeated="13"/>
          <table:table-cell table:formula="of:=[.BL39]-[.Z39]" office:value-type="percentage" office:value="-0.35522883244599">
            <text:p>-35.52%</text:p>
          </table:table-cell>
          <table:table-cell table:formula="of:=[.BM39]-[.AA39]" office:value-type="percentage" office:value="-0.0749679845202023">
            <text:p>-7.5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40]+66.39)/-8.89)" office:value-type="float" office:value="1.87957581156176">
            <text:p>1.88</text:p>
          </table:table-cell>
          <table:table-cell table:formula="of:=EXP(([.L40]+66.39)/-8.89)" office:value-type="float" office:value="2.63400087893114">
            <text:p>2.63</text:p>
          </table:table-cell>
          <table:table-cell table:formula="of:=EXP(([.M40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75">
            <text:p>-75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40]-[.$B40])^2 + ([.$E40]-[.$C40])^2)" office:value-type="float" office:value="4.0442799111832">
            <text:p>4.044</text:p>
          </table:table-cell>
          <table:table-cell table:style-name="ce43" table:formula="of:=IF( ([.$N40]-[.$H40] &lt;[.$I40])            AND            ([.$N40]+[.$H40] &gt;[.$I40]); 1; 0)" office:value-type="float" office:value="1">
            <text:p>1</text:p>
          </table:table-cell>
          <table:table-cell table:style-name="ce9" table:formula="of:=([.$D40]-[.$B40])/[.$N40]" office:value-type="float" office:value="-0.917345011096078">
            <text:p>-0.917</text:p>
          </table:table-cell>
          <table:table-cell table:style-name="ce9" table:formula="of:=([.$E40]-[.$C40])/[.$N40]" office:value-type="float" office:value="-0.398093118022826">
            <text:p>-0.398</text:p>
          </table:table-cell>
          <table:table-cell table:style-name="ce9" table:formula="of:=[.$P40]*([.$F40]-[.$B40])+[.$Q40]*([.$G40]-[.$C40])" office:value-type="float" office:value="1.97090710214171">
            <text:p>1.971</text:p>
          </table:table-cell>
          <table:table-cell table:style-name="ce9" table:formula="of:=([.$F40]-[.$B40]-[.$R40]*[.$P40])/SQRT(([.$F40]-[.$B40]-[.$R40]*[.$P40])^2+([.$G40]-[.$C40]-[.$R40]*[.$Q40])^2)" office:value-type="float" office:value="0.398093118022826">
            <text:p>0.398</text:p>
          </table:table-cell>
          <table:table-cell table:style-name="ce9" table:formula="of:=([.$G40]-[.$C40]-[.R40]*[.$Q40])/SQRT(([.$F40]-[.$B40]-[.R40]*[.$P40])^2+([.$G40]-[.$C40]-[.R40]*[.$Q40])^2)" office:value-type="float" office:value="-0.917345011096078">
            <text:p>-0.917</text:p>
          </table:table-cell>
          <table:table-cell table:style-name="ce9" table:formula="of:=[.$S40]*([.$F40]-[.$B40])+[.$T40]*([.$G40]-[.$C40])" office:value-type="float" office:value="3.46150620319065">
            <text:p>3.462</text:p>
          </table:table-cell>
          <table:table-cell table:style-name="ce48" table:formula="of:=([.$H40]^2-[.$I40]^2+[.$N40]^2)/(2*[.$N40])" office:value-type="float" office:value="1.601155815821">
            <text:p>1.601</text:p>
          </table:table-cell>
          <table:table-cell table:style-name="ce48" table:formula="of:=([.$H40]^2-[.$J40]^2+[.$R40]^2+[.$U40]^2)/(2*[.$U40])-[.$R40]*[.$V40]/[.$U40]" office:value-type="float" office:value="1.38018548877919">
            <text:p>1.380</text:p>
          </table:table-cell>
          <table:table-cell table:style-name="ce9" table:formula="of:=[.$B40]+[.$V40]*[.$P40]+[.$W40]*[.$S40]" office:value-type="float" office:value="26.7606300450471">
            <text:p>26.761</text:p>
          </table:table-cell>
          <table:table-cell table:style-name="ce9" table:formula="of:=[.$C40]+[.$V40]*[.$Q40]+[.$W40]*[.$T40]" office:value-type="float" office:value="15.3664846163206">
            <text:p>15.366</text:p>
          </table:table-cell>
          <table:table-cell table:style-name="ce53" table:formula="of:=ABS([.$AB40]-[.$X40])/[.$AB40]" office:value-type="percentage" office:value="0.00758050563353535">
            <text:p>0.76%</text:p>
          </table:table-cell>
          <table:table-cell table:style-name="ce53" table:formula="of:=ABS([.$AC40]-[.$Y40])/[.$AC40]" office:value-type="percentage" office:value="0.00145857445411035">
            <text:p>0.1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40]+[.AL40]*(ABS([.K40])-[.AK39])" office:value-type="float" office:value="75.7440919844548">
            <text:p>75.744</text:p>
          </table:table-cell>
          <table:table-cell table:style-name="ce6" table:formula="of:=[.AJ40]*(1-[.AL40])" office:value-type="float" office:value="0.0105053006500284">
            <text:p>0.011</text:p>
          </table:table-cell>
          <table:table-cell table:style-name="ce6" table:formula="of:=[.AJ39]+[.$AF40]" office:value-type="float" office:value="0.0106579790129885">
            <text:p>0.011</text:p>
          </table:table-cell>
          <table:table-cell table:style-name="ce6" table:formula="of:=[.AH39]" office:value-type="float" office:value="75.7981268673813">
            <text:p>75.798</text:p>
          </table:table-cell>
          <table:table-cell table:style-name="ce65" table:formula="of:=[.AJ40]/([.AJ40]+[.$AG40])" office:value-type="float" office:value="0.0143252639899194">
            <text:p>0.014</text:p>
          </table:table-cell>
          <table:table-cell table:style-name="ce60" table:formula="of:=[.AP40]+[.AQ40]*(ABS([.P40])-[.AP39])" office:value-type="float" office:value="71.7285528897813">
            <text:p>71.729</text:p>
          </table:table-cell>
          <table:table-cell table:style-name="ce6" table:formula="of:=[.AO40]*(1-[.AQ40])" office:value-type="float" office:value="0.0168819900925822">
            <text:p>0.017</text:p>
          </table:table-cell>
          <table:table-cell table:style-name="ce6" table:formula="of:=[.AO39]+[.$AF40]" office:value-type="float" office:value="0.0172797820980603">
            <text:p>0.017</text:p>
          </table:table-cell>
          <table:table-cell table:style-name="ce6" table:formula="of:=[.AM39]" office:value-type="float" office:value="73.4333553669756">
            <text:p>73.433</text:p>
          </table:table-cell>
          <table:table-cell table:style-name="ce65" table:formula="of:=[.AO40]/([.AO40]+[.$AG40])" office:value-type="float" office:value="0.0230206609794446">
            <text:p>0.023</text:p>
          </table:table-cell>
          <table:table-cell table:style-name="ce60" table:formula="of:=[.AU40]+[.AV40]*(ABS([.U40])-[.AU39])" office:value-type="float" office:value="67.5892228662227">
            <text:p>67.589</text:p>
          </table:table-cell>
          <table:table-cell table:style-name="ce6" table:formula="of:=[.AT40]*(1-[.AV40])" office:value-type="float" office:value="0.0186761782201388">
            <text:p>0.019</text:p>
          </table:table-cell>
          <table:table-cell table:style-name="ce6" table:formula="of:=[.AT39]+[.$AF40]" office:value-type="float" office:value="0.0191642387999248">
            <text:p>0.019</text:p>
          </table:table-cell>
          <table:table-cell table:style-name="ce6" table:formula="of:=[.AR39]" office:value-type="float" office:value="69.3062011699797">
            <text:p>69.306</text:p>
          </table:table-cell>
          <table:table-cell table:style-name="ce65" table:formula="of:=[.AT40]/([.AT40]+[.$AG40])" office:value-type="float" office:value="0.0254672562203679">
            <text:p>0.025</text:p>
          </table:table-cell>
          <table:table-cell table:style-name="ce6" table:formula="of:=EXP((-[.AH40]+66.39)/-8.89)" office:value-type="float" office:value="2.86395581934574">
            <text:p>2.864</text:p>
          </table:table-cell>
          <table:table-cell table:style-name="ce6" table:formula="of:=EXP((-[.AM40]+66.39)/-8.89)" office:value-type="float" office:value="1.82305221217292">
            <text:p>1.823</text:p>
          </table:table-cell>
          <table:table-cell table:style-name="ce6" table:formula="of:=EXP((-[.AR40]+66.39)/-8.89)" office:value-type="float" office:value="1.14441742739055">
            <text:p>1.144</text:p>
          </table:table-cell>
          <table:table-cell table:style-name="ce9" table:formula="of:=SQRT(([.$D40]-[.$B40])^2 + ([.$E40]-[.$C40])^2)" office:value-type="float" office:value="4.0442799111832">
            <text:p>4.044</text:p>
          </table:table-cell>
          <table:table-cell table:style-name="ce43" table:formula="of:=IF( ([.$AZ40]-[.$AW40] &lt;[.$AX40])               AND               ([.$AZ40]+[.$AW40]&gt;[.$AX40]); 1; 0)" office:value-type="float" office:value="1">
            <text:p>1</text:p>
          </table:table-cell>
          <table:table-cell table:style-name="ce9" table:formula="of:=([.$D40]-[.$B40])/[.$AZ40]" office:value-type="float" office:value="-0.917345011096078">
            <text:p>-0.917</text:p>
          </table:table-cell>
          <table:table-cell table:style-name="ce9" table:formula="of:=([.$E40]-[.$C40])/[.$AZ40]" office:value-type="float" office:value="-0.398093118022826">
            <text:p>-0.398</text:p>
          </table:table-cell>
          <table:table-cell table:style-name="ce9" table:formula="of:=[.$BB40]*([.$F40]-[.$B40])+[.$BC40]*([.$G40]-[.$C40])" office:value-type="float" office:value="1.97090710214171">
            <text:p>1.971</text:p>
          </table:table-cell>
          <table:table-cell table:style-name="ce9" table:formula="of:=([.$F40]-[.$B40]-[.$BD40]*[.$BB40])/SQRT(([.$F40]-[.$B40]-[.$BD40]*[.$BB40])^2+([.$G40]-[.$C40]-[.$BD40]*[.$BC40])^2)" office:value-type="float" office:value="0.398093118022826">
            <text:p>0.398</text:p>
          </table:table-cell>
          <table:table-cell table:style-name="ce9" table:formula="of:=([.$G40]-[.$C40]-[.BD40]*[.$BC40])/SQRT(([.$F40]-[.$B40]-[.BD40]*[.$BB40])^2+([.$G40]-[.$C40]-[.BD40]*[.$BC40])^2)" office:value-type="float" office:value="-0.917345011096078">
            <text:p>-0.917</text:p>
          </table:table-cell>
          <table:table-cell table:style-name="ce9" table:formula="of:=[.$BE40]*([.$F40]-[.$B40])+[.$BF40]*([.$G40]-[.$C40])" office:value-type="float" office:value="3.46150620319065">
            <text:p>3.462</text:p>
          </table:table-cell>
          <table:table-cell table:style-name="ce48" table:formula="of:=([.$AW40]^2-[.$AX40]^2+[.$AZ40]^2)/(2*[.$AZ40])" office:value-type="float" office:value="2.62530339556087">
            <text:p>2.625</text:p>
          </table:table-cell>
          <table:table-cell table:style-name="ce48" table:formula="of:=([.$AW40]^2-[.$AY40]^2+[.$BD40]^2+[.$BG40]^2)/(2*[.$BG40])-[.$BD40]*[.$BH40]/[.$BG40]" office:value-type="float" office:value="1.79265798519071">
            <text:p>1.793</text:p>
          </table:table-cell>
          <table:table-cell table:style-name="ce9" table:formula="of:=[.$B40]+[.$BH40]*[.$BB40]+[.$BI40]*[.$BE40]" office:value-type="float" office:value="25.9853358343417">
            <text:p>25.985</text:p>
          </table:table-cell>
          <table:table-cell table:style-name="ce9" table:formula="of:=[.$C40]+[.$BH40]*[.$BC40]+[.$BI40]*[.$BF40]" office:value-type="float" office:value="14.580398926189">
            <text:p>14.580</text:p>
          </table:table-cell>
          <table:table-cell table:style-name="ce53" table:formula="of:=ABS([.$AB40]-[.$BJ40])/[.$AB40]" office:value-type="percentage" office:value="0.0216105609266426">
            <text:p>2.16%</text:p>
          </table:table-cell>
          <table:table-cell table:style-name="ce53" table:formula="of:=ABS([.$AC40]-[.$BK40])/[.$AC40]" office:value-type="percentage" office:value="0.0497718972050927">
            <text:p>4.98%</text:p>
          </table:table-cell>
          <table:table-cell table:style-name="ce6" table:formula="of:=[.AB40]" office:value-type="float" office:value="26.5592971434286">
            <text:p>26.559</text:p>
          </table:table-cell>
          <table:table-cell table:style-name="ce6" table:formula="of:=[.AC40]" office:value-type="float" office:value="15.344104098062">
            <text:p>15.344</text:p>
          </table:table-cell>
          <table:table-cell/>
          <table:table-cell table:formula="of:=[.BN40]-[.BJ40]" office:value-type="float" office:value="0.573961309086869">
            <text:p>0.57</text:p>
          </table:table-cell>
          <table:table-cell table:formula="of:=[.BO40]-[.BK40]" office:value-type="float" office:value="0.763705171872983">
            <text:p>0.76</text:p>
          </table:table-cell>
          <table:table-cell table:style-name="ce75" table:formula="of:=[.BL40]-[.Z40]" office:value-type="percentage" office:value="0.0140300552931073">
            <text:p>1.40%</text:p>
          </table:table-cell>
          <table:table-cell table:style-name="ce75" table:formula="of:=[.BM40]-[.AA40]" office:value-type="percentage" office:value="0.0483133227509823">
            <text:p>4.83%</text:p>
          </table:table-cell>
          <table:table-cell table:number-columns-repeated="13"/>
          <table:table-cell table:formula="of:=[.BL40]-[.Z40]" office:value-type="percentage" office:value="0.0140300552931073">
            <text:p>1.40%</text:p>
          </table:table-cell>
          <table:table-cell table:formula="of:=[.BM40]-[.AA40]" office:value-type="percentage" office:value="0.0483133227509823">
            <text:p>4.8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41]+66.39)/-8.89)" office:value-type="float" office:value="2.94759586261819">
            <text:p>2.95</text:p>
          </table:table-cell>
          <table:table-cell table:formula="of:=EXP(([.L41]+66.39)/-8.89)" office:value-type="float" office:value="7.24910048638861">
            <text:p>7.25</text:p>
          </table:table-cell>
          <table:table-cell table:formula="of:=EXP(([.M41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84">
            <text:p>-84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41]-[.$B41])^2 + ([.$E41]-[.$C41])^2)" office:value-type="float" office:value="4.0442799111832">
            <text:p>4.044</text:p>
          </table:table-cell>
          <table:table-cell table:style-name="ce43" table:formula="of:=IF( ([.$N41]-[.$H41] &lt;[.$I41])            AND            ([.$N41]+[.$H41] &gt;[.$I41]); 1; 0)" office:value-type="float" office:value="0">
            <text:p>0</text:p>
          </table:table-cell>
          <table:table-cell table:style-name="ce9" table:formula="of:=([.$D41]-[.$B41])/[.$N41]" office:value-type="float" office:value="-0.917345011096078">
            <text:p>-0.917</text:p>
          </table:table-cell>
          <table:table-cell table:style-name="ce9" table:formula="of:=([.$E41]-[.$C41])/[.$N41]" office:value-type="float" office:value="-0.398093118022826">
            <text:p>-0.398</text:p>
          </table:table-cell>
          <table:table-cell table:style-name="ce9" table:formula="of:=[.$P41]*([.$F41]-[.$B41])+[.$Q41]*([.$G41]-[.$C41])" office:value-type="float" office:value="1.97090710214171">
            <text:p>1.971</text:p>
          </table:table-cell>
          <table:table-cell table:style-name="ce9" table:formula="of:=([.$F41]-[.$B41]-[.$R41]*[.$P41])/SQRT(([.$F41]-[.$B41]-[.$R41]*[.$P41])^2+([.$G41]-[.$C41]-[.$R41]*[.$Q41])^2)" office:value-type="float" office:value="0.398093118022826">
            <text:p>0.398</text:p>
          </table:table-cell>
          <table:table-cell table:style-name="ce9" table:formula="of:=([.$G41]-[.$C41]-[.R41]*[.$Q41])/SQRT(([.$F41]-[.$B41]-[.R41]*[.$P41])^2+([.$G41]-[.$C41]-[.R41]*[.$Q41])^2)" office:value-type="float" office:value="-0.917345011096078">
            <text:p>-0.917</text:p>
          </table:table-cell>
          <table:table-cell table:style-name="ce9" table:formula="of:=[.$S41]*([.$F41]-[.$B41])+[.$T41]*([.$G41]-[.$C41])" office:value-type="float" office:value="3.46150620319065">
            <text:p>3.462</text:p>
          </table:table-cell>
          <table:table-cell table:style-name="ce48" table:formula="of:=([.$H41]^2-[.$I41]^2+[.$N41]^2)/(2*[.$N41])" office:value-type="float" office:value="-3.40047389108495">
            <text:p>-3.400</text:p>
          </table:table-cell>
          <table:table-cell table:style-name="ce48" table:formula="of:=([.$H41]^2-[.$J41]^2+[.$R41]^2+[.$U41]^2)/(2*[.$U41])-[.$R41]*[.$V41]/[.$U41]" office:value-type="float" office:value="4.68273431649187">
            <text:p>4.683</text:p>
          </table:table-cell>
          <table:table-cell table:style-name="ce9" table:formula="of:=[.$B41]+[.$V41]*[.$P41]+[.$W41]*[.$S41]" office:value-type="float" office:value="32.663572064274">
            <text:p>32.664</text:p>
          </table:table-cell>
          <table:table-cell table:style-name="ce9" table:formula="of:=[.$C41]+[.$V41]*[.$Q41]+[.$W41]*[.$T41]" office:value-type="float" office:value="14.328022290535">
            <text:p>14.328</text:p>
          </table:table-cell>
          <table:table-cell table:style-name="ce53" table:formula="of:=ABS([.$AB41]-[.$X41])/[.$AB41]" office:value-type="percentage" office:value="0.229835710180144">
            <text:p>22.98%</text:p>
          </table:table-cell>
          <table:table-cell table:style-name="ce53" table:formula="of:=ABS([.$AC41]-[.$Y41])/[.$AC41]" office:value-type="percentage" office:value="0.06621968940209">
            <text:p>6.62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41]+[.AL41]*(ABS([.K41])-[.AK40])" office:value-type="float" office:value="75.7475173330278">
            <text:p>75.748</text:p>
          </table:table-cell>
          <table:table-cell table:style-name="ce6" table:formula="of:=[.AJ41]*(1-[.AL41])" office:value-type="float" office:value="0.012443200603466">
            <text:p>0.012</text:p>
          </table:table-cell>
          <table:table-cell table:style-name="ce6" table:formula="of:=[.AJ40]+[.$AF41]" office:value-type="float" office:value="0.0126579790129885">
            <text:p>0.013</text:p>
          </table:table-cell>
          <table:table-cell table:style-name="ce6" table:formula="of:=[.AH40]" office:value-type="float" office:value="75.7440919844548">
            <text:p>75.744</text:p>
          </table:table-cell>
          <table:table-cell table:style-name="ce65" table:formula="of:=[.AJ41]/([.AJ41]+[.$AG41])" office:value-type="float" office:value="0.0169678279054005">
            <text:p>0.017</text:p>
          </table:table-cell>
          <table:table-cell table:style-name="ce60" table:formula="of:=[.AP41]+[.AQ41]*(ABS([.P41])-[.AP40])" office:value-type="float" office:value="69.870919841789">
            <text:p>69.871</text:p>
          </table:table-cell>
          <table:table-cell table:style-name="ce6" table:formula="of:=[.AO41]*(1-[.AQ41])" office:value-type="float" office:value="0.0187858944695534">
            <text:p>0.019</text:p>
          </table:table-cell>
          <table:table-cell table:style-name="ce6" table:formula="of:=[.AO40]+[.$AF41]" office:value-type="float" office:value="0.0192797820980603">
            <text:p>0.019</text:p>
          </table:table-cell>
          <table:table-cell table:style-name="ce6" table:formula="of:=[.AM40]" office:value-type="float" office:value="71.7285528897813">
            <text:p>71.729</text:p>
          </table:table-cell>
          <table:table-cell table:style-name="ce65" table:formula="of:=[.AO41]/([.AO41]+[.$AG41])" office:value-type="float" office:value="0.0256168677630745">
            <text:p>0.026</text:p>
          </table:table-cell>
          <table:table-cell table:style-name="ce60" table:formula="of:=[.AU41]+[.AV41]*(ABS([.U41])-[.AU40])" office:value-type="float" office:value="65.7422466844661">
            <text:p>65.742</text:p>
          </table:table-cell>
          <table:table-cell table:style-name="ce6" table:formula="of:=[.AT41]*(1-[.AV41])" office:value-type="float" office:value="0.0205705714590982">
            <text:p>0.021</text:p>
          </table:table-cell>
          <table:table-cell table:style-name="ce6" table:formula="of:=[.AT40]+[.$AF41]" office:value-type="float" office:value="0.0211642387999248">
            <text:p>0.021</text:p>
          </table:table-cell>
          <table:table-cell table:style-name="ce6" table:formula="of:=[.AR40]" office:value-type="float" office:value="67.5892228662227">
            <text:p>67.589</text:p>
          </table:table-cell>
          <table:table-cell table:style-name="ce65" table:formula="of:=[.AT41]/([.AT41]+[.$AG41])" office:value-type="float" office:value="0.0280504934025173">
            <text:p>0.028</text:p>
          </table:table-cell>
          <table:table-cell table:style-name="ce6" table:formula="of:=EXP((-[.AH41]+66.39)/-8.89)" office:value-type="float" office:value="2.86505952431139">
            <text:p>2.865</text:p>
          </table:table-cell>
          <table:table-cell table:style-name="ce6" table:formula="of:=EXP((-[.AM41]+66.39)/-8.89)" office:value-type="float" office:value="1.47927860203288">
            <text:p>1.479</text:p>
          </table:table-cell>
          <table:table-cell table:style-name="ce6" table:formula="of:=EXP((-[.AR41]+66.39)/-8.89)" office:value-type="float" office:value="0.929728063804134">
            <text:p>0.930</text:p>
          </table:table-cell>
          <table:table-cell table:style-name="ce9" table:formula="of:=SQRT(([.$D41]-[.$B41])^2 + ([.$E41]-[.$C41])^2)" office:value-type="float" office:value="4.0442799111832">
            <text:p>4.044</text:p>
          </table:table-cell>
          <table:table-cell table:style-name="ce43" table:formula="of:=IF( ([.$AZ41]-[.$AW41] &lt;[.$AX41])               AND               ([.$AZ41]+[.$AW41]&gt;[.$AX41]); 1; 0)" office:value-type="float" office:value="1">
            <text:p>1</text:p>
          </table:table-cell>
          <table:table-cell table:style-name="ce9" table:formula="of:=([.$D41]-[.$B41])/[.$AZ41]" office:value-type="float" office:value="-0.917345011096078">
            <text:p>-0.917</text:p>
          </table:table-cell>
          <table:table-cell table:style-name="ce9" table:formula="of:=([.$E41]-[.$C41])/[.$AZ41]" office:value-type="float" office:value="-0.398093118022826">
            <text:p>-0.398</text:p>
          </table:table-cell>
          <table:table-cell table:style-name="ce9" table:formula="of:=[.$BB41]*([.$F41]-[.$B41])+[.$BC41]*([.$G41]-[.$C41])" office:value-type="float" office:value="1.97090710214171">
            <text:p>1.971</text:p>
          </table:table-cell>
          <table:table-cell table:style-name="ce9" table:formula="of:=([.$F41]-[.$B41]-[.$BD41]*[.$BB41])/SQRT(([.$F41]-[.$B41]-[.$BD41]*[.$BB41])^2+([.$G41]-[.$C41]-[.$BD41]*[.$BC41])^2)" office:value-type="float" office:value="0.398093118022826">
            <text:p>0.398</text:p>
          </table:table-cell>
          <table:table-cell table:style-name="ce9" table:formula="of:=([.$G41]-[.$C41]-[.BD41]*[.$BC41])/SQRT(([.$F41]-[.$B41]-[.BD41]*[.$BB41])^2+([.$G41]-[.$C41]-[.BD41]*[.$BC41])^2)" office:value-type="float" office:value="-0.917345011096078">
            <text:p>-0.917</text:p>
          </table:table-cell>
          <table:table-cell table:style-name="ce9" table:formula="of:=[.$BE41]*([.$F41]-[.$B41])+[.$BF41]*([.$G41]-[.$C41])" office:value-type="float" office:value="3.46150620319065">
            <text:p>3.462</text:p>
          </table:table-cell>
          <table:table-cell table:style-name="ce48" table:formula="of:=([.$AW41]^2-[.$AX41]^2+[.$AZ41]^2)/(2*[.$AZ41])" office:value-type="float" office:value="2.76643820245228">
            <text:p>2.766</text:p>
          </table:table-cell>
          <table:table-cell table:style-name="ce48" table:formula="of:=([.$AW41]^2-[.$AY41]^2+[.$BD41]^2+[.$BG41]^2)/(2*[.$BG41])-[.$BD41]*[.$BH41]/[.$BG41]" office:value-type="float" office:value="1.77753348992712">
            <text:p>1.778</text:p>
          </table:table-cell>
          <table:table-cell table:style-name="ce9" table:formula="of:=[.$B41]+[.$BH41]*[.$BB41]+[.$BI41]*[.$BE41]" office:value-type="float" office:value="25.8498455658699">
            <text:p>25.850</text:p>
          </table:table-cell>
          <table:table-cell table:style-name="ce9" table:formula="of:=[.$C41]+[.$BH41]*[.$BC41]+[.$BI41]*[.$BF41]" office:value-type="float" office:value="14.5380885111275">
            <text:p>14.538</text:p>
          </table:table-cell>
          <table:table-cell table:style-name="ce53" table:formula="of:=ABS([.$AB41]-[.$BJ41])/[.$AB41]" office:value-type="percentage" office:value="0.0267119861541313">
            <text:p>2.67%</text:p>
          </table:table-cell>
          <table:table-cell table:style-name="ce53" table:formula="of:=ABS([.$AC41]-[.$BK41])/[.$AC41]" office:value-type="percentage" office:value="0.0525293351624447">
            <text:p>5.25%</text:p>
          </table:table-cell>
          <table:table-cell table:style-name="ce6" table:formula="of:=[.AB41]" office:value-type="float" office:value="26.5592971434286">
            <text:p>26.559</text:p>
          </table:table-cell>
          <table:table-cell table:style-name="ce6" table:formula="of:=[.AC41]" office:value-type="float" office:value="15.344104098062">
            <text:p>15.344</text:p>
          </table:table-cell>
          <table:table-cell/>
          <table:table-cell table:formula="of:=[.BN41]-[.BJ41]" office:value-type="float" office:value="0.709451577558724">
            <text:p>0.71</text:p>
          </table:table-cell>
          <table:table-cell table:formula="of:=[.BO41]-[.BK41]" office:value-type="float" office:value="0.80601558693454">
            <text:p>0.81</text:p>
          </table:table-cell>
          <table:table-cell table:style-name="ce75" table:formula="of:=[.BL41]-[.Z41]" office:value-type="percentage" office:value="-0.203123724026013">
            <text:p>-20.31%</text:p>
          </table:table-cell>
          <table:table-cell table:style-name="ce75" table:formula="of:=[.BM41]-[.AA41]" office:value-type="percentage" office:value="-0.0136903542396452">
            <text:p>-1.37%</text:p>
          </table:table-cell>
          <table:table-cell table:number-columns-repeated="13"/>
          <table:table-cell table:formula="of:=[.BL41]-[.Z41]" office:value-type="percentage" office:value="-0.203123724026013">
            <text:p>-20.31%</text:p>
          </table:table-cell>
          <table:table-cell table:formula="of:=[.BM41]-[.AA41]" office:value-type="percentage" office:value="-0.0136903542396452">
            <text:p>-1.37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42]+66.39)/-8.89)" office:value-type="float" office:value="2.35376929320541">
            <text:p>2.35</text:p>
          </table:table-cell>
          <table:table-cell table:formula="of:=EXP(([.L42]+66.39)/-8.89)" office:value-type="float" office:value="4.13070334546332">
            <text:p>4.13</text:p>
          </table:table-cell>
          <table:table-cell table:formula="of:=EXP(([.M42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79">
            <text:p>-79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42]-[.$B42])^2 + ([.$E42]-[.$C42])^2)" office:value-type="float" office:value="4.0442799111832">
            <text:p>4.044</text:p>
          </table:table-cell>
          <table:table-cell table:style-name="ce43" table:formula="of:=IF( ([.$N42]-[.$H42] &lt;[.$I42])            AND            ([.$N42]+[.$H42] &gt;[.$I42]); 1; 0)" office:value-type="float" office:value="1">
            <text:p>1</text:p>
          </table:table-cell>
          <table:table-cell table:style-name="ce9" table:formula="of:=([.$D42]-[.$B42])/[.$N42]" office:value-type="float" office:value="-0.917345011096078">
            <text:p>-0.917</text:p>
          </table:table-cell>
          <table:table-cell table:style-name="ce9" table:formula="of:=([.$E42]-[.$C42])/[.$N42]" office:value-type="float" office:value="-0.398093118022826">
            <text:p>-0.398</text:p>
          </table:table-cell>
          <table:table-cell table:style-name="ce9" table:formula="of:=[.$P42]*([.$F42]-[.$B42])+[.$Q42]*([.$G42]-[.$C42])" office:value-type="float" office:value="1.97090710214171">
            <text:p>1.971</text:p>
          </table:table-cell>
          <table:table-cell table:style-name="ce9" table:formula="of:=([.$F42]-[.$B42]-[.$R42]*[.$P42])/SQRT(([.$F42]-[.$B42]-[.$R42]*[.$P42])^2+([.$G42]-[.$C42]-[.$R42]*[.$Q42])^2)" office:value-type="float" office:value="0.398093118022826">
            <text:p>0.398</text:p>
          </table:table-cell>
          <table:table-cell table:style-name="ce9" table:formula="of:=([.$G42]-[.$C42]-[.R42]*[.$Q42])/SQRT(([.$F42]-[.$B42]-[.R42]*[.$P42])^2+([.$G42]-[.$C42]-[.R42]*[.$Q42])^2)" office:value-type="float" office:value="-0.917345011096078">
            <text:p>-0.917</text:p>
          </table:table-cell>
          <table:table-cell table:style-name="ce9" table:formula="of:=[.$S42]*([.$F42]-[.$B42])+[.$T42]*([.$G42]-[.$C42])" office:value-type="float" office:value="3.46150620319065">
            <text:p>3.462</text:p>
          </table:table-cell>
          <table:table-cell table:style-name="ce48" table:formula="of:=([.$H42]^2-[.$I42]^2+[.$N42]^2)/(2*[.$N42])" office:value-type="float" office:value="0.59759955586267">
            <text:p>0.598</text:p>
          </table:table-cell>
          <table:table-cell table:style-name="ce48" table:formula="of:=([.$H42]^2-[.$J42]^2+[.$R42]^2+[.$U42]^2)/(2*[.$U42])-[.$R42]*[.$V42]/[.$U42]" office:value-type="float" office:value="1.9515888155528">
            <text:p>1.952</text:p>
          </table:table-cell>
          <table:table-cell table:style-name="ce9" table:formula="of:=[.$B42]+[.$V42]*[.$P42]+[.$W42]*[.$S42]" office:value-type="float" office:value="27.908709105478">
            <text:p>27.909</text:p>
          </table:table-cell>
          <table:table-cell table:style-name="ce9" table:formula="of:=[.$C42]+[.$V42]*[.$Q42]+[.$W42]*[.$T42]" office:value-type="float" office:value="15.2418194658193">
            <text:p>15.242</text:p>
          </table:table-cell>
          <table:table-cell table:style-name="ce53" table:formula="of:=ABS([.$AB42]-[.$X42])/[.$AB42]" office:value-type="percentage" office:value="0.0508075177879214">
            <text:p>5.08%</text:p>
          </table:table-cell>
          <table:table-cell table:style-name="ce53" table:formula="of:=ABS([.$AC42]-[.$Y42])/[.$AC42]" office:value-type="percentage" office:value="0.00666605437430612">
            <text:p>0.6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42]+[.AL42]*(ABS([.K42])-[.AK41])" office:value-type="float" office:value="75.7133396522689">
            <text:p>75.713</text:p>
          </table:table-cell>
          <table:table-cell table:style-name="ce6" table:formula="of:=[.AJ42]*(1-[.AL42])" office:value-type="float" office:value="0.0143707374387244">
            <text:p>0.014</text:p>
          </table:table-cell>
          <table:table-cell table:style-name="ce6" table:formula="of:=[.AJ41]+[.$AF42]" office:value-type="float" office:value="0.0146579790129885">
            <text:p>0.015</text:p>
          </table:table-cell>
          <table:table-cell table:style-name="ce6" table:formula="of:=[.AH41]" office:value-type="float" office:value="75.7475173330278">
            <text:p>75.748</text:p>
          </table:table-cell>
          <table:table-cell table:style-name="ce65" table:formula="of:=[.AJ42]/([.AJ42]+[.$AG42])" office:value-type="float" office:value="0.0195962604401035">
            <text:p>0.020</text:p>
          </table:table-cell>
          <table:table-cell table:style-name="ce60" table:formula="of:=[.AP42]+[.AQ42]*(ABS([.P42])-[.AP41])" office:value-type="float" office:value="67.8740924344786">
            <text:p>67.874</text:p>
          </table:table-cell>
          <table:table-cell table:style-name="ce6" table:formula="of:=[.AO42]*(1-[.AQ42])" office:value-type="float" office:value="0.0206797068643798">
            <text:p>0.021</text:p>
          </table:table-cell>
          <table:table-cell table:style-name="ce6" table:formula="of:=[.AO41]+[.$AF42]" office:value-type="float" office:value="0.0212797820980603">
            <text:p>0.021</text:p>
          </table:table-cell>
          <table:table-cell table:style-name="ce6" table:formula="of:=[.AM41]" office:value-type="float" office:value="69.870919841789">
            <text:p>69.871</text:p>
          </table:table-cell>
          <table:table-cell table:style-name="ce65" table:formula="of:=[.AO42]/([.AO42]+[.$AG42])" office:value-type="float" office:value="0.0281993128931143">
            <text:p>0.028</text:p>
          </table:table-cell>
          <table:table-cell table:style-name="ce60" table:formula="of:=[.AU42]+[.AV42]*(ABS([.U42])-[.AU41])" office:value-type="float" office:value="63.778651396655">
            <text:p>63.779</text:p>
          </table:table-cell>
          <table:table-cell table:style-name="ce6" table:formula="of:=[.AT42]*(1-[.AV42])" office:value-type="float" office:value="0.0224549481449609">
            <text:p>0.022</text:p>
          </table:table-cell>
          <table:table-cell table:style-name="ce6" table:formula="of:=[.AT41]+[.$AF42]" office:value-type="float" office:value="0.0231642387999248">
            <text:p>0.023</text:p>
          </table:table-cell>
          <table:table-cell table:style-name="ce6" table:formula="of:=[.AR41]" office:value-type="float" office:value="65.7422466844661">
            <text:p>65.742</text:p>
          </table:table-cell>
          <table:table-cell table:style-name="ce65" table:formula="of:=[.AT42]/([.AT42]+[.$AG42])" office:value-type="float" office:value="0.0306200717878212">
            <text:p>0.031</text:p>
          </table:table-cell>
          <table:table-cell table:style-name="ce6" table:formula="of:=EXP((-[.AH42]+66.39)/-8.89)" office:value-type="float" office:value="2.85406592458927">
            <text:p>2.854</text:p>
          </table:table-cell>
          <table:table-cell table:style-name="ce6" table:formula="of:=EXP((-[.AM42]+66.39)/-8.89)" office:value-type="float" office:value="1.18168280848707">
            <text:p>1.182</text:p>
          </table:table-cell>
          <table:table-cell table:style-name="ce6" table:formula="of:=EXP((-[.AR42]+66.39)/-8.89)" office:value-type="float" office:value="0.745470288243095">
            <text:p>0.745</text:p>
          </table:table-cell>
          <table:table-cell table:style-name="ce9" table:formula="of:=SQRT(([.$D42]-[.$B42])^2 + ([.$E42]-[.$C42])^2)" office:value-type="float" office:value="4.0442799111832">
            <text:p>4.044</text:p>
          </table:table-cell>
          <table:table-cell table:style-name="ce43" table:formula="of:=IF( ([.$AZ42]-[.$AW42] &lt;[.$AX42])               AND               ([.$AZ42]+[.$AW42]&gt;[.$AX42]); 1; 0)" office:value-type="float" office:value="0">
            <text:p>0</text:p>
          </table:table-cell>
          <table:table-cell table:style-name="ce9" table:formula="of:=([.$D42]-[.$B42])/[.$AZ42]" office:value-type="float" office:value="-0.917345011096078">
            <text:p>-0.917</text:p>
          </table:table-cell>
          <table:table-cell table:style-name="ce9" table:formula="of:=([.$E42]-[.$C42])/[.$AZ42]" office:value-type="float" office:value="-0.398093118022826">
            <text:p>-0.398</text:p>
          </table:table-cell>
          <table:table-cell table:style-name="ce9" table:formula="of:=[.$BB42]*([.$F42]-[.$B42])+[.$BC42]*([.$G42]-[.$C42])" office:value-type="float" office:value="1.97090710214171">
            <text:p>1.971</text:p>
          </table:table-cell>
          <table:table-cell table:style-name="ce9" table:formula="of:=([.$F42]-[.$B42]-[.$BD42]*[.$BB42])/SQRT(([.$F42]-[.$B42]-[.$BD42]*[.$BB42])^2+([.$G42]-[.$C42]-[.$BD42]*[.$BC42])^2)" office:value-type="float" office:value="0.398093118022826">
            <text:p>0.398</text:p>
          </table:table-cell>
          <table:table-cell table:style-name="ce9" table:formula="of:=([.$G42]-[.$C42]-[.BD42]*[.$BC42])/SQRT(([.$F42]-[.$B42]-[.BD42]*[.$BB42])^2+([.$G42]-[.$C42]-[.BD42]*[.$BC42])^2)" office:value-type="float" office:value="-0.917345011096078">
            <text:p>-0.917</text:p>
          </table:table-cell>
          <table:table-cell table:style-name="ce9" table:formula="of:=[.$BE42]*([.$F42]-[.$B42])+[.$BF42]*([.$G42]-[.$C42])" office:value-type="float" office:value="3.46150620319065">
            <text:p>3.462</text:p>
          </table:table-cell>
          <table:table-cell table:style-name="ce48" table:formula="of:=([.$AW42]^2-[.$AX42]^2+[.$AZ42]^2)/(2*[.$AZ42])" office:value-type="float" office:value="2.85656761518121">
            <text:p>2.857</text:p>
          </table:table-cell>
          <table:table-cell table:style-name="ce48" table:formula="of:=([.$AW42]^2-[.$AY42]^2+[.$BD42]^2+[.$BG42]^2)/(2*[.$BG42])-[.$BD42]*[.$BH42]/[.$BG42]" office:value-type="float" office:value="1.76171973041519">
            <text:p>1.762</text:p>
          </table:table-cell>
          <table:table-cell table:style-name="ce9" table:formula="of:=[.$B42]+[.$BH42]*[.$BB42]+[.$BI42]*[.$BE42]" office:value-type="float" office:value="25.7608704499182">
            <text:p>25.761</text:p>
          </table:table-cell>
          <table:table-cell table:style-name="ce9" table:formula="of:=[.$C42]+[.$BH42]*[.$BC42]+[.$BI42]*[.$BF42]" office:value-type="float" office:value="14.5167152855836">
            <text:p>14.517</text:p>
          </table:table-cell>
          <table:table-cell table:style-name="ce53" table:formula="of:=ABS([.$AB42]-[.$BJ42])/[.$AB42]" office:value-type="percentage" office:value="0.0300620415216048">
            <text:p>3.01%</text:p>
          </table:table-cell>
          <table:table-cell table:style-name="ce53" table:formula="of:=ABS([.$AC42]-[.$BK42])/[.$AC42]" office:value-type="percentage" office:value="0.0539222627264969">
            <text:p>5.39%</text:p>
          </table:table-cell>
          <table:table-cell table:style-name="ce6" table:formula="of:=[.AB42]" office:value-type="float" office:value="26.5592971434286">
            <text:p>26.559</text:p>
          </table:table-cell>
          <table:table-cell table:style-name="ce6" table:formula="of:=[.AC42]" office:value-type="float" office:value="15.344104098062">
            <text:p>15.344</text:p>
          </table:table-cell>
          <table:table-cell/>
          <table:table-cell table:formula="of:=[.BN42]-[.BJ42]" office:value-type="float" office:value="0.79842669351039">
            <text:p>0.8</text:p>
          </table:table-cell>
          <table:table-cell table:formula="of:=[.BO42]-[.BK42]" office:value-type="float" office:value="0.827388812478416">
            <text:p>0.83</text:p>
          </table:table-cell>
          <table:table-cell table:style-name="ce75" table:formula="of:=[.BL42]-[.Z42]" office:value-type="percentage" office:value="-0.0207454762663166">
            <text:p>-2.07%</text:p>
          </table:table-cell>
          <table:table-cell table:style-name="ce75" table:formula="of:=[.BM42]-[.AA42]" office:value-type="percentage" office:value="0.0472562083521907">
            <text:p>4.73%</text:p>
          </table:table-cell>
          <table:table-cell table:number-columns-repeated="13"/>
          <table:table-cell table:formula="of:=[.BL42]-[.Z42]" office:value-type="percentage" office:value="-0.0207454762663166">
            <text:p>-2.07%</text:p>
          </table:table-cell>
          <table:table-cell table:formula="of:=[.BM42]-[.AA42]" office:value-type="percentage" office:value="0.0472562083521907">
            <text:p>4.7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43]+66.39)/-8.89)" office:value-type="float" office:value="1.67960757526435">
            <text:p>1.68</text:p>
          </table:table-cell>
          <table:table-cell table:formula="of:=EXP(([.L43]+66.39)/-8.89)" office:value-type="float" office:value="4.13070334546332">
            <text:p>4.13</text:p>
          </table:table-cell>
          <table:table-cell table:formula="of:=EXP(([.M43]+66.39)/-8.89)" office:value-type="float" office:value="4.13070334546332">
            <text:p>4.13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79">
            <text:p>-79</text:p>
          </table:table-cell>
          <table:table-cell table:formula="of:=-ROUND(IF(ROUND(1+RAND();0)=1;-1;1)*RAND()*(ABS([rssi_empiric.$F$14]-[rssi_empiric.$G$14])/2)+ABS(([rssi_empiric.$F$14]+[rssi_empiric.$G$14])/2);0)" office:value-type="float" office:value="-79">
            <text:p>-79</text:p>
          </table:table-cell>
          <table:table-cell table:style-name="ce9" table:formula="of:=SQRT(([.$D43]-[.$B43])^2 + ([.$E43]-[.$C43])^2)" office:value-type="float" office:value="4.0442799111832">
            <text:p>4.044</text:p>
          </table:table-cell>
          <table:table-cell table:style-name="ce43" table:formula="of:=IF( ([.$N43]-[.$H43] &lt;[.$I43])            AND            ([.$N43]+[.$H43] &gt;[.$I43]); 1; 0)" office:value-type="float" office:value="1">
            <text:p>1</text:p>
          </table:table-cell>
          <table:table-cell table:style-name="ce9" table:formula="of:=([.$D43]-[.$B43])/[.$N43]" office:value-type="float" office:value="-0.917345011096078">
            <text:p>-0.917</text:p>
          </table:table-cell>
          <table:table-cell table:style-name="ce9" table:formula="of:=([.$E43]-[.$C43])/[.$N43]" office:value-type="float" office:value="-0.398093118022826">
            <text:p>-0.398</text:p>
          </table:table-cell>
          <table:table-cell table:style-name="ce9" table:formula="of:=[.$P43]*([.$F43]-[.$B43])+[.$Q43]*([.$G43]-[.$C43])" office:value-type="float" office:value="1.97090710214171">
            <text:p>1.971</text:p>
          </table:table-cell>
          <table:table-cell table:style-name="ce9" table:formula="of:=([.$F43]-[.$B43]-[.$R43]*[.$P43])/SQRT(([.$F43]-[.$B43]-[.$R43]*[.$P43])^2+([.$G43]-[.$C43]-[.$R43]*[.$Q43])^2)" office:value-type="float" office:value="0.398093118022826">
            <text:p>0.398</text:p>
          </table:table-cell>
          <table:table-cell table:style-name="ce9" table:formula="of:=([.$G43]-[.$C43]-[.R43]*[.$Q43])/SQRT(([.$F43]-[.$B43]-[.R43]*[.$P43])^2+([.$G43]-[.$C43]-[.R43]*[.$Q43])^2)" office:value-type="float" office:value="-0.917345011096078">
            <text:p>-0.917</text:p>
          </table:table-cell>
          <table:table-cell table:style-name="ce9" table:formula="of:=[.$S43]*([.$F43]-[.$B43])+[.$T43]*([.$G43]-[.$C43])" office:value-type="float" office:value="3.46150620319065">
            <text:p>3.462</text:p>
          </table:table-cell>
          <table:table-cell table:style-name="ce48" table:formula="of:=([.$H43]^2-[.$I43]^2+[.$N43]^2)/(2*[.$N43])" office:value-type="float" office:value="0.261427438889223">
            <text:p>0.261</text:p>
          </table:table-cell>
          <table:table-cell table:style-name="ce48" table:formula="of:=([.$H43]^2-[.$J43]^2+[.$R43]^2+[.$U43]^2)/(2*[.$U43])-[.$R43]*[.$V43]/[.$U43]" office:value-type="float" office:value="0.0858546903819884">
            <text:p>0.086</text:p>
          </table:table-cell>
          <table:table-cell table:style-name="ce9" table:formula="of:=[.$B43]+[.$V43]*[.$P43]+[.$W43]*[.$S43]" office:value-type="float" office:value="27.4743590045624">
            <text:p>27.474</text:p>
          </table:table-cell>
          <table:table-cell table:style-name="ce9" table:formula="of:=[.$C43]+[.$V43]*[.$Q43]+[.$W43]*[.$T43]" office:value-type="float" office:value="17.0871691638148">
            <text:p>17.087</text:p>
          </table:table-cell>
          <table:table-cell table:style-name="ce53" table:formula="of:=ABS([.$AB43]-[.$X43])/[.$AB43]" office:value-type="percentage" office:value="0.0344535420569367">
            <text:p>3.45%</text:p>
          </table:table-cell>
          <table:table-cell table:style-name="ce53" table:formula="of:=ABS([.$AC43]-[.$Y43])/[.$AC43]" office:value-type="percentage" office:value="0.113598360296116">
            <text:p>11.36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43]+[.AL43]*(ABS([.K43])-[.AK42])" office:value-type="float" office:value="75.6078940894123">
            <text:p>75.608</text:p>
          </table:table-cell>
          <table:table-cell table:style-name="ce6" table:formula="of:=[.AJ43]*(1-[.AL43])" office:value-type="float" office:value="0.0162879940608835">
            <text:p>0.016</text:p>
          </table:table-cell>
          <table:table-cell table:style-name="ce6" table:formula="of:=[.AJ42]+[.$AF43]" office:value-type="float" office:value="0.0166579790129885">
            <text:p>0.017</text:p>
          </table:table-cell>
          <table:table-cell table:style-name="ce6" table:formula="of:=[.AH42]" office:value-type="float" office:value="75.7133396522689">
            <text:p>75.713</text:p>
          </table:table-cell>
          <table:table-cell table:style-name="ce65" table:formula="of:=[.AJ43]/([.AJ43]+[.$AG43])" office:value-type="float" office:value="0.0222106746452577">
            <text:p>0.022</text:p>
          </table:table-cell>
          <table:table-cell table:style-name="ce60" table:formula="of:=[.AP43]+[.AQ43]*(ABS([.P43])-[.AP42])" office:value-type="float" office:value="65.7525215695233">
            <text:p>65.753</text:p>
          </table:table-cell>
          <table:table-cell table:style-name="ce6" table:formula="of:=[.AO43]*(1-[.AQ43])" office:value-type="float" office:value="0.0225635073064629">
            <text:p>0.023</text:p>
          </table:table-cell>
          <table:table-cell table:style-name="ce6" table:formula="of:=[.AO42]+[.$AF43]" office:value-type="float" office:value="0.0232797820980603">
            <text:p>0.023</text:p>
          </table:table-cell>
          <table:table-cell table:style-name="ce6" table:formula="of:=[.AM42]" office:value-type="float" office:value="67.8740924344786">
            <text:p>67.874</text:p>
          </table:table-cell>
          <table:table-cell table:style-name="ce65" table:formula="of:=[.AO43]/([.AO43]+[.$AG43])" office:value-type="float" office:value="0.0307681054994538">
            <text:p>0.031</text:p>
          </table:table-cell>
          <table:table-cell table:style-name="ce60" table:formula="of:=[.AU43]+[.AV43]*(ABS([.U43])-[.AU42])" office:value-type="float" office:value="61.7124193584088">
            <text:p>61.712</text:p>
          </table:table-cell>
          <table:table-cell table:style-name="ce6" table:formula="of:=[.AT43]*(1-[.AV43])" office:value-type="float" office:value="0.0243293875116343">
            <text:p>0.024</text:p>
          </table:table-cell>
          <table:table-cell table:style-name="ce6" table:formula="of:=[.AT42]+[.$AF43]" office:value-type="float" office:value="0.0251642387999248">
            <text:p>0.025</text:p>
          </table:table-cell>
          <table:table-cell table:style-name="ce6" table:formula="of:=[.AR42]" office:value-type="float" office:value="63.778651396655">
            <text:p>63.779</text:p>
          </table:table-cell>
          <table:table-cell table:style-name="ce65" table:formula="of:=[.AT43]/([.AT43]+[.$AG43])" office:value-type="float" office:value="0.0331760994214159">
            <text:p>0.033</text:p>
          </table:table-cell>
          <table:table-cell table:style-name="ce6" table:formula="of:=EXP((-[.AH43]+66.39)/-8.89)" office:value-type="float" office:value="2.8204134131825">
            <text:p>2.820</text:p>
          </table:table-cell>
          <table:table-cell table:style-name="ce6" table:formula="of:=EXP((-[.AM43]+66.39)/-8.89)" office:value-type="float" office:value="0.930803246212895">
            <text:p>0.931</text:p>
          </table:table-cell>
          <table:table-cell table:style-name="ce6" table:formula="of:=EXP((-[.AR43]+66.39)/-8.89)" office:value-type="float" office:value="0.59086834557144">
            <text:p>0.591</text:p>
          </table:table-cell>
          <table:table-cell table:style-name="ce9" table:formula="of:=SQRT(([.$D43]-[.$B43])^2 + ([.$E43]-[.$C43])^2)" office:value-type="float" office:value="4.0442799111832">
            <text:p>4.044</text:p>
          </table:table-cell>
          <table:table-cell table:style-name="ce43" table:formula="of:=IF( ([.$AZ43]-[.$AW43] &lt;[.$AX43])               AND               ([.$AZ43]+[.$AW43]&gt;[.$AX43]); 1; 0)" office:value-type="float" office:value="0">
            <text:p>0</text:p>
          </table:table-cell>
          <table:table-cell table:style-name="ce9" table:formula="of:=([.$D43]-[.$B43])/[.$AZ43]" office:value-type="float" office:value="-0.917345011096078">
            <text:p>-0.917</text:p>
          </table:table-cell>
          <table:table-cell table:style-name="ce9" table:formula="of:=([.$E43]-[.$C43])/[.$AZ43]" office:value-type="float" office:value="-0.398093118022826">
            <text:p>-0.398</text:p>
          </table:table-cell>
          <table:table-cell table:style-name="ce9" table:formula="of:=[.$BB43]*([.$F43]-[.$B43])+[.$BC43]*([.$G43]-[.$C43])" office:value-type="float" office:value="1.97090710214171">
            <text:p>1.971</text:p>
          </table:table-cell>
          <table:table-cell table:style-name="ce9" table:formula="of:=([.$F43]-[.$B43]-[.$BD43]*[.$BB43])/SQRT(([.$F43]-[.$B43]-[.$BD43]*[.$BB43])^2+([.$G43]-[.$C43]-[.$BD43]*[.$BC43])^2)" office:value-type="float" office:value="0.398093118022826">
            <text:p>0.398</text:p>
          </table:table-cell>
          <table:table-cell table:style-name="ce9" table:formula="of:=([.$G43]-[.$C43]-[.BD43]*[.$BC43])/SQRT(([.$F43]-[.$B43]-[.BD43]*[.$BB43])^2+([.$G43]-[.$C43]-[.BD43]*[.$BC43])^2)" office:value-type="float" office:value="-0.917345011096078">
            <text:p>-0.917</text:p>
          </table:table-cell>
          <table:table-cell table:style-name="ce9" table:formula="of:=[.$BE43]*([.$F43]-[.$B43])+[.$BF43]*([.$G43]-[.$C43])" office:value-type="float" office:value="3.46150620319065">
            <text:p>3.462</text:p>
          </table:table-cell>
          <table:table-cell table:style-name="ce48" table:formula="of:=([.$AW43]^2-[.$AX43]^2+[.$AZ43]^2)/(2*[.$AZ43])" office:value-type="float" office:value="2.89848102171053">
            <text:p>2.898</text:p>
          </table:table-cell>
          <table:table-cell table:style-name="ce48" table:formula="of:=([.$AW43]^2-[.$AY43]^2+[.$BD43]^2+[.$BG43]^2)/(2*[.$BG43])-[.$BD43]*[.$BH43]/[.$BG43]" office:value-type="float" office:value="1.74011428119539">
            <text:p>1.740</text:p>
          </table:table-cell>
          <table:table-cell table:style-name="ce9" table:formula="of:=[.$B43]+[.$BH43]*[.$BB43]+[.$BI43]*[.$BE43]" office:value-type="float" office:value="25.7138204148943">
            <text:p>25.714</text:p>
          </table:table-cell>
          <table:table-cell table:style-name="ce9" table:formula="of:=[.$C43]+[.$BH43]*[.$BC43]+[.$BI43]*[.$BF43]" office:value-type="float" office:value="14.5198494979456">
            <text:p>14.520</text:p>
          </table:table-cell>
          <table:table-cell table:style-name="ce53" table:formula="of:=ABS([.$AB43]-[.$BJ43])/[.$AB43]" office:value-type="percentage" office:value="0.031833550563046">
            <text:p>3.18%</text:p>
          </table:table-cell>
          <table:table-cell table:style-name="ce53" table:formula="of:=ABS([.$AC43]-[.$BK43])/[.$AC43]" office:value-type="percentage" office:value="0.0537180010542591">
            <text:p>5.37%</text:p>
          </table:table-cell>
          <table:table-cell table:style-name="ce6" table:formula="of:=[.AB43]" office:value-type="float" office:value="26.5592971434286">
            <text:p>26.559</text:p>
          </table:table-cell>
          <table:table-cell table:style-name="ce6" table:formula="of:=[.AC43]" office:value-type="float" office:value="15.344104098062">
            <text:p>15.344</text:p>
          </table:table-cell>
          <table:table-cell/>
          <table:table-cell table:formula="of:=[.BN43]-[.BJ43]" office:value-type="float" office:value="0.845476728534297">
            <text:p>0.85</text:p>
          </table:table-cell>
          <table:table-cell table:formula="of:=[.BO43]-[.BK43]" office:value-type="float" office:value="0.824254600116356">
            <text:p>0.82</text:p>
          </table:table-cell>
          <table:table-cell table:style-name="ce75" table:formula="of:=[.BL43]-[.Z43]" office:value-type="percentage" office:value="-0.00261999149389074">
            <text:p>-0.26%</text:p>
          </table:table-cell>
          <table:table-cell table:style-name="ce75" table:formula="of:=[.BM43]-[.AA43]" office:value-type="percentage" office:value="-0.0598803592418564">
            <text:p>-5.99%</text:p>
          </table:table-cell>
          <table:table-cell table:number-columns-repeated="13"/>
          <table:table-cell table:formula="of:=[.BL43]-[.Z43]" office:value-type="percentage" office:value="-0.00261999149389074">
            <text:p>-0.26%</text:p>
          </table:table-cell>
          <table:table-cell table:formula="of:=[.BM43]-[.AA43]" office:value-type="percentage" office:value="-0.0598803592418564">
            <text:p>-5.9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44]+66.39)/-8.89)" office:value-type="float" office:value="1.87957581156176">
            <text:p>1.88</text:p>
          </table:table-cell>
          <table:table-cell table:formula="of:=EXP(([.L44]+66.39)/-8.89)" office:value-type="float" office:value="5.17282816371939">
            <text:p>5.17</text:p>
          </table:table-cell>
          <table:table-cell table:formula="of:=EXP(([.M44]+66.39)/-8.89)" office:value-type="float" office:value="1.67960757526435">
            <text:p>1.68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81">
            <text:p>-81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style-name="ce9" table:formula="of:=SQRT(([.$D44]-[.$B44])^2 + ([.$E44]-[.$C44])^2)" office:value-type="float" office:value="4.0442799111832">
            <text:p>4.044</text:p>
          </table:table-cell>
          <table:table-cell table:style-name="ce43" table:formula="of:=IF( ([.$N44]-[.$H44] &lt;[.$I44])            AND            ([.$N44]+[.$H44] &gt;[.$I44]); 1; 0)" office:value-type="float" office:value="1">
            <text:p>1</text:p>
          </table:table-cell>
          <table:table-cell table:style-name="ce9" table:formula="of:=([.$D44]-[.$B44])/[.$N44]" office:value-type="float" office:value="-0.917345011096078">
            <text:p>-0.917</text:p>
          </table:table-cell>
          <table:table-cell table:style-name="ce9" table:formula="of:=([.$E44]-[.$C44])/[.$N44]" office:value-type="float" office:value="-0.398093118022826">
            <text:p>-0.398</text:p>
          </table:table-cell>
          <table:table-cell table:style-name="ce9" table:formula="of:=[.$P44]*([.$F44]-[.$B44])+[.$Q44]*([.$G44]-[.$C44])" office:value-type="float" office:value="1.97090710214171">
            <text:p>1.971</text:p>
          </table:table-cell>
          <table:table-cell table:style-name="ce9" table:formula="of:=([.$F44]-[.$B44]-[.$R44]*[.$P44])/SQRT(([.$F44]-[.$B44]-[.$R44]*[.$P44])^2+([.$G44]-[.$C44]-[.$R44]*[.$Q44])^2)" office:value-type="float" office:value="0.398093118022826">
            <text:p>0.398</text:p>
          </table:table-cell>
          <table:table-cell table:style-name="ce9" table:formula="of:=([.$G44]-[.$C44]-[.R44]*[.$Q44])/SQRT(([.$F44]-[.$B44]-[.R44]*[.$P44])^2+([.$G44]-[.$C44]-[.R44]*[.$Q44])^2)" office:value-type="float" office:value="-0.917345011096078">
            <text:p>-0.917</text:p>
          </table:table-cell>
          <table:table-cell table:style-name="ce9" table:formula="of:=[.$S44]*([.$F44]-[.$B44])+[.$T44]*([.$G44]-[.$C44])" office:value-type="float" office:value="3.46150620319065">
            <text:p>3.462</text:p>
          </table:table-cell>
          <table:table-cell table:style-name="ce48" table:formula="of:=([.$H44]^2-[.$I44]^2+[.$N44]^2)/(2*[.$N44])" office:value-type="float" office:value="-0.849242155688334">
            <text:p>-0.849</text:p>
          </table:table-cell>
          <table:table-cell table:style-name="ce48" table:formula="of:=([.$H44]^2-[.$J44]^2+[.$R44]^2+[.$U44]^2)/(2*[.$U44])-[.$R44]*[.$V44]/[.$U44]" office:value-type="float" office:value="2.87819481564478">
            <text:p>2.878</text:p>
          </table:table-cell>
          <table:table-cell table:style-name="ce9" table:formula="of:=[.$B44]+[.$V44]*[.$P44]+[.$W44]*[.$S44]" office:value-type="float" office:value="29.6048376031703">
            <text:p>29.605</text:p>
          </table:table-cell>
          <table:table-cell table:style-name="ce9" table:formula="of:=[.$C44]+[.$V44]*[.$Q44]+[.$W44]*[.$T44]" office:value-type="float" office:value="14.9677798026201">
            <text:p>14.968</text:p>
          </table:table-cell>
          <table:table-cell table:style-name="ce53" table:formula="of:=ABS([.$AB44]-[.$X44])/[.$AB44]" office:value-type="percentage" office:value="0.114669467467262">
            <text:p>11.47%</text:p>
          </table:table-cell>
          <table:table-cell table:style-name="ce53" table:formula="of:=ABS([.$AC44]-[.$Y44])/[.$AC44]" office:value-type="percentage" office:value="0.0245256609989678">
            <text:p>2.4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44]+[.AL44]*(ABS([.K44])-[.AK43])" office:value-type="float" office:value="75.5157617421003">
            <text:p>75.516</text:p>
          </table:table-cell>
          <table:table-cell table:style-name="ce6" table:formula="of:=[.AJ44]*(1-[.AL44])" office:value-type="float" office:value="0.0181950524930525">
            <text:p>0.018</text:p>
          </table:table-cell>
          <table:table-cell table:style-name="ce6" table:formula="of:=[.AJ43]+[.$AF44]" office:value-type="float" office:value="0.0186579790129885">
            <text:p>0.019</text:p>
          </table:table-cell>
          <table:table-cell table:style-name="ce6" table:formula="of:=[.AH43]" office:value-type="float" office:value="75.6078940894123">
            <text:p>75.608</text:p>
          </table:table-cell>
          <table:table-cell table:style-name="ce65" table:formula="of:=[.AJ44]/([.AJ44]+[.$AG44])" office:value-type="float" office:value="0.0248111823694177">
            <text:p>0.025</text:p>
          </table:table-cell>
          <table:table-cell table:style-name="ce60" table:formula="of:=[.AP44]+[.AQ44]*(ABS([.P44])-[.AP43])" office:value-type="float" office:value="63.5212982018287">
            <text:p>63.521</text:p>
          </table:table-cell>
          <table:table-cell table:style-name="ce6" table:formula="of:=[.AO44]*(1-[.AQ44])" office:value-type="float" office:value="0.0244373749812576">
            <text:p>0.024</text:p>
          </table:table-cell>
          <table:table-cell table:style-name="ce6" table:formula="of:=[.AO43]+[.$AF44]" office:value-type="float" office:value="0.0252797820980603">
            <text:p>0.025</text:p>
          </table:table-cell>
          <table:table-cell table:style-name="ce6" table:formula="of:=[.AM43]" office:value-type="float" office:value="65.7525215695233">
            <text:p>65.753</text:p>
          </table:table-cell>
          <table:table-cell table:style-name="ce65" table:formula="of:=[.AO44]/([.AO44]+[.$AG44])" office:value-type="float" office:value="0.0333233535611585">
            <text:p>0.033</text:p>
          </table:table-cell>
          <table:table-cell table:style-name="ce60" table:formula="of:=[.AU44]+[.AV44]*(ABS([.U44])-[.AU43])" office:value-type="float" office:value="59.5579703569987">
            <text:p>59.558</text:p>
          </table:table-cell>
          <table:table-cell table:style-name="ce6" table:formula="of:=[.AT44]*(1-[.AV44])" office:value-type="float" office:value="0.0261939679595386">
            <text:p>0.026</text:p>
          </table:table-cell>
          <table:table-cell table:style-name="ce6" table:formula="of:=[.AT43]+[.$AF44]" office:value-type="float" office:value="0.0271642387999248">
            <text:p>0.027</text:p>
          </table:table-cell>
          <table:table-cell table:style-name="ce6" table:formula="of:=[.AR43]" office:value-type="float" office:value="61.7124193584088">
            <text:p>61.712</text:p>
          </table:table-cell>
          <table:table-cell table:style-name="ce65" table:formula="of:=[.AT44]/([.AT44]+[.$AG44])" office:value-type="float" office:value="0.0357186832118759">
            <text:p>0.036</text:p>
          </table:table-cell>
          <table:table-cell table:style-name="ce6" table:formula="of:=EXP((-[.AH44]+66.39)/-8.89)" office:value-type="float" office:value="2.79133473478487">
            <text:p>2.791</text:p>
          </table:table-cell>
          <table:table-cell table:style-name="ce6" table:formula="of:=EXP((-[.AM44]+66.39)/-8.89)" office:value-type="float" office:value="0.724199323187153">
            <text:p>0.724</text:p>
          </table:table-cell>
          <table:table-cell table:style-name="ce6" table:formula="of:=EXP((-[.AR44]+66.39)/-8.89)" office:value-type="float" office:value="0.463704737255737">
            <text:p>0.464</text:p>
          </table:table-cell>
          <table:table-cell table:style-name="ce9" table:formula="of:=SQRT(([.$D44]-[.$B44])^2 + ([.$E44]-[.$C44])^2)" office:value-type="float" office:value="4.0442799111832">
            <text:p>4.044</text:p>
          </table:table-cell>
          <table:table-cell table:style-name="ce43" table:formula="of:=IF( ([.$AZ44]-[.$AW44] &lt;[.$AX44])               AND               ([.$AZ44]+[.$AW44]&gt;[.$AX44]); 1; 0)" office:value-type="float" office:value="0">
            <text:p>0</text:p>
          </table:table-cell>
          <table:table-cell table:style-name="ce9" table:formula="of:=([.$D44]-[.$B44])/[.$AZ44]" office:value-type="float" office:value="-0.917345011096078">
            <text:p>-0.917</text:p>
          </table:table-cell>
          <table:table-cell table:style-name="ce9" table:formula="of:=([.$E44]-[.$C44])/[.$AZ44]" office:value-type="float" office:value="-0.398093118022826">
            <text:p>-0.398</text:p>
          </table:table-cell>
          <table:table-cell table:style-name="ce9" table:formula="of:=[.$BB44]*([.$F44]-[.$B44])+[.$BC44]*([.$G44]-[.$C44])" office:value-type="float" office:value="1.97090710214171">
            <text:p>1.971</text:p>
          </table:table-cell>
          <table:table-cell table:style-name="ce9" table:formula="of:=([.$F44]-[.$B44]-[.$BD44]*[.$BB44])/SQRT(([.$F44]-[.$B44]-[.$BD44]*[.$BB44])^2+([.$G44]-[.$C44]-[.$BD44]*[.$BC44])^2)" office:value-type="float" office:value="0.398093118022826">
            <text:p>0.398</text:p>
          </table:table-cell>
          <table:table-cell table:style-name="ce9" table:formula="of:=([.$G44]-[.$C44]-[.BD44]*[.$BC44])/SQRT(([.$F44]-[.$B44]-[.BD44]*[.$BB44])^2+([.$G44]-[.$C44]-[.BD44]*[.$BC44])^2)" office:value-type="float" office:value="-0.917345011096078">
            <text:p>-0.917</text:p>
          </table:table-cell>
          <table:table-cell table:style-name="ce9" table:formula="of:=[.$BE44]*([.$F44]-[.$B44])+[.$BF44]*([.$G44]-[.$C44])" office:value-type="float" office:value="3.46150620319065">
            <text:p>3.462</text:p>
          </table:table-cell>
          <table:table-cell table:style-name="ce48" table:formula="of:=([.$AW44]^2-[.$AX44]^2+[.$AZ44]^2)/(2*[.$AZ44])" office:value-type="float" office:value="2.92057986349918">
            <text:p>2.921</text:p>
          </table:table-cell>
          <table:table-cell table:style-name="ce48" table:formula="of:=([.$AW44]^2-[.$AY44]^2+[.$BD44]^2+[.$BG44]^2)/(2*[.$BG44])-[.$BD44]*[.$BH44]/[.$BG44]" office:value-type="float" office:value="1.72333135162098">
            <text:p>1.723</text:p>
          </table:table-cell>
          <table:table-cell table:style-name="ce9" table:formula="of:=[.$B44]+[.$BH44]*[.$BB44]+[.$BI44]*[.$BE44]" office:value-type="float" office:value="25.6868669838647">
            <text:p>25.687</text:p>
          </table:table-cell>
          <table:table-cell table:style-name="ce9" table:formula="of:=[.$C44]+[.$BH44]*[.$BC44]+[.$BI44]*[.$BF44]" office:value-type="float" office:value="14.52644783783">
            <text:p>14.526</text:p>
          </table:table-cell>
          <table:table-cell table:style-name="ce53" table:formula="of:=ABS([.$AB44]-[.$BJ44])/[.$AB44]" office:value-type="percentage" office:value="0.0328483903339967">
            <text:p>3.28%</text:p>
          </table:table-cell>
          <table:table-cell table:style-name="ce53" table:formula="of:=ABS([.$AC44]-[.$BK44])/[.$AC44]" office:value-type="percentage" office:value="0.0532879766069439">
            <text:p>5.33%</text:p>
          </table:table-cell>
          <table:table-cell table:style-name="ce6" table:formula="of:=[.AB44]" office:value-type="float" office:value="26.5592971434286">
            <text:p>26.559</text:p>
          </table:table-cell>
          <table:table-cell table:style-name="ce6" table:formula="of:=[.AC44]" office:value-type="float" office:value="15.344104098062">
            <text:p>15.344</text:p>
          </table:table-cell>
          <table:table-cell/>
          <table:table-cell table:formula="of:=[.BN44]-[.BJ44]" office:value-type="float" office:value="0.872430159563947">
            <text:p>0.87</text:p>
          </table:table-cell>
          <table:table-cell table:formula="of:=[.BO44]-[.BK44]" office:value-type="float" office:value="0.81765626023204">
            <text:p>0.82</text:p>
          </table:table-cell>
          <table:table-cell table:style-name="ce75" table:formula="of:=[.BL44]-[.Z44]" office:value-type="percentage" office:value="-0.0818210771332655">
            <text:p>-8.18%</text:p>
          </table:table-cell>
          <table:table-cell table:style-name="ce75" table:formula="of:=[.BM44]-[.AA44]" office:value-type="percentage" office:value="0.0287623156079761">
            <text:p>2.88%</text:p>
          </table:table-cell>
          <table:table-cell table:number-columns-repeated="13"/>
          <table:table-cell table:formula="of:=[.BL44]-[.Z44]" office:value-type="percentage" office:value="-0.0818210771332655">
            <text:p>-8.18%</text:p>
          </table:table-cell>
          <table:table-cell table:formula="of:=[.BM44]-[.AA44]" office:value-type="percentage" office:value="0.0287623156079761">
            <text:p>2.88%</text:p>
          </table:table-cell>
          <table:table-cell table:number-columns-repeated="937"/>
        </table:table-row>
        <table:table-row table:style-name="ro2">
          <table:table-cell table:style-name="ce10" office:value-type="string">
            <text:p>mode</text:p>
          </table:table-cell>
          <table:table-cell table:style-name="ce15" office:value-type="float" office:value="28.68">
            <text:p>28.680</text:p>
          </table:table-cell>
          <table:table-cell table:style-name="ce15" office:value-type="float" office:value="18.27">
            <text:p>18.270</text:p>
          </table:table-cell>
          <table:table-cell table:style-name="ce15" office:value-type="float" office:value="24.97">
            <text:p>24.970</text:p>
          </table:table-cell>
          <table:table-cell table:style-name="ce15" office:value-type="float" office:value="16.66">
            <text:p>16.660</text:p>
          </table:table-cell>
          <table:table-cell table:style-name="ce15" office:value-type="float" office:value="28.25">
            <text:p>28.250</text:p>
          </table:table-cell>
          <table:table-cell table:style-name="ce15" office:value-type="float" office:value="14.31">
            <text:p>14.310</text:p>
          </table:table-cell>
          <table:table-cell table:style-name="ce10" table:formula="of:=EXP(([.K45]+66.39)/-8.89)" office:value-type="float" office:value="2.94759586261819">
            <text:p>2.95</text:p>
          </table:table-cell>
          <table:table-cell table:style-name="ce10" table:formula="of:=EXP(([.L45]+66.39)/-8.89)" office:value-type="float" office:value="4.13070334546332">
            <text:p>4.13</text:p>
          </table:table-cell>
          <table:table-cell table:style-name="ce10" table:formula="of:=EXP(([.M45]+66.39)/-8.89)" office:value-type="float" office:value="2.35376929320541">
            <text:p>2.35</text:p>
          </table:table-cell>
          <table:table-cell table:style-name="ce10" table:formula="of:=MODE([.K35:.K44])" office:value-type="float" office:value="-76">
            <text:p>-76</text:p>
          </table:table-cell>
          <table:table-cell table:style-name="ce10" table:formula="of:=MODE([.L35:.L44])" office:value-type="float" office:value="-79">
            <text:p>-79</text:p>
          </table:table-cell>
          <table:table-cell table:style-name="ce10" table:formula="of:=MODE([.M35:.M44])" office:value-type="float" office:value="-74">
            <text:p>-74</text:p>
          </table:table-cell>
          <table:table-cell table:style-name="ce42" table:formula="of:=SQRT(([.$D45]-[.$B45])^2 + ([.$E45]-[.$C45])^2)" office:value-type="float" office:value="4.0442799111832">
            <text:p>4.044</text:p>
          </table:table-cell>
          <table:table-cell table:style-name="ce44" table:formula="of:=IF( ([.$N45]-[.$H45] &lt;[.$I45])            AND            ([.$N45]+[.$H45] &gt;[.$I45]); 1; 0)" office:value-type="float" office:value="1">
            <text:p>1</text:p>
          </table:table-cell>
          <table:table-cell table:style-name="ce42" table:formula="of:=([.$D45]-[.$B45])/[.$N45]" office:value-type="float" office:value="-0.917345011096078">
            <text:p>-0.917</text:p>
          </table:table-cell>
          <table:table-cell table:style-name="ce42" table:formula="of:=([.$E45]-[.$C45])/[.$N45]" office:value-type="float" office:value="-0.398093118022826">
            <text:p>-0.398</text:p>
          </table:table-cell>
          <table:table-cell table:style-name="ce42" table:formula="of:=[.$P45]*([.$F45]-[.$B45])+[.$Q45]*([.$G45]-[.$C45])" office:value-type="float" office:value="1.97090710214171">
            <text:p>1.971</text:p>
          </table:table-cell>
          <table:table-cell table:style-name="ce42" table:formula="of:=([.$F45]-[.$B45]-[.$R45]*[.$P45])/SQRT(([.$F45]-[.$B45]-[.$R45]*[.$P45])^2+([.$G45]-[.$C45]-[.$R45]*[.$Q45])^2)" office:value-type="float" office:value="0.398093118022826">
            <text:p>0.398</text:p>
          </table:table-cell>
          <table:table-cell table:style-name="ce42" table:formula="of:=([.$G45]-[.$C45]-[.R45]*[.$Q45])/SQRT(([.$F45]-[.$B45]-[.R45]*[.$P45])^2+([.$G45]-[.$C45]-[.R45]*[.$Q45])^2)" office:value-type="float" office:value="-0.917345011096078">
            <text:p>-0.917</text:p>
          </table:table-cell>
          <table:table-cell table:style-name="ce42" table:formula="of:=[.$S45]*([.$F45]-[.$B45])+[.$T45]*([.$G45]-[.$C45])" office:value-type="float" office:value="3.46150620319065">
            <text:p>3.462</text:p>
          </table:table-cell>
          <table:table-cell table:style-name="ce49" table:formula="of:=([.$H45]^2-[.$I45]^2+[.$N45]^2)/(2*[.$N45])" office:value-type="float" office:value="0.986802523117995">
            <text:p>0.987</text:p>
          </table:table-cell>
          <table:table-cell table:style-name="ce49" table:formula="of:=([.$H45]^2-[.$J45]^2+[.$R45]^2+[.$U45]^2)/(2*[.$U45])-[.$R45]*[.$V45]/[.$U45]" office:value-type="float" office:value="2.18471358902905">
            <text:p>2.185</text:p>
          </table:table-cell>
          <table:table-cell table:style-name="ce42" table:formula="of:=[.$B45]+[.$V45]*[.$P45]+[.$W45]*[.$S45]" office:value-type="float" office:value="28.6444810731241">
            <text:p>28.644</text:p>
          </table:table-cell>
          <table:table-cell table:style-name="ce42" table:formula="of:=[.$C45]+[.$V45]*[.$Q45]+[.$W45]*[.$T45]" office:value-type="float" office:value="15.8730245951296">
            <text:p>15.873</text:p>
          </table:table-cell>
          <table:table-cell table:style-name="ce55" table:formula="of:=ABS([.$AB45]-[.$X45])/[.$AB45]" office:value-type="percentage" office:value="0.0393763282150415">
            <text:p>3.94%</text:p>
          </table:table-cell>
          <table:table-cell table:style-name="ce55" table:formula="of:=ABS([.$AC45]-[.$Y45])/[.$AC45]" office:value-type="percentage" office:value="0.0288225956042647">
            <text:p>2.88%</text:p>
          </table:table-cell>
          <table:table-cell table:style-name="ce42" office:value-type="float" office:value="27.5592971434286">
            <text:p>27.559</text:p>
          </table:table-cell>
          <table:table-cell table:style-name="ce42" office:value-type="float" office:value="16.344104098062">
            <text:p>16.344</text:p>
          </table:table-cell>
          <table:table-cell table:style-name="ce10" table:number-columns-repeated="2"/>
          <table:table-cell table:style-name="ce15" table:number-columns-repeated="2"/>
          <table:table-cell table:style-name="ce61" table:number-columns-repeated="18"/>
          <table:table-cell table:style-name="ce42"/>
          <table:table-cell table:style-name="ce66"/>
          <table:table-cell table:style-name="ce42" table:number-columns-repeated="6"/>
          <table:table-cell table:style-name="ce49" table:number-columns-repeated="2"/>
          <table:table-cell table:style-name="ce42" table:number-columns-repeated="2"/>
          <table:table-cell table:style-name="ce55" table:number-columns-repeated="2"/>
          <table:table-cell table:style-name="ce61" table:number-columns-repeated="2"/>
          <table:table-cell table:style-name="ce10" table:number-columns-repeated="3"/>
          <table:table-cell table:style-name="ce72" table:number-columns-repeated="2"/>
          <table:table-cell table:style-name="ce10" table:number-columns-repeated="952"/>
        </table:table-row>
        <table:table-row table:style-name="ro2">
          <table:table-cell table:style-name="ce11" office:value-type="string">
            <text:p>mean</text:p>
          </table:table-cell>
          <table:table-cell table:style-name="ce16" office:value-type="float" office:value="29.68">
            <text:p>29.680</text:p>
          </table:table-cell>
          <table:table-cell table:style-name="ce16" office:value-type="float" office:value="19.27">
            <text:p>19.270</text:p>
          </table:table-cell>
          <table:table-cell table:style-name="ce16" office:value-type="float" office:value="25.97">
            <text:p>25.970</text:p>
          </table:table-cell>
          <table:table-cell table:style-name="ce16" office:value-type="float" office:value="17.66">
            <text:p>17.660</text:p>
          </table:table-cell>
          <table:table-cell table:style-name="ce16" office:value-type="float" office:value="29.25">
            <text:p>29.250</text:p>
          </table:table-cell>
          <table:table-cell table:style-name="ce16" office:value-type="float" office:value="15.31">
            <text:p>15.310</text:p>
          </table:table-cell>
          <table:table-cell table:style-name="ce11" table:formula="of:=EXP(([.K46]+66.39)/-8.89)" office:value-type="float" office:value="2.57540486055394">
            <text:p>2.58</text:p>
          </table:table-cell>
          <table:table-cell table:style-name="ce11" table:formula="of:=EXP(([.L46]+66.39)/-8.89)" office:value-type="float" office:value="4.6224905193394">
            <text:p>4.62</text:p>
          </table:table-cell>
          <table:table-cell table:style-name="ce11" table:formula="of:=EXP(([.M46]+66.39)/-8.89)" office:value-type="float" office:value="2.38039536033708">
            <text:p>2.38</text:p>
          </table:table-cell>
          <table:table-cell table:style-name="ce11" table:formula="of:=AVERAGE([.K35:.K44])" office:value-type="float" office:value="-74.8">
            <text:p>-74.8</text:p>
          </table:table-cell>
          <table:table-cell table:style-name="ce11" table:formula="of:=AVERAGE([.L35:.L44])" office:value-type="float" office:value="-80">
            <text:p>-80</text:p>
          </table:table-cell>
          <table:table-cell table:style-name="ce11" table:formula="of:=AVERAGE([.M35:.M44])" office:value-type="float" office:value="-74.1">
            <text:p>-74.1</text:p>
          </table:table-cell>
          <table:table-cell table:style-name="ce21" table:formula="of:=SQRT(([.$D46]-[.$B46])^2 + ([.$E46]-[.$C46])^2)" office:value-type="float" office:value="4.0442799111832">
            <text:p>4.044</text:p>
          </table:table-cell>
          <table:table-cell table:style-name="ce45" table:formula="of:=IF( ([.$N46]-[.$H46] &lt;[.$I46])            AND            ([.$N46]+[.$H46] &gt;[.$I46]); 1; 0)" office:value-type="float" office:value="1">
            <text:p>1</text:p>
          </table:table-cell>
          <table:table-cell table:style-name="ce21" table:formula="of:=([.$D46]-[.$B46])/[.$N46]" office:value-type="float" office:value="-0.917345011096078">
            <text:p>-0.917</text:p>
          </table:table-cell>
          <table:table-cell table:style-name="ce21" table:formula="of:=([.$E46]-[.$C46])/[.$N46]" office:value-type="float" office:value="-0.398093118022826">
            <text:p>-0.398</text:p>
          </table:table-cell>
          <table:table-cell table:style-name="ce21" table:formula="of:=[.$P46]*([.$F46]-[.$B46])+[.$Q46]*([.$G46]-[.$C46])" office:value-type="float" office:value="1.97090710214171">
            <text:p>1.971</text:p>
          </table:table-cell>
          <table:table-cell table:style-name="ce21" table:formula="of:=([.$F46]-[.$B46]-[.$R46]*[.$P46])/SQRT(([.$F46]-[.$B46]-[.$R46]*[.$P46])^2+([.$G46]-[.$C46]-[.$R46]*[.$Q46])^2)" office:value-type="float" office:value="0.398093118022826">
            <text:p>0.398</text:p>
          </table:table-cell>
          <table:table-cell table:style-name="ce21" table:formula="of:=([.$G46]-[.$C46]-[.R46]*[.$Q46])/SQRT(([.$F46]-[.$B46]-[.R46]*[.$P46])^2+([.$G46]-[.$C46]-[.R46]*[.$Q46])^2)" office:value-type="float" office:value="-0.917345011096078">
            <text:p>-0.917</text:p>
          </table:table-cell>
          <table:table-cell table:style-name="ce21" table:formula="of:=[.$S46]*([.$F46]-[.$B46])+[.$T46]*([.$G46]-[.$C46])" office:value-type="float" office:value="3.46150620319065">
            <text:p>3.462</text:p>
          </table:table-cell>
          <table:table-cell table:style-name="ce50" table:formula="of:=([.$H46]^2-[.$I46]^2+[.$N46]^2)/(2*[.$N46])" office:value-type="float" office:value="0.200467280948894">
            <text:p>0.200</text:p>
          </table:table-cell>
          <table:table-cell table:style-name="ce50" table:formula="of:=([.$H46]^2-[.$J46]^2+[.$R46]^2+[.$U46]^2)/(2*[.$U46])-[.$R46]*[.$V46]/[.$U46]" office:value-type="float" office:value="2.31730385661662">
            <text:p>2.317</text:p>
          </table:table-cell>
          <table:table-cell table:style-name="ce21" table:formula="of:=[.$B46]+[.$V46]*[.$P46]+[.$W46]*[.$S46]" office:value-type="float" office:value="30.4186050576204">
            <text:p>30.419</text:p>
          </table:table-cell>
          <table:table-cell table:style-name="ce21" table:formula="of:=[.$C46]+[.$V46]*[.$Q46]+[.$W46]*[.$T46]" office:value-type="float" office:value="17.0644282230045">
            <text:p>17.064</text:p>
          </table:table-cell>
          <table:table-cell table:style-name="ce56" table:formula="of:=ABS([.$AB46]-[.$X46])/[.$AB46]" office:value-type="percentage" office:value="0.0651034199075024">
            <text:p>6.51%</text:p>
          </table:table-cell>
          <table:table-cell table:style-name="ce56" table:formula="of:=ABS([.$AC46]-[.$Y46])/[.$AC46]" office:value-type="percentage" office:value="0.016125126641088">
            <text:p>1.61%</text:p>
          </table:table-cell>
          <table:table-cell table:style-name="ce21" office:value-type="float" office:value="28.5592971434286">
            <text:p>28.559</text:p>
          </table:table-cell>
          <table:table-cell table:style-name="ce21" office:value-type="float" office:value="17.344104098062">
            <text:p>17.344</text:p>
          </table:table-cell>
          <table:table-cell table:style-name="ce11" table:number-columns-repeated="2"/>
          <table:table-cell table:style-name="ce16" table:number-columns-repeated="2"/>
          <table:table-cell table:style-name="ce19" table:number-columns-repeated="18"/>
          <table:table-cell table:style-name="ce21"/>
          <table:table-cell table:style-name="ce67"/>
          <table:table-cell table:style-name="ce21" table:number-columns-repeated="6"/>
          <table:table-cell table:style-name="ce50" table:number-columns-repeated="2"/>
          <table:table-cell table:style-name="ce21" table:number-columns-repeated="2"/>
          <table:table-cell table:style-name="ce56" table:number-columns-repeated="2"/>
          <table:table-cell table:style-name="ce19" table:number-columns-repeated="2"/>
          <table:table-cell table:style-name="ce11" table:number-columns-repeated="3"/>
          <table:table-cell table:style-name="ce73" table:number-columns-repeated="2"/>
          <table:table-cell table:style-name="ce11" table:number-columns-repeated="952"/>
        </table:table-row>
        <table:table-row table:style-name="ro2">
          <table:table-cell table:style-name="ce12" office:value-type="string">
            <text:p>median</text:p>
          </table:table-cell>
          <table:table-cell table:style-name="ce17" office:value-type="float" office:value="30.68">
            <text:p>30.680</text:p>
          </table:table-cell>
          <table:table-cell table:style-name="ce17" office:value-type="float" office:value="20.27">
            <text:p>20.270</text:p>
          </table:table-cell>
          <table:table-cell table:style-name="ce17" office:value-type="float" office:value="26.97">
            <text:p>26.970</text:p>
          </table:table-cell>
          <table:table-cell table:style-name="ce17" office:value-type="float" office:value="18.66">
            <text:p>18.660</text:p>
          </table:table-cell>
          <table:table-cell table:style-name="ce17" office:value-type="float" office:value="30.25">
            <text:p>30.250</text:p>
          </table:table-cell>
          <table:table-cell table:style-name="ce17" office:value-type="float" office:value="16.31">
            <text:p>16.310</text:p>
          </table:table-cell>
          <table:table-cell table:style-name="ce12" table:formula="of:=EXP(([.K47]+66.39)/-8.89)" office:value-type="float" office:value="2.94759586261819">
            <text:p>2.95</text:p>
          </table:table-cell>
          <table:table-cell table:style-name="ce12" table:formula="of:=EXP(([.L47]+66.39)/-8.89)" office:value-type="float" office:value="4.13070334546332">
            <text:p>4.13</text:p>
          </table:table-cell>
          <table:table-cell table:style-name="ce12" table:formula="of:=EXP(([.M47]+66.39)/-8.89)" office:value-type="float" office:value="2.35376929320541">
            <text:p>2.35</text:p>
          </table:table-cell>
          <table:table-cell table:style-name="ce12" table:formula="of:=MEDIAN([.K35:.K44])" office:value-type="float" office:value="-76">
            <text:p>-76</text:p>
          </table:table-cell>
          <table:table-cell table:style-name="ce12" table:formula="of:=MEDIAN([.L35:.L44])" office:value-type="float" office:value="-79">
            <text:p>-79</text:p>
          </table:table-cell>
          <table:table-cell table:style-name="ce12" table:formula="of:=MEDIAN([.M35:.M44])" office:value-type="float" office:value="-74">
            <text:p>-74</text:p>
          </table:table-cell>
          <table:table-cell table:style-name="ce22" table:formula="of:=SQRT(([.$D47]-[.$B47])^2 + ([.$E47]-[.$C47])^2)" office:value-type="float" office:value="4.0442799111832">
            <text:p>4.044</text:p>
          </table:table-cell>
          <table:table-cell table:style-name="ce46" table:formula="of:=IF( ([.$N47]-[.$H47] &lt;[.$I47])            AND            ([.$N47]+[.$H47] &gt;[.$I47]); 1; 0)" office:value-type="float" office:value="1">
            <text:p>1</text:p>
          </table:table-cell>
          <table:table-cell table:style-name="ce22" table:formula="of:=([.$D47]-[.$B47])/[.$N47]" office:value-type="float" office:value="-0.917345011096078">
            <text:p>-0.917</text:p>
          </table:table-cell>
          <table:table-cell table:style-name="ce22" table:formula="of:=([.$E47]-[.$C47])/[.$N47]" office:value-type="float" office:value="-0.398093118022826">
            <text:p>-0.398</text:p>
          </table:table-cell>
          <table:table-cell table:style-name="ce22" table:formula="of:=[.$P47]*([.$F47]-[.$B47])+[.$Q47]*([.$G47]-[.$C47])" office:value-type="float" office:value="1.97090710214171">
            <text:p>1.971</text:p>
          </table:table-cell>
          <table:table-cell table:style-name="ce22" table:formula="of:=([.$F47]-[.$B47]-[.$R47]*[.$P47])/SQRT(([.$F47]-[.$B47]-[.$R47]*[.$P47])^2+([.$G47]-[.$C47]-[.$R47]*[.$Q47])^2)" office:value-type="float" office:value="0.398093118022826">
            <text:p>0.398</text:p>
          </table:table-cell>
          <table:table-cell table:style-name="ce22" table:formula="of:=([.$G47]-[.$C47]-[.R47]*[.$Q47])/SQRT(([.$F47]-[.$B47]-[.R47]*[.$P47])^2+([.$G47]-[.$C47]-[.R47]*[.$Q47])^2)" office:value-type="float" office:value="-0.917345011096078">
            <text:p>-0.917</text:p>
          </table:table-cell>
          <table:table-cell table:style-name="ce22" table:formula="of:=[.$S47]*([.$F47]-[.$B47])+[.$T47]*([.$G47]-[.$C47])" office:value-type="float" office:value="3.46150620319066">
            <text:p>3.462</text:p>
          </table:table-cell>
          <table:table-cell table:style-name="ce51" table:formula="of:=([.$H47]^2-[.$I47]^2+[.$N47]^2)/(2*[.$N47])" office:value-type="float" office:value="0.986802523117995">
            <text:p>0.987</text:p>
          </table:table-cell>
          <table:table-cell table:style-name="ce51" table:formula="of:=([.$H47]^2-[.$J47]^2+[.$R47]^2+[.$U47]^2)/(2*[.$U47])-[.$R47]*[.$V47]/[.$U47]" office:value-type="float" office:value="2.18471358902906">
            <text:p>2.185</text:p>
          </table:table-cell>
          <table:table-cell table:style-name="ce22" table:formula="of:=[.$B47]+[.$V47]*[.$P47]+[.$W47]*[.$S47]" office:value-type="float" office:value="30.6444810731241">
            <text:p>30.644</text:p>
          </table:table-cell>
          <table:table-cell table:style-name="ce22" table:formula="of:=[.$C47]+[.$V47]*[.$Q47]+[.$W47]*[.$T47]" office:value-type="float" office:value="17.8730245951296">
            <text:p>17.873</text:p>
          </table:table-cell>
          <table:table-cell table:style-name="ce57" table:formula="of:=ABS([.$AB47]-[.$X47])/[.$AB47]" office:value-type="percentage" office:value="0.0367121019295531">
            <text:p>3.67%</text:p>
          </table:table-cell>
          <table:table-cell table:style-name="ce57" table:formula="of:=ABS([.$AC47]-[.$Y47])/[.$AC47]" office:value-type="percentage" office:value="0.0256801586174064">
            <text:p>2.57%</text:p>
          </table:table-cell>
          <table:table-cell table:style-name="ce22" office:value-type="float" office:value="29.5592971434286">
            <text:p>29.559</text:p>
          </table:table-cell>
          <table:table-cell table:style-name="ce22" office:value-type="float" office:value="18.344104098062">
            <text:p>18.344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18"/>
          <table:table-cell table:style-name="ce22"/>
          <table:table-cell table:style-name="ce68"/>
          <table:table-cell table:style-name="ce22" table:number-columns-repeated="6"/>
          <table:table-cell table:style-name="ce51" table:number-columns-repeated="2"/>
          <table:table-cell table:style-name="ce22" table:number-columns-repeated="2"/>
          <table:table-cell table:style-name="ce57" table:number-columns-repeated="2"/>
          <table:table-cell table:style-name="ce20" table:number-columns-repeated="2"/>
          <table:table-cell table:style-name="ce12" table:number-columns-repeated="3"/>
          <table:table-cell table:style-name="ce74" table:number-columns-repeated="2"/>
          <table:table-cell table:style-name="ce12"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an</text:p>
          </table:table-cell>
          <table:table-cell table:style-name="ce9" table:formula="of:=AVERAGE([.X35:.X44])" office:value-type="float" office:value="29.5671762065693">
            <text:p>29.567</text:p>
          </table:table-cell>
          <table:table-cell table:style-name="ce9" table:formula="of:=AVERAGE([.Y35:.Y44])" office:value-type="float" office:value="14.9252663209281">
            <text:p>14.925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dian</text:p>
          </table:table-cell>
          <table:table-cell table:style-name="ce9" table:formula="of:=MEDIAN([.X35:.X44])" office:value-type="float" office:value="27.6915340550202">
            <text:p>27.692</text:p>
          </table:table-cell>
          <table:table-cell table:style-name="ce9" table:formula="of:=MEDIAN([.Y35:.Y44])" office:value-type="float" office:value="14.9981496984667">
            <text:p>14.998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ode</text:p>
          </table:table-cell>
          <table:table-cell table:style-name="ce52" table:formula="of:=MODE([.X35:.X44])" office:value-type="float" office:value="0">
            <text:p>#VALUE!</text:p>
          </table:table-cell>
          <table:table-cell table:style-name="ce52" table:formula="of:=MODE([.Y35:.Y44])" office:value-type="float" office:value="0">
            <text:p>#VALUE!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R</text:p>
          </table:table-cell>
          <table:table-cell table:style-name="ce59" office:value-type="string">
            <text:p>KF_RSSI1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2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3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13"/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54]+66.39)/-8.89)" office:value-type="float" office:value="1.87957581156176">
            <text:p>1.88</text:p>
          </table:table-cell>
          <table:table-cell table:formula="of:=EXP(([.L54]+66.39)/-8.89)" office:value-type="float" office:value="6.47786804655351">
            <text:p>6.48</text:p>
          </table:table-cell>
          <table:table-cell table:formula="of:=EXP(([.M54]+66.39)/-8.89)" office:value-type="float" office:value="1.67960757526435">
            <text:p>1.68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83">
            <text:p>-83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style-name="ce9" table:formula="of:=SQRT(([.$D54]-[.$B54])^2 + ([.$E54]-[.$C54])^2)" office:value-type="float" office:value="4.0442799111832">
            <text:p>4.044</text:p>
          </table:table-cell>
          <table:table-cell table:style-name="ce43" table:formula="of:=IF( ([.$N54]-[.$H54] &lt;[.$I54])            AND            ([.$N54]+[.$H54] &gt;[.$I54]); 1; 0)" office:value-type="float" office:value="0">
            <text:p>0</text:p>
          </table:table-cell>
          <table:table-cell table:style-name="ce9" table:formula="of:=([.$D54]-[.$B54])/[.$N54]" office:value-type="float" office:value="-0.917345011096078">
            <text:p>-0.917</text:p>
          </table:table-cell>
          <table:table-cell table:style-name="ce9" table:formula="of:=([.$E54]-[.$C54])/[.$N54]" office:value-type="float" office:value="-0.398093118022826">
            <text:p>-0.398</text:p>
          </table:table-cell>
          <table:table-cell table:style-name="ce9" table:formula="of:=[.$P54]*([.$F54]-[.$B54])+[.$Q54]*([.$G54]-[.$C54])" office:value-type="float" office:value="1.97090710214171">
            <text:p>1.971</text:p>
          </table:table-cell>
          <table:table-cell table:style-name="ce9" table:formula="of:=([.$F54]-[.$B54]-[.$R54]*[.$P54])/SQRT(([.$F54]-[.$B54]-[.$R54]*[.$P54])^2+([.$G54]-[.$C54]-[.$R54]*[.$Q54])^2)" office:value-type="float" office:value="0.398093118022826">
            <text:p>0.398</text:p>
          </table:table-cell>
          <table:table-cell table:style-name="ce9" table:formula="of:=([.$G54]-[.$C54]-[.R54]*[.$Q54])/SQRT(([.$F54]-[.$B54]-[.R54]*[.$P54])^2+([.$G54]-[.$C54]-[.R54]*[.$Q54])^2)" office:value-type="float" office:value="-0.917345011096078">
            <text:p>-0.917</text:p>
          </table:table-cell>
          <table:table-cell table:style-name="ce9" table:formula="of:=[.$S54]*([.$F54]-[.$B54])+[.$T54]*([.$G54]-[.$C54])" office:value-type="float" office:value="3.46150620319065">
            <text:p>3.462</text:p>
          </table:table-cell>
          <table:table-cell table:style-name="ce48" table:formula="of:=([.$H54]^2-[.$I54]^2+[.$N54]^2)/(2*[.$N54])" office:value-type="float" office:value="-2.72901105782921">
            <text:p>-2.729</text:p>
          </table:table-cell>
          <table:table-cell table:style-name="ce48" table:formula="of:=([.$H54]^2-[.$J54]^2+[.$R54]^2+[.$U54]^2)/(2*[.$U54])-[.$R54]*[.$V54]/[.$U54]" office:value-type="float" office:value="3.94849475507566">
            <text:p>3.948</text:p>
          </table:table-cell>
          <table:table-cell table:style-name="ce9" table:formula="of:=[.$B54]+[.$V54]*[.$P54]+[.$W54]*[.$S54]" office:value-type="float" office:value="31.7553132676705">
            <text:p>31.755</text:p>
          </table:table-cell>
          <table:table-cell table:style-name="ce9" table:formula="of:=[.$C54]+[.$V54]*[.$Q54]+[.$W54]*[.$T54]" office:value-type="float" office:value="14.7342685562223">
            <text:p>14.734</text:p>
          </table:table-cell>
          <table:table-cell table:style-name="ce53" table:formula="of:=ABS([.$AB54]-[.$X54])/[.$AB54]" office:value-type="percentage" office:value="0.195638314379397">
            <text:p>19.56%</text:p>
          </table:table-cell>
          <table:table-cell table:style-name="ce53" table:formula="of:=ABS([.$AC54]-[.$Y54])/[.$AC54]" office:value-type="percentage" office:value="0.0397439653656097">
            <text:p>3.9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ABS([.K54])-SQRT((1-[.$AG54])/(1-[.$AF54]))" office:value-type="float" office:value="71.4830922901543">
            <text:p>71.483</text:p>
          </table:table-cell>
          <table:table-cell table:style-name="ce6" table:formula="of:=ABS(([.$AH$54]+[.$K$54])/[.$K54])+IF(ROUND(1+RAND();0)=1;-1;1)*RAND()*ABS(([.$AH$54]+[.$K$54])/[.$K54])" office:value-type="float" office:value="0.00291537367911035">
            <text:p>0.003</text:p>
          </table:table-cell>
          <table:table-cell/>
          <table:table-cell/>
          <table:table-cell table:style-name="ce64"/>
          <table:table-cell table:style-name="ce60" table:formula="of:=ABS([.L54])-SQRT((1-[.$AG54])/(1-[.$AF54]))" office:value-type="float" office:value="82.4830922901543">
            <text:p>82.483</text:p>
          </table:table-cell>
          <table:table-cell table:style-name="ce6" table:formula="of:=ABS(([.$AM$54]+[.$L$54])/[.$L54])+IF(ROUND(1+RAND();0)=1;-1;1)*RAND()*ABS(([.$AM$54]+[.$L$54])/[.$L54])" office:value-type="float" office:value="0.00257088758693755">
            <text:p>0.003</text:p>
          </table:table-cell>
          <table:table-cell/>
          <table:table-cell/>
          <table:table-cell table:style-name="ce64"/>
          <table:table-cell table:style-name="ce60" table:formula="of:=ABS([.M54])-SQRT((1-[.$AG54])/(1-[.$AF54]))" office:value-type="float" office:value="70.4830922901543">
            <text:p>70.483</text:p>
          </table:table-cell>
          <table:table-cell table:style-name="ce6" table:formula="of:=ABS(([.$AR$54]+[.$M$54])/[.$M54])+IF(ROUND(1+RAND();0)=1;-1;1)*RAND()*ABS(([.$AR$54]+[.$M$54])/[.$M54])" office:value-type="float" office:value="0.0110228315819173">
            <text:p>0.011</text:p>
          </table:table-cell>
          <table:table-cell/>
          <table:table-cell/>
          <table:table-cell table:style-name="ce64"/>
          <table:table-cell table:style-name="ce6" table:formula="of:=EXP((-[.AH54]+66.39)/-8.89)" office:value-type="float" office:value="1.77340472083226">
            <text:p>1.773</text:p>
          </table:table-cell>
          <table:table-cell table:style-name="ce6" table:formula="of:=EXP((-[.AM54]+66.39)/-8.89)" office:value-type="float" office:value="6.1119544654818">
            <text:p>6.112</text:p>
          </table:table-cell>
          <table:table-cell table:style-name="ce6" table:formula="of:=EXP((-[.AR54]+66.39)/-8.89)" office:value-type="float" office:value="1.58473203623772">
            <text:p>1.585</text:p>
          </table:table-cell>
          <table:table-cell table:style-name="ce9" table:formula="of:=SQRT(([.$D54]-[.$B54])^2 + ([.$E54]-[.$C54])^2)" office:value-type="float" office:value="4.0442799111832">
            <text:p>4.044</text:p>
          </table:table-cell>
          <table:table-cell table:style-name="ce43" table:formula="of:=IF( ([.$AZ54]-[.$AW54] &lt;[.$AX54])               AND               ([.$AZ54]+[.$AW54]&gt;[.$AX54]); 1; 0)" office:value-type="float" office:value="0">
            <text:p>0</text:p>
          </table:table-cell>
          <table:table-cell table:style-name="ce9" table:formula="of:=([.$D54]-[.$B54])/[.$AZ54]" office:value-type="float" office:value="-0.917345011096078">
            <text:p>-0.917</text:p>
          </table:table-cell>
          <table:table-cell table:style-name="ce9" table:formula="of:=([.$E54]-[.$C54])/[.$AZ54]" office:value-type="float" office:value="-0.398093118022826">
            <text:p>-0.398</text:p>
          </table:table-cell>
          <table:table-cell table:style-name="ce9" table:formula="of:=[.$BB54]*([.$F54]-[.$B54])+[.$BC54]*([.$G54]-[.$C54])" office:value-type="float" office:value="1.97090710214171">
            <text:p>1.971</text:p>
          </table:table-cell>
          <table:table-cell table:style-name="ce9" table:formula="of:=([.$F54]-[.$B54]-[.$BD54]*[.$BB54])/SQRT(([.$F54]-[.$B54]-[.$BD54]*[.$BB54])^2+([.$G54]-[.$C54]-[.$BD54]*[.$BC54])^2)" office:value-type="float" office:value="0.398093118022826">
            <text:p>0.398</text:p>
          </table:table-cell>
          <table:table-cell table:style-name="ce9" table:formula="of:=([.$G54]-[.$C54]-[.BD54]*[.$BC54])/SQRT(([.$F54]-[.$B54]-[.BD54]*[.$BB54])^2+([.$G54]-[.$C54]-[.BD54]*[.$BC54])^2)" office:value-type="float" office:value="-0.917345011096078">
            <text:p>-0.917</text:p>
          </table:table-cell>
          <table:table-cell table:style-name="ce9" table:formula="of:=[.$BE54]*([.$F54]-[.$B54])+[.$BF54]*([.$G54]-[.$C54])" office:value-type="float" office:value="3.46150620319065">
            <text:p>3.462</text:p>
          </table:table-cell>
          <table:table-cell table:style-name="ce48" table:formula="of:=([.$AW54]^2-[.$AX54]^2+[.$AZ54]^2)/(2*[.$AZ54])" office:value-type="float" office:value="-2.20741683023482">
            <text:p>-2.207</text:p>
          </table:table-cell>
          <table:table-cell table:style-name="ce48" table:formula="of:=([.$AW54]^2-[.$AY54]^2+[.$BD54]^2+[.$BG54]^2)/(2*[.$BG54])-[.$BD54]*[.$BH54]/[.$BG54]" office:value-type="float" office:value="3.64022396813221">
            <text:p>3.640</text:p>
          </table:table-cell>
          <table:table-cell table:style-name="ce9" table:formula="of:=[.$B54]+[.$BH54]*[.$BB54]+[.$BI54]*[.$BE54]" office:value-type="float" office:value="31.1541109264006">
            <text:p>31.154</text:p>
          </table:table-cell>
          <table:table-cell table:style-name="ce9" table:formula="of:=[.$C54]+[.$BH54]*[.$BC54]+[.$BI54]*[.$BF54]" office:value-type="float" office:value="14.8094161522858">
            <text:p>14.809</text:p>
          </table:table-cell>
          <table:table-cell table:style-name="ce53" table:formula="of:=ABS([.$AB54]-[.$BJ54])/[.$AB54]" office:value-type="percentage" office:value="0.173002085038567">
            <text:p>17.30%</text:p>
          </table:table-cell>
          <table:table-cell table:style-name="ce53" table:formula="of:=ABS([.$AC54]-[.$BK54])/[.$AC54]" office:value-type="percentage" office:value="0.0348464753861869">
            <text:p>3.48%</text:p>
          </table:table-cell>
          <table:table-cell table:style-name="ce6" table:formula="of:=[.AB54]" office:value-type="float" office:value="26.5592971434286">
            <text:p>26.559</text:p>
          </table:table-cell>
          <table:table-cell table:style-name="ce6" table:formula="of:=[.AC54]" office:value-type="float" office:value="15.344104098062">
            <text:p>15.344</text:p>
          </table:table-cell>
          <table:table-cell/>
          <table:table-cell table:formula="of:=[.BN54]-[.BJ54]" office:value-type="float" office:value="-4.594813782972">
            <text:p>-4.59</text:p>
          </table:table-cell>
          <table:table-cell table:formula="of:=[.BO54]-[.BK54]" office:value-type="float" office:value="0.534687945776208">
            <text:p>0.53</text:p>
          </table:table-cell>
          <table:table-cell table:style-name="ce75" table:formula="of:=[.BL54]-[.Z54]" office:value-type="percentage" office:value="-0.0226362293408297">
            <text:p>-2.26%</text:p>
          </table:table-cell>
          <table:table-cell table:style-name="ce75" table:formula="of:=[.BM54]-[.AA54]" office:value-type="percentage" office:value="-0.0048974899794228">
            <text:p>-0.49%</text:p>
          </table:table-cell>
          <table:table-cell table:number-columns-repeated="13"/>
          <table:table-cell table:formula="of:=[.BL54]-[.Z54]" office:value-type="percentage" office:value="-0.0226362293408297">
            <text:p>-2.26%</text:p>
          </table:table-cell>
          <table:table-cell table:formula="of:=[.BM54]-[.AA54]" office:value-type="percentage" office:value="-0.0048974899794228">
            <text:p>-0.4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55]+66.39)/-8.89)" office:value-type="float" office:value="1.67960757526435">
            <text:p>1.68</text:p>
          </table:table-cell>
          <table:table-cell table:formula="of:=EXP(([.L55]+66.39)/-8.89)" office:value-type="float" office:value="2.10335157059054">
            <text:p>2.1</text:p>
          </table:table-cell>
          <table:table-cell table:formula="of:=EXP(([.M55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73">
            <text:p>-73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55]-[.$B55])^2 + ([.$E55]-[.$C55])^2)" office:value-type="float" office:value="4.0442799111832">
            <text:p>4.044</text:p>
          </table:table-cell>
          <table:table-cell table:style-name="ce43" table:formula="of:=IF( ([.$N55]-[.$H55] &lt;[.$I55])            AND            ([.$N55]+[.$H55] &gt;[.$I55]); 1; 0)" office:value-type="float" office:value="0">
            <text:p>0</text:p>
          </table:table-cell>
          <table:table-cell table:style-name="ce9" table:formula="of:=([.$D55]-[.$B55])/[.$N55]" office:value-type="float" office:value="-0.917345011096078">
            <text:p>-0.917</text:p>
          </table:table-cell>
          <table:table-cell table:style-name="ce9" table:formula="of:=([.$E55]-[.$C55])/[.$N55]" office:value-type="float" office:value="-0.398093118022826">
            <text:p>-0.398</text:p>
          </table:table-cell>
          <table:table-cell table:style-name="ce9" table:formula="of:=[.$P55]*([.$F55]-[.$B55])+[.$Q55]*([.$G55]-[.$C55])" office:value-type="float" office:value="1.97090710214171">
            <text:p>1.971</text:p>
          </table:table-cell>
          <table:table-cell table:style-name="ce9" table:formula="of:=([.$F55]-[.$B55]-[.$R55]*[.$P55])/SQRT(([.$F55]-[.$B55]-[.$R55]*[.$P55])^2+([.$G55]-[.$C55]-[.$R55]*[.$Q55])^2)" office:value-type="float" office:value="0.398093118022826">
            <text:p>0.398</text:p>
          </table:table-cell>
          <table:table-cell table:style-name="ce9" table:formula="of:=([.$G55]-[.$C55]-[.R55]*[.$Q55])/SQRT(([.$F55]-[.$B55]-[.R55]*[.$P55])^2+([.$G55]-[.$C55]-[.R55]*[.$Q55])^2)" office:value-type="float" office:value="-0.917345011096078">
            <text:p>-0.917</text:p>
          </table:table-cell>
          <table:table-cell table:style-name="ce9" table:formula="of:=[.$S55]*([.$F55]-[.$B55])+[.$T55]*([.$G55]-[.$C55])" office:value-type="float" office:value="3.46150620319065">
            <text:p>3.462</text:p>
          </table:table-cell>
          <table:table-cell table:style-name="ce48" table:formula="of:=([.$H55]^2-[.$I55]^2+[.$N55]^2)/(2*[.$N55])" office:value-type="float" office:value="1.8239580470907">
            <text:p>1.824</text:p>
          </table:table-cell>
          <table:table-cell table:style-name="ce48" table:formula="of:=([.$H55]^2-[.$J55]^2+[.$R55]^2+[.$U55]^2)/(2*[.$U55])-[.$R55]*[.$V55]/[.$U55]" office:value-type="float" office:value="-0.307287627996951">
            <text:p>-0.307</text:p>
          </table:table-cell>
          <table:table-cell table:style-name="ce9" table:formula="of:=[.$B55]+[.$V55]*[.$P55]+[.$W55]*[.$S55]" office:value-type="float" office:value="25.8844720950937">
            <text:p>25.884</text:p>
          </table:table-cell>
          <table:table-cell table:style-name="ce9" table:formula="of:=[.$C55]+[.$V55]*[.$Q55]+[.$W55]*[.$T55]" office:value-type="float" office:value="16.8257836264054">
            <text:p>16.826</text:p>
          </table:table-cell>
          <table:table-cell table:style-name="ce53" table:formula="of:=ABS([.$AB55]-[.$X55])/[.$AB55]" office:value-type="percentage" office:value="0.0254082419685533">
            <text:p>2.54%</text:p>
          </table:table-cell>
          <table:table-cell table:style-name="ce53" table:formula="of:=ABS([.$AC55]-[.$Y55])/[.$AC55]" office:value-type="percentage" office:value="0.0965634434486488">
            <text:p>9.66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55]+[.AL55]*(ABS([.K55])-[.AK54])" office:value-type="float" office:value="71.9558164481222">
            <text:p>71.956</text:p>
          </table:table-cell>
          <table:table-cell table:style-name="ce6" table:formula="of:=[.AJ55]*(1-[.AL55])" office:value-type="float" office:value="0.00488264669483493">
            <text:p>0.005</text:p>
          </table:table-cell>
          <table:table-cell table:style-name="ce6" table:formula="of:=[.AI54]+[.$AF55]" office:value-type="float" office:value="0.00491537367911035">
            <text:p>0.005</text:p>
          </table:table-cell>
          <table:table-cell table:style-name="ce6" table:formula="of:=[.AH54]" office:value-type="float" office:value="71.4830922901543">
            <text:p>71.483</text:p>
          </table:table-cell>
          <table:table-cell table:style-name="ce65" table:formula="of:=[.AJ55]/([.AJ55]+[.$AG55])" office:value-type="float" office:value="0.00665808673194217">
            <text:p>0.007</text:p>
          </table:table-cell>
          <table:table-cell table:style-name="ce60" table:formula="of:=[.AP55]+[.AQ55]*(ABS([.P55])-[.AP54])" office:value-type="float" office:value="82.4887746515491">
            <text:p>82.489</text:p>
          </table:table-cell>
          <table:table-cell table:style-name="ce6" table:formula="of:=[.AO55]*(1-[.AQ55])" office:value-type="float" office:value="0.00454257388287888">
            <text:p>0.005</text:p>
          </table:table-cell>
          <table:table-cell table:style-name="ce6" table:formula="of:=[.AN54]+[.$AF55]" office:value-type="float" office:value="0.00457088758693755">
            <text:p>0.005</text:p>
          </table:table-cell>
          <table:table-cell table:style-name="ce6" table:formula="of:=[.AM54]" office:value-type="float" office:value="82.4830922901543">
            <text:p>82.483</text:p>
          </table:table-cell>
          <table:table-cell table:style-name="ce65" table:formula="of:=[.AO55]/([.AO55]+[.$AG55])" office:value-type="float" office:value="0.00619435580511226">
            <text:p>0.006</text:p>
          </table:table-cell>
          <table:table-cell table:style-name="ce60" table:formula="of:=[.AU55]+[.AV55]*(ABS([.U55])-[.AU54])" office:value-type="float" office:value="70.5434899435152">
            <text:p>70.543</text:p>
          </table:table-cell>
          <table:table-cell table:style-name="ce6" table:formula="of:=[.AT55]*(1-[.AV55])" office:value-type="float" office:value="0.0127956043514887">
            <text:p>0.013</text:p>
          </table:table-cell>
          <table:table-cell table:style-name="ce6" table:formula="of:=[.AS54]+[.$AF55]" office:value-type="float" office:value="0.0130228315819173">
            <text:p>0.013</text:p>
          </table:table-cell>
          <table:table-cell table:style-name="ce6" table:formula="of:=[.AR54]" office:value-type="float" office:value="70.4830922901543">
            <text:p>70.483</text:p>
          </table:table-cell>
          <table:table-cell table:style-name="ce65" table:formula="of:=[.AT55]/([.AT55]+[.$AG55])" office:value-type="float" office:value="0.0174483735736912">
            <text:p>0.017</text:p>
          </table:table-cell>
          <table:table-cell table:style-name="ce6" table:formula="of:=EXP((-[.AH55]+66.39)/-8.89)" office:value-type="float" office:value="1.87025744198644">
            <text:p>1.870</text:p>
          </table:table-cell>
          <table:table-cell table:style-name="ce6" table:formula="of:=EXP((-[.AM55]+66.39)/-8.89)" office:value-type="float" office:value="6.11586238854525">
            <text:p>6.116</text:p>
          </table:table-cell>
          <table:table-cell table:style-name="ce6" table:formula="of:=EXP((-[.AR55]+66.39)/-8.89)" office:value-type="float" office:value="1.59553518237087">
            <text:p>1.596</text:p>
          </table:table-cell>
          <table:table-cell table:style-name="ce9" table:formula="of:=SQRT(([.$D55]-[.$B55])^2 + ([.$E55]-[.$C55])^2)" office:value-type="float" office:value="4.0442799111832">
            <text:p>4.044</text:p>
          </table:table-cell>
          <table:table-cell table:style-name="ce43" table:formula="of:=IF( ([.$AZ55]-[.$AW55] &lt;[.$AX55])               AND               ([.$AZ55]+[.$AW55]&gt;[.$AX55]); 1; 0)" office:value-type="float" office:value="0">
            <text:p>0</text:p>
          </table:table-cell>
          <table:table-cell table:style-name="ce9" table:formula="of:=([.$D55]-[.$B55])/[.$AZ55]" office:value-type="float" office:value="-0.917345011096078">
            <text:p>-0.917</text:p>
          </table:table-cell>
          <table:table-cell table:style-name="ce9" table:formula="of:=([.$E55]-[.$C55])/[.$AZ55]" office:value-type="float" office:value="-0.398093118022826">
            <text:p>-0.398</text:p>
          </table:table-cell>
          <table:table-cell table:style-name="ce9" table:formula="of:=[.$BB55]*([.$F55]-[.$B55])+[.$BC55]*([.$G55]-[.$C55])" office:value-type="float" office:value="1.97090710214171">
            <text:p>1.971</text:p>
          </table:table-cell>
          <table:table-cell table:style-name="ce9" table:formula="of:=([.$F55]-[.$B55]-[.$BD55]*[.$BB55])/SQRT(([.$F55]-[.$B55]-[.$BD55]*[.$BB55])^2+([.$G55]-[.$C55]-[.$BD55]*[.$BC55])^2)" office:value-type="float" office:value="0.398093118022826">
            <text:p>0.398</text:p>
          </table:table-cell>
          <table:table-cell table:style-name="ce9" table:formula="of:=([.$G55]-[.$C55]-[.BD55]*[.$BC55])/SQRT(([.$F55]-[.$B55]-[.BD55]*[.$BB55])^2+([.$G55]-[.$C55]-[.BD55]*[.$BC55])^2)" office:value-type="float" office:value="-0.917345011096078">
            <text:p>-0.917</text:p>
          </table:table-cell>
          <table:table-cell table:style-name="ce9" table:formula="of:=[.$BE55]*([.$F55]-[.$B55])+[.$BF55]*([.$G55]-[.$C55])" office:value-type="float" office:value="3.46150620319065">
            <text:p>3.462</text:p>
          </table:table-cell>
          <table:table-cell table:style-name="ce48" table:formula="of:=([.$AW55]^2-[.$AX55]^2+[.$AZ55]^2)/(2*[.$AZ55])" office:value-type="float" office:value="-2.16969525375685">
            <text:p>-2.170</text:p>
          </table:table-cell>
          <table:table-cell table:style-name="ce48" table:formula="of:=([.$AW55]^2-[.$AY55]^2+[.$BD55]^2+[.$BG55]^2)/(2*[.$BG55])-[.$BD55]*[.$BH55]/[.$BG55]" office:value-type="float" office:value="3.66475812291792">
            <text:p>3.665</text:p>
          </table:table-cell>
          <table:table-cell table:style-name="ce9" table:formula="of:=[.$B55]+[.$BH55]*[.$BB55]+[.$BI55]*[.$BE55]" office:value-type="float" office:value="31.1292741045846">
            <text:p>31.129</text:p>
          </table:table-cell>
          <table:table-cell table:style-name="ce9" table:formula="of:=[.$C55]+[.$BH55]*[.$BC55]+[.$BI55]*[.$BF55]" office:value-type="float" office:value="14.7718931677948">
            <text:p>14.772</text:p>
          </table:table-cell>
          <table:table-cell table:style-name="ce53" table:formula="of:=ABS([.$AB55]-[.$BJ55])/[.$AB55]" office:value-type="percentage" office:value="0.172066938988507">
            <text:p>17.21%</text:p>
          </table:table-cell>
          <table:table-cell table:style-name="ce53" table:formula="of:=ABS([.$AC55]-[.$BK55])/[.$AC55]" office:value-type="percentage" office:value="0.0372919087755317">
            <text:p>3.73%</text:p>
          </table:table-cell>
          <table:table-cell table:style-name="ce6" table:formula="of:=[.AB55]" office:value-type="float" office:value="26.5592971434286">
            <text:p>26.559</text:p>
          </table:table-cell>
          <table:table-cell table:style-name="ce6" table:formula="of:=[.AC55]" office:value-type="float" office:value="15.344104098062">
            <text:p>15.344</text:p>
          </table:table-cell>
          <table:table-cell/>
          <table:table-cell table:formula="of:=[.BN55]-[.BJ55]" office:value-type="float" office:value="-4.56997696115596">
            <text:p>-4.57</text:p>
          </table:table-cell>
          <table:table-cell table:formula="of:=[.BO55]-[.BK55]" office:value-type="float" office:value="0.57221093026719">
            <text:p>0.57</text:p>
          </table:table-cell>
          <table:table-cell table:style-name="ce75" table:formula="of:=[.BL55]-[.Z55]" office:value-type="percentage" office:value="0.146658697019954">
            <text:p>14.67%</text:p>
          </table:table-cell>
          <table:table-cell table:style-name="ce75" table:formula="of:=[.BM55]-[.AA55]" office:value-type="percentage" office:value="-0.0592715346731171">
            <text:p>-5.93%</text:p>
          </table:table-cell>
          <table:table-cell table:number-columns-repeated="13"/>
          <table:table-cell table:formula="of:=[.BL55]-[.Z55]" office:value-type="percentage" office:value="0.146658697019954">
            <text:p>14.67%</text:p>
          </table:table-cell>
          <table:table-cell table:formula="of:=[.BM55]-[.AA55]" office:value-type="percentage" office:value="-0.0592715346731171">
            <text:p>-5.9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56]+66.39)/-8.89)" office:value-type="float" office:value="3.69123745237239">
            <text:p>3.69</text:p>
          </table:table-cell>
          <table:table-cell table:formula="of:=EXP(([.L56]+66.39)/-8.89)" office:value-type="float" office:value="2.10335157059054">
            <text:p>2.1</text:p>
          </table:table-cell>
          <table:table-cell table:formula="of:=EXP(([.M56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3">
            <text:p>-73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56]-[.$B56])^2 + ([.$E56]-[.$C56])^2)" office:value-type="float" office:value="4.0442799111832">
            <text:p>4.044</text:p>
          </table:table-cell>
          <table:table-cell table:style-name="ce43" table:formula="of:=IF( ([.$N56]-[.$H56] &lt;[.$I56])            AND            ([.$N56]+[.$H56] &gt;[.$I56]); 1; 0)" office:value-type="float" office:value="1">
            <text:p>1</text:p>
          </table:table-cell>
          <table:table-cell table:style-name="ce9" table:formula="of:=([.$D56]-[.$B56])/[.$N56]" office:value-type="float" office:value="-0.917345011096078">
            <text:p>-0.917</text:p>
          </table:table-cell>
          <table:table-cell table:style-name="ce9" table:formula="of:=([.$E56]-[.$C56])/[.$N56]" office:value-type="float" office:value="-0.398093118022826">
            <text:p>-0.398</text:p>
          </table:table-cell>
          <table:table-cell table:style-name="ce9" table:formula="of:=[.$P56]*([.$F56]-[.$B56])+[.$Q56]*([.$G56]-[.$C56])" office:value-type="float" office:value="1.97090710214171">
            <text:p>1.971</text:p>
          </table:table-cell>
          <table:table-cell table:style-name="ce9" table:formula="of:=([.$F56]-[.$B56]-[.$R56]*[.$P56])/SQRT(([.$F56]-[.$B56]-[.$R56]*[.$P56])^2+([.$G56]-[.$C56]-[.$R56]*[.$Q56])^2)" office:value-type="float" office:value="0.398093118022826">
            <text:p>0.398</text:p>
          </table:table-cell>
          <table:table-cell table:style-name="ce9" table:formula="of:=([.$G56]-[.$C56]-[.R56]*[.$Q56])/SQRT(([.$F56]-[.$B56]-[.R56]*[.$P56])^2+([.$G56]-[.$C56]-[.R56]*[.$Q56])^2)" office:value-type="float" office:value="-0.917345011096078">
            <text:p>-0.917</text:p>
          </table:table-cell>
          <table:table-cell table:style-name="ce9" table:formula="of:=[.$S56]*([.$F56]-[.$B56])+[.$T56]*([.$G56]-[.$C56])" office:value-type="float" office:value="3.46150620319065">
            <text:p>3.462</text:p>
          </table:table-cell>
          <table:table-cell table:style-name="ce48" table:formula="of:=([.$H56]^2-[.$I56]^2+[.$N56]^2)/(2*[.$N56])" office:value-type="float" office:value="3.15969055821532">
            <text:p>3.160</text:p>
          </table:table-cell>
          <table:table-cell table:style-name="ce48" table:formula="of:=([.$H56]^2-[.$J56]^2+[.$R56]^2+[.$U56]^2)/(2*[.$U56])-[.$R56]*[.$V56]/[.$U56]" office:value-type="float" office:value="1.20590560104502">
            <text:p>1.206</text:p>
          </table:table-cell>
          <table:table-cell table:style-name="ce9" table:formula="of:=[.$B56]+[.$V56]*[.$P56]+[.$W56]*[.$S56]" office:value-type="float" office:value="25.261536350575">
            <text:p>25.262</text:p>
          </table:table-cell>
          <table:table-cell table:style-name="ce9" table:formula="of:=[.$C56]+[.$V56]*[.$Q56]+[.$W56]*[.$T56]" office:value-type="float" office:value="14.9059174467213">
            <text:p>14.906</text:p>
          </table:table-cell>
          <table:table-cell table:style-name="ce53" table:formula="of:=ABS([.$AB56]-[.$X56])/[.$AB56]" office:value-type="percentage" office:value="0.0488627686886926">
            <text:p>4.89%</text:p>
          </table:table-cell>
          <table:table-cell table:style-name="ce53" table:formula="of:=ABS([.$AC56]-[.$Y56])/[.$AC56]" office:value-type="percentage" office:value="0.02855733045998">
            <text:p>2.86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56]+[.AL56]*(ABS([.K56])-[.AK55])" office:value-type="float" office:value="72.0166965234834">
            <text:p>72.017</text:p>
          </table:table-cell>
          <table:table-cell table:style-name="ce6" table:formula="of:=[.AJ56]*(1-[.AL56])" office:value-type="float" office:value="0.00685077118825425">
            <text:p>0.007</text:p>
          </table:table-cell>
          <table:table-cell table:style-name="ce6" table:formula="of:=[.AJ55]+[.$AF56]" office:value-type="float" office:value="0.00691537367911035">
            <text:p>0.007</text:p>
          </table:table-cell>
          <table:table-cell table:style-name="ce6" table:formula="of:=[.AH55]" office:value-type="float" office:value="71.9558164481222">
            <text:p>71.956</text:p>
          </table:table-cell>
          <table:table-cell table:style-name="ce65" table:formula="of:=[.AJ56]/([.AJ56]+[.$AG56])" office:value-type="float" office:value="0.00934186550919989">
            <text:p>0.009</text:p>
          </table:table-cell>
          <table:table-cell table:style-name="ce60" table:formula="of:=[.AP56]+[.AQ56]*(ABS([.P56])-[.AP55])" office:value-type="float" office:value="81.7644188122235">
            <text:p>81.764</text:p>
          </table:table-cell>
          <table:table-cell table:style-name="ce6" table:formula="of:=[.AO56]*(1-[.AQ56])" office:value-type="float" office:value="0.00651253391579584">
            <text:p>0.007</text:p>
          </table:table-cell>
          <table:table-cell table:style-name="ce6" table:formula="of:=[.AO55]+[.$AF56]" office:value-type="float" office:value="0.00657088758693755">
            <text:p>0.007</text:p>
          </table:table-cell>
          <table:table-cell table:style-name="ce6" table:formula="of:=[.AM55]" office:value-type="float" office:value="82.4887746515491">
            <text:p>82.489</text:p>
          </table:table-cell>
          <table:table-cell table:style-name="ce65" table:formula="of:=[.AO56]/([.AO56]+[.$AG56])" office:value-type="float" office:value="0.00888063756526819">
            <text:p>0.009</text:p>
          </table:table-cell>
          <table:table-cell table:style-name="ce60" table:formula="of:=[.AU56]+[.AV56]*(ABS([.U56])-[.AU55])" office:value-type="float" office:value="69.1980825123115">
            <text:p>69.198</text:p>
          </table:table-cell>
          <table:table-cell table:style-name="ce6" table:formula="of:=[.AT56]*(1-[.AV56])" office:value-type="float" office:value="0.0147212596492297">
            <text:p>0.015</text:p>
          </table:table-cell>
          <table:table-cell table:style-name="ce6" table:formula="of:=[.AT55]+[.$AF56]" office:value-type="float" office:value="0.0150228315819173">
            <text:p>0.015</text:p>
          </table:table-cell>
          <table:table-cell table:style-name="ce6" table:formula="of:=[.AR55]" office:value-type="float" office:value="70.5434899435152">
            <text:p>70.543</text:p>
          </table:table-cell>
          <table:table-cell table:style-name="ce65" table:formula="of:=[.AT56]/([.AT56]+[.$AG56])" office:value-type="float" office:value="0.0200742404015627">
            <text:p>0.020</text:p>
          </table:table-cell>
          <table:table-cell table:style-name="ce6" table:formula="of:=EXP((-[.AH56]+66.39)/-8.89)" office:value-type="float" office:value="1.88310920527816">
            <text:p>1.883</text:p>
          </table:table-cell>
          <table:table-cell table:style-name="ce6" table:formula="of:=EXP((-[.AM56]+66.39)/-8.89)" office:value-type="float" office:value="5.63730402025028">
            <text:p>5.637</text:p>
          </table:table-cell>
          <table:table-cell table:style-name="ce6" table:formula="of:=EXP((-[.AR56]+66.39)/-8.89)" office:value-type="float" office:value="1.37145167949758">
            <text:p>1.371</text:p>
          </table:table-cell>
          <table:table-cell table:style-name="ce9" table:formula="of:=SQRT(([.$D56]-[.$B56])^2 + ([.$E56]-[.$C56])^2)" office:value-type="float" office:value="4.0442799111832">
            <text:p>4.044</text:p>
          </table:table-cell>
          <table:table-cell table:style-name="ce43" table:formula="of:=IF( ([.$AZ56]-[.$AW56] &lt;[.$AX56])               AND               ([.$AZ56]+[.$AW56]&gt;[.$AX56]); 1; 0)" office:value-type="float" office:value="1">
            <text:p>1</text:p>
          </table:table-cell>
          <table:table-cell table:style-name="ce9" table:formula="of:=([.$D56]-[.$B56])/[.$AZ56]" office:value-type="float" office:value="-0.917345011096078">
            <text:p>-0.917</text:p>
          </table:table-cell>
          <table:table-cell table:style-name="ce9" table:formula="of:=([.$E56]-[.$C56])/[.$AZ56]" office:value-type="float" office:value="-0.398093118022826">
            <text:p>-0.398</text:p>
          </table:table-cell>
          <table:table-cell table:style-name="ce9" table:formula="of:=[.$BB56]*([.$F56]-[.$B56])+[.$BC56]*([.$G56]-[.$C56])" office:value-type="float" office:value="1.97090710214171">
            <text:p>1.971</text:p>
          </table:table-cell>
          <table:table-cell table:style-name="ce9" table:formula="of:=([.$F56]-[.$B56]-[.$BD56]*[.$BB56])/SQRT(([.$F56]-[.$B56]-[.$BD56]*[.$BB56])^2+([.$G56]-[.$C56]-[.$BD56]*[.$BC56])^2)" office:value-type="float" office:value="0.398093118022826">
            <text:p>0.398</text:p>
          </table:table-cell>
          <table:table-cell table:style-name="ce9" table:formula="of:=([.$G56]-[.$C56]-[.BD56]*[.$BC56])/SQRT(([.$F56]-[.$B56]-[.BD56]*[.$BB56])^2+([.$G56]-[.$C56]-[.BD56]*[.$BC56])^2)" office:value-type="float" office:value="-0.917345011096078">
            <text:p>-0.917</text:p>
          </table:table-cell>
          <table:table-cell table:style-name="ce9" table:formula="of:=[.$BE56]*([.$F56]-[.$B56])+[.$BF56]*([.$G56]-[.$C56])" office:value-type="float" office:value="3.46150620319065">
            <text:p>3.462</text:p>
          </table:table-cell>
          <table:table-cell table:style-name="ce48" table:formula="of:=([.$AW56]^2-[.$AX56]^2+[.$AZ56]^2)/(2*[.$AZ56])" office:value-type="float" office:value="-1.46835735885698">
            <text:p>-1.468</text:p>
          </table:table-cell>
          <table:table-cell table:style-name="ce48" table:formula="of:=([.$AW56]^2-[.$AY56]^2+[.$BD56]^2+[.$BG56]^2)/(2*[.$BG56])-[.$BD56]*[.$BH56]/[.$BG56]" office:value-type="float" office:value="3.36843430215698">
            <text:p>3.368</text:p>
          </table:table-cell>
          <table:table-cell table:style-name="ce9" table:formula="of:=[.$B56]+[.$BH56]*[.$BB56]+[.$BI56]*[.$BE56]" office:value-type="float" office:value="30.3679408118544">
            <text:p>30.368</text:p>
          </table:table-cell>
          <table:table-cell table:style-name="ce9" table:formula="of:=[.$C56]+[.$BH56]*[.$BC56]+[.$BI56]*[.$BF56]" office:value-type="float" office:value="14.7645265570705">
            <text:p>14.765</text:p>
          </table:table-cell>
          <table:table-cell table:style-name="ce53" table:formula="of:=ABS([.$AB56]-[.$BJ56])/[.$AB56]" office:value-type="percentage" office:value="0.143401523310572">
            <text:p>14.34%</text:p>
          </table:table-cell>
          <table:table-cell table:style-name="ce53" table:formula="of:=ABS([.$AC56]-[.$BK56])/[.$AC56]" office:value-type="percentage" office:value="0.0377720026720014">
            <text:p>3.78%</text:p>
          </table:table-cell>
          <table:table-cell table:style-name="ce6" table:formula="of:=[.AB56]" office:value-type="float" office:value="26.5592971434286">
            <text:p>26.559</text:p>
          </table:table-cell>
          <table:table-cell table:style-name="ce6" table:formula="of:=[.AC56]" office:value-type="float" office:value="15.344104098062">
            <text:p>15.344</text:p>
          </table:table-cell>
          <table:table-cell/>
          <table:table-cell table:formula="of:=[.BN56]-[.BJ56]" office:value-type="float" office:value="-3.80864366842578">
            <text:p>-3.81</text:p>
          </table:table-cell>
          <table:table-cell table:formula="of:=[.BO56]-[.BK56]" office:value-type="float" office:value="0.579577540991465">
            <text:p>0.58</text:p>
          </table:table-cell>
          <table:table-cell table:style-name="ce75" table:formula="of:=[.BL56]-[.Z56]" office:value-type="percentage" office:value="0.0945387546218791">
            <text:p>9.45%</text:p>
          </table:table-cell>
          <table:table-cell table:style-name="ce75" table:formula="of:=[.BM56]-[.AA56]" office:value-type="percentage" office:value="0.0092146722120214">
            <text:p>0.92%</text:p>
          </table:table-cell>
          <table:table-cell table:number-columns-repeated="13"/>
          <table:table-cell table:formula="of:=[.BL56]-[.Z56]" office:value-type="percentage" office:value="0.0945387546218791">
            <text:p>9.45%</text:p>
          </table:table-cell>
          <table:table-cell table:formula="of:=[.BM56]-[.AA56]" office:value-type="percentage" office:value="0.0092146722120214">
            <text:p>0.92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57]+66.39)/-8.89)" office:value-type="float" office:value="2.94759586261819">
            <text:p>2.95</text:p>
          </table:table-cell>
          <table:table-cell table:formula="of:=EXP(([.L57]+66.39)/-8.89)" office:value-type="float" office:value="7.24910048638861">
            <text:p>7.25</text:p>
          </table:table-cell>
          <table:table-cell table:formula="of:=EXP(([.M57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84">
            <text:p>-84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57]-[.$B57])^2 + ([.$E57]-[.$C57])^2)" office:value-type="float" office:value="4.0442799111832">
            <text:p>4.044</text:p>
          </table:table-cell>
          <table:table-cell table:style-name="ce43" table:formula="of:=IF( ([.$N57]-[.$H57] &lt;[.$I57])            AND            ([.$N57]+[.$H57] &gt;[.$I57]); 1; 0)" office:value-type="float" office:value="0">
            <text:p>0</text:p>
          </table:table-cell>
          <table:table-cell table:style-name="ce9" table:formula="of:=([.$D57]-[.$B57])/[.$N57]" office:value-type="float" office:value="-0.917345011096078">
            <text:p>-0.917</text:p>
          </table:table-cell>
          <table:table-cell table:style-name="ce9" table:formula="of:=([.$E57]-[.$C57])/[.$N57]" office:value-type="float" office:value="-0.398093118022826">
            <text:p>-0.398</text:p>
          </table:table-cell>
          <table:table-cell table:style-name="ce9" table:formula="of:=[.$P57]*([.$F57]-[.$B57])+[.$Q57]*([.$G57]-[.$C57])" office:value-type="float" office:value="1.97090710214171">
            <text:p>1.971</text:p>
          </table:table-cell>
          <table:table-cell table:style-name="ce9" table:formula="of:=([.$F57]-[.$B57]-[.$R57]*[.$P57])/SQRT(([.$F57]-[.$B57]-[.$R57]*[.$P57])^2+([.$G57]-[.$C57]-[.$R57]*[.$Q57])^2)" office:value-type="float" office:value="0.398093118022826">
            <text:p>0.398</text:p>
          </table:table-cell>
          <table:table-cell table:style-name="ce9" table:formula="of:=([.$G57]-[.$C57]-[.R57]*[.$Q57])/SQRT(([.$F57]-[.$B57]-[.R57]*[.$P57])^2+([.$G57]-[.$C57]-[.R57]*[.$Q57])^2)" office:value-type="float" office:value="-0.917345011096078">
            <text:p>-0.917</text:p>
          </table:table-cell>
          <table:table-cell table:style-name="ce9" table:formula="of:=[.$S57]*([.$F57]-[.$B57])+[.$T57]*([.$G57]-[.$C57])" office:value-type="float" office:value="3.46150620319065">
            <text:p>3.462</text:p>
          </table:table-cell>
          <table:table-cell table:style-name="ce48" table:formula="of:=([.$H57]^2-[.$I57]^2+[.$N57]^2)/(2*[.$N57])" office:value-type="float" office:value="-3.40047389108495">
            <text:p>-3.400</text:p>
          </table:table-cell>
          <table:table-cell table:style-name="ce48" table:formula="of:=([.$H57]^2-[.$J57]^2+[.$R57]^2+[.$U57]^2)/(2*[.$U57])-[.$R57]*[.$V57]/[.$U57]" office:value-type="float" office:value="4.22800575341932">
            <text:p>4.228</text:p>
          </table:table-cell>
          <table:table-cell table:style-name="ce9" table:formula="of:=[.$B57]+[.$V57]*[.$P57]+[.$W57]*[.$S57]" office:value-type="float" office:value="32.4825477527464">
            <text:p>32.483</text:p>
          </table:table-cell>
          <table:table-cell table:style-name="ce9" table:formula="of:=[.$C57]+[.$V57]*[.$Q57]+[.$W57]*[.$T57]" office:value-type="float" office:value="14.7451652692725">
            <text:p>14.745</text:p>
          </table:table-cell>
          <table:table-cell table:style-name="ce53" table:formula="of:=ABS([.$AB57]-[.$X57])/[.$AB57]" office:value-type="percentage" office:value="0.223019855432558">
            <text:p>22.30%</text:p>
          </table:table-cell>
          <table:table-cell table:style-name="ce53" table:formula="of:=ABS([.$AC57]-[.$Y57])/[.$AC57]" office:value-type="percentage" office:value="0.0390338090097522">
            <text:p>3.9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57]+[.AL57]*(ABS([.K57])-[.AK56])" office:value-type="float" office:value="72.0652719460219">
            <text:p>72.065</text:p>
          </table:table-cell>
          <table:table-cell table:style-name="ce6" table:formula="of:=[.AJ57]*(1-[.AL57])" office:value-type="float" office:value="0.0088082895079802">
            <text:p>0.009</text:p>
          </table:table-cell>
          <table:table-cell table:style-name="ce6" table:formula="of:=[.AJ56]+[.$AF57]" office:value-type="float" office:value="0.00891537367911036">
            <text:p>0.009</text:p>
          </table:table-cell>
          <table:table-cell table:style-name="ce6" table:formula="of:=[.AH56]" office:value-type="float" office:value="72.0166965234834">
            <text:p>72.017</text:p>
          </table:table-cell>
          <table:table-cell table:style-name="ce65" table:formula="of:=[.AJ57]/([.AJ57]+[.$AG57])" office:value-type="float" office:value="0.0120111814697195">
            <text:p>0.012</text:p>
          </table:table-cell>
          <table:table-cell table:style-name="ce60" table:formula="of:=[.AP57]+[.AQ57]*(ABS([.P57])-[.AP56])" office:value-type="float" office:value="80.8220700675243">
            <text:p>80.822</text:p>
          </table:table-cell>
          <table:table-cell table:style-name="ce6" table:formula="of:=[.AO57]*(1-[.AQ57])" office:value-type="float" office:value="0.00847187295406782">
            <text:p>0.008</text:p>
          </table:table-cell>
          <table:table-cell table:style-name="ce6" table:formula="of:=[.AO56]+[.$AF57]" office:value-type="float" office:value="0.00857088758693755">
            <text:p>0.009</text:p>
          </table:table-cell>
          <table:table-cell table:style-name="ce6" table:formula="of:=[.AM56]" office:value-type="float" office:value="81.7644188122235">
            <text:p>81.764</text:p>
          </table:table-cell>
          <table:table-cell table:style-name="ce65" table:formula="of:=[.AO57]/([.AO57]+[.$AG57])" office:value-type="float" office:value="0.0115524362985034">
            <text:p>0.012</text:p>
          </table:table-cell>
          <table:table-cell table:style-name="ce60" table:formula="of:=[.AU57]+[.AV57]*(ABS([.U57])-[.AU56])" office:value-type="float" office:value="67.6762532908645">
            <text:p>67.676</text:p>
          </table:table-cell>
          <table:table-cell table:style-name="ce6" table:formula="of:=[.AT57]*(1-[.AV57])" office:value-type="float" office:value="0.0166366497624676">
            <text:p>0.017</text:p>
          </table:table-cell>
          <table:table-cell table:style-name="ce6" table:formula="of:=[.AT56]+[.$AF57]" office:value-type="float" office:value="0.0170228315819173">
            <text:p>0.017</text:p>
          </table:table-cell>
          <table:table-cell table:style-name="ce6" table:formula="of:=[.AR56]" office:value-type="float" office:value="69.1980825123115">
            <text:p>69.198</text:p>
          </table:table-cell>
          <table:table-cell table:style-name="ce65" table:formula="of:=[.AT57]/([.AT57]+[.$AG57])" office:value-type="float" office:value="0.022686109393217">
            <text:p>0.023</text:p>
          </table:table-cell>
          <table:table-cell table:style-name="ce6" table:formula="of:=EXP((-[.AH57]+66.39)/-8.89)" office:value-type="float" office:value="1.8934267741488">
            <text:p>1.893</text:p>
          </table:table-cell>
          <table:table-cell table:style-name="ce6" table:formula="of:=EXP((-[.AM57]+66.39)/-8.89)" office:value-type="float" office:value="5.07032519705386">
            <text:p>5.070</text:p>
          </table:table-cell>
          <table:table-cell table:style-name="ce6" table:formula="of:=EXP((-[.AR57]+66.39)/-8.89)" office:value-type="float" office:value="1.15567594845381">
            <text:p>1.156</text:p>
          </table:table-cell>
          <table:table-cell table:style-name="ce9" table:formula="of:=SQRT(([.$D57]-[.$B57])^2 + ([.$E57]-[.$C57])^2)" office:value-type="float" office:value="4.0442799111832">
            <text:p>4.044</text:p>
          </table:table-cell>
          <table:table-cell table:style-name="ce43" table:formula="of:=IF( ([.$AZ57]-[.$AW57] &lt;[.$AX57])               AND               ([.$AZ57]+[.$AW57]&gt;[.$AX57]); 1; 0)" office:value-type="float" office:value="1">
            <text:p>1</text:p>
          </table:table-cell>
          <table:table-cell table:style-name="ce9" table:formula="of:=([.$D57]-[.$B57])/[.$AZ57]" office:value-type="float" office:value="-0.917345011096078">
            <text:p>-0.917</text:p>
          </table:table-cell>
          <table:table-cell table:style-name="ce9" table:formula="of:=([.$E57]-[.$C57])/[.$AZ57]" office:value-type="float" office:value="-0.398093118022826">
            <text:p>-0.398</text:p>
          </table:table-cell>
          <table:table-cell table:style-name="ce9" table:formula="of:=[.$BB57]*([.$F57]-[.$B57])+[.$BC57]*([.$G57]-[.$C57])" office:value-type="float" office:value="1.97090710214171">
            <text:p>1.971</text:p>
          </table:table-cell>
          <table:table-cell table:style-name="ce9" table:formula="of:=([.$F57]-[.$B57]-[.$BD57]*[.$BB57])/SQRT(([.$F57]-[.$B57]-[.$BD57]*[.$BB57])^2+([.$G57]-[.$C57]-[.$BD57]*[.$BC57])^2)" office:value-type="float" office:value="0.398093118022826">
            <text:p>0.398</text:p>
          </table:table-cell>
          <table:table-cell table:style-name="ce9" table:formula="of:=([.$G57]-[.$C57]-[.BD57]*[.$BC57])/SQRT(([.$F57]-[.$B57]-[.BD57]*[.$BB57])^2+([.$G57]-[.$C57]-[.BD57]*[.$BC57])^2)" office:value-type="float" office:value="-0.917345011096078">
            <text:p>-0.917</text:p>
          </table:table-cell>
          <table:table-cell table:style-name="ce9" table:formula="of:=[.$BE57]*([.$F57]-[.$B57])+[.$BF57]*([.$G57]-[.$C57])" office:value-type="float" office:value="3.46150620319065">
            <text:p>3.462</text:p>
          </table:table-cell>
          <table:table-cell table:style-name="ce48" table:formula="of:=([.$AW57]^2-[.$AX57]^2+[.$AZ57]^2)/(2*[.$AZ57])" office:value-type="float" office:value="-0.712973975771189">
            <text:p>-0.713</text:p>
          </table:table-cell>
          <table:table-cell table:style-name="ce48" table:formula="of:=([.$AW57]^2-[.$AY57]^2+[.$BD57]^2+[.$BG57]^2)/(2*[.$BG57])-[.$BD57]*[.$BH57]/[.$BG57]" office:value-type="float" office:value="3.02272880183188">
            <text:p>3.023</text:p>
          </table:table-cell>
          <table:table-cell table:style-name="ce9" table:formula="of:=[.$B57]+[.$BH57]*[.$BB57]+[.$BI57]*[.$BE57]" office:value-type="float" office:value="29.5373706533737">
            <text:p>29.537</text:p>
          </table:table-cell>
          <table:table-cell table:style-name="ce9" table:formula="of:=[.$C57]+[.$BH57]*[.$BC57]+[.$BI57]*[.$BF57]" office:value-type="float" office:value="14.780944846827">
            <text:p>14.781</text:p>
          </table:table-cell>
          <table:table-cell table:style-name="ce53" table:formula="of:=ABS([.$AB57]-[.$BJ57])/[.$AB57]" office:value-type="percentage" office:value="0.112129228942413">
            <text:p>11.21%</text:p>
          </table:table-cell>
          <table:table-cell table:style-name="ce53" table:formula="of:=ABS([.$AC57]-[.$BK57])/[.$AC57]" office:value-type="percentage" office:value="0.0367019962609707">
            <text:p>3.67%</text:p>
          </table:table-cell>
          <table:table-cell table:style-name="ce6" table:formula="of:=[.AB57]" office:value-type="float" office:value="26.5592971434286">
            <text:p>26.559</text:p>
          </table:table-cell>
          <table:table-cell table:style-name="ce6" table:formula="of:=[.AC57]" office:value-type="float" office:value="15.344104098062">
            <text:p>15.344</text:p>
          </table:table-cell>
          <table:table-cell/>
          <table:table-cell table:formula="of:=[.BN57]-[.BJ57]" office:value-type="float" office:value="-2.97807350994509">
            <text:p>-2.98</text:p>
          </table:table-cell>
          <table:table-cell table:formula="of:=[.BO57]-[.BK57]" office:value-type="float" office:value="0.563159251235017">
            <text:p>0.56</text:p>
          </table:table-cell>
          <table:table-cell table:style-name="ce75" table:formula="of:=[.BL57]-[.Z57]" office:value-type="percentage" office:value="-0.110890626490144">
            <text:p>-11.09%</text:p>
          </table:table-cell>
          <table:table-cell table:style-name="ce75" table:formula="of:=[.BM57]-[.AA57]" office:value-type="percentage" office:value="-0.00233181274878148">
            <text:p>-0.23%</text:p>
          </table:table-cell>
          <table:table-cell table:number-columns-repeated="13"/>
          <table:table-cell table:formula="of:=[.BL57]-[.Z57]" office:value-type="percentage" office:value="-0.110890626490144">
            <text:p>-11.09%</text:p>
          </table:table-cell>
          <table:table-cell table:formula="of:=[.BM57]-[.AA57]" office:value-type="percentage" office:value="-0.00233181274878148">
            <text:p>-0.2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58]+66.39)/-8.89)" office:value-type="float" office:value="3.69123745237239">
            <text:p>3.69</text:p>
          </table:table-cell>
          <table:table-cell table:formula="of:=EXP(([.L58]+66.39)/-8.89)" office:value-type="float" office:value="5.17282816371939">
            <text:p>5.17</text:p>
          </table:table-cell>
          <table:table-cell table:formula="of:=EXP(([.M58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81">
            <text:p>-81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58]-[.$B58])^2 + ([.$E58]-[.$C58])^2)" office:value-type="float" office:value="4.0442799111832">
            <text:p>4.044</text:p>
          </table:table-cell>
          <table:table-cell table:style-name="ce43" table:formula="of:=IF( ([.$N58]-[.$H58] &lt;[.$I58])            AND            ([.$N58]+[.$H58] &gt;[.$I58]); 1; 0)" office:value-type="float" office:value="1">
            <text:p>1</text:p>
          </table:table-cell>
          <table:table-cell table:style-name="ce9" table:formula="of:=([.$D58]-[.$B58])/[.$N58]" office:value-type="float" office:value="-0.917345011096078">
            <text:p>-0.917</text:p>
          </table:table-cell>
          <table:table-cell table:style-name="ce9" table:formula="of:=([.$E58]-[.$C58])/[.$N58]" office:value-type="float" office:value="-0.398093118022826">
            <text:p>-0.398</text:p>
          </table:table-cell>
          <table:table-cell table:style-name="ce9" table:formula="of:=[.$P58]*([.$F58]-[.$B58])+[.$Q58]*([.$G58]-[.$C58])" office:value-type="float" office:value="1.97090710214171">
            <text:p>1.971</text:p>
          </table:table-cell>
          <table:table-cell table:style-name="ce9" table:formula="of:=([.$F58]-[.$B58]-[.$R58]*[.$P58])/SQRT(([.$F58]-[.$B58]-[.$R58]*[.$P58])^2+([.$G58]-[.$C58]-[.$R58]*[.$Q58])^2)" office:value-type="float" office:value="0.398093118022826">
            <text:p>0.398</text:p>
          </table:table-cell>
          <table:table-cell table:style-name="ce9" table:formula="of:=([.$G58]-[.$C58]-[.R58]*[.$Q58])/SQRT(([.$F58]-[.$B58]-[.R58]*[.$P58])^2+([.$G58]-[.$C58]-[.R58]*[.$Q58])^2)" office:value-type="float" office:value="-0.917345011096078">
            <text:p>-0.917</text:p>
          </table:table-cell>
          <table:table-cell table:style-name="ce9" table:formula="of:=[.$S58]*([.$F58]-[.$B58])+[.$T58]*([.$G58]-[.$C58])" office:value-type="float" office:value="3.46150620319065">
            <text:p>3.462</text:p>
          </table:table-cell>
          <table:table-cell table:style-name="ce48" table:formula="of:=([.$H58]^2-[.$I58]^2+[.$N58]^2)/(2*[.$N58])" office:value-type="float" office:value="0.398498965108114">
            <text:p>0.398</text:p>
          </table:table-cell>
          <table:table-cell table:style-name="ce48" table:formula="of:=([.$H58]^2-[.$J58]^2+[.$R58]^2+[.$U58]^2)/(2*[.$U58])-[.$R58]*[.$V58]/[.$U58]" office:value-type="float" office:value="3.0309008834348">
            <text:p>3.031</text:p>
          </table:table-cell>
          <table:table-cell table:style-name="ce9" table:formula="of:=[.$B58]+[.$V58]*[.$P58]+[.$W58]*[.$S58]" office:value-type="float" office:value="28.5210197455358">
            <text:p>28.521</text:p>
          </table:table-cell>
          <table:table-cell table:style-name="ce9" table:formula="of:=[.$C58]+[.$V58]*[.$Q58]+[.$W58]*[.$T58]" office:value-type="float" office:value="14.3309784999056">
            <text:p>14.331</text:p>
          </table:table-cell>
          <table:table-cell table:style-name="ce53" table:formula="of:=ABS([.$AB58]-[.$X58])/[.$AB58]" office:value-type="percentage" office:value="0.0738619923378731">
            <text:p>7.39%</text:p>
          </table:table-cell>
          <table:table-cell table:style-name="ce53" table:formula="of:=ABS([.$AC58]-[.$Y58])/[.$AC58]" office:value-type="percentage" office:value="0.0660270284717587">
            <text:p>6.6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58]+[.AL58]*(ABS([.K58])-[.AK57])" office:value-type="float" office:value="72.1530239795376">
            <text:p>72.153</text:p>
          </table:table-cell>
          <table:table-cell table:style-name="ce6" table:formula="of:=[.AJ58]*(1-[.AL58])" office:value-type="float" office:value="0.0107552871582301">
            <text:p>0.011</text:p>
          </table:table-cell>
          <table:table-cell table:style-name="ce6" table:formula="of:=[.AJ57]+[.$AF58]" office:value-type="float" office:value="0.0109153736791104">
            <text:p>0.011</text:p>
          </table:table-cell>
          <table:table-cell table:style-name="ce6" table:formula="of:=[.AH57]" office:value-type="float" office:value="72.0652719460219">
            <text:p>72.065</text:p>
          </table:table-cell>
          <table:table-cell table:style-name="ce65" table:formula="of:=[.AJ58]/([.AJ58]+[.$AG58])" office:value-type="float" office:value="0.0146661512089727">
            <text:p>0.015</text:p>
          </table:table-cell>
          <table:table-cell table:style-name="ce60" table:formula="of:=[.AP58]+[.AQ58]*(ABS([.P58])-[.AP57])" office:value-type="float" office:value="79.6732437545488">
            <text:p>79.673</text:p>
          </table:table-cell>
          <table:table-cell table:style-name="ce6" table:formula="of:=[.AO58]*(1-[.AQ58])" office:value-type="float" office:value="0.0104206766610449">
            <text:p>0.010</text:p>
          </table:table-cell>
          <table:table-cell table:style-name="ce6" table:formula="of:=[.AO57]+[.$AF58]" office:value-type="float" office:value="0.0105708875869375">
            <text:p>0.011</text:p>
          </table:table-cell>
          <table:table-cell table:style-name="ce6" table:formula="of:=[.AM57]" office:value-type="float" office:value="80.8220700675243">
            <text:p>80.822</text:p>
          </table:table-cell>
          <table:table-cell table:style-name="ce65" table:formula="of:=[.AO58]/([.AO58]+[.$AG58])" office:value-type="float" office:value="0.0142098688172866">
            <text:p>0.014</text:p>
          </table:table-cell>
          <table:table-cell table:style-name="ce60" table:formula="of:=[.AU58]+[.AV58]*(ABS([.U58])-[.AU57])" office:value-type="float" office:value="66.0141636358975">
            <text:p>66.014</text:p>
          </table:table-cell>
          <table:table-cell table:style-name="ce6" table:formula="of:=[.AT58]*(1-[.AV58])" office:value-type="float" office:value="0.0185418565546843">
            <text:p>0.019</text:p>
          </table:table-cell>
          <table:table-cell table:style-name="ce6" table:formula="of:=[.AT57]+[.$AF58]" office:value-type="float" office:value="0.0190228315819173">
            <text:p>0.019</text:p>
          </table:table-cell>
          <table:table-cell table:style-name="ce6" table:formula="of:=[.AR57]" office:value-type="float" office:value="67.6762532908645">
            <text:p>67.676</text:p>
          </table:table-cell>
          <table:table-cell table:style-name="ce65" table:formula="of:=[.AT58]/([.AT58]+[.$AG58])" office:value-type="float" office:value="0.0252840921795371">
            <text:p>0.025</text:p>
          </table:table-cell>
          <table:table-cell table:style-name="ce6" table:formula="of:=EXP((-[.AH58]+66.39)/-8.89)" office:value-type="float" office:value="1.91220908991884">
            <text:p>1.912</text:p>
          </table:table-cell>
          <table:table-cell table:style-name="ce6" table:formula="of:=EXP((-[.AM58]+66.39)/-8.89)" office:value-type="float" office:value="4.45567315321642">
            <text:p>4.456</text:p>
          </table:table-cell>
          <table:table-cell table:style-name="ce6" table:formula="of:=EXP((-[.AR58]+66.39)/-8.89)" office:value-type="float" office:value="0.958604875292269">
            <text:p>0.959</text:p>
          </table:table-cell>
          <table:table-cell table:style-name="ce9" table:formula="of:=SQRT(([.$D58]-[.$B58])^2 + ([.$E58]-[.$C58])^2)" office:value-type="float" office:value="4.0442799111832">
            <text:p>4.044</text:p>
          </table:table-cell>
          <table:table-cell table:style-name="ce43" table:formula="of:=IF( ([.$AZ58]-[.$AW58] &lt;[.$AX58])               AND               ([.$AZ58]+[.$AW58]&gt;[.$AX58]); 1; 0)" office:value-type="float" office:value="1">
            <text:p>1</text:p>
          </table:table-cell>
          <table:table-cell table:style-name="ce9" table:formula="of:=([.$D58]-[.$B58])/[.$AZ58]" office:value-type="float" office:value="-0.917345011096078">
            <text:p>-0.917</text:p>
          </table:table-cell>
          <table:table-cell table:style-name="ce9" table:formula="of:=([.$E58]-[.$C58])/[.$AZ58]" office:value-type="float" office:value="-0.398093118022826">
            <text:p>-0.398</text:p>
          </table:table-cell>
          <table:table-cell table:style-name="ce9" table:formula="of:=[.$BB58]*([.$F58]-[.$B58])+[.$BC58]*([.$G58]-[.$C58])" office:value-type="float" office:value="1.97090710214171">
            <text:p>1.971</text:p>
          </table:table-cell>
          <table:table-cell table:style-name="ce9" table:formula="of:=([.$F58]-[.$B58]-[.$BD58]*[.$BB58])/SQRT(([.$F58]-[.$B58]-[.$BD58]*[.$BB58])^2+([.$G58]-[.$C58]-[.$BD58]*[.$BC58])^2)" office:value-type="float" office:value="0.398093118022826">
            <text:p>0.398</text:p>
          </table:table-cell>
          <table:table-cell table:style-name="ce9" table:formula="of:=([.$G58]-[.$C58]-[.BD58]*[.$BC58])/SQRT(([.$F58]-[.$B58]-[.BD58]*[.$BB58])^2+([.$G58]-[.$C58]-[.BD58]*[.$BC58])^2)" office:value-type="float" office:value="-0.917345011096078">
            <text:p>-0.917</text:p>
          </table:table-cell>
          <table:table-cell table:style-name="ce9" table:formula="of:=[.$BE58]*([.$F58]-[.$B58])+[.$BF58]*([.$G58]-[.$C58])" office:value-type="float" office:value="3.46150620319065">
            <text:p>3.462</text:p>
          </table:table-cell>
          <table:table-cell table:style-name="ce48" table:formula="of:=([.$AW58]^2-[.$AX58]^2+[.$AZ58]^2)/(2*[.$AZ58])" office:value-type="float" office:value="0.0197464516282681">
            <text:p>0.020</text:p>
          </table:table-cell>
          <table:table-cell table:style-name="ce48" table:formula="of:=([.$AW58]^2-[.$AY58]^2+[.$BD58]^2+[.$BG58]^2)/(2*[.$BG58])-[.$BD58]*[.$BH58]/[.$BG58]" office:value-type="float" office:value="2.67604365926673">
            <text:p>2.676</text:p>
          </table:table-cell>
          <table:table-cell table:style-name="ce9" table:formula="of:=[.$B58]+[.$BH58]*[.$BB58]+[.$BI58]*[.$BE58]" office:value-type="float" office:value="28.7272002553947">
            <text:p>28.727</text:p>
          </table:table-cell>
          <table:table-cell table:style-name="ce9" table:formula="of:=[.$C58]+[.$BH58]*[.$BC58]+[.$BI58]*[.$BF58]" office:value-type="float" office:value="14.8072837731978">
            <text:p>14.807</text:p>
          </table:table-cell>
          <table:table-cell table:style-name="ce53" table:formula="of:=ABS([.$AB58]-[.$BJ58])/[.$AB58]" office:value-type="percentage" office:value="0.0816250181719307">
            <text:p>8.16%</text:p>
          </table:table-cell>
          <table:table-cell table:style-name="ce53" table:formula="of:=ABS([.$AC58]-[.$BK58])/[.$AC58]" office:value-type="percentage" office:value="0.0349854459689188">
            <text:p>3.50%</text:p>
          </table:table-cell>
          <table:table-cell table:style-name="ce6" table:formula="of:=[.AB58]" office:value-type="float" office:value="26.5592971434286">
            <text:p>26.559</text:p>
          </table:table-cell>
          <table:table-cell table:style-name="ce6" table:formula="of:=[.AC58]" office:value-type="float" office:value="15.344104098062">
            <text:p>15.344</text:p>
          </table:table-cell>
          <table:table-cell/>
          <table:table-cell table:formula="of:=[.BN58]-[.BJ58]" office:value-type="float" office:value="-2.16790311196607">
            <text:p>-2.17</text:p>
          </table:table-cell>
          <table:table-cell table:formula="of:=[.BO58]-[.BK58]" office:value-type="float" office:value="0.536820324864214">
            <text:p>0.54</text:p>
          </table:table-cell>
          <table:table-cell table:style-name="ce75" table:formula="of:=[.BL58]-[.Z58]" office:value-type="percentage" office:value="0.00776302583405752">
            <text:p>0.78%</text:p>
          </table:table-cell>
          <table:table-cell table:style-name="ce75" table:formula="of:=[.BM58]-[.AA58]" office:value-type="percentage" office:value="-0.0310415825028399">
            <text:p>-3.10%</text:p>
          </table:table-cell>
          <table:table-cell table:number-columns-repeated="13"/>
          <table:table-cell table:formula="of:=[.BL58]-[.Z58]" office:value-type="percentage" office:value="0.00776302583405752">
            <text:p>0.78%</text:p>
          </table:table-cell>
          <table:table-cell table:formula="of:=[.BM58]-[.AA58]" office:value-type="percentage" office:value="-0.0310415825028399">
            <text:p>-3.1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59]+66.39)/-8.89)" office:value-type="float" office:value="1.87957581156176">
            <text:p>1.88</text:p>
          </table:table-cell>
          <table:table-cell table:formula="of:=EXP(([.L59]+66.39)/-8.89)" office:value-type="float" office:value="7.24910048638861">
            <text:p>7.25</text:p>
          </table:table-cell>
          <table:table-cell table:formula="of:=EXP(([.M59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84">
            <text:p>-84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59]-[.$B59])^2 + ([.$E59]-[.$C59])^2)" office:value-type="float" office:value="4.0442799111832">
            <text:p>4.044</text:p>
          </table:table-cell>
          <table:table-cell table:style-name="ce43" table:formula="of:=IF( ([.$N59]-[.$H59] &lt;[.$I59])            AND            ([.$N59]+[.$H59] &gt;[.$I59]); 1; 0)" office:value-type="float" office:value="0">
            <text:p>0</text:p>
          </table:table-cell>
          <table:table-cell table:style-name="ce9" table:formula="of:=([.$D59]-[.$B59])/[.$N59]" office:value-type="float" office:value="-0.917345011096078">
            <text:p>-0.917</text:p>
          </table:table-cell>
          <table:table-cell table:style-name="ce9" table:formula="of:=([.$E59]-[.$C59])/[.$N59]" office:value-type="float" office:value="-0.398093118022826">
            <text:p>-0.398</text:p>
          </table:table-cell>
          <table:table-cell table:style-name="ce9" table:formula="of:=[.$P59]*([.$F59]-[.$B59])+[.$Q59]*([.$G59]-[.$C59])" office:value-type="float" office:value="1.97090710214171">
            <text:p>1.971</text:p>
          </table:table-cell>
          <table:table-cell table:style-name="ce9" table:formula="of:=([.$F59]-[.$B59]-[.$R59]*[.$P59])/SQRT(([.$F59]-[.$B59]-[.$R59]*[.$P59])^2+([.$G59]-[.$C59]-[.$R59]*[.$Q59])^2)" office:value-type="float" office:value="0.398093118022826">
            <text:p>0.398</text:p>
          </table:table-cell>
          <table:table-cell table:style-name="ce9" table:formula="of:=([.$G59]-[.$C59]-[.R59]*[.$Q59])/SQRT(([.$F59]-[.$B59]-[.R59]*[.$P59])^2+([.$G59]-[.$C59]-[.R59]*[.$Q59])^2)" office:value-type="float" office:value="-0.917345011096078">
            <text:p>-0.917</text:p>
          </table:table-cell>
          <table:table-cell table:style-name="ce9" table:formula="of:=[.$S59]*([.$F59]-[.$B59])+[.$T59]*([.$G59]-[.$C59])" office:value-type="float" office:value="3.46150620319065">
            <text:p>3.462</text:p>
          </table:table-cell>
          <table:table-cell table:style-name="ce48" table:formula="of:=([.$H59]^2-[.$I59]^2+[.$N59]^2)/(2*[.$N59])" office:value-type="float" office:value="-4.03785758498554">
            <text:p>-4.038</text:p>
          </table:table-cell>
          <table:table-cell table:style-name="ce48" table:formula="of:=([.$H59]^2-[.$J59]^2+[.$R59]^2+[.$U59]^2)/(2*[.$U59])-[.$R59]*[.$V59]/[.$U59]" office:value-type="float" office:value="3.84622570095494">
            <text:p>3.846</text:p>
          </table:table-cell>
          <table:table-cell table:style-name="ce9" table:formula="of:=[.$B59]+[.$V59]*[.$P59]+[.$W59]*[.$S59]" office:value-type="float" office:value="32.9152644930156">
            <text:p>32.915</text:p>
          </table:table-cell>
          <table:table-cell table:style-name="ce9" table:formula="of:=[.$C59]+[.$V59]*[.$Q59]+[.$W59]*[.$T59]" office:value-type="float" office:value="15.3491273578185">
            <text:p>15.349</text:p>
          </table:table-cell>
          <table:table-cell table:style-name="ce53" table:formula="of:=ABS([.$AB59]-[.$X59])/[.$AB59]" office:value-type="percentage" office:value="0.239312332523816">
            <text:p>23.93%</text:p>
          </table:table-cell>
          <table:table-cell table:style-name="ce53" table:formula="of:=ABS([.$AC59]-[.$Y59])/[.$AC59]" office:value-type="percentage" office:value="0.00032737393622874">
            <text:p>0.03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59]+[.AL59]*(ABS([.K59])-[.AK58])" office:value-type="float" office:value="72.151894325143">
            <text:p>72.152</text:p>
          </table:table-cell>
          <table:table-cell table:style-name="ce6" table:formula="of:=[.AJ59]*(1-[.AL59])" office:value-type="float" office:value="0.0126918487266006">
            <text:p>0.013</text:p>
          </table:table-cell>
          <table:table-cell table:style-name="ce6" table:formula="of:=[.AJ58]+[.$AF59]" office:value-type="float" office:value="0.0129153736791104">
            <text:p>0.013</text:p>
          </table:table-cell>
          <table:table-cell table:style-name="ce6" table:formula="of:=[.AH58]" office:value-type="float" office:value="72.1530239795376">
            <text:p>72.153</text:p>
          </table:table-cell>
          <table:table-cell table:style-name="ce65" table:formula="of:=[.AJ59]/([.AJ59]+[.$AG59])" office:value-type="float" office:value="0.0173068900725068">
            <text:p>0.017</text:p>
          </table:table-cell>
          <table:table-cell table:style-name="ce60" table:formula="of:=[.AP59]+[.AQ59]*(ABS([.P59])-[.AP58])" office:value-type="float" office:value="78.3266053735008">
            <text:p>78.327</text:p>
          </table:table-cell>
          <table:table-cell table:style-name="ce6" table:formula="of:=[.AO59]*(1-[.AQ59])" office:value-type="float" office:value="0.0123590297813265">
            <text:p>0.012</text:p>
          </table:table-cell>
          <table:table-cell table:style-name="ce6" table:formula="of:=[.AO58]+[.$AF59]" office:value-type="float" office:value="0.0125708875869375">
            <text:p>0.013</text:p>
          </table:table-cell>
          <table:table-cell table:style-name="ce6" table:formula="of:=[.AM58]" office:value-type="float" office:value="79.6732437545488">
            <text:p>79.673</text:p>
          </table:table-cell>
          <table:table-cell table:style-name="ce65" table:formula="of:=[.AO59]/([.AO59]+[.$AG59])" office:value-type="float" office:value="0.0168530506812576">
            <text:p>0.017</text:p>
          </table:table-cell>
          <table:table-cell table:style-name="ce60" table:formula="of:=[.AU59]+[.AV59]*(ABS([.U59])-[.AU58])" office:value-type="float" office:value="64.2246078505201">
            <text:p>64.225</text:p>
          </table:table-cell>
          <table:table-cell table:style-name="ce6" table:formula="of:=[.AT59]*(1-[.AV59])" office:value-type="float" office:value="0.0204369610212022">
            <text:p>0.020</text:p>
          </table:table-cell>
          <table:table-cell table:style-name="ce6" table:formula="of:=[.AT58]+[.$AF59]" office:value-type="float" office:value="0.0210228315819173">
            <text:p>0.021</text:p>
          </table:table-cell>
          <table:table-cell table:style-name="ce6" table:formula="of:=[.AR58]" office:value-type="float" office:value="66.0141636358975">
            <text:p>66.014</text:p>
          </table:table-cell>
          <table:table-cell table:style-name="ce65" table:formula="of:=[.AT59]/([.AT59]+[.$AG59])" office:value-type="float" office:value="0.0278682992075645">
            <text:p>0.028</text:p>
          </table:table-cell>
          <table:table-cell table:style-name="ce6" table:formula="of:=EXP((-[.AH59]+66.39)/-8.89)" office:value-type="float" office:value="1.91196612049666">
            <text:p>1.912</text:p>
          </table:table-cell>
          <table:table-cell table:style-name="ce6" table:formula="of:=EXP((-[.AM59]+66.39)/-8.89)" office:value-type="float" office:value="3.82936987816721">
            <text:p>3.829</text:p>
          </table:table-cell>
          <table:table-cell table:style-name="ce6" table:formula="of:=EXP((-[.AR59]+66.39)/-8.89)" office:value-type="float" office:value="0.783819770366983">
            <text:p>0.784</text:p>
          </table:table-cell>
          <table:table-cell table:style-name="ce9" table:formula="of:=SQRT(([.$D59]-[.$B59])^2 + ([.$E59]-[.$C59])^2)" office:value-type="float" office:value="4.0442799111832">
            <text:p>4.044</text:p>
          </table:table-cell>
          <table:table-cell table:style-name="ce43" table:formula="of:=IF( ([.$AZ59]-[.$AW59] &lt;[.$AX59])               AND               ([.$AZ59]+[.$AW59]&gt;[.$AX59]); 1; 0)" office:value-type="float" office:value="1">
            <text:p>1</text:p>
          </table:table-cell>
          <table:table-cell table:style-name="ce9" table:formula="of:=([.$D59]-[.$B59])/[.$AZ59]" office:value-type="float" office:value="-0.917345011096078">
            <text:p>-0.917</text:p>
          </table:table-cell>
          <table:table-cell table:style-name="ce9" table:formula="of:=([.$E59]-[.$C59])/[.$AZ59]" office:value-type="float" office:value="-0.398093118022826">
            <text:p>-0.398</text:p>
          </table:table-cell>
          <table:table-cell table:style-name="ce9" table:formula="of:=[.$BB59]*([.$F59]-[.$B59])+[.$BC59]*([.$G59]-[.$C59])" office:value-type="float" office:value="1.97090710214171">
            <text:p>1.971</text:p>
          </table:table-cell>
          <table:table-cell table:style-name="ce9" table:formula="of:=([.$F59]-[.$B59]-[.$BD59]*[.$BB59])/SQRT(([.$F59]-[.$B59]-[.$BD59]*[.$BB59])^2+([.$G59]-[.$C59]-[.$BD59]*[.$BC59])^2)" office:value-type="float" office:value="0.398093118022826">
            <text:p>0.398</text:p>
          </table:table-cell>
          <table:table-cell table:style-name="ce9" table:formula="of:=([.$G59]-[.$C59]-[.BD59]*[.$BC59])/SQRT(([.$F59]-[.$B59]-[.BD59]*[.$BB59])^2+([.$G59]-[.$C59]-[.BD59]*[.$BC59])^2)" office:value-type="float" office:value="-0.917345011096078">
            <text:p>-0.917</text:p>
          </table:table-cell>
          <table:table-cell table:style-name="ce9" table:formula="of:=[.$BE59]*([.$F59]-[.$B59])+[.$BF59]*([.$G59]-[.$C59])" office:value-type="float" office:value="3.46150620319065">
            <text:p>3.462</text:p>
          </table:table-cell>
          <table:table-cell table:style-name="ce48" table:formula="of:=([.$AW59]^2-[.$AX59]^2+[.$AZ59]^2)/(2*[.$AZ59])" office:value-type="float" office:value="0.661148696375484">
            <text:p>0.661</text:p>
          </table:table-cell>
          <table:table-cell table:style-name="ce48" table:formula="of:=([.$AW59]^2-[.$AY59]^2+[.$BD59]^2+[.$BG59]^2)/(2*[.$BG59])-[.$BD59]*[.$BH59]/[.$BG59]" office:value-type="float" office:value="2.35469976566364">
            <text:p>2.355</text:p>
          </table:table-cell>
          <table:table-cell table:style-name="ce9" table:formula="of:=[.$B59]+[.$BH59]*[.$BB59]+[.$BI59]*[.$BE59]" office:value-type="float" office:value="28.0108883135079">
            <text:p>28.011</text:p>
          </table:table-cell>
          <table:table-cell table:style-name="ce9" table:formula="of:=[.$C59]+[.$BH59]*[.$BC59]+[.$BI59]*[.$BF59]" office:value-type="float" office:value="14.8467291713225">
            <text:p>14.847</text:p>
          </table:table-cell>
          <table:table-cell table:style-name="ce53" table:formula="of:=ABS([.$AB59]-[.$BJ59])/[.$AB59]" office:value-type="percentage" office:value="0.0546547283326165">
            <text:p>5.47%</text:p>
          </table:table-cell>
          <table:table-cell table:style-name="ce53" table:formula="of:=ABS([.$AC59]-[.$BK59])/[.$AC59]" office:value-type="percentage" office:value="0.0324147257839777">
            <text:p>3.24%</text:p>
          </table:table-cell>
          <table:table-cell table:style-name="ce6" table:formula="of:=[.AB59]" office:value-type="float" office:value="26.5592971434286">
            <text:p>26.559</text:p>
          </table:table-cell>
          <table:table-cell table:style-name="ce6" table:formula="of:=[.AC59]" office:value-type="float" office:value="15.344104098062">
            <text:p>15.344</text:p>
          </table:table-cell>
          <table:table-cell/>
          <table:table-cell table:formula="of:=[.BN59]-[.BJ59]" office:value-type="float" office:value="-1.45159117007933">
            <text:p>-1.45</text:p>
          </table:table-cell>
          <table:table-cell table:formula="of:=[.BO59]-[.BK59]" office:value-type="float" office:value="0.497374926739488">
            <text:p>0.5</text:p>
          </table:table-cell>
          <table:table-cell table:style-name="ce75" table:formula="of:=[.BL59]-[.Z59]" office:value-type="percentage" office:value="-0.1846576041912">
            <text:p>-18.47%</text:p>
          </table:table-cell>
          <table:table-cell table:style-name="ce75" table:formula="of:=[.BM59]-[.AA59]" office:value-type="percentage" office:value="0.0320873518477489">
            <text:p>3.21%</text:p>
          </table:table-cell>
          <table:table-cell table:number-columns-repeated="13"/>
          <table:table-cell table:formula="of:=[.BL59]-[.Z59]" office:value-type="percentage" office:value="-0.1846576041912">
            <text:p>-18.47%</text:p>
          </table:table-cell>
          <table:table-cell table:formula="of:=[.BM59]-[.AA59]" office:value-type="percentage" office:value="0.0320873518477489">
            <text:p>3.21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60]+66.39)/-8.89)" office:value-type="float" office:value="3.29852637439117">
            <text:p>3.3</text:p>
          </table:table-cell>
          <table:table-cell table:formula="of:=EXP(([.L60]+66.39)/-8.89)" office:value-type="float" office:value="2.35376929320541">
            <text:p>2.35</text:p>
          </table:table-cell>
          <table:table-cell table:formula="of:=EXP(([.M60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74">
            <text:p>-74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60]-[.$B60])^2 + ([.$E60]-[.$C60])^2)" office:value-type="float" office:value="4.0442799111832">
            <text:p>4.044</text:p>
          </table:table-cell>
          <table:table-cell table:style-name="ce43" table:formula="of:=IF( ([.$N60]-[.$H60] &lt;[.$I60])            AND            ([.$N60]+[.$H60] &gt;[.$I60]); 1; 0)" office:value-type="float" office:value="1">
            <text:p>1</text:p>
          </table:table-cell>
          <table:table-cell table:style-name="ce9" table:formula="of:=([.$D60]-[.$B60])/[.$N60]" office:value-type="float" office:value="-0.917345011096078">
            <text:p>-0.917</text:p>
          </table:table-cell>
          <table:table-cell table:style-name="ce9" table:formula="of:=([.$E60]-[.$C60])/[.$N60]" office:value-type="float" office:value="-0.398093118022826">
            <text:p>-0.398</text:p>
          </table:table-cell>
          <table:table-cell table:style-name="ce9" table:formula="of:=[.$P60]*([.$F60]-[.$B60])+[.$Q60]*([.$G60]-[.$C60])" office:value-type="float" office:value="1.97090710214171">
            <text:p>1.971</text:p>
          </table:table-cell>
          <table:table-cell table:style-name="ce9" table:formula="of:=([.$F60]-[.$B60]-[.$R60]*[.$P60])/SQRT(([.$F60]-[.$B60]-[.$R60]*[.$P60])^2+([.$G60]-[.$C60]-[.$R60]*[.$Q60])^2)" office:value-type="float" office:value="0.398093118022826">
            <text:p>0.398</text:p>
          </table:table-cell>
          <table:table-cell table:style-name="ce9" table:formula="of:=([.$G60]-[.$C60]-[.R60]*[.$Q60])/SQRT(([.$F60]-[.$B60]-[.R60]*[.$P60])^2+([.$G60]-[.$C60]-[.R60]*[.$Q60])^2)" office:value-type="float" office:value="-0.917345011096078">
            <text:p>-0.917</text:p>
          </table:table-cell>
          <table:table-cell table:style-name="ce9" table:formula="of:=[.$S60]*([.$F60]-[.$B60])+[.$T60]*([.$G60]-[.$C60])" office:value-type="float" office:value="3.46150620319065">
            <text:p>3.462</text:p>
          </table:table-cell>
          <table:table-cell table:style-name="ce48" table:formula="of:=([.$H60]^2-[.$I60]^2+[.$N60]^2)/(2*[.$N60])" office:value-type="float" office:value="2.68233737938406">
            <text:p>2.682</text:p>
          </table:table-cell>
          <table:table-cell table:style-name="ce48" table:formula="of:=([.$H60]^2-[.$J60]^2+[.$R60]^2+[.$U60]^2)/(2*[.$U60])-[.$R60]*[.$V60]/[.$U60]" office:value-type="float" office:value="1.82589524420873">
            <text:p>1.826</text:p>
          </table:table-cell>
          <table:table-cell table:style-name="ce9" table:formula="of:=[.$B60]+[.$V60]*[.$P60]+[.$W60]*[.$S60]" office:value-type="float" office:value="25.9462475178956">
            <text:p>25.946</text:p>
          </table:table-cell>
          <table:table-cell table:style-name="ce9" table:formula="of:=[.$C60]+[.$V60]*[.$Q60]+[.$W60]*[.$T60]" office:value-type="float" office:value="14.5272040559929">
            <text:p>14.527</text:p>
          </table:table-cell>
          <table:table-cell table:style-name="ce53" table:formula="of:=ABS([.$AB60]-[.$X60])/[.$AB60]" office:value-type="percentage" office:value="0.0230822985345709">
            <text:p>2.31%</text:p>
          </table:table-cell>
          <table:table-cell table:style-name="ce53" table:formula="of:=ABS([.$AC60]-[.$Y60])/[.$AC60]" office:value-type="percentage" office:value="0.0532386926501816">
            <text:p>5.32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60]+[.AL60]*(ABS([.K60])-[.AK59])" office:value-type="float" office:value="72.2485115806474">
            <text:p>72.249</text:p>
          </table:table-cell>
          <table:table-cell table:style-name="ce6" table:formula="of:=[.AJ60]*(1-[.AL60])" office:value-type="float" office:value="0.0146180578963182">
            <text:p>0.015</text:p>
          </table:table-cell>
          <table:table-cell table:style-name="ce6" table:formula="of:=[.AJ59]+[.$AF60]" office:value-type="float" office:value="0.0149153736791104">
            <text:p>0.015</text:p>
          </table:table-cell>
          <table:table-cell table:style-name="ce6" table:formula="of:=[.AH59]" office:value-type="float" office:value="72.151894325143">
            <text:p>72.152</text:p>
          </table:table-cell>
          <table:table-cell table:style-name="ce65" table:formula="of:=[.AJ60]/([.AJ60]+[.$AG60])" office:value-type="float" office:value="0.0199335121726494">
            <text:p>0.020</text:p>
          </table:table-cell>
          <table:table-cell table:style-name="ce60" table:formula="of:=[.AP60]+[.AQ60]*(ABS([.P60])-[.AP59])" office:value-type="float" office:value="76.7922753767625">
            <text:p>76.792</text:p>
          </table:table-cell>
          <table:table-cell table:style-name="ce6" table:formula="of:=[.AO60]*(1-[.AQ60])" office:value-type="float" office:value="0.0142870161530458">
            <text:p>0.014</text:p>
          </table:table-cell>
          <table:table-cell table:style-name="ce6" table:formula="of:=[.AO59]+[.$AF60]" office:value-type="float" office:value="0.0145708875869375">
            <text:p>0.015</text:p>
          </table:table-cell>
          <table:table-cell table:style-name="ce6" table:formula="of:=[.AM59]" office:value-type="float" office:value="78.3266053735008">
            <text:p>78.327</text:p>
          </table:table-cell>
          <table:table-cell table:style-name="ce65" table:formula="of:=[.AO60]/([.AO60]+[.$AG60])" office:value-type="float" office:value="0.0194820962139783">
            <text:p>0.019</text:p>
          </table:table-cell>
          <table:table-cell table:style-name="ce60" table:formula="of:=[.AU60]+[.AV60]*(ABS([.U60])-[.AU59])" office:value-type="float" office:value="62.3205775346045">
            <text:p>62.321</text:p>
          </table:table-cell>
          <table:table-cell table:style-name="ce6" table:formula="of:=[.AT60]*(1-[.AV60])" office:value-type="float" office:value="0.0223220433006625">
            <text:p>0.022</text:p>
          </table:table-cell>
          <table:table-cell table:style-name="ce6" table:formula="of:=[.AT59]+[.$AF60]" office:value-type="float" office:value="0.0230228315819173">
            <text:p>0.023</text:p>
          </table:table-cell>
          <table:table-cell table:style-name="ce6" table:formula="of:=[.AR59]" office:value-type="float" office:value="64.2246078505201">
            <text:p>64.225</text:p>
          </table:table-cell>
          <table:table-cell table:style-name="ce65" table:formula="of:=[.AT60]/([.AT60]+[.$AG60])" office:value-type="float" office:value="0.0304388397561507">
            <text:p>0.030</text:p>
          </table:table-cell>
          <table:table-cell table:style-name="ce6" table:formula="of:=EXP((-[.AH60]+66.39)/-8.89)" office:value-type="float" office:value="1.93285885280487">
            <text:p>1.933</text:p>
          </table:table-cell>
          <table:table-cell table:style-name="ce6" table:formula="of:=EXP((-[.AM60]+66.39)/-8.89)" office:value-type="float" office:value="3.22234616261794">
            <text:p>3.222</text:p>
          </table:table-cell>
          <table:table-cell table:style-name="ce6" table:formula="of:=EXP((-[.AR60]+66.39)/-8.89)" office:value-type="float" office:value="0.632703856048303">
            <text:p>0.633</text:p>
          </table:table-cell>
          <table:table-cell table:style-name="ce9" table:formula="of:=SQRT(([.$D60]-[.$B60])^2 + ([.$E60]-[.$C60])^2)" office:value-type="float" office:value="4.0442799111832">
            <text:p>4.044</text:p>
          </table:table-cell>
          <table:table-cell table:style-name="ce43" table:formula="of:=IF( ([.$AZ60]-[.$AW60] &lt;[.$AX60])               AND               ([.$AZ60]+[.$AW60]&gt;[.$AX60]); 1; 0)" office:value-type="float" office:value="1">
            <text:p>1</text:p>
          </table:table-cell>
          <table:table-cell table:style-name="ce9" table:formula="of:=([.$D60]-[.$B60])/[.$AZ60]" office:value-type="float" office:value="-0.917345011096078">
            <text:p>-0.917</text:p>
          </table:table-cell>
          <table:table-cell table:style-name="ce9" table:formula="of:=([.$E60]-[.$C60])/[.$AZ60]" office:value-type="float" office:value="-0.398093118022826">
            <text:p>-0.398</text:p>
          </table:table-cell>
          <table:table-cell table:style-name="ce9" table:formula="of:=[.$BB60]*([.$F60]-[.$B60])+[.$BC60]*([.$G60]-[.$C60])" office:value-type="float" office:value="1.97090710214171">
            <text:p>1.971</text:p>
          </table:table-cell>
          <table:table-cell table:style-name="ce9" table:formula="of:=([.$F60]-[.$B60]-[.$BD60]*[.$BB60])/SQRT(([.$F60]-[.$B60]-[.$BD60]*[.$BB60])^2+([.$G60]-[.$C60]-[.$BD60]*[.$BC60])^2)" office:value-type="float" office:value="0.398093118022826">
            <text:p>0.398</text:p>
          </table:table-cell>
          <table:table-cell table:style-name="ce9" table:formula="of:=([.$G60]-[.$C60]-[.BD60]*[.$BC60])/SQRT(([.$F60]-[.$B60]-[.BD60]*[.$BB60])^2+([.$G60]-[.$C60]-[.BD60]*[.$BC60])^2)" office:value-type="float" office:value="-0.917345011096078">
            <text:p>-0.917</text:p>
          </table:table-cell>
          <table:table-cell table:style-name="ce9" table:formula="of:=[.$BE60]*([.$F60]-[.$B60])+[.$BF60]*([.$G60]-[.$C60])" office:value-type="float" office:value="3.46150620319065">
            <text:p>3.462</text:p>
          </table:table-cell>
          <table:table-cell table:style-name="ce48" table:formula="of:=([.$AW60]^2-[.$AX60]^2+[.$AZ60]^2)/(2*[.$AZ60])" office:value-type="float" office:value="1.20029137032298">
            <text:p>1.200</text:p>
          </table:table-cell>
          <table:table-cell table:style-name="ce48" table:formula="of:=([.$AW60]^2-[.$AY60]^2+[.$BD60]^2+[.$BG60]^2)/(2*[.$BG60])-[.$BD60]*[.$BH60]/[.$BG60]" office:value-type="float" office:value="2.09024666621301">
            <text:p>2.090</text:p>
          </table:table-cell>
          <table:table-cell table:style-name="ce9" table:formula="of:=[.$B60]+[.$BH60]*[.$BB60]+[.$BI60]*[.$BE60]" office:value-type="float" office:value="27.4110315123621">
            <text:p>27.411</text:p>
          </table:table-cell>
          <table:table-cell table:style-name="ce9" table:formula="of:=[.$C60]+[.$BH60]*[.$BC60]+[.$BI60]*[.$BF60]" office:value-type="float" office:value="14.8746949146415">
            <text:p>14.875</text:p>
          </table:table-cell>
          <table:table-cell table:style-name="ce53" table:formula="of:=ABS([.$AB60]-[.$BJ60])/[.$AB60]" office:value-type="percentage" office:value="0.0320691607286841">
            <text:p>3.21%</text:p>
          </table:table-cell>
          <table:table-cell table:style-name="ce53" table:formula="of:=ABS([.$AC60]-[.$BK60])/[.$AC60]" office:value-type="percentage" office:value="0.0305921532088514">
            <text:p>3.06%</text:p>
          </table:table-cell>
          <table:table-cell table:style-name="ce6" table:formula="of:=[.AB60]" office:value-type="float" office:value="26.5592971434286">
            <text:p>26.559</text:p>
          </table:table-cell>
          <table:table-cell table:style-name="ce6" table:formula="of:=[.AC60]" office:value-type="float" office:value="15.344104098062">
            <text:p>15.344</text:p>
          </table:table-cell>
          <table:table-cell/>
          <table:table-cell table:formula="of:=[.BN60]-[.BJ60]" office:value-type="float" office:value="-0.851734368933492">
            <text:p>-0.85</text:p>
          </table:table-cell>
          <table:table-cell table:formula="of:=[.BO60]-[.BK60]" office:value-type="float" office:value="0.469409183420478">
            <text:p>0.47</text:p>
          </table:table-cell>
          <table:table-cell table:style-name="ce75" table:formula="of:=[.BL60]-[.Z60]" office:value-type="percentage" office:value="0.00898686219411322">
            <text:p>0.90%</text:p>
          </table:table-cell>
          <table:table-cell table:style-name="ce75" table:formula="of:=[.BM60]-[.AA60]" office:value-type="percentage" office:value="-0.0226465394413302">
            <text:p>-2.26%</text:p>
          </table:table-cell>
          <table:table-cell table:number-columns-repeated="13"/>
          <table:table-cell table:formula="of:=[.BL60]-[.Z60]" office:value-type="percentage" office:value="0.00898686219411322">
            <text:p>0.90%</text:p>
          </table:table-cell>
          <table:table-cell table:formula="of:=[.BM60]-[.AA60]" office:value-type="percentage" office:value="-0.0226465394413302">
            <text:p>-2.26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61]+66.39)/-8.89)" office:value-type="float" office:value="1.67960757526435">
            <text:p>1.68</text:p>
          </table:table-cell>
          <table:table-cell table:formula="of:=EXP(([.L61]+66.39)/-8.89)" office:value-type="float" office:value="7.24910048638861">
            <text:p>7.25</text:p>
          </table:table-cell>
          <table:table-cell table:formula="of:=EXP(([.M61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84">
            <text:p>-84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61]-[.$B61])^2 + ([.$E61]-[.$C61])^2)" office:value-type="float" office:value="4.0442799111832">
            <text:p>4.044</text:p>
          </table:table-cell>
          <table:table-cell table:style-name="ce43" table:formula="of:=IF( ([.$N61]-[.$H61] &lt;[.$I61])            AND            ([.$N61]+[.$H61] &gt;[.$I61]); 1; 0)" office:value-type="float" office:value="0">
            <text:p>0</text:p>
          </table:table-cell>
          <table:table-cell table:style-name="ce9" table:formula="of:=([.$D61]-[.$B61])/[.$N61]" office:value-type="float" office:value="-0.917345011096078">
            <text:p>-0.917</text:p>
          </table:table-cell>
          <table:table-cell table:style-name="ce9" table:formula="of:=([.$E61]-[.$C61])/[.$N61]" office:value-type="float" office:value="-0.398093118022826">
            <text:p>-0.398</text:p>
          </table:table-cell>
          <table:table-cell table:style-name="ce9" table:formula="of:=[.$P61]*([.$F61]-[.$B61])+[.$Q61]*([.$G61]-[.$C61])" office:value-type="float" office:value="1.97090710214171">
            <text:p>1.971</text:p>
          </table:table-cell>
          <table:table-cell table:style-name="ce9" table:formula="of:=([.$F61]-[.$B61]-[.$R61]*[.$P61])/SQRT(([.$F61]-[.$B61]-[.$R61]*[.$P61])^2+([.$G61]-[.$C61]-[.$R61]*[.$Q61])^2)" office:value-type="float" office:value="0.398093118022826">
            <text:p>0.398</text:p>
          </table:table-cell>
          <table:table-cell table:style-name="ce9" table:formula="of:=([.$G61]-[.$C61]-[.R61]*[.$Q61])/SQRT(([.$F61]-[.$B61]-[.R61]*[.$P61])^2+([.$G61]-[.$C61]-[.R61]*[.$Q61])^2)" office:value-type="float" office:value="-0.917345011096078">
            <text:p>-0.917</text:p>
          </table:table-cell>
          <table:table-cell table:style-name="ce9" table:formula="of:=[.$S61]*([.$F61]-[.$B61])+[.$T61]*([.$G61]-[.$C61])" office:value-type="float" office:value="3.46150620319065">
            <text:p>3.462</text:p>
          </table:table-cell>
          <table:table-cell table:style-name="ce48" table:formula="of:=([.$H61]^2-[.$I61]^2+[.$N61]^2)/(2*[.$N61])" office:value-type="float" office:value="-4.12584897531372">
            <text:p>-4.126</text:p>
          </table:table-cell>
          <table:table-cell table:style-name="ce48" table:formula="of:=([.$H61]^2-[.$J61]^2+[.$R61]^2+[.$U61]^2)/(2*[.$U61])-[.$R61]*[.$V61]/[.$U61]" office:value-type="float" office:value="3.47690196795889">
            <text:p>3.477</text:p>
          </table:table-cell>
          <table:table-cell table:style-name="ce9" table:formula="of:=[.$B61]+[.$V61]*[.$P61]+[.$W61]*[.$S61]" office:value-type="float" office:value="32.8489577195244">
            <text:p>32.849</text:p>
          </table:table-cell>
          <table:table-cell table:style-name="ce9" table:formula="of:=[.$C61]+[.$V61]*[.$Q61]+[.$W61]*[.$T61]" office:value-type="float" office:value="15.7229534086967">
            <text:p>15.723</text:p>
          </table:table-cell>
          <table:table-cell table:style-name="ce53" table:formula="of:=ABS([.$AB61]-[.$X61])/[.$AB61]" office:value-type="percentage" office:value="0.236815776491735">
            <text:p>23.68%</text:p>
          </table:table-cell>
          <table:table-cell table:style-name="ce53" table:formula="of:=ABS([.$AC61]-[.$Y61])/[.$AC61]" office:value-type="percentage" office:value="0.0246902203096072">
            <text:p>2.4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61]+[.AL61]*(ABS([.K61])-[.AK60])" office:value-type="float" office:value="72.2225408209801">
            <text:p>72.223</text:p>
          </table:table-cell>
          <table:table-cell table:style-name="ce6" table:formula="of:=[.AJ61]*(1-[.AL61])" office:value-type="float" office:value="0.0165339974582928">
            <text:p>0.017</text:p>
          </table:table-cell>
          <table:table-cell table:style-name="ce6" table:formula="of:=[.AJ60]+[.$AF61]" office:value-type="float" office:value="0.0169153736791104">
            <text:p>0.017</text:p>
          </table:table-cell>
          <table:table-cell table:style-name="ce6" table:formula="of:=[.AH60]" office:value-type="float" office:value="72.2485115806474">
            <text:p>72.249</text:p>
          </table:table-cell>
          <table:table-cell table:style-name="ce65" table:formula="of:=[.AJ61]/([.AJ61]+[.$AG61])" office:value-type="float" office:value="0.0225461304049455">
            <text:p>0.023</text:p>
          </table:table-cell>
          <table:table-cell table:style-name="ce60" table:formula="of:=[.AP61]+[.AQ61]*(ABS([.P61])-[.AP60])" office:value-type="float" office:value="75.0817537760342">
            <text:p>75.082</text:p>
          </table:table-cell>
          <table:table-cell table:style-name="ce6" table:formula="of:=[.AO61]*(1-[.AQ61])" office:value-type="float" office:value="0.0162047187199571">
            <text:p>0.016</text:p>
          </table:table-cell>
          <table:table-cell table:style-name="ce6" table:formula="of:=[.AO60]+[.$AF61]" office:value-type="float" office:value="0.0165708875869375">
            <text:p>0.017</text:p>
          </table:table-cell>
          <table:table-cell table:style-name="ce6" table:formula="of:=[.AM60]" office:value-type="float" office:value="76.7922753767625">
            <text:p>76.792</text:p>
          </table:table-cell>
          <table:table-cell table:style-name="ce65" table:formula="of:=[.AO61]/([.AO61]+[.$AG61])" office:value-type="float" office:value="0.0220971185194158">
            <text:p>0.022</text:p>
          </table:table-cell>
          <table:table-cell table:style-name="ce60" table:formula="of:=[.AU61]+[.AV61]*(ABS([.U61])-[.AU60])" office:value-type="float" office:value="60.3156490514368">
            <text:p>60.316</text:p>
          </table:table-cell>
          <table:table-cell table:style-name="ce6" table:formula="of:=[.AT61]*(1-[.AV61])" office:value-type="float" office:value="0.0241971826863215">
            <text:p>0.024</text:p>
          </table:table-cell>
          <table:table-cell table:style-name="ce6" table:formula="of:=[.AT60]+[.$AF61]" office:value-type="float" office:value="0.0250228315819173">
            <text:p>0.025</text:p>
          </table:table-cell>
          <table:table-cell table:style-name="ce6" table:formula="of:=[.AR60]" office:value-type="float" office:value="62.3205775346045">
            <text:p>62.321</text:p>
          </table:table-cell>
          <table:table-cell table:style-name="ce65" table:formula="of:=[.AT61]/([.AT61]+[.$AG61])" office:value-type="float" office:value="0.0329958219513616">
            <text:p>0.033</text:p>
          </table:table-cell>
          <table:table-cell table:style-name="ce6" table:formula="of:=EXP((-[.AH61]+66.39)/-8.89)" office:value-type="float" office:value="1.92722054442318">
            <text:p>1.927</text:p>
          </table:table-cell>
          <table:table-cell table:style-name="ce6" table:formula="of:=EXP((-[.AM61]+66.39)/-8.89)" office:value-type="float" office:value="2.65833526671364">
            <text:p>2.658</text:p>
          </table:table-cell>
          <table:table-cell table:style-name="ce6" table:formula="of:=EXP((-[.AR61]+66.39)/-8.89)" office:value-type="float" office:value="0.504958479535057">
            <text:p>0.505</text:p>
          </table:table-cell>
          <table:table-cell table:style-name="ce9" table:formula="of:=SQRT(([.$D61]-[.$B61])^2 + ([.$E61]-[.$C61])^2)" office:value-type="float" office:value="4.0442799111832">
            <text:p>4.044</text:p>
          </table:table-cell>
          <table:table-cell table:style-name="ce43" table:formula="of:=IF( ([.$AZ61]-[.$AW61] &lt;[.$AX61])               AND               ([.$AZ61]+[.$AW61]&gt;[.$AX61]); 1; 0)" office:value-type="float" office:value="1">
            <text:p>1</text:p>
          </table:table-cell>
          <table:table-cell table:style-name="ce9" table:formula="of:=([.$D61]-[.$B61])/[.$AZ61]" office:value-type="float" office:value="-0.917345011096078">
            <text:p>-0.917</text:p>
          </table:table-cell>
          <table:table-cell table:style-name="ce9" table:formula="of:=([.$E61]-[.$C61])/[.$AZ61]" office:value-type="float" office:value="-0.398093118022826">
            <text:p>-0.398</text:p>
          </table:table-cell>
          <table:table-cell table:style-name="ce9" table:formula="of:=[.$BB61]*([.$F61]-[.$B61])+[.$BC61]*([.$G61]-[.$C61])" office:value-type="float" office:value="1.97090710214171">
            <text:p>1.971</text:p>
          </table:table-cell>
          <table:table-cell table:style-name="ce9" table:formula="of:=([.$F61]-[.$B61]-[.$BD61]*[.$BB61])/SQRT(([.$F61]-[.$B61]-[.$BD61]*[.$BB61])^2+([.$G61]-[.$C61]-[.$BD61]*[.$BC61])^2)" office:value-type="float" office:value="0.398093118022826">
            <text:p>0.398</text:p>
          </table:table-cell>
          <table:table-cell table:style-name="ce9" table:formula="of:=([.$G61]-[.$C61]-[.BD61]*[.$BC61])/SQRT(([.$F61]-[.$B61]-[.BD61]*[.$BB61])^2+([.$G61]-[.$C61]-[.BD61]*[.$BC61])^2)" office:value-type="float" office:value="-0.917345011096078">
            <text:p>-0.917</text:p>
          </table:table-cell>
          <table:table-cell table:style-name="ce9" table:formula="of:=[.$BE61]*([.$F61]-[.$B61])+[.$BF61]*([.$G61]-[.$C61])" office:value-type="float" office:value="3.46150620319065">
            <text:p>3.462</text:p>
          </table:table-cell>
          <table:table-cell table:style-name="ce48" table:formula="of:=([.$AW61]^2-[.$AX61]^2+[.$AZ61]^2)/(2*[.$AZ61])" office:value-type="float" office:value="1.60765734842385">
            <text:p>1.608</text:p>
          </table:table-cell>
          <table:table-cell table:style-name="ce48" table:formula="of:=([.$AW61]^2-[.$AY61]^2+[.$BD61]^2+[.$BG61]^2)/(2*[.$BG61])-[.$BD61]*[.$BH61]/[.$BG61]" office:value-type="float" office:value="1.87614995131056">
            <text:p>1.876</text:p>
          </table:table-cell>
          <table:table-cell table:style-name="ce9" table:formula="of:=[.$B61]+[.$BH61]*[.$BB61]+[.$BI61]*[.$BE61]" office:value-type="float" office:value="26.952105935867">
            <text:p>26.952</text:p>
          </table:table-cell>
          <table:table-cell table:style-name="ce9" table:formula="of:=[.$C61]+[.$BH61]*[.$BC61]+[.$BI61]*[.$BF61]" office:value-type="float" office:value="14.9089258755507">
            <text:p>14.909</text:p>
          </table:table-cell>
          <table:table-cell table:style-name="ce53" table:formula="of:=ABS([.$AB61]-[.$BJ61])/[.$AB61]" office:value-type="percentage" office:value="0.0147898790512841">
            <text:p>1.48%</text:p>
          </table:table-cell>
          <table:table-cell table:style-name="ce53" table:formula="of:=ABS([.$AC61]-[.$BK61])/[.$AC61]" office:value-type="percentage" office:value="0.0283612663033362">
            <text:p>2.84%</text:p>
          </table:table-cell>
          <table:table-cell table:style-name="ce6" table:formula="of:=[.AB61]" office:value-type="float" office:value="26.5592971434286">
            <text:p>26.559</text:p>
          </table:table-cell>
          <table:table-cell table:style-name="ce6" table:formula="of:=[.AC61]" office:value-type="float" office:value="15.344104098062">
            <text:p>15.344</text:p>
          </table:table-cell>
          <table:table-cell/>
          <table:table-cell table:formula="of:=[.BN61]-[.BJ61]" office:value-type="float" office:value="-0.392808792438423">
            <text:p>-0.39</text:p>
          </table:table-cell>
          <table:table-cell table:formula="of:=[.BO61]-[.BK61]" office:value-type="float" office:value="0.435178222511249">
            <text:p>0.44</text:p>
          </table:table-cell>
          <table:table-cell table:style-name="ce75" table:formula="of:=[.BL61]-[.Z61]" office:value-type="percentage" office:value="-0.222025897440451">
            <text:p>-22.20%</text:p>
          </table:table-cell>
          <table:table-cell table:style-name="ce75" table:formula="of:=[.BM61]-[.AA61]" office:value-type="percentage" office:value="0.00367104599372903">
            <text:p>0.37%</text:p>
          </table:table-cell>
          <table:table-cell table:number-columns-repeated="13"/>
          <table:table-cell table:formula="of:=[.BL61]-[.Z61]" office:value-type="percentage" office:value="-0.222025897440451">
            <text:p>-22.20%</text:p>
          </table:table-cell>
          <table:table-cell table:formula="of:=[.BM61]-[.AA61]" office:value-type="percentage" office:value="0.00367104599372903">
            <text:p>0.37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62]+66.39)/-8.89)" office:value-type="float" office:value="2.94759586261819">
            <text:p>2.95</text:p>
          </table:table-cell>
          <table:table-cell table:formula="of:=EXP(([.L62]+66.39)/-8.89)" office:value-type="float" office:value="1.87957581156176">
            <text:p>1.88</text:p>
          </table:table-cell>
          <table:table-cell table:formula="of:=EXP(([.M62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72">
            <text:p>-72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62]-[.$B62])^2 + ([.$E62]-[.$C62])^2)" office:value-type="float" office:value="4.0442799111832">
            <text:p>4.044</text:p>
          </table:table-cell>
          <table:table-cell table:style-name="ce43" table:formula="of:=IF( ([.$N62]-[.$H62] &lt;[.$I62])            AND            ([.$N62]+[.$H62] &gt;[.$I62]); 1; 0)" office:value-type="float" office:value="1">
            <text:p>1</text:p>
          </table:table-cell>
          <table:table-cell table:style-name="ce9" table:formula="of:=([.$D62]-[.$B62])/[.$N62]" office:value-type="float" office:value="-0.917345011096078">
            <text:p>-0.917</text:p>
          </table:table-cell>
          <table:table-cell table:style-name="ce9" table:formula="of:=([.$E62]-[.$C62])/[.$N62]" office:value-type="float" office:value="-0.398093118022826">
            <text:p>-0.398</text:p>
          </table:table-cell>
          <table:table-cell table:style-name="ce9" table:formula="of:=[.$P62]*([.$F62]-[.$B62])+[.$Q62]*([.$G62]-[.$C62])" office:value-type="float" office:value="1.97090710214171">
            <text:p>1.971</text:p>
          </table:table-cell>
          <table:table-cell table:style-name="ce9" table:formula="of:=([.$F62]-[.$B62]-[.$R62]*[.$P62])/SQRT(([.$F62]-[.$B62]-[.$R62]*[.$P62])^2+([.$G62]-[.$C62]-[.$R62]*[.$Q62])^2)" office:value-type="float" office:value="0.398093118022826">
            <text:p>0.398</text:p>
          </table:table-cell>
          <table:table-cell table:style-name="ce9" table:formula="of:=([.$G62]-[.$C62]-[.R62]*[.$Q62])/SQRT(([.$F62]-[.$B62]-[.R62]*[.$P62])^2+([.$G62]-[.$C62]-[.R62]*[.$Q62])^2)" office:value-type="float" office:value="-0.917345011096078">
            <text:p>-0.917</text:p>
          </table:table-cell>
          <table:table-cell table:style-name="ce9" table:formula="of:=[.$S62]*([.$F62]-[.$B62])+[.$T62]*([.$G62]-[.$C62])" office:value-type="float" office:value="3.46150620319065">
            <text:p>3.462</text:p>
          </table:table-cell>
          <table:table-cell table:style-name="ce48" table:formula="of:=([.$H62]^2-[.$I62]^2+[.$N62]^2)/(2*[.$N62])" office:value-type="float" office:value="2.6595236494922">
            <text:p>2.660</text:p>
          </table:table-cell>
          <table:table-cell table:style-name="ce48" table:formula="of:=([.$H62]^2-[.$J62]^2+[.$R62]^2+[.$U62]^2)/(2*[.$U62])-[.$R62]*[.$V62]/[.$U62]" office:value-type="float" office:value="1.52226623629994">
            <text:p>1.522</text:p>
          </table:table-cell>
          <table:table-cell table:style-name="ce9" table:formula="of:=[.$B62]+[.$V62]*[.$P62]+[.$W62]*[.$S62]" office:value-type="float" office:value="25.8463029607158">
            <text:p>25.846</text:p>
          </table:table-cell>
          <table:table-cell table:style-name="ce9" table:formula="of:=[.$C62]+[.$V62]*[.$Q62]+[.$W62]*[.$T62]" office:value-type="float" office:value="14.8148186004885">
            <text:p>14.815</text:p>
          </table:table-cell>
          <table:table-cell table:style-name="ce53" table:formula="of:=ABS([.$AB62]-[.$X62])/[.$AB62]" office:value-type="percentage" office:value="0.0268453709020383">
            <text:p>2.68%</text:p>
          </table:table-cell>
          <table:table-cell table:style-name="ce53" table:formula="of:=ABS([.$AC62]-[.$Y62])/[.$AC62]" office:value-type="percentage" office:value="0.0344943891276385">
            <text:p>3.4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62]+[.AL62]*(ABS([.K62])-[.AK61])" office:value-type="float" office:value="72.3168714588123">
            <text:p>72.317</text:p>
          </table:table-cell>
          <table:table-cell table:style-name="ce6" table:formula="of:=[.AJ62]*(1-[.AL62])" office:value-type="float" office:value="0.0184397493229799">
            <text:p>0.018</text:p>
          </table:table-cell>
          <table:table-cell table:style-name="ce6" table:formula="of:=[.AJ61]+[.$AF62]" office:value-type="float" office:value="0.0189153736791104">
            <text:p>0.019</text:p>
          </table:table-cell>
          <table:table-cell table:style-name="ce6" table:formula="of:=[.AH61]" office:value-type="float" office:value="72.2225408209801">
            <text:p>72.223</text:p>
          </table:table-cell>
          <table:table-cell table:style-name="ce65" table:formula="of:=[.AJ62]/([.AJ62]+[.$AG62])" office:value-type="float" office:value="0.0251448564643326">
            <text:p>0.025</text:p>
          </table:table-cell>
          <table:table-cell table:style-name="ce60" table:formula="of:=[.AP62]+[.AQ62]*(ABS([.P62])-[.AP61])" office:value-type="float" office:value="73.2077773327059">
            <text:p>73.208</text:p>
          </table:table-cell>
          <table:table-cell table:style-name="ce6" table:formula="of:=[.AO62]*(1-[.AQ62])" office:value-type="float" office:value="0.0181122195433308">
            <text:p>0.018</text:p>
          </table:table-cell>
          <table:table-cell table:style-name="ce6" table:formula="of:=[.AO61]+[.$AF62]" office:value-type="float" office:value="0.0185708875869375">
            <text:p>0.019</text:p>
          </table:table-cell>
          <table:table-cell table:style-name="ce6" table:formula="of:=[.AM61]" office:value-type="float" office:value="75.0817537760342">
            <text:p>75.082</text:p>
          </table:table-cell>
          <table:table-cell table:style-name="ce65" table:formula="of:=[.AO62]/([.AO62]+[.$AG62])" office:value-type="float" office:value="0.0246982294981618">
            <text:p>0.025</text:p>
          </table:table-cell>
          <table:table-cell table:style-name="ce60" table:formula="of:=[.AU62]+[.AV62]*(ABS([.U62])-[.AU61])" office:value-type="float" office:value="58.22383575099">
            <text:p>58.224</text:p>
          </table:table-cell>
          <table:table-cell table:style-name="ce6" table:formula="of:=[.AT62]*(1-[.AV62])" office:value-type="float" office:value="0.0260624576371688">
            <text:p>0.026</text:p>
          </table:table-cell>
          <table:table-cell table:style-name="ce6" table:formula="of:=[.AT61]+[.$AF62]" office:value-type="float" office:value="0.0270228315819173">
            <text:p>0.027</text:p>
          </table:table-cell>
          <table:table-cell table:style-name="ce6" table:formula="of:=[.AR61]" office:value-type="float" office:value="60.3156490514368">
            <text:p>60.316</text:p>
          </table:table-cell>
          <table:table-cell table:style-name="ce65" table:formula="of:=[.AT62]/([.AT62]+[.$AG62])" office:value-type="float" office:value="0.0355393527816382">
            <text:p>0.036</text:p>
          </table:table-cell>
          <table:table-cell table:style-name="ce6" table:formula="of:=EXP((-[.AH62]+66.39)/-8.89)" office:value-type="float" office:value="1.94777891003418">
            <text:p>1.948</text:p>
          </table:table-cell>
          <table:table-cell table:style-name="ce6" table:formula="of:=EXP((-[.AM62]+66.39)/-8.89)" office:value-type="float" office:value="2.15309014484581">
            <text:p>2.153</text:p>
          </table:table-cell>
          <table:table-cell table:style-name="ce6" table:formula="of:=EXP((-[.AR62]+66.39)/-8.89)" office:value-type="float" office:value="0.3990858765981">
            <text:p>0.399</text:p>
          </table:table-cell>
          <table:table-cell table:style-name="ce9" table:formula="of:=SQRT(([.$D62]-[.$B62])^2 + ([.$E62]-[.$C62])^2)" office:value-type="float" office:value="4.0442799111832">
            <text:p>4.044</text:p>
          </table:table-cell>
          <table:table-cell table:style-name="ce43" table:formula="of:=IF( ([.$AZ62]-[.$AW62] &lt;[.$AX62])               AND               ([.$AZ62]+[.$AW62]&gt;[.$AX62]); 1; 0)" office:value-type="float" office:value="1">
            <text:p>1</text:p>
          </table:table-cell>
          <table:table-cell table:style-name="ce9" table:formula="of:=([.$D62]-[.$B62])/[.$AZ62]" office:value-type="float" office:value="-0.917345011096078">
            <text:p>-0.917</text:p>
          </table:table-cell>
          <table:table-cell table:style-name="ce9" table:formula="of:=([.$E62]-[.$C62])/[.$AZ62]" office:value-type="float" office:value="-0.398093118022826">
            <text:p>-0.398</text:p>
          </table:table-cell>
          <table:table-cell table:style-name="ce9" table:formula="of:=[.$BB62]*([.$F62]-[.$B62])+[.$BC62]*([.$G62]-[.$C62])" office:value-type="float" office:value="1.97090710214171">
            <text:p>1.971</text:p>
          </table:table-cell>
          <table:table-cell table:style-name="ce9" table:formula="of:=([.$F62]-[.$B62]-[.$BD62]*[.$BB62])/SQRT(([.$F62]-[.$B62]-[.$BD62]*[.$BB62])^2+([.$G62]-[.$C62]-[.$BD62]*[.$BC62])^2)" office:value-type="float" office:value="0.398093118022826">
            <text:p>0.398</text:p>
          </table:table-cell>
          <table:table-cell table:style-name="ce9" table:formula="of:=([.$G62]-[.$C62]-[.BD62]*[.$BC62])/SQRT(([.$F62]-[.$B62]-[.BD62]*[.$BB62])^2+([.$G62]-[.$C62]-[.BD62]*[.$BC62])^2)" office:value-type="float" office:value="-0.917345011096078">
            <text:p>-0.917</text:p>
          </table:table-cell>
          <table:table-cell table:style-name="ce9" table:formula="of:=[.$BE62]*([.$F62]-[.$B62])+[.$BF62]*([.$G62]-[.$C62])" office:value-type="float" office:value="3.46150620319065">
            <text:p>3.462</text:p>
          </table:table-cell>
          <table:table-cell table:style-name="ce48" table:formula="of:=([.$AW62]^2-[.$AX62]^2+[.$AZ62]^2)/(2*[.$AZ62])" office:value-type="float" office:value="1.91804794070286">
            <text:p>1.918</text:p>
          </table:table-cell>
          <table:table-cell table:style-name="ce48" table:formula="of:=([.$AW62]^2-[.$AY62]^2+[.$BD62]^2+[.$BG62]^2)/(2*[.$BG62])-[.$BD62]*[.$BH62]/[.$BG62]" office:value-type="float" office:value="1.72475272719554">
            <text:p>1.725</text:p>
          </table:table-cell>
          <table:table-cell table:style-name="ce9" table:formula="of:=[.$B62]+[.$BH62]*[.$BB62]+[.$BI62]*[.$BE62]" office:value-type="float" office:value="26.6071004815408">
            <text:p>26.607</text:p>
          </table:table-cell>
          <table:table-cell table:style-name="ce9" table:formula="of:=[.$C62]+[.$BH62]*[.$BC62]+[.$BI62]*[.$BF62]" office:value-type="float" office:value="14.9242450051011">
            <text:p>14.924</text:p>
          </table:table-cell>
          <table:table-cell table:style-name="ce53" table:formula="of:=ABS([.$AB62]-[.$BJ62])/[.$AB62]" office:value-type="percentage" office:value="0.00179987210708243">
            <text:p>0.18%</text:p>
          </table:table-cell>
          <table:table-cell table:style-name="ce53" table:formula="of:=ABS([.$AC62]-[.$BK62])/[.$AC62]" office:value-type="percentage" office:value="0.0273628939348685">
            <text:p>2.74%</text:p>
          </table:table-cell>
          <table:table-cell table:style-name="ce6" table:formula="of:=[.AB62]" office:value-type="float" office:value="26.5592971434286">
            <text:p>26.559</text:p>
          </table:table-cell>
          <table:table-cell table:style-name="ce6" table:formula="of:=[.AC62]" office:value-type="float" office:value="15.344104098062">
            <text:p>15.344</text:p>
          </table:table-cell>
          <table:table-cell/>
          <table:table-cell table:formula="of:=[.BN62]-[.BJ62]" office:value-type="float" office:value="-0.0478033381121712">
            <text:p>-0.05</text:p>
          </table:table-cell>
          <table:table-cell table:formula="of:=[.BO62]-[.BK62]" office:value-type="float" office:value="0.419859092960852">
            <text:p>0.42</text:p>
          </table:table-cell>
          <table:table-cell table:style-name="ce75" table:formula="of:=[.BL62]-[.Z62]" office:value-type="percentage" office:value="-0.0250454987949559">
            <text:p>-2.50%</text:p>
          </table:table-cell>
          <table:table-cell table:style-name="ce75" table:formula="of:=[.BM62]-[.AA62]" office:value-type="percentage" office:value="-0.00713149519276995">
            <text:p>-0.71%</text:p>
          </table:table-cell>
          <table:table-cell table:number-columns-repeated="13"/>
          <table:table-cell table:formula="of:=[.BL62]-[.Z62]" office:value-type="percentage" office:value="-0.0250454987949559">
            <text:p>-2.50%</text:p>
          </table:table-cell>
          <table:table-cell table:formula="of:=[.BM62]-[.AA62]" office:value-type="percentage" office:value="-0.00713149519276995">
            <text:p>-0.71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63]+66.39)/-8.89)" office:value-type="float" office:value="1.87957581156176">
            <text:p>1.88</text:p>
          </table:table-cell>
          <table:table-cell table:formula="of:=EXP(([.L63]+66.39)/-8.89)" office:value-type="float" office:value="5.17282816371939">
            <text:p>5.17</text:p>
          </table:table-cell>
          <table:table-cell table:formula="of:=EXP(([.M63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81">
            <text:p>-81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63]-[.$B63])^2 + ([.$E63]-[.$C63])^2)" office:value-type="float" office:value="4.0442799111832">
            <text:p>4.044</text:p>
          </table:table-cell>
          <table:table-cell table:style-name="ce43" table:formula="of:=IF( ([.$N63]-[.$H63] &lt;[.$I63])            AND            ([.$N63]+[.$H63] &gt;[.$I63]); 1; 0)" office:value-type="float" office:value="1">
            <text:p>1</text:p>
          </table:table-cell>
          <table:table-cell table:style-name="ce9" table:formula="of:=([.$D63]-[.$B63])/[.$N63]" office:value-type="float" office:value="-0.917345011096078">
            <text:p>-0.917</text:p>
          </table:table-cell>
          <table:table-cell table:style-name="ce9" table:formula="of:=([.$E63]-[.$C63])/[.$N63]" office:value-type="float" office:value="-0.398093118022826">
            <text:p>-0.398</text:p>
          </table:table-cell>
          <table:table-cell table:style-name="ce9" table:formula="of:=[.$P63]*([.$F63]-[.$B63])+[.$Q63]*([.$G63]-[.$C63])" office:value-type="float" office:value="1.97090710214171">
            <text:p>1.971</text:p>
          </table:table-cell>
          <table:table-cell table:style-name="ce9" table:formula="of:=([.$F63]-[.$B63]-[.$R63]*[.$P63])/SQRT(([.$F63]-[.$B63]-[.$R63]*[.$P63])^2+([.$G63]-[.$C63]-[.$R63]*[.$Q63])^2)" office:value-type="float" office:value="0.398093118022826">
            <text:p>0.398</text:p>
          </table:table-cell>
          <table:table-cell table:style-name="ce9" table:formula="of:=([.$G63]-[.$C63]-[.R63]*[.$Q63])/SQRT(([.$F63]-[.$B63]-[.R63]*[.$P63])^2+([.$G63]-[.$C63]-[.R63]*[.$Q63])^2)" office:value-type="float" office:value="-0.917345011096078">
            <text:p>-0.917</text:p>
          </table:table-cell>
          <table:table-cell table:style-name="ce9" table:formula="of:=[.$S63]*([.$F63]-[.$B63])+[.$T63]*([.$G63]-[.$C63])" office:value-type="float" office:value="3.46150620319065">
            <text:p>3.462</text:p>
          </table:table-cell>
          <table:table-cell table:style-name="ce48" table:formula="of:=([.$H63]^2-[.$I63]^2+[.$N63]^2)/(2*[.$N63])" office:value-type="float" office:value="-0.849242155688334">
            <text:p>-0.849</text:p>
          </table:table-cell>
          <table:table-cell table:style-name="ce48" table:formula="of:=([.$H63]^2-[.$J63]^2+[.$R63]^2+[.$U63]^2)/(2*[.$U63])-[.$R63]*[.$V63]/[.$U63]" office:value-type="float" office:value="2.48542529290857">
            <text:p>2.485</text:p>
          </table:table-cell>
          <table:table-cell table:style-name="ce9" table:formula="of:=[.$B63]+[.$V63]*[.$P63]+[.$W63]*[.$S63]" office:value-type="float" office:value="29.4484787591999">
            <text:p>29.448</text:p>
          </table:table-cell>
          <table:table-cell table:style-name="ce9" table:formula="of:=[.$C63]+[.$V63]*[.$Q63]+[.$W63]*[.$T63]" office:value-type="float" office:value="15.3280849648127">
            <text:p>15.328</text:p>
          </table:table-cell>
          <table:table-cell table:style-name="ce53" table:formula="of:=ABS([.$AB63]-[.$X63])/[.$AB63]" office:value-type="percentage" office:value="0.108782307007932">
            <text:p>10.88%</text:p>
          </table:table-cell>
          <table:table-cell table:style-name="ce53" table:formula="of:=ABS([.$AC63]-[.$Y63])/[.$AC63]" office:value-type="percentage" office:value="0.0010439927379866">
            <text:p>0.1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63]+[.AL63]*(ABS([.K63])-[.AK62])" office:value-type="float" office:value="72.3107004461631">
            <text:p>72.311</text:p>
          </table:table-cell>
          <table:table-cell table:style-name="ce6" table:formula="of:=[.AJ63]*(1-[.AL63])" office:value-type="float" office:value="0.020335394532054">
            <text:p>0.020</text:p>
          </table:table-cell>
          <table:table-cell table:style-name="ce6" table:formula="of:=[.AJ62]+[.$AF63]" office:value-type="float" office:value="0.0209153736791104">
            <text:p>0.021</text:p>
          </table:table-cell>
          <table:table-cell table:style-name="ce6" table:formula="of:=[.AH62]" office:value-type="float" office:value="72.3168714588123">
            <text:p>72.317</text:p>
          </table:table-cell>
          <table:table-cell table:style-name="ce65" table:formula="of:=[.AJ63]/([.AJ63]+[.$AG63])" office:value-type="float" office:value="0.0277298008610585">
            <text:p>0.028</text:p>
          </table:table-cell>
          <table:table-cell table:style-name="ce60" table:formula="of:=[.AP63]+[.AQ63]*(ABS([.P63])-[.AP62])" office:value-type="float" office:value="71.184161400905">
            <text:p>71.184</text:p>
          </table:table-cell>
          <table:table-cell table:style-name="ce6" table:formula="of:=[.AO63]*(1-[.AQ63])" office:value-type="float" office:value="0.0200095998136587">
            <text:p>0.020</text:p>
          </table:table-cell>
          <table:table-cell table:style-name="ce6" table:formula="of:=[.AO62]+[.$AF63]" office:value-type="float" office:value="0.0205708875869376">
            <text:p>0.021</text:p>
          </table:table-cell>
          <table:table-cell table:style-name="ce6" table:formula="of:=[.AM62]" office:value-type="float" office:value="73.2077773327059">
            <text:p>73.208</text:p>
          </table:table-cell>
          <table:table-cell table:style-name="ce65" table:formula="of:=[.AO63]/([.AO63]+[.$AG63])" office:value-type="float" office:value="0.0272855398633953">
            <text:p>0.027</text:p>
          </table:table-cell>
          <table:table-cell table:style-name="ce60" table:formula="of:=[.AU63]+[.AV63]*(ABS([.U63])-[.AU62])" office:value-type="float" office:value="56.0594247929628">
            <text:p>56.059</text:p>
          </table:table-cell>
          <table:table-cell table:style-name="ce6" table:formula="of:=[.AT63]*(1-[.AV63])" office:value-type="float" office:value="0.0279179457888705">
            <text:p>0.028</text:p>
          </table:table-cell>
          <table:table-cell table:style-name="ce6" table:formula="of:=[.AT62]+[.$AF63]" office:value-type="float" office:value="0.0290228315819173">
            <text:p>0.029</text:p>
          </table:table-cell>
          <table:table-cell table:style-name="ce6" table:formula="of:=[.AR62]" office:value-type="float" office:value="58.22383575099">
            <text:p>58.224</text:p>
          </table:table-cell>
          <table:table-cell table:style-name="ce65" table:formula="of:=[.AT63]/([.AT63]+[.$AG63])" office:value-type="float" office:value="0.0380695381127189">
            <text:p>0.038</text:p>
          </table:table-cell>
          <table:table-cell table:style-name="ce6" table:formula="of:=EXP((-[.AH63]+66.39)/-8.89)" office:value-type="float" office:value="1.94642732426558">
            <text:p>1.946</text:p>
          </table:table-cell>
          <table:table-cell table:style-name="ce6" table:formula="of:=EXP((-[.AM63]+66.39)/-8.89)" office:value-type="float" office:value="1.7147644909608">
            <text:p>1.715</text:p>
          </table:table-cell>
          <table:table-cell table:style-name="ce6" table:formula="of:=EXP((-[.AR63]+66.39)/-8.89)" office:value-type="float" office:value="0.312845927127149">
            <text:p>0.313</text:p>
          </table:table-cell>
          <table:table-cell table:style-name="ce9" table:formula="of:=SQRT(([.$D63]-[.$B63])^2 + ([.$E63]-[.$C63])^2)" office:value-type="float" office:value="4.0442799111832">
            <text:p>4.044</text:p>
          </table:table-cell>
          <table:table-cell table:style-name="ce43" table:formula="of:=IF( ([.$AZ63]-[.$AW63] &lt;[.$AX63])               AND               ([.$AZ63]+[.$AW63]&gt;[.$AX63]); 1; 0)" office:value-type="float" office:value="0">
            <text:p>0</text:p>
          </table:table-cell>
          <table:table-cell table:style-name="ce9" table:formula="of:=([.$D63]-[.$B63])/[.$AZ63]" office:value-type="float" office:value="-0.917345011096078">
            <text:p>-0.917</text:p>
          </table:table-cell>
          <table:table-cell table:style-name="ce9" table:formula="of:=([.$E63]-[.$C63])/[.$AZ63]" office:value-type="float" office:value="-0.398093118022826">
            <text:p>-0.398</text:p>
          </table:table-cell>
          <table:table-cell table:style-name="ce9" table:formula="of:=[.$BB63]*([.$F63]-[.$B63])+[.$BC63]*([.$G63]-[.$C63])" office:value-type="float" office:value="1.97090710214171">
            <text:p>1.971</text:p>
          </table:table-cell>
          <table:table-cell table:style-name="ce9" table:formula="of:=([.$F63]-[.$B63]-[.$BD63]*[.$BB63])/SQRT(([.$F63]-[.$B63]-[.$BD63]*[.$BB63])^2+([.$G63]-[.$C63]-[.$BD63]*[.$BC63])^2)" office:value-type="float" office:value="0.398093118022826">
            <text:p>0.398</text:p>
          </table:table-cell>
          <table:table-cell table:style-name="ce9" table:formula="of:=([.$G63]-[.$C63]-[.BD63]*[.$BC63])/SQRT(([.$F63]-[.$B63]-[.BD63]*[.$BB63])^2+([.$G63]-[.$C63]-[.BD63]*[.$BC63])^2)" office:value-type="float" office:value="-0.917345011096078">
            <text:p>-0.917</text:p>
          </table:table-cell>
          <table:table-cell table:style-name="ce9" table:formula="of:=[.$BE63]*([.$F63]-[.$B63])+[.$BF63]*([.$G63]-[.$C63])" office:value-type="float" office:value="3.46150620319065">
            <text:p>3.462</text:p>
          </table:table-cell>
          <table:table-cell table:style-name="ce48" table:formula="of:=([.$AW63]^2-[.$AX63]^2+[.$AZ63]^2)/(2*[.$AZ63])" office:value-type="float" office:value="2.12699942227222">
            <text:p>2.127</text:p>
          </table:table-cell>
          <table:table-cell table:style-name="ce48" table:formula="of:=([.$AW63]^2-[.$AY63]^2+[.$BD63]^2+[.$BG63]^2)/(2*[.$BG63])-[.$BD63]*[.$BH63]/[.$BG63]" office:value-type="float" office:value="1.61388851607627">
            <text:p>1.614</text:p>
          </table:table-cell>
          <table:table-cell table:style-name="ce9" table:formula="of:=[.$B63]+[.$BH63]*[.$BB63]+[.$BI63]*[.$BE63]" office:value-type="float" office:value="26.3712856028804">
            <text:p>26.371</text:p>
          </table:table-cell>
          <table:table-cell table:style-name="ce9" table:formula="of:=[.$C63]+[.$BH63]*[.$BC63]+[.$BI63]*[.$BF63]" office:value-type="float" office:value="14.9427635892671">
            <text:p>14.943</text:p>
          </table:table-cell>
          <table:table-cell table:style-name="ce53" table:formula="of:=ABS([.$AB63]-[.$BJ63])/[.$AB63]" office:value-type="percentage" office:value="0.00707893509127543">
            <text:p>0.71%</text:p>
          </table:table-cell>
          <table:table-cell table:style-name="ce53" table:formula="of:=ABS([.$AC63]-[.$BK63])/[.$AC63]" office:value-type="percentage" office:value="0.0261560079513285">
            <text:p>2.62%</text:p>
          </table:table-cell>
          <table:table-cell table:style-name="ce6" table:formula="of:=[.AB63]" office:value-type="float" office:value="26.5592971434286">
            <text:p>26.559</text:p>
          </table:table-cell>
          <table:table-cell table:style-name="ce6" table:formula="of:=[.AC63]" office:value-type="float" office:value="15.344104098062">
            <text:p>15.344</text:p>
          </table:table-cell>
          <table:table-cell/>
          <table:table-cell table:formula="of:=[.BN63]-[.BJ63]" office:value-type="float" office:value="0.188011540548228">
            <text:p>0.19</text:p>
          </table:table-cell>
          <table:table-cell table:formula="of:=[.BO63]-[.BK63]" office:value-type="float" office:value="0.401340508794922">
            <text:p>0.4</text:p>
          </table:table-cell>
          <table:table-cell table:style-name="ce75" table:formula="of:=[.BL63]-[.Z63]" office:value-type="percentage" office:value="-0.101703371916656">
            <text:p>-10.17%</text:p>
          </table:table-cell>
          <table:table-cell table:style-name="ce75" table:formula="of:=[.BM63]-[.AA63]" office:value-type="percentage" office:value="0.0251120152133419">
            <text:p>2.51%</text:p>
          </table:table-cell>
          <table:table-cell table:number-columns-repeated="13"/>
          <table:table-cell table:formula="of:=[.BL63]-[.Z63]" office:value-type="percentage" office:value="-0.101703371916656">
            <text:p>-10.17%</text:p>
          </table:table-cell>
          <table:table-cell table:formula="of:=[.BM63]-[.AA63]" office:value-type="percentage" office:value="0.0251120152133419">
            <text:p>2.51%</text:p>
          </table:table-cell>
          <table:table-cell table:number-columns-repeated="937"/>
        </table:table-row>
        <table:table-row table:style-name="ro2">
          <table:table-cell table:style-name="ce10" office:value-type="string">
            <text:p>mode</text:p>
          </table:table-cell>
          <table:table-cell table:style-name="ce15" office:value-type="float" office:value="28.68">
            <text:p>28.680</text:p>
          </table:table-cell>
          <table:table-cell table:style-name="ce15" office:value-type="float" office:value="18.27">
            <text:p>18.270</text:p>
          </table:table-cell>
          <table:table-cell table:style-name="ce15" office:value-type="float" office:value="24.97">
            <text:p>24.970</text:p>
          </table:table-cell>
          <table:table-cell table:style-name="ce15" office:value-type="float" office:value="16.66">
            <text:p>16.660</text:p>
          </table:table-cell>
          <table:table-cell table:style-name="ce15" office:value-type="float" office:value="28.25">
            <text:p>28.250</text:p>
          </table:table-cell>
          <table:table-cell table:style-name="ce15" office:value-type="float" office:value="14.31">
            <text:p>14.310</text:p>
          </table:table-cell>
          <table:table-cell table:style-name="ce10" table:formula="of:=EXP(([.K64]+66.39)/-8.89)" office:value-type="float" office:value="1.87957581156176">
            <text:p>1.88</text:p>
          </table:table-cell>
          <table:table-cell table:style-name="ce10" table:formula="of:=EXP(([.L64]+66.39)/-8.89)" office:value-type="float" office:value="7.24910048638861">
            <text:p>7.25</text:p>
          </table:table-cell>
          <table:table-cell table:style-name="ce10" table:formula="of:=EXP(([.M64]+66.39)/-8.89)" office:value-type="float" office:value="2.94759586261819">
            <text:p>2.95</text:p>
          </table:table-cell>
          <table:table-cell table:style-name="ce10" table:formula="of:=MODE([.K54:.K63])" office:value-type="float" office:value="-72">
            <text:p>-72</text:p>
          </table:table-cell>
          <table:table-cell table:style-name="ce10" table:formula="of:=MODE([.L54:.L63])" office:value-type="float" office:value="-84">
            <text:p>-84</text:p>
          </table:table-cell>
          <table:table-cell table:style-name="ce10" table:formula="of:=MODE([.M54:.M63])" office:value-type="float" office:value="-76">
            <text:p>-76</text:p>
          </table:table-cell>
          <table:table-cell table:style-name="ce42" table:formula="of:=SQRT(([.$D64]-[.$B64])^2 + ([.$E64]-[.$C64])^2)" office:value-type="float" office:value="4.0442799111832">
            <text:p>4.044</text:p>
          </table:table-cell>
          <table:table-cell table:style-name="ce44" table:formula="of:=IF( ([.$N64]-[.$H64] &lt;[.$I64])            AND            ([.$N64]+[.$H64] &gt;[.$I64]); 1; 0)" office:value-type="float" office:value="0">
            <text:p>0</text:p>
          </table:table-cell>
          <table:table-cell table:style-name="ce42" table:formula="of:=([.$D64]-[.$B64])/[.$N64]" office:value-type="float" office:value="-0.917345011096078">
            <text:p>-0.917</text:p>
          </table:table-cell>
          <table:table-cell table:style-name="ce42" table:formula="of:=([.$E64]-[.$C64])/[.$N64]" office:value-type="float" office:value="-0.398093118022826">
            <text:p>-0.398</text:p>
          </table:table-cell>
          <table:table-cell table:style-name="ce42" table:formula="of:=[.$P64]*([.$F64]-[.$B64])+[.$Q64]*([.$G64]-[.$C64])" office:value-type="float" office:value="1.97090710214171">
            <text:p>1.971</text:p>
          </table:table-cell>
          <table:table-cell table:style-name="ce42" table:formula="of:=([.$F64]-[.$B64]-[.$R64]*[.$P64])/SQRT(([.$F64]-[.$B64]-[.$R64]*[.$P64])^2+([.$G64]-[.$C64]-[.$R64]*[.$Q64])^2)" office:value-type="float" office:value="0.398093118022826">
            <text:p>0.398</text:p>
          </table:table-cell>
          <table:table-cell table:style-name="ce42" table:formula="of:=([.$G64]-[.$C64]-[.R64]*[.$Q64])/SQRT(([.$F64]-[.$B64]-[.R64]*[.$P64])^2+([.$G64]-[.$C64]-[.R64]*[.$Q64])^2)" office:value-type="float" office:value="-0.917345011096078">
            <text:p>-0.917</text:p>
          </table:table-cell>
          <table:table-cell table:style-name="ce42" table:formula="of:=[.$S64]*([.$F64]-[.$B64])+[.$T64]*([.$G64]-[.$C64])" office:value-type="float" office:value="3.46150620319065">
            <text:p>3.462</text:p>
          </table:table-cell>
          <table:table-cell table:style-name="ce49" table:formula="of:=([.$H64]^2-[.$I64]^2+[.$N64]^2)/(2*[.$N64])" office:value-type="float" office:value="-4.03785758498554">
            <text:p>-4.038</text:p>
          </table:table-cell>
          <table:table-cell table:style-name="ce49" table:formula="of:=([.$H64]^2-[.$J64]^2+[.$R64]^2+[.$U64]^2)/(2*[.$U64])-[.$R64]*[.$V64]/[.$U64]" office:value-type="float" office:value="3.84622570095494">
            <text:p>3.846</text:p>
          </table:table-cell>
          <table:table-cell table:style-name="ce42" table:formula="of:=[.$B64]+[.$V64]*[.$P64]+[.$W64]*[.$S64]" office:value-type="float" office:value="33.9152644930156">
            <text:p>33.915</text:p>
          </table:table-cell>
          <table:table-cell table:style-name="ce42" table:formula="of:=[.$C64]+[.$V64]*[.$Q64]+[.$W64]*[.$T64]" office:value-type="float" office:value="16.3491273578185">
            <text:p>16.349</text:p>
          </table:table-cell>
          <table:table-cell table:style-name="ce55" table:formula="of:=ABS([.$AB64]-[.$X64])/[.$AB64]" office:value-type="percentage" office:value="0.230628789860215">
            <text:p>23.06%</text:p>
          </table:table-cell>
          <table:table-cell table:style-name="ce55" table:formula="of:=ABS([.$AC64]-[.$Y64])/[.$AC64]" office:value-type="percentage" office:value="0.000307343842546864">
            <text:p>0.03%</text:p>
          </table:table-cell>
          <table:table-cell table:style-name="ce42" office:value-type="float" office:value="27.5592971434286">
            <text:p>27.559</text:p>
          </table:table-cell>
          <table:table-cell table:style-name="ce42" office:value-type="float" office:value="16.344104098062">
            <text:p>16.344</text:p>
          </table:table-cell>
          <table:table-cell table:style-name="ce10" table:number-columns-repeated="2"/>
          <table:table-cell table:style-name="ce15" table:number-columns-repeated="2"/>
          <table:table-cell table:style-name="ce61" table:number-columns-repeated="18"/>
          <table:table-cell table:style-name="ce42"/>
          <table:table-cell table:style-name="ce66"/>
          <table:table-cell table:style-name="ce42" table:number-columns-repeated="6"/>
          <table:table-cell table:style-name="ce49" table:number-columns-repeated="2"/>
          <table:table-cell table:style-name="ce42" table:number-columns-repeated="2"/>
          <table:table-cell table:style-name="ce55" table:number-columns-repeated="2"/>
          <table:table-cell table:style-name="ce61" table:number-columns-repeated="2"/>
          <table:table-cell table:style-name="ce10" table:number-columns-repeated="3"/>
          <table:table-cell table:style-name="ce72" table:number-columns-repeated="2"/>
          <table:table-cell table:style-name="ce10" table:number-columns-repeated="952"/>
        </table:table-row>
        <table:table-row table:style-name="ro2">
          <table:table-cell table:style-name="ce11" office:value-type="string">
            <text:p>mean</text:p>
          </table:table-cell>
          <table:table-cell table:style-name="ce16" office:value-type="float" office:value="29.68">
            <text:p>29.680</text:p>
          </table:table-cell>
          <table:table-cell table:style-name="ce16" office:value-type="float" office:value="19.27">
            <text:p>19.270</text:p>
          </table:table-cell>
          <table:table-cell table:style-name="ce16" office:value-type="float" office:value="25.97">
            <text:p>25.970</text:p>
          </table:table-cell>
          <table:table-cell table:style-name="ce16" office:value-type="float" office:value="17.66">
            <text:p>17.660</text:p>
          </table:table-cell>
          <table:table-cell table:style-name="ce16" office:value-type="float" office:value="29.25">
            <text:p>29.250</text:p>
          </table:table-cell>
          <table:table-cell table:style-name="ce16" office:value-type="float" office:value="15.31">
            <text:p>15.310</text:p>
          </table:table-cell>
          <table:table-cell table:style-name="ce11" table:formula="of:=EXP(([.K65]+66.39)/-8.89)" office:value-type="float" office:value="2.43455449174809">
            <text:p>2.43</text:p>
          </table:table-cell>
          <table:table-cell table:style-name="ce11" table:formula="of:=EXP(([.L65]+66.39)/-8.89)" office:value-type="float" office:value="4.08449909451832">
            <text:p>4.08</text:p>
          </table:table-cell>
          <table:table-cell table:style-name="ce11" table:formula="of:=EXP(([.M65]+66.39)/-8.89)" office:value-type="float" office:value="2.54659750197354">
            <text:p>2.55</text:p>
          </table:table-cell>
          <table:table-cell table:style-name="ce11" table:formula="of:=AVERAGE([.K54:.K63])" office:value-type="float" office:value="-74.3">
            <text:p>-74.3</text:p>
          </table:table-cell>
          <table:table-cell table:style-name="ce11" table:formula="of:=AVERAGE([.L54:.L63])" office:value-type="float" office:value="-78.9">
            <text:p>-78.9</text:p>
          </table:table-cell>
          <table:table-cell table:style-name="ce11" table:formula="of:=AVERAGE([.M54:.M63])" office:value-type="float" office:value="-74.7">
            <text:p>-74.7</text:p>
          </table:table-cell>
          <table:table-cell table:style-name="ce21" table:formula="of:=SQRT(([.$D65]-[.$B65])^2 + ([.$E65]-[.$C65])^2)" office:value-type="float" office:value="4.0442799111832">
            <text:p>4.044</text:p>
          </table:table-cell>
          <table:table-cell table:style-name="ce45" table:formula="of:=IF( ([.$N65]-[.$H65] &lt;[.$I65])            AND            ([.$N65]+[.$H65] &gt;[.$I65]); 1; 0)" office:value-type="float" office:value="1">
            <text:p>1</text:p>
          </table:table-cell>
          <table:table-cell table:style-name="ce21" table:formula="of:=([.$D65]-[.$B65])/[.$N65]" office:value-type="float" office:value="-0.917345011096078">
            <text:p>-0.917</text:p>
          </table:table-cell>
          <table:table-cell table:style-name="ce21" table:formula="of:=([.$E65]-[.$C65])/[.$N65]" office:value-type="float" office:value="-0.398093118022826">
            <text:p>-0.398</text:p>
          </table:table-cell>
          <table:table-cell table:style-name="ce21" table:formula="of:=[.$P65]*([.$F65]-[.$B65])+[.$Q65]*([.$G65]-[.$C65])" office:value-type="float" office:value="1.97090710214171">
            <text:p>1.971</text:p>
          </table:table-cell>
          <table:table-cell table:style-name="ce21" table:formula="of:=([.$F65]-[.$B65]-[.$R65]*[.$P65])/SQRT(([.$F65]-[.$B65]-[.$R65]*[.$P65])^2+([.$G65]-[.$C65]-[.$R65]*[.$Q65])^2)" office:value-type="float" office:value="0.398093118022826">
            <text:p>0.398</text:p>
          </table:table-cell>
          <table:table-cell table:style-name="ce21" table:formula="of:=([.$G65]-[.$C65]-[.R65]*[.$Q65])/SQRT(([.$F65]-[.$B65]-[.R65]*[.$P65])^2+([.$G65]-[.$C65]-[.R65]*[.$Q65])^2)" office:value-type="float" office:value="-0.917345011096078">
            <text:p>-0.917</text:p>
          </table:table-cell>
          <table:table-cell table:style-name="ce21" table:formula="of:=[.$S65]*([.$F65]-[.$B65])+[.$T65]*([.$G65]-[.$C65])" office:value-type="float" office:value="3.46150620319065">
            <text:p>3.462</text:p>
          </table:table-cell>
          <table:table-cell table:style-name="ce50" table:formula="of:=([.$H65]^2-[.$I65]^2+[.$N65]^2)/(2*[.$N65])" office:value-type="float" office:value="0.692351029497789">
            <text:p>0.692</text:p>
          </table:table-cell>
          <table:table-cell table:style-name="ce50" table:formula="of:=([.$H65]^2-[.$J65]^2+[.$R65]^2+[.$U65]^2)/(2*[.$U65])-[.$R65]*[.$V65]/[.$U65]" office:value-type="float" office:value="1.81702369942502">
            <text:p>1.817</text:p>
          </table:table-cell>
          <table:table-cell table:style-name="ce21" table:formula="of:=[.$B65]+[.$V65]*[.$P65]+[.$W65]*[.$S65]" office:value-type="float" office:value="29.7682198671884">
            <text:p>29.768</text:p>
          </table:table-cell>
          <table:table-cell table:style-name="ce21" table:formula="of:=[.$C65]+[.$V65]*[.$Q65]+[.$W65]*[.$T65]" office:value-type="float" office:value="17.32754219419">
            <text:p>17.328</text:p>
          </table:table-cell>
          <table:table-cell table:style-name="ce56" table:formula="of:=ABS([.$AB65]-[.$X65])/[.$AB65]" office:value-type="percentage" office:value="0.0423302687628647">
            <text:p>4.23%</text:p>
          </table:table-cell>
          <table:table-cell table:style-name="ce56" table:formula="of:=ABS([.$AC65]-[.$Y65])/[.$AC65]" office:value-type="percentage" office:value="0.000954901087905032">
            <text:p>0.10%</text:p>
          </table:table-cell>
          <table:table-cell table:style-name="ce21" office:value-type="float" office:value="28.5592971434286">
            <text:p>28.559</text:p>
          </table:table-cell>
          <table:table-cell table:style-name="ce21" office:value-type="float" office:value="17.344104098062">
            <text:p>17.344</text:p>
          </table:table-cell>
          <table:table-cell table:style-name="ce11" table:number-columns-repeated="2"/>
          <table:table-cell table:style-name="ce16" table:number-columns-repeated="2"/>
          <table:table-cell table:style-name="ce19" table:number-columns-repeated="18"/>
          <table:table-cell table:style-name="ce21"/>
          <table:table-cell table:style-name="ce67"/>
          <table:table-cell table:style-name="ce21" table:number-columns-repeated="6"/>
          <table:table-cell table:style-name="ce50" table:number-columns-repeated="2"/>
          <table:table-cell table:style-name="ce21" table:number-columns-repeated="2"/>
          <table:table-cell table:style-name="ce56" table:number-columns-repeated="2"/>
          <table:table-cell table:style-name="ce19" table:number-columns-repeated="2"/>
          <table:table-cell table:style-name="ce11" table:number-columns-repeated="3"/>
          <table:table-cell table:style-name="ce73" table:number-columns-repeated="2"/>
          <table:table-cell table:style-name="ce11" table:number-columns-repeated="952"/>
        </table:table-row>
        <table:table-row table:style-name="ro2">
          <table:table-cell table:style-name="ce12" office:value-type="string">
            <text:p>median</text:p>
          </table:table-cell>
          <table:table-cell table:style-name="ce17" office:value-type="float" office:value="30.68">
            <text:p>30.680</text:p>
          </table:table-cell>
          <table:table-cell table:style-name="ce17" office:value-type="float" office:value="20.27">
            <text:p>20.270</text:p>
          </table:table-cell>
          <table:table-cell table:style-name="ce17" office:value-type="float" office:value="26.97">
            <text:p>26.970</text:p>
          </table:table-cell>
          <table:table-cell table:style-name="ce17" office:value-type="float" office:value="18.66">
            <text:p>18.660</text:p>
          </table:table-cell>
          <table:table-cell table:style-name="ce17" office:value-type="float" office:value="30.25">
            <text:p>30.250</text:p>
          </table:table-cell>
          <table:table-cell table:style-name="ce17" office:value-type="float" office:value="16.31">
            <text:p>16.310</text:p>
          </table:table-cell>
          <table:table-cell table:style-name="ce12" table:formula="of:=EXP(([.K66]+66.39)/-8.89)" office:value-type="float" office:value="2.35376929320541">
            <text:p>2.35</text:p>
          </table:table-cell>
          <table:table-cell table:style-name="ce12" table:formula="of:=EXP(([.L66]+66.39)/-8.89)" office:value-type="float" office:value="5.17282816371939">
            <text:p>5.17</text:p>
          </table:table-cell>
          <table:table-cell table:style-name="ce12" table:formula="of:=EXP(([.M66]+66.39)/-8.89)" office:value-type="float" office:value="2.78639015445973">
            <text:p>2.79</text:p>
          </table:table-cell>
          <table:table-cell table:style-name="ce12" table:formula="of:=MEDIAN([.K54:.K63])" office:value-type="float" office:value="-74">
            <text:p>-74</text:p>
          </table:table-cell>
          <table:table-cell table:style-name="ce12" table:formula="of:=MEDIAN([.L54:.L63])" office:value-type="float" office:value="-81">
            <text:p>-81</text:p>
          </table:table-cell>
          <table:table-cell table:style-name="ce12" table:formula="of:=MEDIAN([.M54:.M63])" office:value-type="float" office:value="-75.5">
            <text:p>-75.5</text:p>
          </table:table-cell>
          <table:table-cell table:style-name="ce22" table:formula="of:=SQRT(([.$D66]-[.$B66])^2 + ([.$E66]-[.$C66])^2)" office:value-type="float" office:value="4.0442799111832">
            <text:p>4.044</text:p>
          </table:table-cell>
          <table:table-cell table:style-name="ce46" table:formula="of:=IF( ([.$N66]-[.$H66] &lt;[.$I66])            AND            ([.$N66]+[.$H66] &gt;[.$I66]); 1; 0)" office:value-type="float" office:value="1">
            <text:p>1</text:p>
          </table:table-cell>
          <table:table-cell table:style-name="ce22" table:formula="of:=([.$D66]-[.$B66])/[.$N66]" office:value-type="float" office:value="-0.917345011096078">
            <text:p>-0.917</text:p>
          </table:table-cell>
          <table:table-cell table:style-name="ce22" table:formula="of:=([.$E66]-[.$C66])/[.$N66]" office:value-type="float" office:value="-0.398093118022826">
            <text:p>-0.398</text:p>
          </table:table-cell>
          <table:table-cell table:style-name="ce22" table:formula="of:=[.$P66]*([.$F66]-[.$B66])+[.$Q66]*([.$G66]-[.$C66])" office:value-type="float" office:value="1.97090710214171">
            <text:p>1.971</text:p>
          </table:table-cell>
          <table:table-cell table:style-name="ce22" table:formula="of:=([.$F66]-[.$B66]-[.$R66]*[.$P66])/SQRT(([.$F66]-[.$B66]-[.$R66]*[.$P66])^2+([.$G66]-[.$C66]-[.$R66]*[.$Q66])^2)" office:value-type="float" office:value="0.398093118022826">
            <text:p>0.398</text:p>
          </table:table-cell>
          <table:table-cell table:style-name="ce22" table:formula="of:=([.$G66]-[.$C66]-[.R66]*[.$Q66])/SQRT(([.$F66]-[.$B66]-[.R66]*[.$P66])^2+([.$G66]-[.$C66]-[.R66]*[.$Q66])^2)" office:value-type="float" office:value="-0.917345011096078">
            <text:p>-0.917</text:p>
          </table:table-cell>
          <table:table-cell table:style-name="ce22" table:formula="of:=[.$S66]*([.$F66]-[.$B66])+[.$T66]*([.$G66]-[.$C66])" office:value-type="float" office:value="3.46150620319066">
            <text:p>3.462</text:p>
          </table:table-cell>
          <table:table-cell table:style-name="ce51" table:formula="of:=([.$H66]^2-[.$I66]^2+[.$N66]^2)/(2*[.$N66])" office:value-type="float" office:value="-0.601061429043064">
            <text:p>-0.601</text:p>
          </table:table-cell>
          <table:table-cell table:style-name="ce51" table:formula="of:=([.$H66]^2-[.$J66]^2+[.$R66]^2+[.$U66]^2)/(2*[.$U66])-[.$R66]*[.$V66]/[.$U66]" office:value-type="float" office:value="2.31287065969379">
            <text:p>2.313</text:p>
          </table:table-cell>
          <table:table-cell table:style-name="ce22" table:formula="of:=[.$B66]+[.$V66]*[.$P66]+[.$W66]*[.$S66]" office:value-type="float" office:value="32.1521185957959">
            <text:p>32.152</text:p>
          </table:table-cell>
          <table:table-cell table:style-name="ce22" table:formula="of:=[.$C66]+[.$V66]*[.$Q66]+[.$W66]*[.$T66]" office:value-type="float" office:value="18.3875780574304">
            <text:p>18.388</text:p>
          </table:table-cell>
          <table:table-cell table:style-name="ce57" table:formula="of:=ABS([.$AB66]-[.$X66])/[.$AB66]" office:value-type="percentage" office:value="0.0877159372155018">
            <text:p>8.77%</text:p>
          </table:table-cell>
          <table:table-cell table:style-name="ce57" table:formula="of:=ABS([.$AC66]-[.$Y66])/[.$AC66]" office:value-type="percentage" office:value="0.00236991455870604">
            <text:p>0.24%</text:p>
          </table:table-cell>
          <table:table-cell table:style-name="ce22" office:value-type="float" office:value="29.5592971434286">
            <text:p>29.559</text:p>
          </table:table-cell>
          <table:table-cell table:style-name="ce22" office:value-type="float" office:value="18.344104098062">
            <text:p>18.344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18"/>
          <table:table-cell table:style-name="ce22"/>
          <table:table-cell table:style-name="ce68"/>
          <table:table-cell table:style-name="ce22" table:number-columns-repeated="6"/>
          <table:table-cell table:style-name="ce51" table:number-columns-repeated="2"/>
          <table:table-cell table:style-name="ce22" table:number-columns-repeated="2"/>
          <table:table-cell table:style-name="ce57" table:number-columns-repeated="2"/>
          <table:table-cell table:style-name="ce20" table:number-columns-repeated="2"/>
          <table:table-cell table:style-name="ce12" table:number-columns-repeated="3"/>
          <table:table-cell table:style-name="ce74" table:number-columns-repeated="2"/>
          <table:table-cell table:style-name="ce12"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an</text:p>
          </table:table-cell>
          <table:table-cell table:style-name="ce9" table:formula="of:=AVERAGE([.X54:.X63])" office:value-type="float" office:value="29.0910140661973">
            <text:p>29.091</text:p>
          </table:table-cell>
          <table:table-cell table:style-name="ce9" table:formula="of:=AVERAGE([.Y54:.Y63])" office:value-type="float" office:value="15.1284301786336">
            <text:p>15.128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dian</text:p>
          </table:table-cell>
          <table:table-cell table:style-name="ce9" table:formula="of:=MEDIAN([.X54:.X63])" office:value-type="float" office:value="28.9847492523679">
            <text:p>28.985</text:p>
          </table:table-cell>
          <table:table-cell table:style-name="ce9" table:formula="of:=MEDIAN([.Y54:.Y63])" office:value-type="float" office:value="14.8603680236049">
            <text:p>14.860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ode</text:p>
          </table:table-cell>
          <table:table-cell table:style-name="ce52" table:formula="of:=MODE([.X54:.X63])" office:value-type="float" office:value="0">
            <text:p>#VALUE!</text:p>
          </table:table-cell>
          <table:table-cell table:style-name="ce52" table:formula="of:=MODE([.Y54:.Y63])" office:value-type="float" office:value="0">
            <text:p>#VALUE!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 table:number-columns-repeated="22"/>
          <table:table-cell table:style-name="ce48"/>
          <table:table-cell table:style-name="ce9" table:number-columns-repeated="2"/>
          <table:table-cell table:number-columns-repeated="999"/>
        </table:table-row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R</text:p>
          </table:table-cell>
          <table:table-cell table:style-name="ce59" office:value-type="string">
            <text:p>KF_RSSI1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2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3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13"/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73]+66.39)/-8.89)" office:value-type="float" office:value="2.10335157059054">
            <text:p>2.1</text:p>
          </table:table-cell>
          <table:table-cell table:formula="of:=EXP(([.L73]+66.39)/-8.89)" office:value-type="float" office:value="4.6224905193394">
            <text:p>4.62</text:p>
          </table:table-cell>
          <table:table-cell table:formula="of:=EXP(([.M73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formula="of:=-ROUND(IF(ROUND(1+RAND();0)=1;-1;1)*RAND()*(ABS([rssi_empiric.$G$14]-[rssi_empiric.$H$14])/2)+ABS(([rssi_empiric.$G$14]+[rssi_empiric.$H$14])/2);0)" office:value-type="float" office:value="-80">
            <text:p>-80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73]-[.$B73])^2 + ([.$E73]-[.$C73])^2)" office:value-type="float" office:value="4.0442799111832">
            <text:p>4.044</text:p>
          </table:table-cell>
          <table:table-cell table:style-name="ce43" table:formula="of:=IF( ([.$N73]-[.$H73] &lt;[.$I73])            AND            ([.$N73]+[.$H73] &gt;[.$I73]); 1; 0)" office:value-type="float" office:value="1">
            <text:p>1</text:p>
          </table:table-cell>
          <table:table-cell table:style-name="ce9" table:formula="of:=([.$D73]-[.$B73])/[.$N73]" office:value-type="float" office:value="-0.917345011096078">
            <text:p>-0.917</text:p>
          </table:table-cell>
          <table:table-cell table:style-name="ce9" table:formula="of:=([.$E73]-[.$C73])/[.$N73]" office:value-type="float" office:value="-0.398093118022826">
            <text:p>-0.398</text:p>
          </table:table-cell>
          <table:table-cell table:style-name="ce9" table:formula="of:=[.$P73]*([.$F73]-[.$B73])+[.$Q73]*([.$G73]-[.$C73])" office:value-type="float" office:value="1.97090710214171">
            <text:p>1.971</text:p>
          </table:table-cell>
          <table:table-cell table:style-name="ce9" table:formula="of:=([.$F73]-[.$B73]-[.$R73]*[.$P73])/SQRT(([.$F73]-[.$B73]-[.$R73]*[.$P73])^2+([.$G73]-[.$C73]-[.$R73]*[.$Q73])^2)" office:value-type="float" office:value="0.398093118022826">
            <text:p>0.398</text:p>
          </table:table-cell>
          <table:table-cell table:style-name="ce9" table:formula="of:=([.$G73]-[.$C73]-[.R73]*[.$Q73])/SQRT(([.$F73]-[.$B73]-[.R73]*[.$P73])^2+([.$G73]-[.$C73]-[.R73]*[.$Q73])^2)" office:value-type="float" office:value="-0.917345011096078">
            <text:p>-0.917</text:p>
          </table:table-cell>
          <table:table-cell table:style-name="ce9" table:formula="of:=[.$S73]*([.$F73]-[.$B73])+[.$T73]*([.$G73]-[.$C73])" office:value-type="float" office:value="3.46150620319065">
            <text:p>3.462</text:p>
          </table:table-cell>
          <table:table-cell table:style-name="ce48" table:formula="of:=([.$H73]^2-[.$I73]^2+[.$N73]^2)/(2*[.$N73])" office:value-type="float" office:value="-0.0725878011377697">
            <text:p>-0.073</text:p>
          </table:table-cell>
          <table:table-cell table:style-name="ce48" table:formula="of:=([.$H73]^2-[.$J73]^2+[.$R73]^2+[.$U73]^2)/(2*[.$U73])-[.$R73]*[.$V73]/[.$U73]" office:value-type="float" office:value="1.71722848204146">
            <text:p>1.717</text:p>
          </table:table-cell>
          <table:table-cell table:style-name="ce9" table:formula="of:=[.$B73]+[.$V73]*[.$P73]+[.$W73]*[.$S73]" office:value-type="float" office:value="28.4302048980137">
            <text:p>28.430</text:p>
          </table:table-cell>
          <table:table-cell table:style-name="ce9" table:formula="of:=[.$C73]+[.$V73]*[.$Q73]+[.$W73]*[.$T73]" office:value-type="float" office:value="15.7236057231725">
            <text:p>15.724</text:p>
          </table:table-cell>
          <table:table-cell table:style-name="ce53" table:formula="of:=ABS([.$AB73]-[.$X73])/[.$AB73]" office:value-type="percentage" office:value="0.070442668135439">
            <text:p>7.04%</text:p>
          </table:table-cell>
          <table:table-cell table:style-name="ce53" table:formula="of:=ABS([.$AC73]-[.$Y73])/[.$AC73]" office:value-type="percentage" office:value="0.0247327326955806">
            <text:p>2.4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ABS([.K73])-SQRT((1-[.$AG73])/(1-[.$AF73]))" office:value-type="float" office:value="72.4830922901543">
            <text:p>72.483</text:p>
          </table:table-cell>
          <table:table-cell table:style-name="ce6" table:formula="of:=ABS(([.$AH$73]+[.$K$73])/[.$K73])+IF(ROUND(1+RAND();0)=1;-1;1)*RAND()*ABS(([.$AH$73]+[.$K$73])/[.$K73])" office:value-type="float" office:value="0.00527906972069047">
            <text:p>0.005</text:p>
          </table:table-cell>
          <table:table-cell/>
          <table:table-cell/>
          <table:table-cell table:style-name="ce64"/>
          <table:table-cell table:style-name="ce60" table:formula="of:=ABS([.L73])-SQRT((1-[.$AG73])/(1-[.$AF73]))" office:value-type="float" office:value="79.4830922901543">
            <text:p>79.483</text:p>
          </table:table-cell>
          <table:table-cell table:style-name="ce6" table:formula="of:=ABS(([.$AM$73]+[.$L$73])/[.$L73])+IF(ROUND(1+RAND();0)=1;-1;1)*RAND()*ABS(([.$AM$73]+[.$L$73])/[.$L73])" office:value-type="float" office:value="0.0002833790188019">
            <text:p>0.000</text:p>
          </table:table-cell>
          <table:table-cell/>
          <table:table-cell/>
          <table:table-cell table:style-name="ce64"/>
          <table:table-cell table:style-name="ce60" table:formula="of:=ABS([.M73])-SQRT((1-[.$AG73])/(1-[.$AF73]))" office:value-type="float" office:value="75.4830922901543">
            <text:p>75.483</text:p>
          </table:table-cell>
          <table:table-cell table:style-name="ce6" table:formula="of:=ABS(([.$AR$73]+[.$M$73])/[.$M73])+IF(ROUND(1+RAND();0)=1;-1;1)*RAND()*ABS(([.$AR$73]+[.$M$73])/[.$M73])" office:value-type="float" office:value="0.0123261355680164">
            <text:p>0.012</text:p>
          </table:table-cell>
          <table:table-cell/>
          <table:table-cell/>
          <table:table-cell table:style-name="ce64"/>
          <table:table-cell table:style-name="ce6" table:formula="of:=EXP((-[.AH73]+66.39)/-8.89)" office:value-type="float" office:value="1.98454011905795">
            <text:p>1.985</text:p>
          </table:table-cell>
          <table:table-cell table:style-name="ce6" table:formula="of:=EXP((-[.AM73]+66.39)/-8.89)" office:value-type="float" office:value="4.36138114705117">
            <text:p>4.361</text:p>
          </table:table-cell>
          <table:table-cell table:style-name="ce6" table:formula="of:=EXP((-[.AR73]+66.39)/-8.89)" office:value-type="float" office:value="2.78109581200098">
            <text:p>2.781</text:p>
          </table:table-cell>
          <table:table-cell table:style-name="ce9" table:formula="of:=SQRT(([.$D73]-[.$B73])^2 + ([.$E73]-[.$C73])^2)" office:value-type="float" office:value="4.0442799111832">
            <text:p>4.044</text:p>
          </table:table-cell>
          <table:table-cell table:style-name="ce43" table:formula="of:=IF( ([.$AZ73]-[.$AW73] &lt;[.$AX73])               AND               ([.$AZ73]+[.$AW73]&gt;[.$AX73]); 1; 0)" office:value-type="float" office:value="1">
            <text:p>1</text:p>
          </table:table-cell>
          <table:table-cell table:style-name="ce9" table:formula="of:=([.$D73]-[.$B73])/[.$AZ73]" office:value-type="float" office:value="-0.917345011096078">
            <text:p>-0.917</text:p>
          </table:table-cell>
          <table:table-cell table:style-name="ce9" table:formula="of:=([.$E73]-[.$C73])/[.$AZ73]" office:value-type="float" office:value="-0.398093118022826">
            <text:p>-0.398</text:p>
          </table:table-cell>
          <table:table-cell table:style-name="ce9" table:formula="of:=[.$BB73]*([.$F73]-[.$B73])+[.$BC73]*([.$G73]-[.$C73])" office:value-type="float" office:value="1.97090710214171">
            <text:p>1.971</text:p>
          </table:table-cell>
          <table:table-cell table:style-name="ce9" table:formula="of:=([.$F73]-[.$B73]-[.$BD73]*[.$BB73])/SQRT(([.$F73]-[.$B73]-[.$BD73]*[.$BB73])^2+([.$G73]-[.$C73]-[.$BD73]*[.$BC73])^2)" office:value-type="float" office:value="0.398093118022826">
            <text:p>0.398</text:p>
          </table:table-cell>
          <table:table-cell table:style-name="ce9" table:formula="of:=([.$G73]-[.$C73]-[.BD73]*[.$BC73])/SQRT(([.$F73]-[.$B73]-[.BD73]*[.$BB73])^2+([.$G73]-[.$C73]-[.BD73]*[.$BC73])^2)" office:value-type="float" office:value="-0.917345011096078">
            <text:p>-0.917</text:p>
          </table:table-cell>
          <table:table-cell table:style-name="ce9" table:formula="of:=[.$BE73]*([.$F73]-[.$B73])+[.$BF73]*([.$G73]-[.$C73])" office:value-type="float" office:value="3.46150620319065">
            <text:p>3.462</text:p>
          </table:table-cell>
          <table:table-cell table:style-name="ce48" table:formula="of:=([.$AW73]^2-[.$AX73]^2+[.$AZ73]^2)/(2*[.$AZ73])" office:value-type="float" office:value="0.157377085940218">
            <text:p>0.157</text:p>
          </table:table-cell>
          <table:table-cell table:style-name="ce48" table:formula="of:=([.$AW73]^2-[.$AY73]^2+[.$BD73]^2+[.$BG73]^2)/(2*[.$BG73])-[.$BD73]*[.$BH73]/[.$BG73]" office:value-type="float" office:value="1.6539121503349">
            <text:p>1.654</text:p>
          </table:table-cell>
          <table:table-cell table:style-name="ce9" table:formula="of:=[.$B73]+[.$BH73]*[.$BB73]+[.$BI73]*[.$BE73]" office:value-type="float" office:value="28.1940419602146">
            <text:p>28.194</text:p>
          </table:table-cell>
          <table:table-cell table:style-name="ce9" table:formula="of:=[.$C73]+[.$BH73]*[.$BC73]+[.$BI73]*[.$BF73]" office:value-type="float" office:value="15.6901412052518">
            <text:p>15.690</text:p>
          </table:table-cell>
          <table:table-cell table:style-name="ce53" table:formula="of:=ABS([.$AB73]-[.$BJ73])/[.$AB73]" office:value-type="percentage" office:value="0.0615507559540382">
            <text:p>6.16%</text:p>
          </table:table-cell>
          <table:table-cell table:style-name="ce53" table:formula="of:=ABS([.$AC73]-[.$BK73])/[.$AC73]" office:value-type="percentage" office:value="0.022551796115194">
            <text:p>2.26%</text:p>
          </table:table-cell>
          <table:table-cell table:style-name="ce6" table:formula="of:=[.AB73]" office:value-type="float" office:value="26.5592971434286">
            <text:p>26.559</text:p>
          </table:table-cell>
          <table:table-cell table:style-name="ce6" table:formula="of:=[.AC73]" office:value-type="float" office:value="15.344104098062">
            <text:p>15.344</text:p>
          </table:table-cell>
          <table:table-cell/>
          <table:table-cell table:formula="of:=[.BN73]-[.BJ73]" office:value-type="float" office:value="-1.63474481678596">
            <text:p>-1.63</text:p>
          </table:table-cell>
          <table:table-cell table:formula="of:=[.BO73]-[.BK73]" office:value-type="float" office:value="-0.346037107189806">
            <text:p>-0.35</text:p>
          </table:table-cell>
          <table:table-cell table:style-name="ce75" table:formula="of:=[.BL73]-[.Z73]" office:value-type="percentage" office:value="-0.00889191218140084">
            <text:p>-0.89%</text:p>
          </table:table-cell>
          <table:table-cell table:style-name="ce75" table:formula="of:=[.BM73]-[.AA73]" office:value-type="percentage" office:value="-0.00218093658038662">
            <text:p>-0.22%</text:p>
          </table:table-cell>
          <table:table-cell table:number-columns-repeated="13"/>
          <table:table-cell table:formula="of:=[.BL73]-[.Z73]" office:value-type="percentage" office:value="-0.00889191218140084">
            <text:p>-0.89%</text:p>
          </table:table-cell>
          <table:table-cell table:formula="of:=[.BM73]-[.AA73]" office:value-type="percentage" office:value="-0.00218093658038662">
            <text:p>-0.22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74]+66.39)/-8.89)" office:value-type="float" office:value="3.29852637439117">
            <text:p>3.3</text:p>
          </table:table-cell>
          <table:table-cell table:formula="of:=EXP(([.L74]+66.39)/-8.89)" office:value-type="float" office:value="7.24910048638861">
            <text:p>7.25</text:p>
          </table:table-cell>
          <table:table-cell table:formula="of:=EXP(([.M74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84">
            <text:p>-84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74]-[.$B74])^2 + ([.$E74]-[.$C74])^2)" office:value-type="float" office:value="4.0442799111832">
            <text:p>4.044</text:p>
          </table:table-cell>
          <table:table-cell table:style-name="ce43" table:formula="of:=IF( ([.$N74]-[.$H74] &lt;[.$I74])            AND            ([.$N74]+[.$H74] &gt;[.$I74]); 1; 0)" office:value-type="float" office:value="1">
            <text:p>1</text:p>
          </table:table-cell>
          <table:table-cell table:style-name="ce9" table:formula="of:=([.$D74]-[.$B74])/[.$N74]" office:value-type="float" office:value="-0.917345011096078">
            <text:p>-0.917</text:p>
          </table:table-cell>
          <table:table-cell table:style-name="ce9" table:formula="of:=([.$E74]-[.$C74])/[.$N74]" office:value-type="float" office:value="-0.398093118022826">
            <text:p>-0.398</text:p>
          </table:table-cell>
          <table:table-cell table:style-name="ce9" table:formula="of:=[.$P74]*([.$F74]-[.$B74])+[.$Q74]*([.$G74]-[.$C74])" office:value-type="float" office:value="1.97090710214171">
            <text:p>1.971</text:p>
          </table:table-cell>
          <table:table-cell table:style-name="ce9" table:formula="of:=([.$F74]-[.$B74]-[.$R74]*[.$P74])/SQRT(([.$F74]-[.$B74]-[.$R74]*[.$P74])^2+([.$G74]-[.$C74]-[.$R74]*[.$Q74])^2)" office:value-type="float" office:value="0.398093118022826">
            <text:p>0.398</text:p>
          </table:table-cell>
          <table:table-cell table:style-name="ce9" table:formula="of:=([.$G74]-[.$C74]-[.R74]*[.$Q74])/SQRT(([.$F74]-[.$B74]-[.R74]*[.$P74])^2+([.$G74]-[.$C74]-[.R74]*[.$Q74])^2)" office:value-type="float" office:value="-0.917345011096078">
            <text:p>-0.917</text:p>
          </table:table-cell>
          <table:table-cell table:style-name="ce9" table:formula="of:=[.$S74]*([.$F74]-[.$B74])+[.$T74]*([.$G74]-[.$C74])" office:value-type="float" office:value="3.46150620319065">
            <text:p>3.462</text:p>
          </table:table-cell>
          <table:table-cell table:style-name="ce48" table:formula="of:=([.$H74]^2-[.$I74]^2+[.$N74]^2)/(2*[.$N74])" office:value-type="float" office:value="-3.12947943454781">
            <text:p>-3.129</text:p>
          </table:table-cell>
          <table:table-cell table:style-name="ce48" table:formula="of:=([.$H74]^2-[.$J74]^2+[.$R74]^2+[.$U74]^2)/(2*[.$U74])-[.$R74]*[.$V74]/[.$U74]" office:value-type="float" office:value="4.84505456224708">
            <text:p>4.845</text:p>
          </table:table-cell>
          <table:table-cell table:style-name="ce9" table:formula="of:=[.$B74]+[.$V74]*[.$P74]+[.$W74]*[.$S74]" office:value-type="float" office:value="32.4795952242859">
            <text:p>32.480</text:p>
          </table:table-cell>
          <table:table-cell table:style-name="ce9" table:formula="of:=[.$C74]+[.$V74]*[.$Q74]+[.$W74]*[.$T74]" office:value-type="float" office:value="14.0712375947218">
            <text:p>14.071</text:p>
          </table:table-cell>
          <table:table-cell table:style-name="ce53" table:formula="of:=ABS([.$AB74]-[.$X74])/[.$AB74]" office:value-type="percentage" office:value="0.222908688015567">
            <text:p>22.29%</text:p>
          </table:table-cell>
          <table:table-cell table:style-name="ce53" table:formula="of:=ABS([.$AC74]-[.$Y74])/[.$AC74]" office:value-type="percentage" office:value="0.0829547619858083">
            <text:p>8.3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74]+[.AL74]*(ABS([.K74])-[.AK73])" office:value-type="float" office:value="73.2398750695065">
            <text:p>73.240</text:p>
          </table:table-cell>
          <table:table-cell table:style-name="ce6" table:formula="of:=[.AJ74]*(1-[.AL74])" office:value-type="float" office:value="0.00720752849193303">
            <text:p>0.007</text:p>
          </table:table-cell>
          <table:table-cell table:style-name="ce6" table:formula="of:=[.AI73]+[.$AF74]" office:value-type="float" office:value="0.00727906972069047">
            <text:p>0.007</text:p>
          </table:table-cell>
          <table:table-cell table:style-name="ce6" table:formula="of:=[.AH73]" office:value-type="float" office:value="72.4830922901543">
            <text:p>72.483</text:p>
          </table:table-cell>
          <table:table-cell table:style-name="ce65" table:formula="of:=[.AJ74]/([.AJ74]+[.$AG74])" office:value-type="float" office:value="0.00982834778379492">
            <text:p>0.010</text:p>
          </table:table-cell>
          <table:table-cell table:style-name="ce60" table:formula="of:=[.AP74]+[.AQ74]*(ABS([.P74])-[.AP73])" office:value-type="float" office:value="79.4859397309972">
            <text:p>79.486</text:p>
          </table:table-cell>
          <table:table-cell table:style-name="ce6" table:formula="of:=[.AO74]*(1-[.AQ74])" office:value-type="float" office:value="0.00227629140552737">
            <text:p>0.002</text:p>
          </table:table-cell>
          <table:table-cell table:style-name="ce6" table:formula="of:=[.AN73]+[.$AF74]" office:value-type="float" office:value="0.0022833790188019">
            <text:p>0.002</text:p>
          </table:table-cell>
          <table:table-cell table:style-name="ce6" table:formula="of:=[.AM73]" office:value-type="float" office:value="79.4830922901543">
            <text:p>79.483</text:p>
          </table:table-cell>
          <table:table-cell table:style-name="ce65" table:formula="of:=[.AO74]/([.AO74]+[.$AG74])" office:value-type="float" office:value="0.00310400210222217">
            <text:p>0.003</text:p>
          </table:table-cell>
          <table:table-cell table:style-name="ce60" table:formula="of:=[.AU74]+[.AV74]*(ABS([.U74])-[.AU73])" office:value-type="float" office:value="75.5494186238938">
            <text:p>75.549</text:p>
          </table:table-cell>
          <table:table-cell table:style-name="ce6" table:formula="of:=[.AT74]*(1-[.AV74])" office:value-type="float" office:value="0.014051630773541">
            <text:p>0.014</text:p>
          </table:table-cell>
          <table:table-cell table:style-name="ce6" table:formula="of:=[.AS73]+[.$AF74]" office:value-type="float" office:value="0.0143261355680164">
            <text:p>0.014</text:p>
          </table:table-cell>
          <table:table-cell table:style-name="ce6" table:formula="of:=[.AR73]" office:value-type="float" office:value="75.4830922901543">
            <text:p>75.483</text:p>
          </table:table-cell>
          <table:table-cell table:style-name="ce65" table:formula="of:=[.AT74]/([.AT74]+[.$AG74])" office:value-type="float" office:value="0.0191611194220611">
            <text:p>0.019</text:p>
          </table:table-cell>
          <table:table-cell table:style-name="ce6" table:formula="of:=EXP((-[.AH74]+66.39)/-8.89)" office:value-type="float" office:value="2.16087802248235">
            <text:p>2.161</text:p>
          </table:table-cell>
          <table:table-cell table:style-name="ce6" table:formula="of:=EXP((-[.AM74]+66.39)/-8.89)" office:value-type="float" office:value="4.36277830834143">
            <text:p>4.363</text:p>
          </table:table-cell>
          <table:table-cell table:style-name="ce6" table:formula="of:=EXP((-[.AR74]+66.39)/-8.89)" office:value-type="float" office:value="2.80192255112111">
            <text:p>2.802</text:p>
          </table:table-cell>
          <table:table-cell table:style-name="ce9" table:formula="of:=SQRT(([.$D74]-[.$B74])^2 + ([.$E74]-[.$C74])^2)" office:value-type="float" office:value="4.0442799111832">
            <text:p>4.044</text:p>
          </table:table-cell>
          <table:table-cell table:style-name="ce43" table:formula="of:=IF( ([.$AZ74]-[.$AW74] &lt;[.$AX74])               AND               ([.$AZ74]+[.$AW74]&gt;[.$AX74]); 1; 0)" office:value-type="float" office:value="1">
            <text:p>1</text:p>
          </table:table-cell>
          <table:table-cell table:style-name="ce9" table:formula="of:=([.$D74]-[.$B74])/[.$AZ74]" office:value-type="float" office:value="-0.917345011096078">
            <text:p>-0.917</text:p>
          </table:table-cell>
          <table:table-cell table:style-name="ce9" table:formula="of:=([.$E74]-[.$C74])/[.$AZ74]" office:value-type="float" office:value="-0.398093118022826">
            <text:p>-0.398</text:p>
          </table:table-cell>
          <table:table-cell table:style-name="ce9" table:formula="of:=[.$BB74]*([.$F74]-[.$B74])+[.$BC74]*([.$G74]-[.$C74])" office:value-type="float" office:value="1.97090710214171">
            <text:p>1.971</text:p>
          </table:table-cell>
          <table:table-cell table:style-name="ce9" table:formula="of:=([.$F74]-[.$B74]-[.$BD74]*[.$BB74])/SQRT(([.$F74]-[.$B74]-[.$BD74]*[.$BB74])^2+([.$G74]-[.$C74]-[.$BD74]*[.$BC74])^2)" office:value-type="float" office:value="0.398093118022826">
            <text:p>0.398</text:p>
          </table:table-cell>
          <table:table-cell table:style-name="ce9" table:formula="of:=([.$G74]-[.$C74]-[.BD74]*[.$BC74])/SQRT(([.$F74]-[.$B74]-[.BD74]*[.$BB74])^2+([.$G74]-[.$C74]-[.BD74]*[.$BC74])^2)" office:value-type="float" office:value="-0.917345011096078">
            <text:p>-0.917</text:p>
          </table:table-cell>
          <table:table-cell table:style-name="ce9" table:formula="of:=[.$BE74]*([.$F74]-[.$B74])+[.$BF74]*([.$G74]-[.$C74])" office:value-type="float" office:value="3.46150620319065">
            <text:p>3.462</text:p>
          </table:table-cell>
          <table:table-cell table:style-name="ce48" table:formula="of:=([.$AW74]^2-[.$AX74]^2+[.$AZ74]^2)/(2*[.$AZ74])" office:value-type="float" office:value="0.246243992015129">
            <text:p>0.246</text:p>
          </table:table-cell>
          <table:table-cell table:style-name="ce48" table:formula="of:=([.$AW74]^2-[.$AY74]^2+[.$BD74]^2+[.$BG74]^2)/(2*[.$BG74])-[.$BD74]*[.$BH74]/[.$BG74]" office:value-type="float" office:value="1.69210671489244">
            <text:p>1.692</text:p>
          </table:table-cell>
          <table:table-cell table:style-name="ce9" table:formula="of:=[.$B74]+[.$BH74]*[.$BB74]+[.$BI74]*[.$BE74]" office:value-type="float" office:value="28.1277253405714">
            <text:p>28.128</text:p>
          </table:table-cell>
          <table:table-cell table:style-name="ce9" table:formula="of:=[.$C74]+[.$BH74]*[.$BC74]+[.$BI74]*[.$BF74]" office:value-type="float" office:value="15.6197263082756">
            <text:p>15.620</text:p>
          </table:table-cell>
          <table:table-cell table:style-name="ce53" table:formula="of:=ABS([.$AB74]-[.$BJ74])/[.$AB74]" office:value-type="percentage" office:value="0.0590538291985974">
            <text:p>5.91%</text:p>
          </table:table-cell>
          <table:table-cell table:style-name="ce53" table:formula="of:=ABS([.$AC74]-[.$BK74])/[.$AC74]" office:value-type="percentage" office:value="0.0179627437647771">
            <text:p>1.80%</text:p>
          </table:table-cell>
          <table:table-cell table:style-name="ce6" table:formula="of:=[.AB74]" office:value-type="float" office:value="26.5592971434286">
            <text:p>26.559</text:p>
          </table:table-cell>
          <table:table-cell table:style-name="ce6" table:formula="of:=[.AC74]" office:value-type="float" office:value="15.344104098062">
            <text:p>15.344</text:p>
          </table:table-cell>
          <table:table-cell/>
          <table:table-cell table:formula="of:=[.BN74]-[.BJ74]" office:value-type="float" office:value="-1.56842819714283">
            <text:p>-1.57</text:p>
          </table:table-cell>
          <table:table-cell table:formula="of:=[.BO74]-[.BK74]" office:value-type="float" office:value="-0.275622210213553">
            <text:p>-0.28</text:p>
          </table:table-cell>
          <table:table-cell table:style-name="ce75" table:formula="of:=[.BL74]-[.Z74]" office:value-type="percentage" office:value="-0.16385485881697">
            <text:p>-16.39%</text:p>
          </table:table-cell>
          <table:table-cell table:style-name="ce75" table:formula="of:=[.BM74]-[.AA74]" office:value-type="percentage" office:value="-0.0649920182210312">
            <text:p>-6.50%</text:p>
          </table:table-cell>
          <table:table-cell table:number-columns-repeated="13"/>
          <table:table-cell table:formula="of:=[.BL74]-[.Z74]" office:value-type="percentage" office:value="-0.16385485881697">
            <text:p>-16.39%</text:p>
          </table:table-cell>
          <table:table-cell table:formula="of:=[.BM74]-[.AA74]" office:value-type="percentage" office:value="-0.0649920182210312">
            <text:p>-6.5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75]+66.39)/-8.89)" office:value-type="float" office:value="3.69123745237239">
            <text:p>3.69</text:p>
          </table:table-cell>
          <table:table-cell table:formula="of:=EXP(([.L75]+66.39)/-8.89)" office:value-type="float" office:value="2.35376929320541">
            <text:p>2.35</text:p>
          </table:table-cell>
          <table:table-cell table:formula="of:=EXP(([.M75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4">
            <text:p>-74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75]-[.$B75])^2 + ([.$E75]-[.$C75])^2)" office:value-type="float" office:value="4.0442799111832">
            <text:p>4.044</text:p>
          </table:table-cell>
          <table:table-cell table:style-name="ce43" table:formula="of:=IF( ([.$N75]-[.$H75] &lt;[.$I75])            AND            ([.$N75]+[.$H75] &gt;[.$I75]); 1; 0)" office:value-type="float" office:value="1">
            <text:p>1</text:p>
          </table:table-cell>
          <table:table-cell table:style-name="ce9" table:formula="of:=([.$D75]-[.$B75])/[.$N75]" office:value-type="float" office:value="-0.917345011096078">
            <text:p>-0.917</text:p>
          </table:table-cell>
          <table:table-cell table:style-name="ce9" table:formula="of:=([.$E75]-[.$C75])/[.$N75]" office:value-type="float" office:value="-0.398093118022826">
            <text:p>-0.398</text:p>
          </table:table-cell>
          <table:table-cell table:style-name="ce9" table:formula="of:=[.$P75]*([.$F75]-[.$B75])+[.$Q75]*([.$G75]-[.$C75])" office:value-type="float" office:value="1.97090710214171">
            <text:p>1.971</text:p>
          </table:table-cell>
          <table:table-cell table:style-name="ce9" table:formula="of:=([.$F75]-[.$B75]-[.$R75]*[.$P75])/SQRT(([.$F75]-[.$B75]-[.$R75]*[.$P75])^2+([.$G75]-[.$C75]-[.$R75]*[.$Q75])^2)" office:value-type="float" office:value="0.398093118022826">
            <text:p>0.398</text:p>
          </table:table-cell>
          <table:table-cell table:style-name="ce9" table:formula="of:=([.$G75]-[.$C75]-[.R75]*[.$Q75])/SQRT(([.$F75]-[.$B75]-[.R75]*[.$P75])^2+([.$G75]-[.$C75]-[.R75]*[.$Q75])^2)" office:value-type="float" office:value="-0.917345011096078">
            <text:p>-0.917</text:p>
          </table:table-cell>
          <table:table-cell table:style-name="ce9" table:formula="of:=[.$S75]*([.$F75]-[.$B75])+[.$T75]*([.$G75]-[.$C75])" office:value-type="float" office:value="3.46150620319065">
            <text:p>3.462</text:p>
          </table:table-cell>
          <table:table-cell table:style-name="ce48" table:formula="of:=([.$H75]^2-[.$I75]^2+[.$N75]^2)/(2*[.$N75])" office:value-type="float" office:value="3.02170034974278">
            <text:p>3.022</text:p>
          </table:table-cell>
          <table:table-cell table:style-name="ce48" table:formula="of:=([.$H75]^2-[.$J75]^2+[.$R75]^2+[.$U75]^2)/(2*[.$U75])-[.$R75]*[.$V75]/[.$U75]" office:value-type="float" office:value="1.28447425467155">
            <text:p>1.284</text:p>
          </table:table-cell>
          <table:table-cell table:style-name="ce9" table:formula="of:=[.$B75]+[.$V75]*[.$P75]+[.$W75]*[.$S75]" office:value-type="float" office:value="25.4193986201984">
            <text:p>25.419</text:p>
          </table:table-cell>
          <table:table-cell table:style-name="ce9" table:formula="of:=[.$C75]+[.$V75]*[.$Q75]+[.$W75]*[.$T75]" office:value-type="float" office:value="14.8887758366359">
            <text:p>14.889</text:p>
          </table:table-cell>
          <table:table-cell table:style-name="ce53" table:formula="of:=ABS([.$AB75]-[.$X75])/[.$AB75]" office:value-type="percentage" office:value="0.0429190018498743">
            <text:p>4.29%</text:p>
          </table:table-cell>
          <table:table-cell table:style-name="ce53" table:formula="of:=ABS([.$AC75]-[.$Y75])/[.$AC75]" office:value-type="percentage" office:value="0.0296744768228972">
            <text:p>2.9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75]+[.AL75]*(ABS([.K75])-[.AK74])" office:value-type="float" office:value="73.3088090866399">
            <text:p>73.309</text:p>
          </table:table-cell>
          <table:table-cell table:style-name="ce6" table:formula="of:=[.AJ75]*(1-[.AL75])" office:value-type="float" office:value="0.00916312731513473">
            <text:p>0.009</text:p>
          </table:table-cell>
          <table:table-cell table:style-name="ce6" table:formula="of:=[.AJ74]+[.$AF75]" office:value-type="float" office:value="0.00927906972069047">
            <text:p>0.009</text:p>
          </table:table-cell>
          <table:table-cell table:style-name="ce6" table:formula="of:=[.AH74]" office:value-type="float" office:value="73.2398750695065">
            <text:p>73.240</text:p>
          </table:table-cell>
          <table:table-cell table:style-name="ce65" table:formula="of:=[.AJ75]/([.AJ75]+[.$AG75])" office:value-type="float" office:value="0.0124950462757285">
            <text:p>0.012</text:p>
          </table:table-cell>
          <table:table-cell table:style-name="ce60" table:formula="of:=[.AP75]+[.AQ75]*(ABS([.P75])-[.AP74])" office:value-type="float" office:value="79.0297089294264">
            <text:p>79.030</text:p>
          </table:table-cell>
          <table:table-cell table:style-name="ce6" table:formula="of:=[.AO75]*(1-[.AQ75])" office:value-type="float" office:value="0.0042585054637113">
            <text:p>0.004</text:p>
          </table:table-cell>
          <table:table-cell table:style-name="ce6" table:formula="of:=[.AO74]+[.$AF75]" office:value-type="float" office:value="0.0042833790188019">
            <text:p>0.004</text:p>
          </table:table-cell>
          <table:table-cell table:style-name="ce6" table:formula="of:=[.AM74]" office:value-type="float" office:value="79.4859397309972">
            <text:p>79.486</text:p>
          </table:table-cell>
          <table:table-cell table:style-name="ce65" table:formula="of:=[.AO75]/([.AO75]+[.$AG75])" office:value-type="float" office:value="0.00580699372654446">
            <text:p>0.006</text:p>
          </table:table-cell>
          <table:table-cell table:style-name="ce60" table:formula="of:=[.AU75]+[.AV75]*(ABS([.U75])-[.AU74])" office:value-type="float" office:value="73.980943195619">
            <text:p>73.981</text:p>
          </table:table-cell>
          <table:table-cell table:style-name="ce6" table:formula="of:=[.AT75]*(1-[.AV75])" office:value-type="float" office:value="0.0159705874071332">
            <text:p>0.016</text:p>
          </table:table-cell>
          <table:table-cell table:style-name="ce6" table:formula="of:=[.AT74]+[.$AF75]" office:value-type="float" office:value="0.0163261355680164">
            <text:p>0.016</text:p>
          </table:table-cell>
          <table:table-cell table:style-name="ce6" table:formula="of:=[.AR74]" office:value-type="float" office:value="75.5494186238938">
            <text:p>75.549</text:p>
          </table:table-cell>
          <table:table-cell table:style-name="ce65" table:formula="of:=[.AT75]/([.AT75]+[.$AG75])" office:value-type="float" office:value="0.0217778518009997">
            <text:p>0.022</text:p>
          </table:table-cell>
          <table:table-cell table:style-name="ce6" table:formula="of:=EXP((-[.AH75]+66.39)/-8.89)" office:value-type="float" office:value="2.17769883422936">
            <text:p>2.178</text:p>
          </table:table-cell>
          <table:table-cell table:style-name="ce6" table:formula="of:=EXP((-[.AM75]+66.39)/-8.89)" office:value-type="float" office:value="4.14453057334188">
            <text:p>4.145</text:p>
          </table:table-cell>
          <table:table-cell table:style-name="ce6" table:formula="of:=EXP((-[.AR75]+66.39)/-8.89)" office:value-type="float" office:value="2.34872910435565">
            <text:p>2.349</text:p>
          </table:table-cell>
          <table:table-cell table:style-name="ce9" table:formula="of:=SQRT(([.$D75]-[.$B75])^2 + ([.$E75]-[.$C75])^2)" office:value-type="float" office:value="4.0442799111832">
            <text:p>4.044</text:p>
          </table:table-cell>
          <table:table-cell table:style-name="ce43" table:formula="of:=IF( ([.$AZ75]-[.$AW75] &lt;[.$AX75])               AND               ([.$AZ75]+[.$AW75]&gt;[.$AX75]); 1; 0)" office:value-type="float" office:value="1">
            <text:p>1</text:p>
          </table:table-cell>
          <table:table-cell table:style-name="ce9" table:formula="of:=([.$D75]-[.$B75])/[.$AZ75]" office:value-type="float" office:value="-0.917345011096078">
            <text:p>-0.917</text:p>
          </table:table-cell>
          <table:table-cell table:style-name="ce9" table:formula="of:=([.$E75]-[.$C75])/[.$AZ75]" office:value-type="float" office:value="-0.398093118022826">
            <text:p>-0.398</text:p>
          </table:table-cell>
          <table:table-cell table:style-name="ce9" table:formula="of:=[.$BB75]*([.$F75]-[.$B75])+[.$BC75]*([.$G75]-[.$C75])" office:value-type="float" office:value="1.97090710214171">
            <text:p>1.971</text:p>
          </table:table-cell>
          <table:table-cell table:style-name="ce9" table:formula="of:=([.$F75]-[.$B75]-[.$BD75]*[.$BB75])/SQRT(([.$F75]-[.$B75]-[.$BD75]*[.$BB75])^2+([.$G75]-[.$C75]-[.$BD75]*[.$BC75])^2)" office:value-type="float" office:value="0.398093118022826">
            <text:p>0.398</text:p>
          </table:table-cell>
          <table:table-cell table:style-name="ce9" table:formula="of:=([.$G75]-[.$C75]-[.BD75]*[.$BC75])/SQRT(([.$F75]-[.$B75]-[.BD75]*[.$BB75])^2+([.$G75]-[.$C75]-[.BD75]*[.$BC75])^2)" office:value-type="float" office:value="-0.917345011096078">
            <text:p>-0.917</text:p>
          </table:table-cell>
          <table:table-cell table:style-name="ce9" table:formula="of:=[.$BE75]*([.$F75]-[.$B75])+[.$BF75]*([.$G75]-[.$C75])" office:value-type="float" office:value="3.46150620319065">
            <text:p>3.462</text:p>
          </table:table-cell>
          <table:table-cell table:style-name="ce48" table:formula="of:=([.$AW75]^2-[.$AX75]^2+[.$AZ75]^2)/(2*[.$AZ75])" office:value-type="float" office:value="0.484812948826168">
            <text:p>0.485</text:p>
          </table:table-cell>
          <table:table-cell table:style-name="ce48" table:formula="of:=([.$AW75]^2-[.$AY75]^2+[.$BD75]^2+[.$BG75]^2)/(2*[.$BG75])-[.$BD75]*[.$BH75]/[.$BG75]" office:value-type="float" office:value="1.90398347787203">
            <text:p>1.904</text:p>
          </table:table-cell>
          <table:table-cell table:style-name="ce9" table:formula="of:=[.$B75]+[.$BH75]*[.$BB75]+[.$BI75]*[.$BE75]" office:value-type="float" office:value="27.9932219794496">
            <text:p>27.993</text:p>
          </table:table-cell>
          <table:table-cell table:style-name="ce9" table:formula="of:=[.$C75]+[.$BH75]*[.$BC75]+[.$BI75]*[.$BF75]" office:value-type="float" office:value="15.3303895569087">
            <text:p>15.330</text:p>
          </table:table-cell>
          <table:table-cell table:style-name="ce53" table:formula="of:=ABS([.$AB75]-[.$BJ75])/[.$AB75]" office:value-type="percentage" office:value="0.0539895626106862">
            <text:p>5.40%</text:p>
          </table:table-cell>
          <table:table-cell table:style-name="ce53" table:formula="of:=ABS([.$AC75]-[.$BK75])/[.$AC75]" office:value-type="percentage" office:value="0.000893798755904333">
            <text:p>0.09%</text:p>
          </table:table-cell>
          <table:table-cell table:style-name="ce6" table:formula="of:=[.AB75]" office:value-type="float" office:value="26.5592971434286">
            <text:p>26.559</text:p>
          </table:table-cell>
          <table:table-cell table:style-name="ce6" table:formula="of:=[.AC75]" office:value-type="float" office:value="15.344104098062">
            <text:p>15.344</text:p>
          </table:table-cell>
          <table:table-cell/>
          <table:table-cell table:formula="of:=[.BN75]-[.BJ75]" office:value-type="float" office:value="-1.43392483602096">
            <text:p>-1.43</text:p>
          </table:table-cell>
          <table:table-cell table:formula="of:=[.BO75]-[.BK75]" office:value-type="float" office:value="0.0137145411533144">
            <text:p>0.01</text:p>
          </table:table-cell>
          <table:table-cell table:style-name="ce75" table:formula="of:=[.BL75]-[.Z75]" office:value-type="percentage" office:value="0.0110705607608119">
            <text:p>1.11%</text:p>
          </table:table-cell>
          <table:table-cell table:style-name="ce75" table:formula="of:=[.BM75]-[.AA75]" office:value-type="percentage" office:value="-0.0287806780669929">
            <text:p>-2.88%</text:p>
          </table:table-cell>
          <table:table-cell table:number-columns-repeated="13"/>
          <table:table-cell table:formula="of:=[.BL75]-[.Z75]" office:value-type="percentage" office:value="0.0110705607608119">
            <text:p>1.11%</text:p>
          </table:table-cell>
          <table:table-cell table:formula="of:=[.BM75]-[.AA75]" office:value-type="percentage" office:value="-0.0287806780669929">
            <text:p>-2.88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76]+66.39)/-8.89)" office:value-type="float" office:value="1.67960757526435">
            <text:p>1.68</text:p>
          </table:table-cell>
          <table:table-cell table:formula="of:=EXP(([.L76]+66.39)/-8.89)" office:value-type="float" office:value="8.11215317819232">
            <text:p>8.11</text:p>
          </table:table-cell>
          <table:table-cell table:formula="of:=EXP(([.M76]+66.39)/-8.89)" office:value-type="float" office:value="1.67960757526435">
            <text:p>1.68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85">
            <text:p>-85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style-name="ce9" table:formula="of:=SQRT(([.$D76]-[.$B76])^2 + ([.$E76]-[.$C76])^2)" office:value-type="float" office:value="4.0442799111832">
            <text:p>4.044</text:p>
          </table:table-cell>
          <table:table-cell table:style-name="ce43" table:formula="of:=IF( ([.$N76]-[.$H76] &lt;[.$I76])            AND            ([.$N76]+[.$H76] &gt;[.$I76]); 1; 0)" office:value-type="float" office:value="0">
            <text:p>0</text:p>
          </table:table-cell>
          <table:table-cell table:style-name="ce9" table:formula="of:=([.$D76]-[.$B76])/[.$N76]" office:value-type="float" office:value="-0.917345011096078">
            <text:p>-0.917</text:p>
          </table:table-cell>
          <table:table-cell table:style-name="ce9" table:formula="of:=([.$E76]-[.$C76])/[.$N76]" office:value-type="float" office:value="-0.398093118022826">
            <text:p>-0.398</text:p>
          </table:table-cell>
          <table:table-cell table:style-name="ce9" table:formula="of:=[.$P76]*([.$F76]-[.$B76])+[.$Q76]*([.$G76]-[.$C76])" office:value-type="float" office:value="1.97090710214171">
            <text:p>1.971</text:p>
          </table:table-cell>
          <table:table-cell table:style-name="ce9" table:formula="of:=([.$F76]-[.$B76]-[.$R76]*[.$P76])/SQRT(([.$F76]-[.$B76]-[.$R76]*[.$P76])^2+([.$G76]-[.$C76]-[.$R76]*[.$Q76])^2)" office:value-type="float" office:value="0.398093118022826">
            <text:p>0.398</text:p>
          </table:table-cell>
          <table:table-cell table:style-name="ce9" table:formula="of:=([.$G76]-[.$C76]-[.R76]*[.$Q76])/SQRT(([.$F76]-[.$B76]-[.R76]*[.$P76])^2+([.$G76]-[.$C76]-[.R76]*[.$Q76])^2)" office:value-type="float" office:value="-0.917345011096078">
            <text:p>-0.917</text:p>
          </table:table-cell>
          <table:table-cell table:style-name="ce9" table:formula="of:=[.$S76]*([.$F76]-[.$B76])+[.$T76]*([.$G76]-[.$C76])" office:value-type="float" office:value="3.46150620319065">
            <text:p>3.462</text:p>
          </table:table-cell>
          <table:table-cell table:style-name="ce48" table:formula="of:=([.$H76]^2-[.$I76]^2+[.$N76]^2)/(2*[.$N76])" office:value-type="float" office:value="-5.76490112005233">
            <text:p>-5.765</text:p>
          </table:table-cell>
          <table:table-cell table:style-name="ce48" table:formula="of:=([.$H76]^2-[.$J76]^2+[.$R76]^2+[.$U76]^2)/(2*[.$U76])-[.$R76]*[.$V76]/[.$U76]" office:value-type="float" office:value="5.57425970892968">
            <text:p>5.574</text:p>
          </table:table-cell>
          <table:table-cell table:style-name="ce9" table:formula="of:=[.$B76]+[.$V76]*[.$P76]+[.$W76]*[.$S76]" office:value-type="float" office:value="35.187477710139">
            <text:p>35.187</text:p>
          </table:table-cell>
          <table:table-cell table:style-name="ce9" table:formula="of:=[.$C76]+[.$V76]*[.$Q76]+[.$W76]*[.$T76]" office:value-type="float" office:value="14.4514481274344">
            <text:p>14.451</text:p>
          </table:table-cell>
          <table:table-cell table:style-name="ce53" table:formula="of:=ABS([.$AB76]-[.$X76])/[.$AB76]" office:value-type="percentage" office:value="0.324864792924132">
            <text:p>32.49%</text:p>
          </table:table-cell>
          <table:table-cell table:style-name="ce53" table:formula="of:=ABS([.$AC76]-[.$Y76])/[.$AC76]" office:value-type="percentage" office:value="0.0581758286389848">
            <text:p>5.82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76]+[.AL76]*(ABS([.K76])-[.AK75])" office:value-type="float" office:value="73.2748807590786">
            <text:p>73.275</text:p>
          </table:table-cell>
          <table:table-cell table:style-name="ce6" table:formula="of:=[.AJ76]*(1-[.AL76])" office:value-type="float" office:value="0.0111082209187729">
            <text:p>0.011</text:p>
          </table:table-cell>
          <table:table-cell table:style-name="ce6" table:formula="of:=[.AJ75]+[.$AF76]" office:value-type="float" office:value="0.0112790697206905">
            <text:p>0.011</text:p>
          </table:table-cell>
          <table:table-cell table:style-name="ce6" table:formula="of:=[.AH75]" office:value-type="float" office:value="73.3088090866399">
            <text:p>73.309</text:p>
          </table:table-cell>
          <table:table-cell table:style-name="ce65" table:formula="of:=[.AJ76]/([.AJ76]+[.$AG76])" office:value-type="float" office:value="0.0151474196142435">
            <text:p>0.015</text:p>
          </table:table-cell>
          <table:table-cell table:style-name="ce60" table:formula="of:=[.AP76]+[.AQ76]*(ABS([.P76])-[.AP75])" office:value-type="float" office:value="78.3622398699274">
            <text:p>78.362</text:p>
          </table:table-cell>
          <table:table-cell table:style-name="ce6" table:formula="of:=[.AO76]*(1-[.AQ76])" office:value-type="float" office:value="0.00622999940702308">
            <text:p>0.006</text:p>
          </table:table-cell>
          <table:table-cell table:style-name="ce6" table:formula="of:=[.AO75]+[.$AF76]" office:value-type="float" office:value="0.0062833790188019">
            <text:p>0.006</text:p>
          </table:table-cell>
          <table:table-cell table:style-name="ce6" table:formula="of:=[.AM75]" office:value-type="float" office:value="79.0297089294264">
            <text:p>79.030</text:p>
          </table:table-cell>
          <table:table-cell table:style-name="ce65" table:formula="of:=[.AO76]/([.AO76]+[.$AG76])" office:value-type="float" office:value="0.00849536716137728">
            <text:p>0.008</text:p>
          </table:table-cell>
          <table:table-cell table:style-name="ce60" table:formula="of:=[.AU76]+[.AV76]*(ABS([.U76])-[.AU75])" office:value-type="float" office:value="72.2233923687648">
            <text:p>72.223</text:p>
          </table:table-cell>
          <table:table-cell table:style-name="ce6" table:formula="of:=[.AT76]*(1-[.AV76])" office:value-type="float" office:value="0.0178793323018512">
            <text:p>0.018</text:p>
          </table:table-cell>
          <table:table-cell table:style-name="ce6" table:formula="of:=[.AT75]+[.$AF76]" office:value-type="float" office:value="0.0183261355680164">
            <text:p>0.018</text:p>
          </table:table-cell>
          <table:table-cell table:style-name="ce6" table:formula="of:=[.AR75]" office:value-type="float" office:value="73.980943195619">
            <text:p>73.981</text:p>
          </table:table-cell>
          <table:table-cell table:style-name="ce65" table:formula="of:=[.AT76]/([.AT76]+[.$AG76])" office:value-type="float" office:value="0.0243806592233814">
            <text:p>0.024</text:p>
          </table:table-cell>
          <table:table-cell table:style-name="ce6" table:formula="of:=EXP((-[.AH76]+66.39)/-8.89)" office:value-type="float" office:value="2.16940357351999">
            <text:p>2.169</text:p>
          </table:table-cell>
          <table:table-cell table:style-name="ce6" table:formula="of:=EXP((-[.AM76]+66.39)/-8.89)" office:value-type="float" office:value="3.84475025163154">
            <text:p>3.845</text:p>
          </table:table-cell>
          <table:table-cell table:style-name="ce6" table:formula="of:=EXP((-[.AR76]+66.39)/-8.89)" office:value-type="float" office:value="1.92740515623274">
            <text:p>1.927</text:p>
          </table:table-cell>
          <table:table-cell table:style-name="ce9" table:formula="of:=SQRT(([.$D76]-[.$B76])^2 + ([.$E76]-[.$C76])^2)" office:value-type="float" office:value="4.0442799111832">
            <text:p>4.044</text:p>
          </table:table-cell>
          <table:table-cell table:style-name="ce43" table:formula="of:=IF( ([.$AZ76]-[.$AW76] &lt;[.$AX76])               AND               ([.$AZ76]+[.$AW76]&gt;[.$AX76]); 1; 0)" office:value-type="float" office:value="1">
            <text:p>1</text:p>
          </table:table-cell>
          <table:table-cell table:style-name="ce9" table:formula="of:=([.$D76]-[.$B76])/[.$AZ76]" office:value-type="float" office:value="-0.917345011096078">
            <text:p>-0.917</text:p>
          </table:table-cell>
          <table:table-cell table:style-name="ce9" table:formula="of:=([.$E76]-[.$C76])/[.$AZ76]" office:value-type="float" office:value="-0.398093118022826">
            <text:p>-0.398</text:p>
          </table:table-cell>
          <table:table-cell table:style-name="ce9" table:formula="of:=[.$BB76]*([.$F76]-[.$B76])+[.$BC76]*([.$G76]-[.$C76])" office:value-type="float" office:value="1.97090710214171">
            <text:p>1.971</text:p>
          </table:table-cell>
          <table:table-cell table:style-name="ce9" table:formula="of:=([.$F76]-[.$B76]-[.$BD76]*[.$BB76])/SQRT(([.$F76]-[.$B76]-[.$BD76]*[.$BB76])^2+([.$G76]-[.$C76]-[.$BD76]*[.$BC76])^2)" office:value-type="float" office:value="0.398093118022826">
            <text:p>0.398</text:p>
          </table:table-cell>
          <table:table-cell table:style-name="ce9" table:formula="of:=([.$G76]-[.$C76]-[.BD76]*[.$BC76])/SQRT(([.$F76]-[.$B76]-[.BD76]*[.$BB76])^2+([.$G76]-[.$C76]-[.BD76]*[.$BC76])^2)" office:value-type="float" office:value="-0.917345011096078">
            <text:p>-0.917</text:p>
          </table:table-cell>
          <table:table-cell table:style-name="ce9" table:formula="of:=[.$BE76]*([.$F76]-[.$B76])+[.$BF76]*([.$G76]-[.$C76])" office:value-type="float" office:value="3.46150620319065">
            <text:p>3.462</text:p>
          </table:table-cell>
          <table:table-cell table:style-name="ce48" table:formula="of:=([.$AW76]^2-[.$AX76]^2+[.$AZ76]^2)/(2*[.$AZ76])" office:value-type="float" office:value="0.776455574948458">
            <text:p>0.776</text:p>
          </table:table-cell>
          <table:table-cell table:style-name="ce48" table:formula="of:=([.$AW76]^2-[.$AY76]^2+[.$BD76]^2+[.$BG76]^2)/(2*[.$BG76])-[.$BD76]*[.$BH76]/[.$BG76]" office:value-type="float" office:value="1.99295867236698">
            <text:p>1.993</text:p>
          </table:table-cell>
          <table:table-cell table:style-name="ce9" table:formula="of:=[.$B76]+[.$BH76]*[.$BB76]+[.$BI76]*[.$BE76]" office:value-type="float" office:value="27.7611054839565">
            <text:p>27.761</text:p>
          </table:table-cell>
          <table:table-cell table:style-name="ce9" table:formula="of:=[.$C76]+[.$BH76]*[.$BC76]+[.$BI76]*[.$BF76]" office:value-type="float" office:value="15.132667683746">
            <text:p>15.133</text:p>
          </table:table-cell>
          <table:table-cell table:style-name="ce53" table:formula="of:=ABS([.$AB76]-[.$BJ76])/[.$AB76]" office:value-type="percentage" office:value="0.0452500054514904">
            <text:p>4.53%</text:p>
          </table:table-cell>
          <table:table-cell table:style-name="ce53" table:formula="of:=ABS([.$AC76]-[.$BK76])/[.$AC76]" office:value-type="percentage" office:value="0.0137796519734678">
            <text:p>1.38%</text:p>
          </table:table-cell>
          <table:table-cell table:style-name="ce6" table:formula="of:=[.AB76]" office:value-type="float" office:value="26.5592971434286">
            <text:p>26.559</text:p>
          </table:table-cell>
          <table:table-cell table:style-name="ce6" table:formula="of:=[.AC76]" office:value-type="float" office:value="15.344104098062">
            <text:p>15.344</text:p>
          </table:table-cell>
          <table:table-cell/>
          <table:table-cell table:formula="of:=[.BN76]-[.BJ76]" office:value-type="float" office:value="-1.2018083405279">
            <text:p>-1.2</text:p>
          </table:table-cell>
          <table:table-cell table:formula="of:=[.BO76]-[.BK76]" office:value-type="float" office:value="0.211436414315955">
            <text:p>0.21</text:p>
          </table:table-cell>
          <table:table-cell table:style-name="ce75" table:formula="of:=[.BL76]-[.Z76]" office:value-type="percentage" office:value="-0.279614787472642">
            <text:p>-27.96%</text:p>
          </table:table-cell>
          <table:table-cell table:style-name="ce75" table:formula="of:=[.BM76]-[.AA76]" office:value-type="percentage" office:value="-0.044396176665517">
            <text:p>-4.44%</text:p>
          </table:table-cell>
          <table:table-cell table:number-columns-repeated="13"/>
          <table:table-cell table:formula="of:=[.BL76]-[.Z76]" office:value-type="percentage" office:value="-0.279614787472642">
            <text:p>-27.96%</text:p>
          </table:table-cell>
          <table:table-cell table:formula="of:=[.BM76]-[.AA76]" office:value-type="percentage" office:value="-0.044396176665517">
            <text:p>-4.44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77]+66.39)/-8.89)" office:value-type="float" office:value="3.29852637439117">
            <text:p>3.3</text:p>
          </table:table-cell>
          <table:table-cell table:formula="of:=EXP(([.L77]+66.39)/-8.89)" office:value-type="float" office:value="1.87957581156176">
            <text:p>1.88</text:p>
          </table:table-cell>
          <table:table-cell table:formula="of:=EXP(([.M77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72">
            <text:p>-72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77]-[.$B77])^2 + ([.$E77]-[.$C77])^2)" office:value-type="float" office:value="4.0442799111832">
            <text:p>4.044</text:p>
          </table:table-cell>
          <table:table-cell table:style-name="ce43" table:formula="of:=IF( ([.$N77]-[.$H77] &lt;[.$I77])            AND            ([.$N77]+[.$H77] &gt;[.$I77]); 1; 0)" office:value-type="float" office:value="1">
            <text:p>1</text:p>
          </table:table-cell>
          <table:table-cell table:style-name="ce9" table:formula="of:=([.$D77]-[.$B77])/[.$N77]" office:value-type="float" office:value="-0.917345011096078">
            <text:p>-0.917</text:p>
          </table:table-cell>
          <table:table-cell table:style-name="ce9" table:formula="of:=([.$E77]-[.$C77])/[.$N77]" office:value-type="float" office:value="-0.398093118022826">
            <text:p>-0.398</text:p>
          </table:table-cell>
          <table:table-cell table:style-name="ce9" table:formula="of:=[.$P77]*([.$F77]-[.$B77])+[.$Q77]*([.$G77]-[.$C77])" office:value-type="float" office:value="1.97090710214171">
            <text:p>1.971</text:p>
          </table:table-cell>
          <table:table-cell table:style-name="ce9" table:formula="of:=([.$F77]-[.$B77]-[.$R77]*[.$P77])/SQRT(([.$F77]-[.$B77]-[.$R77]*[.$P77])^2+([.$G77]-[.$C77]-[.$R77]*[.$Q77])^2)" office:value-type="float" office:value="0.398093118022826">
            <text:p>0.398</text:p>
          </table:table-cell>
          <table:table-cell table:style-name="ce9" table:formula="of:=([.$G77]-[.$C77]-[.R77]*[.$Q77])/SQRT(([.$F77]-[.$B77]-[.R77]*[.$P77])^2+([.$G77]-[.$C77]-[.R77]*[.$Q77])^2)" office:value-type="float" office:value="-0.917345011096078">
            <text:p>-0.917</text:p>
          </table:table-cell>
          <table:table-cell table:style-name="ce9" table:formula="of:=[.$S77]*([.$F77]-[.$B77])+[.$T77]*([.$G77]-[.$C77])" office:value-type="float" office:value="3.46150620319065">
            <text:p>3.462</text:p>
          </table:table-cell>
          <table:table-cell table:style-name="ce48" table:formula="of:=([.$H77]^2-[.$I77]^2+[.$N77]^2)/(2*[.$N77])" office:value-type="float" office:value="2.93051810602933">
            <text:p>2.931</text:p>
          </table:table-cell>
          <table:table-cell table:style-name="ce48" table:formula="of:=([.$H77]^2-[.$J77]^2+[.$R77]^2+[.$U77]^2)/(2*[.$U77])-[.$R77]*[.$V77]/[.$U77]" office:value-type="float" office:value="0.939893877840865">
            <text:p>0.940</text:p>
          </table:table-cell>
          <table:table-cell table:style-name="ce9" table:formula="of:=[.$B77]+[.$V77]*[.$P77]+[.$W77]*[.$S77]" office:value-type="float" office:value="25.3658691199475">
            <text:p>25.366</text:p>
          </table:table-cell>
          <table:table-cell table:style-name="ce9" table:formula="of:=[.$C77]+[.$V77]*[.$Q77]+[.$W77]*[.$T77]" office:value-type="float" office:value="15.2411739499514">
            <text:p>15.241</text:p>
          </table:table-cell>
          <table:table-cell table:style-name="ce53" table:formula="of:=ABS([.$AB77]-[.$X77])/[.$AB77]" office:value-type="percentage" office:value="0.044934473116371">
            <text:p>4.49%</text:p>
          </table:table-cell>
          <table:table-cell table:style-name="ce53" table:formula="of:=ABS([.$AC77]-[.$Y77])/[.$AC77]" office:value-type="percentage" office:value="0.0067081236840426">
            <text:p>0.6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77]+[.AL77]*(ABS([.K77])-[.AK76])" office:value-type="float" office:value="73.3405307411395">
            <text:p>73.341</text:p>
          </table:table-cell>
          <table:table-cell table:style-name="ce6" table:formula="of:=[.AJ77]*(1-[.AL77])" office:value-type="float" office:value="0.0130428937250807">
            <text:p>0.013</text:p>
          </table:table-cell>
          <table:table-cell table:style-name="ce6" table:formula="of:=[.AJ76]+[.$AF77]" office:value-type="float" office:value="0.0132790697206905">
            <text:p>0.013</text:p>
          </table:table-cell>
          <table:table-cell table:style-name="ce6" table:formula="of:=[.AH76]" office:value-type="float" office:value="73.2748807590786">
            <text:p>73.275</text:p>
          </table:table-cell>
          <table:table-cell table:style-name="ce65" table:formula="of:=[.AJ77]/([.AJ77]+[.$AG77])" office:value-type="float" office:value="0.017785582919394">
            <text:p>0.018</text:p>
          </table:table-cell>
          <table:table-cell table:style-name="ce60" table:formula="of:=[.AP77]+[.AQ77]*(ABS([.P77])-[.AP76])" office:value-type="float" office:value="77.4897840777862">
            <text:p>77.490</text:p>
          </table:table-cell>
          <table:table-cell table:style-name="ce6" table:formula="of:=[.AO77]*(1-[.AQ77])" office:value-type="float" office:value="0.00819085996495518">
            <text:p>0.008</text:p>
          </table:table-cell>
          <table:table-cell table:style-name="ce6" table:formula="of:=[.AO76]+[.$AF77]" office:value-type="float" office:value="0.0082833790188019">
            <text:p>0.008</text:p>
          </table:table-cell>
          <table:table-cell table:style-name="ce6" table:formula="of:=[.AM76]" office:value-type="float" office:value="78.3622398699274">
            <text:p>78.362</text:p>
          </table:table-cell>
          <table:table-cell table:style-name="ce65" table:formula="of:=[.AO77]/([.AO77]+[.$AG77])" office:value-type="float" office:value="0.0111692406730051">
            <text:p>0.011</text:p>
          </table:table-cell>
          <table:table-cell table:style-name="ce60" table:formula="of:=[.AU77]+[.AV77]*(ABS([.U77])-[.AU76])" office:value-type="float" office:value="70.3215076552798">
            <text:p>70.322</text:p>
          </table:table-cell>
          <table:table-cell table:style-name="ce6" table:formula="of:=[.AT77]*(1-[.AV77])" office:value-type="float" office:value="0.0197779467541269">
            <text:p>0.020</text:p>
          </table:table-cell>
          <table:table-cell table:style-name="ce6" table:formula="of:=[.AT76]+[.$AF77]" office:value-type="float" office:value="0.0203261355680164">
            <text:p>0.020</text:p>
          </table:table-cell>
          <table:table-cell table:style-name="ce6" table:formula="of:=[.AR76]" office:value-type="float" office:value="72.2233923687648">
            <text:p>72.223</text:p>
          </table:table-cell>
          <table:table-cell table:style-name="ce65" table:formula="of:=[.AT77]/([.AT77]+[.$AG77])" office:value-type="float" office:value="0.0269696525468475">
            <text:p>0.027</text:p>
          </table:table-cell>
          <table:table-cell table:style-name="ce6" table:formula="of:=EXP((-[.AH77]+66.39)/-8.89)" office:value-type="float" office:value="2.18548326664042">
            <text:p>2.185</text:p>
          </table:table-cell>
          <table:table-cell table:style-name="ce6" table:formula="of:=EXP((-[.AM77]+66.39)/-8.89)" office:value-type="float" office:value="3.48535407075349">
            <text:p>3.485</text:p>
          </table:table-cell>
          <table:table-cell table:style-name="ce6" table:formula="of:=EXP((-[.AR77]+66.39)/-8.89)" office:value-type="float" office:value="1.55618814040352">
            <text:p>1.556</text:p>
          </table:table-cell>
          <table:table-cell table:style-name="ce9" table:formula="of:=SQRT(([.$D77]-[.$B77])^2 + ([.$E77]-[.$C77])^2)" office:value-type="float" office:value="4.0442799111832">
            <text:p>4.044</text:p>
          </table:table-cell>
          <table:table-cell table:style-name="ce43" table:formula="of:=IF( ([.$AZ77]-[.$AW77] &lt;[.$AX77])               AND               ([.$AZ77]+[.$AW77]&gt;[.$AX77]); 1; 0)" office:value-type="float" office:value="1">
            <text:p>1</text:p>
          </table:table-cell>
          <table:table-cell table:style-name="ce9" table:formula="of:=([.$D77]-[.$B77])/[.$AZ77]" office:value-type="float" office:value="-0.917345011096078">
            <text:p>-0.917</text:p>
          </table:table-cell>
          <table:table-cell table:style-name="ce9" table:formula="of:=([.$E77]-[.$C77])/[.$AZ77]" office:value-type="float" office:value="-0.398093118022826">
            <text:p>-0.398</text:p>
          </table:table-cell>
          <table:table-cell table:style-name="ce9" table:formula="of:=[.$BB77]*([.$F77]-[.$B77])+[.$BC77]*([.$G77]-[.$C77])" office:value-type="float" office:value="1.97090710214171">
            <text:p>1.971</text:p>
          </table:table-cell>
          <table:table-cell table:style-name="ce9" table:formula="of:=([.$F77]-[.$B77]-[.$BD77]*[.$BB77])/SQRT(([.$F77]-[.$B77]-[.$BD77]*[.$BB77])^2+([.$G77]-[.$C77]-[.$BD77]*[.$BC77])^2)" office:value-type="float" office:value="0.398093118022826">
            <text:p>0.398</text:p>
          </table:table-cell>
          <table:table-cell table:style-name="ce9" table:formula="of:=([.$G77]-[.$C77]-[.BD77]*[.$BC77])/SQRT(([.$F77]-[.$B77]-[.BD77]*[.$BB77])^2+([.$G77]-[.$C77]-[.BD77]*[.$BC77])^2)" office:value-type="float" office:value="-0.917345011096078">
            <text:p>-0.917</text:p>
          </table:table-cell>
          <table:table-cell table:style-name="ce9" table:formula="of:=[.$BE77]*([.$F77]-[.$B77])+[.$BF77]*([.$G77]-[.$C77])" office:value-type="float" office:value="3.46150620319065">
            <text:p>3.462</text:p>
          </table:table-cell>
          <table:table-cell table:style-name="ce48" table:formula="of:=([.$AW77]^2-[.$AX77]^2+[.$AZ77]^2)/(2*[.$AZ77])" office:value-type="float" office:value="1.11080888409857">
            <text:p>1.111</text:p>
          </table:table-cell>
          <table:table-cell table:style-name="ce48" table:formula="of:=([.$AW77]^2-[.$AY77]^2+[.$BD77]^2+[.$BG77]^2)/(2*[.$BG77])-[.$BD77]*[.$BH77]/[.$BG77]" office:value-type="float" office:value="1.99949278295231">
            <text:p>1.999</text:p>
          </table:table-cell>
          <table:table-cell table:style-name="ce9" table:formula="of:=[.$B77]+[.$BH77]*[.$BB77]+[.$BI77]*[.$BE77]" office:value-type="float" office:value="27.4569893283206">
            <text:p>27.457</text:p>
          </table:table-cell>
          <table:table-cell table:style-name="ce9" table:formula="of:=[.$C77]+[.$BH77]*[.$BC77]+[.$BI77]*[.$BF77]" office:value-type="float" office:value="14.9935698986378">
            <text:p>14.994</text:p>
          </table:table-cell>
          <table:table-cell table:style-name="ce53" table:formula="of:=ABS([.$AB77]-[.$BJ77])/[.$AB77]" office:value-type="percentage" office:value="0.0337995459760916">
            <text:p>3.38%</text:p>
          </table:table-cell>
          <table:table-cell table:style-name="ce53" table:formula="of:=ABS([.$AC77]-[.$BK77])/[.$AC77]" office:value-type="percentage" office:value="0.0228448788657818">
            <text:p>2.28%</text:p>
          </table:table-cell>
          <table:table-cell table:style-name="ce6" table:formula="of:=[.AB77]" office:value-type="float" office:value="26.5592971434286">
            <text:p>26.559</text:p>
          </table:table-cell>
          <table:table-cell table:style-name="ce6" table:formula="of:=[.AC77]" office:value-type="float" office:value="15.344104098062">
            <text:p>15.344</text:p>
          </table:table-cell>
          <table:table-cell/>
          <table:table-cell table:formula="of:=[.BN77]-[.BJ77]" office:value-type="float" office:value="-0.897692184891994">
            <text:p>-0.9</text:p>
          </table:table-cell>
          <table:table-cell table:formula="of:=[.BO77]-[.BK77]" office:value-type="float" office:value="0.350534199424173">
            <text:p>0.35</text:p>
          </table:table-cell>
          <table:table-cell table:style-name="ce75" table:formula="of:=[.BL77]-[.Z77]" office:value-type="percentage" office:value="-0.0111349271402793">
            <text:p>-1.11%</text:p>
          </table:table-cell>
          <table:table-cell table:style-name="ce75" table:formula="of:=[.BM77]-[.AA77]" office:value-type="percentage" office:value="0.0161367551817392">
            <text:p>1.61%</text:p>
          </table:table-cell>
          <table:table-cell table:number-columns-repeated="13"/>
          <table:table-cell table:formula="of:=[.BL77]-[.Z77]" office:value-type="percentage" office:value="-0.0111349271402793">
            <text:p>-1.11%</text:p>
          </table:table-cell>
          <table:table-cell table:formula="of:=[.BM77]-[.AA77]" office:value-type="percentage" office:value="0.0161367551817392">
            <text:p>1.61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78]+66.39)/-8.89)" office:value-type="float" office:value="2.35376929320541">
            <text:p>2.35</text:p>
          </table:table-cell>
          <table:table-cell table:formula="of:=EXP(([.L78]+66.39)/-8.89)" office:value-type="float" office:value="5.17282816371939">
            <text:p>5.17</text:p>
          </table:table-cell>
          <table:table-cell table:formula="of:=EXP(([.M78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81">
            <text:p>-81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78]-[.$B78])^2 + ([.$E78]-[.$C78])^2)" office:value-type="float" office:value="4.0442799111832">
            <text:p>4.044</text:p>
          </table:table-cell>
          <table:table-cell table:style-name="ce43" table:formula="of:=IF( ([.$N78]-[.$H78] &lt;[.$I78])            AND            ([.$N78]+[.$H78] &gt;[.$I78]); 1; 0)" office:value-type="float" office:value="1">
            <text:p>1</text:p>
          </table:table-cell>
          <table:table-cell table:style-name="ce9" table:formula="of:=([.$D78]-[.$B78])/[.$N78]" office:value-type="float" office:value="-0.917345011096078">
            <text:p>-0.917</text:p>
          </table:table-cell>
          <table:table-cell table:style-name="ce9" table:formula="of:=([.$E78]-[.$C78])/[.$N78]" office:value-type="float" office:value="-0.398093118022826">
            <text:p>-0.398</text:p>
          </table:table-cell>
          <table:table-cell table:style-name="ce9" table:formula="of:=[.$P78]*([.$F78]-[.$B78])+[.$Q78]*([.$G78]-[.$C78])" office:value-type="float" office:value="1.97090710214171">
            <text:p>1.971</text:p>
          </table:table-cell>
          <table:table-cell table:style-name="ce9" table:formula="of:=([.$F78]-[.$B78]-[.$R78]*[.$P78])/SQRT(([.$F78]-[.$B78]-[.$R78]*[.$P78])^2+([.$G78]-[.$C78]-[.$R78]*[.$Q78])^2)" office:value-type="float" office:value="0.398093118022826">
            <text:p>0.398</text:p>
          </table:table-cell>
          <table:table-cell table:style-name="ce9" table:formula="of:=([.$G78]-[.$C78]-[.R78]*[.$Q78])/SQRT(([.$F78]-[.$B78]-[.R78]*[.$P78])^2+([.$G78]-[.$C78]-[.R78]*[.$Q78])^2)" office:value-type="float" office:value="-0.917345011096078">
            <text:p>-0.917</text:p>
          </table:table-cell>
          <table:table-cell table:style-name="ce9" table:formula="of:=[.$S78]*([.$F78]-[.$B78])+[.$T78]*([.$G78]-[.$C78])" office:value-type="float" office:value="3.46150620319065">
            <text:p>3.462</text:p>
          </table:table-cell>
          <table:table-cell table:style-name="ce48" table:formula="of:=([.$H78]^2-[.$I78]^2+[.$N78]^2)/(2*[.$N78])" office:value-type="float" office:value="-0.601061429043064">
            <text:p>-0.601</text:p>
          </table:table-cell>
          <table:table-cell table:style-name="ce48" table:formula="of:=([.$H78]^2-[.$J78]^2+[.$R78]^2+[.$U78]^2)/(2*[.$U78])-[.$R78]*[.$V78]/[.$U78]" office:value-type="float" office:value="1.46623577116984">
            <text:p>1.466</text:p>
          </table:table-cell>
          <table:table-cell table:style-name="ce9" table:formula="of:=[.$B78]+[.$V78]*[.$P78]+[.$W78]*[.$S78]" office:value-type="float" office:value="28.8150790731965">
            <text:p>28.815</text:p>
          </table:table-cell>
          <table:table-cell table:style-name="ce9" table:formula="of:=[.$C78]+[.$V78]*[.$Q78]+[.$W78]*[.$T78]" office:value-type="float" office:value="16.1642343486377">
            <text:p>16.164</text:p>
          </table:table-cell>
          <table:table-cell table:style-name="ce53" table:formula="of:=ABS([.$AB78]-[.$X78])/[.$AB78]" office:value-type="percentage" office:value="0.0849337961613217">
            <text:p>8.49%</text:p>
          </table:table-cell>
          <table:table-cell table:style-name="ce53" table:formula="of:=ABS([.$AC78]-[.$Y78])/[.$AC78]" office:value-type="percentage" office:value="0.0534492105459143">
            <text:p>5.34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78]+[.AL78]*(ABS([.K78])-[.AK77])" office:value-type="float" office:value="73.3553301711137">
            <text:p>73.355</text:p>
          </table:table-cell>
          <table:table-cell table:style-name="ce6" table:formula="of:=[.AJ78]*(1-[.AL78])" office:value-type="float" office:value="0.0149672292541276">
            <text:p>0.015</text:p>
          </table:table-cell>
          <table:table-cell table:style-name="ce6" table:formula="of:=[.AJ77]+[.$AF78]" office:value-type="float" office:value="0.0152790697206905">
            <text:p>0.015</text:p>
          </table:table-cell>
          <table:table-cell table:style-name="ce6" table:formula="of:=[.AH77]" office:value-type="float" office:value="73.3405307411395">
            <text:p>73.341</text:p>
          </table:table-cell>
          <table:table-cell table:style-name="ce65" table:formula="of:=[.AJ78]/([.AJ78]+[.$AG78])" office:value-type="float" office:value="0.0204096500810229">
            <text:p>0.020</text:p>
          </table:table-cell>
          <table:table-cell table:style-name="ce60" table:formula="of:=[.AP78]+[.AQ78]*(ABS([.P78])-[.AP77])" office:value-type="float" office:value="76.4188194396815">
            <text:p>76.419</text:p>
          </table:table-cell>
          <table:table-cell table:style-name="ce6" table:formula="of:=[.AO78]*(1-[.AQ78])" office:value-type="float" office:value="0.0101411729339536">
            <text:p>0.010</text:p>
          </table:table-cell>
          <table:table-cell table:style-name="ce6" table:formula="of:=[.AO77]+[.$AF78]" office:value-type="float" office:value="0.0102833790188019">
            <text:p>0.010</text:p>
          </table:table-cell>
          <table:table-cell table:style-name="ce6" table:formula="of:=[.AM77]" office:value-type="float" office:value="77.4897840777862">
            <text:p>77.490</text:p>
          </table:table-cell>
          <table:table-cell table:style-name="ce65" table:formula="of:=[.AO78]/([.AO78]+[.$AG78])" office:value-type="float" office:value="0.0138287312553894">
            <text:p>0.014</text:p>
          </table:table-cell>
          <table:table-cell table:style-name="ce60" table:formula="of:=[.AU78]+[.AV78]*(ABS([.U78])-[.AU77])" office:value-type="float" office:value="68.2899417541533">
            <text:p>68.290</text:p>
          </table:table-cell>
          <table:table-cell table:style-name="ce6" table:formula="of:=[.AT78]*(1-[.AV78])" office:value-type="float" office:value="0.0216665111997335">
            <text:p>0.022</text:p>
          </table:table-cell>
          <table:table-cell table:style-name="ce6" table:formula="of:=[.AT77]+[.$AF78]" office:value-type="float" office:value="0.0223261355680164">
            <text:p>0.022</text:p>
          </table:table-cell>
          <table:table-cell table:style-name="ce6" table:formula="of:=[.AR77]" office:value-type="float" office:value="70.3215076552798">
            <text:p>70.322</text:p>
          </table:table-cell>
          <table:table-cell table:style-name="ce65" table:formula="of:=[.AT78]/([.AT78]+[.$AG78])" office:value-type="float" office:value="0.029544941455425">
            <text:p>0.030</text:p>
          </table:table-cell>
          <table:table-cell table:style-name="ce6" table:formula="of:=EXP((-[.AH78]+66.39)/-8.89)" office:value-type="float" office:value="2.18912453136593">
            <text:p>2.189</text:p>
          </table:table-cell>
          <table:table-cell table:style-name="ce6" table:formula="of:=EXP((-[.AM78]+66.39)/-8.89)" office:value-type="float" office:value="3.08978396528217">
            <text:p>3.090</text:p>
          </table:table-cell>
          <table:table-cell table:style-name="ce6" table:formula="of:=EXP((-[.AR78]+66.39)/-8.89)" office:value-type="float" office:value="1.2382718432501">
            <text:p>1.238</text:p>
          </table:table-cell>
          <table:table-cell table:style-name="ce9" table:formula="of:=SQRT(([.$D78]-[.$B78])^2 + ([.$E78]-[.$C78])^2)" office:value-type="float" office:value="4.0442799111832">
            <text:p>4.044</text:p>
          </table:table-cell>
          <table:table-cell table:style-name="ce43" table:formula="of:=IF( ([.$AZ78]-[.$AW78] &lt;[.$AX78])               AND               ([.$AZ78]+[.$AW78]&gt;[.$AX78]); 1; 0)" office:value-type="float" office:value="1">
            <text:p>1</text:p>
          </table:table-cell>
          <table:table-cell table:style-name="ce9" table:formula="of:=([.$D78]-[.$B78])/[.$AZ78]" office:value-type="float" office:value="-0.917345011096078">
            <text:p>-0.917</text:p>
          </table:table-cell>
          <table:table-cell table:style-name="ce9" table:formula="of:=([.$E78]-[.$C78])/[.$AZ78]" office:value-type="float" office:value="-0.398093118022826">
            <text:p>-0.398</text:p>
          </table:table-cell>
          <table:table-cell table:style-name="ce9" table:formula="of:=[.$BB78]*([.$F78]-[.$B78])+[.$BC78]*([.$G78]-[.$C78])" office:value-type="float" office:value="1.97090710214171">
            <text:p>1.971</text:p>
          </table:table-cell>
          <table:table-cell table:style-name="ce9" table:formula="of:=([.$F78]-[.$B78]-[.$BD78]*[.$BB78])/SQRT(([.$F78]-[.$B78]-[.$BD78]*[.$BB78])^2+([.$G78]-[.$C78]-[.$BD78]*[.$BC78])^2)" office:value-type="float" office:value="0.398093118022826">
            <text:p>0.398</text:p>
          </table:table-cell>
          <table:table-cell table:style-name="ce9" table:formula="of:=([.$G78]-[.$C78]-[.BD78]*[.$BC78])/SQRT(([.$F78]-[.$B78]-[.BD78]*[.$BB78])^2+([.$G78]-[.$C78]-[.BD78]*[.$BC78])^2)" office:value-type="float" office:value="-0.917345011096078">
            <text:p>-0.917</text:p>
          </table:table-cell>
          <table:table-cell table:style-name="ce9" table:formula="of:=[.$BE78]*([.$F78]-[.$B78])+[.$BF78]*([.$G78]-[.$C78])" office:value-type="float" office:value="3.46150620319065">
            <text:p>3.462</text:p>
          </table:table-cell>
          <table:table-cell table:style-name="ce48" table:formula="of:=([.$AW78]^2-[.$AX78]^2+[.$AZ78]^2)/(2*[.$AZ78])" office:value-type="float" office:value="1.43433460547975">
            <text:p>1.434</text:p>
          </table:table-cell>
          <table:table-cell table:style-name="ce48" table:formula="of:=([.$AW78]^2-[.$AY78]^2+[.$BD78]^2+[.$BG78]^2)/(2*[.$BG78])-[.$BD78]*[.$BH78]/[.$BG78]" office:value-type="float" office:value="1.94591136685662">
            <text:p>1.946</text:p>
          </table:table-cell>
          <table:table-cell table:style-name="ce9" table:formula="of:=[.$B78]+[.$BH78]*[.$BB78]+[.$BI78]*[.$BE78]" office:value-type="float" office:value="27.1388742288487">
            <text:p>27.139</text:p>
          </table:table-cell>
          <table:table-cell table:style-name="ce9" table:formula="of:=[.$C78]+[.$BH78]*[.$BC78]+[.$BI78]*[.$BF78]" office:value-type="float" office:value="14.9139291801955">
            <text:p>14.914</text:p>
          </table:table-cell>
          <table:table-cell table:style-name="ce53" table:formula="of:=ABS([.$AB78]-[.$BJ78])/[.$AB78]" office:value-type="percentage" office:value="0.0218220038839958">
            <text:p>2.18%</text:p>
          </table:table-cell>
          <table:table-cell table:style-name="ce53" table:formula="of:=ABS([.$AC78]-[.$BK78])/[.$AC78]" office:value-type="percentage" office:value="0.0280351928739112">
            <text:p>2.80%</text:p>
          </table:table-cell>
          <table:table-cell table:style-name="ce6" table:formula="of:=[.AB78]" office:value-type="float" office:value="26.5592971434286">
            <text:p>26.559</text:p>
          </table:table-cell>
          <table:table-cell table:style-name="ce6" table:formula="of:=[.AC78]" office:value-type="float" office:value="15.344104098062">
            <text:p>15.344</text:p>
          </table:table-cell>
          <table:table-cell/>
          <table:table-cell table:formula="of:=[.BN78]-[.BJ78]" office:value-type="float" office:value="-0.579577085420098">
            <text:p>-0.58</text:p>
          </table:table-cell>
          <table:table-cell table:formula="of:=[.BO78]-[.BK78]" office:value-type="float" office:value="0.430174917866539">
            <text:p>0.43</text:p>
          </table:table-cell>
          <table:table-cell table:style-name="ce75" table:formula="of:=[.BL78]-[.Z78]" office:value-type="percentage" office:value="-0.0631117922773259">
            <text:p>-6.31%</text:p>
          </table:table-cell>
          <table:table-cell table:style-name="ce75" table:formula="of:=[.BM78]-[.AA78]" office:value-type="percentage" office:value="-0.0254140176720031">
            <text:p>-2.54%</text:p>
          </table:table-cell>
          <table:table-cell table:number-columns-repeated="13"/>
          <table:table-cell table:formula="of:=[.BL78]-[.Z78]" office:value-type="percentage" office:value="-0.0631117922773259">
            <text:p>-6.31%</text:p>
          </table:table-cell>
          <table:table-cell table:formula="of:=[.BM78]-[.AA78]" office:value-type="percentage" office:value="-0.0254140176720031">
            <text:p>-2.54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79]+66.39)/-8.89)" office:value-type="float" office:value="2.35376929320541">
            <text:p>2.35</text:p>
          </table:table-cell>
          <table:table-cell table:formula="of:=EXP(([.L79]+66.39)/-8.89)" office:value-type="float" office:value="2.63400087893114">
            <text:p>2.63</text:p>
          </table:table-cell>
          <table:table-cell table:formula="of:=EXP(([.M79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75">
            <text:p>-75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79]-[.$B79])^2 + ([.$E79]-[.$C79])^2)" office:value-type="float" office:value="4.0442799111832">
            <text:p>4.044</text:p>
          </table:table-cell>
          <table:table-cell table:style-name="ce43" table:formula="of:=IF( ([.$N79]-[.$H79] &lt;[.$I79])            AND            ([.$N79]+[.$H79] &gt;[.$I79]); 1; 0)" office:value-type="float" office:value="1">
            <text:p>1</text:p>
          </table:table-cell>
          <table:table-cell table:style-name="ce9" table:formula="of:=([.$D79]-[.$B79])/[.$N79]" office:value-type="float" office:value="-0.917345011096078">
            <text:p>-0.917</text:p>
          </table:table-cell>
          <table:table-cell table:style-name="ce9" table:formula="of:=([.$E79]-[.$C79])/[.$N79]" office:value-type="float" office:value="-0.398093118022826">
            <text:p>-0.398</text:p>
          </table:table-cell>
          <table:table-cell table:style-name="ce9" table:formula="of:=[.$P79]*([.$F79]-[.$B79])+[.$Q79]*([.$G79]-[.$C79])" office:value-type="float" office:value="1.97090710214171">
            <text:p>1.971</text:p>
          </table:table-cell>
          <table:table-cell table:style-name="ce9" table:formula="of:=([.$F79]-[.$B79]-[.$R79]*[.$P79])/SQRT(([.$F79]-[.$B79]-[.$R79]*[.$P79])^2+([.$G79]-[.$C79]-[.$R79]*[.$Q79])^2)" office:value-type="float" office:value="0.398093118022826">
            <text:p>0.398</text:p>
          </table:table-cell>
          <table:table-cell table:style-name="ce9" table:formula="of:=([.$G79]-[.$C79]-[.R79]*[.$Q79])/SQRT(([.$F79]-[.$B79]-[.R79]*[.$P79])^2+([.$G79]-[.$C79]-[.R79]*[.$Q79])^2)" office:value-type="float" office:value="-0.917345011096078">
            <text:p>-0.917</text:p>
          </table:table-cell>
          <table:table-cell table:style-name="ce9" table:formula="of:=[.$S79]*([.$F79]-[.$B79])+[.$T79]*([.$G79]-[.$C79])" office:value-type="float" office:value="3.46150620319065">
            <text:p>3.462</text:p>
          </table:table-cell>
          <table:table-cell table:style-name="ce48" table:formula="of:=([.$H79]^2-[.$I79]^2+[.$N79]^2)/(2*[.$N79])" office:value-type="float" office:value="1.84933654246627">
            <text:p>1.849</text:p>
          </table:table-cell>
          <table:table-cell table:style-name="ce48" table:formula="of:=([.$H79]^2-[.$J79]^2+[.$R79]^2+[.$U79]^2)/(2*[.$U79])-[.$R79]*[.$V79]/[.$U79]" office:value-type="float" office:value="1.03698040425516">
            <text:p>1.037</text:p>
          </table:table-cell>
          <table:table-cell table:style-name="ce9" table:formula="of:=[.$B79]+[.$V79]*[.$P79]+[.$W79]*[.$S79]" office:value-type="float" office:value="26.3963351113894">
            <text:p>26.396</text:p>
          </table:table-cell>
          <table:table-cell table:style-name="ce9" table:formula="of:=[.$C79]+[.$V79]*[.$Q79]+[.$W79]*[.$T79]" office:value-type="float" office:value="15.5825230490882">
            <text:p>15.583</text:p>
          </table:table-cell>
          <table:table-cell table:style-name="ce53" table:formula="of:=ABS([.$AB79]-[.$X79])/[.$AB79]" office:value-type="percentage" office:value="0.00613578104718485">
            <text:p>0.61%</text:p>
          </table:table-cell>
          <table:table-cell table:style-name="ce53" table:formula="of:=ABS([.$AC79]-[.$Y79])/[.$AC79]" office:value-type="percentage" office:value="0.0155381473888919">
            <text:p>1.5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79]+[.AL79]*(ABS([.K79])-[.AK78])" office:value-type="float" office:value="73.3705109778856">
            <text:p>73.371</text:p>
          </table:table-cell>
          <table:table-cell table:style-name="ce6" table:formula="of:=[.AJ79]*(1-[.AL79])" office:value-type="float" office:value="0.0168813101358379">
            <text:p>0.017</text:p>
          </table:table-cell>
          <table:table-cell table:style-name="ce6" table:formula="of:=[.AJ78]+[.$AF79]" office:value-type="float" office:value="0.0172790697206905">
            <text:p>0.017</text:p>
          </table:table-cell>
          <table:table-cell table:style-name="ce6" table:formula="of:=[.AH78]" office:value-type="float" office:value="73.3553301711137">
            <text:p>73.355</text:p>
          </table:table-cell>
          <table:table-cell table:style-name="ce65" table:formula="of:=[.AJ79]/([.AJ79]+[.$AG79])" office:value-type="float" office:value="0.0230197337751514">
            <text:p>0.023</text:p>
          </table:table-cell>
          <table:table-cell table:style-name="ce60" table:formula="of:=[.AP79]+[.AQ79]*(ABS([.P79])-[.AP78])" office:value-type="float" office:value="75.1573685512689">
            <text:p>75.157</text:p>
          </table:table-cell>
          <table:table-cell table:style-name="ce6" table:formula="of:=[.AO79]*(1-[.AQ79])" office:value-type="float" office:value="0.0120810231899314">
            <text:p>0.012</text:p>
          </table:table-cell>
          <table:table-cell table:style-name="ce6" table:formula="of:=[.AO78]+[.$AF79]" office:value-type="float" office:value="0.0122833790188019">
            <text:p>0.012</text:p>
          </table:table-cell>
          <table:table-cell table:style-name="ce6" table:formula="of:=[.AM78]" office:value-type="float" office:value="76.4188194396815">
            <text:p>76.419</text:p>
          </table:table-cell>
          <table:table-cell table:style-name="ce65" table:formula="of:=[.AO79]/([.AO79]+[.$AG79])" office:value-type="float" office:value="0.016473954647232">
            <text:p>0.016</text:p>
          </table:table-cell>
          <table:table-cell table:style-name="ce60" table:formula="of:=[.AU79]+[.AV79]*(ABS([.U79])-[.AU78])" office:value-type="float" office:value="66.1432921265319">
            <text:p>66.143</text:p>
          </table:table-cell>
          <table:table-cell table:style-name="ce6" table:formula="of:=[.AT79]*(1-[.AV79])" office:value-type="float" office:value="0.0235451052251444">
            <text:p>0.024</text:p>
          </table:table-cell>
          <table:table-cell table:style-name="ce6" table:formula="of:=[.AT78]+[.$AF79]" office:value-type="float" office:value="0.0243261355680165">
            <text:p>0.024</text:p>
          </table:table-cell>
          <table:table-cell table:style-name="ce6" table:formula="of:=[.AR78]" office:value-type="float" office:value="68.2899417541533">
            <text:p>68.290</text:p>
          </table:table-cell>
          <table:table-cell table:style-name="ce65" table:formula="of:=[.AT79]/([.AT79]+[.$AG79])" office:value-type="float" office:value="0.0321066344750173">
            <text:p>0.032</text:p>
          </table:table-cell>
          <table:table-cell table:style-name="ce6" table:formula="of:=EXP((-[.AH79]+66.39)/-8.89)" office:value-type="float" office:value="2.19286593374851">
            <text:p>2.193</text:p>
          </table:table-cell>
          <table:table-cell table:style-name="ce6" table:formula="of:=EXP((-[.AM79]+66.39)/-8.89)" office:value-type="float" office:value="2.68104243266527">
            <text:p>2.681</text:p>
          </table:table-cell>
          <table:table-cell table:style-name="ce6" table:formula="of:=EXP((-[.AR79]+66.39)/-8.89)" office:value-type="float" office:value="0.972630359349447">
            <text:p>0.973</text:p>
          </table:table-cell>
          <table:table-cell table:style-name="ce9" table:formula="of:=SQRT(([.$D79]-[.$B79])^2 + ([.$E79]-[.$C79])^2)" office:value-type="float" office:value="4.0442799111832">
            <text:p>4.044</text:p>
          </table:table-cell>
          <table:table-cell table:style-name="ce43" table:formula="of:=IF( ([.$AZ79]-[.$AW79] &lt;[.$AX79])               AND               ([.$AZ79]+[.$AW79]&gt;[.$AX79]); 1; 0)" office:value-type="float" office:value="1">
            <text:p>1</text:p>
          </table:table-cell>
          <table:table-cell table:style-name="ce9" table:formula="of:=([.$D79]-[.$B79])/[.$AZ79]" office:value-type="float" office:value="-0.917345011096078">
            <text:p>-0.917</text:p>
          </table:table-cell>
          <table:table-cell table:style-name="ce9" table:formula="of:=([.$E79]-[.$C79])/[.$AZ79]" office:value-type="float" office:value="-0.398093118022826">
            <text:p>-0.398</text:p>
          </table:table-cell>
          <table:table-cell table:style-name="ce9" table:formula="of:=[.$BB79]*([.$F79]-[.$B79])+[.$BC79]*([.$G79]-[.$C79])" office:value-type="float" office:value="1.97090710214171">
            <text:p>1.971</text:p>
          </table:table-cell>
          <table:table-cell table:style-name="ce9" table:formula="of:=([.$F79]-[.$B79]-[.$BD79]*[.$BB79])/SQRT(([.$F79]-[.$B79]-[.$BD79]*[.$BB79])^2+([.$G79]-[.$C79]-[.$BD79]*[.$BC79])^2)" office:value-type="float" office:value="0.398093118022826">
            <text:p>0.398</text:p>
          </table:table-cell>
          <table:table-cell table:style-name="ce9" table:formula="of:=([.$G79]-[.$C79]-[.BD79]*[.$BC79])/SQRT(([.$F79]-[.$B79]-[.BD79]*[.$BB79])^2+([.$G79]-[.$C79]-[.BD79]*[.$BC79])^2)" office:value-type="float" office:value="-0.917345011096078">
            <text:p>-0.917</text:p>
          </table:table-cell>
          <table:table-cell table:style-name="ce9" table:formula="of:=[.$BE79]*([.$F79]-[.$B79])+[.$BF79]*([.$G79]-[.$C79])" office:value-type="float" office:value="3.46150620319065">
            <text:p>3.462</text:p>
          </table:table-cell>
          <table:table-cell table:style-name="ce48" table:formula="of:=([.$AW79]^2-[.$AX79]^2+[.$AZ79]^2)/(2*[.$AZ79])" office:value-type="float" office:value="1.72798035553799">
            <text:p>1.728</text:p>
          </table:table-cell>
          <table:table-cell table:style-name="ce48" table:formula="of:=([.$AW79]^2-[.$AY79]^2+[.$BD79]^2+[.$BG79]^2)/(2*[.$BG79])-[.$BD79]*[.$BH79]/[.$BG79]" office:value-type="float" office:value="1.86591803091052">
            <text:p>1.866</text:p>
          </table:table-cell>
          <table:table-cell table:style-name="ce9" table:formula="of:=[.$B79]+[.$BH79]*[.$BB79]+[.$BI79]*[.$BE79]" office:value-type="float" office:value="26.8376549684754">
            <text:p>26.838</text:p>
          </table:table-cell>
          <table:table-cell table:style-name="ce9" table:formula="of:=[.$C79]+[.$BH79]*[.$BC79]+[.$BI79]*[.$BF79]" office:value-type="float" office:value="14.8704123156117">
            <text:p>14.870</text:p>
          </table:table-cell>
          <table:table-cell table:style-name="ce53" table:formula="of:=ABS([.$AB79]-[.$BJ79])/[.$AB79]" office:value-type="percentage" office:value="0.0104806171467401">
            <text:p>1.05%</text:p>
          </table:table-cell>
          <table:table-cell table:style-name="ce53" table:formula="of:=ABS([.$AC79]-[.$BK79])/[.$AC79]" office:value-type="percentage" office:value="0.0308712570915185">
            <text:p>3.09%</text:p>
          </table:table-cell>
          <table:table-cell table:style-name="ce6" table:formula="of:=[.AB79]" office:value-type="float" office:value="26.5592971434286">
            <text:p>26.559</text:p>
          </table:table-cell>
          <table:table-cell table:style-name="ce6" table:formula="of:=[.AC79]" office:value-type="float" office:value="15.344104098062">
            <text:p>15.344</text:p>
          </table:table-cell>
          <table:table-cell/>
          <table:table-cell table:formula="of:=[.BN79]-[.BJ79]" office:value-type="float" office:value="-0.278357825046783">
            <text:p>-0.28</text:p>
          </table:table-cell>
          <table:table-cell table:formula="of:=[.BO79]-[.BK79]" office:value-type="float" office:value="0.473691782450295">
            <text:p>0.47</text:p>
          </table:table-cell>
          <table:table-cell table:style-name="ce75" table:formula="of:=[.BL79]-[.Z79]" office:value-type="percentage" office:value="0.00434483609955523">
            <text:p>0.43%</text:p>
          </table:table-cell>
          <table:table-cell table:style-name="ce75" table:formula="of:=[.BM79]-[.AA79]" office:value-type="percentage" office:value="0.0153331097026267">
            <text:p>1.53%</text:p>
          </table:table-cell>
          <table:table-cell table:number-columns-repeated="13"/>
          <table:table-cell table:formula="of:=[.BL79]-[.Z79]" office:value-type="percentage" office:value="0.00434483609955523">
            <text:p>0.43%</text:p>
          </table:table-cell>
          <table:table-cell table:formula="of:=[.BM79]-[.AA79]" office:value-type="percentage" office:value="0.0153331097026267">
            <text:p>1.5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80]+66.39)/-8.89)" office:value-type="float" office:value="1.87957581156176">
            <text:p>1.88</text:p>
          </table:table-cell>
          <table:table-cell table:formula="of:=EXP(([.L80]+66.39)/-8.89)" office:value-type="float" office:value="6.47786804655351">
            <text:p>6.48</text:p>
          </table:table-cell>
          <table:table-cell table:formula="of:=EXP(([.M80]+66.39)/-8.89)" office:value-type="float" office:value="2.10335157059054">
            <text:p>2.1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83">
            <text:p>-83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style-name="ce9" table:formula="of:=SQRT(([.$D80]-[.$B80])^2 + ([.$E80]-[.$C80])^2)" office:value-type="float" office:value="4.0442799111832">
            <text:p>4.044</text:p>
          </table:table-cell>
          <table:table-cell table:style-name="ce43" table:formula="of:=IF( ([.$N80]-[.$H80] &lt;[.$I80])            AND            ([.$N80]+[.$H80] &gt;[.$I80]); 1; 0)" office:value-type="float" office:value="0">
            <text:p>0</text:p>
          </table:table-cell>
          <table:table-cell table:style-name="ce9" table:formula="of:=([.$D80]-[.$B80])/[.$N80]" office:value-type="float" office:value="-0.917345011096078">
            <text:p>-0.917</text:p>
          </table:table-cell>
          <table:table-cell table:style-name="ce9" table:formula="of:=([.$E80]-[.$C80])/[.$N80]" office:value-type="float" office:value="-0.398093118022826">
            <text:p>-0.398</text:p>
          </table:table-cell>
          <table:table-cell table:style-name="ce9" table:formula="of:=[.$P80]*([.$F80]-[.$B80])+[.$Q80]*([.$G80]-[.$C80])" office:value-type="float" office:value="1.97090710214171">
            <text:p>1.971</text:p>
          </table:table-cell>
          <table:table-cell table:style-name="ce9" table:formula="of:=([.$F80]-[.$B80]-[.$R80]*[.$P80])/SQRT(([.$F80]-[.$B80]-[.$R80]*[.$P80])^2+([.$G80]-[.$C80]-[.$R80]*[.$Q80])^2)" office:value-type="float" office:value="0.398093118022826">
            <text:p>0.398</text:p>
          </table:table-cell>
          <table:table-cell table:style-name="ce9" table:formula="of:=([.$G80]-[.$C80]-[.R80]*[.$Q80])/SQRT(([.$F80]-[.$B80]-[.R80]*[.$P80])^2+([.$G80]-[.$C80]-[.R80]*[.$Q80])^2)" office:value-type="float" office:value="-0.917345011096078">
            <text:p>-0.917</text:p>
          </table:table-cell>
          <table:table-cell table:style-name="ce9" table:formula="of:=[.$S80]*([.$F80]-[.$B80])+[.$T80]*([.$G80]-[.$C80])" office:value-type="float" office:value="3.46150620319065">
            <text:p>3.462</text:p>
          </table:table-cell>
          <table:table-cell table:style-name="ce48" table:formula="of:=([.$H80]^2-[.$I80]^2+[.$N80]^2)/(2*[.$N80])" office:value-type="float" office:value="-2.72901105782921">
            <text:p>-2.729</text:p>
          </table:table-cell>
          <table:table-cell table:style-name="ce48" table:formula="of:=([.$H80]^2-[.$J80]^2+[.$R80]^2+[.$U80]^2)/(2*[.$U80])-[.$R80]*[.$V80]/[.$U80]" office:value-type="float" office:value="3.716947253999">
            <text:p>3.717</text:p>
          </table:table-cell>
          <table:table-cell table:style-name="ce9" table:formula="of:=[.$B80]+[.$V80]*[.$P80]+[.$W80]*[.$S80]" office:value-type="float" office:value="31.6631358009965">
            <text:p>31.663</text:p>
          </table:table-cell>
          <table:table-cell table:style-name="ce9" table:formula="of:=[.$C80]+[.$V80]*[.$Q80]+[.$W80]*[.$T80]" office:value-type="float" office:value="14.9466775011668">
            <text:p>14.947</text:p>
          </table:table-cell>
          <table:table-cell table:style-name="ce53" table:formula="of:=ABS([.$AB80]-[.$X80])/[.$AB80]" office:value-type="percentage" office:value="0.192167685387364">
            <text:p>19.22%</text:p>
          </table:table-cell>
          <table:table-cell table:style-name="ce53" table:formula="of:=ABS([.$AC80]-[.$Y80])/[.$AC80]" office:value-type="percentage" office:value="0.0259009320032862">
            <text:p>2.5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80]+[.AL80]*(ABS([.K80])-[.AK79])" office:value-type="float" office:value="73.3357929141148">
            <text:p>73.336</text:p>
          </table:table-cell>
          <table:table-cell table:style-name="ce6" table:formula="of:=[.AJ80]*(1-[.AL80])" office:value-type="float" office:value="0.0187852181218181">
            <text:p>0.019</text:p>
          </table:table-cell>
          <table:table-cell table:style-name="ce6" table:formula="of:=[.AJ79]+[.$AF80]" office:value-type="float" office:value="0.0192790697206905">
            <text:p>0.019</text:p>
          </table:table-cell>
          <table:table-cell table:style-name="ce6" table:formula="of:=[.AH79]" office:value-type="float" office:value="73.3705109778856">
            <text:p>73.371</text:p>
          </table:table-cell>
          <table:table-cell table:style-name="ce65" table:formula="of:=[.AJ80]/([.AJ80]+[.$AG80])" office:value-type="float" office:value="0.0256159454801071">
            <text:p>0.026</text:p>
          </table:table-cell>
          <table:table-cell table:style-name="ce60" table:formula="of:=[.AP80]+[.AQ80]*(ABS([.P80])-[.AP79])" office:value-type="float" office:value="73.7149109684416">
            <text:p>73.715</text:p>
          </table:table-cell>
          <table:table-cell table:style-name="ce6" table:formula="of:=[.AO80]*(1-[.AQ80])" office:value-type="float" office:value="0.0140104947005817">
            <text:p>0.014</text:p>
          </table:table-cell>
          <table:table-cell table:style-name="ce6" table:formula="of:=[.AO79]+[.$AF80]" office:value-type="float" office:value="0.0142833790188019">
            <text:p>0.014</text:p>
          </table:table-cell>
          <table:table-cell table:style-name="ce6" table:formula="of:=[.AM79]" office:value-type="float" office:value="75.1573685512689">
            <text:p>75.157</text:p>
          </table:table-cell>
          <table:table-cell table:style-name="ce65" table:formula="of:=[.AO80]/([.AO80]+[.$AG80])" office:value-type="float" office:value="0.0191050253487658">
            <text:p>0.019</text:p>
          </table:table-cell>
          <table:table-cell table:style-name="ce60" table:formula="of:=[.AU80]+[.AV80]*(ABS([.U80])-[.AU79])" office:value-type="float" office:value="63.8966731306273">
            <text:p>63.897</text:p>
          </table:table-cell>
          <table:table-cell table:style-name="ce6" table:formula="of:=[.AT80]*(1-[.AV80])" office:value-type="float" office:value="0.0254138075787135">
            <text:p>0.025</text:p>
          </table:table-cell>
          <table:table-cell table:style-name="ce6" table:formula="of:=[.AT79]+[.$AF80]" office:value-type="float" office:value="0.0263261355680165">
            <text:p>0.026</text:p>
          </table:table-cell>
          <table:table-cell table:style-name="ce6" table:formula="of:=[.AR79]" office:value-type="float" office:value="66.1432921265319">
            <text:p>66.143</text:p>
          </table:table-cell>
          <table:table-cell table:style-name="ce65" table:formula="of:=[.AT80]/([.AT80]+[.$AG80])" office:value-type="float" office:value="0.034654838988649">
            <text:p>0.035</text:p>
          </table:table-cell>
          <table:table-cell table:style-name="ce6" table:formula="of:=EXP((-[.AH80]+66.39)/-8.89)" office:value-type="float" office:value="2.18431884785185">
            <text:p>2.184</text:p>
          </table:table-cell>
          <table:table-cell table:style-name="ce6" table:formula="of:=EXP((-[.AM80]+66.39)/-8.89)" office:value-type="float" office:value="2.27948488603516">
            <text:p>2.279</text:p>
          </table:table-cell>
          <table:table-cell table:style-name="ce6" table:formula="of:=EXP((-[.AR80]+66.39)/-8.89)" office:value-type="float" office:value="0.755432976895631">
            <text:p>0.755</text:p>
          </table:table-cell>
          <table:table-cell table:style-name="ce9" table:formula="of:=SQRT(([.$D80]-[.$B80])^2 + ([.$E80]-[.$C80])^2)" office:value-type="float" office:value="4.0442799111832">
            <text:p>4.044</text:p>
          </table:table-cell>
          <table:table-cell table:style-name="ce43" table:formula="of:=IF( ([.$AZ80]-[.$AW80] &lt;[.$AX80])               AND               ([.$AZ80]+[.$AW80]&gt;[.$AX80]); 1; 0)" office:value-type="float" office:value="1">
            <text:p>1</text:p>
          </table:table-cell>
          <table:table-cell table:style-name="ce9" table:formula="of:=([.$D80]-[.$B80])/[.$AZ80]" office:value-type="float" office:value="-0.917345011096078">
            <text:p>-0.917</text:p>
          </table:table-cell>
          <table:table-cell table:style-name="ce9" table:formula="of:=([.$E80]-[.$C80])/[.$AZ80]" office:value-type="float" office:value="-0.398093118022826">
            <text:p>-0.398</text:p>
          </table:table-cell>
          <table:table-cell table:style-name="ce9" table:formula="of:=[.$BB80]*([.$F80]-[.$B80])+[.$BC80]*([.$G80]-[.$C80])" office:value-type="float" office:value="1.97090710214171">
            <text:p>1.971</text:p>
          </table:table-cell>
          <table:table-cell table:style-name="ce9" table:formula="of:=([.$F80]-[.$B80]-[.$BD80]*[.$BB80])/SQRT(([.$F80]-[.$B80]-[.$BD80]*[.$BB80])^2+([.$G80]-[.$C80]-[.$BD80]*[.$BC80])^2)" office:value-type="float" office:value="0.398093118022826">
            <text:p>0.398</text:p>
          </table:table-cell>
          <table:table-cell table:style-name="ce9" table:formula="of:=([.$G80]-[.$C80]-[.BD80]*[.$BC80])/SQRT(([.$F80]-[.$B80]-[.BD80]*[.$BB80])^2+([.$G80]-[.$C80]-[.BD80]*[.$BC80])^2)" office:value-type="float" office:value="-0.917345011096078">
            <text:p>-0.917</text:p>
          </table:table-cell>
          <table:table-cell table:style-name="ce9" table:formula="of:=[.$BE80]*([.$F80]-[.$B80])+[.$BF80]*([.$G80]-[.$C80])" office:value-type="float" office:value="3.46150620319065">
            <text:p>3.462</text:p>
          </table:table-cell>
          <table:table-cell table:style-name="ce48" table:formula="of:=([.$AW80]^2-[.$AX80]^2+[.$AZ80]^2)/(2*[.$AZ80])" office:value-type="float" office:value="1.96962102442078">
            <text:p>1.970</text:p>
          </table:table-cell>
          <table:table-cell table:style-name="ce48" table:formula="of:=([.$AW80]^2-[.$AY80]^2+[.$BD80]^2+[.$BG80]^2)/(2*[.$BG80])-[.$BD80]*[.$BH80]/[.$BG80]" office:value-type="float" office:value="1.77714396467669">
            <text:p>1.777</text:p>
          </table:table-cell>
          <table:table-cell table:style-name="ce9" table:formula="of:=[.$B80]+[.$BH80]*[.$BB80]+[.$BI80]*[.$BE80]" office:value-type="float" office:value="26.5806467615712">
            <text:p>26.581</text:p>
          </table:table-cell>
          <table:table-cell table:style-name="ce9" table:formula="of:=[.$C80]+[.$BH80]*[.$BC80]+[.$BI80]*[.$BF80]" office:value-type="float" office:value="14.8556532750694">
            <text:p>14.856</text:p>
          </table:table-cell>
          <table:table-cell table:style-name="ce53" table:formula="of:=ABS([.$AB80]-[.$BJ80])/[.$AB80]" office:value-type="percentage" office:value="0.000803847256474514">
            <text:p>0.08%</text:p>
          </table:table-cell>
          <table:table-cell table:style-name="ce53" table:formula="of:=ABS([.$AC80]-[.$BK80])/[.$AC80]" office:value-type="percentage" office:value="0.0318331275564233">
            <text:p>3.18%</text:p>
          </table:table-cell>
          <table:table-cell table:style-name="ce6" table:formula="of:=[.AB80]" office:value-type="float" office:value="26.5592971434286">
            <text:p>26.559</text:p>
          </table:table-cell>
          <table:table-cell table:style-name="ce6" table:formula="of:=[.AC80]" office:value-type="float" office:value="15.344104098062">
            <text:p>15.344</text:p>
          </table:table-cell>
          <table:table-cell/>
          <table:table-cell table:formula="of:=[.BN80]-[.BJ80]" office:value-type="float" office:value="-0.0213496181426365">
            <text:p>-0.02</text:p>
          </table:table-cell>
          <table:table-cell table:formula="of:=[.BO80]-[.BK80]" office:value-type="float" office:value="0.488450822992645">
            <text:p>0.49</text:p>
          </table:table-cell>
          <table:table-cell table:style-name="ce75" table:formula="of:=[.BL80]-[.Z80]" office:value-type="percentage" office:value="-0.191363838130889">
            <text:p>-19.14%</text:p>
          </table:table-cell>
          <table:table-cell table:style-name="ce75" table:formula="of:=[.BM80]-[.AA80]" office:value-type="percentage" office:value="0.00593219555313709">
            <text:p>0.59%</text:p>
          </table:table-cell>
          <table:table-cell table:number-columns-repeated="13"/>
          <table:table-cell table:formula="of:=[.BL80]-[.Z80]" office:value-type="percentage" office:value="-0.191363838130889">
            <text:p>-19.14%</text:p>
          </table:table-cell>
          <table:table-cell table:formula="of:=[.BM80]-[.AA80]" office:value-type="percentage" office:value="0.00593219555313709">
            <text:p>0.5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81]+66.39)/-8.89)" office:value-type="float" office:value="2.94759586261819">
            <text:p>2.95</text:p>
          </table:table-cell>
          <table:table-cell table:formula="of:=EXP(([.L81]+66.39)/-8.89)" office:value-type="float" office:value="8.11215317819232">
            <text:p>8.11</text:p>
          </table:table-cell>
          <table:table-cell table:formula="of:=EXP(([.M81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85">
            <text:p>-85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81]-[.$B81])^2 + ([.$E81]-[.$C81])^2)" office:value-type="float" office:value="4.0442799111832">
            <text:p>4.044</text:p>
          </table:table-cell>
          <table:table-cell table:style-name="ce43" table:formula="of:=IF( ([.$N81]-[.$H81] &lt;[.$I81])            AND            ([.$N81]+[.$H81] &gt;[.$I81]); 1; 0)" office:value-type="float" office:value="0">
            <text:p>0</text:p>
          </table:table-cell>
          <table:table-cell table:style-name="ce9" table:formula="of:=([.$D81]-[.$B81])/[.$N81]" office:value-type="float" office:value="-0.917345011096078">
            <text:p>-0.917</text:p>
          </table:table-cell>
          <table:table-cell table:style-name="ce9" table:formula="of:=([.$E81]-[.$C81])/[.$N81]" office:value-type="float" office:value="-0.398093118022826">
            <text:p>-0.398</text:p>
          </table:table-cell>
          <table:table-cell table:style-name="ce9" table:formula="of:=[.$P81]*([.$F81]-[.$B81])+[.$Q81]*([.$G81]-[.$C81])" office:value-type="float" office:value="1.97090710214171">
            <text:p>1.971</text:p>
          </table:table-cell>
          <table:table-cell table:style-name="ce9" table:formula="of:=([.$F81]-[.$B81]-[.$R81]*[.$P81])/SQRT(([.$F81]-[.$B81]-[.$R81]*[.$P81])^2+([.$G81]-[.$C81]-[.$R81]*[.$Q81])^2)" office:value-type="float" office:value="0.398093118022826">
            <text:p>0.398</text:p>
          </table:table-cell>
          <table:table-cell table:style-name="ce9" table:formula="of:=([.$G81]-[.$C81]-[.R81]*[.$Q81])/SQRT(([.$F81]-[.$B81]-[.R81]*[.$P81])^2+([.$G81]-[.$C81]-[.R81]*[.$Q81])^2)" office:value-type="float" office:value="-0.917345011096078">
            <text:p>-0.917</text:p>
          </table:table-cell>
          <table:table-cell table:style-name="ce9" table:formula="of:=[.$S81]*([.$F81]-[.$B81])+[.$T81]*([.$G81]-[.$C81])" office:value-type="float" office:value="3.46150620319065">
            <text:p>3.462</text:p>
          </table:table-cell>
          <table:table-cell table:style-name="ce48" table:formula="of:=([.$H81]^2-[.$I81]^2+[.$N81]^2)/(2*[.$N81])" office:value-type="float" office:value="-5.03952603582356">
            <text:p>-5.040</text:p>
          </table:table-cell>
          <table:table-cell table:style-name="ce48" table:formula="of:=([.$H81]^2-[.$J81]^2+[.$R81]^2+[.$U81]^2)/(2*[.$U81])-[.$R81]*[.$V81]/[.$U81]" office:value-type="float" office:value="5.90593935829056">
            <text:p>5.906</text:p>
          </table:table-cell>
          <table:table-cell table:style-name="ce9" table:formula="of:=[.$B81]+[.$V81]*[.$P81]+[.$W81]*[.$S81]" office:value-type="float" office:value="34.6540978812472">
            <text:p>34.654</text:p>
          </table:table-cell>
          <table:table-cell table:style-name="ce9" table:formula="of:=[.$C81]+[.$V81]*[.$Q81]+[.$W81]*[.$T81]" office:value-type="float" office:value="13.8584166267944">
            <text:p>13.858</text:p>
          </table:table-cell>
          <table:table-cell table:style-name="ce53" table:formula="of:=ABS([.$AB81]-[.$X81])/[.$AB81]" office:value-type="percentage" office:value="0.304782189607807">
            <text:p>30.48%</text:p>
          </table:table-cell>
          <table:table-cell table:style-name="ce53" table:formula="of:=ABS([.$AC81]-[.$Y81])/[.$AC81]" office:value-type="percentage" office:value="0.0968246475501461">
            <text:p>9.68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81]+[.AL81]*(ABS([.K81])-[.AK80])" office:value-type="float" office:value="73.4099402855033">
            <text:p>73.410</text:p>
          </table:table-cell>
          <table:table-cell table:style-name="ce6" table:formula="of:=[.AJ81]*(1-[.AL81])" office:value-type="float" office:value="0.0206790340969962">
            <text:p>0.021</text:p>
          </table:table-cell>
          <table:table-cell table:style-name="ce6" table:formula="of:=[.AJ80]+[.$AF81]" office:value-type="float" office:value="0.0212790697206905">
            <text:p>0.021</text:p>
          </table:table-cell>
          <table:table-cell table:style-name="ce6" table:formula="of:=[.AH80]" office:value-type="float" office:value="73.3357929141148">
            <text:p>73.336</text:p>
          </table:table-cell>
          <table:table-cell table:style-name="ce65" table:formula="of:=[.AJ81]/([.AJ81]+[.$AG81])" office:value-type="float" office:value="0.0281983954923949">
            <text:p>0.028</text:p>
          </table:table-cell>
          <table:table-cell table:style-name="ce60" table:formula="of:=[.AP81]+[.AQ81]*(ABS([.P81])-[.AP80])" office:value-type="float" office:value="72.1022649722751">
            <text:p>72.102</text:p>
          </table:table-cell>
          <table:table-cell table:style-name="ce6" table:formula="of:=[.AO81]*(1-[.AQ81])" office:value-type="float" office:value="0.015929670537493">
            <text:p>0.016</text:p>
          </table:table-cell>
          <table:table-cell table:style-name="ce6" table:formula="of:=[.AO80]+[.$AF81]" office:value-type="float" office:value="0.0162833790188019">
            <text:p>0.016</text:p>
          </table:table-cell>
          <table:table-cell table:style-name="ce6" table:formula="of:=[.AM80]" office:value-type="float" office:value="73.7149109684416">
            <text:p>73.715</text:p>
          </table:table-cell>
          <table:table-cell table:style-name="ce65" table:formula="of:=[.AO81]/([.AO81]+[.$AG81])" office:value-type="float" office:value="0.0217220566382753">
            <text:p>0.022</text:p>
          </table:table-cell>
          <table:table-cell table:style-name="ce60" table:formula="of:=[.AU81]+[.AV81]*(ABS([.U81])-[.AU80])" office:value-type="float" office:value="61.565558745501">
            <text:p>61.566</text:p>
          </table:table-cell>
          <table:table-cell table:style-name="ce6" table:formula="of:=[.AT81]*(1-[.AV81])" office:value-type="float" office:value="0.0272726961816787">
            <text:p>0.027</text:p>
          </table:table-cell>
          <table:table-cell table:style-name="ce6" table:formula="of:=[.AT80]+[.$AF81]" office:value-type="float" office:value="0.0283261355680165">
            <text:p>0.028</text:p>
          </table:table-cell>
          <table:table-cell table:style-name="ce6" table:formula="of:=[.AR80]" office:value-type="float" office:value="63.8966731306273">
            <text:p>63.897</text:p>
          </table:table-cell>
          <table:table-cell table:style-name="ce65" table:formula="of:=[.AT81]/([.AT81]+[.$AG81])" office:value-type="float" office:value="0.0371896612514708">
            <text:p>0.037</text:p>
          </table:table-cell>
          <table:table-cell table:style-name="ce6" table:formula="of:=EXP((-[.AH81]+66.39)/-8.89)" office:value-type="float" office:value="2.20261342664636">
            <text:p>2.203</text:p>
          </table:table-cell>
          <table:table-cell table:style-name="ce6" table:formula="of:=EXP((-[.AM81]+66.39)/-8.89)" office:value-type="float" office:value="1.90132210837118">
            <text:p>1.901</text:p>
          </table:table-cell>
          <table:table-cell table:style-name="ce6" table:formula="of:=EXP((-[.AR81]+66.39)/-8.89)" office:value-type="float" office:value="0.581187528384224">
            <text:p>0.581</text:p>
          </table:table-cell>
          <table:table-cell table:style-name="ce9" table:formula="of:=SQRT(([.$D81]-[.$B81])^2 + ([.$E81]-[.$C81])^2)" office:value-type="float" office:value="4.0442799111832">
            <text:p>4.044</text:p>
          </table:table-cell>
          <table:table-cell table:style-name="ce43" table:formula="of:=IF( ([.$AZ81]-[.$AW81] &lt;[.$AX81])               AND               ([.$AZ81]+[.$AW81]&gt;[.$AX81]); 1; 0)" office:value-type="float" office:value="1">
            <text:p>1</text:p>
          </table:table-cell>
          <table:table-cell table:style-name="ce9" table:formula="of:=([.$D81]-[.$B81])/[.$AZ81]" office:value-type="float" office:value="-0.917345011096078">
            <text:p>-0.917</text:p>
          </table:table-cell>
          <table:table-cell table:style-name="ce9" table:formula="of:=([.$E81]-[.$C81])/[.$AZ81]" office:value-type="float" office:value="-0.398093118022826">
            <text:p>-0.398</text:p>
          </table:table-cell>
          <table:table-cell table:style-name="ce9" table:formula="of:=[.$BB81]*([.$F81]-[.$B81])+[.$BC81]*([.$G81]-[.$C81])" office:value-type="float" office:value="1.97090710214171">
            <text:p>1.971</text:p>
          </table:table-cell>
          <table:table-cell table:style-name="ce9" table:formula="of:=([.$F81]-[.$B81]-[.$BD81]*[.$BB81])/SQRT(([.$F81]-[.$B81]-[.$BD81]*[.$BB81])^2+([.$G81]-[.$C81]-[.$BD81]*[.$BC81])^2)" office:value-type="float" office:value="0.398093118022826">
            <text:p>0.398</text:p>
          </table:table-cell>
          <table:table-cell table:style-name="ce9" table:formula="of:=([.$G81]-[.$C81]-[.BD81]*[.$BC81])/SQRT(([.$F81]-[.$B81]-[.BD81]*[.$BB81])^2+([.$G81]-[.$C81]-[.BD81]*[.$BC81])^2)" office:value-type="float" office:value="-0.917345011096078">
            <text:p>-0.917</text:p>
          </table:table-cell>
          <table:table-cell table:style-name="ce9" table:formula="of:=[.$BE81]*([.$F81]-[.$B81])+[.$BF81]*([.$G81]-[.$C81])" office:value-type="float" office:value="3.46150620319065">
            <text:p>3.462</text:p>
          </table:table-cell>
          <table:table-cell table:style-name="ce48" table:formula="of:=([.$AW81]^2-[.$AX81]^2+[.$AZ81]^2)/(2*[.$AZ81])" office:value-type="float" office:value="2.17500773114327">
            <text:p>2.175</text:p>
          </table:table-cell>
          <table:table-cell table:style-name="ce48" table:formula="of:=([.$AW81]^2-[.$AY81]^2+[.$BD81]^2+[.$BG81]^2)/(2*[.$BG81])-[.$BD81]*[.$BH81]/[.$BG81]" office:value-type="float" office:value="1.7054354234818">
            <text:p>1.705</text:p>
          </table:table-cell>
          <table:table-cell table:style-name="ce9" table:formula="of:=[.$B81]+[.$BH81]*[.$BB81]+[.$BI81]*[.$BE81]" office:value-type="float" office:value="26.3636896140608">
            <text:p>26.364</text:p>
          </table:table-cell>
          <table:table-cell table:style-name="ce9" table:formula="of:=[.$C81]+[.$BH81]*[.$BC81]+[.$BI81]*[.$BF81]" office:value-type="float" office:value="14.8396717131079">
            <text:p>14.840</text:p>
          </table:table-cell>
          <table:table-cell table:style-name="ce53" table:formula="of:=ABS([.$AB81]-[.$BJ81])/[.$AB81]" office:value-type="percentage" office:value="0.00736493621467043">
            <text:p>0.74%</text:p>
          </table:table-cell>
          <table:table-cell table:style-name="ce53" table:formula="of:=ABS([.$AC81]-[.$BK81])/[.$AC81]" office:value-type="percentage" office:value="0.032874671713016">
            <text:p>3.29%</text:p>
          </table:table-cell>
          <table:table-cell table:style-name="ce6" table:formula="of:=[.AB81]" office:value-type="float" office:value="26.5592971434286">
            <text:p>26.559</text:p>
          </table:table-cell>
          <table:table-cell table:style-name="ce6" table:formula="of:=[.AC81]" office:value-type="float" office:value="15.344104098062">
            <text:p>15.344</text:p>
          </table:table-cell>
          <table:table-cell/>
          <table:table-cell table:formula="of:=[.BN81]-[.BJ81]" office:value-type="float" office:value="0.19560752936783">
            <text:p>0.2</text:p>
          </table:table-cell>
          <table:table-cell table:formula="of:=[.BO81]-[.BK81]" office:value-type="float" office:value="0.504432384954132">
            <text:p>0.5</text:p>
          </table:table-cell>
          <table:table-cell table:style-name="ce75" table:formula="of:=[.BL81]-[.Z81]" office:value-type="percentage" office:value="-0.297417253393137">
            <text:p>-29.74%</text:p>
          </table:table-cell>
          <table:table-cell table:style-name="ce75" table:formula="of:=[.BM81]-[.AA81]" office:value-type="percentage" office:value="-0.06394997583713">
            <text:p>-6.39%</text:p>
          </table:table-cell>
          <table:table-cell table:number-columns-repeated="13"/>
          <table:table-cell table:formula="of:=[.BL81]-[.Z81]" office:value-type="percentage" office:value="-0.297417253393137">
            <text:p>-29.74%</text:p>
          </table:table-cell>
          <table:table-cell table:formula="of:=[.BM81]-[.AA81]" office:value-type="percentage" office:value="-0.06394997583713">
            <text:p>-6.3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82]+66.39)/-8.89)" office:value-type="float" office:value="2.94759586261819">
            <text:p>2.95</text:p>
          </table:table-cell>
          <table:table-cell table:formula="of:=EXP(([.L82]+66.39)/-8.89)" office:value-type="float" office:value="3.69123745237239">
            <text:p>3.69</text:p>
          </table:table-cell>
          <table:table-cell table:formula="of:=EXP(([.M82]+66.39)/-8.89)" office:value-type="float" office:value="1.67960757526435">
            <text:p>1.68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78">
            <text:p>-78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style-name="ce9" table:formula="of:=SQRT(([.$D82]-[.$B82])^2 + ([.$E82]-[.$C82])^2)" office:value-type="float" office:value="4.0442799111832">
            <text:p>4.044</text:p>
          </table:table-cell>
          <table:table-cell table:style-name="ce43" table:formula="of:=IF( ([.$N82]-[.$H82] &lt;[.$I82])            AND            ([.$N82]+[.$H82] &gt;[.$I82]); 1; 0)" office:value-type="float" office:value="1">
            <text:p>1</text:p>
          </table:table-cell>
          <table:table-cell table:style-name="ce9" table:formula="of:=([.$D82]-[.$B82])/[.$N82]" office:value-type="float" office:value="-0.917345011096078">
            <text:p>-0.917</text:p>
          </table:table-cell>
          <table:table-cell table:style-name="ce9" table:formula="of:=([.$E82]-[.$C82])/[.$N82]" office:value-type="float" office:value="-0.398093118022826">
            <text:p>-0.398</text:p>
          </table:table-cell>
          <table:table-cell table:style-name="ce9" table:formula="of:=[.$P82]*([.$F82]-[.$B82])+[.$Q82]*([.$G82]-[.$C82])" office:value-type="float" office:value="1.97090710214171">
            <text:p>1.971</text:p>
          </table:table-cell>
          <table:table-cell table:style-name="ce9" table:formula="of:=([.$F82]-[.$B82]-[.$R82]*[.$P82])/SQRT(([.$F82]-[.$B82]-[.$R82]*[.$P82])^2+([.$G82]-[.$C82]-[.$R82]*[.$Q82])^2)" office:value-type="float" office:value="0.398093118022826">
            <text:p>0.398</text:p>
          </table:table-cell>
          <table:table-cell table:style-name="ce9" table:formula="of:=([.$G82]-[.$C82]-[.R82]*[.$Q82])/SQRT(([.$F82]-[.$B82]-[.R82]*[.$P82])^2+([.$G82]-[.$C82]-[.R82]*[.$Q82])^2)" office:value-type="float" office:value="-0.917345011096078">
            <text:p>-0.917</text:p>
          </table:table-cell>
          <table:table-cell table:style-name="ce9" table:formula="of:=[.$S82]*([.$F82]-[.$B82])+[.$T82]*([.$G82]-[.$C82])" office:value-type="float" office:value="3.46150620319065">
            <text:p>3.462</text:p>
          </table:table-cell>
          <table:table-cell table:style-name="ce48" table:formula="of:=([.$H82]^2-[.$I82]^2+[.$N82]^2)/(2*[.$N82])" office:value-type="float" office:value="1.41178252869575">
            <text:p>1.412</text:p>
          </table:table-cell>
          <table:table-cell table:style-name="ce48" table:formula="of:=([.$H82]^2-[.$J82]^2+[.$R82]^2+[.$U82]^2)/(2*[.$U82])-[.$R82]*[.$V82]/[.$U82]" office:value-type="float" office:value="2.33550864686633">
            <text:p>2.336</text:p>
          </table:table-cell>
          <table:table-cell table:style-name="ce9" table:formula="of:=[.$B82]+[.$V82]*[.$P82]+[.$W82]*[.$S82]" office:value-type="float" office:value="27.3146582599486">
            <text:p>27.315</text:p>
          </table:table-cell>
          <table:table-cell table:style-name="ce9" table:formula="of:=[.$C82]+[.$V82]*[.$Q82]+[.$W82]*[.$T82]" office:value-type="float" office:value="14.5655118856068">
            <text:p>14.566</text:p>
          </table:table-cell>
          <table:table-cell table:style-name="ce53" table:formula="of:=ABS([.$AB82]-[.$X82])/[.$AB82]" office:value-type="percentage" office:value="0.0284405536954103">
            <text:p>2.84%</text:p>
          </table:table-cell>
          <table:table-cell table:style-name="ce53" table:formula="of:=ABS([.$AC82]-[.$Y82])/[.$AC82]" office:value-type="percentage" office:value="0.0507421096389432">
            <text:p>5.0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82]+[.AL82]*(ABS([.K82])-[.AK81])" office:value-type="float" office:value="73.491910458953">
            <text:p>73.492</text:p>
          </table:table-cell>
          <table:table-cell table:style-name="ce6" table:formula="of:=[.AJ82]*(1-[.AL82])" office:value-type="float" office:value="0.0225628380910763">
            <text:p>0.023</text:p>
          </table:table-cell>
          <table:table-cell table:style-name="ce6" table:formula="of:=[.AJ81]+[.$AF82]" office:value-type="float" office:value="0.0232790697206905">
            <text:p>0.023</text:p>
          </table:table-cell>
          <table:table-cell table:style-name="ce6" table:formula="of:=[.AH81]" office:value-type="float" office:value="73.4099402855033">
            <text:p>73.410</text:p>
          </table:table-cell>
          <table:table-cell table:style-name="ce65" table:formula="of:=[.AJ82]/([.AJ82]+[.$AG82])" office:value-type="float" office:value="0.0307671929423174">
            <text:p>0.031</text:p>
          </table:table-cell>
          <table:table-cell table:style-name="ce60" table:formula="of:=[.AP82]+[.AQ82]*(ABS([.P82])-[.AP81])" office:value-type="float" office:value="70.3314524899213">
            <text:p>70.331</text:p>
          </table:table-cell>
          <table:table-cell table:style-name="ce6" table:formula="of:=[.AO82]*(1-[.AQ82])" office:value-type="float" office:value="0.0178386328880718">
            <text:p>0.018</text:p>
          </table:table-cell>
          <table:table-cell table:style-name="ce6" table:formula="of:=[.AO81]+[.$AF82]" office:value-type="float" office:value="0.0182833790188019">
            <text:p>0.018</text:p>
          </table:table-cell>
          <table:table-cell table:style-name="ce6" table:formula="of:=[.AM81]" office:value-type="float" office:value="72.1022649722751">
            <text:p>72.102</text:p>
          </table:table-cell>
          <table:table-cell table:style-name="ce65" table:formula="of:=[.AO82]/([.AO82]+[.$AG82])" office:value-type="float" office:value="0.0243251605883545">
            <text:p>0.024</text:p>
          </table:table-cell>
          <table:table-cell table:style-name="ce60" table:formula="of:=[.AU82]+[.AV82]*(ABS([.U82])-[.AU81])" office:value-type="float" office:value="59.165605357493">
            <text:p>59.166</text:p>
          </table:table-cell>
          <table:table-cell table:style-name="ce6" table:formula="of:=[.AT82]*(1-[.AV82])" office:value-type="float" office:value="0.0291218481389929">
            <text:p>0.029</text:p>
          </table:table-cell>
          <table:table-cell table:style-name="ce6" table:formula="of:=[.AT81]+[.$AF82]" office:value-type="float" office:value="0.0303261355680165">
            <text:p>0.030</text:p>
          </table:table-cell>
          <table:table-cell table:style-name="ce6" table:formula="of:=[.AR81]" office:value-type="float" office:value="61.565558745501">
            <text:p>61.566</text:p>
          </table:table-cell>
          <table:table-cell table:style-name="ce65" table:formula="of:=[.AT82]/([.AT82]+[.$AG82])" office:value-type="float" office:value="0.0397112064055289">
            <text:p>0.040</text:p>
          </table:table-cell>
          <table:table-cell table:style-name="ce6" table:formula="of:=EXP((-[.AH82]+66.39)/-8.89)" office:value-type="float" office:value="2.2230165247688">
            <text:p>2.223</text:p>
          </table:table-cell>
          <table:table-cell table:style-name="ce6" table:formula="of:=EXP((-[.AM82]+66.39)/-8.89)" office:value-type="float" office:value="1.55792995065326">
            <text:p>1.558</text:p>
          </table:table-cell>
          <table:table-cell table:style-name="ce6" table:formula="of:=EXP((-[.AR82]+66.39)/-8.89)" office:value-type="float" office:value="0.443683939977862">
            <text:p>0.444</text:p>
          </table:table-cell>
          <table:table-cell table:style-name="ce9" table:formula="of:=SQRT(([.$D82]-[.$B82])^2 + ([.$E82]-[.$C82])^2)" office:value-type="float" office:value="4.0442799111832">
            <text:p>4.044</text:p>
          </table:table-cell>
          <table:table-cell table:style-name="ce43" table:formula="of:=IF( ([.$AZ82]-[.$AW82] &lt;[.$AX82])               AND               ([.$AZ82]+[.$AW82]&gt;[.$AX82]); 1; 0)" office:value-type="float" office:value="0">
            <text:p>0</text:p>
          </table:table-cell>
          <table:table-cell table:style-name="ce9" table:formula="of:=([.$D82]-[.$B82])/[.$AZ82]" office:value-type="float" office:value="-0.917345011096078">
            <text:p>-0.917</text:p>
          </table:table-cell>
          <table:table-cell table:style-name="ce9" table:formula="of:=([.$E82]-[.$C82])/[.$AZ82]" office:value-type="float" office:value="-0.398093118022826">
            <text:p>-0.398</text:p>
          </table:table-cell>
          <table:table-cell table:style-name="ce9" table:formula="of:=[.$BB82]*([.$F82]-[.$B82])+[.$BC82]*([.$G82]-[.$C82])" office:value-type="float" office:value="1.97090710214171">
            <text:p>1.971</text:p>
          </table:table-cell>
          <table:table-cell table:style-name="ce9" table:formula="of:=([.$F82]-[.$B82]-[.$BD82]*[.$BB82])/SQRT(([.$F82]-[.$B82]-[.$BD82]*[.$BB82])^2+([.$G82]-[.$C82]-[.$BD82]*[.$BC82])^2)" office:value-type="float" office:value="0.398093118022826">
            <text:p>0.398</text:p>
          </table:table-cell>
          <table:table-cell table:style-name="ce9" table:formula="of:=([.$G82]-[.$C82]-[.BD82]*[.$BC82])/SQRT(([.$F82]-[.$B82]-[.BD82]*[.$BB82])^2+([.$G82]-[.$C82]-[.BD82]*[.$BC82])^2)" office:value-type="float" office:value="-0.917345011096078">
            <text:p>-0.917</text:p>
          </table:table-cell>
          <table:table-cell table:style-name="ce9" table:formula="of:=[.$BE82]*([.$F82]-[.$B82])+[.$BF82]*([.$G82]-[.$C82])" office:value-type="float" office:value="3.46150620319065">
            <text:p>3.462</text:p>
          </table:table-cell>
          <table:table-cell table:style-name="ce48" table:formula="of:=([.$AW82]^2-[.$AX82]^2+[.$AZ82]^2)/(2*[.$AZ82])" office:value-type="float" office:value="2.33303049648853">
            <text:p>2.333</text:p>
          </table:table-cell>
          <table:table-cell table:style-name="ce48" table:formula="of:=([.$AW82]^2-[.$AY82]^2+[.$BD82]^2+[.$BG82]^2)/(2*[.$BG82])-[.$BD82]*[.$BH82]/[.$BG82]" office:value-type="float" office:value="1.64885942862013">
            <text:p>1.649</text:p>
          </table:table-cell>
          <table:table-cell table:style-name="ce9" table:formula="of:=[.$B82]+[.$BH82]*[.$BB82]+[.$BI82]*[.$BE82]" office:value-type="float" office:value="26.196205704432">
            <text:p>26.196</text:p>
          </table:table-cell>
          <table:table-cell table:style-name="ce9" table:formula="of:=[.$C82]+[.$BH82]*[.$BC82]+[.$BI82]*[.$BF82]" office:value-type="float" office:value="14.8286636443671">
            <text:p>14.829</text:p>
          </table:table-cell>
          <table:table-cell table:style-name="ce53" table:formula="of:=ABS([.$AB82]-[.$BJ82])/[.$AB82]" office:value-type="percentage" office:value="0.0136709731826046">
            <text:p>1.37%</text:p>
          </table:table-cell>
          <table:table-cell table:style-name="ce53" table:formula="of:=ABS([.$AC82]-[.$BK82])/[.$AC82]" office:value-type="percentage" office:value="0.0335920852987418">
            <text:p>3.36%</text:p>
          </table:table-cell>
          <table:table-cell table:style-name="ce6" table:formula="of:=[.AB82]" office:value-type="float" office:value="26.5592971434286">
            <text:p>26.559</text:p>
          </table:table-cell>
          <table:table-cell table:style-name="ce6" table:formula="of:=[.AC82]" office:value-type="float" office:value="15.344104098062">
            <text:p>15.344</text:p>
          </table:table-cell>
          <table:table-cell/>
          <table:table-cell table:formula="of:=[.BN82]-[.BJ82]" office:value-type="float" office:value="0.363091438996641">
            <text:p>0.36</text:p>
          </table:table-cell>
          <table:table-cell table:formula="of:=[.BO82]-[.BK82]" office:value-type="float" office:value="0.515440453694872">
            <text:p>0.52</text:p>
          </table:table-cell>
          <table:table-cell table:style-name="ce75" table:formula="of:=[.BL82]-[.Z82]" office:value-type="percentage" office:value="-0.0147695805128057">
            <text:p>-1.48%</text:p>
          </table:table-cell>
          <table:table-cell table:style-name="ce75" table:formula="of:=[.BM82]-[.AA82]" office:value-type="percentage" office:value="-0.0171500243402014">
            <text:p>-1.72%</text:p>
          </table:table-cell>
          <table:table-cell table:number-columns-repeated="13"/>
          <table:table-cell table:formula="of:=[.BL82]-[.Z82]" office:value-type="percentage" office:value="-0.0147695805128057">
            <text:p>-1.48%</text:p>
          </table:table-cell>
          <table:table-cell table:formula="of:=[.BM82]-[.AA82]" office:value-type="percentage" office:value="-0.0171500243402014">
            <text:p>-1.72%</text:p>
          </table:table-cell>
          <table:table-cell table:number-columns-repeated="937"/>
        </table:table-row>
        <table:table-row table:style-name="ro2">
          <table:table-cell table:style-name="ce10" office:value-type="string">
            <text:p>mode</text:p>
          </table:table-cell>
          <table:table-cell table:style-name="ce15" office:value-type="float" office:value="28.68">
            <text:p>28.680</text:p>
          </table:table-cell>
          <table:table-cell table:style-name="ce15" office:value-type="float" office:value="18.27">
            <text:p>18.270</text:p>
          </table:table-cell>
          <table:table-cell table:style-name="ce15" office:value-type="float" office:value="24.97">
            <text:p>24.970</text:p>
          </table:table-cell>
          <table:table-cell table:style-name="ce15" office:value-type="float" office:value="16.66">
            <text:p>16.660</text:p>
          </table:table-cell>
          <table:table-cell table:style-name="ce15" office:value-type="float" office:value="28.25">
            <text:p>28.250</text:p>
          </table:table-cell>
          <table:table-cell table:style-name="ce15" office:value-type="float" office:value="14.31">
            <text:p>14.310</text:p>
          </table:table-cell>
          <table:table-cell table:style-name="ce10" table:formula="of:=EXP(([.K83]+66.39)/-8.89)" office:value-type="float" office:value="3.29852637439117">
            <text:p>3.3</text:p>
          </table:table-cell>
          <table:table-cell table:style-name="ce10" table:formula="of:=EXP(([.L83]+66.39)/-8.89)" office:value-type="float" office:value="8.11215317819232">
            <text:p>8.11</text:p>
          </table:table-cell>
          <table:table-cell table:style-name="ce10" table:formula="of:=EXP(([.M83]+66.39)/-8.89)" office:value-type="float" office:value="2.94759586261819">
            <text:p>2.95</text:p>
          </table:table-cell>
          <table:table-cell table:style-name="ce10" table:formula="of:=MODE([.K73:.K82])" office:value-type="float" office:value="-77">
            <text:p>-77</text:p>
          </table:table-cell>
          <table:table-cell table:style-name="ce10" table:formula="of:=MODE([.L73:.L82])" office:value-type="float" office:value="-85">
            <text:p>-85</text:p>
          </table:table-cell>
          <table:table-cell table:style-name="ce10" table:formula="of:=MODE([.M73:.M82])" office:value-type="float" office:value="-76">
            <text:p>-76</text:p>
          </table:table-cell>
          <table:table-cell table:style-name="ce42" table:formula="of:=SQRT(([.$D83]-[.$B83])^2 + ([.$E83]-[.$C83])^2)" office:value-type="float" office:value="4.0442799111832">
            <text:p>4.044</text:p>
          </table:table-cell>
          <table:table-cell table:style-name="ce44" table:formula="of:=IF( ([.$N83]-[.$H83] &lt;[.$I83])            AND            ([.$N83]+[.$H83] &gt;[.$I83]); 1; 0)" office:value-type="float" office:value="0">
            <text:p>0</text:p>
          </table:table-cell>
          <table:table-cell table:style-name="ce42" table:formula="of:=([.$D83]-[.$B83])/[.$N83]" office:value-type="float" office:value="-0.917345011096078">
            <text:p>-0.917</text:p>
          </table:table-cell>
          <table:table-cell table:style-name="ce42" table:formula="of:=([.$E83]-[.$C83])/[.$N83]" office:value-type="float" office:value="-0.398093118022826">
            <text:p>-0.398</text:p>
          </table:table-cell>
          <table:table-cell table:style-name="ce42" table:formula="of:=[.$P83]*([.$F83]-[.$B83])+[.$Q83]*([.$G83]-[.$C83])" office:value-type="float" office:value="1.97090710214171">
            <text:p>1.971</text:p>
          </table:table-cell>
          <table:table-cell table:style-name="ce42" table:formula="of:=([.$F83]-[.$B83]-[.$R83]*[.$P83])/SQRT(([.$F83]-[.$B83]-[.$R83]*[.$P83])^2+([.$G83]-[.$C83]-[.$R83]*[.$Q83])^2)" office:value-type="float" office:value="0.398093118022826">
            <text:p>0.398</text:p>
          </table:table-cell>
          <table:table-cell table:style-name="ce42" table:formula="of:=([.$G83]-[.$C83]-[.R83]*[.$Q83])/SQRT(([.$F83]-[.$B83]-[.R83]*[.$P83])^2+([.$G83]-[.$C83]-[.R83]*[.$Q83])^2)" office:value-type="float" office:value="-0.917345011096078">
            <text:p>-0.917</text:p>
          </table:table-cell>
          <table:table-cell table:style-name="ce42" table:formula="of:=[.$S83]*([.$F83]-[.$B83])+[.$T83]*([.$G83]-[.$C83])" office:value-type="float" office:value="3.46150620319065">
            <text:p>3.462</text:p>
          </table:table-cell>
          <table:table-cell table:style-name="ce49" table:formula="of:=([.$H83]^2-[.$I83]^2+[.$N83]^2)/(2*[.$N83])" office:value-type="float" office:value="-4.76853157928642">
            <text:p>-4.769</text:p>
          </table:table-cell>
          <table:table-cell table:style-name="ce49" table:formula="of:=([.$H83]^2-[.$J83]^2+[.$R83]^2+[.$U83]^2)/(2*[.$U83])-[.$R83]*[.$V83]/[.$U83]" office:value-type="float" office:value="5.32356699983149">
            <text:p>5.324</text:p>
          </table:table-cell>
          <table:table-cell table:style-name="ce42" table:formula="of:=[.$B83]+[.$V83]*[.$P83]+[.$W83]*[.$S83]" office:value-type="float" office:value="35.1736640404788">
            <text:p>35.174</text:p>
          </table:table-cell>
          <table:table-cell table:style-name="ce42" table:formula="of:=[.$C83]+[.$V83]*[.$Q83]+[.$W83]*[.$T83]" office:value-type="float" office:value="15.2847719762573">
            <text:p>15.285</text:p>
          </table:table-cell>
          <table:table-cell table:style-name="ce55" table:formula="of:=ABS([.$AB83]-[.$X83])/[.$AB83]" office:value-type="percentage" office:value="0.276290315294411">
            <text:p>27.63%</text:p>
          </table:table-cell>
          <table:table-cell table:style-name="ce55" table:formula="of:=ABS([.$AC83]-[.$Y83])/[.$AC83]" office:value-type="percentage" office:value="0.0648143278731502">
            <text:p>6.48%</text:p>
          </table:table-cell>
          <table:table-cell table:style-name="ce42" office:value-type="float" office:value="27.5592971434286">
            <text:p>27.559</text:p>
          </table:table-cell>
          <table:table-cell table:style-name="ce42" office:value-type="float" office:value="16.344104098062">
            <text:p>16.344</text:p>
          </table:table-cell>
          <table:table-cell table:style-name="ce10" table:number-columns-repeated="2"/>
          <table:table-cell table:style-name="ce15" table:number-columns-repeated="2"/>
          <table:table-cell table:style-name="ce61" table:number-columns-repeated="18"/>
          <table:table-cell table:style-name="ce42"/>
          <table:table-cell table:style-name="ce66"/>
          <table:table-cell table:style-name="ce42" table:number-columns-repeated="6"/>
          <table:table-cell table:style-name="ce49" table:number-columns-repeated="2"/>
          <table:table-cell table:style-name="ce42" table:number-columns-repeated="2"/>
          <table:table-cell table:style-name="ce55" table:number-columns-repeated="2"/>
          <table:table-cell table:style-name="ce61" table:number-columns-repeated="2"/>
          <table:table-cell table:style-name="ce10" table:number-columns-repeated="3"/>
          <table:table-cell table:style-name="ce72" table:number-columns-repeated="2"/>
          <table:table-cell table:style-name="ce10" table:number-columns-repeated="952"/>
        </table:table-row>
        <table:table-row table:style-name="ro2">
          <table:table-cell table:style-name="ce11" office:value-type="string">
            <text:p>mean</text:p>
          </table:table-cell>
          <table:table-cell table:style-name="ce16" office:value-type="float" office:value="29.68">
            <text:p>29.680</text:p>
          </table:table-cell>
          <table:table-cell table:style-name="ce16" office:value-type="float" office:value="19.27">
            <text:p>19.270</text:p>
          </table:table-cell>
          <table:table-cell table:style-name="ce16" office:value-type="float" office:value="25.97">
            <text:p>25.970</text:p>
          </table:table-cell>
          <table:table-cell table:style-name="ce16" office:value-type="float" office:value="17.66">
            <text:p>17.660</text:p>
          </table:table-cell>
          <table:table-cell table:style-name="ce16" office:value-type="float" office:value="29.25">
            <text:p>29.250</text:p>
          </table:table-cell>
          <table:table-cell table:style-name="ce16" office:value-type="float" office:value="15.31">
            <text:p>15.310</text:p>
          </table:table-cell>
          <table:table-cell table:style-name="ce11" table:formula="of:=EXP(([.K84]+66.39)/-8.89)" office:value-type="float" office:value="2.57540486055394">
            <text:p>2.58</text:p>
          </table:table-cell>
          <table:table-cell table:style-name="ce11" table:formula="of:=EXP(([.L84]+66.39)/-8.89)" office:value-type="float" office:value="4.46910359962482">
            <text:p>4.47</text:p>
          </table:table-cell>
          <table:table-cell table:style-name="ce11" table:formula="of:=EXP(([.M84]+66.39)/-8.89)" office:value-type="float" office:value="2.40732262412934">
            <text:p>2.41</text:p>
          </table:table-cell>
          <table:table-cell table:style-name="ce11" table:formula="of:=AVERAGE([.K73:.K82])" office:value-type="float" office:value="-74.8">
            <text:p>-74.8</text:p>
          </table:table-cell>
          <table:table-cell table:style-name="ce11" table:formula="of:=AVERAGE([.L73:.L82])" office:value-type="float" office:value="-79.7">
            <text:p>-79.7</text:p>
          </table:table-cell>
          <table:table-cell table:style-name="ce11" table:formula="of:=AVERAGE([.M73:.M82])" office:value-type="float" office:value="-74.2">
            <text:p>-74.2</text:p>
          </table:table-cell>
          <table:table-cell table:style-name="ce21" table:formula="of:=SQRT(([.$D84]-[.$B84])^2 + ([.$E84]-[.$C84])^2)" office:value-type="float" office:value="4.0442799111832">
            <text:p>4.044</text:p>
          </table:table-cell>
          <table:table-cell table:style-name="ce45" table:formula="of:=IF( ([.$N84]-[.$H84] &lt;[.$I84])            AND            ([.$N84]+[.$H84] &gt;[.$I84]); 1; 0)" office:value-type="float" office:value="1">
            <text:p>1</text:p>
          </table:table-cell>
          <table:table-cell table:style-name="ce21" table:formula="of:=([.$D84]-[.$B84])/[.$N84]" office:value-type="float" office:value="-0.917345011096078">
            <text:p>-0.917</text:p>
          </table:table-cell>
          <table:table-cell table:style-name="ce21" table:formula="of:=([.$E84]-[.$C84])/[.$N84]" office:value-type="float" office:value="-0.398093118022826">
            <text:p>-0.398</text:p>
          </table:table-cell>
          <table:table-cell table:style-name="ce21" table:formula="of:=[.$P84]*([.$F84]-[.$B84])+[.$Q84]*([.$G84]-[.$C84])" office:value-type="float" office:value="1.97090710214171">
            <text:p>1.971</text:p>
          </table:table-cell>
          <table:table-cell table:style-name="ce21" table:formula="of:=([.$F84]-[.$B84]-[.$R84]*[.$P84])/SQRT(([.$F84]-[.$B84]-[.$R84]*[.$P84])^2+([.$G84]-[.$C84]-[.$R84]*[.$Q84])^2)" office:value-type="float" office:value="0.398093118022826">
            <text:p>0.398</text:p>
          </table:table-cell>
          <table:table-cell table:style-name="ce21" table:formula="of:=([.$G84]-[.$C84]-[.R84]*[.$Q84])/SQRT(([.$F84]-[.$B84]-[.R84]*[.$P84])^2+([.$G84]-[.$C84]-[.R84]*[.$Q84])^2)" office:value-type="float" office:value="-0.917345011096078">
            <text:p>-0.917</text:p>
          </table:table-cell>
          <table:table-cell table:style-name="ce21" table:formula="of:=[.$S84]*([.$F84]-[.$B84])+[.$T84]*([.$G84]-[.$C84])" office:value-type="float" office:value="3.46150620319065">
            <text:p>3.462</text:p>
          </table:table-cell>
          <table:table-cell table:style-name="ce50" table:formula="of:=([.$H84]^2-[.$I84]^2+[.$N84]^2)/(2*[.$N84])" office:value-type="float" office:value="0.372875181468705">
            <text:p>0.373</text:p>
          </table:table-cell>
          <table:table-cell table:style-name="ce50" table:formula="of:=([.$H84]^2-[.$J84]^2+[.$R84]^2+[.$U84]^2)/(2*[.$U84])-[.$R84]*[.$V84]/[.$U84]" office:value-type="float" office:value="2.20051653790763">
            <text:p>2.201</text:p>
          </table:table-cell>
          <table:table-cell table:style-name="ce21" table:formula="of:=[.$B84]+[.$V84]*[.$P84]+[.$W84]*[.$S84]" office:value-type="float" office:value="30.2139553023546">
            <text:p>30.214</text:p>
          </table:table-cell>
          <table:table-cell table:style-name="ce21" table:formula="of:=[.$C84]+[.$V84]*[.$Q84]+[.$W84]*[.$T84]" office:value-type="float" office:value="17.1029280884918">
            <text:p>17.103</text:p>
          </table:table-cell>
          <table:table-cell table:style-name="ce56" table:formula="of:=ABS([.$AB84]-[.$X84])/[.$AB84]" office:value-type="percentage" office:value="0.0579376358814457">
            <text:p>5.79%</text:p>
          </table:table-cell>
          <table:table-cell table:style-name="ce56" table:formula="of:=ABS([.$AC84]-[.$Y84])/[.$AC84]" office:value-type="percentage" office:value="0.0139053598967464">
            <text:p>1.39%</text:p>
          </table:table-cell>
          <table:table-cell table:style-name="ce21" office:value-type="float" office:value="28.5592971434286">
            <text:p>28.559</text:p>
          </table:table-cell>
          <table:table-cell table:style-name="ce21" office:value-type="float" office:value="17.344104098062">
            <text:p>17.344</text:p>
          </table:table-cell>
          <table:table-cell table:style-name="ce11" table:number-columns-repeated="2"/>
          <table:table-cell table:style-name="ce16" table:number-columns-repeated="2"/>
          <table:table-cell table:style-name="ce19" table:number-columns-repeated="18"/>
          <table:table-cell table:style-name="ce21"/>
          <table:table-cell table:style-name="ce67"/>
          <table:table-cell table:style-name="ce21" table:number-columns-repeated="6"/>
          <table:table-cell table:style-name="ce50" table:number-columns-repeated="2"/>
          <table:table-cell table:style-name="ce21" table:number-columns-repeated="2"/>
          <table:table-cell table:style-name="ce56" table:number-columns-repeated="2"/>
          <table:table-cell table:style-name="ce19" table:number-columns-repeated="2"/>
          <table:table-cell table:style-name="ce11" table:number-columns-repeated="3"/>
          <table:table-cell table:style-name="ce73" table:number-columns-repeated="2"/>
          <table:table-cell table:style-name="ce11" table:number-columns-repeated="952"/>
        </table:table-row>
        <table:table-row table:style-name="ro2">
          <table:table-cell table:style-name="ce12" office:value-type="string">
            <text:p>median</text:p>
          </table:table-cell>
          <table:table-cell table:style-name="ce17" office:value-type="float" office:value="30.68">
            <text:p>30.680</text:p>
          </table:table-cell>
          <table:table-cell table:style-name="ce17" office:value-type="float" office:value="20.27">
            <text:p>20.270</text:p>
          </table:table-cell>
          <table:table-cell table:style-name="ce17" office:value-type="float" office:value="26.97">
            <text:p>26.970</text:p>
          </table:table-cell>
          <table:table-cell table:style-name="ce17" office:value-type="float" office:value="18.66">
            <text:p>18.660</text:p>
          </table:table-cell>
          <table:table-cell table:style-name="ce17" office:value-type="float" office:value="30.25">
            <text:p>30.250</text:p>
          </table:table-cell>
          <table:table-cell table:style-name="ce17" office:value-type="float" office:value="16.31">
            <text:p>16.310</text:p>
          </table:table-cell>
          <table:table-cell table:style-name="ce12" table:formula="of:=EXP(([.K85]+66.39)/-8.89)" office:value-type="float" office:value="2.63400087893114">
            <text:p>2.63</text:p>
          </table:table-cell>
          <table:table-cell table:style-name="ce12" table:formula="of:=EXP(([.L85]+66.39)/-8.89)" office:value-type="float" office:value="4.88992322485381">
            <text:p>4.89</text:p>
          </table:table-cell>
          <table:table-cell table:style-name="ce12" table:formula="of:=EXP(([.M85]+66.39)/-8.89)" office:value-type="float" office:value="2.48994586027571">
            <text:p>2.49</text:p>
          </table:table-cell>
          <table:table-cell table:style-name="ce12" table:formula="of:=MEDIAN([.K73:.K82])" office:value-type="float" office:value="-75">
            <text:p>-75</text:p>
          </table:table-cell>
          <table:table-cell table:style-name="ce12" table:formula="of:=MEDIAN([.L73:.L82])" office:value-type="float" office:value="-80.5">
            <text:p>-80.5</text:p>
          </table:table-cell>
          <table:table-cell table:style-name="ce12" table:formula="of:=MEDIAN([.M73:.M82])" office:value-type="float" office:value="-74.5">
            <text:p>-74.5</text:p>
          </table:table-cell>
          <table:table-cell table:style-name="ce22" table:formula="of:=SQRT(([.$D85]-[.$B85])^2 + ([.$E85]-[.$C85])^2)" office:value-type="float" office:value="4.0442799111832">
            <text:p>4.044</text:p>
          </table:table-cell>
          <table:table-cell table:style-name="ce46" table:formula="of:=IF( ([.$N85]-[.$H85] &lt;[.$I85])            AND            ([.$N85]+[.$H85] &gt;[.$I85]); 1; 0)" office:value-type="float" office:value="1">
            <text:p>1</text:p>
          </table:table-cell>
          <table:table-cell table:style-name="ce22" table:formula="of:=([.$D85]-[.$B85])/[.$N85]" office:value-type="float" office:value="-0.917345011096078">
            <text:p>-0.917</text:p>
          </table:table-cell>
          <table:table-cell table:style-name="ce22" table:formula="of:=([.$E85]-[.$C85])/[.$N85]" office:value-type="float" office:value="-0.398093118022826">
            <text:p>-0.398</text:p>
          </table:table-cell>
          <table:table-cell table:style-name="ce22" table:formula="of:=[.$P85]*([.$F85]-[.$B85])+[.$Q85]*([.$G85]-[.$C85])" office:value-type="float" office:value="1.97090710214171">
            <text:p>1.971</text:p>
          </table:table-cell>
          <table:table-cell table:style-name="ce22" table:formula="of:=([.$F85]-[.$B85]-[.$R85]*[.$P85])/SQRT(([.$F85]-[.$B85]-[.$R85]*[.$P85])^2+([.$G85]-[.$C85]-[.$R85]*[.$Q85])^2)" office:value-type="float" office:value="0.398093118022826">
            <text:p>0.398</text:p>
          </table:table-cell>
          <table:table-cell table:style-name="ce22" table:formula="of:=([.$G85]-[.$C85]-[.R85]*[.$Q85])/SQRT(([.$F85]-[.$B85]-[.R85]*[.$P85])^2+([.$G85]-[.$C85]-[.R85]*[.$Q85])^2)" office:value-type="float" office:value="-0.917345011096078">
            <text:p>-0.917</text:p>
          </table:table-cell>
          <table:table-cell table:style-name="ce22" table:formula="of:=[.$S85]*([.$F85]-[.$B85])+[.$T85]*([.$G85]-[.$C85])" office:value-type="float" office:value="3.46150620319066">
            <text:p>3.462</text:p>
          </table:table-cell>
          <table:table-cell table:style-name="ce51" table:formula="of:=([.$H85]^2-[.$I85]^2+[.$N85]^2)/(2*[.$N85])" office:value-type="float" office:value="-0.0763038820641555">
            <text:p>-0.076</text:p>
          </table:table-cell>
          <table:table-cell table:style-name="ce51" table:formula="of:=([.$H85]^2-[.$J85]^2+[.$R85]^2+[.$U85]^2)/(2*[.$U85])-[.$R85]*[.$V85]/[.$U85]" office:value-type="float" office:value="2.44191472973321">
            <text:p>2.442</text:p>
          </table:table-cell>
          <table:table-cell table:style-name="ce22" table:formula="of:=[.$B85]+[.$V85]*[.$P85]+[.$W85]*[.$S85]" office:value-type="float" office:value="31.7221064342442">
            <text:p>31.722</text:p>
          </table:table-cell>
          <table:table-cell table:style-name="ce22" table:formula="of:=[.$C85]+[.$V85]*[.$Q85]+[.$W85]*[.$T85]" office:value-type="float" office:value="18.0602977554854">
            <text:p>18.060</text:p>
          </table:table-cell>
          <table:table-cell table:style-name="ce57" table:formula="of:=ABS([.$AB85]-[.$X85])/[.$AB85]" office:value-type="percentage" office:value="0.0731684951885399">
            <text:p>7.32%</text:p>
          </table:table-cell>
          <table:table-cell table:style-name="ce57" table:formula="of:=ABS([.$AC85]-[.$Y85])/[.$AC85]" office:value-type="percentage" office:value="0.0154712566533359">
            <text:p>1.55%</text:p>
          </table:table-cell>
          <table:table-cell table:style-name="ce22" office:value-type="float" office:value="29.5592971434286">
            <text:p>29.559</text:p>
          </table:table-cell>
          <table:table-cell table:style-name="ce22" office:value-type="float" office:value="18.344104098062">
            <text:p>18.344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18"/>
          <table:table-cell table:style-name="ce22"/>
          <table:table-cell table:style-name="ce68"/>
          <table:table-cell table:style-name="ce22" table:number-columns-repeated="6"/>
          <table:table-cell table:style-name="ce51" table:number-columns-repeated="2"/>
          <table:table-cell table:style-name="ce22" table:number-columns-repeated="2"/>
          <table:table-cell table:style-name="ce57" table:number-columns-repeated="2"/>
          <table:table-cell table:style-name="ce20" table:number-columns-repeated="2"/>
          <table:table-cell table:style-name="ce12" table:number-columns-repeated="3"/>
          <table:table-cell table:style-name="ce74" table:number-columns-repeated="2"/>
          <table:table-cell table:style-name="ce12"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an</text:p>
          </table:table-cell>
          <table:table-cell table:style-name="ce9" table:formula="of:=AVERAGE([.X73:.X82])" office:value-type="float" office:value="29.5725851699363">
            <text:p>29.573</text:p>
          </table:table-cell>
          <table:table-cell table:style-name="ce9" table:formula="of:=AVERAGE([.Y73:.Y82])" office:value-type="float" office:value="14.949360464321">
            <text:p>14.949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dian</text:p>
          </table:table-cell>
          <table:table-cell table:style-name="ce9" table:formula="of:=MEDIAN([.X73:.X82])" office:value-type="float" office:value="28.6226419856051">
            <text:p>28.623</text:p>
          </table:table-cell>
          <table:table-cell table:style-name="ce9" table:formula="of:=MEDIAN([.Y73:.Y82])" office:value-type="float" office:value="14.9177266689013">
            <text:p>14.918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ode</text:p>
          </table:table-cell>
          <table:table-cell table:style-name="ce52" table:formula="of:=MODE([.X73:.X82])" office:value-type="float" office:value="0">
            <text:p>#VALUE!</text:p>
          </table:table-cell>
          <table:table-cell table:style-name="ce52" table:formula="of:=MODE([.Y73:.Y82])" office:value-type="float" office:value="0">
            <text:p>#VALUE!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R</text:p>
          </table:table-cell>
          <table:table-cell table:style-name="ce59" office:value-type="string">
            <text:p>KF_RSSI1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2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3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13"/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92]+66.39)/-8.89)" office:value-type="float" office:value="2.10335157059054">
            <text:p>2.1</text:p>
          </table:table-cell>
          <table:table-cell table:formula="of:=EXP(([.L92]+66.39)/-8.89)" office:value-type="float" office:value="3.69123745237239">
            <text:p>3.69</text:p>
          </table:table-cell>
          <table:table-cell table:formula="of:=EXP(([.M92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formula="of:=-ROUND(IF(ROUND(1+RAND();0)=1;-1;1)*RAND()*(ABS([rssi_empiric.$G$14]-[rssi_empiric.$H$14])/2)+ABS(([rssi_empiric.$G$14]+[rssi_empiric.$H$14])/2);0)" office:value-type="float" office:value="-78">
            <text:p>-78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92]-[.$B92])^2 + ([.$E92]-[.$C92])^2)" office:value-type="float" office:value="4.0442799111832">
            <text:p>4.044</text:p>
          </table:table-cell>
          <table:table-cell table:style-name="ce43" table:formula="of:=IF( ([.$N92]-[.$H92] &lt;[.$I92])            AND            ([.$N92]+[.$H92] &gt;[.$I92]); 1; 0)" office:value-type="float" office:value="1">
            <text:p>1</text:p>
          </table:table-cell>
          <table:table-cell table:style-name="ce9" table:formula="of:=([.$D92]-[.$B92])/[.$N92]" office:value-type="float" office:value="-0.917345011096078">
            <text:p>-0.917</text:p>
          </table:table-cell>
          <table:table-cell table:style-name="ce9" table:formula="of:=([.$E92]-[.$C92])/[.$N92]" office:value-type="float" office:value="-0.398093118022826">
            <text:p>-0.398</text:p>
          </table:table-cell>
          <table:table-cell table:style-name="ce9" table:formula="of:=[.$P92]*([.$F92]-[.$B92])+[.$Q92]*([.$G92]-[.$C92])" office:value-type="float" office:value="1.97090710214171">
            <text:p>1.971</text:p>
          </table:table-cell>
          <table:table-cell table:style-name="ce9" table:formula="of:=([.$F92]-[.$B92]-[.$R92]*[.$P92])/SQRT(([.$F92]-[.$B92]-[.$R92]*[.$P92])^2+([.$G92]-[.$C92]-[.$R92]*[.$Q92])^2)" office:value-type="float" office:value="0.398093118022826">
            <text:p>0.398</text:p>
          </table:table-cell>
          <table:table-cell table:style-name="ce9" table:formula="of:=([.$G92]-[.$C92]-[.R92]*[.$Q92])/SQRT(([.$F92]-[.$B92]-[.R92]*[.$P92])^2+([.$G92]-[.$C92]-[.R92]*[.$Q92])^2)" office:value-type="float" office:value="-0.917345011096078">
            <text:p>-0.917</text:p>
          </table:table-cell>
          <table:table-cell table:style-name="ce9" table:formula="of:=[.$S92]*([.$F92]-[.$B92])+[.$T92]*([.$G92]-[.$C92])" office:value-type="float" office:value="3.46150620319065">
            <text:p>3.462</text:p>
          </table:table-cell>
          <table:table-cell table:style-name="ce48" table:formula="of:=([.$H92]^2-[.$I92]^2+[.$N92]^2)/(2*[.$N92])" office:value-type="float" office:value="0.884589352967879">
            <text:p>0.885</text:p>
          </table:table-cell>
          <table:table-cell table:style-name="ce48" table:formula="of:=([.$H92]^2-[.$J92]^2+[.$R92]^2+[.$U92]^2)/(2*[.$U92])-[.$R92]*[.$V92]/[.$U92]" office:value-type="float" office:value="0.459116181893976">
            <text:p>0.459</text:p>
          </table:table-cell>
          <table:table-cell table:style-name="ce9" table:formula="of:=[.$B92]+[.$V92]*[.$P92]+[.$W92]*[.$S92]" office:value-type="float" office:value="27.0512973625711">
            <text:p>27.051</text:p>
          </table:table-cell>
          <table:table-cell table:style-name="ce9" table:formula="of:=[.$C92]+[.$V92]*[.$Q92]+[.$W92]*[.$T92]" office:value-type="float" office:value="16.4966831273333">
            <text:p>16.497</text:p>
          </table:table-cell>
          <table:table-cell table:style-name="ce53" table:formula="of:=ABS([.$AB92]-[.$X92])/[.$AB92]" office:value-type="percentage" office:value="0.0185245948522491">
            <text:p>1.85%</text:p>
          </table:table-cell>
          <table:table-cell table:style-name="ce53" table:formula="of:=ABS([.$AC92]-[.$Y92])/[.$AC92]" office:value-type="percentage" office:value="0.0751154333876604">
            <text:p>7.51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ABS([.K92])-SQRT((1-[.$AG92])/(1-[.$AF92]))" office:value-type="float" office:value="72.4830922901543">
            <text:p>72.483</text:p>
          </table:table-cell>
          <table:table-cell table:style-name="ce6" table:formula="of:=ABS(([.$AH$92]+[.$K$92])/[.$K92])+IF(ROUND(1+RAND();0)=1;-1;1)*RAND()*ABS(([.$AH$92]+[.$K$92])/[.$K92])" office:value-type="float" office:value="0.00136202770511863">
            <text:p>0.001</text:p>
          </table:table-cell>
          <table:table-cell/>
          <table:table-cell/>
          <table:table-cell table:style-name="ce64"/>
          <table:table-cell table:style-name="ce60" table:formula="of:=ABS([.L92])-SQRT((1-[.$AG92])/(1-[.$AF92]))" office:value-type="float" office:value="77.4830922901543">
            <text:p>77.483</text:p>
          </table:table-cell>
          <table:table-cell table:style-name="ce6" table:formula="of:=ABS(([.$AM$92]+[.$L$92])/[.$L92])+IF(ROUND(1+RAND();0)=1;-1;1)*RAND()*ABS(([.$AM$92]+[.$L$92])/[.$L92])" office:value-type="float" office:value="0.0129390410544937">
            <text:p>0.013</text:p>
          </table:table-cell>
          <table:table-cell/>
          <table:table-cell/>
          <table:table-cell table:style-name="ce64"/>
          <table:table-cell table:style-name="ce60" table:formula="of:=ABS([.M92])-SQRT((1-[.$AG92])/(1-[.$AF92]))" office:value-type="float" office:value="77.4830922901543">
            <text:p>77.483</text:p>
          </table:table-cell>
          <table:table-cell table:style-name="ce6" table:formula="of:=ABS(([.$AR$92]+[.$M$92])/[.$M92])+IF(ROUND(1+RAND();0)=1;-1;1)*RAND()*ABS(([.$AR$92]+[.$M$92])/[.$M92])" office:value-type="float" office:value="0.00598637188802547">
            <text:p>0.006</text:p>
          </table:table-cell>
          <table:table-cell/>
          <table:table-cell/>
          <table:table-cell table:style-name="ce64"/>
          <table:table-cell table:style-name="ce6" table:formula="of:=EXP((-[.AH92]+66.39)/-8.89)" office:value-type="float" office:value="1.98454011905795">
            <text:p>1.985</text:p>
          </table:table-cell>
          <table:table-cell table:style-name="ce6" table:formula="of:=EXP((-[.AM92]+66.39)/-8.89)" office:value-type="float" office:value="3.48273152031621">
            <text:p>3.483</text:p>
          </table:table-cell>
          <table:table-cell table:style-name="ce6" table:formula="of:=EXP((-[.AR92]+66.39)/-8.89)" office:value-type="float" office:value="3.48273152031621">
            <text:p>3.483</text:p>
          </table:table-cell>
          <table:table-cell table:style-name="ce9" table:formula="of:=SQRT(([.$D92]-[.$B92])^2 + ([.$E92]-[.$C92])^2)" office:value-type="float" office:value="4.0442799111832">
            <text:p>4.044</text:p>
          </table:table-cell>
          <table:table-cell table:style-name="ce43" table:formula="of:=IF( ([.$AZ92]-[.$AW92] &lt;[.$AX92])               AND               ([.$AZ92]+[.$AW92]&gt;[.$AX92]); 1; 0)" office:value-type="float" office:value="1">
            <text:p>1</text:p>
          </table:table-cell>
          <table:table-cell table:style-name="ce9" table:formula="of:=([.$D92]-[.$B92])/[.$AZ92]" office:value-type="float" office:value="-0.917345011096078">
            <text:p>-0.917</text:p>
          </table:table-cell>
          <table:table-cell table:style-name="ce9" table:formula="of:=([.$E92]-[.$C92])/[.$AZ92]" office:value-type="float" office:value="-0.398093118022826">
            <text:p>-0.398</text:p>
          </table:table-cell>
          <table:table-cell table:style-name="ce9" table:formula="of:=[.$BB92]*([.$F92]-[.$B92])+[.$BC92]*([.$G92]-[.$C92])" office:value-type="float" office:value="1.97090710214171">
            <text:p>1.971</text:p>
          </table:table-cell>
          <table:table-cell table:style-name="ce9" table:formula="of:=([.$F92]-[.$B92]-[.$BD92]*[.$BB92])/SQRT(([.$F92]-[.$B92]-[.$BD92]*[.$BB92])^2+([.$G92]-[.$C92]-[.$BD92]*[.$BC92])^2)" office:value-type="float" office:value="0.398093118022826">
            <text:p>0.398</text:p>
          </table:table-cell>
          <table:table-cell table:style-name="ce9" table:formula="of:=([.$G92]-[.$C92]-[.BD92]*[.$BC92])/SQRT(([.$F92]-[.$B92]-[.BD92]*[.$BB92])^2+([.$G92]-[.$C92]-[.BD92]*[.$BC92])^2)" office:value-type="float" office:value="-0.917345011096078">
            <text:p>-0.917</text:p>
          </table:table-cell>
          <table:table-cell table:style-name="ce9" table:formula="of:=[.$BE92]*([.$F92]-[.$B92])+[.$BF92]*([.$G92]-[.$C92])" office:value-type="float" office:value="3.46150620319065">
            <text:p>3.462</text:p>
          </table:table-cell>
          <table:table-cell table:style-name="ce48" table:formula="of:=([.$AW92]^2-[.$AX92]^2+[.$AZ92]^2)/(2*[.$AZ92])" office:value-type="float" office:value="1.00947273938288">
            <text:p>1.009</text:p>
          </table:table-cell>
          <table:table-cell table:style-name="ce48" table:formula="of:=([.$AW92]^2-[.$AY92]^2+[.$BD92]^2+[.$BG92]^2)/(2*[.$BG92])-[.$BD92]*[.$BH92]/[.$BG92]" office:value-type="float" office:value="0.533918826319462">
            <text:p>0.534</text:p>
          </table:table-cell>
          <table:table-cell table:style-name="ce9" table:formula="of:=[.$B92]+[.$BH92]*[.$BB92]+[.$BI92]*[.$BE92]" office:value-type="float" office:value="26.9665146290302">
            <text:p>26.967</text:p>
          </table:table-cell>
          <table:table-cell table:style-name="ce9" table:formula="of:=[.$C92]+[.$BH92]*[.$BC92]+[.$BI92]*[.$BF92]" office:value-type="float" office:value="16.3783480779656">
            <text:p>16.378</text:p>
          </table:table-cell>
          <table:table-cell table:style-name="ce53" table:formula="of:=ABS([.$AB92]-[.$BJ92])/[.$AB92]" office:value-type="percentage" office:value="0.0153323893852507">
            <text:p>1.53%</text:p>
          </table:table-cell>
          <table:table-cell table:style-name="ce53" table:formula="of:=ABS([.$AC92]-[.$BK92])/[.$AC92]" office:value-type="percentage" office:value="0.0674033474547545">
            <text:p>6.74%</text:p>
          </table:table-cell>
          <table:table-cell table:style-name="ce6" table:formula="of:=[.AB92]" office:value-type="float" office:value="26.5592971434286">
            <text:p>26.559</text:p>
          </table:table-cell>
          <table:table-cell table:style-name="ce6" table:formula="of:=[.AC92]" office:value-type="float" office:value="15.344104098062">
            <text:p>15.344</text:p>
          </table:table-cell>
          <table:table-cell/>
          <table:table-cell table:formula="of:=[.BN92]-[.BJ92]" office:value-type="float" office:value="-0.407217485601624">
            <text:p>-0.41</text:p>
          </table:table-cell>
          <table:table-cell table:formula="of:=[.BO92]-[.BK92]" office:value-type="float" office:value="-1.03424397990359">
            <text:p>-1.03</text:p>
          </table:table-cell>
          <table:table-cell table:style-name="ce75" table:formula="of:=[.BL92]-[.Z92]" office:value-type="percentage" office:value="-0.00319220546699838">
            <text:p>-0.32%</text:p>
          </table:table-cell>
          <table:table-cell table:style-name="ce75" table:formula="of:=[.BM92]-[.AA92]" office:value-type="percentage" office:value="-0.00771208593290594">
            <text:p>-0.77%</text:p>
          </table:table-cell>
          <table:table-cell table:number-columns-repeated="13"/>
          <table:table-cell table:formula="of:=[.BL92]-[.Z92]" office:value-type="percentage" office:value="-0.00319220546699838">
            <text:p>-0.32%</text:p>
          </table:table-cell>
          <table:table-cell table:formula="of:=[.BM92]-[.AA92]" office:value-type="percentage" office:value="-0.00771208593290594">
            <text:p>-0.77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93]+66.39)/-8.89)" office:value-type="float" office:value="2.63400087893114">
            <text:p>2.63</text:p>
          </table:table-cell>
          <table:table-cell table:formula="of:=EXP(([.L93]+66.39)/-8.89)" office:value-type="float" office:value="3.69123745237239">
            <text:p>3.69</text:p>
          </table:table-cell>
          <table:table-cell table:formula="of:=EXP(([.M93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78">
            <text:p>-78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93]-[.$B93])^2 + ([.$E93]-[.$C93])^2)" office:value-type="float" office:value="4.0442799111832">
            <text:p>4.044</text:p>
          </table:table-cell>
          <table:table-cell table:style-name="ce43" table:formula="of:=IF( ([.$N93]-[.$H93] &lt;[.$I93])            AND            ([.$N93]+[.$H93] &gt;[.$I93]); 1; 0)" office:value-type="float" office:value="1">
            <text:p>1</text:p>
          </table:table-cell>
          <table:table-cell table:style-name="ce9" table:formula="of:=([.$D93]-[.$B93])/[.$N93]" office:value-type="float" office:value="-0.917345011096078">
            <text:p>-0.917</text:p>
          </table:table-cell>
          <table:table-cell table:style-name="ce9" table:formula="of:=([.$E93]-[.$C93])/[.$N93]" office:value-type="float" office:value="-0.398093118022826">
            <text:p>-0.398</text:p>
          </table:table-cell>
          <table:table-cell table:style-name="ce9" table:formula="of:=[.$P93]*([.$F93]-[.$B93])+[.$Q93]*([.$G93]-[.$C93])" office:value-type="float" office:value="1.97090710214171">
            <text:p>1.971</text:p>
          </table:table-cell>
          <table:table-cell table:style-name="ce9" table:formula="of:=([.$F93]-[.$B93]-[.$R93]*[.$P93])/SQRT(([.$F93]-[.$B93]-[.$R93]*[.$P93])^2+([.$G93]-[.$C93]-[.$R93]*[.$Q93])^2)" office:value-type="float" office:value="0.398093118022826">
            <text:p>0.398</text:p>
          </table:table-cell>
          <table:table-cell table:style-name="ce9" table:formula="of:=([.$G93]-[.$C93]-[.R93]*[.$Q93])/SQRT(([.$F93]-[.$B93]-[.R93]*[.$P93])^2+([.$G93]-[.$C93]-[.R93]*[.$Q93])^2)" office:value-type="float" office:value="-0.917345011096078">
            <text:p>-0.917</text:p>
          </table:table-cell>
          <table:table-cell table:style-name="ce9" table:formula="of:=[.$S93]*([.$F93]-[.$B93])+[.$T93]*([.$G93]-[.$C93])" office:value-type="float" office:value="3.46150620319065">
            <text:p>3.462</text:p>
          </table:table-cell>
          <table:table-cell table:style-name="ce48" table:formula="of:=([.$H93]^2-[.$I93]^2+[.$N93]^2)/(2*[.$N93])" office:value-type="float" office:value="1.19538297456575">
            <text:p>1.195</text:p>
          </table:table-cell>
          <table:table-cell table:style-name="ce48" table:formula="of:=([.$H93]^2-[.$J93]^2+[.$R93]^2+[.$U93]^2)/(2*[.$U93])-[.$R93]*[.$V93]/[.$U93]" office:value-type="float" office:value="1.61122380786382">
            <text:p>1.611</text:p>
          </table:table-cell>
          <table:table-cell table:style-name="ce9" table:formula="of:=[.$B93]+[.$V93]*[.$P93]+[.$W93]*[.$S93]" office:value-type="float" office:value="27.224838501438">
            <text:p>27.225</text:p>
          </table:table-cell>
          <table:table-cell table:style-name="ce9" table:formula="of:=[.$C93]+[.$V93]*[.$Q93]+[.$W93]*[.$T93]" office:value-type="float" office:value="15.3160781425206">
            <text:p>15.316</text:p>
          </table:table-cell>
          <table:table-cell table:style-name="ce53" table:formula="of:=ABS([.$AB93]-[.$X93])/[.$AB93]" office:value-type="percentage" office:value="0.0250586961851927">
            <text:p>2.51%</text:p>
          </table:table-cell>
          <table:table-cell table:style-name="ce53" table:formula="of:=ABS([.$AC93]-[.$Y93])/[.$AC93]" office:value-type="percentage" office:value="0.0018264967027252">
            <text:p>0.18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93]+[.AL93]*(ABS([.K93])-[.AK92])" office:value-type="float" office:value="72.825363374397">
            <text:p>72.825</text:p>
          </table:table-cell>
          <table:table-cell table:style-name="ce6" table:formula="of:=[.AJ93]*(1-[.AL93])" office:value-type="float" office:value="0.00334668470688016">
            <text:p>0.003</text:p>
          </table:table-cell>
          <table:table-cell table:style-name="ce6" table:formula="of:=[.AI92]+[.$AF93]" office:value-type="float" office:value="0.00336202770511863">
            <text:p>0.003</text:p>
          </table:table-cell>
          <table:table-cell table:style-name="ce6" table:formula="of:=[.AH92]" office:value-type="float" office:value="72.4830922901543">
            <text:p>72.483</text:p>
          </table:table-cell>
          <table:table-cell table:style-name="ce65" table:formula="of:=[.AJ93]/([.AJ93]+[.$AG93])" office:value-type="float" office:value="0.00456361445657003">
            <text:p>0.005</text:p>
          </table:table-cell>
          <table:table-cell table:style-name="ce60" table:formula="of:=[.AP93]+[.AQ93]*(ABS([.P93])-[.AP92])" office:value-type="float" office:value="77.5014066344784">
            <text:p>77.501</text:p>
          </table:table-cell>
          <table:table-cell table:style-name="ce6" table:formula="of:=[.AO93]*(1-[.AQ93])" office:value-type="float" office:value="0.0146407904089517">
            <text:p>0.015</text:p>
          </table:table-cell>
          <table:table-cell table:style-name="ce6" table:formula="of:=[.AN92]+[.$AF93]" office:value-type="float" office:value="0.0149390410544937">
            <text:p>0.015</text:p>
          </table:table-cell>
          <table:table-cell table:style-name="ce6" table:formula="of:=[.AM92]" office:value-type="float" office:value="77.4830922901543">
            <text:p>77.483</text:p>
          </table:table-cell>
          <table:table-cell table:style-name="ce65" table:formula="of:=[.AO93]/([.AO93]+[.$AG93])" office:value-type="float" office:value="0.0199645107376099">
            <text:p>0.020</text:p>
          </table:table-cell>
          <table:table-cell table:style-name="ce60" table:formula="of:=[.AU93]+[.AV93]*(ABS([.U93])-[.AU92])" office:value-type="float" office:value="77.5203833495289">
            <text:p>77.520</text:p>
          </table:table-cell>
          <table:table-cell table:style-name="ce6" table:formula="of:=[.AT93]*(1-[.AV93])" office:value-type="float" office:value="0.00790033411984529">
            <text:p>0.008</text:p>
          </table:table-cell>
          <table:table-cell table:style-name="ce6" table:formula="of:=[.AS92]+[.$AF93]" office:value-type="float" office:value="0.00798637188802547">
            <text:p>0.008</text:p>
          </table:table-cell>
          <table:table-cell table:style-name="ce6" table:formula="of:=[.AR92]" office:value-type="float" office:value="77.4830922901543">
            <text:p>77.483</text:p>
          </table:table-cell>
          <table:table-cell table:style-name="ce65" table:formula="of:=[.AT93]/([.AT93]+[.$AG93])" office:value-type="float" office:value="0.0107730731033428">
            <text:p>0.011</text:p>
          </table:table-cell>
          <table:table-cell table:style-name="ce6" table:formula="of:=EXP((-[.AH93]+66.39)/-8.89)" office:value-type="float" office:value="2.06243617570046">
            <text:p>2.062</text:p>
          </table:table-cell>
          <table:table-cell table:style-name="ce6" table:formula="of:=EXP((-[.AM93]+66.39)/-8.89)" office:value-type="float" office:value="3.48991371269438">
            <text:p>3.490</text:p>
          </table:table-cell>
          <table:table-cell table:style-name="ce6" table:formula="of:=EXP((-[.AR93]+66.39)/-8.89)" office:value-type="float" office:value="3.49737128671362">
            <text:p>3.497</text:p>
          </table:table-cell>
          <table:table-cell table:style-name="ce9" table:formula="of:=SQRT(([.$D93]-[.$B93])^2 + ([.$E93]-[.$C93])^2)" office:value-type="float" office:value="4.0442799111832">
            <text:p>4.044</text:p>
          </table:table-cell>
          <table:table-cell table:style-name="ce43" table:formula="of:=IF( ([.$AZ93]-[.$AW93] &lt;[.$AX93])               AND               ([.$AZ93]+[.$AW93]&gt;[.$AX93]); 1; 0)" office:value-type="float" office:value="1">
            <text:p>1</text:p>
          </table:table-cell>
          <table:table-cell table:style-name="ce9" table:formula="of:=([.$D93]-[.$B93])/[.$AZ93]" office:value-type="float" office:value="-0.917345011096078">
            <text:p>-0.917</text:p>
          </table:table-cell>
          <table:table-cell table:style-name="ce9" table:formula="of:=([.$E93]-[.$C93])/[.$AZ93]" office:value-type="float" office:value="-0.398093118022826">
            <text:p>-0.398</text:p>
          </table:table-cell>
          <table:table-cell table:style-name="ce9" table:formula="of:=[.$BB93]*([.$F93]-[.$B93])+[.$BC93]*([.$G93]-[.$C93])" office:value-type="float" office:value="1.97090710214171">
            <text:p>1.971</text:p>
          </table:table-cell>
          <table:table-cell table:style-name="ce9" table:formula="of:=([.$F93]-[.$B93]-[.$BD93]*[.$BB93])/SQRT(([.$F93]-[.$B93]-[.$BD93]*[.$BB93])^2+([.$G93]-[.$C93]-[.$BD93]*[.$BC93])^2)" office:value-type="float" office:value="0.398093118022826">
            <text:p>0.398</text:p>
          </table:table-cell>
          <table:table-cell table:style-name="ce9" table:formula="of:=([.$G93]-[.$C93]-[.BD93]*[.$BC93])/SQRT(([.$F93]-[.$B93]-[.BD93]*[.$BB93])^2+([.$G93]-[.$C93]-[.BD93]*[.$BC93])^2)" office:value-type="float" office:value="-0.917345011096078">
            <text:p>-0.917</text:p>
          </table:table-cell>
          <table:table-cell table:style-name="ce9" table:formula="of:=[.$BE93]*([.$F93]-[.$B93])+[.$BF93]*([.$G93]-[.$C93])" office:value-type="float" office:value="3.46150620319065">
            <text:p>3.462</text:p>
          </table:table-cell>
          <table:table-cell table:style-name="ce48" table:formula="of:=([.$AW93]^2-[.$AX93]^2+[.$AZ93]^2)/(2*[.$AZ93])" office:value-type="float" office:value="1.04225541282073">
            <text:p>1.042</text:p>
          </table:table-cell>
          <table:table-cell table:style-name="ce48" table:formula="of:=([.$AW93]^2-[.$AY93]^2+[.$BD93]^2+[.$BG93]^2)/(2*[.$BG93])-[.$BD93]*[.$BH93]/[.$BG93]" office:value-type="float" office:value="0.546028180951496">
            <text:p>0.546</text:p>
          </table:table-cell>
          <table:table-cell table:style-name="ce9" table:formula="of:=[.$B93]+[.$BH93]*[.$BB93]+[.$BI93]*[.$BE93]" office:value-type="float" office:value="26.9412622578443">
            <text:p>26.941</text:p>
          </table:table-cell>
          <table:table-cell table:style-name="ce9" table:formula="of:=[.$C93]+[.$BH93]*[.$BC93]+[.$BI93]*[.$BF93]" office:value-type="float" office:value="16.3541890652203">
            <text:p>16.354</text:p>
          </table:table-cell>
          <table:table-cell table:style-name="ce53" table:formula="of:=ABS([.$AB93]-[.$BJ93])/[.$AB93]" office:value-type="percentage" office:value="0.0143815972370427">
            <text:p>1.44%</text:p>
          </table:table-cell>
          <table:table-cell table:style-name="ce53" table:formula="of:=ABS([.$AC93]-[.$BK93])/[.$AC93]" office:value-type="percentage" office:value="0.0658288656478735">
            <text:p>6.58%</text:p>
          </table:table-cell>
          <table:table-cell table:style-name="ce6" table:formula="of:=[.AB93]" office:value-type="float" office:value="26.5592971434286">
            <text:p>26.559</text:p>
          </table:table-cell>
          <table:table-cell table:style-name="ce6" table:formula="of:=[.AC93]" office:value-type="float" office:value="15.344104098062">
            <text:p>15.344</text:p>
          </table:table-cell>
          <table:table-cell/>
          <table:table-cell table:formula="of:=[.BN93]-[.BJ93]" office:value-type="float" office:value="-0.381965114415728">
            <text:p>-0.38</text:p>
          </table:table-cell>
          <table:table-cell table:formula="of:=[.BO93]-[.BK93]" office:value-type="float" office:value="-1.01008496715831">
            <text:p>-1.01</text:p>
          </table:table-cell>
          <table:table-cell table:style-name="ce75" table:formula="of:=[.BL93]-[.Z93]" office:value-type="percentage" office:value="-0.0106770989481501">
            <text:p>-1.07%</text:p>
          </table:table-cell>
          <table:table-cell table:style-name="ce75" table:formula="of:=[.BM93]-[.AA93]" office:value-type="percentage" office:value="0.0640023689451483">
            <text:p>6.40%</text:p>
          </table:table-cell>
          <table:table-cell table:number-columns-repeated="13"/>
          <table:table-cell table:formula="of:=[.BL93]-[.Z93]" office:value-type="percentage" office:value="-0.0106770989481501">
            <text:p>-1.07%</text:p>
          </table:table-cell>
          <table:table-cell table:formula="of:=[.BM93]-[.AA93]" office:value-type="percentage" office:value="0.0640023689451483">
            <text:p>6.4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94]+66.39)/-8.89)" office:value-type="float" office:value="2.35376929320541">
            <text:p>2.35</text:p>
          </table:table-cell>
          <table:table-cell table:formula="of:=EXP(([.L94]+66.39)/-8.89)" office:value-type="float" office:value="10.1587480191832">
            <text:p>10.16</text:p>
          </table:table-cell>
          <table:table-cell table:formula="of:=EXP(([.M94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87">
            <text:p>-87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94]-[.$B94])^2 + ([.$E94]-[.$C94])^2)" office:value-type="float" office:value="4.0442799111832">
            <text:p>4.044</text:p>
          </table:table-cell>
          <table:table-cell table:style-name="ce43" table:formula="of:=IF( ([.$N94]-[.$H94] &lt;[.$I94])            AND            ([.$N94]+[.$H94] &gt;[.$I94]); 1; 0)" office:value-type="float" office:value="0">
            <text:p>0</text:p>
          </table:table-cell>
          <table:table-cell table:style-name="ce9" table:formula="of:=([.$D94]-[.$B94])/[.$N94]" office:value-type="float" office:value="-0.917345011096078">
            <text:p>-0.917</text:p>
          </table:table-cell>
          <table:table-cell table:style-name="ce9" table:formula="of:=([.$E94]-[.$C94])/[.$N94]" office:value-type="float" office:value="-0.398093118022826">
            <text:p>-0.398</text:p>
          </table:table-cell>
          <table:table-cell table:style-name="ce9" table:formula="of:=[.$P94]*([.$F94]-[.$B94])+[.$Q94]*([.$G94]-[.$C94])" office:value-type="float" office:value="1.97090710214171">
            <text:p>1.971</text:p>
          </table:table-cell>
          <table:table-cell table:style-name="ce9" table:formula="of:=([.$F94]-[.$B94]-[.$R94]*[.$P94])/SQRT(([.$F94]-[.$B94]-[.$R94]*[.$P94])^2+([.$G94]-[.$C94]-[.$R94]*[.$Q94])^2)" office:value-type="float" office:value="0.398093118022826">
            <text:p>0.398</text:p>
          </table:table-cell>
          <table:table-cell table:style-name="ce9" table:formula="of:=([.$G94]-[.$C94]-[.R94]*[.$Q94])/SQRT(([.$F94]-[.$B94]-[.R94]*[.$P94])^2+([.$G94]-[.$C94]-[.R94]*[.$Q94])^2)" office:value-type="float" office:value="-0.917345011096078">
            <text:p>-0.917</text:p>
          </table:table-cell>
          <table:table-cell table:style-name="ce9" table:formula="of:=[.$S94]*([.$F94]-[.$B94])+[.$T94]*([.$G94]-[.$C94])" office:value-type="float" office:value="3.46150620319065">
            <text:p>3.462</text:p>
          </table:table-cell>
          <table:table-cell table:style-name="ce48" table:formula="of:=([.$H94]^2-[.$I94]^2+[.$N94]^2)/(2*[.$N94])" office:value-type="float" office:value="-10.0516943951879">
            <text:p>-10.052</text:p>
          </table:table-cell>
          <table:table-cell table:style-name="ce48" table:formula="of:=([.$H94]^2-[.$J94]^2+[.$R94]^2+[.$U94]^2)/(2*[.$U94])-[.$R94]*[.$V94]/[.$U94]" office:value-type="float" office:value="6.84722269979083">
            <text:p>6.847</text:p>
          </table:table-cell>
          <table:table-cell table:style-name="ce9" table:formula="of:=[.$B94]+[.$V94]*[.$P94]+[.$W94]*[.$S94]" office:value-type="float" office:value="39.6267039408444">
            <text:p>39.627</text:p>
          </table:table-cell>
          <table:table-cell table:style-name="ce9" table:formula="of:=[.$C94]+[.$V94]*[.$Q94]+[.$W94]*[.$T94]" office:value-type="float" office:value="14.990244779676">
            <text:p>14.990</text:p>
          </table:table-cell>
          <table:table-cell table:style-name="ce53" table:formula="of:=ABS([.$AB94]-[.$X94])/[.$AB94]" office:value-type="percentage" office:value="0.492008757869145">
            <text:p>49.20%</text:p>
          </table:table-cell>
          <table:table-cell table:style-name="ce53" table:formula="of:=ABS([.$AC94]-[.$Y94])/[.$AC94]" office:value-type="percentage" office:value="0.0230615822288847">
            <text:p>2.31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94]+[.AL94]*(ABS([.K94])-[.AK93])" office:value-type="float" office:value="72.836374163564">
            <text:p>72.836</text:p>
          </table:table-cell>
          <table:table-cell table:style-name="ce6" table:formula="of:=[.AJ94]*(1-[.AL94])" office:value-type="float" office:value="0.00532310631511875">
            <text:p>0.005</text:p>
          </table:table-cell>
          <table:table-cell table:style-name="ce6" table:formula="of:=[.AJ93]+[.$AF94]" office:value-type="float" office:value="0.00536202770511863">
            <text:p>0.005</text:p>
          </table:table-cell>
          <table:table-cell table:style-name="ce6" table:formula="of:=[.AH93]" office:value-type="float" office:value="72.825363374397">
            <text:p>72.825</text:p>
          </table:table-cell>
          <table:table-cell table:style-name="ce65" table:formula="of:=[.AJ94]/([.AJ94]+[.$AG94])" office:value-type="float" office:value="0.00725870736600734">
            <text:p>0.007</text:p>
          </table:table-cell>
          <table:table-cell table:style-name="ce60" table:formula="of:=[.AP94]+[.AQ94]*(ABS([.P94])-[.AP93])" office:value-type="float" office:value="75.7727845203786">
            <text:p>75.773</text:p>
          </table:table-cell>
          <table:table-cell table:style-name="ce6" table:formula="of:=[.AO94]*(1-[.AQ94])" office:value-type="float" office:value="0.0165566089357067">
            <text:p>0.017</text:p>
          </table:table-cell>
          <table:table-cell table:style-name="ce6" table:formula="of:=[.AO93]+[.$AF94]" office:value-type="float" office:value="0.0169390410544937">
            <text:p>0.017</text:p>
          </table:table-cell>
          <table:table-cell table:style-name="ce6" table:formula="of:=[.AM93]" office:value-type="float" office:value="77.5014066344784">
            <text:p>77.501</text:p>
          </table:table-cell>
          <table:table-cell table:style-name="ce65" table:formula="of:=[.AO94]/([.AO94]+[.$AG94])" office:value-type="float" office:value="0.0225769639235613">
            <text:p>0.023</text:p>
          </table:table-cell>
          <table:table-cell table:style-name="ce60" table:formula="of:=[.AU94]+[.AV94]*(ABS([.U94])-[.AU93])" office:value-type="float" office:value="76.5259261202819">
            <text:p>76.526</text:p>
          </table:table-cell>
          <table:table-cell table:style-name="ce6" table:formula="of:=[.AT94]*(1-[.AV94])" office:value-type="float" office:value="0.00985220805497373">
            <text:p>0.010</text:p>
          </table:table-cell>
          <table:table-cell table:style-name="ce6" table:formula="of:=[.AT93]+[.$AF94]" office:value-type="float" office:value="0.00998637188802547">
            <text:p>0.010</text:p>
          </table:table-cell>
          <table:table-cell table:style-name="ce6" table:formula="of:=[.AR93]" office:value-type="float" office:value="77.5203833495289">
            <text:p>77.520</text:p>
          </table:table-cell>
          <table:table-cell table:style-name="ce65" table:formula="of:=[.AT94]/([.AT94]+[.$AG94])" office:value-type="float" office:value="0.0134346922542123">
            <text:p>0.013</text:p>
          </table:table-cell>
          <table:table-cell table:style-name="ce6" table:formula="of:=EXP((-[.AH94]+66.39)/-8.89)" office:value-type="float" office:value="2.06499220707926">
            <text:p>2.065</text:p>
          </table:table-cell>
          <table:table-cell table:style-name="ce6" table:formula="of:=EXP((-[.AM94]+66.39)/-8.89)" office:value-type="float" office:value="2.87321418906855">
            <text:p>2.873</text:p>
          </table:table-cell>
          <table:table-cell table:style-name="ce6" table:formula="of:=EXP((-[.AR94]+66.39)/-8.89)" office:value-type="float" office:value="3.12723481965471">
            <text:p>3.127</text:p>
          </table:table-cell>
          <table:table-cell table:style-name="ce9" table:formula="of:=SQRT(([.$D94]-[.$B94])^2 + ([.$E94]-[.$C94])^2)" office:value-type="float" office:value="4.0442799111832">
            <text:p>4.044</text:p>
          </table:table-cell>
          <table:table-cell table:style-name="ce43" table:formula="of:=IF( ([.$AZ94]-[.$AW94] &lt;[.$AX94])               AND               ([.$AZ94]+[.$AW94]&gt;[.$AX94]); 1; 0)" office:value-type="float" office:value="1">
            <text:p>1</text:p>
          </table:table-cell>
          <table:table-cell table:style-name="ce9" table:formula="of:=([.$D94]-[.$B94])/[.$AZ94]" office:value-type="float" office:value="-0.917345011096078">
            <text:p>-0.917</text:p>
          </table:table-cell>
          <table:table-cell table:style-name="ce9" table:formula="of:=([.$E94]-[.$C94])/[.$AZ94]" office:value-type="float" office:value="-0.398093118022826">
            <text:p>-0.398</text:p>
          </table:table-cell>
          <table:table-cell table:style-name="ce9" table:formula="of:=[.$BB94]*([.$F94]-[.$B94])+[.$BC94]*([.$G94]-[.$C94])" office:value-type="float" office:value="1.97090710214171">
            <text:p>1.971</text:p>
          </table:table-cell>
          <table:table-cell table:style-name="ce9" table:formula="of:=([.$F94]-[.$B94]-[.$BD94]*[.$BB94])/SQRT(([.$F94]-[.$B94]-[.$BD94]*[.$BB94])^2+([.$G94]-[.$C94]-[.$BD94]*[.$BC94])^2)" office:value-type="float" office:value="0.398093118022826">
            <text:p>0.398</text:p>
          </table:table-cell>
          <table:table-cell table:style-name="ce9" table:formula="of:=([.$G94]-[.$C94]-[.BD94]*[.$BC94])/SQRT(([.$F94]-[.$B94]-[.BD94]*[.$BB94])^2+([.$G94]-[.$C94]-[.BD94]*[.$BC94])^2)" office:value-type="float" office:value="-0.917345011096078">
            <text:p>-0.917</text:p>
          </table:table-cell>
          <table:table-cell table:style-name="ce9" table:formula="of:=[.$BE94]*([.$F94]-[.$B94])+[.$BF94]*([.$G94]-[.$C94])" office:value-type="float" office:value="3.46150620319065">
            <text:p>3.462</text:p>
          </table:table-cell>
          <table:table-cell table:style-name="ce48" table:formula="of:=([.$AW94]^2-[.$AX94]^2+[.$AZ94]^2)/(2*[.$AZ94])" office:value-type="float" office:value="1.52870638415031">
            <text:p>1.529</text:p>
          </table:table-cell>
          <table:table-cell table:style-name="ce48" table:formula="of:=([.$AW94]^2-[.$AY94]^2+[.$BD94]^2+[.$BG94]^2)/(2*[.$BG94])-[.$BD94]*[.$BH94]/[.$BG94]" office:value-type="float" office:value="0.624759628457117">
            <text:p>0.625</text:p>
          </table:table-cell>
          <table:table-cell table:style-name="ce9" table:formula="of:=[.$B94]+[.$BH94]*[.$BB94]+[.$BI94]*[.$BE94]" office:value-type="float" office:value="26.5263613335763">
            <text:p>26.526</text:p>
          </table:table-cell>
          <table:table-cell table:style-name="ce9" table:formula="of:=[.$C94]+[.$BH94]*[.$BC94]+[.$BI94]*[.$BF94]" office:value-type="float" office:value="16.0883123806928">
            <text:p>16.088</text:p>
          </table:table-cell>
          <table:table-cell table:style-name="ce53" table:formula="of:=ABS([.$AB94]-[.$BJ94])/[.$AB94]" office:value-type="percentage" office:value="0.00124008589814995">
            <text:p>0.12%</text:p>
          </table:table-cell>
          <table:table-cell table:style-name="ce53" table:formula="of:=ABS([.$AC94]-[.$BK94])/[.$AC94]" office:value-type="percentage" office:value="0.0485012535026286">
            <text:p>4.85%</text:p>
          </table:table-cell>
          <table:table-cell table:style-name="ce6" table:formula="of:=[.AB94]" office:value-type="float" office:value="26.5592971434286">
            <text:p>26.559</text:p>
          </table:table-cell>
          <table:table-cell table:style-name="ce6" table:formula="of:=[.AC94]" office:value-type="float" office:value="15.344104098062">
            <text:p>15.344</text:p>
          </table:table-cell>
          <table:table-cell/>
          <table:table-cell table:formula="of:=[.BN94]-[.BJ94]" office:value-type="float" office:value="0.03293580985234">
            <text:p>0.03</text:p>
          </table:table-cell>
          <table:table-cell table:formula="of:=[.BO94]-[.BK94]" office:value-type="float" office:value="-0.744208282630828">
            <text:p>-0.74</text:p>
          </table:table-cell>
          <table:table-cell table:style-name="ce75" table:formula="of:=[.BL94]-[.Z94]" office:value-type="percentage" office:value="-0.490768671970995">
            <text:p>-49.08%</text:p>
          </table:table-cell>
          <table:table-cell table:style-name="ce75" table:formula="of:=[.BM94]-[.AA94]" office:value-type="percentage" office:value="0.0254396712737439">
            <text:p>2.54%</text:p>
          </table:table-cell>
          <table:table-cell table:number-columns-repeated="13"/>
          <table:table-cell table:formula="of:=[.BL94]-[.Z94]" office:value-type="percentage" office:value="-0.490768671970995">
            <text:p>-49.08%</text:p>
          </table:table-cell>
          <table:table-cell table:formula="of:=[.BM94]-[.AA94]" office:value-type="percentage" office:value="0.0254396712737439">
            <text:p>2.54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95]+66.39)/-8.89)" office:value-type="float" office:value="3.69123745237239">
            <text:p>3.69</text:p>
          </table:table-cell>
          <table:table-cell table:formula="of:=EXP(([.L95]+66.39)/-8.89)" office:value-type="float" office:value="1.87957581156176">
            <text:p>1.88</text:p>
          </table:table-cell>
          <table:table-cell table:formula="of:=EXP(([.M95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2">
            <text:p>-72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95]-[.$B95])^2 + ([.$E95]-[.$C95])^2)" office:value-type="float" office:value="4.0442799111832">
            <text:p>4.044</text:p>
          </table:table-cell>
          <table:table-cell table:style-name="ce43" table:formula="of:=IF( ([.$N95]-[.$H95] &lt;[.$I95])            AND            ([.$N95]+[.$H95] &gt;[.$I95]); 1; 0)" office:value-type="float" office:value="1">
            <text:p>1</text:p>
          </table:table-cell>
          <table:table-cell table:style-name="ce9" table:formula="of:=([.$D95]-[.$B95])/[.$N95]" office:value-type="float" office:value="-0.917345011096078">
            <text:p>-0.917</text:p>
          </table:table-cell>
          <table:table-cell table:style-name="ce9" table:formula="of:=([.$E95]-[.$C95])/[.$N95]" office:value-type="float" office:value="-0.398093118022826">
            <text:p>-0.398</text:p>
          </table:table-cell>
          <table:table-cell table:style-name="ce9" table:formula="of:=[.$P95]*([.$F95]-[.$B95])+[.$Q95]*([.$G95]-[.$C95])" office:value-type="float" office:value="1.97090710214171">
            <text:p>1.971</text:p>
          </table:table-cell>
          <table:table-cell table:style-name="ce9" table:formula="of:=([.$F95]-[.$B95]-[.$R95]*[.$P95])/SQRT(([.$F95]-[.$B95]-[.$R95]*[.$P95])^2+([.$G95]-[.$C95]-[.$R95]*[.$Q95])^2)" office:value-type="float" office:value="0.398093118022826">
            <text:p>0.398</text:p>
          </table:table-cell>
          <table:table-cell table:style-name="ce9" table:formula="of:=([.$G95]-[.$C95]-[.R95]*[.$Q95])/SQRT(([.$F95]-[.$B95]-[.R95]*[.$P95])^2+([.$G95]-[.$C95]-[.R95]*[.$Q95])^2)" office:value-type="float" office:value="-0.917345011096078">
            <text:p>-0.917</text:p>
          </table:table-cell>
          <table:table-cell table:style-name="ce9" table:formula="of:=[.$S95]*([.$F95]-[.$B95])+[.$T95]*([.$G95]-[.$C95])" office:value-type="float" office:value="3.46150620319065">
            <text:p>3.462</text:p>
          </table:table-cell>
          <table:table-cell table:style-name="ce48" table:formula="of:=([.$H95]^2-[.$I95]^2+[.$N95]^2)/(2*[.$N95])" office:value-type="float" office:value="3.26988107638805">
            <text:p>3.270</text:p>
          </table:table-cell>
          <table:table-cell table:style-name="ce48" table:formula="of:=([.$H95]^2-[.$J95]^2+[.$R95]^2+[.$U95]^2)/(2*[.$U95])-[.$R95]*[.$V95]/[.$U95]" office:value-type="float" office:value="1.39599773322006">
            <text:p>1.396</text:p>
          </table:table-cell>
          <table:table-cell table:style-name="ce9" table:formula="of:=[.$B95]+[.$V95]*[.$P95]+[.$W95]*[.$S95]" office:value-type="float" office:value="25.2361279980683">
            <text:p>25.236</text:p>
          </table:table-cell>
          <table:table-cell table:style-name="ce9" table:formula="of:=[.$C95]+[.$V95]*[.$Q95]+[.$W95]*[.$T95]" office:value-type="float" office:value="14.687671290666">
            <text:p>14.688</text:p>
          </table:table-cell>
          <table:table-cell table:style-name="ce53" table:formula="of:=ABS([.$AB95]-[.$X95])/[.$AB95]" office:value-type="percentage" office:value="0.0498194337830083">
            <text:p>4.98%</text:p>
          </table:table-cell>
          <table:table-cell table:style-name="ce53" table:formula="of:=ABS([.$AC95]-[.$Y95])/[.$AC95]" office:value-type="percentage" office:value="0.0427807842804533">
            <text:p>4.28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95]+[.AL95]*(ABS([.K95])-[.AK94])" office:value-type="float" office:value="72.8878061500963">
            <text:p>72.888</text:p>
          </table:table-cell>
          <table:table-cell table:style-name="ce6" table:formula="of:=[.AJ95]*(1-[.AL95])" office:value-type="float" office:value="0.00728885470048558">
            <text:p>0.007</text:p>
          </table:table-cell>
          <table:table-cell table:style-name="ce6" table:formula="of:=[.AJ94]+[.$AF95]" office:value-type="float" office:value="0.00736202770511863">
            <text:p>0.007</text:p>
          </table:table-cell>
          <table:table-cell table:style-name="ce6" table:formula="of:=[.AH94]" office:value-type="float" office:value="72.836374163564">
            <text:p>72.836</text:p>
          </table:table-cell>
          <table:table-cell table:style-name="ce65" table:formula="of:=[.AJ95]/([.AJ95]+[.$AG95])" office:value-type="float" office:value="0.00993924602894046">
            <text:p>0.010</text:p>
          </table:table-cell>
          <table:table-cell table:style-name="ce60" table:formula="of:=[.AP95]+[.AQ95]*(ABS([.P95])-[.AP94])" office:value-type="float" office:value="73.8447404665523">
            <text:p>73.845</text:p>
          </table:table-cell>
          <table:table-cell table:style-name="ce6" table:formula="of:=[.AO95]*(1-[.AQ95])" office:value-type="float" office:value="0.018462240729253">
            <text:p>0.018</text:p>
          </table:table-cell>
          <table:table-cell table:style-name="ce6" table:formula="of:=[.AO94]+[.$AF95]" office:value-type="float" office:value="0.0189390410544937">
            <text:p>0.019</text:p>
          </table:table-cell>
          <table:table-cell table:style-name="ce6" table:formula="of:=[.AM94]" office:value-type="float" office:value="75.7727845203786">
            <text:p>75.773</text:p>
          </table:table-cell>
          <table:table-cell table:style-name="ce65" table:formula="of:=[.AO95]/([.AO95]+[.$AG95])" office:value-type="float" office:value="0.025175526251243">
            <text:p>0.025</text:p>
          </table:table-cell>
          <table:table-cell table:style-name="ce60" table:formula="of:=[.AU95]+[.AV95]*(ABS([.U95])-[.AU94])" office:value-type="float" office:value="75.3349092506015">
            <text:p>75.335</text:p>
          </table:table-cell>
          <table:table-cell table:style-name="ce6" table:formula="of:=[.AT95]*(1-[.AV95])" office:value-type="float" office:value="0.011793606730424">
            <text:p>0.012</text:p>
          </table:table-cell>
          <table:table-cell table:style-name="ce6" table:formula="of:=[.AT94]+[.$AF95]" office:value-type="float" office:value="0.0119863718880255">
            <text:p>0.012</text:p>
          </table:table-cell>
          <table:table-cell table:style-name="ce6" table:formula="of:=[.AR94]" office:value-type="float" office:value="76.5259261202819">
            <text:p>76.526</text:p>
          </table:table-cell>
          <table:table-cell table:style-name="ce65" table:formula="of:=[.AT95]/([.AT95]+[.$AG95])" office:value-type="float" office:value="0.0160820271056361">
            <text:p>0.016</text:p>
          </table:table-cell>
          <table:table-cell table:style-name="ce6" table:formula="of:=EXP((-[.AH95]+66.39)/-8.89)" office:value-type="float" office:value="2.07697358698671">
            <text:p>2.077</text:p>
          </table:table-cell>
          <table:table-cell table:style-name="ce6" table:formula="of:=EXP((-[.AM95]+66.39)/-8.89)" office:value-type="float" office:value="2.31301873549713">
            <text:p>2.313</text:p>
          </table:table-cell>
          <table:table-cell table:style-name="ce6" table:formula="of:=EXP((-[.AR95]+66.39)/-8.89)" office:value-type="float" office:value="2.73512330411133">
            <text:p>2.735</text:p>
          </table:table-cell>
          <table:table-cell table:style-name="ce9" table:formula="of:=SQRT(([.$D95]-[.$B95])^2 + ([.$E95]-[.$C95])^2)" office:value-type="float" office:value="4.0442799111832">
            <text:p>4.044</text:p>
          </table:table-cell>
          <table:table-cell table:style-name="ce43" table:formula="of:=IF( ([.$AZ95]-[.$AW95] &lt;[.$AX95])               AND               ([.$AZ95]+[.$AW95]&gt;[.$AX95]); 1; 0)" office:value-type="float" office:value="1">
            <text:p>1</text:p>
          </table:table-cell>
          <table:table-cell table:style-name="ce9" table:formula="of:=([.$D95]-[.$B95])/[.$AZ95]" office:value-type="float" office:value="-0.917345011096078">
            <text:p>-0.917</text:p>
          </table:table-cell>
          <table:table-cell table:style-name="ce9" table:formula="of:=([.$E95]-[.$C95])/[.$AZ95]" office:value-type="float" office:value="-0.398093118022826">
            <text:p>-0.398</text:p>
          </table:table-cell>
          <table:table-cell table:style-name="ce9" table:formula="of:=[.$BB95]*([.$F95]-[.$B95])+[.$BC95]*([.$G95]-[.$C95])" office:value-type="float" office:value="1.97090710214171">
            <text:p>1.971</text:p>
          </table:table-cell>
          <table:table-cell table:style-name="ce9" table:formula="of:=([.$F95]-[.$B95]-[.$BD95]*[.$BB95])/SQRT(([.$F95]-[.$B95]-[.$BD95]*[.$BB95])^2+([.$G95]-[.$C95]-[.$BD95]*[.$BC95])^2)" office:value-type="float" office:value="0.398093118022826">
            <text:p>0.398</text:p>
          </table:table-cell>
          <table:table-cell table:style-name="ce9" table:formula="of:=([.$G95]-[.$C95]-[.BD95]*[.$BC95])/SQRT(([.$F95]-[.$B95]-[.BD95]*[.$BB95])^2+([.$G95]-[.$C95]-[.BD95]*[.$BC95])^2)" office:value-type="float" office:value="-0.917345011096078">
            <text:p>-0.917</text:p>
          </table:table-cell>
          <table:table-cell table:style-name="ce9" table:formula="of:=[.$BE95]*([.$F95]-[.$B95])+[.$BF95]*([.$G95]-[.$C95])" office:value-type="float" office:value="3.46150620319065">
            <text:p>3.462</text:p>
          </table:table-cell>
          <table:table-cell table:style-name="ce48" table:formula="of:=([.$AW95]^2-[.$AX95]^2+[.$AZ95]^2)/(2*[.$AZ95])" office:value-type="float" office:value="1.89402859677406">
            <text:p>1.894</text:p>
          </table:table-cell>
          <table:table-cell table:style-name="ce48" table:formula="of:=([.$AW95]^2-[.$AY95]^2+[.$BD95]^2+[.$BG95]^2)/(2*[.$BG95])-[.$BD95]*[.$BH95]/[.$BG95]" office:value-type="float" office:value="0.755958628853617">
            <text:p>0.756</text:p>
          </table:table-cell>
          <table:table-cell table:style-name="ce9" table:formula="of:=[.$B95]+[.$BH95]*[.$BB95]+[.$BI95]*[.$BE95]" office:value-type="float" office:value="26.2434642435326">
            <text:p>26.243</text:p>
          </table:table-cell>
          <table:table-cell table:style-name="ce9" table:formula="of:=[.$C95]+[.$BH95]*[.$BC95]+[.$BI95]*[.$BF95]" office:value-type="float" office:value="15.8225253735119">
            <text:p>15.823</text:p>
          </table:table-cell>
          <table:table-cell table:style-name="ce53" table:formula="of:=ABS([.$AB95]-[.$BJ95])/[.$AB95]" office:value-type="percentage" office:value="0.0118916136293216">
            <text:p>1.19%</text:p>
          </table:table-cell>
          <table:table-cell table:style-name="ce53" table:formula="of:=ABS([.$AC95]-[.$BK95])/[.$AC95]" office:value-type="percentage" office:value="0.0311794857746268">
            <text:p>3.12%</text:p>
          </table:table-cell>
          <table:table-cell table:style-name="ce6" table:formula="of:=[.AB95]" office:value-type="float" office:value="26.5592971434286">
            <text:p>26.559</text:p>
          </table:table-cell>
          <table:table-cell table:style-name="ce6" table:formula="of:=[.AC95]" office:value-type="float" office:value="15.344104098062">
            <text:p>15.344</text:p>
          </table:table-cell>
          <table:table-cell/>
          <table:table-cell table:formula="of:=[.BN95]-[.BJ95]" office:value-type="float" office:value="0.315832899895998">
            <text:p>0.32</text:p>
          </table:table-cell>
          <table:table-cell table:formula="of:=[.BO95]-[.BK95]" office:value-type="float" office:value="-0.478421275449916">
            <text:p>-0.48</text:p>
          </table:table-cell>
          <table:table-cell table:style-name="ce75" table:formula="of:=[.BL95]-[.Z95]" office:value-type="percentage" office:value="-0.0379278201536867">
            <text:p>-3.79%</text:p>
          </table:table-cell>
          <table:table-cell table:style-name="ce75" table:formula="of:=[.BM95]-[.AA95]" office:value-type="percentage" office:value="-0.0116012985058266">
            <text:p>-1.16%</text:p>
          </table:table-cell>
          <table:table-cell table:number-columns-repeated="13"/>
          <table:table-cell table:formula="of:=[.BL95]-[.Z95]" office:value-type="percentage" office:value="-0.0379278201536867">
            <text:p>-3.79%</text:p>
          </table:table-cell>
          <table:table-cell table:formula="of:=[.BM95]-[.AA95]" office:value-type="percentage" office:value="-0.0116012985058266">
            <text:p>-1.16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96]+66.39)/-8.89)" office:value-type="float" office:value="2.63400087893114">
            <text:p>2.63</text:p>
          </table:table-cell>
          <table:table-cell table:formula="of:=EXP(([.L96]+66.39)/-8.89)" office:value-type="float" office:value="8.11215317819232">
            <text:p>8.11</text:p>
          </table:table-cell>
          <table:table-cell table:formula="of:=EXP(([.M96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85">
            <text:p>-85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96]-[.$B96])^2 + ([.$E96]-[.$C96])^2)" office:value-type="float" office:value="4.0442799111832">
            <text:p>4.044</text:p>
          </table:table-cell>
          <table:table-cell table:style-name="ce43" table:formula="of:=IF( ([.$N96]-[.$H96] &lt;[.$I96])            AND            ([.$N96]+[.$H96] &gt;[.$I96]); 1; 0)" office:value-type="float" office:value="0">
            <text:p>0</text:p>
          </table:table-cell>
          <table:table-cell table:style-name="ce9" table:formula="of:=([.$D96]-[.$B96])/[.$N96]" office:value-type="float" office:value="-0.917345011096078">
            <text:p>-0.917</text:p>
          </table:table-cell>
          <table:table-cell table:style-name="ce9" table:formula="of:=([.$E96]-[.$C96])/[.$N96]" office:value-type="float" office:value="-0.398093118022826">
            <text:p>-0.398</text:p>
          </table:table-cell>
          <table:table-cell table:style-name="ce9" table:formula="of:=[.$P96]*([.$F96]-[.$B96])+[.$Q96]*([.$G96]-[.$C96])" office:value-type="float" office:value="1.97090710214171">
            <text:p>1.971</text:p>
          </table:table-cell>
          <table:table-cell table:style-name="ce9" table:formula="of:=([.$F96]-[.$B96]-[.$R96]*[.$P96])/SQRT(([.$F96]-[.$B96]-[.$R96]*[.$P96])^2+([.$G96]-[.$C96]-[.$R96]*[.$Q96])^2)" office:value-type="float" office:value="0.398093118022826">
            <text:p>0.398</text:p>
          </table:table-cell>
          <table:table-cell table:style-name="ce9" table:formula="of:=([.$G96]-[.$C96]-[.R96]*[.$Q96])/SQRT(([.$F96]-[.$B96]-[.R96]*[.$P96])^2+([.$G96]-[.$C96]-[.R96]*[.$Q96])^2)" office:value-type="float" office:value="-0.917345011096078">
            <text:p>-0.917</text:p>
          </table:table-cell>
          <table:table-cell table:style-name="ce9" table:formula="of:=[.$S96]*([.$F96]-[.$B96])+[.$T96]*([.$G96]-[.$C96])" office:value-type="float" office:value="3.46150620319065">
            <text:p>3.462</text:p>
          </table:table-cell>
          <table:table-cell table:style-name="ce48" table:formula="of:=([.$H96]^2-[.$I96]^2+[.$N96]^2)/(2*[.$N96])" office:value-type="float" office:value="-5.25592558995355">
            <text:p>-5.256</text:p>
          </table:table-cell>
          <table:table-cell table:style-name="ce48" table:formula="of:=([.$H96]^2-[.$J96]^2+[.$R96]^2+[.$U96]^2)/(2*[.$U96])-[.$R96]*[.$V96]/[.$U96]" office:value-type="float" office:value="5.48635632325298">
            <text:p>5.486</text:p>
          </table:table-cell>
          <table:table-cell table:style-name="ce9" table:formula="of:=[.$B96]+[.$V96]*[.$P96]+[.$W96]*[.$S96]" office:value-type="float" office:value="34.6855778139441">
            <text:p>34.686</text:p>
          </table:table-cell>
          <table:table-cell table:style-name="ce9" table:formula="of:=[.$C96]+[.$V96]*[.$Q96]+[.$W96]*[.$T96]" office:value-type="float" office:value="14.329466203969">
            <text:p>14.329</text:p>
          </table:table-cell>
          <table:table-cell table:style-name="ce53" table:formula="of:=ABS([.$AB96]-[.$X96])/[.$AB96]" office:value-type="percentage" office:value="0.305967459403426">
            <text:p>30.60%</text:p>
          </table:table-cell>
          <table:table-cell table:style-name="ce53" table:formula="of:=ABS([.$AC96]-[.$Y96])/[.$AC96]" office:value-type="percentage" office:value="0.0661255872358895">
            <text:p>6.61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96]+[.AL96]*(ABS([.K96])-[.AK95])" office:value-type="float" office:value="72.9150794067568">
            <text:p>72.915</text:p>
          </table:table-cell>
          <table:table-cell table:style-name="ce6" table:formula="of:=[.AJ96]*(1-[.AL96])" office:value-type="float" office:value="0.00924401608769162">
            <text:p>0.009</text:p>
          </table:table-cell>
          <table:table-cell table:style-name="ce6" table:formula="of:=[.AJ95]+[.$AF96]" office:value-type="float" office:value="0.00936202770511863">
            <text:p>0.009</text:p>
          </table:table-cell>
          <table:table-cell table:style-name="ce6" table:formula="of:=[.AH95]" office:value-type="float" office:value="72.8878061500963">
            <text:p>72.888</text:p>
          </table:table-cell>
          <table:table-cell table:style-name="ce65" table:formula="of:=[.AJ96]/([.AJ96]+[.$AG96])" office:value-type="float" office:value="0.0126053480233225">
            <text:p>0.013</text:p>
          </table:table-cell>
          <table:table-cell table:style-name="ce60" table:formula="of:=[.AP96]+[.AQ96]*(ABS([.P96])-[.AP95])" office:value-type="float" office:value="71.7667303940573">
            <text:p>71.767</text:p>
          </table:table-cell>
          <table:table-cell table:style-name="ce6" table:formula="of:=[.AO96]*(1-[.AQ96])" office:value-type="float" office:value="0.020357766821053">
            <text:p>0.020</text:p>
          </table:table-cell>
          <table:table-cell table:style-name="ce6" table:formula="of:=[.AO95]+[.$AF96]" office:value-type="float" office:value="0.0209390410544937">
            <text:p>0.021</text:p>
          </table:table-cell>
          <table:table-cell table:style-name="ce6" table:formula="of:=[.AM95]" office:value-type="float" office:value="73.8447404665523">
            <text:p>73.845</text:p>
          </table:table-cell>
          <table:table-cell table:style-name="ce65" table:formula="of:=[.AO96]/([.AO96]+[.$AG96])" office:value-type="float" office:value="0.0277603082169778">
            <text:p>0.028</text:p>
          </table:table-cell>
          <table:table-cell table:style-name="ce60" table:formula="of:=[.AU96]+[.AV96]*(ABS([.U96])-[.AU95])" office:value-type="float" office:value="73.9674945785905">
            <text:p>73.967</text:p>
          </table:table-cell>
          <table:table-cell table:style-name="ce6" table:formula="of:=[.AT96]*(1-[.AV96])" office:value-type="float" office:value="0.0137246142479923">
            <text:p>0.014</text:p>
          </table:table-cell>
          <table:table-cell table:style-name="ce6" table:formula="of:=[.AT95]+[.$AF96]" office:value-type="float" office:value="0.0139863718880255">
            <text:p>0.014</text:p>
          </table:table-cell>
          <table:table-cell table:style-name="ce6" table:formula="of:=[.AR95]" office:value-type="float" office:value="75.3349092506015">
            <text:p>75.335</text:p>
          </table:table-cell>
          <table:table-cell table:style-name="ce65" table:formula="of:=[.AT96]/([.AT96]+[.$AG96])" office:value-type="float" office:value="0.018715192340713">
            <text:p>0.019</text:p>
          </table:table-cell>
          <table:table-cell table:style-name="ce6" table:formula="of:=EXP((-[.AH96]+66.39)/-8.89)" office:value-type="float" office:value="2.08335523078011">
            <text:p>2.083</text:p>
          </table:table-cell>
          <table:table-cell table:style-name="ce6" table:formula="of:=EXP((-[.AM96]+66.39)/-8.89)" office:value-type="float" office:value="1.83089802129976">
            <text:p>1.831</text:p>
          </table:table-cell>
          <table:table-cell table:style-name="ce6" table:formula="of:=EXP((-[.AR96]+66.39)/-8.89)" office:value-type="float" office:value="2.3451786793775">
            <text:p>2.345</text:p>
          </table:table-cell>
          <table:table-cell table:style-name="ce9" table:formula="of:=SQRT(([.$D96]-[.$B96])^2 + ([.$E96]-[.$C96])^2)" office:value-type="float" office:value="4.0442799111832">
            <text:p>4.044</text:p>
          </table:table-cell>
          <table:table-cell table:style-name="ce43" table:formula="of:=IF( ([.$AZ96]-[.$AW96] &lt;[.$AX96])               AND               ([.$AZ96]+[.$AW96]&gt;[.$AX96]); 1; 0)" office:value-type="float" office:value="0">
            <text:p>0</text:p>
          </table:table-cell>
          <table:table-cell table:style-name="ce9" table:formula="of:=([.$D96]-[.$B96])/[.$AZ96]" office:value-type="float" office:value="-0.917345011096078">
            <text:p>-0.917</text:p>
          </table:table-cell>
          <table:table-cell table:style-name="ce9" table:formula="of:=([.$E96]-[.$C96])/[.$AZ96]" office:value-type="float" office:value="-0.398093118022826">
            <text:p>-0.398</text:p>
          </table:table-cell>
          <table:table-cell table:style-name="ce9" table:formula="of:=[.$BB96]*([.$F96]-[.$B96])+[.$BC96]*([.$G96]-[.$C96])" office:value-type="float" office:value="1.97090710214171">
            <text:p>1.971</text:p>
          </table:table-cell>
          <table:table-cell table:style-name="ce9" table:formula="of:=([.$F96]-[.$B96]-[.$BD96]*[.$BB96])/SQRT(([.$F96]-[.$B96]-[.$BD96]*[.$BB96])^2+([.$G96]-[.$C96]-[.$BD96]*[.$BC96])^2)" office:value-type="float" office:value="0.398093118022826">
            <text:p>0.398</text:p>
          </table:table-cell>
          <table:table-cell table:style-name="ce9" table:formula="of:=([.$G96]-[.$C96]-[.BD96]*[.$BC96])/SQRT(([.$F96]-[.$B96]-[.BD96]*[.$BB96])^2+([.$G96]-[.$C96]-[.BD96]*[.$BC96])^2)" office:value-type="float" office:value="-0.917345011096078">
            <text:p>-0.917</text:p>
          </table:table-cell>
          <table:table-cell table:style-name="ce9" table:formula="of:=[.$BE96]*([.$F96]-[.$B96])+[.$BF96]*([.$G96]-[.$C96])" office:value-type="float" office:value="3.46150620319065">
            <text:p>3.462</text:p>
          </table:table-cell>
          <table:table-cell table:style-name="ce48" table:formula="of:=([.$AW96]^2-[.$AX96]^2+[.$AZ96]^2)/(2*[.$AZ96])" office:value-type="float" office:value="2.14431021518305">
            <text:p>2.144</text:p>
          </table:table-cell>
          <table:table-cell table:style-name="ce48" table:formula="of:=([.$AW96]^2-[.$AY96]^2+[.$BD96]^2+[.$BG96]^2)/(2*[.$BG96])-[.$BD96]*[.$BH96]/[.$BG96]" office:value-type="float" office:value="0.903441038044124">
            <text:p>0.903</text:p>
          </table:table-cell>
          <table:table-cell table:style-name="ce9" table:formula="of:=[.$B96]+[.$BH96]*[.$BB96]+[.$BI96]*[.$BE96]" office:value-type="float" office:value="26.0725813816442">
            <text:p>26.073</text:p>
          </table:table-cell>
          <table:table-cell table:style-name="ce9" table:formula="of:=[.$C96]+[.$BH96]*[.$BC96]+[.$BI96]*[.$BF96]" office:value-type="float" office:value="15.5875977313603">
            <text:p>15.588</text:p>
          </table:table-cell>
          <table:table-cell table:style-name="ce53" table:formula="of:=ABS([.$AB96]-[.$BJ96])/[.$AB96]" office:value-type="percentage" office:value="0.0183256265840148">
            <text:p>1.83%</text:p>
          </table:table-cell>
          <table:table-cell table:style-name="ce53" table:formula="of:=ABS([.$AC96]-[.$BK96])/[.$AC96]" office:value-type="percentage" office:value="0.015868872613364">
            <text:p>1.59%</text:p>
          </table:table-cell>
          <table:table-cell table:style-name="ce6" table:formula="of:=[.AB96]" office:value-type="float" office:value="26.5592971434286">
            <text:p>26.559</text:p>
          </table:table-cell>
          <table:table-cell table:style-name="ce6" table:formula="of:=[.AC96]" office:value-type="float" office:value="15.344104098062">
            <text:p>15.344</text:p>
          </table:table-cell>
          <table:table-cell/>
          <table:table-cell table:formula="of:=[.BN96]-[.BJ96]" office:value-type="float" office:value="0.486715761784364">
            <text:p>0.49</text:p>
          </table:table-cell>
          <table:table-cell table:formula="of:=[.BO96]-[.BK96]" office:value-type="float" office:value="-0.243493633298343">
            <text:p>-0.24</text:p>
          </table:table-cell>
          <table:table-cell table:style-name="ce75" table:formula="of:=[.BL96]-[.Z96]" office:value-type="percentage" office:value="-0.287641832819411">
            <text:p>-28.76%</text:p>
          </table:table-cell>
          <table:table-cell table:style-name="ce75" table:formula="of:=[.BM96]-[.AA96]" office:value-type="percentage" office:value="-0.0502567146225255">
            <text:p>-5.03%</text:p>
          </table:table-cell>
          <table:table-cell table:number-columns-repeated="13"/>
          <table:table-cell table:formula="of:=[.BL96]-[.Z96]" office:value-type="percentage" office:value="-0.287641832819411">
            <text:p>-28.76%</text:p>
          </table:table-cell>
          <table:table-cell table:formula="of:=[.BM96]-[.AA96]" office:value-type="percentage" office:value="-0.0502567146225255">
            <text:p>-5.0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97]+66.39)/-8.89)" office:value-type="float" office:value="2.94759586261819">
            <text:p>2.95</text:p>
          </table:table-cell>
          <table:table-cell table:formula="of:=EXP(([.L97]+66.39)/-8.89)" office:value-type="float" office:value="1.87957581156176">
            <text:p>1.88</text:p>
          </table:table-cell>
          <table:table-cell table:formula="of:=EXP(([.M97]+66.39)/-8.89)" office:value-type="float" office:value="1.67960757526435">
            <text:p>1.68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72">
            <text:p>-72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style-name="ce9" table:formula="of:=SQRT(([.$D97]-[.$B97])^2 + ([.$E97]-[.$C97])^2)" office:value-type="float" office:value="4.0442799111832">
            <text:p>4.044</text:p>
          </table:table-cell>
          <table:table-cell table:style-name="ce43" table:formula="of:=IF( ([.$N97]-[.$H97] &lt;[.$I97])            AND            ([.$N97]+[.$H97] &gt;[.$I97]); 1; 0)" office:value-type="float" office:value="1">
            <text:p>1</text:p>
          </table:table-cell>
          <table:table-cell table:style-name="ce9" table:formula="of:=([.$D97]-[.$B97])/[.$N97]" office:value-type="float" office:value="-0.917345011096078">
            <text:p>-0.917</text:p>
          </table:table-cell>
          <table:table-cell table:style-name="ce9" table:formula="of:=([.$E97]-[.$C97])/[.$N97]" office:value-type="float" office:value="-0.398093118022826">
            <text:p>-0.398</text:p>
          </table:table-cell>
          <table:table-cell table:style-name="ce9" table:formula="of:=[.$P97]*([.$F97]-[.$B97])+[.$Q97]*([.$G97]-[.$C97])" office:value-type="float" office:value="1.97090710214171">
            <text:p>1.971</text:p>
          </table:table-cell>
          <table:table-cell table:style-name="ce9" table:formula="of:=([.$F97]-[.$B97]-[.$R97]*[.$P97])/SQRT(([.$F97]-[.$B97]-[.$R97]*[.$P97])^2+([.$G97]-[.$C97]-[.$R97]*[.$Q97])^2)" office:value-type="float" office:value="0.398093118022826">
            <text:p>0.398</text:p>
          </table:table-cell>
          <table:table-cell table:style-name="ce9" table:formula="of:=([.$G97]-[.$C97]-[.R97]*[.$Q97])/SQRT(([.$F97]-[.$B97]-[.R97]*[.$P97])^2+([.$G97]-[.$C97]-[.R97]*[.$Q97])^2)" office:value-type="float" office:value="-0.917345011096078">
            <text:p>-0.917</text:p>
          </table:table-cell>
          <table:table-cell table:style-name="ce9" table:formula="of:=[.$S97]*([.$F97]-[.$B97])+[.$T97]*([.$G97]-[.$C97])" office:value-type="float" office:value="3.46150620319065">
            <text:p>3.462</text:p>
          </table:table-cell>
          <table:table-cell table:style-name="ce48" table:formula="of:=([.$H97]^2-[.$I97]^2+[.$N97]^2)/(2*[.$N97])" office:value-type="float" office:value="2.6595236494922">
            <text:p>2.660</text:p>
          </table:table-cell>
          <table:table-cell table:style-name="ce48" table:formula="of:=([.$H97]^2-[.$J97]^2+[.$R97]^2+[.$U97]^2)/(2*[.$U97])-[.$R97]*[.$V97]/[.$U97]" office:value-type="float" office:value="1.62507171789443">
            <text:p>1.625</text:p>
          </table:table-cell>
          <table:table-cell table:style-name="ce9" table:formula="of:=[.$B97]+[.$V97]*[.$P97]+[.$W97]*[.$S97]" office:value-type="float" office:value="25.8872291154336">
            <text:p>25.887</text:p>
          </table:table-cell>
          <table:table-cell table:style-name="ce9" table:formula="of:=[.$C97]+[.$V97]*[.$Q97]+[.$W97]*[.$T97]" office:value-type="float" office:value="14.7205105048344">
            <text:p>14.721</text:p>
          </table:table-cell>
          <table:table-cell table:style-name="ce53" table:formula="of:=ABS([.$AB97]-[.$X97])/[.$AB97]" office:value-type="percentage" office:value="0.0253044357448776">
            <text:p>2.53%</text:p>
          </table:table-cell>
          <table:table-cell table:style-name="ce53" table:formula="of:=ABS([.$AC97]-[.$Y97])/[.$AC97]" office:value-type="percentage" office:value="0.0406405997536434">
            <text:p>4.06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97]+[.AL97]*(ABS([.K97])-[.AK96])" office:value-type="float" office:value="72.9625625518644">
            <text:p>72.963</text:p>
          </table:table-cell>
          <table:table-cell table:style-name="ce6" table:formula="of:=[.AJ97]*(1-[.AL97])" office:value-type="float" office:value="0.0111886757751754">
            <text:p>0.011</text:p>
          </table:table-cell>
          <table:table-cell table:style-name="ce6" table:formula="of:=[.AJ96]+[.$AF97]" office:value-type="float" office:value="0.0113620277051186">
            <text:p>0.011</text:p>
          </table:table-cell>
          <table:table-cell table:style-name="ce6" table:formula="of:=[.AH96]" office:value-type="float" office:value="72.9150794067568">
            <text:p>72.915</text:p>
          </table:table-cell>
          <table:table-cell table:style-name="ce65" table:formula="of:=[.AJ97]/([.AJ97]+[.$AG97])" office:value-type="float" office:value="0.0152571296640206">
            <text:p>0.015</text:p>
          </table:table-cell>
          <table:table-cell table:style-name="ce60" table:formula="of:=[.AP97]+[.AQ97]*(ABS([.P97])-[.AP96])" office:value-type="float" office:value="69.5547389951078">
            <text:p>69.555</text:p>
          </table:table-cell>
          <table:table-cell table:style-name="ce6" table:formula="of:=[.AO97]*(1-[.AQ97])" office:value-type="float" office:value="0.022243267385411">
            <text:p>0.022</text:p>
          </table:table-cell>
          <table:table-cell table:style-name="ce6" table:formula="of:=[.AO96]+[.$AF97]" office:value-type="float" office:value="0.0229390410544937">
            <text:p>0.023</text:p>
          </table:table-cell>
          <table:table-cell table:style-name="ce6" table:formula="of:=[.AM96]" office:value-type="float" office:value="71.7667303940573">
            <text:p>71.767</text:p>
          </table:table-cell>
          <table:table-cell table:style-name="ce65" table:formula="of:=[.AO97]/([.AO97]+[.$AG97])" office:value-type="float" office:value="0.0303314191482482">
            <text:p>0.030</text:p>
          </table:table-cell>
          <table:table-cell table:style-name="ce60" table:formula="of:=[.AU97]+[.AV97]*(ABS([.U97])-[.AU96])" office:value-type="float" office:value="72.4341257340284">
            <text:p>72.434</text:p>
          </table:table-cell>
          <table:table-cell table:style-name="ce6" table:formula="of:=[.AT97]*(1-[.AV97])" office:value-type="float" office:value="0.0156453138115836">
            <text:p>0.016</text:p>
          </table:table-cell>
          <table:table-cell table:style-name="ce6" table:formula="of:=[.AT96]+[.$AF97]" office:value-type="float" office:value="0.0159863718880255">
            <text:p>0.016</text:p>
          </table:table-cell>
          <table:table-cell table:style-name="ce6" table:formula="of:=[.AR96]" office:value-type="float" office:value="73.9674945785905">
            <text:p>73.967</text:p>
          </table:table-cell>
          <table:table-cell table:style-name="ce65" table:formula="of:=[.AT97]/([.AT97]+[.$AG97])" office:value-type="float" office:value="0.0213343014181569">
            <text:p>0.021</text:p>
          </table:table-cell>
          <table:table-cell table:style-name="ce6" table:formula="of:=EXP((-[.AH97]+66.39)/-8.89)" office:value-type="float" office:value="2.09451258917835">
            <text:p>2.095</text:p>
          </table:table-cell>
          <table:table-cell table:style-name="ce6" table:formula="of:=EXP((-[.AM97]+66.39)/-8.89)" office:value-type="float" office:value="1.427591328407">
            <text:p>1.428</text:p>
          </table:table-cell>
          <table:table-cell table:style-name="ce6" table:formula="of:=EXP((-[.AR97]+66.39)/-8.89)" office:value-type="float" office:value="1.9736392236178">
            <text:p>1.974</text:p>
          </table:table-cell>
          <table:table-cell table:style-name="ce9" table:formula="of:=SQRT(([.$D97]-[.$B97])^2 + ([.$E97]-[.$C97])^2)" office:value-type="float" office:value="4.0442799111832">
            <text:p>4.044</text:p>
          </table:table-cell>
          <table:table-cell table:style-name="ce43" table:formula="of:=IF( ([.$AZ97]-[.$AW97] &lt;[.$AX97])               AND               ([.$AZ97]+[.$AW97]&gt;[.$AX97]); 1; 0)" office:value-type="float" office:value="0">
            <text:p>0</text:p>
          </table:table-cell>
          <table:table-cell table:style-name="ce9" table:formula="of:=([.$D97]-[.$B97])/[.$AZ97]" office:value-type="float" office:value="-0.917345011096078">
            <text:p>-0.917</text:p>
          </table:table-cell>
          <table:table-cell table:style-name="ce9" table:formula="of:=([.$E97]-[.$C97])/[.$AZ97]" office:value-type="float" office:value="-0.398093118022826">
            <text:p>-0.398</text:p>
          </table:table-cell>
          <table:table-cell table:style-name="ce9" table:formula="of:=[.$BB97]*([.$F97]-[.$B97])+[.$BC97]*([.$G97]-[.$C97])" office:value-type="float" office:value="1.97090710214171">
            <text:p>1.971</text:p>
          </table:table-cell>
          <table:table-cell table:style-name="ce9" table:formula="of:=([.$F97]-[.$B97]-[.$BD97]*[.$BB97])/SQRT(([.$F97]-[.$B97]-[.$BD97]*[.$BB97])^2+([.$G97]-[.$C97]-[.$BD97]*[.$BC97])^2)" office:value-type="float" office:value="0.398093118022826">
            <text:p>0.398</text:p>
          </table:table-cell>
          <table:table-cell table:style-name="ce9" table:formula="of:=([.$G97]-[.$C97]-[.BD97]*[.$BC97])/SQRT(([.$F97]-[.$B97]-[.BD97]*[.$BB97])^2+([.$G97]-[.$C97]-[.BD97]*[.$BC97])^2)" office:value-type="float" office:value="-0.917345011096078">
            <text:p>-0.917</text:p>
          </table:table-cell>
          <table:table-cell table:style-name="ce9" table:formula="of:=[.$BE97]*([.$F97]-[.$B97])+[.$BF97]*([.$G97]-[.$C97])" office:value-type="float" office:value="3.46150620319065">
            <text:p>3.462</text:p>
          </table:table-cell>
          <table:table-cell table:style-name="ce48" table:formula="of:=([.$AW97]^2-[.$AX97]^2+[.$AZ97]^2)/(2*[.$AZ97])" office:value-type="float" office:value="2.31254591621619">
            <text:p>2.313</text:p>
          </table:table-cell>
          <table:table-cell table:style-name="ce48" table:formula="of:=([.$AW97]^2-[.$AY97]^2+[.$BD97]^2+[.$BG97]^2)/(2*[.$BG97])-[.$BD97]*[.$BH97]/[.$BG97]" office:value-type="float" office:value="1.04616378470584">
            <text:p>1.046</text:p>
          </table:table-cell>
          <table:table-cell table:style-name="ce9" table:formula="of:=[.$B97]+[.$BH97]*[.$BB97]+[.$BI97]*[.$BE97]" office:value-type="float" office:value="25.9750681438446">
            <text:p>25.975</text:p>
          </table:table-cell>
          <table:table-cell table:style-name="ce9" table:formula="of:=[.$C97]+[.$BH97]*[.$BC97]+[.$BI97]*[.$BF97]" office:value-type="float" office:value="15.3896982569532">
            <text:p>15.390</text:p>
          </table:table-cell>
          <table:table-cell table:style-name="ce53" table:formula="of:=ABS([.$AB97]-[.$BJ97])/[.$AB97]" office:value-type="percentage" office:value="0.0219971558896681">
            <text:p>2.20%</text:p>
          </table:table-cell>
          <table:table-cell table:style-name="ce53" table:formula="of:=ABS([.$AC97]-[.$BK97])/[.$AC97]" office:value-type="percentage" office:value="0.00297144483639191">
            <text:p>0.30%</text:p>
          </table:table-cell>
          <table:table-cell table:style-name="ce6" table:formula="of:=[.AB97]" office:value-type="float" office:value="26.5592971434286">
            <text:p>26.559</text:p>
          </table:table-cell>
          <table:table-cell table:style-name="ce6" table:formula="of:=[.AC97]" office:value-type="float" office:value="15.344104098062">
            <text:p>15.344</text:p>
          </table:table-cell>
          <table:table-cell/>
          <table:table-cell table:formula="of:=[.BN97]-[.BJ97]" office:value-type="float" office:value="0.584228999584017">
            <text:p>0.58</text:p>
          </table:table-cell>
          <table:table-cell table:formula="of:=[.BO97]-[.BK97]" office:value-type="float" office:value="-0.0455941588912463">
            <text:p>-0.05</text:p>
          </table:table-cell>
          <table:table-cell table:style-name="ce75" table:formula="of:=[.BL97]-[.Z97]" office:value-type="percentage" office:value="-0.00330727985520942">
            <text:p>-0.33%</text:p>
          </table:table-cell>
          <table:table-cell table:style-name="ce75" table:formula="of:=[.BM97]-[.AA97]" office:value-type="percentage" office:value="-0.0376691549172515">
            <text:p>-3.77%</text:p>
          </table:table-cell>
          <table:table-cell table:number-columns-repeated="13"/>
          <table:table-cell table:formula="of:=[.BL97]-[.Z97]" office:value-type="percentage" office:value="-0.00330727985520942">
            <text:p>-0.33%</text:p>
          </table:table-cell>
          <table:table-cell table:formula="of:=[.BM97]-[.AA97]" office:value-type="percentage" office:value="-0.0376691549172515">
            <text:p>-3.77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98]+66.39)/-8.89)" office:value-type="float" office:value="2.10335157059054">
            <text:p>2.1</text:p>
          </table:table-cell>
          <table:table-cell table:formula="of:=EXP(([.L98]+66.39)/-8.89)" office:value-type="float" office:value="9.07795792181656">
            <text:p>9.08</text:p>
          </table:table-cell>
          <table:table-cell table:formula="of:=EXP(([.M98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formula="of:=-ROUND(IF(ROUND(1+RAND();0)=1;-1;1)*RAND()*(ABS([rssi_empiric.$G$14]-[rssi_empiric.$H$14])/2)+ABS(([rssi_empiric.$G$14]+[rssi_empiric.$H$14])/2);0)" office:value-type="float" office:value="-86">
            <text:p>-86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98]-[.$B98])^2 + ([.$E98]-[.$C98])^2)" office:value-type="float" office:value="4.0442799111832">
            <text:p>4.044</text:p>
          </table:table-cell>
          <table:table-cell table:style-name="ce43" table:formula="of:=IF( ([.$N98]-[.$H98] &lt;[.$I98])            AND            ([.$N98]+[.$H98] &gt;[.$I98]); 1; 0)" office:value-type="float" office:value="0">
            <text:p>0</text:p>
          </table:table-cell>
          <table:table-cell table:style-name="ce9" table:formula="of:=([.$D98]-[.$B98])/[.$N98]" office:value-type="float" office:value="-0.917345011096078">
            <text:p>-0.917</text:p>
          </table:table-cell>
          <table:table-cell table:style-name="ce9" table:formula="of:=([.$E98]-[.$C98])/[.$N98]" office:value-type="float" office:value="-0.398093118022826">
            <text:p>-0.398</text:p>
          </table:table-cell>
          <table:table-cell table:style-name="ce9" table:formula="of:=[.$P98]*([.$F98]-[.$B98])+[.$Q98]*([.$G98]-[.$C98])" office:value-type="float" office:value="1.97090710214171">
            <text:p>1.971</text:p>
          </table:table-cell>
          <table:table-cell table:style-name="ce9" table:formula="of:=([.$F98]-[.$B98]-[.$R98]*[.$P98])/SQRT(([.$F98]-[.$B98]-[.$R98]*[.$P98])^2+([.$G98]-[.$C98]-[.$R98]*[.$Q98])^2)" office:value-type="float" office:value="0.398093118022826">
            <text:p>0.398</text:p>
          </table:table-cell>
          <table:table-cell table:style-name="ce9" table:formula="of:=([.$G98]-[.$C98]-[.R98]*[.$Q98])/SQRT(([.$F98]-[.$B98]-[.R98]*[.$P98])^2+([.$G98]-[.$C98]-[.R98]*[.$Q98])^2)" office:value-type="float" office:value="-0.917345011096078">
            <text:p>-0.917</text:p>
          </table:table-cell>
          <table:table-cell table:style-name="ce9" table:formula="of:=[.$S98]*([.$F98]-[.$B98])+[.$T98]*([.$G98]-[.$C98])" office:value-type="float" office:value="3.46150620319065">
            <text:p>3.462</text:p>
          </table:table-cell>
          <table:table-cell table:style-name="ce48" table:formula="of:=([.$H98]^2-[.$I98]^2+[.$N98]^2)/(2*[.$N98])" office:value-type="float" office:value="-7.61928372345722">
            <text:p>-7.619</text:p>
          </table:table-cell>
          <table:table-cell table:style-name="ce48" table:formula="of:=([.$H98]^2-[.$J98]^2+[.$R98]^2+[.$U98]^2)/(2*[.$U98])-[.$R98]*[.$V98]/[.$U98]" office:value-type="float" office:value="6.26698689242463">
            <text:p>6.267</text:p>
          </table:table-cell>
          <table:table-cell table:style-name="ce9" table:formula="of:=[.$B98]+[.$V98]*[.$P98]+[.$W98]*[.$S98]" office:value-type="float" office:value="37.1643562644525">
            <text:p>37.164</text:p>
          </table:table-cell>
          <table:table-cell table:style-name="ce9" table:formula="of:=[.$C98]+[.$V98]*[.$Q98]+[.$W98]*[.$T98]" office:value-type="float" office:value="14.5541952542014">
            <text:p>14.554</text:p>
          </table:table-cell>
          <table:table-cell table:style-name="ce53" table:formula="of:=ABS([.$AB98]-[.$X98])/[.$AB98]" office:value-type="percentage" office:value="0.399297431093649">
            <text:p>39.93%</text:p>
          </table:table-cell>
          <table:table-cell table:style-name="ce53" table:formula="of:=ABS([.$AC98]-[.$Y98])/[.$AC98]" office:value-type="percentage" office:value="0.0514796327509511">
            <text:p>5.1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98]+[.AL98]*(ABS([.K98])-[.AK97])" office:value-type="float" office:value="72.9640821809155">
            <text:p>72.964</text:p>
          </table:table-cell>
          <table:table-cell table:style-name="ce6" table:formula="of:=[.AJ98]*(1-[.AL98])" office:value-type="float" office:value="0.013122918147508">
            <text:p>0.013</text:p>
          </table:table-cell>
          <table:table-cell table:style-name="ce6" table:formula="of:=[.AJ97]+[.$AF98]" office:value-type="float" office:value="0.0133620277051186">
            <text:p>0.013</text:p>
          </table:table-cell>
          <table:table-cell table:style-name="ce6" table:formula="of:=[.AH97]" office:value-type="float" office:value="72.9625625518644">
            <text:p>72.963</text:p>
          </table:table-cell>
          <table:table-cell table:style-name="ce65" table:formula="of:=[.AJ98]/([.AJ98]+[.$AG98])" office:value-type="float" office:value="0.0178947060197318">
            <text:p>0.018</text:p>
          </table:table-cell>
          <table:table-cell table:style-name="ce60" table:formula="of:=[.AP98]+[.AQ98]*(ABS([.P98])-[.AP97])" office:value-type="float" office:value="67.2245758817535">
            <text:p>67.225</text:p>
          </table:table-cell>
          <table:table-cell table:style-name="ce6" table:formula="of:=[.AO98]*(1-[.AQ98])" office:value-type="float" office:value="0.0241188217507765">
            <text:p>0.024</text:p>
          </table:table-cell>
          <table:table-cell table:style-name="ce6" table:formula="of:=[.AO97]+[.$AF98]" office:value-type="float" office:value="0.0249390410544937">
            <text:p>0.025</text:p>
          </table:table-cell>
          <table:table-cell table:style-name="ce6" table:formula="of:=[.AM97]" office:value-type="float" office:value="69.5547389951078">
            <text:p>69.555</text:p>
          </table:table-cell>
          <table:table-cell table:style-name="ce65" table:formula="of:=[.AO98]/([.AO98]+[.$AG98])" office:value-type="float" office:value="0.0328889672191102">
            <text:p>0.033</text:p>
          </table:table-cell>
          <table:table-cell table:style-name="ce60" table:formula="of:=[.AU98]+[.AV98]*(ABS([.U98])-[.AU97])" office:value-type="float" office:value="70.7462499810197">
            <text:p>70.746</text:p>
          </table:table-cell>
          <table:table-cell table:style-name="ce6" table:formula="of:=[.AT98]*(1-[.AV98])" office:value-type="float" office:value="0.0175557877391621">
            <text:p>0.018</text:p>
          </table:table-cell>
          <table:table-cell table:style-name="ce6" table:formula="of:=[.AT97]+[.$AF98]" office:value-type="float" office:value="0.0179863718880255">
            <text:p>0.018</text:p>
          </table:table-cell>
          <table:table-cell table:style-name="ce6" table:formula="of:=[.AR97]" office:value-type="float" office:value="72.4341257340284">
            <text:p>72.434</text:p>
          </table:table-cell>
          <table:table-cell table:style-name="ce65" table:formula="of:=[.AT98]/([.AT98]+[.$AG98])" office:value-type="float" office:value="0.0239394665885936">
            <text:p>0.024</text:p>
          </table:table-cell>
          <table:table-cell table:style-name="ce6" table:formula="of:=EXP((-[.AH98]+66.39)/-8.89)" office:value-type="float" office:value="2.09487064927171">
            <text:p>2.095</text:p>
          </table:table-cell>
          <table:table-cell table:style-name="ce6" table:formula="of:=EXP((-[.AM98]+66.39)/-8.89)" office:value-type="float" office:value="1.09842578685641">
            <text:p>1.098</text:p>
          </table:table-cell>
          <table:table-cell table:style-name="ce6" table:formula="of:=EXP((-[.AR98]+66.39)/-8.89)" office:value-type="float" office:value="1.63234375859613">
            <text:p>1.632</text:p>
          </table:table-cell>
          <table:table-cell table:style-name="ce9" table:formula="of:=SQRT(([.$D98]-[.$B98])^2 + ([.$E98]-[.$C98])^2)" office:value-type="float" office:value="4.0442799111832">
            <text:p>4.044</text:p>
          </table:table-cell>
          <table:table-cell table:style-name="ce43" table:formula="of:=IF( ([.$AZ98]-[.$AW98] &lt;[.$AX98])               AND               ([.$AZ98]+[.$AW98]&gt;[.$AX98]); 1; 0)" office:value-type="float" office:value="0">
            <text:p>0</text:p>
          </table:table-cell>
          <table:table-cell table:style-name="ce9" table:formula="of:=([.$D98]-[.$B98])/[.$AZ98]" office:value-type="float" office:value="-0.917345011096078">
            <text:p>-0.917</text:p>
          </table:table-cell>
          <table:table-cell table:style-name="ce9" table:formula="of:=([.$E98]-[.$C98])/[.$AZ98]" office:value-type="float" office:value="-0.398093118022826">
            <text:p>-0.398</text:p>
          </table:table-cell>
          <table:table-cell table:style-name="ce9" table:formula="of:=[.$BB98]*([.$F98]-[.$B98])+[.$BC98]*([.$G98]-[.$C98])" office:value-type="float" office:value="1.97090710214171">
            <text:p>1.971</text:p>
          </table:table-cell>
          <table:table-cell table:style-name="ce9" table:formula="of:=([.$F98]-[.$B98]-[.$BD98]*[.$BB98])/SQRT(([.$F98]-[.$B98]-[.$BD98]*[.$BB98])^2+([.$G98]-[.$C98]-[.$BD98]*[.$BC98])^2)" office:value-type="float" office:value="0.398093118022826">
            <text:p>0.398</text:p>
          </table:table-cell>
          <table:table-cell table:style-name="ce9" table:formula="of:=([.$G98]-[.$C98]-[.BD98]*[.$BC98])/SQRT(([.$F98]-[.$B98]-[.BD98]*[.$BB98])^2+([.$G98]-[.$C98]-[.BD98]*[.$BC98])^2)" office:value-type="float" office:value="-0.917345011096078">
            <text:p>-0.917</text:p>
          </table:table-cell>
          <table:table-cell table:style-name="ce9" table:formula="of:=[.$BE98]*([.$F98]-[.$B98])+[.$BF98]*([.$G98]-[.$C98])" office:value-type="float" office:value="3.46150620319065">
            <text:p>3.462</text:p>
          </table:table-cell>
          <table:table-cell table:style-name="ce48" table:formula="of:=([.$AW98]^2-[.$AX98]^2+[.$AZ98]^2)/(2*[.$AZ98])" office:value-type="float" office:value="2.41552813566666">
            <text:p>2.416</text:p>
          </table:table-cell>
          <table:table-cell table:style-name="ce48" table:formula="of:=([.$AW98]^2-[.$AY98]^2+[.$BD98]^2+[.$BG98]^2)/(2*[.$BG98])-[.$BD98]*[.$BH98]/[.$BG98]" office:value-type="float" office:value="1.16551485123698">
            <text:p>1.166</text:p>
          </table:table-cell>
          <table:table-cell table:style-name="ce9" table:formula="of:=[.$B98]+[.$BH98]*[.$BB98]+[.$BI98]*[.$BE98]" office:value-type="float" office:value="25.9281107568148">
            <text:p>25.928</text:p>
          </table:table-cell>
          <table:table-cell table:style-name="ce9" table:formula="of:=[.$C98]+[.$BH98]*[.$BC98]+[.$BI98]*[.$BF98]" office:value-type="float" office:value="15.23921563866">
            <text:p>15.239</text:p>
          </table:table-cell>
          <table:table-cell table:style-name="ce53" table:formula="of:=ABS([.$AB98]-[.$BJ98])/[.$AB98]" office:value-type="percentage" office:value="0.023765176586006">
            <text:p>2.38%</text:p>
          </table:table-cell>
          <table:table-cell table:style-name="ce53" table:formula="of:=ABS([.$AC98]-[.$BK98])/[.$AC98]" office:value-type="percentage" office:value="0.00683574998785894">
            <text:p>0.68%</text:p>
          </table:table-cell>
          <table:table-cell table:style-name="ce6" table:formula="of:=[.AB98]" office:value-type="float" office:value="26.5592971434286">
            <text:p>26.559</text:p>
          </table:table-cell>
          <table:table-cell table:style-name="ce6" table:formula="of:=[.AC98]" office:value-type="float" office:value="15.344104098062">
            <text:p>15.344</text:p>
          </table:table-cell>
          <table:table-cell/>
          <table:table-cell table:formula="of:=[.BN98]-[.BJ98]" office:value-type="float" office:value="0.631186386613784">
            <text:p>0.63</text:p>
          </table:table-cell>
          <table:table-cell table:formula="of:=[.BO98]-[.BK98]" office:value-type="float" office:value="0.104888459402034">
            <text:p>0.1</text:p>
          </table:table-cell>
          <table:table-cell table:style-name="ce75" table:formula="of:=[.BL98]-[.Z98]" office:value-type="percentage" office:value="-0.375532254507643">
            <text:p>-37.55%</text:p>
          </table:table-cell>
          <table:table-cell table:style-name="ce75" table:formula="of:=[.BM98]-[.AA98]" office:value-type="percentage" office:value="-0.0446438827630922">
            <text:p>-4.46%</text:p>
          </table:table-cell>
          <table:table-cell table:number-columns-repeated="13"/>
          <table:table-cell table:formula="of:=[.BL98]-[.Z98]" office:value-type="percentage" office:value="-0.375532254507643">
            <text:p>-37.55%</text:p>
          </table:table-cell>
          <table:table-cell table:formula="of:=[.BM98]-[.AA98]" office:value-type="percentage" office:value="-0.0446438827630922">
            <text:p>-4.46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99]+66.39)/-8.89)" office:value-type="float" office:value="3.69123745237239">
            <text:p>3.69</text:p>
          </table:table-cell>
          <table:table-cell table:formula="of:=EXP(([.L99]+66.39)/-8.89)" office:value-type="float" office:value="2.63400087893114">
            <text:p>2.63</text:p>
          </table:table-cell>
          <table:table-cell table:formula="of:=EXP(([.M99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5">
            <text:p>-75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99]-[.$B99])^2 + ([.$E99]-[.$C99])^2)" office:value-type="float" office:value="4.0442799111832">
            <text:p>4.044</text:p>
          </table:table-cell>
          <table:table-cell table:style-name="ce43" table:formula="of:=IF( ([.$N99]-[.$H99] &lt;[.$I99])            AND            ([.$N99]+[.$H99] &gt;[.$I99]); 1; 0)" office:value-type="float" office:value="1">
            <text:p>1</text:p>
          </table:table-cell>
          <table:table-cell table:style-name="ce9" table:formula="of:=([.$D99]-[.$B99])/[.$N99]" office:value-type="float" office:value="-0.917345011096078">
            <text:p>-0.917</text:p>
          </table:table-cell>
          <table:table-cell table:style-name="ce9" table:formula="of:=([.$E99]-[.$C99])/[.$N99]" office:value-type="float" office:value="-0.398093118022826">
            <text:p>-0.398</text:p>
          </table:table-cell>
          <table:table-cell table:style-name="ce9" table:formula="of:=[.$P99]*([.$F99]-[.$B99])+[.$Q99]*([.$G99]-[.$C99])" office:value-type="float" office:value="1.97090710214171">
            <text:p>1.971</text:p>
          </table:table-cell>
          <table:table-cell table:style-name="ce9" table:formula="of:=([.$F99]-[.$B99]-[.$R99]*[.$P99])/SQRT(([.$F99]-[.$B99]-[.$R99]*[.$P99])^2+([.$G99]-[.$C99]-[.$R99]*[.$Q99])^2)" office:value-type="float" office:value="0.398093118022826">
            <text:p>0.398</text:p>
          </table:table-cell>
          <table:table-cell table:style-name="ce9" table:formula="of:=([.$G99]-[.$C99]-[.R99]*[.$Q99])/SQRT(([.$F99]-[.$B99]-[.R99]*[.$P99])^2+([.$G99]-[.$C99]-[.R99]*[.$Q99])^2)" office:value-type="float" office:value="-0.917345011096078">
            <text:p>-0.917</text:p>
          </table:table-cell>
          <table:table-cell table:style-name="ce9" table:formula="of:=[.$S99]*([.$F99]-[.$B99])+[.$T99]*([.$G99]-[.$C99])" office:value-type="float" office:value="3.46150620319065">
            <text:p>3.462</text:p>
          </table:table-cell>
          <table:table-cell table:style-name="ce48" table:formula="of:=([.$H99]^2-[.$I99]^2+[.$N99]^2)/(2*[.$N99])" office:value-type="float" office:value="2.84889693661745">
            <text:p>2.849</text:p>
          </table:table-cell>
          <table:table-cell table:style-name="ce48" table:formula="of:=([.$H99]^2-[.$J99]^2+[.$R99]^2+[.$U99]^2)/(2*[.$U99])-[.$R99]*[.$V99]/[.$U99]" office:value-type="float" office:value="1.6356970381637">
            <text:p>1.636</text:p>
          </table:table-cell>
          <table:table-cell table:style-name="ce9" table:formula="of:=[.$B99]+[.$V99]*[.$P99]+[.$W99]*[.$S99]" office:value-type="float" office:value="25.7177383421304">
            <text:p>25.718</text:p>
          </table:table-cell>
          <table:table-cell table:style-name="ce9" table:formula="of:=[.$C99]+[.$V99]*[.$Q99]+[.$W99]*[.$T99]" office:value-type="float" office:value="14.6353752179522">
            <text:p>14.635</text:p>
          </table:table-cell>
          <table:table-cell table:style-name="ce53" table:formula="of:=ABS([.$AB99]-[.$X99])/[.$AB99]" office:value-type="percentage" office:value="0.031686034338693">
            <text:p>3.17%</text:p>
          </table:table-cell>
          <table:table-cell table:style-name="ce53" table:formula="of:=ABS([.$AC99]-[.$Y99])/[.$AC99]" office:value-type="percentage" office:value="0.0461890036446855">
            <text:p>4.62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99]+[.AL99]*(ABS([.K99])-[.AK98])" office:value-type="float" office:value="73.0674412842724">
            <text:p>73.067</text:p>
          </table:table-cell>
          <table:table-cell table:style-name="ce6" table:formula="of:=[.AJ99]*(1-[.AL99])" office:value-type="float" office:value="0.0150468266875988">
            <text:p>0.015</text:p>
          </table:table-cell>
          <table:table-cell table:style-name="ce6" table:formula="of:=[.AJ98]+[.$AF99]" office:value-type="float" office:value="0.0153620277051186">
            <text:p>0.015</text:p>
          </table:table-cell>
          <table:table-cell table:style-name="ce6" table:formula="of:=[.AH98]" office:value-type="float" office:value="72.9640821809155">
            <text:p>72.964</text:p>
          </table:table-cell>
          <table:table-cell table:style-name="ce65" table:formula="of:=[.AJ99]/([.AJ99]+[.$AG99])" office:value-type="float" office:value="0.0205181909296269">
            <text:p>0.021</text:p>
          </table:table-cell>
          <table:table-cell table:style-name="ce60" table:formula="of:=[.AP99]+[.AQ99]*(ABS([.P99])-[.AP98])" office:value-type="float" office:value="64.7925430191703">
            <text:p>64.793</text:p>
          </table:table-cell>
          <table:table-cell table:style-name="ce6" table:formula="of:=[.AO99]*(1-[.AQ99])" office:value-type="float" office:value="0.02598450841087">
            <text:p>0.026</text:p>
          </table:table-cell>
          <table:table-cell table:style-name="ce6" table:formula="of:=[.AO98]+[.$AF99]" office:value-type="float" office:value="0.0269390410544937">
            <text:p>0.027</text:p>
          </table:table-cell>
          <table:table-cell table:style-name="ce6" table:formula="of:=[.AM98]" office:value-type="float" office:value="67.2245758817535">
            <text:p>67.225</text:p>
          </table:table-cell>
          <table:table-cell table:style-name="ce65" table:formula="of:=[.AO99]/([.AO99]+[.$AG99])" office:value-type="float" office:value="0.0354330594653648">
            <text:p>0.035</text:p>
          </table:table-cell>
          <table:table-cell table:style-name="ce60" table:formula="of:=[.AU99]+[.AV99]*(ABS([.U99])-[.AU98])" office:value-type="float" office:value="68.91635128191">
            <text:p>68.916</text:p>
          </table:table-cell>
          <table:table-cell table:style-name="ce6" table:formula="of:=[.AT99]*(1-[.AV99])" office:value-type="float" office:value="0.0194561174745119">
            <text:p>0.019</text:p>
          </table:table-cell>
          <table:table-cell table:style-name="ce6" table:formula="of:=[.AT98]+[.$AF99]" office:value-type="float" office:value="0.0199863718880255">
            <text:p>0.020</text:p>
          </table:table-cell>
          <table:table-cell table:style-name="ce6" table:formula="of:=[.AR98]" office:value-type="float" office:value="70.7462499810197">
            <text:p>70.746</text:p>
          </table:table-cell>
          <table:table-cell table:style-name="ce65" table:formula="of:=[.AT99]/([.AT99]+[.$AG99])" office:value-type="float" office:value="0.0265307989105968">
            <text:p>0.027</text:p>
          </table:table-cell>
          <table:table-cell table:style-name="ce6" table:formula="of:=EXP((-[.AH99]+66.39)/-8.89)" office:value-type="float" office:value="2.1193686859696">
            <text:p>2.119</text:p>
          </table:table-cell>
          <table:table-cell table:style-name="ce6" table:formula="of:=EXP((-[.AM99]+66.39)/-8.89)" office:value-type="float" office:value="0.835527974708119">
            <text:p>0.836</text:p>
          </table:table-cell>
          <table:table-cell table:style-name="ce6" table:formula="of:=EXP((-[.AR99]+66.39)/-8.89)" office:value-type="float" office:value="1.32867073733258">
            <text:p>1.329</text:p>
          </table:table-cell>
          <table:table-cell table:style-name="ce9" table:formula="of:=SQRT(([.$D99]-[.$B99])^2 + ([.$E99]-[.$C99])^2)" office:value-type="float" office:value="4.0442799111832">
            <text:p>4.044</text:p>
          </table:table-cell>
          <table:table-cell table:style-name="ce43" table:formula="of:=IF( ([.$AZ99]-[.$AW99] &lt;[.$AX99])               AND               ([.$AZ99]+[.$AW99]&gt;[.$AX99]); 1; 0)" office:value-type="float" office:value="0">
            <text:p>0</text:p>
          </table:table-cell>
          <table:table-cell table:style-name="ce9" table:formula="of:=([.$D99]-[.$B99])/[.$AZ99]" office:value-type="float" office:value="-0.917345011096078">
            <text:p>-0.917</text:p>
          </table:table-cell>
          <table:table-cell table:style-name="ce9" table:formula="of:=([.$E99]-[.$C99])/[.$AZ99]" office:value-type="float" office:value="-0.398093118022826">
            <text:p>-0.398</text:p>
          </table:table-cell>
          <table:table-cell table:style-name="ce9" table:formula="of:=[.$BB99]*([.$F99]-[.$B99])+[.$BC99]*([.$G99]-[.$C99])" office:value-type="float" office:value="1.97090710214171">
            <text:p>1.971</text:p>
          </table:table-cell>
          <table:table-cell table:style-name="ce9" table:formula="of:=([.$F99]-[.$B99]-[.$BD99]*[.$BB99])/SQRT(([.$F99]-[.$B99]-[.$BD99]*[.$BB99])^2+([.$G99]-[.$C99]-[.$BD99]*[.$BC99])^2)" office:value-type="float" office:value="0.398093118022826">
            <text:p>0.398</text:p>
          </table:table-cell>
          <table:table-cell table:style-name="ce9" table:formula="of:=([.$G99]-[.$C99]-[.BD99]*[.$BC99])/SQRT(([.$F99]-[.$B99]-[.BD99]*[.$BB99])^2+([.$G99]-[.$C99]-[.BD99]*[.$BC99])^2)" office:value-type="float" office:value="-0.917345011096078">
            <text:p>-0.917</text:p>
          </table:table-cell>
          <table:table-cell table:style-name="ce9" table:formula="of:=[.$BE99]*([.$F99]-[.$B99])+[.$BF99]*([.$G99]-[.$C99])" office:value-type="float" office:value="3.46150620319065">
            <text:p>3.462</text:p>
          </table:table-cell>
          <table:table-cell table:style-name="ce48" table:formula="of:=([.$AW99]^2-[.$AX99]^2+[.$AZ99]^2)/(2*[.$AZ99])" office:value-type="float" office:value="2.49115010249792">
            <text:p>2.491</text:p>
          </table:table-cell>
          <table:table-cell table:style-name="ce48" table:formula="of:=([.$AW99]^2-[.$AY99]^2+[.$BD99]^2+[.$BG99]^2)/(2*[.$BG99])-[.$BD99]*[.$BH99]/[.$BG99]" office:value-type="float" office:value="1.26725279759855">
            <text:p>1.267</text:p>
          </table:table-cell>
          <table:table-cell table:style-name="ce9" table:formula="of:=[.$B99]+[.$BH99]*[.$BB99]+[.$BI99]*[.$BE99]" office:value-type="float" office:value="25.8992404991012">
            <text:p>25.899</text:p>
          </table:table-cell>
          <table:table-cell table:style-name="ce9" table:formula="of:=[.$C99]+[.$BH99]*[.$BC99]+[.$BI99]*[.$BF99]" office:value-type="float" office:value="15.1157822565591">
            <text:p>15.116</text:p>
          </table:table-cell>
          <table:table-cell table:style-name="ce53" table:formula="of:=ABS([.$AB99]-[.$BJ99])/[.$AB99]" office:value-type="percentage" office:value="0.0248521879461978">
            <text:p>2.49%</text:p>
          </table:table-cell>
          <table:table-cell table:style-name="ce53" table:formula="of:=ABS([.$AC99]-[.$BK99])/[.$AC99]" office:value-type="percentage" office:value="0.0148801024839046">
            <text:p>1.49%</text:p>
          </table:table-cell>
          <table:table-cell table:style-name="ce6" table:formula="of:=[.AB99]" office:value-type="float" office:value="26.5592971434286">
            <text:p>26.559</text:p>
          </table:table-cell>
          <table:table-cell table:style-name="ce6" table:formula="of:=[.AC99]" office:value-type="float" office:value="15.344104098062">
            <text:p>15.344</text:p>
          </table:table-cell>
          <table:table-cell/>
          <table:table-cell table:formula="of:=[.BN99]-[.BJ99]" office:value-type="float" office:value="0.660056644327401">
            <text:p>0.66</text:p>
          </table:table-cell>
          <table:table-cell table:formula="of:=[.BO99]-[.BK99]" office:value-type="float" office:value="0.228321841502863">
            <text:p>0.23</text:p>
          </table:table-cell>
          <table:table-cell table:style-name="ce75" table:formula="of:=[.BL99]-[.Z99]" office:value-type="percentage" office:value="-0.00683384639249526">
            <text:p>-0.68%</text:p>
          </table:table-cell>
          <table:table-cell table:style-name="ce75" table:formula="of:=[.BM99]-[.AA99]" office:value-type="percentage" office:value="-0.0313089011607808">
            <text:p>-3.13%</text:p>
          </table:table-cell>
          <table:table-cell table:number-columns-repeated="13"/>
          <table:table-cell table:formula="of:=[.BL99]-[.Z99]" office:value-type="percentage" office:value="-0.00683384639249526">
            <text:p>-0.68%</text:p>
          </table:table-cell>
          <table:table-cell table:formula="of:=[.BM99]-[.AA99]" office:value-type="percentage" office:value="-0.0313089011607808">
            <text:p>-3.1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00]+66.39)/-8.89)" office:value-type="float" office:value="1.87957581156176">
            <text:p>1.88</text:p>
          </table:table-cell>
          <table:table-cell table:formula="of:=EXP(([.L100]+66.39)/-8.89)" office:value-type="float" office:value="5.78868709398512">
            <text:p>5.79</text:p>
          </table:table-cell>
          <table:table-cell table:formula="of:=EXP(([.M100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82">
            <text:p>-82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100]-[.$B100])^2 + ([.$E100]-[.$C100])^2)" office:value-type="float" office:value="4.0442799111832">
            <text:p>4.044</text:p>
          </table:table-cell>
          <table:table-cell table:style-name="ce43" table:formula="of:=IF( ([.$N100]-[.$H100] &lt;[.$I100])            AND            ([.$N100]+[.$H100] &gt;[.$I100]); 1; 0)" office:value-type="float" office:value="1">
            <text:p>1</text:p>
          </table:table-cell>
          <table:table-cell table:style-name="ce9" table:formula="of:=([.$D100]-[.$B100])/[.$N100]" office:value-type="float" office:value="-0.917345011096078">
            <text:p>-0.917</text:p>
          </table:table-cell>
          <table:table-cell table:style-name="ce9" table:formula="of:=([.$E100]-[.$C100])/[.$N100]" office:value-type="float" office:value="-0.398093118022826">
            <text:p>-0.398</text:p>
          </table:table-cell>
          <table:table-cell table:style-name="ce9" table:formula="of:=[.$P100]*([.$F100]-[.$B100])+[.$Q100]*([.$G100]-[.$C100])" office:value-type="float" office:value="1.97090710214171">
            <text:p>1.971</text:p>
          </table:table-cell>
          <table:table-cell table:style-name="ce9" table:formula="of:=([.$F100]-[.$B100]-[.$R100]*[.$P100])/SQRT(([.$F100]-[.$B100]-[.$R100]*[.$P100])^2+([.$G100]-[.$C100]-[.$R100]*[.$Q100])^2)" office:value-type="float" office:value="0.398093118022826">
            <text:p>0.398</text:p>
          </table:table-cell>
          <table:table-cell table:style-name="ce9" table:formula="of:=([.$G100]-[.$C100]-[.R100]*[.$Q100])/SQRT(([.$F100]-[.$B100]-[.R100]*[.$P100])^2+([.$G100]-[.$C100]-[.R100]*[.$Q100])^2)" office:value-type="float" office:value="-0.917345011096078">
            <text:p>-0.917</text:p>
          </table:table-cell>
          <table:table-cell table:style-name="ce9" table:formula="of:=[.$S100]*([.$F100]-[.$B100])+[.$T100]*([.$G100]-[.$C100])" office:value-type="float" office:value="3.46150620319065">
            <text:p>3.462</text:p>
          </table:table-cell>
          <table:table-cell table:style-name="ce48" table:formula="of:=([.$H100]^2-[.$I100]^2+[.$N100]^2)/(2*[.$N100])" office:value-type="float" office:value="-1.68384648686164">
            <text:p>-1.684</text:p>
          </table:table-cell>
          <table:table-cell table:style-name="ce48" table:formula="of:=([.$H100]^2-[.$J100]^2+[.$R100]^2+[.$U100]^2)/(2*[.$U100])-[.$R100]*[.$V100]/[.$U100]" office:value-type="float" office:value="3.25059507029063">
            <text:p>3.251</text:p>
          </table:table-cell>
          <table:table-cell table:style-name="ce9" table:formula="of:=[.$B100]+[.$V100]*[.$P100]+[.$W100]*[.$S100]" office:value-type="float" office:value="30.5187077011358">
            <text:p>30.519</text:p>
          </table:table-cell>
          <table:table-cell table:style-name="ce9" table:formula="of:=[.$C100]+[.$V100]*[.$Q100]+[.$W100]*[.$T100]" office:value-type="float" office:value="14.9584105274019">
            <text:p>14.958</text:p>
          </table:table-cell>
          <table:table-cell table:style-name="ce53" table:formula="of:=ABS([.$AB100]-[.$X100])/[.$AB100]" office:value-type="percentage" office:value="0.149078137735541">
            <text:p>14.91%</text:p>
          </table:table-cell>
          <table:table-cell table:style-name="ce53" table:formula="of:=ABS([.$AC100]-[.$Y100])/[.$AC100]" office:value-type="percentage" office:value="0.0251362717689587">
            <text:p>2.51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00]+[.AL100]*(ABS([.K100])-[.AK99])" office:value-type="float" office:value="73.04514428369">
            <text:p>73.045</text:p>
          </table:table-cell>
          <table:table-cell table:style-name="ce6" table:formula="of:=[.AJ100]*(1-[.AL100])" office:value-type="float" office:value="0.0169604839887065">
            <text:p>0.017</text:p>
          </table:table-cell>
          <table:table-cell table:style-name="ce6" table:formula="of:=[.AJ99]+[.$AF100]" office:value-type="float" office:value="0.0173620277051186">
            <text:p>0.017</text:p>
          </table:table-cell>
          <table:table-cell table:style-name="ce6" table:formula="of:=[.AH99]" office:value-type="float" office:value="73.0674412842724">
            <text:p>73.067</text:p>
          </table:table-cell>
          <table:table-cell table:style-name="ce65" table:formula="of:=[.AJ100]/([.AJ100]+[.$AG100])" office:value-type="float" office:value="0.0231276970197292">
            <text:p>0.023</text:p>
          </table:table-cell>
          <table:table-cell table:style-name="ce60" table:formula="of:=[.AP100]+[.AQ100]*(ABS([.P100])-[.AP99])" office:value-type="float" office:value="62.2752684485237">
            <text:p>62.275</text:p>
          </table:table-cell>
          <table:table-cell table:style-name="ce6" table:formula="of:=[.AO100]*(1-[.AQ100])" office:value-type="float" office:value="0.0278404050356336">
            <text:p>0.028</text:p>
          </table:table-cell>
          <table:table-cell table:style-name="ce6" table:formula="of:=[.AO99]+[.$AF100]" office:value-type="float" office:value="0.0289390410544937">
            <text:p>0.029</text:p>
          </table:table-cell>
          <table:table-cell table:style-name="ce6" table:formula="of:=[.AM99]" office:value-type="float" office:value="64.7925430191703">
            <text:p>64.793</text:p>
          </table:table-cell>
          <table:table-cell table:style-name="ce65" table:formula="of:=[.AO100]/([.AO100]+[.$AG100])" office:value-type="float" office:value="0.03796380179949">
            <text:p>0.038</text:p>
          </table:table-cell>
          <table:table-cell table:style-name="ce60" table:formula="of:=[.AU100]+[.AV100]*(ABS([.U100])-[.AU99])" office:value-type="float" office:value="66.9577994899201">
            <text:p>66.958</text:p>
          </table:table-cell>
          <table:table-cell table:style-name="ce6" table:formula="of:=[.AT100]*(1-[.AV100])" office:value-type="float" office:value="0.0213463835988104">
            <text:p>0.021</text:p>
          </table:table-cell>
          <table:table-cell table:style-name="ce6" table:formula="of:=[.AT99]+[.$AF100]" office:value-type="float" office:value="0.0219863718880255">
            <text:p>0.022</text:p>
          </table:table-cell>
          <table:table-cell table:style-name="ce6" table:formula="of:=[.AR99]" office:value-type="float" office:value="68.91635128191">
            <text:p>68.916</text:p>
          </table:table-cell>
          <table:table-cell table:style-name="ce65" table:formula="of:=[.AT100]/([.AT100]+[.$AG100])" office:value-type="float" office:value="0.0291084082664704">
            <text:p>0.029</text:p>
          </table:table-cell>
          <table:table-cell table:style-name="ce6" table:formula="of:=EXP((-[.AH100]+66.39)/-8.89)" office:value-type="float" office:value="2.11405975981443">
            <text:p>2.114</text:p>
          </table:table-cell>
          <table:table-cell table:style-name="ce6" table:formula="of:=EXP((-[.AM100]+66.39)/-8.89)" office:value-type="float" office:value="0.629487398881409">
            <text:p>0.629</text:p>
          </table:table-cell>
          <table:table-cell table:style-name="ce6" table:formula="of:=EXP((-[.AR100]+66.39)/-8.89)" office:value-type="float" office:value="1.06595323900616">
            <text:p>1.066</text:p>
          </table:table-cell>
          <table:table-cell table:style-name="ce9" table:formula="of:=SQRT(([.$D100]-[.$B100])^2 + ([.$E100]-[.$C100])^2)" office:value-type="float" office:value="4.0442799111832">
            <text:p>4.044</text:p>
          </table:table-cell>
          <table:table-cell table:style-name="ce43" table:formula="of:=IF( ([.$AZ100]-[.$AW100] &lt;[.$AX100])               AND               ([.$AZ100]+[.$AW100]&gt;[.$AX100]); 1; 0)" office:value-type="float" office:value="0">
            <text:p>0</text:p>
          </table:table-cell>
          <table:table-cell table:style-name="ce9" table:formula="of:=([.$D100]-[.$B100])/[.$AZ100]" office:value-type="float" office:value="-0.917345011096078">
            <text:p>-0.917</text:p>
          </table:table-cell>
          <table:table-cell table:style-name="ce9" table:formula="of:=([.$E100]-[.$C100])/[.$AZ100]" office:value-type="float" office:value="-0.398093118022826">
            <text:p>-0.398</text:p>
          </table:table-cell>
          <table:table-cell table:style-name="ce9" table:formula="of:=[.$BB100]*([.$F100]-[.$B100])+[.$BC100]*([.$G100]-[.$C100])" office:value-type="float" office:value="1.97090710214171">
            <text:p>1.971</text:p>
          </table:table-cell>
          <table:table-cell table:style-name="ce9" table:formula="of:=([.$F100]-[.$B100]-[.$BD100]*[.$BB100])/SQRT(([.$F100]-[.$B100]-[.$BD100]*[.$BB100])^2+([.$G100]-[.$C100]-[.$BD100]*[.$BC100])^2)" office:value-type="float" office:value="0.398093118022826">
            <text:p>0.398</text:p>
          </table:table-cell>
          <table:table-cell table:style-name="ce9" table:formula="of:=([.$G100]-[.$C100]-[.BD100]*[.$BC100])/SQRT(([.$F100]-[.$B100]-[.BD100]*[.$BB100])^2+([.$G100]-[.$C100]-[.BD100]*[.$BC100])^2)" office:value-type="float" office:value="-0.917345011096078">
            <text:p>-0.917</text:p>
          </table:table-cell>
          <table:table-cell table:style-name="ce9" table:formula="of:=[.$BE100]*([.$F100]-[.$B100])+[.$BF100]*([.$G100]-[.$C100])" office:value-type="float" office:value="3.46150620319065">
            <text:p>3.462</text:p>
          </table:table-cell>
          <table:table-cell table:style-name="ce48" table:formula="of:=([.$AW100]^2-[.$AX100]^2+[.$AZ100]^2)/(2*[.$AZ100])" office:value-type="float" office:value="2.52568995363372">
            <text:p>2.526</text:p>
          </table:table-cell>
          <table:table-cell table:style-name="ce48" table:formula="of:=([.$AW100]^2-[.$AY100]^2+[.$BD100]^2+[.$BG100]^2)/(2*[.$BG100])-[.$BD100]*[.$BH100]/[.$BG100]" office:value-type="float" office:value="1.3352123732942">
            <text:p>1.335</text:p>
          </table:table-cell>
          <table:table-cell table:style-name="ce9" table:formula="of:=[.$B100]+[.$BH100]*[.$BB100]+[.$BI100]*[.$BE100]" office:value-type="float" office:value="25.894609778366">
            <text:p>25.895</text:p>
          </table:table-cell>
          <table:table-cell table:style-name="ce9" table:formula="of:=[.$C100]+[.$BH100]*[.$BC100]+[.$BI100]*[.$BF100]" office:value-type="float" office:value="15.0396898018038">
            <text:p>15.040</text:p>
          </table:table-cell>
          <table:table-cell table:style-name="ce53" table:formula="of:=ABS([.$AB100]-[.$BJ100])/[.$AB100]" office:value-type="percentage" office:value="0.0250265419853963">
            <text:p>2.50%</text:p>
          </table:table-cell>
          <table:table-cell table:style-name="ce53" table:formula="of:=ABS([.$AC100]-[.$BK100])/[.$AC100]" office:value-type="percentage" office:value="0.0198391704274616">
            <text:p>1.98%</text:p>
          </table:table-cell>
          <table:table-cell table:style-name="ce6" table:formula="of:=[.AB100]" office:value-type="float" office:value="26.5592971434286">
            <text:p>26.559</text:p>
          </table:table-cell>
          <table:table-cell table:style-name="ce6" table:formula="of:=[.AC100]" office:value-type="float" office:value="15.344104098062">
            <text:p>15.344</text:p>
          </table:table-cell>
          <table:table-cell/>
          <table:table-cell table:formula="of:=[.BN100]-[.BJ100]" office:value-type="float" office:value="0.664687365062633">
            <text:p>0.66</text:p>
          </table:table-cell>
          <table:table-cell table:formula="of:=[.BO100]-[.BK100]" office:value-type="float" office:value="0.304414296258164">
            <text:p>0.3</text:p>
          </table:table-cell>
          <table:table-cell table:style-name="ce75" table:formula="of:=[.BL100]-[.Z100]" office:value-type="percentage" office:value="-0.124051595750144">
            <text:p>-12.41%</text:p>
          </table:table-cell>
          <table:table-cell table:style-name="ce75" table:formula="of:=[.BM100]-[.AA100]" office:value-type="percentage" office:value="-0.00529710134149707">
            <text:p>-0.53%</text:p>
          </table:table-cell>
          <table:table-cell table:number-columns-repeated="13"/>
          <table:table-cell table:formula="of:=[.BL100]-[.Z100]" office:value-type="percentage" office:value="-0.124051595750144">
            <text:p>-12.41%</text:p>
          </table:table-cell>
          <table:table-cell table:formula="of:=[.BM100]-[.AA100]" office:value-type="percentage" office:value="-0.00529710134149707">
            <text:p>-0.5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01]+66.39)/-8.89)" office:value-type="float" office:value="2.63400087893114">
            <text:p>2.63</text:p>
          </table:table-cell>
          <table:table-cell table:formula="of:=EXP(([.L101]+66.39)/-8.89)" office:value-type="float" office:value="4.6224905193394">
            <text:p>4.62</text:p>
          </table:table-cell>
          <table:table-cell table:formula="of:=EXP(([.M101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80">
            <text:p>-80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101]-[.$B101])^2 + ([.$E101]-[.$C101])^2)" office:value-type="float" office:value="4.0442799111832">
            <text:p>4.044</text:p>
          </table:table-cell>
          <table:table-cell table:style-name="ce43" table:formula="of:=IF( ([.$N101]-[.$H101] &lt;[.$I101])            AND            ([.$N101]+[.$H101] &gt;[.$I101]); 1; 0)" office:value-type="float" office:value="1">
            <text:p>1</text:p>
          </table:table-cell>
          <table:table-cell table:style-name="ce9" table:formula="of:=([.$D101]-[.$B101])/[.$N101]" office:value-type="float" office:value="-0.917345011096078">
            <text:p>-0.917</text:p>
          </table:table-cell>
          <table:table-cell table:style-name="ce9" table:formula="of:=([.$E101]-[.$C101])/[.$N101]" office:value-type="float" office:value="-0.398093118022826">
            <text:p>-0.398</text:p>
          </table:table-cell>
          <table:table-cell table:style-name="ce9" table:formula="of:=[.$P101]*([.$F101]-[.$B101])+[.$Q101]*([.$G101]-[.$C101])" office:value-type="float" office:value="1.97090710214171">
            <text:p>1.971</text:p>
          </table:table-cell>
          <table:table-cell table:style-name="ce9" table:formula="of:=([.$F101]-[.$B101]-[.$R101]*[.$P101])/SQRT(([.$F101]-[.$B101]-[.$R101]*[.$P101])^2+([.$G101]-[.$C101]-[.$R101]*[.$Q101])^2)" office:value-type="float" office:value="0.398093118022826">
            <text:p>0.398</text:p>
          </table:table-cell>
          <table:table-cell table:style-name="ce9" table:formula="of:=([.$G101]-[.$C101]-[.R101]*[.$Q101])/SQRT(([.$F101]-[.$B101]-[.R101]*[.$P101])^2+([.$G101]-[.$C101]-[.R101]*[.$Q101])^2)" office:value-type="float" office:value="-0.917345011096078">
            <text:p>-0.917</text:p>
          </table:table-cell>
          <table:table-cell table:style-name="ce9" table:formula="of:=[.$S101]*([.$F101]-[.$B101])+[.$T101]*([.$G101]-[.$C101])" office:value-type="float" office:value="3.46150620319065">
            <text:p>3.462</text:p>
          </table:table-cell>
          <table:table-cell table:style-name="ce48" table:formula="of:=([.$H101]^2-[.$I101]^2+[.$N101]^2)/(2*[.$N101])" office:value-type="float" office:value="0.238205820460103">
            <text:p>0.238</text:p>
          </table:table-cell>
          <table:table-cell table:style-name="ce48" table:formula="of:=([.$H101]^2-[.$J101]^2+[.$R101]^2+[.$U101]^2)/(2*[.$U101])-[.$R101]*[.$V101]/[.$U101]" office:value-type="float" office:value="2.35811619272744">
            <text:p>2.358</text:p>
          </table:table-cell>
          <table:table-cell table:style-name="ce9" table:formula="of:=[.$B101]+[.$V101]*[.$P101]+[.$W101]*[.$S101]" office:value-type="float" office:value="28.4002329068099">
            <text:p>28.400</text:p>
          </table:table-cell>
          <table:table-cell table:style-name="ce9" table:formula="of:=[.$C101]+[.$V101]*[.$Q101]+[.$W101]*[.$T101]" office:value-type="float" office:value="15.0119657772185">
            <text:p>15.012</text:p>
          </table:table-cell>
          <table:table-cell table:style-name="ce53" table:formula="of:=ABS([.$AB101]-[.$X101])/[.$AB101]" office:value-type="percentage" office:value="0.0693141747479092">
            <text:p>6.93%</text:p>
          </table:table-cell>
          <table:table-cell table:style-name="ce53" table:formula="of:=ABS([.$AC101]-[.$Y101])/[.$AC101]" office:value-type="percentage" office:value="0.0216459898030467">
            <text:p>2.16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01]+[.AL101]*(ABS([.K101])-[.AK100])" office:value-type="float" office:value="73.0948561403314">
            <text:p>73.095</text:p>
          </table:table-cell>
          <table:table-cell table:style-name="ce6" table:formula="of:=[.AJ101]*(1-[.AL101])" office:value-type="float" office:value="0.0188639717662587">
            <text:p>0.019</text:p>
          </table:table-cell>
          <table:table-cell table:style-name="ce6" table:formula="of:=[.AJ100]+[.$AF101]" office:value-type="float" office:value="0.0193620277051186">
            <text:p>0.019</text:p>
          </table:table-cell>
          <table:table-cell table:style-name="ce6" table:formula="of:=[.AH100]" office:value-type="float" office:value="73.04514428369">
            <text:p>73.045</text:p>
          </table:table-cell>
          <table:table-cell table:style-name="ce65" table:formula="of:=[.AJ101]/([.AJ101]+[.$AG101])" office:value-type="float" office:value="0.0257233357190315">
            <text:p>0.026</text:p>
          </table:table-cell>
          <table:table-cell table:style-name="ce60" table:formula="of:=[.AP101]+[.AQ101]*(ABS([.P101])-[.AP100])" office:value-type="float" office:value="59.6895174576561">
            <text:p>59.690</text:p>
          </table:table-cell>
          <table:table-cell table:style-name="ce6" table:formula="of:=[.AO101]*(1-[.AQ101])" office:value-type="float" office:value="0.0296865884820095">
            <text:p>0.030</text:p>
          </table:table-cell>
          <table:table-cell table:style-name="ce6" table:formula="of:=[.AO100]+[.$AF101]" office:value-type="float" office:value="0.0309390410544937">
            <text:p>0.031</text:p>
          </table:table-cell>
          <table:table-cell table:style-name="ce6" table:formula="of:=[.AM100]" office:value-type="float" office:value="62.2752684485237">
            <text:p>62.275</text:p>
          </table:table-cell>
          <table:table-cell table:style-name="ce65" table:formula="of:=[.AO101]/([.AO101]+[.$AG101])" office:value-type="float" office:value="0.0404812990253388">
            <text:p>0.040</text:p>
          </table:table-cell>
          <table:table-cell table:style-name="ce60" table:formula="of:=[.AU101]+[.AV101]*(ABS([.U101])-[.AU100])" office:value-type="float" office:value="64.8846872335567">
            <text:p>64.885</text:p>
          </table:table-cell>
          <table:table-cell table:style-name="ce6" table:formula="of:=[.AT101]*(1-[.AV101])" office:value-type="float" office:value="0.0232266658420185">
            <text:p>0.023</text:p>
          </table:table-cell>
          <table:table-cell table:style-name="ce6" table:formula="of:=[.AT100]+[.$AF101]" office:value-type="float" office:value="0.0239863718880255">
            <text:p>0.024</text:p>
          </table:table-cell>
          <table:table-cell table:style-name="ce6" table:formula="of:=[.AR100]" office:value-type="float" office:value="66.9577994899201">
            <text:p>66.958</text:p>
          </table:table-cell>
          <table:table-cell table:style-name="ce65" table:formula="of:=[.AT101]/([.AT101]+[.$AG101])" office:value-type="float" office:value="0.0316724033777803">
            <text:p>0.032</text:p>
          </table:table-cell>
          <table:table-cell table:style-name="ce6" table:formula="of:=EXP((-[.AH101]+66.39)/-8.89)" office:value-type="float" office:value="2.12591445278329">
            <text:p>2.126</text:p>
          </table:table-cell>
          <table:table-cell table:style-name="ce6" table:formula="of:=EXP((-[.AM101]+66.39)/-8.89)" office:value-type="float" office:value="0.470617285659796">
            <text:p>0.471</text:p>
          </table:table-cell>
          <table:table-cell table:style-name="ce6" table:formula="of:=EXP((-[.AR101]+66.39)/-8.89)" office:value-type="float" office:value="0.84423319900681">
            <text:p>0.844</text:p>
          </table:table-cell>
          <table:table-cell table:style-name="ce9" table:formula="of:=SQRT(([.$D101]-[.$B101])^2 + ([.$E101]-[.$C101])^2)" office:value-type="float" office:value="4.0442799111832">
            <text:p>4.044</text:p>
          </table:table-cell>
          <table:table-cell table:style-name="ce43" table:formula="of:=IF( ([.$AZ101]-[.$AW101] &lt;[.$AX101])               AND               ([.$AZ101]+[.$AW101]&gt;[.$AX101]); 1; 0)" office:value-type="float" office:value="0">
            <text:p>0</text:p>
          </table:table-cell>
          <table:table-cell table:style-name="ce9" table:formula="of:=([.$D101]-[.$B101])/[.$AZ101]" office:value-type="float" office:value="-0.917345011096078">
            <text:p>-0.917</text:p>
          </table:table-cell>
          <table:table-cell table:style-name="ce9" table:formula="of:=([.$E101]-[.$C101])/[.$AZ101]" office:value-type="float" office:value="-0.398093118022826">
            <text:p>-0.398</text:p>
          </table:table-cell>
          <table:table-cell table:style-name="ce9" table:formula="of:=[.$BB101]*([.$F101]-[.$B101])+[.$BC101]*([.$G101]-[.$C101])" office:value-type="float" office:value="1.97090710214171">
            <text:p>1.971</text:p>
          </table:table-cell>
          <table:table-cell table:style-name="ce9" table:formula="of:=([.$F101]-[.$B101]-[.$BD101]*[.$BB101])/SQRT(([.$F101]-[.$B101]-[.$BD101]*[.$BB101])^2+([.$G101]-[.$C101]-[.$BD101]*[.$BC101])^2)" office:value-type="float" office:value="0.398093118022826">
            <text:p>0.398</text:p>
          </table:table-cell>
          <table:table-cell table:style-name="ce9" table:formula="of:=([.$G101]-[.$C101]-[.BD101]*[.$BC101])/SQRT(([.$F101]-[.$B101]-[.BD101]*[.$BB101])^2+([.$G101]-[.$C101]-[.BD101]*[.$BC101])^2)" office:value-type="float" office:value="-0.917345011096078">
            <text:p>-0.917</text:p>
          </table:table-cell>
          <table:table-cell table:style-name="ce9" table:formula="of:=[.$BE101]*([.$F101]-[.$B101])+[.$BF101]*([.$G101]-[.$C101])" office:value-type="float" office:value="3.46150620319065">
            <text:p>3.462</text:p>
          </table:table-cell>
          <table:table-cell table:style-name="ce48" table:formula="of:=([.$AW101]^2-[.$AX101]^2+[.$AZ101]^2)/(2*[.$AZ101])" office:value-type="float" office:value="2.55351163675371">
            <text:p>2.554</text:p>
          </table:table-cell>
          <table:table-cell table:style-name="ce48" table:formula="of:=([.$AW101]^2-[.$AY101]^2+[.$BD101]^2+[.$BG101]^2)/(2*[.$BG101])-[.$BD101]*[.$BH101]/[.$BG101]" office:value-type="float" office:value="1.38780830680483">
            <text:p>1.388</text:p>
          </table:table-cell>
          <table:table-cell table:style-name="ce9" table:formula="of:=[.$B101]+[.$BH101]*[.$BB101]+[.$BI101]*[.$BE101]" office:value-type="float" office:value="25.8900257753221">
            <text:p>25.890</text:p>
          </table:table-cell>
          <table:table-cell table:style-name="ce9" table:formula="of:=[.$C101]+[.$BH101]*[.$BC101]+[.$BI101]*[.$BF101]" office:value-type="float" office:value="14.980365564012">
            <text:p>14.980</text:p>
          </table:table-cell>
          <table:table-cell table:style-name="ce53" table:formula="of:=ABS([.$AB101]-[.$BJ101])/[.$AB101]" office:value-type="percentage" office:value="0.0251991370288229">
            <text:p>2.52%</text:p>
          </table:table-cell>
          <table:table-cell table:style-name="ce53" table:formula="of:=ABS([.$AC101]-[.$BK101])/[.$AC101]" office:value-type="percentage" office:value="0.0237054266397932">
            <text:p>2.37%</text:p>
          </table:table-cell>
          <table:table-cell table:style-name="ce6" table:formula="of:=[.AB101]" office:value-type="float" office:value="26.5592971434286">
            <text:p>26.559</text:p>
          </table:table-cell>
          <table:table-cell table:style-name="ce6" table:formula="of:=[.AC101]" office:value-type="float" office:value="15.344104098062">
            <text:p>15.344</text:p>
          </table:table-cell>
          <table:table-cell/>
          <table:table-cell table:formula="of:=[.BN101]-[.BJ101]" office:value-type="float" office:value="0.669271368106482">
            <text:p>0.67</text:p>
          </table:table-cell>
          <table:table-cell table:formula="of:=[.BO101]-[.BK101]" office:value-type="float" office:value="0.363738534049959">
            <text:p>0.36</text:p>
          </table:table-cell>
          <table:table-cell table:style-name="ce75" table:formula="of:=[.BL101]-[.Z101]" office:value-type="percentage" office:value="-0.0441150377190863">
            <text:p>-4.41%</text:p>
          </table:table-cell>
          <table:table-cell table:style-name="ce75" table:formula="of:=[.BM101]-[.AA101]" office:value-type="percentage" office:value="0.00205943683674654">
            <text:p>0.21%</text:p>
          </table:table-cell>
          <table:table-cell table:number-columns-repeated="13"/>
          <table:table-cell table:formula="of:=[.BL101]-[.Z101]" office:value-type="percentage" office:value="-0.0441150377190863">
            <text:p>-4.41%</text:p>
          </table:table-cell>
          <table:table-cell table:formula="of:=[.BM101]-[.AA101]" office:value-type="percentage" office:value="0.00205943683674654">
            <text:p>0.21%</text:p>
          </table:table-cell>
          <table:table-cell table:number-columns-repeated="937"/>
        </table:table-row>
        <table:table-row table:style-name="ro2">
          <table:table-cell table:style-name="ce10" office:value-type="string">
            <text:p>mode</text:p>
          </table:table-cell>
          <table:table-cell table:style-name="ce15" office:value-type="float" office:value="28.68">
            <text:p>28.680</text:p>
          </table:table-cell>
          <table:table-cell table:style-name="ce15" office:value-type="float" office:value="18.27">
            <text:p>18.270</text:p>
          </table:table-cell>
          <table:table-cell table:style-name="ce15" office:value-type="float" office:value="24.97">
            <text:p>24.970</text:p>
          </table:table-cell>
          <table:table-cell table:style-name="ce15" office:value-type="float" office:value="16.66">
            <text:p>16.660</text:p>
          </table:table-cell>
          <table:table-cell table:style-name="ce15" office:value-type="float" office:value="28.25">
            <text:p>28.250</text:p>
          </table:table-cell>
          <table:table-cell table:style-name="ce15" office:value-type="float" office:value="14.31">
            <text:p>14.310</text:p>
          </table:table-cell>
          <table:table-cell table:style-name="ce10" table:formula="of:=EXP(([.K102]+66.39)/-8.89)" office:value-type="float" office:value="2.63400087893114">
            <text:p>2.63</text:p>
          </table:table-cell>
          <table:table-cell table:style-name="ce10" table:formula="of:=EXP(([.L102]+66.39)/-8.89)" office:value-type="float" office:value="3.69123745237239">
            <text:p>3.69</text:p>
          </table:table-cell>
          <table:table-cell table:style-name="ce10" table:formula="of:=EXP(([.M102]+66.39)/-8.89)" office:value-type="float" office:value="2.63400087893114">
            <text:p>2.63</text:p>
          </table:table-cell>
          <table:table-cell table:style-name="ce10" table:formula="of:=MODE([.K92:.K101])" office:value-type="float" office:value="-75">
            <text:p>-75</text:p>
          </table:table-cell>
          <table:table-cell table:style-name="ce10" table:formula="of:=MODE([.L92:.L101])" office:value-type="float" office:value="-78">
            <text:p>-78</text:p>
          </table:table-cell>
          <table:table-cell table:style-name="ce10" table:formula="of:=MODE([.M92:.M101])" office:value-type="float" office:value="-75">
            <text:p>-75</text:p>
          </table:table-cell>
          <table:table-cell table:style-name="ce42" table:formula="of:=SQRT(([.$D102]-[.$B102])^2 + ([.$E102]-[.$C102])^2)" office:value-type="float" office:value="4.0442799111832">
            <text:p>4.044</text:p>
          </table:table-cell>
          <table:table-cell table:style-name="ce44" table:formula="of:=IF( ([.$N102]-[.$H102] &lt;[.$I102])            AND            ([.$N102]+[.$H102] &gt;[.$I102]); 1; 0)" office:value-type="float" office:value="1">
            <text:p>1</text:p>
          </table:table-cell>
          <table:table-cell table:style-name="ce42" table:formula="of:=([.$D102]-[.$B102])/[.$N102]" office:value-type="float" office:value="-0.917345011096078">
            <text:p>-0.917</text:p>
          </table:table-cell>
          <table:table-cell table:style-name="ce42" table:formula="of:=([.$E102]-[.$C102])/[.$N102]" office:value-type="float" office:value="-0.398093118022826">
            <text:p>-0.398</text:p>
          </table:table-cell>
          <table:table-cell table:style-name="ce42" table:formula="of:=[.$P102]*([.$F102]-[.$B102])+[.$Q102]*([.$G102]-[.$C102])" office:value-type="float" office:value="1.97090710214171">
            <text:p>1.971</text:p>
          </table:table-cell>
          <table:table-cell table:style-name="ce42" table:formula="of:=([.$F102]-[.$B102]-[.$R102]*[.$P102])/SQRT(([.$F102]-[.$B102]-[.$R102]*[.$P102])^2+([.$G102]-[.$C102]-[.$R102]*[.$Q102])^2)" office:value-type="float" office:value="0.398093118022826">
            <text:p>0.398</text:p>
          </table:table-cell>
          <table:table-cell table:style-name="ce42" table:formula="of:=([.$G102]-[.$C102]-[.R102]*[.$Q102])/SQRT(([.$F102]-[.$B102]-[.R102]*[.$P102])^2+([.$G102]-[.$C102]-[.R102]*[.$Q102])^2)" office:value-type="float" office:value="-0.917345011096078">
            <text:p>-0.917</text:p>
          </table:table-cell>
          <table:table-cell table:style-name="ce42" table:formula="of:=[.$S102]*([.$F102]-[.$B102])+[.$T102]*([.$G102]-[.$C102])" office:value-type="float" office:value="3.46150620319065">
            <text:p>3.462</text:p>
          </table:table-cell>
          <table:table-cell table:style-name="ce49" table:formula="of:=([.$H102]^2-[.$I102]^2+[.$N102]^2)/(2*[.$N102])" office:value-type="float" office:value="1.19538297456575">
            <text:p>1.195</text:p>
          </table:table-cell>
          <table:table-cell table:style-name="ce49" table:formula="of:=([.$H102]^2-[.$J102]^2+[.$R102]^2+[.$U102]^2)/(2*[.$U102])-[.$R102]*[.$V102]/[.$U102]" office:value-type="float" office:value="1.61122380786382">
            <text:p>1.611</text:p>
          </table:table-cell>
          <table:table-cell table:style-name="ce42" table:formula="of:=[.$B102]+[.$V102]*[.$P102]+[.$W102]*[.$S102]" office:value-type="float" office:value="28.224838501438">
            <text:p>28.225</text:p>
          </table:table-cell>
          <table:table-cell table:style-name="ce42" table:formula="of:=[.$C102]+[.$V102]*[.$Q102]+[.$W102]*[.$T102]" office:value-type="float" office:value="16.3160781425206">
            <text:p>16.316</text:p>
          </table:table-cell>
          <table:table-cell table:style-name="ce55" table:formula="of:=ABS([.$AB102]-[.$X102])/[.$AB102]" office:value-type="percentage" office:value="0.0241494314802629">
            <text:p>2.41%</text:p>
          </table:table-cell>
          <table:table-cell table:style-name="ce55" table:formula="of:=ABS([.$AC102]-[.$Y102])/[.$AC102]" office:value-type="percentage" office:value="0.00171474406753854">
            <text:p>0.17%</text:p>
          </table:table-cell>
          <table:table-cell table:style-name="ce42" office:value-type="float" office:value="27.5592971434286">
            <text:p>27.559</text:p>
          </table:table-cell>
          <table:table-cell table:style-name="ce42" office:value-type="float" office:value="16.344104098062">
            <text:p>16.344</text:p>
          </table:table-cell>
          <table:table-cell table:style-name="ce10" table:number-columns-repeated="2"/>
          <table:table-cell table:style-name="ce15" table:number-columns-repeated="2"/>
          <table:table-cell table:style-name="ce61" table:number-columns-repeated="18"/>
          <table:table-cell table:style-name="ce42"/>
          <table:table-cell table:style-name="ce66"/>
          <table:table-cell table:style-name="ce42" table:number-columns-repeated="6"/>
          <table:table-cell table:style-name="ce49" table:number-columns-repeated="2"/>
          <table:table-cell table:style-name="ce42" table:number-columns-repeated="2"/>
          <table:table-cell table:style-name="ce55" table:number-columns-repeated="2"/>
          <table:table-cell table:style-name="ce61" table:number-columns-repeated="2"/>
          <table:table-cell table:style-name="ce10" table:number-columns-repeated="3"/>
          <table:table-cell table:style-name="ce72" table:number-columns-repeated="2"/>
          <table:table-cell table:style-name="ce10" table:number-columns-repeated="952"/>
        </table:table-row>
        <table:table-row table:style-name="ro2">
          <table:table-cell table:style-name="ce11" office:value-type="string">
            <text:p>mean</text:p>
          </table:table-cell>
          <table:table-cell table:style-name="ce16" office:value-type="float" office:value="29.68">
            <text:p>29.680</text:p>
          </table:table-cell>
          <table:table-cell table:style-name="ce16" office:value-type="float" office:value="19.27">
            <text:p>19.270</text:p>
          </table:table-cell>
          <table:table-cell table:style-name="ce16" office:value-type="float" office:value="25.97">
            <text:p>25.970</text:p>
          </table:table-cell>
          <table:table-cell table:style-name="ce16" office:value-type="float" office:value="17.66">
            <text:p>17.660</text:p>
          </table:table-cell>
          <table:table-cell table:style-name="ce16" office:value-type="float" office:value="29.25">
            <text:p>29.250</text:p>
          </table:table-cell>
          <table:table-cell table:style-name="ce16" office:value-type="float" office:value="15.31">
            <text:p>15.310</text:p>
          </table:table-cell>
          <table:table-cell table:style-name="ce11" table:formula="of:=EXP(([.K103]+66.39)/-8.89)" office:value-type="float" office:value="2.60453809077591">
            <text:p>2.6</text:p>
          </table:table-cell>
          <table:table-cell table:style-name="ce11" table:formula="of:=EXP(([.L103]+66.39)/-8.89)" office:value-type="float" office:value="4.36968386186092">
            <text:p>4.37</text:p>
          </table:table-cell>
          <table:table-cell table:style-name="ce11" table:formula="of:=EXP(([.M103]+66.39)/-8.89)" office:value-type="float" office:value="2.54659750197354">
            <text:p>2.55</text:p>
          </table:table-cell>
          <table:table-cell table:style-name="ce11" table:formula="of:=AVERAGE([.K92:.K101])" office:value-type="float" office:value="-74.9">
            <text:p>-74.9</text:p>
          </table:table-cell>
          <table:table-cell table:style-name="ce11" table:formula="of:=AVERAGE([.L92:.L101])" office:value-type="float" office:value="-79.5">
            <text:p>-79.5</text:p>
          </table:table-cell>
          <table:table-cell table:style-name="ce11" table:formula="of:=AVERAGE([.M92:.M101])" office:value-type="float" office:value="-74.7">
            <text:p>-74.7</text:p>
          </table:table-cell>
          <table:table-cell table:style-name="ce21" table:formula="of:=SQRT(([.$D103]-[.$B103])^2 + ([.$E103]-[.$C103])^2)" office:value-type="float" office:value="4.0442799111832">
            <text:p>4.044</text:p>
          </table:table-cell>
          <table:table-cell table:style-name="ce45" table:formula="of:=IF( ([.$N103]-[.$H103] &lt;[.$I103])            AND            ([.$N103]+[.$H103] &gt;[.$I103]); 1; 0)" office:value-type="float" office:value="1">
            <text:p>1</text:p>
          </table:table-cell>
          <table:table-cell table:style-name="ce21" table:formula="of:=([.$D103]-[.$B103])/[.$N103]" office:value-type="float" office:value="-0.917345011096078">
            <text:p>-0.917</text:p>
          </table:table-cell>
          <table:table-cell table:style-name="ce21" table:formula="of:=([.$E103]-[.$C103])/[.$N103]" office:value-type="float" office:value="-0.398093118022826">
            <text:p>-0.398</text:p>
          </table:table-cell>
          <table:table-cell table:style-name="ce21" table:formula="of:=[.$P103]*([.$F103]-[.$B103])+[.$Q103]*([.$G103]-[.$C103])" office:value-type="float" office:value="1.97090710214171">
            <text:p>1.971</text:p>
          </table:table-cell>
          <table:table-cell table:style-name="ce21" table:formula="of:=([.$F103]-[.$B103]-[.$R103]*[.$P103])/SQRT(([.$F103]-[.$B103]-[.$R103]*[.$P103])^2+([.$G103]-[.$C103]-[.$R103]*[.$Q103])^2)" office:value-type="float" office:value="0.398093118022826">
            <text:p>0.398</text:p>
          </table:table-cell>
          <table:table-cell table:style-name="ce21" table:formula="of:=([.$G103]-[.$C103]-[.R103]*[.$Q103])/SQRT(([.$F103]-[.$B103]-[.R103]*[.$P103])^2+([.$G103]-[.$C103]-[.R103]*[.$Q103])^2)" office:value-type="float" office:value="-0.917345011096078">
            <text:p>-0.917</text:p>
          </table:table-cell>
          <table:table-cell table:style-name="ce21" table:formula="of:=[.$S103]*([.$F103]-[.$B103])+[.$T103]*([.$G103]-[.$C103])" office:value-type="float" office:value="3.46150620319065">
            <text:p>3.462</text:p>
          </table:table-cell>
          <table:table-cell table:style-name="ce50" table:formula="of:=([.$H103]^2-[.$I103]^2+[.$N103]^2)/(2*[.$N103])" office:value-type="float" office:value="0.500173294448265">
            <text:p>0.500</text:p>
          </table:table-cell>
          <table:table-cell table:style-name="ce50" table:formula="of:=([.$H103]^2-[.$J103]^2+[.$R103]^2+[.$U103]^2)/(2*[.$U103])-[.$R103]*[.$V103]/[.$U103]" office:value-type="float" office:value="2.05017249709137">
            <text:p>2.050</text:p>
          </table:table-cell>
          <table:table-cell table:style-name="ce21" table:formula="of:=[.$B103]+[.$V103]*[.$P103]+[.$W103]*[.$S103]" office:value-type="float" office:value="30.0373280855061">
            <text:p>30.037</text:p>
          </table:table-cell>
          <table:table-cell table:style-name="ce21" table:formula="of:=[.$C103]+[.$V103]*[.$Q103]+[.$W103]*[.$T103]" office:value-type="float" office:value="17.1901689415682">
            <text:p>17.190</text:p>
          </table:table-cell>
          <table:table-cell table:style-name="ce56" table:formula="of:=ABS([.$AB103]-[.$X103])/[.$AB103]" office:value-type="percentage" office:value="0.0517530573198168">
            <text:p>5.18%</text:p>
          </table:table-cell>
          <table:table-cell table:style-name="ce56" table:formula="of:=ABS([.$AC103]-[.$Y103])/[.$AC103]" office:value-type="percentage" office:value="0.0088753593511365">
            <text:p>0.89%</text:p>
          </table:table-cell>
          <table:table-cell table:style-name="ce21" office:value-type="float" office:value="28.5592971434286">
            <text:p>28.559</text:p>
          </table:table-cell>
          <table:table-cell table:style-name="ce21" office:value-type="float" office:value="17.344104098062">
            <text:p>17.344</text:p>
          </table:table-cell>
          <table:table-cell table:style-name="ce11" table:number-columns-repeated="2"/>
          <table:table-cell table:style-name="ce16" table:number-columns-repeated="2"/>
          <table:table-cell table:style-name="ce19" table:number-columns-repeated="18"/>
          <table:table-cell table:style-name="ce21"/>
          <table:table-cell table:style-name="ce67"/>
          <table:table-cell table:style-name="ce21" table:number-columns-repeated="6"/>
          <table:table-cell table:style-name="ce50" table:number-columns-repeated="2"/>
          <table:table-cell table:style-name="ce21" table:number-columns-repeated="2"/>
          <table:table-cell table:style-name="ce56" table:number-columns-repeated="2"/>
          <table:table-cell table:style-name="ce19" table:number-columns-repeated="2"/>
          <table:table-cell table:style-name="ce11" table:number-columns-repeated="3"/>
          <table:table-cell table:style-name="ce73" table:number-columns-repeated="2"/>
          <table:table-cell table:style-name="ce11" table:number-columns-repeated="952"/>
        </table:table-row>
        <table:table-row table:style-name="ro2">
          <table:table-cell table:style-name="ce12" office:value-type="string">
            <text:p>median</text:p>
          </table:table-cell>
          <table:table-cell table:style-name="ce17" office:value-type="float" office:value="30.68">
            <text:p>30.680</text:p>
          </table:table-cell>
          <table:table-cell table:style-name="ce17" office:value-type="float" office:value="20.27">
            <text:p>20.270</text:p>
          </table:table-cell>
          <table:table-cell table:style-name="ce17" office:value-type="float" office:value="26.97">
            <text:p>26.970</text:p>
          </table:table-cell>
          <table:table-cell table:style-name="ce17" office:value-type="float" office:value="18.66">
            <text:p>18.660</text:p>
          </table:table-cell>
          <table:table-cell table:style-name="ce17" office:value-type="float" office:value="30.25">
            <text:p>30.250</text:p>
          </table:table-cell>
          <table:table-cell table:style-name="ce17" office:value-type="float" office:value="16.31">
            <text:p>16.310</text:p>
          </table:table-cell>
          <table:table-cell table:style-name="ce12" table:formula="of:=EXP(([.K104]+66.39)/-8.89)" office:value-type="float" office:value="2.63400087893114">
            <text:p>2.63</text:p>
          </table:table-cell>
          <table:table-cell table:style-name="ce12" table:formula="of:=EXP(([.L104]+66.39)/-8.89)" office:value-type="float" office:value="4.13070334546332">
            <text:p>4.13</text:p>
          </table:table-cell>
          <table:table-cell table:style-name="ce12" table:formula="of:=EXP(([.M104]+66.39)/-8.89)" office:value-type="float" office:value="2.63400087893114">
            <text:p>2.63</text:p>
          </table:table-cell>
          <table:table-cell table:style-name="ce12" table:formula="of:=MEDIAN([.K92:.K101])" office:value-type="float" office:value="-75">
            <text:p>-75</text:p>
          </table:table-cell>
          <table:table-cell table:style-name="ce12" table:formula="of:=MEDIAN([.L92:.L101])" office:value-type="float" office:value="-79">
            <text:p>-79</text:p>
          </table:table-cell>
          <table:table-cell table:style-name="ce12" table:formula="of:=MEDIAN([.M92:.M101])" office:value-type="float" office:value="-75">
            <text:p>-75</text:p>
          </table:table-cell>
          <table:table-cell table:style-name="ce22" table:formula="of:=SQRT(([.$D104]-[.$B104])^2 + ([.$E104]-[.$C104])^2)" office:value-type="float" office:value="4.0442799111832">
            <text:p>4.044</text:p>
          </table:table-cell>
          <table:table-cell table:style-name="ce46" table:formula="of:=IF( ([.$N104]-[.$H104] &lt;[.$I104])            AND            ([.$N104]+[.$H104] &gt;[.$I104]); 1; 0)" office:value-type="float" office:value="1">
            <text:p>1</text:p>
          </table:table-cell>
          <table:table-cell table:style-name="ce22" table:formula="of:=([.$D104]-[.$B104])/[.$N104]" office:value-type="float" office:value="-0.917345011096078">
            <text:p>-0.917</text:p>
          </table:table-cell>
          <table:table-cell table:style-name="ce22" table:formula="of:=([.$E104]-[.$C104])/[.$N104]" office:value-type="float" office:value="-0.398093118022826">
            <text:p>-0.398</text:p>
          </table:table-cell>
          <table:table-cell table:style-name="ce22" table:formula="of:=[.$P104]*([.$F104]-[.$B104])+[.$Q104]*([.$G104]-[.$C104])" office:value-type="float" office:value="1.97090710214171">
            <text:p>1.971</text:p>
          </table:table-cell>
          <table:table-cell table:style-name="ce22" table:formula="of:=([.$F104]-[.$B104]-[.$R104]*[.$P104])/SQRT(([.$F104]-[.$B104]-[.$R104]*[.$P104])^2+([.$G104]-[.$C104]-[.$R104]*[.$Q104])^2)" office:value-type="float" office:value="0.398093118022826">
            <text:p>0.398</text:p>
          </table:table-cell>
          <table:table-cell table:style-name="ce22" table:formula="of:=([.$G104]-[.$C104]-[.R104]*[.$Q104])/SQRT(([.$F104]-[.$B104]-[.R104]*[.$P104])^2+([.$G104]-[.$C104]-[.R104]*[.$Q104])^2)" office:value-type="float" office:value="-0.917345011096078">
            <text:p>-0.917</text:p>
          </table:table-cell>
          <table:table-cell table:style-name="ce22" table:formula="of:=[.$S104]*([.$F104]-[.$B104])+[.$T104]*([.$G104]-[.$C104])" office:value-type="float" office:value="3.46150620319066">
            <text:p>3.462</text:p>
          </table:table-cell>
          <table:table-cell table:style-name="ce51" table:formula="of:=([.$H104]^2-[.$I104]^2+[.$N104]^2)/(2*[.$N104])" office:value-type="float" office:value="0.770402968987999">
            <text:p>0.770</text:p>
          </table:table-cell>
          <table:table-cell table:style-name="ce51" table:formula="of:=([.$H104]^2-[.$J104]^2+[.$R104]^2+[.$U104]^2)/(2*[.$U104])-[.$R104]*[.$V104]/[.$U104]" office:value-type="float" office:value="1.85319827276276">
            <text:p>1.853</text:p>
          </table:table-cell>
          <table:table-cell table:style-name="ce22" table:formula="of:=[.$B104]+[.$V104]*[.$P104]+[.$W104]*[.$S104]" office:value-type="float" office:value="30.7110201585839">
            <text:p>30.711</text:p>
          </table:table-cell>
          <table:table-cell table:style-name="ce22" table:formula="of:=[.$C104]+[.$V104]*[.$Q104]+[.$W104]*[.$T104]" office:value-type="float" office:value="18.2632856898507">
            <text:p>18.263</text:p>
          </table:table-cell>
          <table:table-cell table:style-name="ce57" table:formula="of:=ABS([.$AB104]-[.$X104])/[.$AB104]" office:value-type="percentage" office:value="0.0389631393996571">
            <text:p>3.90%</text:p>
          </table:table-cell>
          <table:table-cell table:style-name="ce57" table:formula="of:=ABS([.$AC104]-[.$Y104])/[.$AC104]" office:value-type="percentage" office:value="0.0044056884860242">
            <text:p>0.44%</text:p>
          </table:table-cell>
          <table:table-cell table:style-name="ce22" office:value-type="float" office:value="29.5592971434286">
            <text:p>29.559</text:p>
          </table:table-cell>
          <table:table-cell table:style-name="ce22" office:value-type="float" office:value="18.344104098062">
            <text:p>18.344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18"/>
          <table:table-cell table:style-name="ce22"/>
          <table:table-cell table:style-name="ce68"/>
          <table:table-cell table:style-name="ce22" table:number-columns-repeated="6"/>
          <table:table-cell table:style-name="ce51" table:number-columns-repeated="2"/>
          <table:table-cell table:style-name="ce22" table:number-columns-repeated="2"/>
          <table:table-cell table:style-name="ce57" table:number-columns-repeated="2"/>
          <table:table-cell table:style-name="ce20" table:number-columns-repeated="2"/>
          <table:table-cell table:style-name="ce12" table:number-columns-repeated="3"/>
          <table:table-cell table:style-name="ce74" table:number-columns-repeated="2"/>
          <table:table-cell table:style-name="ce12"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an</text:p>
          </table:table-cell>
          <table:table-cell table:style-name="ce9" table:formula="of:=AVERAGE([.X92:.X101])" office:value-type="float" office:value="30.1512809946828">
            <text:p>30.151</text:p>
          </table:table-cell>
          <table:table-cell table:style-name="ce9" table:formula="of:=AVERAGE([.Y92:.Y101])" office:value-type="float" office:value="14.9700600825773">
            <text:p>14.970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dian</text:p>
          </table:table-cell>
          <table:table-cell table:style-name="ce9" table:formula="of:=MEDIAN([.X92:.X101])" office:value-type="float" office:value="27.8125357041239">
            <text:p>27.813</text:p>
          </table:table-cell>
          <table:table-cell table:style-name="ce9" table:formula="of:=MEDIAN([.Y92:.Y101])" office:value-type="float" office:value="14.8394605161182">
            <text:p>14.839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ode</text:p>
          </table:table-cell>
          <table:table-cell table:style-name="ce52" table:formula="of:=MODE([.X92:.X101])" office:value-type="float" office:value="0">
            <text:p>#VALUE!</text:p>
          </table:table-cell>
          <table:table-cell table:style-name="ce52" table:formula="of:=MODE([.Y92:.Y101])" office:value-type="float" office:value="0">
            <text:p>#VALUE!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R</text:p>
          </table:table-cell>
          <table:table-cell table:style-name="ce59" office:value-type="string">
            <text:p>KF_RSSI1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2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3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13"/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11]+66.39)/-8.89)" office:value-type="float" office:value="3.69123745237239">
            <text:p>3.69</text:p>
          </table:table-cell>
          <table:table-cell table:formula="of:=EXP(([.L111]+66.39)/-8.89)" office:value-type="float" office:value="1.87957581156176">
            <text:p>1.88</text:p>
          </table:table-cell>
          <table:table-cell table:formula="of:=EXP(([.M111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2">
            <text:p>-72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111]-[.$B111])^2 + ([.$E111]-[.$C111])^2)" office:value-type="float" office:value="4.0442799111832">
            <text:p>4.044</text:p>
          </table:table-cell>
          <table:table-cell table:style-name="ce43" table:formula="of:=IF( ([.$N111]-[.$H111] &lt;[.$I111])            AND            ([.$N111]+[.$H111] &gt;[.$I111]); 1; 0)" office:value-type="float" office:value="1">
            <text:p>1</text:p>
          </table:table-cell>
          <table:table-cell table:style-name="ce9" table:formula="of:=([.$D111]-[.$B111])/[.$N111]" office:value-type="float" office:value="-0.917345011096078">
            <text:p>-0.917</text:p>
          </table:table-cell>
          <table:table-cell table:style-name="ce9" table:formula="of:=([.$E111]-[.$C111])/[.$N111]" office:value-type="float" office:value="-0.398093118022826">
            <text:p>-0.398</text:p>
          </table:table-cell>
          <table:table-cell table:style-name="ce9" table:formula="of:=[.$P111]*([.$F111]-[.$B111])+[.$Q111]*([.$G111]-[.$C111])" office:value-type="float" office:value="1.97090710214171">
            <text:p>1.971</text:p>
          </table:table-cell>
          <table:table-cell table:style-name="ce9" table:formula="of:=([.$F111]-[.$B111]-[.$R111]*[.$P111])/SQRT(([.$F111]-[.$B111]-[.$R111]*[.$P111])^2+([.$G111]-[.$C111]-[.$R111]*[.$Q111])^2)" office:value-type="float" office:value="0.398093118022826">
            <text:p>0.398</text:p>
          </table:table-cell>
          <table:table-cell table:style-name="ce9" table:formula="of:=([.$G111]-[.$C111]-[.R111]*[.$Q111])/SQRT(([.$F111]-[.$B111]-[.R111]*[.$P111])^2+([.$G111]-[.$C111]-[.R111]*[.$Q111])^2)" office:value-type="float" office:value="-0.917345011096078">
            <text:p>-0.917</text:p>
          </table:table-cell>
          <table:table-cell table:style-name="ce9" table:formula="of:=[.$S111]*([.$F111]-[.$B111])+[.$T111]*([.$G111]-[.$C111])" office:value-type="float" office:value="3.46150620319065">
            <text:p>3.462</text:p>
          </table:table-cell>
          <table:table-cell table:style-name="ce48" table:formula="of:=([.$H111]^2-[.$I111]^2+[.$N111]^2)/(2*[.$N111])" office:value-type="float" office:value="3.26988107638805">
            <text:p>3.270</text:p>
          </table:table-cell>
          <table:table-cell table:style-name="ce48" table:formula="of:=([.$H111]^2-[.$J111]^2+[.$R111]^2+[.$U111]^2)/(2*[.$U111])-[.$R111]*[.$V111]/[.$U111]" office:value-type="float" office:value="0.430049254863645">
            <text:p>0.430</text:p>
          </table:table-cell>
          <table:table-cell table:style-name="ce9" table:formula="of:=[.$B111]+[.$V111]*[.$P111]+[.$W111]*[.$S111]" office:value-type="float" office:value="24.85159055647">
            <text:p>24.852</text:p>
          </table:table-cell>
          <table:table-cell table:style-name="ce9" table:formula="of:=[.$C111]+[.$V111]*[.$Q111]+[.$W111]*[.$T111]" office:value-type="float" office:value="15.5737793082621">
            <text:p>15.574</text:p>
          </table:table-cell>
          <table:table-cell table:style-name="ce53" table:formula="of:=ABS([.$AB111]-[.$X111])/[.$AB111]" office:value-type="percentage" office:value="0.0642978832510678">
            <text:p>6.43%</text:p>
          </table:table-cell>
          <table:table-cell table:style-name="ce53" table:formula="of:=ABS([.$AC111]-[.$Y111])/[.$AC111]" office:value-type="percentage" office:value="0.0149683037036424">
            <text:p>1.5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ABS([.K111])-SQRT((1-[.$AG111])/(1-[.$AF111]))" office:value-type="float" office:value="77.4830922901543">
            <text:p>77.483</text:p>
          </table:table-cell>
          <table:table-cell table:style-name="ce6" table:formula="of:=ABS(([.$AH$111]+[.$K$111])/[.$K111])+IF(ROUND(1+RAND();0)=1;-1;1)*RAND()*ABS(([.$AH$111]+[.$K$111])/[.$K111])" office:value-type="float" office:value="0.00407091231417968">
            <text:p>0.004</text:p>
          </table:table-cell>
          <table:table-cell/>
          <table:table-cell/>
          <table:table-cell table:style-name="ce64"/>
          <table:table-cell table:style-name="ce60" table:formula="of:=ABS([.L111])-SQRT((1-[.$AG111])/(1-[.$AF111]))" office:value-type="float" office:value="71.4830922901543">
            <text:p>71.483</text:p>
          </table:table-cell>
          <table:table-cell table:style-name="ce6" table:formula="of:=ABS(([.$AM$111]+[.$L$111])/[.$L111])+IF(ROUND(1+RAND();0)=1;-1;1)*RAND()*ABS(([.$AM$111]+[.$L$111])/[.$L111])" office:value-type="float" office:value="0.0111316614094306">
            <text:p>0.011</text:p>
          </table:table-cell>
          <table:table-cell/>
          <table:table-cell/>
          <table:table-cell table:style-name="ce64"/>
          <table:table-cell table:style-name="ce60" table:formula="of:=ABS([.M111])-SQRT((1-[.$AG111])/(1-[.$AF111]))" office:value-type="float" office:value="77.4830922901543">
            <text:p>77.483</text:p>
          </table:table-cell>
          <table:table-cell table:style-name="ce6" table:formula="of:=ABS(([.$AR$111]+[.$M$111])/[.$M111])+IF(ROUND(1+RAND();0)=1;-1;1)*RAND()*ABS(([.$AR$111]+[.$M$111])/[.$M111])" office:value-type="float" office:value="0.00955662253593825">
            <text:p>0.010</text:p>
          </table:table-cell>
          <table:table-cell/>
          <table:table-cell/>
          <table:table-cell table:style-name="ce64"/>
          <table:table-cell table:style-name="ce6" table:formula="of:=EXP((-[.AH111]+66.39)/-8.89)" office:value-type="float" office:value="3.48273152031621">
            <text:p>3.483</text:p>
          </table:table-cell>
          <table:table-cell table:style-name="ce6" table:formula="of:=EXP((-[.AM111]+66.39)/-8.89)" office:value-type="float" office:value="1.77340472083226">
            <text:p>1.773</text:p>
          </table:table-cell>
          <table:table-cell table:style-name="ce6" table:formula="of:=EXP((-[.AR111]+66.39)/-8.89)" office:value-type="float" office:value="3.48273152031621">
            <text:p>3.483</text:p>
          </table:table-cell>
          <table:table-cell table:style-name="ce9" table:formula="of:=SQRT(([.$D111]-[.$B111])^2 + ([.$E111]-[.$C111])^2)" office:value-type="float" office:value="4.0442799111832">
            <text:p>4.044</text:p>
          </table:table-cell>
          <table:table-cell table:style-name="ce43" table:formula="of:=IF( ([.$AZ111]-[.$AW111] &lt;[.$AX111])               AND               ([.$AZ111]+[.$AW111]&gt;[.$AX111]); 1; 0)" office:value-type="float" office:value="1">
            <text:p>1</text:p>
          </table:table-cell>
          <table:table-cell table:style-name="ce9" table:formula="of:=([.$D111]-[.$B111])/[.$AZ111]" office:value-type="float" office:value="-0.917345011096078">
            <text:p>-0.917</text:p>
          </table:table-cell>
          <table:table-cell table:style-name="ce9" table:formula="of:=([.$E111]-[.$C111])/[.$AZ111]" office:value-type="float" office:value="-0.398093118022826">
            <text:p>-0.398</text:p>
          </table:table-cell>
          <table:table-cell table:style-name="ce9" table:formula="of:=[.$BB111]*([.$F111]-[.$B111])+[.$BC111]*([.$G111]-[.$C111])" office:value-type="float" office:value="1.97090710214171">
            <text:p>1.971</text:p>
          </table:table-cell>
          <table:table-cell table:style-name="ce9" table:formula="of:=([.$F111]-[.$B111]-[.$BD111]*[.$BB111])/SQRT(([.$F111]-[.$B111]-[.$BD111]*[.$BB111])^2+([.$G111]-[.$C111]-[.$BD111]*[.$BC111])^2)" office:value-type="float" office:value="0.398093118022826">
            <text:p>0.398</text:p>
          </table:table-cell>
          <table:table-cell table:style-name="ce9" table:formula="of:=([.$G111]-[.$C111]-[.BD111]*[.$BC111])/SQRT(([.$F111]-[.$B111]-[.BD111]*[.$BB111])^2+([.$G111]-[.$C111]-[.BD111]*[.$BC111])^2)" office:value-type="float" office:value="-0.917345011096078">
            <text:p>-0.917</text:p>
          </table:table-cell>
          <table:table-cell table:style-name="ce9" table:formula="of:=[.$BE111]*([.$F111]-[.$B111])+[.$BF111]*([.$G111]-[.$C111])" office:value-type="float" office:value="3.46150620319065">
            <text:p>3.462</text:p>
          </table:table-cell>
          <table:table-cell table:style-name="ce48" table:formula="of:=([.$AW111]^2-[.$AX111]^2+[.$AZ111]^2)/(2*[.$AZ111])" office:value-type="float" office:value="3.13290067641735">
            <text:p>3.133</text:p>
          </table:table-cell>
          <table:table-cell table:style-name="ce48" table:formula="of:=([.$AW111]^2-[.$AY111]^2+[.$BD111]^2+[.$BG111]^2)/(2*[.$BG111])-[.$BD111]*[.$BH111]/[.$BG111]" office:value-type="float" office:value="0.508042945271484">
            <text:p>0.508</text:p>
          </table:table-cell>
          <table:table-cell table:style-name="ce9" table:formula="of:=[.$B111]+[.$BH111]*[.$BB111]+[.$BI111]*[.$BE111]" office:value-type="float" office:value="25.0082975944016">
            <text:p>25.008</text:p>
          </table:table-cell>
          <table:table-cell table:style-name="ce9" table:formula="of:=[.$C111]+[.$BH111]*[.$BC111]+[.$BI111]*[.$BF111]" office:value-type="float" office:value="15.5567631400018">
            <text:p>15.557</text:p>
          </table:table-cell>
          <table:table-cell table:style-name="ce53" table:formula="of:=ABS([.$AB111]-[.$BJ111])/[.$AB111]" office:value-type="percentage" office:value="0.0583976127324104">
            <text:p>5.84%</text:p>
          </table:table-cell>
          <table:table-cell table:style-name="ce53" table:formula="of:=ABS([.$AC111]-[.$BK111])/[.$AC111]" office:value-type="percentage" office:value="0.0138593325866906">
            <text:p>1.39%</text:p>
          </table:table-cell>
          <table:table-cell table:style-name="ce6" table:formula="of:=[.AB111]" office:value-type="float" office:value="26.5592971434286">
            <text:p>26.559</text:p>
          </table:table-cell>
          <table:table-cell table:style-name="ce6" table:formula="of:=[.AC111]" office:value-type="float" office:value="15.344104098062">
            <text:p>15.344</text:p>
          </table:table-cell>
          <table:table-cell/>
          <table:table-cell table:formula="of:=[.BN111]-[.BJ111]" office:value-type="float" office:value="1.55099954902696">
            <text:p>1.55</text:p>
          </table:table-cell>
          <table:table-cell table:formula="of:=[.BO111]-[.BK111]" office:value-type="float" office:value="-0.212659041939844">
            <text:p>-0.21</text:p>
          </table:table-cell>
          <table:table-cell table:style-name="ce75" table:formula="of:=[.BL111]-[.Z111]" office:value-type="percentage" office:value="-0.00590027051865735">
            <text:p>-0.59%</text:p>
          </table:table-cell>
          <table:table-cell table:style-name="ce75" table:formula="of:=[.BM111]-[.AA111]" office:value-type="percentage" office:value="-0.00110897111695176">
            <text:p>-0.11%</text:p>
          </table:table-cell>
          <table:table-cell table:number-columns-repeated="13"/>
          <table:table-cell table:formula="of:=[.BL111]-[.Z111]" office:value-type="percentage" office:value="-0.00590027051865735">
            <text:p>-0.59%</text:p>
          </table:table-cell>
          <table:table-cell table:formula="of:=[.BM111]-[.AA111]" office:value-type="percentage" office:value="-0.00110897111695176">
            <text:p>-0.11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12]+66.39)/-8.89)" office:value-type="float" office:value="3.29852637439117">
            <text:p>3.3</text:p>
          </table:table-cell>
          <table:table-cell table:formula="of:=EXP(([.L112]+66.39)/-8.89)" office:value-type="float" office:value="2.94759586261819">
            <text:p>2.95</text:p>
          </table:table-cell>
          <table:table-cell table:formula="of:=EXP(([.M112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76">
            <text:p>-76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112]-[.$B112])^2 + ([.$E112]-[.$C112])^2)" office:value-type="float" office:value="4.0442799111832">
            <text:p>4.044</text:p>
          </table:table-cell>
          <table:table-cell table:style-name="ce43" table:formula="of:=IF( ([.$N112]-[.$H112] &lt;[.$I112])            AND            ([.$N112]+[.$H112] &gt;[.$I112]); 1; 0)" office:value-type="float" office:value="1">
            <text:p>1</text:p>
          </table:table-cell>
          <table:table-cell table:style-name="ce9" table:formula="of:=([.$D112]-[.$B112])/[.$N112]" office:value-type="float" office:value="-0.917345011096078">
            <text:p>-0.917</text:p>
          </table:table-cell>
          <table:table-cell table:style-name="ce9" table:formula="of:=([.$E112]-[.$C112])/[.$N112]" office:value-type="float" office:value="-0.398093118022826">
            <text:p>-0.398</text:p>
          </table:table-cell>
          <table:table-cell table:style-name="ce9" table:formula="of:=[.$P112]*([.$F112]-[.$B112])+[.$Q112]*([.$G112]-[.$C112])" office:value-type="float" office:value="1.97090710214171">
            <text:p>1.971</text:p>
          </table:table-cell>
          <table:table-cell table:style-name="ce9" table:formula="of:=([.$F112]-[.$B112]-[.$R112]*[.$P112])/SQRT(([.$F112]-[.$B112]-[.$R112]*[.$P112])^2+([.$G112]-[.$C112]-[.$R112]*[.$Q112])^2)" office:value-type="float" office:value="0.398093118022826">
            <text:p>0.398</text:p>
          </table:table-cell>
          <table:table-cell table:style-name="ce9" table:formula="of:=([.$G112]-[.$C112]-[.R112]*[.$Q112])/SQRT(([.$F112]-[.$B112]-[.R112]*[.$P112])^2+([.$G112]-[.$C112]-[.R112]*[.$Q112])^2)" office:value-type="float" office:value="-0.917345011096078">
            <text:p>-0.917</text:p>
          </table:table-cell>
          <table:table-cell table:style-name="ce9" table:formula="of:=[.$S112]*([.$F112]-[.$B112])+[.$T112]*([.$G112]-[.$C112])" office:value-type="float" office:value="3.46150620319065">
            <text:p>3.462</text:p>
          </table:table-cell>
          <table:table-cell table:style-name="ce48" table:formula="of:=([.$H112]^2-[.$I112]^2+[.$N112]^2)/(2*[.$N112])" office:value-type="float" office:value="2.29313441212874">
            <text:p>2.293</text:p>
          </table:table-cell>
          <table:table-cell table:style-name="ce48" table:formula="of:=([.$H112]^2-[.$J112]^2+[.$R112]^2+[.$U112]^2)/(2*[.$U112])-[.$R112]*[.$V112]/[.$U112]" office:value-type="float" office:value="2.04749903380503">
            <text:p>2.047</text:p>
          </table:table-cell>
          <table:table-cell table:style-name="ce9" table:formula="of:=[.$B112]+[.$V112]*[.$P112]+[.$W112]*[.$S112]" office:value-type="float" office:value="26.3914998617771">
            <text:p>26.391</text:p>
          </table:table-cell>
          <table:table-cell table:style-name="ce9" table:formula="of:=[.$C112]+[.$V112]*[.$Q112]+[.$W112]*[.$T112]" office:value-type="float" office:value="14.4788559479451">
            <text:p>14.479</text:p>
          </table:table-cell>
          <table:table-cell table:style-name="ce53" table:formula="of:=ABS([.$AB112]-[.$X112])/[.$AB112]" office:value-type="percentage" office:value="0.00631783592560092">
            <text:p>0.63%</text:p>
          </table:table-cell>
          <table:table-cell table:style-name="ce53" table:formula="of:=ABS([.$AC112]-[.$Y112])/[.$AC112]" office:value-type="percentage" office:value="0.0563896167926896">
            <text:p>5.64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12]+[.AL112]*(ABS([.K112])-[.AK111])" office:value-type="float" office:value="78.1152979155107">
            <text:p>78.115</text:p>
          </table:table-cell>
          <table:table-cell table:style-name="ce6" table:formula="of:=[.AJ112]*(1-[.AL112])" office:value-type="float" office:value="0.00602106731526968">
            <text:p>0.006</text:p>
          </table:table-cell>
          <table:table-cell table:style-name="ce6" table:formula="of:=[.AI111]+[.$AF112]" office:value-type="float" office:value="0.00607091231417968">
            <text:p>0.006</text:p>
          </table:table-cell>
          <table:table-cell table:style-name="ce6" table:formula="of:=[.AH111]" office:value-type="float" office:value="77.4830922901543">
            <text:p>77.483</text:p>
          </table:table-cell>
          <table:table-cell table:style-name="ce65" table:formula="of:=[.AJ112]/([.AJ112]+[.$AG112])" office:value-type="float" office:value="0.00821046266696612">
            <text:p>0.008</text:p>
          </table:table-cell>
          <table:table-cell table:style-name="ce60" table:formula="of:=[.AP112]+[.AQ112]*(ABS([.P112])-[.AP111])" office:value-type="float" office:value="71.4992298767319">
            <text:p>71.499</text:p>
          </table:table-cell>
          <table:table-cell table:style-name="ce6" table:formula="of:=[.AO112]*(1-[.AQ112])" office:value-type="float" office:value="0.0129006541871318">
            <text:p>0.013</text:p>
          </table:table-cell>
          <table:table-cell table:style-name="ce6" table:formula="of:=[.AN111]+[.$AF112]" office:value-type="float" office:value="0.0131316614094306">
            <text:p>0.013</text:p>
          </table:table-cell>
          <table:table-cell table:style-name="ce6" table:formula="of:=[.AM111]" office:value-type="float" office:value="71.4830922901543">
            <text:p>71.483</text:p>
          </table:table-cell>
          <table:table-cell table:style-name="ce65" table:formula="of:=[.AO112]/([.AO112]+[.$AG112])" office:value-type="float" office:value="0.0175916218897383">
            <text:p>0.018</text:p>
          </table:table-cell>
          <table:table-cell table:style-name="ce60" table:formula="of:=[.AU112]+[.AV112]*(ABS([.U112])-[.AU111])" office:value-type="float" office:value="77.5367954162868">
            <text:p>77.537</text:p>
          </table:table-cell>
          <table:table-cell table:style-name="ce6" table:formula="of:=[.AT112]*(1-[.AV112])" office:value-type="float" office:value="0.0113773286906342">
            <text:p>0.011</text:p>
          </table:table-cell>
          <table:table-cell table:style-name="ce6" table:formula="of:=[.AS111]+[.$AF112]" office:value-type="float" office:value="0.0115566225359383">
            <text:p>0.012</text:p>
          </table:table-cell>
          <table:table-cell table:style-name="ce6" table:formula="of:=[.AR111]" office:value-type="float" office:value="77.4830922901543">
            <text:p>77.483</text:p>
          </table:table-cell>
          <table:table-cell table:style-name="ce65" table:formula="of:=[.AT112]/([.AT112]+[.$AG112])" office:value-type="float" office:value="0.0155143810180224">
            <text:p>0.016</text:p>
          </table:table-cell>
          <table:table-cell table:style-name="ce6" table:formula="of:=EXP((-[.AH112]+66.39)/-8.89)" office:value-type="float" office:value="3.73942235551732">
            <text:p>3.739</text:p>
          </table:table-cell>
          <table:table-cell table:style-name="ce6" table:formula="of:=EXP((-[.AM112]+66.39)/-8.89)" office:value-type="float" office:value="1.77662682013567">
            <text:p>1.777</text:p>
          </table:table-cell>
          <table:table-cell table:style-name="ce6" table:formula="of:=EXP((-[.AR112]+66.39)/-8.89)" office:value-type="float" office:value="3.50383384089278">
            <text:p>3.504</text:p>
          </table:table-cell>
          <table:table-cell table:style-name="ce9" table:formula="of:=SQRT(([.$D112]-[.$B112])^2 + ([.$E112]-[.$C112])^2)" office:value-type="float" office:value="4.0442799111832">
            <text:p>4.044</text:p>
          </table:table-cell>
          <table:table-cell table:style-name="ce43" table:formula="of:=IF( ([.$AZ112]-[.$AW112] &lt;[.$AX112])               AND               ([.$AZ112]+[.$AW112]&gt;[.$AX112]); 1; 0)" office:value-type="float" office:value="1">
            <text:p>1</text:p>
          </table:table-cell>
          <table:table-cell table:style-name="ce9" table:formula="of:=([.$D112]-[.$B112])/[.$AZ112]" office:value-type="float" office:value="-0.917345011096078">
            <text:p>-0.917</text:p>
          </table:table-cell>
          <table:table-cell table:style-name="ce9" table:formula="of:=([.$E112]-[.$C112])/[.$AZ112]" office:value-type="float" office:value="-0.398093118022826">
            <text:p>-0.398</text:p>
          </table:table-cell>
          <table:table-cell table:style-name="ce9" table:formula="of:=[.$BB112]*([.$F112]-[.$B112])+[.$BC112]*([.$G112]-[.$C112])" office:value-type="float" office:value="1.97090710214171">
            <text:p>1.971</text:p>
          </table:table-cell>
          <table:table-cell table:style-name="ce9" table:formula="of:=([.$F112]-[.$B112]-[.$BD112]*[.$BB112])/SQRT(([.$F112]-[.$B112]-[.$BD112]*[.$BB112])^2+([.$G112]-[.$C112]-[.$BD112]*[.$BC112])^2)" office:value-type="float" office:value="0.398093118022826">
            <text:p>0.398</text:p>
          </table:table-cell>
          <table:table-cell table:style-name="ce9" table:formula="of:=([.$G112]-[.$C112]-[.BD112]*[.$BC112])/SQRT(([.$F112]-[.$B112]-[.BD112]*[.$BB112])^2+([.$G112]-[.$C112]-[.BD112]*[.$BC112])^2)" office:value-type="float" office:value="-0.917345011096078">
            <text:p>-0.917</text:p>
          </table:table-cell>
          <table:table-cell table:style-name="ce9" table:formula="of:=[.$BE112]*([.$F112]-[.$B112])+[.$BF112]*([.$G112]-[.$C112])" office:value-type="float" office:value="3.46150620319065">
            <text:p>3.462</text:p>
          </table:table-cell>
          <table:table-cell table:style-name="ce48" table:formula="of:=([.$AW112]^2-[.$AX112]^2+[.$AZ112]^2)/(2*[.$AZ112])" office:value-type="float" office:value="3.3606819127122">
            <text:p>3.361</text:p>
          </table:table-cell>
          <table:table-cell table:style-name="ce48" table:formula="of:=([.$AW112]^2-[.$AY112]^2+[.$BD112]^2+[.$BG112]^2)/(2*[.$BG112])-[.$BD112]*[.$BH112]/[.$BG112]" office:value-type="float" office:value="0.624835550599725">
            <text:p>0.625</text:p>
          </table:table-cell>
          <table:table-cell table:style-name="ce9" table:formula="of:=[.$B112]+[.$BH112]*[.$BB112]+[.$BI112]*[.$BE112]" office:value-type="float" office:value="24.8458379460824">
            <text:p>24.846</text:p>
          </table:table-cell>
          <table:table-cell table:style-name="ce9" table:formula="of:=[.$C112]+[.$BH112]*[.$BC112]+[.$BI112]*[.$BF112]" office:value-type="float" office:value="15.3589458835874">
            <text:p>15.359</text:p>
          </table:table-cell>
          <table:table-cell table:style-name="ce53" table:formula="of:=ABS([.$AB112]-[.$BJ112])/[.$AB112]" office:value-type="percentage" office:value="0.0645144782293368">
            <text:p>6.45%</text:p>
          </table:table-cell>
          <table:table-cell table:style-name="ce53" table:formula="of:=ABS([.$AC112]-[.$BK112])/[.$AC112]" office:value-type="percentage" office:value="0.000967263088838915">
            <text:p>0.10%</text:p>
          </table:table-cell>
          <table:table-cell table:style-name="ce6" table:formula="of:=[.AB112]" office:value-type="float" office:value="26.5592971434286">
            <text:p>26.559</text:p>
          </table:table-cell>
          <table:table-cell table:style-name="ce6" table:formula="of:=[.AC112]" office:value-type="float" office:value="15.344104098062">
            <text:p>15.344</text:p>
          </table:table-cell>
          <table:table-cell/>
          <table:table-cell table:formula="of:=[.BN112]-[.BJ112]" office:value-type="float" office:value="1.71345919734621">
            <text:p>1.71</text:p>
          </table:table-cell>
          <table:table-cell table:formula="of:=[.BO112]-[.BK112]" office:value-type="float" office:value="-0.0148417855253573">
            <text:p>-0.01</text:p>
          </table:table-cell>
          <table:table-cell table:style-name="ce75" table:formula="of:=[.BL112]-[.Z112]" office:value-type="percentage" office:value="0.0581966423037358">
            <text:p>5.82%</text:p>
          </table:table-cell>
          <table:table-cell table:style-name="ce75" table:formula="of:=[.BM112]-[.AA112]" office:value-type="percentage" office:value="-0.0554223537038506">
            <text:p>-5.54%</text:p>
          </table:table-cell>
          <table:table-cell table:number-columns-repeated="13"/>
          <table:table-cell table:formula="of:=[.BL112]-[.Z112]" office:value-type="percentage" office:value="0.0581966423037358">
            <text:p>5.82%</text:p>
          </table:table-cell>
          <table:table-cell table:formula="of:=[.BM112]-[.AA112]" office:value-type="percentage" office:value="-0.0554223537038506">
            <text:p>-5.54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13]+66.39)/-8.89)" office:value-type="float" office:value="2.94759586261819">
            <text:p>2.95</text:p>
          </table:table-cell>
          <table:table-cell table:formula="of:=EXP(([.L113]+66.39)/-8.89)" office:value-type="float" office:value="2.35376929320541">
            <text:p>2.35</text:p>
          </table:table-cell>
          <table:table-cell table:formula="of:=EXP(([.M113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74">
            <text:p>-74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113]-[.$B113])^2 + ([.$E113]-[.$C113])^2)" office:value-type="float" office:value="4.0442799111832">
            <text:p>4.044</text:p>
          </table:table-cell>
          <table:table-cell table:style-name="ce43" table:formula="of:=IF( ([.$N113]-[.$H113] &lt;[.$I113])            AND            ([.$N113]+[.$H113] &gt;[.$I113]); 1; 0)" office:value-type="float" office:value="1">
            <text:p>1</text:p>
          </table:table-cell>
          <table:table-cell table:style-name="ce9" table:formula="of:=([.$D113]-[.$B113])/[.$N113]" office:value-type="float" office:value="-0.917345011096078">
            <text:p>-0.917</text:p>
          </table:table-cell>
          <table:table-cell table:style-name="ce9" table:formula="of:=([.$E113]-[.$C113])/[.$N113]" office:value-type="float" office:value="-0.398093118022826">
            <text:p>-0.398</text:p>
          </table:table-cell>
          <table:table-cell table:style-name="ce9" table:formula="of:=[.$P113]*([.$F113]-[.$B113])+[.$Q113]*([.$G113]-[.$C113])" office:value-type="float" office:value="1.97090710214171">
            <text:p>1.971</text:p>
          </table:table-cell>
          <table:table-cell table:style-name="ce9" table:formula="of:=([.$F113]-[.$B113]-[.$R113]*[.$P113])/SQRT(([.$F113]-[.$B113]-[.$R113]*[.$P113])^2+([.$G113]-[.$C113]-[.$R113]*[.$Q113])^2)" office:value-type="float" office:value="0.398093118022826">
            <text:p>0.398</text:p>
          </table:table-cell>
          <table:table-cell table:style-name="ce9" table:formula="of:=([.$G113]-[.$C113]-[.R113]*[.$Q113])/SQRT(([.$F113]-[.$B113]-[.R113]*[.$P113])^2+([.$G113]-[.$C113]-[.R113]*[.$Q113])^2)" office:value-type="float" office:value="-0.917345011096078">
            <text:p>-0.917</text:p>
          </table:table-cell>
          <table:table-cell table:style-name="ce9" table:formula="of:=[.$S113]*([.$F113]-[.$B113])+[.$T113]*([.$G113]-[.$C113])" office:value-type="float" office:value="3.46150620319065">
            <text:p>3.462</text:p>
          </table:table-cell>
          <table:table-cell table:style-name="ce48" table:formula="of:=([.$H113]^2-[.$I113]^2+[.$N113]^2)/(2*[.$N113])" office:value-type="float" office:value="2.41134292284693">
            <text:p>2.411</text:p>
          </table:table-cell>
          <table:table-cell table:style-name="ce48" table:formula="of:=([.$H113]^2-[.$J113]^2+[.$R113]^2+[.$U113]^2)/(2*[.$U113])-[.$R113]*[.$V113]/[.$U113]" office:value-type="float" office:value="0.602263739734192">
            <text:p>0.602</text:p>
          </table:table-cell>
          <table:table-cell table:style-name="ce9" table:formula="of:=[.$B113]+[.$V113]*[.$P113]+[.$W113]*[.$S113]" office:value-type="float" office:value="25.7077236497074">
            <text:p>25.708</text:p>
          </table:table-cell>
          <table:table-cell table:style-name="ce9" table:formula="of:=[.$C113]+[.$V113]*[.$Q113]+[.$W113]*[.$T113]" office:value-type="float" office:value="15.7575773402124">
            <text:p>15.758</text:p>
          </table:table-cell>
          <table:table-cell table:style-name="ce53" table:formula="of:=ABS([.$AB113]-[.$X113])/[.$AB113]" office:value-type="percentage" office:value="0.0320631035197364">
            <text:p>3.21%</text:p>
          </table:table-cell>
          <table:table-cell table:style-name="ce53" table:formula="of:=ABS([.$AC113]-[.$Y113])/[.$AC113]" office:value-type="percentage" office:value="0.0269467177430442">
            <text:p>2.6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13]+[.AL113]*(ABS([.K113])-[.AK112])" office:value-type="float" office:value="78.099153164192">
            <text:p>78.099</text:p>
          </table:table-cell>
          <table:table-cell table:style-name="ce6" table:formula="of:=[.AJ113]*(1-[.AL113])" office:value-type="float" office:value="0.00798305340405476">
            <text:p>0.008</text:p>
          </table:table-cell>
          <table:table-cell table:style-name="ce6" table:formula="of:=[.AJ112]+[.$AF113]" office:value-type="float" office:value="0.00807091231417968">
            <text:p>0.008</text:p>
          </table:table-cell>
          <table:table-cell table:style-name="ce6" table:formula="of:=[.AH112]" office:value-type="float" office:value="78.1152979155107">
            <text:p>78.115</text:p>
          </table:table-cell>
          <table:table-cell table:style-name="ce65" table:formula="of:=[.AJ113]/([.AJ113]+[.$AG113])" office:value-type="float" office:value="0.0108858709777525">
            <text:p>0.011</text:p>
          </table:table-cell>
          <table:table-cell table:style-name="ce60" table:formula="of:=[.AP113]+[.AQ113]*(ABS([.P113])-[.AP112])" office:value-type="float" office:value="70.072621630633">
            <text:p>70.073</text:p>
          </table:table-cell>
          <table:table-cell table:style-name="ce6" table:formula="of:=[.AO113]*(1-[.AQ113])" office:value-type="float" office:value="0.0148257487850166">
            <text:p>0.015</text:p>
          </table:table-cell>
          <table:table-cell table:style-name="ce6" table:formula="of:=[.AO112]+[.$AF113]" office:value-type="float" office:value="0.0151316614094306">
            <text:p>0.015</text:p>
          </table:table-cell>
          <table:table-cell table:style-name="ce6" table:formula="of:=[.AM112]" office:value-type="float" office:value="71.4992298767319">
            <text:p>71.499</text:p>
          </table:table-cell>
          <table:table-cell table:style-name="ce65" table:formula="of:=[.AO113]/([.AO113]+[.$AG113])" office:value-type="float" office:value="0.0202167241346886">
            <text:p>0.020</text:p>
          </table:table-cell>
          <table:table-cell table:style-name="ce60" table:formula="of:=[.AU113]+[.AV113]*(ABS([.U113])-[.AU112])" office:value-type="float" office:value="76.1932605976322">
            <text:p>76.193</text:p>
          </table:table-cell>
          <table:table-cell table:style-name="ce6" table:formula="of:=[.AT113]*(1-[.AV113])" office:value-type="float" office:value="0.0133105619560016">
            <text:p>0.013</text:p>
          </table:table-cell>
          <table:table-cell table:style-name="ce6" table:formula="of:=[.AT112]+[.$AF113]" office:value-type="float" office:value="0.0135566225359383">
            <text:p>0.014</text:p>
          </table:table-cell>
          <table:table-cell table:style-name="ce6" table:formula="of:=[.AR112]" office:value-type="float" office:value="77.5367954162868">
            <text:p>77.537</text:p>
          </table:table-cell>
          <table:table-cell table:style-name="ce65" table:formula="of:=[.AT113]/([.AT113]+[.$AG113])" office:value-type="float" office:value="0.0181505813328041">
            <text:p>0.018</text:p>
          </table:table-cell>
          <table:table-cell table:style-name="ce6" table:formula="of:=EXP((-[.AH113]+66.39)/-8.89)" office:value-type="float" office:value="3.73263751214011">
            <text:p>3.733</text:p>
          </table:table-cell>
          <table:table-cell table:style-name="ce6" table:formula="of:=EXP((-[.AM113]+66.39)/-8.89)" office:value-type="float" office:value="1.51322502743842">
            <text:p>1.513</text:p>
          </table:table-cell>
          <table:table-cell table:style-name="ce6" table:formula="of:=EXP((-[.AR113]+66.39)/-8.89)" office:value-type="float" office:value="3.01237551792269">
            <text:p>3.012</text:p>
          </table:table-cell>
          <table:table-cell table:style-name="ce9" table:formula="of:=SQRT(([.$D113]-[.$B113])^2 + ([.$E113]-[.$C113])^2)" office:value-type="float" office:value="4.0442799111832">
            <text:p>4.044</text:p>
          </table:table-cell>
          <table:table-cell table:style-name="ce43" table:formula="of:=IF( ([.$AZ113]-[.$AW113] &lt;[.$AX113])               AND               ([.$AZ113]+[.$AW113]&gt;[.$AX113]); 1; 0)" office:value-type="float" office:value="1">
            <text:p>1</text:p>
          </table:table-cell>
          <table:table-cell table:style-name="ce9" table:formula="of:=([.$D113]-[.$B113])/[.$AZ113]" office:value-type="float" office:value="-0.917345011096078">
            <text:p>-0.917</text:p>
          </table:table-cell>
          <table:table-cell table:style-name="ce9" table:formula="of:=([.$E113]-[.$C113])/[.$AZ113]" office:value-type="float" office:value="-0.398093118022826">
            <text:p>-0.398</text:p>
          </table:table-cell>
          <table:table-cell table:style-name="ce9" table:formula="of:=[.$BB113]*([.$F113]-[.$B113])+[.$BC113]*([.$G113]-[.$C113])" office:value-type="float" office:value="1.97090710214171">
            <text:p>1.971</text:p>
          </table:table-cell>
          <table:table-cell table:style-name="ce9" table:formula="of:=([.$F113]-[.$B113]-[.$BD113]*[.$BB113])/SQRT(([.$F113]-[.$B113]-[.$BD113]*[.$BB113])^2+([.$G113]-[.$C113]-[.$BD113]*[.$BC113])^2)" office:value-type="float" office:value="0.398093118022826">
            <text:p>0.398</text:p>
          </table:table-cell>
          <table:table-cell table:style-name="ce9" table:formula="of:=([.$G113]-[.$C113]-[.BD113]*[.$BC113])/SQRT(([.$F113]-[.$B113]-[.BD113]*[.$BB113])^2+([.$G113]-[.$C113]-[.BD113]*[.$BC113])^2)" office:value-type="float" office:value="-0.917345011096078">
            <text:p>-0.917</text:p>
          </table:table-cell>
          <table:table-cell table:style-name="ce9" table:formula="of:=[.$BE113]*([.$F113]-[.$B113])+[.$BF113]*([.$G113]-[.$C113])" office:value-type="float" office:value="3.46150620319065">
            <text:p>3.462</text:p>
          </table:table-cell>
          <table:table-cell table:style-name="ce48" table:formula="of:=([.$AW113]^2-[.$AX113]^2+[.$AZ113]^2)/(2*[.$AZ113])" office:value-type="float" office:value="3.4615473493745">
            <text:p>3.462</text:p>
          </table:table-cell>
          <table:table-cell table:style-name="ce48" table:formula="of:=([.$AW113]^2-[.$AY113]^2+[.$BD113]^2+[.$BG113]^2)/(2*[.$BG113])-[.$BD113]*[.$BH113]/[.$BG113]" office:value-type="float" office:value="1.02266175616927">
            <text:p>1.023</text:p>
          </table:table-cell>
          <table:table-cell table:style-name="ce9" table:formula="of:=[.$B113]+[.$BH113]*[.$BB113]+[.$BI113]*[.$BE113]" office:value-type="float" office:value="24.9116814155746">
            <text:p>24.912</text:p>
          </table:table-cell>
          <table:table-cell table:style-name="ce9" table:formula="of:=[.$C113]+[.$BH113]*[.$BC113]+[.$BI113]*[.$BF113]" office:value-type="float" office:value="14.9538481624432">
            <text:p>14.954</text:p>
          </table:table-cell>
          <table:table-cell table:style-name="ce53" table:formula="of:=ABS([.$AB113]-[.$BJ113])/[.$AB113]" office:value-type="percentage" office:value="0.0620353663335436">
            <text:p>6.20%</text:p>
          </table:table-cell>
          <table:table-cell table:style-name="ce53" table:formula="of:=ABS([.$AC113]-[.$BK113])/[.$AC113]" office:value-type="percentage" office:value="0.0254336084482159">
            <text:p>2.54%</text:p>
          </table:table-cell>
          <table:table-cell table:style-name="ce6" table:formula="of:=[.AB113]" office:value-type="float" office:value="26.5592971434286">
            <text:p>26.559</text:p>
          </table:table-cell>
          <table:table-cell table:style-name="ce6" table:formula="of:=[.AC113]" office:value-type="float" office:value="15.344104098062">
            <text:p>15.344</text:p>
          </table:table-cell>
          <table:table-cell/>
          <table:table-cell table:formula="of:=[.BN113]-[.BJ113]" office:value-type="float" office:value="1.64761572785403">
            <text:p>1.65</text:p>
          </table:table-cell>
          <table:table-cell table:formula="of:=[.BO113]-[.BK113]" office:value-type="float" office:value="0.390255935618773">
            <text:p>0.39</text:p>
          </table:table-cell>
          <table:table-cell table:style-name="ce75" table:formula="of:=[.BL113]-[.Z113]" office:value-type="percentage" office:value="0.0299722628138072">
            <text:p>3.00%</text:p>
          </table:table-cell>
          <table:table-cell table:style-name="ce75" table:formula="of:=[.BM113]-[.AA113]" office:value-type="percentage" office:value="-0.00151310929482839">
            <text:p>-0.15%</text:p>
          </table:table-cell>
          <table:table-cell table:number-columns-repeated="13"/>
          <table:table-cell table:formula="of:=[.BL113]-[.Z113]" office:value-type="percentage" office:value="0.0299722628138072">
            <text:p>3.00%</text:p>
          </table:table-cell>
          <table:table-cell table:formula="of:=[.BM113]-[.AA113]" office:value-type="percentage" office:value="-0.00151310929482839">
            <text:p>-0.15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14]+66.39)/-8.89)" office:value-type="float" office:value="2.10335157059054">
            <text:p>2.1</text:p>
          </table:table-cell>
          <table:table-cell table:formula="of:=EXP(([.L114]+66.39)/-8.89)" office:value-type="float" office:value="5.17282816371939">
            <text:p>5.17</text:p>
          </table:table-cell>
          <table:table-cell table:formula="of:=EXP(([.M114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formula="of:=-ROUND(IF(ROUND(1+RAND();0)=1;-1;1)*RAND()*(ABS([rssi_empiric.$G$14]-[rssi_empiric.$H$14])/2)+ABS(([rssi_empiric.$G$14]+[rssi_empiric.$H$14])/2);0)" office:value-type="float" office:value="-81">
            <text:p>-81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114]-[.$B114])^2 + ([.$E114]-[.$C114])^2)" office:value-type="float" office:value="4.0442799111832">
            <text:p>4.044</text:p>
          </table:table-cell>
          <table:table-cell table:style-name="ce43" table:formula="of:=IF( ([.$N114]-[.$H114] &lt;[.$I114])            AND            ([.$N114]+[.$H114] &gt;[.$I114]); 1; 0)" office:value-type="float" office:value="1">
            <text:p>1</text:p>
          </table:table-cell>
          <table:table-cell table:style-name="ce9" table:formula="of:=([.$D114]-[.$B114])/[.$N114]" office:value-type="float" office:value="-0.917345011096078">
            <text:p>-0.917</text:p>
          </table:table-cell>
          <table:table-cell table:style-name="ce9" table:formula="of:=([.$E114]-[.$C114])/[.$N114]" office:value-type="float" office:value="-0.398093118022826">
            <text:p>-0.398</text:p>
          </table:table-cell>
          <table:table-cell table:style-name="ce9" table:formula="of:=[.$P114]*([.$F114]-[.$B114])+[.$Q114]*([.$G114]-[.$C114])" office:value-type="float" office:value="1.97090710214171">
            <text:p>1.971</text:p>
          </table:table-cell>
          <table:table-cell table:style-name="ce9" table:formula="of:=([.$F114]-[.$B114]-[.$R114]*[.$P114])/SQRT(([.$F114]-[.$B114]-[.$R114]*[.$P114])^2+([.$G114]-[.$C114]-[.$R114]*[.$Q114])^2)" office:value-type="float" office:value="0.398093118022826">
            <text:p>0.398</text:p>
          </table:table-cell>
          <table:table-cell table:style-name="ce9" table:formula="of:=([.$G114]-[.$C114]-[.R114]*[.$Q114])/SQRT(([.$F114]-[.$B114]-[.R114]*[.$P114])^2+([.$G114]-[.$C114]-[.R114]*[.$Q114])^2)" office:value-type="float" office:value="-0.917345011096078">
            <text:p>-0.917</text:p>
          </table:table-cell>
          <table:table-cell table:style-name="ce9" table:formula="of:=[.$S114]*([.$F114]-[.$B114])+[.$T114]*([.$G114]-[.$C114])" office:value-type="float" office:value="3.46150620319065">
            <text:p>3.462</text:p>
          </table:table-cell>
          <table:table-cell table:style-name="ce48" table:formula="of:=([.$H114]^2-[.$I114]^2+[.$N114]^2)/(2*[.$N114])" office:value-type="float" office:value="-0.739051637515607">
            <text:p>-0.739</text:p>
          </table:table-cell>
          <table:table-cell table:style-name="ce48" table:formula="of:=([.$H114]^2-[.$J114]^2+[.$R114]^2+[.$U114]^2)/(2*[.$U114])-[.$R114]*[.$V114]/[.$U114]" office:value-type="float" office:value="1.78007998628606">
            <text:p>1.780</text:p>
          </table:table-cell>
          <table:table-cell table:style-name="ce9" table:formula="of:=[.$B114]+[.$V114]*[.$P114]+[.$W114]*[.$S114]" office:value-type="float" office:value="29.066602924688">
            <text:p>29.067</text:p>
          </table:table-cell>
          <table:table-cell table:style-name="ce9" table:formula="of:=[.$C114]+[.$V114]*[.$Q114]+[.$W114]*[.$T114]" office:value-type="float" office:value="15.931263875987">
            <text:p>15.931</text:p>
          </table:table-cell>
          <table:table-cell table:style-name="ce53" table:formula="of:=ABS([.$AB114]-[.$X114])/[.$AB114]" office:value-type="percentage" office:value="0.0944040713020052">
            <text:p>9.44%</text:p>
          </table:table-cell>
          <table:table-cell table:style-name="ce53" table:formula="of:=ABS([.$AC114]-[.$Y114])/[.$AC114]" office:value-type="percentage" office:value="0.0382661492761336">
            <text:p>3.83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14]+[.AL114]*(ABS([.K114])-[.AK113])" office:value-type="float" office:value="78.0298568167536">
            <text:p>78.030</text:p>
          </table:table-cell>
          <table:table-cell table:style-name="ce6" table:formula="of:=[.AJ114]*(1-[.AL114])" office:value-type="float" office:value="0.00993448283338076">
            <text:p>0.010</text:p>
          </table:table-cell>
          <table:table-cell table:style-name="ce6" table:formula="of:=[.AJ113]+[.$AF114]" office:value-type="float" office:value="0.0100709123141797">
            <text:p>0.010</text:p>
          </table:table-cell>
          <table:table-cell table:style-name="ce6" table:formula="of:=[.AH113]" office:value-type="float" office:value="78.099153164192">
            <text:p>78.099</text:p>
          </table:table-cell>
          <table:table-cell table:style-name="ce65" table:formula="of:=[.AJ114]/([.AJ114]+[.$AG114])" office:value-type="float" office:value="0.0135468839905231">
            <text:p>0.014</text:p>
          </table:table-cell>
          <table:table-cell table:style-name="ce60" table:formula="of:=[.AP114]+[.AQ114]*(ABS([.P114])-[.AP113])" office:value-type="float" office:value="68.4613900337389">
            <text:p>68.461</text:p>
          </table:table-cell>
          <table:table-cell table:style-name="ce6" table:formula="of:=[.AO114]*(1-[.AQ114])" office:value-type="float" office:value="0.0167405826755216">
            <text:p>0.017</text:p>
          </table:table-cell>
          <table:table-cell table:style-name="ce6" table:formula="of:=[.AO113]+[.$AF114]" office:value-type="float" office:value="0.0171316614094306">
            <text:p>0.017</text:p>
          </table:table-cell>
          <table:table-cell table:style-name="ce6" table:formula="of:=[.AM113]" office:value-type="float" office:value="70.072621630633">
            <text:p>70.073</text:p>
          </table:table-cell>
          <table:table-cell table:style-name="ce65" table:formula="of:=[.AO114]/([.AO114]+[.$AG114])" office:value-type="float" office:value="0.0228278346485275">
            <text:p>0.023</text:p>
          </table:table-cell>
          <table:table-cell table:style-name="ce60" table:formula="of:=[.AU114]+[.AV114]*(ABS([.U114])-[.AU113])" office:value-type="float" office:value="74.6545167475416">
            <text:p>74.655</text:p>
          </table:table-cell>
          <table:table-cell table:style-name="ce6" table:formula="of:=[.AT114]*(1-[.AV114])" office:value-type="float" office:value="0.0152334694641157">
            <text:p>0.015</text:p>
          </table:table-cell>
          <table:table-cell table:style-name="ce6" table:formula="of:=[.AT113]+[.$AF114]" office:value-type="float" office:value="0.0155566225359383">
            <text:p>0.016</text:p>
          </table:table-cell>
          <table:table-cell table:style-name="ce6" table:formula="of:=[.AR113]" office:value-type="float" office:value="76.1932605976322">
            <text:p>76.193</text:p>
          </table:table-cell>
          <table:table-cell table:style-name="ce65" table:formula="of:=[.AT114]/([.AT114]+[.$AG114])" office:value-type="float" office:value="0.0207727012130055">
            <text:p>0.021</text:p>
          </table:table-cell>
          <table:table-cell table:style-name="ce6" table:formula="of:=EXP((-[.AH114]+66.39)/-8.89)" office:value-type="float" office:value="3.70365521095693">
            <text:p>3.704</text:p>
          </table:table-cell>
          <table:table-cell table:style-name="ce6" table:formula="of:=EXP((-[.AM114]+66.39)/-8.89)" office:value-type="float" office:value="1.26238432412472">
            <text:p>1.262</text:p>
          </table:table-cell>
          <table:table-cell table:style-name="ce6" table:formula="of:=EXP((-[.AR114]+66.39)/-8.89)" office:value-type="float" office:value="2.53360180548209">
            <text:p>2.534</text:p>
          </table:table-cell>
          <table:table-cell table:style-name="ce9" table:formula="of:=SQRT(([.$D114]-[.$B114])^2 + ([.$E114]-[.$C114])^2)" office:value-type="float" office:value="4.0442799111832">
            <text:p>4.044</text:p>
          </table:table-cell>
          <table:table-cell table:style-name="ce43" table:formula="of:=IF( ([.$AZ114]-[.$AW114] &lt;[.$AX114])               AND               ([.$AZ114]+[.$AW114]&gt;[.$AX114]); 1; 0)" office:value-type="float" office:value="1">
            <text:p>1</text:p>
          </table:table-cell>
          <table:table-cell table:style-name="ce9" table:formula="of:=([.$D114]-[.$B114])/[.$AZ114]" office:value-type="float" office:value="-0.917345011096078">
            <text:p>-0.917</text:p>
          </table:table-cell>
          <table:table-cell table:style-name="ce9" table:formula="of:=([.$E114]-[.$C114])/[.$AZ114]" office:value-type="float" office:value="-0.398093118022826">
            <text:p>-0.398</text:p>
          </table:table-cell>
          <table:table-cell table:style-name="ce9" table:formula="of:=[.$BB114]*([.$F114]-[.$B114])+[.$BC114]*([.$G114]-[.$C114])" office:value-type="float" office:value="1.97090710214171">
            <text:p>1.971</text:p>
          </table:table-cell>
          <table:table-cell table:style-name="ce9" table:formula="of:=([.$F114]-[.$B114]-[.$BD114]*[.$BB114])/SQRT(([.$F114]-[.$B114]-[.$BD114]*[.$BB114])^2+([.$G114]-[.$C114]-[.$BD114]*[.$BC114])^2)" office:value-type="float" office:value="0.398093118022826">
            <text:p>0.398</text:p>
          </table:table-cell>
          <table:table-cell table:style-name="ce9" table:formula="of:=([.$G114]-[.$C114]-[.BD114]*[.$BC114])/SQRT(([.$F114]-[.$B114]-[.BD114]*[.$BB114])^2+([.$G114]-[.$C114]-[.BD114]*[.$BC114])^2)" office:value-type="float" office:value="-0.917345011096078">
            <text:p>-0.917</text:p>
          </table:table-cell>
          <table:table-cell table:style-name="ce9" table:formula="of:=[.$BE114]*([.$F114]-[.$B114])+[.$BF114]*([.$G114]-[.$C114])" office:value-type="float" office:value="3.46150620319065">
            <text:p>3.462</text:p>
          </table:table-cell>
          <table:table-cell table:style-name="ce48" table:formula="of:=([.$AW114]^2-[.$AX114]^2+[.$AZ114]^2)/(2*[.$AZ114])" office:value-type="float" office:value="3.52097881023281">
            <text:p>3.521</text:p>
          </table:table-cell>
          <table:table-cell table:style-name="ce48" table:formula="of:=([.$AW114]^2-[.$AY114]^2+[.$BD114]^2+[.$BG114]^2)/(2*[.$BG114])-[.$BD114]*[.$BH114]/[.$BG114]" office:value-type="float" office:value="1.34123398611721">
            <text:p>1.341</text:p>
          </table:table-cell>
          <table:table-cell table:style-name="ce9" table:formula="of:=[.$B114]+[.$BH114]*[.$BB114]+[.$BI114]*[.$BE114]" office:value-type="float" office:value="24.9839836737895">
            <text:p>24.984</text:p>
          </table:table-cell>
          <table:table-cell table:style-name="ce9" table:formula="of:=[.$C114]+[.$BH114]*[.$BC114]+[.$BI114]*[.$BF114]" office:value-type="float" office:value="14.637948261065">
            <text:p>14.638</text:p>
          </table:table-cell>
          <table:table-cell table:style-name="ce53" table:formula="of:=ABS([.$AB114]-[.$BJ114])/[.$AB114]" office:value-type="percentage" office:value="0.0593130707161377">
            <text:p>5.93%</text:p>
          </table:table-cell>
          <table:table-cell table:style-name="ce53" table:formula="of:=ABS([.$AC114]-[.$BK114])/[.$AC114]" office:value-type="percentage" office:value="0.0460213142770716">
            <text:p>4.60%</text:p>
          </table:table-cell>
          <table:table-cell table:style-name="ce6" table:formula="of:=[.AB114]" office:value-type="float" office:value="26.5592971434286">
            <text:p>26.559</text:p>
          </table:table-cell>
          <table:table-cell table:style-name="ce6" table:formula="of:=[.AC114]" office:value-type="float" office:value="15.344104098062">
            <text:p>15.344</text:p>
          </table:table-cell>
          <table:table-cell/>
          <table:table-cell table:formula="of:=[.BN114]-[.BJ114]" office:value-type="float" office:value="1.5753134696391">
            <text:p>1.58</text:p>
          </table:table-cell>
          <table:table-cell table:formula="of:=[.BO114]-[.BK114]" office:value-type="float" office:value="0.706155836997013">
            <text:p>0.71</text:p>
          </table:table-cell>
          <table:table-cell table:style-name="ce75" table:formula="of:=[.BL114]-[.Z114]" office:value-type="percentage" office:value="-0.0350910005858675">
            <text:p>-3.51%</text:p>
          </table:table-cell>
          <table:table-cell table:style-name="ce75" table:formula="of:=[.BM114]-[.AA114]" office:value-type="percentage" office:value="0.00775516500093795">
            <text:p>0.78%</text:p>
          </table:table-cell>
          <table:table-cell table:number-columns-repeated="13"/>
          <table:table-cell table:formula="of:=[.BL114]-[.Z114]" office:value-type="percentage" office:value="-0.0350910005858675">
            <text:p>-3.51%</text:p>
          </table:table-cell>
          <table:table-cell table:formula="of:=[.BM114]-[.AA114]" office:value-type="percentage" office:value="0.00775516500093795">
            <text:p>0.78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15]+66.39)/-8.89)" office:value-type="float" office:value="2.63400087893114">
            <text:p>2.63</text:p>
          </table:table-cell>
          <table:table-cell table:formula="of:=EXP(([.L115]+66.39)/-8.89)" office:value-type="float" office:value="1.67960757526435">
            <text:p>1.68</text:p>
          </table:table-cell>
          <table:table-cell table:formula="of:=EXP(([.M115]+66.39)/-8.89)" office:value-type="float" office:value="4.13070334546332">
            <text:p>4.13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71">
            <text:p>-71</text:p>
          </table:table-cell>
          <table:table-cell table:formula="of:=-ROUND(IF(ROUND(1+RAND();0)=1;-1;1)*RAND()*(ABS([rssi_empiric.$F$14]-[rssi_empiric.$G$14])/2)+ABS(([rssi_empiric.$F$14]+[rssi_empiric.$G$14])/2);0)" office:value-type="float" office:value="-79">
            <text:p>-79</text:p>
          </table:table-cell>
          <table:table-cell table:style-name="ce9" table:formula="of:=SQRT(([.$D115]-[.$B115])^2 + ([.$E115]-[.$C115])^2)" office:value-type="float" office:value="4.0442799111832">
            <text:p>4.044</text:p>
          </table:table-cell>
          <table:table-cell table:style-name="ce43" table:formula="of:=IF( ([.$N115]-[.$H115] &lt;[.$I115])            AND            ([.$N115]+[.$H115] &gt;[.$I115]); 1; 0)" office:value-type="float" office:value="1">
            <text:p>1</text:p>
          </table:table-cell>
          <table:table-cell table:style-name="ce9" table:formula="of:=([.$D115]-[.$B115])/[.$N115]" office:value-type="float" office:value="-0.917345011096078">
            <text:p>-0.917</text:p>
          </table:table-cell>
          <table:table-cell table:style-name="ce9" table:formula="of:=([.$E115]-[.$C115])/[.$N115]" office:value-type="float" office:value="-0.398093118022826">
            <text:p>-0.398</text:p>
          </table:table-cell>
          <table:table-cell table:style-name="ce9" table:formula="of:=[.$P115]*([.$F115]-[.$B115])+[.$Q115]*([.$G115]-[.$C115])" office:value-type="float" office:value="1.97090710214171">
            <text:p>1.971</text:p>
          </table:table-cell>
          <table:table-cell table:style-name="ce9" table:formula="of:=([.$F115]-[.$B115]-[.$R115]*[.$P115])/SQRT(([.$F115]-[.$B115]-[.$R115]*[.$P115])^2+([.$G115]-[.$C115]-[.$R115]*[.$Q115])^2)" office:value-type="float" office:value="0.398093118022826">
            <text:p>0.398</text:p>
          </table:table-cell>
          <table:table-cell table:style-name="ce9" table:formula="of:=([.$G115]-[.$C115]-[.R115]*[.$Q115])/SQRT(([.$F115]-[.$B115]-[.R115]*[.$P115])^2+([.$G115]-[.$C115]-[.R115]*[.$Q115])^2)" office:value-type="float" office:value="-0.917345011096078">
            <text:p>-0.917</text:p>
          </table:table-cell>
          <table:table-cell table:style-name="ce9" table:formula="of:=[.$S115]*([.$F115]-[.$B115])+[.$T115]*([.$G115]-[.$C115])" office:value-type="float" office:value="3.46150620319065">
            <text:p>3.462</text:p>
          </table:table-cell>
          <table:table-cell table:style-name="ce48" table:formula="of:=([.$H115]^2-[.$I115]^2+[.$N115]^2)/(2*[.$N115])" office:value-type="float" office:value="2.53111548569038">
            <text:p>2.531</text:p>
          </table:table-cell>
          <table:table-cell table:style-name="ce48" table:formula="of:=([.$H115]^2-[.$J115]^2+[.$R115]^2+[.$U115]^2)/(2*[.$U115])-[.$R115]*[.$V115]/[.$U115]" office:value-type="float" office:value="-0.611790969532843">
            <text:p>-0.612</text:p>
          </table:table-cell>
          <table:table-cell table:style-name="ce9" table:formula="of:=[.$B115]+[.$V115]*[.$P115]+[.$W115]*[.$S115]" office:value-type="float" office:value="25.1145440620544">
            <text:p>25.115</text:p>
          </table:table-cell>
          <table:table-cell table:style-name="ce9" table:formula="of:=[.$C115]+[.$V115]*[.$Q115]+[.$W115]*[.$T115]" office:value-type="float" office:value="16.8236037379602">
            <text:p>16.824</text:p>
          </table:table-cell>
          <table:table-cell table:style-name="ce53" table:formula="of:=ABS([.$AB115]-[.$X115])/[.$AB115]" office:value-type="percentage" office:value="0.0543972633602505">
            <text:p>5.44%</text:p>
          </table:table-cell>
          <table:table-cell table:style-name="ce53" table:formula="of:=ABS([.$AC115]-[.$Y115])/[.$AC115]" office:value-type="percentage" office:value="0.0964213766045233">
            <text:p>9.64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15]+[.AL115]*(ABS([.K115])-[.AK114])" office:value-type="float" office:value="77.9796703156016">
            <text:p>77.980</text:p>
          </table:table-cell>
          <table:table-cell table:style-name="ce6" table:formula="of:=[.AJ115]*(1-[.AL115])" office:value-type="float" office:value="0.011875440576364">
            <text:p>0.012</text:p>
          </table:table-cell>
          <table:table-cell table:style-name="ce6" table:formula="of:=[.AJ114]+[.$AF115]" office:value-type="float" office:value="0.0120709123141797">
            <text:p>0.012</text:p>
          </table:table-cell>
          <table:table-cell table:style-name="ce6" table:formula="of:=[.AH114]" office:value-type="float" office:value="78.0298568167536">
            <text:p>78.030</text:p>
          </table:table-cell>
          <table:table-cell table:style-name="ce65" table:formula="of:=[.AJ115]/([.AJ115]+[.$AG115])" office:value-type="float" office:value="0.0161936175765284">
            <text:p>0.016</text:p>
          </table:table-cell>
          <table:table-cell table:style-name="ce60" table:formula="of:=[.AP115]+[.AQ115]*(ABS([.P115])-[.AP114])" office:value-type="float" office:value="66.70311263078">
            <text:p>66.703</text:p>
          </table:table-cell>
          <table:table-cell table:style-name="ce6" table:formula="of:=[.AO115]*(1-[.AQ115])" office:value-type="float" office:value="0.0186452376745892">
            <text:p>0.019</text:p>
          </table:table-cell>
          <table:table-cell table:style-name="ce6" table:formula="of:=[.AO114]+[.$AF115]" office:value-type="float" office:value="0.0191316614094306">
            <text:p>0.019</text:p>
          </table:table-cell>
          <table:table-cell table:style-name="ce6" table:formula="of:=[.AM114]" office:value-type="float" office:value="68.4613900337389">
            <text:p>68.461</text:p>
          </table:table-cell>
          <table:table-cell table:style-name="ce65" table:formula="of:=[.AO115]/([.AO115]+[.$AG115])" office:value-type="float" office:value="0.0254250649973125">
            <text:p>0.025</text:p>
          </table:table-cell>
          <table:table-cell table:style-name="ce60" table:formula="of:=[.AU115]+[.AV115]*(ABS([.U115])-[.AU114])" office:value-type="float" office:value="72.9539862774321">
            <text:p>72.954</text:p>
          </table:table-cell>
          <table:table-cell table:style-name="ce6" table:formula="of:=[.AT115]*(1-[.AV115])" office:value-type="float" office:value="0.0171461337223086">
            <text:p>0.017</text:p>
          </table:table-cell>
          <table:table-cell table:style-name="ce6" table:formula="of:=[.AT114]+[.$AF115]" office:value-type="float" office:value="0.0175566225359382">
            <text:p>0.018</text:p>
          </table:table-cell>
          <table:table-cell table:style-name="ce6" table:formula="of:=[.AR114]" office:value-type="float" office:value="74.6545167475416">
            <text:p>74.655</text:p>
          </table:table-cell>
          <table:table-cell table:style-name="ce65" table:formula="of:=[.AT115]/([.AT115]+[.$AG115])" office:value-type="float" office:value="0.0233808531674784">
            <text:p>0.023</text:p>
          </table:table-cell>
          <table:table-cell table:style-name="ce6" table:formula="of:=EXP((-[.AH115]+66.39)/-8.89)" office:value-type="float" office:value="3.6828059613706">
            <text:p>3.683</text:p>
          </table:table-cell>
          <table:table-cell table:style-name="ce6" table:formula="of:=EXP((-[.AM115]+66.39)/-8.89)" office:value-type="float" office:value="1.03584836611049">
            <text:p>1.036</text:p>
          </table:table-cell>
          <table:table-cell table:style-name="ce6" table:formula="of:=EXP((-[.AR115]+66.39)/-8.89)" office:value-type="float" office:value="2.09249296567425">
            <text:p>2.092</text:p>
          </table:table-cell>
          <table:table-cell table:style-name="ce9" table:formula="of:=SQRT(([.$D115]-[.$B115])^2 + ([.$E115]-[.$C115])^2)" office:value-type="float" office:value="4.0442799111832">
            <text:p>4.044</text:p>
          </table:table-cell>
          <table:table-cell table:style-name="ce43" table:formula="of:=IF( ([.$AZ115]-[.$AW115] &lt;[.$AX115])               AND               ([.$AZ115]+[.$AW115]&gt;[.$AX115]); 1; 0)" office:value-type="float" office:value="1">
            <text:p>1</text:p>
          </table:table-cell>
          <table:table-cell table:style-name="ce9" table:formula="of:=([.$D115]-[.$B115])/[.$AZ115]" office:value-type="float" office:value="-0.917345011096078">
            <text:p>-0.917</text:p>
          </table:table-cell>
          <table:table-cell table:style-name="ce9" table:formula="of:=([.$E115]-[.$C115])/[.$AZ115]" office:value-type="float" office:value="-0.398093118022826">
            <text:p>-0.398</text:p>
          </table:table-cell>
          <table:table-cell table:style-name="ce9" table:formula="of:=[.$BB115]*([.$F115]-[.$B115])+[.$BC115]*([.$G115]-[.$C115])" office:value-type="float" office:value="1.97090710214171">
            <text:p>1.971</text:p>
          </table:table-cell>
          <table:table-cell table:style-name="ce9" table:formula="of:=([.$F115]-[.$B115]-[.$BD115]*[.$BB115])/SQRT(([.$F115]-[.$B115]-[.$BD115]*[.$BB115])^2+([.$G115]-[.$C115]-[.$BD115]*[.$BC115])^2)" office:value-type="float" office:value="0.398093118022826">
            <text:p>0.398</text:p>
          </table:table-cell>
          <table:table-cell table:style-name="ce9" table:formula="of:=([.$G115]-[.$C115]-[.BD115]*[.$BC115])/SQRT(([.$F115]-[.$B115]-[.BD115]*[.$BB115])^2+([.$G115]-[.$C115]-[.BD115]*[.$BC115])^2)" office:value-type="float" office:value="-0.917345011096078">
            <text:p>-0.917</text:p>
          </table:table-cell>
          <table:table-cell table:style-name="ce9" table:formula="of:=[.$BE115]*([.$F115]-[.$B115])+[.$BF115]*([.$G115]-[.$C115])" office:value-type="float" office:value="3.46150620319065">
            <text:p>3.462</text:p>
          </table:table-cell>
          <table:table-cell table:style-name="ce48" table:formula="of:=([.$AW115]^2-[.$AX115]^2+[.$AZ115]^2)/(2*[.$AZ115])" office:value-type="float" office:value="3.56630581278111">
            <text:p>3.566</text:p>
          </table:table-cell>
          <table:table-cell table:style-name="ce48" table:formula="of:=([.$AW115]^2-[.$AY115]^2+[.$BD115]^2+[.$BG115]^2)/(2*[.$BG115])-[.$BD115]*[.$BH115]/[.$BG115]" office:value-type="float" office:value="1.58793851328916">
            <text:p>1.588</text:p>
          </table:table-cell>
          <table:table-cell table:style-name="ce9" table:formula="of:=[.$B115]+[.$BH115]*[.$BB115]+[.$BI115]*[.$BE115]" office:value-type="float" office:value="25.0406145485861">
            <text:p>25.041</text:p>
          </table:table-cell>
          <table:table-cell table:style-name="ce9" table:formula="of:=[.$C115]+[.$BH115]*[.$BC115]+[.$BI115]*[.$BF115]" office:value-type="float" office:value="14.3935907260739">
            <text:p>14.394</text:p>
          </table:table-cell>
          <table:table-cell table:style-name="ce53" table:formula="of:=ABS([.$AB115]-[.$BJ115])/[.$AB115]" office:value-type="percentage" office:value="0.0571808277395717">
            <text:p>5.72%</text:p>
          </table:table-cell>
          <table:table-cell table:style-name="ce53" table:formula="of:=ABS([.$AC115]-[.$BK115])/[.$AC115]" office:value-type="percentage" office:value="0.0619464887564302">
            <text:p>6.19%</text:p>
          </table:table-cell>
          <table:table-cell table:style-name="ce6" table:formula="of:=[.AB115]" office:value-type="float" office:value="26.5592971434286">
            <text:p>26.559</text:p>
          </table:table-cell>
          <table:table-cell table:style-name="ce6" table:formula="of:=[.AC115]" office:value-type="float" office:value="15.344104098062">
            <text:p>15.344</text:p>
          </table:table-cell>
          <table:table-cell/>
          <table:table-cell table:formula="of:=[.BN115]-[.BJ115]" office:value-type="float" office:value="1.51868259484249">
            <text:p>1.52</text:p>
          </table:table-cell>
          <table:table-cell table:formula="of:=[.BO115]-[.BK115]" office:value-type="float" office:value="0.950513371988093">
            <text:p>0.95</text:p>
          </table:table-cell>
          <table:table-cell table:style-name="ce75" table:formula="of:=[.BL115]-[.Z115]" office:value-type="percentage" office:value="0.00278356437932117">
            <text:p>0.28%</text:p>
          </table:table-cell>
          <table:table-cell table:style-name="ce75" table:formula="of:=[.BM115]-[.AA115]" office:value-type="percentage" office:value="-0.0344748878480931">
            <text:p>-3.45%</text:p>
          </table:table-cell>
          <table:table-cell table:number-columns-repeated="13"/>
          <table:table-cell table:formula="of:=[.BL115]-[.Z115]" office:value-type="percentage" office:value="0.00278356437932117">
            <text:p>0.28%</text:p>
          </table:table-cell>
          <table:table-cell table:formula="of:=[.BM115]-[.AA115]" office:value-type="percentage" office:value="-0.0344748878480931">
            <text:p>-3.45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16]+66.39)/-8.89)" office:value-type="float" office:value="3.29852637439117">
            <text:p>3.3</text:p>
          </table:table-cell>
          <table:table-cell table:formula="of:=EXP(([.L116]+66.39)/-8.89)" office:value-type="float" office:value="4.13070334546332">
            <text:p>4.13</text:p>
          </table:table-cell>
          <table:table-cell table:formula="of:=EXP(([.M116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79">
            <text:p>-79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116]-[.$B116])^2 + ([.$E116]-[.$C116])^2)" office:value-type="float" office:value="4.0442799111832">
            <text:p>4.044</text:p>
          </table:table-cell>
          <table:table-cell table:style-name="ce43" table:formula="of:=IF( ([.$N116]-[.$H116] &lt;[.$I116])            AND            ([.$N116]+[.$H116] &gt;[.$I116]); 1; 0)" office:value-type="float" office:value="1">
            <text:p>1</text:p>
          </table:table-cell>
          <table:table-cell table:style-name="ce9" table:formula="of:=([.$D116]-[.$B116])/[.$N116]" office:value-type="float" office:value="-0.917345011096078">
            <text:p>-0.917</text:p>
          </table:table-cell>
          <table:table-cell table:style-name="ce9" table:formula="of:=([.$E116]-[.$C116])/[.$N116]" office:value-type="float" office:value="-0.398093118022826">
            <text:p>-0.398</text:p>
          </table:table-cell>
          <table:table-cell table:style-name="ce9" table:formula="of:=[.$P116]*([.$F116]-[.$B116])+[.$Q116]*([.$G116]-[.$C116])" office:value-type="float" office:value="1.97090710214171">
            <text:p>1.971</text:p>
          </table:table-cell>
          <table:table-cell table:style-name="ce9" table:formula="of:=([.$F116]-[.$B116]-[.$R116]*[.$P116])/SQRT(([.$F116]-[.$B116]-[.$R116]*[.$P116])^2+([.$G116]-[.$C116]-[.$R116]*[.$Q116])^2)" office:value-type="float" office:value="0.398093118022826">
            <text:p>0.398</text:p>
          </table:table-cell>
          <table:table-cell table:style-name="ce9" table:formula="of:=([.$G116]-[.$C116]-[.R116]*[.$Q116])/SQRT(([.$F116]-[.$B116]-[.R116]*[.$P116])^2+([.$G116]-[.$C116]-[.R116]*[.$Q116])^2)" office:value-type="float" office:value="-0.917345011096078">
            <text:p>-0.917</text:p>
          </table:table-cell>
          <table:table-cell table:style-name="ce9" table:formula="of:=[.$S116]*([.$F116]-[.$B116])+[.$T116]*([.$G116]-[.$C116])" office:value-type="float" office:value="3.46150620319065">
            <text:p>3.462</text:p>
          </table:table-cell>
          <table:table-cell table:style-name="ce48" table:formula="of:=([.$H116]^2-[.$I116]^2+[.$N116]^2)/(2*[.$N116])" office:value-type="float" office:value="1.25779697965513">
            <text:p>1.258</text:p>
          </table:table-cell>
          <table:table-cell table:style-name="ce48" table:formula="of:=([.$H116]^2-[.$J116]^2+[.$R116]^2+[.$U116]^2)/(2*[.$U116])-[.$R116]*[.$V116]/[.$U116]" office:value-type="float" office:value="1.1791890340574">
            <text:p>1.179</text:p>
          </table:table-cell>
          <table:table-cell table:style-name="ce9" table:formula="of:=[.$B116]+[.$V116]*[.$P116]+[.$W116]*[.$S116]" office:value-type="float" office:value="26.9955932550479">
            <text:p>26.996</text:p>
          </table:table-cell>
          <table:table-cell table:style-name="ce9" table:formula="of:=[.$C116]+[.$V116]*[.$Q116]+[.$W116]*[.$T116]" office:value-type="float" office:value="15.6875565009976">
            <text:p>15.688</text:p>
          </table:table-cell>
          <table:table-cell table:style-name="ce53" table:formula="of:=ABS([.$AB116]-[.$X116])/[.$AB116]" office:value-type="percentage" office:value="0.0164272461452255">
            <text:p>1.64%</text:p>
          </table:table-cell>
          <table:table-cell table:style-name="ce53" table:formula="of:=ABS([.$AC116]-[.$Y116])/[.$AC116]" office:value-type="percentage" office:value="0.0223833467721988">
            <text:p>2.24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16]+[.AL116]*(ABS([.K116])-[.AK115])" office:value-type="float" office:value="77.9602820392383">
            <text:p>77.960</text:p>
          </table:table-cell>
          <table:table-cell table:style-name="ce6" table:formula="of:=[.AJ116]*(1-[.AL116])" office:value-type="float" office:value="0.0138060106966023">
            <text:p>0.014</text:p>
          </table:table-cell>
          <table:table-cell table:style-name="ce6" table:formula="of:=[.AJ115]+[.$AF116]" office:value-type="float" office:value="0.0140709123141797">
            <text:p>0.014</text:p>
          </table:table-cell>
          <table:table-cell table:style-name="ce6" table:formula="of:=[.AH115]" office:value-type="float" office:value="77.9796703156016">
            <text:p>77.980</text:p>
          </table:table-cell>
          <table:table-cell table:style-name="ce65" table:formula="of:=[.AJ116]/([.AJ116]+[.$AG116])" office:value-type="float" office:value="0.0188261863667789">
            <text:p>0.019</text:p>
          </table:table-cell>
          <table:table-cell table:style-name="ce60" table:formula="of:=[.AP116]+[.AQ116]*(ABS([.P116])-[.AP115])" office:value-type="float" office:value="64.8113035190594">
            <text:p>64.811</text:p>
          </table:table-cell>
          <table:table-cell table:style-name="ce6" table:formula="of:=[.AO116]*(1-[.AQ116])" office:value-type="float" office:value="0.0205397947306323">
            <text:p>0.021</text:p>
          </table:table-cell>
          <table:table-cell table:style-name="ce6" table:formula="of:=[.AO115]+[.$AF116]" office:value-type="float" office:value="0.0211316614094306">
            <text:p>0.021</text:p>
          </table:table-cell>
          <table:table-cell table:style-name="ce6" table:formula="of:=[.AM115]" office:value-type="float" office:value="66.70311263078">
            <text:p>66.703</text:p>
          </table:table-cell>
          <table:table-cell table:style-name="ce65" table:formula="of:=[.AO116]/([.AO116]+[.$AG116])" office:value-type="float" office:value="0.0280085255641176">
            <text:p>0.028</text:p>
          </table:table-cell>
          <table:table-cell table:style-name="ce60" table:formula="of:=[.AU116]+[.AV116]*(ABS([.U116])-[.AU115])" office:value-type="float" office:value="71.1047372556972">
            <text:p>71.105</text:p>
          </table:table-cell>
          <table:table-cell table:style-name="ce6" table:formula="of:=[.AT116]*(1-[.AV116])" office:value-type="float" office:value="0.0190486363612211">
            <text:p>0.019</text:p>
          </table:table-cell>
          <table:table-cell table:style-name="ce6" table:formula="of:=[.AT115]+[.$AF116]" office:value-type="float" office:value="0.0195566225359382">
            <text:p>0.020</text:p>
          </table:table-cell>
          <table:table-cell table:style-name="ce6" table:formula="of:=[.AR115]" office:value-type="float" office:value="72.9539862774321">
            <text:p>72.954</text:p>
          </table:table-cell>
          <table:table-cell table:style-name="ce65" table:formula="of:=[.AT116]/([.AT116]+[.$AG116])" office:value-type="float" office:value="0.0259751485095984">
            <text:p>0.026</text:p>
          </table:table-cell>
          <table:table-cell table:style-name="ce6" table:formula="of:=EXP((-[.AH116]+66.39)/-8.89)" office:value-type="float" office:value="3.67478285064432">
            <text:p>3.675</text:p>
          </table:table-cell>
          <table:table-cell table:style-name="ce6" table:formula="of:=EXP((-[.AM116]+66.39)/-8.89)" office:value-type="float" office:value="0.837293044837765">
            <text:p>0.837</text:p>
          </table:table-cell>
          <table:table-cell table:style-name="ce6" table:formula="of:=EXP((-[.AR116]+66.39)/-8.89)" office:value-type="float" office:value="1.69951284555925">
            <text:p>1.700</text:p>
          </table:table-cell>
          <table:table-cell table:style-name="ce9" table:formula="of:=SQRT(([.$D116]-[.$B116])^2 + ([.$E116]-[.$C116])^2)" office:value-type="float" office:value="4.0442799111832">
            <text:p>4.044</text:p>
          </table:table-cell>
          <table:table-cell table:style-name="ce43" table:formula="of:=IF( ([.$AZ116]-[.$AW116] &lt;[.$AX116])               AND               ([.$AZ116]+[.$AW116]&gt;[.$AX116]); 1; 0)" office:value-type="float" office:value="1">
            <text:p>1</text:p>
          </table:table-cell>
          <table:table-cell table:style-name="ce9" table:formula="of:=([.$D116]-[.$B116])/[.$AZ116]" office:value-type="float" office:value="-0.917345011096078">
            <text:p>-0.917</text:p>
          </table:table-cell>
          <table:table-cell table:style-name="ce9" table:formula="of:=([.$E116]-[.$C116])/[.$AZ116]" office:value-type="float" office:value="-0.398093118022826">
            <text:p>-0.398</text:p>
          </table:table-cell>
          <table:table-cell table:style-name="ce9" table:formula="of:=[.$BB116]*([.$F116]-[.$B116])+[.$BC116]*([.$G116]-[.$C116])" office:value-type="float" office:value="1.97090710214171">
            <text:p>1.971</text:p>
          </table:table-cell>
          <table:table-cell table:style-name="ce9" table:formula="of:=([.$F116]-[.$B116]-[.$BD116]*[.$BB116])/SQRT(([.$F116]-[.$B116]-[.$BD116]*[.$BB116])^2+([.$G116]-[.$C116]-[.$BD116]*[.$BC116])^2)" office:value-type="float" office:value="0.398093118022826">
            <text:p>0.398</text:p>
          </table:table-cell>
          <table:table-cell table:style-name="ce9" table:formula="of:=([.$G116]-[.$C116]-[.BD116]*[.$BC116])/SQRT(([.$F116]-[.$B116]-[.BD116]*[.$BB116])^2+([.$G116]-[.$C116]-[.BD116]*[.$BC116])^2)" office:value-type="float" office:value="-0.917345011096078">
            <text:p>-0.917</text:p>
          </table:table-cell>
          <table:table-cell table:style-name="ce9" table:formula="of:=[.$BE116]*([.$F116]-[.$B116])+[.$BF116]*([.$G116]-[.$C116])" office:value-type="float" office:value="3.46150620319065">
            <text:p>3.462</text:p>
          </table:table-cell>
          <table:table-cell table:style-name="ce48" table:formula="of:=([.$AW116]^2-[.$AX116]^2+[.$AZ116]^2)/(2*[.$AZ116])" office:value-type="float" office:value="3.60498902113888">
            <text:p>3.605</text:p>
          </table:table-cell>
          <table:table-cell table:style-name="ce48" table:formula="of:=([.$AW116]^2-[.$AY116]^2+[.$BD116]^2+[.$BG116]^2)/(2*[.$BG116])-[.$BD116]*[.$BH116]/[.$BG116]" office:value-type="float" office:value="1.77263703096155">
            <text:p>1.773</text:p>
          </table:table-cell>
          <table:table-cell table:style-name="ce9" table:formula="of:=[.$B116]+[.$BH116]*[.$BB116]+[.$BI116]*[.$BE116]" office:value-type="float" office:value="25.0786559091803">
            <text:p>25.079</text:p>
          </table:table-cell>
          <table:table-cell table:style-name="ce9" table:formula="of:=[.$C116]+[.$BH116]*[.$BC116]+[.$BI116]*[.$BF116]" office:value-type="float" office:value="14.2087589433">
            <text:p>14.209</text:p>
          </table:table-cell>
          <table:table-cell table:style-name="ce53" table:formula="of:=ABS([.$AB116]-[.$BJ116])/[.$AB116]" office:value-type="percentage" office:value="0.0557485096933231">
            <text:p>5.57%</text:p>
          </table:table-cell>
          <table:table-cell table:style-name="ce53" table:formula="of:=ABS([.$AC116]-[.$BK116])/[.$AC116]" office:value-type="percentage" office:value="0.0739922740034961">
            <text:p>7.40%</text:p>
          </table:table-cell>
          <table:table-cell table:style-name="ce6" table:formula="of:=[.AB116]" office:value-type="float" office:value="26.5592971434286">
            <text:p>26.559</text:p>
          </table:table-cell>
          <table:table-cell table:style-name="ce6" table:formula="of:=[.AC116]" office:value-type="float" office:value="15.344104098062">
            <text:p>15.344</text:p>
          </table:table-cell>
          <table:table-cell/>
          <table:table-cell table:formula="of:=[.BN116]-[.BJ116]" office:value-type="float" office:value="1.48064123424828">
            <text:p>1.48</text:p>
          </table:table-cell>
          <table:table-cell table:formula="of:=[.BO116]-[.BK116]" office:value-type="float" office:value="1.13534515476197">
            <text:p>1.14</text:p>
          </table:table-cell>
          <table:table-cell table:style-name="ce75" table:formula="of:=[.BL116]-[.Z116]" office:value-type="percentage" office:value="0.0393212635480976">
            <text:p>3.93%</text:p>
          </table:table-cell>
          <table:table-cell table:style-name="ce75" table:formula="of:=[.BM116]-[.AA116]" office:value-type="percentage" office:value="0.0516089272312974">
            <text:p>5.16%</text:p>
          </table:table-cell>
          <table:table-cell table:number-columns-repeated="13"/>
          <table:table-cell table:formula="of:=[.BL116]-[.Z116]" office:value-type="percentage" office:value="0.0393212635480976">
            <text:p>3.93%</text:p>
          </table:table-cell>
          <table:table-cell table:formula="of:=[.BM116]-[.AA116]" office:value-type="percentage" office:value="0.0516089272312974">
            <text:p>5.16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17]+66.39)/-8.89)" office:value-type="float" office:value="2.94759586261819">
            <text:p>2.95</text:p>
          </table:table-cell>
          <table:table-cell table:formula="of:=EXP(([.L117]+66.39)/-8.89)" office:value-type="float" office:value="3.29852637439117">
            <text:p>3.3</text:p>
          </table:table-cell>
          <table:table-cell table:formula="of:=EXP(([.M117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77">
            <text:p>-77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117]-[.$B117])^2 + ([.$E117]-[.$C117])^2)" office:value-type="float" office:value="4.0442799111832">
            <text:p>4.044</text:p>
          </table:table-cell>
          <table:table-cell table:style-name="ce43" table:formula="of:=IF( ([.$N117]-[.$H117] &lt;[.$I117])            AND            ([.$N117]+[.$H117] &gt;[.$I117]); 1; 0)" office:value-type="float" office:value="1">
            <text:p>1</text:p>
          </table:table-cell>
          <table:table-cell table:style-name="ce9" table:formula="of:=([.$D117]-[.$B117])/[.$N117]" office:value-type="float" office:value="-0.917345011096078">
            <text:p>-0.917</text:p>
          </table:table-cell>
          <table:table-cell table:style-name="ce9" table:formula="of:=([.$E117]-[.$C117])/[.$N117]" office:value-type="float" office:value="-0.398093118022826">
            <text:p>-0.398</text:p>
          </table:table-cell>
          <table:table-cell table:style-name="ce9" table:formula="of:=[.$P117]*([.$F117]-[.$B117])+[.$Q117]*([.$G117]-[.$C117])" office:value-type="float" office:value="1.97090710214171">
            <text:p>1.971</text:p>
          </table:table-cell>
          <table:table-cell table:style-name="ce9" table:formula="of:=([.$F117]-[.$B117]-[.$R117]*[.$P117])/SQRT(([.$F117]-[.$B117]-[.$R117]*[.$P117])^2+([.$G117]-[.$C117]-[.$R117]*[.$Q117])^2)" office:value-type="float" office:value="0.398093118022826">
            <text:p>0.398</text:p>
          </table:table-cell>
          <table:table-cell table:style-name="ce9" table:formula="of:=([.$G117]-[.$C117]-[.R117]*[.$Q117])/SQRT(([.$F117]-[.$B117]-[.R117]*[.$P117])^2+([.$G117]-[.$C117]-[.R117]*[.$Q117])^2)" office:value-type="float" office:value="-0.917345011096078">
            <text:p>-0.917</text:p>
          </table:table-cell>
          <table:table-cell table:style-name="ce9" table:formula="of:=[.$S117]*([.$F117]-[.$B117])+[.$T117]*([.$G117]-[.$C117])" office:value-type="float" office:value="3.46150620319065">
            <text:p>3.462</text:p>
          </table:table-cell>
          <table:table-cell table:style-name="ce48" table:formula="of:=([.$H117]^2-[.$I117]^2+[.$N117]^2)/(2*[.$N117])" office:value-type="float" office:value="1.75114549905447">
            <text:p>1.751</text:p>
          </table:table-cell>
          <table:table-cell table:style-name="ce48" table:formula="of:=([.$H117]^2-[.$J117]^2+[.$R117]^2+[.$U117]^2)/(2*[.$U117])-[.$R117]*[.$V117]/[.$U117]" office:value-type="float" office:value="1.29478459258541">
            <text:p>1.295</text:p>
          </table:table-cell>
          <table:table-cell table:style-name="ce9" table:formula="of:=[.$B117]+[.$V117]*[.$P117]+[.$W117]*[.$S117]" office:value-type="float" office:value="26.5890402483693">
            <text:p>26.589</text:p>
          </table:table-cell>
          <table:table-cell table:style-name="ce9" table:formula="of:=[.$C117]+[.$V117]*[.$Q117]+[.$W117]*[.$T117]" office:value-type="float" office:value="15.3851168417175">
            <text:p>15.385</text:p>
          </table:table-cell>
          <table:table-cell table:style-name="ce53" table:formula="of:=ABS([.$AB117]-[.$X117])/[.$AB117]" office:value-type="percentage" office:value="0.00111987545378362">
            <text:p>0.11%</text:p>
          </table:table-cell>
          <table:table-cell table:style-name="ce53" table:formula="of:=ABS([.$AC117]-[.$Y117])/[.$AC117]" office:value-type="percentage" office:value="0.00267286661986717">
            <text:p>0.2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17]+[.AL117]*(ABS([.K117])-[.AK116])" office:value-type="float" office:value="77.9178285957607">
            <text:p>77.918</text:p>
          </table:table-cell>
          <table:table-cell table:style-name="ce6" table:formula="of:=[.AJ117]*(1-[.AL117])" office:value-type="float" office:value="0.015726276360311">
            <text:p>0.016</text:p>
          </table:table-cell>
          <table:table-cell table:style-name="ce6" table:formula="of:=[.AJ116]+[.$AF117]" office:value-type="float" office:value="0.0160709123141797">
            <text:p>0.016</text:p>
          </table:table-cell>
          <table:table-cell table:style-name="ce6" table:formula="of:=[.AH116]" office:value-type="float" office:value="77.9602820392383">
            <text:p>77.960</text:p>
          </table:table-cell>
          <table:table-cell table:style-name="ce65" table:formula="of:=[.AJ117]/([.AJ117]+[.$AG117])" office:value-type="float" office:value="0.0214447037685946">
            <text:p>0.021</text:p>
          </table:table-cell>
          <table:table-cell table:style-name="ce60" table:formula="of:=[.AP117]+[.AQ117]*(ABS([.P117])-[.AP116])" office:value-type="float" office:value="62.7996848992629">
            <text:p>62.800</text:p>
          </table:table-cell>
          <table:table-cell table:style-name="ce6" table:formula="of:=[.AO117]*(1-[.AQ117])" office:value-type="float" office:value="0.0224243339360013">
            <text:p>0.022</text:p>
          </table:table-cell>
          <table:table-cell table:style-name="ce6" table:formula="of:=[.AO116]+[.$AF117]" office:value-type="float" office:value="0.0231316614094306">
            <text:p>0.023</text:p>
          </table:table-cell>
          <table:table-cell table:style-name="ce6" table:formula="of:=[.AM116]" office:value-type="float" office:value="64.8113035190594">
            <text:p>64.811</text:p>
          </table:table-cell>
          <table:table-cell table:style-name="ce65" table:formula="of:=[.AO117]/([.AO117]+[.$AG117])" office:value-type="float" office:value="0.0305783255646717">
            <text:p>0.031</text:p>
          </table:table-cell>
          <table:table-cell table:style-name="ce60" table:formula="of:=[.AU117]+[.AV117]*(ABS([.U117])-[.AU116])" office:value-type="float" office:value="69.1203310249908">
            <text:p>69.120</text:p>
          </table:table-cell>
          <table:table-cell table:style-name="ce6" table:formula="of:=[.AT117]*(1-[.AV117])" office:value-type="float" office:value="0.0209410581464158">
            <text:p>0.021</text:p>
          </table:table-cell>
          <table:table-cell table:style-name="ce6" table:formula="of:=[.AT116]+[.$AF117]" office:value-type="float" office:value="0.0215566225359382">
            <text:p>0.022</text:p>
          </table:table-cell>
          <table:table-cell table:style-name="ce6" table:formula="of:=[.AR116]" office:value-type="float" office:value="71.1047372556972">
            <text:p>71.105</text:p>
          </table:table-cell>
          <table:table-cell table:style-name="ce65" table:formula="of:=[.AT117]/([.AT117]+[.$AG117])" office:value-type="float" office:value="0.0285556973731015">
            <text:p>0.029</text:p>
          </table:table-cell>
          <table:table-cell table:style-name="ce6" table:formula="of:=EXP((-[.AH117]+66.39)/-8.89)" office:value-type="float" office:value="3.65727607013619">
            <text:p>3.657</text:p>
          </table:table-cell>
          <table:table-cell table:style-name="ce6" table:formula="of:=EXP((-[.AM117]+66.39)/-8.89)" office:value-type="float" office:value="0.667737620467087">
            <text:p>0.668</text:p>
          </table:table-cell>
          <table:table-cell table:style-name="ce6" table:formula="of:=EXP((-[.AR117]+66.39)/-8.89)" office:value-type="float" office:value="1.35950933264586">
            <text:p>1.360</text:p>
          </table:table-cell>
          <table:table-cell table:style-name="ce9" table:formula="of:=SQRT(([.$D117]-[.$B117])^2 + ([.$E117]-[.$C117])^2)" office:value-type="float" office:value="4.0442799111832">
            <text:p>4.044</text:p>
          </table:table-cell>
          <table:table-cell table:style-name="ce43" table:formula="of:=IF( ([.$AZ117]-[.$AW117] &lt;[.$AX117])               AND               ([.$AZ117]+[.$AW117]&gt;[.$AX117]); 1; 0)" office:value-type="float" office:value="1">
            <text:p>1</text:p>
          </table:table-cell>
          <table:table-cell table:style-name="ce9" table:formula="of:=([.$D117]-[.$B117])/[.$AZ117]" office:value-type="float" office:value="-0.917345011096078">
            <text:p>-0.917</text:p>
          </table:table-cell>
          <table:table-cell table:style-name="ce9" table:formula="of:=([.$E117]-[.$C117])/[.$AZ117]" office:value-type="float" office:value="-0.398093118022826">
            <text:p>-0.398</text:p>
          </table:table-cell>
          <table:table-cell table:style-name="ce9" table:formula="of:=[.$BB117]*([.$F117]-[.$B117])+[.$BC117]*([.$G117]-[.$C117])" office:value-type="float" office:value="1.97090710214171">
            <text:p>1.971</text:p>
          </table:table-cell>
          <table:table-cell table:style-name="ce9" table:formula="of:=([.$F117]-[.$B117]-[.$BD117]*[.$BB117])/SQRT(([.$F117]-[.$B117]-[.$BD117]*[.$BB117])^2+([.$G117]-[.$C117]-[.$BD117]*[.$BC117])^2)" office:value-type="float" office:value="0.398093118022826">
            <text:p>0.398</text:p>
          </table:table-cell>
          <table:table-cell table:style-name="ce9" table:formula="of:=([.$G117]-[.$C117]-[.BD117]*[.$BC117])/SQRT(([.$F117]-[.$B117]-[.BD117]*[.$BB117])^2+([.$G117]-[.$C117]-[.BD117]*[.$BC117])^2)" office:value-type="float" office:value="-0.917345011096078">
            <text:p>-0.917</text:p>
          </table:table-cell>
          <table:table-cell table:style-name="ce9" table:formula="of:=[.$BE117]*([.$F117]-[.$B117])+[.$BF117]*([.$G117]-[.$C117])" office:value-type="float" office:value="3.46150620319065">
            <text:p>3.462</text:p>
          </table:table-cell>
          <table:table-cell table:style-name="ce48" table:formula="of:=([.$AW117]^2-[.$AX117]^2+[.$AZ117]^2)/(2*[.$AZ117])" office:value-type="float" office:value="3.62066861920492">
            <text:p>3.621</text:p>
          </table:table-cell>
          <table:table-cell table:style-name="ce48" table:formula="of:=([.$AW117]^2-[.$AY117]^2+[.$BD117]^2+[.$BG117]^2)/(2*[.$BG117])-[.$BD117]*[.$BH117]/[.$BG117]" office:value-type="float" office:value="1.89540316630941">
            <text:p>1.895</text:p>
          </table:table-cell>
          <table:table-cell table:style-name="ce9" table:formula="of:=[.$B117]+[.$BH117]*[.$BB117]+[.$BI117]*[.$BE117]" office:value-type="float" office:value="25.1131446617267">
            <text:p>25.113</text:p>
          </table:table-cell>
          <table:table-cell table:style-name="ce9" table:formula="of:=[.$C117]+[.$BH117]*[.$BC117]+[.$BI117]*[.$BF117]" office:value-type="float" office:value="14.0898981014237">
            <text:p>14.090</text:p>
          </table:table-cell>
          <table:table-cell table:style-name="ce53" table:formula="of:=ABS([.$AB117]-[.$BJ117])/[.$AB117]" office:value-type="percentage" office:value="0.0544499530199249">
            <text:p>5.44%</text:p>
          </table:table-cell>
          <table:table-cell table:style-name="ce53" table:formula="of:=ABS([.$AC117]-[.$BK117])/[.$AC117]" office:value-type="percentage" office:value="0.0817386266818111">
            <text:p>8.17%</text:p>
          </table:table-cell>
          <table:table-cell table:style-name="ce6" table:formula="of:=[.AB117]" office:value-type="float" office:value="26.5592971434286">
            <text:p>26.559</text:p>
          </table:table-cell>
          <table:table-cell table:style-name="ce6" table:formula="of:=[.AC117]" office:value-type="float" office:value="15.344104098062">
            <text:p>15.344</text:p>
          </table:table-cell>
          <table:table-cell/>
          <table:table-cell table:formula="of:=[.BN117]-[.BJ117]" office:value-type="float" office:value="1.44615248170191">
            <text:p>1.45</text:p>
          </table:table-cell>
          <table:table-cell table:formula="of:=[.BO117]-[.BK117]" office:value-type="float" office:value="1.25420599663834">
            <text:p>1.25</text:p>
          </table:table-cell>
          <table:table-cell table:style-name="ce75" table:formula="of:=[.BL117]-[.Z117]" office:value-type="percentage" office:value="0.0533300775661412">
            <text:p>5.33%</text:p>
          </table:table-cell>
          <table:table-cell table:style-name="ce75" table:formula="of:=[.BM117]-[.AA117]" office:value-type="percentage" office:value="0.0790657600619439">
            <text:p>7.91%</text:p>
          </table:table-cell>
          <table:table-cell table:number-columns-repeated="13"/>
          <table:table-cell table:formula="of:=[.BL117]-[.Z117]" office:value-type="percentage" office:value="0.0533300775661412">
            <text:p>5.33%</text:p>
          </table:table-cell>
          <table:table-cell table:formula="of:=[.BM117]-[.AA117]" office:value-type="percentage" office:value="0.0790657600619439">
            <text:p>7.91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18]+66.39)/-8.89)" office:value-type="float" office:value="3.29852637439117">
            <text:p>3.3</text:p>
          </table:table-cell>
          <table:table-cell table:formula="of:=EXP(([.L118]+66.39)/-8.89)" office:value-type="float" office:value="2.10335157059054">
            <text:p>2.1</text:p>
          </table:table-cell>
          <table:table-cell table:formula="of:=EXP(([.M118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73">
            <text:p>-73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118]-[.$B118])^2 + ([.$E118]-[.$C118])^2)" office:value-type="float" office:value="4.0442799111832">
            <text:p>4.044</text:p>
          </table:table-cell>
          <table:table-cell table:style-name="ce43" table:formula="of:=IF( ([.$N118]-[.$H118] &lt;[.$I118])            AND            ([.$N118]+[.$H118] &gt;[.$I118]); 1; 0)" office:value-type="float" office:value="1">
            <text:p>1</text:p>
          </table:table-cell>
          <table:table-cell table:style-name="ce9" table:formula="of:=([.$D118]-[.$B118])/[.$N118]" office:value-type="float" office:value="-0.917345011096078">
            <text:p>-0.917</text:p>
          </table:table-cell>
          <table:table-cell table:style-name="ce9" table:formula="of:=([.$E118]-[.$C118])/[.$N118]" office:value-type="float" office:value="-0.398093118022826">
            <text:p>-0.398</text:p>
          </table:table-cell>
          <table:table-cell table:style-name="ce9" table:formula="of:=[.$P118]*([.$F118]-[.$B118])+[.$Q118]*([.$G118]-[.$C118])" office:value-type="float" office:value="1.97090710214171">
            <text:p>1.971</text:p>
          </table:table-cell>
          <table:table-cell table:style-name="ce9" table:formula="of:=([.$F118]-[.$B118]-[.$R118]*[.$P118])/SQRT(([.$F118]-[.$B118]-[.$R118]*[.$P118])^2+([.$G118]-[.$C118]-[.$R118]*[.$Q118])^2)" office:value-type="float" office:value="0.398093118022826">
            <text:p>0.398</text:p>
          </table:table-cell>
          <table:table-cell table:style-name="ce9" table:formula="of:=([.$G118]-[.$C118]-[.R118]*[.$Q118])/SQRT(([.$F118]-[.$B118]-[.R118]*[.$P118])^2+([.$G118]-[.$C118]-[.R118]*[.$Q118])^2)" office:value-type="float" office:value="-0.917345011096078">
            <text:p>-0.917</text:p>
          </table:table-cell>
          <table:table-cell table:style-name="ce9" table:formula="of:=[.$S118]*([.$F118]-[.$B118])+[.$T118]*([.$G118]-[.$C118])" office:value-type="float" office:value="3.46150620319065">
            <text:p>3.462</text:p>
          </table:table-cell>
          <table:table-cell table:style-name="ce48" table:formula="of:=([.$H118]^2-[.$I118]^2+[.$N118]^2)/(2*[.$N118])" office:value-type="float" office:value="2.8203275878566">
            <text:p>2.820</text:p>
          </table:table-cell>
          <table:table-cell table:style-name="ce48" table:formula="of:=([.$H118]^2-[.$J118]^2+[.$R118]^2+[.$U118]^2)/(2*[.$U118])-[.$R118]*[.$V118]/[.$U118]" office:value-type="float" office:value="1.45736254944048">
            <text:p>1.457</text:p>
          </table:table-cell>
          <table:table-cell table:style-name="ce9" table:formula="of:=[.$B118]+[.$V118]*[.$P118]+[.$W118]*[.$S118]" office:value-type="float" office:value="25.6729525590196">
            <text:p>25.673</text:p>
          </table:table-cell>
          <table:table-cell table:style-name="ce9" table:formula="of:=[.$C118]+[.$V118]*[.$Q118]+[.$W118]*[.$T118]" office:value-type="float" office:value="14.8103427326169">
            <text:p>14.810</text:p>
          </table:table-cell>
          <table:table-cell table:style-name="ce53" table:formula="of:=ABS([.$AB118]-[.$X118])/[.$AB118]" office:value-type="percentage" office:value="0.0333722906755588">
            <text:p>3.34%</text:p>
          </table:table-cell>
          <table:table-cell table:style-name="ce53" table:formula="of:=ABS([.$AC118]-[.$Y118])/[.$AC118]" office:value-type="percentage" office:value="0.034786088652288">
            <text:p>3.48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18]+[.AL118]*(ABS([.K118])-[.AK117])" office:value-type="float" office:value="77.8947345022169">
            <text:p>77.895</text:p>
          </table:table-cell>
          <table:table-cell table:style-name="ce6" table:formula="of:=[.AJ118]*(1-[.AL118])" office:value-type="float" office:value="0.017636319848266">
            <text:p>0.018</text:p>
          </table:table-cell>
          <table:table-cell table:style-name="ce6" table:formula="of:=[.AJ117]+[.$AF118]" office:value-type="float" office:value="0.0180709123141797">
            <text:p>0.018</text:p>
          </table:table-cell>
          <table:table-cell table:style-name="ce6" table:formula="of:=[.AH117]" office:value-type="float" office:value="77.9178285957607">
            <text:p>77.918</text:p>
          </table:table-cell>
          <table:table-cell table:style-name="ce65" table:formula="of:=[.AJ118]/([.AJ118]+[.$AG118])" office:value-type="float" office:value="0.0240492819818899">
            <text:p>0.024</text:p>
          </table:table-cell>
          <table:table-cell table:style-name="ce60" table:formula="of:=[.AP118]+[.AQ118]*(ABS([.P118])-[.AP117])" office:value-type="float" office:value="60.6825858628126">
            <text:p>60.683</text:p>
          </table:table-cell>
          <table:table-cell table:style-name="ce6" table:formula="of:=[.AO118]*(1-[.AQ118])" office:value-type="float" office:value="0.0242989345382716">
            <text:p>0.024</text:p>
          </table:table-cell>
          <table:table-cell table:style-name="ce6" table:formula="of:=[.AO117]+[.$AF118]" office:value-type="float" office:value="0.0251316614094306">
            <text:p>0.025</text:p>
          </table:table-cell>
          <table:table-cell table:style-name="ce6" table:formula="of:=[.AM117]" office:value-type="float" office:value="62.7996848992629">
            <text:p>62.800</text:p>
          </table:table-cell>
          <table:table-cell table:style-name="ce65" table:formula="of:=[.AO118]/([.AO118]+[.$AG118])" office:value-type="float" office:value="0.0331345730627488">
            <text:p>0.033</text:p>
          </table:table-cell>
          <table:table-cell table:style-name="ce60" table:formula="of:=[.AU118]+[.AV118]*(ABS([.U118])-[.AU117])" office:value-type="float" office:value="67.0150972118684">
            <text:p>67.015</text:p>
          </table:table-cell>
          <table:table-cell table:style-name="ce6" table:formula="of:=[.AT118]*(1-[.AV118])" office:value-type="float" office:value="0.0228234789898069">
            <text:p>0.023</text:p>
          </table:table-cell>
          <table:table-cell table:style-name="ce6" table:formula="of:=[.AT117]+[.$AF118]" office:value-type="float" office:value="0.0235566225359383">
            <text:p>0.024</text:p>
          </table:table-cell>
          <table:table-cell table:style-name="ce6" table:formula="of:=[.AR117]" office:value-type="float" office:value="69.1203310249908">
            <text:p>69.120</text:p>
          </table:table-cell>
          <table:table-cell table:style-name="ce65" table:formula="of:=[.AT118]/([.AT118]+[.$AG118])" office:value-type="float" office:value="0.031122608727669">
            <text:p>0.031</text:p>
          </table:table-cell>
          <table:table-cell table:style-name="ce6" table:formula="of:=EXP((-[.AH118]+66.39)/-8.89)" office:value-type="float" office:value="3.6477876713445">
            <text:p>3.648</text:p>
          </table:table-cell>
          <table:table-cell table:style-name="ce6" table:formula="of:=EXP((-[.AM118]+66.39)/-8.89)" office:value-type="float" office:value="0.526236872348056">
            <text:p>0.526</text:p>
          </table:table-cell>
          <table:table-cell table:style-name="ce6" table:formula="of:=EXP((-[.AR118]+66.39)/-8.89)" office:value-type="float" office:value="1.07284569583674">
            <text:p>1.073</text:p>
          </table:table-cell>
          <table:table-cell table:style-name="ce9" table:formula="of:=SQRT(([.$D118]-[.$B118])^2 + ([.$E118]-[.$C118])^2)" office:value-type="float" office:value="4.0442799111832">
            <text:p>4.044</text:p>
          </table:table-cell>
          <table:table-cell table:style-name="ce43" table:formula="of:=IF( ([.$AZ118]-[.$AW118] &lt;[.$AX118])               AND               ([.$AZ118]+[.$AW118]&gt;[.$AX118]); 1; 0)" office:value-type="float" office:value="1">
            <text:p>1</text:p>
          </table:table-cell>
          <table:table-cell table:style-name="ce9" table:formula="of:=([.$D118]-[.$B118])/[.$AZ118]" office:value-type="float" office:value="-0.917345011096078">
            <text:p>-0.917</text:p>
          </table:table-cell>
          <table:table-cell table:style-name="ce9" table:formula="of:=([.$E118]-[.$C118])/[.$AZ118]" office:value-type="float" office:value="-0.398093118022826">
            <text:p>-0.398</text:p>
          </table:table-cell>
          <table:table-cell table:style-name="ce9" table:formula="of:=[.$BB118]*([.$F118]-[.$B118])+[.$BC118]*([.$G118]-[.$C118])" office:value-type="float" office:value="1.97090710214171">
            <text:p>1.971</text:p>
          </table:table-cell>
          <table:table-cell table:style-name="ce9" table:formula="of:=([.$F118]-[.$B118]-[.$BD118]*[.$BB118])/SQRT(([.$F118]-[.$B118]-[.$BD118]*[.$BB118])^2+([.$G118]-[.$C118]-[.$BD118]*[.$BC118])^2)" office:value-type="float" office:value="0.398093118022826">
            <text:p>0.398</text:p>
          </table:table-cell>
          <table:table-cell table:style-name="ce9" table:formula="of:=([.$G118]-[.$C118]-[.BD118]*[.$BC118])/SQRT(([.$F118]-[.$B118]-[.BD118]*[.$BB118])^2+([.$G118]-[.$C118]-[.BD118]*[.$BC118])^2)" office:value-type="float" office:value="-0.917345011096078">
            <text:p>-0.917</text:p>
          </table:table-cell>
          <table:table-cell table:style-name="ce9" table:formula="of:=[.$BE118]*([.$F118]-[.$B118])+[.$BF118]*([.$G118]-[.$C118])" office:value-type="float" office:value="3.46150620319065">
            <text:p>3.462</text:p>
          </table:table-cell>
          <table:table-cell table:style-name="ce48" table:formula="of:=([.$AW118]^2-[.$AX118]^2+[.$AZ118]^2)/(2*[.$AZ118])" office:value-type="float" office:value="3.63298662490415">
            <text:p>3.633</text:p>
          </table:table-cell>
          <table:table-cell table:style-name="ce48" table:formula="of:=([.$AW118]^2-[.$AY118]^2+[.$BD118]^2+[.$BG118]^2)/(2*[.$BG118])-[.$BD118]*[.$BH118]/[.$BG118]" office:value-type="float" office:value="1.97909492600207">
            <text:p>1.979</text:p>
          </table:table-cell>
          <table:table-cell table:style-name="ce9" table:formula="of:=[.$B118]+[.$BH118]*[.$BB118]+[.$BI118]*[.$BE118]" office:value-type="float" office:value="25.1351619142207">
            <text:p>25.135</text:p>
          </table:table-cell>
          <table:table-cell table:style-name="ce9" table:formula="of:=[.$C118]+[.$BH118]*[.$BC118]+[.$BI118]*[.$BF118]" office:value-type="float" office:value="14.0082201699031">
            <text:p>14.008</text:p>
          </table:table-cell>
          <table:table-cell table:style-name="ce53" table:formula="of:=ABS([.$AB118]-[.$BJ118])/[.$AB118]" office:value-type="percentage" office:value="0.0536209682627182">
            <text:p>5.36%</text:p>
          </table:table-cell>
          <table:table-cell table:style-name="ce53" table:formula="of:=ABS([.$AC118]-[.$BK118])/[.$AC118]" office:value-type="percentage" office:value="0.0870617091503966">
            <text:p>8.71%</text:p>
          </table:table-cell>
          <table:table-cell table:style-name="ce6" table:formula="of:=[.AB118]" office:value-type="float" office:value="26.5592971434286">
            <text:p>26.559</text:p>
          </table:table-cell>
          <table:table-cell table:style-name="ce6" table:formula="of:=[.AC118]" office:value-type="float" office:value="15.344104098062">
            <text:p>15.344</text:p>
          </table:table-cell>
          <table:table-cell/>
          <table:table-cell table:formula="of:=[.BN118]-[.BJ118]" office:value-type="float" office:value="1.42413522920789">
            <text:p>1.42</text:p>
          </table:table-cell>
          <table:table-cell table:formula="of:=[.BO118]-[.BK118]" office:value-type="float" office:value="1.33588392815888">
            <text:p>1.34</text:p>
          </table:table-cell>
          <table:table-cell table:style-name="ce75" table:formula="of:=[.BL118]-[.Z118]" office:value-type="percentage" office:value="0.0202486775871594">
            <text:p>2.02%</text:p>
          </table:table-cell>
          <table:table-cell table:style-name="ce75" table:formula="of:=[.BM118]-[.AA118]" office:value-type="percentage" office:value="0.0522756204981086">
            <text:p>5.23%</text:p>
          </table:table-cell>
          <table:table-cell table:number-columns-repeated="13"/>
          <table:table-cell table:formula="of:=[.BL118]-[.Z118]" office:value-type="percentage" office:value="0.0202486775871594">
            <text:p>2.02%</text:p>
          </table:table-cell>
          <table:table-cell table:formula="of:=[.BM118]-[.AA118]" office:value-type="percentage" office:value="0.0522756204981086">
            <text:p>5.2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19]+66.39)/-8.89)" office:value-type="float" office:value="1.87957581156176">
            <text:p>1.88</text:p>
          </table:table-cell>
          <table:table-cell table:formula="of:=EXP(([.L119]+66.39)/-8.89)" office:value-type="float" office:value="1.87957581156176">
            <text:p>1.88</text:p>
          </table:table-cell>
          <table:table-cell table:formula="of:=EXP(([.M119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72">
            <text:p>-72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119]-[.$B119])^2 + ([.$E119]-[.$C119])^2)" office:value-type="float" office:value="4.0442799111832">
            <text:p>4.044</text:p>
          </table:table-cell>
          <table:table-cell table:style-name="ce43" table:formula="of:=IF( ([.$N119]-[.$H119] &lt;[.$I119])            AND            ([.$N119]+[.$H119] &gt;[.$I119]); 1; 0)" office:value-type="float" office:value="0">
            <text:p>0</text:p>
          </table:table-cell>
          <table:table-cell table:style-name="ce9" table:formula="of:=([.$D119]-[.$B119])/[.$N119]" office:value-type="float" office:value="-0.917345011096078">
            <text:p>-0.917</text:p>
          </table:table-cell>
          <table:table-cell table:style-name="ce9" table:formula="of:=([.$E119]-[.$C119])/[.$N119]" office:value-type="float" office:value="-0.398093118022826">
            <text:p>-0.398</text:p>
          </table:table-cell>
          <table:table-cell table:style-name="ce9" table:formula="of:=[.$P119]*([.$F119]-[.$B119])+[.$Q119]*([.$G119]-[.$C119])" office:value-type="float" office:value="1.97090710214171">
            <text:p>1.971</text:p>
          </table:table-cell>
          <table:table-cell table:style-name="ce9" table:formula="of:=([.$F119]-[.$B119]-[.$R119]*[.$P119])/SQRT(([.$F119]-[.$B119]-[.$R119]*[.$P119])^2+([.$G119]-[.$C119]-[.$R119]*[.$Q119])^2)" office:value-type="float" office:value="0.398093118022826">
            <text:p>0.398</text:p>
          </table:table-cell>
          <table:table-cell table:style-name="ce9" table:formula="of:=([.$G119]-[.$C119]-[.R119]*[.$Q119])/SQRT(([.$F119]-[.$B119]-[.R119]*[.$P119])^2+([.$G119]-[.$C119]-[.R119]*[.$Q119])^2)" office:value-type="float" office:value="-0.917345011096078">
            <text:p>-0.917</text:p>
          </table:table-cell>
          <table:table-cell table:style-name="ce9" table:formula="of:=[.$S119]*([.$F119]-[.$B119])+[.$T119]*([.$G119]-[.$C119])" office:value-type="float" office:value="3.46150620319065">
            <text:p>3.462</text:p>
          </table:table-cell>
          <table:table-cell table:style-name="ce48" table:formula="of:=([.$H119]^2-[.$I119]^2+[.$N119]^2)/(2*[.$N119])" office:value-type="float" office:value="2.0221399555916">
            <text:p>2.022</text:p>
          </table:table-cell>
          <table:table-cell table:style-name="ce48" table:formula="of:=([.$H119]^2-[.$J119]^2+[.$R119]^2+[.$U119]^2)/(2*[.$U119])-[.$R119]*[.$V119]/[.$U119]" office:value-type="float" office:value="0.648625820323384">
            <text:p>0.649</text:p>
          </table:table-cell>
          <table:table-cell table:style-name="ce9" table:formula="of:=[.$B119]+[.$V119]*[.$P119]+[.$W119]*[.$S119]" office:value-type="float" office:value="26.0832134752426">
            <text:p>26.083</text:p>
          </table:table-cell>
          <table:table-cell table:style-name="ce9" table:formula="of:=[.$C119]+[.$V119]*[.$Q119]+[.$W119]*[.$T119]" office:value-type="float" office:value="15.8699863396582">
            <text:p>15.870</text:p>
          </table:table-cell>
          <table:table-cell table:style-name="ce53" table:formula="of:=ABS([.$AB119]-[.$X119])/[.$AB119]" office:value-type="percentage" office:value="0.0179253112616253">
            <text:p>1.79%</text:p>
          </table:table-cell>
          <table:table-cell table:style-name="ce53" table:formula="of:=ABS([.$AC119]-[.$Y119])/[.$AC119]" office:value-type="percentage" office:value="0.0342725934492756">
            <text:p>3.43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19]+[.AL119]*(ABS([.K119])-[.AK118])" office:value-type="float" office:value="77.7370833589654">
            <text:p>77.737</text:p>
          </table:table-cell>
          <table:table-cell table:style-name="ce6" table:formula="of:=[.AJ119]*(1-[.AL119])" office:value-type="float" office:value="0.0195362225675557">
            <text:p>0.020</text:p>
          </table:table-cell>
          <table:table-cell table:style-name="ce6" table:formula="of:=[.AJ118]+[.$AF119]" office:value-type="float" office:value="0.0200709123141797">
            <text:p>0.020</text:p>
          </table:table-cell>
          <table:table-cell table:style-name="ce6" table:formula="of:=[.AH118]" office:value-type="float" office:value="77.8947345022169">
            <text:p>77.895</text:p>
          </table:table-cell>
          <table:table-cell table:style-name="ce65" table:formula="of:=[.AJ119]/([.AJ119]+[.$AG119])" office:value-type="float" office:value="0.0266400320151997">
            <text:p>0.027</text:p>
          </table:table-cell>
          <table:table-cell table:style-name="ce60" table:formula="of:=[.AP119]+[.AQ119]*(ABS([.P119])-[.AP118])" office:value-type="float" office:value="58.4747864176536">
            <text:p>58.475</text:p>
          </table:table-cell>
          <table:table-cell table:style-name="ce6" table:formula="of:=[.AO119]*(1-[.AQ119])" office:value-type="float" office:value="0.0261636749513517">
            <text:p>0.026</text:p>
          </table:table-cell>
          <table:table-cell table:style-name="ce6" table:formula="of:=[.AO118]+[.$AF119]" office:value-type="float" office:value="0.0271316614094306">
            <text:p>0.027</text:p>
          </table:table-cell>
          <table:table-cell table:style-name="ce6" table:formula="of:=[.AM118]" office:value-type="float" office:value="60.6825858628126">
            <text:p>60.683</text:p>
          </table:table-cell>
          <table:table-cell table:style-name="ce65" table:formula="of:=[.AO119]/([.AO119]+[.$AG119])" office:value-type="float" office:value="0.0356773749853166">
            <text:p>0.036</text:p>
          </table:table-cell>
          <table:table-cell table:style-name="ce60" table:formula="of:=[.AU119]+[.AV119]*(ABS([.U119])-[.AU118])" office:value-type="float" office:value="64.8039712578706">
            <text:p>64.804</text:p>
          </table:table-cell>
          <table:table-cell table:style-name="ce6" table:formula="of:=[.AT119]*(1-[.AV119])" office:value-type="float" office:value="0.0246959779609081">
            <text:p>0.025</text:p>
          </table:table-cell>
          <table:table-cell table:style-name="ce6" table:formula="of:=[.AT118]+[.$AF119]" office:value-type="float" office:value="0.0255566225359383">
            <text:p>0.026</text:p>
          </table:table-cell>
          <table:table-cell table:style-name="ce6" table:formula="of:=[.AR118]" office:value-type="float" office:value="67.0150972118684">
            <text:p>67.015</text:p>
          </table:table-cell>
          <table:table-cell table:style-name="ce65" table:formula="of:=[.AT119]/([.AT119]+[.$AG119])" office:value-type="float" office:value="0.0336759903942665">
            <text:p>0.034</text:p>
          </table:table-cell>
          <table:table-cell table:style-name="ce6" table:formula="of:=EXP((-[.AH119]+66.39)/-8.89)" office:value-type="float" office:value="3.58366969354907">
            <text:p>3.584</text:p>
          </table:table-cell>
          <table:table-cell table:style-name="ce6" table:formula="of:=EXP((-[.AM119]+66.39)/-8.89)" office:value-type="float" office:value="0.410511952232462">
            <text:p>0.411</text:p>
          </table:table-cell>
          <table:table-cell table:style-name="ce6" table:formula="of:=EXP((-[.AR119]+66.39)/-8.89)" office:value-type="float" office:value="0.836602750097853">
            <text:p>0.837</text:p>
          </table:table-cell>
          <table:table-cell table:style-name="ce9" table:formula="of:=SQRT(([.$D119]-[.$B119])^2 + ([.$E119]-[.$C119])^2)" office:value-type="float" office:value="4.0442799111832">
            <text:p>4.044</text:p>
          </table:table-cell>
          <table:table-cell table:style-name="ce43" table:formula="of:=IF( ([.$AZ119]-[.$AW119] &lt;[.$AX119])               AND               ([.$AZ119]+[.$AW119]&gt;[.$AX119]); 1; 0)" office:value-type="float" office:value="0">
            <text:p>0</text:p>
          </table:table-cell>
          <table:table-cell table:style-name="ce9" table:formula="of:=([.$D119]-[.$B119])/[.$AZ119]" office:value-type="float" office:value="-0.917345011096078">
            <text:p>-0.917</text:p>
          </table:table-cell>
          <table:table-cell table:style-name="ce9" table:formula="of:=([.$E119]-[.$C119])/[.$AZ119]" office:value-type="float" office:value="-0.398093118022826">
            <text:p>-0.398</text:p>
          </table:table-cell>
          <table:table-cell table:style-name="ce9" table:formula="of:=[.$BB119]*([.$F119]-[.$B119])+[.$BC119]*([.$G119]-[.$C119])" office:value-type="float" office:value="1.97090710214171">
            <text:p>1.971</text:p>
          </table:table-cell>
          <table:table-cell table:style-name="ce9" table:formula="of:=([.$F119]-[.$B119]-[.$BD119]*[.$BB119])/SQRT(([.$F119]-[.$B119]-[.$BD119]*[.$BB119])^2+([.$G119]-[.$C119]-[.$BD119]*[.$BC119])^2)" office:value-type="float" office:value="0.398093118022826">
            <text:p>0.398</text:p>
          </table:table-cell>
          <table:table-cell table:style-name="ce9" table:formula="of:=([.$G119]-[.$C119]-[.BD119]*[.$BC119])/SQRT(([.$F119]-[.$B119]-[.BD119]*[.$BB119])^2+([.$G119]-[.$C119]-[.BD119]*[.$BC119])^2)" office:value-type="float" office:value="-0.917345011096078">
            <text:p>-0.917</text:p>
          </table:table-cell>
          <table:table-cell table:style-name="ce9" table:formula="of:=[.$BE119]*([.$F119]-[.$B119])+[.$BF119]*([.$G119]-[.$C119])" office:value-type="float" office:value="3.46150620319065">
            <text:p>3.462</text:p>
          </table:table-cell>
          <table:table-cell table:style-name="ce48" table:formula="of:=([.$AW119]^2-[.$AX119]^2+[.$AZ119]^2)/(2*[.$AZ119])" office:value-type="float" office:value="3.58906517934897">
            <text:p>3.589</text:p>
          </table:table-cell>
          <table:table-cell table:style-name="ce48" table:formula="of:=([.$AW119]^2-[.$AY119]^2+[.$BD119]^2+[.$BG119]^2)/(2*[.$BG119])-[.$BD119]*[.$BH119]/[.$BG119]" office:value-type="float" office:value="2.00228677824653">
            <text:p>2.002</text:p>
          </table:table-cell>
          <table:table-cell table:style-name="ce9" table:formula="of:=[.$B119]+[.$BH119]*[.$BB119]+[.$BI119]*[.$BE119]" office:value-type="float" office:value="25.1846855499536">
            <text:p>25.185</text:p>
          </table:table-cell>
          <table:table-cell table:style-name="ce9" table:formula="of:=[.$C119]+[.$BH119]*[.$BC119]+[.$BI119]*[.$BF119]" office:value-type="float" office:value="14.0044300651577">
            <text:p>14.004</text:p>
          </table:table-cell>
          <table:table-cell table:style-name="ce53" table:formula="of:=ABS([.$AB119]-[.$BJ119])/[.$AB119]" office:value-type="percentage" office:value="0.0517563241998331">
            <text:p>5.18%</text:p>
          </table:table-cell>
          <table:table-cell table:style-name="ce53" table:formula="of:=ABS([.$AC119]-[.$BK119])/[.$AC119]" office:value-type="percentage" office:value="0.0873087163866077">
            <text:p>8.73%</text:p>
          </table:table-cell>
          <table:table-cell table:style-name="ce6" table:formula="of:=[.AB119]" office:value-type="float" office:value="26.5592971434286">
            <text:p>26.559</text:p>
          </table:table-cell>
          <table:table-cell table:style-name="ce6" table:formula="of:=[.AC119]" office:value-type="float" office:value="15.344104098062">
            <text:p>15.344</text:p>
          </table:table-cell>
          <table:table-cell/>
          <table:table-cell table:formula="of:=[.BN119]-[.BJ119]" office:value-type="float" office:value="1.37461159347499">
            <text:p>1.37</text:p>
          </table:table-cell>
          <table:table-cell table:formula="of:=[.BO119]-[.BK119]" office:value-type="float" office:value="1.33967403290428">
            <text:p>1.34</text:p>
          </table:table-cell>
          <table:table-cell table:style-name="ce75" table:formula="of:=[.BL119]-[.Z119]" office:value-type="percentage" office:value="0.0338310129382078">
            <text:p>3.38%</text:p>
          </table:table-cell>
          <table:table-cell table:style-name="ce75" table:formula="of:=[.BM119]-[.AA119]" office:value-type="percentage" office:value="0.0530361229373321">
            <text:p>5.30%</text:p>
          </table:table-cell>
          <table:table-cell table:number-columns-repeated="13"/>
          <table:table-cell table:formula="of:=[.BL119]-[.Z119]" office:value-type="percentage" office:value="0.0338310129382078">
            <text:p>3.38%</text:p>
          </table:table-cell>
          <table:table-cell table:formula="of:=[.BM119]-[.AA119]" office:value-type="percentage" office:value="0.0530361229373321">
            <text:p>5.3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20]+66.39)/-8.89)" office:value-type="float" office:value="3.29852637439117">
            <text:p>3.3</text:p>
          </table:table-cell>
          <table:table-cell table:formula="of:=EXP(([.L120]+66.39)/-8.89)" office:value-type="float" office:value="4.13070334546332">
            <text:p>4.13</text:p>
          </table:table-cell>
          <table:table-cell table:formula="of:=EXP(([.M120]+66.39)/-8.89)" office:value-type="float" office:value="1.67960757526435">
            <text:p>1.68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79">
            <text:p>-79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style-name="ce9" table:formula="of:=SQRT(([.$D120]-[.$B120])^2 + ([.$E120]-[.$C120])^2)" office:value-type="float" office:value="4.0442799111832">
            <text:p>4.044</text:p>
          </table:table-cell>
          <table:table-cell table:style-name="ce43" table:formula="of:=IF( ([.$N120]-[.$H120] &lt;[.$I120])            AND            ([.$N120]+[.$H120] &gt;[.$I120]); 1; 0)" office:value-type="float" office:value="1">
            <text:p>1</text:p>
          </table:table-cell>
          <table:table-cell table:style-name="ce9" table:formula="of:=([.$D120]-[.$B120])/[.$N120]" office:value-type="float" office:value="-0.917345011096078">
            <text:p>-0.917</text:p>
          </table:table-cell>
          <table:table-cell table:style-name="ce9" table:formula="of:=([.$E120]-[.$C120])/[.$N120]" office:value-type="float" office:value="-0.398093118022826">
            <text:p>-0.398</text:p>
          </table:table-cell>
          <table:table-cell table:style-name="ce9" table:formula="of:=[.$P120]*([.$F120]-[.$B120])+[.$Q120]*([.$G120]-[.$C120])" office:value-type="float" office:value="1.97090710214171">
            <text:p>1.971</text:p>
          </table:table-cell>
          <table:table-cell table:style-name="ce9" table:formula="of:=([.$F120]-[.$B120]-[.$R120]*[.$P120])/SQRT(([.$F120]-[.$B120]-[.$R120]*[.$P120])^2+([.$G120]-[.$C120]-[.$R120]*[.$Q120])^2)" office:value-type="float" office:value="0.398093118022826">
            <text:p>0.398</text:p>
          </table:table-cell>
          <table:table-cell table:style-name="ce9" table:formula="of:=([.$G120]-[.$C120]-[.R120]*[.$Q120])/SQRT(([.$F120]-[.$B120]-[.R120]*[.$P120])^2+([.$G120]-[.$C120]-[.R120]*[.$Q120])^2)" office:value-type="float" office:value="-0.917345011096078">
            <text:p>-0.917</text:p>
          </table:table-cell>
          <table:table-cell table:style-name="ce9" table:formula="of:=[.$S120]*([.$F120]-[.$B120])+[.$T120]*([.$G120]-[.$C120])" office:value-type="float" office:value="3.46150620319065">
            <text:p>3.462</text:p>
          </table:table-cell>
          <table:table-cell table:style-name="ce48" table:formula="of:=([.$H120]^2-[.$I120]^2+[.$N120]^2)/(2*[.$N120])" office:value-type="float" office:value="1.25779697965513">
            <text:p>1.258</text:p>
          </table:table-cell>
          <table:table-cell table:style-name="ce48" table:formula="of:=([.$H120]^2-[.$J120]^2+[.$R120]^2+[.$U120]^2)/(2*[.$U120])-[.$R120]*[.$V120]/[.$U120]" office:value-type="float" office:value="2.73980335752047">
            <text:p>2.740</text:p>
          </table:table-cell>
          <table:table-cell table:style-name="ce9" table:formula="of:=[.$B120]+[.$V120]*[.$P120]+[.$W120]*[.$S120]" office:value-type="float" office:value="27.6168630771064">
            <text:p>27.617</text:p>
          </table:table-cell>
          <table:table-cell table:style-name="ce9" table:formula="of:=[.$C120]+[.$V120]*[.$Q120]+[.$W120]*[.$T120]" office:value-type="float" office:value="14.2559347371237">
            <text:p>14.256</text:p>
          </table:table-cell>
          <table:table-cell table:style-name="ce53" table:formula="of:=ABS([.$AB120]-[.$X120])/[.$AB120]" office:value-type="percentage" office:value="0.0398190482212911">
            <text:p>3.98%</text:p>
          </table:table-cell>
          <table:table-cell table:style-name="ce53" table:formula="of:=ABS([.$AC120]-[.$Y120])/[.$AC120]" office:value-type="percentage" office:value="0.070917751468835">
            <text:p>7.0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20]+[.AL120]*(ABS([.K120])-[.AK119])" office:value-type="float" office:value="77.7109418440182">
            <text:p>77.711</text:p>
          </table:table-cell>
          <table:table-cell table:style-name="ce6" table:formula="of:=[.AJ120]*(1-[.AL120])" office:value-type="float" office:value="0.0214260650631472">
            <text:p>0.021</text:p>
          </table:table-cell>
          <table:table-cell table:style-name="ce6" table:formula="of:=[.AJ119]+[.$AF120]" office:value-type="float" office:value="0.0220709123141797">
            <text:p>0.022</text:p>
          </table:table-cell>
          <table:table-cell table:style-name="ce6" table:formula="of:=[.AH119]" office:value-type="float" office:value="77.7370833589654">
            <text:p>77.737</text:p>
          </table:table-cell>
          <table:table-cell table:style-name="ce65" table:formula="of:=[.AJ120]/([.AJ120]+[.$AG120])" office:value-type="float" office:value="0.0292170637014507">
            <text:p>0.029</text:p>
          </table:table-cell>
          <table:table-cell table:style-name="ce60" table:formula="of:=[.AP120]+[.AQ120]*(ABS([.P120])-[.AP119])" office:value-type="float" office:value="56.1913455939519">
            <text:p>56.191</text:p>
          </table:table-cell>
          <table:table-cell table:style-name="ce6" table:formula="of:=[.AO120]*(1-[.AQ120])" office:value-type="float" office:value="0.0280186327664173">
            <text:p>0.028</text:p>
          </table:table-cell>
          <table:table-cell table:style-name="ce6" table:formula="of:=[.AO119]+[.$AF120]" office:value-type="float" office:value="0.0291316614094306">
            <text:p>0.029</text:p>
          </table:table-cell>
          <table:table-cell table:style-name="ce6" table:formula="of:=[.AM119]" office:value-type="float" office:value="58.4747864176536">
            <text:p>58.475</text:p>
          </table:table-cell>
          <table:table-cell table:style-name="ce65" table:formula="of:=[.AO120]/([.AO120]+[.$AG120])" office:value-type="float" office:value="0.0382068371374452">
            <text:p>0.038</text:p>
          </table:table-cell>
          <table:table-cell table:style-name="ce60" table:formula="of:=[.AU120]+[.AV120]*(ABS([.U120])-[.AU119])" office:value-type="float" office:value="62.5023176433049">
            <text:p>62.502</text:p>
          </table:table-cell>
          <table:table-cell table:style-name="ce6" table:formula="of:=[.AT120]*(1-[.AV120])" office:value-type="float" office:value="0.0265586332979044">
            <text:p>0.027</text:p>
          </table:table-cell>
          <table:table-cell table:style-name="ce6" table:formula="of:=[.AT119]+[.$AF120]" office:value-type="float" office:value="0.0275566225359383">
            <text:p>0.028</text:p>
          </table:table-cell>
          <table:table-cell table:style-name="ce6" table:formula="of:=[.AR119]" office:value-type="float" office:value="64.8039712578706">
            <text:p>64.804</text:p>
          </table:table-cell>
          <table:table-cell table:style-name="ce65" table:formula="of:=[.AT120]/([.AT120]+[.$AG120])" office:value-type="float" office:value="0.0362159490602408">
            <text:p>0.036</text:p>
          </table:table-cell>
          <table:table-cell table:style-name="ce6" table:formula="of:=EXP((-[.AH120]+66.39)/-8.89)" office:value-type="float" office:value="3.57314720192726">
            <text:p>3.573</text:p>
          </table:table-cell>
          <table:table-cell table:style-name="ce6" table:formula="of:=EXP((-[.AM120]+66.39)/-8.89)" office:value-type="float" office:value="0.31752293722581">
            <text:p>0.318</text:p>
          </table:table-cell>
          <table:table-cell table:style-name="ce6" table:formula="of:=EXP((-[.AR120]+66.39)/-8.89)" office:value-type="float" office:value="0.645771468688971">
            <text:p>0.646</text:p>
          </table:table-cell>
          <table:table-cell table:style-name="ce9" table:formula="of:=SQRT(([.$D120]-[.$B120])^2 + ([.$E120]-[.$C120])^2)" office:value-type="float" office:value="4.0442799111832">
            <text:p>4.044</text:p>
          </table:table-cell>
          <table:table-cell table:style-name="ce43" table:formula="of:=IF( ([.$AZ120]-[.$AW120] &lt;[.$AX120])               AND               ([.$AZ120]+[.$AW120]&gt;[.$AX120]); 1; 0)" office:value-type="float" office:value="0">
            <text:p>0</text:p>
          </table:table-cell>
          <table:table-cell table:style-name="ce9" table:formula="of:=([.$D120]-[.$B120])/[.$AZ120]" office:value-type="float" office:value="-0.917345011096078">
            <text:p>-0.917</text:p>
          </table:table-cell>
          <table:table-cell table:style-name="ce9" table:formula="of:=([.$E120]-[.$C120])/[.$AZ120]" office:value-type="float" office:value="-0.398093118022826">
            <text:p>-0.398</text:p>
          </table:table-cell>
          <table:table-cell table:style-name="ce9" table:formula="of:=[.$BB120]*([.$F120]-[.$B120])+[.$BC120]*([.$G120]-[.$C120])" office:value-type="float" office:value="1.97090710214171">
            <text:p>1.971</text:p>
          </table:table-cell>
          <table:table-cell table:style-name="ce9" table:formula="of:=([.$F120]-[.$B120]-[.$BD120]*[.$BB120])/SQRT(([.$F120]-[.$B120]-[.$BD120]*[.$BB120])^2+([.$G120]-[.$C120]-[.$BD120]*[.$BC120])^2)" office:value-type="float" office:value="0.398093118022826">
            <text:p>0.398</text:p>
          </table:table-cell>
          <table:table-cell table:style-name="ce9" table:formula="of:=([.$G120]-[.$C120]-[.BD120]*[.$BC120])/SQRT(([.$F120]-[.$B120]-[.BD120]*[.$BB120])^2+([.$G120]-[.$C120]-[.BD120]*[.$BC120])^2)" office:value-type="float" office:value="-0.917345011096078">
            <text:p>-0.917</text:p>
          </table:table-cell>
          <table:table-cell table:style-name="ce9" table:formula="of:=[.$BE120]*([.$F120]-[.$B120])+[.$BF120]*([.$G120]-[.$C120])" office:value-type="float" office:value="3.46150620319065">
            <text:p>3.462</text:p>
          </table:table-cell>
          <table:table-cell table:style-name="ce48" table:formula="of:=([.$AW120]^2-[.$AX120]^2+[.$AZ120]^2)/(2*[.$AZ120])" office:value-type="float" office:value="3.58812455472267">
            <text:p>3.588</text:p>
          </table:table-cell>
          <table:table-cell table:style-name="ce48" table:formula="of:=([.$AW120]^2-[.$AY120]^2+[.$BD120]^2+[.$BG120]^2)/(2*[.$BG120])-[.$BD120]*[.$BH120]/[.$BG120]" office:value-type="float" office:value="2.03280580392317">
            <text:p>2.033</text:p>
          </table:table-cell>
          <table:table-cell table:style-name="ce9" table:formula="of:=[.$B120]+[.$BH120]*[.$BB120]+[.$BI120]*[.$BE120]" office:value-type="float" office:value="25.1976978413525">
            <text:p>25.198</text:p>
          </table:table-cell>
          <table:table-cell table:style-name="ce9" table:formula="of:=[.$C120]+[.$BH120]*[.$BC120]+[.$BI120]*[.$BF120]" office:value-type="float" office:value="13.9768080454001">
            <text:p>13.977</text:p>
          </table:table-cell>
          <table:table-cell table:style-name="ce53" table:formula="of:=ABS([.$AB120]-[.$BJ120])/[.$AB120]" office:value-type="percentage" office:value="0.0512663906248364">
            <text:p>5.13%</text:p>
          </table:table-cell>
          <table:table-cell table:style-name="ce53" table:formula="of:=ABS([.$AC120]-[.$BK120])/[.$AC120]" office:value-type="percentage" office:value="0.089108887943127">
            <text:p>8.91%</text:p>
          </table:table-cell>
          <table:table-cell table:style-name="ce6" table:formula="of:=[.AB120]" office:value-type="float" office:value="26.5592971434286">
            <text:p>26.559</text:p>
          </table:table-cell>
          <table:table-cell table:style-name="ce6" table:formula="of:=[.AC120]" office:value-type="float" office:value="15.344104098062">
            <text:p>15.344</text:p>
          </table:table-cell>
          <table:table-cell/>
          <table:table-cell table:formula="of:=[.BN120]-[.BJ120]" office:value-type="float" office:value="1.36159930207611">
            <text:p>1.36</text:p>
          </table:table-cell>
          <table:table-cell table:formula="of:=[.BO120]-[.BK120]" office:value-type="float" office:value="1.36729605266188">
            <text:p>1.37</text:p>
          </table:table-cell>
          <table:table-cell table:style-name="ce75" table:formula="of:=[.BL120]-[.Z120]" office:value-type="percentage" office:value="0.0114473424035453">
            <text:p>1.14%</text:p>
          </table:table-cell>
          <table:table-cell table:style-name="ce75" table:formula="of:=[.BM120]-[.AA120]" office:value-type="percentage" office:value="0.018191136474292">
            <text:p>1.82%</text:p>
          </table:table-cell>
          <table:table-cell table:number-columns-repeated="13"/>
          <table:table-cell table:formula="of:=[.BL120]-[.Z120]" office:value-type="percentage" office:value="0.0114473424035453">
            <text:p>1.14%</text:p>
          </table:table-cell>
          <table:table-cell table:formula="of:=[.BM120]-[.AA120]" office:value-type="percentage" office:value="0.018191136474292">
            <text:p>1.82%</text:p>
          </table:table-cell>
          <table:table-cell table:number-columns-repeated="937"/>
        </table:table-row>
        <table:table-row table:style-name="ro2">
          <table:table-cell table:style-name="ce10" office:value-type="string">
            <text:p>mode</text:p>
          </table:table-cell>
          <table:table-cell table:style-name="ce15" office:value-type="float" office:value="28.68">
            <text:p>28.680</text:p>
          </table:table-cell>
          <table:table-cell table:style-name="ce15" office:value-type="float" office:value="18.27">
            <text:p>18.270</text:p>
          </table:table-cell>
          <table:table-cell table:style-name="ce15" office:value-type="float" office:value="24.97">
            <text:p>24.970</text:p>
          </table:table-cell>
          <table:table-cell table:style-name="ce15" office:value-type="float" office:value="16.66">
            <text:p>16.660</text:p>
          </table:table-cell>
          <table:table-cell table:style-name="ce15" office:value-type="float" office:value="28.25">
            <text:p>28.250</text:p>
          </table:table-cell>
          <table:table-cell table:style-name="ce15" office:value-type="float" office:value="14.31">
            <text:p>14.310</text:p>
          </table:table-cell>
          <table:table-cell table:style-name="ce10" table:formula="of:=EXP(([.K121]+66.39)/-8.89)" office:value-type="float" office:value="3.29852637439117">
            <text:p>3.3</text:p>
          </table:table-cell>
          <table:table-cell table:style-name="ce10" table:formula="of:=EXP(([.L121]+66.39)/-8.89)" office:value-type="float" office:value="4.13070334546332">
            <text:p>4.13</text:p>
          </table:table-cell>
          <table:table-cell table:style-name="ce10" table:formula="of:=EXP(([.M121]+66.39)/-8.89)" office:value-type="float" office:value="3.69123745237239">
            <text:p>3.69</text:p>
          </table:table-cell>
          <table:table-cell table:style-name="ce10" table:formula="of:=MODE([.K111:.K120])" office:value-type="float" office:value="-77">
            <text:p>-77</text:p>
          </table:table-cell>
          <table:table-cell table:style-name="ce10" table:formula="of:=MODE([.L111:.L120])" office:value-type="float" office:value="-79">
            <text:p>-79</text:p>
          </table:table-cell>
          <table:table-cell table:style-name="ce10" table:formula="of:=MODE([.M111:.M120])" office:value-type="float" office:value="-78">
            <text:p>-78</text:p>
          </table:table-cell>
          <table:table-cell table:style-name="ce42" table:formula="of:=SQRT(([.$D121]-[.$B121])^2 + ([.$E121]-[.$C121])^2)" office:value-type="float" office:value="4.0442799111832">
            <text:p>4.044</text:p>
          </table:table-cell>
          <table:table-cell table:style-name="ce44" table:formula="of:=IF( ([.$N121]-[.$H121] &lt;[.$I121])            AND            ([.$N121]+[.$H121] &gt;[.$I121]); 1; 0)" office:value-type="float" office:value="1">
            <text:p>1</text:p>
          </table:table-cell>
          <table:table-cell table:style-name="ce42" table:formula="of:=([.$D121]-[.$B121])/[.$N121]" office:value-type="float" office:value="-0.917345011096078">
            <text:p>-0.917</text:p>
          </table:table-cell>
          <table:table-cell table:style-name="ce42" table:formula="of:=([.$E121]-[.$C121])/[.$N121]" office:value-type="float" office:value="-0.398093118022826">
            <text:p>-0.398</text:p>
          </table:table-cell>
          <table:table-cell table:style-name="ce42" table:formula="of:=[.$P121]*([.$F121]-[.$B121])+[.$Q121]*([.$G121]-[.$C121])" office:value-type="float" office:value="1.97090710214171">
            <text:p>1.971</text:p>
          </table:table-cell>
          <table:table-cell table:style-name="ce42" table:formula="of:=([.$F121]-[.$B121]-[.$R121]*[.$P121])/SQRT(([.$F121]-[.$B121]-[.$R121]*[.$P121])^2+([.$G121]-[.$C121]-[.$R121]*[.$Q121])^2)" office:value-type="float" office:value="0.398093118022826">
            <text:p>0.398</text:p>
          </table:table-cell>
          <table:table-cell table:style-name="ce42" table:formula="of:=([.$G121]-[.$C121]-[.R121]*[.$Q121])/SQRT(([.$F121]-[.$B121]-[.R121]*[.$P121])^2+([.$G121]-[.$C121]-[.R121]*[.$Q121])^2)" office:value-type="float" office:value="-0.917345011096078">
            <text:p>-0.917</text:p>
          </table:table-cell>
          <table:table-cell table:style-name="ce42" table:formula="of:=[.$S121]*([.$F121]-[.$B121])+[.$T121]*([.$G121]-[.$C121])" office:value-type="float" office:value="3.46150620319065">
            <text:p>3.462</text:p>
          </table:table-cell>
          <table:table-cell table:style-name="ce49" table:formula="of:=([.$H121]^2-[.$I121]^2+[.$N121]^2)/(2*[.$N121])" office:value-type="float" office:value="1.25779697965513">
            <text:p>1.258</text:p>
          </table:table-cell>
          <table:table-cell table:style-name="ce49" table:formula="of:=([.$H121]^2-[.$J121]^2+[.$R121]^2+[.$U121]^2)/(2*[.$U121])-[.$R121]*[.$V121]/[.$U121]" office:value-type="float" office:value="1.1791890340574">
            <text:p>1.179</text:p>
          </table:table-cell>
          <table:table-cell table:style-name="ce42" table:formula="of:=[.$B121]+[.$V121]*[.$P121]+[.$W121]*[.$S121]" office:value-type="float" office:value="27.9955932550479">
            <text:p>27.996</text:p>
          </table:table-cell>
          <table:table-cell table:style-name="ce42" table:formula="of:=[.$C121]+[.$V121]*[.$Q121]+[.$W121]*[.$T121]" office:value-type="float" office:value="16.6875565009976">
            <text:p>16.688</text:p>
          </table:table-cell>
          <table:table-cell table:style-name="ce55" table:formula="of:=ABS([.$AB121]-[.$X121])/[.$AB121]" office:value-type="percentage" office:value="0.0158311770198145">
            <text:p>1.58%</text:p>
          </table:table-cell>
          <table:table-cell table:style-name="ce55" table:formula="of:=ABS([.$AC121]-[.$Y121])/[.$AC121]" office:value-type="percentage" office:value="0.0210138408856782">
            <text:p>2.10%</text:p>
          </table:table-cell>
          <table:table-cell table:style-name="ce42" office:value-type="float" office:value="27.5592971434286">
            <text:p>27.559</text:p>
          </table:table-cell>
          <table:table-cell table:style-name="ce42" office:value-type="float" office:value="16.344104098062">
            <text:p>16.344</text:p>
          </table:table-cell>
          <table:table-cell table:style-name="ce10" table:number-columns-repeated="2"/>
          <table:table-cell table:style-name="ce15" table:number-columns-repeated="2"/>
          <table:table-cell table:style-name="ce61" table:number-columns-repeated="18"/>
          <table:table-cell table:style-name="ce42"/>
          <table:table-cell table:style-name="ce66"/>
          <table:table-cell table:style-name="ce42" table:number-columns-repeated="6"/>
          <table:table-cell table:style-name="ce49" table:number-columns-repeated="2"/>
          <table:table-cell table:style-name="ce42" table:number-columns-repeated="2"/>
          <table:table-cell table:style-name="ce55" table:number-columns-repeated="2"/>
          <table:table-cell table:style-name="ce61" table:number-columns-repeated="2"/>
          <table:table-cell table:style-name="ce10" table:number-columns-repeated="3"/>
          <table:table-cell table:style-name="ce72" table:number-columns-repeated="2"/>
          <table:table-cell table:style-name="ce10" table:number-columns-repeated="952"/>
        </table:table-row>
        <table:table-row table:style-name="ro2">
          <table:table-cell table:style-name="ce11" office:value-type="string">
            <text:p>mean</text:p>
          </table:table-cell>
          <table:table-cell table:style-name="ce16" office:value-type="float" office:value="29.68">
            <text:p>29.680</text:p>
          </table:table-cell>
          <table:table-cell table:style-name="ce16" office:value-type="float" office:value="19.27">
            <text:p>19.270</text:p>
          </table:table-cell>
          <table:table-cell table:style-name="ce16" office:value-type="float" office:value="25.97">
            <text:p>25.970</text:p>
          </table:table-cell>
          <table:table-cell table:style-name="ce16" office:value-type="float" office:value="17.66">
            <text:p>17.660</text:p>
          </table:table-cell>
          <table:table-cell table:style-name="ce16" office:value-type="float" office:value="29.25">
            <text:p>29.250</text:p>
          </table:table-cell>
          <table:table-cell table:style-name="ce16" office:value-type="float" office:value="15.31">
            <text:p>15.310</text:p>
          </table:table-cell>
          <table:table-cell table:style-name="ce11" table:formula="of:=EXP(([.K122]+66.39)/-8.89)" office:value-type="float" office:value="2.88202360608781">
            <text:p>2.88</text:p>
          </table:table-cell>
          <table:table-cell table:style-name="ce11" table:formula="of:=EXP(([.L122]+66.39)/-8.89)" office:value-type="float" office:value="2.75522280615118">
            <text:p>2.76</text:p>
          </table:table-cell>
          <table:table-cell table:style-name="ce11" table:formula="of:=EXP(([.M122]+66.39)/-8.89)" office:value-type="float" office:value="2.84978654358577">
            <text:p>2.85</text:p>
          </table:table-cell>
          <table:table-cell table:style-name="ce11" table:formula="of:=AVERAGE([.K111:.K120])" office:value-type="float" office:value="-75.8">
            <text:p>-75.8</text:p>
          </table:table-cell>
          <table:table-cell table:style-name="ce11" table:formula="of:=AVERAGE([.L111:.L120])" office:value-type="float" office:value="-75.4">
            <text:p>-75.4</text:p>
          </table:table-cell>
          <table:table-cell table:style-name="ce11" table:formula="of:=AVERAGE([.M111:.M120])" office:value-type="float" office:value="-75.7">
            <text:p>-75.7</text:p>
          </table:table-cell>
          <table:table-cell table:style-name="ce21" table:formula="of:=SQRT(([.$D122]-[.$B122])^2 + ([.$E122]-[.$C122])^2)" office:value-type="float" office:value="4.0442799111832">
            <text:p>4.044</text:p>
          </table:table-cell>
          <table:table-cell table:style-name="ce45" table:formula="of:=IF( ([.$N122]-[.$H122] &lt;[.$I122])            AND            ([.$N122]+[.$H122] &gt;[.$I122]); 1; 0)" office:value-type="float" office:value="1">
            <text:p>1</text:p>
          </table:table-cell>
          <table:table-cell table:style-name="ce21" table:formula="of:=([.$D122]-[.$B122])/[.$N122]" office:value-type="float" office:value="-0.917345011096078">
            <text:p>-0.917</text:p>
          </table:table-cell>
          <table:table-cell table:style-name="ce21" table:formula="of:=([.$E122]-[.$C122])/[.$N122]" office:value-type="float" office:value="-0.398093118022826">
            <text:p>-0.398</text:p>
          </table:table-cell>
          <table:table-cell table:style-name="ce21" table:formula="of:=[.$P122]*([.$F122]-[.$B122])+[.$Q122]*([.$G122]-[.$C122])" office:value-type="float" office:value="1.97090710214171">
            <text:p>1.971</text:p>
          </table:table-cell>
          <table:table-cell table:style-name="ce21" table:formula="of:=([.$F122]-[.$B122]-[.$R122]*[.$P122])/SQRT(([.$F122]-[.$B122]-[.$R122]*[.$P122])^2+([.$G122]-[.$C122]-[.$R122]*[.$Q122])^2)" office:value-type="float" office:value="0.398093118022826">
            <text:p>0.398</text:p>
          </table:table-cell>
          <table:table-cell table:style-name="ce21" table:formula="of:=([.$G122]-[.$C122]-[.R122]*[.$Q122])/SQRT(([.$F122]-[.$B122]-[.R122]*[.$P122])^2+([.$G122]-[.$C122]-[.R122]*[.$Q122])^2)" office:value-type="float" office:value="-0.917345011096078">
            <text:p>-0.917</text:p>
          </table:table-cell>
          <table:table-cell table:style-name="ce21" table:formula="of:=[.$S122]*([.$F122]-[.$B122])+[.$T122]*([.$G122]-[.$C122])" office:value-type="float" office:value="3.46150620319065">
            <text:p>3.462</text:p>
          </table:table-cell>
          <table:table-cell table:style-name="ce50" table:formula="of:=([.$H122]^2-[.$I122]^2+[.$N122]^2)/(2*[.$N122])" office:value-type="float" office:value="2.11051259178516">
            <text:p>2.111</text:p>
          </table:table-cell>
          <table:table-cell table:style-name="ce50" table:formula="of:=([.$H122]^2-[.$J122]^2+[.$R122]^2+[.$U122]^2)/(2*[.$U122])-[.$R122]*[.$V122]/[.$U122]" office:value-type="float" office:value="1.11685892723522">
            <text:p>1.117</text:p>
          </table:table-cell>
          <table:table-cell table:style-name="ce21" table:formula="of:=[.$B122]+[.$V122]*[.$P122]+[.$W122]*[.$S122]" office:value-type="float" office:value="28.1885456558051">
            <text:p>28.189</text:p>
          </table:table-cell>
          <table:table-cell table:style-name="ce21" table:formula="of:=[.$C122]+[.$V122]*[.$Q122]+[.$W122]*[.$T122]" office:value-type="float" office:value="17.4052744967125">
            <text:p>17.405</text:p>
          </table:table-cell>
          <table:table-cell table:style-name="ce56" table:formula="of:=ABS([.$AB122]-[.$X122])/[.$AB122]" office:value-type="percentage" office:value="0.0129818141448478">
            <text:p>1.30%</text:p>
          </table:table-cell>
          <table:table-cell table:style-name="ce56" table:formula="of:=ABS([.$AC122]-[.$Y122])/[.$AC122]" office:value-type="percentage" office:value="0.00352686989795567">
            <text:p>0.35%</text:p>
          </table:table-cell>
          <table:table-cell table:style-name="ce21" office:value-type="float" office:value="28.5592971434286">
            <text:p>28.559</text:p>
          </table:table-cell>
          <table:table-cell table:style-name="ce21" office:value-type="float" office:value="17.344104098062">
            <text:p>17.344</text:p>
          </table:table-cell>
          <table:table-cell table:style-name="ce11" table:number-columns-repeated="2"/>
          <table:table-cell table:style-name="ce16" table:number-columns-repeated="2"/>
          <table:table-cell table:style-name="ce19" table:number-columns-repeated="18"/>
          <table:table-cell table:style-name="ce21"/>
          <table:table-cell table:style-name="ce67"/>
          <table:table-cell table:style-name="ce21" table:number-columns-repeated="6"/>
          <table:table-cell table:style-name="ce50" table:number-columns-repeated="2"/>
          <table:table-cell table:style-name="ce21" table:number-columns-repeated="2"/>
          <table:table-cell table:style-name="ce56" table:number-columns-repeated="2"/>
          <table:table-cell table:style-name="ce19" table:number-columns-repeated="2"/>
          <table:table-cell table:style-name="ce11" table:number-columns-repeated="3"/>
          <table:table-cell table:style-name="ce73" table:number-columns-repeated="2"/>
          <table:table-cell table:style-name="ce11" table:number-columns-repeated="952"/>
        </table:table-row>
        <table:table-row table:style-name="ro2">
          <table:table-cell table:style-name="ce12" office:value-type="string">
            <text:p>median</text:p>
          </table:table-cell>
          <table:table-cell table:style-name="ce17" office:value-type="float" office:value="30.68">
            <text:p>30.680</text:p>
          </table:table-cell>
          <table:table-cell table:style-name="ce17" office:value-type="float" office:value="20.27">
            <text:p>20.270</text:p>
          </table:table-cell>
          <table:table-cell table:style-name="ce17" office:value-type="float" office:value="26.97">
            <text:p>26.970</text:p>
          </table:table-cell>
          <table:table-cell table:style-name="ce17" office:value-type="float" office:value="18.66">
            <text:p>18.660</text:p>
          </table:table-cell>
          <table:table-cell table:style-name="ce17" office:value-type="float" office:value="30.25">
            <text:p>30.250</text:p>
          </table:table-cell>
          <table:table-cell table:style-name="ce17" office:value-type="float" office:value="16.31">
            <text:p>16.310</text:p>
          </table:table-cell>
          <table:table-cell table:style-name="ce12" table:formula="of:=EXP(([.K123]+66.39)/-8.89)" office:value-type="float" office:value="3.1181280752869">
            <text:p>3.12</text:p>
          </table:table-cell>
          <table:table-cell table:style-name="ce12" table:formula="of:=EXP(([.L123]+66.39)/-8.89)" office:value-type="float" office:value="2.63400087893114">
            <text:p>2.63</text:p>
          </table:table-cell>
          <table:table-cell table:style-name="ce12" table:formula="of:=EXP(([.M123]+66.39)/-8.89)" office:value-type="float" office:value="3.1181280752869">
            <text:p>3.12</text:p>
          </table:table-cell>
          <table:table-cell table:style-name="ce12" table:formula="of:=MEDIAN([.K111:.K120])" office:value-type="float" office:value="-76.5">
            <text:p>-76.5</text:p>
          </table:table-cell>
          <table:table-cell table:style-name="ce12" table:formula="of:=MEDIAN([.L111:.L120])" office:value-type="float" office:value="-75">
            <text:p>-75</text:p>
          </table:table-cell>
          <table:table-cell table:style-name="ce12" table:formula="of:=MEDIAN([.M111:.M120])" office:value-type="float" office:value="-76.5">
            <text:p>-76.5</text:p>
          </table:table-cell>
          <table:table-cell table:style-name="ce22" table:formula="of:=SQRT(([.$D123]-[.$B123])^2 + ([.$E123]-[.$C123])^2)" office:value-type="float" office:value="4.0442799111832">
            <text:p>4.044</text:p>
          </table:table-cell>
          <table:table-cell table:style-name="ce46" table:formula="of:=IF( ([.$N123]-[.$H123] &lt;[.$I123])            AND            ([.$N123]+[.$H123] &gt;[.$I123]); 1; 0)" office:value-type="float" office:value="1">
            <text:p>1</text:p>
          </table:table-cell>
          <table:table-cell table:style-name="ce22" table:formula="of:=([.$D123]-[.$B123])/[.$N123]" office:value-type="float" office:value="-0.917345011096078">
            <text:p>-0.917</text:p>
          </table:table-cell>
          <table:table-cell table:style-name="ce22" table:formula="of:=([.$E123]-[.$C123])/[.$N123]" office:value-type="float" office:value="-0.398093118022826">
            <text:p>-0.398</text:p>
          </table:table-cell>
          <table:table-cell table:style-name="ce22" table:formula="of:=[.$P123]*([.$F123]-[.$B123])+[.$Q123]*([.$G123]-[.$C123])" office:value-type="float" office:value="1.97090710214171">
            <text:p>1.971</text:p>
          </table:table-cell>
          <table:table-cell table:style-name="ce22" table:formula="of:=([.$F123]-[.$B123]-[.$R123]*[.$P123])/SQRT(([.$F123]-[.$B123]-[.$R123]*[.$P123])^2+([.$G123]-[.$C123]-[.$R123]*[.$Q123])^2)" office:value-type="float" office:value="0.398093118022826">
            <text:p>0.398</text:p>
          </table:table-cell>
          <table:table-cell table:style-name="ce22" table:formula="of:=([.$G123]-[.$C123]-[.R123]*[.$Q123])/SQRT(([.$F123]-[.$B123]-[.R123]*[.$P123])^2+([.$G123]-[.$C123]-[.R123]*[.$Q123])^2)" office:value-type="float" office:value="-0.917345011096078">
            <text:p>-0.917</text:p>
          </table:table-cell>
          <table:table-cell table:style-name="ce22" table:formula="of:=[.$S123]*([.$F123]-[.$B123])+[.$T123]*([.$G123]-[.$C123])" office:value-type="float" office:value="3.46150620319066">
            <text:p>3.462</text:p>
          </table:table-cell>
          <table:table-cell table:style-name="ce51" table:formula="of:=([.$H123]^2-[.$I123]^2+[.$N123]^2)/(2*[.$N123])" office:value-type="float" office:value="2.36642399685962">
            <text:p>2.366</text:p>
          </table:table-cell>
          <table:table-cell table:style-name="ce51" table:formula="of:=([.$H123]^2-[.$J123]^2+[.$R123]^2+[.$U123]^2)/(2*[.$U123])-[.$R123]*[.$V123]/[.$U123]" office:value-type="float" office:value="0.944458263543593">
            <text:p>0.944</text:p>
          </table:table-cell>
          <table:table-cell table:style-name="ce22" table:formula="of:=[.$B123]+[.$V123]*[.$P123]+[.$W123]*[.$S123]" office:value-type="float" office:value="28.8851550873193">
            <text:p>28.885</text:p>
          </table:table-cell>
          <table:table-cell table:style-name="ce22" table:formula="of:=[.$C123]+[.$V123]*[.$Q123]+[.$W123]*[.$T123]" office:value-type="float" office:value="18.4615488162759">
            <text:p>18.462</text:p>
          </table:table-cell>
          <table:table-cell table:style-name="ce57" table:formula="of:=ABS([.$AB123]-[.$X123])/[.$AB123]" office:value-type="percentage" office:value="0.0228064305060512">
            <text:p>2.28%</text:p>
          </table:table-cell>
          <table:table-cell table:style-name="ce57" table:formula="of:=ABS([.$AC123]-[.$Y123])/[.$AC123]" office:value-type="percentage" office:value="0.00640231420330541">
            <text:p>0.64%</text:p>
          </table:table-cell>
          <table:table-cell table:style-name="ce22" office:value-type="float" office:value="29.5592971434286">
            <text:p>29.559</text:p>
          </table:table-cell>
          <table:table-cell table:style-name="ce22" office:value-type="float" office:value="18.344104098062">
            <text:p>18.344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18"/>
          <table:table-cell table:style-name="ce22"/>
          <table:table-cell table:style-name="ce68"/>
          <table:table-cell table:style-name="ce22" table:number-columns-repeated="6"/>
          <table:table-cell table:style-name="ce51" table:number-columns-repeated="2"/>
          <table:table-cell table:style-name="ce22" table:number-columns-repeated="2"/>
          <table:table-cell table:style-name="ce57" table:number-columns-repeated="2"/>
          <table:table-cell table:style-name="ce20" table:number-columns-repeated="2"/>
          <table:table-cell table:style-name="ce12" table:number-columns-repeated="3"/>
          <table:table-cell table:style-name="ce74" table:number-columns-repeated="2"/>
          <table:table-cell table:style-name="ce12"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an</text:p>
          </table:table-cell>
          <table:table-cell table:style-name="ce9" table:formula="of:=AVERAGE([.X111:.X120])" office:value-type="float" office:value="26.4089623669483">
            <text:p>26.409</text:p>
          </table:table-cell>
          <table:table-cell table:style-name="ce9" table:formula="of:=AVERAGE([.Y111:.Y120])" office:value-type="float" office:value="15.4574017362481">
            <text:p>15.457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dian</text:p>
          </table:table-cell>
          <table:table-cell table:style-name="ce9" table:formula="of:=MEDIAN([.X111:.X120])" office:value-type="float" office:value="26.2373566685099">
            <text:p>26.237</text:p>
          </table:table-cell>
          <table:table-cell table:style-name="ce9" table:formula="of:=MEDIAN([.Y111:.Y120])" office:value-type="float" office:value="15.6306679046299">
            <text:p>15.631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ode</text:p>
          </table:table-cell>
          <table:table-cell table:style-name="ce52" table:formula="of:=MODE([.X111:.X120])" office:value-type="float" office:value="0">
            <text:p>#VALUE!</text:p>
          </table:table-cell>
          <table:table-cell table:style-name="ce52" table:formula="of:=MODE([.Y111:.Y120])" office:value-type="float" office:value="0">
            <text:p>#VALUE!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R</text:p>
          </table:table-cell>
          <table:table-cell table:style-name="ce59" office:value-type="string">
            <text:p>KF_RSSI1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2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3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13"/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30]+66.39)/-8.89)" office:value-type="float" office:value="2.94759586261819">
            <text:p>2.95</text:p>
          </table:table-cell>
          <table:table-cell table:formula="of:=EXP(([.L130]+66.39)/-8.89)" office:value-type="float" office:value="6.47786804655351">
            <text:p>6.48</text:p>
          </table:table-cell>
          <table:table-cell table:formula="of:=EXP(([.M130]+66.39)/-8.89)" office:value-type="float" office:value="2.10335157059054">
            <text:p>2.1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83">
            <text:p>-83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style-name="ce9" table:formula="of:=SQRT(([.$D130]-[.$B130])^2 + ([.$E130]-[.$C130])^2)" office:value-type="float" office:value="4.0442799111832">
            <text:p>4.044</text:p>
          </table:table-cell>
          <table:table-cell table:style-name="ce43" table:formula="of:=IF( ([.$N130]-[.$H130] &lt;[.$I130])            AND            ([.$N130]+[.$H130] &gt;[.$I130]); 1; 0)" office:value-type="float" office:value="1">
            <text:p>1</text:p>
          </table:table-cell>
          <table:table-cell table:style-name="ce9" table:formula="of:=([.$D130]-[.$B130])/[.$N130]" office:value-type="float" office:value="-0.917345011096078">
            <text:p>-0.917</text:p>
          </table:table-cell>
          <table:table-cell table:style-name="ce9" table:formula="of:=([.$E130]-[.$C130])/[.$N130]" office:value-type="float" office:value="-0.398093118022826">
            <text:p>-0.398</text:p>
          </table:table-cell>
          <table:table-cell table:style-name="ce9" table:formula="of:=[.$P130]*([.$F130]-[.$B130])+[.$Q130]*([.$G130]-[.$C130])" office:value-type="float" office:value="1.97090710214171">
            <text:p>1.971</text:p>
          </table:table-cell>
          <table:table-cell table:style-name="ce9" table:formula="of:=([.$F130]-[.$B130]-[.$R130]*[.$P130])/SQRT(([.$F130]-[.$B130]-[.$R130]*[.$P130])^2+([.$G130]-[.$C130]-[.$R130]*[.$Q130])^2)" office:value-type="float" office:value="0.398093118022826">
            <text:p>0.398</text:p>
          </table:table-cell>
          <table:table-cell table:style-name="ce9" table:formula="of:=([.$G130]-[.$C130]-[.R130]*[.$Q130])/SQRT(([.$F130]-[.$B130]-[.R130]*[.$P130])^2+([.$G130]-[.$C130]-[.R130]*[.$Q130])^2)" office:value-type="float" office:value="-0.917345011096078">
            <text:p>-0.917</text:p>
          </table:table-cell>
          <table:table-cell table:style-name="ce9" table:formula="of:=[.$S130]*([.$F130]-[.$B130])+[.$T130]*([.$G130]-[.$C130])" office:value-type="float" office:value="3.46150620319065">
            <text:p>3.462</text:p>
          </table:table-cell>
          <table:table-cell table:style-name="ce48" table:formula="of:=([.$H130]^2-[.$I130]^2+[.$N130]^2)/(2*[.$N130])" office:value-type="float" office:value="-2.09162736392861">
            <text:p>-2.092</text:p>
          </table:table-cell>
          <table:table-cell table:style-name="ce48" table:formula="of:=([.$H130]^2-[.$J130]^2+[.$R130]^2+[.$U130]^2)/(2*[.$U130])-[.$R130]*[.$V130]/[.$U130]" office:value-type="float" office:value="4.09872730646338">
            <text:p>4.099</text:p>
          </table:table-cell>
          <table:table-cell table:style-name="ce9" table:formula="of:=[.$B130]+[.$V130]*[.$P130]+[.$W130]*[.$S130]" office:value-type="float" office:value="31.2304190607273">
            <text:p>31.230</text:p>
          </table:table-cell>
          <table:table-cell table:style-name="ce9" table:formula="of:=[.$C130]+[.$V130]*[.$Q130]+[.$W130]*[.$T130]" office:value-type="float" office:value="14.3427154126208">
            <text:p>14.343</text:p>
          </table:table-cell>
          <table:table-cell table:style-name="ce53" table:formula="of:=ABS([.$AB130]-[.$X130])/[.$AB130]" office:value-type="percentage" office:value="0.175875208296105">
            <text:p>17.59%</text:p>
          </table:table-cell>
          <table:table-cell table:style-name="ce53" table:formula="of:=ABS([.$AC130]-[.$Y130])/[.$AC130]" office:value-type="percentage" office:value="0.0652621149492673">
            <text:p>6.53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ABS([.K130])-SQRT((1-[.$AG130])/(1-[.$AF130]))" office:value-type="float" office:value="75.4830922901543">
            <text:p>75.483</text:p>
          </table:table-cell>
          <table:table-cell table:style-name="ce6" table:formula="of:=ABS(([.$AH$130]+[.$K$130])/[.$K130])+IF(ROUND(1+RAND();0)=1;-1;1)*RAND()*ABS(([.$AH$130]+[.$K$130])/[.$K130])" office:value-type="float" office:value="0.0125754379660039">
            <text:p>0.013</text:p>
          </table:table-cell>
          <table:table-cell/>
          <table:table-cell/>
          <table:table-cell table:style-name="ce64"/>
          <table:table-cell table:style-name="ce60" table:formula="of:=ABS([.L130])-SQRT((1-[.$AG130])/(1-[.$AF130]))" office:value-type="float" office:value="82.4830922901543">
            <text:p>82.483</text:p>
          </table:table-cell>
          <table:table-cell table:style-name="ce6" table:formula="of:=ABS(([.$AM$130]+[.$L$130])/[.$L130])+IF(ROUND(1+RAND();0)=1;-1;1)*RAND()*ABS(([.$AM$130]+[.$L$130])/[.$L130])" office:value-type="float" office:value="0.00345977686304733">
            <text:p>0.003</text:p>
          </table:table-cell>
          <table:table-cell/>
          <table:table-cell/>
          <table:table-cell table:style-name="ce64"/>
          <table:table-cell table:style-name="ce60" table:formula="of:=ABS([.M130])-SQRT((1-[.$AG130])/(1-[.$AF130]))" office:value-type="float" office:value="72.4830922901543">
            <text:p>72.483</text:p>
          </table:table-cell>
          <table:table-cell table:style-name="ce6" table:formula="of:=ABS(([.$AR$130]+[.$M$130])/[.$M130])+IF(ROUND(1+RAND();0)=1;-1;1)*RAND()*ABS(([.$AR$130]+[.$M$130])/[.$M130])" office:value-type="float" office:value="0.0101313057931396">
            <text:p>0.010</text:p>
          </table:table-cell>
          <table:table-cell/>
          <table:table-cell/>
          <table:table-cell table:style-name="ce64"/>
          <table:table-cell table:style-name="ce6" table:formula="of:=EXP((-[.AH130]+66.39)/-8.89)" office:value-type="float" office:value="2.78109581200098">
            <text:p>2.781</text:p>
          </table:table-cell>
          <table:table-cell table:style-name="ce6" table:formula="of:=EXP((-[.AM130]+66.39)/-8.89)" office:value-type="float" office:value="6.1119544654818">
            <text:p>6.112</text:p>
          </table:table-cell>
          <table:table-cell table:style-name="ce6" table:formula="of:=EXP((-[.AR130]+66.39)/-8.89)" office:value-type="float" office:value="1.98454011905795">
            <text:p>1.985</text:p>
          </table:table-cell>
          <table:table-cell table:style-name="ce9" table:formula="of:=SQRT(([.$D130]-[.$B130])^2 + ([.$E130]-[.$C130])^2)" office:value-type="float" office:value="4.0442799111832">
            <text:p>4.044</text:p>
          </table:table-cell>
          <table:table-cell table:style-name="ce43" table:formula="of:=IF( ([.$AZ130]-[.$AW130] &lt;[.$AX130])               AND               ([.$AZ130]+[.$AW130]&gt;[.$AX130]); 1; 0)" office:value-type="float" office:value="1">
            <text:p>1</text:p>
          </table:table-cell>
          <table:table-cell table:style-name="ce9" table:formula="of:=([.$D130]-[.$B130])/[.$AZ130]" office:value-type="float" office:value="-0.917345011096078">
            <text:p>-0.917</text:p>
          </table:table-cell>
          <table:table-cell table:style-name="ce9" table:formula="of:=([.$E130]-[.$C130])/[.$AZ130]" office:value-type="float" office:value="-0.398093118022826">
            <text:p>-0.398</text:p>
          </table:table-cell>
          <table:table-cell table:style-name="ce9" table:formula="of:=[.$BB130]*([.$F130]-[.$B130])+[.$BC130]*([.$G130]-[.$C130])" office:value-type="float" office:value="1.97090710214171">
            <text:p>1.971</text:p>
          </table:table-cell>
          <table:table-cell table:style-name="ce9" table:formula="of:=([.$F130]-[.$B130]-[.$BD130]*[.$BB130])/SQRT(([.$F130]-[.$B130]-[.$BD130]*[.$BB130])^2+([.$G130]-[.$C130]-[.$BD130]*[.$BC130])^2)" office:value-type="float" office:value="0.398093118022826">
            <text:p>0.398</text:p>
          </table:table-cell>
          <table:table-cell table:style-name="ce9" table:formula="of:=([.$G130]-[.$C130]-[.BD130]*[.$BC130])/SQRT(([.$F130]-[.$B130]-[.BD130]*[.$BB130])^2+([.$G130]-[.$C130]-[.BD130]*[.$BC130])^2)" office:value-type="float" office:value="-0.917345011096078">
            <text:p>-0.917</text:p>
          </table:table-cell>
          <table:table-cell table:style-name="ce9" table:formula="of:=[.$BE130]*([.$F130]-[.$B130])+[.$BF130]*([.$G130]-[.$C130])" office:value-type="float" office:value="3.46150620319065">
            <text:p>3.462</text:p>
          </table:table-cell>
          <table:table-cell table:style-name="ce48" table:formula="of:=([.$AW130]^2-[.$AX130]^2+[.$AZ130]^2)/(2*[.$AZ130])" office:value-type="float" office:value="-1.6400068447182">
            <text:p>-1.640</text:p>
          </table:table-cell>
          <table:table-cell table:style-name="ce48" table:formula="of:=([.$AW130]^2-[.$AY130]^2+[.$BD130]^2+[.$BG130]^2)/(2*[.$BG130])-[.$BD130]*[.$BH130]/[.$BG130]" office:value-type="float" office:value="3.77396358309689">
            <text:p>3.774</text:p>
          </table:table-cell>
          <table:table-cell table:style-name="ce9" table:formula="of:=[.$B130]+[.$BH130]*[.$BB130]+[.$BI130]*[.$BE130]" office:value-type="float" office:value="30.6868410272653">
            <text:p>30.687</text:p>
          </table:table-cell>
          <table:table-cell table:style-name="ce9" table:formula="of:=[.$C130]+[.$BH130]*[.$BC130]+[.$BI130]*[.$BF130]" office:value-type="float" office:value="14.4608487733804">
            <text:p>14.461</text:p>
          </table:table-cell>
          <table:table-cell table:style-name="ce53" table:formula="of:=ABS([.$AB130]-[.$BJ130])/[.$AB130]" office:value-type="percentage" office:value="0.155408626273002">
            <text:p>15.54%</text:p>
          </table:table-cell>
          <table:table-cell table:style-name="ce53" table:formula="of:=ABS([.$AC130]-[.$BK130])/[.$AC130]" office:value-type="percentage" office:value="0.0575631733880849">
            <text:p>5.76%</text:p>
          </table:table-cell>
          <table:table-cell table:style-name="ce6" table:formula="of:=[.AB130]" office:value-type="float" office:value="26.5592971434286">
            <text:p>26.559</text:p>
          </table:table-cell>
          <table:table-cell table:style-name="ce6" table:formula="of:=[.AC130]" office:value-type="float" office:value="15.344104098062">
            <text:p>15.344</text:p>
          </table:table-cell>
          <table:table-cell/>
          <table:table-cell table:formula="of:=[.BN130]-[.BJ130]" office:value-type="float" office:value="-4.1275438838367">
            <text:p>-4.13</text:p>
          </table:table-cell>
          <table:table-cell table:formula="of:=[.BO130]-[.BK130]" office:value-type="float" office:value="0.883255324681567">
            <text:p>0.88</text:p>
          </table:table-cell>
          <table:table-cell table:style-name="ce75" table:formula="of:=[.BL130]-[.Z130]" office:value-type="percentage" office:value="-0.0204665820231036">
            <text:p>-2.05%</text:p>
          </table:table-cell>
          <table:table-cell table:style-name="ce75" table:formula="of:=[.BM130]-[.AA130]" office:value-type="percentage" office:value="-0.00769894156118237">
            <text:p>-0.77%</text:p>
          </table:table-cell>
          <table:table-cell table:number-columns-repeated="13"/>
          <table:table-cell table:formula="of:=[.BL130]-[.Z130]" office:value-type="percentage" office:value="-0.0204665820231036">
            <text:p>-2.05%</text:p>
          </table:table-cell>
          <table:table-cell table:formula="of:=[.BM130]-[.AA130]" office:value-type="percentage" office:value="-0.00769894156118237">
            <text:p>-0.77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31]+66.39)/-8.89)" office:value-type="float" office:value="1.67960757526435">
            <text:p>1.68</text:p>
          </table:table-cell>
          <table:table-cell table:formula="of:=EXP(([.L131]+66.39)/-8.89)" office:value-type="float" office:value="8.11215317819232">
            <text:p>8.11</text:p>
          </table:table-cell>
          <table:table-cell table:formula="of:=EXP(([.M131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85">
            <text:p>-85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131]-[.$B131])^2 + ([.$E131]-[.$C131])^2)" office:value-type="float" office:value="4.0442799111832">
            <text:p>4.044</text:p>
          </table:table-cell>
          <table:table-cell table:style-name="ce43" table:formula="of:=IF( ([.$N131]-[.$H131] &lt;[.$I131])            AND            ([.$N131]+[.$H131] &gt;[.$I131]); 1; 0)" office:value-type="float" office:value="0">
            <text:p>0</text:p>
          </table:table-cell>
          <table:table-cell table:style-name="ce9" table:formula="of:=([.$D131]-[.$B131])/[.$N131]" office:value-type="float" office:value="-0.917345011096078">
            <text:p>-0.917</text:p>
          </table:table-cell>
          <table:table-cell table:style-name="ce9" table:formula="of:=([.$E131]-[.$C131])/[.$N131]" office:value-type="float" office:value="-0.398093118022826">
            <text:p>-0.398</text:p>
          </table:table-cell>
          <table:table-cell table:style-name="ce9" table:formula="of:=[.$P131]*([.$F131]-[.$B131])+[.$Q131]*([.$G131]-[.$C131])" office:value-type="float" office:value="1.97090710214171">
            <text:p>1.971</text:p>
          </table:table-cell>
          <table:table-cell table:style-name="ce9" table:formula="of:=([.$F131]-[.$B131]-[.$R131]*[.$P131])/SQRT(([.$F131]-[.$B131]-[.$R131]*[.$P131])^2+([.$G131]-[.$C131]-[.$R131]*[.$Q131])^2)" office:value-type="float" office:value="0.398093118022826">
            <text:p>0.398</text:p>
          </table:table-cell>
          <table:table-cell table:style-name="ce9" table:formula="of:=([.$G131]-[.$C131]-[.R131]*[.$Q131])/SQRT(([.$F131]-[.$B131]-[.R131]*[.$P131])^2+([.$G131]-[.$C131]-[.R131]*[.$Q131])^2)" office:value-type="float" office:value="-0.917345011096078">
            <text:p>-0.917</text:p>
          </table:table-cell>
          <table:table-cell table:style-name="ce9" table:formula="of:=[.$S131]*([.$F131]-[.$B131])+[.$T131]*([.$G131]-[.$C131])" office:value-type="float" office:value="3.46150620319065">
            <text:p>3.462</text:p>
          </table:table-cell>
          <table:table-cell table:style-name="ce48" table:formula="of:=([.$H131]^2-[.$I131]^2+[.$N131]^2)/(2*[.$N131])" office:value-type="float" office:value="-5.76490112005233">
            <text:p>-5.765</text:p>
          </table:table-cell>
          <table:table-cell table:style-name="ce48" table:formula="of:=([.$H131]^2-[.$J131]^2+[.$R131]^2+[.$U131]^2)/(2*[.$U131])-[.$R131]*[.$V131]/[.$U131]" office:value-type="float" office:value="5.47145422733519">
            <text:p>5.471</text:p>
          </table:table-cell>
          <table:table-cell table:style-name="ce9" table:formula="of:=[.$B131]+[.$V131]*[.$P131]+[.$W131]*[.$S131]" office:value-type="float" office:value="35.1465515554212">
            <text:p>35.147</text:p>
          </table:table-cell>
          <table:table-cell table:style-name="ce9" table:formula="of:=[.$C131]+[.$V131]*[.$Q131]+[.$W131]*[.$T131]" office:value-type="float" office:value="14.5457562230884">
            <text:p>14.546</text:p>
          </table:table-cell>
          <table:table-cell table:style-name="ce53" table:formula="of:=ABS([.$AB131]-[.$X131])/[.$AB131]" office:value-type="percentage" office:value="0.323323857766971">
            <text:p>32.33%</text:p>
          </table:table-cell>
          <table:table-cell table:style-name="ce53" table:formula="of:=ABS([.$AC131]-[.$Y131])/[.$AC131]" office:value-type="percentage" office:value="0.0520296180129798">
            <text:p>5.2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31]+[.AL131]*(ABS([.K131])-[.AK130])" office:value-type="float" office:value="76.8667446750541">
            <text:p>76.867</text:p>
          </table:table-cell>
          <table:table-cell table:style-name="ce6" table:formula="of:=[.AJ131]*(1-[.AL131])" office:value-type="float" office:value="0.0142913909307557">
            <text:p>0.014</text:p>
          </table:table-cell>
          <table:table-cell table:style-name="ce6" table:formula="of:=[.AI130]+[.$AF131]" office:value-type="float" office:value="0.0145754379660039">
            <text:p>0.015</text:p>
          </table:table-cell>
          <table:table-cell table:style-name="ce6" table:formula="of:=[.AH130]" office:value-type="float" office:value="75.4830922901543">
            <text:p>75.483</text:p>
          </table:table-cell>
          <table:table-cell table:style-name="ce65" table:formula="of:=[.AJ131]/([.AJ131]+[.$AG131])" office:value-type="float" office:value="0.0194880617591521">
            <text:p>0.019</text:p>
          </table:table-cell>
          <table:table-cell table:style-name="ce60" table:formula="of:=[.AP131]+[.AQ131]*(ABS([.P131])-[.AP130])" office:value-type="float" office:value="82.4898715201369">
            <text:p>82.490</text:p>
          </table:table-cell>
          <table:table-cell table:style-name="ce6" table:formula="of:=[.AO131]*(1-[.AQ131])" office:value-type="float" office:value="0.00541942881235685">
            <text:p>0.005</text:p>
          </table:table-cell>
          <table:table-cell table:style-name="ce6" table:formula="of:=[.AN130]+[.$AF131]" office:value-type="float" office:value="0.00545977686304733">
            <text:p>0.005</text:p>
          </table:table-cell>
          <table:table-cell table:style-name="ce6" table:formula="of:=[.AM130]" office:value-type="float" office:value="82.4830922901543">
            <text:p>82.483</text:p>
          </table:table-cell>
          <table:table-cell table:style-name="ce65" table:formula="of:=[.AO131]/([.AO131]+[.$AG131])" office:value-type="float" office:value="0.00739005488732748">
            <text:p>0.007</text:p>
          </table:table-cell>
          <table:table-cell table:style-name="ce60" table:formula="of:=[.AU131]+[.AV131]*(ABS([.U131])-[.AU130])" office:value-type="float" office:value="72.5394224862194">
            <text:p>72.539</text:p>
          </table:table-cell>
          <table:table-cell table:style-name="ce6" table:formula="of:=[.AT131]*(1-[.AV131])" office:value-type="float" office:value="0.0119338891791743">
            <text:p>0.012</text:p>
          </table:table-cell>
          <table:table-cell table:style-name="ce6" table:formula="of:=[.AS130]+[.$AF131]" office:value-type="float" office:value="0.0121313057931396">
            <text:p>0.012</text:p>
          </table:table-cell>
          <table:table-cell table:style-name="ce6" table:formula="of:=[.AR130]" office:value-type="float" office:value="72.4830922901543">
            <text:p>72.483</text:p>
          </table:table-cell>
          <table:table-cell table:style-name="ce65" table:formula="of:=[.AT131]/([.AT131]+[.$AG131])" office:value-type="float" office:value="0.0162733194044905">
            <text:p>0.016</text:p>
          </table:table-cell>
          <table:table-cell table:style-name="ce6" table:formula="of:=EXP((-[.AH131]+66.39)/-8.89)" office:value-type="float" office:value="3.24945231973174">
            <text:p>3.249</text:p>
          </table:table-cell>
          <table:table-cell table:style-name="ce6" table:formula="of:=EXP((-[.AM131]+66.39)/-8.89)" office:value-type="float" office:value="6.11661702422591">
            <text:p>6.117</text:p>
          </table:table-cell>
          <table:table-cell table:style-name="ce6" table:formula="of:=EXP((-[.AR131]+66.39)/-8.89)" office:value-type="float" office:value="1.9971547931104">
            <text:p>1.997</text:p>
          </table:table-cell>
          <table:table-cell table:style-name="ce9" table:formula="of:=SQRT(([.$D131]-[.$B131])^2 + ([.$E131]-[.$C131])^2)" office:value-type="float" office:value="4.0442799111832">
            <text:p>4.044</text:p>
          </table:table-cell>
          <table:table-cell table:style-name="ce43" table:formula="of:=IF( ([.$AZ131]-[.$AW131] &lt;[.$AX131])               AND               ([.$AZ131]+[.$AW131]&gt;[.$AX131]); 1; 0)" office:value-type="float" office:value="1">
            <text:p>1</text:p>
          </table:table-cell>
          <table:table-cell table:style-name="ce9" table:formula="of:=([.$D131]-[.$B131])/[.$AZ131]" office:value-type="float" office:value="-0.917345011096078">
            <text:p>-0.917</text:p>
          </table:table-cell>
          <table:table-cell table:style-name="ce9" table:formula="of:=([.$E131]-[.$C131])/[.$AZ131]" office:value-type="float" office:value="-0.398093118022826">
            <text:p>-0.398</text:p>
          </table:table-cell>
          <table:table-cell table:style-name="ce9" table:formula="of:=[.$BB131]*([.$F131]-[.$B131])+[.$BC131]*([.$G131]-[.$C131])" office:value-type="float" office:value="1.97090710214171">
            <text:p>1.971</text:p>
          </table:table-cell>
          <table:table-cell table:style-name="ce9" table:formula="of:=([.$F131]-[.$B131]-[.$BD131]*[.$BB131])/SQRT(([.$F131]-[.$B131]-[.$BD131]*[.$BB131])^2+([.$G131]-[.$C131]-[.$BD131]*[.$BC131])^2)" office:value-type="float" office:value="0.398093118022826">
            <text:p>0.398</text:p>
          </table:table-cell>
          <table:table-cell table:style-name="ce9" table:formula="of:=([.$G131]-[.$C131]-[.BD131]*[.$BC131])/SQRT(([.$F131]-[.$B131]-[.BD131]*[.$BB131])^2+([.$G131]-[.$C131]-[.BD131]*[.$BC131])^2)" office:value-type="float" office:value="-0.917345011096078">
            <text:p>-0.917</text:p>
          </table:table-cell>
          <table:table-cell table:style-name="ce9" table:formula="of:=[.$BE131]*([.$F131]-[.$B131])+[.$BF131]*([.$G131]-[.$C131])" office:value-type="float" office:value="3.46150620319065">
            <text:p>3.462</text:p>
          </table:table-cell>
          <table:table-cell table:style-name="ce48" table:formula="of:=([.$AW131]^2-[.$AX131]^2+[.$AZ131]^2)/(2*[.$AZ131])" office:value-type="float" office:value="-1.29786558712363">
            <text:p>-1.298</text:p>
          </table:table-cell>
          <table:table-cell table:style-name="ce48" table:formula="of:=([.$AW131]^2-[.$AY131]^2+[.$BD131]^2+[.$BG131]^2)/(2*[.$BG131])-[.$BD131]*[.$BH131]/[.$BG131]" office:value-type="float" office:value="3.97987992795504">
            <text:p>3.980</text:p>
          </table:table-cell>
          <table:table-cell table:style-name="ce9" table:formula="of:=[.$B131]+[.$BH131]*[.$BB131]+[.$BI131]*[.$BE131]" office:value-type="float" office:value="30.4549533312972">
            <text:p>30.455</text:p>
          </table:table-cell>
          <table:table-cell table:style-name="ce9" table:formula="of:=[.$C131]+[.$BH131]*[.$BC131]+[.$BI131]*[.$BF131]" office:value-type="float" office:value="14.1357483616816">
            <text:p>14.136</text:p>
          </table:table-cell>
          <table:table-cell table:style-name="ce53" table:formula="of:=ABS([.$AB131]-[.$BJ131])/[.$AB131]" office:value-type="percentage" office:value="0.146677683781723">
            <text:p>14.67%</text:p>
          </table:table-cell>
          <table:table-cell table:style-name="ce53" table:formula="of:=ABS([.$AC131]-[.$BK131])/[.$AC131]" office:value-type="percentage" office:value="0.0787504913064959">
            <text:p>7.88%</text:p>
          </table:table-cell>
          <table:table-cell table:style-name="ce6" table:formula="of:=[.AB131]" office:value-type="float" office:value="26.5592971434286">
            <text:p>26.559</text:p>
          </table:table-cell>
          <table:table-cell table:style-name="ce6" table:formula="of:=[.AC131]" office:value-type="float" office:value="15.344104098062">
            <text:p>15.344</text:p>
          </table:table-cell>
          <table:table-cell/>
          <table:table-cell table:formula="of:=[.BN131]-[.BJ131]" office:value-type="float" office:value="-3.89565618786863">
            <text:p>-3.9</text:p>
          </table:table-cell>
          <table:table-cell table:formula="of:=[.BO131]-[.BK131]" office:value-type="float" office:value="1.2083557363804">
            <text:p>1.21</text:p>
          </table:table-cell>
          <table:table-cell table:style-name="ce75" table:formula="of:=[.BL131]-[.Z131]" office:value-type="percentage" office:value="-0.176646173985249">
            <text:p>-17.66%</text:p>
          </table:table-cell>
          <table:table-cell table:style-name="ce75" table:formula="of:=[.BM131]-[.AA131]" office:value-type="percentage" office:value="0.0267208732935161">
            <text:p>2.67%</text:p>
          </table:table-cell>
          <table:table-cell table:number-columns-repeated="13"/>
          <table:table-cell table:formula="of:=[.BL131]-[.Z131]" office:value-type="percentage" office:value="-0.176646173985249">
            <text:p>-17.66%</text:p>
          </table:table-cell>
          <table:table-cell table:formula="of:=[.BM131]-[.AA131]" office:value-type="percentage" office:value="0.0267208732935161">
            <text:p>2.67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32]+66.39)/-8.89)" office:value-type="float" office:value="3.69123745237239">
            <text:p>3.69</text:p>
          </table:table-cell>
          <table:table-cell table:formula="of:=EXP(([.L132]+66.39)/-8.89)" office:value-type="float" office:value="3.69123745237239">
            <text:p>3.69</text:p>
          </table:table-cell>
          <table:table-cell table:formula="of:=EXP(([.M132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8">
            <text:p>-78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132]-[.$B132])^2 + ([.$E132]-[.$C132])^2)" office:value-type="float" office:value="4.0442799111832">
            <text:p>4.044</text:p>
          </table:table-cell>
          <table:table-cell table:style-name="ce43" table:formula="of:=IF( ([.$N132]-[.$H132] &lt;[.$I132])            AND            ([.$N132]+[.$H132] &gt;[.$I132]); 1; 0)" office:value-type="float" office:value="1">
            <text:p>1</text:p>
          </table:table-cell>
          <table:table-cell table:style-name="ce9" table:formula="of:=([.$D132]-[.$B132])/[.$N132]" office:value-type="float" office:value="-0.917345011096078">
            <text:p>-0.917</text:p>
          </table:table-cell>
          <table:table-cell table:style-name="ce9" table:formula="of:=([.$E132]-[.$C132])/[.$N132]" office:value-type="float" office:value="-0.398093118022826">
            <text:p>-0.398</text:p>
          </table:table-cell>
          <table:table-cell table:style-name="ce9" table:formula="of:=[.$P132]*([.$F132]-[.$B132])+[.$Q132]*([.$G132]-[.$C132])" office:value-type="float" office:value="1.97090710214171">
            <text:p>1.971</text:p>
          </table:table-cell>
          <table:table-cell table:style-name="ce9" table:formula="of:=([.$F132]-[.$B132]-[.$R132]*[.$P132])/SQRT(([.$F132]-[.$B132]-[.$R132]*[.$P132])^2+([.$G132]-[.$C132]-[.$R132]*[.$Q132])^2)" office:value-type="float" office:value="0.398093118022826">
            <text:p>0.398</text:p>
          </table:table-cell>
          <table:table-cell table:style-name="ce9" table:formula="of:=([.$G132]-[.$C132]-[.R132]*[.$Q132])/SQRT(([.$F132]-[.$B132]-[.R132]*[.$P132])^2+([.$G132]-[.$C132]-[.R132]*[.$Q132])^2)" office:value-type="float" office:value="-0.917345011096078">
            <text:p>-0.917</text:p>
          </table:table-cell>
          <table:table-cell table:style-name="ce9" table:formula="of:=[.$S132]*([.$F132]-[.$B132])+[.$T132]*([.$G132]-[.$C132])" office:value-type="float" office:value="3.46150620319065">
            <text:p>3.462</text:p>
          </table:table-cell>
          <table:table-cell table:style-name="ce48" table:formula="of:=([.$H132]^2-[.$I132]^2+[.$N132]^2)/(2*[.$N132])" office:value-type="float" office:value="2.0221399555916">
            <text:p>2.022</text:p>
          </table:table-cell>
          <table:table-cell table:style-name="ce48" table:formula="of:=([.$H132]^2-[.$J132]^2+[.$R132]^2+[.$U132]^2)/(2*[.$U132])-[.$R132]*[.$V132]/[.$U132]" office:value-type="float" office:value="2.10643466219197">
            <text:p>2.106</text:p>
          </table:table-cell>
          <table:table-cell table:style-name="ce9" table:formula="of:=[.$B132]+[.$V132]*[.$P132]+[.$W132]*[.$S132]" office:value-type="float" office:value="26.6635571425834">
            <text:p>26.664</text:p>
          </table:table-cell>
          <table:table-cell table:style-name="ce9" table:formula="of:=[.$C132]+[.$V132]*[.$Q132]+[.$W132]*[.$T132]" office:value-type="float" office:value="14.5326726714383">
            <text:p>14.533</text:p>
          </table:table-cell>
          <table:table-cell table:style-name="ce53" table:formula="of:=ABS([.$AB132]-[.$X132])/[.$AB132]" office:value-type="percentage" office:value="0.0039255556572796">
            <text:p>0.39%</text:p>
          </table:table-cell>
          <table:table-cell table:style-name="ce53" table:formula="of:=ABS([.$AC132]-[.$Y132])/[.$AC132]" office:value-type="percentage" office:value="0.0528822941657532">
            <text:p>5.2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32]+[.AL132]*(ABS([.K132])-[.AK131])" office:value-type="float" office:value="76.9223760177667">
            <text:p>76.922</text:p>
          </table:table-cell>
          <table:table-cell table:style-name="ce6" table:formula="of:=[.AJ132]*(1-[.AL132])" office:value-type="float" office:value="0.0162090701939592">
            <text:p>0.016</text:p>
          </table:table-cell>
          <table:table-cell table:style-name="ce6" table:formula="of:=[.AJ131]+[.$AF132]" office:value-type="float" office:value="0.0165754379660039">
            <text:p>0.017</text:p>
          </table:table-cell>
          <table:table-cell table:style-name="ce6" table:formula="of:=[.AH131]" office:value-type="float" office:value="76.8667446750541">
            <text:p>76.867</text:p>
          </table:table-cell>
          <table:table-cell table:style-name="ce65" table:formula="of:=[.AJ132]/([.AJ132]+[.$AG132])" office:value-type="float" office:value="0.02210305228713">
            <text:p>0.022</text:p>
          </table:table-cell>
          <table:table-cell table:style-name="ce60" table:formula="of:=[.AP132]+[.AQ132]*(ABS([.P132])-[.AP131])" office:value-type="float" office:value="81.6685138053882">
            <text:p>81.669</text:p>
          </table:table-cell>
          <table:table-cell table:style-name="ce6" table:formula="of:=[.AO132]*(1-[.AQ132])" office:value-type="float" office:value="0.0073846577661082">
            <text:p>0.007</text:p>
          </table:table-cell>
          <table:table-cell table:style-name="ce6" table:formula="of:=[.AO131]+[.$AF132]" office:value-type="float" office:value="0.00745977686304733">
            <text:p>0.007</text:p>
          </table:table-cell>
          <table:table-cell table:style-name="ce6" table:formula="of:=[.AM131]" office:value-type="float" office:value="82.4898715201369">
            <text:p>82.490</text:p>
          </table:table-cell>
          <table:table-cell table:style-name="ce65" table:formula="of:=[.AO132]/([.AO132]+[.$AG132])" office:value-type="float" office:value="0.0100698852416396">
            <text:p>0.010</text:p>
          </table:table-cell>
          <table:table-cell table:style-name="ce60" table:formula="of:=[.AU132]+[.AV132]*(ABS([.U132])-[.AU131])" office:value-type="float" office:value="71.2345374971094">
            <text:p>71.235</text:p>
          </table:table-cell>
          <table:table-cell table:style-name="ce6" table:formula="of:=[.AT132]*(1-[.AV132])" office:value-type="float" office:value="0.0138641469251479">
            <text:p>0.014</text:p>
          </table:table-cell>
          <table:table-cell table:style-name="ce6" table:formula="of:=[.AT131]+[.$AF132]" office:value-type="float" office:value="0.0141313057931396">
            <text:p>0.014</text:p>
          </table:table-cell>
          <table:table-cell table:style-name="ce6" table:formula="of:=[.AR131]" office:value-type="float" office:value="72.5394224862194">
            <text:p>72.539</text:p>
          </table:table-cell>
          <table:table-cell table:style-name="ce65" table:formula="of:=[.AT132]/([.AT132]+[.$AG132])" office:value-type="float" office:value="0.0189054622341755">
            <text:p>0.019</text:p>
          </table:table-cell>
          <table:table-cell table:style-name="ce6" table:formula="of:=EXP((-[.AH132]+66.39)/-8.89)" office:value-type="float" office:value="3.26985031611353">
            <text:p>3.270</text:p>
          </table:table-cell>
          <table:table-cell table:style-name="ce6" table:formula="of:=EXP((-[.AM132]+66.39)/-8.89)" office:value-type="float" office:value="5.57681584186614">
            <text:p>5.577</text:p>
          </table:table-cell>
          <table:table-cell table:style-name="ce6" table:formula="of:=EXP((-[.AR132]+66.39)/-8.89)" office:value-type="float" office:value="1.72450896265716">
            <text:p>1.725</text:p>
          </table:table-cell>
          <table:table-cell table:style-name="ce9" table:formula="of:=SQRT(([.$D132]-[.$B132])^2 + ([.$E132]-[.$C132])^2)" office:value-type="float" office:value="4.0442799111832">
            <text:p>4.044</text:p>
          </table:table-cell>
          <table:table-cell table:style-name="ce43" table:formula="of:=IF( ([.$AZ132]-[.$AW132] &lt;[.$AX132])               AND               ([.$AZ132]+[.$AW132]&gt;[.$AX132]); 1; 0)" office:value-type="float" office:value="1">
            <text:p>1</text:p>
          </table:table-cell>
          <table:table-cell table:style-name="ce9" table:formula="of:=([.$D132]-[.$B132])/[.$AZ132]" office:value-type="float" office:value="-0.917345011096078">
            <text:p>-0.917</text:p>
          </table:table-cell>
          <table:table-cell table:style-name="ce9" table:formula="of:=([.$E132]-[.$C132])/[.$AZ132]" office:value-type="float" office:value="-0.398093118022826">
            <text:p>-0.398</text:p>
          </table:table-cell>
          <table:table-cell table:style-name="ce9" table:formula="of:=[.$BB132]*([.$F132]-[.$B132])+[.$BC132]*([.$G132]-[.$C132])" office:value-type="float" office:value="1.97090710214171">
            <text:p>1.971</text:p>
          </table:table-cell>
          <table:table-cell table:style-name="ce9" table:formula="of:=([.$F132]-[.$B132]-[.$BD132]*[.$BB132])/SQRT(([.$F132]-[.$B132]-[.$BD132]*[.$BB132])^2+([.$G132]-[.$C132]-[.$BD132]*[.$BC132])^2)" office:value-type="float" office:value="0.398093118022826">
            <text:p>0.398</text:p>
          </table:table-cell>
          <table:table-cell table:style-name="ce9" table:formula="of:=([.$G132]-[.$C132]-[.BD132]*[.$BC132])/SQRT(([.$F132]-[.$B132]-[.BD132]*[.$BB132])^2+([.$G132]-[.$C132]-[.BD132]*[.$BC132])^2)" office:value-type="float" office:value="-0.917345011096078">
            <text:p>-0.917</text:p>
          </table:table-cell>
          <table:table-cell table:style-name="ce9" table:formula="of:=[.$BE132]*([.$F132]-[.$B132])+[.$BF132]*([.$G132]-[.$C132])" office:value-type="float" office:value="3.46150620319065">
            <text:p>3.462</text:p>
          </table:table-cell>
          <table:table-cell table:style-name="ce48" table:formula="of:=([.$AW132]^2-[.$AX132]^2+[.$AZ132]^2)/(2*[.$AZ132])" office:value-type="float" office:value="-0.501047644241288">
            <text:p>-0.501</text:p>
          </table:table-cell>
          <table:table-cell table:style-name="ce48" table:formula="of:=([.$AW132]^2-[.$AY132]^2+[.$BD132]^2+[.$BG132]^2)/(2*[.$BG132])-[.$BD132]*[.$BH132]/[.$BG132]" office:value-type="float" office:value="3.69196603273978">
            <text:p>3.692</text:p>
          </table:table-cell>
          <table:table-cell table:style-name="ce9" table:formula="of:=[.$B132]+[.$BH132]*[.$BB132]+[.$BI132]*[.$BE132]" office:value-type="float" office:value="29.6093798263739">
            <text:p>29.609</text:p>
          </table:table-cell>
          <table:table-cell table:style-name="ce9" table:formula="of:=[.$C132]+[.$BH132]*[.$BC132]+[.$BI132]*[.$BF132]" office:value-type="float" office:value="14.082656997704">
            <text:p>14.083</text:p>
          </table:table-cell>
          <table:table-cell table:style-name="ce53" table:formula="of:=ABS([.$AB132]-[.$BJ132])/[.$AB132]" office:value-type="percentage" office:value="0.114840489432906">
            <text:p>11.48%</text:p>
          </table:table-cell>
          <table:table-cell table:style-name="ce53" table:formula="of:=ABS([.$AC132]-[.$BK132])/[.$AC132]" office:value-type="percentage" office:value="0.0822105410844635">
            <text:p>8.22%</text:p>
          </table:table-cell>
          <table:table-cell table:style-name="ce6" table:formula="of:=[.AB132]" office:value-type="float" office:value="26.5592971434286">
            <text:p>26.559</text:p>
          </table:table-cell>
          <table:table-cell table:style-name="ce6" table:formula="of:=[.AC132]" office:value-type="float" office:value="15.344104098062">
            <text:p>15.344</text:p>
          </table:table-cell>
          <table:table-cell/>
          <table:table-cell table:formula="of:=[.BN132]-[.BJ132]" office:value-type="float" office:value="-3.05008268294533">
            <text:p>-3.05</text:p>
          </table:table-cell>
          <table:table-cell table:formula="of:=[.BO132]-[.BK132]" office:value-type="float" office:value="1.26144710035801">
            <text:p>1.26</text:p>
          </table:table-cell>
          <table:table-cell table:style-name="ce75" table:formula="of:=[.BL132]-[.Z132]" office:value-type="percentage" office:value="0.110914933775627">
            <text:p>11.09%</text:p>
          </table:table-cell>
          <table:table-cell table:style-name="ce75" table:formula="of:=[.BM132]-[.AA132]" office:value-type="percentage" office:value="0.0293282469187102">
            <text:p>2.93%</text:p>
          </table:table-cell>
          <table:table-cell table:number-columns-repeated="13"/>
          <table:table-cell table:formula="of:=[.BL132]-[.Z132]" office:value-type="percentage" office:value="0.110914933775627">
            <text:p>11.09%</text:p>
          </table:table-cell>
          <table:table-cell table:formula="of:=[.BM132]-[.AA132]" office:value-type="percentage" office:value="0.0293282469187102">
            <text:p>2.9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33]+66.39)/-8.89)" office:value-type="float" office:value="2.35376929320541">
            <text:p>2.35</text:p>
          </table:table-cell>
          <table:table-cell table:formula="of:=EXP(([.L133]+66.39)/-8.89)" office:value-type="float" office:value="4.6224905193394">
            <text:p>4.62</text:p>
          </table:table-cell>
          <table:table-cell table:formula="of:=EXP(([.M133]+66.39)/-8.89)" office:value-type="float" office:value="1.67960757526435">
            <text:p>1.68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80">
            <text:p>-80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style-name="ce9" table:formula="of:=SQRT(([.$D133]-[.$B133])^2 + ([.$E133]-[.$C133])^2)" office:value-type="float" office:value="4.0442799111832">
            <text:p>4.044</text:p>
          </table:table-cell>
          <table:table-cell table:style-name="ce43" table:formula="of:=IF( ([.$N133]-[.$H133] &lt;[.$I133])            AND            ([.$N133]+[.$H133] &gt;[.$I133]); 1; 0)" office:value-type="float" office:value="1">
            <text:p>1</text:p>
          </table:table-cell>
          <table:table-cell table:style-name="ce9" table:formula="of:=([.$D133]-[.$B133])/[.$N133]" office:value-type="float" office:value="-0.917345011096078">
            <text:p>-0.917</text:p>
          </table:table-cell>
          <table:table-cell table:style-name="ce9" table:formula="of:=([.$E133]-[.$C133])/[.$N133]" office:value-type="float" office:value="-0.398093118022826">
            <text:p>-0.398</text:p>
          </table:table-cell>
          <table:table-cell table:style-name="ce9" table:formula="of:=[.$P133]*([.$F133]-[.$B133])+[.$Q133]*([.$G133]-[.$C133])" office:value-type="float" office:value="1.97090710214171">
            <text:p>1.971</text:p>
          </table:table-cell>
          <table:table-cell table:style-name="ce9" table:formula="of:=([.$F133]-[.$B133]-[.$R133]*[.$P133])/SQRT(([.$F133]-[.$B133]-[.$R133]*[.$P133])^2+([.$G133]-[.$C133]-[.$R133]*[.$Q133])^2)" office:value-type="float" office:value="0.398093118022826">
            <text:p>0.398</text:p>
          </table:table-cell>
          <table:table-cell table:style-name="ce9" table:formula="of:=([.$G133]-[.$C133]-[.R133]*[.$Q133])/SQRT(([.$F133]-[.$B133]-[.R133]*[.$P133])^2+([.$G133]-[.$C133]-[.R133]*[.$Q133])^2)" office:value-type="float" office:value="-0.917345011096078">
            <text:p>-0.917</text:p>
          </table:table-cell>
          <table:table-cell table:style-name="ce9" table:formula="of:=[.$S133]*([.$F133]-[.$B133])+[.$T133]*([.$G133]-[.$C133])" office:value-type="float" office:value="3.46150620319065">
            <text:p>3.462</text:p>
          </table:table-cell>
          <table:table-cell table:style-name="ce48" table:formula="of:=([.$H133]^2-[.$I133]^2+[.$N133]^2)/(2*[.$N133])" office:value-type="float" office:value="0.0654024073347731">
            <text:p>0.065</text:p>
          </table:table-cell>
          <table:table-cell table:style-name="ce48" table:formula="of:=([.$H133]^2-[.$J133]^2+[.$R133]^2+[.$U133]^2)/(2*[.$U133])-[.$R133]*[.$V133]/[.$U133]" office:value-type="float" office:value="2.64737993588326">
            <text:p>2.647</text:p>
          </table:table-cell>
          <table:table-cell table:style-name="ce9" table:formula="of:=[.$B133]+[.$V133]*[.$P133]+[.$W133]*[.$S133]" office:value-type="float" office:value="28.6739071611846">
            <text:p>28.674</text:p>
          </table:table-cell>
          <table:table-cell table:style-name="ce9" table:formula="of:=[.$C133]+[.$V133]*[.$Q133]+[.$W133]*[.$T133]" office:value-type="float" office:value="14.8154029750795">
            <text:p>14.815</text:p>
          </table:table-cell>
          <table:table-cell table:style-name="ce53" table:formula="of:=ABS([.$AB133]-[.$X133])/[.$AB133]" office:value-type="percentage" office:value="0.0796184479708346">
            <text:p>7.96%</text:p>
          </table:table-cell>
          <table:table-cell table:style-name="ce53" table:formula="of:=ABS([.$AC133]-[.$Y133])/[.$AC133]" office:value-type="percentage" office:value="0.0344563044934786">
            <text:p>3.4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33]+[.AL133]*(ABS([.K133])-[.AK132])" office:value-type="float" office:value="76.8515555796445">
            <text:p>76.852</text:p>
          </table:table-cell>
          <table:table-cell table:style-name="ce6" table:formula="of:=[.AJ133]*(1-[.AL133])" office:value-type="float" office:value="0.0181165478993328">
            <text:p>0.018</text:p>
          </table:table-cell>
          <table:table-cell table:style-name="ce6" table:formula="of:=[.AJ132]+[.$AF133]" office:value-type="float" office:value="0.0185754379660039">
            <text:p>0.019</text:p>
          </table:table-cell>
          <table:table-cell table:style-name="ce6" table:formula="of:=[.AH132]" office:value-type="float" office:value="76.9223760177667">
            <text:p>76.922</text:p>
          </table:table-cell>
          <table:table-cell table:style-name="ce65" table:formula="of:=[.AJ133]/([.AJ133]+[.$AG133])" office:value-type="float" office:value="0.0247041317416518">
            <text:p>0.025</text:p>
          </table:table-cell>
          <table:table-cell table:style-name="ce60" table:formula="of:=[.AP133]+[.AQ133]*(ABS([.P133])-[.AP132])" office:value-type="float" office:value="80.6296644613725">
            <text:p>80.630</text:p>
          </table:table-cell>
          <table:table-cell table:style-name="ce6" table:formula="of:=[.AO133]*(1-[.AQ133])" office:value-type="float" office:value="0.00933930391205172">
            <text:p>0.009</text:p>
          </table:table-cell>
          <table:table-cell table:style-name="ce6" table:formula="of:=[.AO132]+[.$AF133]" office:value-type="float" office:value="0.00945977686304733">
            <text:p>0.009</text:p>
          </table:table-cell>
          <table:table-cell table:style-name="ce6" table:formula="of:=[.AM132]" office:value-type="float" office:value="81.6685138053882">
            <text:p>81.669</text:p>
          </table:table-cell>
          <table:table-cell table:style-name="ce65" table:formula="of:=[.AO133]/([.AO133]+[.$AG133])" office:value-type="float" office:value="0.0127352846414601">
            <text:p>0.013</text:p>
          </table:table-cell>
          <table:table-cell table:style-name="ce60" table:formula="of:=[.AU133]+[.AV133]*(ABS([.U133])-[.AU132])" office:value-type="float" office:value="69.7477350229485">
            <text:p>69.748</text:p>
          </table:table-cell>
          <table:table-cell table:style-name="ce6" table:formula="of:=[.AT133]*(1-[.AV133])" office:value-type="float" office:value="0.0157841027121084">
            <text:p>0.016</text:p>
          </table:table-cell>
          <table:table-cell table:style-name="ce6" table:formula="of:=[.AT132]+[.$AF133]" office:value-type="float" office:value="0.0161313057931396">
            <text:p>0.016</text:p>
          </table:table-cell>
          <table:table-cell table:style-name="ce6" table:formula="of:=[.AR132]" office:value-type="float" office:value="71.2345374971094">
            <text:p>71.235</text:p>
          </table:table-cell>
          <table:table-cell table:style-name="ce65" table:formula="of:=[.AT133]/([.AT133]+[.$AG133])" office:value-type="float" office:value="0.0215235570810954">
            <text:p>0.022</text:p>
          </table:table-cell>
          <table:table-cell table:style-name="ce6" table:formula="of:=EXP((-[.AH133]+66.39)/-8.89)" office:value-type="float" office:value="3.24390517673119">
            <text:p>3.244</text:p>
          </table:table-cell>
          <table:table-cell table:style-name="ce6" table:formula="of:=EXP((-[.AM133]+66.39)/-8.89)" office:value-type="float" office:value="4.96176751778809">
            <text:p>4.962</text:p>
          </table:table-cell>
          <table:table-cell table:style-name="ce6" table:formula="of:=EXP((-[.AR133]+66.39)/-8.89)" office:value-type="float" office:value="1.45892224947245">
            <text:p>1.459</text:p>
          </table:table-cell>
          <table:table-cell table:style-name="ce9" table:formula="of:=SQRT(([.$D133]-[.$B133])^2 + ([.$E133]-[.$C133])^2)" office:value-type="float" office:value="4.0442799111832">
            <text:p>4.044</text:p>
          </table:table-cell>
          <table:table-cell table:style-name="ce43" table:formula="of:=IF( ([.$AZ133]-[.$AW133] &lt;[.$AX133])               AND               ([.$AZ133]+[.$AW133]&gt;[.$AX133]); 1; 0)" office:value-type="float" office:value="1">
            <text:p>1</text:p>
          </table:table-cell>
          <table:table-cell table:style-name="ce9" table:formula="of:=([.$D133]-[.$B133])/[.$AZ133]" office:value-type="float" office:value="-0.917345011096078">
            <text:p>-0.917</text:p>
          </table:table-cell>
          <table:table-cell table:style-name="ce9" table:formula="of:=([.$E133]-[.$C133])/[.$AZ133]" office:value-type="float" office:value="-0.398093118022826">
            <text:p>-0.398</text:p>
          </table:table-cell>
          <table:table-cell table:style-name="ce9" table:formula="of:=[.$BB133]*([.$F133]-[.$B133])+[.$BC133]*([.$G133]-[.$C133])" office:value-type="float" office:value="1.97090710214171">
            <text:p>1.971</text:p>
          </table:table-cell>
          <table:table-cell table:style-name="ce9" table:formula="of:=([.$F133]-[.$B133]-[.$BD133]*[.$BB133])/SQRT(([.$F133]-[.$B133]-[.$BD133]*[.$BB133])^2+([.$G133]-[.$C133]-[.$BD133]*[.$BC133])^2)" office:value-type="float" office:value="0.398093118022826">
            <text:p>0.398</text:p>
          </table:table-cell>
          <table:table-cell table:style-name="ce9" table:formula="of:=([.$G133]-[.$C133]-[.BD133]*[.$BC133])/SQRT(([.$F133]-[.$B133]-[.BD133]*[.$BB133])^2+([.$G133]-[.$C133]-[.BD133]*[.$BC133])^2)" office:value-type="float" office:value="-0.917345011096078">
            <text:p>-0.917</text:p>
          </table:table-cell>
          <table:table-cell table:style-name="ce9" table:formula="of:=[.$BE133]*([.$F133]-[.$B133])+[.$BF133]*([.$G133]-[.$C133])" office:value-type="float" office:value="3.46150620319065">
            <text:p>3.462</text:p>
          </table:table-cell>
          <table:table-cell table:style-name="ce48" table:formula="of:=([.$AW133]^2-[.$AX133]^2+[.$AZ133]^2)/(2*[.$AZ133])" office:value-type="float" office:value="0.279404979956652">
            <text:p>0.279</text:p>
          </table:table-cell>
          <table:table-cell table:style-name="ce48" table:formula="of:=([.$AW133]^2-[.$AY133]^2+[.$BD133]^2+[.$BG133]^2)/(2*[.$BG133])-[.$BD133]*[.$BH133]/[.$BG133]" office:value-type="float" office:value="3.3453073297297">
            <text:p>3.345</text:p>
          </table:table-cell>
          <table:table-cell table:style-name="ce9" table:formula="of:=[.$B133]+[.$BH133]*[.$BB133]+[.$BI133]*[.$BE133]" office:value-type="float" office:value="28.7554330611981">
            <text:p>28.755</text:p>
          </table:table-cell>
          <table:table-cell table:style-name="ce9" table:formula="of:=[.$C133]+[.$BH133]*[.$BC133]+[.$BI133]*[.$BF133]" office:value-type="float" office:value="14.0899698108273">
            <text:p>14.090</text:p>
          </table:table-cell>
          <table:table-cell table:style-name="ce53" table:formula="of:=ABS([.$AB133]-[.$BJ133])/[.$AB133]" office:value-type="percentage" office:value="0.0826880284485559">
            <text:p>8.27%</text:p>
          </table:table-cell>
          <table:table-cell table:style-name="ce53" table:formula="of:=ABS([.$AC133]-[.$BK133])/[.$AC133]" office:value-type="percentage" office:value="0.0817339532643766">
            <text:p>8.17%</text:p>
          </table:table-cell>
          <table:table-cell table:style-name="ce6" table:formula="of:=[.AB133]" office:value-type="float" office:value="26.5592971434286">
            <text:p>26.559</text:p>
          </table:table-cell>
          <table:table-cell table:style-name="ce6" table:formula="of:=[.AC133]" office:value-type="float" office:value="15.344104098062">
            <text:p>15.344</text:p>
          </table:table-cell>
          <table:table-cell/>
          <table:table-cell table:formula="of:=[.BN133]-[.BJ133]" office:value-type="float" office:value="-2.19613591776947">
            <text:p>-2.2</text:p>
          </table:table-cell>
          <table:table-cell table:formula="of:=[.BO133]-[.BK133]" office:value-type="float" office:value="1.25413428723473">
            <text:p>1.25</text:p>
          </table:table-cell>
          <table:table-cell table:style-name="ce75" table:formula="of:=[.BL133]-[.Z133]" office:value-type="percentage" office:value="0.0030695804777213">
            <text:p>0.31%</text:p>
          </table:table-cell>
          <table:table-cell table:style-name="ce75" table:formula="of:=[.BM133]-[.AA133]" office:value-type="percentage" office:value="0.047277648770898">
            <text:p>4.73%</text:p>
          </table:table-cell>
          <table:table-cell table:number-columns-repeated="13"/>
          <table:table-cell table:formula="of:=[.BL133]-[.Z133]" office:value-type="percentage" office:value="0.0030695804777213">
            <text:p>0.31%</text:p>
          </table:table-cell>
          <table:table-cell table:formula="of:=[.BM133]-[.AA133]" office:value-type="percentage" office:value="0.047277648770898">
            <text:p>4.7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34]+66.39)/-8.89)" office:value-type="float" office:value="2.35376929320541">
            <text:p>2.35</text:p>
          </table:table-cell>
          <table:table-cell table:formula="of:=EXP(([.L134]+66.39)/-8.89)" office:value-type="float" office:value="2.35376929320541">
            <text:p>2.35</text:p>
          </table:table-cell>
          <table:table-cell table:formula="of:=EXP(([.M134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74">
            <text:p>-74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134]-[.$B134])^2 + ([.$E134]-[.$C134])^2)" office:value-type="float" office:value="4.0442799111832">
            <text:p>4.044</text:p>
          </table:table-cell>
          <table:table-cell table:style-name="ce43" table:formula="of:=IF( ([.$N134]-[.$H134] &lt;[.$I134])            AND            ([.$N134]+[.$H134] &gt;[.$I134]); 1; 0)" office:value-type="float" office:value="1">
            <text:p>1</text:p>
          </table:table-cell>
          <table:table-cell table:style-name="ce9" table:formula="of:=([.$D134]-[.$B134])/[.$N134]" office:value-type="float" office:value="-0.917345011096078">
            <text:p>-0.917</text:p>
          </table:table-cell>
          <table:table-cell table:style-name="ce9" table:formula="of:=([.$E134]-[.$C134])/[.$N134]" office:value-type="float" office:value="-0.398093118022826">
            <text:p>-0.398</text:p>
          </table:table-cell>
          <table:table-cell table:style-name="ce9" table:formula="of:=[.$P134]*([.$F134]-[.$B134])+[.$Q134]*([.$G134]-[.$C134])" office:value-type="float" office:value="1.97090710214171">
            <text:p>1.971</text:p>
          </table:table-cell>
          <table:table-cell table:style-name="ce9" table:formula="of:=([.$F134]-[.$B134]-[.$R134]*[.$P134])/SQRT(([.$F134]-[.$B134]-[.$R134]*[.$P134])^2+([.$G134]-[.$C134]-[.$R134]*[.$Q134])^2)" office:value-type="float" office:value="0.398093118022826">
            <text:p>0.398</text:p>
          </table:table-cell>
          <table:table-cell table:style-name="ce9" table:formula="of:=([.$G134]-[.$C134]-[.R134]*[.$Q134])/SQRT(([.$F134]-[.$B134]-[.R134]*[.$P134])^2+([.$G134]-[.$C134]-[.R134]*[.$Q134])^2)" office:value-type="float" office:value="-0.917345011096078">
            <text:p>-0.917</text:p>
          </table:table-cell>
          <table:table-cell table:style-name="ce9" table:formula="of:=[.$S134]*([.$F134]-[.$B134])+[.$T134]*([.$G134]-[.$C134])" office:value-type="float" office:value="3.46150620319065">
            <text:p>3.462</text:p>
          </table:table-cell>
          <table:table-cell table:style-name="ce48" table:formula="of:=([.$H134]^2-[.$I134]^2+[.$N134]^2)/(2*[.$N134])" office:value-type="float" office:value="2.0221399555916">
            <text:p>2.022</text:p>
          </table:table-cell>
          <table:table-cell table:style-name="ce48" table:formula="of:=([.$H134]^2-[.$J134]^2+[.$R134]^2+[.$U134]^2)/(2*[.$U134])-[.$R134]*[.$V134]/[.$U134]" office:value-type="float" office:value="0.369138966257941">
            <text:p>0.369</text:p>
          </table:table-cell>
          <table:table-cell table:style-name="ce9" table:formula="of:=[.$B134]+[.$V134]*[.$P134]+[.$W134]*[.$S134]" office:value-type="float" office:value="25.9719516820613">
            <text:p>25.972</text:p>
          </table:table-cell>
          <table:table-cell table:style-name="ce9" table:formula="of:=[.$C134]+[.$V134]*[.$Q134]+[.$W134]*[.$T134]" office:value-type="float" office:value="16.1263722109021">
            <text:p>16.126</text:p>
          </table:table-cell>
          <table:table-cell table:style-name="ce53" table:formula="of:=ABS([.$AB134]-[.$X134])/[.$AB134]" office:value-type="percentage" office:value="0.0221144956583529">
            <text:p>2.21%</text:p>
          </table:table-cell>
          <table:table-cell table:style-name="ce53" table:formula="of:=ABS([.$AC134]-[.$Y134])/[.$AC134]" office:value-type="percentage" office:value="0.0509816739928738">
            <text:p>5.1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34]+[.AL134]*(ABS([.K134])-[.AK133])" office:value-type="float" office:value="76.7717998151345">
            <text:p>76.772</text:p>
          </table:table-cell>
          <table:table-cell table:style-name="ce6" table:formula="of:=[.AJ134]*(1-[.AL134])" office:value-type="float" office:value="0.0200139052354004">
            <text:p>0.020</text:p>
          </table:table-cell>
          <table:table-cell table:style-name="ce6" table:formula="of:=[.AJ133]+[.$AF134]" office:value-type="float" office:value="0.0205754379660039">
            <text:p>0.021</text:p>
          </table:table-cell>
          <table:table-cell table:style-name="ce6" table:formula="of:=[.AH133]" office:value-type="float" office:value="76.8515555796445">
            <text:p>76.852</text:p>
          </table:table-cell>
          <table:table-cell table:style-name="ce65" table:formula="of:=[.AJ134]/([.AJ134]+[.$AG134])" office:value-type="float" office:value="0.0272914108332125">
            <text:p>0.027</text:p>
          </table:table-cell>
          <table:table-cell table:style-name="ce60" table:formula="of:=[.AP134]+[.AQ134]*(ABS([.P134])-[.AP133])" office:value-type="float" office:value="79.3871971536378">
            <text:p>79.387</text:p>
          </table:table-cell>
          <table:table-cell table:style-name="ce6" table:formula="of:=[.AO134]*(1-[.AQ134])" office:value-type="float" office:value="0.0112834525036744">
            <text:p>0.011</text:p>
          </table:table-cell>
          <table:table-cell table:style-name="ce6" table:formula="of:=[.AO133]+[.$AF134]" office:value-type="float" office:value="0.0114597768630473">
            <text:p>0.011</text:p>
          </table:table-cell>
          <table:table-cell table:style-name="ce6" table:formula="of:=[.AM133]" office:value-type="float" office:value="80.6296644613725">
            <text:p>80.630</text:p>
          </table:table-cell>
          <table:table-cell table:style-name="ce65" table:formula="of:=[.AO134]/([.AO134]+[.$AG134])" office:value-type="float" office:value="0.0153863693403591">
            <text:p>0.015</text:p>
          </table:table-cell>
          <table:table-cell table:style-name="ce60" table:formula="of:=[.AU134]+[.AV134]*(ABS([.U134])-[.AU133])" office:value-type="float" office:value="68.1125265640455">
            <text:p>68.113</text:p>
          </table:table-cell>
          <table:table-cell table:style-name="ce6" table:formula="of:=[.AT134]*(1-[.AV134])" office:value-type="float" office:value="0.0176938387942781">
            <text:p>0.018</text:p>
          </table:table-cell>
          <table:table-cell table:style-name="ce6" table:formula="of:=[.AT133]+[.$AF134]" office:value-type="float" office:value="0.0181313057931396">
            <text:p>0.018</text:p>
          </table:table-cell>
          <table:table-cell table:style-name="ce6" table:formula="of:=[.AR133]" office:value-type="float" office:value="69.7477350229485">
            <text:p>69.748</text:p>
          </table:table-cell>
          <table:table-cell table:style-name="ce65" table:formula="of:=[.AT134]/([.AT134]+[.$AG134])" office:value-type="float" office:value="0.0241277161089554">
            <text:p>0.024</text:p>
          </table:table-cell>
          <table:table-cell table:style-name="ce6" table:formula="of:=EXP((-[.AH134]+66.39)/-8.89)" office:value-type="float" office:value="3.21493295412499">
            <text:p>3.215</text:p>
          </table:table-cell>
          <table:table-cell table:style-name="ce6" table:formula="of:=EXP((-[.AM134]+66.39)/-8.89)" office:value-type="float" office:value="4.31458839024118">
            <text:p>4.315</text:p>
          </table:table-cell>
          <table:table-cell table:style-name="ce6" table:formula="of:=EXP((-[.AR134]+66.39)/-8.89)" office:value-type="float" office:value="1.21380495720962">
            <text:p>1.214</text:p>
          </table:table-cell>
          <table:table-cell table:style-name="ce9" table:formula="of:=SQRT(([.$D134]-[.$B134])^2 + ([.$E134]-[.$C134])^2)" office:value-type="float" office:value="4.0442799111832">
            <text:p>4.044</text:p>
          </table:table-cell>
          <table:table-cell table:style-name="ce43" table:formula="of:=IF( ([.$AZ134]-[.$AW134] &lt;[.$AX134])               AND               ([.$AZ134]+[.$AW134]&gt;[.$AX134]); 1; 0)" office:value-type="float" office:value="1">
            <text:p>1</text:p>
          </table:table-cell>
          <table:table-cell table:style-name="ce9" table:formula="of:=([.$D134]-[.$B134])/[.$AZ134]" office:value-type="float" office:value="-0.917345011096078">
            <text:p>-0.917</text:p>
          </table:table-cell>
          <table:table-cell table:style-name="ce9" table:formula="of:=([.$E134]-[.$C134])/[.$AZ134]" office:value-type="float" office:value="-0.398093118022826">
            <text:p>-0.398</text:p>
          </table:table-cell>
          <table:table-cell table:style-name="ce9" table:formula="of:=[.$BB134]*([.$F134]-[.$B134])+[.$BC134]*([.$G134]-[.$C134])" office:value-type="float" office:value="1.97090710214171">
            <text:p>1.971</text:p>
          </table:table-cell>
          <table:table-cell table:style-name="ce9" table:formula="of:=([.$F134]-[.$B134]-[.$BD134]*[.$BB134])/SQRT(([.$F134]-[.$B134]-[.$BD134]*[.$BB134])^2+([.$G134]-[.$C134]-[.$BD134]*[.$BC134])^2)" office:value-type="float" office:value="0.398093118022826">
            <text:p>0.398</text:p>
          </table:table-cell>
          <table:table-cell table:style-name="ce9" table:formula="of:=([.$G134]-[.$C134]-[.BD134]*[.$BC134])/SQRT(([.$F134]-[.$B134]-[.BD134]*[.$BB134])^2+([.$G134]-[.$C134]-[.BD134]*[.$BC134])^2)" office:value-type="float" office:value="-0.917345011096078">
            <text:p>-0.917</text:p>
          </table:table-cell>
          <table:table-cell table:style-name="ce9" table:formula="of:=[.$BE134]*([.$F134]-[.$B134])+[.$BF134]*([.$G134]-[.$C134])" office:value-type="float" office:value="3.46150620319065">
            <text:p>3.462</text:p>
          </table:table-cell>
          <table:table-cell table:style-name="ce48" table:formula="of:=([.$AW134]^2-[.$AX134]^2+[.$AZ134]^2)/(2*[.$AZ134])" office:value-type="float" office:value="0.998486887614077">
            <text:p>0.998</text:p>
          </table:table-cell>
          <table:table-cell table:style-name="ce48" table:formula="of:=([.$AW134]^2-[.$AY134]^2+[.$BD134]^2+[.$BG134]^2)/(2*[.$BG134])-[.$BD134]*[.$BH134]/[.$BG134]" office:value-type="float" office:value="3.00347889161923">
            <text:p>3.003</text:p>
          </table:table-cell>
          <table:table-cell table:style-name="ce9" table:formula="of:=[.$B134]+[.$BH134]*[.$BB134]+[.$BI134]*[.$BE134]" office:value-type="float" office:value="27.9597073118828">
            <text:p>27.960</text:p>
          </table:table-cell>
          <table:table-cell table:style-name="ce9" table:formula="of:=[.$C134]+[.$BH134]*[.$BC134]+[.$BI134]*[.$BF134]" office:value-type="float" office:value="14.1172828644455">
            <text:p>14.117</text:p>
          </table:table-cell>
          <table:table-cell table:style-name="ce53" table:formula="of:=ABS([.$AB134]-[.$BJ134])/[.$AB134]" office:value-type="percentage" office:value="0.0527276817941212">
            <text:p>5.27%</text:p>
          </table:table-cell>
          <table:table-cell table:style-name="ce53" table:formula="of:=ABS([.$AC134]-[.$BK134])/[.$AC134]" office:value-type="percentage" office:value="0.0799539175292368">
            <text:p>8.00%</text:p>
          </table:table-cell>
          <table:table-cell table:style-name="ce6" table:formula="of:=[.AB134]" office:value-type="float" office:value="26.5592971434286">
            <text:p>26.559</text:p>
          </table:table-cell>
          <table:table-cell table:style-name="ce6" table:formula="of:=[.AC134]" office:value-type="float" office:value="15.344104098062">
            <text:p>15.344</text:p>
          </table:table-cell>
          <table:table-cell/>
          <table:table-cell table:formula="of:=[.BN134]-[.BJ134]" office:value-type="float" office:value="-1.40041016845422">
            <text:p>-1.4</text:p>
          </table:table-cell>
          <table:table-cell table:formula="of:=[.BO134]-[.BK134]" office:value-type="float" office:value="1.22682123361647">
            <text:p>1.23</text:p>
          </table:table-cell>
          <table:table-cell table:style-name="ce75" table:formula="of:=[.BL134]-[.Z134]" office:value-type="percentage" office:value="0.0306131861357683">
            <text:p>3.06%</text:p>
          </table:table-cell>
          <table:table-cell table:style-name="ce75" table:formula="of:=[.BM134]-[.AA134]" office:value-type="percentage" office:value="0.0289722435363629">
            <text:p>2.90%</text:p>
          </table:table-cell>
          <table:table-cell table:number-columns-repeated="13"/>
          <table:table-cell table:formula="of:=[.BL134]-[.Z134]" office:value-type="percentage" office:value="0.0306131861357683">
            <text:p>3.06%</text:p>
          </table:table-cell>
          <table:table-cell table:formula="of:=[.BM134]-[.AA134]" office:value-type="percentage" office:value="0.0289722435363629">
            <text:p>2.9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35]+66.39)/-8.89)" office:value-type="float" office:value="2.35376929320541">
            <text:p>2.35</text:p>
          </table:table-cell>
          <table:table-cell table:formula="of:=EXP(([.L135]+66.39)/-8.89)" office:value-type="float" office:value="2.10335157059054">
            <text:p>2.1</text:p>
          </table:table-cell>
          <table:table-cell table:formula="of:=EXP(([.M135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73">
            <text:p>-73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135]-[.$B135])^2 + ([.$E135]-[.$C135])^2)" office:value-type="float" office:value="4.0442799111832">
            <text:p>4.044</text:p>
          </table:table-cell>
          <table:table-cell table:style-name="ce43" table:formula="of:=IF( ([.$N135]-[.$H135] &lt;[.$I135])            AND            ([.$N135]+[.$H135] &gt;[.$I135]); 1; 0)" office:value-type="float" office:value="1">
            <text:p>1</text:p>
          </table:table-cell>
          <table:table-cell table:style-name="ce9" table:formula="of:=([.$D135]-[.$B135])/[.$N135]" office:value-type="float" office:value="-0.917345011096078">
            <text:p>-0.917</text:p>
          </table:table-cell>
          <table:table-cell table:style-name="ce9" table:formula="of:=([.$E135]-[.$C135])/[.$N135]" office:value-type="float" office:value="-0.398093118022826">
            <text:p>-0.398</text:p>
          </table:table-cell>
          <table:table-cell table:style-name="ce9" table:formula="of:=[.$P135]*([.$F135]-[.$B135])+[.$Q135]*([.$G135]-[.$C135])" office:value-type="float" office:value="1.97090710214171">
            <text:p>1.971</text:p>
          </table:table-cell>
          <table:table-cell table:style-name="ce9" table:formula="of:=([.$F135]-[.$B135]-[.$R135]*[.$P135])/SQRT(([.$F135]-[.$B135]-[.$R135]*[.$P135])^2+([.$G135]-[.$C135]-[.$R135]*[.$Q135])^2)" office:value-type="float" office:value="0.398093118022826">
            <text:p>0.398</text:p>
          </table:table-cell>
          <table:table-cell table:style-name="ce9" table:formula="of:=([.$G135]-[.$C135]-[.R135]*[.$Q135])/SQRT(([.$F135]-[.$B135]-[.R135]*[.$P135])^2+([.$G135]-[.$C135]-[.R135]*[.$Q135])^2)" office:value-type="float" office:value="-0.917345011096078">
            <text:p>-0.917</text:p>
          </table:table-cell>
          <table:table-cell table:style-name="ce9" table:formula="of:=[.$S135]*([.$F135]-[.$B135])+[.$T135]*([.$G135]-[.$C135])" office:value-type="float" office:value="3.46150620319065">
            <text:p>3.462</text:p>
          </table:table-cell>
          <table:table-cell table:style-name="ce48" table:formula="of:=([.$H135]^2-[.$I135]^2+[.$N135]^2)/(2*[.$N135])" office:value-type="float" office:value="2.16013016406414">
            <text:p>2.160</text:p>
          </table:table-cell>
          <table:table-cell table:style-name="ce48" table:formula="of:=([.$H135]^2-[.$J135]^2+[.$R135]^2+[.$U135]^2)/(2*[.$U135])-[.$R135]*[.$V135]/[.$U135]" office:value-type="float" office:value="0.290570312631417">
            <text:p>0.291</text:p>
          </table:table-cell>
          <table:table-cell table:style-name="ce9" table:formula="of:=[.$B135]+[.$V135]*[.$P135]+[.$W135]*[.$S135]" office:value-type="float" office:value="25.8140894124379">
            <text:p>25.814</text:p>
          </table:table-cell>
          <table:table-cell table:style-name="ce9" table:formula="of:=[.$C135]+[.$V135]*[.$Q135]+[.$W135]*[.$T135]" office:value-type="float" office:value="16.1435138209875">
            <text:p>16.144</text:p>
          </table:table-cell>
          <table:table-cell table:style-name="ce53" table:formula="of:=ABS([.$AB135]-[.$X135])/[.$AB135]" office:value-type="percentage" office:value="0.0280582624971712">
            <text:p>2.81%</text:p>
          </table:table-cell>
          <table:table-cell table:style-name="ce53" table:formula="of:=ABS([.$AC135]-[.$Y135])/[.$AC135]" office:value-type="percentage" office:value="0.0520988203557909">
            <text:p>5.21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35]+[.AL135]*(ABS([.K135])-[.AK134])" office:value-type="float" office:value="76.686638110313">
            <text:p>76.687</text:p>
          </table:table-cell>
          <table:table-cell table:style-name="ce6" table:formula="of:=[.AJ135]*(1-[.AL135])" office:value-type="float" office:value="0.0219012225314527">
            <text:p>0.022</text:p>
          </table:table-cell>
          <table:table-cell table:style-name="ce6" table:formula="of:=[.AJ134]+[.$AF135]" office:value-type="float" office:value="0.0225754379660039">
            <text:p>0.023</text:p>
          </table:table-cell>
          <table:table-cell table:style-name="ce6" table:formula="of:=[.AH134]" office:value-type="float" office:value="76.7717998151345">
            <text:p>76.772</text:p>
          </table:table-cell>
          <table:table-cell table:style-name="ce65" table:formula="of:=[.AJ135]/([.AJ135]+[.$AG135])" office:value-type="float" office:value="0.0298649991006379">
            <text:p>0.030</text:p>
          </table:table-cell>
          <table:table-cell table:style-name="ce60" table:formula="of:=[.AP135]+[.AQ135]*(ABS([.P135])-[.AP134])" office:value-type="float" office:value="77.9505217456316">
            <text:p>77.951</text:p>
          </table:table-cell>
          <table:table-cell table:style-name="ce6" table:formula="of:=[.AO135]*(1-[.AQ135])" office:value-type="float" office:value="0.0132171878811967">
            <text:p>0.013</text:p>
          </table:table-cell>
          <table:table-cell table:style-name="ce6" table:formula="of:=[.AO134]+[.$AF135]" office:value-type="float" office:value="0.0134597768630473">
            <text:p>0.013</text:p>
          </table:table-cell>
          <table:table-cell table:style-name="ce6" table:formula="of:=[.AM134]" office:value-type="float" office:value="79.3871971536378">
            <text:p>79.387</text:p>
          </table:table-cell>
          <table:table-cell table:style-name="ce65" table:formula="of:=[.AO135]/([.AO135]+[.$AG135])" office:value-type="float" office:value="0.0180232543465564">
            <text:p>0.018</text:p>
          </table:table-cell>
          <table:table-cell table:style-name="ce60" table:formula="of:=[.AU135]+[.AV135]*(ABS([.U135])-[.AU134])" office:value-type="float" office:value="66.3414877688676">
            <text:p>66.341</text:p>
          </table:table-cell>
          <table:table-cell table:style-name="ce6" table:formula="of:=[.AT135]*(1-[.AV135])" office:value-type="float" office:value="0.0195934365525439">
            <text:p>0.020</text:p>
          </table:table-cell>
          <table:table-cell table:style-name="ce6" table:formula="of:=[.AT134]+[.$AF135]" office:value-type="float" office:value="0.0201313057931396">
            <text:p>0.020</text:p>
          </table:table-cell>
          <table:table-cell table:style-name="ce6" table:formula="of:=[.AR134]" office:value-type="float" office:value="68.1125265640455">
            <text:p>68.113</text:p>
          </table:table-cell>
          <table:table-cell table:style-name="ce65" table:formula="of:=[.AT135]/([.AT135]+[.$AG135])" office:value-type="float" office:value="0.0267180502905614">
            <text:p>0.027</text:p>
          </table:table-cell>
          <table:table-cell table:style-name="ce6" table:formula="of:=EXP((-[.AH135]+66.39)/-8.89)" office:value-type="float" office:value="3.18428256404672">
            <text:p>3.184</text:p>
          </table:table-cell>
          <table:table-cell table:style-name="ce6" table:formula="of:=EXP((-[.AM135]+66.39)/-8.89)" office:value-type="float" office:value="3.67075053594526">
            <text:p>3.671</text:p>
          </table:table-cell>
          <table:table-cell table:style-name="ce6" table:formula="of:=EXP((-[.AR135]+66.39)/-8.89)" office:value-type="float" office:value="0.994557918187745">
            <text:p>0.995</text:p>
          </table:table-cell>
          <table:table-cell table:style-name="ce9" table:formula="of:=SQRT(([.$D135]-[.$B135])^2 + ([.$E135]-[.$C135])^2)" office:value-type="float" office:value="4.0442799111832">
            <text:p>4.044</text:p>
          </table:table-cell>
          <table:table-cell table:style-name="ce43" table:formula="of:=IF( ([.$AZ135]-[.$AW135] &lt;[.$AX135])               AND               ([.$AZ135]+[.$AW135]&gt;[.$AX135]); 1; 0)" office:value-type="float" office:value="1">
            <text:p>1</text:p>
          </table:table-cell>
          <table:table-cell table:style-name="ce9" table:formula="of:=([.$D135]-[.$B135])/[.$AZ135]" office:value-type="float" office:value="-0.917345011096078">
            <text:p>-0.917</text:p>
          </table:table-cell>
          <table:table-cell table:style-name="ce9" table:formula="of:=([.$E135]-[.$C135])/[.$AZ135]" office:value-type="float" office:value="-0.398093118022826">
            <text:p>-0.398</text:p>
          </table:table-cell>
          <table:table-cell table:style-name="ce9" table:formula="of:=[.$BB135]*([.$F135]-[.$B135])+[.$BC135]*([.$G135]-[.$C135])" office:value-type="float" office:value="1.97090710214171">
            <text:p>1.971</text:p>
          </table:table-cell>
          <table:table-cell table:style-name="ce9" table:formula="of:=([.$F135]-[.$B135]-[.$BD135]*[.$BB135])/SQRT(([.$F135]-[.$B135]-[.$BD135]*[.$BB135])^2+([.$G135]-[.$C135]-[.$BD135]*[.$BC135])^2)" office:value-type="float" office:value="0.398093118022826">
            <text:p>0.398</text:p>
          </table:table-cell>
          <table:table-cell table:style-name="ce9" table:formula="of:=([.$G135]-[.$C135]-[.BD135]*[.$BC135])/SQRT(([.$F135]-[.$B135]-[.BD135]*[.$BB135])^2+([.$G135]-[.$C135]-[.BD135]*[.$BC135])^2)" office:value-type="float" office:value="-0.917345011096078">
            <text:p>-0.917</text:p>
          </table:table-cell>
          <table:table-cell table:style-name="ce9" table:formula="of:=[.$BE135]*([.$F135]-[.$B135])+[.$BF135]*([.$G135]-[.$C135])" office:value-type="float" office:value="3.46150620319065">
            <text:p>3.462</text:p>
          </table:table-cell>
          <table:table-cell table:style-name="ce48" table:formula="of:=([.$AW135]^2-[.$AX135]^2+[.$AZ135]^2)/(2*[.$AZ135])" office:value-type="float" office:value="1.60985963342235">
            <text:p>1.610</text:p>
          </table:table-cell>
          <table:table-cell table:style-name="ce48" table:formula="of:=([.$AW135]^2-[.$AY135]^2+[.$BD135]^2+[.$BG135]^2)/(2*[.$BG135])-[.$BD135]*[.$BH135]/[.$BG135]" office:value-type="float" office:value="2.69698237257599">
            <text:p>2.697</text:p>
          </table:table-cell>
          <table:table-cell table:style-name="ce9" table:formula="of:=[.$B135]+[.$BH135]*[.$BB135]+[.$BI135]*[.$BE135]" office:value-type="float" office:value="27.2768534186664">
            <text:p>27.277</text:p>
          </table:table-cell>
          <table:table-cell table:style-name="ce9" table:formula="of:=[.$C135]+[.$BH135]*[.$BC135]+[.$BI135]*[.$BF135]" office:value-type="float" office:value="14.1550626344552">
            <text:p>14.155</text:p>
          </table:table-cell>
          <table:table-cell table:style-name="ce53" table:formula="of:=ABS([.$AB135]-[.$BJ135])/[.$AB135]" office:value-type="percentage" office:value="0.0270171409794012">
            <text:p>2.70%</text:p>
          </table:table-cell>
          <table:table-cell table:style-name="ce53" table:formula="of:=ABS([.$AC135]-[.$BK135])/[.$AC135]" office:value-type="percentage" office:value="0.0774917490136825">
            <text:p>7.75%</text:p>
          </table:table-cell>
          <table:table-cell table:style-name="ce6" table:formula="of:=[.AB135]" office:value-type="float" office:value="26.5592971434286">
            <text:p>26.559</text:p>
          </table:table-cell>
          <table:table-cell table:style-name="ce6" table:formula="of:=[.AC135]" office:value-type="float" office:value="15.344104098062">
            <text:p>15.344</text:p>
          </table:table-cell>
          <table:table-cell/>
          <table:table-cell table:formula="of:=[.BN135]-[.BJ135]" office:value-type="float" office:value="-0.717556275237818">
            <text:p>-0.72</text:p>
          </table:table-cell>
          <table:table-cell table:formula="of:=[.BO135]-[.BK135]" office:value-type="float" office:value="1.18904146360684">
            <text:p>1.19</text:p>
          </table:table-cell>
          <table:table-cell table:style-name="ce75" table:formula="of:=[.BL135]-[.Z135]" office:value-type="percentage" office:value="-0.00104112151776999">
            <text:p>-0.10%</text:p>
          </table:table-cell>
          <table:table-cell table:style-name="ce75" table:formula="of:=[.BM135]-[.AA135]" office:value-type="percentage" office:value="0.0253929286578916">
            <text:p>2.54%</text:p>
          </table:table-cell>
          <table:table-cell table:number-columns-repeated="13"/>
          <table:table-cell table:formula="of:=[.BL135]-[.Z135]" office:value-type="percentage" office:value="-0.00104112151776999">
            <text:p>-0.10%</text:p>
          </table:table-cell>
          <table:table-cell table:formula="of:=[.BM135]-[.AA135]" office:value-type="percentage" office:value="0.0253929286578916">
            <text:p>2.54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36]+66.39)/-8.89)" office:value-type="float" office:value="1.67960757526435">
            <text:p>1.68</text:p>
          </table:table-cell>
          <table:table-cell table:formula="of:=EXP(([.L136]+66.39)/-8.89)" office:value-type="float" office:value="2.35376929320541">
            <text:p>2.35</text:p>
          </table:table-cell>
          <table:table-cell table:formula="of:=EXP(([.M136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74">
            <text:p>-74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136]-[.$B136])^2 + ([.$E136]-[.$C136])^2)" office:value-type="float" office:value="4.0442799111832">
            <text:p>4.044</text:p>
          </table:table-cell>
          <table:table-cell table:style-name="ce43" table:formula="of:=IF( ([.$N136]-[.$H136] &lt;[.$I136])            AND            ([.$N136]+[.$H136] &gt;[.$I136]); 1; 0)" office:value-type="float" office:value="0">
            <text:p>0</text:p>
          </table:table-cell>
          <table:table-cell table:style-name="ce9" table:formula="of:=([.$D136]-[.$B136])/[.$N136]" office:value-type="float" office:value="-0.917345011096078">
            <text:p>-0.917</text:p>
          </table:table-cell>
          <table:table-cell table:style-name="ce9" table:formula="of:=([.$E136]-[.$C136])/[.$N136]" office:value-type="float" office:value="-0.398093118022826">
            <text:p>-0.398</text:p>
          </table:table-cell>
          <table:table-cell table:style-name="ce9" table:formula="of:=[.$P136]*([.$F136]-[.$B136])+[.$Q136]*([.$G136]-[.$C136])" office:value-type="float" office:value="1.97090710214171">
            <text:p>1.971</text:p>
          </table:table-cell>
          <table:table-cell table:style-name="ce9" table:formula="of:=([.$F136]-[.$B136]-[.$R136]*[.$P136])/SQRT(([.$F136]-[.$B136]-[.$R136]*[.$P136])^2+([.$G136]-[.$C136]-[.$R136]*[.$Q136])^2)" office:value-type="float" office:value="0.398093118022826">
            <text:p>0.398</text:p>
          </table:table-cell>
          <table:table-cell table:style-name="ce9" table:formula="of:=([.$G136]-[.$C136]-[.R136]*[.$Q136])/SQRT(([.$F136]-[.$B136]-[.R136]*[.$P136])^2+([.$G136]-[.$C136]-[.R136]*[.$Q136])^2)" office:value-type="float" office:value="-0.917345011096078">
            <text:p>-0.917</text:p>
          </table:table-cell>
          <table:table-cell table:style-name="ce9" table:formula="of:=[.$S136]*([.$F136]-[.$B136])+[.$T136]*([.$G136]-[.$C136])" office:value-type="float" office:value="3.46150620319065">
            <text:p>3.462</text:p>
          </table:table-cell>
          <table:table-cell table:style-name="ce48" table:formula="of:=([.$H136]^2-[.$I136]^2+[.$N136]^2)/(2*[.$N136])" office:value-type="float" office:value="1.68596783861815">
            <text:p>1.686</text:p>
          </table:table-cell>
          <table:table-cell table:style-name="ce48" table:formula="of:=([.$H136]^2-[.$J136]^2+[.$R136]^2+[.$U136]^2)/(2*[.$U136])-[.$R136]*[.$V136]/[.$U136]" office:value-type="float" office:value="0.73722950398599">
            <text:p>0.737</text:p>
          </table:table-cell>
          <table:table-cell table:style-name="ce9" table:formula="of:=[.$B136]+[.$V136]*[.$P136]+[.$W136]*[.$S136]" office:value-type="float" office:value="26.4268718063154">
            <text:p>26.427</text:p>
          </table:table-cell>
          <table:table-cell table:style-name="ce9" table:formula="of:=[.$C136]+[.$V136]*[.$Q136]+[.$W136]*[.$T136]" office:value-type="float" office:value="15.9225339987239">
            <text:p>15.923</text:p>
          </table:table-cell>
          <table:table-cell table:style-name="ce53" table:formula="of:=ABS([.$AB136]-[.$X136])/[.$AB136]" office:value-type="percentage" office:value="0.00498602566167541">
            <text:p>0.50%</text:p>
          </table:table-cell>
          <table:table-cell table:style-name="ce53" table:formula="of:=ABS([.$AC136]-[.$Y136])/[.$AC136]" office:value-type="percentage" office:value="0.0376972091016359">
            <text:p>3.7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36]+[.AL136]*(ABS([.K136])-[.AK135])" office:value-type="float" office:value="76.4994874728722">
            <text:p>76.499</text:p>
          </table:table-cell>
          <table:table-cell table:style-name="ce6" table:formula="of:=[.AJ136]*(1-[.AL136])" office:value-type="float" office:value="0.0237785792688842">
            <text:p>0.024</text:p>
          </table:table-cell>
          <table:table-cell table:style-name="ce6" table:formula="of:=[.AJ135]+[.$AF136]" office:value-type="float" office:value="0.0245754379660039">
            <text:p>0.025</text:p>
          </table:table-cell>
          <table:table-cell table:style-name="ce6" table:formula="of:=[.AH135]" office:value-type="float" office:value="76.686638110313">
            <text:p>76.687</text:p>
          </table:table-cell>
          <table:table-cell table:style-name="ce65" table:formula="of:=[.AJ136]/([.AJ136]+[.$AG136])" office:value-type="float" office:value="0.0324250049265434">
            <text:p>0.032</text:p>
          </table:table-cell>
          <table:table-cell table:style-name="ce60" table:formula="of:=[.AP136]+[.AQ136]*(ABS([.P136])-[.AP135])" office:value-type="float" office:value="76.3304289849029">
            <text:p>76.330</text:p>
          </table:table-cell>
          <table:table-cell table:style-name="ce6" table:formula="of:=[.AO136]*(1-[.AQ136])" office:value-type="float" office:value="0.0151405934837693">
            <text:p>0.015</text:p>
          </table:table-cell>
          <table:table-cell table:style-name="ce6" table:formula="of:=[.AO135]+[.$AF136]" office:value-type="float" office:value="0.0154597768630473">
            <text:p>0.015</text:p>
          </table:table-cell>
          <table:table-cell table:style-name="ce6" table:formula="of:=[.AM135]" office:value-type="float" office:value="77.9505217456316">
            <text:p>77.951</text:p>
          </table:table-cell>
          <table:table-cell table:style-name="ce65" table:formula="of:=[.AO136]/([.AO136]+[.$AG136])" office:value-type="float" office:value="0.0206460534395521">
            <text:p>0.021</text:p>
          </table:table-cell>
          <table:table-cell table:style-name="ce60" table:formula="of:=[.AU136]+[.AV136]*(ABS([.U136])-[.AU135])" office:value-type="float" office:value="64.447557499499">
            <text:p>64.448</text:p>
          </table:table-cell>
          <table:table-cell table:style-name="ce6" table:formula="of:=[.AT136]*(1-[.AV136])" office:value-type="float" office:value="0.0214829765060174">
            <text:p>0.021</text:p>
          </table:table-cell>
          <table:table-cell table:style-name="ce6" table:formula="of:=[.AT135]+[.$AF136]" office:value-type="float" office:value="0.0221313057931396">
            <text:p>0.022</text:p>
          </table:table-cell>
          <table:table-cell table:style-name="ce6" table:formula="of:=[.AR135]" office:value-type="float" office:value="66.3414877688676">
            <text:p>66.341</text:p>
          </table:table-cell>
          <table:table-cell table:style-name="ce65" table:formula="of:=[.AT136]/([.AT136]+[.$AG136])" office:value-type="float" office:value="0.0292946694235831">
            <text:p>0.029</text:p>
          </table:table-cell>
          <table:table-cell table:style-name="ce6" table:formula="of:=EXP((-[.AH136]+66.39)/-8.89)" office:value-type="float" office:value="3.11794831385161">
            <text:p>3.118</text:p>
          </table:table-cell>
          <table:table-cell table:style-name="ce6" table:formula="of:=EXP((-[.AM136]+66.39)/-8.89)" office:value-type="float" office:value="3.05921544017396">
            <text:p>3.059</text:p>
          </table:table-cell>
          <table:table-cell table:style-name="ce6" table:formula="of:=EXP((-[.AR136]+66.39)/-8.89)" office:value-type="float" office:value="0.80372551357272">
            <text:p>0.804</text:p>
          </table:table-cell>
          <table:table-cell table:style-name="ce9" table:formula="of:=SQRT(([.$D136]-[.$B136])^2 + ([.$E136]-[.$C136])^2)" office:value-type="float" office:value="4.0442799111832">
            <text:p>4.044</text:p>
          </table:table-cell>
          <table:table-cell table:style-name="ce43" table:formula="of:=IF( ([.$AZ136]-[.$AW136] &lt;[.$AX136])               AND               ([.$AZ136]+[.$AW136]&gt;[.$AX136]); 1; 0)" office:value-type="float" office:value="1">
            <text:p>1</text:p>
          </table:table-cell>
          <table:table-cell table:style-name="ce9" table:formula="of:=([.$D136]-[.$B136])/[.$AZ136]" office:value-type="float" office:value="-0.917345011096078">
            <text:p>-0.917</text:p>
          </table:table-cell>
          <table:table-cell table:style-name="ce9" table:formula="of:=([.$E136]-[.$C136])/[.$AZ136]" office:value-type="float" office:value="-0.398093118022826">
            <text:p>-0.398</text:p>
          </table:table-cell>
          <table:table-cell table:style-name="ce9" table:formula="of:=[.$BB136]*([.$F136]-[.$B136])+[.$BC136]*([.$G136]-[.$C136])" office:value-type="float" office:value="1.97090710214171">
            <text:p>1.971</text:p>
          </table:table-cell>
          <table:table-cell table:style-name="ce9" table:formula="of:=([.$F136]-[.$B136]-[.$BD136]*[.$BB136])/SQRT(([.$F136]-[.$B136]-[.$BD136]*[.$BB136])^2+([.$G136]-[.$C136]-[.$BD136]*[.$BC136])^2)" office:value-type="float" office:value="0.398093118022826">
            <text:p>0.398</text:p>
          </table:table-cell>
          <table:table-cell table:style-name="ce9" table:formula="of:=([.$G136]-[.$C136]-[.BD136]*[.$BC136])/SQRT(([.$F136]-[.$B136]-[.BD136]*[.$BB136])^2+([.$G136]-[.$C136]-[.BD136]*[.$BC136])^2)" office:value-type="float" office:value="-0.917345011096078">
            <text:p>-0.917</text:p>
          </table:table-cell>
          <table:table-cell table:style-name="ce9" table:formula="of:=[.$BE136]*([.$F136]-[.$B136])+[.$BF136]*([.$G136]-[.$C136])" office:value-type="float" office:value="3.46150620319065">
            <text:p>3.462</text:p>
          </table:table-cell>
          <table:table-cell table:style-name="ce48" table:formula="of:=([.$AW136]^2-[.$AX136]^2+[.$AZ136]^2)/(2*[.$AZ136])" office:value-type="float" office:value="2.06699374741844">
            <text:p>2.067</text:p>
          </table:table-cell>
          <table:table-cell table:style-name="ce48" table:formula="of:=([.$AW136]^2-[.$AY136]^2+[.$BD136]^2+[.$BG136]^2)/(2*[.$BG136])-[.$BD136]*[.$BH136]/[.$BG136]" office:value-type="float" office:value="2.42588351531236">
            <text:p>2.426</text:p>
          </table:table-cell>
          <table:table-cell table:style-name="ce9" table:formula="of:=[.$B136]+[.$BH136]*[.$BB136]+[.$BI136]*[.$BE136]" office:value-type="float" office:value="26.7495811304098">
            <text:p>26.750</text:p>
          </table:table-cell>
          <table:table-cell table:style-name="ce9" table:formula="of:=[.$C136]+[.$BH136]*[.$BC136]+[.$BI136]*[.$BF136]" office:value-type="float" office:value="14.2217718738845">
            <text:p>14.222</text:p>
          </table:table-cell>
          <table:table-cell table:style-name="ce53" table:formula="of:=ABS([.$AB136]-[.$BJ136])/[.$AB136]" office:value-type="percentage" office:value="0.00716449633262423">
            <text:p>0.72%</text:p>
          </table:table-cell>
          <table:table-cell table:style-name="ce53" table:formula="of:=ABS([.$AC136]-[.$BK136])/[.$AC136]" office:value-type="percentage" office:value="0.073144200339416">
            <text:p>7.31%</text:p>
          </table:table-cell>
          <table:table-cell table:style-name="ce6" table:formula="of:=[.AB136]" office:value-type="float" office:value="26.5592971434286">
            <text:p>26.559</text:p>
          </table:table-cell>
          <table:table-cell table:style-name="ce6" table:formula="of:=[.AC136]" office:value-type="float" office:value="15.344104098062">
            <text:p>15.344</text:p>
          </table:table-cell>
          <table:table-cell/>
          <table:table-cell table:formula="of:=[.BN136]-[.BJ136]" office:value-type="float" office:value="-0.190283986981171">
            <text:p>-0.19</text:p>
          </table:table-cell>
          <table:table-cell table:formula="of:=[.BO136]-[.BK136]" office:value-type="float" office:value="1.1223322241775">
            <text:p>1.12</text:p>
          </table:table-cell>
          <table:table-cell table:style-name="ce75" table:formula="of:=[.BL136]-[.Z136]" office:value-type="percentage" office:value="0.00217847067094882">
            <text:p>0.22%</text:p>
          </table:table-cell>
          <table:table-cell table:style-name="ce75" table:formula="of:=[.BM136]-[.AA136]" office:value-type="percentage" office:value="0.0354469912377802">
            <text:p>3.54%</text:p>
          </table:table-cell>
          <table:table-cell table:number-columns-repeated="13"/>
          <table:table-cell table:formula="of:=[.BL136]-[.Z136]" office:value-type="percentage" office:value="0.00217847067094882">
            <text:p>0.22%</text:p>
          </table:table-cell>
          <table:table-cell table:formula="of:=[.BM136]-[.AA136]" office:value-type="percentage" office:value="0.0354469912377802">
            <text:p>3.54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37]+66.39)/-8.89)" office:value-type="float" office:value="1.67960757526435">
            <text:p>1.68</text:p>
          </table:table-cell>
          <table:table-cell table:formula="of:=EXP(([.L137]+66.39)/-8.89)" office:value-type="float" office:value="4.6224905193394">
            <text:p>4.62</text:p>
          </table:table-cell>
          <table:table-cell table:formula="of:=EXP(([.M137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80">
            <text:p>-80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137]-[.$B137])^2 + ([.$E137]-[.$C137])^2)" office:value-type="float" office:value="4.0442799111832">
            <text:p>4.044</text:p>
          </table:table-cell>
          <table:table-cell table:style-name="ce43" table:formula="of:=IF( ([.$N137]-[.$H137] &lt;[.$I137])            AND            ([.$N137]+[.$H137] &gt;[.$I137]); 1; 0)" office:value-type="float" office:value="1">
            <text:p>1</text:p>
          </table:table-cell>
          <table:table-cell table:style-name="ce9" table:formula="of:=([.$D137]-[.$B137])/[.$N137]" office:value-type="float" office:value="-0.917345011096078">
            <text:p>-0.917</text:p>
          </table:table-cell>
          <table:table-cell table:style-name="ce9" table:formula="of:=([.$E137]-[.$C137])/[.$N137]" office:value-type="float" office:value="-0.398093118022826">
            <text:p>-0.398</text:p>
          </table:table-cell>
          <table:table-cell table:style-name="ce9" table:formula="of:=[.$P137]*([.$F137]-[.$B137])+[.$Q137]*([.$G137]-[.$C137])" office:value-type="float" office:value="1.97090710214171">
            <text:p>1.971</text:p>
          </table:table-cell>
          <table:table-cell table:style-name="ce9" table:formula="of:=([.$F137]-[.$B137]-[.$R137]*[.$P137])/SQRT(([.$F137]-[.$B137]-[.$R137]*[.$P137])^2+([.$G137]-[.$C137]-[.$R137]*[.$Q137])^2)" office:value-type="float" office:value="0.398093118022826">
            <text:p>0.398</text:p>
          </table:table-cell>
          <table:table-cell table:style-name="ce9" table:formula="of:=([.$G137]-[.$C137]-[.R137]*[.$Q137])/SQRT(([.$F137]-[.$B137]-[.R137]*[.$P137])^2+([.$G137]-[.$C137]-[.R137]*[.$Q137])^2)" office:value-type="float" office:value="-0.917345011096078">
            <text:p>-0.917</text:p>
          </table:table-cell>
          <table:table-cell table:style-name="ce9" table:formula="of:=[.$S137]*([.$F137]-[.$B137])+[.$T137]*([.$G137]-[.$C137])" office:value-type="float" office:value="3.46150620319065">
            <text:p>3.462</text:p>
          </table:table-cell>
          <table:table-cell table:style-name="ce48" table:formula="of:=([.$H137]^2-[.$I137]^2+[.$N137]^2)/(2*[.$N137])" office:value-type="float" office:value="-0.270769709638673">
            <text:p>-0.271</text:p>
          </table:table-cell>
          <table:table-cell table:style-name="ce48" table:formula="of:=([.$H137]^2-[.$J137]^2+[.$R137]^2+[.$U137]^2)/(2*[.$U137])-[.$R137]*[.$V137]/[.$U137]" office:value-type="float" office:value="1.59852149259537">
            <text:p>1.599</text:p>
          </table:table-cell>
          <table:table-cell table:style-name="ce9" table:formula="of:=[.$B137]+[.$V137]*[.$P137]+[.$W137]*[.$S137]" office:value-type="float" office:value="28.5647496475068">
            <text:p>28.565</text:p>
          </table:table-cell>
          <table:table-cell table:style-name="ce9" table:formula="of:=[.$C137]+[.$V137]*[.$Q137]+[.$W137]*[.$T137]" office:value-type="float" office:value="15.911395841614">
            <text:p>15.911</text:p>
          </table:table-cell>
          <table:table-cell table:style-name="ce53" table:formula="of:=ABS([.$AB137]-[.$X137])/[.$AB137]" office:value-type="percentage" office:value="0.0755084930616982">
            <text:p>7.55%</text:p>
          </table:table-cell>
          <table:table-cell table:style-name="ce53" table:formula="of:=ABS([.$AC137]-[.$Y137])/[.$AC137]" office:value-type="percentage" office:value="0.0369713174471768">
            <text:p>3.7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37]+[.AL137]*(ABS([.K137])-[.AK136])" office:value-type="float" office:value="76.3006170060229">
            <text:p>76.301</text:p>
          </table:table-cell>
          <table:table-cell table:style-name="ce6" table:formula="of:=[.AJ137]*(1-[.AL137])" office:value-type="float" office:value="0.0256460540923512">
            <text:p>0.026</text:p>
          </table:table-cell>
          <table:table-cell table:style-name="ce6" table:formula="of:=[.AJ136]+[.$AF137]" office:value-type="float" office:value="0.0265754379660039">
            <text:p>0.027</text:p>
          </table:table-cell>
          <table:table-cell table:style-name="ce6" table:formula="of:=[.AH136]" office:value-type="float" office:value="76.4994874728722">
            <text:p>76.499</text:p>
          </table:table-cell>
          <table:table-cell table:style-name="ce65" table:formula="of:=[.AJ137]/([.AJ137]+[.$AG137])" office:value-type="float" office:value="0.0349715355525488">
            <text:p>0.035</text:p>
          </table:table-cell>
          <table:table-cell table:style-name="ce60" table:formula="of:=[.AP137]+[.AQ137]*(ABS([.P137])-[.AP136])" office:value-type="float" office:value="74.5390317665895">
            <text:p>74.539</text:p>
          </table:table-cell>
          <table:table-cell table:style-name="ce6" table:formula="of:=[.AO137]*(1-[.AQ137])" office:value-type="float" office:value="0.017053751861474">
            <text:p>0.017</text:p>
          </table:table-cell>
          <table:table-cell table:style-name="ce6" table:formula="of:=[.AO136]+[.$AF137]" office:value-type="float" office:value="0.0174597768630473">
            <text:p>0.017</text:p>
          </table:table-cell>
          <table:table-cell table:style-name="ce6" table:formula="of:=[.AM136]" office:value-type="float" office:value="76.3304289849029">
            <text:p>76.330</text:p>
          </table:table-cell>
          <table:table-cell table:style-name="ce65" table:formula="of:=[.AO137]/([.AO137]+[.$AG137])" office:value-type="float" office:value="0.0232548791864927">
            <text:p>0.023</text:p>
          </table:table-cell>
          <table:table-cell table:style-name="ce60" table:formula="of:=[.AU137]+[.AV137]*(ABS([.U137])-[.AU136])" office:value-type="float" office:value="62.444347033429">
            <text:p>62.444</text:p>
          </table:table-cell>
          <table:table-cell table:style-name="ce6" table:formula="of:=[.AT137]*(1-[.AV137])" office:value-type="float" office:value="0.0233625383234122">
            <text:p>0.023</text:p>
          </table:table-cell>
          <table:table-cell table:style-name="ce6" table:formula="of:=[.AT136]+[.$AF137]" office:value-type="float" office:value="0.0241313057931396">
            <text:p>0.024</text:p>
          </table:table-cell>
          <table:table-cell table:style-name="ce6" table:formula="of:=[.AR136]" office:value-type="float" office:value="64.447557499499">
            <text:p>64.448</text:p>
          </table:table-cell>
          <table:table-cell table:style-name="ce65" table:formula="of:=[.AT137]/([.AT137]+[.$AG137])" office:value-type="float" office:value="0.0318576821460682">
            <text:p>0.032</text:p>
          </table:table-cell>
          <table:table-cell table:style-name="ce6" table:formula="of:=EXP((-[.AH137]+66.39)/-8.89)" office:value-type="float" office:value="3.04897376206122">
            <text:p>3.049</text:p>
          </table:table-cell>
          <table:table-cell table:style-name="ce6" table:formula="of:=EXP((-[.AM137]+66.39)/-8.89)" office:value-type="float" office:value="2.50090206378125">
            <text:p>2.501</text:p>
          </table:table-cell>
          <table:table-cell table:style-name="ce6" table:formula="of:=EXP((-[.AR137]+66.39)/-8.89)" office:value-type="float" office:value="0.641574171308281">
            <text:p>0.642</text:p>
          </table:table-cell>
          <table:table-cell table:style-name="ce9" table:formula="of:=SQRT(([.$D137]-[.$B137])^2 + ([.$E137]-[.$C137])^2)" office:value-type="float" office:value="4.0442799111832">
            <text:p>4.044</text:p>
          </table:table-cell>
          <table:table-cell table:style-name="ce43" table:formula="of:=IF( ([.$AZ137]-[.$AW137] &lt;[.$AX137])               AND               ([.$AZ137]+[.$AW137]&gt;[.$AX137]); 1; 0)" office:value-type="float" office:value="1">
            <text:p>1</text:p>
          </table:table-cell>
          <table:table-cell table:style-name="ce9" table:formula="of:=([.$D137]-[.$B137])/[.$AZ137]" office:value-type="float" office:value="-0.917345011096078">
            <text:p>-0.917</text:p>
          </table:table-cell>
          <table:table-cell table:style-name="ce9" table:formula="of:=([.$E137]-[.$C137])/[.$AZ137]" office:value-type="float" office:value="-0.398093118022826">
            <text:p>-0.398</text:p>
          </table:table-cell>
          <table:table-cell table:style-name="ce9" table:formula="of:=[.$BB137]*([.$F137]-[.$B137])+[.$BC137]*([.$G137]-[.$C137])" office:value-type="float" office:value="1.97090710214171">
            <text:p>1.971</text:p>
          </table:table-cell>
          <table:table-cell table:style-name="ce9" table:formula="of:=([.$F137]-[.$B137]-[.$BD137]*[.$BB137])/SQRT(([.$F137]-[.$B137]-[.$BD137]*[.$BB137])^2+([.$G137]-[.$C137]-[.$BD137]*[.$BC137])^2)" office:value-type="float" office:value="0.398093118022826">
            <text:p>0.398</text:p>
          </table:table-cell>
          <table:table-cell table:style-name="ce9" table:formula="of:=([.$G137]-[.$C137]-[.BD137]*[.$BC137])/SQRT(([.$F137]-[.$B137]-[.BD137]*[.$BB137])^2+([.$G137]-[.$C137]-[.BD137]*[.$BC137])^2)" office:value-type="float" office:value="-0.917345011096078">
            <text:p>-0.917</text:p>
          </table:table-cell>
          <table:table-cell table:style-name="ce9" table:formula="of:=[.$BE137]*([.$F137]-[.$B137])+[.$BF137]*([.$G137]-[.$C137])" office:value-type="float" office:value="3.46150620319065">
            <text:p>3.462</text:p>
          </table:table-cell>
          <table:table-cell table:style-name="ce48" table:formula="of:=([.$AW137]^2-[.$AX137]^2+[.$AZ137]^2)/(2*[.$AZ137])" office:value-type="float" office:value="2.39819328719972">
            <text:p>2.398</text:p>
          </table:table-cell>
          <table:table-cell table:style-name="ce48" table:formula="of:=([.$AW137]^2-[.$AY137]^2+[.$BD137]^2+[.$BG137]^2)/(2*[.$BG137])-[.$BD137]*[.$BH137]/[.$BG137]" office:value-type="float" office:value="2.20971599101079">
            <text:p>2.210</text:p>
          </table:table-cell>
          <table:table-cell table:style-name="ce9" table:formula="of:=[.$B137]+[.$BH137]*[.$BB137]+[.$BI137]*[.$BE137]" office:value-type="float" office:value="26.3597020811496">
            <text:p>26.360</text:p>
          </table:table-cell>
          <table:table-cell table:style-name="ce9" table:formula="of:=[.$C137]+[.$BH137]*[.$BC137]+[.$BI137]*[.$BF137]" office:value-type="float" office:value="14.2882238163843">
            <text:p>14.288</text:p>
          </table:table-cell>
          <table:table-cell table:style-name="ce53" table:formula="of:=ABS([.$AB137]-[.$BJ137])/[.$AB137]" office:value-type="percentage" office:value="0.00751507320397478">
            <text:p>0.75%</text:p>
          </table:table-cell>
          <table:table-cell table:style-name="ce53" table:formula="of:=ABS([.$AC137]-[.$BK137])/[.$AC137]" office:value-type="percentage" office:value="0.0688134201208321">
            <text:p>6.88%</text:p>
          </table:table-cell>
          <table:table-cell table:style-name="ce6" table:formula="of:=[.AB137]" office:value-type="float" office:value="26.5592971434286">
            <text:p>26.559</text:p>
          </table:table-cell>
          <table:table-cell table:style-name="ce6" table:formula="of:=[.AC137]" office:value-type="float" office:value="15.344104098062">
            <text:p>15.344</text:p>
          </table:table-cell>
          <table:table-cell/>
          <table:table-cell table:formula="of:=[.BN137]-[.BJ137]" office:value-type="float" office:value="0.199595062278984">
            <text:p>0.2</text:p>
          </table:table-cell>
          <table:table-cell table:formula="of:=[.BO137]-[.BK137]" office:value-type="float" office:value="1.05588028167772">
            <text:p>1.06</text:p>
          </table:table-cell>
          <table:table-cell table:style-name="ce75" table:formula="of:=[.BL137]-[.Z137]" office:value-type="percentage" office:value="-0.0679934198577235">
            <text:p>-6.80%</text:p>
          </table:table-cell>
          <table:table-cell table:style-name="ce75" table:formula="of:=[.BM137]-[.AA137]" office:value-type="percentage" office:value="0.0318421026736553">
            <text:p>3.18%</text:p>
          </table:table-cell>
          <table:table-cell table:number-columns-repeated="13"/>
          <table:table-cell table:formula="of:=[.BL137]-[.Z137]" office:value-type="percentage" office:value="-0.0679934198577235">
            <text:p>-6.80%</text:p>
          </table:table-cell>
          <table:table-cell table:formula="of:=[.BM137]-[.AA137]" office:value-type="percentage" office:value="0.0318421026736553">
            <text:p>3.18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38]+66.39)/-8.89)" office:value-type="float" office:value="2.35376929320541">
            <text:p>2.35</text:p>
          </table:table-cell>
          <table:table-cell table:formula="of:=EXP(([.L138]+66.39)/-8.89)" office:value-type="float" office:value="7.24910048638861">
            <text:p>7.25</text:p>
          </table:table-cell>
          <table:table-cell table:formula="of:=EXP(([.M138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84">
            <text:p>-84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138]-[.$B138])^2 + ([.$E138]-[.$C138])^2)" office:value-type="float" office:value="4.0442799111832">
            <text:p>4.044</text:p>
          </table:table-cell>
          <table:table-cell table:style-name="ce43" table:formula="of:=IF( ([.$N138]-[.$H138] &lt;[.$I138])            AND            ([.$N138]+[.$H138] &gt;[.$I138]); 1; 0)" office:value-type="float" office:value="0">
            <text:p>0</text:p>
          </table:table-cell>
          <table:table-cell table:style-name="ce9" table:formula="of:=([.$D138]-[.$B138])/[.$N138]" office:value-type="float" office:value="-0.917345011096078">
            <text:p>-0.917</text:p>
          </table:table-cell>
          <table:table-cell table:style-name="ce9" table:formula="of:=([.$E138]-[.$C138])/[.$N138]" office:value-type="float" office:value="-0.398093118022826">
            <text:p>-0.398</text:p>
          </table:table-cell>
          <table:table-cell table:style-name="ce9" table:formula="of:=[.$P138]*([.$F138]-[.$B138])+[.$Q138]*([.$G138]-[.$C138])" office:value-type="float" office:value="1.97090710214171">
            <text:p>1.971</text:p>
          </table:table-cell>
          <table:table-cell table:style-name="ce9" table:formula="of:=([.$F138]-[.$B138]-[.$R138]*[.$P138])/SQRT(([.$F138]-[.$B138]-[.$R138]*[.$P138])^2+([.$G138]-[.$C138]-[.$R138]*[.$Q138])^2)" office:value-type="float" office:value="0.398093118022826">
            <text:p>0.398</text:p>
          </table:table-cell>
          <table:table-cell table:style-name="ce9" table:formula="of:=([.$G138]-[.$C138]-[.R138]*[.$Q138])/SQRT(([.$F138]-[.$B138]-[.R138]*[.$P138])^2+([.$G138]-[.$C138]-[.R138]*[.$Q138])^2)" office:value-type="float" office:value="-0.917345011096078">
            <text:p>-0.917</text:p>
          </table:table-cell>
          <table:table-cell table:style-name="ce9" table:formula="of:=[.$S138]*([.$F138]-[.$B138])+[.$T138]*([.$G138]-[.$C138])" office:value-type="float" office:value="3.46150620319065">
            <text:p>3.462</text:p>
          </table:table-cell>
          <table:table-cell table:style-name="ce48" table:formula="of:=([.$H138]^2-[.$I138]^2+[.$N138]^2)/(2*[.$N138])" office:value-type="float" office:value="-3.78967685834027">
            <text:p>-3.790</text:p>
          </table:table-cell>
          <table:table-cell table:style-name="ce48" table:formula="of:=([.$H138]^2-[.$J138]^2+[.$R138]^2+[.$U138]^2)/(2*[.$U138])-[.$R138]*[.$V138]/[.$U138]" office:value-type="float" office:value="4.73957358415735">
            <text:p>4.740</text:p>
          </table:table-cell>
          <table:table-cell table:style-name="ce9" table:formula="of:=[.$B138]+[.$V138]*[.$P138]+[.$W138]*[.$S138]" office:value-type="float" office:value="33.0432327858805">
            <text:p>33.043</text:p>
          </table:table-cell>
          <table:table-cell table:style-name="ce9" table:formula="of:=[.$C138]+[.$V138]*[.$Q138]+[.$W138]*[.$T138]" office:value-type="float" office:value="14.4308200946861">
            <text:p>14.431</text:p>
          </table:table-cell>
          <table:table-cell table:style-name="ce53" table:formula="of:=ABS([.$AB138]-[.$X138])/[.$AB138]" office:value-type="percentage" office:value="0.244130543343697">
            <text:p>24.41%</text:p>
          </table:table-cell>
          <table:table-cell table:style-name="ce53" table:formula="of:=ABS([.$AC138]-[.$Y138])/[.$AC138]" office:value-type="percentage" office:value="0.0595201907872368">
            <text:p>5.9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38]+[.AL138]*(ABS([.K138])-[.AK137])" office:value-type="float" office:value="76.206874485462">
            <text:p>76.207</text:p>
          </table:table-cell>
          <table:table-cell table:style-name="ce6" table:formula="of:=[.AJ138]*(1-[.AL138])" office:value-type="float" office:value="0.0275037248207532">
            <text:p>0.028</text:p>
          </table:table-cell>
          <table:table-cell table:style-name="ce6" table:formula="of:=[.AJ137]+[.$AF138]" office:value-type="float" office:value="0.0285754379660039">
            <text:p>0.029</text:p>
          </table:table-cell>
          <table:table-cell table:style-name="ce6" table:formula="of:=[.AH137]" office:value-type="float" office:value="76.3006170060229">
            <text:p>76.301</text:p>
          </table:table-cell>
          <table:table-cell table:style-name="ce65" table:formula="of:=[.AJ138]/([.AJ138]+[.$AG138])" office:value-type="float" office:value="0.0375046970942542">
            <text:p>0.038</text:p>
          </table:table-cell>
          <table:table-cell table:style-name="ce60" table:formula="of:=[.AP138]+[.AQ138]*(ABS([.P138])-[.AP137])" office:value-type="float" office:value="72.5896153888674">
            <text:p>72.590</text:p>
          </table:table-cell>
          <table:table-cell table:style-name="ce6" table:formula="of:=[.AO138]*(1-[.AQ138])" office:value-type="float" office:value="0.0189567446871345">
            <text:p>0.019</text:p>
          </table:table-cell>
          <table:table-cell table:style-name="ce6" table:formula="of:=[.AO137]+[.$AF138]" office:value-type="float" office:value="0.0194597768630473">
            <text:p>0.019</text:p>
          </table:table-cell>
          <table:table-cell table:style-name="ce6" table:formula="of:=[.AM137]" office:value-type="float" office:value="74.5390317665895">
            <text:p>74.539</text:p>
          </table:table-cell>
          <table:table-cell table:style-name="ce65" table:formula="of:=[.AO138]/([.AO138]+[.$AG138])" office:value-type="float" office:value="0.0258498429582754">
            <text:p>0.026</text:p>
          </table:table-cell>
          <table:table-cell table:style-name="ce60" table:formula="of:=[.AU138]+[.AV138]*(ABS([.U138])-[.AU137])" office:value-type="float" office:value="60.3459880161558">
            <text:p>60.346</text:p>
          </table:table-cell>
          <table:table-cell table:style-name="ce6" table:formula="of:=[.AT138]*(1-[.AV138])" office:value-type="float" office:value="0.025232200834241">
            <text:p>0.025</text:p>
          </table:table-cell>
          <table:table-cell table:style-name="ce6" table:formula="of:=[.AT137]+[.$AF138]" office:value-type="float" office:value="0.0261313057931397">
            <text:p>0.026</text:p>
          </table:table-cell>
          <table:table-cell table:style-name="ce6" table:formula="of:=[.AR137]" office:value-type="float" office:value="62.444347033429">
            <text:p>62.444</text:p>
          </table:table-cell>
          <table:table-cell table:style-name="ce65" table:formula="of:=[.AT138]/([.AT138]+[.$AG138])" office:value-type="float" office:value="0.0344071959517111">
            <text:p>0.034</text:p>
          </table:table-cell>
          <table:table-cell table:style-name="ce6" table:formula="of:=EXP((-[.AH138]+66.39)/-8.89)" office:value-type="float" office:value="3.01699211627">
            <text:p>3.017</text:p>
          </table:table-cell>
          <table:table-cell table:style-name="ce6" table:formula="of:=EXP((-[.AM138]+66.39)/-8.89)" office:value-type="float" office:value="2.00846261259323">
            <text:p>2.008</text:p>
          </table:table-cell>
          <table:table-cell table:style-name="ce6" table:formula="of:=EXP((-[.AR138]+66.39)/-8.89)" office:value-type="float" office:value="0.506684698708556">
            <text:p>0.507</text:p>
          </table:table-cell>
          <table:table-cell table:style-name="ce9" table:formula="of:=SQRT(([.$D138]-[.$B138])^2 + ([.$E138]-[.$C138])^2)" office:value-type="float" office:value="4.0442799111832">
            <text:p>4.044</text:p>
          </table:table-cell>
          <table:table-cell table:style-name="ce43" table:formula="of:=IF( ([.$AZ138]-[.$AW138] &lt;[.$AX138])               AND               ([.$AZ138]+[.$AW138]&gt;[.$AX138]); 1; 0)" office:value-type="float" office:value="1">
            <text:p>1</text:p>
          </table:table-cell>
          <table:table-cell table:style-name="ce9" table:formula="of:=([.$D138]-[.$B138])/[.$AZ138]" office:value-type="float" office:value="-0.917345011096078">
            <text:p>-0.917</text:p>
          </table:table-cell>
          <table:table-cell table:style-name="ce9" table:formula="of:=([.$E138]-[.$C138])/[.$AZ138]" office:value-type="float" office:value="-0.398093118022826">
            <text:p>-0.398</text:p>
          </table:table-cell>
          <table:table-cell table:style-name="ce9" table:formula="of:=[.$BB138]*([.$F138]-[.$B138])+[.$BC138]*([.$G138]-[.$C138])" office:value-type="float" office:value="1.97090710214171">
            <text:p>1.971</text:p>
          </table:table-cell>
          <table:table-cell table:style-name="ce9" table:formula="of:=([.$F138]-[.$B138]-[.$BD138]*[.$BB138])/SQRT(([.$F138]-[.$B138]-[.$BD138]*[.$BB138])^2+([.$G138]-[.$C138]-[.$BD138]*[.$BC138])^2)" office:value-type="float" office:value="0.398093118022826">
            <text:p>0.398</text:p>
          </table:table-cell>
          <table:table-cell table:style-name="ce9" table:formula="of:=([.$G138]-[.$C138]-[.BD138]*[.$BC138])/SQRT(([.$F138]-[.$B138]-[.BD138]*[.$BB138])^2+([.$G138]-[.$C138]-[.BD138]*[.$BC138])^2)" office:value-type="float" office:value="-0.917345011096078">
            <text:p>-0.917</text:p>
          </table:table-cell>
          <table:table-cell table:style-name="ce9" table:formula="of:=[.$BE138]*([.$F138]-[.$B138])+[.$BF138]*([.$G138]-[.$C138])" office:value-type="float" office:value="3.46150620319065">
            <text:p>3.462</text:p>
          </table:table-cell>
          <table:table-cell table:style-name="ce48" table:formula="of:=([.$AW138]^2-[.$AX138]^2+[.$AZ138]^2)/(2*[.$AZ138])" office:value-type="float" office:value="2.64874338991814">
            <text:p>2.649</text:p>
          </table:table-cell>
          <table:table-cell table:style-name="ce48" table:formula="of:=([.$AW138]^2-[.$AY138]^2+[.$BD138]^2+[.$BG138]^2)/(2*[.$BG138])-[.$BD138]*[.$BH138]/[.$BG138]" office:value-type="float" office:value="2.06140866000678">
            <text:p>2.061</text:p>
          </table:table-cell>
          <table:table-cell table:style-name="ce9" table:formula="of:=[.$B138]+[.$BH138]*[.$BB138]+[.$BI138]*[.$BE138]" office:value-type="float" office:value="26.0708210665662">
            <text:p>26.071</text:p>
          </table:table-cell>
          <table:table-cell table:style-name="ce9" table:formula="of:=[.$C138]+[.$BH138]*[.$BC138]+[.$BI138]*[.$BF138]" office:value-type="float" office:value="14.3245305349777">
            <text:p>14.325</text:p>
          </table:table-cell>
          <table:table-cell table:style-name="ce53" table:formula="of:=ABS([.$AB138]-[.$BJ138])/[.$AB138]" office:value-type="percentage" office:value="0.0183919052610633">
            <text:p>1.84%</text:p>
          </table:table-cell>
          <table:table-cell table:style-name="ce53" table:formula="of:=ABS([.$AC138]-[.$BK138])/[.$AC138]" office:value-type="percentage" office:value="0.0664472527407518">
            <text:p>6.64%</text:p>
          </table:table-cell>
          <table:table-cell table:style-name="ce6" table:formula="of:=[.AB138]" office:value-type="float" office:value="26.5592971434286">
            <text:p>26.559</text:p>
          </table:table-cell>
          <table:table-cell table:style-name="ce6" table:formula="of:=[.AC138]" office:value-type="float" office:value="15.344104098062">
            <text:p>15.344</text:p>
          </table:table-cell>
          <table:table-cell/>
          <table:table-cell table:formula="of:=[.BN138]-[.BJ138]" office:value-type="float" office:value="0.488476076862369">
            <text:p>0.49</text:p>
          </table:table-cell>
          <table:table-cell table:formula="of:=[.BO138]-[.BK138]" office:value-type="float" office:value="1.01957356308433">
            <text:p>1.02</text:p>
          </table:table-cell>
          <table:table-cell table:style-name="ce75" table:formula="of:=[.BL138]-[.Z138]" office:value-type="percentage" office:value="-0.225738638082634">
            <text:p>-22.57%</text:p>
          </table:table-cell>
          <table:table-cell table:style-name="ce75" table:formula="of:=[.BM138]-[.AA138]" office:value-type="percentage" office:value="0.00692706195351492">
            <text:p>0.69%</text:p>
          </table:table-cell>
          <table:table-cell table:number-columns-repeated="13"/>
          <table:table-cell table:formula="of:=[.BL138]-[.Z138]" office:value-type="percentage" office:value="-0.225738638082634">
            <text:p>-22.57%</text:p>
          </table:table-cell>
          <table:table-cell table:formula="of:=[.BM138]-[.AA138]" office:value-type="percentage" office:value="0.00692706195351492">
            <text:p>0.6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39]+66.39)/-8.89)" office:value-type="float" office:value="2.94759586261819">
            <text:p>2.95</text:p>
          </table:table-cell>
          <table:table-cell table:formula="of:=EXP(([.L139]+66.39)/-8.89)" office:value-type="float" office:value="9.07795792181656">
            <text:p>9.08</text:p>
          </table:table-cell>
          <table:table-cell table:formula="of:=EXP(([.M139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86">
            <text:p>-86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139]-[.$B139])^2 + ([.$E139]-[.$C139])^2)" office:value-type="float" office:value="4.0442799111832">
            <text:p>4.044</text:p>
          </table:table-cell>
          <table:table-cell table:style-name="ce43" table:formula="of:=IF( ([.$N139]-[.$H139] &lt;[.$I139])            AND            ([.$N139]+[.$H139] &gt;[.$I139]); 1; 0)" office:value-type="float" office:value="0">
            <text:p>0</text:p>
          </table:table-cell>
          <table:table-cell table:style-name="ce9" table:formula="of:=([.$D139]-[.$B139])/[.$N139]" office:value-type="float" office:value="-0.917345011096078">
            <text:p>-0.917</text:p>
          </table:table-cell>
          <table:table-cell table:style-name="ce9" table:formula="of:=([.$E139]-[.$C139])/[.$N139]" office:value-type="float" office:value="-0.398093118022826">
            <text:p>-0.398</text:p>
          </table:table-cell>
          <table:table-cell table:style-name="ce9" table:formula="of:=[.$P139]*([.$F139]-[.$B139])+[.$Q139]*([.$G139]-[.$C139])" office:value-type="float" office:value="1.97090710214171">
            <text:p>1.971</text:p>
          </table:table-cell>
          <table:table-cell table:style-name="ce9" table:formula="of:=([.$F139]-[.$B139]-[.$R139]*[.$P139])/SQRT(([.$F139]-[.$B139]-[.$R139]*[.$P139])^2+([.$G139]-[.$C139]-[.$R139]*[.$Q139])^2)" office:value-type="float" office:value="0.398093118022826">
            <text:p>0.398</text:p>
          </table:table-cell>
          <table:table-cell table:style-name="ce9" table:formula="of:=([.$G139]-[.$C139]-[.R139]*[.$Q139])/SQRT(([.$F139]-[.$B139]-[.R139]*[.$P139])^2+([.$G139]-[.$C139]-[.R139]*[.$Q139])^2)" office:value-type="float" office:value="-0.917345011096078">
            <text:p>-0.917</text:p>
          </table:table-cell>
          <table:table-cell table:style-name="ce9" table:formula="of:=[.$S139]*([.$F139]-[.$B139])+[.$T139]*([.$G139]-[.$C139])" office:value-type="float" office:value="3.46150620319065">
            <text:p>3.462</text:p>
          </table:table-cell>
          <table:table-cell table:style-name="ce48" table:formula="of:=([.$H139]^2-[.$I139]^2+[.$N139]^2)/(2*[.$N139])" office:value-type="float" office:value="-7.09209054772936">
            <text:p>-7.092</text:p>
          </table:table-cell>
          <table:table-cell table:style-name="ce48" table:formula="of:=([.$H139]^2-[.$J139]^2+[.$R139]^2+[.$U139]^2)/(2*[.$U139])-[.$R139]*[.$V139]/[.$U139]" office:value-type="float" office:value="6.01331413872675">
            <text:p>6.013</text:p>
          </table:table-cell>
          <table:table-cell table:style-name="ce9" table:formula="of:=[.$B139]+[.$V139]*[.$P139]+[.$W139]*[.$S139]" office:value-type="float" office:value="36.5797528573376">
            <text:p>36.580</text:p>
          </table:table-cell>
          <table:table-cell table:style-name="ce9" table:formula="of:=[.$C139]+[.$V139]*[.$Q139]+[.$W139]*[.$T139]" office:value-type="float" office:value="14.5770287141313">
            <text:p>14.577</text:p>
          </table:table-cell>
          <table:table-cell table:style-name="ce53" table:formula="of:=ABS([.$AB139]-[.$X139])/[.$AB139]" office:value-type="percentage" office:value="0.377286178161847">
            <text:p>37.73%</text:p>
          </table:table-cell>
          <table:table-cell table:style-name="ce53" table:formula="of:=ABS([.$AC139]-[.$Y139])/[.$AC139]" office:value-type="percentage" office:value="0.0499915393579467">
            <text:p>5.0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39]+[.AL139]*(ABS([.K139])-[.AK138])" office:value-type="float" office:value="76.1948424116793">
            <text:p>76.195</text:p>
          </table:table-cell>
          <table:table-cell table:style-name="ce6" table:formula="of:=[.AJ139]*(1-[.AL139])" office:value-type="float" office:value="0.0293516684580431">
            <text:p>0.029</text:p>
          </table:table-cell>
          <table:table-cell table:style-name="ce6" table:formula="of:=[.AJ138]+[.$AF139]" office:value-type="float" office:value="0.0305754379660039">
            <text:p>0.031</text:p>
          </table:table-cell>
          <table:table-cell table:style-name="ce6" table:formula="of:=[.AH138]" office:value-type="float" office:value="76.206874485462">
            <text:p>76.207</text:p>
          </table:table-cell>
          <table:table-cell table:style-name="ce65" table:formula="of:=[.AJ139]/([.AJ139]+[.$AG139])" office:value-type="float" office:value="0.0400245945559796">
            <text:p>0.040</text:p>
          </table:table-cell>
          <table:table-cell table:style-name="ce60" table:formula="of:=[.AP139]+[.AQ139]*(ABS([.P139])-[.AP138])" office:value-type="float" office:value="70.4964731675492">
            <text:p>70.496</text:p>
          </table:table-cell>
          <table:table-cell table:style-name="ce6" table:formula="of:=[.AO139]*(1-[.AQ139])" office:value-type="float" office:value="0.0208496527679381">
            <text:p>0.021</text:p>
          </table:table-cell>
          <table:table-cell table:style-name="ce6" table:formula="of:=[.AO138]+[.$AF139]" office:value-type="float" office:value="0.0214597768630473">
            <text:p>0.021</text:p>
          </table:table-cell>
          <table:table-cell table:style-name="ce6" table:formula="of:=[.AM138]" office:value-type="float" office:value="72.5896153888674">
            <text:p>72.590</text:p>
          </table:table-cell>
          <table:table-cell table:style-name="ce65" table:formula="of:=[.AO139]/([.AO139]+[.$AG139])" office:value-type="float" office:value="0.0284310549453964">
            <text:p>0.028</text:p>
          </table:table-cell>
          <table:table-cell table:style-name="ce60" table:formula="of:=[.AU139]+[.AV139]*(ABS([.U139])-[.AU138])" office:value-type="float" office:value="58.1669662177193">
            <text:p>58.167</text:p>
          </table:table-cell>
          <table:table-cell table:style-name="ce6" table:formula="of:=[.AT139]*(1-[.AV139])" office:value-type="float" office:value="0.0270920420398362">
            <text:p>0.027</text:p>
          </table:table-cell>
          <table:table-cell table:style-name="ce6" table:formula="of:=[.AT138]+[.$AF139]" office:value-type="float" office:value="0.0281313057931397">
            <text:p>0.028</text:p>
          </table:table-cell>
          <table:table-cell table:style-name="ce6" table:formula="of:=[.AR138]" office:value-type="float" office:value="60.3459880161558">
            <text:p>60.346</text:p>
          </table:table-cell>
          <table:table-cell table:style-name="ce65" table:formula="of:=[.AT139]/([.AT139]+[.$AG139])" office:value-type="float" office:value="0.0369433172048814">
            <text:p>0.037</text:p>
          </table:table-cell>
          <table:table-cell table:style-name="ce6" table:formula="of:=EXP((-[.AH139]+66.39)/-8.89)" office:value-type="float" office:value="3.01291156312613">
            <text:p>3.013</text:p>
          </table:table-cell>
          <table:table-cell table:style-name="ce6" table:formula="of:=EXP((-[.AM139]+66.39)/-8.89)" office:value-type="float" office:value="1.58711910841257">
            <text:p>1.587</text:p>
          </table:table-cell>
          <table:table-cell table:style-name="ce6" table:formula="of:=EXP((-[.AR139]+66.39)/-8.89)" office:value-type="float" office:value="0.396541063412642">
            <text:p>0.397</text:p>
          </table:table-cell>
          <table:table-cell table:style-name="ce9" table:formula="of:=SQRT(([.$D139]-[.$B139])^2 + ([.$E139]-[.$C139])^2)" office:value-type="float" office:value="4.0442799111832">
            <text:p>4.044</text:p>
          </table:table-cell>
          <table:table-cell table:style-name="ce43" table:formula="of:=IF( ([.$AZ139]-[.$AW139] &lt;[.$AX139])               AND               ([.$AZ139]+[.$AW139]&gt;[.$AX139]); 1; 0)" office:value-type="float" office:value="1">
            <text:p>1</text:p>
          </table:table-cell>
          <table:table-cell table:style-name="ce9" table:formula="of:=([.$D139]-[.$B139])/[.$AZ139]" office:value-type="float" office:value="-0.917345011096078">
            <text:p>-0.917</text:p>
          </table:table-cell>
          <table:table-cell table:style-name="ce9" table:formula="of:=([.$E139]-[.$C139])/[.$AZ139]" office:value-type="float" office:value="-0.398093118022826">
            <text:p>-0.398</text:p>
          </table:table-cell>
          <table:table-cell table:style-name="ce9" table:formula="of:=[.$BB139]*([.$F139]-[.$B139])+[.$BC139]*([.$G139]-[.$C139])" office:value-type="float" office:value="1.97090710214171">
            <text:p>1.971</text:p>
          </table:table-cell>
          <table:table-cell table:style-name="ce9" table:formula="of:=([.$F139]-[.$B139]-[.$BD139]*[.$BB139])/SQRT(([.$F139]-[.$B139]-[.$BD139]*[.$BB139])^2+([.$G139]-[.$C139]-[.$BD139]*[.$BC139])^2)" office:value-type="float" office:value="0.398093118022826">
            <text:p>0.398</text:p>
          </table:table-cell>
          <table:table-cell table:style-name="ce9" table:formula="of:=([.$G139]-[.$C139]-[.BD139]*[.$BC139])/SQRT(([.$F139]-[.$B139]-[.BD139]*[.$BB139])^2+([.$G139]-[.$C139]-[.BD139]*[.$BC139])^2)" office:value-type="float" office:value="-0.917345011096078">
            <text:p>-0.917</text:p>
          </table:table-cell>
          <table:table-cell table:style-name="ce9" table:formula="of:=[.$BE139]*([.$F139]-[.$B139])+[.$BF139]*([.$G139]-[.$C139])" office:value-type="float" office:value="3.46150620319065">
            <text:p>3.462</text:p>
          </table:table-cell>
          <table:table-cell table:style-name="ce48" table:formula="of:=([.$AW139]^2-[.$AX139]^2+[.$AZ139]^2)/(2*[.$AZ139])" office:value-type="float" office:value="2.83299988207626">
            <text:p>2.833</text:p>
          </table:table-cell>
          <table:table-cell table:style-name="ce48" table:formula="of:=([.$AW139]^2-[.$AY139]^2+[.$BD139]^2+[.$BG139]^2)/(2*[.$BG139])-[.$BD139]*[.$BH139]/[.$BG139]" office:value-type="float" office:value="1.96731296968227">
            <text:p>1.967</text:p>
          </table:table-cell>
          <table:table-cell table:style-name="ce9" table:formula="of:=[.$B139]+[.$BH139]*[.$BB139]+[.$BI139]*[.$BE139]" office:value-type="float" office:value="25.8643354459691">
            <text:p>25.864</text:p>
          </table:table-cell>
          <table:table-cell table:style-name="ce9" table:formula="of:=[.$C139]+[.$BH139]*[.$BC139]+[.$BI139]*[.$BF139]" office:value-type="float" office:value="14.3374975055833">
            <text:p>14.337</text:p>
          </table:table-cell>
          <table:table-cell table:style-name="ce53" table:formula="of:=ABS([.$AB139]-[.$BJ139])/[.$AB139]" office:value-type="percentage" office:value="0.0261664190022222">
            <text:p>2.62%</text:p>
          </table:table-cell>
          <table:table-cell table:style-name="ce53" table:formula="of:=ABS([.$AC139]-[.$BK139])/[.$AC139]" office:value-type="percentage" office:value="0.0656021743625826">
            <text:p>6.56%</text:p>
          </table:table-cell>
          <table:table-cell table:style-name="ce6" table:formula="of:=[.AB139]" office:value-type="float" office:value="26.5592971434286">
            <text:p>26.559</text:p>
          </table:table-cell>
          <table:table-cell table:style-name="ce6" table:formula="of:=[.AC139]" office:value-type="float" office:value="15.344104098062">
            <text:p>15.344</text:p>
          </table:table-cell>
          <table:table-cell/>
          <table:table-cell table:formula="of:=[.BN139]-[.BJ139]" office:value-type="float" office:value="0.694961697459476">
            <text:p>0.69</text:p>
          </table:table-cell>
          <table:table-cell table:formula="of:=[.BO139]-[.BK139]" office:value-type="float" office:value="1.00660659247868">
            <text:p>1.01</text:p>
          </table:table-cell>
          <table:table-cell table:style-name="ce75" table:formula="of:=[.BL139]-[.Z139]" office:value-type="percentage" office:value="-0.351119759159625">
            <text:p>-35.11%</text:p>
          </table:table-cell>
          <table:table-cell table:style-name="ce75" table:formula="of:=[.BM139]-[.AA139]" office:value-type="percentage" office:value="0.0156106350046359">
            <text:p>1.56%</text:p>
          </table:table-cell>
          <table:table-cell table:number-columns-repeated="13"/>
          <table:table-cell table:formula="of:=[.BL139]-[.Z139]" office:value-type="percentage" office:value="-0.351119759159625">
            <text:p>-35.11%</text:p>
          </table:table-cell>
          <table:table-cell table:formula="of:=[.BM139]-[.AA139]" office:value-type="percentage" office:value="0.0156106350046359">
            <text:p>1.56%</text:p>
          </table:table-cell>
          <table:table-cell table:number-columns-repeated="937"/>
        </table:table-row>
        <table:table-row table:style-name="ro2">
          <table:table-cell table:style-name="ce10" office:value-type="string">
            <text:p>mode</text:p>
          </table:table-cell>
          <table:table-cell table:style-name="ce15" office:value-type="float" office:value="28.68">
            <text:p>28.680</text:p>
          </table:table-cell>
          <table:table-cell table:style-name="ce15" office:value-type="float" office:value="18.27">
            <text:p>18.270</text:p>
          </table:table-cell>
          <table:table-cell table:style-name="ce15" office:value-type="float" office:value="24.97">
            <text:p>24.970</text:p>
          </table:table-cell>
          <table:table-cell table:style-name="ce15" office:value-type="float" office:value="16.66">
            <text:p>16.660</text:p>
          </table:table-cell>
          <table:table-cell table:style-name="ce15" office:value-type="float" office:value="28.25">
            <text:p>28.250</text:p>
          </table:table-cell>
          <table:table-cell table:style-name="ce15" office:value-type="float" office:value="14.31">
            <text:p>14.310</text:p>
          </table:table-cell>
          <table:table-cell table:style-name="ce10" table:formula="of:=EXP(([.K140]+66.39)/-8.89)" office:value-type="float" office:value="2.35376929320541">
            <text:p>2.35</text:p>
          </table:table-cell>
          <table:table-cell table:style-name="ce10" table:formula="of:=EXP(([.L140]+66.39)/-8.89)" office:value-type="float" office:value="4.6224905193394">
            <text:p>4.62</text:p>
          </table:table-cell>
          <table:table-cell table:style-name="ce10" table:formula="of:=EXP(([.M140]+66.39)/-8.89)" office:value-type="float" office:value="3.29852637439117">
            <text:p>3.3</text:p>
          </table:table-cell>
          <table:table-cell table:style-name="ce10" table:formula="of:=MODE([.K130:.K139])" office:value-type="float" office:value="-74">
            <text:p>-74</text:p>
          </table:table-cell>
          <table:table-cell table:style-name="ce10" table:formula="of:=MODE([.L130:.L139])" office:value-type="float" office:value="-80">
            <text:p>-80</text:p>
          </table:table-cell>
          <table:table-cell table:style-name="ce10" table:formula="of:=MODE([.M130:.M139])" office:value-type="float" office:value="-77">
            <text:p>-77</text:p>
          </table:table-cell>
          <table:table-cell table:style-name="ce42" table:formula="of:=SQRT(([.$D140]-[.$B140])^2 + ([.$E140]-[.$C140])^2)" office:value-type="float" office:value="4.0442799111832">
            <text:p>4.044</text:p>
          </table:table-cell>
          <table:table-cell table:style-name="ce44" table:formula="of:=IF( ([.$N140]-[.$H140] &lt;[.$I140])            AND            ([.$N140]+[.$H140] &gt;[.$I140]); 1; 0)" office:value-type="float" office:value="1">
            <text:p>1</text:p>
          </table:table-cell>
          <table:table-cell table:style-name="ce42" table:formula="of:=([.$D140]-[.$B140])/[.$N140]" office:value-type="float" office:value="-0.917345011096078">
            <text:p>-0.917</text:p>
          </table:table-cell>
          <table:table-cell table:style-name="ce42" table:formula="of:=([.$E140]-[.$C140])/[.$N140]" office:value-type="float" office:value="-0.398093118022826">
            <text:p>-0.398</text:p>
          </table:table-cell>
          <table:table-cell table:style-name="ce42" table:formula="of:=[.$P140]*([.$F140]-[.$B140])+[.$Q140]*([.$G140]-[.$C140])" office:value-type="float" office:value="1.97090710214171">
            <text:p>1.971</text:p>
          </table:table-cell>
          <table:table-cell table:style-name="ce42" table:formula="of:=([.$F140]-[.$B140]-[.$R140]*[.$P140])/SQRT(([.$F140]-[.$B140]-[.$R140]*[.$P140])^2+([.$G140]-[.$C140]-[.$R140]*[.$Q140])^2)" office:value-type="float" office:value="0.398093118022826">
            <text:p>0.398</text:p>
          </table:table-cell>
          <table:table-cell table:style-name="ce42" table:formula="of:=([.$G140]-[.$C140]-[.R140]*[.$Q140])/SQRT(([.$F140]-[.$B140]-[.R140]*[.$P140])^2+([.$G140]-[.$C140]-[.R140]*[.$Q140])^2)" office:value-type="float" office:value="-0.917345011096078">
            <text:p>-0.917</text:p>
          </table:table-cell>
          <table:table-cell table:style-name="ce42" table:formula="of:=[.$S140]*([.$F140]-[.$B140])+[.$T140]*([.$G140]-[.$C140])" office:value-type="float" office:value="3.46150620319065">
            <text:p>3.462</text:p>
          </table:table-cell>
          <table:table-cell table:style-name="ce49" table:formula="of:=([.$H140]^2-[.$I140]^2+[.$N140]^2)/(2*[.$N140])" office:value-type="float" office:value="0.0654024073347731">
            <text:p>0.065</text:p>
          </table:table-cell>
          <table:table-cell table:style-name="ce49" table:formula="of:=([.$H140]^2-[.$J140]^2+[.$R140]^2+[.$U140]^2)/(2*[.$U140])-[.$R140]*[.$V140]/[.$U140]" office:value-type="float" office:value="1.48326319556943">
            <text:p>1.483</text:p>
          </table:table-cell>
          <table:table-cell table:style-name="ce42" table:formula="of:=[.$B140]+[.$V140]*[.$P140]+[.$W140]*[.$S140]" office:value-type="float" office:value="29.2104802982905">
            <text:p>29.210</text:p>
          </table:table-cell>
          <table:table-cell table:style-name="ce42" table:formula="of:=[.$C140]+[.$V140]*[.$Q140]+[.$W140]*[.$T140]" office:value-type="float" office:value="16.8832996591399">
            <text:p>16.883</text:p>
          </table:table-cell>
          <table:table-cell table:style-name="ce55" table:formula="of:=ABS([.$AB140]-[.$X140])/[.$AB140]" office:value-type="percentage" office:value="0.0599138340237253">
            <text:p>5.99%</text:p>
          </table:table-cell>
          <table:table-cell table:style-name="ce55" table:formula="of:=ABS([.$AC140]-[.$Y140])/[.$AC140]" office:value-type="percentage" office:value="0.0329902182366663">
            <text:p>3.30%</text:p>
          </table:table-cell>
          <table:table-cell table:style-name="ce42" office:value-type="float" office:value="27.5592971434286">
            <text:p>27.559</text:p>
          </table:table-cell>
          <table:table-cell table:style-name="ce42" office:value-type="float" office:value="16.344104098062">
            <text:p>16.344</text:p>
          </table:table-cell>
          <table:table-cell table:style-name="ce10" table:number-columns-repeated="2"/>
          <table:table-cell table:style-name="ce15" table:number-columns-repeated="2"/>
          <table:table-cell table:style-name="ce61" table:number-columns-repeated="18"/>
          <table:table-cell table:style-name="ce42"/>
          <table:table-cell table:style-name="ce66"/>
          <table:table-cell table:style-name="ce42" table:number-columns-repeated="6"/>
          <table:table-cell table:style-name="ce49" table:number-columns-repeated="2"/>
          <table:table-cell table:style-name="ce42" table:number-columns-repeated="2"/>
          <table:table-cell table:style-name="ce55" table:number-columns-repeated="2"/>
          <table:table-cell table:style-name="ce61" table:number-columns-repeated="2"/>
          <table:table-cell table:style-name="ce10" table:number-columns-repeated="3"/>
          <table:table-cell table:style-name="ce72" table:number-columns-repeated="2"/>
          <table:table-cell table:style-name="ce10" table:number-columns-repeated="952"/>
        </table:table-row>
        <table:table-row table:style-name="ro2">
          <table:table-cell table:style-name="ce11" office:value-type="string">
            <text:p>mean</text:p>
          </table:table-cell>
          <table:table-cell table:style-name="ce16" office:value-type="float" office:value="29.68">
            <text:p>29.680</text:p>
          </table:table-cell>
          <table:table-cell table:style-name="ce16" office:value-type="float" office:value="19.27">
            <text:p>19.270</text:p>
          </table:table-cell>
          <table:table-cell table:style-name="ce16" office:value-type="float" office:value="25.97">
            <text:p>25.970</text:p>
          </table:table-cell>
          <table:table-cell table:style-name="ce16" office:value-type="float" office:value="17.66">
            <text:p>17.660</text:p>
          </table:table-cell>
          <table:table-cell table:style-name="ce16" office:value-type="float" office:value="29.25">
            <text:p>29.250</text:p>
          </table:table-cell>
          <table:table-cell table:style-name="ce16" office:value-type="float" office:value="15.31">
            <text:p>15.310</text:p>
          </table:table-cell>
          <table:table-cell table:style-name="ce11" table:formula="of:=EXP(([.K141]+66.39)/-8.89)" office:value-type="float" office:value="2.32744105367948">
            <text:p>2.33</text:p>
          </table:table-cell>
          <table:table-cell table:style-name="ce11" table:formula="of:=EXP(([.L141]+66.39)/-8.89)" office:value-type="float" office:value="4.46910359962482">
            <text:p>4.47</text:p>
          </table:table-cell>
          <table:table-cell table:style-name="ce11" table:formula="of:=EXP(([.M141]+66.39)/-8.89)" office:value-type="float" office:value="2.48994586027571">
            <text:p>2.49</text:p>
          </table:table-cell>
          <table:table-cell table:style-name="ce11" table:formula="of:=AVERAGE([.K130:.K139])" office:value-type="float" office:value="-73.9">
            <text:p>-73.9</text:p>
          </table:table-cell>
          <table:table-cell table:style-name="ce11" table:formula="of:=AVERAGE([.L130:.L139])" office:value-type="float" office:value="-79.7">
            <text:p>-79.7</text:p>
          </table:table-cell>
          <table:table-cell table:style-name="ce11" table:formula="of:=AVERAGE([.M130:.M139])" office:value-type="float" office:value="-74.5">
            <text:p>-74.5</text:p>
          </table:table-cell>
          <table:table-cell table:style-name="ce21" table:formula="of:=SQRT(([.$D141]-[.$B141])^2 + ([.$E141]-[.$C141])^2)" office:value-type="float" office:value="4.0442799111832">
            <text:p>4.044</text:p>
          </table:table-cell>
          <table:table-cell table:style-name="ce45" table:formula="of:=IF( ([.$N141]-[.$H141] &lt;[.$I141])            AND            ([.$N141]+[.$H141] &gt;[.$I141]); 1; 0)" office:value-type="float" office:value="1">
            <text:p>1</text:p>
          </table:table-cell>
          <table:table-cell table:style-name="ce21" table:formula="of:=([.$D141]-[.$B141])/[.$N141]" office:value-type="float" office:value="-0.917345011096078">
            <text:p>-0.917</text:p>
          </table:table-cell>
          <table:table-cell table:style-name="ce21" table:formula="of:=([.$E141]-[.$C141])/[.$N141]" office:value-type="float" office:value="-0.398093118022826">
            <text:p>-0.398</text:p>
          </table:table-cell>
          <table:table-cell table:style-name="ce21" table:formula="of:=[.$P141]*([.$F141]-[.$B141])+[.$Q141]*([.$G141]-[.$C141])" office:value-type="float" office:value="1.97090710214171">
            <text:p>1.971</text:p>
          </table:table-cell>
          <table:table-cell table:style-name="ce21" table:formula="of:=([.$F141]-[.$B141]-[.$R141]*[.$P141])/SQRT(([.$F141]-[.$B141]-[.$R141]*[.$P141])^2+([.$G141]-[.$C141]-[.$R141]*[.$Q141])^2)" office:value-type="float" office:value="0.398093118022826">
            <text:p>0.398</text:p>
          </table:table-cell>
          <table:table-cell table:style-name="ce21" table:formula="of:=([.$G141]-[.$C141]-[.R141]*[.$Q141])/SQRT(([.$F141]-[.$B141]-[.R141]*[.$P141])^2+([.$G141]-[.$C141]-[.R141]*[.$Q141])^2)" office:value-type="float" office:value="-0.917345011096078">
            <text:p>-0.917</text:p>
          </table:table-cell>
          <table:table-cell table:style-name="ce21" table:formula="of:=[.$S141]*([.$F141]-[.$B141])+[.$T141]*([.$G141]-[.$C141])" office:value-type="float" office:value="3.46150620319065">
            <text:p>3.462</text:p>
          </table:table-cell>
          <table:table-cell table:style-name="ce50" table:formula="of:=([.$H141]^2-[.$I141]^2+[.$N141]^2)/(2*[.$N141])" office:value-type="float" office:value="0.222572981310591">
            <text:p>0.223</text:p>
          </table:table-cell>
          <table:table-cell table:style-name="ce50" table:formula="of:=([.$H141]^2-[.$J141]^2+[.$R141]^2+[.$U141]^2)/(2*[.$U141])-[.$R141]*[.$V141]/[.$U141]" office:value-type="float" office:value="2.05204169776353">
            <text:p>2.052</text:p>
          </table:table-cell>
          <table:table-cell table:style-name="ce21" table:formula="of:=[.$B141]+[.$V141]*[.$P141]+[.$W141]*[.$S141]" office:value-type="float" office:value="30.2927274637655">
            <text:p>30.293</text:p>
          </table:table-cell>
          <table:table-cell table:style-name="ce21" table:formula="of:=[.$C141]+[.$V141]*[.$Q141]+[.$W141]*[.$T141]" office:value-type="float" office:value="17.2989650138779">
            <text:p>17.299</text:p>
          </table:table-cell>
          <table:table-cell table:style-name="ce56" table:formula="of:=ABS([.$AB141]-[.$X141])/[.$AB141]" office:value-type="percentage" office:value="0.060695832661125">
            <text:p>6.07%</text:p>
          </table:table-cell>
          <table:table-cell table:style-name="ce56" table:formula="of:=ABS([.$AC141]-[.$Y141])/[.$AC141]" office:value-type="percentage" office:value="0.00260256072777583">
            <text:p>0.26%</text:p>
          </table:table-cell>
          <table:table-cell table:style-name="ce21" office:value-type="float" office:value="28.5592971434286">
            <text:p>28.559</text:p>
          </table:table-cell>
          <table:table-cell table:style-name="ce21" office:value-type="float" office:value="17.344104098062">
            <text:p>17.344</text:p>
          </table:table-cell>
          <table:table-cell table:style-name="ce11" table:number-columns-repeated="2"/>
          <table:table-cell table:style-name="ce16" table:number-columns-repeated="2"/>
          <table:table-cell table:style-name="ce19" table:number-columns-repeated="18"/>
          <table:table-cell table:style-name="ce21"/>
          <table:table-cell table:style-name="ce67"/>
          <table:table-cell table:style-name="ce21" table:number-columns-repeated="6"/>
          <table:table-cell table:style-name="ce50" table:number-columns-repeated="2"/>
          <table:table-cell table:style-name="ce21" table:number-columns-repeated="2"/>
          <table:table-cell table:style-name="ce56" table:number-columns-repeated="2"/>
          <table:table-cell table:style-name="ce19" table:number-columns-repeated="2"/>
          <table:table-cell table:style-name="ce11" table:number-columns-repeated="3"/>
          <table:table-cell table:style-name="ce73" table:number-columns-repeated="2"/>
          <table:table-cell table:style-name="ce11" table:number-columns-repeated="952"/>
        </table:table-row>
        <table:table-row table:style-name="ro2">
          <table:table-cell table:style-name="ce12" office:value-type="string">
            <text:p>median</text:p>
          </table:table-cell>
          <table:table-cell table:style-name="ce17" office:value-type="float" office:value="30.68">
            <text:p>30.680</text:p>
          </table:table-cell>
          <table:table-cell table:style-name="ce17" office:value-type="float" office:value="20.27">
            <text:p>20.270</text:p>
          </table:table-cell>
          <table:table-cell table:style-name="ce17" office:value-type="float" office:value="26.97">
            <text:p>26.970</text:p>
          </table:table-cell>
          <table:table-cell table:style-name="ce17" office:value-type="float" office:value="18.66">
            <text:p>18.660</text:p>
          </table:table-cell>
          <table:table-cell table:style-name="ce17" office:value-type="float" office:value="30.25">
            <text:p>30.250</text:p>
          </table:table-cell>
          <table:table-cell table:style-name="ce17" office:value-type="float" office:value="16.31">
            <text:p>16.310</text:p>
          </table:table-cell>
          <table:table-cell table:style-name="ce12" table:formula="of:=EXP(([.K142]+66.39)/-8.89)" office:value-type="float" office:value="2.35376929320541">
            <text:p>2.35</text:p>
          </table:table-cell>
          <table:table-cell table:style-name="ce12" table:formula="of:=EXP(([.L142]+66.39)/-8.89)" office:value-type="float" office:value="4.6224905193394">
            <text:p>4.62</text:p>
          </table:table-cell>
          <table:table-cell table:style-name="ce12" table:formula="of:=EXP(([.M142]+66.39)/-8.89)" office:value-type="float" office:value="2.63400087893114">
            <text:p>2.63</text:p>
          </table:table-cell>
          <table:table-cell table:style-name="ce12" table:formula="of:=MEDIAN([.K130:.K139])" office:value-type="float" office:value="-74">
            <text:p>-74</text:p>
          </table:table-cell>
          <table:table-cell table:style-name="ce12" table:formula="of:=MEDIAN([.L130:.L139])" office:value-type="float" office:value="-80">
            <text:p>-80</text:p>
          </table:table-cell>
          <table:table-cell table:style-name="ce12" table:formula="of:=MEDIAN([.M130:.M139])" office:value-type="float" office:value="-75">
            <text:p>-75</text:p>
          </table:table-cell>
          <table:table-cell table:style-name="ce22" table:formula="of:=SQRT(([.$D142]-[.$B142])^2 + ([.$E142]-[.$C142])^2)" office:value-type="float" office:value="4.0442799111832">
            <text:p>4.044</text:p>
          </table:table-cell>
          <table:table-cell table:style-name="ce46" table:formula="of:=IF( ([.$N142]-[.$H142] &lt;[.$I142])            AND            ([.$N142]+[.$H142] &gt;[.$I142]); 1; 0)" office:value-type="float" office:value="1">
            <text:p>1</text:p>
          </table:table-cell>
          <table:table-cell table:style-name="ce22" table:formula="of:=([.$D142]-[.$B142])/[.$N142]" office:value-type="float" office:value="-0.917345011096078">
            <text:p>-0.917</text:p>
          </table:table-cell>
          <table:table-cell table:style-name="ce22" table:formula="of:=([.$E142]-[.$C142])/[.$N142]" office:value-type="float" office:value="-0.398093118022826">
            <text:p>-0.398</text:p>
          </table:table-cell>
          <table:table-cell table:style-name="ce22" table:formula="of:=[.$P142]*([.$F142]-[.$B142])+[.$Q142]*([.$G142]-[.$C142])" office:value-type="float" office:value="1.97090710214171">
            <text:p>1.971</text:p>
          </table:table-cell>
          <table:table-cell table:style-name="ce22" table:formula="of:=([.$F142]-[.$B142]-[.$R142]*[.$P142])/SQRT(([.$F142]-[.$B142]-[.$R142]*[.$P142])^2+([.$G142]-[.$C142]-[.$R142]*[.$Q142])^2)" office:value-type="float" office:value="0.398093118022826">
            <text:p>0.398</text:p>
          </table:table-cell>
          <table:table-cell table:style-name="ce22" table:formula="of:=([.$G142]-[.$C142]-[.R142]*[.$Q142])/SQRT(([.$F142]-[.$B142]-[.R142]*[.$P142])^2+([.$G142]-[.$C142]-[.R142]*[.$Q142])^2)" office:value-type="float" office:value="-0.917345011096078">
            <text:p>-0.917</text:p>
          </table:table-cell>
          <table:table-cell table:style-name="ce22" table:formula="of:=[.$S142]*([.$F142]-[.$B142])+[.$T142]*([.$G142]-[.$C142])" office:value-type="float" office:value="3.46150620319066">
            <text:p>3.462</text:p>
          </table:table-cell>
          <table:table-cell table:style-name="ce51" table:formula="of:=([.$H142]^2-[.$I142]^2+[.$N142]^2)/(2*[.$N142])" office:value-type="float" office:value="0.0654024073347731">
            <text:p>0.065</text:p>
          </table:table-cell>
          <table:table-cell table:style-name="ce51" table:formula="of:=([.$H142]^2-[.$J142]^2+[.$R142]^2+[.$U142]^2)/(2*[.$U142])-[.$R142]*[.$V142]/[.$U142]" office:value-type="float" office:value="2.0527140907766">
            <text:p>2.053</text:p>
          </table:table-cell>
          <table:table-cell table:style-name="ce22" table:formula="of:=[.$B142]+[.$V142]*[.$P142]+[.$W142]*[.$S142]" office:value-type="float" office:value="31.4371747807244">
            <text:p>31.437</text:p>
          </table:table-cell>
          <table:table-cell table:style-name="ce22" table:formula="of:=[.$C142]+[.$V142]*[.$Q142]+[.$W142]*[.$T142]" office:value-type="float" office:value="18.3609167213574">
            <text:p>18.361</text:p>
          </table:table-cell>
          <table:table-cell table:style-name="ce57" table:formula="of:=ABS([.$AB142]-[.$X142])/[.$AB142]" office:value-type="percentage" office:value="0.0635291708116035">
            <text:p>6.35%</text:p>
          </table:table-cell>
          <table:table-cell table:style-name="ce57" table:formula="of:=ABS([.$AC142]-[.$Y142])/[.$AC142]" office:value-type="percentage" office:value="0.000916513731359495">
            <text:p>0.09%</text:p>
          </table:table-cell>
          <table:table-cell table:style-name="ce22" office:value-type="float" office:value="29.5592971434286">
            <text:p>29.559</text:p>
          </table:table-cell>
          <table:table-cell table:style-name="ce22" office:value-type="float" office:value="18.344104098062">
            <text:p>18.344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18"/>
          <table:table-cell table:style-name="ce22"/>
          <table:table-cell table:style-name="ce68"/>
          <table:table-cell table:style-name="ce22" table:number-columns-repeated="6"/>
          <table:table-cell table:style-name="ce51" table:number-columns-repeated="2"/>
          <table:table-cell table:style-name="ce22" table:number-columns-repeated="2"/>
          <table:table-cell table:style-name="ce57" table:number-columns-repeated="2"/>
          <table:table-cell table:style-name="ce20" table:number-columns-repeated="2"/>
          <table:table-cell table:style-name="ce12" table:number-columns-repeated="3"/>
          <table:table-cell table:style-name="ce74" table:number-columns-repeated="2"/>
          <table:table-cell table:style-name="ce12"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an</text:p>
          </table:table-cell>
          <table:table-cell table:style-name="ce9" table:formula="of:=AVERAGE([.X130:.X139])" office:value-type="float" office:value="29.8115083111456">
            <text:p>29.812</text:p>
          </table:table-cell>
          <table:table-cell table:style-name="ce9" table:formula="of:=AVERAGE([.Y130:.Y139])" office:value-type="float" office:value="15.1348211963272">
            <text:p>15.135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dian</text:p>
          </table:table-cell>
          <table:table-cell table:style-name="ce9" table:formula="of:=MEDIAN([.X130:.X139])" office:value-type="float" office:value="28.6193284043457">
            <text:p>28.619</text:p>
          </table:table-cell>
          <table:table-cell table:style-name="ce9" table:formula="of:=MEDIAN([.Y130:.Y139])" office:value-type="float" office:value="14.6962158446054">
            <text:p>14.696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ode</text:p>
          </table:table-cell>
          <table:table-cell table:style-name="ce52" table:formula="of:=MODE([.X130:.X139])" office:value-type="float" office:value="0">
            <text:p>#VALUE!</text:p>
          </table:table-cell>
          <table:table-cell table:style-name="ce52" table:formula="of:=MODE([.Y130:.Y139])" office:value-type="float" office:value="0">
            <text:p>#VALUE!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R</text:p>
          </table:table-cell>
          <table:table-cell table:style-name="ce59" office:value-type="string">
            <text:p>KF_RSSI1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2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3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13"/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49]+66.39)/-8.89)" office:value-type="float" office:value="1.67960757526435">
            <text:p>1.68</text:p>
          </table:table-cell>
          <table:table-cell table:formula="of:=EXP(([.L149]+66.39)/-8.89)" office:value-type="float" office:value="8.11215317819232">
            <text:p>8.11</text:p>
          </table:table-cell>
          <table:table-cell table:formula="of:=EXP(([.M149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85">
            <text:p>-85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149]-[.$B149])^2 + ([.$E149]-[.$C149])^2)" office:value-type="float" office:value="4.0442799111832">
            <text:p>4.044</text:p>
          </table:table-cell>
          <table:table-cell table:style-name="ce43" table:formula="of:=IF( ([.$N149]-[.$H149] &lt;[.$I149])            AND            ([.$N149]+[.$H149] &gt;[.$I149]); 1; 0)" office:value-type="float" office:value="0">
            <text:p>0</text:p>
          </table:table-cell>
          <table:table-cell table:style-name="ce9" table:formula="of:=([.$D149]-[.$B149])/[.$N149]" office:value-type="float" office:value="-0.917345011096078">
            <text:p>-0.917</text:p>
          </table:table-cell>
          <table:table-cell table:style-name="ce9" table:formula="of:=([.$E149]-[.$C149])/[.$N149]" office:value-type="float" office:value="-0.398093118022826">
            <text:p>-0.398</text:p>
          </table:table-cell>
          <table:table-cell table:style-name="ce9" table:formula="of:=[.$P149]*([.$F149]-[.$B149])+[.$Q149]*([.$G149]-[.$C149])" office:value-type="float" office:value="1.97090710214171">
            <text:p>1.971</text:p>
          </table:table-cell>
          <table:table-cell table:style-name="ce9" table:formula="of:=([.$F149]-[.$B149]-[.$R149]*[.$P149])/SQRT(([.$F149]-[.$B149]-[.$R149]*[.$P149])^2+([.$G149]-[.$C149]-[.$R149]*[.$Q149])^2)" office:value-type="float" office:value="0.398093118022826">
            <text:p>0.398</text:p>
          </table:table-cell>
          <table:table-cell table:style-name="ce9" table:formula="of:=([.$G149]-[.$C149]-[.R149]*[.$Q149])/SQRT(([.$F149]-[.$B149]-[.R149]*[.$P149])^2+([.$G149]-[.$C149]-[.R149]*[.$Q149])^2)" office:value-type="float" office:value="-0.917345011096078">
            <text:p>-0.917</text:p>
          </table:table-cell>
          <table:table-cell table:style-name="ce9" table:formula="of:=[.$S149]*([.$F149]-[.$B149])+[.$T149]*([.$G149]-[.$C149])" office:value-type="float" office:value="3.46150620319065">
            <text:p>3.462</text:p>
          </table:table-cell>
          <table:table-cell table:style-name="ce48" table:formula="of:=([.$H149]^2-[.$I149]^2+[.$N149]^2)/(2*[.$N149])" office:value-type="float" office:value="-5.76490112005233">
            <text:p>-5.765</text:p>
          </table:table-cell>
          <table:table-cell table:style-name="ce48" table:formula="of:=([.$H149]^2-[.$J149]^2+[.$R149]^2+[.$U149]^2)/(2*[.$U149])-[.$R149]*[.$V149]/[.$U149]" office:value-type="float" office:value="4.41014296861585">
            <text:p>4.410</text:p>
          </table:table-cell>
          <table:table-cell table:style-name="ce9" table:formula="of:=[.$B149]+[.$V149]*[.$P149]+[.$W149]*[.$S149]" office:value-type="float" office:value="34.7240508472449">
            <text:p>34.724</text:p>
          </table:table-cell>
          <table:table-cell table:style-name="ce9" table:formula="of:=[.$C149]+[.$V149]*[.$Q149]+[.$W149]*[.$T149]" office:value-type="float" office:value="15.5193448114947">
            <text:p>15.519</text:p>
          </table:table-cell>
          <table:table-cell table:style-name="ce53" table:formula="of:=ABS([.$AB149]-[.$X149])/[.$AB149]" office:value-type="percentage" office:value="0.307416030617229">
            <text:p>30.74%</text:p>
          </table:table-cell>
          <table:table-cell table:style-name="ce53" table:formula="of:=ABS([.$AC149]-[.$Y149])/[.$AC149]" office:value-type="percentage" office:value="0.0114207197965278">
            <text:p>1.14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ABS([.K149])-SQRT((1-[.$AG149])/(1-[.$AF149]))" office:value-type="float" office:value="70.4830922901543">
            <text:p>70.483</text:p>
          </table:table-cell>
          <table:table-cell table:style-name="ce6" table:formula="of:=ABS(([.$AH$149]+[.$K$149])/[.$K149])+IF(ROUND(1+RAND();0)=1;-1;1)*RAND()*ABS(([.$AH$149]+[.$K$149])/[.$K149])" office:value-type="float" office:value="0.0121697707637211">
            <text:p>0.012</text:p>
          </table:table-cell>
          <table:table-cell/>
          <table:table-cell/>
          <table:table-cell table:style-name="ce64"/>
          <table:table-cell table:style-name="ce60" table:formula="of:=ABS([.L149])-SQRT((1-[.$AG149])/(1-[.$AF149]))" office:value-type="float" office:value="84.4830922901543">
            <text:p>84.483</text:p>
          </table:table-cell>
          <table:table-cell table:style-name="ce6" table:formula="of:=ABS(([.$AM$149]+[.$L$149])/[.$L149])+IF(ROUND(1+RAND();0)=1;-1;1)*RAND()*ABS(([.$AM$149]+[.$L$149])/[.$L149])" office:value-type="float" office:value="0.00989880867345898">
            <text:p>0.010</text:p>
          </table:table-cell>
          <table:table-cell/>
          <table:table-cell/>
          <table:table-cell table:style-name="ce64"/>
          <table:table-cell table:style-name="ce60" table:formula="of:=ABS([.M149])-SQRT((1-[.$AG149])/(1-[.$AF149]))" office:value-type="float" office:value="76.4830922901543">
            <text:p>76.483</text:p>
          </table:table-cell>
          <table:table-cell table:style-name="ce6" table:formula="of:=ABS(([.$AR$149]+[.$M$149])/[.$M149])+IF(ROUND(1+RAND();0)=1;-1;1)*RAND()*ABS(([.$AR$149]+[.$M$149])/[.$M149])" office:value-type="float" office:value="0.0101013245139101">
            <text:p>0.010</text:p>
          </table:table-cell>
          <table:table-cell/>
          <table:table-cell/>
          <table:table-cell table:style-name="ce64"/>
          <table:table-cell table:style-name="ce6" table:formula="of:=EXP((-[.AH149]+66.39)/-8.89)" office:value-type="float" office:value="1.58473203623772">
            <text:p>1.585</text:p>
          </table:table-cell>
          <table:table-cell table:style-name="ce6" table:formula="of:=EXP((-[.AM149]+66.39)/-8.89)" office:value-type="float" office:value="7.65392417471425">
            <text:p>7.654</text:p>
          </table:table-cell>
          <table:table-cell table:style-name="ce6" table:formula="of:=EXP((-[.AR149]+66.39)/-8.89)" office:value-type="float" office:value="3.11220340682855">
            <text:p>3.112</text:p>
          </table:table-cell>
          <table:table-cell table:style-name="ce9" table:formula="of:=SQRT(([.$D149]-[.$B149])^2 + ([.$E149]-[.$C149])^2)" office:value-type="float" office:value="4.0442799111832">
            <text:p>4.044</text:p>
          </table:table-cell>
          <table:table-cell table:style-name="ce43" table:formula="of:=IF( ([.$AZ149]-[.$AW149] &lt;[.$AX149])               AND               ([.$AZ149]+[.$AW149]&gt;[.$AX149]); 1; 0)" office:value-type="float" office:value="0">
            <text:p>0</text:p>
          </table:table-cell>
          <table:table-cell table:style-name="ce9" table:formula="of:=([.$D149]-[.$B149])/[.$AZ149]" office:value-type="float" office:value="-0.917345011096078">
            <text:p>-0.917</text:p>
          </table:table-cell>
          <table:table-cell table:style-name="ce9" table:formula="of:=([.$E149]-[.$C149])/[.$AZ149]" office:value-type="float" office:value="-0.398093118022826">
            <text:p>-0.398</text:p>
          </table:table-cell>
          <table:table-cell table:style-name="ce9" table:formula="of:=[.$BB149]*([.$F149]-[.$B149])+[.$BC149]*([.$G149]-[.$C149])" office:value-type="float" office:value="1.97090710214171">
            <text:p>1.971</text:p>
          </table:table-cell>
          <table:table-cell table:style-name="ce9" table:formula="of:=([.$F149]-[.$B149]-[.$BD149]*[.$BB149])/SQRT(([.$F149]-[.$B149]-[.$BD149]*[.$BB149])^2+([.$G149]-[.$C149]-[.$BD149]*[.$BC149])^2)" office:value-type="float" office:value="0.398093118022826">
            <text:p>0.398</text:p>
          </table:table-cell>
          <table:table-cell table:style-name="ce9" table:formula="of:=([.$G149]-[.$C149]-[.BD149]*[.$BC149])/SQRT(([.$F149]-[.$B149]-[.BD149]*[.$BB149])^2+([.$G149]-[.$C149]-[.BD149]*[.$BC149])^2)" office:value-type="float" office:value="-0.917345011096078">
            <text:p>-0.917</text:p>
          </table:table-cell>
          <table:table-cell table:style-name="ce9" table:formula="of:=[.$BE149]*([.$F149]-[.$B149])+[.$BF149]*([.$G149]-[.$C149])" office:value-type="float" office:value="3.46150620319065">
            <text:p>3.462</text:p>
          </table:table-cell>
          <table:table-cell table:style-name="ce48" table:formula="of:=([.$AW149]^2-[.$AX149]^2+[.$AZ149]^2)/(2*[.$AZ149])" office:value-type="float" office:value="-4.91001865817666">
            <text:p>-4.910</text:p>
          </table:table-cell>
          <table:table-cell table:style-name="ce48" table:formula="of:=([.$AW149]^2-[.$AY149]^2+[.$BD149]^2+[.$BG149]^2)/(2*[.$BG149])-[.$BD149]*[.$BH149]/[.$BG149]" office:value-type="float" office:value="4.05119119033332">
            <text:p>4.051</text:p>
          </table:table-cell>
          <table:table-cell table:style-name="ce9" table:formula="of:=[.$B149]+[.$BH149]*[.$BB149]+[.$BI149]*[.$BE149]" office:value-type="float" office:value="33.7969324531334">
            <text:p>33.797</text:p>
          </table:table-cell>
          <table:table-cell table:style-name="ce9" table:formula="of:=[.$C149]+[.$BH149]*[.$BC149]+[.$BI149]*[.$BF149]" office:value-type="float" office:value="15.5083046097351">
            <text:p>15.508</text:p>
          </table:table-cell>
          <table:table-cell table:style-name="ce53" table:formula="of:=ABS([.$AB149]-[.$BJ149])/[.$AB149]" office:value-type="percentage" office:value="0.272508540817902">
            <text:p>27.25%</text:p>
          </table:table-cell>
          <table:table-cell table:style-name="ce53" table:formula="of:=ABS([.$AC149]-[.$BK149])/[.$AC149]" office:value-type="percentage" office:value="0.0107012120501635">
            <text:p>1.07%</text:p>
          </table:table-cell>
          <table:table-cell table:style-name="ce6" table:formula="of:=[.AB149]" office:value-type="float" office:value="26.5592971434286">
            <text:p>26.559</text:p>
          </table:table-cell>
          <table:table-cell table:style-name="ce6" table:formula="of:=[.AC149]" office:value-type="float" office:value="15.344104098062">
            <text:p>15.344</text:p>
          </table:table-cell>
          <table:table-cell/>
          <table:table-cell table:formula="of:=[.BN149]-[.BJ149]" office:value-type="float" office:value="-7.23763530970481">
            <text:p>-7.24</text:p>
          </table:table-cell>
          <table:table-cell table:formula="of:=[.BO149]-[.BK149]" office:value-type="float" office:value="-0.164200511673144">
            <text:p>-0.16</text:p>
          </table:table-cell>
          <table:table-cell table:style-name="ce75" table:formula="of:=[.BL149]-[.Z149]" office:value-type="percentage" office:value="-0.0349074897993266">
            <text:p>-3.49%</text:p>
          </table:table-cell>
          <table:table-cell table:style-name="ce75" table:formula="of:=[.BM149]-[.AA149]" office:value-type="percentage" office:value="-0.000719507746364291">
            <text:p>-0.07%</text:p>
          </table:table-cell>
          <table:table-cell table:number-columns-repeated="13"/>
          <table:table-cell table:formula="of:=[.BL149]-[.Z149]" office:value-type="percentage" office:value="-0.0349074897993266">
            <text:p>-3.49%</text:p>
          </table:table-cell>
          <table:table-cell table:formula="of:=[.BM149]-[.AA149]" office:value-type="percentage" office:value="-0.000719507746364291">
            <text:p>-0.07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50]+66.39)/-8.89)" office:value-type="float" office:value="2.63400087893114">
            <text:p>2.63</text:p>
          </table:table-cell>
          <table:table-cell table:formula="of:=EXP(([.L150]+66.39)/-8.89)" office:value-type="float" office:value="1.87957581156176">
            <text:p>1.88</text:p>
          </table:table-cell>
          <table:table-cell table:formula="of:=EXP(([.M150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72">
            <text:p>-72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150]-[.$B150])^2 + ([.$E150]-[.$C150])^2)" office:value-type="float" office:value="4.0442799111832">
            <text:p>4.044</text:p>
          </table:table-cell>
          <table:table-cell table:style-name="ce43" table:formula="of:=IF( ([.$N150]-[.$H150] &lt;[.$I150])            AND            ([.$N150]+[.$H150] &gt;[.$I150]); 1; 0)" office:value-type="float" office:value="1">
            <text:p>1</text:p>
          </table:table-cell>
          <table:table-cell table:style-name="ce9" table:formula="of:=([.$D150]-[.$B150])/[.$N150]" office:value-type="float" office:value="-0.917345011096078">
            <text:p>-0.917</text:p>
          </table:table-cell>
          <table:table-cell table:style-name="ce9" table:formula="of:=([.$E150]-[.$C150])/[.$N150]" office:value-type="float" office:value="-0.398093118022826">
            <text:p>-0.398</text:p>
          </table:table-cell>
          <table:table-cell table:style-name="ce9" table:formula="of:=[.$P150]*([.$F150]-[.$B150])+[.$Q150]*([.$G150]-[.$C150])" office:value-type="float" office:value="1.97090710214171">
            <text:p>1.971</text:p>
          </table:table-cell>
          <table:table-cell table:style-name="ce9" table:formula="of:=([.$F150]-[.$B150]-[.$R150]*[.$P150])/SQRT(([.$F150]-[.$B150]-[.$R150]*[.$P150])^2+([.$G150]-[.$C150]-[.$R150]*[.$Q150])^2)" office:value-type="float" office:value="0.398093118022826">
            <text:p>0.398</text:p>
          </table:table-cell>
          <table:table-cell table:style-name="ce9" table:formula="of:=([.$G150]-[.$C150]-[.R150]*[.$Q150])/SQRT(([.$F150]-[.$B150]-[.R150]*[.$P150])^2+([.$G150]-[.$C150]-[.R150]*[.$Q150])^2)" office:value-type="float" office:value="-0.917345011096078">
            <text:p>-0.917</text:p>
          </table:table-cell>
          <table:table-cell table:style-name="ce9" table:formula="of:=[.$S150]*([.$F150]-[.$B150])+[.$T150]*([.$G150]-[.$C150])" office:value-type="float" office:value="3.46150620319065">
            <text:p>3.462</text:p>
          </table:table-cell>
          <table:table-cell table:style-name="ce48" table:formula="of:=([.$H150]^2-[.$I150]^2+[.$N150]^2)/(2*[.$N150])" office:value-type="float" office:value="2.4431240953622">
            <text:p>2.443</text:p>
          </table:table-cell>
          <table:table-cell table:style-name="ce48" table:formula="of:=([.$H150]^2-[.$J150]^2+[.$R150]^2+[.$U150]^2)/(2*[.$U150])-[.$R150]*[.$V150]/[.$U150]" office:value-type="float" office:value="0.331335983684744">
            <text:p>0.331</text:p>
          </table:table-cell>
          <table:table-cell table:style-name="ce9" table:formula="of:=[.$B150]+[.$V150]*[.$P150]+[.$W150]*[.$S150]" office:value-type="float" office:value="25.5707148744891">
            <text:p>25.571</text:p>
          </table:table-cell>
          <table:table-cell table:style-name="ce9" table:formula="of:=[.$C150]+[.$V150]*[.$Q150]+[.$W150]*[.$T150]" office:value-type="float" office:value="15.9934596995308">
            <text:p>15.993</text:p>
          </table:table-cell>
          <table:table-cell table:style-name="ce53" table:formula="of:=ABS([.$AB150]-[.$X150])/[.$AB150]" office:value-type="percentage" office:value="0.0372217029539923">
            <text:p>3.72%</text:p>
          </table:table-cell>
          <table:table-cell table:style-name="ce53" table:formula="of:=ABS([.$AC150]-[.$Y150])/[.$AC150]" office:value-type="percentage" office:value="0.0423195513611493">
            <text:p>4.23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50]+[.AL150]*(ABS([.K150])-[.AK149])" office:value-type="float" office:value="71.904788302721">
            <text:p>71.905</text:p>
          </table:table-cell>
          <table:table-cell table:style-name="ce6" table:formula="of:=[.AJ150]*(1-[.AL150])" office:value-type="float" office:value="0.0139011693424709">
            <text:p>0.014</text:p>
          </table:table-cell>
          <table:table-cell table:style-name="ce6" table:formula="of:=[.AI149]+[.$AF150]" office:value-type="float" office:value="0.0141697707637211">
            <text:p>0.014</text:p>
          </table:table-cell>
          <table:table-cell table:style-name="ce6" table:formula="of:=[.AH149]" office:value-type="float" office:value="70.4830922901543">
            <text:p>70.483</text:p>
          </table:table-cell>
          <table:table-cell table:style-name="ce65" table:formula="of:=[.AJ150]/([.AJ150]+[.$AG150])" office:value-type="float" office:value="0.0189559468342232">
            <text:p>0.019</text:p>
          </table:table-cell>
          <table:table-cell table:style-name="ce60" table:formula="of:=[.AP150]+[.AQ150]*(ABS([.P150])-[.AP149])" office:value-type="float" office:value="84.4977390058548">
            <text:p>84.498</text:p>
          </table:table-cell>
          <table:table-cell table:style-name="ce6" table:formula="of:=[.AO150]*(1-[.AQ150])" office:value-type="float" office:value="0.0117088272970883">
            <text:p>0.012</text:p>
          </table:table-cell>
          <table:table-cell table:style-name="ce6" table:formula="of:=[.AN149]+[.$AF150]" office:value-type="float" office:value="0.011898808673459">
            <text:p>0.012</text:p>
          </table:table-cell>
          <table:table-cell table:style-name="ce6" table:formula="of:=[.AM149]" office:value-type="float" office:value="84.4830922901543">
            <text:p>84.483</text:p>
          </table:table-cell>
          <table:table-cell table:style-name="ce65" table:formula="of:=[.AO150]/([.AO150]+[.$AG150])" office:value-type="float" office:value="0.0159664199655924">
            <text:p>0.016</text:p>
          </table:table-cell>
          <table:table-cell table:style-name="ce60" table:formula="of:=[.AU150]+[.AV150]*(ABS([.U150])-[.AU149])" office:value-type="float" office:value="76.5392855318826">
            <text:p>76.539</text:p>
          </table:table-cell>
          <table:table-cell table:style-name="ce6" table:formula="of:=[.AT150]*(1-[.AV150])" office:value-type="float" office:value="0.0119048745832364">
            <text:p>0.012</text:p>
          </table:table-cell>
          <table:table-cell table:style-name="ce6" table:formula="of:=[.AS149]+[.$AF150]" office:value-type="float" office:value="0.0121013245139101">
            <text:p>0.012</text:p>
          </table:table-cell>
          <table:table-cell table:style-name="ce6" table:formula="of:=[.AR149]" office:value-type="float" office:value="76.4830922901543">
            <text:p>76.483</text:p>
          </table:table-cell>
          <table:table-cell table:style-name="ce65" table:formula="of:=[.AT150]/([.AT150]+[.$AG150])" office:value-type="float" office:value="0.016233754449596">
            <text:p>0.016</text:p>
          </table:table-cell>
          <table:table-cell table:style-name="ce6" table:formula="of:=EXP((-[.AH150]+66.39)/-8.89)" office:value-type="float" office:value="1.85955301074077">
            <text:p>1.860</text:p>
          </table:table-cell>
          <table:table-cell table:style-name="ce6" table:formula="of:=EXP((-[.AM150]+66.39)/-8.89)" office:value-type="float" office:value="7.66654478790523">
            <text:p>7.667</text:p>
          </table:table-cell>
          <table:table-cell table:style-name="ce6" table:formula="of:=EXP((-[.AR150]+66.39)/-8.89)" office:value-type="float" office:value="3.13193779195295">
            <text:p>3.132</text:p>
          </table:table-cell>
          <table:table-cell table:style-name="ce9" table:formula="of:=SQRT(([.$D150]-[.$B150])^2 + ([.$E150]-[.$C150])^2)" office:value-type="float" office:value="4.0442799111832">
            <text:p>4.044</text:p>
          </table:table-cell>
          <table:table-cell table:style-name="ce43" table:formula="of:=IF( ([.$AZ150]-[.$AW150] &lt;[.$AX150])               AND               ([.$AZ150]+[.$AW150]&gt;[.$AX150]); 1; 0)" office:value-type="float" office:value="0">
            <text:p>0</text:p>
          </table:table-cell>
          <table:table-cell table:style-name="ce9" table:formula="of:=([.$D150]-[.$B150])/[.$AZ150]" office:value-type="float" office:value="-0.917345011096078">
            <text:p>-0.917</text:p>
          </table:table-cell>
          <table:table-cell table:style-name="ce9" table:formula="of:=([.$E150]-[.$C150])/[.$AZ150]" office:value-type="float" office:value="-0.398093118022826">
            <text:p>-0.398</text:p>
          </table:table-cell>
          <table:table-cell table:style-name="ce9" table:formula="of:=[.$BB150]*([.$F150]-[.$B150])+[.$BC150]*([.$G150]-[.$C150])" office:value-type="float" office:value="1.97090710214171">
            <text:p>1.971</text:p>
          </table:table-cell>
          <table:table-cell table:style-name="ce9" table:formula="of:=([.$F150]-[.$B150]-[.$BD150]*[.$BB150])/SQRT(([.$F150]-[.$B150]-[.$BD150]*[.$BB150])^2+([.$G150]-[.$C150]-[.$BD150]*[.$BC150])^2)" office:value-type="float" office:value="0.398093118022826">
            <text:p>0.398</text:p>
          </table:table-cell>
          <table:table-cell table:style-name="ce9" table:formula="of:=([.$G150]-[.$C150]-[.BD150]*[.$BC150])/SQRT(([.$F150]-[.$B150]-[.BD150]*[.$BB150])^2+([.$G150]-[.$C150]-[.BD150]*[.$BC150])^2)" office:value-type="float" office:value="-0.917345011096078">
            <text:p>-0.917</text:p>
          </table:table-cell>
          <table:table-cell table:style-name="ce9" table:formula="of:=[.$BE150]*([.$F150]-[.$B150])+[.$BF150]*([.$G150]-[.$C150])" office:value-type="float" office:value="3.46150620319065">
            <text:p>3.462</text:p>
          </table:table-cell>
          <table:table-cell table:style-name="ce48" table:formula="of:=([.$AW150]^2-[.$AX150]^2+[.$AZ150]^2)/(2*[.$AZ150])" office:value-type="float" office:value="-4.8168984888342">
            <text:p>-4.817</text:p>
          </table:table-cell>
          <table:table-cell table:style-name="ce48" table:formula="of:=([.$AW150]^2-[.$AY150]^2+[.$BD150]^2+[.$BG150]^2)/(2*[.$BG150])-[.$BD150]*[.$BH150]/[.$BG150]" office:value-type="float" office:value="4.11709820492267">
            <text:p>4.117</text:p>
          </table:table-cell>
          <table:table-cell table:style-name="ce9" table:formula="of:=[.$B150]+[.$BH150]*[.$BB150]+[.$BI150]*[.$BE150]" office:value-type="float" office:value="33.7377462592921">
            <text:p>33.738</text:p>
          </table:table-cell>
          <table:table-cell table:style-name="ce9" table:formula="of:=[.$C150]+[.$BH150]*[.$BC150]+[.$BI150]*[.$BF150]" office:value-type="float" office:value="15.410774640141">
            <text:p>15.411</text:p>
          </table:table-cell>
          <table:table-cell table:style-name="ce53" table:formula="of:=ABS([.$AB150]-[.$BJ150])/[.$AB150]" office:value-type="percentage" office:value="0.270280085993904">
            <text:p>27.03%</text:p>
          </table:table-cell>
          <table:table-cell table:style-name="ce53" table:formula="of:=ABS([.$AC150]-[.$BK150])/[.$AC150]" office:value-type="percentage" office:value="0.00434502670556279">
            <text:p>0.43%</text:p>
          </table:table-cell>
          <table:table-cell table:style-name="ce6" table:formula="of:=[.AB150]" office:value-type="float" office:value="26.5592971434286">
            <text:p>26.559</text:p>
          </table:table-cell>
          <table:table-cell table:style-name="ce6" table:formula="of:=[.AC150]" office:value-type="float" office:value="15.344104098062">
            <text:p>15.344</text:p>
          </table:table-cell>
          <table:table-cell/>
          <table:table-cell table:formula="of:=[.BN150]-[.BJ150]" office:value-type="float" office:value="-7.17844911586354">
            <text:p>-7.18</text:p>
          </table:table-cell>
          <table:table-cell table:formula="of:=[.BO150]-[.BK150]" office:value-type="float" office:value="-0.0666705420790148">
            <text:p>-0.07</text:p>
          </table:table-cell>
          <table:table-cell table:style-name="ce75" table:formula="of:=[.BL150]-[.Z150]" office:value-type="percentage" office:value="0.233058383039912">
            <text:p>23.31%</text:p>
          </table:table-cell>
          <table:table-cell table:style-name="ce75" table:formula="of:=[.BM150]-[.AA150]" office:value-type="percentage" office:value="-0.0379745246555865">
            <text:p>-3.80%</text:p>
          </table:table-cell>
          <table:table-cell table:number-columns-repeated="13"/>
          <table:table-cell table:formula="of:=[.BL150]-[.Z150]" office:value-type="percentage" office:value="0.233058383039912">
            <text:p>23.31%</text:p>
          </table:table-cell>
          <table:table-cell table:formula="of:=[.BM150]-[.AA150]" office:value-type="percentage" office:value="-0.0379745246555865">
            <text:p>-3.8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51]+66.39)/-8.89)" office:value-type="float" office:value="3.69123745237239">
            <text:p>3.69</text:p>
          </table:table-cell>
          <table:table-cell table:formula="of:=EXP(([.L151]+66.39)/-8.89)" office:value-type="float" office:value="6.47786804655351">
            <text:p>6.48</text:p>
          </table:table-cell>
          <table:table-cell table:formula="of:=EXP(([.M151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83">
            <text:p>-83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151]-[.$B151])^2 + ([.$E151]-[.$C151])^2)" office:value-type="float" office:value="4.0442799111832">
            <text:p>4.044</text:p>
          </table:table-cell>
          <table:table-cell table:style-name="ce43" table:formula="of:=IF( ([.$N151]-[.$H151] &lt;[.$I151])            AND            ([.$N151]+[.$H151] &gt;[.$I151]); 1; 0)" office:value-type="float" office:value="1">
            <text:p>1</text:p>
          </table:table-cell>
          <table:table-cell table:style-name="ce9" table:formula="of:=([.$D151]-[.$B151])/[.$N151]" office:value-type="float" office:value="-0.917345011096078">
            <text:p>-0.917</text:p>
          </table:table-cell>
          <table:table-cell table:style-name="ce9" table:formula="of:=([.$E151]-[.$C151])/[.$N151]" office:value-type="float" office:value="-0.398093118022826">
            <text:p>-0.398</text:p>
          </table:table-cell>
          <table:table-cell table:style-name="ce9" table:formula="of:=[.$P151]*([.$F151]-[.$B151])+[.$Q151]*([.$G151]-[.$C151])" office:value-type="float" office:value="1.97090710214171">
            <text:p>1.971</text:p>
          </table:table-cell>
          <table:table-cell table:style-name="ce9" table:formula="of:=([.$F151]-[.$B151]-[.$R151]*[.$P151])/SQRT(([.$F151]-[.$B151]-[.$R151]*[.$P151])^2+([.$G151]-[.$C151]-[.$R151]*[.$Q151])^2)" office:value-type="float" office:value="0.398093118022826">
            <text:p>0.398</text:p>
          </table:table-cell>
          <table:table-cell table:style-name="ce9" table:formula="of:=([.$G151]-[.$C151]-[.R151]*[.$Q151])/SQRT(([.$F151]-[.$B151]-[.R151]*[.$P151])^2+([.$G151]-[.$C151]-[.R151]*[.$Q151])^2)" office:value-type="float" office:value="-0.917345011096078">
            <text:p>-0.917</text:p>
          </table:table-cell>
          <table:table-cell table:style-name="ce9" table:formula="of:=[.$S151]*([.$F151]-[.$B151])+[.$T151]*([.$G151]-[.$C151])" office:value-type="float" office:value="3.46150620319065">
            <text:p>3.462</text:p>
          </table:table-cell>
          <table:table-cell table:style-name="ce48" table:formula="of:=([.$H151]^2-[.$I151]^2+[.$N151]^2)/(2*[.$N151])" office:value-type="float" office:value="-1.48126993703276">
            <text:p>-1.481</text:p>
          </table:table-cell>
          <table:table-cell table:style-name="ce48" table:formula="of:=([.$H151]^2-[.$J151]^2+[.$R151]^2+[.$U151]^2)/(2*[.$U151])-[.$R151]*[.$V151]/[.$U151]" office:value-type="float" office:value="3.13525234450926">
            <text:p>3.135</text:p>
          </table:table-cell>
          <table:table-cell table:style-name="ce9" table:formula="of:=[.$B151]+[.$V151]*[.$P151]+[.$W151]*[.$S151]" office:value-type="float" office:value="30.2869579684377">
            <text:p>30.287</text:p>
          </table:table-cell>
          <table:table-cell table:style-name="ce9" table:formula="of:=[.$C151]+[.$V151]*[.$Q151]+[.$W151]*[.$T151]" office:value-type="float" office:value="14.983575271104">
            <text:p>14.984</text:p>
          </table:table-cell>
          <table:table-cell table:style-name="ce53" table:formula="of:=ABS([.$AB151]-[.$X151])/[.$AB151]" office:value-type="percentage" office:value="0.140352389781948">
            <text:p>14.04%</text:p>
          </table:table-cell>
          <table:table-cell table:style-name="ce53" table:formula="of:=ABS([.$AC151]-[.$Y151])/[.$AC151]" office:value-type="percentage" office:value="0.0234962448543048">
            <text:p>2.3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51]+[.AL151]*(ABS([.K151])-[.AK150])" office:value-type="float" office:value="72.0669563603588">
            <text:p>72.067</text:p>
          </table:table-cell>
          <table:table-cell table:style-name="ce6" table:formula="of:=[.AJ151]*(1-[.AL151])" office:value-type="float" office:value="0.0158209278061621">
            <text:p>0.016</text:p>
          </table:table-cell>
          <table:table-cell table:style-name="ce6" table:formula="of:=[.AJ150]+[.$AF151]" office:value-type="float" office:value="0.0161697707637211">
            <text:p>0.016</text:p>
          </table:table-cell>
          <table:table-cell table:style-name="ce6" table:formula="of:=[.AH150]" office:value-type="float" office:value="71.904788302721">
            <text:p>71.905</text:p>
          </table:table-cell>
          <table:table-cell table:style-name="ce65" table:formula="of:=[.AJ151]/([.AJ151]+[.$AG151])" office:value-type="float" office:value="0.0215737726066997">
            <text:p>0.022</text:p>
          </table:table-cell>
          <table:table-cell table:style-name="ce60" table:formula="of:=[.AP151]+[.AQ151]*(ABS([.P151])-[.AP150])" office:value-type="float" office:value="82.9433991271223">
            <text:p>82.943</text:p>
          </table:table-cell>
          <table:table-cell table:style-name="ce6" table:formula="of:=[.AO151]*(1-[.AQ151])" office:value-type="float" office:value="0.0136402880080973">
            <text:p>0.014</text:p>
          </table:table-cell>
          <table:table-cell table:style-name="ce6" table:formula="of:=[.AO150]+[.$AF151]" office:value-type="float" office:value="0.013898808673459">
            <text:p>0.014</text:p>
          </table:table-cell>
          <table:table-cell table:style-name="ce6" table:formula="of:=[.AM150]" office:value-type="float" office:value="84.4977390058548">
            <text:p>84.498</text:p>
          </table:table-cell>
          <table:table-cell table:style-name="ce65" table:formula="of:=[.AO151]/([.AO151]+[.$AG151])" office:value-type="float" office:value="0.0186002031854268">
            <text:p>0.019</text:p>
          </table:table-cell>
          <table:table-cell table:style-name="ce60" table:formula="of:=[.AU151]+[.AV151]*(ABS([.U151])-[.AU150])" office:value-type="float" office:value="75.1616523493494">
            <text:p>75.162</text:p>
          </table:table-cell>
          <table:table-cell table:style-name="ce6" table:formula="of:=[.AT151]*(1-[.AV151])" office:value-type="float" office:value="0.0138352873924362">
            <text:p>0.014</text:p>
          </table:table-cell>
          <table:table-cell table:style-name="ce6" table:formula="of:=[.AT150]+[.$AF151]" office:value-type="float" office:value="0.0141013245139101">
            <text:p>0.014</text:p>
          </table:table-cell>
          <table:table-cell table:style-name="ce6" table:formula="of:=[.AR150]" office:value-type="float" office:value="76.5392855318826">
            <text:p>76.539</text:p>
          </table:table-cell>
          <table:table-cell table:style-name="ce65" table:formula="of:=[.AT151]/([.AT151]+[.$AG151])" office:value-type="float" office:value="0.0188661087269802">
            <text:p>0.019</text:p>
          </table:table-cell>
          <table:table-cell table:style-name="ce6" table:formula="of:=EXP((-[.AH151]+66.39)/-8.89)" office:value-type="float" office:value="1.89378556125429">
            <text:p>1.894</text:p>
          </table:table-cell>
          <table:table-cell table:style-name="ce6" table:formula="of:=EXP((-[.AM151]+66.39)/-8.89)" office:value-type="float" office:value="6.43675575685089">
            <text:p>6.437</text:p>
          </table:table-cell>
          <table:table-cell table:style-name="ce6" table:formula="of:=EXP((-[.AR151]+66.39)/-8.89)" office:value-type="float" office:value="2.6823346499885">
            <text:p>2.682</text:p>
          </table:table-cell>
          <table:table-cell table:style-name="ce9" table:formula="of:=SQRT(([.$D151]-[.$B151])^2 + ([.$E151]-[.$C151])^2)" office:value-type="float" office:value="4.0442799111832">
            <text:p>4.044</text:p>
          </table:table-cell>
          <table:table-cell table:style-name="ce43" table:formula="of:=IF( ([.$AZ151]-[.$AW151] &lt;[.$AX151])               AND               ([.$AZ151]+[.$AW151]&gt;[.$AX151]); 1; 0)" office:value-type="float" office:value="0">
            <text:p>0</text:p>
          </table:table-cell>
          <table:table-cell table:style-name="ce9" table:formula="of:=([.$D151]-[.$B151])/[.$AZ151]" office:value-type="float" office:value="-0.917345011096078">
            <text:p>-0.917</text:p>
          </table:table-cell>
          <table:table-cell table:style-name="ce9" table:formula="of:=([.$E151]-[.$C151])/[.$AZ151]" office:value-type="float" office:value="-0.398093118022826">
            <text:p>-0.398</text:p>
          </table:table-cell>
          <table:table-cell table:style-name="ce9" table:formula="of:=[.$BB151]*([.$F151]-[.$B151])+[.$BC151]*([.$G151]-[.$C151])" office:value-type="float" office:value="1.97090710214171">
            <text:p>1.971</text:p>
          </table:table-cell>
          <table:table-cell table:style-name="ce9" table:formula="of:=([.$F151]-[.$B151]-[.$BD151]*[.$BB151])/SQRT(([.$F151]-[.$B151]-[.$BD151]*[.$BB151])^2+([.$G151]-[.$C151]-[.$BD151]*[.$BC151])^2)" office:value-type="float" office:value="0.398093118022826">
            <text:p>0.398</text:p>
          </table:table-cell>
          <table:table-cell table:style-name="ce9" table:formula="of:=([.$G151]-[.$C151]-[.BD151]*[.$BC151])/SQRT(([.$F151]-[.$B151]-[.BD151]*[.$BB151])^2+([.$G151]-[.$C151]-[.BD151]*[.$BC151])^2)" office:value-type="float" office:value="-0.917345011096078">
            <text:p>-0.917</text:p>
          </table:table-cell>
          <table:table-cell table:style-name="ce9" table:formula="of:=[.$BE151]*([.$F151]-[.$B151])+[.$BF151]*([.$G151]-[.$C151])" office:value-type="float" office:value="3.46150620319065">
            <text:p>3.462</text:p>
          </table:table-cell>
          <table:table-cell table:style-name="ce48" table:formula="of:=([.$AW151]^2-[.$AX151]^2+[.$AZ151]^2)/(2*[.$AZ151])" office:value-type="float" office:value="-2.65674006167527">
            <text:p>-2.657</text:p>
          </table:table-cell>
          <table:table-cell table:style-name="ce48" table:formula="of:=([.$AW151]^2-[.$AY151]^2+[.$BD151]^2+[.$BG151]^2)/(2*[.$BG151])-[.$BD151]*[.$BH151]/[.$BG151]" office:value-type="float" office:value="3.2833077503566">
            <text:p>3.283</text:p>
          </table:table-cell>
          <table:table-cell table:style-name="ce9" table:formula="of:=[.$B151]+[.$BH151]*[.$BB151]+[.$BI151]*[.$BE151]" office:value-type="float" office:value="31.4242094611249">
            <text:p>31.424</text:p>
          </table:table-cell>
          <table:table-cell table:style-name="ce9" table:formula="of:=[.$C151]+[.$BH151]*[.$BC151]+[.$BI151]*[.$BF151]" office:value-type="float" office:value="15.3157039502457">
            <text:p>15.316</text:p>
          </table:table-cell>
          <table:table-cell table:style-name="ce53" table:formula="of:=ABS([.$AB151]-[.$BJ151])/[.$AB151]" office:value-type="percentage" office:value="0.183171726699852">
            <text:p>18.32%</text:p>
          </table:table-cell>
          <table:table-cell table:style-name="ce53" table:formula="of:=ABS([.$AC151]-[.$BK151])/[.$AC151]" office:value-type="percentage" office:value="0.00185088341650642">
            <text:p>0.19%</text:p>
          </table:table-cell>
          <table:table-cell table:style-name="ce6" table:formula="of:=[.AB151]" office:value-type="float" office:value="26.5592971434286">
            <text:p>26.559</text:p>
          </table:table-cell>
          <table:table-cell table:style-name="ce6" table:formula="of:=[.AC151]" office:value-type="float" office:value="15.344104098062">
            <text:p>15.344</text:p>
          </table:table-cell>
          <table:table-cell/>
          <table:table-cell table:formula="of:=[.BN151]-[.BJ151]" office:value-type="float" office:value="-4.86491231769627">
            <text:p>-4.86</text:p>
          </table:table-cell>
          <table:table-cell table:formula="of:=[.BO151]-[.BK151]" office:value-type="float" office:value="0.0284001478162512">
            <text:p>0.03</text:p>
          </table:table-cell>
          <table:table-cell table:style-name="ce75" table:formula="of:=[.BL151]-[.Z151]" office:value-type="percentage" office:value="0.0428193369179042">
            <text:p>4.28%</text:p>
          </table:table-cell>
          <table:table-cell table:style-name="ce75" table:formula="of:=[.BM151]-[.AA151]" office:value-type="percentage" office:value="-0.0216453614377984">
            <text:p>-2.16%</text:p>
          </table:table-cell>
          <table:table-cell table:number-columns-repeated="13"/>
          <table:table-cell table:formula="of:=[.BL151]-[.Z151]" office:value-type="percentage" office:value="0.0428193369179042">
            <text:p>4.28%</text:p>
          </table:table-cell>
          <table:table-cell table:formula="of:=[.BM151]-[.AA151]" office:value-type="percentage" office:value="-0.0216453614377984">
            <text:p>-2.16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52]+66.39)/-8.89)" office:value-type="float" office:value="2.35376929320541">
            <text:p>2.35</text:p>
          </table:table-cell>
          <table:table-cell table:formula="of:=EXP(([.L152]+66.39)/-8.89)" office:value-type="float" office:value="4.13070334546332">
            <text:p>4.13</text:p>
          </table:table-cell>
          <table:table-cell table:formula="of:=EXP(([.M152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79">
            <text:p>-79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152]-[.$B152])^2 + ([.$E152]-[.$C152])^2)" office:value-type="float" office:value="4.0442799111832">
            <text:p>4.044</text:p>
          </table:table-cell>
          <table:table-cell table:style-name="ce43" table:formula="of:=IF( ([.$N152]-[.$H152] &lt;[.$I152])            AND            ([.$N152]+[.$H152] &gt;[.$I152]); 1; 0)" office:value-type="float" office:value="1">
            <text:p>1</text:p>
          </table:table-cell>
          <table:table-cell table:style-name="ce9" table:formula="of:=([.$D152]-[.$B152])/[.$N152]" office:value-type="float" office:value="-0.917345011096078">
            <text:p>-0.917</text:p>
          </table:table-cell>
          <table:table-cell table:style-name="ce9" table:formula="of:=([.$E152]-[.$C152])/[.$N152]" office:value-type="float" office:value="-0.398093118022826">
            <text:p>-0.398</text:p>
          </table:table-cell>
          <table:table-cell table:style-name="ce9" table:formula="of:=[.$P152]*([.$F152]-[.$B152])+[.$Q152]*([.$G152]-[.$C152])" office:value-type="float" office:value="1.97090710214171">
            <text:p>1.971</text:p>
          </table:table-cell>
          <table:table-cell table:style-name="ce9" table:formula="of:=([.$F152]-[.$B152]-[.$R152]*[.$P152])/SQRT(([.$F152]-[.$B152]-[.$R152]*[.$P152])^2+([.$G152]-[.$C152]-[.$R152]*[.$Q152])^2)" office:value-type="float" office:value="0.398093118022826">
            <text:p>0.398</text:p>
          </table:table-cell>
          <table:table-cell table:style-name="ce9" table:formula="of:=([.$G152]-[.$C152]-[.R152]*[.$Q152])/SQRT(([.$F152]-[.$B152]-[.R152]*[.$P152])^2+([.$G152]-[.$C152]-[.R152]*[.$Q152])^2)" office:value-type="float" office:value="-0.917345011096078">
            <text:p>-0.917</text:p>
          </table:table-cell>
          <table:table-cell table:style-name="ce9" table:formula="of:=[.$S152]*([.$F152]-[.$B152])+[.$T152]*([.$G152]-[.$C152])" office:value-type="float" office:value="3.46150620319065">
            <text:p>3.462</text:p>
          </table:table-cell>
          <table:table-cell table:style-name="ce48" table:formula="of:=([.$H152]^2-[.$I152]^2+[.$N152]^2)/(2*[.$N152])" office:value-type="float" office:value="0.59759955586267">
            <text:p>0.598</text:p>
          </table:table-cell>
          <table:table-cell table:style-name="ce48" table:formula="of:=([.$H152]^2-[.$J152]^2+[.$R152]^2+[.$U152]^2)/(2*[.$U152])-[.$R152]*[.$V152]/[.$U152]" office:value-type="float" office:value="2.24155285669453">
            <text:p>2.242</text:p>
          </table:table-cell>
          <table:table-cell table:style-name="ce9" table:formula="of:=[.$B152]+[.$V152]*[.$P152]+[.$W152]*[.$S152]" office:value-type="float" office:value="28.0241417947306">
            <text:p>28.024</text:p>
          </table:table-cell>
          <table:table-cell table:style-name="ce9" table:formula="of:=[.$C152]+[.$V152]*[.$Q152]+[.$W152]*[.$T152]" office:value-type="float" office:value="14.9758223992807">
            <text:p>14.976</text:p>
          </table:table-cell>
          <table:table-cell table:style-name="ce53" table:formula="of:=ABS([.$AB152]-[.$X152])/[.$AB152]" office:value-type="percentage" office:value="0.0551537430900908">
            <text:p>5.52%</text:p>
          </table:table-cell>
          <table:table-cell table:style-name="ce53" table:formula="of:=ABS([.$AC152]-[.$Y152])/[.$AC152]" office:value-type="percentage" office:value="0.0240015120092824">
            <text:p>2.4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52]+[.AL152]*(ABS([.K152])-[.AK151])" office:value-type="float" office:value="72.1176136862628">
            <text:p>72.118</text:p>
          </table:table-cell>
          <table:table-cell table:style-name="ce6" table:formula="of:=[.AJ152]*(1-[.AL152])" office:value-type="float" office:value="0.0177304681384186">
            <text:p>0.018</text:p>
          </table:table-cell>
          <table:table-cell table:style-name="ce6" table:formula="of:=[.AJ151]+[.$AF152]" office:value-type="float" office:value="0.0181697707637211">
            <text:p>0.018</text:p>
          </table:table-cell>
          <table:table-cell table:style-name="ce6" table:formula="of:=[.AH151]" office:value-type="float" office:value="72.0669563603588">
            <text:p>72.067</text:p>
          </table:table-cell>
          <table:table-cell table:style-name="ce65" table:formula="of:=[.AJ152]/([.AJ152]+[.$AG152])" office:value-type="float" office:value="0.0241776647055802">
            <text:p>0.024</text:p>
          </table:table-cell>
          <table:table-cell table:style-name="ce60" table:formula="of:=[.AP152]+[.AQ152]*(ABS([.P152])-[.AP151])" office:value-type="float" office:value="81.1698294095384">
            <text:p>81.170</text:p>
          </table:table-cell>
          <table:table-cell table:style-name="ce6" table:formula="of:=[.AO152]*(1-[.AQ152])" office:value-type="float" office:value="0.0155614371409597">
            <text:p>0.016</text:p>
          </table:table-cell>
          <table:table-cell table:style-name="ce6" table:formula="of:=[.AO151]+[.$AF152]" office:value-type="float" office:value="0.015898808673459">
            <text:p>0.016</text:p>
          </table:table-cell>
          <table:table-cell table:style-name="ce6" table:formula="of:=[.AM151]" office:value-type="float" office:value="82.9433991271223">
            <text:p>82.943</text:p>
          </table:table-cell>
          <table:table-cell table:style-name="ce65" table:formula="of:=[.AO152]/([.AO152]+[.$AG152])" office:value-type="float" office:value="0.0212199253056295">
            <text:p>0.021</text:p>
          </table:table-cell>
          <table:table-cell table:style-name="ce60" table:formula="of:=[.AU152]+[.AV152]*(ABS([.U152])-[.AU151])" office:value-type="float" office:value="73.5916191329364">
            <text:p>73.592</text:p>
          </table:table-cell>
          <table:table-cell table:style-name="ce6" table:formula="of:=[.AT152]*(1-[.AV152])" office:value-type="float" office:value="0.0157553970028758">
            <text:p>0.016</text:p>
          </table:table-cell>
          <table:table-cell table:style-name="ce6" table:formula="of:=[.AT151]+[.$AF152]" office:value-type="float" office:value="0.0161013245139101">
            <text:p>0.016</text:p>
          </table:table-cell>
          <table:table-cell table:style-name="ce6" table:formula="of:=[.AR151]" office:value-type="float" office:value="75.1616523493494">
            <text:p>75.162</text:p>
          </table:table-cell>
          <table:table-cell table:style-name="ce65" table:formula="of:=[.AT152]/([.AT152]+[.$AG152])" office:value-type="float" office:value="0.0214844133310521">
            <text:p>0.021</text:p>
          </table:table-cell>
          <table:table-cell table:style-name="ce6" table:formula="of:=EXP((-[.AH152]+66.39)/-8.89)" office:value-type="float" office:value="1.90460760398994">
            <text:p>1.905</text:p>
          </table:table-cell>
          <table:table-cell table:style-name="ce6" table:formula="of:=EXP((-[.AM152]+66.39)/-8.89)" office:value-type="float" office:value="5.27259680308245">
            <text:p>5.273</text:p>
          </table:table-cell>
          <table:table-cell table:style-name="ce6" table:formula="of:=EXP((-[.AR152]+66.39)/-8.89)" office:value-type="float" office:value="2.24808983257703">
            <text:p>2.248</text:p>
          </table:table-cell>
          <table:table-cell table:style-name="ce9" table:formula="of:=SQRT(([.$D152]-[.$B152])^2 + ([.$E152]-[.$C152])^2)" office:value-type="float" office:value="4.0442799111832">
            <text:p>4.044</text:p>
          </table:table-cell>
          <table:table-cell table:style-name="ce43" table:formula="of:=IF( ([.$AZ152]-[.$AW152] &lt;[.$AX152])               AND               ([.$AZ152]+[.$AW152]&gt;[.$AX152]); 1; 0)" office:value-type="float" office:value="1">
            <text:p>1</text:p>
          </table:table-cell>
          <table:table-cell table:style-name="ce9" table:formula="of:=([.$D152]-[.$B152])/[.$AZ152]" office:value-type="float" office:value="-0.917345011096078">
            <text:p>-0.917</text:p>
          </table:table-cell>
          <table:table-cell table:style-name="ce9" table:formula="of:=([.$E152]-[.$C152])/[.$AZ152]" office:value-type="float" office:value="-0.398093118022826">
            <text:p>-0.398</text:p>
          </table:table-cell>
          <table:table-cell table:style-name="ce9" table:formula="of:=[.$BB152]*([.$F152]-[.$B152])+[.$BC152]*([.$G152]-[.$C152])" office:value-type="float" office:value="1.97090710214171">
            <text:p>1.971</text:p>
          </table:table-cell>
          <table:table-cell table:style-name="ce9" table:formula="of:=([.$F152]-[.$B152]-[.$BD152]*[.$BB152])/SQRT(([.$F152]-[.$B152]-[.$BD152]*[.$BB152])^2+([.$G152]-[.$C152]-[.$BD152]*[.$BC152])^2)" office:value-type="float" office:value="0.398093118022826">
            <text:p>0.398</text:p>
          </table:table-cell>
          <table:table-cell table:style-name="ce9" table:formula="of:=([.$G152]-[.$C152]-[.BD152]*[.$BC152])/SQRT(([.$F152]-[.$B152]-[.BD152]*[.$BB152])^2+([.$G152]-[.$C152]-[.BD152]*[.$BC152])^2)" office:value-type="float" office:value="-0.917345011096078">
            <text:p>-0.917</text:p>
          </table:table-cell>
          <table:table-cell table:style-name="ce9" table:formula="of:=[.$BE152]*([.$F152]-[.$B152])+[.$BF152]*([.$G152]-[.$C152])" office:value-type="float" office:value="3.46150620319065">
            <text:p>3.462</text:p>
          </table:table-cell>
          <table:table-cell table:style-name="ce48" table:formula="of:=([.$AW152]^2-[.$AX152]^2+[.$AZ152]^2)/(2*[.$AZ152])" office:value-type="float" office:value="-0.966370663549363">
            <text:p>-0.966</text:p>
          </table:table-cell>
          <table:table-cell table:style-name="ce48" table:formula="of:=([.$AW152]^2-[.$AY152]^2+[.$BD152]^2+[.$BG152]^2)/(2*[.$BG152])-[.$BD152]*[.$BH152]/[.$BG152]" office:value-type="float" office:value="2.6360455198954">
            <text:p>2.636</text:p>
          </table:table-cell>
          <table:table-cell table:style-name="ce9" table:formula="of:=[.$B152]+[.$BH152]*[.$BB152]+[.$BI152]*[.$BE152]" office:value-type="float" office:value="29.6158868873419">
            <text:p>29.616</text:p>
          </table:table-cell>
          <table:table-cell table:style-name="ce9" table:formula="of:=[.$C152]+[.$BH152]*[.$BC152]+[.$BI152]*[.$BF152]" office:value-type="float" office:value="15.2365423039199">
            <text:p>15.237</text:p>
          </table:table-cell>
          <table:table-cell table:style-name="ce53" table:formula="of:=ABS([.$AB152]-[.$BJ152])/[.$AB152]" office:value-type="percentage" office:value="0.115085490681727">
            <text:p>11.51%</text:p>
          </table:table-cell>
          <table:table-cell table:style-name="ce53" table:formula="of:=ABS([.$AC152]-[.$BK152])/[.$AC152]" office:value-type="percentage" office:value="0.00700997552249692">
            <text:p>0.70%</text:p>
          </table:table-cell>
          <table:table-cell table:style-name="ce6" table:formula="of:=[.AB152]" office:value-type="float" office:value="26.5592971434286">
            <text:p>26.559</text:p>
          </table:table-cell>
          <table:table-cell table:style-name="ce6" table:formula="of:=[.AC152]" office:value-type="float" office:value="15.344104098062">
            <text:p>15.344</text:p>
          </table:table-cell>
          <table:table-cell/>
          <table:table-cell table:formula="of:=[.BN152]-[.BJ152]" office:value-type="float" office:value="-3.05658974391327">
            <text:p>-3.06</text:p>
          </table:table-cell>
          <table:table-cell table:formula="of:=[.BO152]-[.BK152]" office:value-type="float" office:value="0.107561794142059">
            <text:p>0.11</text:p>
          </table:table-cell>
          <table:table-cell table:style-name="ce75" table:formula="of:=[.BL152]-[.Z152]" office:value-type="percentage" office:value="0.0599317475916363">
            <text:p>5.99%</text:p>
          </table:table-cell>
          <table:table-cell table:style-name="ce75" table:formula="of:=[.BM152]-[.AA152]" office:value-type="percentage" office:value="-0.0169915364867855">
            <text:p>-1.70%</text:p>
          </table:table-cell>
          <table:table-cell table:number-columns-repeated="13"/>
          <table:table-cell table:formula="of:=[.BL152]-[.Z152]" office:value-type="percentage" office:value="0.0599317475916363">
            <text:p>5.99%</text:p>
          </table:table-cell>
          <table:table-cell table:formula="of:=[.BM152]-[.AA152]" office:value-type="percentage" office:value="-0.0169915364867855">
            <text:p>-1.7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53]+66.39)/-8.89)" office:value-type="float" office:value="3.29852637439117">
            <text:p>3.3</text:p>
          </table:table-cell>
          <table:table-cell table:formula="of:=EXP(([.L153]+66.39)/-8.89)" office:value-type="float" office:value="5.78868709398512">
            <text:p>5.79</text:p>
          </table:table-cell>
          <table:table-cell table:formula="of:=EXP(([.M153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82">
            <text:p>-82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153]-[.$B153])^2 + ([.$E153]-[.$C153])^2)" office:value-type="float" office:value="4.0442799111832">
            <text:p>4.044</text:p>
          </table:table-cell>
          <table:table-cell table:style-name="ce43" table:formula="of:=IF( ([.$N153]-[.$H153] &lt;[.$I153])            AND            ([.$N153]+[.$H153] &gt;[.$I153]); 1; 0)" office:value-type="float" office:value="1">
            <text:p>1</text:p>
          </table:table-cell>
          <table:table-cell table:style-name="ce9" table:formula="of:=([.$D153]-[.$B153])/[.$N153]" office:value-type="float" office:value="-0.917345011096078">
            <text:p>-0.917</text:p>
          </table:table-cell>
          <table:table-cell table:style-name="ce9" table:formula="of:=([.$E153]-[.$C153])/[.$N153]" office:value-type="float" office:value="-0.398093118022826">
            <text:p>-0.398</text:p>
          </table:table-cell>
          <table:table-cell table:style-name="ce9" table:formula="of:=[.$P153]*([.$F153]-[.$B153])+[.$Q153]*([.$G153]-[.$C153])" office:value-type="float" office:value="1.97090710214171">
            <text:p>1.971</text:p>
          </table:table-cell>
          <table:table-cell table:style-name="ce9" table:formula="of:=([.$F153]-[.$B153]-[.$R153]*[.$P153])/SQRT(([.$F153]-[.$B153]-[.$R153]*[.$P153])^2+([.$G153]-[.$C153]-[.$R153]*[.$Q153])^2)" office:value-type="float" office:value="0.398093118022826">
            <text:p>0.398</text:p>
          </table:table-cell>
          <table:table-cell table:style-name="ce9" table:formula="of:=([.$G153]-[.$C153]-[.R153]*[.$Q153])/SQRT(([.$F153]-[.$B153]-[.R153]*[.$P153])^2+([.$G153]-[.$C153]-[.R153]*[.$Q153])^2)" office:value-type="float" office:value="-0.917345011096078">
            <text:p>-0.917</text:p>
          </table:table-cell>
          <table:table-cell table:style-name="ce9" table:formula="of:=[.$S153]*([.$F153]-[.$B153])+[.$T153]*([.$G153]-[.$C153])" office:value-type="float" office:value="3.46150620319065">
            <text:p>3.462</text:p>
          </table:table-cell>
          <table:table-cell table:style-name="ce48" table:formula="of:=([.$H153]^2-[.$I153]^2+[.$N153]^2)/(2*[.$N153])" office:value-type="float" office:value="-0.775468336423912">
            <text:p>-0.775</text:p>
          </table:table-cell>
          <table:table-cell table:style-name="ce48" table:formula="of:=([.$H153]^2-[.$J153]^2+[.$R153]^2+[.$U153]^2)/(2*[.$U153])-[.$R153]*[.$V153]/[.$U153]" office:value-type="float" office:value="3.50473132736849">
            <text:p>3.505</text:p>
          </table:table-cell>
          <table:table-cell table:style-name="ce9" table:formula="of:=[.$B153]+[.$V153]*[.$P153]+[.$W153]*[.$S153]" office:value-type="float" office:value="29.7865814316259">
            <text:p>29.787</text:p>
          </table:table-cell>
          <table:table-cell table:style-name="ce9" table:formula="of:=[.$C153]+[.$V153]*[.$Q153]+[.$W153]*[.$T153]" office:value-type="float" office:value="14.3636608095813">
            <text:p>14.364</text:p>
          </table:table-cell>
          <table:table-cell table:style-name="ce53" table:formula="of:=ABS([.$AB153]-[.$X153])/[.$AB153]" office:value-type="percentage" office:value="0.121512413177536">
            <text:p>12.15%</text:p>
          </table:table-cell>
          <table:table-cell table:style-name="ce53" table:formula="of:=ABS([.$AC153]-[.$Y153])/[.$AC153]" office:value-type="percentage" office:value="0.0638970696636819">
            <text:p>6.3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53]+[.AL153]*(ABS([.K153])-[.AK152])" office:value-type="float" office:value="72.2496600866183">
            <text:p>72.250</text:p>
          </table:table-cell>
          <table:table-cell table:style-name="ce6" table:formula="of:=[.AJ153]*(1-[.AL153])" office:value-type="float" office:value="0.0196298717034447">
            <text:p>0.020</text:p>
          </table:table-cell>
          <table:table-cell table:style-name="ce6" table:formula="of:=[.AJ152]+[.$AF153]" office:value-type="float" office:value="0.0201697707637211">
            <text:p>0.020</text:p>
          </table:table-cell>
          <table:table-cell table:style-name="ce6" table:formula="of:=[.AH152]" office:value-type="float" office:value="72.1176136862628">
            <text:p>72.118</text:p>
          </table:table-cell>
          <table:table-cell table:style-name="ce65" table:formula="of:=[.AJ153]/([.AJ153]+[.$AG153])" office:value-type="float" office:value="0.0267677340809215">
            <text:p>0.027</text:p>
          </table:table-cell>
          <table:table-cell table:style-name="ce60" table:formula="of:=[.AP153]+[.AQ153]*(ABS([.P153])-[.AP152])" office:value-type="float" office:value="79.2155013644127">
            <text:p>79.216</text:p>
          </table:table-cell>
          <table:table-cell table:style-name="ce6" table:formula="of:=[.AO153]*(1-[.AQ153])" office:value-type="float" office:value="0.0174723570521802">
            <text:p>0.017</text:p>
          </table:table-cell>
          <table:table-cell table:style-name="ce6" table:formula="of:=[.AO152]+[.$AF153]" office:value-type="float" office:value="0.017898808673459">
            <text:p>0.018</text:p>
          </table:table-cell>
          <table:table-cell table:style-name="ce6" table:formula="of:=[.AM152]" office:value-type="float" office:value="81.1698294095384">
            <text:p>81.170</text:p>
          </table:table-cell>
          <table:table-cell table:style-name="ce65" table:formula="of:=[.AO153]/([.AO153]+[.$AG153])" office:value-type="float" office:value="0.0238256986293804">
            <text:p>0.024</text:p>
          </table:table-cell>
          <table:table-cell table:style-name="ce60" table:formula="of:=[.AU153]+[.AV153]*(ABS([.U153])-[.AU152])" office:value-type="float" office:value="71.8644500546554">
            <text:p>71.864</text:p>
          </table:table-cell>
          <table:table-cell table:style-name="ce6" table:formula="of:=[.AT153]*(1-[.AV153])" office:value-type="float" office:value="0.0176652856819581">
            <text:p>0.018</text:p>
          </table:table-cell>
          <table:table-cell table:style-name="ce6" table:formula="of:=[.AT152]+[.$AF153]" office:value-type="float" office:value="0.0181013245139101">
            <text:p>0.018</text:p>
          </table:table-cell>
          <table:table-cell table:style-name="ce6" table:formula="of:=[.AR152]" office:value-type="float" office:value="73.5916191329364">
            <text:p>73.592</text:p>
          </table:table-cell>
          <table:table-cell table:style-name="ce65" table:formula="of:=[.AT153]/([.AT153]+[.$AG153])" office:value-type="float" office:value="0.0240887804434905">
            <text:p>0.024</text:p>
          </table:table-cell>
          <table:table-cell table:style-name="ce6" table:formula="of:=EXP((-[.AH153]+66.39)/-8.89)" office:value-type="float" office:value="1.93310857646457">
            <text:p>1.933</text:p>
          </table:table-cell>
          <table:table-cell table:style-name="ce6" table:formula="of:=EXP((-[.AM153]+66.39)/-8.89)" office:value-type="float" office:value="4.23205871039098">
            <text:p>4.232</text:p>
          </table:table-cell>
          <table:table-cell table:style-name="ce6" table:formula="of:=EXP((-[.AR153]+66.39)/-8.89)" office:value-type="float" office:value="1.85113442954585">
            <text:p>1.851</text:p>
          </table:table-cell>
          <table:table-cell table:style-name="ce9" table:formula="of:=SQRT(([.$D153]-[.$B153])^2 + ([.$E153]-[.$C153])^2)" office:value-type="float" office:value="4.0442799111832">
            <text:p>4.044</text:p>
          </table:table-cell>
          <table:table-cell table:style-name="ce43" table:formula="of:=IF( ([.$AZ153]-[.$AW153] &lt;[.$AX153])               AND               ([.$AZ153]+[.$AW153]&gt;[.$AX153]); 1; 0)" office:value-type="float" office:value="1">
            <text:p>1</text:p>
          </table:table-cell>
          <table:table-cell table:style-name="ce9" table:formula="of:=([.$D153]-[.$B153])/[.$AZ153]" office:value-type="float" office:value="-0.917345011096078">
            <text:p>-0.917</text:p>
          </table:table-cell>
          <table:table-cell table:style-name="ce9" table:formula="of:=([.$E153]-[.$C153])/[.$AZ153]" office:value-type="float" office:value="-0.398093118022826">
            <text:p>-0.398</text:p>
          </table:table-cell>
          <table:table-cell table:style-name="ce9" table:formula="of:=[.$BB153]*([.$F153]-[.$B153])+[.$BC153]*([.$G153]-[.$C153])" office:value-type="float" office:value="1.97090710214171">
            <text:p>1.971</text:p>
          </table:table-cell>
          <table:table-cell table:style-name="ce9" table:formula="of:=([.$F153]-[.$B153]-[.$BD153]*[.$BB153])/SQRT(([.$F153]-[.$B153]-[.$BD153]*[.$BB153])^2+([.$G153]-[.$C153]-[.$BD153]*[.$BC153])^2)" office:value-type="float" office:value="0.398093118022826">
            <text:p>0.398</text:p>
          </table:table-cell>
          <table:table-cell table:style-name="ce9" table:formula="of:=([.$G153]-[.$C153]-[.BD153]*[.$BC153])/SQRT(([.$F153]-[.$B153]-[.BD153]*[.$BB153])^2+([.$G153]-[.$C153]-[.BD153]*[.$BC153])^2)" office:value-type="float" office:value="-0.917345011096078">
            <text:p>-0.917</text:p>
          </table:table-cell>
          <table:table-cell table:style-name="ce9" table:formula="of:=[.$BE153]*([.$F153]-[.$B153])+[.$BF153]*([.$G153]-[.$C153])" office:value-type="float" office:value="3.46150620319065">
            <text:p>3.462</text:p>
          </table:table-cell>
          <table:table-cell table:style-name="ce48" table:formula="of:=([.$AW153]^2-[.$AX153]^2+[.$AZ153]^2)/(2*[.$AZ153])" office:value-type="float" office:value="0.269861123381801">
            <text:p>0.270</text:p>
          </table:table-cell>
          <table:table-cell table:style-name="ce48" table:formula="of:=([.$AW153]^2-[.$AY153]^2+[.$BD153]^2+[.$BG153]^2)/(2*[.$BG153])-[.$BD153]*[.$BH153]/[.$BG153]" office:value-type="float" office:value="2.18300456444223">
            <text:p>2.183</text:p>
          </table:table-cell>
          <table:table-cell table:style-name="ce9" table:formula="of:=[.$B153]+[.$BH153]*[.$BB153]+[.$BI153]*[.$BE153]" office:value-type="float" office:value="28.3014833384938">
            <text:p>28.301</text:p>
          </table:table-cell>
          <table:table-cell table:style-name="ce9" table:formula="of:=[.$C153]+[.$BH153]*[.$BC153]+[.$BI153]*[.$BF153]" office:value-type="float" office:value="15.1600017975688">
            <text:p>15.160</text:p>
          </table:table-cell>
          <table:table-cell table:style-name="ce53" table:formula="of:=ABS([.$AB153]-[.$BJ153])/[.$AB153]" office:value-type="percentage" office:value="0.0655960956216888">
            <text:p>6.56%</text:p>
          </table:table-cell>
          <table:table-cell table:style-name="ce53" table:formula="of:=ABS([.$AC153]-[.$BK153])/[.$AC153]" office:value-type="percentage" office:value="0.0119982437108531">
            <text:p>1.20%</text:p>
          </table:table-cell>
          <table:table-cell table:style-name="ce6" table:formula="of:=[.AB153]" office:value-type="float" office:value="26.5592971434286">
            <text:p>26.559</text:p>
          </table:table-cell>
          <table:table-cell table:style-name="ce6" table:formula="of:=[.AC153]" office:value-type="float" office:value="15.344104098062">
            <text:p>15.344</text:p>
          </table:table-cell>
          <table:table-cell/>
          <table:table-cell table:formula="of:=[.BN153]-[.BJ153]" office:value-type="float" office:value="-1.74218619506519">
            <text:p>-1.74</text:p>
          </table:table-cell>
          <table:table-cell table:formula="of:=[.BO153]-[.BK153]" office:value-type="float" office:value="0.184102300493247">
            <text:p>0.18</text:p>
          </table:table-cell>
          <table:table-cell table:style-name="ce75" table:formula="of:=[.BL153]-[.Z153]" office:value-type="percentage" office:value="-0.0559163175558473">
            <text:p>-5.59%</text:p>
          </table:table-cell>
          <table:table-cell table:style-name="ce75" table:formula="of:=[.BM153]-[.AA153]" office:value-type="percentage" office:value="-0.0518988259528288">
            <text:p>-5.19%</text:p>
          </table:table-cell>
          <table:table-cell table:number-columns-repeated="13"/>
          <table:table-cell table:formula="of:=[.BL153]-[.Z153]" office:value-type="percentage" office:value="-0.0559163175558473">
            <text:p>-5.59%</text:p>
          </table:table-cell>
          <table:table-cell table:formula="of:=[.BM153]-[.AA153]" office:value-type="percentage" office:value="-0.0518988259528288">
            <text:p>-5.1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54]+66.39)/-8.89)" office:value-type="float" office:value="3.69123745237239">
            <text:p>3.69</text:p>
          </table:table-cell>
          <table:table-cell table:formula="of:=EXP(([.L154]+66.39)/-8.89)" office:value-type="float" office:value="2.94759586261819">
            <text:p>2.95</text:p>
          </table:table-cell>
          <table:table-cell table:formula="of:=EXP(([.M154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6">
            <text:p>-76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154]-[.$B154])^2 + ([.$E154]-[.$C154])^2)" office:value-type="float" office:value="4.0442799111832">
            <text:p>4.044</text:p>
          </table:table-cell>
          <table:table-cell table:style-name="ce43" table:formula="of:=IF( ([.$N154]-[.$H154] &lt;[.$I154])            AND            ([.$N154]+[.$H154] &gt;[.$I154]); 1; 0)" office:value-type="float" office:value="1">
            <text:p>1</text:p>
          </table:table-cell>
          <table:table-cell table:style-name="ce9" table:formula="of:=([.$D154]-[.$B154])/[.$N154]" office:value-type="float" office:value="-0.917345011096078">
            <text:p>-0.917</text:p>
          </table:table-cell>
          <table:table-cell table:style-name="ce9" table:formula="of:=([.$E154]-[.$C154])/[.$N154]" office:value-type="float" office:value="-0.398093118022826">
            <text:p>-0.398</text:p>
          </table:table-cell>
          <table:table-cell table:style-name="ce9" table:formula="of:=[.$P154]*([.$F154]-[.$B154])+[.$Q154]*([.$G154]-[.$C154])" office:value-type="float" office:value="1.97090710214171">
            <text:p>1.971</text:p>
          </table:table-cell>
          <table:table-cell table:style-name="ce9" table:formula="of:=([.$F154]-[.$B154]-[.$R154]*[.$P154])/SQRT(([.$F154]-[.$B154]-[.$R154]*[.$P154])^2+([.$G154]-[.$C154]-[.$R154]*[.$Q154])^2)" office:value-type="float" office:value="0.398093118022826">
            <text:p>0.398</text:p>
          </table:table-cell>
          <table:table-cell table:style-name="ce9" table:formula="of:=([.$G154]-[.$C154]-[.R154]*[.$Q154])/SQRT(([.$F154]-[.$B154]-[.R154]*[.$P154])^2+([.$G154]-[.$C154]-[.R154]*[.$Q154])^2)" office:value-type="float" office:value="-0.917345011096078">
            <text:p>-0.917</text:p>
          </table:table-cell>
          <table:table-cell table:style-name="ce9" table:formula="of:=[.$S154]*([.$F154]-[.$B154])+[.$T154]*([.$G154]-[.$C154])" office:value-type="float" office:value="3.46150620319065">
            <text:p>3.462</text:p>
          </table:table-cell>
          <table:table-cell table:style-name="ce48" table:formula="of:=([.$H154]^2-[.$I154]^2+[.$N154]^2)/(2*[.$N154])" office:value-type="float" office:value="2.63249738248745">
            <text:p>2.632</text:p>
          </table:table-cell>
          <table:table-cell table:style-name="ce48" table:formula="of:=([.$H154]^2-[.$J154]^2+[.$R154]^2+[.$U154]^2)/(2*[.$U154])-[.$R154]*[.$V154]/[.$U154]" office:value-type="float" office:value="0.792961806613536">
            <text:p>0.793</text:p>
          </table:table-cell>
          <table:table-cell table:style-name="ce9" table:formula="of:=[.$B154]+[.$V154]*[.$P154]+[.$W154]*[.$S154]" office:value-type="float" office:value="25.5807642975194">
            <text:p>25.581</text:p>
          </table:table-cell>
          <table:table-cell table:style-name="ce9" table:formula="of:=[.$C154]+[.$V154]*[.$Q154]+[.$W154]*[.$T154]" office:value-type="float" office:value="15.494601351532">
            <text:p>15.495</text:p>
          </table:table-cell>
          <table:table-cell table:style-name="ce53" table:formula="of:=ABS([.$AB154]-[.$X154])/[.$AB154]" office:value-type="percentage" office:value="0.0368433261100537">
            <text:p>3.68%</text:p>
          </table:table-cell>
          <table:table-cell table:style-name="ce53" table:formula="of:=ABS([.$AC154]-[.$Y154])/[.$AC154]" office:value-type="percentage" office:value="0.00980814862230941">
            <text:p>0.98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54]+[.AL154]*(ABS([.K154])-[.AK153])" office:value-type="float" office:value="72.4222733630113">
            <text:p>72.422</text:p>
          </table:table-cell>
          <table:table-cell table:style-name="ce6" table:formula="of:=[.AJ154]*(1-[.AL154])" office:value-type="float" office:value="0.02151921900389">
            <text:p>0.022</text:p>
          </table:table-cell>
          <table:table-cell table:style-name="ce6" table:formula="of:=[.AJ153]+[.$AF154]" office:value-type="float" office:value="0.0221697707637211">
            <text:p>0.022</text:p>
          </table:table-cell>
          <table:table-cell table:style-name="ce6" table:formula="of:=[.AH153]" office:value-type="float" office:value="72.2496600866183">
            <text:p>72.250</text:p>
          </table:table-cell>
          <table:table-cell table:style-name="ce65" table:formula="of:=[.AJ154]/([.AJ154]+[.$AG154])" office:value-type="float" office:value="0.0293440905079457">
            <text:p>0.029</text:p>
          </table:table-cell>
          <table:table-cell table:style-name="ce60" table:formula="of:=[.AP154]+[.AQ154]*(ABS([.P154])-[.AP153])" office:value-type="float" office:value="77.0954205825476">
            <text:p>77.095</text:p>
          </table:table-cell>
          <table:table-cell table:style-name="ce6" table:formula="of:=[.AO154]*(1-[.AQ154])" office:value-type="float" office:value="0.0193731292235723">
            <text:p>0.019</text:p>
          </table:table-cell>
          <table:table-cell table:style-name="ce6" table:formula="of:=[.AO153]+[.$AF154]" office:value-type="float" office:value="0.019898808673459">
            <text:p>0.020</text:p>
          </table:table-cell>
          <table:table-cell table:style-name="ce6" table:formula="of:=[.AM153]" office:value-type="float" office:value="79.2155013644127">
            <text:p>79.216</text:p>
          </table:table-cell>
          <table:table-cell table:style-name="ce65" table:formula="of:=[.AO154]/([.AO154]+[.$AG154])" office:value-type="float" office:value="0.0264176342671111">
            <text:p>0.026</text:p>
          </table:table-cell>
          <table:table-cell table:style-name="ce60" table:formula="of:=[.AU154]+[.AV154]*(ABS([.U154])-[.AU153])" office:value-type="float" office:value="69.9934262561907">
            <text:p>69.993</text:p>
          </table:table-cell>
          <table:table-cell table:style-name="ce6" table:formula="of:=[.AT154]*(1-[.AV154])" office:value-type="float" office:value="0.019565034823576">
            <text:p>0.020</text:p>
          </table:table-cell>
          <table:table-cell table:style-name="ce6" table:formula="of:=[.AT153]+[.$AF154]" office:value-type="float" office:value="0.0201013245139101">
            <text:p>0.020</text:p>
          </table:table-cell>
          <table:table-cell table:style-name="ce6" table:formula="of:=[.AR153]" office:value-type="float" office:value="71.8644500546554">
            <text:p>71.864</text:p>
          </table:table-cell>
          <table:table-cell table:style-name="ce65" table:formula="of:=[.AT154]/([.AT154]+[.$AG154])" office:value-type="float" office:value="0.0266793210548366">
            <text:p>0.027</text:p>
          </table:table-cell>
          <table:table-cell table:style-name="ce6" table:formula="of:=EXP((-[.AH154]+66.39)/-8.89)" office:value-type="float" office:value="1.97100967157547">
            <text:p>1.971</text:p>
          </table:table-cell>
          <table:table-cell table:style-name="ce6" table:formula="of:=EXP((-[.AM154]+66.39)/-8.89)" office:value-type="float" office:value="3.33412171004765">
            <text:p>3.334</text:p>
          </table:table-cell>
          <table:table-cell table:style-name="ce6" table:formula="of:=EXP((-[.AR154]+66.39)/-8.89)" office:value-type="float" office:value="1.49980453103453">
            <text:p>1.500</text:p>
          </table:table-cell>
          <table:table-cell table:style-name="ce9" table:formula="of:=SQRT(([.$D154]-[.$B154])^2 + ([.$E154]-[.$C154])^2)" office:value-type="float" office:value="4.0442799111832">
            <text:p>4.044</text:p>
          </table:table-cell>
          <table:table-cell table:style-name="ce43" table:formula="of:=IF( ([.$AZ154]-[.$AW154] &lt;[.$AX154])               AND               ([.$AZ154]+[.$AW154]&gt;[.$AX154]); 1; 0)" office:value-type="float" office:value="1">
            <text:p>1</text:p>
          </table:table-cell>
          <table:table-cell table:style-name="ce9" table:formula="of:=([.$D154]-[.$B154])/[.$AZ154]" office:value-type="float" office:value="-0.917345011096078">
            <text:p>-0.917</text:p>
          </table:table-cell>
          <table:table-cell table:style-name="ce9" table:formula="of:=([.$E154]-[.$C154])/[.$AZ154]" office:value-type="float" office:value="-0.398093118022826">
            <text:p>-0.398</text:p>
          </table:table-cell>
          <table:table-cell table:style-name="ce9" table:formula="of:=[.$BB154]*([.$F154]-[.$B154])+[.$BC154]*([.$G154]-[.$C154])" office:value-type="float" office:value="1.97090710214171">
            <text:p>1.971</text:p>
          </table:table-cell>
          <table:table-cell table:style-name="ce9" table:formula="of:=([.$F154]-[.$B154]-[.$BD154]*[.$BB154])/SQRT(([.$F154]-[.$B154]-[.$BD154]*[.$BB154])^2+([.$G154]-[.$C154]-[.$BD154]*[.$BC154])^2)" office:value-type="float" office:value="0.398093118022826">
            <text:p>0.398</text:p>
          </table:table-cell>
          <table:table-cell table:style-name="ce9" table:formula="of:=([.$G154]-[.$C154]-[.BD154]*[.$BC154])/SQRT(([.$F154]-[.$B154]-[.BD154]*[.$BB154])^2+([.$G154]-[.$C154]-[.BD154]*[.$BC154])^2)" office:value-type="float" office:value="-0.917345011096078">
            <text:p>-0.917</text:p>
          </table:table-cell>
          <table:table-cell table:style-name="ce9" table:formula="of:=[.$BE154]*([.$F154]-[.$B154])+[.$BF154]*([.$G154]-[.$C154])" office:value-type="float" office:value="3.46150620319065">
            <text:p>3.462</text:p>
          </table:table-cell>
          <table:table-cell table:style-name="ce48" table:formula="of:=([.$AW154]^2-[.$AX154]^2+[.$AZ154]^2)/(2*[.$AZ154])" office:value-type="float" office:value="1.12810089168178">
            <text:p>1.128</text:p>
          </table:table-cell>
          <table:table-cell table:style-name="ce48" table:formula="of:=([.$AW154]^2-[.$AY154]^2+[.$BD154]^2+[.$BG154]^2)/(2*[.$BG154])-[.$BD154]*[.$BH154]/[.$BG154]" office:value-type="float" office:value="1.88576888341304">
            <text:p>1.886</text:p>
          </table:table-cell>
          <table:table-cell table:style-name="ce9" table:formula="of:=[.$B154]+[.$BH154]*[.$BB154]+[.$BI154]*[.$BE154]" office:value-type="float" office:value="27.395853889671">
            <text:p>27.396</text:p>
          </table:table-cell>
          <table:table-cell table:style-name="ce9" table:formula="of:=[.$C154]+[.$BH154]*[.$BC154]+[.$BI154]*[.$BF154]" office:value-type="float" office:value="15.0910101213069">
            <text:p>15.091</text:p>
          </table:table-cell>
          <table:table-cell table:style-name="ce53" table:formula="of:=ABS([.$AB154]-[.$BJ154])/[.$AB154]" office:value-type="percentage" office:value="0.0314976989686407">
            <text:p>3.15%</text:p>
          </table:table-cell>
          <table:table-cell table:style-name="ce53" table:formula="of:=ABS([.$AC154]-[.$BK154])/[.$AC154]" office:value-type="percentage" office:value="0.0164945424729666">
            <text:p>1.65%</text:p>
          </table:table-cell>
          <table:table-cell table:style-name="ce6" table:formula="of:=[.AB154]" office:value-type="float" office:value="26.5592971434286">
            <text:p>26.559</text:p>
          </table:table-cell>
          <table:table-cell table:style-name="ce6" table:formula="of:=[.AC154]" office:value-type="float" office:value="15.344104098062">
            <text:p>15.344</text:p>
          </table:table-cell>
          <table:table-cell/>
          <table:table-cell table:formula="of:=[.BN154]-[.BJ154]" office:value-type="float" office:value="-0.836556746242394">
            <text:p>-0.84</text:p>
          </table:table-cell>
          <table:table-cell table:formula="of:=[.BO154]-[.BK154]" office:value-type="float" office:value="0.253093976755105">
            <text:p>0.25</text:p>
          </table:table-cell>
          <table:table-cell table:style-name="ce75" table:formula="of:=[.BL154]-[.Z154]" office:value-type="percentage" office:value="-0.00534562714141296">
            <text:p>-0.53%</text:p>
          </table:table-cell>
          <table:table-cell table:style-name="ce75" table:formula="of:=[.BM154]-[.AA154]" office:value-type="percentage" office:value="0.00668639385065723">
            <text:p>0.67%</text:p>
          </table:table-cell>
          <table:table-cell table:number-columns-repeated="13"/>
          <table:table-cell table:formula="of:=[.BL154]-[.Z154]" office:value-type="percentage" office:value="-0.00534562714141296">
            <text:p>-0.53%</text:p>
          </table:table-cell>
          <table:table-cell table:formula="of:=[.BM154]-[.AA154]" office:value-type="percentage" office:value="0.00668639385065723">
            <text:p>0.67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55]+66.39)/-8.89)" office:value-type="float" office:value="3.29852637439117">
            <text:p>3.3</text:p>
          </table:table-cell>
          <table:table-cell table:formula="of:=EXP(([.L155]+66.39)/-8.89)" office:value-type="float" office:value="2.63400087893114">
            <text:p>2.63</text:p>
          </table:table-cell>
          <table:table-cell table:formula="of:=EXP(([.M155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75">
            <text:p>-75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155]-[.$B155])^2 + ([.$E155]-[.$C155])^2)" office:value-type="float" office:value="4.0442799111832">
            <text:p>4.044</text:p>
          </table:table-cell>
          <table:table-cell table:style-name="ce43" table:formula="of:=IF( ([.$N155]-[.$H155] &lt;[.$I155])            AND            ([.$N155]+[.$H155] &gt;[.$I155]); 1; 0)" office:value-type="float" office:value="1">
            <text:p>1</text:p>
          </table:table-cell>
          <table:table-cell table:style-name="ce9" table:formula="of:=([.$D155]-[.$B155])/[.$N155]" office:value-type="float" office:value="-0.917345011096078">
            <text:p>-0.917</text:p>
          </table:table-cell>
          <table:table-cell table:style-name="ce9" table:formula="of:=([.$E155]-[.$C155])/[.$N155]" office:value-type="float" office:value="-0.398093118022826">
            <text:p>-0.398</text:p>
          </table:table-cell>
          <table:table-cell table:style-name="ce9" table:formula="of:=[.$P155]*([.$F155]-[.$B155])+[.$Q155]*([.$G155]-[.$C155])" office:value-type="float" office:value="1.97090710214171">
            <text:p>1.971</text:p>
          </table:table-cell>
          <table:table-cell table:style-name="ce9" table:formula="of:=([.$F155]-[.$B155]-[.$R155]*[.$P155])/SQRT(([.$F155]-[.$B155]-[.$R155]*[.$P155])^2+([.$G155]-[.$C155]-[.$R155]*[.$Q155])^2)" office:value-type="float" office:value="0.398093118022826">
            <text:p>0.398</text:p>
          </table:table-cell>
          <table:table-cell table:style-name="ce9" table:formula="of:=([.$G155]-[.$C155]-[.R155]*[.$Q155])/SQRT(([.$F155]-[.$B155]-[.R155]*[.$P155])^2+([.$G155]-[.$C155]-[.R155]*[.$Q155])^2)" office:value-type="float" office:value="-0.917345011096078">
            <text:p>-0.917</text:p>
          </table:table-cell>
          <table:table-cell table:style-name="ce9" table:formula="of:=[.$S155]*([.$F155]-[.$B155])+[.$T155]*([.$G155]-[.$C155])" office:value-type="float" office:value="3.46150620319065">
            <text:p>3.462</text:p>
          </table:table-cell>
          <table:table-cell table:style-name="ce48" table:formula="of:=([.$H155]^2-[.$I155]^2+[.$N155]^2)/(2*[.$N155])" office:value-type="float" office:value="2.50953396625873">
            <text:p>2.510</text:p>
          </table:table-cell>
          <table:table-cell table:style-name="ce48" table:formula="of:=([.$H155]^2-[.$J155]^2+[.$R155]^2+[.$U155]^2)/(2*[.$U155])-[.$R155]*[.$V155]/[.$U155]" office:value-type="float" office:value="1.63432174585705">
            <text:p>1.634</text:p>
          </table:table-cell>
          <table:table-cell table:style-name="ce9" table:formula="of:=[.$B155]+[.$V155]*[.$P155]+[.$W155]*[.$S155]" office:value-type="float" office:value="26.0285037755371">
            <text:p>26.029</text:p>
          </table:table-cell>
          <table:table-cell table:style-name="ce9" table:formula="of:=[.$C155]+[.$V155]*[.$Q155]+[.$W155]*[.$T155]" office:value-type="float" office:value="14.7717348985001">
            <text:p>14.772</text:p>
          </table:table-cell>
          <table:table-cell table:style-name="ce53" table:formula="of:=ABS([.$AB155]-[.$X155])/[.$AB155]" office:value-type="percentage" office:value="0.0199852189244697">
            <text:p>2.00%</text:p>
          </table:table-cell>
          <table:table-cell table:style-name="ce53" table:formula="of:=ABS([.$AC155]-[.$Y155])/[.$AC155]" office:value-type="percentage" office:value="0.0373022234406125">
            <text:p>3.73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55]+[.AL155]*(ABS([.K155])-[.AK154])" office:value-type="float" office:value="72.5738417109362">
            <text:p>72.574</text:p>
          </table:table-cell>
          <table:table-cell table:style-name="ce6" table:formula="of:=[.AJ155]*(1-[.AL155])" office:value-type="float" office:value="0.0233985896922234">
            <text:p>0.023</text:p>
          </table:table-cell>
          <table:table-cell table:style-name="ce6" table:formula="of:=[.AJ154]+[.$AF155]" office:value-type="float" office:value="0.0241697707637211">
            <text:p>0.024</text:p>
          </table:table-cell>
          <table:table-cell table:style-name="ce6" table:formula="of:=[.AH154]" office:value-type="float" office:value="72.4222733630113">
            <text:p>72.422</text:p>
          </table:table-cell>
          <table:table-cell table:style-name="ce65" table:formula="of:=[.AJ155]/([.AJ155]+[.$AG155])" office:value-type="float" office:value="0.0319068426025484">
            <text:p>0.032</text:p>
          </table:table-cell>
          <table:table-cell table:style-name="ce60" table:formula="of:=[.AP155]+[.AQ155]*(ABS([.P155])-[.AP154])" office:value-type="float" office:value="74.825099600111">
            <text:p>74.825</text:p>
          </table:table-cell>
          <table:table-cell table:style-name="ce6" table:formula="of:=[.AO155]*(1-[.AQ155])" office:value-type="float" office:value="0.02126383427384">
            <text:p>0.021</text:p>
          </table:table-cell>
          <table:table-cell table:style-name="ce6" table:formula="of:=[.AO154]+[.$AF155]" office:value-type="float" office:value="0.021898808673459">
            <text:p>0.022</text:p>
          </table:table-cell>
          <table:table-cell table:style-name="ce6" table:formula="of:=[.AM154]" office:value-type="float" office:value="77.0954205825476">
            <text:p>77.095</text:p>
          </table:table-cell>
          <table:table-cell table:style-name="ce65" table:formula="of:=[.AO155]/([.AO155]+[.$AG155])" office:value-type="float" office:value="0.0289958421522976">
            <text:p>0.029</text:p>
          </table:table-cell>
          <table:table-cell table:style-name="ce60" table:formula="of:=[.AU155]+[.AV155]*(ABS([.U155])-[.AU154])" office:value-type="float" office:value="67.9922198137956">
            <text:p>67.992</text:p>
          </table:table-cell>
          <table:table-cell table:style-name="ce6" table:formula="of:=[.AT155]*(1-[.AV155])" office:value-type="float" office:value="0.0214547249596753">
            <text:p>0.021</text:p>
          </table:table-cell>
          <table:table-cell table:style-name="ce6" table:formula="of:=[.AT154]+[.$AF155]" office:value-type="float" office:value="0.0221013245139101">
            <text:p>0.022</text:p>
          </table:table-cell>
          <table:table-cell table:style-name="ce6" table:formula="of:=[.AR154]" office:value-type="float" office:value="69.9934262561907">
            <text:p>69.993</text:p>
          </table:table-cell>
          <table:table-cell table:style-name="ce65" table:formula="of:=[.AT155]/([.AT155]+[.$AG155])" office:value-type="float" office:value="0.029256144980261">
            <text:p>0.029</text:p>
          </table:table-cell>
          <table:table-cell table:style-name="ce6" table:formula="of:=EXP((-[.AH155]+66.39)/-8.89)" office:value-type="float" office:value="2.00490212293347">
            <text:p>2.005</text:p>
          </table:table-cell>
          <table:table-cell table:style-name="ce6" table:formula="of:=EXP((-[.AM155]+66.39)/-8.89)" office:value-type="float" office:value="2.58268640960994">
            <text:p>2.583</text:p>
          </table:table-cell>
          <table:table-cell table:style-name="ce6" table:formula="of:=EXP((-[.AR155]+66.39)/-8.89)" office:value-type="float" office:value="1.19748940258981">
            <text:p>1.197</text:p>
          </table:table-cell>
          <table:table-cell table:style-name="ce9" table:formula="of:=SQRT(([.$D155]-[.$B155])^2 + ([.$E155]-[.$C155])^2)" office:value-type="float" office:value="4.0442799111832">
            <text:p>4.044</text:p>
          </table:table-cell>
          <table:table-cell table:style-name="ce43" table:formula="of:=IF( ([.$AZ155]-[.$AW155] &lt;[.$AX155])               AND               ([.$AZ155]+[.$AW155]&gt;[.$AX155]); 1; 0)" office:value-type="float" office:value="1">
            <text:p>1</text:p>
          </table:table-cell>
          <table:table-cell table:style-name="ce9" table:formula="of:=([.$D155]-[.$B155])/[.$AZ155]" office:value-type="float" office:value="-0.917345011096078">
            <text:p>-0.917</text:p>
          </table:table-cell>
          <table:table-cell table:style-name="ce9" table:formula="of:=([.$E155]-[.$C155])/[.$AZ155]" office:value-type="float" office:value="-0.398093118022826">
            <text:p>-0.398</text:p>
          </table:table-cell>
          <table:table-cell table:style-name="ce9" table:formula="of:=[.$BB155]*([.$F155]-[.$B155])+[.$BC155]*([.$G155]-[.$C155])" office:value-type="float" office:value="1.97090710214171">
            <text:p>1.971</text:p>
          </table:table-cell>
          <table:table-cell table:style-name="ce9" table:formula="of:=([.$F155]-[.$B155]-[.$BD155]*[.$BB155])/SQRT(([.$F155]-[.$B155]-[.$BD155]*[.$BB155])^2+([.$G155]-[.$C155]-[.$BD155]*[.$BC155])^2)" office:value-type="float" office:value="0.398093118022826">
            <text:p>0.398</text:p>
          </table:table-cell>
          <table:table-cell table:style-name="ce9" table:formula="of:=([.$G155]-[.$C155]-[.BD155]*[.$BC155])/SQRT(([.$F155]-[.$B155]-[.BD155]*[.$BB155])^2+([.$G155]-[.$C155]-[.BD155]*[.$BC155])^2)" office:value-type="float" office:value="-0.917345011096078">
            <text:p>-0.917</text:p>
          </table:table-cell>
          <table:table-cell table:style-name="ce9" table:formula="of:=[.$BE155]*([.$F155]-[.$B155])+[.$BF155]*([.$G155]-[.$C155])" office:value-type="float" office:value="3.46150620319065">
            <text:p>3.462</text:p>
          </table:table-cell>
          <table:table-cell table:style-name="ce48" table:formula="of:=([.$AW155]^2-[.$AX155]^2+[.$AZ155]^2)/(2*[.$AZ155])" office:value-type="float" office:value="1.69443803756767">
            <text:p>1.694</text:p>
          </table:table-cell>
          <table:table-cell table:style-name="ce48" table:formula="of:=([.$AW155]^2-[.$AY155]^2+[.$BD155]^2+[.$BG155]^2)/(2*[.$BG155])-[.$BD155]*[.$BH155]/[.$BG155]" office:value-type="float" office:value="1.7005590973106">
            <text:p>1.701</text:p>
          </table:table-cell>
          <table:table-cell table:style-name="ce9" table:formula="of:=[.$B155]+[.$BH155]*[.$BB155]+[.$BI155]*[.$BE155]" office:value-type="float" office:value="26.8025965930563">
            <text:p>26.803</text:p>
          </table:table-cell>
          <table:table-cell table:style-name="ce9" table:formula="of:=[.$C155]+[.$BH155]*[.$BC155]+[.$BI155]*[.$BF155]" office:value-type="float" office:value="15.0354564743363">
            <text:p>15.035</text:p>
          </table:table-cell>
          <table:table-cell table:style-name="ce53" table:formula="of:=ABS([.$AB155]-[.$BJ155])/[.$AB155]" office:value-type="percentage" office:value="0.00916061326148152">
            <text:p>0.92%</text:p>
          </table:table-cell>
          <table:table-cell table:style-name="ce53" table:formula="of:=ABS([.$AC155]-[.$BK155])/[.$AC155]" office:value-type="percentage" office:value="0.0201150632029864">
            <text:p>2.01%</text:p>
          </table:table-cell>
          <table:table-cell table:style-name="ce6" table:formula="of:=[.AB155]" office:value-type="float" office:value="26.5592971434286">
            <text:p>26.559</text:p>
          </table:table-cell>
          <table:table-cell table:style-name="ce6" table:formula="of:=[.AC155]" office:value-type="float" office:value="15.344104098062">
            <text:p>15.344</text:p>
          </table:table-cell>
          <table:table-cell/>
          <table:table-cell table:formula="of:=[.BN155]-[.BJ155]" office:value-type="float" office:value="-0.24329944962772">
            <text:p>-0.24</text:p>
          </table:table-cell>
          <table:table-cell table:formula="of:=[.BO155]-[.BK155]" office:value-type="float" office:value="0.308647623725721">
            <text:p>0.31</text:p>
          </table:table-cell>
          <table:table-cell table:style-name="ce75" table:formula="of:=[.BL155]-[.Z155]" office:value-type="percentage" office:value="-0.0108246056629881">
            <text:p>-1.08%</text:p>
          </table:table-cell>
          <table:table-cell table:style-name="ce75" table:formula="of:=[.BM155]-[.AA155]" office:value-type="percentage" office:value="-0.017187160237626">
            <text:p>-1.72%</text:p>
          </table:table-cell>
          <table:table-cell table:number-columns-repeated="13"/>
          <table:table-cell table:formula="of:=[.BL155]-[.Z155]" office:value-type="percentage" office:value="-0.0108246056629881">
            <text:p>-1.08%</text:p>
          </table:table-cell>
          <table:table-cell table:formula="of:=[.BM155]-[.AA155]" office:value-type="percentage" office:value="-0.017187160237626">
            <text:p>-1.72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56]+66.39)/-8.89)" office:value-type="float" office:value="2.35376929320541">
            <text:p>2.35</text:p>
          </table:table-cell>
          <table:table-cell table:formula="of:=EXP(([.L156]+66.39)/-8.89)" office:value-type="float" office:value="2.35376929320541">
            <text:p>2.35</text:p>
          </table:table-cell>
          <table:table-cell table:formula="of:=EXP(([.M156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74">
            <text:p>-74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156]-[.$B156])^2 + ([.$E156]-[.$C156])^2)" office:value-type="float" office:value="4.0442799111832">
            <text:p>4.044</text:p>
          </table:table-cell>
          <table:table-cell table:style-name="ce43" table:formula="of:=IF( ([.$N156]-[.$H156] &lt;[.$I156])            AND            ([.$N156]+[.$H156] &gt;[.$I156]); 1; 0)" office:value-type="float" office:value="1">
            <text:p>1</text:p>
          </table:table-cell>
          <table:table-cell table:style-name="ce9" table:formula="of:=([.$D156]-[.$B156])/[.$N156]" office:value-type="float" office:value="-0.917345011096078">
            <text:p>-0.917</text:p>
          </table:table-cell>
          <table:table-cell table:style-name="ce9" table:formula="of:=([.$E156]-[.$C156])/[.$N156]" office:value-type="float" office:value="-0.398093118022826">
            <text:p>-0.398</text:p>
          </table:table-cell>
          <table:table-cell table:style-name="ce9" table:formula="of:=[.$P156]*([.$F156]-[.$B156])+[.$Q156]*([.$G156]-[.$C156])" office:value-type="float" office:value="1.97090710214171">
            <text:p>1.971</text:p>
          </table:table-cell>
          <table:table-cell table:style-name="ce9" table:formula="of:=([.$F156]-[.$B156]-[.$R156]*[.$P156])/SQRT(([.$F156]-[.$B156]-[.$R156]*[.$P156])^2+([.$G156]-[.$C156]-[.$R156]*[.$Q156])^2)" office:value-type="float" office:value="0.398093118022826">
            <text:p>0.398</text:p>
          </table:table-cell>
          <table:table-cell table:style-name="ce9" table:formula="of:=([.$G156]-[.$C156]-[.R156]*[.$Q156])/SQRT(([.$F156]-[.$B156]-[.R156]*[.$P156])^2+([.$G156]-[.$C156]-[.R156]*[.$Q156])^2)" office:value-type="float" office:value="-0.917345011096078">
            <text:p>-0.917</text:p>
          </table:table-cell>
          <table:table-cell table:style-name="ce9" table:formula="of:=[.$S156]*([.$F156]-[.$B156])+[.$T156]*([.$G156]-[.$C156])" office:value-type="float" office:value="3.46150620319065">
            <text:p>3.462</text:p>
          </table:table-cell>
          <table:table-cell table:style-name="ce48" table:formula="of:=([.$H156]^2-[.$I156]^2+[.$N156]^2)/(2*[.$N156])" office:value-type="float" office:value="2.0221399555916">
            <text:p>2.022</text:p>
          </table:table-cell>
          <table:table-cell table:style-name="ce48" table:formula="of:=([.$H156]^2-[.$J156]^2+[.$R156]^2+[.$U156]^2)/(2*[.$U156])-[.$R156]*[.$V156]/[.$U156]" office:value-type="float" office:value="-0.0273586168913076">
            <text:p>-0.027</text:p>
          </table:table-cell>
          <table:table-cell table:style-name="ce9" table:formula="of:=[.$B156]+[.$V156]*[.$P156]+[.$W156]*[.$S156]" office:value-type="float" office:value="25.8141087228969">
            <text:p>25.814</text:p>
          </table:table-cell>
          <table:table-cell table:style-name="ce9" table:formula="of:=[.$C156]+[.$V156]*[.$Q156]+[.$W156]*[.$T156]" office:value-type="float" office:value="16.4900972907157">
            <text:p>16.490</text:p>
          </table:table-cell>
          <table:table-cell table:style-name="ce53" table:formula="of:=ABS([.$AB156]-[.$X156])/[.$AB156]" office:value-type="percentage" office:value="0.0280575354275153">
            <text:p>2.81%</text:p>
          </table:table-cell>
          <table:table-cell table:style-name="ce53" table:formula="of:=ABS([.$AC156]-[.$Y156])/[.$AC156]" office:value-type="percentage" office:value="0.0746862237983952">
            <text:p>7.4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56]+[.AL156]*(ABS([.K156])-[.AK155])" office:value-type="float" office:value="72.6282040142996">
            <text:p>72.628</text:p>
          </table:table-cell>
          <table:table-cell table:style-name="ce6" table:formula="of:=[.AJ156]*(1-[.AL156])" office:value-type="float" office:value="0.0252680625819259">
            <text:p>0.025</text:p>
          </table:table-cell>
          <table:table-cell table:style-name="ce6" table:formula="of:=[.AJ155]+[.$AF156]" office:value-type="float" office:value="0.0261697707637211">
            <text:p>0.026</text:p>
          </table:table-cell>
          <table:table-cell table:style-name="ce6" table:formula="of:=[.AH155]" office:value-type="float" office:value="72.5738417109362">
            <text:p>72.574</text:p>
          </table:table-cell>
          <table:table-cell table:style-name="ce65" table:formula="of:=[.AJ156]/([.AJ156]+[.$AG156])" office:value-type="float" office:value="0.0344560978365634">
            <text:p>0.034</text:p>
          </table:table-cell>
          <table:table-cell table:style-name="ce60" table:formula="of:=[.AP156]+[.AQ156]*(ABS([.P156])-[.AP155])" office:value-type="float" office:value="72.420886697983">
            <text:p>72.421</text:p>
          </table:table-cell>
          <table:table-cell table:style-name="ce6" table:formula="of:=[.AO156]*(1-[.AQ156])" office:value-type="float" office:value="0.0231445519699758">
            <text:p>0.023</text:p>
          </table:table-cell>
          <table:table-cell table:style-name="ce6" table:formula="of:=[.AO155]+[.$AF156]" office:value-type="float" office:value="0.023898808673459">
            <text:p>0.024</text:p>
          </table:table-cell>
          <table:table-cell table:style-name="ce6" table:formula="of:=[.AM155]" office:value-type="float" office:value="74.825099600111">
            <text:p>74.825</text:p>
          </table:table-cell>
          <table:table-cell table:style-name="ce65" table:formula="of:=[.AO156]/([.AO156]+[.$AG156])" office:value-type="float" office:value="0.0315604310570031">
            <text:p>0.032</text:p>
          </table:table-cell>
          <table:table-cell table:style-name="ce60" table:formula="of:=[.AU156]+[.AV156]*(ABS([.U156])-[.AU155])" office:value-type="float" office:value="65.8752166399172">
            <text:p>65.875</text:p>
          </table:table-cell>
          <table:table-cell table:style-name="ce6" table:formula="of:=[.AT156]*(1-[.AV156])" office:value-type="float" office:value="0.0233344357716345">
            <text:p>0.023</text:p>
          </table:table-cell>
          <table:table-cell table:style-name="ce6" table:formula="of:=[.AT155]+[.$AF156]" office:value-type="float" office:value="0.0241013245139101">
            <text:p>0.024</text:p>
          </table:table-cell>
          <table:table-cell table:style-name="ce6" table:formula="of:=[.AR155]" office:value-type="float" office:value="67.9922198137956">
            <text:p>67.992</text:p>
          </table:table-cell>
          <table:table-cell table:style-name="ce65" table:formula="of:=[.AT156]/([.AT156]+[.$AG156])" office:value-type="float" office:value="0.0318193608750815">
            <text:p>0.032</text:p>
          </table:table-cell>
          <table:table-cell table:style-name="ce6" table:formula="of:=EXP((-[.AH156]+66.39)/-8.89)" office:value-type="float" office:value="2.01719965023479">
            <text:p>2.017</text:p>
          </table:table-cell>
          <table:table-cell table:style-name="ce6" table:formula="of:=EXP((-[.AM156]+66.39)/-8.89)" office:value-type="float" office:value="1.97070225683577">
            <text:p>1.971</text:p>
          </table:table-cell>
          <table:table-cell table:style-name="ce6" table:formula="of:=EXP((-[.AR156]+66.39)/-8.89)" office:value-type="float" office:value="0.943738758726427">
            <text:p>0.944</text:p>
          </table:table-cell>
          <table:table-cell table:style-name="ce9" table:formula="of:=SQRT(([.$D156]-[.$B156])^2 + ([.$E156]-[.$C156])^2)" office:value-type="float" office:value="4.0442799111832">
            <text:p>4.044</text:p>
          </table:table-cell>
          <table:table-cell table:style-name="ce43" table:formula="of:=IF( ([.$AZ156]-[.$AW156] &lt;[.$AX156])               AND               ([.$AZ156]+[.$AW156]&gt;[.$AX156]); 1; 0)" office:value-type="float" office:value="0">
            <text:p>0</text:p>
          </table:table-cell>
          <table:table-cell table:style-name="ce9" table:formula="of:=([.$D156]-[.$B156])/[.$AZ156]" office:value-type="float" office:value="-0.917345011096078">
            <text:p>-0.917</text:p>
          </table:table-cell>
          <table:table-cell table:style-name="ce9" table:formula="of:=([.$E156]-[.$C156])/[.$AZ156]" office:value-type="float" office:value="-0.398093118022826">
            <text:p>-0.398</text:p>
          </table:table-cell>
          <table:table-cell table:style-name="ce9" table:formula="of:=[.$BB156]*([.$F156]-[.$B156])+[.$BC156]*([.$G156]-[.$C156])" office:value-type="float" office:value="1.97090710214171">
            <text:p>1.971</text:p>
          </table:table-cell>
          <table:table-cell table:style-name="ce9" table:formula="of:=([.$F156]-[.$B156]-[.$BD156]*[.$BB156])/SQRT(([.$F156]-[.$B156]-[.$BD156]*[.$BB156])^2+([.$G156]-[.$C156]-[.$BD156]*[.$BC156])^2)" office:value-type="float" office:value="0.398093118022826">
            <text:p>0.398</text:p>
          </table:table-cell>
          <table:table-cell table:style-name="ce9" table:formula="of:=([.$G156]-[.$C156]-[.BD156]*[.$BC156])/SQRT(([.$F156]-[.$B156]-[.BD156]*[.$BB156])^2+([.$G156]-[.$C156]-[.BD156]*[.$BC156])^2)" office:value-type="float" office:value="-0.917345011096078">
            <text:p>-0.917</text:p>
          </table:table-cell>
          <table:table-cell table:style-name="ce9" table:formula="of:=[.$BE156]*([.$F156]-[.$B156])+[.$BF156]*([.$G156]-[.$C156])" office:value-type="float" office:value="3.46150620319065">
            <text:p>3.462</text:p>
          </table:table-cell>
          <table:table-cell table:style-name="ce48" table:formula="of:=([.$AW156]^2-[.$AX156]^2+[.$AZ156]^2)/(2*[.$AZ156])" office:value-type="float" office:value="2.04506456119283">
            <text:p>2.045</text:p>
          </table:table-cell>
          <table:table-cell table:style-name="ce48" table:formula="of:=([.$AW156]^2-[.$AY156]^2+[.$BD156]^2+[.$BG156]^2)/(2*[.$BG156])-[.$BD156]*[.$BH156]/[.$BG156]" office:value-type="float" office:value="1.58654735878764">
            <text:p>1.587</text:p>
          </table:table-cell>
          <table:table-cell table:style-name="ce9" table:formula="of:=[.$B156]+[.$BH156]*[.$BB156]+[.$BI156]*[.$BE156]" office:value-type="float" office:value="26.435563812371">
            <text:p>26.436</text:p>
          </table:table-cell>
          <table:table-cell table:style-name="ce9" table:formula="of:=[.$C156]+[.$BH156]*[.$BC156]+[.$BI156]*[.$BF156]" office:value-type="float" office:value="15.0004625678253">
            <text:p>15.000</text:p>
          </table:table-cell>
          <table:table-cell table:style-name="ce53" table:formula="of:=ABS([.$AB156]-[.$BJ156])/[.$AB156]" office:value-type="percentage" office:value="0.0046587577370512">
            <text:p>0.47%</text:p>
          </table:table-cell>
          <table:table-cell table:style-name="ce53" table:formula="of:=ABS([.$AC156]-[.$BK156])/[.$AC156]" office:value-type="percentage" office:value="0.0223956725032997">
            <text:p>2.24%</text:p>
          </table:table-cell>
          <table:table-cell table:style-name="ce6" table:formula="of:=[.AB156]" office:value-type="float" office:value="26.5592971434286">
            <text:p>26.559</text:p>
          </table:table-cell>
          <table:table-cell table:style-name="ce6" table:formula="of:=[.AC156]" office:value-type="float" office:value="15.344104098062">
            <text:p>15.344</text:p>
          </table:table-cell>
          <table:table-cell/>
          <table:table-cell table:formula="of:=[.BN156]-[.BJ156]" office:value-type="float" office:value="0.12373333105759">
            <text:p>0.12</text:p>
          </table:table-cell>
          <table:table-cell table:formula="of:=[.BO156]-[.BK156]" office:value-type="float" office:value="0.343641530236736">
            <text:p>0.34</text:p>
          </table:table-cell>
          <table:table-cell table:style-name="ce75" table:formula="of:=[.BL156]-[.Z156]" office:value-type="percentage" office:value="-0.0233987776904641">
            <text:p>-2.34%</text:p>
          </table:table-cell>
          <table:table-cell table:style-name="ce75" table:formula="of:=[.BM156]-[.AA156]" office:value-type="percentage" office:value="-0.0522905512950955">
            <text:p>-5.23%</text:p>
          </table:table-cell>
          <table:table-cell table:number-columns-repeated="13"/>
          <table:table-cell table:formula="of:=[.BL156]-[.Z156]" office:value-type="percentage" office:value="-0.0233987776904641">
            <text:p>-2.34%</text:p>
          </table:table-cell>
          <table:table-cell table:formula="of:=[.BM156]-[.AA156]" office:value-type="percentage" office:value="-0.0522905512950955">
            <text:p>-5.2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57]+66.39)/-8.89)" office:value-type="float" office:value="1.87957581156176">
            <text:p>1.88</text:p>
          </table:table-cell>
          <table:table-cell table:formula="of:=EXP(([.L157]+66.39)/-8.89)" office:value-type="float" office:value="5.17282816371939">
            <text:p>5.17</text:p>
          </table:table-cell>
          <table:table-cell table:formula="of:=EXP(([.M157]+66.39)/-8.89)" office:value-type="float" office:value="4.13070334546332">
            <text:p>4.13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81">
            <text:p>-81</text:p>
          </table:table-cell>
          <table:table-cell table:formula="of:=-ROUND(IF(ROUND(1+RAND();0)=1;-1;1)*RAND()*(ABS([rssi_empiric.$F$14]-[rssi_empiric.$G$14])/2)+ABS(([rssi_empiric.$F$14]+[rssi_empiric.$G$14])/2);0)" office:value-type="float" office:value="-79">
            <text:p>-79</text:p>
          </table:table-cell>
          <table:table-cell table:style-name="ce9" table:formula="of:=SQRT(([.$D157]-[.$B157])^2 + ([.$E157]-[.$C157])^2)" office:value-type="float" office:value="4.0442799111832">
            <text:p>4.044</text:p>
          </table:table-cell>
          <table:table-cell table:style-name="ce43" table:formula="of:=IF( ([.$N157]-[.$H157] &lt;[.$I157])            AND            ([.$N157]+[.$H157] &gt;[.$I157]); 1; 0)" office:value-type="float" office:value="1">
            <text:p>1</text:p>
          </table:table-cell>
          <table:table-cell table:style-name="ce9" table:formula="of:=([.$D157]-[.$B157])/[.$N157]" office:value-type="float" office:value="-0.917345011096078">
            <text:p>-0.917</text:p>
          </table:table-cell>
          <table:table-cell table:style-name="ce9" table:formula="of:=([.$E157]-[.$C157])/[.$N157]" office:value-type="float" office:value="-0.398093118022826">
            <text:p>-0.398</text:p>
          </table:table-cell>
          <table:table-cell table:style-name="ce9" table:formula="of:=[.$P157]*([.$F157]-[.$B157])+[.$Q157]*([.$G157]-[.$C157])" office:value-type="float" office:value="1.97090710214171">
            <text:p>1.971</text:p>
          </table:table-cell>
          <table:table-cell table:style-name="ce9" table:formula="of:=([.$F157]-[.$B157]-[.$R157]*[.$P157])/SQRT(([.$F157]-[.$B157]-[.$R157]*[.$P157])^2+([.$G157]-[.$C157]-[.$R157]*[.$Q157])^2)" office:value-type="float" office:value="0.398093118022826">
            <text:p>0.398</text:p>
          </table:table-cell>
          <table:table-cell table:style-name="ce9" table:formula="of:=([.$G157]-[.$C157]-[.R157]*[.$Q157])/SQRT(([.$F157]-[.$B157]-[.R157]*[.$P157])^2+([.$G157]-[.$C157]-[.R157]*[.$Q157])^2)" office:value-type="float" office:value="-0.917345011096078">
            <text:p>-0.917</text:p>
          </table:table-cell>
          <table:table-cell table:style-name="ce9" table:formula="of:=[.$S157]*([.$F157]-[.$B157])+[.$T157]*([.$G157]-[.$C157])" office:value-type="float" office:value="3.46150620319065">
            <text:p>3.462</text:p>
          </table:table-cell>
          <table:table-cell table:style-name="ce48" table:formula="of:=([.$H157]^2-[.$I157]^2+[.$N157]^2)/(2*[.$N157])" office:value-type="float" office:value="-0.849242155688334">
            <text:p>-0.849</text:p>
          </table:table-cell>
          <table:table-cell table:style-name="ce48" table:formula="of:=([.$H157]^2-[.$J157]^2+[.$R157]^2+[.$U157]^2)/(2*[.$U157])-[.$R157]*[.$V157]/[.$U157]" office:value-type="float" office:value="0.821051525216871">
            <text:p>0.821</text:p>
          </table:table-cell>
          <table:table-cell table:style-name="ce9" table:formula="of:=[.$B157]+[.$V157]*[.$P157]+[.$W157]*[.$S157]" office:value-type="float" office:value="28.7859030164642">
            <text:p>28.786</text:p>
          </table:table-cell>
          <table:table-cell table:style-name="ce9" table:formula="of:=[.$C157]+[.$V157]*[.$Q157]+[.$W157]*[.$T157]" office:value-type="float" office:value="16.8548899372039">
            <text:p>16.855</text:p>
          </table:table-cell>
          <table:table-cell table:style-name="ce53" table:formula="of:=ABS([.$AB157]-[.$X157])/[.$AB157]" office:value-type="percentage" office:value="0.083835270979167">
            <text:p>8.38%</text:p>
          </table:table-cell>
          <table:table-cell table:style-name="ce53" table:formula="of:=ABS([.$AC157]-[.$Y157])/[.$AC157]" office:value-type="percentage" office:value="0.0984603486450988">
            <text:p>9.8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57]+[.AL157]*(ABS([.K157])-[.AK156])" office:value-type="float" office:value="72.6069764832174">
            <text:p>72.607</text:p>
          </table:table-cell>
          <table:table-cell table:style-name="ce6" table:formula="of:=[.AJ157]*(1-[.AL157])" office:value-type="float" office:value="0.027127715658509">
            <text:p>0.027</text:p>
          </table:table-cell>
          <table:table-cell table:style-name="ce6" table:formula="of:=[.AJ156]+[.$AF157]" office:value-type="float" office:value="0.0281697707637211">
            <text:p>0.028</text:p>
          </table:table-cell>
          <table:table-cell table:style-name="ce6" table:formula="of:=[.AH156]" office:value-type="float" office:value="72.6282040142996">
            <text:p>72.628</text:p>
          </table:table-cell>
          <table:table-cell table:style-name="ce65" table:formula="of:=[.AJ157]/([.AJ157]+[.$AG157])" office:value-type="float" office:value="0.0369919625527861">
            <text:p>0.037</text:p>
          </table:table-cell>
          <table:table-cell table:style-name="ce60" table:formula="of:=[.AP157]+[.AQ157]*(ABS([.P157])-[.AP156])" office:value-type="float" office:value="69.8997816911828">
            <text:p>69.900</text:p>
          </table:table-cell>
          <table:table-cell table:style-name="ce6" table:formula="of:=[.AO157]*(1-[.AQ157])" office:value-type="float" office:value="0.0250153612384787">
            <text:p>0.025</text:p>
          </table:table-cell>
          <table:table-cell table:style-name="ce6" table:formula="of:=[.AO156]+[.$AF157]" office:value-type="float" office:value="0.025898808673459">
            <text:p>0.026</text:p>
          </table:table-cell>
          <table:table-cell table:style-name="ce6" table:formula="of:=[.AM156]" office:value-type="float" office:value="72.420886697983">
            <text:p>72.421</text:p>
          </table:table-cell>
          <table:table-cell table:style-name="ce65" table:formula="of:=[.AO157]/([.AO157]+[.$AG157])" office:value-type="float" office:value="0.0341115086071749">
            <text:p>0.034</text:p>
          </table:table-cell>
          <table:table-cell table:style-name="ce60" table:formula="of:=[.AU157]+[.AV157]*(ABS([.U157])-[.AU156])" office:value-type="float" office:value="63.6573556233651">
            <text:p>63.657</text:p>
          </table:table-cell>
          <table:table-cell table:style-name="ce6" table:formula="of:=[.AT157]*(1-[.AV157])" office:value-type="float" office:value="0.0252042461014646">
            <text:p>0.025</text:p>
          </table:table-cell>
          <table:table-cell table:style-name="ce6" table:formula="of:=[.AT156]+[.$AF157]" office:value-type="float" office:value="0.0261013245139101">
            <text:p>0.026</text:p>
          </table:table-cell>
          <table:table-cell table:style-name="ce6" table:formula="of:=[.AR156]" office:value-type="float" office:value="65.8752166399172">
            <text:p>65.875</text:p>
          </table:table-cell>
          <table:table-cell table:style-name="ce65" table:formula="of:=[.AT157]/([.AT157]+[.$AG157])" office:value-type="float" office:value="0.0343690762500357">
            <text:p>0.034</text:p>
          </table:table-cell>
          <table:table-cell table:style-name="ce6" table:formula="of:=EXP((-[.AH157]+66.39)/-8.89)" office:value-type="float" office:value="2.0123887294285">
            <text:p>2.012</text:p>
          </table:table-cell>
          <table:table-cell table:style-name="ce6" table:formula="of:=EXP((-[.AM157]+66.39)/-8.89)" office:value-type="float" office:value="1.48408896160529">
            <text:p>1.484</text:p>
          </table:table-cell>
          <table:table-cell table:style-name="ce6" table:formula="of:=EXP((-[.AR157]+66.39)/-8.89)" office:value-type="float" office:value="0.735368114300446">
            <text:p>0.735</text:p>
          </table:table-cell>
          <table:table-cell table:style-name="ce9" table:formula="of:=SQRT(([.$D157]-[.$B157])^2 + ([.$E157]-[.$C157])^2)" office:value-type="float" office:value="4.0442799111832">
            <text:p>4.044</text:p>
          </table:table-cell>
          <table:table-cell table:style-name="ce43" table:formula="of:=IF( ([.$AZ157]-[.$AW157] &lt;[.$AX157])               AND               ([.$AZ157]+[.$AW157]&gt;[.$AX157]); 1; 0)" office:value-type="float" office:value="0">
            <text:p>0</text:p>
          </table:table-cell>
          <table:table-cell table:style-name="ce9" table:formula="of:=([.$D157]-[.$B157])/[.$AZ157]" office:value-type="float" office:value="-0.917345011096078">
            <text:p>-0.917</text:p>
          </table:table-cell>
          <table:table-cell table:style-name="ce9" table:formula="of:=([.$E157]-[.$C157])/[.$AZ157]" office:value-type="float" office:value="-0.398093118022826">
            <text:p>-0.398</text:p>
          </table:table-cell>
          <table:table-cell table:style-name="ce9" table:formula="of:=[.$BB157]*([.$F157]-[.$B157])+[.$BC157]*([.$G157]-[.$C157])" office:value-type="float" office:value="1.97090710214171">
            <text:p>1.971</text:p>
          </table:table-cell>
          <table:table-cell table:style-name="ce9" table:formula="of:=([.$F157]-[.$B157]-[.$BD157]*[.$BB157])/SQRT(([.$F157]-[.$B157]-[.$BD157]*[.$BB157])^2+([.$G157]-[.$C157]-[.$BD157]*[.$BC157])^2)" office:value-type="float" office:value="0.398093118022826">
            <text:p>0.398</text:p>
          </table:table-cell>
          <table:table-cell table:style-name="ce9" table:formula="of:=([.$G157]-[.$C157]-[.BD157]*[.$BC157])/SQRT(([.$F157]-[.$B157]-[.BD157]*[.$BB157])^2+([.$G157]-[.$C157]-[.BD157]*[.$BC157])^2)" office:value-type="float" office:value="-0.917345011096078">
            <text:p>-0.917</text:p>
          </table:table-cell>
          <table:table-cell table:style-name="ce9" table:formula="of:=[.$BE157]*([.$F157]-[.$B157])+[.$BF157]*([.$G157]-[.$C157])" office:value-type="float" office:value="3.46150620319065">
            <text:p>3.462</text:p>
          </table:table-cell>
          <table:table-cell table:style-name="ce48" table:formula="of:=([.$AW157]^2-[.$AX157]^2+[.$AZ157]^2)/(2*[.$AZ157])" office:value-type="float" office:value="2.25051044340877">
            <text:p>2.251</text:p>
          </table:table-cell>
          <table:table-cell table:style-name="ce48" table:formula="of:=([.$AW157]^2-[.$AY157]^2+[.$BD157]^2+[.$BG157]^2)/(2*[.$BG157])-[.$BD157]*[.$BH157]/[.$BG157]" office:value-type="float" office:value="1.51730886577666">
            <text:p>1.517</text:p>
          </table:table-cell>
          <table:table-cell table:style-name="ce9" table:formula="of:=[.$B157]+[.$BH157]*[.$BB157]+[.$BI157]*[.$BE157]" office:value-type="float" office:value="26.2195356897">
            <text:p>26.220</text:p>
          </table:table-cell>
          <table:table-cell table:style-name="ce9" table:formula="of:=[.$C157]+[.$BH157]*[.$BC157]+[.$BI157]*[.$BF157]" office:value-type="float" office:value="14.9821915621284">
            <text:p>14.982</text:p>
          </table:table-cell>
          <table:table-cell table:style-name="ce53" table:formula="of:=ABS([.$AB157]-[.$BJ157])/[.$AB157]" office:value-type="percentage" office:value="0.0127925619376798">
            <text:p>1.28%</text:p>
          </table:table-cell>
          <table:table-cell table:style-name="ce53" table:formula="of:=ABS([.$AC157]-[.$BK157])/[.$AC157]" office:value-type="percentage" office:value="0.0235864233988946">
            <text:p>2.36%</text:p>
          </table:table-cell>
          <table:table-cell table:style-name="ce6" table:formula="of:=[.AB157]" office:value-type="float" office:value="26.5592971434286">
            <text:p>26.559</text:p>
          </table:table-cell>
          <table:table-cell table:style-name="ce6" table:formula="of:=[.AC157]" office:value-type="float" office:value="15.344104098062">
            <text:p>15.344</text:p>
          </table:table-cell>
          <table:table-cell/>
          <table:table-cell table:formula="of:=[.BN157]-[.BJ157]" office:value-type="float" office:value="0.339761453728553">
            <text:p>0.34</text:p>
          </table:table-cell>
          <table:table-cell table:formula="of:=[.BO157]-[.BK157]" office:value-type="float" office:value="0.361912535933603">
            <text:p>0.36</text:p>
          </table:table-cell>
          <table:table-cell table:style-name="ce75" table:formula="of:=[.BL157]-[.Z157]" office:value-type="percentage" office:value="-0.0710427090414872">
            <text:p>-7.10%</text:p>
          </table:table-cell>
          <table:table-cell table:style-name="ce75" table:formula="of:=[.BM157]-[.AA157]" office:value-type="percentage" office:value="-0.0748739252462042">
            <text:p>-7.49%</text:p>
          </table:table-cell>
          <table:table-cell table:number-columns-repeated="13"/>
          <table:table-cell table:formula="of:=[.BL157]-[.Z157]" office:value-type="percentage" office:value="-0.0710427090414872">
            <text:p>-7.10%</text:p>
          </table:table-cell>
          <table:table-cell table:formula="of:=[.BM157]-[.AA157]" office:value-type="percentage" office:value="-0.0748739252462042">
            <text:p>-7.4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58]+66.39)/-8.89)" office:value-type="float" office:value="2.10335157059054">
            <text:p>2.1</text:p>
          </table:table-cell>
          <table:table-cell table:formula="of:=EXP(([.L158]+66.39)/-8.89)" office:value-type="float" office:value="2.35376929320541">
            <text:p>2.35</text:p>
          </table:table-cell>
          <table:table-cell table:formula="of:=EXP(([.M158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formula="of:=-ROUND(IF(ROUND(1+RAND();0)=1;-1;1)*RAND()*(ABS([rssi_empiric.$G$14]-[rssi_empiric.$H$14])/2)+ABS(([rssi_empiric.$G$14]+[rssi_empiric.$H$14])/2);0)" office:value-type="float" office:value="-74">
            <text:p>-74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158]-[.$B158])^2 + ([.$E158]-[.$C158])^2)" office:value-type="float" office:value="4.0442799111832">
            <text:p>4.044</text:p>
          </table:table-cell>
          <table:table-cell table:style-name="ce43" table:formula="of:=IF( ([.$N158]-[.$H158] &lt;[.$I158])            AND            ([.$N158]+[.$H158] &gt;[.$I158]); 1; 0)" office:value-type="float" office:value="1">
            <text:p>1</text:p>
          </table:table-cell>
          <table:table-cell table:style-name="ce9" table:formula="of:=([.$D158]-[.$B158])/[.$N158]" office:value-type="float" office:value="-0.917345011096078">
            <text:p>-0.917</text:p>
          </table:table-cell>
          <table:table-cell table:style-name="ce9" table:formula="of:=([.$E158]-[.$C158])/[.$N158]" office:value-type="float" office:value="-0.398093118022826">
            <text:p>-0.398</text:p>
          </table:table-cell>
          <table:table-cell table:style-name="ce9" table:formula="of:=[.$P158]*([.$F158]-[.$B158])+[.$Q158]*([.$G158]-[.$C158])" office:value-type="float" office:value="1.97090710214171">
            <text:p>1.971</text:p>
          </table:table-cell>
          <table:table-cell table:style-name="ce9" table:formula="of:=([.$F158]-[.$B158]-[.$R158]*[.$P158])/SQRT(([.$F158]-[.$B158]-[.$R158]*[.$P158])^2+([.$G158]-[.$C158]-[.$R158]*[.$Q158])^2)" office:value-type="float" office:value="0.398093118022826">
            <text:p>0.398</text:p>
          </table:table-cell>
          <table:table-cell table:style-name="ce9" table:formula="of:=([.$G158]-[.$C158]-[.R158]*[.$Q158])/SQRT(([.$F158]-[.$B158]-[.R158]*[.$P158])^2+([.$G158]-[.$C158]-[.R158]*[.$Q158])^2)" office:value-type="float" office:value="-0.917345011096078">
            <text:p>-0.917</text:p>
          </table:table-cell>
          <table:table-cell table:style-name="ce9" table:formula="of:=[.$S158]*([.$F158]-[.$B158])+[.$T158]*([.$G158]-[.$C158])" office:value-type="float" office:value="3.46150620319065">
            <text:p>3.462</text:p>
          </table:table-cell>
          <table:table-cell table:style-name="ce48" table:formula="of:=([.$H158]^2-[.$I158]^2+[.$N158]^2)/(2*[.$N158])" office:value-type="float" office:value="1.88414974711906">
            <text:p>1.884</text:p>
          </table:table-cell>
          <table:table-cell table:style-name="ce48" table:formula="of:=([.$H158]^2-[.$J158]^2+[.$R158]^2+[.$U158]^2)/(2*[.$U158])-[.$R158]*[.$V158]/[.$U158]" office:value-type="float" office:value="-0.110011984924339">
            <text:p>-0.110</text:p>
          </table:table-cell>
          <table:table-cell table:style-name="ce9" table:formula="of:=[.$B158]+[.$V158]*[.$P158]+[.$W158]*[.$S158]" office:value-type="float" office:value="25.907789615224">
            <text:p>25.908</text:p>
          </table:table-cell>
          <table:table-cell table:style-name="ce9" table:formula="of:=[.$C158]+[.$V158]*[.$Q158]+[.$W158]*[.$T158]" office:value-type="float" office:value="16.6208518978786">
            <text:p>16.621</text:p>
          </table:table-cell>
          <table:table-cell table:style-name="ce53" table:formula="of:=ABS([.$AB158]-[.$X158])/[.$AB158]" office:value-type="percentage" office:value="0.0245303000559944">
            <text:p>2.45%</text:p>
          </table:table-cell>
          <table:table-cell table:style-name="ce53" table:formula="of:=ABS([.$AC158]-[.$Y158])/[.$AC158]" office:value-type="percentage" office:value="0.0832077123341356">
            <text:p>8.32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58]+[.AL158]*(ABS([.K158])-[.AK157])" office:value-type="float" office:value="72.6216678313023">
            <text:p>72.622</text:p>
          </table:table-cell>
          <table:table-cell table:style-name="ce6" table:formula="of:=[.AJ158]*(1-[.AL158])" office:value-type="float" office:value="0.0289776260903583">
            <text:p>0.029</text:p>
          </table:table-cell>
          <table:table-cell table:style-name="ce6" table:formula="of:=[.AJ157]+[.$AF158]" office:value-type="float" office:value="0.0301697707637211">
            <text:p>0.030</text:p>
          </table:table-cell>
          <table:table-cell table:style-name="ce6" table:formula="of:=[.AH157]" office:value-type="float" office:value="72.6069764832174">
            <text:p>72.607</text:p>
          </table:table-cell>
          <table:table-cell table:style-name="ce65" table:formula="of:=[.AJ158]/([.AJ158]+[.$AG158])" office:value-type="float" office:value="0.0395145419797609">
            <text:p>0.040</text:p>
          </table:table-cell>
          <table:table-cell table:style-name="ce60" table:formula="of:=[.AP158]+[.AQ158]*(ABS([.P158])-[.AP157])" office:value-type="float" office:value="67.2792354284724">
            <text:p>67.279</text:p>
          </table:table-cell>
          <table:table-cell table:style-name="ce6" table:formula="of:=[.AO158]*(1-[.AQ158])" office:value-type="float" office:value="0.0268763401763955">
            <text:p>0.027</text:p>
          </table:table-cell>
          <table:table-cell table:style-name="ce6" table:formula="of:=[.AO157]+[.$AF158]" office:value-type="float" office:value="0.027898808673459">
            <text:p>0.028</text:p>
          </table:table-cell>
          <table:table-cell table:style-name="ce6" table:formula="of:=[.AM157]" office:value-type="float" office:value="69.8997816911828">
            <text:p>69.900</text:p>
          </table:table-cell>
          <table:table-cell table:style-name="ce65" table:formula="of:=[.AO158]/([.AO158]+[.$AG158])" office:value-type="float" office:value="0.0366491812977005">
            <text:p>0.037</text:p>
          </table:table-cell>
          <table:table-cell table:style-name="ce60" table:formula="of:=[.AU158]+[.AV158]*(ABS([.U158])-[.AU157])" office:value-type="float" office:value="61.3539528311021">
            <text:p>61.354</text:p>
          </table:table-cell>
          <table:table-cell table:style-name="ce6" table:formula="of:=[.AT158]*(1-[.AV158])" office:value-type="float" office:value="0.0270642339628324">
            <text:p>0.027</text:p>
          </table:table-cell>
          <table:table-cell table:style-name="ce6" table:formula="of:=[.AT157]+[.$AF158]" office:value-type="float" office:value="0.0281013245139101">
            <text:p>0.028</text:p>
          </table:table-cell>
          <table:table-cell table:style-name="ce6" table:formula="of:=[.AR157]" office:value-type="float" office:value="63.6573556233651">
            <text:p>63.657</text:p>
          </table:table-cell>
          <table:table-cell table:style-name="ce65" table:formula="of:=[.AT158]/([.AT158]+[.$AG158])" office:value-type="float" office:value="0.0369053974863125">
            <text:p>0.037</text:p>
          </table:table-cell>
          <table:table-cell table:style-name="ce6" table:formula="of:=EXP((-[.AH158]+66.39)/-8.89)" office:value-type="float" office:value="2.01571709226772">
            <text:p>2.016</text:p>
          </table:table-cell>
          <table:table-cell table:style-name="ce6" table:formula="of:=EXP((-[.AM158]+66.39)/-8.89)" office:value-type="float" office:value="1.10520018603361">
            <text:p>1.105</text:p>
          </table:table-cell>
          <table:table-cell table:style-name="ce6" table:formula="of:=EXP((-[.AR158]+66.39)/-8.89)" office:value-type="float" office:value="0.567517044373638">
            <text:p>0.568</text:p>
          </table:table-cell>
          <table:table-cell table:style-name="ce9" table:formula="of:=SQRT(([.$D158]-[.$B158])^2 + ([.$E158]-[.$C158])^2)" office:value-type="float" office:value="4.0442799111832">
            <text:p>4.044</text:p>
          </table:table-cell>
          <table:table-cell table:style-name="ce43" table:formula="of:=IF( ([.$AZ158]-[.$AW158] &lt;[.$AX158])               AND               ([.$AZ158]+[.$AW158]&gt;[.$AX158]); 1; 0)" office:value-type="float" office:value="0">
            <text:p>0</text:p>
          </table:table-cell>
          <table:table-cell table:style-name="ce9" table:formula="of:=([.$D158]-[.$B158])/[.$AZ158]" office:value-type="float" office:value="-0.917345011096078">
            <text:p>-0.917</text:p>
          </table:table-cell>
          <table:table-cell table:style-name="ce9" table:formula="of:=([.$E158]-[.$C158])/[.$AZ158]" office:value-type="float" office:value="-0.398093118022826">
            <text:p>-0.398</text:p>
          </table:table-cell>
          <table:table-cell table:style-name="ce9" table:formula="of:=[.$BB158]*([.$F158]-[.$B158])+[.$BC158]*([.$G158]-[.$C158])" office:value-type="float" office:value="1.97090710214171">
            <text:p>1.971</text:p>
          </table:table-cell>
          <table:table-cell table:style-name="ce9" table:formula="of:=([.$F158]-[.$B158]-[.$BD158]*[.$BB158])/SQRT(([.$F158]-[.$B158]-[.$BD158]*[.$BB158])^2+([.$G158]-[.$C158]-[.$BD158]*[.$BC158])^2)" office:value-type="float" office:value="0.398093118022826">
            <text:p>0.398</text:p>
          </table:table-cell>
          <table:table-cell table:style-name="ce9" table:formula="of:=([.$G158]-[.$C158]-[.BD158]*[.$BC158])/SQRT(([.$F158]-[.$B158]-[.BD158]*[.$BB158])^2+([.$G158]-[.$C158]-[.BD158]*[.$BC158])^2)" office:value-type="float" office:value="-0.917345011096078">
            <text:p>-0.917</text:p>
          </table:table-cell>
          <table:table-cell table:style-name="ce9" table:formula="of:=[.$BE158]*([.$F158]-[.$B158])+[.$BF158]*([.$G158]-[.$C158])" office:value-type="float" office:value="3.46150620319065">
            <text:p>3.462</text:p>
          </table:table-cell>
          <table:table-cell table:style-name="ce48" table:formula="of:=([.$AW158]^2-[.$AX158]^2+[.$AZ158]^2)/(2*[.$AZ158])" office:value-type="float" office:value="2.37345687816585">
            <text:p>2.373</text:p>
          </table:table-cell>
          <table:table-cell table:style-name="ce48" table:formula="of:=([.$AW158]^2-[.$AY158]^2+[.$BD158]^2+[.$BG158]^2)/(2*[.$BG158])-[.$BD158]*[.$BH158]/[.$BG158]" office:value-type="float" office:value="1.48083134378723">
            <text:p>1.481</text:p>
          </table:table-cell>
          <table:table-cell table:style-name="ce9" table:formula="of:=[.$B158]+[.$BH158]*[.$BB158]+[.$BI158]*[.$BE158]" office:value-type="float" office:value="26.0922299406771">
            <text:p>26.092</text:p>
          </table:table-cell>
          <table:table-cell table:style-name="ce9" table:formula="of:=[.$C158]+[.$BH158]*[.$BC158]+[.$BI158]*[.$BF158]" office:value-type="float" office:value="14.9667099053803">
            <text:p>14.967</text:p>
          </table:table-cell>
          <table:table-cell table:style-name="ce53" table:formula="of:=ABS([.$AB158]-[.$BJ158])/[.$AB158]" office:value-type="percentage" office:value="0.0175858269226486">
            <text:p>1.76%</text:p>
          </table:table-cell>
          <table:table-cell table:style-name="ce53" table:formula="of:=ABS([.$AC158]-[.$BK158])/[.$AC158]" office:value-type="percentage" office:value="0.0245953879268421">
            <text:p>2.46%</text:p>
          </table:table-cell>
          <table:table-cell table:style-name="ce6" table:formula="of:=[.AB158]" office:value-type="float" office:value="26.5592971434286">
            <text:p>26.559</text:p>
          </table:table-cell>
          <table:table-cell table:style-name="ce6" table:formula="of:=[.AC158]" office:value-type="float" office:value="15.344104098062">
            <text:p>15.344</text:p>
          </table:table-cell>
          <table:table-cell/>
          <table:table-cell table:formula="of:=[.BN158]-[.BJ158]" office:value-type="float" office:value="0.467067202751529">
            <text:p>0.47</text:p>
          </table:table-cell>
          <table:table-cell table:formula="of:=[.BO158]-[.BK158]" office:value-type="float" office:value="0.377394192681683">
            <text:p>0.38</text:p>
          </table:table-cell>
          <table:table-cell table:style-name="ce75" table:formula="of:=[.BL158]-[.Z158]" office:value-type="percentage" office:value="-0.00694447313334584">
            <text:p>-0.69%</text:p>
          </table:table-cell>
          <table:table-cell table:style-name="ce75" table:formula="of:=[.BM158]-[.AA158]" office:value-type="percentage" office:value="-0.0586123244072935">
            <text:p>-5.86%</text:p>
          </table:table-cell>
          <table:table-cell table:number-columns-repeated="13"/>
          <table:table-cell table:formula="of:=[.BL158]-[.Z158]" office:value-type="percentage" office:value="-0.00694447313334584">
            <text:p>-0.69%</text:p>
          </table:table-cell>
          <table:table-cell table:formula="of:=[.BM158]-[.AA158]" office:value-type="percentage" office:value="-0.0586123244072935">
            <text:p>-5.86%</text:p>
          </table:table-cell>
          <table:table-cell table:number-columns-repeated="937"/>
        </table:table-row>
        <table:table-row table:style-name="ro2">
          <table:table-cell table:style-name="ce10" office:value-type="string">
            <text:p>mode</text:p>
          </table:table-cell>
          <table:table-cell table:style-name="ce15" office:value-type="float" office:value="28.68">
            <text:p>28.680</text:p>
          </table:table-cell>
          <table:table-cell table:style-name="ce15" office:value-type="float" office:value="18.27">
            <text:p>18.270</text:p>
          </table:table-cell>
          <table:table-cell table:style-name="ce15" office:value-type="float" office:value="24.97">
            <text:p>24.970</text:p>
          </table:table-cell>
          <table:table-cell table:style-name="ce15" office:value-type="float" office:value="16.66">
            <text:p>16.660</text:p>
          </table:table-cell>
          <table:table-cell table:style-name="ce15" office:value-type="float" office:value="28.25">
            <text:p>28.250</text:p>
          </table:table-cell>
          <table:table-cell table:style-name="ce15" office:value-type="float" office:value="14.31">
            <text:p>14.310</text:p>
          </table:table-cell>
          <table:table-cell table:style-name="ce10" table:formula="of:=EXP(([.K159]+66.39)/-8.89)" office:value-type="float" office:value="3.69123745237239">
            <text:p>3.69</text:p>
          </table:table-cell>
          <table:table-cell table:style-name="ce10" table:formula="of:=EXP(([.L159]+66.39)/-8.89)" office:value-type="float" office:value="2.35376929320541">
            <text:p>2.35</text:p>
          </table:table-cell>
          <table:table-cell table:style-name="ce10" table:formula="of:=EXP(([.M159]+66.39)/-8.89)" office:value-type="float" office:value="3.69123745237239">
            <text:p>3.69</text:p>
          </table:table-cell>
          <table:table-cell table:style-name="ce10" table:formula="of:=MODE([.K149:.K158])" office:value-type="float" office:value="-78">
            <text:p>-78</text:p>
          </table:table-cell>
          <table:table-cell table:style-name="ce10" table:formula="of:=MODE([.L149:.L158])" office:value-type="float" office:value="-74">
            <text:p>-74</text:p>
          </table:table-cell>
          <table:table-cell table:style-name="ce10" table:formula="of:=MODE([.M149:.M158])" office:value-type="float" office:value="-78">
            <text:p>-78</text:p>
          </table:table-cell>
          <table:table-cell table:style-name="ce42" table:formula="of:=SQRT(([.$D159]-[.$B159])^2 + ([.$E159]-[.$C159])^2)" office:value-type="float" office:value="4.0442799111832">
            <text:p>4.044</text:p>
          </table:table-cell>
          <table:table-cell table:style-name="ce44" table:formula="of:=IF( ([.$N159]-[.$H159] &lt;[.$I159])            AND            ([.$N159]+[.$H159] &gt;[.$I159]); 1; 0)" office:value-type="float" office:value="1">
            <text:p>1</text:p>
          </table:table-cell>
          <table:table-cell table:style-name="ce42" table:formula="of:=([.$D159]-[.$B159])/[.$N159]" office:value-type="float" office:value="-0.917345011096078">
            <text:p>-0.917</text:p>
          </table:table-cell>
          <table:table-cell table:style-name="ce42" table:formula="of:=([.$E159]-[.$C159])/[.$N159]" office:value-type="float" office:value="-0.398093118022826">
            <text:p>-0.398</text:p>
          </table:table-cell>
          <table:table-cell table:style-name="ce42" table:formula="of:=[.$P159]*([.$F159]-[.$B159])+[.$Q159]*([.$G159]-[.$C159])" office:value-type="float" office:value="1.97090710214171">
            <text:p>1.971</text:p>
          </table:table-cell>
          <table:table-cell table:style-name="ce42" table:formula="of:=([.$F159]-[.$B159]-[.$R159]*[.$P159])/SQRT(([.$F159]-[.$B159]-[.$R159]*[.$P159])^2+([.$G159]-[.$C159]-[.$R159]*[.$Q159])^2)" office:value-type="float" office:value="0.398093118022826">
            <text:p>0.398</text:p>
          </table:table-cell>
          <table:table-cell table:style-name="ce42" table:formula="of:=([.$G159]-[.$C159]-[.R159]*[.$Q159])/SQRT(([.$F159]-[.$B159]-[.R159]*[.$P159])^2+([.$G159]-[.$C159]-[.R159]*[.$Q159])^2)" office:value-type="float" office:value="-0.917345011096078">
            <text:p>-0.917</text:p>
          </table:table-cell>
          <table:table-cell table:style-name="ce42" table:formula="of:=[.$S159]*([.$F159]-[.$B159])+[.$T159]*([.$G159]-[.$C159])" office:value-type="float" office:value="3.46150620319065">
            <text:p>3.462</text:p>
          </table:table-cell>
          <table:table-cell table:style-name="ce49" table:formula="of:=([.$H159]^2-[.$I159]^2+[.$N159]^2)/(2*[.$N159])" office:value-type="float" office:value="3.02170034974278">
            <text:p>3.022</text:p>
          </table:table-cell>
          <table:table-cell table:style-name="ce49" table:formula="of:=([.$H159]^2-[.$J159]^2+[.$R159]^2+[.$U159]^2)/(2*[.$U159])-[.$R159]*[.$V159]/[.$U159]" office:value-type="float" office:value="0.571358017017237">
            <text:p>0.571</text:p>
          </table:table-cell>
          <table:table-cell table:style-name="ce42" table:formula="of:=[.$B159]+[.$V159]*[.$P159]+[.$W159]*[.$S159]" office:value-type="float" office:value="26.1355119536379">
            <text:p>26.136</text:p>
          </table:table-cell>
          <table:table-cell table:style-name="ce42" table:formula="of:=[.$C159]+[.$V159]*[.$Q159]+[.$W159]*[.$T159]" office:value-type="float" office:value="16.5429494595797">
            <text:p>16.543</text:p>
          </table:table-cell>
          <table:table-cell table:style-name="ce55" table:formula="of:=ABS([.$AB159]-[.$X159])/[.$AB159]" office:value-type="percentage" office:value="0.051662608896765">
            <text:p>5.17%</text:p>
          </table:table-cell>
          <table:table-cell table:style-name="ce55" table:formula="of:=ABS([.$AC159]-[.$Y159])/[.$AC159]" office:value-type="percentage" office:value="0.012166183005485">
            <text:p>1.22%</text:p>
          </table:table-cell>
          <table:table-cell table:style-name="ce42" office:value-type="float" office:value="27.5592971434286">
            <text:p>27.559</text:p>
          </table:table-cell>
          <table:table-cell table:style-name="ce42" office:value-type="float" office:value="16.344104098062">
            <text:p>16.344</text:p>
          </table:table-cell>
          <table:table-cell table:style-name="ce10" table:number-columns-repeated="2"/>
          <table:table-cell table:style-name="ce15" table:number-columns-repeated="2"/>
          <table:table-cell table:style-name="ce61" table:number-columns-repeated="18"/>
          <table:table-cell table:style-name="ce42"/>
          <table:table-cell table:style-name="ce66"/>
          <table:table-cell table:style-name="ce42" table:number-columns-repeated="6"/>
          <table:table-cell table:style-name="ce49" table:number-columns-repeated="2"/>
          <table:table-cell table:style-name="ce42" table:number-columns-repeated="2"/>
          <table:table-cell table:style-name="ce55" table:number-columns-repeated="2"/>
          <table:table-cell table:style-name="ce61" table:number-columns-repeated="2"/>
          <table:table-cell table:style-name="ce10" table:number-columns-repeated="3"/>
          <table:table-cell table:style-name="ce72" table:number-columns-repeated="2"/>
          <table:table-cell table:style-name="ce10" table:number-columns-repeated="952"/>
        </table:table-row>
        <table:table-row table:style-name="ro2">
          <table:table-cell table:style-name="ce11" office:value-type="string">
            <text:p>mean</text:p>
          </table:table-cell>
          <table:table-cell table:style-name="ce16" office:value-type="float" office:value="29.68">
            <text:p>29.680</text:p>
          </table:table-cell>
          <table:table-cell table:style-name="ce16" office:value-type="float" office:value="19.27">
            <text:p>19.270</text:p>
          </table:table-cell>
          <table:table-cell table:style-name="ce16" office:value-type="float" office:value="25.97">
            <text:p>25.970</text:p>
          </table:table-cell>
          <table:table-cell table:style-name="ce16" office:value-type="float" office:value="17.66">
            <text:p>17.660</text:p>
          </table:table-cell>
          <table:table-cell table:style-name="ce16" office:value-type="float" office:value="29.25">
            <text:p>29.250</text:p>
          </table:table-cell>
          <table:table-cell table:style-name="ce16" office:value-type="float" office:value="15.31">
            <text:p>15.310</text:p>
          </table:table-cell>
          <table:table-cell table:style-name="ce11" table:formula="of:=EXP(([.K160]+66.39)/-8.89)" office:value-type="float" office:value="2.60453809077591">
            <text:p>2.6</text:p>
          </table:table-cell>
          <table:table-cell table:style-name="ce11" table:formula="of:=EXP(([.L160]+66.39)/-8.89)" office:value-type="float" office:value="3.7329930893796">
            <text:p>3.73</text:p>
          </table:table-cell>
          <table:table-cell table:style-name="ce11" table:formula="of:=EXP(([.M160]+66.39)/-8.89)" office:value-type="float" office:value="3.1181280752869">
            <text:p>3.12</text:p>
          </table:table-cell>
          <table:table-cell table:style-name="ce11" table:formula="of:=AVERAGE([.K149:.K158])" office:value-type="float" office:value="-74.9">
            <text:p>-74.9</text:p>
          </table:table-cell>
          <table:table-cell table:style-name="ce11" table:formula="of:=AVERAGE([.L149:.L158])" office:value-type="float" office:value="-78.1">
            <text:p>-78.1</text:p>
          </table:table-cell>
          <table:table-cell table:style-name="ce11" table:formula="of:=AVERAGE([.M149:.M158])" office:value-type="float" office:value="-76.5">
            <text:p>-76.5</text:p>
          </table:table-cell>
          <table:table-cell table:style-name="ce21" table:formula="of:=SQRT(([.$D160]-[.$B160])^2 + ([.$E160]-[.$C160])^2)" office:value-type="float" office:value="4.0442799111832">
            <text:p>4.044</text:p>
          </table:table-cell>
          <table:table-cell table:style-name="ce45" table:formula="of:=IF( ([.$N160]-[.$H160] &lt;[.$I160])            AND            ([.$N160]+[.$H160] &gt;[.$I160]); 1; 0)" office:value-type="float" office:value="1">
            <text:p>1</text:p>
          </table:table-cell>
          <table:table-cell table:style-name="ce21" table:formula="of:=([.$D160]-[.$B160])/[.$N160]" office:value-type="float" office:value="-0.917345011096078">
            <text:p>-0.917</text:p>
          </table:table-cell>
          <table:table-cell table:style-name="ce21" table:formula="of:=([.$E160]-[.$C160])/[.$N160]" office:value-type="float" office:value="-0.398093118022826">
            <text:p>-0.398</text:p>
          </table:table-cell>
          <table:table-cell table:style-name="ce21" table:formula="of:=[.$P160]*([.$F160]-[.$B160])+[.$Q160]*([.$G160]-[.$C160])" office:value-type="float" office:value="1.97090710214171">
            <text:p>1.971</text:p>
          </table:table-cell>
          <table:table-cell table:style-name="ce21" table:formula="of:=([.$F160]-[.$B160]-[.$R160]*[.$P160])/SQRT(([.$F160]-[.$B160]-[.$R160]*[.$P160])^2+([.$G160]-[.$C160]-[.$R160]*[.$Q160])^2)" office:value-type="float" office:value="0.398093118022826">
            <text:p>0.398</text:p>
          </table:table-cell>
          <table:table-cell table:style-name="ce21" table:formula="of:=([.$G160]-[.$C160]-[.R160]*[.$Q160])/SQRT(([.$F160]-[.$B160]-[.R160]*[.$P160])^2+([.$G160]-[.$C160]-[.R160]*[.$Q160])^2)" office:value-type="float" office:value="-0.917345011096078">
            <text:p>-0.917</text:p>
          </table:table-cell>
          <table:table-cell table:style-name="ce21" table:formula="of:=[.$S160]*([.$F160]-[.$B160])+[.$T160]*([.$G160]-[.$C160])" office:value-type="float" office:value="3.46150620319065">
            <text:p>3.462</text:p>
          </table:table-cell>
          <table:table-cell table:style-name="ce50" table:formula="of:=([.$H160]^2-[.$I160]^2+[.$N160]^2)/(2*[.$N160])" office:value-type="float" office:value="1.13797529635552">
            <text:p>1.138</text:p>
          </table:table-cell>
          <table:table-cell table:style-name="ce50" table:formula="of:=([.$H160]^2-[.$J160]^2+[.$R160]^2+[.$U160]^2)/(2*[.$U160])-[.$R160]*[.$V160]/[.$U160]" office:value-type="float" office:value="1.21936929902527">
            <text:p>1.219</text:p>
          </table:table-cell>
          <table:table-cell table:style-name="ce21" table:formula="of:=[.$B160]+[.$V160]*[.$P160]+[.$W160]*[.$S160]" office:value-type="float" office:value="29.121506565408">
            <text:p>29.122</text:p>
          </table:table-cell>
          <table:table-cell table:style-name="ce21" table:formula="of:=[.$C160]+[.$V160]*[.$Q160]+[.$W160]*[.$T160]" office:value-type="float" office:value="17.6983975228963">
            <text:p>17.698</text:p>
          </table:table-cell>
          <table:table-cell table:style-name="ce56" table:formula="of:=ABS([.$AB160]-[.$X160])/[.$AB160]" office:value-type="percentage" office:value="0.0196856883121412">
            <text:p>1.97%</text:p>
          </table:table-cell>
          <table:table-cell table:style-name="ce56" table:formula="of:=ABS([.$AC160]-[.$Y160])/[.$AC160]" office:value-type="percentage" office:value="0.0204273119459609">
            <text:p>2.04%</text:p>
          </table:table-cell>
          <table:table-cell table:style-name="ce21" office:value-type="float" office:value="28.5592971434286">
            <text:p>28.559</text:p>
          </table:table-cell>
          <table:table-cell table:style-name="ce21" office:value-type="float" office:value="17.344104098062">
            <text:p>17.344</text:p>
          </table:table-cell>
          <table:table-cell table:style-name="ce11" table:number-columns-repeated="2"/>
          <table:table-cell table:style-name="ce16" table:number-columns-repeated="2"/>
          <table:table-cell table:style-name="ce19" table:number-columns-repeated="18"/>
          <table:table-cell table:style-name="ce21"/>
          <table:table-cell table:style-name="ce67"/>
          <table:table-cell table:style-name="ce21" table:number-columns-repeated="6"/>
          <table:table-cell table:style-name="ce50" table:number-columns-repeated="2"/>
          <table:table-cell table:style-name="ce21" table:number-columns-repeated="2"/>
          <table:table-cell table:style-name="ce56" table:number-columns-repeated="2"/>
          <table:table-cell table:style-name="ce19" table:number-columns-repeated="2"/>
          <table:table-cell table:style-name="ce11" table:number-columns-repeated="3"/>
          <table:table-cell table:style-name="ce73" table:number-columns-repeated="2"/>
          <table:table-cell table:style-name="ce11" table:number-columns-repeated="952"/>
        </table:table-row>
        <table:table-row table:style-name="ro2">
          <table:table-cell table:style-name="ce12" office:value-type="string">
            <text:p>median</text:p>
          </table:table-cell>
          <table:table-cell table:style-name="ce17" office:value-type="float" office:value="30.68">
            <text:p>30.680</text:p>
          </table:table-cell>
          <table:table-cell table:style-name="ce17" office:value-type="float" office:value="20.27">
            <text:p>20.270</text:p>
          </table:table-cell>
          <table:table-cell table:style-name="ce17" office:value-type="float" office:value="26.97">
            <text:p>26.970</text:p>
          </table:table-cell>
          <table:table-cell table:style-name="ce17" office:value-type="float" office:value="18.66">
            <text:p>18.660</text:p>
          </table:table-cell>
          <table:table-cell table:style-name="ce17" office:value-type="float" office:value="30.25">
            <text:p>30.250</text:p>
          </table:table-cell>
          <table:table-cell table:style-name="ce17" office:value-type="float" office:value="16.31">
            <text:p>16.310</text:p>
          </table:table-cell>
          <table:table-cell table:style-name="ce12" table:formula="of:=EXP(([.K161]+66.39)/-8.89)" office:value-type="float" office:value="2.48994586027571">
            <text:p>2.49</text:p>
          </table:table-cell>
          <table:table-cell table:style-name="ce12" table:formula="of:=EXP(([.L161]+66.39)/-8.89)" office:value-type="float" office:value="3.48936155919544">
            <text:p>3.49</text:p>
          </table:table-cell>
          <table:table-cell table:style-name="ce12" table:formula="of:=EXP(([.M161]+66.39)/-8.89)" office:value-type="float" office:value="3.48936155919544">
            <text:p>3.49</text:p>
          </table:table-cell>
          <table:table-cell table:style-name="ce12" table:formula="of:=MEDIAN([.K149:.K158])" office:value-type="float" office:value="-74.5">
            <text:p>-74.5</text:p>
          </table:table-cell>
          <table:table-cell table:style-name="ce12" table:formula="of:=MEDIAN([.L149:.L158])" office:value-type="float" office:value="-77.5">
            <text:p>-77.5</text:p>
          </table:table-cell>
          <table:table-cell table:style-name="ce12" table:formula="of:=MEDIAN([.M149:.M158])" office:value-type="float" office:value="-77.5">
            <text:p>-77.5</text:p>
          </table:table-cell>
          <table:table-cell table:style-name="ce22" table:formula="of:=SQRT(([.$D161]-[.$B161])^2 + ([.$E161]-[.$C161])^2)" office:value-type="float" office:value="4.0442799111832">
            <text:p>4.044</text:p>
          </table:table-cell>
          <table:table-cell table:style-name="ce46" table:formula="of:=IF( ([.$N161]-[.$H161] &lt;[.$I161])            AND            ([.$N161]+[.$H161] &gt;[.$I161]); 1; 0)" office:value-type="float" office:value="1">
            <text:p>1</text:p>
          </table:table-cell>
          <table:table-cell table:style-name="ce22" table:formula="of:=([.$D161]-[.$B161])/[.$N161]" office:value-type="float" office:value="-0.917345011096078">
            <text:p>-0.917</text:p>
          </table:table-cell>
          <table:table-cell table:style-name="ce22" table:formula="of:=([.$E161]-[.$C161])/[.$N161]" office:value-type="float" office:value="-0.398093118022826">
            <text:p>-0.398</text:p>
          </table:table-cell>
          <table:table-cell table:style-name="ce22" table:formula="of:=[.$P161]*([.$F161]-[.$B161])+[.$Q161]*([.$G161]-[.$C161])" office:value-type="float" office:value="1.97090710214171">
            <text:p>1.971</text:p>
          </table:table-cell>
          <table:table-cell table:style-name="ce22" table:formula="of:=([.$F161]-[.$B161]-[.$R161]*[.$P161])/SQRT(([.$F161]-[.$B161]-[.$R161]*[.$P161])^2+([.$G161]-[.$C161]-[.$R161]*[.$Q161])^2)" office:value-type="float" office:value="0.398093118022826">
            <text:p>0.398</text:p>
          </table:table-cell>
          <table:table-cell table:style-name="ce22" table:formula="of:=([.$G161]-[.$C161]-[.R161]*[.$Q161])/SQRT(([.$F161]-[.$B161]-[.R161]*[.$P161])^2+([.$G161]-[.$C161]-[.R161]*[.$Q161])^2)" office:value-type="float" office:value="-0.917345011096078">
            <text:p>-0.917</text:p>
          </table:table-cell>
          <table:table-cell table:style-name="ce22" table:formula="of:=[.$S161]*([.$F161]-[.$B161])+[.$T161]*([.$G161]-[.$C161])" office:value-type="float" office:value="3.46150620319066">
            <text:p>3.462</text:p>
          </table:table-cell>
          <table:table-cell table:style-name="ce51" table:formula="of:=([.$H161]^2-[.$I161]^2+[.$N161]^2)/(2*[.$N161])" office:value-type="float" office:value="1.28334172266484">
            <text:p>1.283</text:p>
          </table:table-cell>
          <table:table-cell table:style-name="ce51" table:formula="of:=([.$H161]^2-[.$J161]^2+[.$R161]^2+[.$U161]^2)/(2*[.$U161])-[.$R161]*[.$V161]/[.$U161]" office:value-type="float" office:value="0.697960855957678">
            <text:p>0.698</text:p>
          </table:table-cell>
          <table:table-cell table:style-name="ce22" table:formula="of:=[.$B161]+[.$V161]*[.$P161]+[.$W161]*[.$S161]" office:value-type="float" office:value="29.780586286588">
            <text:p>29.781</text:p>
          </table:table-cell>
          <table:table-cell table:style-name="ce22" table:formula="of:=[.$C161]+[.$V161]*[.$Q161]+[.$W161]*[.$T161]" office:value-type="float" office:value="19.1188395829824">
            <text:p>19.119</text:p>
          </table:table-cell>
          <table:table-cell table:style-name="ce57" table:formula="of:=ABS([.$AB161]-[.$X161])/[.$AB161]" office:value-type="percentage" office:value="0.00748627892218428">
            <text:p>0.75%</text:p>
          </table:table-cell>
          <table:table-cell table:style-name="ce57" table:formula="of:=ABS([.$AC161]-[.$Y161])/[.$AC161]" office:value-type="percentage" office:value="0.0422334871618118">
            <text:p>4.22%</text:p>
          </table:table-cell>
          <table:table-cell table:style-name="ce22" office:value-type="float" office:value="29.5592971434286">
            <text:p>29.559</text:p>
          </table:table-cell>
          <table:table-cell table:style-name="ce22" office:value-type="float" office:value="18.344104098062">
            <text:p>18.344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18"/>
          <table:table-cell table:style-name="ce22"/>
          <table:table-cell table:style-name="ce68"/>
          <table:table-cell table:style-name="ce22" table:number-columns-repeated="6"/>
          <table:table-cell table:style-name="ce51" table:number-columns-repeated="2"/>
          <table:table-cell table:style-name="ce22" table:number-columns-repeated="2"/>
          <table:table-cell table:style-name="ce57" table:number-columns-repeated="2"/>
          <table:table-cell table:style-name="ce20" table:number-columns-repeated="2"/>
          <table:table-cell table:style-name="ce12" table:number-columns-repeated="3"/>
          <table:table-cell table:style-name="ce74" table:number-columns-repeated="2"/>
          <table:table-cell table:style-name="ce12"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an</text:p>
          </table:table-cell>
          <table:table-cell table:style-name="ce9" table:formula="of:=AVERAGE([.X149:.X158])" office:value-type="float" office:value="28.050951634417">
            <text:p>28.051</text:p>
          </table:table-cell>
          <table:table-cell table:style-name="ce9" table:formula="of:=AVERAGE([.Y149:.Y158])" office:value-type="float" office:value="15.6068038366822">
            <text:p>15.607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dian</text:p>
          </table:table-cell>
          <table:table-cell table:style-name="ce9" table:formula="of:=MEDIAN([.X149:.X158])" office:value-type="float" office:value="27.0263227851339">
            <text:p>27.026</text:p>
          </table:table-cell>
          <table:table-cell table:style-name="ce9" table:formula="of:=MEDIAN([.Y149:.Y158])" office:value-type="float" office:value="15.5069730815133">
            <text:p>15.507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ode</text:p>
          </table:table-cell>
          <table:table-cell table:style-name="ce52" table:formula="of:=MODE([.X149:.X158])" office:value-type="float" office:value="0">
            <text:p>#VALUE!</text:p>
          </table:table-cell>
          <table:table-cell table:style-name="ce52" table:formula="of:=MODE([.Y149:.Y158])" office:value-type="float" office:value="0">
            <text:p>#VALUE!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R</text:p>
          </table:table-cell>
          <table:table-cell table:style-name="ce59" office:value-type="string">
            <text:p>KF_RSSI1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2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3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13"/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68]+66.39)/-8.89)" office:value-type="float" office:value="3.69123745237239">
            <text:p>3.69</text:p>
          </table:table-cell>
          <table:table-cell table:formula="of:=EXP(([.L168]+66.39)/-8.89)" office:value-type="float" office:value="3.69123745237239">
            <text:p>3.69</text:p>
          </table:table-cell>
          <table:table-cell table:formula="of:=EXP(([.M168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8">
            <text:p>-78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168]-[.$B168])^2 + ([.$E168]-[.$C168])^2)" office:value-type="float" office:value="4.0442799111832">
            <text:p>4.044</text:p>
          </table:table-cell>
          <table:table-cell table:style-name="ce43" table:formula="of:=IF( ([.$N168]-[.$H168] &lt;[.$I168])            AND            ([.$N168]+[.$H168] &gt;[.$I168]); 1; 0)" office:value-type="float" office:value="1">
            <text:p>1</text:p>
          </table:table-cell>
          <table:table-cell table:style-name="ce9" table:formula="of:=([.$D168]-[.$B168])/[.$N168]" office:value-type="float" office:value="-0.917345011096078">
            <text:p>-0.917</text:p>
          </table:table-cell>
          <table:table-cell table:style-name="ce9" table:formula="of:=([.$E168]-[.$C168])/[.$N168]" office:value-type="float" office:value="-0.398093118022826">
            <text:p>-0.398</text:p>
          </table:table-cell>
          <table:table-cell table:style-name="ce9" table:formula="of:=[.$P168]*([.$F168]-[.$B168])+[.$Q168]*([.$G168]-[.$C168])" office:value-type="float" office:value="1.97090710214171">
            <text:p>1.971</text:p>
          </table:table-cell>
          <table:table-cell table:style-name="ce9" table:formula="of:=([.$F168]-[.$B168]-[.$R168]*[.$P168])/SQRT(([.$F168]-[.$B168]-[.$R168]*[.$P168])^2+([.$G168]-[.$C168]-[.$R168]*[.$Q168])^2)" office:value-type="float" office:value="0.398093118022826">
            <text:p>0.398</text:p>
          </table:table-cell>
          <table:table-cell table:style-name="ce9" table:formula="of:=([.$G168]-[.$C168]-[.R168]*[.$Q168])/SQRT(([.$F168]-[.$B168]-[.R168]*[.$P168])^2+([.$G168]-[.$C168]-[.R168]*[.$Q168])^2)" office:value-type="float" office:value="-0.917345011096078">
            <text:p>-0.917</text:p>
          </table:table-cell>
          <table:table-cell table:style-name="ce9" table:formula="of:=[.$S168]*([.$F168]-[.$B168])+[.$T168]*([.$G168]-[.$C168])" office:value-type="float" office:value="3.46150620319065">
            <text:p>3.462</text:p>
          </table:table-cell>
          <table:table-cell table:style-name="ce48" table:formula="of:=([.$H168]^2-[.$I168]^2+[.$N168]^2)/(2*[.$N168])" office:value-type="float" office:value="2.0221399555916">
            <text:p>2.022</text:p>
          </table:table-cell>
          <table:table-cell table:style-name="ce48" table:formula="of:=([.$H168]^2-[.$J168]^2+[.$R168]^2+[.$U168]^2)/(2*[.$U168])-[.$R168]*[.$V168]/[.$U168]" office:value-type="float" office:value="2.30833098456241">
            <text:p>2.308</text:p>
          </table:table-cell>
          <table:table-cell table:style-name="ce9" table:formula="of:=[.$B168]+[.$V168]*[.$P168]+[.$W168]*[.$S168]" office:value-type="float" office:value="26.7439306790731">
            <text:p>26.744</text:p>
          </table:table-cell>
          <table:table-cell table:style-name="ce9" table:formula="of:=[.$C168]+[.$V168]*[.$Q168]+[.$W168]*[.$T168]" office:value-type="float" office:value="14.3474640873532">
            <text:p>14.347</text:p>
          </table:table-cell>
          <table:table-cell table:style-name="ce53" table:formula="of:=ABS([.$AB168]-[.$X168])/[.$AB168]" office:value-type="percentage" office:value="0.0069517478059554">
            <text:p>0.70%</text:p>
          </table:table-cell>
          <table:table-cell table:style-name="ce53" table:formula="of:=ABS([.$AC168]-[.$Y168])/[.$AC168]" office:value-type="percentage" office:value="0.0649526361617099">
            <text:p>6.5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ABS([.K168])-SQRT((1-[.$AG168])/(1-[.$AF168]))" office:value-type="float" office:value="77.4830922901543">
            <text:p>77.483</text:p>
          </table:table-cell>
          <table:table-cell table:style-name="ce6" table:formula="of:=ABS(([.$AH$168]+[.$K$168])/[.$K168])+IF(ROUND(1+RAND();0)=1;-1;1)*RAND()*ABS(([.$AH$168]+[.$K$168])/[.$K168])" office:value-type="float" office:value="0.0108706239193019">
            <text:p>0.011</text:p>
          </table:table-cell>
          <table:table-cell/>
          <table:table-cell/>
          <table:table-cell table:style-name="ce64"/>
          <table:table-cell table:style-name="ce60" table:formula="of:=ABS([.L168])-SQRT((1-[.$AG168])/(1-[.$AF168]))" office:value-type="float" office:value="77.4830922901543">
            <text:p>77.483</text:p>
          </table:table-cell>
          <table:table-cell table:style-name="ce6" table:formula="of:=ABS(([.$AM$168]+[.$L$168])/[.$L168])+IF(ROUND(1+RAND();0)=1;-1;1)*RAND()*ABS(([.$AM$168]+[.$L$168])/[.$L168])" office:value-type="float" office:value="0.0121379494293124">
            <text:p>0.012</text:p>
          </table:table-cell>
          <table:table-cell/>
          <table:table-cell/>
          <table:table-cell table:style-name="ce64"/>
          <table:table-cell table:style-name="ce60" table:formula="of:=ABS([.M168])-SQRT((1-[.$AG168])/(1-[.$AF168]))" office:value-type="float" office:value="73.4830922901543">
            <text:p>73.483</text:p>
          </table:table-cell>
          <table:table-cell table:style-name="ce6" table:formula="of:=ABS(([.$AR$168]+[.$M$168])/[.$M168])+IF(ROUND(1+RAND();0)=1;-1;1)*RAND()*ABS(([.$AR$168]+[.$M$168])/[.$M168])" office:value-type="float" office:value="0.00346414177990579">
            <text:p>0.003</text:p>
          </table:table-cell>
          <table:table-cell/>
          <table:table-cell/>
          <table:table-cell table:style-name="ce64"/>
          <table:table-cell table:style-name="ce6" table:formula="of:=EXP((-[.AH168]+66.39)/-8.89)" office:value-type="float" office:value="3.48273152031621">
            <text:p>3.483</text:p>
          </table:table-cell>
          <table:table-cell table:style-name="ce6" table:formula="of:=EXP((-[.AM168]+66.39)/-8.89)" office:value-type="float" office:value="3.48273152031621">
            <text:p>3.483</text:p>
          </table:table-cell>
          <table:table-cell table:style-name="ce6" table:formula="of:=EXP((-[.AR168]+66.39)/-8.89)" office:value-type="float" office:value="2.22081256347522">
            <text:p>2.221</text:p>
          </table:table-cell>
          <table:table-cell table:style-name="ce9" table:formula="of:=SQRT(([.$D168]-[.$B168])^2 + ([.$E168]-[.$C168])^2)" office:value-type="float" office:value="4.0442799111832">
            <text:p>4.044</text:p>
          </table:table-cell>
          <table:table-cell table:style-name="ce43" table:formula="of:=IF( ([.$AZ168]-[.$AW168] &lt;[.$AX168])               AND               ([.$AZ168]+[.$AW168]&gt;[.$AX168]); 1; 0)" office:value-type="float" office:value="1">
            <text:p>1</text:p>
          </table:table-cell>
          <table:table-cell table:style-name="ce9" table:formula="of:=([.$D168]-[.$B168])/[.$AZ168]" office:value-type="float" office:value="-0.917345011096078">
            <text:p>-0.917</text:p>
          </table:table-cell>
          <table:table-cell table:style-name="ce9" table:formula="of:=([.$E168]-[.$C168])/[.$AZ168]" office:value-type="float" office:value="-0.398093118022826">
            <text:p>-0.398</text:p>
          </table:table-cell>
          <table:table-cell table:style-name="ce9" table:formula="of:=[.$BB168]*([.$F168]-[.$B168])+[.$BC168]*([.$G168]-[.$C168])" office:value-type="float" office:value="1.97090710214171">
            <text:p>1.971</text:p>
          </table:table-cell>
          <table:table-cell table:style-name="ce9" table:formula="of:=([.$F168]-[.$B168]-[.$BD168]*[.$BB168])/SQRT(([.$F168]-[.$B168]-[.$BD168]*[.$BB168])^2+([.$G168]-[.$C168]-[.$BD168]*[.$BC168])^2)" office:value-type="float" office:value="0.398093118022826">
            <text:p>0.398</text:p>
          </table:table-cell>
          <table:table-cell table:style-name="ce9" table:formula="of:=([.$G168]-[.$C168]-[.BD168]*[.$BC168])/SQRT(([.$F168]-[.$B168]-[.BD168]*[.$BB168])^2+([.$G168]-[.$C168]-[.BD168]*[.$BC168])^2)" office:value-type="float" office:value="-0.917345011096078">
            <text:p>-0.917</text:p>
          </table:table-cell>
          <table:table-cell table:style-name="ce9" table:formula="of:=[.$BE168]*([.$F168]-[.$B168])+[.$BF168]*([.$G168]-[.$C168])" office:value-type="float" office:value="3.46150620319065">
            <text:p>3.462</text:p>
          </table:table-cell>
          <table:table-cell table:style-name="ce48" table:formula="of:=([.$AW168]^2-[.$AX168]^2+[.$AZ168]^2)/(2*[.$AZ168])" office:value-type="float" office:value="2.0221399555916">
            <text:p>2.022</text:p>
          </table:table-cell>
          <table:table-cell table:style-name="ce48" table:formula="of:=([.$AW168]^2-[.$AY168]^2+[.$BD168]^2+[.$BG168]^2)/(2*[.$BG168])-[.$BD168]*[.$BH168]/[.$BG168]" office:value-type="float" office:value="2.1801218190224">
            <text:p>2.180</text:p>
          </table:table-cell>
          <table:table-cell table:style-name="ce9" table:formula="of:=[.$B168]+[.$BH168]*[.$BB168]+[.$BI168]*[.$BE168]" office:value-type="float" office:value="26.6928914926042">
            <text:p>26.693</text:p>
          </table:table-cell>
          <table:table-cell table:style-name="ce9" table:formula="of:=[.$C168]+[.$BH168]*[.$BC168]+[.$BI168]*[.$BF168]" office:value-type="float" office:value="14.4650761257381">
            <text:p>14.465</text:p>
          </table:table-cell>
          <table:table-cell table:style-name="ce53" table:formula="of:=ABS([.$AB168]-[.$BJ168])/[.$AB168]" office:value-type="percentage" office:value="0.00503004083482212">
            <text:p>0.50%</text:p>
          </table:table-cell>
          <table:table-cell table:style-name="ce53" table:formula="of:=ABS([.$AC168]-[.$BK168])/[.$AC168]" office:value-type="percentage" office:value="0.0572876700201042">
            <text:p>5.73%</text:p>
          </table:table-cell>
          <table:table-cell table:style-name="ce6" table:formula="of:=[.AB168]" office:value-type="float" office:value="26.5592971434286">
            <text:p>26.559</text:p>
          </table:table-cell>
          <table:table-cell table:style-name="ce6" table:formula="of:=[.AC168]" office:value-type="float" office:value="15.344104098062">
            <text:p>15.344</text:p>
          </table:table-cell>
          <table:table-cell/>
          <table:table-cell table:formula="of:=[.BN168]-[.BJ168]" office:value-type="float" office:value="-0.13359434917562">
            <text:p>-0.13</text:p>
          </table:table-cell>
          <table:table-cell table:formula="of:=[.BO168]-[.BK168]" office:value-type="float" office:value="0.879027972323904">
            <text:p>0.88</text:p>
          </table:table-cell>
          <table:table-cell table:style-name="ce75" table:formula="of:=[.BL168]-[.Z168]" office:value-type="percentage" office:value="-0.00192170697113327">
            <text:p>-0.19%</text:p>
          </table:table-cell>
          <table:table-cell table:style-name="ce75" table:formula="of:=[.BM168]-[.AA168]" office:value-type="percentage" office:value="-0.00766496614160576">
            <text:p>-0.77%</text:p>
          </table:table-cell>
          <table:table-cell table:number-columns-repeated="13"/>
          <table:table-cell table:formula="of:=[.BL168]-[.Z168]" office:value-type="percentage" office:value="-0.00192170697113327">
            <text:p>-0.19%</text:p>
          </table:table-cell>
          <table:table-cell table:formula="of:=[.BM168]-[.AA168]" office:value-type="percentage" office:value="-0.00766496614160576">
            <text:p>-0.77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69]+66.39)/-8.89)" office:value-type="float" office:value="2.63400087893114">
            <text:p>2.63</text:p>
          </table:table-cell>
          <table:table-cell table:formula="of:=EXP(([.L169]+66.39)/-8.89)" office:value-type="float" office:value="5.78868709398512">
            <text:p>5.79</text:p>
          </table:table-cell>
          <table:table-cell table:formula="of:=EXP(([.M169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82">
            <text:p>-82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169]-[.$B169])^2 + ([.$E169]-[.$C169])^2)" office:value-type="float" office:value="4.0442799111832">
            <text:p>4.044</text:p>
          </table:table-cell>
          <table:table-cell table:style-name="ce43" table:formula="of:=IF( ([.$N169]-[.$H169] &lt;[.$I169])            AND            ([.$N169]+[.$H169] &gt;[.$I169]); 1; 0)" office:value-type="float" office:value="1">
            <text:p>1</text:p>
          </table:table-cell>
          <table:table-cell table:style-name="ce9" table:formula="of:=([.$D169]-[.$B169])/[.$N169]" office:value-type="float" office:value="-0.917345011096078">
            <text:p>-0.917</text:p>
          </table:table-cell>
          <table:table-cell table:style-name="ce9" table:formula="of:=([.$E169]-[.$C169])/[.$N169]" office:value-type="float" office:value="-0.398093118022826">
            <text:p>-0.398</text:p>
          </table:table-cell>
          <table:table-cell table:style-name="ce9" table:formula="of:=[.$P169]*([.$F169]-[.$B169])+[.$Q169]*([.$G169]-[.$C169])" office:value-type="float" office:value="1.97090710214171">
            <text:p>1.971</text:p>
          </table:table-cell>
          <table:table-cell table:style-name="ce9" table:formula="of:=([.$F169]-[.$B169]-[.$R169]*[.$P169])/SQRT(([.$F169]-[.$B169]-[.$R169]*[.$P169])^2+([.$G169]-[.$C169]-[.$R169]*[.$Q169])^2)" office:value-type="float" office:value="0.398093118022826">
            <text:p>0.398</text:p>
          </table:table-cell>
          <table:table-cell table:style-name="ce9" table:formula="of:=([.$G169]-[.$C169]-[.R169]*[.$Q169])/SQRT(([.$F169]-[.$B169]-[.R169]*[.$P169])^2+([.$G169]-[.$C169]-[.R169]*[.$Q169])^2)" office:value-type="float" office:value="-0.917345011096078">
            <text:p>-0.917</text:p>
          </table:table-cell>
          <table:table-cell table:style-name="ce9" table:formula="of:=[.$S169]*([.$F169]-[.$B169])+[.$T169]*([.$G169]-[.$C169])" office:value-type="float" office:value="3.46150620319065">
            <text:p>3.462</text:p>
          </table:table-cell>
          <table:table-cell table:style-name="ce48" table:formula="of:=([.$H169]^2-[.$I169]^2+[.$N169]^2)/(2*[.$N169])" office:value-type="float" office:value="-1.26286234709104">
            <text:p>-1.263</text:p>
          </table:table-cell>
          <table:table-cell table:style-name="ce48" table:formula="of:=([.$H169]^2-[.$J169]^2+[.$R169]^2+[.$U169]^2)/(2*[.$U169])-[.$R169]*[.$V169]/[.$U169]" office:value-type="float" office:value="2.04494728699057">
            <text:p>2.045</text:p>
          </table:table-cell>
          <table:table-cell table:style-name="ce9" table:formula="of:=[.$B169]+[.$V169]*[.$P169]+[.$W169]*[.$S169]" office:value-type="float" office:value="29.6525599154754">
            <text:p>29.653</text:p>
          </table:table-cell>
          <table:table-cell table:style-name="ce9" table:formula="of:=[.$C169]+[.$V169]*[.$Q169]+[.$W169]*[.$T169]" office:value-type="float" office:value="15.8968146177118">
            <text:p>15.897</text:p>
          </table:table-cell>
          <table:table-cell table:style-name="ce53" table:formula="of:=ABS([.$AB169]-[.$X169])/[.$AB169]" office:value-type="percentage" office:value="0.116466288823166">
            <text:p>11.65%</text:p>
          </table:table-cell>
          <table:table-cell table:style-name="ce53" table:formula="of:=ABS([.$AC169]-[.$Y169])/[.$AC169]" office:value-type="percentage" office:value="0.0360210355793693">
            <text:p>3.6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69]+[.AL169]*(ABS([.K169])-[.AK168])" office:value-type="float" office:value="78.7766891909607">
            <text:p>78.777</text:p>
          </table:table-cell>
          <table:table-cell table:style-name="ce6" table:formula="of:=[.AJ169]*(1-[.AL169])" office:value-type="float" office:value="0.0126486319297892">
            <text:p>0.013</text:p>
          </table:table-cell>
          <table:table-cell table:style-name="ce6" table:formula="of:=[.AI168]+[.$AF169]" office:value-type="float" office:value="0.0128706239193019">
            <text:p>0.013</text:p>
          </table:table-cell>
          <table:table-cell table:style-name="ce6" table:formula="of:=[.AH168]" office:value-type="float" office:value="77.4830922901543">
            <text:p>77.483</text:p>
          </table:table-cell>
          <table:table-cell table:style-name="ce65" table:formula="of:=[.AJ169]/([.AJ169]+[.$AG169])" office:value-type="float" office:value="0.017247958677419">
            <text:p>0.017</text:p>
          </table:table-cell>
          <table:table-cell table:style-name="ce60" table:formula="of:=[.AP169]+[.AQ169]*(ABS([.P169])-[.AP168])" office:value-type="float" office:value="77.5004431208908">
            <text:p>77.500</text:p>
          </table:table-cell>
          <table:table-cell table:style-name="ce6" table:formula="of:=[.AO169]*(1-[.AQ169])" office:value-type="float" office:value="0.0138705416770028">
            <text:p>0.014</text:p>
          </table:table-cell>
          <table:table-cell table:style-name="ce6" table:formula="of:=[.AN168]+[.$AF169]" office:value-type="float" office:value="0.0141379494293124">
            <text:p>0.014</text:p>
          </table:table-cell>
          <table:table-cell table:style-name="ce6" table:formula="of:=[.AM168]" office:value-type="float" office:value="77.4830922901543">
            <text:p>77.483</text:p>
          </table:table-cell>
          <table:table-cell table:style-name="ce65" table:formula="of:=[.AO169]/([.AO169]+[.$AG169])" office:value-type="float" office:value="0.0189141822614765">
            <text:p>0.019</text:p>
          </table:table-cell>
          <table:table-cell table:style-name="ce60" table:formula="of:=[.AU169]+[.AV169]*(ABS([.U169])-[.AU168])" office:value-type="float" office:value="73.5086933107026">
            <text:p>73.509</text:p>
          </table:table-cell>
          <table:table-cell table:style-name="ce6" table:formula="of:=[.AT169]*(1-[.AV169])" office:value-type="float" office:value="0.00542372942823728">
            <text:p>0.005</text:p>
          </table:table-cell>
          <table:table-cell table:style-name="ce6" table:formula="of:=[.AS168]+[.$AF169]" office:value-type="float" office:value="0.0054641417799058">
            <text:p>0.005</text:p>
          </table:table-cell>
          <table:table-cell table:style-name="ce6" table:formula="of:=[.AR168]" office:value-type="float" office:value="73.4830922901543">
            <text:p>73.483</text:p>
          </table:table-cell>
          <table:table-cell table:style-name="ce65" table:formula="of:=[.AT169]/([.AT169]+[.$AG169])" office:value-type="float" office:value="0.00739591930376437">
            <text:p>0.007</text:p>
          </table:table-cell>
          <table:table-cell table:style-name="ce6" table:formula="of:=EXP((-[.AH169]+66.39)/-8.89)" office:value-type="float" office:value="4.02823521419672">
            <text:p>4.028</text:p>
          </table:table-cell>
          <table:table-cell table:style-name="ce6" table:formula="of:=EXP((-[.AM169]+66.39)/-8.89)" office:value-type="float" office:value="3.48953549030212">
            <text:p>3.490</text:p>
          </table:table-cell>
          <table:table-cell table:style-name="ce6" table:formula="of:=EXP((-[.AR169]+66.39)/-8.89)" office:value-type="float" office:value="2.22721717664056">
            <text:p>2.227</text:p>
          </table:table-cell>
          <table:table-cell table:style-name="ce9" table:formula="of:=SQRT(([.$D169]-[.$B169])^2 + ([.$E169]-[.$C169])^2)" office:value-type="float" office:value="4.0442799111832">
            <text:p>4.044</text:p>
          </table:table-cell>
          <table:table-cell table:style-name="ce43" table:formula="of:=IF( ([.$AZ169]-[.$AW169] &lt;[.$AX169])               AND               ([.$AZ169]+[.$AW169]&gt;[.$AX169]); 1; 0)" office:value-type="float" office:value="1">
            <text:p>1</text:p>
          </table:table-cell>
          <table:table-cell table:style-name="ce9" table:formula="of:=([.$D169]-[.$B169])/[.$AZ169]" office:value-type="float" office:value="-0.917345011096078">
            <text:p>-0.917</text:p>
          </table:table-cell>
          <table:table-cell table:style-name="ce9" table:formula="of:=([.$E169]-[.$C169])/[.$AZ169]" office:value-type="float" office:value="-0.398093118022826">
            <text:p>-0.398</text:p>
          </table:table-cell>
          <table:table-cell table:style-name="ce9" table:formula="of:=[.$BB169]*([.$F169]-[.$B169])+[.$BC169]*([.$G169]-[.$C169])" office:value-type="float" office:value="1.97090710214171">
            <text:p>1.971</text:p>
          </table:table-cell>
          <table:table-cell table:style-name="ce9" table:formula="of:=([.$F169]-[.$B169]-[.$BD169]*[.$BB169])/SQRT(([.$F169]-[.$B169]-[.$BD169]*[.$BB169])^2+([.$G169]-[.$C169]-[.$BD169]*[.$BC169])^2)" office:value-type="float" office:value="0.398093118022826">
            <text:p>0.398</text:p>
          </table:table-cell>
          <table:table-cell table:style-name="ce9" table:formula="of:=([.$G169]-[.$C169]-[.BD169]*[.$BC169])/SQRT(([.$F169]-[.$B169]-[.BD169]*[.$BB169])^2+([.$G169]-[.$C169]-[.BD169]*[.$BC169])^2)" office:value-type="float" office:value="-0.917345011096078">
            <text:p>-0.917</text:p>
          </table:table-cell>
          <table:table-cell table:style-name="ce9" table:formula="of:=[.$BE169]*([.$F169]-[.$B169])+[.$BF169]*([.$G169]-[.$C169])" office:value-type="float" office:value="3.46150620319065">
            <text:p>3.462</text:p>
          </table:table-cell>
          <table:table-cell table:style-name="ce48" table:formula="of:=([.$AW169]^2-[.$AX169]^2+[.$AZ169]^2)/(2*[.$AZ169])" office:value-type="float" office:value="2.522825008525">
            <text:p>2.523</text:p>
          </table:table-cell>
          <table:table-cell table:style-name="ce48" table:formula="of:=([.$AW169]^2-[.$AY169]^2+[.$BD169]^2+[.$BG169]^2)/(2*[.$BG169])-[.$BD169]*[.$BH169]/[.$BG169]" office:value-type="float" office:value="2.48275954548388">
            <text:p>2.483</text:p>
          </table:table-cell>
          <table:table-cell table:style-name="ce9" table:formula="of:=[.$B169]+[.$BH169]*[.$BB169]+[.$BI169]*[.$BE169]" office:value-type="float" office:value="26.3540685533238">
            <text:p>26.354</text:p>
          </table:table-cell>
          <table:table-cell table:style-name="ce9" table:formula="of:=[.$C169]+[.$BH169]*[.$BC169]+[.$BI169]*[.$BF169]" office:value-type="float" office:value="13.9881336433295">
            <text:p>13.988</text:p>
          </table:table-cell>
          <table:table-cell table:style-name="ce53" table:formula="of:=ABS([.$AB169]-[.$BJ169])/[.$AB169]" office:value-type="percentage" office:value="0.00772718453340528">
            <text:p>0.77%</text:p>
          </table:table-cell>
          <table:table-cell table:style-name="ce53" table:formula="of:=ABS([.$AC169]-[.$BK169])/[.$AC169]" office:value-type="percentage" office:value="0.0883707804682937">
            <text:p>8.84%</text:p>
          </table:table-cell>
          <table:table-cell table:style-name="ce6" table:formula="of:=[.AB169]" office:value-type="float" office:value="26.5592971434286">
            <text:p>26.559</text:p>
          </table:table-cell>
          <table:table-cell table:style-name="ce6" table:formula="of:=[.AC169]" office:value-type="float" office:value="15.344104098062">
            <text:p>15.344</text:p>
          </table:table-cell>
          <table:table-cell/>
          <table:table-cell table:formula="of:=[.BN169]-[.BJ169]" office:value-type="float" office:value="0.205228590104817">
            <text:p>0.21</text:p>
          </table:table-cell>
          <table:table-cell table:formula="of:=[.BO169]-[.BK169]" office:value-type="float" office:value="1.35597045473248">
            <text:p>1.36</text:p>
          </table:table-cell>
          <table:table-cell table:style-name="ce75" table:formula="of:=[.BL169]-[.Z169]" office:value-type="percentage" office:value="-0.108739104289761">
            <text:p>-10.87%</text:p>
          </table:table-cell>
          <table:table-cell table:style-name="ce75" table:formula="of:=[.BM169]-[.AA169]" office:value-type="percentage" office:value="0.0523497448889244">
            <text:p>5.23%</text:p>
          </table:table-cell>
          <table:table-cell table:number-columns-repeated="13"/>
          <table:table-cell table:formula="of:=[.BL169]-[.Z169]" office:value-type="percentage" office:value="-0.108739104289761">
            <text:p>-10.87%</text:p>
          </table:table-cell>
          <table:table-cell table:formula="of:=[.BM169]-[.AA169]" office:value-type="percentage" office:value="0.0523497448889244">
            <text:p>5.2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70]+66.39)/-8.89)" office:value-type="float" office:value="3.29852637439117">
            <text:p>3.3</text:p>
          </table:table-cell>
          <table:table-cell table:formula="of:=EXP(([.L170]+66.39)/-8.89)" office:value-type="float" office:value="2.63400087893114">
            <text:p>2.63</text:p>
          </table:table-cell>
          <table:table-cell table:formula="of:=EXP(([.M170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75">
            <text:p>-75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170]-[.$B170])^2 + ([.$E170]-[.$C170])^2)" office:value-type="float" office:value="4.0442799111832">
            <text:p>4.044</text:p>
          </table:table-cell>
          <table:table-cell table:style-name="ce43" table:formula="of:=IF( ([.$N170]-[.$H170] &lt;[.$I170])            AND            ([.$N170]+[.$H170] &gt;[.$I170]); 1; 0)" office:value-type="float" office:value="1">
            <text:p>1</text:p>
          </table:table-cell>
          <table:table-cell table:style-name="ce9" table:formula="of:=([.$D170]-[.$B170])/[.$N170]" office:value-type="float" office:value="-0.917345011096078">
            <text:p>-0.917</text:p>
          </table:table-cell>
          <table:table-cell table:style-name="ce9" table:formula="of:=([.$E170]-[.$C170])/[.$N170]" office:value-type="float" office:value="-0.398093118022826">
            <text:p>-0.398</text:p>
          </table:table-cell>
          <table:table-cell table:style-name="ce9" table:formula="of:=[.$P170]*([.$F170]-[.$B170])+[.$Q170]*([.$G170]-[.$C170])" office:value-type="float" office:value="1.97090710214171">
            <text:p>1.971</text:p>
          </table:table-cell>
          <table:table-cell table:style-name="ce9" table:formula="of:=([.$F170]-[.$B170]-[.$R170]*[.$P170])/SQRT(([.$F170]-[.$B170]-[.$R170]*[.$P170])^2+([.$G170]-[.$C170]-[.$R170]*[.$Q170])^2)" office:value-type="float" office:value="0.398093118022826">
            <text:p>0.398</text:p>
          </table:table-cell>
          <table:table-cell table:style-name="ce9" table:formula="of:=([.$G170]-[.$C170]-[.R170]*[.$Q170])/SQRT(([.$F170]-[.$B170]-[.R170]*[.$P170])^2+([.$G170]-[.$C170]-[.R170]*[.$Q170])^2)" office:value-type="float" office:value="-0.917345011096078">
            <text:p>-0.917</text:p>
          </table:table-cell>
          <table:table-cell table:style-name="ce9" table:formula="of:=[.$S170]*([.$F170]-[.$B170])+[.$T170]*([.$G170]-[.$C170])" office:value-type="float" office:value="3.46150620319065">
            <text:p>3.462</text:p>
          </table:table-cell>
          <table:table-cell table:style-name="ce48" table:formula="of:=([.$H170]^2-[.$I170]^2+[.$N170]^2)/(2*[.$N170])" office:value-type="float" office:value="2.50953396625873">
            <text:p>2.510</text:p>
          </table:table-cell>
          <table:table-cell table:style-name="ce48" table:formula="of:=([.$H170]^2-[.$J170]^2+[.$R170]^2+[.$U170]^2)/(2*[.$U170])-[.$R170]*[.$V170]/[.$U170]" office:value-type="float" office:value="1.43242542348661">
            <text:p>1.432</text:p>
          </table:table-cell>
          <table:table-cell table:style-name="ce9" table:formula="of:=[.$B170]+[.$V170]*[.$P170]+[.$W170]*[.$S170]" office:value-type="float" office:value="25.9481302390474">
            <text:p>25.948</text:p>
          </table:table-cell>
          <table:table-cell table:style-name="ce9" table:formula="of:=[.$C170]+[.$V170]*[.$Q170]+[.$W170]*[.$T170]" office:value-type="float" office:value="14.9569434825852">
            <text:p>14.957</text:p>
          </table:table-cell>
          <table:table-cell table:style-name="ce53" table:formula="of:=ABS([.$AB170]-[.$X170])/[.$AB170]" office:value-type="percentage" office:value="0.0230114110731453">
            <text:p>2.30%</text:p>
          </table:table-cell>
          <table:table-cell table:style-name="ce53" table:formula="of:=ABS([.$AC170]-[.$Y170])/[.$AC170]" office:value-type="percentage" office:value="0.0252318814446558">
            <text:p>2.52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70]+[.AL170]*(ABS([.K170])-[.AK169])" office:value-type="float" office:value="78.7670877822257">
            <text:p>78.767</text:p>
          </table:table-cell>
          <table:table-cell table:style-name="ce6" table:formula="of:=[.AJ170]*(1-[.AL170])" office:value-type="float" office:value="0.0145750718243851">
            <text:p>0.015</text:p>
          </table:table-cell>
          <table:table-cell table:style-name="ce6" table:formula="of:=[.AJ169]+[.$AF170]" office:value-type="float" office:value="0.0148706239193019">
            <text:p>0.015</text:p>
          </table:table-cell>
          <table:table-cell table:style-name="ce6" table:formula="of:=[.AH169]" office:value-type="float" office:value="78.7766891909607">
            <text:p>78.777</text:p>
          </table:table-cell>
          <table:table-cell table:style-name="ce65" table:formula="of:=[.AJ170]/([.AJ170]+[.$AG170])" office:value-type="float" office:value="0.0198748953991895">
            <text:p>0.020</text:p>
          </table:table-cell>
          <table:table-cell table:style-name="ce60" table:formula="of:=[.AP170]+[.AQ170]*(ABS([.P170])-[.AP169])" office:value-type="float" office:value="75.8518117920334">
            <text:p>75.852</text:p>
          </table:table-cell>
          <table:table-cell table:style-name="ce6" table:formula="of:=[.AO170]*(1-[.AQ170])" office:value-type="float" office:value="0.0157904633802869">
            <text:p>0.016</text:p>
          </table:table-cell>
          <table:table-cell table:style-name="ce6" table:formula="of:=[.AO169]+[.$AF170]" office:value-type="float" office:value="0.0161379494293124">
            <text:p>0.016</text:p>
          </table:table-cell>
          <table:table-cell table:style-name="ce6" table:formula="of:=[.AM169]" office:value-type="float" office:value="77.5004431208908">
            <text:p>77.500</text:p>
          </table:table-cell>
          <table:table-cell table:style-name="ce65" table:formula="of:=[.AO170]/([.AO170]+[.$AG170])" office:value-type="float" office:value="0.0215322306311293">
            <text:p>0.022</text:p>
          </table:table-cell>
          <table:table-cell table:style-name="ce60" table:formula="of:=[.AU170]+[.AV170]*(ABS([.U170])-[.AU169])" office:value-type="float" office:value="72.8031755528832">
            <text:p>72.803</text:p>
          </table:table-cell>
          <table:table-cell table:style-name="ce6" table:formula="of:=[.AT170]*(1-[.AV170])" office:value-type="float" office:value="0.00738893519195355">
            <text:p>0.007</text:p>
          </table:table-cell>
          <table:table-cell table:style-name="ce6" table:formula="of:=[.AT169]+[.$AF170]" office:value-type="float" office:value="0.0074641417799058">
            <text:p>0.007</text:p>
          </table:table-cell>
          <table:table-cell table:style-name="ce6" table:formula="of:=[.AR169]" office:value-type="float" office:value="73.5086933107026">
            <text:p>73.509</text:p>
          </table:table-cell>
          <table:table-cell table:style-name="ce65" table:formula="of:=[.AT170]/([.AT170]+[.$AG170])" office:value-type="float" office:value="0.0100757180356236">
            <text:p>0.010</text:p>
          </table:table-cell>
          <table:table-cell table:style-name="ce6" table:formula="of:=EXP((-[.AH170]+66.39)/-8.89)" office:value-type="float" office:value="4.0238869741068">
            <text:p>4.024</text:p>
          </table:table-cell>
          <table:table-cell table:style-name="ce6" table:formula="of:=EXP((-[.AM170]+66.39)/-8.89)" office:value-type="float" office:value="2.89886936404808">
            <text:p>2.899</text:p>
          </table:table-cell>
          <table:table-cell table:style-name="ce6" table:formula="of:=EXP((-[.AR170]+66.39)/-8.89)" office:value-type="float" office:value="2.05729512871405">
            <text:p>2.057</text:p>
          </table:table-cell>
          <table:table-cell table:style-name="ce9" table:formula="of:=SQRT(([.$D170]-[.$B170])^2 + ([.$E170]-[.$C170])^2)" office:value-type="float" office:value="4.0442799111832">
            <text:p>4.044</text:p>
          </table:table-cell>
          <table:table-cell table:style-name="ce43" table:formula="of:=IF( ([.$AZ170]-[.$AW170] &lt;[.$AX170])               AND               ([.$AZ170]+[.$AW170]&gt;[.$AX170]); 1; 0)" office:value-type="float" office:value="1">
            <text:p>1</text:p>
          </table:table-cell>
          <table:table-cell table:style-name="ce9" table:formula="of:=([.$D170]-[.$B170])/[.$AZ170]" office:value-type="float" office:value="-0.917345011096078">
            <text:p>-0.917</text:p>
          </table:table-cell>
          <table:table-cell table:style-name="ce9" table:formula="of:=([.$E170]-[.$C170])/[.$AZ170]" office:value-type="float" office:value="-0.398093118022826">
            <text:p>-0.398</text:p>
          </table:table-cell>
          <table:table-cell table:style-name="ce9" table:formula="of:=[.$BB170]*([.$F170]-[.$B170])+[.$BC170]*([.$G170]-[.$C170])" office:value-type="float" office:value="1.97090710214171">
            <text:p>1.971</text:p>
          </table:table-cell>
          <table:table-cell table:style-name="ce9" table:formula="of:=([.$F170]-[.$B170]-[.$BD170]*[.$BB170])/SQRT(([.$F170]-[.$B170]-[.$BD170]*[.$BB170])^2+([.$G170]-[.$C170]-[.$BD170]*[.$BC170])^2)" office:value-type="float" office:value="0.398093118022826">
            <text:p>0.398</text:p>
          </table:table-cell>
          <table:table-cell table:style-name="ce9" table:formula="of:=([.$G170]-[.$C170]-[.BD170]*[.$BC170])/SQRT(([.$F170]-[.$B170]-[.BD170]*[.$BB170])^2+([.$G170]-[.$C170]-[.BD170]*[.$BC170])^2)" office:value-type="float" office:value="-0.917345011096078">
            <text:p>-0.917</text:p>
          </table:table-cell>
          <table:table-cell table:style-name="ce9" table:formula="of:=[.$BE170]*([.$F170]-[.$B170])+[.$BF170]*([.$G170]-[.$C170])" office:value-type="float" office:value="3.46150620319065">
            <text:p>3.462</text:p>
          </table:table-cell>
          <table:table-cell table:style-name="ce48" table:formula="of:=([.$AW170]^2-[.$AX170]^2+[.$AZ170]^2)/(2*[.$AZ170])" office:value-type="float" office:value="2.9850088669439">
            <text:p>2.985</text:p>
          </table:table-cell>
          <table:table-cell table:style-name="ce48" table:formula="of:=([.$AW170]^2-[.$AY170]^2+[.$BD170]^2+[.$BG170]^2)/(2*[.$BG170])-[.$BD170]*[.$BH170]/[.$BG170]" office:value-type="float" office:value="2.3197059082722">
            <text:p>2.320</text:p>
          </table:table-cell>
          <table:table-cell table:style-name="ce9" table:formula="of:=[.$B170]+[.$BH170]*[.$BB170]+[.$BI170]*[.$BE170]" office:value-type="float" office:value="25.8651759657515">
            <text:p>25.865</text:p>
          </table:table-cell>
          <table:table-cell table:style-name="ce9" table:formula="of:=[.$C170]+[.$BH170]*[.$BC170]+[.$BI170]*[.$BF170]" office:value-type="float" office:value="13.9537178706689">
            <text:p>13.954</text:p>
          </table:table-cell>
          <table:table-cell table:style-name="ce53" table:formula="of:=ABS([.$AB170]-[.$BJ170])/[.$AB170]" office:value-type="percentage" office:value="0.0261347720886069">
            <text:p>2.61%</text:p>
          </table:table-cell>
          <table:table-cell table:style-name="ce53" table:formula="of:=ABS([.$AC170]-[.$BK170])/[.$AC170]" office:value-type="percentage" office:value="0.0906137118535769">
            <text:p>9.06%</text:p>
          </table:table-cell>
          <table:table-cell table:style-name="ce6" table:formula="of:=[.AB170]" office:value-type="float" office:value="26.5592971434286">
            <text:p>26.559</text:p>
          </table:table-cell>
          <table:table-cell table:style-name="ce6" table:formula="of:=[.AC170]" office:value-type="float" office:value="15.344104098062">
            <text:p>15.344</text:p>
          </table:table-cell>
          <table:table-cell/>
          <table:table-cell table:formula="of:=[.BN170]-[.BJ170]" office:value-type="float" office:value="0.694121177677094">
            <text:p>0.69</text:p>
          </table:table-cell>
          <table:table-cell table:formula="of:=[.BO170]-[.BK170]" office:value-type="float" office:value="1.39038622739308">
            <text:p>1.39</text:p>
          </table:table-cell>
          <table:table-cell table:style-name="ce75" table:formula="of:=[.BL170]-[.Z170]" office:value-type="percentage" office:value="0.00312336101546153">
            <text:p>0.31%</text:p>
          </table:table-cell>
          <table:table-cell table:style-name="ce75" table:formula="of:=[.BM170]-[.AA170]" office:value-type="percentage" office:value="0.0653818304089211">
            <text:p>6.54%</text:p>
          </table:table-cell>
          <table:table-cell table:number-columns-repeated="13"/>
          <table:table-cell table:formula="of:=[.BL170]-[.Z170]" office:value-type="percentage" office:value="0.00312336101546153">
            <text:p>0.31%</text:p>
          </table:table-cell>
          <table:table-cell table:formula="of:=[.BM170]-[.AA170]" office:value-type="percentage" office:value="0.0653818304089211">
            <text:p>6.54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71]+66.39)/-8.89)" office:value-type="float" office:value="1.67960757526435">
            <text:p>1.68</text:p>
          </table:table-cell>
          <table:table-cell table:formula="of:=EXP(([.L171]+66.39)/-8.89)" office:value-type="float" office:value="9.07795792181656">
            <text:p>9.08</text:p>
          </table:table-cell>
          <table:table-cell table:formula="of:=EXP(([.M171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86">
            <text:p>-86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171]-[.$B171])^2 + ([.$E171]-[.$C171])^2)" office:value-type="float" office:value="4.0442799111832">
            <text:p>4.044</text:p>
          </table:table-cell>
          <table:table-cell table:style-name="ce43" table:formula="of:=IF( ([.$N171]-[.$H171] &lt;[.$I171])            AND            ([.$N171]+[.$H171] &gt;[.$I171]); 1; 0)" office:value-type="float" office:value="0">
            <text:p>0</text:p>
          </table:table-cell>
          <table:table-cell table:style-name="ce9" table:formula="of:=([.$D171]-[.$B171])/[.$N171]" office:value-type="float" office:value="-0.917345011096078">
            <text:p>-0.917</text:p>
          </table:table-cell>
          <table:table-cell table:style-name="ce9" table:formula="of:=([.$E171]-[.$C171])/[.$N171]" office:value-type="float" office:value="-0.398093118022826">
            <text:p>-0.398</text:p>
          </table:table-cell>
          <table:table-cell table:style-name="ce9" table:formula="of:=[.$P171]*([.$F171]-[.$B171])+[.$Q171]*([.$G171]-[.$C171])" office:value-type="float" office:value="1.97090710214171">
            <text:p>1.971</text:p>
          </table:table-cell>
          <table:table-cell table:style-name="ce9" table:formula="of:=([.$F171]-[.$B171]-[.$R171]*[.$P171])/SQRT(([.$F171]-[.$B171]-[.$R171]*[.$P171])^2+([.$G171]-[.$C171]-[.$R171]*[.$Q171])^2)" office:value-type="float" office:value="0.398093118022826">
            <text:p>0.398</text:p>
          </table:table-cell>
          <table:table-cell table:style-name="ce9" table:formula="of:=([.$G171]-[.$C171]-[.R171]*[.$Q171])/SQRT(([.$F171]-[.$B171]-[.R171]*[.$P171])^2+([.$G171]-[.$C171]-[.R171]*[.$Q171])^2)" office:value-type="float" office:value="-0.917345011096078">
            <text:p>-0.917</text:p>
          </table:table-cell>
          <table:table-cell table:style-name="ce9" table:formula="of:=[.$S171]*([.$F171]-[.$B171])+[.$T171]*([.$G171]-[.$C171])" office:value-type="float" office:value="3.46150620319065">
            <text:p>3.462</text:p>
          </table:table-cell>
          <table:table-cell table:style-name="ce48" table:formula="of:=([.$H171]^2-[.$I171]^2+[.$N171]^2)/(2*[.$N171])" office:value-type="float" office:value="-7.81746563195813">
            <text:p>-7.817</text:p>
          </table:table-cell>
          <table:table-cell table:style-name="ce48" table:formula="of:=([.$H171]^2-[.$J171]^2+[.$R171]^2+[.$U171]^2)/(2*[.$U171])-[.$R171]*[.$V171]/[.$U171]" office:value-type="float" office:value="6.64014026649071">
            <text:p>6.640</text:p>
          </table:table-cell>
          <table:table-cell table:style-name="ce9" table:formula="of:=[.$B171]+[.$V171]*[.$P171]+[.$W171]*[.$S171]" office:value-type="float" office:value="37.4947072396881">
            <text:p>37.495</text:p>
          </table:table-cell>
          <table:table-cell table:style-name="ce9" table:formula="of:=[.$C171]+[.$V171]*[.$Q171]+[.$W171]*[.$T171]" office:value-type="float" office:value="14.2907797220191">
            <text:p>14.291</text:p>
          </table:table-cell>
          <table:table-cell table:style-name="ce53" table:formula="of:=ABS([.$AB171]-[.$X171])/[.$AB171]" office:value-type="percentage" office:value="0.411735673470754">
            <text:p>41.17%</text:p>
          </table:table-cell>
          <table:table-cell table:style-name="ce53" table:formula="of:=ABS([.$AC171]-[.$Y171])/[.$AC171]" office:value-type="percentage" office:value="0.0686468476302882">
            <text:p>6.86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71]+[.AL171]*(ABS([.K171])-[.AK170])" office:value-type="float" office:value="78.5922069508631">
            <text:p>78.592</text:p>
          </table:table-cell>
          <table:table-cell table:style-name="ce6" table:formula="of:=[.AJ171]*(1-[.AL171])" office:value-type="float" office:value="0.0164912402684749">
            <text:p>0.016</text:p>
          </table:table-cell>
          <table:table-cell table:style-name="ce6" table:formula="of:=[.AJ170]+[.$AF171]" office:value-type="float" office:value="0.0168706239193019">
            <text:p>0.017</text:p>
          </table:table-cell>
          <table:table-cell table:style-name="ce6" table:formula="of:=[.AH170]" office:value-type="float" office:value="78.7670877822257">
            <text:p>78.767</text:p>
          </table:table-cell>
          <table:table-cell table:style-name="ce65" table:formula="of:=[.AJ171]/([.AJ171]+[.$AG171])" office:value-type="float" office:value="0.0224878257402802">
            <text:p>0.022</text:p>
          </table:table-cell>
          <table:table-cell table:style-name="ce60" table:formula="of:=[.AP171]+[.AQ171]*(ABS([.P171])-[.AP170])" office:value-type="float" office:value="74.0033758257546">
            <text:p>74.003</text:p>
          </table:table-cell>
          <table:table-cell table:style-name="ce6" table:formula="of:=[.AO171]*(1-[.AQ171])" office:value-type="float" office:value="0.017700165650552">
            <text:p>0.018</text:p>
          </table:table-cell>
          <table:table-cell table:style-name="ce6" table:formula="of:=[.AO170]+[.$AF171]" office:value-type="float" office:value="0.0181379494293124">
            <text:p>0.018</text:p>
          </table:table-cell>
          <table:table-cell table:style-name="ce6" table:formula="of:=[.AM170]" office:value-type="float" office:value="75.8518117920334">
            <text:p>75.852</text:p>
          </table:table-cell>
          <table:table-cell table:style-name="ce65" table:formula="of:=[.AO171]/([.AO171]+[.$AG171])" office:value-type="float" office:value="0.0241363435523165">
            <text:p>0.024</text:p>
          </table:table-cell>
          <table:table-cell table:style-name="ce60" table:formula="of:=[.AU171]+[.AV171]*(ABS([.U171])-[.AU170])" office:value-type="float" office:value="71.9106983131196">
            <text:p>71.911</text:p>
          </table:table-cell>
          <table:table-cell table:style-name="ce6" table:formula="of:=[.AT171]*(1-[.AV171])" office:value-type="float" office:value="0.00934355833492752">
            <text:p>0.009</text:p>
          </table:table-cell>
          <table:table-cell table:style-name="ce6" table:formula="of:=[.AT170]+[.$AF171]" office:value-type="float" office:value="0.0094641417799058">
            <text:p>0.009</text:p>
          </table:table-cell>
          <table:table-cell table:style-name="ce6" table:formula="of:=[.AR170]" office:value-type="float" office:value="72.8031755528832">
            <text:p>72.803</text:p>
          </table:table-cell>
          <table:table-cell table:style-name="ce65" table:formula="of:=[.AT171]/([.AT171]+[.$AG171])" office:value-type="float" office:value="0.012741086068078">
            <text:p>0.013</text:p>
          </table:table-cell>
          <table:table-cell table:style-name="ce6" table:formula="of:=EXP((-[.AH171]+66.39)/-8.89)" office:value-type="float" office:value="3.94550402798041">
            <text:p>3.946</text:p>
          </table:table-cell>
          <table:table-cell table:style-name="ce6" table:formula="of:=EXP((-[.AM171]+66.39)/-8.89)" office:value-type="float" office:value="2.35466326664232">
            <text:p>2.355</text:p>
          </table:table-cell>
          <table:table-cell table:style-name="ce6" table:formula="of:=EXP((-[.AR171]+66.39)/-8.89)" office:value-type="float" office:value="1.86078963970255">
            <text:p>1.861</text:p>
          </table:table-cell>
          <table:table-cell table:style-name="ce9" table:formula="of:=SQRT(([.$D171]-[.$B171])^2 + ([.$E171]-[.$C171])^2)" office:value-type="float" office:value="4.0442799111832">
            <text:p>4.044</text:p>
          </table:table-cell>
          <table:table-cell table:style-name="ce43" table:formula="of:=IF( ([.$AZ171]-[.$AW171] &lt;[.$AX171])               AND               ([.$AZ171]+[.$AW171]&gt;[.$AX171]); 1; 0)" office:value-type="float" office:value="1">
            <text:p>1</text:p>
          </table:table-cell>
          <table:table-cell table:style-name="ce9" table:formula="of:=([.$D171]-[.$B171])/[.$AZ171]" office:value-type="float" office:value="-0.917345011096078">
            <text:p>-0.917</text:p>
          </table:table-cell>
          <table:table-cell table:style-name="ce9" table:formula="of:=([.$E171]-[.$C171])/[.$AZ171]" office:value-type="float" office:value="-0.398093118022826">
            <text:p>-0.398</text:p>
          </table:table-cell>
          <table:table-cell table:style-name="ce9" table:formula="of:=[.$BB171]*([.$F171]-[.$B171])+[.$BC171]*([.$G171]-[.$C171])" office:value-type="float" office:value="1.97090710214171">
            <text:p>1.971</text:p>
          </table:table-cell>
          <table:table-cell table:style-name="ce9" table:formula="of:=([.$F171]-[.$B171]-[.$BD171]*[.$BB171])/SQRT(([.$F171]-[.$B171]-[.$BD171]*[.$BB171])^2+([.$G171]-[.$C171]-[.$BD171]*[.$BC171])^2)" office:value-type="float" office:value="0.398093118022826">
            <text:p>0.398</text:p>
          </table:table-cell>
          <table:table-cell table:style-name="ce9" table:formula="of:=([.$G171]-[.$C171]-[.BD171]*[.$BC171])/SQRT(([.$F171]-[.$B171]-[.BD171]*[.$BB171])^2+([.$G171]-[.$C171]-[.BD171]*[.$BC171])^2)" office:value-type="float" office:value="-0.917345011096078">
            <text:p>-0.917</text:p>
          </table:table-cell>
          <table:table-cell table:style-name="ce9" table:formula="of:=[.$BE171]*([.$F171]-[.$B171])+[.$BF171]*([.$G171]-[.$C171])" office:value-type="float" office:value="3.46150620319065">
            <text:p>3.462</text:p>
          </table:table-cell>
          <table:table-cell table:style-name="ce48" table:formula="of:=([.$AW171]^2-[.$AX171]^2+[.$AZ171]^2)/(2*[.$AZ171])" office:value-type="float" office:value="3.26124347409692">
            <text:p>3.261</text:p>
          </table:table-cell>
          <table:table-cell table:style-name="ce48" table:formula="of:=([.$AW171]^2-[.$AY171]^2+[.$BD171]^2+[.$BG171]^2)/(2*[.$BG171])-[.$BD171]*[.$BH171]/[.$BG171]" office:value-type="float" office:value="2.18340618425448">
            <text:p>2.183</text:p>
          </table:table-cell>
          <table:table-cell table:style-name="ce9" table:formula="of:=[.$B171]+[.$BH171]*[.$BB171]+[.$BI171]*[.$BE171]" office:value-type="float" office:value="25.5575135448677">
            <text:p>25.558</text:p>
          </table:table-cell>
          <table:table-cell table:style-name="ce9" table:formula="of:=[.$C171]+[.$BH171]*[.$BC171]+[.$BI171]*[.$BF171]" office:value-type="float" office:value="13.968784646443">
            <text:p>13.969</text:p>
          </table:table-cell>
          <table:table-cell table:style-name="ce53" table:formula="of:=ABS([.$AB171]-[.$BJ171])/[.$AB171]" office:value-type="percentage" office:value="0.037718754120296">
            <text:p>3.77%</text:p>
          </table:table-cell>
          <table:table-cell table:style-name="ce53" table:formula="of:=ABS([.$AC171]-[.$BK171])/[.$AC171]" office:value-type="percentage" office:value="0.0896317857875271">
            <text:p>8.96%</text:p>
          </table:table-cell>
          <table:table-cell table:style-name="ce6" table:formula="of:=[.AB171]" office:value-type="float" office:value="26.5592971434286">
            <text:p>26.559</text:p>
          </table:table-cell>
          <table:table-cell table:style-name="ce6" table:formula="of:=[.AC171]" office:value-type="float" office:value="15.344104098062">
            <text:p>15.344</text:p>
          </table:table-cell>
          <table:table-cell/>
          <table:table-cell table:formula="of:=[.BN171]-[.BJ171]" office:value-type="float" office:value="1.00178359856086">
            <text:p>1</text:p>
          </table:table-cell>
          <table:table-cell table:formula="of:=[.BO171]-[.BK171]" office:value-type="float" office:value="1.37531945161901">
            <text:p>1.38</text:p>
          </table:table-cell>
          <table:table-cell table:style-name="ce75" table:formula="of:=[.BL171]-[.Z171]" office:value-type="percentage" office:value="-0.374016919350458">
            <text:p>-37.40%</text:p>
          </table:table-cell>
          <table:table-cell table:style-name="ce75" table:formula="of:=[.BM171]-[.AA171]" office:value-type="percentage" office:value="0.0209849381572389">
            <text:p>2.10%</text:p>
          </table:table-cell>
          <table:table-cell table:number-columns-repeated="13"/>
          <table:table-cell table:formula="of:=[.BL171]-[.Z171]" office:value-type="percentage" office:value="-0.374016919350458">
            <text:p>-37.40%</text:p>
          </table:table-cell>
          <table:table-cell table:formula="of:=[.BM171]-[.AA171]" office:value-type="percentage" office:value="0.0209849381572389">
            <text:p>2.1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72]+66.39)/-8.89)" office:value-type="float" office:value="2.94759586261819">
            <text:p>2.95</text:p>
          </table:table-cell>
          <table:table-cell table:formula="of:=EXP(([.L172]+66.39)/-8.89)" office:value-type="float" office:value="3.29852637439117">
            <text:p>3.3</text:p>
          </table:table-cell>
          <table:table-cell table:formula="of:=EXP(([.M172]+66.39)/-8.89)" office:value-type="float" office:value="1.87957581156176">
            <text:p>1.88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77">
            <text:p>-77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style-name="ce9" table:formula="of:=SQRT(([.$D172]-[.$B172])^2 + ([.$E172]-[.$C172])^2)" office:value-type="float" office:value="4.0442799111832">
            <text:p>4.044</text:p>
          </table:table-cell>
          <table:table-cell table:style-name="ce43" table:formula="of:=IF( ([.$N172]-[.$H172] &lt;[.$I172])            AND            ([.$N172]+[.$H172] &gt;[.$I172]); 1; 0)" office:value-type="float" office:value="1">
            <text:p>1</text:p>
          </table:table-cell>
          <table:table-cell table:style-name="ce9" table:formula="of:=([.$D172]-[.$B172])/[.$N172]" office:value-type="float" office:value="-0.917345011096078">
            <text:p>-0.917</text:p>
          </table:table-cell>
          <table:table-cell table:style-name="ce9" table:formula="of:=([.$E172]-[.$C172])/[.$N172]" office:value-type="float" office:value="-0.398093118022826">
            <text:p>-0.398</text:p>
          </table:table-cell>
          <table:table-cell table:style-name="ce9" table:formula="of:=[.$P172]*([.$F172]-[.$B172])+[.$Q172]*([.$G172]-[.$C172])" office:value-type="float" office:value="1.97090710214171">
            <text:p>1.971</text:p>
          </table:table-cell>
          <table:table-cell table:style-name="ce9" table:formula="of:=([.$F172]-[.$B172]-[.$R172]*[.$P172])/SQRT(([.$F172]-[.$B172]-[.$R172]*[.$P172])^2+([.$G172]-[.$C172]-[.$R172]*[.$Q172])^2)" office:value-type="float" office:value="0.398093118022826">
            <text:p>0.398</text:p>
          </table:table-cell>
          <table:table-cell table:style-name="ce9" table:formula="of:=([.$G172]-[.$C172]-[.R172]*[.$Q172])/SQRT(([.$F172]-[.$B172]-[.R172]*[.$P172])^2+([.$G172]-[.$C172]-[.R172]*[.$Q172])^2)" office:value-type="float" office:value="-0.917345011096078">
            <text:p>-0.917</text:p>
          </table:table-cell>
          <table:table-cell table:style-name="ce9" table:formula="of:=[.$S172]*([.$F172]-[.$B172])+[.$T172]*([.$G172]-[.$C172])" office:value-type="float" office:value="3.46150620319065">
            <text:p>3.462</text:p>
          </table:table-cell>
          <table:table-cell table:style-name="ce48" table:formula="of:=([.$H172]^2-[.$I172]^2+[.$N172]^2)/(2*[.$N172])" office:value-type="float" office:value="1.75114549905447">
            <text:p>1.751</text:p>
          </table:table-cell>
          <table:table-cell table:style-name="ce48" table:formula="of:=([.$H172]^2-[.$J172]^2+[.$R172]^2+[.$U172]^2)/(2*[.$U172])-[.$R172]*[.$V172]/[.$U172]" office:value-type="float" office:value="2.03947719679968">
            <text:p>2.039</text:p>
          </table:table-cell>
          <table:table-cell table:style-name="ce9" table:formula="of:=[.$B172]+[.$V172]*[.$P172]+[.$W172]*[.$S172]" office:value-type="float" office:value="26.8854972491495">
            <text:p>26.885</text:p>
          </table:table-cell>
          <table:table-cell table:style-name="ce9" table:formula="of:=[.$C172]+[.$V172]*[.$Q172]+[.$W172]*[.$T172]" office:value-type="float" office:value="14.7019767964414">
            <text:p>14.702</text:p>
          </table:table-cell>
          <table:table-cell table:style-name="ce53" table:formula="of:=ABS([.$AB172]-[.$X172])/[.$AB172]" office:value-type="percentage" office:value="0.0122819555035393">
            <text:p>1.23%</text:p>
          </table:table-cell>
          <table:table-cell table:style-name="ce53" table:formula="of:=ABS([.$AC172]-[.$Y172])/[.$AC172]" office:value-type="percentage" office:value="0.0418484714074468">
            <text:p>4.18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72]+[.AL172]*(ABS([.K172])-[.AK171])" office:value-type="float" office:value="78.522789403127">
            <text:p>78.523</text:p>
          </table:table-cell>
          <table:table-cell table:style-name="ce6" table:formula="of:=[.AJ172]*(1-[.AL172])" office:value-type="float" office:value="0.0183972191920857">
            <text:p>0.018</text:p>
          </table:table-cell>
          <table:table-cell table:style-name="ce6" table:formula="of:=[.AJ171]+[.$AF172]" office:value-type="float" office:value="0.0188706239193019">
            <text:p>0.019</text:p>
          </table:table-cell>
          <table:table-cell table:style-name="ce6" table:formula="of:=[.AH171]" office:value-type="float" office:value="78.5922069508631">
            <text:p>78.592</text:p>
          </table:table-cell>
          <table:table-cell table:style-name="ce65" table:formula="of:=[.AJ172]/([.AJ172]+[.$AG172])" office:value-type="float" office:value="0.025086861422317">
            <text:p>0.025</text:p>
          </table:table-cell>
          <table:table-cell table:style-name="ce60" table:formula="of:=[.AP172]+[.AQ172]*(ABS([.P172])-[.AP171])" office:value-type="float" office:value="72.0006299084403">
            <text:p>72.001</text:p>
          </table:table-cell>
          <table:table-cell table:style-name="ce6" table:formula="of:=[.AO172]*(1-[.AQ172])" office:value-type="float" office:value="0.0195997298658031">
            <text:p>0.020</text:p>
          </table:table-cell>
          <table:table-cell table:style-name="ce6" table:formula="of:=[.AO171]+[.$AF172]" office:value-type="float" office:value="0.0201379494293124">
            <text:p>0.020</text:p>
          </table:table-cell>
          <table:table-cell table:style-name="ce6" table:formula="of:=[.AM171]" office:value-type="float" office:value="74.0033758257546">
            <text:p>74.003</text:p>
          </table:table-cell>
          <table:table-cell table:style-name="ce65" table:formula="of:=[.AO172]/([.AO172]+[.$AG172])" office:value-type="float" office:value="0.0267266319939141">
            <text:p>0.027</text:p>
          </table:table-cell>
          <table:table-cell table:style-name="ce60" table:formula="of:=[.AU172]+[.AV172]*(ABS([.U172])-[.AU171])" office:value-type="float" office:value="70.843381654789">
            <text:p>70.843</text:p>
          </table:table-cell>
          <table:table-cell table:style-name="ce6" table:formula="of:=[.AT172]*(1-[.AV172])" office:value-type="float" office:value="0.0112876841086396">
            <text:p>0.011</text:p>
          </table:table-cell>
          <table:table-cell table:style-name="ce6" table:formula="of:=[.AT171]+[.$AF172]" office:value-type="float" office:value="0.0114641417799058">
            <text:p>0.011</text:p>
          </table:table-cell>
          <table:table-cell table:style-name="ce6" table:formula="of:=[.AR171]" office:value-type="float" office:value="71.9106983131196">
            <text:p>71.911</text:p>
          </table:table-cell>
          <table:table-cell table:style-name="ce65" table:formula="of:=[.AT172]/([.AT172]+[.$AG172])" office:value-type="float" office:value="0.0153921396519616">
            <text:p>0.015</text:p>
          </table:table-cell>
          <table:table-cell table:style-name="ce6" table:formula="of:=EXP((-[.AH172]+66.39)/-8.89)" office:value-type="float" office:value="3.91481553887338">
            <text:p>3.915</text:p>
          </table:table-cell>
          <table:table-cell table:style-name="ce6" table:formula="of:=EXP((-[.AM172]+66.39)/-8.89)" office:value-type="float" office:value="1.87970899520789">
            <text:p>1.880</text:p>
          </table:table-cell>
          <table:table-cell table:style-name="ce6" table:formula="of:=EXP((-[.AR172]+66.39)/-8.89)" office:value-type="float" office:value="1.65027644831442">
            <text:p>1.650</text:p>
          </table:table-cell>
          <table:table-cell table:style-name="ce9" table:formula="of:=SQRT(([.$D172]-[.$B172])^2 + ([.$E172]-[.$C172])^2)" office:value-type="float" office:value="4.0442799111832">
            <text:p>4.044</text:p>
          </table:table-cell>
          <table:table-cell table:style-name="ce43" table:formula="of:=IF( ([.$AZ172]-[.$AW172] &lt;[.$AX172])               AND               ([.$AZ172]+[.$AW172]&gt;[.$AX172]); 1; 0)" office:value-type="float" office:value="1">
            <text:p>1</text:p>
          </table:table-cell>
          <table:table-cell table:style-name="ce9" table:formula="of:=([.$D172]-[.$B172])/[.$AZ172]" office:value-type="float" office:value="-0.917345011096078">
            <text:p>-0.917</text:p>
          </table:table-cell>
          <table:table-cell table:style-name="ce9" table:formula="of:=([.$E172]-[.$C172])/[.$AZ172]" office:value-type="float" office:value="-0.398093118022826">
            <text:p>-0.398</text:p>
          </table:table-cell>
          <table:table-cell table:style-name="ce9" table:formula="of:=[.$BB172]*([.$F172]-[.$B172])+[.$BC172]*([.$G172]-[.$C172])" office:value-type="float" office:value="1.97090710214171">
            <text:p>1.971</text:p>
          </table:table-cell>
          <table:table-cell table:style-name="ce9" table:formula="of:=([.$F172]-[.$B172]-[.$BD172]*[.$BB172])/SQRT(([.$F172]-[.$B172]-[.$BD172]*[.$BB172])^2+([.$G172]-[.$C172]-[.$BD172]*[.$BC172])^2)" office:value-type="float" office:value="0.398093118022826">
            <text:p>0.398</text:p>
          </table:table-cell>
          <table:table-cell table:style-name="ce9" table:formula="of:=([.$G172]-[.$C172]-[.BD172]*[.$BC172])/SQRT(([.$F172]-[.$B172]-[.BD172]*[.$BB172])^2+([.$G172]-[.$C172]-[.BD172]*[.$BC172])^2)" office:value-type="float" office:value="-0.917345011096078">
            <text:p>-0.917</text:p>
          </table:table-cell>
          <table:table-cell table:style-name="ce9" table:formula="of:=[.$BE172]*([.$F172]-[.$B172])+[.$BF172]*([.$G172]-[.$C172])" office:value-type="float" office:value="3.46150620319065">
            <text:p>3.462</text:p>
          </table:table-cell>
          <table:table-cell table:style-name="ce48" table:formula="of:=([.$AW172]^2-[.$AX172]^2+[.$AZ172]^2)/(2*[.$AZ172])" office:value-type="float" office:value="3.48006016088335">
            <text:p>3.480</text:p>
          </table:table-cell>
          <table:table-cell table:style-name="ce48" table:formula="of:=([.$AW172]^2-[.$AY172]^2+[.$BD172]^2+[.$BG172]^2)/(2*[.$BG172])-[.$BD172]*[.$BH172]/[.$BG172]" office:value-type="float" office:value="2.13073686824763">
            <text:p>2.131</text:p>
          </table:table-cell>
          <table:table-cell table:style-name="ce9" table:formula="of:=[.$B172]+[.$BH172]*[.$BB172]+[.$BI172]*[.$BE172]" office:value-type="float" office:value="25.3358158566663">
            <text:p>25.336</text:p>
          </table:table-cell>
          <table:table-cell table:style-name="ce9" table:formula="of:=[.$C172]+[.$BH172]*[.$BC172]+[.$BI172]*[.$BF172]" office:value-type="float" office:value="13.9299911636015">
            <text:p>13.930</text:p>
          </table:table-cell>
          <table:table-cell table:style-name="ce53" table:formula="of:=ABS([.$AB172]-[.$BJ172])/[.$AB172]" office:value-type="percentage" office:value="0.04606602652755">
            <text:p>4.61%</text:p>
          </table:table-cell>
          <table:table-cell table:style-name="ce53" table:formula="of:=ABS([.$AC172]-[.$BK172])/[.$AC172]" office:value-type="percentage" office:value="0.0921600196025213">
            <text:p>9.22%</text:p>
          </table:table-cell>
          <table:table-cell table:style-name="ce6" table:formula="of:=[.AB172]" office:value-type="float" office:value="26.5592971434286">
            <text:p>26.559</text:p>
          </table:table-cell>
          <table:table-cell table:style-name="ce6" table:formula="of:=[.AC172]" office:value-type="float" office:value="15.344104098062">
            <text:p>15.344</text:p>
          </table:table-cell>
          <table:table-cell/>
          <table:table-cell table:formula="of:=[.BN172]-[.BJ172]" office:value-type="float" office:value="1.22348128676227">
            <text:p>1.22</text:p>
          </table:table-cell>
          <table:table-cell table:formula="of:=[.BO172]-[.BK172]" office:value-type="float" office:value="1.41411293446052">
            <text:p>1.41</text:p>
          </table:table-cell>
          <table:table-cell table:style-name="ce75" table:formula="of:=[.BL172]-[.Z172]" office:value-type="percentage" office:value="0.0337840710240107">
            <text:p>3.38%</text:p>
          </table:table-cell>
          <table:table-cell table:style-name="ce75" table:formula="of:=[.BM172]-[.AA172]" office:value-type="percentage" office:value="0.0503115481950745">
            <text:p>5.03%</text:p>
          </table:table-cell>
          <table:table-cell table:number-columns-repeated="13"/>
          <table:table-cell table:formula="of:=[.BL172]-[.Z172]" office:value-type="percentage" office:value="0.0337840710240107">
            <text:p>3.38%</text:p>
          </table:table-cell>
          <table:table-cell table:formula="of:=[.BM172]-[.AA172]" office:value-type="percentage" office:value="0.0503115481950745">
            <text:p>5.0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73]+66.39)/-8.89)" office:value-type="float" office:value="2.35376929320541">
            <text:p>2.35</text:p>
          </table:table-cell>
          <table:table-cell table:formula="of:=EXP(([.L173]+66.39)/-8.89)" office:value-type="float" office:value="9.07795792181656">
            <text:p>9.08</text:p>
          </table:table-cell>
          <table:table-cell table:formula="of:=EXP(([.M173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86">
            <text:p>-86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173]-[.$B173])^2 + ([.$E173]-[.$C173])^2)" office:value-type="float" office:value="4.0442799111832">
            <text:p>4.044</text:p>
          </table:table-cell>
          <table:table-cell table:style-name="ce43" table:formula="of:=IF( ([.$N173]-[.$H173] &lt;[.$I173])            AND            ([.$N173]+[.$H173] &gt;[.$I173]); 1; 0)" office:value-type="float" office:value="0">
            <text:p>0</text:p>
          </table:table-cell>
          <table:table-cell table:style-name="ce9" table:formula="of:=([.$D173]-[.$B173])/[.$N173]" office:value-type="float" office:value="-0.917345011096078">
            <text:p>-0.917</text:p>
          </table:table-cell>
          <table:table-cell table:style-name="ce9" table:formula="of:=([.$E173]-[.$C173])/[.$N173]" office:value-type="float" office:value="-0.398093118022826">
            <text:p>-0.398</text:p>
          </table:table-cell>
          <table:table-cell table:style-name="ce9" table:formula="of:=[.$P173]*([.$F173]-[.$B173])+[.$Q173]*([.$G173]-[.$C173])" office:value-type="float" office:value="1.97090710214171">
            <text:p>1.971</text:p>
          </table:table-cell>
          <table:table-cell table:style-name="ce9" table:formula="of:=([.$F173]-[.$B173]-[.$R173]*[.$P173])/SQRT(([.$F173]-[.$B173]-[.$R173]*[.$P173])^2+([.$G173]-[.$C173]-[.$R173]*[.$Q173])^2)" office:value-type="float" office:value="0.398093118022826">
            <text:p>0.398</text:p>
          </table:table-cell>
          <table:table-cell table:style-name="ce9" table:formula="of:=([.$G173]-[.$C173]-[.R173]*[.$Q173])/SQRT(([.$F173]-[.$B173]-[.R173]*[.$P173])^2+([.$G173]-[.$C173]-[.R173]*[.$Q173])^2)" office:value-type="float" office:value="-0.917345011096078">
            <text:p>-0.917</text:p>
          </table:table-cell>
          <table:table-cell table:style-name="ce9" table:formula="of:=[.$S173]*([.$F173]-[.$B173])+[.$T173]*([.$G173]-[.$C173])" office:value-type="float" office:value="3.46150620319065">
            <text:p>3.462</text:p>
          </table:table-cell>
          <table:table-cell table:style-name="ce48" table:formula="of:=([.$H173]^2-[.$I173]^2+[.$N173]^2)/(2*[.$N173])" office:value-type="float" office:value="-7.48129351498468">
            <text:p>-7.481</text:p>
          </table:table-cell>
          <table:table-cell table:style-name="ce48" table:formula="of:=([.$H173]^2-[.$J173]^2+[.$R173]^2+[.$U173]^2)/(2*[.$U173])-[.$R173]*[.$V173]/[.$U173]" office:value-type="float" office:value="6.09680801975556">
            <text:p>6.097</text:p>
          </table:table-cell>
          <table:table-cell table:style-name="ce9" table:formula="of:=[.$B173]+[.$V173]*[.$P173]+[.$W173]*[.$S173]" office:value-type="float" office:value="36.9700245970877">
            <text:p>36.970</text:p>
          </table:table-cell>
          <table:table-cell table:style-name="ce9" table:formula="of:=[.$C173]+[.$V173]*[.$Q173]+[.$W173]*[.$T173]" office:value-type="float" office:value="14.6553750416909">
            <text:p>14.655</text:p>
          </table:table-cell>
          <table:table-cell table:style-name="ce53" table:formula="of:=ABS([.$AB173]-[.$X173])/[.$AB173]" office:value-type="percentage" office:value="0.391980533123218">
            <text:p>39.20%</text:p>
          </table:table-cell>
          <table:table-cell table:style-name="ce53" table:formula="of:=ABS([.$AC173]-[.$Y173])/[.$AC173]" office:value-type="percentage" office:value="0.0448855828903107">
            <text:p>4.4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73]+[.AL173]*(ABS([.K173])-[.AK172])" office:value-type="float" office:value="78.3957133335466">
            <text:p>78.396</text:p>
          </table:table-cell>
          <table:table-cell table:style-name="ce6" table:formula="of:=[.AJ173]*(1-[.AL173])" office:value-type="float" office:value="0.0202930896562046">
            <text:p>0.020</text:p>
          </table:table-cell>
          <table:table-cell table:style-name="ce6" table:formula="of:=[.AJ172]+[.$AF173]" office:value-type="float" office:value="0.0208706239193019">
            <text:p>0.021</text:p>
          </table:table-cell>
          <table:table-cell table:style-name="ce6" table:formula="of:=[.AH172]" office:value-type="float" office:value="78.522789403127">
            <text:p>78.523</text:p>
          </table:table-cell>
          <table:table-cell table:style-name="ce65" table:formula="of:=[.AJ173]/([.AJ173]+[.$AG173])" office:value-type="float" office:value="0.0276721129818828">
            <text:p>0.028</text:p>
          </table:table-cell>
          <table:table-cell table:style-name="ce60" table:formula="of:=[.AP173]+[.AQ173]*(ABS([.P173])-[.AP172])" office:value-type="float" office:value="69.8589749100484">
            <text:p>69.859</text:p>
          </table:table-cell>
          <table:table-cell table:style-name="ce6" table:formula="of:=[.AO173]*(1-[.AQ173])" office:value-type="float" office:value="0.0214892365423085">
            <text:p>0.021</text:p>
          </table:table-cell>
          <table:table-cell table:style-name="ce6" table:formula="of:=[.AO172]+[.$AF173]" office:value-type="float" office:value="0.0221379494293124">
            <text:p>0.022</text:p>
          </table:table-cell>
          <table:table-cell table:style-name="ce6" table:formula="of:=[.AM172]" office:value-type="float" office:value="72.0006299084403">
            <text:p>72.001</text:p>
          </table:table-cell>
          <table:table-cell table:style-name="ce65" table:formula="of:=[.AO173]/([.AO173]+[.$AG173])" office:value-type="float" office:value="0.0293032057497144">
            <text:p>0.029</text:p>
          </table:table-cell>
          <table:table-cell table:style-name="ce60" table:formula="of:=[.AU173]+[.AV173]*(ABS([.U173])-[.AU172])" office:value-type="float" office:value="69.6093115951173">
            <text:p>69.609</text:p>
          </table:table-cell>
          <table:table-cell table:style-name="ce6" table:formula="of:=[.AT173]*(1-[.AV173])" office:value-type="float" office:value="0.0132213968513306">
            <text:p>0.013</text:p>
          </table:table-cell>
          <table:table-cell table:style-name="ce6" table:formula="of:=[.AT172]+[.$AF173]" office:value-type="float" office:value="0.0134641417799058">
            <text:p>0.013</text:p>
          </table:table-cell>
          <table:table-cell table:style-name="ce6" table:formula="of:=[.AR172]" office:value-type="float" office:value="70.843381654789">
            <text:p>70.843</text:p>
          </table:table-cell>
          <table:table-cell table:style-name="ce65" table:formula="of:=[.AT173]/([.AT173]+[.$AG173])" office:value-type="float" office:value="0.0180289937927942">
            <text:p>0.018</text:p>
          </table:table-cell>
          <table:table-cell table:style-name="ce6" table:formula="of:=EXP((-[.AH173]+66.39)/-8.89)" office:value-type="float" office:value="3.85925415526279">
            <text:p>3.859</text:p>
          </table:table-cell>
          <table:table-cell table:style-name="ce6" table:formula="of:=EXP((-[.AM173]+66.39)/-8.89)" office:value-type="float" office:value="1.47729232348517">
            <text:p>1.477</text:p>
          </table:table-cell>
          <table:table-cell table:style-name="ce6" table:formula="of:=EXP((-[.AR173]+66.39)/-8.89)" office:value-type="float" office:value="1.4363817652617">
            <text:p>1.436</text:p>
          </table:table-cell>
          <table:table-cell table:style-name="ce9" table:formula="of:=SQRT(([.$D173]-[.$B173])^2 + ([.$E173]-[.$C173])^2)" office:value-type="float" office:value="4.0442799111832">
            <text:p>4.044</text:p>
          </table:table-cell>
          <table:table-cell table:style-name="ce43" table:formula="of:=IF( ([.$AZ173]-[.$AW173] &lt;[.$AX173])               AND               ([.$AZ173]+[.$AW173]&gt;[.$AX173]); 1; 0)" office:value-type="float" office:value="1">
            <text:p>1</text:p>
          </table:table-cell>
          <table:table-cell table:style-name="ce9" table:formula="of:=([.$D173]-[.$B173])/[.$AZ173]" office:value-type="float" office:value="-0.917345011096078">
            <text:p>-0.917</text:p>
          </table:table-cell>
          <table:table-cell table:style-name="ce9" table:formula="of:=([.$E173]-[.$C173])/[.$AZ173]" office:value-type="float" office:value="-0.398093118022826">
            <text:p>-0.398</text:p>
          </table:table-cell>
          <table:table-cell table:style-name="ce9" table:formula="of:=[.$BB173]*([.$F173]-[.$B173])+[.$BC173]*([.$G173]-[.$C173])" office:value-type="float" office:value="1.97090710214171">
            <text:p>1.971</text:p>
          </table:table-cell>
          <table:table-cell table:style-name="ce9" table:formula="of:=([.$F173]-[.$B173]-[.$BD173]*[.$BB173])/SQRT(([.$F173]-[.$B173]-[.$BD173]*[.$BB173])^2+([.$G173]-[.$C173]-[.$BD173]*[.$BC173])^2)" office:value-type="float" office:value="0.398093118022826">
            <text:p>0.398</text:p>
          </table:table-cell>
          <table:table-cell table:style-name="ce9" table:formula="of:=([.$G173]-[.$C173]-[.BD173]*[.$BC173])/SQRT(([.$F173]-[.$B173]-[.BD173]*[.$BB173])^2+([.$G173]-[.$C173]-[.BD173]*[.$BC173])^2)" office:value-type="float" office:value="-0.917345011096078">
            <text:p>-0.917</text:p>
          </table:table-cell>
          <table:table-cell table:style-name="ce9" table:formula="of:=[.$BE173]*([.$F173]-[.$B173])+[.$BF173]*([.$G173]-[.$C173])" office:value-type="float" office:value="3.46150620319065">
            <text:p>3.462</text:p>
          </table:table-cell>
          <table:table-cell table:style-name="ce48" table:formula="of:=([.$AW173]^2-[.$AX173]^2+[.$AZ173]^2)/(2*[.$AZ173])" office:value-type="float" office:value="3.59367435788845">
            <text:p>3.594</text:p>
          </table:table-cell>
          <table:table-cell table:style-name="ce48" table:formula="of:=([.$AW173]^2-[.$AY173]^2+[.$BD173]^2+[.$BG173]^2)/(2*[.$BG173])-[.$BD173]*[.$BH173]/[.$BG173]" office:value-type="float" office:value="2.09902172303614">
            <text:p>2.099</text:p>
          </table:table-cell>
          <table:table-cell table:style-name="ce9" table:formula="of:=[.$B173]+[.$BH173]*[.$BB173]+[.$BI173]*[.$BE173]" office:value-type="float" office:value="25.2189668588082">
            <text:p>25.219</text:p>
          </table:table-cell>
          <table:table-cell table:style-name="ce9" table:formula="of:=[.$C173]+[.$BH173]*[.$BC173]+[.$BI173]*[.$BF173]" office:value-type="float" office:value="13.9138558639">
            <text:p>13.914</text:p>
          </table:table-cell>
          <table:table-cell table:style-name="ce53" table:formula="of:=ABS([.$AB173]-[.$BJ173])/[.$AB173]" office:value-type="percentage" office:value="0.0504655781130866">
            <text:p>5.05%</text:p>
          </table:table-cell>
          <table:table-cell table:style-name="ce53" table:formula="of:=ABS([.$AC173]-[.$BK173])/[.$AC173]" office:value-type="percentage" office:value="0.093211583095466">
            <text:p>9.32%</text:p>
          </table:table-cell>
          <table:table-cell table:style-name="ce6" table:formula="of:=[.AB173]" office:value-type="float" office:value="26.5592971434286">
            <text:p>26.559</text:p>
          </table:table-cell>
          <table:table-cell table:style-name="ce6" table:formula="of:=[.AC173]" office:value-type="float" office:value="15.344104098062">
            <text:p>15.344</text:p>
          </table:table-cell>
          <table:table-cell/>
          <table:table-cell table:formula="of:=[.BN173]-[.BJ173]" office:value-type="float" office:value="1.34033028462038">
            <text:p>1.34</text:p>
          </table:table-cell>
          <table:table-cell table:formula="of:=[.BO173]-[.BK173]" office:value-type="float" office:value="1.43024823416199">
            <text:p>1.43</text:p>
          </table:table-cell>
          <table:table-cell table:style-name="ce75" table:formula="of:=[.BL173]-[.Z173]" office:value-type="percentage" office:value="-0.341514955010131">
            <text:p>-34.15%</text:p>
          </table:table-cell>
          <table:table-cell table:style-name="ce75" table:formula="of:=[.BM173]-[.AA173]" office:value-type="percentage" office:value="0.0483260002051553">
            <text:p>4.83%</text:p>
          </table:table-cell>
          <table:table-cell table:number-columns-repeated="13"/>
          <table:table-cell table:formula="of:=[.BL173]-[.Z173]" office:value-type="percentage" office:value="-0.341514955010131">
            <text:p>-34.15%</text:p>
          </table:table-cell>
          <table:table-cell table:formula="of:=[.BM173]-[.AA173]" office:value-type="percentage" office:value="0.0483260002051553">
            <text:p>4.8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74]+66.39)/-8.89)" office:value-type="float" office:value="2.94759586261819">
            <text:p>2.95</text:p>
          </table:table-cell>
          <table:table-cell table:formula="of:=EXP(([.L174]+66.39)/-8.89)" office:value-type="float" office:value="7.24910048638861">
            <text:p>7.25</text:p>
          </table:table-cell>
          <table:table-cell table:formula="of:=EXP(([.M174]+66.39)/-8.89)" office:value-type="float" office:value="2.35376929320541">
            <text:p>2.35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84">
            <text:p>-84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style-name="ce9" table:formula="of:=SQRT(([.$D174]-[.$B174])^2 + ([.$E174]-[.$C174])^2)" office:value-type="float" office:value="4.0442799111832">
            <text:p>4.044</text:p>
          </table:table-cell>
          <table:table-cell table:style-name="ce43" table:formula="of:=IF( ([.$N174]-[.$H174] &lt;[.$I174])            AND            ([.$N174]+[.$H174] &gt;[.$I174]); 1; 0)" office:value-type="float" office:value="0">
            <text:p>0</text:p>
          </table:table-cell>
          <table:table-cell table:style-name="ce9" table:formula="of:=([.$D174]-[.$B174])/[.$N174]" office:value-type="float" office:value="-0.917345011096078">
            <text:p>-0.917</text:p>
          </table:table-cell>
          <table:table-cell table:style-name="ce9" table:formula="of:=([.$E174]-[.$C174])/[.$N174]" office:value-type="float" office:value="-0.398093118022826">
            <text:p>-0.398</text:p>
          </table:table-cell>
          <table:table-cell table:style-name="ce9" table:formula="of:=[.$P174]*([.$F174]-[.$B174])+[.$Q174]*([.$G174]-[.$C174])" office:value-type="float" office:value="1.97090710214171">
            <text:p>1.971</text:p>
          </table:table-cell>
          <table:table-cell table:style-name="ce9" table:formula="of:=([.$F174]-[.$B174]-[.$R174]*[.$P174])/SQRT(([.$F174]-[.$B174]-[.$R174]*[.$P174])^2+([.$G174]-[.$C174]-[.$R174]*[.$Q174])^2)" office:value-type="float" office:value="0.398093118022826">
            <text:p>0.398</text:p>
          </table:table-cell>
          <table:table-cell table:style-name="ce9" table:formula="of:=([.$G174]-[.$C174]-[.R174]*[.$Q174])/SQRT(([.$F174]-[.$B174]-[.R174]*[.$P174])^2+([.$G174]-[.$C174]-[.R174]*[.$Q174])^2)" office:value-type="float" office:value="-0.917345011096078">
            <text:p>-0.917</text:p>
          </table:table-cell>
          <table:table-cell table:style-name="ce9" table:formula="of:=[.$S174]*([.$F174]-[.$B174])+[.$T174]*([.$G174]-[.$C174])" office:value-type="float" office:value="3.46150620319065">
            <text:p>3.462</text:p>
          </table:table-cell>
          <table:table-cell table:style-name="ce48" table:formula="of:=([.$H174]^2-[.$I174]^2+[.$N174]^2)/(2*[.$N174])" office:value-type="float" office:value="-3.40047389108495">
            <text:p>-3.400</text:p>
          </table:table-cell>
          <table:table-cell table:style-name="ce48" table:formula="of:=([.$H174]^2-[.$J174]^2+[.$R174]^2+[.$U174]^2)/(2*[.$U174])-[.$R174]*[.$V174]/[.$U174]" office:value-type="float" office:value="4.68273431649187">
            <text:p>4.683</text:p>
          </table:table-cell>
          <table:table-cell table:style-name="ce9" table:formula="of:=[.$B174]+[.$V174]*[.$P174]+[.$W174]*[.$S174]" office:value-type="float" office:value="32.663572064274">
            <text:p>32.664</text:p>
          </table:table-cell>
          <table:table-cell table:style-name="ce9" table:formula="of:=[.$C174]+[.$V174]*[.$Q174]+[.$W174]*[.$T174]" office:value-type="float" office:value="14.328022290535">
            <text:p>14.328</text:p>
          </table:table-cell>
          <table:table-cell table:style-name="ce53" table:formula="of:=ABS([.$AB174]-[.$X174])/[.$AB174]" office:value-type="percentage" office:value="0.229835710180144">
            <text:p>22.98%</text:p>
          </table:table-cell>
          <table:table-cell table:style-name="ce53" table:formula="of:=ABS([.$AC174]-[.$Y174])/[.$AC174]" office:value-type="percentage" office:value="0.06621968940209">
            <text:p>6.62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74]+[.AL174]*(ABS([.K174])-[.AK173])" office:value-type="float" office:value="78.3194148734425">
            <text:p>78.319</text:p>
          </table:table-cell>
          <table:table-cell table:style-name="ce6" table:formula="of:=[.AJ174]*(1-[.AL174])" office:value-type="float" office:value="0.02217893186427">
            <text:p>0.022</text:p>
          </table:table-cell>
          <table:table-cell table:style-name="ce6" table:formula="of:=[.AJ173]+[.$AF174]" office:value-type="float" office:value="0.0228706239193019">
            <text:p>0.023</text:p>
          </table:table-cell>
          <table:table-cell table:style-name="ce6" table:formula="of:=[.AH173]" office:value-type="float" office:value="78.3957133335466">
            <text:p>78.396</text:p>
          </table:table-cell>
          <table:table-cell table:style-name="ce65" table:formula="of:=[.AJ174]/([.AJ174]+[.$AG174])" office:value-type="float" office:value="0.0302436897861883">
            <text:p>0.030</text:p>
          </table:table-cell>
          <table:table-cell table:style-name="ce60" table:formula="of:=[.AP174]+[.AQ174]*(ABS([.P174])-[.AP173])" office:value-type="float" office:value="67.5938226238339">
            <text:p>67.594</text:p>
          </table:table-cell>
          <table:table-cell table:style-name="ce6" table:formula="of:=[.AO174]*(1-[.AQ174])" office:value-type="float" office:value="0.0233687653459755">
            <text:p>0.023</text:p>
          </table:table-cell>
          <table:table-cell table:style-name="ce6" table:formula="of:=[.AO173]+[.$AF174]" office:value-type="float" office:value="0.0241379494293124">
            <text:p>0.024</text:p>
          </table:table-cell>
          <table:table-cell table:style-name="ce6" table:formula="of:=[.AM173]" office:value-type="float" office:value="69.8589749100484">
            <text:p>69.859</text:p>
          </table:table-cell>
          <table:table-cell table:style-name="ce65" table:formula="of:=[.AO174]/([.AO174]+[.$AG174])" office:value-type="float" office:value="0.0318661734539385">
            <text:p>0.032</text:p>
          </table:table-cell>
          <table:table-cell table:style-name="ce60" table:formula="of:=[.AU174]+[.AV174]*(ABS([.U174])-[.AU173])" office:value-type="float" office:value="68.2177571221585">
            <text:p>68.218</text:p>
          </table:table-cell>
          <table:table-cell table:style-name="ce6" table:formula="of:=[.AT174]*(1-[.AV174])" office:value-type="float" office:value="0.0151447800001976">
            <text:p>0.015</text:p>
          </table:table-cell>
          <table:table-cell table:style-name="ce6" table:formula="of:=[.AT173]+[.$AF174]" office:value-type="float" office:value="0.0154641417799058">
            <text:p>0.015</text:p>
          </table:table-cell>
          <table:table-cell table:style-name="ce6" table:formula="of:=[.AR173]" office:value-type="float" office:value="69.6093115951173">
            <text:p>69.609</text:p>
          </table:table-cell>
          <table:table-cell table:style-name="ce65" table:formula="of:=[.AT174]/([.AT174]+[.$AG174])" office:value-type="float" office:value="0.0206517622674126">
            <text:p>0.021</text:p>
          </table:table-cell>
          <table:table-cell table:style-name="ce6" table:formula="of:=EXP((-[.AH174]+66.39)/-8.89)" office:value-type="float" office:value="3.8262738206047">
            <text:p>3.826</text:p>
          </table:table-cell>
          <table:table-cell table:style-name="ce6" table:formula="of:=EXP((-[.AM174]+66.39)/-8.89)" office:value-type="float" office:value="1.14500971139909">
            <text:p>1.145</text:p>
          </table:table-cell>
          <table:table-cell table:style-name="ce6" table:formula="of:=EXP((-[.AR174]+66.39)/-8.89)" office:value-type="float" office:value="1.22825808750524">
            <text:p>1.228</text:p>
          </table:table-cell>
          <table:table-cell table:style-name="ce9" table:formula="of:=SQRT(([.$D174]-[.$B174])^2 + ([.$E174]-[.$C174])^2)" office:value-type="float" office:value="4.0442799111832">
            <text:p>4.044</text:p>
          </table:table-cell>
          <table:table-cell table:style-name="ce43" table:formula="of:=IF( ([.$AZ174]-[.$AW174] &lt;[.$AX174])               AND               ([.$AZ174]+[.$AW174]&gt;[.$AX174]); 1; 0)" office:value-type="float" office:value="1">
            <text:p>1</text:p>
          </table:table-cell>
          <table:table-cell table:style-name="ce9" table:formula="of:=([.$D174]-[.$B174])/[.$AZ174]" office:value-type="float" office:value="-0.917345011096078">
            <text:p>-0.917</text:p>
          </table:table-cell>
          <table:table-cell table:style-name="ce9" table:formula="of:=([.$E174]-[.$C174])/[.$AZ174]" office:value-type="float" office:value="-0.398093118022826">
            <text:p>-0.398</text:p>
          </table:table-cell>
          <table:table-cell table:style-name="ce9" table:formula="of:=[.$BB174]*([.$F174]-[.$B174])+[.$BC174]*([.$G174]-[.$C174])" office:value-type="float" office:value="1.97090710214171">
            <text:p>1.971</text:p>
          </table:table-cell>
          <table:table-cell table:style-name="ce9" table:formula="of:=([.$F174]-[.$B174]-[.$BD174]*[.$BB174])/SQRT(([.$F174]-[.$B174]-[.$BD174]*[.$BB174])^2+([.$G174]-[.$C174]-[.$BD174]*[.$BC174])^2)" office:value-type="float" office:value="0.398093118022826">
            <text:p>0.398</text:p>
          </table:table-cell>
          <table:table-cell table:style-name="ce9" table:formula="of:=([.$G174]-[.$C174]-[.BD174]*[.$BC174])/SQRT(([.$F174]-[.$B174]-[.BD174]*[.$BB174])^2+([.$G174]-[.$C174]-[.BD174]*[.$BC174])^2)" office:value-type="float" office:value="-0.917345011096078">
            <text:p>-0.917</text:p>
          </table:table-cell>
          <table:table-cell table:style-name="ce9" table:formula="of:=[.$BE174]*([.$F174]-[.$B174])+[.$BF174]*([.$G174]-[.$C174])" office:value-type="float" office:value="3.46150620319065">
            <text:p>3.462</text:p>
          </table:table-cell>
          <table:table-cell table:style-name="ce48" table:formula="of:=([.$AW174]^2-[.$AX174]^2+[.$AZ174]^2)/(2*[.$AZ174])" office:value-type="float" office:value="3.67006299798396">
            <text:p>3.670</text:p>
          </table:table-cell>
          <table:table-cell table:style-name="ce48" table:formula="of:=([.$AW174]^2-[.$AY174]^2+[.$BD174]^2+[.$BG174]^2)/(2*[.$BG174])-[.$BD174]*[.$BH174]/[.$BG174]" office:value-type="float" office:value="2.0990207891669">
            <text:p>2.099</text:p>
          </table:table-cell>
          <table:table-cell table:style-name="ce9" table:formula="of:=[.$B174]+[.$BH174]*[.$BB174]+[.$BI174]*[.$BE174]" office:value-type="float" office:value="25.1488917491453">
            <text:p>25.149</text:p>
          </table:table-cell>
          <table:table-cell table:style-name="ce9" table:formula="of:=[.$C174]+[.$BH174]*[.$BC174]+[.$BI174]*[.$BF174]" office:value-type="float" office:value="13.8834469286632">
            <text:p>13.883</text:p>
          </table:table-cell>
          <table:table-cell table:style-name="ce53" table:formula="of:=ABS([.$AB174]-[.$BJ174])/[.$AB174]" office:value-type="percentage" office:value="0.053104018026783">
            <text:p>5.31%</text:p>
          </table:table-cell>
          <table:table-cell table:style-name="ce53" table:formula="of:=ABS([.$AC174]-[.$BK174])/[.$AC174]" office:value-type="percentage" office:value="0.0951933824265001">
            <text:p>9.52%</text:p>
          </table:table-cell>
          <table:table-cell table:style-name="ce6" table:formula="of:=[.AB174]" office:value-type="float" office:value="26.5592971434286">
            <text:p>26.559</text:p>
          </table:table-cell>
          <table:table-cell table:style-name="ce6" table:formula="of:=[.AC174]" office:value-type="float" office:value="15.344104098062">
            <text:p>15.344</text:p>
          </table:table-cell>
          <table:table-cell/>
          <table:table-cell table:formula="of:=[.BN174]-[.BJ174]" office:value-type="float" office:value="1.41040539428332">
            <text:p>1.41</text:p>
          </table:table-cell>
          <table:table-cell table:formula="of:=[.BO174]-[.BK174]" office:value-type="float" office:value="1.46065716939884">
            <text:p>1.46</text:p>
          </table:table-cell>
          <table:table-cell table:style-name="ce75" table:formula="of:=[.BL174]-[.Z174]" office:value-type="percentage" office:value="-0.176731692153361">
            <text:p>-17.67%</text:p>
          </table:table-cell>
          <table:table-cell table:style-name="ce75" table:formula="of:=[.BM174]-[.AA174]" office:value-type="percentage" office:value="0.0289736930244101">
            <text:p>2.90%</text:p>
          </table:table-cell>
          <table:table-cell table:number-columns-repeated="13"/>
          <table:table-cell table:formula="of:=[.BL174]-[.Z174]" office:value-type="percentage" office:value="-0.176731692153361">
            <text:p>-17.67%</text:p>
          </table:table-cell>
          <table:table-cell table:formula="of:=[.BM174]-[.AA174]" office:value-type="percentage" office:value="0.0289736930244101">
            <text:p>2.9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75]+66.39)/-8.89)" office:value-type="float" office:value="1.87957581156176">
            <text:p>1.88</text:p>
          </table:table-cell>
          <table:table-cell table:formula="of:=EXP(([.L175]+66.39)/-8.89)" office:value-type="float" office:value="5.78868709398512">
            <text:p>5.79</text:p>
          </table:table-cell>
          <table:table-cell table:formula="of:=EXP(([.M175]+66.39)/-8.89)" office:value-type="float" office:value="2.10335157059054">
            <text:p>2.1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82">
            <text:p>-82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style-name="ce9" table:formula="of:=SQRT(([.$D175]-[.$B175])^2 + ([.$E175]-[.$C175])^2)" office:value-type="float" office:value="4.0442799111832">
            <text:p>4.044</text:p>
          </table:table-cell>
          <table:table-cell table:style-name="ce43" table:formula="of:=IF( ([.$N175]-[.$H175] &lt;[.$I175])            AND            ([.$N175]+[.$H175] &gt;[.$I175]); 1; 0)" office:value-type="float" office:value="1">
            <text:p>1</text:p>
          </table:table-cell>
          <table:table-cell table:style-name="ce9" table:formula="of:=([.$D175]-[.$B175])/[.$N175]" office:value-type="float" office:value="-0.917345011096078">
            <text:p>-0.917</text:p>
          </table:table-cell>
          <table:table-cell table:style-name="ce9" table:formula="of:=([.$E175]-[.$C175])/[.$N175]" office:value-type="float" office:value="-0.398093118022826">
            <text:p>-0.398</text:p>
          </table:table-cell>
          <table:table-cell table:style-name="ce9" table:formula="of:=[.$P175]*([.$F175]-[.$B175])+[.$Q175]*([.$G175]-[.$C175])" office:value-type="float" office:value="1.97090710214171">
            <text:p>1.971</text:p>
          </table:table-cell>
          <table:table-cell table:style-name="ce9" table:formula="of:=([.$F175]-[.$B175]-[.$R175]*[.$P175])/SQRT(([.$F175]-[.$B175]-[.$R175]*[.$P175])^2+([.$G175]-[.$C175]-[.$R175]*[.$Q175])^2)" office:value-type="float" office:value="0.398093118022826">
            <text:p>0.398</text:p>
          </table:table-cell>
          <table:table-cell table:style-name="ce9" table:formula="of:=([.$G175]-[.$C175]-[.R175]*[.$Q175])/SQRT(([.$F175]-[.$B175]-[.R175]*[.$P175])^2+([.$G175]-[.$C175]-[.R175]*[.$Q175])^2)" office:value-type="float" office:value="-0.917345011096078">
            <text:p>-0.917</text:p>
          </table:table-cell>
          <table:table-cell table:style-name="ce9" table:formula="of:=[.$S175]*([.$F175]-[.$B175])+[.$T175]*([.$G175]-[.$C175])" office:value-type="float" office:value="3.46150620319065">
            <text:p>3.462</text:p>
          </table:table-cell>
          <table:table-cell table:style-name="ce48" table:formula="of:=([.$H175]^2-[.$I175]^2+[.$N175]^2)/(2*[.$N175])" office:value-type="float" office:value="-1.68384648686164">
            <text:p>-1.684</text:p>
          </table:table-cell>
          <table:table-cell table:style-name="ce48" table:formula="of:=([.$H175]^2-[.$J175]^2+[.$R175]^2+[.$U175]^2)/(2*[.$U175])-[.$R175]*[.$V175]/[.$U175]" office:value-type="float" office:value="3.12185305080846">
            <text:p>3.122</text:p>
          </table:table-cell>
          <table:table-cell table:style-name="ce9" table:formula="of:=[.$B175]+[.$V175]*[.$P175]+[.$W175]*[.$S175]" office:value-type="float" office:value="30.4674563891796">
            <text:p>30.467</text:p>
          </table:table-cell>
          <table:table-cell table:style-name="ce9" table:formula="of:=[.$C175]+[.$V175]*[.$Q175]+[.$W175]*[.$T175]" office:value-type="float" office:value="15.0765113766923">
            <text:p>15.077</text:p>
          </table:table-cell>
          <table:table-cell table:style-name="ce53" table:formula="of:=ABS([.$AB175]-[.$X175])/[.$AB175]" office:value-type="percentage" office:value="0.147148443900669">
            <text:p>14.71%</text:p>
          </table:table-cell>
          <table:table-cell table:style-name="ce53" table:formula="of:=ABS([.$AC175]-[.$Y175])/[.$AC175]" office:value-type="percentage" office:value="0.0174394490326401">
            <text:p>1.74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75]+[.AL175]*(ABS([.K175])-[.AK174])" office:value-type="float" office:value="78.1096246030793">
            <text:p>78.110</text:p>
          </table:table-cell>
          <table:table-cell table:style-name="ce6" table:formula="of:=[.AJ175]*(1-[.AL175])" office:value-type="float" office:value="0.0240548251734821">
            <text:p>0.024</text:p>
          </table:table-cell>
          <table:table-cell table:style-name="ce6" table:formula="of:=[.AJ174]+[.$AF175]" office:value-type="float" office:value="0.0248706239193019">
            <text:p>0.025</text:p>
          </table:table-cell>
          <table:table-cell table:style-name="ce6" table:formula="of:=[.AH174]" office:value-type="float" office:value="78.3194148734425">
            <text:p>78.319</text:p>
          </table:table-cell>
          <table:table-cell table:style-name="ce65" table:formula="of:=[.AJ175]/([.AJ175]+[.$AG175])" office:value-type="float" office:value="0.0328017000484947">
            <text:p>0.033</text:p>
          </table:table-cell>
          <table:table-cell table:style-name="ce60" table:formula="of:=[.AP175]+[.AQ175]*(ABS([.P175])-[.AP174])" office:value-type="float" office:value="65.221152129211">
            <text:p>65.221</text:p>
          </table:table-cell>
          <table:table-cell table:style-name="ce6" table:formula="of:=[.AO175]*(1-[.AQ175])" office:value-type="float" office:value="0.0252383951035477">
            <text:p>0.025</text:p>
          </table:table-cell>
          <table:table-cell table:style-name="ce6" table:formula="of:=[.AO174]+[.$AF175]" office:value-type="float" office:value="0.0261379494293124">
            <text:p>0.026</text:p>
          </table:table-cell>
          <table:table-cell table:style-name="ce6" table:formula="of:=[.AM174]" office:value-type="float" office:value="67.5938226238339">
            <text:p>67.594</text:p>
          </table:table-cell>
          <table:table-cell table:style-name="ce65" table:formula="of:=[.AO175]/([.AO175]+[.$AG175])" office:value-type="float" office:value="0.0344156425965049">
            <text:p>0.034</text:p>
          </table:table-cell>
          <table:table-cell table:style-name="ce60" table:formula="of:=[.AU175]+[.AV175]*(ABS([.U175])-[.AU174])" office:value-type="float" office:value="66.6791222820579">
            <text:p>66.679</text:p>
          </table:table-cell>
          <table:table-cell table:style-name="ce6" table:formula="of:=[.AT175]*(1-[.AV175])" office:value-type="float" office:value="0.0170579161033953">
            <text:p>0.017</text:p>
          </table:table-cell>
          <table:table-cell table:style-name="ce6" table:formula="of:=[.AT174]+[.$AF175]" office:value-type="float" office:value="0.0174641417799058">
            <text:p>0.017</text:p>
          </table:table-cell>
          <table:table-cell table:style-name="ce6" table:formula="of:=[.AR174]" office:value-type="float" office:value="68.2177571221585">
            <text:p>68.218</text:p>
          </table:table-cell>
          <table:table-cell table:style-name="ce65" table:formula="of:=[.AT175]/([.AT175]+[.$AG175])" office:value-type="float" office:value="0.023260557640335">
            <text:p>0.023</text:p>
          </table:table-cell>
          <table:table-cell table:style-name="ce6" table:formula="of:=EXP((-[.AH175]+66.39)/-8.89)" office:value-type="float" office:value="3.73703673758281">
            <text:p>3.737</text:p>
          </table:table-cell>
          <table:table-cell table:style-name="ce6" table:formula="of:=EXP((-[.AM175]+66.39)/-8.89)" office:value-type="float" office:value="0.876797731014153">
            <text:p>0.877</text:p>
          </table:table-cell>
          <table:table-cell table:style-name="ce6" table:formula="of:=EXP((-[.AR175]+66.39)/-8.89)" office:value-type="float" office:value="1.03305681792616">
            <text:p>1.033</text:p>
          </table:table-cell>
          <table:table-cell table:style-name="ce9" table:formula="of:=SQRT(([.$D175]-[.$B175])^2 + ([.$E175]-[.$C175])^2)" office:value-type="float" office:value="4.0442799111832">
            <text:p>4.044</text:p>
          </table:table-cell>
          <table:table-cell table:style-name="ce43" table:formula="of:=IF( ([.$AZ175]-[.$AW175] &lt;[.$AX175])               AND               ([.$AZ175]+[.$AW175]&gt;[.$AX175]); 1; 0)" office:value-type="float" office:value="1">
            <text:p>1</text:p>
          </table:table-cell>
          <table:table-cell table:style-name="ce9" table:formula="of:=([.$D175]-[.$B175])/[.$AZ175]" office:value-type="float" office:value="-0.917345011096078">
            <text:p>-0.917</text:p>
          </table:table-cell>
          <table:table-cell table:style-name="ce9" table:formula="of:=([.$E175]-[.$C175])/[.$AZ175]" office:value-type="float" office:value="-0.398093118022826">
            <text:p>-0.398</text:p>
          </table:table-cell>
          <table:table-cell table:style-name="ce9" table:formula="of:=[.$BB175]*([.$F175]-[.$B175])+[.$BC175]*([.$G175]-[.$C175])" office:value-type="float" office:value="1.97090710214171">
            <text:p>1.971</text:p>
          </table:table-cell>
          <table:table-cell table:style-name="ce9" table:formula="of:=([.$F175]-[.$B175]-[.$BD175]*[.$BB175])/SQRT(([.$F175]-[.$B175]-[.$BD175]*[.$BB175])^2+([.$G175]-[.$C175]-[.$BD175]*[.$BC175])^2)" office:value-type="float" office:value="0.398093118022826">
            <text:p>0.398</text:p>
          </table:table-cell>
          <table:table-cell table:style-name="ce9" table:formula="of:=([.$G175]-[.$C175]-[.BD175]*[.$BC175])/SQRT(([.$F175]-[.$B175]-[.BD175]*[.$BB175])^2+([.$G175]-[.$C175]-[.BD175]*[.$BC175])^2)" office:value-type="float" office:value="-0.917345011096078">
            <text:p>-0.917</text:p>
          </table:table-cell>
          <table:table-cell table:style-name="ce9" table:formula="of:=[.$BE175]*([.$F175]-[.$B175])+[.$BF175]*([.$G175]-[.$C175])" office:value-type="float" office:value="3.46150620319065">
            <text:p>3.462</text:p>
          </table:table-cell>
          <table:table-cell table:style-name="ce48" table:formula="of:=([.$AW175]^2-[.$AX175]^2+[.$AZ175]^2)/(2*[.$AZ175])" office:value-type="float" office:value="3.65366269965794">
            <text:p>3.654</text:p>
          </table:table-cell>
          <table:table-cell table:style-name="ce48" table:formula="of:=([.$AW175]^2-[.$AY175]^2+[.$BD175]^2+[.$BG175]^2)/(2*[.$BG175])-[.$BD175]*[.$BH175]/[.$BG175]" office:value-type="float" office:value="2.07462832921819">
            <text:p>2.075</text:p>
          </table:table-cell>
          <table:table-cell table:style-name="ce9" table:formula="of:=[.$B175]+[.$BH175]*[.$BB175]+[.$BI175]*[.$BE175]" office:value-type="float" office:value="25.1542260105579">
            <text:p>25.154</text:p>
          </table:table-cell>
          <table:table-cell table:style-name="ce9" table:formula="of:=[.$C175]+[.$BH175]*[.$BC175]+[.$BI175]*[.$BF175]" office:value-type="float" office:value="13.9123520760026">
            <text:p>13.912</text:p>
          </table:table-cell>
          <table:table-cell table:style-name="ce53" table:formula="of:=ABS([.$AB175]-[.$BJ175])/[.$AB175]" office:value-type="percentage" office:value="0.0529031745562714">
            <text:p>5.29%</text:p>
          </table:table-cell>
          <table:table-cell table:style-name="ce53" table:formula="of:=ABS([.$AC175]-[.$BK175])/[.$AC175]" office:value-type="percentage" office:value="0.0933095873769693">
            <text:p>9.33%</text:p>
          </table:table-cell>
          <table:table-cell table:style-name="ce6" table:formula="of:=[.AB175]" office:value-type="float" office:value="26.5592971434286">
            <text:p>26.559</text:p>
          </table:table-cell>
          <table:table-cell table:style-name="ce6" table:formula="of:=[.AC175]" office:value-type="float" office:value="15.344104098062">
            <text:p>15.344</text:p>
          </table:table-cell>
          <table:table-cell/>
          <table:table-cell table:formula="of:=[.BN175]-[.BJ175]" office:value-type="float" office:value="1.40507113287068">
            <text:p>1.41</text:p>
          </table:table-cell>
          <table:table-cell table:formula="of:=[.BO175]-[.BK175]" office:value-type="float" office:value="1.43175202205943">
            <text:p>1.43</text:p>
          </table:table-cell>
          <table:table-cell table:style-name="ce75" table:formula="of:=[.BL175]-[.Z175]" office:value-type="percentage" office:value="-0.0942452693443973">
            <text:p>-9.42%</text:p>
          </table:table-cell>
          <table:table-cell table:style-name="ce75" table:formula="of:=[.BM175]-[.AA175]" office:value-type="percentage" office:value="0.0758701383443293">
            <text:p>7.59%</text:p>
          </table:table-cell>
          <table:table-cell table:number-columns-repeated="13"/>
          <table:table-cell table:formula="of:=[.BL175]-[.Z175]" office:value-type="percentage" office:value="-0.0942452693443973">
            <text:p>-9.42%</text:p>
          </table:table-cell>
          <table:table-cell table:formula="of:=[.BM175]-[.AA175]" office:value-type="percentage" office:value="0.0758701383443293">
            <text:p>7.5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76]+66.39)/-8.89)" office:value-type="float" office:value="3.29852637439117">
            <text:p>3.3</text:p>
          </table:table-cell>
          <table:table-cell table:formula="of:=EXP(([.L176]+66.39)/-8.89)" office:value-type="float" office:value="2.94759586261819">
            <text:p>2.95</text:p>
          </table:table-cell>
          <table:table-cell table:formula="of:=EXP(([.M176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formula="of:=-ROUND(IF(ROUND(1+RAND();0)=1;-1;1)*RAND()*(ABS([rssi_empiric.$G$14]-[rssi_empiric.$H$14])/2)+ABS(([rssi_empiric.$G$14]+[rssi_empiric.$H$14])/2);0)" office:value-type="float" office:value="-76">
            <text:p>-76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176]-[.$B176])^2 + ([.$E176]-[.$C176])^2)" office:value-type="float" office:value="4.0442799111832">
            <text:p>4.044</text:p>
          </table:table-cell>
          <table:table-cell table:style-name="ce43" table:formula="of:=IF( ([.$N176]-[.$H176] &lt;[.$I176])            AND            ([.$N176]+[.$H176] &gt;[.$I176]); 1; 0)" office:value-type="float" office:value="1">
            <text:p>1</text:p>
          </table:table-cell>
          <table:table-cell table:style-name="ce9" table:formula="of:=([.$D176]-[.$B176])/[.$N176]" office:value-type="float" office:value="-0.917345011096078">
            <text:p>-0.917</text:p>
          </table:table-cell>
          <table:table-cell table:style-name="ce9" table:formula="of:=([.$E176]-[.$C176])/[.$N176]" office:value-type="float" office:value="-0.398093118022826">
            <text:p>-0.398</text:p>
          </table:table-cell>
          <table:table-cell table:style-name="ce9" table:formula="of:=[.$P176]*([.$F176]-[.$B176])+[.$Q176]*([.$G176]-[.$C176])" office:value-type="float" office:value="1.97090710214171">
            <text:p>1.971</text:p>
          </table:table-cell>
          <table:table-cell table:style-name="ce9" table:formula="of:=([.$F176]-[.$B176]-[.$R176]*[.$P176])/SQRT(([.$F176]-[.$B176]-[.$R176]*[.$P176])^2+([.$G176]-[.$C176]-[.$R176]*[.$Q176])^2)" office:value-type="float" office:value="0.398093118022826">
            <text:p>0.398</text:p>
          </table:table-cell>
          <table:table-cell table:style-name="ce9" table:formula="of:=([.$G176]-[.$C176]-[.R176]*[.$Q176])/SQRT(([.$F176]-[.$B176]-[.R176]*[.$P176])^2+([.$G176]-[.$C176]-[.R176]*[.$Q176])^2)" office:value-type="float" office:value="-0.917345011096078">
            <text:p>-0.917</text:p>
          </table:table-cell>
          <table:table-cell table:style-name="ce9" table:formula="of:=[.$S176]*([.$F176]-[.$B176])+[.$T176]*([.$G176]-[.$C176])" office:value-type="float" office:value="3.46150620319065">
            <text:p>3.462</text:p>
          </table:table-cell>
          <table:table-cell table:style-name="ce48" table:formula="of:=([.$H176]^2-[.$I176]^2+[.$N176]^2)/(2*[.$N176])" office:value-type="float" office:value="2.29313441212874">
            <text:p>2.293</text:p>
          </table:table-cell>
          <table:table-cell table:style-name="ce48" table:formula="of:=([.$H176]^2-[.$J176]^2+[.$R176]^2+[.$U176]^2)/(2*[.$U176])-[.$R176]*[.$V176]/[.$U176]" office:value-type="float" office:value="0.589690191936448">
            <text:p>0.590</text:p>
          </table:table-cell>
          <table:table-cell table:style-name="ce9" table:formula="of:=[.$B176]+[.$V176]*[.$P176]+[.$W176]*[.$S176]" office:value-type="float" office:value="25.8111561944364">
            <text:p>25.811</text:p>
          </table:table-cell>
          <table:table-cell table:style-name="ce9" table:formula="of:=[.$C176]+[.$V176]*[.$Q176]+[.$W176]*[.$T176]" office:value-type="float" office:value="15.816169616165">
            <text:p>15.816</text:p>
          </table:table-cell>
          <table:table-cell table:style-name="ce53" table:formula="of:=ABS([.$AB176]-[.$X176])/[.$AB176]" office:value-type="percentage" office:value="0.028168702844506">
            <text:p>2.82%</text:p>
          </table:table-cell>
          <table:table-cell table:style-name="ce53" table:formula="of:=ABS([.$AC176]-[.$Y176])/[.$AC176]" office:value-type="percentage" office:value="0.0307652708223393">
            <text:p>3.08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76]+[.AL176]*(ABS([.K176])-[.AK175])" office:value-type="float" office:value="78.0629882339963">
            <text:p>78.063</text:p>
          </table:table-cell>
          <table:table-cell table:style-name="ce6" table:formula="of:=[.AJ176]*(1-[.AL176])" office:value-type="float" office:value="0.0259208481059345">
            <text:p>0.026</text:p>
          </table:table-cell>
          <table:table-cell table:style-name="ce6" table:formula="of:=[.AJ175]+[.$AF176]" office:value-type="float" office:value="0.0268706239193019">
            <text:p>0.027</text:p>
          </table:table-cell>
          <table:table-cell table:style-name="ce6" table:formula="of:=[.AH175]" office:value-type="float" office:value="78.1096246030793">
            <text:p>78.110</text:p>
          </table:table-cell>
          <table:table-cell table:style-name="ce65" table:formula="of:=[.AJ176]/([.AJ176]+[.$AG176])" office:value-type="float" office:value="0.035346250843293">
            <text:p>0.035</text:p>
          </table:table-cell>
          <table:table-cell table:style-name="ce60" table:formula="of:=[.AP176]+[.AQ176]*(ABS([.P176])-[.AP175])" office:value-type="float" office:value="62.7573416286796">
            <text:p>62.757</text:p>
          </table:table-cell>
          <table:table-cell table:style-name="ce6" table:formula="of:=[.AO176]*(1-[.AQ176])" office:value-type="float" office:value="0.0270982038136244">
            <text:p>0.027</text:p>
          </table:table-cell>
          <table:table-cell table:style-name="ce6" table:formula="of:=[.AO175]+[.$AF176]" office:value-type="float" office:value="0.0281379494293124">
            <text:p>0.028</text:p>
          </table:table-cell>
          <table:table-cell table:style-name="ce6" table:formula="of:=[.AM175]" office:value-type="float" office:value="65.221152129211">
            <text:p>65.221</text:p>
          </table:table-cell>
          <table:table-cell table:style-name="ce65" table:formula="of:=[.AO176]/([.AO176]+[.$AG176])" office:value-type="float" office:value="0.0369517195380562">
            <text:p>0.037</text:p>
          </table:table-cell>
          <table:table-cell table:style-name="ce60" table:formula="of:=[.AU176]+[.AV176]*(ABS([.U176])-[.AU175])" office:value-type="float" office:value="65.0048176011058">
            <text:p>65.005</text:p>
          </table:table-cell>
          <table:table-cell table:style-name="ce6" table:formula="of:=[.AT176]*(1-[.AV176])" office:value-type="float" office:value="0.0189608868318454">
            <text:p>0.019</text:p>
          </table:table-cell>
          <table:table-cell table:style-name="ce6" table:formula="of:=[.AT175]+[.$AF176]" office:value-type="float" office:value="0.0194641417799058">
            <text:p>0.019</text:p>
          </table:table-cell>
          <table:table-cell table:style-name="ce6" table:formula="of:=[.AR175]" office:value-type="float" office:value="66.6791222820579">
            <text:p>66.679</text:p>
          </table:table-cell>
          <table:table-cell table:style-name="ce65" table:formula="of:=[.AT176]/([.AT176]+[.$AG176])" office:value-type="float" office:value="0.0258554912798651">
            <text:p>0.026</text:p>
          </table:table-cell>
          <table:table-cell table:style-name="ce6" table:formula="of:=EXP((-[.AH176]+66.39)/-8.89)" office:value-type="float" office:value="3.71748381438123">
            <text:p>3.717</text:p>
          </table:table-cell>
          <table:table-cell table:style-name="ce6" table:formula="of:=EXP((-[.AM176]+66.39)/-8.89)" office:value-type="float" office:value="0.664564733379611">
            <text:p>0.665</text:p>
          </table:table-cell>
          <table:table-cell table:style-name="ce6" table:formula="of:=EXP((-[.AR176]+66.39)/-8.89)" office:value-type="float" office:value="0.855718730087836">
            <text:p>0.856</text:p>
          </table:table-cell>
          <table:table-cell table:style-name="ce9" table:formula="of:=SQRT(([.$D176]-[.$B176])^2 + ([.$E176]-[.$C176])^2)" office:value-type="float" office:value="4.0442799111832">
            <text:p>4.044</text:p>
          </table:table-cell>
          <table:table-cell table:style-name="ce43" table:formula="of:=IF( ([.$AZ176]-[.$AW176] &lt;[.$AX176])               AND               ([.$AZ176]+[.$AW176]&gt;[.$AX176]); 1; 0)" office:value-type="float" office:value="1">
            <text:p>1</text:p>
          </table:table-cell>
          <table:table-cell table:style-name="ce9" table:formula="of:=([.$D176]-[.$B176])/[.$AZ176]" office:value-type="float" office:value="-0.917345011096078">
            <text:p>-0.917</text:p>
          </table:table-cell>
          <table:table-cell table:style-name="ce9" table:formula="of:=([.$E176]-[.$C176])/[.$AZ176]" office:value-type="float" office:value="-0.398093118022826">
            <text:p>-0.398</text:p>
          </table:table-cell>
          <table:table-cell table:style-name="ce9" table:formula="of:=[.$BB176]*([.$F176]-[.$B176])+[.$BC176]*([.$G176]-[.$C176])" office:value-type="float" office:value="1.97090710214171">
            <text:p>1.971</text:p>
          </table:table-cell>
          <table:table-cell table:style-name="ce9" table:formula="of:=([.$F176]-[.$B176]-[.$BD176]*[.$BB176])/SQRT(([.$F176]-[.$B176]-[.$BD176]*[.$BB176])^2+([.$G176]-[.$C176]-[.$BD176]*[.$BC176])^2)" office:value-type="float" office:value="0.398093118022826">
            <text:p>0.398</text:p>
          </table:table-cell>
          <table:table-cell table:style-name="ce9" table:formula="of:=([.$G176]-[.$C176]-[.BD176]*[.$BC176])/SQRT(([.$F176]-[.$B176]-[.BD176]*[.$BB176])^2+([.$G176]-[.$C176]-[.BD176]*[.$BC176])^2)" office:value-type="float" office:value="-0.917345011096078">
            <text:p>-0.917</text:p>
          </table:table-cell>
          <table:table-cell table:style-name="ce9" table:formula="of:=[.$BE176]*([.$F176]-[.$B176])+[.$BF176]*([.$G176]-[.$C176])" office:value-type="float" office:value="3.46150620319065">
            <text:p>3.462</text:p>
          </table:table-cell>
          <table:table-cell table:style-name="ce48" table:formula="of:=([.$AW176]^2-[.$AX176]^2+[.$AZ176]^2)/(2*[.$AZ176])" office:value-type="float" office:value="3.67608576536872">
            <text:p>3.676</text:p>
          </table:table-cell>
          <table:table-cell table:style-name="ce48" table:formula="of:=([.$AW176]^2-[.$AY176]^2+[.$BD176]^2+[.$BG176]^2)/(2*[.$BG176])-[.$BD176]*[.$BH176]/[.$BG176]" office:value-type="float" office:value="2.08918942074075">
            <text:p>2.089</text:p>
          </table:table-cell>
          <table:table-cell table:style-name="ce9" table:formula="of:=[.$B176]+[.$BH176]*[.$BB176]+[.$BI176]*[.$BE176]" office:value-type="float" office:value="25.1394529934207">
            <text:p>25.139</text:p>
          </table:table-cell>
          <table:table-cell table:style-name="ce9" table:formula="of:=[.$C176]+[.$BH176]*[.$BC176]+[.$BI176]*[.$BF176]" office:value-type="float" office:value="13.8900680631938">
            <text:p>13.890</text:p>
          </table:table-cell>
          <table:table-cell table:style-name="ce53" table:formula="of:=ABS([.$AB176]-[.$BJ176])/[.$AB176]" office:value-type="percentage" office:value="0.0534594022703355">
            <text:p>5.35%</text:p>
          </table:table-cell>
          <table:table-cell table:style-name="ce53" table:formula="of:=ABS([.$AC176]-[.$BK176])/[.$AC176]" office:value-type="percentage" office:value="0.0947618724153364">
            <text:p>9.48%</text:p>
          </table:table-cell>
          <table:table-cell table:style-name="ce6" table:formula="of:=[.AB176]" office:value-type="float" office:value="26.5592971434286">
            <text:p>26.559</text:p>
          </table:table-cell>
          <table:table-cell table:style-name="ce6" table:formula="of:=[.AC176]" office:value-type="float" office:value="15.344104098062">
            <text:p>15.344</text:p>
          </table:table-cell>
          <table:table-cell/>
          <table:table-cell table:formula="of:=[.BN176]-[.BJ176]" office:value-type="float" office:value="1.41984415000792">
            <text:p>1.42</text:p>
          </table:table-cell>
          <table:table-cell table:formula="of:=[.BO176]-[.BK176]" office:value-type="float" office:value="1.45403603486819">
            <text:p>1.45</text:p>
          </table:table-cell>
          <table:table-cell table:style-name="ce75" table:formula="of:=[.BL176]-[.Z176]" office:value-type="percentage" office:value="0.0252906994258295">
            <text:p>2.53%</text:p>
          </table:table-cell>
          <table:table-cell table:style-name="ce75" table:formula="of:=[.BM176]-[.AA176]" office:value-type="percentage" office:value="0.0639966015929971">
            <text:p>6.40%</text:p>
          </table:table-cell>
          <table:table-cell table:number-columns-repeated="13"/>
          <table:table-cell table:formula="of:=[.BL176]-[.Z176]" office:value-type="percentage" office:value="0.0252906994258295">
            <text:p>2.53%</text:p>
          </table:table-cell>
          <table:table-cell table:formula="of:=[.BM176]-[.AA176]" office:value-type="percentage" office:value="0.0639966015929971">
            <text:p>6.4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77]+66.39)/-8.89)" office:value-type="float" office:value="2.94759586261819">
            <text:p>2.95</text:p>
          </table:table-cell>
          <table:table-cell table:formula="of:=EXP(([.L177]+66.39)/-8.89)" office:value-type="float" office:value="2.63400087893114">
            <text:p>2.63</text:p>
          </table:table-cell>
          <table:table-cell table:formula="of:=EXP(([.M177]+66.39)/-8.89)" office:value-type="float" office:value="2.10335157059054">
            <text:p>2.1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formula="of:=-ROUND(IF(ROUND(1+RAND();0)=1;-1;1)*RAND()*(ABS([rssi_empiric.$G$14]-[rssi_empiric.$H$14])/2)+ABS(([rssi_empiric.$G$14]+[rssi_empiric.$H$14])/2);0)" office:value-type="float" office:value="-75">
            <text:p>-75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style-name="ce9" table:formula="of:=SQRT(([.$D177]-[.$B177])^2 + ([.$E177]-[.$C177])^2)" office:value-type="float" office:value="4.0442799111832">
            <text:p>4.044</text:p>
          </table:table-cell>
          <table:table-cell table:style-name="ce43" table:formula="of:=IF( ([.$N177]-[.$H177] &lt;[.$I177])            AND            ([.$N177]+[.$H177] &gt;[.$I177]); 1; 0)" office:value-type="float" office:value="1">
            <text:p>1</text:p>
          </table:table-cell>
          <table:table-cell table:style-name="ce9" table:formula="of:=([.$D177]-[.$B177])/[.$N177]" office:value-type="float" office:value="-0.917345011096078">
            <text:p>-0.917</text:p>
          </table:table-cell>
          <table:table-cell table:style-name="ce9" table:formula="of:=([.$E177]-[.$C177])/[.$N177]" office:value-type="float" office:value="-0.398093118022826">
            <text:p>-0.398</text:p>
          </table:table-cell>
          <table:table-cell table:style-name="ce9" table:formula="of:=[.$P177]*([.$F177]-[.$B177])+[.$Q177]*([.$G177]-[.$C177])" office:value-type="float" office:value="1.97090710214171">
            <text:p>1.971</text:p>
          </table:table-cell>
          <table:table-cell table:style-name="ce9" table:formula="of:=([.$F177]-[.$B177]-[.$R177]*[.$P177])/SQRT(([.$F177]-[.$B177]-[.$R177]*[.$P177])^2+([.$G177]-[.$C177]-[.$R177]*[.$Q177])^2)" office:value-type="float" office:value="0.398093118022826">
            <text:p>0.398</text:p>
          </table:table-cell>
          <table:table-cell table:style-name="ce9" table:formula="of:=([.$G177]-[.$C177]-[.R177]*[.$Q177])/SQRT(([.$F177]-[.$B177]-[.R177]*[.$P177])^2+([.$G177]-[.$C177]-[.R177]*[.$Q177])^2)" office:value-type="float" office:value="-0.917345011096078">
            <text:p>-0.917</text:p>
          </table:table-cell>
          <table:table-cell table:style-name="ce9" table:formula="of:=[.$S177]*([.$F177]-[.$B177])+[.$T177]*([.$G177]-[.$C177])" office:value-type="float" office:value="3.46150620319065">
            <text:p>3.462</text:p>
          </table:table-cell>
          <table:table-cell table:style-name="ce48" table:formula="of:=([.$H177]^2-[.$I177]^2+[.$N177]^2)/(2*[.$N177])" office:value-type="float" office:value="2.2385395097216">
            <text:p>2.239</text:p>
          </table:table-cell>
          <table:table-cell table:style-name="ce48" table:formula="of:=([.$H177]^2-[.$J177]^2+[.$R177]^2+[.$U177]^2)/(2*[.$U177])-[.$R177]*[.$V177]/[.$U177]" office:value-type="float" office:value="1.6332235217614">
            <text:p>1.633</text:p>
          </table:table-cell>
          <table:table-cell table:style-name="ce9" table:formula="of:=[.$B177]+[.$V177]*[.$P177]+[.$W177]*[.$S177]" office:value-type="float" office:value="26.2766619928216">
            <text:p>26.277</text:p>
          </table:table-cell>
          <table:table-cell table:style-name="ce9" table:formula="of:=[.$C177]+[.$V177]*[.$Q177]+[.$W177]*[.$T177]" office:value-type="float" office:value="14.8806233770651">
            <text:p>14.881</text:p>
          </table:table-cell>
          <table:table-cell table:style-name="ce53" table:formula="of:=ABS([.$AB177]-[.$X177])/[.$AB177]" office:value-type="percentage" office:value="0.0106416652925953">
            <text:p>1.06%</text:p>
          </table:table-cell>
          <table:table-cell table:style-name="ce53" table:formula="of:=ABS([.$AC177]-[.$Y177])/[.$AC177]" office:value-type="percentage" office:value="0.030205785755552">
            <text:p>3.02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77]+[.AL177]*(ABS([.K177])-[.AK176])" office:value-type="float" office:value="77.9830810375378">
            <text:p>77.983</text:p>
          </table:table-cell>
          <table:table-cell table:style-name="ce6" table:formula="of:=[.AJ177]*(1-[.AL177])" office:value-type="float" office:value="0.0277770783595706">
            <text:p>0.028</text:p>
          </table:table-cell>
          <table:table-cell table:style-name="ce6" table:formula="of:=[.AJ176]+[.$AF177]" office:value-type="float" office:value="0.0288706239193019">
            <text:p>0.029</text:p>
          </table:table-cell>
          <table:table-cell table:style-name="ce6" table:formula="of:=[.AH176]" office:value-type="float" office:value="78.0629882339963">
            <text:p>78.063</text:p>
          </table:table-cell>
          <table:table-cell table:style-name="ce65" table:formula="of:=[.AJ177]/([.AJ177]+[.$AG177])" office:value-type="float" office:value="0.0378774481212443">
            <text:p>0.038</text:p>
          </table:table-cell>
          <table:table-cell table:style-name="ce60" table:formula="of:=[.AP177]+[.AQ177]*(ABS([.P177])-[.AP176])" office:value-type="float" office:value="60.2189803821179">
            <text:p>60.219</text:p>
          </table:table-cell>
          <table:table-cell table:style-name="ce6" table:formula="of:=[.AO177]*(1-[.AQ177])" office:value-type="float" office:value="0.0289482686575085">
            <text:p>0.029</text:p>
          </table:table-cell>
          <table:table-cell table:style-name="ce6" table:formula="of:=[.AO176]+[.$AF177]" office:value-type="float" office:value="0.0301379494293124">
            <text:p>0.030</text:p>
          </table:table-cell>
          <table:table-cell table:style-name="ce6" table:formula="of:=[.AM176]" office:value-type="float" office:value="62.7573416286796">
            <text:p>62.757</text:p>
          </table:table-cell>
          <table:table-cell table:style-name="ce65" table:formula="of:=[.AO177]/([.AO177]+[.$AG177])" office:value-type="float" office:value="0.0394745095247509">
            <text:p>0.039</text:p>
          </table:table-cell>
          <table:table-cell table:style-name="ce60" table:formula="of:=[.AU177]+[.AV177]*(ABS([.U177])-[.AU176])" office:value-type="float" office:value="63.2071189011919">
            <text:p>63.207</text:p>
          </table:table-cell>
          <table:table-cell table:style-name="ce6" table:formula="of:=[.AT177]*(1-[.AV177])" office:value-type="float" office:value="0.0208537729908587">
            <text:p>0.021</text:p>
          </table:table-cell>
          <table:table-cell table:style-name="ce6" table:formula="of:=[.AT176]+[.$AF177]" office:value-type="float" office:value="0.0214641417799058">
            <text:p>0.021</text:p>
          </table:table-cell>
          <table:table-cell table:style-name="ce6" table:formula="of:=[.AR176]" office:value-type="float" office:value="65.0048176011058">
            <text:p>65.005</text:p>
          </table:table-cell>
          <table:table-cell table:style-name="ce65" table:formula="of:=[.AT177]/([.AT177]+[.$AG177])" office:value-type="float" office:value="0.0284366733739403">
            <text:p>0.028</text:p>
          </table:table-cell>
          <table:table-cell table:style-name="ce6" table:formula="of:=EXP((-[.AH177]+66.39)/-8.89)" office:value-type="float" office:value="3.68421917137719">
            <text:p>3.684</text:p>
          </table:table-cell>
          <table:table-cell table:style-name="ce6" table:formula="of:=EXP((-[.AM177]+66.39)/-8.89)" office:value-type="float" office:value="0.499497374134916">
            <text:p>0.499</text:p>
          </table:table-cell>
          <table:table-cell table:style-name="ce6" table:formula="of:=EXP((-[.AR177]+66.39)/-8.89)" office:value-type="float" office:value="0.699052543570496">
            <text:p>0.699</text:p>
          </table:table-cell>
          <table:table-cell table:style-name="ce9" table:formula="of:=SQRT(([.$D177]-[.$B177])^2 + ([.$E177]-[.$C177])^2)" office:value-type="float" office:value="4.0442799111832">
            <text:p>4.044</text:p>
          </table:table-cell>
          <table:table-cell table:style-name="ce43" table:formula="of:=IF( ([.$AZ177]-[.$AW177] &lt;[.$AX177])               AND               ([.$AZ177]+[.$AW177]&gt;[.$AX177]); 1; 0)" office:value-type="float" office:value="1">
            <text:p>1</text:p>
          </table:table-cell>
          <table:table-cell table:style-name="ce9" table:formula="of:=([.$D177]-[.$B177])/[.$AZ177]" office:value-type="float" office:value="-0.917345011096078">
            <text:p>-0.917</text:p>
          </table:table-cell>
          <table:table-cell table:style-name="ce9" table:formula="of:=([.$E177]-[.$C177])/[.$AZ177]" office:value-type="float" office:value="-0.398093118022826">
            <text:p>-0.398</text:p>
          </table:table-cell>
          <table:table-cell table:style-name="ce9" table:formula="of:=[.$BB177]*([.$F177]-[.$B177])+[.$BC177]*([.$G177]-[.$C177])" office:value-type="float" office:value="1.97090710214171">
            <text:p>1.971</text:p>
          </table:table-cell>
          <table:table-cell table:style-name="ce9" table:formula="of:=([.$F177]-[.$B177]-[.$BD177]*[.$BB177])/SQRT(([.$F177]-[.$B177]-[.$BD177]*[.$BB177])^2+([.$G177]-[.$C177]-[.$BD177]*[.$BC177])^2)" office:value-type="float" office:value="0.398093118022826">
            <text:p>0.398</text:p>
          </table:table-cell>
          <table:table-cell table:style-name="ce9" table:formula="of:=([.$G177]-[.$C177]-[.BD177]*[.$BC177])/SQRT(([.$F177]-[.$B177]-[.BD177]*[.$BB177])^2+([.$G177]-[.$C177]-[.BD177]*[.$BC177])^2)" office:value-type="float" office:value="-0.917345011096078">
            <text:p>-0.917</text:p>
          </table:table-cell>
          <table:table-cell table:style-name="ce9" table:formula="of:=[.$BE177]*([.$F177]-[.$B177])+[.$BF177]*([.$G177]-[.$C177])" office:value-type="float" office:value="3.46150620319065">
            <text:p>3.462</text:p>
          </table:table-cell>
          <table:table-cell table:style-name="ce48" table:formula="of:=([.$AW177]^2-[.$AX177]^2+[.$AZ177]^2)/(2*[.$AZ177])" office:value-type="float" office:value="3.66940146673629">
            <text:p>3.669</text:p>
          </table:table-cell>
          <table:table-cell table:style-name="ce48" table:formula="of:=([.$AW177]^2-[.$AY177]^2+[.$BD177]^2+[.$BG177]^2)/(2*[.$BG177])-[.$BD177]*[.$BH177]/[.$BG177]" office:value-type="float" office:value="2.09261471320168">
            <text:p>2.093</text:p>
          </table:table-cell>
          <table:table-cell table:style-name="ce9" table:formula="of:=[.$B177]+[.$BH177]*[.$BB177]+[.$BI177]*[.$BE177]" office:value-type="float" office:value="25.1469483867797">
            <text:p>25.147</text:p>
          </table:table-cell>
          <table:table-cell table:style-name="ce9" table:formula="of:=[.$C177]+[.$BH177]*[.$BC177]+[.$BI177]*[.$BF177]" office:value-type="float" office:value="13.8895868615276">
            <text:p>13.890</text:p>
          </table:table-cell>
          <table:table-cell table:style-name="ce53" table:formula="of:=ABS([.$AB177]-[.$BJ177])/[.$AB177]" office:value-type="percentage" office:value="0.0531771887268607">
            <text:p>5.32%</text:p>
          </table:table-cell>
          <table:table-cell table:style-name="ce53" table:formula="of:=ABS([.$AC177]-[.$BK177])/[.$AC177]" office:value-type="percentage" office:value="0.0947932331036589">
            <text:p>9.48%</text:p>
          </table:table-cell>
          <table:table-cell table:style-name="ce6" table:formula="of:=[.AB177]" office:value-type="float" office:value="26.5592971434286">
            <text:p>26.559</text:p>
          </table:table-cell>
          <table:table-cell table:style-name="ce6" table:formula="of:=[.AC177]" office:value-type="float" office:value="15.344104098062">
            <text:p>15.344</text:p>
          </table:table-cell>
          <table:table-cell/>
          <table:table-cell table:formula="of:=[.BN177]-[.BJ177]" office:value-type="float" office:value="1.41234875664887">
            <text:p>1.41</text:p>
          </table:table-cell>
          <table:table-cell table:formula="of:=[.BO177]-[.BK177]" office:value-type="float" office:value="1.4545172365344">
            <text:p>1.45</text:p>
          </table:table-cell>
          <table:table-cell table:style-name="ce75" table:formula="of:=[.BL177]-[.Z177]" office:value-type="percentage" office:value="0.0425355234342654">
            <text:p>4.25%</text:p>
          </table:table-cell>
          <table:table-cell table:style-name="ce75" table:formula="of:=[.BM177]-[.AA177]" office:value-type="percentage" office:value="0.0645874473481069">
            <text:p>6.46%</text:p>
          </table:table-cell>
          <table:table-cell table:number-columns-repeated="13"/>
          <table:table-cell table:formula="of:=[.BL177]-[.Z177]" office:value-type="percentage" office:value="0.0425355234342654">
            <text:p>4.25%</text:p>
          </table:table-cell>
          <table:table-cell table:formula="of:=[.BM177]-[.AA177]" office:value-type="percentage" office:value="0.0645874473481069">
            <text:p>6.46%</text:p>
          </table:table-cell>
          <table:table-cell table:number-columns-repeated="937"/>
        </table:table-row>
        <table:table-row table:style-name="ro2">
          <table:table-cell table:style-name="ce10" office:value-type="string">
            <text:p>mode</text:p>
          </table:table-cell>
          <table:table-cell table:style-name="ce15" office:value-type="float" office:value="28.68">
            <text:p>28.680</text:p>
          </table:table-cell>
          <table:table-cell table:style-name="ce15" office:value-type="float" office:value="18.27">
            <text:p>18.270</text:p>
          </table:table-cell>
          <table:table-cell table:style-name="ce15" office:value-type="float" office:value="24.97">
            <text:p>24.970</text:p>
          </table:table-cell>
          <table:table-cell table:style-name="ce15" office:value-type="float" office:value="16.66">
            <text:p>16.660</text:p>
          </table:table-cell>
          <table:table-cell table:style-name="ce15" office:value-type="float" office:value="28.25">
            <text:p>28.250</text:p>
          </table:table-cell>
          <table:table-cell table:style-name="ce15" office:value-type="float" office:value="14.31">
            <text:p>14.310</text:p>
          </table:table-cell>
          <table:table-cell table:style-name="ce10" table:formula="of:=EXP(([.K178]+66.39)/-8.89)" office:value-type="float" office:value="2.94759586261819">
            <text:p>2.95</text:p>
          </table:table-cell>
          <table:table-cell table:style-name="ce10" table:formula="of:=EXP(([.L178]+66.39)/-8.89)" office:value-type="float" office:value="9.07795792181656">
            <text:p>9.08</text:p>
          </table:table-cell>
          <table:table-cell table:style-name="ce10" table:formula="of:=EXP(([.M178]+66.39)/-8.89)" office:value-type="float" office:value="3.69123745237239">
            <text:p>3.69</text:p>
          </table:table-cell>
          <table:table-cell table:style-name="ce10" table:formula="of:=MODE([.K168:.K177])" office:value-type="float" office:value="-76">
            <text:p>-76</text:p>
          </table:table-cell>
          <table:table-cell table:style-name="ce10" table:formula="of:=MODE([.L168:.L177])" office:value-type="float" office:value="-86">
            <text:p>-86</text:p>
          </table:table-cell>
          <table:table-cell table:style-name="ce10" table:formula="of:=MODE([.M168:.M177])" office:value-type="float" office:value="-78">
            <text:p>-78</text:p>
          </table:table-cell>
          <table:table-cell table:style-name="ce42" table:formula="of:=SQRT(([.$D178]-[.$B178])^2 + ([.$E178]-[.$C178])^2)" office:value-type="float" office:value="4.0442799111832">
            <text:p>4.044</text:p>
          </table:table-cell>
          <table:table-cell table:style-name="ce44" table:formula="of:=IF( ([.$N178]-[.$H178] &lt;[.$I178])            AND            ([.$N178]+[.$H178] &gt;[.$I178]); 1; 0)" office:value-type="float" office:value="0">
            <text:p>0</text:p>
          </table:table-cell>
          <table:table-cell table:style-name="ce42" table:formula="of:=([.$D178]-[.$B178])/[.$N178]" office:value-type="float" office:value="-0.917345011096078">
            <text:p>-0.917</text:p>
          </table:table-cell>
          <table:table-cell table:style-name="ce42" table:formula="of:=([.$E178]-[.$C178])/[.$N178]" office:value-type="float" office:value="-0.398093118022826">
            <text:p>-0.398</text:p>
          </table:table-cell>
          <table:table-cell table:style-name="ce42" table:formula="of:=[.$P178]*([.$F178]-[.$B178])+[.$Q178]*([.$G178]-[.$C178])" office:value-type="float" office:value="1.97090710214171">
            <text:p>1.971</text:p>
          </table:table-cell>
          <table:table-cell table:style-name="ce42" table:formula="of:=([.$F178]-[.$B178]-[.$R178]*[.$P178])/SQRT(([.$F178]-[.$B178]-[.$R178]*[.$P178])^2+([.$G178]-[.$C178]-[.$R178]*[.$Q178])^2)" office:value-type="float" office:value="0.398093118022826">
            <text:p>0.398</text:p>
          </table:table-cell>
          <table:table-cell table:style-name="ce42" table:formula="of:=([.$G178]-[.$C178]-[.R178]*[.$Q178])/SQRT(([.$F178]-[.$B178]-[.R178]*[.$P178])^2+([.$G178]-[.$C178]-[.R178]*[.$Q178])^2)" office:value-type="float" office:value="-0.917345011096078">
            <text:p>-0.917</text:p>
          </table:table-cell>
          <table:table-cell table:style-name="ce42" table:formula="of:=[.$S178]*([.$F178]-[.$B178])+[.$T178]*([.$G178]-[.$C178])" office:value-type="float" office:value="3.46150620319065">
            <text:p>3.462</text:p>
          </table:table-cell>
          <table:table-cell table:style-name="ce49" table:formula="of:=([.$H178]^2-[.$I178]^2+[.$N178]^2)/(2*[.$N178])" office:value-type="float" office:value="-7.09209054772936">
            <text:p>-7.092</text:p>
          </table:table-cell>
          <table:table-cell table:style-name="ce49" table:formula="of:=([.$H178]^2-[.$J178]^2+[.$R178]^2+[.$U178]^2)/(2*[.$U178])-[.$R178]*[.$V178]/[.$U178]" office:value-type="float" office:value="5.6168165555775">
            <text:p>5.617</text:p>
          </table:table-cell>
          <table:table-cell table:style-name="ce42" table:formula="of:=[.$B178]+[.$V178]*[.$P178]+[.$W178]*[.$S178]" office:value-type="float" office:value="37.4219098981733">
            <text:p>37.422</text:p>
          </table:table-cell>
          <table:table-cell table:style-name="ce42" table:formula="of:=[.$C178]+[.$V178]*[.$Q178]+[.$W178]*[.$T178]" office:value-type="float" office:value="15.9407537939449">
            <text:p>15.941</text:p>
          </table:table-cell>
          <table:table-cell table:style-name="ce55" table:formula="of:=ABS([.$AB178]-[.$X178])/[.$AB178]" office:value-type="percentage" office:value="0.357868805703427">
            <text:p>35.79%</text:p>
          </table:table-cell>
          <table:table-cell table:style-name="ce55" table:formula="of:=ABS([.$AC178]-[.$Y178])/[.$AC178]" office:value-type="percentage" office:value="0.0246786426283782">
            <text:p>2.47%</text:p>
          </table:table-cell>
          <table:table-cell table:style-name="ce42" office:value-type="float" office:value="27.5592971434286">
            <text:p>27.559</text:p>
          </table:table-cell>
          <table:table-cell table:style-name="ce42" office:value-type="float" office:value="16.344104098062">
            <text:p>16.344</text:p>
          </table:table-cell>
          <table:table-cell table:style-name="ce10" table:number-columns-repeated="2"/>
          <table:table-cell table:style-name="ce15" table:number-columns-repeated="2"/>
          <table:table-cell table:style-name="ce61" table:number-columns-repeated="18"/>
          <table:table-cell table:style-name="ce42"/>
          <table:table-cell table:style-name="ce66"/>
          <table:table-cell table:style-name="ce42" table:number-columns-repeated="6"/>
          <table:table-cell table:style-name="ce49" table:number-columns-repeated="2"/>
          <table:table-cell table:style-name="ce42" table:number-columns-repeated="2"/>
          <table:table-cell table:style-name="ce55" table:number-columns-repeated="2"/>
          <table:table-cell table:style-name="ce61" table:number-columns-repeated="2"/>
          <table:table-cell table:style-name="ce10" table:number-columns-repeated="3"/>
          <table:table-cell table:style-name="ce72" table:number-columns-repeated="2"/>
          <table:table-cell table:style-name="ce10" table:number-columns-repeated="952"/>
        </table:table-row>
        <table:table-row table:style-name="ro2">
          <table:table-cell table:style-name="ce11" office:value-type="string">
            <text:p>mean</text:p>
          </table:table-cell>
          <table:table-cell table:style-name="ce16" office:value-type="float" office:value="29.68">
            <text:p>29.680</text:p>
          </table:table-cell>
          <table:table-cell table:style-name="ce16" office:value-type="float" office:value="19.27">
            <text:p>19.270</text:p>
          </table:table-cell>
          <table:table-cell table:style-name="ce16" office:value-type="float" office:value="25.97">
            <text:p>25.970</text:p>
          </table:table-cell>
          <table:table-cell table:style-name="ce16" office:value-type="float" office:value="17.66">
            <text:p>17.660</text:p>
          </table:table-cell>
          <table:table-cell table:style-name="ce16" office:value-type="float" office:value="29.25">
            <text:p>29.250</text:p>
          </table:table-cell>
          <table:table-cell table:style-name="ce16" office:value-type="float" office:value="15.31">
            <text:p>15.310</text:p>
          </table:table-cell>
          <table:table-cell table:style-name="ce11" table:formula="of:=EXP(([.K179]+66.39)/-8.89)" office:value-type="float" office:value="2.69393008317835">
            <text:p>2.69</text:p>
          </table:table-cell>
          <table:table-cell table:style-name="ce11" table:formula="of:=EXP(([.L179]+66.39)/-8.89)" office:value-type="float" office:value="4.67478058159772">
            <text:p>4.67</text:p>
          </table:table-cell>
          <table:table-cell table:style-name="ce11" table:formula="of:=EXP(([.M179]+66.39)/-8.89)" office:value-type="float" office:value="2.48994586027571">
            <text:p>2.49</text:p>
          </table:table-cell>
          <table:table-cell table:style-name="ce11" table:formula="of:=AVERAGE([.K168:.K177])" office:value-type="float" office:value="-75.2">
            <text:p>-75.2</text:p>
          </table:table-cell>
          <table:table-cell table:style-name="ce11" table:formula="of:=AVERAGE([.L168:.L177])" office:value-type="float" office:value="-80.1">
            <text:p>-80.1</text:p>
          </table:table-cell>
          <table:table-cell table:style-name="ce11" table:formula="of:=AVERAGE([.M168:.M177])" office:value-type="float" office:value="-74.5">
            <text:p>-74.5</text:p>
          </table:table-cell>
          <table:table-cell table:style-name="ce21" table:formula="of:=SQRT(([.$D179]-[.$B179])^2 + ([.$E179]-[.$C179])^2)" office:value-type="float" office:value="4.0442799111832">
            <text:p>4.044</text:p>
          </table:table-cell>
          <table:table-cell table:style-name="ce45" table:formula="of:=IF( ([.$N179]-[.$H179] &lt;[.$I179])            AND            ([.$N179]+[.$H179] &gt;[.$I179]); 1; 0)" office:value-type="float" office:value="1">
            <text:p>1</text:p>
          </table:table-cell>
          <table:table-cell table:style-name="ce21" table:formula="of:=([.$D179]-[.$B179])/[.$N179]" office:value-type="float" office:value="-0.917345011096078">
            <text:p>-0.917</text:p>
          </table:table-cell>
          <table:table-cell table:style-name="ce21" table:formula="of:=([.$E179]-[.$C179])/[.$N179]" office:value-type="float" office:value="-0.398093118022826">
            <text:p>-0.398</text:p>
          </table:table-cell>
          <table:table-cell table:style-name="ce21" table:formula="of:=[.$P179]*([.$F179]-[.$B179])+[.$Q179]*([.$G179]-[.$C179])" office:value-type="float" office:value="1.97090710214171">
            <text:p>1.971</text:p>
          </table:table-cell>
          <table:table-cell table:style-name="ce21" table:formula="of:=([.$F179]-[.$B179]-[.$R179]*[.$P179])/SQRT(([.$F179]-[.$B179]-[.$R179]*[.$P179])^2+([.$G179]-[.$C179]-[.$R179]*[.$Q179])^2)" office:value-type="float" office:value="0.398093118022826">
            <text:p>0.398</text:p>
          </table:table-cell>
          <table:table-cell table:style-name="ce21" table:formula="of:=([.$G179]-[.$C179]-[.R179]*[.$Q179])/SQRT(([.$F179]-[.$B179]-[.R179]*[.$P179])^2+([.$G179]-[.$C179]-[.R179]*[.$Q179])^2)" office:value-type="float" office:value="-0.917345011096078">
            <text:p>-0.917</text:p>
          </table:table-cell>
          <table:table-cell table:style-name="ce21" table:formula="of:=[.$S179]*([.$F179]-[.$B179])+[.$T179]*([.$G179]-[.$C179])" office:value-type="float" office:value="3.46150620319065">
            <text:p>3.462</text:p>
          </table:table-cell>
          <table:table-cell table:style-name="ce50" table:formula="of:=([.$H179]^2-[.$I179]^2+[.$N179]^2)/(2*[.$N179])" office:value-type="float" office:value="0.217577151633813">
            <text:p>0.218</text:p>
          </table:table-cell>
          <table:table-cell table:style-name="ce50" table:formula="of:=([.$H179]^2-[.$J179]^2+[.$R179]^2+[.$U179]^2)/(2*[.$U179])-[.$R179]*[.$V179]/[.$U179]" office:value-type="float" office:value="2.32070654449533">
            <text:p>2.321</text:p>
          </table:table-cell>
          <table:table-cell table:style-name="ce21" table:formula="of:=[.$B179]+[.$V179]*[.$P179]+[.$W179]*[.$S179]" office:value-type="float" office:value="30.4042639897344">
            <text:p>30.404</text:p>
          </table:table-cell>
          <table:table-cell table:style-name="ce21" table:formula="of:=[.$C179]+[.$V179]*[.$Q179]+[.$W179]*[.$T179]" office:value-type="float" office:value="17.0544954624848">
            <text:p>17.054</text:p>
          </table:table-cell>
          <table:table-cell table:style-name="ce56" table:formula="of:=ABS([.$AB179]-[.$X179])/[.$AB179]" office:value-type="percentage" office:value="0.0646012693183618">
            <text:p>6.46%</text:p>
          </table:table-cell>
          <table:table-cell table:style-name="ce56" table:formula="of:=ABS([.$AC179]-[.$Y179])/[.$AC179]" office:value-type="percentage" office:value="0.016697814654468">
            <text:p>1.67%</text:p>
          </table:table-cell>
          <table:table-cell table:style-name="ce21" office:value-type="float" office:value="28.5592971434286">
            <text:p>28.559</text:p>
          </table:table-cell>
          <table:table-cell table:style-name="ce21" office:value-type="float" office:value="17.344104098062">
            <text:p>17.344</text:p>
          </table:table-cell>
          <table:table-cell table:style-name="ce11" table:number-columns-repeated="2"/>
          <table:table-cell table:style-name="ce16" table:number-columns-repeated="2"/>
          <table:table-cell table:style-name="ce19" table:number-columns-repeated="18"/>
          <table:table-cell table:style-name="ce21"/>
          <table:table-cell table:style-name="ce67"/>
          <table:table-cell table:style-name="ce21" table:number-columns-repeated="6"/>
          <table:table-cell table:style-name="ce50" table:number-columns-repeated="2"/>
          <table:table-cell table:style-name="ce21" table:number-columns-repeated="2"/>
          <table:table-cell table:style-name="ce56" table:number-columns-repeated="2"/>
          <table:table-cell table:style-name="ce19" table:number-columns-repeated="2"/>
          <table:table-cell table:style-name="ce11" table:number-columns-repeated="3"/>
          <table:table-cell table:style-name="ce73" table:number-columns-repeated="2"/>
          <table:table-cell table:style-name="ce11" table:number-columns-repeated="952"/>
        </table:table-row>
        <table:table-row table:style-name="ro2">
          <table:table-cell table:style-name="ce12" office:value-type="string">
            <text:p>median</text:p>
          </table:table-cell>
          <table:table-cell table:style-name="ce17" office:value-type="float" office:value="30.68">
            <text:p>30.680</text:p>
          </table:table-cell>
          <table:table-cell table:style-name="ce17" office:value-type="float" office:value="20.27">
            <text:p>20.270</text:p>
          </table:table-cell>
          <table:table-cell table:style-name="ce17" office:value-type="float" office:value="26.97">
            <text:p>26.970</text:p>
          </table:table-cell>
          <table:table-cell table:style-name="ce17" office:value-type="float" office:value="18.66">
            <text:p>18.660</text:p>
          </table:table-cell>
          <table:table-cell table:style-name="ce17" office:value-type="float" office:value="30.25">
            <text:p>30.250</text:p>
          </table:table-cell>
          <table:table-cell table:style-name="ce17" office:value-type="float" office:value="16.31">
            <text:p>16.310</text:p>
          </table:table-cell>
          <table:table-cell table:style-name="ce12" table:formula="of:=EXP(([.K180]+66.39)/-8.89)" office:value-type="float" office:value="2.94759586261819">
            <text:p>2.95</text:p>
          </table:table-cell>
          <table:table-cell table:style-name="ce12" table:formula="of:=EXP(([.L180]+66.39)/-8.89)" office:value-type="float" office:value="4.6224905193394">
            <text:p>4.62</text:p>
          </table:table-cell>
          <table:table-cell table:style-name="ce12" table:formula="of:=EXP(([.M180]+66.39)/-8.89)" office:value-type="float" office:value="2.35376929320541">
            <text:p>2.35</text:p>
          </table:table-cell>
          <table:table-cell table:style-name="ce12" table:formula="of:=MEDIAN([.K168:.K177])" office:value-type="float" office:value="-76">
            <text:p>-76</text:p>
          </table:table-cell>
          <table:table-cell table:style-name="ce12" table:formula="of:=MEDIAN([.L168:.L177])" office:value-type="float" office:value="-80">
            <text:p>-80</text:p>
          </table:table-cell>
          <table:table-cell table:style-name="ce12" table:formula="of:=MEDIAN([.M168:.M177])" office:value-type="float" office:value="-74">
            <text:p>-74</text:p>
          </table:table-cell>
          <table:table-cell table:style-name="ce22" table:formula="of:=SQRT(([.$D180]-[.$B180])^2 + ([.$E180]-[.$C180])^2)" office:value-type="float" office:value="4.0442799111832">
            <text:p>4.044</text:p>
          </table:table-cell>
          <table:table-cell table:style-name="ce46" table:formula="of:=IF( ([.$N180]-[.$H180] &lt;[.$I180])            AND            ([.$N180]+[.$H180] &gt;[.$I180]); 1; 0)" office:value-type="float" office:value="1">
            <text:p>1</text:p>
          </table:table-cell>
          <table:table-cell table:style-name="ce22" table:formula="of:=([.$D180]-[.$B180])/[.$N180]" office:value-type="float" office:value="-0.917345011096078">
            <text:p>-0.917</text:p>
          </table:table-cell>
          <table:table-cell table:style-name="ce22" table:formula="of:=([.$E180]-[.$C180])/[.$N180]" office:value-type="float" office:value="-0.398093118022826">
            <text:p>-0.398</text:p>
          </table:table-cell>
          <table:table-cell table:style-name="ce22" table:formula="of:=[.$P180]*([.$F180]-[.$B180])+[.$Q180]*([.$G180]-[.$C180])" office:value-type="float" office:value="1.97090710214171">
            <text:p>1.971</text:p>
          </table:table-cell>
          <table:table-cell table:style-name="ce22" table:formula="of:=([.$F180]-[.$B180]-[.$R180]*[.$P180])/SQRT(([.$F180]-[.$B180]-[.$R180]*[.$P180])^2+([.$G180]-[.$C180]-[.$R180]*[.$Q180])^2)" office:value-type="float" office:value="0.398093118022826">
            <text:p>0.398</text:p>
          </table:table-cell>
          <table:table-cell table:style-name="ce22" table:formula="of:=([.$G180]-[.$C180]-[.R180]*[.$Q180])/SQRT(([.$F180]-[.$B180]-[.R180]*[.$P180])^2+([.$G180]-[.$C180]-[.R180]*[.$Q180])^2)" office:value-type="float" office:value="-0.917345011096078">
            <text:p>-0.917</text:p>
          </table:table-cell>
          <table:table-cell table:style-name="ce22" table:formula="of:=[.$S180]*([.$F180]-[.$B180])+[.$T180]*([.$G180]-[.$C180])" office:value-type="float" office:value="3.46150620319066">
            <text:p>3.462</text:p>
          </table:table-cell>
          <table:table-cell table:style-name="ce51" table:formula="of:=([.$H180]^2-[.$I180]^2+[.$N180]^2)/(2*[.$N180])" office:value-type="float" office:value="0.454605374590098">
            <text:p>0.455</text:p>
          </table:table-cell>
          <table:table-cell table:style-name="ce51" table:formula="of:=([.$H180]^2-[.$J180]^2+[.$R180]^2+[.$U180]^2)/(2*[.$U180])-[.$R180]*[.$V180]/[.$U180]" office:value-type="float" office:value="2.48773518662329">
            <text:p>2.488</text:p>
          </table:table-cell>
          <table:table-cell table:style-name="ce22" table:formula="of:=[.$B180]+[.$V180]*[.$P180]+[.$W180]*[.$S180]" office:value-type="float" office:value="31.2533202848603">
            <text:p>31.253</text:p>
          </table:table-cell>
          <table:table-cell table:style-name="ce22" table:formula="of:=[.$C180]+[.$V180]*[.$Q180]+[.$W180]*[.$T180]" office:value-type="float" office:value="17.8069132665824">
            <text:p>17.807</text:p>
          </table:table-cell>
          <table:table-cell table:style-name="ce57" table:formula="of:=ABS([.$AB180]-[.$X180])/[.$AB180]" office:value-type="percentage" office:value="0.0573093173769281">
            <text:p>5.73%</text:p>
          </table:table-cell>
          <table:table-cell table:style-name="ce57" table:formula="of:=ABS([.$AC180]-[.$Y180])/[.$AC180]" office:value-type="percentage" office:value="0.0292841137734444">
            <text:p>2.93%</text:p>
          </table:table-cell>
          <table:table-cell table:style-name="ce22" office:value-type="float" office:value="29.5592971434286">
            <text:p>29.559</text:p>
          </table:table-cell>
          <table:table-cell table:style-name="ce22" office:value-type="float" office:value="18.344104098062">
            <text:p>18.344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18"/>
          <table:table-cell table:style-name="ce22"/>
          <table:table-cell table:style-name="ce68"/>
          <table:table-cell table:style-name="ce22" table:number-columns-repeated="6"/>
          <table:table-cell table:style-name="ce51" table:number-columns-repeated="2"/>
          <table:table-cell table:style-name="ce22" table:number-columns-repeated="2"/>
          <table:table-cell table:style-name="ce57" table:number-columns-repeated="2"/>
          <table:table-cell table:style-name="ce20" table:number-columns-repeated="2"/>
          <table:table-cell table:style-name="ce12" table:number-columns-repeated="3"/>
          <table:table-cell table:style-name="ce74" table:number-columns-repeated="2"/>
          <table:table-cell table:style-name="ce12"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an</text:p>
          </table:table-cell>
          <table:table-cell table:style-name="ce9" table:formula="of:=AVERAGE([.X168:.X177])" office:value-type="float" office:value="29.8913696560233">
            <text:p>29.891</text:p>
          </table:table-cell>
          <table:table-cell table:style-name="ce9" table:formula="of:=AVERAGE([.Y168:.Y177])" office:value-type="float" office:value="14.8950680408259">
            <text:p>14.895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dian</text:p>
          </table:table-cell>
          <table:table-cell table:style-name="ce9" table:formula="of:=MEDIAN([.X168:.X177])" office:value-type="float" office:value="28.2690285823125">
            <text:p>28.269</text:p>
          </table:table-cell>
          <table:table-cell table:style-name="ce9" table:formula="of:=MEDIAN([.Y168:.Y177])" office:value-type="float" office:value="14.7913000867532">
            <text:p>14.791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ode</text:p>
          </table:table-cell>
          <table:table-cell table:style-name="ce52" table:formula="of:=MODE([.X168:.X177])" office:value-type="float" office:value="0">
            <text:p>#VALUE!</text:p>
          </table:table-cell>
          <table:table-cell table:style-name="ce52" table:formula="of:=MODE([.Y168:.Y177])" office:value-type="float" office:value="0">
            <text:p>#VALUE!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>
            <text:p>p1x</text:p>
          </table:table-cell>
          <table:table-cell table:style-name="ce8" office:value-type="string">
            <text:p>p1y</text:p>
          </table:table-cell>
          <table:table-cell table:style-name="ce8" office:value-type="string">
            <text:p>p2x</text:p>
          </table:table-cell>
          <table:table-cell table:style-name="ce8" office:value-type="string">
            <text:p>p2y</text:p>
          </table:table-cell>
          <table:table-cell table:style-name="ce8" office:value-type="string">
            <text:p>p3x</text:p>
          </table:table-cell>
          <table:table-cell table:style-name="ce8" office:value-type="string">
            <text:p>p3y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rssi1</text:p>
          </table:table-cell>
          <table:table-cell table:style-name="ce8" office:value-type="string">
            <text:p>rssi2</text:p>
          </table:table-cell>
          <table:table-cell office:value-type="string">
            <text:p>rssi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R</text:p>
          </table:table-cell>
          <table:table-cell table:style-name="ce59" office:value-type="string">
            <text:p>KF_RSSI1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2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59" office:value-type="string">
            <text:p>KF_RSSI3</text:p>
          </table:table-cell>
          <table:table-cell table:style-name="ce62" office:value-type="string">
            <text:p>p</text:p>
          </table:table-cell>
          <table:table-cell table:style-name="ce62" office:value-type="string">
            <text:p>p_^k</text:p>
          </table:table-cell>
          <table:table-cell table:style-name="ce62" office:value-type="string">
            <text:p>x^_k</text:p>
          </table:table-cell>
          <table:table-cell table:style-name="ce63" office:value-type="string">
            <text:p>K</text:p>
          </table:table-cell>
          <table:table-cell table:style-name="ce8" office:value-type="string">
            <text:p>r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3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-r1 &lt; r2 &lt; d+r1</text:p>
          </table:table-cell>
          <table:table-cell table:style-name="ce8" office:value-type="string">
            <text:p>ex_x</text:p>
          </table:table-cell>
          <table:table-cell table:style-name="ce8" office:value-type="string">
            <text:p>ex_y</text:p>
          </table:table-cell>
          <table:table-cell table:style-name="ce8" office:value-type="string">
            <text:p>i</text:p>
          </table:table-cell>
          <table:table-cell table:style-name="ce8" office:value-type="string">
            <text:p>ey_x</text:p>
          </table:table-cell>
          <table:table-cell table:style-name="ce8" office:value-type="string">
            <text:p>ey_y</text:p>
          </table:table-cell>
          <table:table-cell table:style-name="ce8" office:value-type="string">
            <text:p>j</text:p>
          </table:table-cell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 table:style-name="ce9" office:value-type="string">
            <text:p>px_real</text:p>
          </table:table-cell>
          <table:table-cell table:style-name="ce9" office:value-type="string">
            <text:p>py_real</text:p>
          </table:table-cell>
          <table:table-cell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13"/>
          <table:table-cell office:value-type="string">
            <text:p>err_X</text:p>
          </table:table-cell>
          <table:table-cell office:value-type="string">
            <text:p>err_Y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87]+66.39)/-8.89)" office:value-type="float" office:value="1.87957581156176">
            <text:p>1.88</text:p>
          </table:table-cell>
          <table:table-cell table:formula="of:=EXP(([.L187]+66.39)/-8.89)" office:value-type="float" office:value="7.24910048638861">
            <text:p>7.25</text:p>
          </table:table-cell>
          <table:table-cell table:formula="of:=EXP(([.M187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84">
            <text:p>-84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187]-[.$B187])^2 + ([.$E187]-[.$C187])^2)" office:value-type="float" office:value="4.0442799111832">
            <text:p>4.044</text:p>
          </table:table-cell>
          <table:table-cell table:style-name="ce43" table:formula="of:=IF( ([.$N187]-[.$H187] &lt;[.$I187])            AND            ([.$N187]+[.$H187] &gt;[.$I187]); 1; 0)" office:value-type="float" office:value="0">
            <text:p>0</text:p>
          </table:table-cell>
          <table:table-cell table:style-name="ce9" table:formula="of:=([.$D187]-[.$B187])/[.$N187]" office:value-type="float" office:value="-0.917345011096078">
            <text:p>-0.917</text:p>
          </table:table-cell>
          <table:table-cell table:style-name="ce9" table:formula="of:=([.$E187]-[.$C187])/[.$N187]" office:value-type="float" office:value="-0.398093118022826">
            <text:p>-0.398</text:p>
          </table:table-cell>
          <table:table-cell table:style-name="ce9" table:formula="of:=[.$P187]*([.$F187]-[.$B187])+[.$Q187]*([.$G187]-[.$C187])" office:value-type="float" office:value="1.97090710214171">
            <text:p>1.971</text:p>
          </table:table-cell>
          <table:table-cell table:style-name="ce9" table:formula="of:=([.$F187]-[.$B187]-[.$R187]*[.$P187])/SQRT(([.$F187]-[.$B187]-[.$R187]*[.$P187])^2+([.$G187]-[.$C187]-[.$R187]*[.$Q187])^2)" office:value-type="float" office:value="0.398093118022826">
            <text:p>0.398</text:p>
          </table:table-cell>
          <table:table-cell table:style-name="ce9" table:formula="of:=([.$G187]-[.$C187]-[.R187]*[.$Q187])/SQRT(([.$F187]-[.$B187]-[.R187]*[.$P187])^2+([.$G187]-[.$C187]-[.R187]*[.$Q187])^2)" office:value-type="float" office:value="-0.917345011096078">
            <text:p>-0.917</text:p>
          </table:table-cell>
          <table:table-cell table:style-name="ce9" table:formula="of:=[.$S187]*([.$F187]-[.$B187])+[.$T187]*([.$G187]-[.$C187])" office:value-type="float" office:value="3.46150620319065">
            <text:p>3.462</text:p>
          </table:table-cell>
          <table:table-cell table:style-name="ce48" table:formula="of:=([.$H187]^2-[.$I187]^2+[.$N187]^2)/(2*[.$N187])" office:value-type="float" office:value="-4.03785758498554">
            <text:p>-4.038</text:p>
          </table:table-cell>
          <table:table-cell table:style-name="ce48" table:formula="of:=([.$H187]^2-[.$J187]^2+[.$R187]^2+[.$U187]^2)/(2*[.$U187])-[.$R187]*[.$V187]/[.$U187]" office:value-type="float" office:value="3.52960704644988">
            <text:p>3.530</text:p>
          </table:table-cell>
          <table:table-cell table:style-name="ce9" table:formula="of:=[.$B187]+[.$V187]*[.$P187]+[.$W187]*[.$S187]" office:value-type="float" office:value="32.7892207856195">
            <text:p>32.789</text:p>
          </table:table-cell>
          <table:table-cell table:style-name="ce9" table:formula="of:=[.$C187]+[.$V187]*[.$Q187]+[.$W187]*[.$T187]" office:value-type="float" office:value="15.6395759009487">
            <text:p>15.640</text:p>
          </table:table-cell>
          <table:table-cell table:style-name="ce53" table:formula="of:=ABS([.$AB187]-[.$X187])/[.$AB187]" office:value-type="percentage" office:value="0.23456658542383">
            <text:p>23.46%</text:p>
          </table:table-cell>
          <table:table-cell table:style-name="ce53" table:formula="of:=ABS([.$AC187]-[.$Y187])/[.$AC187]" office:value-type="percentage" office:value="0.0192563737184223">
            <text:p>1.93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ABS([.K187])-SQRT((1-[.$AG187])/(1-[.$AF187]))" office:value-type="float" office:value="71.4830922901543">
            <text:p>71.483</text:p>
          </table:table-cell>
          <table:table-cell table:style-name="ce6" table:formula="of:=ABS(([.$AH$187]+[.$K$187])/[.$K187])+IF(ROUND(1+RAND();0)=1;-1;1)*RAND()*ABS(([.$AH$187]+[.$K$187])/[.$K187])" office:value-type="float" office:value="0.00583180960128926">
            <text:p>0.006</text:p>
          </table:table-cell>
          <table:table-cell/>
          <table:table-cell/>
          <table:table-cell table:style-name="ce64"/>
          <table:table-cell table:style-name="ce60" table:formula="of:=ABS([.L187])-SQRT((1-[.$AG187])/(1-[.$AF187]))" office:value-type="float" office:value="83.4830922901543">
            <text:p>83.483</text:p>
          </table:table-cell>
          <table:table-cell table:style-name="ce6" table:formula="of:=ABS(([.$AM$187]+[.$L$187])/[.$L187])+IF(ROUND(1+RAND();0)=1;-1;1)*RAND()*ABS(([.$AM$187]+[.$L$187])/[.$L187])" office:value-type="float" office:value="0.0114007050943231">
            <text:p>0.011</text:p>
          </table:table-cell>
          <table:table-cell/>
          <table:table-cell/>
          <table:table-cell table:style-name="ce64"/>
          <table:table-cell table:style-name="ce60" table:formula="of:=ABS([.M187])-SQRT((1-[.$AG187])/(1-[.$AF187]))" office:value-type="float" office:value="76.4830922901543">
            <text:p>76.483</text:p>
          </table:table-cell>
          <table:table-cell table:style-name="ce6" table:formula="of:=ABS(([.$AR$187]+[.$M$187])/[.$M187])+IF(ROUND(1+RAND();0)=1;-1;1)*RAND()*ABS(([.$AR$187]+[.$M$187])/[.$M187])" office:value-type="float" office:value="0.0119945295541062">
            <text:p>0.012</text:p>
          </table:table-cell>
          <table:table-cell/>
          <table:table-cell/>
          <table:table-cell table:style-name="ce64"/>
          <table:table-cell table:style-name="ce6" table:formula="of:=EXP((-[.AH187]+66.39)/-8.89)" office:value-type="float" office:value="1.77340472083226">
            <text:p>1.773</text:p>
          </table:table-cell>
          <table:table-cell table:style-name="ce6" table:formula="of:=EXP((-[.AM187]+66.39)/-8.89)" office:value-type="float" office:value="6.83962250698852">
            <text:p>6.840</text:p>
          </table:table-cell>
          <table:table-cell table:style-name="ce6" table:formula="of:=EXP((-[.AR187]+66.39)/-8.89)" office:value-type="float" office:value="3.11220340682855">
            <text:p>3.112</text:p>
          </table:table-cell>
          <table:table-cell table:style-name="ce9" table:formula="of:=SQRT(([.$D187]-[.$B187])^2 + ([.$E187]-[.$C187])^2)" office:value-type="float" office:value="4.0442799111832">
            <text:p>4.044</text:p>
          </table:table-cell>
          <table:table-cell table:style-name="ce43" table:formula="of:=IF( ([.$AZ187]-[.$AW187] &lt;[.$AX187])               AND               ([.$AZ187]+[.$AW187]&gt;[.$AX187]); 1; 0)" office:value-type="float" office:value="0">
            <text:p>0</text:p>
          </table:table-cell>
          <table:table-cell table:style-name="ce9" table:formula="of:=([.$D187]-[.$B187])/[.$AZ187]" office:value-type="float" office:value="-0.917345011096078">
            <text:p>-0.917</text:p>
          </table:table-cell>
          <table:table-cell table:style-name="ce9" table:formula="of:=([.$E187]-[.$C187])/[.$AZ187]" office:value-type="float" office:value="-0.398093118022826">
            <text:p>-0.398</text:p>
          </table:table-cell>
          <table:table-cell table:style-name="ce9" table:formula="of:=[.$BB187]*([.$F187]-[.$B187])+[.$BC187]*([.$G187]-[.$C187])" office:value-type="float" office:value="1.97090710214171">
            <text:p>1.971</text:p>
          </table:table-cell>
          <table:table-cell table:style-name="ce9" table:formula="of:=([.$F187]-[.$B187]-[.$BD187]*[.$BB187])/SQRT(([.$F187]-[.$B187]-[.$BD187]*[.$BB187])^2+([.$G187]-[.$C187]-[.$BD187]*[.$BC187])^2)" office:value-type="float" office:value="0.398093118022826">
            <text:p>0.398</text:p>
          </table:table-cell>
          <table:table-cell table:style-name="ce9" table:formula="of:=([.$G187]-[.$C187]-[.BD187]*[.$BC187])/SQRT(([.$F187]-[.$B187]-[.BD187]*[.$BB187])^2+([.$G187]-[.$C187]-[.BD187]*[.$BC187])^2)" office:value-type="float" office:value="-0.917345011096078">
            <text:p>-0.917</text:p>
          </table:table-cell>
          <table:table-cell table:style-name="ce9" table:formula="of:=[.$BE187]*([.$F187]-[.$B187])+[.$BF187]*([.$G187]-[.$C187])" office:value-type="float" office:value="3.46150620319065">
            <text:p>3.462</text:p>
          </table:table-cell>
          <table:table-cell table:style-name="ce48" table:formula="of:=([.$AW187]^2-[.$AX187]^2+[.$AZ187]^2)/(2*[.$AZ187])" office:value-type="float" office:value="-3.37257464039536">
            <text:p>-3.373</text:p>
          </table:table-cell>
          <table:table-cell table:style-name="ce48" table:formula="of:=([.$AW187]^2-[.$AY187]^2+[.$BD187]^2+[.$BG187]^2)/(2*[.$BG187])-[.$BD187]*[.$BH187]/[.$BG187]" office:value-type="float" office:value="3.26732288679153">
            <text:p>3.267</text:p>
          </table:table-cell>
          <table:table-cell table:style-name="ce9" table:formula="of:=[.$B187]+[.$BH187]*[.$BB187]+[.$BI187]*[.$BE187]" office:value-type="float" office:value="32.074513276506">
            <text:p>32.075</text:p>
          </table:table-cell>
          <table:table-cell table:style-name="ce9" table:formula="of:=[.$C187]+[.$BH187]*[.$BC187]+[.$BI187]*[.$BF187]" office:value-type="float" office:value="15.6153364045214">
            <text:p>15.615</text:p>
          </table:table-cell>
          <table:table-cell table:style-name="ce53" table:formula="of:=ABS([.$AB187]-[.$BJ187])/[.$AB187]" office:value-type="percentage" office:value="0.207656705043567">
            <text:p>20.77%</text:p>
          </table:table-cell>
          <table:table-cell table:style-name="ce53" table:formula="of:=ABS([.$AC187]-[.$BK187])/[.$AC187]" office:value-type="percentage" office:value="0.0176766466602443">
            <text:p>1.77%</text:p>
          </table:table-cell>
          <table:table-cell table:style-name="ce6" table:formula="of:=[.AB187]" office:value-type="float" office:value="26.5592971434286">
            <text:p>26.559</text:p>
          </table:table-cell>
          <table:table-cell table:style-name="ce6" table:formula="of:=[.AC187]" office:value-type="float" office:value="15.344104098062">
            <text:p>15.344</text:p>
          </table:table-cell>
          <table:table-cell/>
          <table:table-cell table:formula="of:=[.BN187]-[.BJ187]" office:value-type="float" office:value="-5.51521613307742">
            <text:p>-5.52</text:p>
          </table:table-cell>
          <table:table-cell table:formula="of:=[.BO187]-[.BK187]" office:value-type="float" office:value="-0.271232306459449">
            <text:p>-0.27</text:p>
          </table:table-cell>
          <table:table-cell table:style-name="ce75" table:formula="of:=[.BL187]-[.Z187]" office:value-type="percentage" office:value="-0.0269098803802621">
            <text:p>-2.69%</text:p>
          </table:table-cell>
          <table:table-cell table:style-name="ce75" table:formula="of:=[.BM187]-[.AA187]" office:value-type="percentage" office:value="-0.00157972705817799">
            <text:p>-0.16%</text:p>
          </table:table-cell>
          <table:table-cell table:number-columns-repeated="13"/>
          <table:table-cell table:formula="of:=[.BL187]-[.Z187]" office:value-type="percentage" office:value="-0.0269098803802621">
            <text:p>-2.69%</text:p>
          </table:table-cell>
          <table:table-cell table:formula="of:=[.BM187]-[.AA187]" office:value-type="percentage" office:value="-0.00157972705817799">
            <text:p>-0.16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88]+66.39)/-8.89)" office:value-type="float" office:value="2.10335157059054">
            <text:p>2.1</text:p>
          </table:table-cell>
          <table:table-cell table:formula="of:=EXP(([.L188]+66.39)/-8.89)" office:value-type="float" office:value="10.1587480191832">
            <text:p>10.16</text:p>
          </table:table-cell>
          <table:table-cell table:formula="of:=EXP(([.M188]+66.39)/-8.89)" office:value-type="float" office:value="1.67960757526435">
            <text:p>1.68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formula="of:=-ROUND(IF(ROUND(1+RAND();0)=1;-1;1)*RAND()*(ABS([rssi_empiric.$G$14]-[rssi_empiric.$H$14])/2)+ABS(([rssi_empiric.$G$14]+[rssi_empiric.$H$14])/2);0)" office:value-type="float" office:value="-87">
            <text:p>-87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style-name="ce9" table:formula="of:=SQRT(([.$D188]-[.$B188])^2 + ([.$E188]-[.$C188])^2)" office:value-type="float" office:value="4.0442799111832">
            <text:p>4.044</text:p>
          </table:table-cell>
          <table:table-cell table:style-name="ce43" table:formula="of:=IF( ([.$N188]-[.$H188] &lt;[.$I188])            AND            ([.$N188]+[.$H188] &gt;[.$I188]); 1; 0)" office:value-type="float" office:value="0">
            <text:p>0</text:p>
          </table:table-cell>
          <table:table-cell table:style-name="ce9" table:formula="of:=([.$D188]-[.$B188])/[.$N188]" office:value-type="float" office:value="-0.917345011096078">
            <text:p>-0.917</text:p>
          </table:table-cell>
          <table:table-cell table:style-name="ce9" table:formula="of:=([.$E188]-[.$C188])/[.$N188]" office:value-type="float" office:value="-0.398093118022826">
            <text:p>-0.398</text:p>
          </table:table-cell>
          <table:table-cell table:style-name="ce9" table:formula="of:=[.$P188]*([.$F188]-[.$B188])+[.$Q188]*([.$G188]-[.$C188])" office:value-type="float" office:value="1.97090710214171">
            <text:p>1.971</text:p>
          </table:table-cell>
          <table:table-cell table:style-name="ce9" table:formula="of:=([.$F188]-[.$B188]-[.$R188]*[.$P188])/SQRT(([.$F188]-[.$B188]-[.$R188]*[.$P188])^2+([.$G188]-[.$C188]-[.$R188]*[.$Q188])^2)" office:value-type="float" office:value="0.398093118022826">
            <text:p>0.398</text:p>
          </table:table-cell>
          <table:table-cell table:style-name="ce9" table:formula="of:=([.$G188]-[.$C188]-[.R188]*[.$Q188])/SQRT(([.$F188]-[.$B188]-[.R188]*[.$P188])^2+([.$G188]-[.$C188]-[.R188]*[.$Q188])^2)" office:value-type="float" office:value="-0.917345011096078">
            <text:p>-0.917</text:p>
          </table:table-cell>
          <table:table-cell table:style-name="ce9" table:formula="of:=[.$S188]*([.$F188]-[.$B188])+[.$T188]*([.$G188]-[.$C188])" office:value-type="float" office:value="3.46150620319065">
            <text:p>3.462</text:p>
          </table:table-cell>
          <table:table-cell table:style-name="ce48" table:formula="of:=([.$H188]^2-[.$I188]^2+[.$N188]^2)/(2*[.$N188])" office:value-type="float" office:value="-10.1896846036604">
            <text:p>-10.190</text:p>
          </table:table-cell>
          <table:table-cell table:style-name="ce48" table:formula="of:=([.$H188]^2-[.$J188]^2+[.$R188]^2+[.$U188]^2)/(2*[.$U188])-[.$R188]*[.$V188]/[.$U188]" office:value-type="float" office:value="8.32518365522087">
            <text:p>8.325</text:p>
          </table:table-cell>
          <table:table-cell table:style-name="ce9" table:formula="of:=[.$B188]+[.$V188]*[.$P188]+[.$W188]*[.$S188]" office:value-type="float" office:value="40.34165465523">
            <text:p>40.342</text:p>
          </table:table-cell>
          <table:table-cell table:style-name="ce9" table:formula="of:=[.$C188]+[.$V188]*[.$Q188]+[.$W188]*[.$T188]" office:value-type="float" office:value="13.6893776229649">
            <text:p>13.689</text:p>
          </table:table-cell>
          <table:table-cell table:style-name="ce53" table:formula="of:=ABS([.$AB188]-[.$X188])/[.$AB188]" office:value-type="percentage" office:value="0.518927795316731">
            <text:p>51.89%</text:p>
          </table:table-cell>
          <table:table-cell table:style-name="ce53" table:formula="of:=ABS([.$AC188]-[.$Y188])/[.$AC188]" office:value-type="percentage" office:value="0.107841191934178">
            <text:p>10.78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88]+[.AL188]*(ABS([.K188])-[.AK187])" office:value-type="float" office:value="72.2544673900274">
            <text:p>72.254</text:p>
          </table:table-cell>
          <table:table-cell table:style-name="ce6" table:formula="of:=[.AJ188]*(1-[.AL188])" office:value-type="float" office:value="0.00774905257507855">
            <text:p>0.008</text:p>
          </table:table-cell>
          <table:table-cell table:style-name="ce6" table:formula="of:=[.AI187]+[.$AF188]" office:value-type="float" office:value="0.00783180960128926">
            <text:p>0.008</text:p>
          </table:table-cell>
          <table:table-cell table:style-name="ce6" table:formula="of:=[.AH187]" office:value-type="float" office:value="71.4830922901543">
            <text:p>71.483</text:p>
          </table:table-cell>
          <table:table-cell table:style-name="ce65" table:formula="of:=[.AJ188]/([.AJ188]+[.$AG188])" office:value-type="float" office:value="0.0105667821900427">
            <text:p>0.011</text:p>
          </table:table-cell>
          <table:table-cell table:style-name="ce60" table:formula="of:=[.AP188]+[.AQ188]*(ABS([.P188])-[.AP187])" office:value-type="float" office:value="83.4995545729789">
            <text:p>83.500</text:p>
          </table:table-cell>
          <table:table-cell table:style-name="ce6" table:formula="of:=[.AO188]*(1-[.AQ188])" office:value-type="float" office:value="0.0131602217487509">
            <text:p>0.013</text:p>
          </table:table-cell>
          <table:table-cell table:style-name="ce6" table:formula="of:=[.AN187]+[.$AF188]" office:value-type="float" office:value="0.0134007050943231">
            <text:p>0.013</text:p>
          </table:table-cell>
          <table:table-cell table:style-name="ce6" table:formula="of:=[.AM187]" office:value-type="float" office:value="83.4830922901543">
            <text:p>83.483</text:p>
          </table:table-cell>
          <table:table-cell table:style-name="ce65" table:formula="of:=[.AO188]/([.AO188]+[.$AG188])" office:value-type="float" office:value="0.01794557404849">
            <text:p>0.018</text:p>
          </table:table-cell>
          <table:table-cell table:style-name="ce60" table:formula="of:=[.AU188]+[.AV188]*(ABS([.U188])-[.AU187])" office:value-type="float" office:value="76.5479121220486">
            <text:p>76.548</text:p>
          </table:table-cell>
          <table:table-cell table:style-name="ce6" table:formula="of:=[.AT188]*(1-[.AV188])" office:value-type="float" office:value="0.0137324693410402">
            <text:p>0.014</text:p>
          </table:table-cell>
          <table:table-cell table:style-name="ce6" table:formula="of:=[.AS187]+[.$AF188]" office:value-type="float" office:value="0.0139945295541062">
            <text:p>0.014</text:p>
          </table:table-cell>
          <table:table-cell table:style-name="ce6" table:formula="of:=[.AR187]" office:value-type="float" office:value="76.4830922901543">
            <text:p>76.483</text:p>
          </table:table-cell>
          <table:table-cell table:style-name="ce65" table:formula="of:=[.AT188]/([.AT188]+[.$AG188])" office:value-type="float" office:value="0.0187259037220742">
            <text:p>0.019</text:p>
          </table:table-cell>
          <table:table-cell table:style-name="ce6" table:formula="of:=EXP((-[.AH188]+66.39)/-8.89)" office:value-type="float" office:value="1.9341541954215">
            <text:p>1.934</text:p>
          </table:table-cell>
          <table:table-cell table:style-name="ce6" table:formula="of:=EXP((-[.AM188]+66.39)/-8.89)" office:value-type="float" office:value="6.85229968534248">
            <text:p>6.852</text:p>
          </table:table-cell>
          <table:table-cell table:style-name="ce6" table:formula="of:=EXP((-[.AR188]+66.39)/-8.89)" office:value-type="float" office:value="3.13497840575497">
            <text:p>3.135</text:p>
          </table:table-cell>
          <table:table-cell table:style-name="ce9" table:formula="of:=SQRT(([.$D188]-[.$B188])^2 + ([.$E188]-[.$C188])^2)" office:value-type="float" office:value="4.0442799111832">
            <text:p>4.044</text:p>
          </table:table-cell>
          <table:table-cell table:style-name="ce43" table:formula="of:=IF( ([.$AZ188]-[.$AW188] &lt;[.$AX188])               AND               ([.$AZ188]+[.$AW188]&gt;[.$AX188]); 1; 0)" office:value-type="float" office:value="0">
            <text:p>0</text:p>
          </table:table-cell>
          <table:table-cell table:style-name="ce9" table:formula="of:=([.$D188]-[.$B188])/[.$AZ188]" office:value-type="float" office:value="-0.917345011096078">
            <text:p>-0.917</text:p>
          </table:table-cell>
          <table:table-cell table:style-name="ce9" table:formula="of:=([.$E188]-[.$C188])/[.$AZ188]" office:value-type="float" office:value="-0.398093118022826">
            <text:p>-0.398</text:p>
          </table:table-cell>
          <table:table-cell table:style-name="ce9" table:formula="of:=[.$BB188]*([.$F188]-[.$B188])+[.$BC188]*([.$G188]-[.$C188])" office:value-type="float" office:value="1.97090710214171">
            <text:p>1.971</text:p>
          </table:table-cell>
          <table:table-cell table:style-name="ce9" table:formula="of:=([.$F188]-[.$B188]-[.$BD188]*[.$BB188])/SQRT(([.$F188]-[.$B188]-[.$BD188]*[.$BB188])^2+([.$G188]-[.$C188]-[.$BD188]*[.$BC188])^2)" office:value-type="float" office:value="0.398093118022826">
            <text:p>0.398</text:p>
          </table:table-cell>
          <table:table-cell table:style-name="ce9" table:formula="of:=([.$G188]-[.$C188]-[.BD188]*[.$BC188])/SQRT(([.$F188]-[.$B188]-[.BD188]*[.$BB188])^2+([.$G188]-[.$C188]-[.BD188]*[.$BC188])^2)" office:value-type="float" office:value="-0.917345011096078">
            <text:p>-0.917</text:p>
          </table:table-cell>
          <table:table-cell table:style-name="ce9" table:formula="of:=[.$BE188]*([.$F188]-[.$B188])+[.$BF188]*([.$G188]-[.$C188])" office:value-type="float" office:value="3.46150620319065">
            <text:p>3.462</text:p>
          </table:table-cell>
          <table:table-cell table:style-name="ce48" table:formula="of:=([.$AW188]^2-[.$AX188]^2+[.$AZ188]^2)/(2*[.$AZ188])" office:value-type="float" office:value="-3.32035110277776">
            <text:p>-3.320</text:p>
          </table:table-cell>
          <table:table-cell table:style-name="ce48" table:formula="of:=([.$AW188]^2-[.$AY188]^2+[.$BD188]^2+[.$BG188]^2)/(2*[.$BG188])-[.$BD188]*[.$BH188]/[.$BG188]" office:value-type="float" office:value="3.3031242246765">
            <text:p>3.303</text:p>
          </table:table-cell>
          <table:table-cell table:style-name="ce9" table:formula="of:=[.$B188]+[.$BH188]*[.$BB188]+[.$BI188]*[.$BE188]" office:value-type="float" office:value="32.0408585410387">
            <text:p>32.041</text:p>
          </table:table-cell>
          <table:table-cell table:style-name="ce9" table:formula="of:=[.$C188]+[.$BH188]*[.$BC188]+[.$BI188]*[.$BF188]" office:value-type="float" office:value="15.5617043948977">
            <text:p>15.562</text:p>
          </table:table-cell>
          <table:table-cell table:style-name="ce53" table:formula="of:=ABS([.$AB188]-[.$BJ188])/[.$AB188]" office:value-type="percentage" office:value="0.206389550446609">
            <text:p>20.64%</text:p>
          </table:table-cell>
          <table:table-cell table:style-name="ce53" table:formula="of:=ABS([.$AC188]-[.$BK188])/[.$AC188]" office:value-type="percentage" office:value="0.0141813621339562">
            <text:p>1.42%</text:p>
          </table:table-cell>
          <table:table-cell table:style-name="ce6" table:formula="of:=[.AB188]" office:value-type="float" office:value="26.5592971434286">
            <text:p>26.559</text:p>
          </table:table-cell>
          <table:table-cell table:style-name="ce6" table:formula="of:=[.AC188]" office:value-type="float" office:value="15.344104098062">
            <text:p>15.344</text:p>
          </table:table-cell>
          <table:table-cell/>
          <table:table-cell table:formula="of:=[.BN188]-[.BJ188]" office:value-type="float" office:value="-5.48156139761014">
            <text:p>-5.48</text:p>
          </table:table-cell>
          <table:table-cell table:formula="of:=[.BO188]-[.BK188]" office:value-type="float" office:value="-0.217600296835739">
            <text:p>-0.22</text:p>
          </table:table-cell>
          <table:table-cell table:style-name="ce75" table:formula="of:=[.BL188]-[.Z188]" office:value-type="percentage" office:value="-0.312538244870122">
            <text:p>-31.25%</text:p>
          </table:table-cell>
          <table:table-cell table:style-name="ce75" table:formula="of:=[.BM188]-[.AA188]" office:value-type="percentage" office:value="-0.0936598298002216">
            <text:p>-9.37%</text:p>
          </table:table-cell>
          <table:table-cell table:number-columns-repeated="13"/>
          <table:table-cell table:formula="of:=[.BL188]-[.Z188]" office:value-type="percentage" office:value="-0.312538244870122">
            <text:p>-31.25%</text:p>
          </table:table-cell>
          <table:table-cell table:formula="of:=[.BM188]-[.AA188]" office:value-type="percentage" office:value="-0.0936598298002216">
            <text:p>-9.37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89]+66.39)/-8.89)" office:value-type="float" office:value="2.35376929320541">
            <text:p>2.35</text:p>
          </table:table-cell>
          <table:table-cell table:formula="of:=EXP(([.L189]+66.39)/-8.89)" office:value-type="float" office:value="2.35376929320541">
            <text:p>2.35</text:p>
          </table:table-cell>
          <table:table-cell table:formula="of:=EXP(([.M189]+66.39)/-8.89)" office:value-type="float" office:value="3.69123745237239">
            <text:p>3.69</text:p>
          </table:table-cell>
          <table:table-cell table:formula="of:=-ROUND(IF(ROUND(1+RAND();0)=1;-1;1)*RAND()*(ABS([rssi_empiric.$F$14]-[rssi_empiric.$G$14])/2)+ABS(([rssi_empiric.$F$14]+[rssi_empiric.$G$14])/2);0)" office:value-type="float" office:value="-74">
            <text:p>-74</text:p>
          </table:table-cell>
          <table:table-cell table:formula="of:=-ROUND(IF(ROUND(1+RAND();0)=1;-1;1)*RAND()*(ABS([rssi_empiric.$G$14]-[rssi_empiric.$H$14])/2)+ABS(([rssi_empiric.$G$14]+[rssi_empiric.$H$14])/2);0)" office:value-type="float" office:value="-74">
            <text:p>-74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style-name="ce9" table:formula="of:=SQRT(([.$D189]-[.$B189])^2 + ([.$E189]-[.$C189])^2)" office:value-type="float" office:value="4.0442799111832">
            <text:p>4.044</text:p>
          </table:table-cell>
          <table:table-cell table:style-name="ce43" table:formula="of:=IF( ([.$N189]-[.$H189] &lt;[.$I189])            AND            ([.$N189]+[.$H189] &gt;[.$I189]); 1; 0)" office:value-type="float" office:value="1">
            <text:p>1</text:p>
          </table:table-cell>
          <table:table-cell table:style-name="ce9" table:formula="of:=([.$D189]-[.$B189])/[.$N189]" office:value-type="float" office:value="-0.917345011096078">
            <text:p>-0.917</text:p>
          </table:table-cell>
          <table:table-cell table:style-name="ce9" table:formula="of:=([.$E189]-[.$C189])/[.$N189]" office:value-type="float" office:value="-0.398093118022826">
            <text:p>-0.398</text:p>
          </table:table-cell>
          <table:table-cell table:style-name="ce9" table:formula="of:=[.$P189]*([.$F189]-[.$B189])+[.$Q189]*([.$G189]-[.$C189])" office:value-type="float" office:value="1.97090710214171">
            <text:p>1.971</text:p>
          </table:table-cell>
          <table:table-cell table:style-name="ce9" table:formula="of:=([.$F189]-[.$B189]-[.$R189]*[.$P189])/SQRT(([.$F189]-[.$B189]-[.$R189]*[.$P189])^2+([.$G189]-[.$C189]-[.$R189]*[.$Q189])^2)" office:value-type="float" office:value="0.398093118022826">
            <text:p>0.398</text:p>
          </table:table-cell>
          <table:table-cell table:style-name="ce9" table:formula="of:=([.$G189]-[.$C189]-[.R189]*[.$Q189])/SQRT(([.$F189]-[.$B189]-[.R189]*[.$P189])^2+([.$G189]-[.$C189]-[.R189]*[.$Q189])^2)" office:value-type="float" office:value="-0.917345011096078">
            <text:p>-0.917</text:p>
          </table:table-cell>
          <table:table-cell table:style-name="ce9" table:formula="of:=[.$S189]*([.$F189]-[.$B189])+[.$T189]*([.$G189]-[.$C189])" office:value-type="float" office:value="3.46150620319065">
            <text:p>3.462</text:p>
          </table:table-cell>
          <table:table-cell table:style-name="ce48" table:formula="of:=([.$H189]^2-[.$I189]^2+[.$N189]^2)/(2*[.$N189])" office:value-type="float" office:value="2.0221399555916">
            <text:p>2.022</text:p>
          </table:table-cell>
          <table:table-cell table:style-name="ce48" table:formula="of:=([.$H189]^2-[.$J189]^2+[.$R189]^2+[.$U189]^2)/(2*[.$U189])-[.$R189]*[.$V189]/[.$U189]" office:value-type="float" office:value="-0.0273586168913076">
            <text:p>-0.027</text:p>
          </table:table-cell>
          <table:table-cell table:style-name="ce9" table:formula="of:=[.$B189]+[.$V189]*[.$P189]+[.$W189]*[.$S189]" office:value-type="float" office:value="25.8141087228969">
            <text:p>25.814</text:p>
          </table:table-cell>
          <table:table-cell table:style-name="ce9" table:formula="of:=[.$C189]+[.$V189]*[.$Q189]+[.$W189]*[.$T189]" office:value-type="float" office:value="16.4900972907157">
            <text:p>16.490</text:p>
          </table:table-cell>
          <table:table-cell table:style-name="ce53" table:formula="of:=ABS([.$AB189]-[.$X189])/[.$AB189]" office:value-type="percentage" office:value="0.0280575354275153">
            <text:p>2.81%</text:p>
          </table:table-cell>
          <table:table-cell table:style-name="ce53" table:formula="of:=ABS([.$AC189]-[.$Y189])/[.$AC189]" office:value-type="percentage" office:value="0.0746862237983952">
            <text:p>7.47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89]+[.AL189]*(ABS([.K189])-[.AK188])" office:value-type="float" office:value="72.2877648458885">
            <text:p>72.288</text:p>
          </table:table-cell>
          <table:table-cell table:style-name="ce6" table:formula="of:=[.AJ189]*(1-[.AL189])" office:value-type="float" office:value="0.00970173957728609">
            <text:p>0.010</text:p>
          </table:table-cell>
          <table:table-cell table:style-name="ce6" table:formula="of:=[.AJ188]+[.$AF189]" office:value-type="float" office:value="0.00983180960128926">
            <text:p>0.010</text:p>
          </table:table-cell>
          <table:table-cell table:style-name="ce6" table:formula="of:=[.AH188]" office:value-type="float" office:value="72.2544673900274">
            <text:p>72.254</text:p>
          </table:table-cell>
          <table:table-cell table:style-name="ce65" table:formula="of:=[.AJ189]/([.AJ189]+[.$AG189])" office:value-type="float" office:value="0.0132295100574486">
            <text:p>0.013</text:p>
          </table:table-cell>
          <table:table-cell table:style-name="ce60" table:formula="of:=[.AP189]+[.AQ189]*(ABS([.P189])-[.AP188])" office:value-type="float" office:value="81.8012772572833">
            <text:p>81.801</text:p>
          </table:table-cell>
          <table:table-cell table:style-name="ce6" table:formula="of:=[.AO189]*(1-[.AQ189])" office:value-type="float" office:value="0.0150839312629301">
            <text:p>0.015</text:p>
          </table:table-cell>
          <table:table-cell table:style-name="ce6" table:formula="of:=[.AO188]+[.$AF189]" office:value-type="float" office:value="0.0154007050943231">
            <text:p>0.015</text:p>
          </table:table-cell>
          <table:table-cell table:style-name="ce6" table:formula="of:=[.AM188]" office:value-type="float" office:value="83.4995545729789">
            <text:p>83.500</text:p>
          </table:table-cell>
          <table:table-cell table:style-name="ce65" table:formula="of:=[.AO189]/([.AO189]+[.$AG189])" office:value-type="float" office:value="0.0205687875621806">
            <text:p>0.021</text:p>
          </table:table-cell>
          <table:table-cell table:style-name="ce60" table:formula="of:=[.AU189]+[.AV189]*(ABS([.U189])-[.AU188])" office:value-type="float" office:value="74.9892696020631">
            <text:p>74.989</text:p>
          </table:table-cell>
          <table:table-cell table:style-name="ce6" table:formula="of:=[.AT189]*(1-[.AV189])" office:value-type="float" office:value="0.0156531270293718">
            <text:p>0.016</text:p>
          </table:table-cell>
          <table:table-cell table:style-name="ce6" table:formula="of:=[.AT188]+[.$AF189]" office:value-type="float" office:value="0.0159945295541062">
            <text:p>0.016</text:p>
          </table:table-cell>
          <table:table-cell table:style-name="ce6" table:formula="of:=[.AR188]" office:value-type="float" office:value="76.5479121220486">
            <text:p>76.548</text:p>
          </table:table-cell>
          <table:table-cell table:style-name="ce65" table:formula="of:=[.AT189]/([.AT189]+[.$AG189])" office:value-type="float" office:value="0.0213449556974733">
            <text:p>0.021</text:p>
          </table:table-cell>
          <table:table-cell table:style-name="ce6" table:formula="of:=EXP((-[.AH189]+66.39)/-8.89)" office:value-type="float" office:value="1.94141214526979">
            <text:p>1.941</text:p>
          </table:table-cell>
          <table:table-cell table:style-name="ce6" table:formula="of:=EXP((-[.AM189]+66.39)/-8.89)" office:value-type="float" office:value="5.66072512204449">
            <text:p>5.661</text:p>
          </table:table-cell>
          <table:table-cell table:style-name="ce6" table:formula="of:=EXP((-[.AR189]+66.39)/-8.89)" office:value-type="float" office:value="2.63082350807166">
            <text:p>2.631</text:p>
          </table:table-cell>
          <table:table-cell table:style-name="ce9" table:formula="of:=SQRT(([.$D189]-[.$B189])^2 + ([.$E189]-[.$C189])^2)" office:value-type="float" office:value="4.0442799111832">
            <text:p>4.044</text:p>
          </table:table-cell>
          <table:table-cell table:style-name="ce43" table:formula="of:=IF( ([.$AZ189]-[.$AW189] &lt;[.$AX189])               AND               ([.$AZ189]+[.$AW189]&gt;[.$AX189]); 1; 0)" office:value-type="float" office:value="1">
            <text:p>1</text:p>
          </table:table-cell>
          <table:table-cell table:style-name="ce9" table:formula="of:=([.$D189]-[.$B189])/[.$AZ189]" office:value-type="float" office:value="-0.917345011096078">
            <text:p>-0.917</text:p>
          </table:table-cell>
          <table:table-cell table:style-name="ce9" table:formula="of:=([.$E189]-[.$C189])/[.$AZ189]" office:value-type="float" office:value="-0.398093118022826">
            <text:p>-0.398</text:p>
          </table:table-cell>
          <table:table-cell table:style-name="ce9" table:formula="of:=[.$BB189]*([.$F189]-[.$B189])+[.$BC189]*([.$G189]-[.$C189])" office:value-type="float" office:value="1.97090710214171">
            <text:p>1.971</text:p>
          </table:table-cell>
          <table:table-cell table:style-name="ce9" table:formula="of:=([.$F189]-[.$B189]-[.$BD189]*[.$BB189])/SQRT(([.$F189]-[.$B189]-[.$BD189]*[.$BB189])^2+([.$G189]-[.$C189]-[.$BD189]*[.$BC189])^2)" office:value-type="float" office:value="0.398093118022826">
            <text:p>0.398</text:p>
          </table:table-cell>
          <table:table-cell table:style-name="ce9" table:formula="of:=([.$G189]-[.$C189]-[.BD189]*[.$BC189])/SQRT(([.$F189]-[.$B189]-[.BD189]*[.$BB189])^2+([.$G189]-[.$C189]-[.BD189]*[.$BC189])^2)" office:value-type="float" office:value="-0.917345011096078">
            <text:p>-0.917</text:p>
          </table:table-cell>
          <table:table-cell table:style-name="ce9" table:formula="of:=[.$BE189]*([.$F189]-[.$B189])+[.$BF189]*([.$G189]-[.$C189])" office:value-type="float" office:value="3.46150620319065">
            <text:p>3.462</text:p>
          </table:table-cell>
          <table:table-cell table:style-name="ce48" table:formula="of:=([.$AW189]^2-[.$AX189]^2+[.$AZ189]^2)/(2*[.$AZ189])" office:value-type="float" office:value="-1.47350431365884">
            <text:p>-1.474</text:p>
          </table:table-cell>
          <table:table-cell table:style-name="ce48" table:formula="of:=([.$AW189]^2-[.$AY189]^2+[.$BD189]^2+[.$BG189]^2)/(2*[.$BG189])-[.$BD189]*[.$BH189]/[.$BG189]" office:value-type="float" office:value="2.67551579190565">
            <text:p>2.676</text:p>
          </table:table-cell>
          <table:table-cell table:style-name="ce9" table:formula="of:=[.$B189]+[.$BH189]*[.$BB189]+[.$BI189]*[.$BE189]" office:value-type="float" office:value="30.0968162548825">
            <text:p>30.097</text:p>
          </table:table-cell>
          <table:table-cell table:style-name="ce9" table:formula="of:=[.$C189]+[.$BH189]*[.$BC189]+[.$BI189]*[.$BF189]" office:value-type="float" office:value="15.4022208628311">
            <text:p>15.402</text:p>
          </table:table-cell>
          <table:table-cell table:style-name="ce53" table:formula="of:=ABS([.$AB189]-[.$BJ189])/[.$AB189]" office:value-type="percentage" office:value="0.133193250271278">
            <text:p>13.32%</text:p>
          </table:table-cell>
          <table:table-cell table:style-name="ce53" table:formula="of:=ABS([.$AC189]-[.$BK189])/[.$AC189]" office:value-type="percentage" office:value="0.00378756324890012">
            <text:p>0.38%</text:p>
          </table:table-cell>
          <table:table-cell table:style-name="ce6" table:formula="of:=[.AB189]" office:value-type="float" office:value="26.5592971434286">
            <text:p>26.559</text:p>
          </table:table-cell>
          <table:table-cell table:style-name="ce6" table:formula="of:=[.AC189]" office:value-type="float" office:value="15.344104098062">
            <text:p>15.344</text:p>
          </table:table-cell>
          <table:table-cell/>
          <table:table-cell table:formula="of:=[.BN189]-[.BJ189]" office:value-type="float" office:value="-3.53751911145392">
            <text:p>-3.54</text:p>
          </table:table-cell>
          <table:table-cell table:formula="of:=[.BO189]-[.BK189]" office:value-type="float" office:value="-0.0581167647691174">
            <text:p>-0.06</text:p>
          </table:table-cell>
          <table:table-cell table:style-name="ce75" table:formula="of:=[.BL189]-[.Z189]" office:value-type="percentage" office:value="0.105135714843762">
            <text:p>10.51%</text:p>
          </table:table-cell>
          <table:table-cell table:style-name="ce75" table:formula="of:=[.BM189]-[.AA189]" office:value-type="percentage" office:value="-0.0708986605494951">
            <text:p>-7.09%</text:p>
          </table:table-cell>
          <table:table-cell table:number-columns-repeated="13"/>
          <table:table-cell table:formula="of:=[.BL189]-[.Z189]" office:value-type="percentage" office:value="0.105135714843762">
            <text:p>10.51%</text:p>
          </table:table-cell>
          <table:table-cell table:formula="of:=[.BM189]-[.AA189]" office:value-type="percentage" office:value="-0.0708986605494951">
            <text:p>-7.09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90]+66.39)/-8.89)" office:value-type="float" office:value="2.10335157059054">
            <text:p>2.1</text:p>
          </table:table-cell>
          <table:table-cell table:formula="of:=EXP(([.L190]+66.39)/-8.89)" office:value-type="float" office:value="2.35376929320541">
            <text:p>2.35</text:p>
          </table:table-cell>
          <table:table-cell table:formula="of:=EXP(([.M190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3">
            <text:p>-73</text:p>
          </table:table-cell>
          <table:table-cell table:formula="of:=-ROUND(IF(ROUND(1+RAND();0)=1;-1;1)*RAND()*(ABS([rssi_empiric.$G$14]-[rssi_empiric.$H$14])/2)+ABS(([rssi_empiric.$G$14]+[rssi_empiric.$H$14])/2);0)" office:value-type="float" office:value="-74">
            <text:p>-74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190]-[.$B190])^2 + ([.$E190]-[.$C190])^2)" office:value-type="float" office:value="4.0442799111832">
            <text:p>4.044</text:p>
          </table:table-cell>
          <table:table-cell table:style-name="ce43" table:formula="of:=IF( ([.$N190]-[.$H190] &lt;[.$I190])            AND            ([.$N190]+[.$H190] &gt;[.$I190]); 1; 0)" office:value-type="float" office:value="1">
            <text:p>1</text:p>
          </table:table-cell>
          <table:table-cell table:style-name="ce9" table:formula="of:=([.$D190]-[.$B190])/[.$N190]" office:value-type="float" office:value="-0.917345011096078">
            <text:p>-0.917</text:p>
          </table:table-cell>
          <table:table-cell table:style-name="ce9" table:formula="of:=([.$E190]-[.$C190])/[.$N190]" office:value-type="float" office:value="-0.398093118022826">
            <text:p>-0.398</text:p>
          </table:table-cell>
          <table:table-cell table:style-name="ce9" table:formula="of:=[.$P190]*([.$F190]-[.$B190])+[.$Q190]*([.$G190]-[.$C190])" office:value-type="float" office:value="1.97090710214171">
            <text:p>1.971</text:p>
          </table:table-cell>
          <table:table-cell table:style-name="ce9" table:formula="of:=([.$F190]-[.$B190]-[.$R190]*[.$P190])/SQRT(([.$F190]-[.$B190]-[.$R190]*[.$P190])^2+([.$G190]-[.$C190]-[.$R190]*[.$Q190])^2)" office:value-type="float" office:value="0.398093118022826">
            <text:p>0.398</text:p>
          </table:table-cell>
          <table:table-cell table:style-name="ce9" table:formula="of:=([.$G190]-[.$C190]-[.R190]*[.$Q190])/SQRT(([.$F190]-[.$B190]-[.R190]*[.$P190])^2+([.$G190]-[.$C190]-[.R190]*[.$Q190])^2)" office:value-type="float" office:value="-0.917345011096078">
            <text:p>-0.917</text:p>
          </table:table-cell>
          <table:table-cell table:style-name="ce9" table:formula="of:=[.$S190]*([.$F190]-[.$B190])+[.$T190]*([.$G190]-[.$C190])" office:value-type="float" office:value="3.46150620319065">
            <text:p>3.462</text:p>
          </table:table-cell>
          <table:table-cell table:style-name="ce48" table:formula="of:=([.$H190]^2-[.$I190]^2+[.$N190]^2)/(2*[.$N190])" office:value-type="float" office:value="1.88414974711906">
            <text:p>1.884</text:p>
          </table:table-cell>
          <table:table-cell table:style-name="ce48" table:formula="of:=([.$H190]^2-[.$J190]^2+[.$R190]^2+[.$U190]^2)/(2*[.$U190])-[.$R190]*[.$V190]/[.$U190]" office:value-type="float" office:value="0.28648559822491">
            <text:p>0.286</text:p>
          </table:table-cell>
          <table:table-cell table:style-name="ce9" table:formula="of:=[.$B190]+[.$V190]*[.$P190]+[.$W190]*[.$S190]" office:value-type="float" office:value="26.0656325743884">
            <text:p>26.066</text:p>
          </table:table-cell>
          <table:table-cell table:style-name="ce9" table:formula="of:=[.$C190]+[.$V190]*[.$Q190]+[.$W190]*[.$T190]" office:value-type="float" office:value="16.257126818065">
            <text:p>16.257</text:p>
          </table:table-cell>
          <table:table-cell table:style-name="ce53" table:formula="of:=ABS([.$AB190]-[.$X190])/[.$AB190]" office:value-type="percentage" office:value="0.018587260286832">
            <text:p>1.86%</text:p>
          </table:table-cell>
          <table:table-cell table:style-name="ce53" table:formula="of:=ABS([.$AC190]-[.$Y190])/[.$AC190]" office:value-type="percentage" office:value="0.0595031625286142">
            <text:p>5.9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90]+[.AL190]*(ABS([.K190])-[.AK189])" office:value-type="float" office:value="72.29960237145">
            <text:p>72.300</text:p>
          </table:table-cell>
          <table:table-cell table:style-name="ce6" table:formula="of:=[.AJ190]*(1-[.AL190])" office:value-type="float" office:value="0.0116439447826074">
            <text:p>0.012</text:p>
          </table:table-cell>
          <table:table-cell table:style-name="ce6" table:formula="of:=[.AJ189]+[.$AF190]" office:value-type="float" office:value="0.0118318096012893">
            <text:p>0.012</text:p>
          </table:table-cell>
          <table:table-cell table:style-name="ce6" table:formula="of:=[.AH189]" office:value-type="float" office:value="72.2877648458885">
            <text:p>72.288</text:p>
          </table:table-cell>
          <table:table-cell table:style-name="ce65" table:formula="of:=[.AJ190]/([.AJ190]+[.$AG190])" office:value-type="float" office:value="0.0158779447111249">
            <text:p>0.016</text:p>
          </table:table-cell>
          <table:table-cell table:style-name="ce60" table:formula="of:=[.AP190]+[.AQ190]*(ABS([.P190])-[.AP189])" office:value-type="float" office:value="79.887184787213">
            <text:p>79.887</text:p>
          </table:table-cell>
          <table:table-cell table:style-name="ce6" table:formula="of:=[.AO190]*(1-[.AQ190])" office:value-type="float" office:value="0.0169973911266821">
            <text:p>0.017</text:p>
          </table:table-cell>
          <table:table-cell table:style-name="ce6" table:formula="of:=[.AO189]+[.$AF190]" office:value-type="float" office:value="0.0174007050943231">
            <text:p>0.017</text:p>
          </table:table-cell>
          <table:table-cell table:style-name="ce6" table:formula="of:=[.AM189]" office:value-type="float" office:value="81.8012772572833">
            <text:p>81.801</text:p>
          </table:table-cell>
          <table:table-cell table:style-name="ce65" table:formula="of:=[.AO190]/([.AO190]+[.$AG190])" office:value-type="float" office:value="0.0231780244222688">
            <text:p>0.023</text:p>
          </table:table-cell>
          <table:table-cell table:style-name="ce60" table:formula="of:=[.AU190]+[.AV190]*(ABS([.U190])-[.AU189])" office:value-type="float" office:value="73.238845486605">
            <text:p>73.239</text:p>
          </table:table-cell>
          <table:table-cell table:style-name="ce6" table:formula="of:=[.AT190]*(1-[.AV190])" office:value-type="float" office:value="0.0175635594156539">
            <text:p>0.018</text:p>
          </table:table-cell>
          <table:table-cell table:style-name="ce6" table:formula="of:=[.AT189]+[.$AF190]" office:value-type="float" office:value="0.0179945295541062">
            <text:p>0.018</text:p>
          </table:table-cell>
          <table:table-cell table:style-name="ce6" table:formula="of:=[.AR189]" office:value-type="float" office:value="74.9892696020631">
            <text:p>74.989</text:p>
          </table:table-cell>
          <table:table-cell table:style-name="ce65" table:formula="of:=[.AT190]/([.AT190]+[.$AG190])" office:value-type="float" office:value="0.0239500642212648">
            <text:p>0.024</text:p>
          </table:table-cell>
          <table:table-cell table:style-name="ce6" table:formula="of:=EXP((-[.AH190]+66.39)/-8.89)" office:value-type="float" office:value="1.9439989645349">
            <text:p>1.944</text:p>
          </table:table-cell>
          <table:table-cell table:style-name="ce6" table:formula="of:=EXP((-[.AM190]+66.39)/-8.89)" office:value-type="float" office:value="4.56420116785924">
            <text:p>4.564</text:p>
          </table:table-cell>
          <table:table-cell table:style-name="ce6" table:formula="of:=EXP((-[.AR190]+66.39)/-8.89)" office:value-type="float" office:value="2.16062777791117">
            <text:p>2.161</text:p>
          </table:table-cell>
          <table:table-cell table:style-name="ce9" table:formula="of:=SQRT(([.$D190]-[.$B190])^2 + ([.$E190]-[.$C190])^2)" office:value-type="float" office:value="4.0442799111832">
            <text:p>4.044</text:p>
          </table:table-cell>
          <table:table-cell table:style-name="ce43" table:formula="of:=IF( ([.$AZ190]-[.$AW190] &lt;[.$AX190])               AND               ([.$AZ190]+[.$AW190]&gt;[.$AX190]); 1; 0)" office:value-type="float" office:value="1">
            <text:p>1</text:p>
          </table:table-cell>
          <table:table-cell table:style-name="ce9" table:formula="of:=([.$D190]-[.$B190])/[.$AZ190]" office:value-type="float" office:value="-0.917345011096078">
            <text:p>-0.917</text:p>
          </table:table-cell>
          <table:table-cell table:style-name="ce9" table:formula="of:=([.$E190]-[.$C190])/[.$AZ190]" office:value-type="float" office:value="-0.398093118022826">
            <text:p>-0.398</text:p>
          </table:table-cell>
          <table:table-cell table:style-name="ce9" table:formula="of:=[.$BB190]*([.$F190]-[.$B190])+[.$BC190]*([.$G190]-[.$C190])" office:value-type="float" office:value="1.97090710214171">
            <text:p>1.971</text:p>
          </table:table-cell>
          <table:table-cell table:style-name="ce9" table:formula="of:=([.$F190]-[.$B190]-[.$BD190]*[.$BB190])/SQRT(([.$F190]-[.$B190]-[.$BD190]*[.$BB190])^2+([.$G190]-[.$C190]-[.$BD190]*[.$BC190])^2)" office:value-type="float" office:value="0.398093118022826">
            <text:p>0.398</text:p>
          </table:table-cell>
          <table:table-cell table:style-name="ce9" table:formula="of:=([.$G190]-[.$C190]-[.BD190]*[.$BC190])/SQRT(([.$F190]-[.$B190]-[.BD190]*[.$BB190])^2+([.$G190]-[.$C190]-[.BD190]*[.$BC190])^2)" office:value-type="float" office:value="-0.917345011096078">
            <text:p>-0.917</text:p>
          </table:table-cell>
          <table:table-cell table:style-name="ce9" table:formula="of:=[.$BE190]*([.$F190]-[.$B190])+[.$BF190]*([.$G190]-[.$C190])" office:value-type="float" office:value="3.46150620319065">
            <text:p>3.462</text:p>
          </table:table-cell>
          <table:table-cell table:style-name="ce48" table:formula="of:=([.$AW190]^2-[.$AX190]^2+[.$AZ190]^2)/(2*[.$AZ190])" office:value-type="float" office:value="-0.0861216757832074">
            <text:p>-0.086</text:p>
          </table:table-cell>
          <table:table-cell table:style-name="ce48" table:formula="of:=([.$AW190]^2-[.$AY190]^2+[.$BD190]^2+[.$BG190]^2)/(2*[.$BG190])-[.$BD190]*[.$BH190]/[.$BG190]" office:value-type="float" office:value="2.21244659481066">
            <text:p>2.212</text:p>
          </table:table-cell>
          <table:table-cell table:style-name="ce9" table:formula="of:=[.$B190]+[.$BH190]*[.$BB190]+[.$BI190]*[.$BE190]" office:value-type="float" office:value="28.6397630530141">
            <text:p>28.640</text:p>
          </table:table-cell>
          <table:table-cell table:style-name="ce9" table:formula="of:=[.$C190]+[.$BH190]*[.$BC190]+[.$BI190]*[.$BF190]" office:value-type="float" office:value="15.2747076003758">
            <text:p>15.275</text:p>
          </table:table-cell>
          <table:table-cell table:style-name="ce53" table:formula="of:=ABS([.$AB190]-[.$BJ190])/[.$AB190]" office:value-type="percentage" office:value="0.0783328677091998">
            <text:p>7.83%</text:p>
          </table:table-cell>
          <table:table-cell table:style-name="ce53" table:formula="of:=ABS([.$AC190]-[.$BK190])/[.$AC190]" office:value-type="percentage" office:value="0.00452268162694141">
            <text:p>0.45%</text:p>
          </table:table-cell>
          <table:table-cell table:style-name="ce6" table:formula="of:=[.AB190]" office:value-type="float" office:value="26.5592971434286">
            <text:p>26.559</text:p>
          </table:table-cell>
          <table:table-cell table:style-name="ce6" table:formula="of:=[.AC190]" office:value-type="float" office:value="15.344104098062">
            <text:p>15.344</text:p>
          </table:table-cell>
          <table:table-cell/>
          <table:table-cell table:formula="of:=[.BN190]-[.BJ190]" office:value-type="float" office:value="-2.08046590958552">
            <text:p>-2.08</text:p>
          </table:table-cell>
          <table:table-cell table:formula="of:=[.BO190]-[.BK190]" office:value-type="float" office:value="0.0693964976861814">
            <text:p>0.07</text:p>
          </table:table-cell>
          <table:table-cell table:style-name="ce75" table:formula="of:=[.BL190]-[.Z190]" office:value-type="percentage" office:value="0.0597456074223678">
            <text:p>5.97%</text:p>
          </table:table-cell>
          <table:table-cell table:style-name="ce75" table:formula="of:=[.BM190]-[.AA190]" office:value-type="percentage" office:value="-0.0549804809016728">
            <text:p>-5.50%</text:p>
          </table:table-cell>
          <table:table-cell table:number-columns-repeated="13"/>
          <table:table-cell table:formula="of:=[.BL190]-[.Z190]" office:value-type="percentage" office:value="0.0597456074223678">
            <text:p>5.97%</text:p>
          </table:table-cell>
          <table:table-cell table:formula="of:=[.BM190]-[.AA190]" office:value-type="percentage" office:value="-0.0549804809016728">
            <text:p>-5.5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91]+66.39)/-8.89)" office:value-type="float" office:value="1.67960757526435">
            <text:p>1.68</text:p>
          </table:table-cell>
          <table:table-cell table:formula="of:=EXP(([.L191]+66.39)/-8.89)" office:value-type="float" office:value="1.67960757526435">
            <text:p>1.68</text:p>
          </table:table-cell>
          <table:table-cell table:formula="of:=EXP(([.M191]+66.39)/-8.89)" office:value-type="float" office:value="4.13070334546332">
            <text:p>4.13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71">
            <text:p>-71</text:p>
          </table:table-cell>
          <table:table-cell table:formula="of:=-ROUND(IF(ROUND(1+RAND();0)=1;-1;1)*RAND()*(ABS([rssi_empiric.$F$14]-[rssi_empiric.$G$14])/2)+ABS(([rssi_empiric.$F$14]+[rssi_empiric.$G$14])/2);0)" office:value-type="float" office:value="-79">
            <text:p>-79</text:p>
          </table:table-cell>
          <table:table-cell table:style-name="ce9" table:formula="of:=SQRT(([.$D191]-[.$B191])^2 + ([.$E191]-[.$C191])^2)" office:value-type="float" office:value="4.0442799111832">
            <text:p>4.044</text:p>
          </table:table-cell>
          <table:table-cell table:style-name="ce43" table:formula="of:=IF( ([.$N191]-[.$H191] &lt;[.$I191])            AND            ([.$N191]+[.$H191] &gt;[.$I191]); 1; 0)" office:value-type="float" office:value="0">
            <text:p>0</text:p>
          </table:table-cell>
          <table:table-cell table:style-name="ce9" table:formula="of:=([.$D191]-[.$B191])/[.$N191]" office:value-type="float" office:value="-0.917345011096078">
            <text:p>-0.917</text:p>
          </table:table-cell>
          <table:table-cell table:style-name="ce9" table:formula="of:=([.$E191]-[.$C191])/[.$N191]" office:value-type="float" office:value="-0.398093118022826">
            <text:p>-0.398</text:p>
          </table:table-cell>
          <table:table-cell table:style-name="ce9" table:formula="of:=[.$P191]*([.$F191]-[.$B191])+[.$Q191]*([.$G191]-[.$C191])" office:value-type="float" office:value="1.97090710214171">
            <text:p>1.971</text:p>
          </table:table-cell>
          <table:table-cell table:style-name="ce9" table:formula="of:=([.$F191]-[.$B191]-[.$R191]*[.$P191])/SQRT(([.$F191]-[.$B191]-[.$R191]*[.$P191])^2+([.$G191]-[.$C191]-[.$R191]*[.$Q191])^2)" office:value-type="float" office:value="0.398093118022826">
            <text:p>0.398</text:p>
          </table:table-cell>
          <table:table-cell table:style-name="ce9" table:formula="of:=([.$G191]-[.$C191]-[.R191]*[.$Q191])/SQRT(([.$F191]-[.$B191]-[.R191]*[.$P191])^2+([.$G191]-[.$C191]-[.R191]*[.$Q191])^2)" office:value-type="float" office:value="-0.917345011096078">
            <text:p>-0.917</text:p>
          </table:table-cell>
          <table:table-cell table:style-name="ce9" table:formula="of:=[.$S191]*([.$F191]-[.$B191])+[.$T191]*([.$G191]-[.$C191])" office:value-type="float" office:value="3.46150620319065">
            <text:p>3.462</text:p>
          </table:table-cell>
          <table:table-cell table:style-name="ce48" table:formula="of:=([.$H191]^2-[.$I191]^2+[.$N191]^2)/(2*[.$N191])" office:value-type="float" office:value="2.0221399555916">
            <text:p>2.022</text:p>
          </table:table-cell>
          <table:table-cell table:style-name="ce48" table:formula="of:=([.$H191]^2-[.$J191]^2+[.$R191]^2+[.$U191]^2)/(2*[.$U191])-[.$R191]*[.$V191]/[.$U191]" office:value-type="float" office:value="-0.916657106592359">
            <text:p>-0.917</text:p>
          </table:table-cell>
          <table:table-cell table:style-name="ce9" table:formula="of:=[.$B191]+[.$V191]*[.$P191]+[.$W191]*[.$S191]" office:value-type="float" office:value="25.4600851142789">
            <text:p>25.460</text:p>
          </table:table-cell>
          <table:table-cell table:style-name="ce9" table:formula="of:=[.$C191]+[.$V191]*[.$Q191]+[.$W191]*[.$T191]" office:value-type="float" office:value="17.3058908236183">
            <text:p>17.306</text:p>
          </table:table-cell>
          <table:table-cell table:style-name="ce53" table:formula="of:=ABS([.$AB191]-[.$X191])/[.$AB191]" office:value-type="percentage" office:value="0.0413870902988752">
            <text:p>4.14%</text:p>
          </table:table-cell>
          <table:table-cell table:style-name="ce53" table:formula="of:=ABS([.$AC191]-[.$Y191])/[.$AC191]" office:value-type="percentage" office:value="0.127852803462409">
            <text:p>12.7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91]+[.AL191]*(ABS([.K191])-[.AK190])" office:value-type="float" office:value="72.275763009873">
            <text:p>72.276</text:p>
          </table:table-cell>
          <table:table-cell table:style-name="ce6" table:formula="of:=[.AJ191]*(1-[.AL191])" office:value-type="float" office:value="0.0135757523627319">
            <text:p>0.014</text:p>
          </table:table-cell>
          <table:table-cell table:style-name="ce6" table:formula="of:=[.AJ190]+[.$AF191]" office:value-type="float" office:value="0.0138318096012893">
            <text:p>0.014</text:p>
          </table:table-cell>
          <table:table-cell table:style-name="ce6" table:formula="of:=[.AH190]" office:value-type="float" office:value="72.29960237145">
            <text:p>72.300</text:p>
          </table:table-cell>
          <table:table-cell table:style-name="ce65" table:formula="of:=[.AJ191]/([.AJ191]+[.$AG191])" office:value-type="float" office:value="0.0185122009294784">
            <text:p>0.019</text:p>
          </table:table-cell>
          <table:table-cell table:style-name="ce60" table:formula="of:=[.AP191]+[.AQ191]*(ABS([.P191])-[.AP190])" office:value-type="float" office:value="77.8025311685837">
            <text:p>77.803</text:p>
          </table:table-cell>
          <table:table-cell table:style-name="ce6" table:formula="of:=[.AO191]*(1-[.AQ191])" office:value-type="float" office:value="0.0189006830385736">
            <text:p>0.019</text:p>
          </table:table-cell>
          <table:table-cell table:style-name="ce6" table:formula="of:=[.AO190]+[.$AF191]" office:value-type="float" office:value="0.0194007050943231">
            <text:p>0.019</text:p>
          </table:table-cell>
          <table:table-cell table:style-name="ce6" table:formula="of:=[.AM190]" office:value-type="float" office:value="79.887184787213">
            <text:p>79.887</text:p>
          </table:table-cell>
          <table:table-cell table:style-name="ce65" table:formula="of:=[.AO191]/([.AO191]+[.$AG191])" office:value-type="float" office:value="0.0257733960347556">
            <text:p>0.026</text:p>
          </table:table-cell>
          <table:table-cell table:style-name="ce60" table:formula="of:=[.AU191]+[.AV191]*(ABS([.U191])-[.AU190])" office:value-type="float" office:value="71.3404027739621">
            <text:p>71.340</text:p>
          </table:table-cell>
          <table:table-cell table:style-name="ce6" table:formula="of:=[.AT191]*(1-[.AV191])" office:value-type="float" office:value="0.0194638479401286">
            <text:p>0.019</text:p>
          </table:table-cell>
          <table:table-cell table:style-name="ce6" table:formula="of:=[.AT190]+[.$AF191]" office:value-type="float" office:value="0.0199945295541062">
            <text:p>0.020</text:p>
          </table:table-cell>
          <table:table-cell table:style-name="ce6" table:formula="of:=[.AR190]" office:value-type="float" office:value="73.238845486605">
            <text:p>73.239</text:p>
          </table:table-cell>
          <table:table-cell table:style-name="ce65" table:formula="of:=[.AT191]/([.AT191]+[.$AG191])" office:value-type="float" office:value="0.0265413403471929">
            <text:p>0.027</text:p>
          </table:table-cell>
          <table:table-cell table:style-name="ce6" table:formula="of:=EXP((-[.AH191]+66.39)/-8.89)" office:value-type="float" office:value="1.93879293390907">
            <text:p>1.939</text:p>
          </table:table-cell>
          <table:table-cell table:style-name="ce6" table:formula="of:=EXP((-[.AM191]+66.39)/-8.89)" office:value-type="float" office:value="3.61014987392127">
            <text:p>3.610</text:p>
          </table:table-cell>
          <table:table-cell table:style-name="ce6" table:formula="of:=EXP((-[.AR191]+66.39)/-8.89)" office:value-type="float" office:value="1.74516778995271">
            <text:p>1.745</text:p>
          </table:table-cell>
          <table:table-cell table:style-name="ce9" table:formula="of:=SQRT(([.$D191]-[.$B191])^2 + ([.$E191]-[.$C191])^2)" office:value-type="float" office:value="4.0442799111832">
            <text:p>4.044</text:p>
          </table:table-cell>
          <table:table-cell table:style-name="ce43" table:formula="of:=IF( ([.$AZ191]-[.$AW191] &lt;[.$AX191])               AND               ([.$AZ191]+[.$AW191]&gt;[.$AX191]); 1; 0)" office:value-type="float" office:value="1">
            <text:p>1</text:p>
          </table:table-cell>
          <table:table-cell table:style-name="ce9" table:formula="of:=([.$D191]-[.$B191])/[.$AZ191]" office:value-type="float" office:value="-0.917345011096078">
            <text:p>-0.917</text:p>
          </table:table-cell>
          <table:table-cell table:style-name="ce9" table:formula="of:=([.$E191]-[.$C191])/[.$AZ191]" office:value-type="float" office:value="-0.398093118022826">
            <text:p>-0.398</text:p>
          </table:table-cell>
          <table:table-cell table:style-name="ce9" table:formula="of:=[.$BB191]*([.$F191]-[.$B191])+[.$BC191]*([.$G191]-[.$C191])" office:value-type="float" office:value="1.97090710214171">
            <text:p>1.971</text:p>
          </table:table-cell>
          <table:table-cell table:style-name="ce9" table:formula="of:=([.$F191]-[.$B191]-[.$BD191]*[.$BB191])/SQRT(([.$F191]-[.$B191]-[.$BD191]*[.$BB191])^2+([.$G191]-[.$C191]-[.$BD191]*[.$BC191])^2)" office:value-type="float" office:value="0.398093118022826">
            <text:p>0.398</text:p>
          </table:table-cell>
          <table:table-cell table:style-name="ce9" table:formula="of:=([.$G191]-[.$C191]-[.BD191]*[.$BC191])/SQRT(([.$F191]-[.$B191]-[.BD191]*[.$BB191])^2+([.$G191]-[.$C191]-[.BD191]*[.$BC191])^2)" office:value-type="float" office:value="-0.917345011096078">
            <text:p>-0.917</text:p>
          </table:table-cell>
          <table:table-cell table:style-name="ce9" table:formula="of:=[.$BE191]*([.$F191]-[.$B191])+[.$BF191]*([.$G191]-[.$C191])" office:value-type="float" office:value="3.46150620319065">
            <text:p>3.462</text:p>
          </table:table-cell>
          <table:table-cell table:style-name="ce48" table:formula="of:=([.$AW191]^2-[.$AX191]^2+[.$AZ191]^2)/(2*[.$AZ191])" office:value-type="float" office:value="0.87554967558243">
            <text:p>0.876</text:p>
          </table:table-cell>
          <table:table-cell table:style-name="ce48" table:formula="of:=([.$AW191]^2-[.$AY191]^2+[.$BD191]^2+[.$BG191]^2)/(2*[.$BG191])-[.$BD191]*[.$BH191]/[.$BG191]" office:value-type="float" office:value="1.89636425692657">
            <text:p>1.896</text:p>
          </table:table-cell>
          <table:table-cell table:style-name="ce9" table:formula="of:=[.$B191]+[.$BH191]*[.$BB191]+[.$BI191]*[.$BE191]" office:value-type="float" office:value="27.6317484330846">
            <text:p>27.632</text:p>
          </table:table-cell>
          <table:table-cell table:style-name="ce9" table:formula="of:=[.$C191]+[.$BH191]*[.$BC191]+[.$BI191]*[.$BF191]" office:value-type="float" office:value="15.181829409351">
            <text:p>15.182</text:p>
          </table:table-cell>
          <table:table-cell table:style-name="ce53" table:formula="of:=ABS([.$AB191]-[.$BJ191])/[.$AB191]" office:value-type="percentage" office:value="0.0403795056723238">
            <text:p>4.04%</text:p>
          </table:table-cell>
          <table:table-cell table:style-name="ce53" table:formula="of:=ABS([.$AC191]-[.$BK191])/[.$AC191]" office:value-type="percentage" office:value="0.010575703063139">
            <text:p>1.06%</text:p>
          </table:table-cell>
          <table:table-cell table:style-name="ce6" table:formula="of:=[.AB191]" office:value-type="float" office:value="26.5592971434286">
            <text:p>26.559</text:p>
          </table:table-cell>
          <table:table-cell table:style-name="ce6" table:formula="of:=[.AC191]" office:value-type="float" office:value="15.344104098062">
            <text:p>15.344</text:p>
          </table:table-cell>
          <table:table-cell/>
          <table:table-cell table:formula="of:=[.BN191]-[.BJ191]" office:value-type="float" office:value="-1.07245128965601">
            <text:p>-1.07</text:p>
          </table:table-cell>
          <table:table-cell table:formula="of:=[.BO191]-[.BK191]" office:value-type="float" office:value="0.162274688710998">
            <text:p>0.16</text:p>
          </table:table-cell>
          <table:table-cell table:style-name="ce75" table:formula="of:=[.BL191]-[.Z191]" office:value-type="percentage" office:value="-0.00100758462655135">
            <text:p>-0.10%</text:p>
          </table:table-cell>
          <table:table-cell table:style-name="ce75" table:formula="of:=[.BM191]-[.AA191]" office:value-type="percentage" office:value="-0.11727710039927">
            <text:p>-11.73%</text:p>
          </table:table-cell>
          <table:table-cell table:number-columns-repeated="13"/>
          <table:table-cell table:formula="of:=[.BL191]-[.Z191]" office:value-type="percentage" office:value="-0.00100758462655135">
            <text:p>-0.10%</text:p>
          </table:table-cell>
          <table:table-cell table:formula="of:=[.BM191]-[.AA191]" office:value-type="percentage" office:value="-0.11727710039927">
            <text:p>-11.73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92]+66.39)/-8.89)" office:value-type="float" office:value="1.87957581156176">
            <text:p>1.88</text:p>
          </table:table-cell>
          <table:table-cell table:formula="of:=EXP(([.L192]+66.39)/-8.89)" office:value-type="float" office:value="3.29852637439117">
            <text:p>3.3</text:p>
          </table:table-cell>
          <table:table-cell table:formula="of:=EXP(([.M192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2">
            <text:p>-72</text:p>
          </table:table-cell>
          <table:table-cell table:formula="of:=-ROUND(IF(ROUND(1+RAND();0)=1;-1;1)*RAND()*(ABS([rssi_empiric.$G$14]-[rssi_empiric.$H$14])/2)+ABS(([rssi_empiric.$G$14]+[rssi_empiric.$H$14])/2);0)" office:value-type="float" office:value="-77">
            <text:p>-77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192]-[.$B192])^2 + ([.$E192]-[.$C192])^2)" office:value-type="float" office:value="4.0442799111832">
            <text:p>4.044</text:p>
          </table:table-cell>
          <table:table-cell table:style-name="ce43" table:formula="of:=IF( ([.$N192]-[.$H192] &lt;[.$I192])            AND            ([.$N192]+[.$H192] &gt;[.$I192]); 1; 0)" office:value-type="float" office:value="1">
            <text:p>1</text:p>
          </table:table-cell>
          <table:table-cell table:style-name="ce9" table:formula="of:=([.$D192]-[.$B192])/[.$N192]" office:value-type="float" office:value="-0.917345011096078">
            <text:p>-0.917</text:p>
          </table:table-cell>
          <table:table-cell table:style-name="ce9" table:formula="of:=([.$E192]-[.$C192])/[.$N192]" office:value-type="float" office:value="-0.398093118022826">
            <text:p>-0.398</text:p>
          </table:table-cell>
          <table:table-cell table:style-name="ce9" table:formula="of:=[.$P192]*([.$F192]-[.$B192])+[.$Q192]*([.$G192]-[.$C192])" office:value-type="float" office:value="1.97090710214171">
            <text:p>1.971</text:p>
          </table:table-cell>
          <table:table-cell table:style-name="ce9" table:formula="of:=([.$F192]-[.$B192]-[.$R192]*[.$P192])/SQRT(([.$F192]-[.$B192]-[.$R192]*[.$P192])^2+([.$G192]-[.$C192]-[.$R192]*[.$Q192])^2)" office:value-type="float" office:value="0.398093118022826">
            <text:p>0.398</text:p>
          </table:table-cell>
          <table:table-cell table:style-name="ce9" table:formula="of:=([.$G192]-[.$C192]-[.R192]*[.$Q192])/SQRT(([.$F192]-[.$B192]-[.R192]*[.$P192])^2+([.$G192]-[.$C192]-[.R192]*[.$Q192])^2)" office:value-type="float" office:value="-0.917345011096078">
            <text:p>-0.917</text:p>
          </table:table-cell>
          <table:table-cell table:style-name="ce9" table:formula="of:=[.$S192]*([.$F192]-[.$B192])+[.$T192]*([.$G192]-[.$C192])" office:value-type="float" office:value="3.46150620319065">
            <text:p>3.462</text:p>
          </table:table-cell>
          <table:table-cell table:style-name="ce48" table:formula="of:=([.$H192]^2-[.$I192]^2+[.$N192]^2)/(2*[.$N192])" office:value-type="float" office:value="1.11376180515387">
            <text:p>1.114</text:p>
          </table:table-cell>
          <table:table-cell table:style-name="ce48" table:formula="of:=([.$H192]^2-[.$J192]^2+[.$R192]^2+[.$U192]^2)/(2*[.$U192])-[.$R192]*[.$V192]/[.$U192]" office:value-type="float" office:value="0.913004540121022">
            <text:p>0.913</text:p>
          </table:table-cell>
          <table:table-cell table:style-name="ce9" table:formula="of:=[.$B192]+[.$V192]*[.$P192]+[.$W192]*[.$S192]" office:value-type="float" office:value="27.0217569886385">
            <text:p>27.022</text:p>
          </table:table-cell>
          <table:table-cell table:style-name="ce9" table:formula="of:=[.$C192]+[.$V192]*[.$Q192]+[.$W192]*[.$T192]" office:value-type="float" office:value="15.9890789302635">
            <text:p>15.989</text:p>
          </table:table-cell>
          <table:table-cell table:style-name="ce53" table:formula="of:=ABS([.$AB192]-[.$X192])/[.$AB192]" office:value-type="percentage" office:value="0.017412352545042">
            <text:p>1.74%</text:p>
          </table:table-cell>
          <table:table-cell table:style-name="ce53" table:formula="of:=ABS([.$AC192]-[.$Y192])/[.$AC192]" office:value-type="percentage" office:value="0.0420340495658485">
            <text:p>4.20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92]+[.AL192]*(ABS([.K192])-[.AK191])" office:value-type="float" office:value="72.2694316950359">
            <text:p>72.269</text:p>
          </table:table-cell>
          <table:table-cell table:style-name="ce6" table:formula="of:=[.AJ192]*(1-[.AL192])" office:value-type="float" office:value="0.0154972455905259">
            <text:p>0.015</text:p>
          </table:table-cell>
          <table:table-cell table:style-name="ce6" table:formula="of:=[.AJ191]+[.$AF192]" office:value-type="float" office:value="0.0158318096012893">
            <text:p>0.016</text:p>
          </table:table-cell>
          <table:table-cell table:style-name="ce6" table:formula="of:=[.AH191]" office:value-type="float" office:value="72.275763009873">
            <text:p>72.276</text:p>
          </table:table-cell>
          <table:table-cell table:style-name="ce65" table:formula="of:=[.AJ192]/([.AJ192]+[.$AG192])" office:value-type="float" office:value="0.0211323922652606">
            <text:p>0.021</text:p>
          </table:table-cell>
          <table:table-cell table:style-name="ce60" table:formula="of:=[.AP192]+[.AQ192]*(ABS([.P192])-[.AP191])" office:value-type="float" office:value="75.5633403647553">
            <text:p>75.563</text:p>
          </table:table-cell>
          <table:table-cell table:style-name="ce6" table:formula="of:=[.AO192]*(1-[.AQ192])" office:value-type="float" office:value="0.0207938878311944">
            <text:p>0.021</text:p>
          </table:table-cell>
          <table:table-cell table:style-name="ce6" table:formula="of:=[.AO191]+[.$AF192]" office:value-type="float" office:value="0.0214007050943231">
            <text:p>0.021</text:p>
          </table:table-cell>
          <table:table-cell table:style-name="ce6" table:formula="of:=[.AM191]" office:value-type="float" office:value="77.8025311685837">
            <text:p>77.803</text:p>
          </table:table-cell>
          <table:table-cell table:style-name="ce65" table:formula="of:=[.AO192]/([.AO192]+[.$AG192])" office:value-type="float" office:value="0.0283550126247768">
            <text:p>0.028</text:p>
          </table:table-cell>
          <table:table-cell table:style-name="ce60" table:formula="of:=[.AU192]+[.AV192]*(ABS([.U192])-[.AU191])" office:value-type="float" office:value="69.3085638310601">
            <text:p>69.309</text:p>
          </table:table-cell>
          <table:table-cell table:style-name="ce6" table:formula="of:=[.AT192]*(1-[.AV192])" office:value-type="float" office:value="0.0213540731804785">
            <text:p>0.021</text:p>
          </table:table-cell>
          <table:table-cell table:style-name="ce6" table:formula="of:=[.AT191]+[.$AF192]" office:value-type="float" office:value="0.0219945295541062">
            <text:p>0.022</text:p>
          </table:table-cell>
          <table:table-cell table:style-name="ce6" table:formula="of:=[.AR191]" office:value-type="float" office:value="71.3404027739621">
            <text:p>71.340</text:p>
          </table:table-cell>
          <table:table-cell table:style-name="ce65" table:formula="of:=[.AT192]/([.AT192]+[.$AG192])" office:value-type="float" office:value="0.0291188939527956">
            <text:p>0.029</text:p>
          </table:table-cell>
          <table:table-cell table:style-name="ce6" table:formula="of:=EXP((-[.AH192]+66.39)/-8.89)" office:value-type="float" office:value="1.93741264837041">
            <text:p>1.937</text:p>
          </table:table-cell>
          <table:table-cell table:style-name="ce6" table:formula="of:=EXP((-[.AM192]+66.39)/-8.89)" office:value-type="float" office:value="2.80631379955802">
            <text:p>2.806</text:p>
          </table:table-cell>
          <table:table-cell table:style-name="ce6" table:formula="of:=EXP((-[.AR192]+66.39)/-8.89)" office:value-type="float" office:value="1.38860187250475">
            <text:p>1.389</text:p>
          </table:table-cell>
          <table:table-cell table:style-name="ce9" table:formula="of:=SQRT(([.$D192]-[.$B192])^2 + ([.$E192]-[.$C192])^2)" office:value-type="float" office:value="4.0442799111832">
            <text:p>4.044</text:p>
          </table:table-cell>
          <table:table-cell table:style-name="ce43" table:formula="of:=IF( ([.$AZ192]-[.$AW192] &lt;[.$AX192])               AND               ([.$AZ192]+[.$AW192]&gt;[.$AX192]); 1; 0)" office:value-type="float" office:value="1">
            <text:p>1</text:p>
          </table:table-cell>
          <table:table-cell table:style-name="ce9" table:formula="of:=([.$D192]-[.$B192])/[.$AZ192]" office:value-type="float" office:value="-0.917345011096078">
            <text:p>-0.917</text:p>
          </table:table-cell>
          <table:table-cell table:style-name="ce9" table:formula="of:=([.$E192]-[.$C192])/[.$AZ192]" office:value-type="float" office:value="-0.398093118022826">
            <text:p>-0.398</text:p>
          </table:table-cell>
          <table:table-cell table:style-name="ce9" table:formula="of:=[.$BB192]*([.$F192]-[.$B192])+[.$BC192]*([.$G192]-[.$C192])" office:value-type="float" office:value="1.97090710214171">
            <text:p>1.971</text:p>
          </table:table-cell>
          <table:table-cell table:style-name="ce9" table:formula="of:=([.$F192]-[.$B192]-[.$BD192]*[.$BB192])/SQRT(([.$F192]-[.$B192]-[.$BD192]*[.$BB192])^2+([.$G192]-[.$C192]-[.$BD192]*[.$BC192])^2)" office:value-type="float" office:value="0.398093118022826">
            <text:p>0.398</text:p>
          </table:table-cell>
          <table:table-cell table:style-name="ce9" table:formula="of:=([.$G192]-[.$C192]-[.BD192]*[.$BC192])/SQRT(([.$F192]-[.$B192]-[.BD192]*[.$BB192])^2+([.$G192]-[.$C192]-[.BD192]*[.$BC192])^2)" office:value-type="float" office:value="-0.917345011096078">
            <text:p>-0.917</text:p>
          </table:table-cell>
          <table:table-cell table:style-name="ce9" table:formula="of:=[.$BE192]*([.$F192]-[.$B192])+[.$BF192]*([.$G192]-[.$C192])" office:value-type="float" office:value="3.46150620319065">
            <text:p>3.462</text:p>
          </table:table-cell>
          <table:table-cell table:style-name="ce48" table:formula="of:=([.$AW192]^2-[.$AX192]^2+[.$AZ192]^2)/(2*[.$AZ192])" office:value-type="float" office:value="1.51255240699902">
            <text:p>1.513</text:p>
          </table:table-cell>
          <table:table-cell table:style-name="ce48" table:formula="of:=([.$AW192]^2-[.$AY192]^2+[.$BD192]^2+[.$BG192]^2)/(2*[.$BG192])-[.$BD192]*[.$BH192]/[.$BG192]" office:value-type="float" office:value="1.69429886277515">
            <text:p>1.694</text:p>
          </table:table-cell>
          <table:table-cell table:style-name="ce9" table:formula="of:=[.$B192]+[.$BH192]*[.$BB192]+[.$BI192]*[.$BE192]" office:value-type="float" office:value="26.9669563125628">
            <text:p>26.967</text:p>
          </table:table-cell>
          <table:table-cell table:style-name="ce9" table:formula="of:=[.$C192]+[.$BH192]*[.$BC192]+[.$BI192]*[.$BF192]" office:value-type="float" office:value="15.1136066870523">
            <text:p>15.114</text:p>
          </table:table-cell>
          <table:table-cell table:style-name="ce53" table:formula="of:=ABS([.$AB192]-[.$BJ192])/[.$AB192]" office:value-type="percentage" office:value="0.0153490194764073">
            <text:p>1.53%</text:p>
          </table:table-cell>
          <table:table-cell table:style-name="ce53" table:formula="of:=ABS([.$AC192]-[.$BK192])/[.$AC192]" office:value-type="percentage" office:value="0.0150218878558593">
            <text:p>1.50%</text:p>
          </table:table-cell>
          <table:table-cell table:style-name="ce6" table:formula="of:=[.AB192]" office:value-type="float" office:value="26.5592971434286">
            <text:p>26.559</text:p>
          </table:table-cell>
          <table:table-cell table:style-name="ce6" table:formula="of:=[.AC192]" office:value-type="float" office:value="15.344104098062">
            <text:p>15.344</text:p>
          </table:table-cell>
          <table:table-cell/>
          <table:table-cell table:formula="of:=[.BN192]-[.BJ192]" office:value-type="float" office:value="-0.407659169134174">
            <text:p>-0.41</text:p>
          </table:table-cell>
          <table:table-cell table:formula="of:=[.BO192]-[.BK192]" office:value-type="float" office:value="0.230497411009718">
            <text:p>0.23</text:p>
          </table:table-cell>
          <table:table-cell table:style-name="ce75" table:formula="of:=[.BL192]-[.Z192]" office:value-type="percentage" office:value="-0.00206333306863474">
            <text:p>-0.21%</text:p>
          </table:table-cell>
          <table:table-cell table:style-name="ce75" table:formula="of:=[.BM192]-[.AA192]" office:value-type="percentage" office:value="-0.0270121617099892">
            <text:p>-2.70%</text:p>
          </table:table-cell>
          <table:table-cell table:number-columns-repeated="13"/>
          <table:table-cell table:formula="of:=[.BL192]-[.Z192]" office:value-type="percentage" office:value="-0.00206333306863474">
            <text:p>-0.21%</text:p>
          </table:table-cell>
          <table:table-cell table:formula="of:=[.BM192]-[.AA192]" office:value-type="percentage" office:value="-0.0270121617099892">
            <text:p>-2.70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93]+66.39)/-8.89)" office:value-type="float" office:value="1.67960757526435">
            <text:p>1.68</text:p>
          </table:table-cell>
          <table:table-cell table:formula="of:=EXP(([.L193]+66.39)/-8.89)" office:value-type="float" office:value="8.11215317819232">
            <text:p>8.11</text:p>
          </table:table-cell>
          <table:table-cell table:formula="of:=EXP(([.M193]+66.39)/-8.89)" office:value-type="float" office:value="2.94759586261819">
            <text:p>2.95</text:p>
          </table:table-cell>
          <table:table-cell table:formula="of:=-ROUND(IF(ROUND(1+RAND();0)=1;-1;1)*RAND()*(ABS([rssi_empiric.$F$14]-[rssi_empiric.$G$14])/2)+ABS(([rssi_empiric.$F$14]+[rssi_empiric.$G$14])/2);0)" office:value-type="float" office:value="-71">
            <text:p>-71</text:p>
          </table:table-cell>
          <table:table-cell table:formula="of:=-ROUND(IF(ROUND(1+RAND();0)=1;-1;1)*RAND()*(ABS([rssi_empiric.$G$14]-[rssi_empiric.$H$14])/2)+ABS(([rssi_empiric.$G$14]+[rssi_empiric.$H$14])/2);0)" office:value-type="float" office:value="-85">
            <text:p>-85</text:p>
          </table:table-cell>
          <table:table-cell table:formula="of:=-ROUND(IF(ROUND(1+RAND();0)=1;-1;1)*RAND()*(ABS([rssi_empiric.$F$14]-[rssi_empiric.$G$14])/2)+ABS(([rssi_empiric.$F$14]+[rssi_empiric.$G$14])/2);0)" office:value-type="float" office:value="-76">
            <text:p>-76</text:p>
          </table:table-cell>
          <table:table-cell table:style-name="ce9" table:formula="of:=SQRT(([.$D193]-[.$B193])^2 + ([.$E193]-[.$C193])^2)" office:value-type="float" office:value="4.0442799111832">
            <text:p>4.044</text:p>
          </table:table-cell>
          <table:table-cell table:style-name="ce43" table:formula="of:=IF( ([.$N193]-[.$H193] &lt;[.$I193])            AND            ([.$N193]+[.$H193] &gt;[.$I193]); 1; 0)" office:value-type="float" office:value="0">
            <text:p>0</text:p>
          </table:table-cell>
          <table:table-cell table:style-name="ce9" table:formula="of:=([.$D193]-[.$B193])/[.$N193]" office:value-type="float" office:value="-0.917345011096078">
            <text:p>-0.917</text:p>
          </table:table-cell>
          <table:table-cell table:style-name="ce9" table:formula="of:=([.$E193]-[.$C193])/[.$N193]" office:value-type="float" office:value="-0.398093118022826">
            <text:p>-0.398</text:p>
          </table:table-cell>
          <table:table-cell table:style-name="ce9" table:formula="of:=[.$P193]*([.$F193]-[.$B193])+[.$Q193]*([.$G193]-[.$C193])" office:value-type="float" office:value="1.97090710214171">
            <text:p>1.971</text:p>
          </table:table-cell>
          <table:table-cell table:style-name="ce9" table:formula="of:=([.$F193]-[.$B193]-[.$R193]*[.$P193])/SQRT(([.$F193]-[.$B193]-[.$R193]*[.$P193])^2+([.$G193]-[.$C193]-[.$R193]*[.$Q193])^2)" office:value-type="float" office:value="0.398093118022826">
            <text:p>0.398</text:p>
          </table:table-cell>
          <table:table-cell table:style-name="ce9" table:formula="of:=([.$G193]-[.$C193]-[.R193]*[.$Q193])/SQRT(([.$F193]-[.$B193]-[.R193]*[.$P193])^2+([.$G193]-[.$C193]-[.R193]*[.$Q193])^2)" office:value-type="float" office:value="-0.917345011096078">
            <text:p>-0.917</text:p>
          </table:table-cell>
          <table:table-cell table:style-name="ce9" table:formula="of:=[.$S193]*([.$F193]-[.$B193])+[.$T193]*([.$G193]-[.$C193])" office:value-type="float" office:value="3.46150620319065">
            <text:p>3.462</text:p>
          </table:table-cell>
          <table:table-cell table:style-name="ce48" table:formula="of:=([.$H193]^2-[.$I193]^2+[.$N193]^2)/(2*[.$N193])" office:value-type="float" office:value="-5.76490112005233">
            <text:p>-5.765</text:p>
          </table:table-cell>
          <table:table-cell table:style-name="ce48" table:formula="of:=([.$H193]^2-[.$J193]^2+[.$R193]^2+[.$U193]^2)/(2*[.$U193])-[.$R193]*[.$V193]/[.$U193]" office:value-type="float" office:value="4.72676162312091">
            <text:p>4.727</text:p>
          </table:table-cell>
          <table:table-cell table:style-name="ce9" table:formula="of:=[.$B193]+[.$V193]*[.$P193]+[.$W193]*[.$S193]" office:value-type="float" office:value="34.850094554641">
            <text:p>34.850</text:p>
          </table:table-cell>
          <table:table-cell table:style-name="ce9" table:formula="of:=[.$C193]+[.$V193]*[.$Q193]+[.$W193]*[.$T193]" office:value-type="float" office:value="15.2288962683645">
            <text:p>15.229</text:p>
          </table:table-cell>
          <table:table-cell table:style-name="ce53" table:formula="of:=ABS([.$AB193]-[.$X193])/[.$AB193]" office:value-type="percentage" office:value="0.312161777717216">
            <text:p>31.22%</text:p>
          </table:table-cell>
          <table:table-cell table:style-name="ce53" table:formula="of:=ABS([.$AC193]-[.$Y193])/[.$AC193]" office:value-type="percentage" office:value="0.00750827998566583">
            <text:p>0.7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93]+[.AL193]*(ABS([.K193])-[.AK192])" office:value-type="float" office:value="72.2391468276221">
            <text:p>72.239</text:p>
          </table:table-cell>
          <table:table-cell table:style-name="ce6" table:formula="of:=[.AJ193]*(1-[.AL193])" office:value-type="float" office:value="0.0174085068519985">
            <text:p>0.017</text:p>
          </table:table-cell>
          <table:table-cell table:style-name="ce6" table:formula="of:=[.AJ192]+[.$AF193]" office:value-type="float" office:value="0.0178318096012893">
            <text:p>0.018</text:p>
          </table:table-cell>
          <table:table-cell table:style-name="ce6" table:formula="of:=[.AH192]" office:value-type="float" office:value="72.2694316950359">
            <text:p>72.269</text:p>
          </table:table-cell>
          <table:table-cell table:style-name="ce65" table:formula="of:=[.AJ193]/([.AJ193]+[.$AG193])" office:value-type="float" office:value="0.0237386310618844">
            <text:p>0.024</text:p>
          </table:table-cell>
          <table:table-cell table:style-name="ce60" table:formula="of:=[.AP193]+[.AQ193]*(ABS([.P193])-[.AP192])" office:value-type="float" office:value="73.1858210408645">
            <text:p>73.186</text:p>
          </table:table-cell>
          <table:table-cell table:style-name="ce6" table:formula="of:=[.AO193]*(1-[.AQ193])" office:value-type="float" office:value="0.0226770854826015">
            <text:p>0.023</text:p>
          </table:table-cell>
          <table:table-cell table:style-name="ce6" table:formula="of:=[.AO192]+[.$AF193]" office:value-type="float" office:value="0.0234007050943231">
            <text:p>0.023</text:p>
          </table:table-cell>
          <table:table-cell table:style-name="ce6" table:formula="of:=[.AM192]" office:value-type="float" office:value="75.5633403647553">
            <text:p>75.563</text:p>
          </table:table-cell>
          <table:table-cell table:style-name="ce65" table:formula="of:=[.AO193]/([.AO193]+[.$AG193])" office:value-type="float" office:value="0.0309229832522076">
            <text:p>0.031</text:p>
          </table:table-cell>
          <table:table-cell table:style-name="ce60" table:formula="of:=[.AU193]+[.AV193]*(ABS([.U193])-[.AU192])" office:value-type="float" office:value="67.1579680355399">
            <text:p>67.158</text:p>
          </table:table-cell>
          <table:table-cell table:style-name="ce6" table:formula="of:=[.AT193]*(1-[.AV193])" office:value-type="float" office:value="0.0232343148632155">
            <text:p>0.023</text:p>
          </table:table-cell>
          <table:table-cell table:style-name="ce6" table:formula="of:=[.AT192]+[.$AF193]" office:value-type="float" office:value="0.0239945295541062">
            <text:p>0.024</text:p>
          </table:table-cell>
          <table:table-cell table:style-name="ce6" table:formula="of:=[.AR192]" office:value-type="float" office:value="69.3085638310601">
            <text:p>69.309</text:p>
          </table:table-cell>
          <table:table-cell table:style-name="ce65" table:formula="of:=[.AT193]/([.AT193]+[.$AG193])" office:value-type="float" office:value="0.0316828337549358">
            <text:p>0.032</text:p>
          </table:table-cell>
          <table:table-cell table:style-name="ce6" table:formula="of:=EXP((-[.AH193]+66.39)/-8.89)" office:value-type="float" office:value="1.93082384544314">
            <text:p>1.931</text:p>
          </table:table-cell>
          <table:table-cell table:style-name="ce6" table:formula="of:=EXP((-[.AM193]+66.39)/-8.89)" office:value-type="float" office:value="2.14777905983854">
            <text:p>2.148</text:p>
          </table:table-cell>
          <table:table-cell table:style-name="ce6" table:formula="of:=EXP((-[.AR193]+66.39)/-8.89)" office:value-type="float" office:value="1.09022664497655">
            <text:p>1.090</text:p>
          </table:table-cell>
          <table:table-cell table:style-name="ce9" table:formula="of:=SQRT(([.$D193]-[.$B193])^2 + ([.$E193]-[.$C193])^2)" office:value-type="float" office:value="4.0442799111832">
            <text:p>4.044</text:p>
          </table:table-cell>
          <table:table-cell table:style-name="ce43" table:formula="of:=IF( ([.$AZ193]-[.$AW193] &lt;[.$AX193])               AND               ([.$AZ193]+[.$AW193]&gt;[.$AX193]); 1; 0)" office:value-type="float" office:value="1">
            <text:p>1</text:p>
          </table:table-cell>
          <table:table-cell table:style-name="ce9" table:formula="of:=([.$D193]-[.$B193])/[.$AZ193]" office:value-type="float" office:value="-0.917345011096078">
            <text:p>-0.917</text:p>
          </table:table-cell>
          <table:table-cell table:style-name="ce9" table:formula="of:=([.$E193]-[.$C193])/[.$AZ193]" office:value-type="float" office:value="-0.398093118022826">
            <text:p>-0.398</text:p>
          </table:table-cell>
          <table:table-cell table:style-name="ce9" table:formula="of:=[.$BB193]*([.$F193]-[.$B193])+[.$BC193]*([.$G193]-[.$C193])" office:value-type="float" office:value="1.97090710214171">
            <text:p>1.971</text:p>
          </table:table-cell>
          <table:table-cell table:style-name="ce9" table:formula="of:=([.$F193]-[.$B193]-[.$BD193]*[.$BB193])/SQRT(([.$F193]-[.$B193]-[.$BD193]*[.$BB193])^2+([.$G193]-[.$C193]-[.$BD193]*[.$BC193])^2)" office:value-type="float" office:value="0.398093118022826">
            <text:p>0.398</text:p>
          </table:table-cell>
          <table:table-cell table:style-name="ce9" table:formula="of:=([.$G193]-[.$C193]-[.BD193]*[.$BC193])/SQRT(([.$F193]-[.$B193]-[.BD193]*[.$BB193])^2+([.$G193]-[.$C193]-[.BD193]*[.$BC193])^2)" office:value-type="float" office:value="-0.917345011096078">
            <text:p>-0.917</text:p>
          </table:table-cell>
          <table:table-cell table:style-name="ce9" table:formula="of:=[.$BE193]*([.$F193]-[.$B193])+[.$BF193]*([.$G193]-[.$C193])" office:value-type="float" office:value="3.46150620319065">
            <text:p>3.462</text:p>
          </table:table-cell>
          <table:table-cell table:style-name="ce48" table:formula="of:=([.$AW193]^2-[.$AX193]^2+[.$AZ193]^2)/(2*[.$AZ193])" office:value-type="float" office:value="1.91274172065462">
            <text:p>1.913</text:p>
          </table:table-cell>
          <table:table-cell table:style-name="ce48" table:formula="of:=([.$AW193]^2-[.$AY193]^2+[.$BD193]^2+[.$BG193]^2)/(2*[.$BG193])-[.$BD193]*[.$BH193]/[.$BG193]" office:value-type="float" office:value="1.5695933306572">
            <text:p>1.570</text:p>
          </table:table-cell>
          <table:table-cell table:style-name="ce9" table:formula="of:=[.$B193]+[.$BH193]*[.$BB193]+[.$BI193]*[.$BE193]" office:value-type="float" office:value="26.5502002280713">
            <text:p>26.550</text:p>
          </table:table-cell>
          <table:table-cell table:style-name="ce9" table:formula="of:=[.$C193]+[.$BH193]*[.$BC193]+[.$BI193]*[.$BF193]" office:value-type="float" office:value="15.0686920731242">
            <text:p>15.069</text:p>
          </table:table-cell>
          <table:table-cell table:style-name="ce53" table:formula="of:=ABS([.$AB193]-[.$BJ193])/[.$AB193]" office:value-type="percentage" office:value="0.000342513407194482">
            <text:p>0.03%</text:p>
          </table:table-cell>
          <table:table-cell table:style-name="ce53" table:formula="of:=ABS([.$AC193]-[.$BK193])/[.$AC193]" office:value-type="percentage" office:value="0.0179490456515206">
            <text:p>1.79%</text:p>
          </table:table-cell>
          <table:table-cell table:style-name="ce6" table:formula="of:=[.AB193]" office:value-type="float" office:value="26.5592971434286">
            <text:p>26.559</text:p>
          </table:table-cell>
          <table:table-cell table:style-name="ce6" table:formula="of:=[.AC193]" office:value-type="float" office:value="15.344104098062">
            <text:p>15.344</text:p>
          </table:table-cell>
          <table:table-cell/>
          <table:table-cell table:formula="of:=[.BN193]-[.BJ193]" office:value-type="float" office:value="0.00909691535728641">
            <text:p>0.01</text:p>
          </table:table-cell>
          <table:table-cell table:formula="of:=[.BO193]-[.BK193]" office:value-type="float" office:value="0.275412024937799">
            <text:p>0.28</text:p>
          </table:table-cell>
          <table:table-cell table:style-name="ce75" table:formula="of:=[.BL193]-[.Z193]" office:value-type="percentage" office:value="-0.311819264310021">
            <text:p>-31.18%</text:p>
          </table:table-cell>
          <table:table-cell table:style-name="ce75" table:formula="of:=[.BM193]-[.AA193]" office:value-type="percentage" office:value="0.0104407656658547">
            <text:p>1.04%</text:p>
          </table:table-cell>
          <table:table-cell table:number-columns-repeated="13"/>
          <table:table-cell table:formula="of:=[.BL193]-[.Z193]" office:value-type="percentage" office:value="-0.311819264310021">
            <text:p>-31.18%</text:p>
          </table:table-cell>
          <table:table-cell table:formula="of:=[.BM193]-[.AA193]" office:value-type="percentage" office:value="0.0104407656658547">
            <text:p>1.04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94]+66.39)/-8.89)" office:value-type="float" office:value="2.63400087893114">
            <text:p>2.63</text:p>
          </table:table-cell>
          <table:table-cell table:formula="of:=EXP(([.L194]+66.39)/-8.89)" office:value-type="float" office:value="4.13070334546332">
            <text:p>4.13</text:p>
          </table:table-cell>
          <table:table-cell table:formula="of:=EXP(([.M194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79">
            <text:p>-79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194]-[.$B194])^2 + ([.$E194]-[.$C194])^2)" office:value-type="float" office:value="4.0442799111832">
            <text:p>4.044</text:p>
          </table:table-cell>
          <table:table-cell table:style-name="ce43" table:formula="of:=IF( ([.$N194]-[.$H194] &lt;[.$I194])            AND            ([.$N194]+[.$H194] &gt;[.$I194]); 1; 0)" office:value-type="float" office:value="1">
            <text:p>1</text:p>
          </table:table-cell>
          <table:table-cell table:style-name="ce9" table:formula="of:=([.$D194]-[.$B194])/[.$N194]" office:value-type="float" office:value="-0.917345011096078">
            <text:p>-0.917</text:p>
          </table:table-cell>
          <table:table-cell table:style-name="ce9" table:formula="of:=([.$E194]-[.$C194])/[.$N194]" office:value-type="float" office:value="-0.398093118022826">
            <text:p>-0.398</text:p>
          </table:table-cell>
          <table:table-cell table:style-name="ce9" table:formula="of:=[.$P194]*([.$F194]-[.$B194])+[.$Q194]*([.$G194]-[.$C194])" office:value-type="float" office:value="1.97090710214171">
            <text:p>1.971</text:p>
          </table:table-cell>
          <table:table-cell table:style-name="ce9" table:formula="of:=([.$F194]-[.$B194]-[.$R194]*[.$P194])/SQRT(([.$F194]-[.$B194]-[.$R194]*[.$P194])^2+([.$G194]-[.$C194]-[.$R194]*[.$Q194])^2)" office:value-type="float" office:value="0.398093118022826">
            <text:p>0.398</text:p>
          </table:table-cell>
          <table:table-cell table:style-name="ce9" table:formula="of:=([.$G194]-[.$C194]-[.R194]*[.$Q194])/SQRT(([.$F194]-[.$B194]-[.R194]*[.$P194])^2+([.$G194]-[.$C194]-[.R194]*[.$Q194])^2)" office:value-type="float" office:value="-0.917345011096078">
            <text:p>-0.917</text:p>
          </table:table-cell>
          <table:table-cell table:style-name="ce9" table:formula="of:=[.$S194]*([.$F194]-[.$B194])+[.$T194]*([.$G194]-[.$C194])" office:value-type="float" office:value="3.46150620319065">
            <text:p>3.462</text:p>
          </table:table-cell>
          <table:table-cell table:style-name="ce48" table:formula="of:=([.$H194]^2-[.$I194]^2+[.$N194]^2)/(2*[.$N194])" office:value-type="float" office:value="0.770402968987999">
            <text:p>0.770</text:p>
          </table:table-cell>
          <table:table-cell table:style-name="ce48" table:formula="of:=([.$H194]^2-[.$J194]^2+[.$R194]^2+[.$U194]^2)/(2*[.$U194])-[.$R194]*[.$V194]/[.$U194]" office:value-type="float" office:value="1.85319827276276">
            <text:p>1.853</text:p>
          </table:table-cell>
          <table:table-cell table:style-name="ce9" table:formula="of:=[.$B194]+[.$V194]*[.$P194]+[.$W194]*[.$S194]" office:value-type="float" office:value="27.7110201585839">
            <text:p>27.711</text:p>
          </table:table-cell>
          <table:table-cell table:style-name="ce9" table:formula="of:=[.$C194]+[.$V194]*[.$Q194]+[.$W194]*[.$T194]" office:value-type="float" office:value="15.2632856898507">
            <text:p>15.263</text:p>
          </table:table-cell>
          <table:table-cell table:style-name="ce53" table:formula="of:=ABS([.$AB194]-[.$X194])/[.$AB194]" office:value-type="percentage" office:value="0.0433642128756505">
            <text:p>4.34%</text:p>
          </table:table-cell>
          <table:table-cell table:style-name="ce53" table:formula="of:=ABS([.$AC194]-[.$Y194])/[.$AC194]" office:value-type="percentage" office:value="0.0052670659488987">
            <text:p>0.53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94]+[.AL194]*(ABS([.K194])-[.AK193])" office:value-type="float" office:value="72.311045499398">
            <text:p>72.311</text:p>
          </table:table-cell>
          <table:table-cell table:style-name="ce6" table:formula="of:=[.AJ194]*(1-[.AL194])" office:value-type="float" office:value="0.0193096176580764">
            <text:p>0.019</text:p>
          </table:table-cell>
          <table:table-cell table:style-name="ce6" table:formula="of:=[.AJ193]+[.$AF194]" office:value-type="float" office:value="0.0198318096012893">
            <text:p>0.020</text:p>
          </table:table-cell>
          <table:table-cell table:style-name="ce6" table:formula="of:=[.AH193]" office:value-type="float" office:value="72.2391468276221">
            <text:p>72.239</text:p>
          </table:table-cell>
          <table:table-cell table:style-name="ce65" table:formula="of:=[.AJ194]/([.AJ194]+[.$AG194])" office:value-type="float" office:value="0.0263310284694808">
            <text:p>0.026</text:p>
          </table:table-cell>
          <table:table-cell table:style-name="ce60" table:formula="of:=[.AP194]+[.AQ194]*(ABS([.P194])-[.AP193])" office:value-type="float" office:value="70.6868660145882">
            <text:p>70.687</text:p>
          </table:table-cell>
          <table:table-cell table:style-name="ce6" table:formula="of:=[.AO194]*(1-[.AQ194])" office:value-type="float" office:value="0.0245503551275809">
            <text:p>0.025</text:p>
          </table:table-cell>
          <table:table-cell table:style-name="ce6" table:formula="of:=[.AO193]+[.$AF194]" office:value-type="float" office:value="0.0254007050943231">
            <text:p>0.025</text:p>
          </table:table-cell>
          <table:table-cell table:style-name="ce6" table:formula="of:=[.AM193]" office:value-type="float" office:value="73.1858210408645">
            <text:p>73.186</text:p>
          </table:table-cell>
          <table:table-cell table:style-name="ce65" table:formula="of:=[.AO194]/([.AO194]+[.$AG194])" office:value-type="float" office:value="0.0334774158270202">
            <text:p>0.033</text:p>
          </table:table-cell>
          <table:table-cell table:style-name="ce60" table:formula="of:=[.AU194]+[.AV194]*(ABS([.U194])-[.AU193])" office:value-type="float" office:value="64.9038081091946">
            <text:p>64.904</text:p>
          </table:table-cell>
          <table:table-cell table:style-name="ce6" table:formula="of:=[.AT194]*(1-[.AV194])" office:value-type="float" office:value="0.0251046518748906">
            <text:p>0.025</text:p>
          </table:table-cell>
          <table:table-cell table:style-name="ce6" table:formula="of:=[.AT193]+[.$AF194]" office:value-type="float" office:value="0.0259945295541062">
            <text:p>0.026</text:p>
          </table:table-cell>
          <table:table-cell table:style-name="ce6" table:formula="of:=[.AR193]" office:value-type="float" office:value="67.1579680355399">
            <text:p>67.158</text:p>
          </table:table-cell>
          <table:table-cell table:style-name="ce65" table:formula="of:=[.AT194]/([.AT194]+[.$AG194])" office:value-type="float" office:value="0.0342332673250869">
            <text:p>0.034</text:p>
          </table:table-cell>
          <table:table-cell table:style-name="ce6" table:formula="of:=EXP((-[.AH194]+66.39)/-8.89)" office:value-type="float" office:value="1.94650287365579">
            <text:p>1.947</text:p>
          </table:table-cell>
          <table:table-cell table:style-name="ce6" table:formula="of:=EXP((-[.AM194]+66.39)/-8.89)" office:value-type="float" office:value="1.62147626587242">
            <text:p>1.621</text:p>
          </table:table-cell>
          <table:table-cell table:style-name="ce6" table:formula="of:=EXP((-[.AR194]+66.39)/-8.89)" office:value-type="float" office:value="0.846050954948375">
            <text:p>0.846</text:p>
          </table:table-cell>
          <table:table-cell table:style-name="ce9" table:formula="of:=SQRT(([.$D194]-[.$B194])^2 + ([.$E194]-[.$C194])^2)" office:value-type="float" office:value="4.0442799111832">
            <text:p>4.044</text:p>
          </table:table-cell>
          <table:table-cell table:style-name="ce43" table:formula="of:=IF( ([.$AZ194]-[.$AW194] &lt;[.$AX194])               AND               ([.$AZ194]+[.$AW194]&gt;[.$AX194]); 1; 0)" office:value-type="float" office:value="0">
            <text:p>0</text:p>
          </table:table-cell>
          <table:table-cell table:style-name="ce9" table:formula="of:=([.$D194]-[.$B194])/[.$AZ194]" office:value-type="float" office:value="-0.917345011096078">
            <text:p>-0.917</text:p>
          </table:table-cell>
          <table:table-cell table:style-name="ce9" table:formula="of:=([.$E194]-[.$C194])/[.$AZ194]" office:value-type="float" office:value="-0.398093118022826">
            <text:p>-0.398</text:p>
          </table:table-cell>
          <table:table-cell table:style-name="ce9" table:formula="of:=[.$BB194]*([.$F194]-[.$B194])+[.$BC194]*([.$G194]-[.$C194])" office:value-type="float" office:value="1.97090710214171">
            <text:p>1.971</text:p>
          </table:table-cell>
          <table:table-cell table:style-name="ce9" table:formula="of:=([.$F194]-[.$B194]-[.$BD194]*[.$BB194])/SQRT(([.$F194]-[.$B194]-[.$BD194]*[.$BB194])^2+([.$G194]-[.$C194]-[.$BD194]*[.$BC194])^2)" office:value-type="float" office:value="0.398093118022826">
            <text:p>0.398</text:p>
          </table:table-cell>
          <table:table-cell table:style-name="ce9" table:formula="of:=([.$G194]-[.$C194]-[.BD194]*[.$BC194])/SQRT(([.$F194]-[.$B194]-[.BD194]*[.$BB194])^2+([.$G194]-[.$C194]-[.BD194]*[.$BC194])^2)" office:value-type="float" office:value="-0.917345011096078">
            <text:p>-0.917</text:p>
          </table:table-cell>
          <table:table-cell table:style-name="ce9" table:formula="of:=[.$BE194]*([.$F194]-[.$B194])+[.$BF194]*([.$G194]-[.$C194])" office:value-type="float" office:value="3.46150620319065">
            <text:p>3.462</text:p>
          </table:table-cell>
          <table:table-cell table:style-name="ce48" table:formula="of:=([.$AW194]^2-[.$AX194]^2+[.$AZ194]^2)/(2*[.$AZ194])" office:value-type="float" office:value="2.16551382953588">
            <text:p>2.166</text:p>
          </table:table-cell>
          <table:table-cell table:style-name="ce48" table:formula="of:=([.$AW194]^2-[.$AY194]^2+[.$BD194]^2+[.$BG194]^2)/(2*[.$BG194])-[.$BD194]*[.$BH194]/[.$BG194]" office:value-type="float" office:value="1.50274438860676">
            <text:p>1.503</text:p>
          </table:table-cell>
          <table:table-cell table:style-name="ce9" table:formula="of:=[.$B194]+[.$BH194]*[.$BB194]+[.$BI194]*[.$BE194]" office:value-type="float" office:value="26.2917088912675">
            <text:p>26.292</text:p>
          </table:table-cell>
          <table:table-cell table:style-name="ce9" table:formula="of:=[.$C194]+[.$BH194]*[.$BC194]+[.$BI194]*[.$BF194]" office:value-type="float" office:value="15.0293887796375">
            <text:p>15.029</text:p>
          </table:table-cell>
          <table:table-cell table:style-name="ce53" table:formula="of:=ABS([.$AB194]-[.$BJ194])/[.$AB194]" office:value-type="percentage" office:value="0.0100751255093863">
            <text:p>1.01%</text:p>
          </table:table-cell>
          <table:table-cell table:style-name="ce53" table:formula="of:=ABS([.$AC194]-[.$BK194])/[.$AC194]" office:value-type="percentage" office:value="0.0205105046481193">
            <text:p>2.05%</text:p>
          </table:table-cell>
          <table:table-cell table:style-name="ce6" table:formula="of:=[.AB194]" office:value-type="float" office:value="26.5592971434286">
            <text:p>26.559</text:p>
          </table:table-cell>
          <table:table-cell table:style-name="ce6" table:formula="of:=[.AC194]" office:value-type="float" office:value="15.344104098062">
            <text:p>15.344</text:p>
          </table:table-cell>
          <table:table-cell/>
          <table:table-cell table:formula="of:=[.BN194]-[.BJ194]" office:value-type="float" office:value="0.267588252161129">
            <text:p>0.27</text:p>
          </table:table-cell>
          <table:table-cell table:formula="of:=[.BO194]-[.BK194]" office:value-type="float" office:value="0.314715318424527">
            <text:p>0.31</text:p>
          </table:table-cell>
          <table:table-cell table:style-name="ce75" table:formula="of:=[.BL194]-[.Z194]" office:value-type="percentage" office:value="-0.0332890873662642">
            <text:p>-3.33%</text:p>
          </table:table-cell>
          <table:table-cell table:style-name="ce75" table:formula="of:=[.BM194]-[.AA194]" office:value-type="percentage" office:value="0.0152434386992206">
            <text:p>1.52%</text:p>
          </table:table-cell>
          <table:table-cell table:number-columns-repeated="13"/>
          <table:table-cell table:formula="of:=[.BL194]-[.Z194]" office:value-type="percentage" office:value="-0.0332890873662642">
            <text:p>-3.33%</text:p>
          </table:table-cell>
          <table:table-cell table:formula="of:=[.BM194]-[.AA194]" office:value-type="percentage" office:value="0.0152434386992206">
            <text:p>1.52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95]+66.39)/-8.89)" office:value-type="float" office:value="2.63400087893114">
            <text:p>2.63</text:p>
          </table:table-cell>
          <table:table-cell table:formula="of:=EXP(([.L195]+66.39)/-8.89)" office:value-type="float" office:value="4.6224905193394">
            <text:p>4.62</text:p>
          </table:table-cell>
          <table:table-cell table:formula="of:=EXP(([.M195]+66.39)/-8.89)" office:value-type="float" office:value="3.29852637439117">
            <text:p>3.3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formula="of:=-ROUND(IF(ROUND(1+RAND();0)=1;-1;1)*RAND()*(ABS([rssi_empiric.$G$14]-[rssi_empiric.$H$14])/2)+ABS(([rssi_empiric.$G$14]+[rssi_empiric.$H$14])/2);0)" office:value-type="float" office:value="-80">
            <text:p>-80</text:p>
          </table:table-cell>
          <table:table-cell table:formula="of:=-ROUND(IF(ROUND(1+RAND();0)=1;-1;1)*RAND()*(ABS([rssi_empiric.$F$14]-[rssi_empiric.$G$14])/2)+ABS(([rssi_empiric.$F$14]+[rssi_empiric.$G$14])/2);0)" office:value-type="float" office:value="-77">
            <text:p>-77</text:p>
          </table:table-cell>
          <table:table-cell table:style-name="ce9" table:formula="of:=SQRT(([.$D195]-[.$B195])^2 + ([.$E195]-[.$C195])^2)" office:value-type="float" office:value="4.0442799111832">
            <text:p>4.044</text:p>
          </table:table-cell>
          <table:table-cell table:style-name="ce43" table:formula="of:=IF( ([.$N195]-[.$H195] &lt;[.$I195])            AND            ([.$N195]+[.$H195] &gt;[.$I195]); 1; 0)" office:value-type="float" office:value="1">
            <text:p>1</text:p>
          </table:table-cell>
          <table:table-cell table:style-name="ce9" table:formula="of:=([.$D195]-[.$B195])/[.$N195]" office:value-type="float" office:value="-0.917345011096078">
            <text:p>-0.917</text:p>
          </table:table-cell>
          <table:table-cell table:style-name="ce9" table:formula="of:=([.$E195]-[.$C195])/[.$N195]" office:value-type="float" office:value="-0.398093118022826">
            <text:p>-0.398</text:p>
          </table:table-cell>
          <table:table-cell table:style-name="ce9" table:formula="of:=[.$P195]*([.$F195]-[.$B195])+[.$Q195]*([.$G195]-[.$C195])" office:value-type="float" office:value="1.97090710214171">
            <text:p>1.971</text:p>
          </table:table-cell>
          <table:table-cell table:style-name="ce9" table:formula="of:=([.$F195]-[.$B195]-[.$R195]*[.$P195])/SQRT(([.$F195]-[.$B195]-[.$R195]*[.$P195])^2+([.$G195]-[.$C195]-[.$R195]*[.$Q195])^2)" office:value-type="float" office:value="0.398093118022826">
            <text:p>0.398</text:p>
          </table:table-cell>
          <table:table-cell table:style-name="ce9" table:formula="of:=([.$G195]-[.$C195]-[.R195]*[.$Q195])/SQRT(([.$F195]-[.$B195]-[.R195]*[.$P195])^2+([.$G195]-[.$C195]-[.R195]*[.$Q195])^2)" office:value-type="float" office:value="-0.917345011096078">
            <text:p>-0.917</text:p>
          </table:table-cell>
          <table:table-cell table:style-name="ce9" table:formula="of:=[.$S195]*([.$F195]-[.$B195])+[.$T195]*([.$G195]-[.$C195])" office:value-type="float" office:value="3.46150620319065">
            <text:p>3.462</text:p>
          </table:table-cell>
          <table:table-cell table:style-name="ce48" table:formula="of:=([.$H195]^2-[.$I195]^2+[.$N195]^2)/(2*[.$N195])" office:value-type="float" office:value="0.238205820460103">
            <text:p>0.238</text:p>
          </table:table-cell>
          <table:table-cell table:style-name="ce48" table:formula="of:=([.$H195]^2-[.$J195]^2+[.$R195]^2+[.$U195]^2)/(2*[.$U195])-[.$R195]*[.$V195]/[.$U195]" office:value-type="float" office:value="1.58676897514983">
            <text:p>1.587</text:p>
          </table:table-cell>
          <table:table-cell table:style-name="ce9" table:formula="of:=[.$B195]+[.$V195]*[.$P195]+[.$W195]*[.$S195]" office:value-type="float" office:value="28.0931648878862">
            <text:p>28.093</text:p>
          </table:table-cell>
          <table:table-cell table:style-name="ce9" table:formula="of:=[.$C195]+[.$V195]*[.$Q195]+[.$W195]*[.$T195]" office:value-type="float" office:value="15.7195572990861">
            <text:p>15.720</text:p>
          </table:table-cell>
          <table:table-cell table:style-name="ce53" table:formula="of:=ABS([.$AB195]-[.$X195])/[.$AB195]" office:value-type="percentage" office:value="0.0577525729003364">
            <text:p>5.78%</text:p>
          </table:table-cell>
          <table:table-cell table:style-name="ce53" table:formula="of:=ABS([.$AC195]-[.$Y195])/[.$AC195]" office:value-type="percentage" office:value="0.0244688903714844">
            <text:p>2.45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95]+[.AL195]*(ABS([.K195])-[.AK194])" office:value-type="float" office:value="72.3908609210623">
            <text:p>72.391</text:p>
          </table:table-cell>
          <table:table-cell table:style-name="ce6" table:formula="of:=[.AJ195]*(1-[.AL195])" office:value-type="float" office:value="0.0212006586561918">
            <text:p>0.021</text:p>
          </table:table-cell>
          <table:table-cell table:style-name="ce6" table:formula="of:=[.AJ194]+[.$AF195]" office:value-type="float" office:value="0.0218318096012893">
            <text:p>0.022</text:p>
          </table:table-cell>
          <table:table-cell table:style-name="ce6" table:formula="of:=[.AH194]" office:value-type="float" office:value="72.311045499398">
            <text:p>72.311</text:p>
          </table:table-cell>
          <table:table-cell table:style-name="ce65" table:formula="of:=[.AJ195]/([.AJ195]+[.$AG195])" office:value-type="float" office:value="0.0289096944607002">
            <text:p>0.029</text:p>
          </table:table-cell>
          <table:table-cell table:style-name="ce60" table:formula="of:=[.AP195]+[.AQ195]*(ABS([.P195])-[.AP194])" office:value-type="float" office:value="68.0838699000033">
            <text:p>68.084</text:p>
          </table:table-cell>
          <table:table-cell table:style-name="ce6" table:formula="of:=[.AO195]*(1-[.AQ195])" office:value-type="float" office:value="0.0264137750687331">
            <text:p>0.026</text:p>
          </table:table-cell>
          <table:table-cell table:style-name="ce6" table:formula="of:=[.AO194]+[.$AF195]" office:value-type="float" office:value="0.0274007050943231">
            <text:p>0.027</text:p>
          </table:table-cell>
          <table:table-cell table:style-name="ce6" table:formula="of:=[.AM194]" office:value-type="float" office:value="70.6868660145882">
            <text:p>70.687</text:p>
          </table:table-cell>
          <table:table-cell table:style-name="ce65" table:formula="of:=[.AO195]/([.AO195]+[.$AG195])" office:value-type="float" office:value="0.0360184171243998">
            <text:p>0.036</text:p>
          </table:table-cell>
          <table:table-cell table:style-name="ce60" table:formula="of:=[.AU195]+[.AV195]*(ABS([.U195])-[.AU194])" office:value-type="float" office:value="62.5616700283357">
            <text:p>62.562</text:p>
          </table:table-cell>
          <table:table-cell table:style-name="ce6" table:formula="of:=[.AT195]*(1-[.AV195])" office:value-type="float" office:value="0.0269651622731263">
            <text:p>0.027</text:p>
          </table:table-cell>
          <table:table-cell table:style-name="ce6" table:formula="of:=[.AT194]+[.$AF195]" office:value-type="float" office:value="0.0279945295541062">
            <text:p>0.028</text:p>
          </table:table-cell>
          <table:table-cell table:style-name="ce6" table:formula="of:=[.AR194]" office:value-type="float" office:value="64.9038081091946">
            <text:p>64.904</text:p>
          </table:table-cell>
          <table:table-cell table:style-name="ce65" table:formula="of:=[.AT195]/([.AT195]+[.$AG195])" office:value-type="float" office:value="0.0367703011043766">
            <text:p>0.037</text:p>
          </table:table-cell>
          <table:table-cell table:style-name="ce6" table:formula="of:=EXP((-[.AH195]+66.39)/-8.89)" office:value-type="float" office:value="1.96405748147976">
            <text:p>1.964</text:p>
          </table:table-cell>
          <table:table-cell table:style-name="ce6" table:formula="of:=EXP((-[.AM195]+66.39)/-8.89)" office:value-type="float" office:value="1.20989859060857">
            <text:p>1.210</text:p>
          </table:table-cell>
          <table:table-cell table:style-name="ce6" table:formula="of:=EXP((-[.AR195]+66.39)/-8.89)" office:value-type="float" office:value="0.650097262513366">
            <text:p>0.650</text:p>
          </table:table-cell>
          <table:table-cell table:style-name="ce9" table:formula="of:=SQRT(([.$D195]-[.$B195])^2 + ([.$E195]-[.$C195])^2)" office:value-type="float" office:value="4.0442799111832">
            <text:p>4.044</text:p>
          </table:table-cell>
          <table:table-cell table:style-name="ce43" table:formula="of:=IF( ([.$AZ195]-[.$AW195] &lt;[.$AX195])               AND               ([.$AZ195]+[.$AW195]&gt;[.$AX195]); 1; 0)" office:value-type="float" office:value="0">
            <text:p>0</text:p>
          </table:table-cell>
          <table:table-cell table:style-name="ce9" table:formula="of:=([.$D195]-[.$B195])/[.$AZ195]" office:value-type="float" office:value="-0.917345011096078">
            <text:p>-0.917</text:p>
          </table:table-cell>
          <table:table-cell table:style-name="ce9" table:formula="of:=([.$E195]-[.$C195])/[.$AZ195]" office:value-type="float" office:value="-0.398093118022826">
            <text:p>-0.398</text:p>
          </table:table-cell>
          <table:table-cell table:style-name="ce9" table:formula="of:=[.$BB195]*([.$F195]-[.$B195])+[.$BC195]*([.$G195]-[.$C195])" office:value-type="float" office:value="1.97090710214171">
            <text:p>1.971</text:p>
          </table:table-cell>
          <table:table-cell table:style-name="ce9" table:formula="of:=([.$F195]-[.$B195]-[.$BD195]*[.$BB195])/SQRT(([.$F195]-[.$B195]-[.$BD195]*[.$BB195])^2+([.$G195]-[.$C195]-[.$BD195]*[.$BC195])^2)" office:value-type="float" office:value="0.398093118022826">
            <text:p>0.398</text:p>
          </table:table-cell>
          <table:table-cell table:style-name="ce9" table:formula="of:=([.$G195]-[.$C195]-[.BD195]*[.$BC195])/SQRT(([.$F195]-[.$B195]-[.BD195]*[.$BB195])^2+([.$G195]-[.$C195]-[.BD195]*[.$BC195])^2)" office:value-type="float" office:value="-0.917345011096078">
            <text:p>-0.917</text:p>
          </table:table-cell>
          <table:table-cell table:style-name="ce9" table:formula="of:=[.$BE195]*([.$F195]-[.$B195])+[.$BF195]*([.$G195]-[.$C195])" office:value-type="float" office:value="3.46150620319065">
            <text:p>3.462</text:p>
          </table:table-cell>
          <table:table-cell table:style-name="ce48" table:formula="of:=([.$AW195]^2-[.$AX195]^2+[.$AZ195]^2)/(2*[.$AZ195])" office:value-type="float" office:value="2.31807238899972">
            <text:p>2.318</text:p>
          </table:table-cell>
          <table:table-cell table:style-name="ce48" table:formula="of:=([.$AW195]^2-[.$AY195]^2+[.$BD195]^2+[.$BG195]^2)/(2*[.$BG195])-[.$BD195]*[.$BH195]/[.$BG195]" office:value-type="float" office:value="1.4681448008015">
            <text:p>1.468</text:p>
          </table:table-cell>
          <table:table-cell table:style-name="ce9" table:formula="of:=[.$B195]+[.$BH195]*[.$BB195]+[.$BI195]*[.$BE195]" office:value-type="float" office:value="26.1379862000516">
            <text:p>26.138</text:p>
          </table:table-cell>
          <table:table-cell table:style-name="ce9" table:formula="of:=[.$C195]+[.$BH195]*[.$BC195]+[.$BI195]*[.$BF195]" office:value-type="float" office:value="15.0003960262786">
            <text:p>15.000</text:p>
          </table:table-cell>
          <table:table-cell table:style-name="ce53" table:formula="of:=ABS([.$AB195]-[.$BJ195])/[.$AB195]" office:value-type="percentage" office:value="0.0158630306028726">
            <text:p>1.59%</text:p>
          </table:table-cell>
          <table:table-cell table:style-name="ce53" table:formula="of:=ABS([.$AC195]-[.$BK195])/[.$AC195]" office:value-type="percentage" office:value="0.0224000091231672">
            <text:p>2.24%</text:p>
          </table:table-cell>
          <table:table-cell table:style-name="ce6" table:formula="of:=[.AB195]" office:value-type="float" office:value="26.5592971434286">
            <text:p>26.559</text:p>
          </table:table-cell>
          <table:table-cell table:style-name="ce6" table:formula="of:=[.AC195]" office:value-type="float" office:value="15.344104098062">
            <text:p>15.344</text:p>
          </table:table-cell>
          <table:table-cell/>
          <table:table-cell table:formula="of:=[.BN195]-[.BJ195]" office:value-type="float" office:value="0.421310943376994">
            <text:p>0.42</text:p>
          </table:table-cell>
          <table:table-cell table:formula="of:=[.BO195]-[.BK195]" office:value-type="float" office:value="0.343708071783416">
            <text:p>0.34</text:p>
          </table:table-cell>
          <table:table-cell table:style-name="ce75" table:formula="of:=[.BL195]-[.Z195]" office:value-type="percentage" office:value="-0.0418895422974638">
            <text:p>-4.19%</text:p>
          </table:table-cell>
          <table:table-cell table:style-name="ce75" table:formula="of:=[.BM195]-[.AA195]" office:value-type="percentage" office:value="-0.00206888124831722">
            <text:p>-0.21%</text:p>
          </table:table-cell>
          <table:table-cell table:number-columns-repeated="13"/>
          <table:table-cell table:formula="of:=[.BL195]-[.Z195]" office:value-type="percentage" office:value="-0.0418895422974638">
            <text:p>-4.19%</text:p>
          </table:table-cell>
          <table:table-cell table:formula="of:=[.BM195]-[.AA195]" office:value-type="percentage" office:value="-0.00206888124831722">
            <text:p>-0.21%</text:p>
          </table:table-cell>
          <table:table-cell table:number-columns-repeated="937"/>
        </table:table-row>
        <table:table-row table:style-name="ro2">
          <table:table-cell/>
          <table:table-cell table:style-name="ce13" office:value-type="float" office:value="27.68">
            <text:p>27.680</text:p>
          </table:table-cell>
          <table:table-cell table:style-name="ce13" office:value-type="float" office:value="17.27">
            <text:p>17.270</text:p>
          </table:table-cell>
          <table:table-cell table:style-name="ce13" office:value-type="float" office:value="23.97">
            <text:p>23.970</text:p>
          </table:table-cell>
          <table:table-cell table:style-name="ce13" office:value-type="float" office:value="15.66">
            <text:p>15.660</text:p>
          </table:table-cell>
          <table:table-cell table:style-name="ce13" office:value-type="float" office:value="27.25">
            <text:p>27.250</text:p>
          </table:table-cell>
          <table:table-cell table:style-name="ce13" office:value-type="float" office:value="13.31">
            <text:p>13.310</text:p>
          </table:table-cell>
          <table:table-cell table:formula="of:=EXP(([.K196]+66.39)/-8.89)" office:value-type="float" office:value="3.69123745237239">
            <text:p>3.69</text:p>
          </table:table-cell>
          <table:table-cell table:formula="of:=EXP(([.L196]+66.39)/-8.89)" office:value-type="float" office:value="3.69123745237239">
            <text:p>3.69</text:p>
          </table:table-cell>
          <table:table-cell table:formula="of:=EXP(([.M196]+66.39)/-8.89)" office:value-type="float" office:value="2.63400087893114">
            <text:p>2.63</text:p>
          </table:table-cell>
          <table:table-cell table:formula="of:=-ROUND(IF(ROUND(1+RAND();0)=1;-1;1)*RAND()*(ABS([rssi_empiric.$F$14]-[rssi_empiric.$G$14])/2)+ABS(([rssi_empiric.$F$14]+[rssi_empiric.$G$14])/2);0)" office:value-type="float" office:value="-78">
            <text:p>-78</text:p>
          </table:table-cell>
          <table:table-cell table:formula="of:=-ROUND(IF(ROUND(1+RAND();0)=1;-1;1)*RAND()*(ABS([rssi_empiric.$G$14]-[rssi_empiric.$H$14])/2)+ABS(([rssi_empiric.$G$14]+[rssi_empiric.$H$14])/2);0)" office:value-type="float" office:value="-78">
            <text:p>-78</text:p>
          </table:table-cell>
          <table:table-cell table:formula="of:=-ROUND(IF(ROUND(1+RAND();0)=1;-1;1)*RAND()*(ABS([rssi_empiric.$F$14]-[rssi_empiric.$G$14])/2)+ABS(([rssi_empiric.$F$14]+[rssi_empiric.$G$14])/2);0)" office:value-type="float" office:value="-75">
            <text:p>-75</text:p>
          </table:table-cell>
          <table:table-cell table:style-name="ce9" table:formula="of:=SQRT(([.$D196]-[.$B196])^2 + ([.$E196]-[.$C196])^2)" office:value-type="float" office:value="4.0442799111832">
            <text:p>4.044</text:p>
          </table:table-cell>
          <table:table-cell table:style-name="ce43" table:formula="of:=IF( ([.$N196]-[.$H196] &lt;[.$I196])            AND            ([.$N196]+[.$H196] &gt;[.$I196]); 1; 0)" office:value-type="float" office:value="1">
            <text:p>1</text:p>
          </table:table-cell>
          <table:table-cell table:style-name="ce9" table:formula="of:=([.$D196]-[.$B196])/[.$N196]" office:value-type="float" office:value="-0.917345011096078">
            <text:p>-0.917</text:p>
          </table:table-cell>
          <table:table-cell table:style-name="ce9" table:formula="of:=([.$E196]-[.$C196])/[.$N196]" office:value-type="float" office:value="-0.398093118022826">
            <text:p>-0.398</text:p>
          </table:table-cell>
          <table:table-cell table:style-name="ce9" table:formula="of:=[.$P196]*([.$F196]-[.$B196])+[.$Q196]*([.$G196]-[.$C196])" office:value-type="float" office:value="1.97090710214171">
            <text:p>1.971</text:p>
          </table:table-cell>
          <table:table-cell table:style-name="ce9" table:formula="of:=([.$F196]-[.$B196]-[.$R196]*[.$P196])/SQRT(([.$F196]-[.$B196]-[.$R196]*[.$P196])^2+([.$G196]-[.$C196]-[.$R196]*[.$Q196])^2)" office:value-type="float" office:value="0.398093118022826">
            <text:p>0.398</text:p>
          </table:table-cell>
          <table:table-cell table:style-name="ce9" table:formula="of:=([.$G196]-[.$C196]-[.R196]*[.$Q196])/SQRT(([.$F196]-[.$B196]-[.R196]*[.$P196])^2+([.$G196]-[.$C196]-[.R196]*[.$Q196])^2)" office:value-type="float" office:value="-0.917345011096078">
            <text:p>-0.917</text:p>
          </table:table-cell>
          <table:table-cell table:style-name="ce9" table:formula="of:=[.$S196]*([.$F196]-[.$B196])+[.$T196]*([.$G196]-[.$C196])" office:value-type="float" office:value="3.46150620319065">
            <text:p>3.462</text:p>
          </table:table-cell>
          <table:table-cell table:style-name="ce48" table:formula="of:=([.$H196]^2-[.$I196]^2+[.$N196]^2)/(2*[.$N196])" office:value-type="float" office:value="2.0221399555916">
            <text:p>2.022</text:p>
          </table:table-cell>
          <table:table-cell table:style-name="ce48" table:formula="of:=([.$H196]^2-[.$J196]^2+[.$R196]^2+[.$U196]^2)/(2*[.$U196])-[.$R196]*[.$V196]/[.$U196]" office:value-type="float" office:value="2.10643466219197">
            <text:p>2.106</text:p>
          </table:table-cell>
          <table:table-cell table:style-name="ce9" table:formula="of:=[.$B196]+[.$V196]*[.$P196]+[.$W196]*[.$S196]" office:value-type="float" office:value="26.6635571425834">
            <text:p>26.664</text:p>
          </table:table-cell>
          <table:table-cell table:style-name="ce9" table:formula="of:=[.$C196]+[.$V196]*[.$Q196]+[.$W196]*[.$T196]" office:value-type="float" office:value="14.5326726714383">
            <text:p>14.533</text:p>
          </table:table-cell>
          <table:table-cell table:style-name="ce53" table:formula="of:=ABS([.$AB196]-[.$X196])/[.$AB196]" office:value-type="percentage" office:value="0.0039255556572796">
            <text:p>0.39%</text:p>
          </table:table-cell>
          <table:table-cell table:style-name="ce53" table:formula="of:=ABS([.$AC196]-[.$Y196])/[.$AC196]" office:value-type="percentage" office:value="0.0528822941657532">
            <text:p>5.29%</text:p>
          </table:table-cell>
          <table:table-cell table:style-name="ce9" office:value-type="float" office:value="26.5592971434286">
            <text:p>26.559</text:p>
          </table:table-cell>
          <table:table-cell table:style-name="ce9" office:value-type="float" office:value="15.344104098062">
            <text:p>15.344</text:p>
          </table:table-cell>
          <table:table-cell table:number-columns-repeated="2"/>
          <table:table-cell table:style-name="ce13" table:formula="of:=[.$AF$12]" office:value-type="float" office:value="0.002">
            <text:p>0.002</text:p>
          </table:table-cell>
          <table:table-cell table:style-name="ce13" table:formula="of:=[.$AF$13]" office:value-type="float" office:value="0.733340806663036">
            <text:p>0.733</text:p>
          </table:table-cell>
          <table:table-cell table:style-name="ce60" table:formula="of:=[.AK196]+[.AL196]*(ABS([.K196])-[.AK195])" office:value-type="float" office:value="72.569919272588">
            <text:p>72.570</text:p>
          </table:table-cell>
          <table:table-cell table:style-name="ce6" table:formula="of:=[.AJ196]*(1-[.AL196])" office:value-type="float" office:value="0.0230817096416866">
            <text:p>0.023</text:p>
          </table:table-cell>
          <table:table-cell table:style-name="ce6" table:formula="of:=[.AJ195]+[.$AF196]" office:value-type="float" office:value="0.0238318096012893">
            <text:p>0.024</text:p>
          </table:table-cell>
          <table:table-cell table:style-name="ce6" table:formula="of:=[.AH195]" office:value-type="float" office:value="72.3908609210623">
            <text:p>72.391</text:p>
          </table:table-cell>
          <table:table-cell table:style-name="ce65" table:formula="of:=[.AJ196]/([.AJ196]+[.$AG196])" office:value-type="float" office:value="0.0314747378462637">
            <text:p>0.031</text:p>
          </table:table-cell>
          <table:table-cell table:style-name="ce60" table:formula="of:=[.AP196]+[.AQ196]*(ABS([.P196])-[.AP195])" office:value-type="float" office:value="65.3945274688175">
            <text:p>65.395</text:p>
          </table:table-cell>
          <table:table-cell table:style-name="ce6" table:formula="of:=[.AO196]*(1-[.AQ196])" office:value-type="float" office:value="0.028267422787383">
            <text:p>0.028</text:p>
          </table:table-cell>
          <table:table-cell table:style-name="ce6" table:formula="of:=[.AO195]+[.$AF196]" office:value-type="float" office:value="0.0294007050943231">
            <text:p>0.029</text:p>
          </table:table-cell>
          <table:table-cell table:style-name="ce6" table:formula="of:=[.AM195]" office:value-type="float" office:value="68.0838699000033">
            <text:p>68.084</text:p>
          </table:table-cell>
          <table:table-cell table:style-name="ce65" table:formula="of:=[.AO196]/([.AO196]+[.$AG196])" office:value-type="float" office:value="0.0385460927996219">
            <text:p>0.039</text:p>
          </table:table-cell>
          <table:table-cell table:style-name="ce60" table:formula="of:=[.AU196]+[.AV196]*(ABS([.U196])-[.AU195])" office:value-type="float" office:value="60.1473537338419">
            <text:p>60.147</text:p>
          </table:table-cell>
          <table:table-cell table:style-name="ce6" table:formula="of:=[.AT196]*(1-[.AV196])" office:value-type="float" office:value="0.0288159232974764">
            <text:p>0.029</text:p>
          </table:table-cell>
          <table:table-cell table:style-name="ce6" table:formula="of:=[.AT195]+[.$AF196]" office:value-type="float" office:value="0.0299945295541062">
            <text:p>0.030</text:p>
          </table:table-cell>
          <table:table-cell table:style-name="ce6" table:formula="of:=[.AR195]" office:value-type="float" office:value="62.5616700283357">
            <text:p>62.562</text:p>
          </table:table-cell>
          <table:table-cell table:style-name="ce65" table:formula="of:=[.AT196]/([.AT196]+[.$AG196])" office:value-type="float" office:value="0.0392940404183958">
            <text:p>0.039</text:p>
          </table:table-cell>
          <table:table-cell table:style-name="ce6" table:formula="of:=EXP((-[.AH196]+66.39)/-8.89)" office:value-type="float" office:value="2.00401771682217">
            <text:p>2.004</text:p>
          </table:table-cell>
          <table:table-cell table:style-name="ce6" table:formula="of:=EXP((-[.AM196]+66.39)/-8.89)" office:value-type="float" office:value="0.894065122345051">
            <text:p>0.894</text:p>
          </table:table-cell>
          <table:table-cell table:style-name="ce6" table:formula="of:=EXP((-[.AR196]+66.39)/-8.89)" office:value-type="float" office:value="0.495489097390849">
            <text:p>0.495</text:p>
          </table:table-cell>
          <table:table-cell table:style-name="ce9" table:formula="of:=SQRT(([.$D196]-[.$B196])^2 + ([.$E196]-[.$C196])^2)" office:value-type="float" office:value="4.0442799111832">
            <text:p>4.044</text:p>
          </table:table-cell>
          <table:table-cell table:style-name="ce43" table:formula="of:=IF( ([.$AZ196]-[.$AW196] &lt;[.$AX196])               AND               ([.$AZ196]+[.$AW196]&gt;[.$AX196]); 1; 0)" office:value-type="float" office:value="0">
            <text:p>0</text:p>
          </table:table-cell>
          <table:table-cell table:style-name="ce9" table:formula="of:=([.$D196]-[.$B196])/[.$AZ196]" office:value-type="float" office:value="-0.917345011096078">
            <text:p>-0.917</text:p>
          </table:table-cell>
          <table:table-cell table:style-name="ce9" table:formula="of:=([.$E196]-[.$C196])/[.$AZ196]" office:value-type="float" office:value="-0.398093118022826">
            <text:p>-0.398</text:p>
          </table:table-cell>
          <table:table-cell table:style-name="ce9" table:formula="of:=[.$BB196]*([.$F196]-[.$B196])+[.$BC196]*([.$G196]-[.$C196])" office:value-type="float" office:value="1.97090710214171">
            <text:p>1.971</text:p>
          </table:table-cell>
          <table:table-cell table:style-name="ce9" table:formula="of:=([.$F196]-[.$B196]-[.$BD196]*[.$BB196])/SQRT(([.$F196]-[.$B196]-[.$BD196]*[.$BB196])^2+([.$G196]-[.$C196]-[.$BD196]*[.$BC196])^2)" office:value-type="float" office:value="0.398093118022826">
            <text:p>0.398</text:p>
          </table:table-cell>
          <table:table-cell table:style-name="ce9" table:formula="of:=([.$G196]-[.$C196]-[.BD196]*[.$BC196])/SQRT(([.$F196]-[.$B196]-[.BD196]*[.$BB196])^2+([.$G196]-[.$C196]-[.BD196]*[.$BC196])^2)" office:value-type="float" office:value="-0.917345011096078">
            <text:p>-0.917</text:p>
          </table:table-cell>
          <table:table-cell table:style-name="ce9" table:formula="of:=[.$BE196]*([.$F196]-[.$B196])+[.$BF196]*([.$G196]-[.$C196])" office:value-type="float" office:value="3.46150620319065">
            <text:p>3.462</text:p>
          </table:table-cell>
          <table:table-cell table:style-name="ce48" table:formula="of:=([.$AW196]^2-[.$AX196]^2+[.$AZ196]^2)/(2*[.$AZ196])" office:value-type="float" office:value="2.41982936346967">
            <text:p>2.420</text:p>
          </table:table-cell>
          <table:table-cell table:style-name="ce48" table:formula="of:=([.$AW196]^2-[.$AY196]^2+[.$BD196]^2+[.$BG196]^2)/(2*[.$BG196])-[.$BD196]*[.$BH196]/[.$BG196]" office:value-type="float" office:value="1.45869445467535">
            <text:p>1.459</text:p>
          </table:table-cell>
          <table:table-cell table:style-name="ce9" table:formula="of:=[.$B196]+[.$BH196]*[.$BB196]+[.$BI196]*[.$BE196]" office:value-type="float" office:value="26.0408778294216">
            <text:p>26.041</text:p>
          </table:table-cell>
          <table:table-cell table:style-name="ce9" table:formula="of:=[.$C196]+[.$BH196]*[.$BC196]+[.$BI196]*[.$BF196]" office:value-type="float" office:value="14.9685565029032">
            <text:p>14.969</text:p>
          </table:table-cell>
          <table:table-cell table:style-name="ce53" table:formula="of:=ABS([.$AB196]-[.$BJ196])/[.$AB196]" office:value-type="percentage" office:value="0.0195193160122935">
            <text:p>1.95%</text:p>
          </table:table-cell>
          <table:table-cell table:style-name="ce53" table:formula="of:=ABS([.$AC196]-[.$BK196])/[.$AC196]" office:value-type="percentage" office:value="0.024475042189411">
            <text:p>2.45%</text:p>
          </table:table-cell>
          <table:table-cell table:style-name="ce6" table:formula="of:=[.AB196]" office:value-type="float" office:value="26.5592971434286">
            <text:p>26.559</text:p>
          </table:table-cell>
          <table:table-cell table:style-name="ce6" table:formula="of:=[.AC196]" office:value-type="float" office:value="15.344104098062">
            <text:p>15.344</text:p>
          </table:table-cell>
          <table:table-cell/>
          <table:table-cell table:formula="of:=[.BN196]-[.BJ196]" office:value-type="float" office:value="0.518419314006987">
            <text:p>0.52</text:p>
          </table:table-cell>
          <table:table-cell table:formula="of:=[.BO196]-[.BK196]" office:value-type="float" office:value="0.375547595158782">
            <text:p>0.38</text:p>
          </table:table-cell>
          <table:table-cell table:style-name="ce75" table:formula="of:=[.BL196]-[.Z196]" office:value-type="percentage" office:value="0.0155937603550139">
            <text:p>1.56%</text:p>
          </table:table-cell>
          <table:table-cell table:style-name="ce75" table:formula="of:=[.BM196]-[.AA196]" office:value-type="percentage" office:value="-0.0284072519763422">
            <text:p>-2.84%</text:p>
          </table:table-cell>
          <table:table-cell table:number-columns-repeated="13"/>
          <table:table-cell table:formula="of:=[.BL196]-[.Z196]" office:value-type="percentage" office:value="0.0155937603550139">
            <text:p>1.56%</text:p>
          </table:table-cell>
          <table:table-cell table:formula="of:=[.BM196]-[.AA196]" office:value-type="percentage" office:value="-0.0284072519763422">
            <text:p>-2.84%</text:p>
          </table:table-cell>
          <table:table-cell table:number-columns-repeated="937"/>
        </table:table-row>
        <table:table-row table:style-name="ro2">
          <table:table-cell table:style-name="ce10" office:value-type="string">
            <text:p>mode</text:p>
          </table:table-cell>
          <table:table-cell table:style-name="ce15" office:value-type="float" office:value="28.68">
            <text:p>28.680</text:p>
          </table:table-cell>
          <table:table-cell table:style-name="ce15" office:value-type="float" office:value="18.27">
            <text:p>18.270</text:p>
          </table:table-cell>
          <table:table-cell table:style-name="ce15" office:value-type="float" office:value="24.97">
            <text:p>24.970</text:p>
          </table:table-cell>
          <table:table-cell table:style-name="ce15" office:value-type="float" office:value="16.66">
            <text:p>16.660</text:p>
          </table:table-cell>
          <table:table-cell table:style-name="ce15" office:value-type="float" office:value="28.25">
            <text:p>28.250</text:p>
          </table:table-cell>
          <table:table-cell table:style-name="ce15" office:value-type="float" office:value="14.31">
            <text:p>14.310</text:p>
          </table:table-cell>
          <table:table-cell table:style-name="ce10" table:formula="of:=EXP(([.K197]+66.39)/-8.89)" office:value-type="float" office:value="2.63400087893114">
            <text:p>2.63</text:p>
          </table:table-cell>
          <table:table-cell table:style-name="ce10" table:formula="of:=EXP(([.L197]+66.39)/-8.89)" office:value-type="float" office:value="2.35376929320541">
            <text:p>2.35</text:p>
          </table:table-cell>
          <table:table-cell table:style-name="ce10" table:formula="of:=EXP(([.M197]+66.39)/-8.89)" office:value-type="float" office:value="3.29852637439117">
            <text:p>3.3</text:p>
          </table:table-cell>
          <table:table-cell table:style-name="ce10" table:formula="of:=MODE([.K187:.K196])" office:value-type="float" office:value="-75">
            <text:p>-75</text:p>
          </table:table-cell>
          <table:table-cell table:style-name="ce10" table:formula="of:=MODE([.L187:.L196])" office:value-type="float" office:value="-74">
            <text:p>-74</text:p>
          </table:table-cell>
          <table:table-cell table:style-name="ce10" table:formula="of:=MODE([.M187:.M196])" office:value-type="float" office:value="-77">
            <text:p>-77</text:p>
          </table:table-cell>
          <table:table-cell table:style-name="ce42" table:formula="of:=SQRT(([.$D197]-[.$B197])^2 + ([.$E197]-[.$C197])^2)" office:value-type="float" office:value="4.0442799111832">
            <text:p>4.044</text:p>
          </table:table-cell>
          <table:table-cell table:style-name="ce44" table:formula="of:=IF( ([.$N197]-[.$H197] &lt;[.$I197])            AND            ([.$N197]+[.$H197] &gt;[.$I197]); 1; 0)" office:value-type="float" office:value="1">
            <text:p>1</text:p>
          </table:table-cell>
          <table:table-cell table:style-name="ce42" table:formula="of:=([.$D197]-[.$B197])/[.$N197]" office:value-type="float" office:value="-0.917345011096078">
            <text:p>-0.917</text:p>
          </table:table-cell>
          <table:table-cell table:style-name="ce42" table:formula="of:=([.$E197]-[.$C197])/[.$N197]" office:value-type="float" office:value="-0.398093118022826">
            <text:p>-0.398</text:p>
          </table:table-cell>
          <table:table-cell table:style-name="ce42" table:formula="of:=[.$P197]*([.$F197]-[.$B197])+[.$Q197]*([.$G197]-[.$C197])" office:value-type="float" office:value="1.97090710214171">
            <text:p>1.971</text:p>
          </table:table-cell>
          <table:table-cell table:style-name="ce42" table:formula="of:=([.$F197]-[.$B197]-[.$R197]*[.$P197])/SQRT(([.$F197]-[.$B197]-[.$R197]*[.$P197])^2+([.$G197]-[.$C197]-[.$R197]*[.$Q197])^2)" office:value-type="float" office:value="0.398093118022826">
            <text:p>0.398</text:p>
          </table:table-cell>
          <table:table-cell table:style-name="ce42" table:formula="of:=([.$G197]-[.$C197]-[.R197]*[.$Q197])/SQRT(([.$F197]-[.$B197]-[.R197]*[.$P197])^2+([.$G197]-[.$C197]-[.R197]*[.$Q197])^2)" office:value-type="float" office:value="-0.917345011096078">
            <text:p>-0.917</text:p>
          </table:table-cell>
          <table:table-cell table:style-name="ce42" table:formula="of:=[.$S197]*([.$F197]-[.$B197])+[.$T197]*([.$G197]-[.$C197])" office:value-type="float" office:value="3.46150620319065">
            <text:p>3.462</text:p>
          </table:table-cell>
          <table:table-cell table:style-name="ce49" table:formula="of:=([.$H197]^2-[.$I197]^2+[.$N197]^2)/(2*[.$N197])" office:value-type="float" office:value="2.19494336871693">
            <text:p>2.195</text:p>
          </table:table-cell>
          <table:table-cell table:style-name="ce49" table:formula="of:=([.$H197]^2-[.$J197]^2+[.$R197]^2+[.$U197]^2)/(2*[.$U197])-[.$R197]*[.$V197]/[.$U197]" office:value-type="float" office:value="0.472644745838336">
            <text:p>0.473</text:p>
          </table:table-cell>
          <table:table-cell table:style-name="ce42" table:formula="of:=[.$B197]+[.$V197]*[.$P197]+[.$W197]*[.$S197]" office:value-type="float" office:value="26.854636271657">
            <text:p>26.855</text:p>
          </table:table-cell>
          <table:table-cell table:style-name="ce42" table:formula="of:=[.$C197]+[.$V197]*[.$Q197]+[.$W197]*[.$T197]" office:value-type="float" office:value="16.9626298508484">
            <text:p>16.963</text:p>
          </table:table-cell>
          <table:table-cell table:style-name="ce55" table:formula="of:=ABS([.$AB197]-[.$X197])/[.$AB197]" office:value-type="percentage" office:value="0.0255688985137864">
            <text:p>2.56%</text:p>
          </table:table-cell>
          <table:table-cell table:style-name="ce55" table:formula="of:=ABS([.$AC197]-[.$Y197])/[.$AC197]" office:value-type="percentage" office:value="0.037843968019007">
            <text:p>3.78%</text:p>
          </table:table-cell>
          <table:table-cell table:style-name="ce42" office:value-type="float" office:value="27.5592971434286">
            <text:p>27.559</text:p>
          </table:table-cell>
          <table:table-cell table:style-name="ce42" office:value-type="float" office:value="16.344104098062">
            <text:p>16.344</text:p>
          </table:table-cell>
          <table:table-cell table:style-name="ce10" table:number-columns-repeated="2"/>
          <table:table-cell table:style-name="ce15" table:number-columns-repeated="2"/>
          <table:table-cell table:style-name="ce61" table:number-columns-repeated="18"/>
          <table:table-cell table:style-name="ce42"/>
          <table:table-cell table:style-name="ce66"/>
          <table:table-cell table:style-name="ce42" table:number-columns-repeated="6"/>
          <table:table-cell table:style-name="ce49" table:number-columns-repeated="2"/>
          <table:table-cell table:style-name="ce42" table:number-columns-repeated="2"/>
          <table:table-cell table:style-name="ce55" table:number-columns-repeated="2"/>
          <table:table-cell table:style-name="ce61" table:number-columns-repeated="2"/>
          <table:table-cell table:style-name="ce10" table:number-columns-repeated="3"/>
          <table:table-cell table:style-name="ce72" table:number-columns-repeated="2"/>
          <table:table-cell table:style-name="ce10" table:number-columns-repeated="952"/>
        </table:table-row>
        <table:table-row table:style-name="ro2">
          <table:table-cell table:style-name="ce11" office:value-type="string">
            <text:p>mean</text:p>
          </table:table-cell>
          <table:table-cell table:style-name="ce16" office:value-type="float" office:value="29.68">
            <text:p>29.680</text:p>
          </table:table-cell>
          <table:table-cell table:style-name="ce16" office:value-type="float" office:value="19.27">
            <text:p>19.270</text:p>
          </table:table-cell>
          <table:table-cell table:style-name="ce16" office:value-type="float" office:value="25.97">
            <text:p>25.970</text:p>
          </table:table-cell>
          <table:table-cell table:style-name="ce16" office:value-type="float" office:value="17.66">
            <text:p>17.660</text:p>
          </table:table-cell>
          <table:table-cell table:style-name="ce16" office:value-type="float" office:value="29.25">
            <text:p>29.250</text:p>
          </table:table-cell>
          <table:table-cell table:style-name="ce16" office:value-type="float" office:value="15.31">
            <text:p>15.310</text:p>
          </table:table-cell>
          <table:table-cell table:style-name="ce11" table:formula="of:=EXP(([.K198]+66.39)/-8.89)" office:value-type="float" office:value="2.20015196767764">
            <text:p>2.2</text:p>
          </table:table-cell>
          <table:table-cell table:style-name="ce11" table:formula="of:=EXP(([.L198]+66.39)/-8.89)" office:value-type="float" office:value="4.08449909451832">
            <text:p>4.08</text:p>
          </table:table-cell>
          <table:table-cell table:style-name="ce11" table:formula="of:=EXP(([.M198]+66.39)/-8.89)" office:value-type="float" office:value="2.98093935364837">
            <text:p>2.98</text:p>
          </table:table-cell>
          <table:table-cell table:style-name="ce11" table:formula="of:=AVERAGE([.K187:.K196])" office:value-type="float" office:value="-73.4">
            <text:p>-73.4</text:p>
          </table:table-cell>
          <table:table-cell table:style-name="ce11" table:formula="of:=AVERAGE([.L187:.L196])" office:value-type="float" office:value="-78.9">
            <text:p>-78.9</text:p>
          </table:table-cell>
          <table:table-cell table:style-name="ce11" table:formula="of:=AVERAGE([.M187:.M196])" office:value-type="float" office:value="-76.1">
            <text:p>-76.1</text:p>
          </table:table-cell>
          <table:table-cell table:style-name="ce21" table:formula="of:=SQRT(([.$D198]-[.$B198])^2 + ([.$E198]-[.$C198])^2)" office:value-type="float" office:value="4.0442799111832">
            <text:p>4.044</text:p>
          </table:table-cell>
          <table:table-cell table:style-name="ce45" table:formula="of:=IF( ([.$N198]-[.$H198] &lt;[.$I198])            AND            ([.$N198]+[.$H198] &gt;[.$I198]); 1; 0)" office:value-type="float" office:value="1">
            <text:p>1</text:p>
          </table:table-cell>
          <table:table-cell table:style-name="ce21" table:formula="of:=([.$D198]-[.$B198])/[.$N198]" office:value-type="float" office:value="-0.917345011096078">
            <text:p>-0.917</text:p>
          </table:table-cell>
          <table:table-cell table:style-name="ce21" table:formula="of:=([.$E198]-[.$C198])/[.$N198]" office:value-type="float" office:value="-0.398093118022826">
            <text:p>-0.398</text:p>
          </table:table-cell>
          <table:table-cell table:style-name="ce21" table:formula="of:=[.$P198]*([.$F198]-[.$B198])+[.$Q198]*([.$G198]-[.$C198])" office:value-type="float" office:value="1.97090710214171">
            <text:p>1.971</text:p>
          </table:table-cell>
          <table:table-cell table:style-name="ce21" table:formula="of:=([.$F198]-[.$B198]-[.$R198]*[.$P198])/SQRT(([.$F198]-[.$B198]-[.$R198]*[.$P198])^2+([.$G198]-[.$C198]-[.$R198]*[.$Q198])^2)" office:value-type="float" office:value="0.398093118022826">
            <text:p>0.398</text:p>
          </table:table-cell>
          <table:table-cell table:style-name="ce21" table:formula="of:=([.$G198]-[.$C198]-[.R198]*[.$Q198])/SQRT(([.$F198]-[.$B198]-[.R198]*[.$P198])^2+([.$G198]-[.$C198]-[.R198]*[.$Q198])^2)" office:value-type="float" office:value="-0.917345011096078">
            <text:p>-0.917</text:p>
          </table:table-cell>
          <table:table-cell table:style-name="ce21" table:formula="of:=[.$S198]*([.$F198]-[.$B198])+[.$T198]*([.$G198]-[.$C198])" office:value-type="float" office:value="3.46150620319065">
            <text:p>3.462</text:p>
          </table:table-cell>
          <table:table-cell table:style-name="ce50" table:formula="of:=([.$H198]^2-[.$I198]^2+[.$N198]^2)/(2*[.$N198])" office:value-type="float" office:value="0.558039493665295">
            <text:p>0.558</text:p>
          </table:table-cell>
          <table:table-cell table:style-name="ce50" table:formula="of:=([.$H198]^2-[.$J198]^2+[.$R198]^2+[.$U198]^2)/(2*[.$U198])-[.$R198]*[.$V198]/[.$U198]" office:value-type="float" office:value="1.38978246510097">
            <text:p>1.390</text:p>
          </table:table-cell>
          <table:table-cell table:style-name="ce21" table:formula="of:=[.$B198]+[.$V198]*[.$P198]+[.$W198]*[.$S198]" office:value-type="float" office:value="29.7213480893971">
            <text:p>29.721</text:p>
          </table:table-cell>
          <table:table-cell table:style-name="ce21" table:formula="of:=[.$C198]+[.$V198]*[.$Q198]+[.$W198]*[.$T198]" office:value-type="float" office:value="17.7729383071177">
            <text:p>17.773</text:p>
          </table:table-cell>
          <table:table-cell table:style-name="ce56" table:formula="of:=ABS([.$AB198]-[.$X198])/[.$AB198]" office:value-type="percentage" office:value="0.0406890596828233">
            <text:p>4.07%</text:p>
          </table:table-cell>
          <table:table-cell table:style-name="ce56" table:formula="of:=ABS([.$AC198]-[.$Y198])/[.$AC198]" office:value-type="percentage" office:value="0.0247250712190801">
            <text:p>2.47%</text:p>
          </table:table-cell>
          <table:table-cell table:style-name="ce21" office:value-type="float" office:value="28.5592971434286">
            <text:p>28.559</text:p>
          </table:table-cell>
          <table:table-cell table:style-name="ce21" office:value-type="float" office:value="17.344104098062">
            <text:p>17.344</text:p>
          </table:table-cell>
          <table:table-cell table:style-name="ce11" table:number-columns-repeated="2"/>
          <table:table-cell table:style-name="ce16" table:number-columns-repeated="2"/>
          <table:table-cell table:style-name="ce19" table:number-columns-repeated="18"/>
          <table:table-cell table:style-name="ce21"/>
          <table:table-cell table:style-name="ce67"/>
          <table:table-cell table:style-name="ce21" table:number-columns-repeated="6"/>
          <table:table-cell table:style-name="ce50" table:number-columns-repeated="2"/>
          <table:table-cell table:style-name="ce21" table:number-columns-repeated="2"/>
          <table:table-cell table:style-name="ce56" table:number-columns-repeated="2"/>
          <table:table-cell table:style-name="ce19" table:number-columns-repeated="2"/>
          <table:table-cell table:style-name="ce11" table:number-columns-repeated="3"/>
          <table:table-cell table:style-name="ce73" table:number-columns-repeated="2"/>
          <table:table-cell table:style-name="ce11" table:number-columns-repeated="952"/>
        </table:table-row>
        <table:table-row table:style-name="ro2">
          <table:table-cell table:style-name="ce12" office:value-type="string">
            <text:p>median</text:p>
          </table:table-cell>
          <table:table-cell table:style-name="ce17" office:value-type="float" office:value="30.68">
            <text:p>30.680</text:p>
          </table:table-cell>
          <table:table-cell table:style-name="ce17" office:value-type="float" office:value="20.27">
            <text:p>20.270</text:p>
          </table:table-cell>
          <table:table-cell table:style-name="ce17" office:value-type="float" office:value="26.97">
            <text:p>26.970</text:p>
          </table:table-cell>
          <table:table-cell table:style-name="ce17" office:value-type="float" office:value="18.66">
            <text:p>18.660</text:p>
          </table:table-cell>
          <table:table-cell table:style-name="ce17" office:value-type="float" office:value="30.25">
            <text:p>30.250</text:p>
          </table:table-cell>
          <table:table-cell table:style-name="ce17" office:value-type="float" office:value="16.31">
            <text:p>16.310</text:p>
          </table:table-cell>
          <table:table-cell table:style-name="ce12" table:formula="of:=EXP(([.K199]+66.39)/-8.89)" office:value-type="float" office:value="2.10335157059054">
            <text:p>2.1</text:p>
          </table:table-cell>
          <table:table-cell table:style-name="ce12" table:formula="of:=EXP(([.L199]+66.39)/-8.89)" office:value-type="float" office:value="3.90479281056168">
            <text:p>3.9</text:p>
          </table:table-cell>
          <table:table-cell table:style-name="ce12" table:formula="of:=EXP(([.M199]+66.39)/-8.89)" office:value-type="float" office:value="3.1181280752869">
            <text:p>3.12</text:p>
          </table:table-cell>
          <table:table-cell table:style-name="ce12" table:formula="of:=MEDIAN([.K187:.K196])" office:value-type="float" office:value="-73">
            <text:p>-73</text:p>
          </table:table-cell>
          <table:table-cell table:style-name="ce12" table:formula="of:=MEDIAN([.L187:.L196])" office:value-type="float" office:value="-78.5">
            <text:p>-78.5</text:p>
          </table:table-cell>
          <table:table-cell table:style-name="ce12" table:formula="of:=MEDIAN([.M187:.M196])" office:value-type="float" office:value="-76.5">
            <text:p>-76.5</text:p>
          </table:table-cell>
          <table:table-cell table:style-name="ce22" table:formula="of:=SQRT(([.$D199]-[.$B199])^2 + ([.$E199]-[.$C199])^2)" office:value-type="float" office:value="4.0442799111832">
            <text:p>4.044</text:p>
          </table:table-cell>
          <table:table-cell table:style-name="ce46" table:formula="of:=IF( ([.$N199]-[.$H199] &lt;[.$I199])            AND            ([.$N199]+[.$H199] &gt;[.$I199]); 1; 0)" office:value-type="float" office:value="1">
            <text:p>1</text:p>
          </table:table-cell>
          <table:table-cell table:style-name="ce22" table:formula="of:=([.$D199]-[.$B199])/[.$N199]" office:value-type="float" office:value="-0.917345011096078">
            <text:p>-0.917</text:p>
          </table:table-cell>
          <table:table-cell table:style-name="ce22" table:formula="of:=([.$E199]-[.$C199])/[.$N199]" office:value-type="float" office:value="-0.398093118022826">
            <text:p>-0.398</text:p>
          </table:table-cell>
          <table:table-cell table:style-name="ce22" table:formula="of:=[.$P199]*([.$F199]-[.$B199])+[.$Q199]*([.$G199]-[.$C199])" office:value-type="float" office:value="1.97090710214171">
            <text:p>1.971</text:p>
          </table:table-cell>
          <table:table-cell table:style-name="ce22" table:formula="of:=([.$F199]-[.$B199]-[.$R199]*[.$P199])/SQRT(([.$F199]-[.$B199]-[.$R199]*[.$P199])^2+([.$G199]-[.$C199]-[.$R199]*[.$Q199])^2)" office:value-type="float" office:value="0.398093118022826">
            <text:p>0.398</text:p>
          </table:table-cell>
          <table:table-cell table:style-name="ce22" table:formula="of:=([.$G199]-[.$C199]-[.R199]*[.$Q199])/SQRT(([.$F199]-[.$B199]-[.R199]*[.$P199])^2+([.$G199]-[.$C199]-[.R199]*[.$Q199])^2)" office:value-type="float" office:value="-0.917345011096078">
            <text:p>-0.917</text:p>
          </table:table-cell>
          <table:table-cell table:style-name="ce22" table:formula="of:=[.$S199]*([.$F199]-[.$B199])+[.$T199]*([.$G199]-[.$C199])" office:value-type="float" office:value="3.46150620319066">
            <text:p>3.462</text:p>
          </table:table-cell>
          <table:table-cell table:style-name="ce51" table:formula="of:=([.$H199]^2-[.$I199]^2+[.$N199]^2)/(2*[.$N199])" office:value-type="float" office:value="0.684037833384392">
            <text:p>0.684</text:p>
          </table:table-cell>
          <table:table-cell table:style-name="ce51" table:formula="of:=([.$H199]^2-[.$J199]^2+[.$R199]^2+[.$U199]^2)/(2*[.$U199])-[.$R199]*[.$V199]/[.$U199]" office:value-type="float" office:value="1.1370072196398">
            <text:p>1.137</text:p>
          </table:table-cell>
          <table:table-cell table:style-name="ce22" table:formula="of:=[.$B199]+[.$V199]*[.$P199]+[.$W199]*[.$S199]" office:value-type="float" office:value="30.5051360554247">
            <text:p>30.505</text:p>
          </table:table-cell>
          <table:table-cell table:style-name="ce22" table:formula="of:=[.$C199]+[.$V199]*[.$Q199]+[.$W199]*[.$T199]" office:value-type="float" office:value="18.9546613455456">
            <text:p>18.955</text:p>
          </table:table-cell>
          <table:table-cell table:style-name="ce57" table:formula="of:=ABS([.$AB199]-[.$X199])/[.$AB199]" office:value-type="percentage" office:value="0.0319980176594422">
            <text:p>3.20%</text:p>
          </table:table-cell>
          <table:table-cell table:style-name="ce57" table:formula="of:=ABS([.$AC199]-[.$Y199])/[.$AC199]" office:value-type="percentage" office:value="0.0332835686180028">
            <text:p>3.33%</text:p>
          </table:table-cell>
          <table:table-cell table:style-name="ce22" office:value-type="float" office:value="29.5592971434286">
            <text:p>29.559</text:p>
          </table:table-cell>
          <table:table-cell table:style-name="ce22" office:value-type="float" office:value="18.344104098062">
            <text:p>18.344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18"/>
          <table:table-cell table:style-name="ce22"/>
          <table:table-cell table:style-name="ce68"/>
          <table:table-cell table:style-name="ce22" table:number-columns-repeated="6"/>
          <table:table-cell table:style-name="ce51" table:number-columns-repeated="2"/>
          <table:table-cell table:style-name="ce22" table:number-columns-repeated="2"/>
          <table:table-cell table:style-name="ce57" table:number-columns-repeated="2"/>
          <table:table-cell table:style-name="ce20" table:number-columns-repeated="2"/>
          <table:table-cell table:style-name="ce12" table:number-columns-repeated="3"/>
          <table:table-cell table:style-name="ce74" table:number-columns-repeated="2"/>
          <table:table-cell table:style-name="ce12"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an</text:p>
          </table:table-cell>
          <table:table-cell table:style-name="ce9" table:formula="of:=AVERAGE([.X187:.X196])" office:value-type="float" office:value="29.4810295584747">
            <text:p>29.481</text:p>
          </table:table-cell>
          <table:table-cell table:style-name="ce9" table:formula="of:=AVERAGE([.Y187:.Y196])" office:value-type="float" office:value="15.6115559315316">
            <text:p>15.612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/>
          <table:table-cell table:style-name="ce13" table:number-columns-repeated="6"/>
          <table:table-cell table:number-columns-repeated="6"/>
          <table:table-cell table:style-name="ce9"/>
          <table:table-cell/>
          <table:table-cell table:style-name="ce9" table:number-columns-repeated="6"/>
          <table:table-cell table:style-name="ce48"/>
          <table:table-cell table:style-name="ce48" office:value-type="string">
            <text:p>median</text:p>
          </table:table-cell>
          <table:table-cell table:style-name="ce9" table:formula="of:=MEDIAN([.X187:.X196])" office:value-type="float" office:value="27.3663885736112">
            <text:p>27.366</text:p>
          </table:table-cell>
          <table:table-cell table:style-name="ce9" table:formula="of:=MEDIAN([.Y187:.Y196])" office:value-type="float" office:value="15.6795666000174">
            <text:p>15.680</text:p>
          </table:table-cell>
          <table:table-cell table:style-name="ce53" table:number-columns-repeated="2"/>
          <table:table-cell table:style-name="ce9" table:number-columns-repeated="2"/>
          <table:table-cell table:number-columns-repeated="2"/>
          <table:table-cell table:style-name="ce13" table:number-columns-repeated="2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0"/>
          <table:table-cell table:style-name="ce6" table:number-columns-repeated="3"/>
          <table:table-cell table:style-name="ce65"/>
          <table:table-cell table:style-name="ce6" table:number-columns-repeated="3"/>
          <table:table-cell table:style-name="ce9"/>
          <table:table-cell table:style-name="ce69"/>
          <table:table-cell table:style-name="ce9" table:number-columns-repeated="6"/>
          <table:table-cell table:style-name="ce48" table:number-columns-repeated="2"/>
          <table:table-cell table:style-name="ce9" table:number-columns-repeated="2"/>
          <table:table-cell table:style-name="ce53" table:number-columns-repeated="2"/>
          <table:table-cell table:style-name="ce6" table:number-columns-repeated="2"/>
          <table:table-cell table:number-columns-repeated="3"/>
          <table:table-cell table:style-name="ce75" table:number-columns-repeated="2"/>
          <table:table-cell table:number-columns-repeated="952"/>
        </table:table-row>
        <table:table-row table:style-name="ro1">
          <table:table-cell table:number-columns-repeated="22"/>
          <table:table-cell table:style-name="ce48" office:value-type="string">
            <text:p>mode</text:p>
          </table:table-cell>
          <table:table-cell table:style-name="ce52" table:formula="of:=MODE([.X187:.X196])" office:value-type="float" office:value="0">
            <text:p>#VALUE!</text:p>
          </table:table-cell>
          <table:table-cell table:style-name="ce52" table:formula="of:=MODE([.Y187:.Y196])" office:value-type="float" office:value="0">
            <text:p>#VALUE!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string" table:number-columns-spanned="9" table:number-rows-spanned="1">
            <text:p>10*10 Kalman Vs raw</text:p>
          </table:table-cell>
          <table:covered-table-cell table:number-columns-repeated="8"/>
          <table:table-cell table:number-columns-repeated="3"/>
          <table:table-cell table:number-columns-repeated="4" office:value-type="string">
            <text:p><text:s/></text:p>
          </table:table-cell>
          <table:table-cell table:number-columns-repeated="1007"/>
        </table:table-row>
        <table:table-row table:style-name="ro1">
          <table:table-cell/>
          <table:table-cell table:style-name="ce18" office:value-type="string" table:number-columns-spanned="2" table:number-rows-spanned="1">
            <text:p>KF_XY</text:p>
          </table:table-cell>
          <table:covered-table-cell table:style-name="ce10"/>
          <table:table-cell table:style-name="ce18" office:value-type="string" table:number-columns-spanned="2" table:number-rows-spanned="1">
            <text:p>Raw_XY</text:p>
          </table:table-cell>
          <table:covered-table-cell table:style-name="ce10"/>
          <table:table-cell table:style-name="ce18" office:value-type="string" table:number-columns-spanned="2" table:number-rows-spanned="1">
            <text:p>real_XY</text:p>
          </table:table-cell>
          <table:covered-table-cell table:style-name="ce10"/>
          <table:table-cell table:style-name="ce2" office:value-type="string" table:number-columns-spanned="2" table:number-rows-spanned="1">
            <text:p>KF_err</text:p>
          </table:table-cell>
          <table:covered-table-cell/>
          <table:table-cell table:style-name="ce2" office:value-type="string" table:number-columns-spanned="2" table:number-rows-spanned="1">
            <text:p>raw_err</text:p>
          </table:table-cell>
          <table:covered-table-cell/>
          <table:table-cell/>
          <table:table-cell table:style-name="ce2" office:value-type="string" table:number-columns-spanned="2" table:number-rows-spanned="1">
            <text:p>Mean</text:p>
          </table:table-cell>
          <table:covered-table-cell/>
          <table:table-cell table:style-name="ce2" office:value-type="string" table:number-columns-spanned="2" table:number-rows-spanned="1">
            <text:p>Median</text:p>
          </table:table-cell>
          <table:covered-table-cell/>
          <table:table-cell table:style-name="ce2" office:value-type="string" table:number-columns-spanned="2" table:number-rows-spanned="1">
            <text:p>Mode</text:p>
          </table:table-cell>
          <table:covered-table-cell/>
          <table:table-cell table:style-name="ce2" office:value-type="string" table:number-columns-spanned="2" table:number-rows-spanned="1">
            <text:p>mean_err</text:p>
          </table:table-cell>
          <table:covered-table-cell/>
          <table:table-cell table:style-name="ce2" office:value-type="string" table:number-columns-spanned="2" table:number-rows-spanned="1">
            <text:p>median_err</text:p>
          </table:table-cell>
          <table:covered-table-cell/>
          <table:table-cell table:style-name="ce2" office:value-type="string" table:number-columns-spanned="2" table:number-rows-spanned="1">
            <text:p>mode_err</text:p>
          </table:table-cell>
          <table:covered-table-cell/>
          <table:table-cell table:number-columns-repeated="1000"/>
        </table:table-row>
        <table:table-row table:style-name="ro2">
          <table:table-cell/>
          <table:table-cell table:style-name="ce19" table:formula="of:=[.BJ25]" office:value-type="float" office:value="25.8266846373282">
            <text:p>25.827</text:p>
          </table:table-cell>
          <table:table-cell table:style-name="ce19" table:formula="of:=[.BK25]" office:value-type="float" office:value="14.5333069507303">
            <text:p>14.533</text:p>
          </table:table-cell>
          <table:table-cell table:style-name="ce19" table:formula="of:=[.X25]" office:value-type="float" office:value="25.563592797449">
            <text:p>25.564</text:p>
          </table:table-cell>
          <table:table-cell table:style-name="ce19" table:formula="of:=[.Y25]" office:value-type="float" office:value="15.8430515001813">
            <text:p>15.843</text:p>
          </table:table-cell>
          <table:table-cell table:style-name="ce21" office:value-type="float" office:value="26.5592971434286">
            <text:p>26.559</text:p>
          </table:table-cell>
          <table:table-cell table:style-name="ce21" office:value-type="float" office:value="15.344104098062">
            <text:p>15.344</text:p>
          </table:table-cell>
          <table:table-cell table:style-name="ce24" table:formula="of:=[.$F205]-[.B205]" office:value-type="float" office:value="0.732612506100448">
            <text:p>0.733</text:p>
          </table:table-cell>
          <table:table-cell table:style-name="ce27" table:formula="of:=[.$G205]-[.C205]" office:value-type="float" office:value="0.810797147331707">
            <text:p>0.811</text:p>
          </table:table-cell>
          <table:table-cell table:style-name="ce32" table:formula="of:=[.F205]-[.D205]" office:value-type="float" office:value="0.995704345979561">
            <text:p>0.996</text:p>
          </table:table-cell>
          <table:table-cell table:style-name="ce37" table:formula="of:=[.G205]-[.E205]" office:value-type="float" office:value="-0.498947402119351">
            <text:p>-0.499</text:p>
          </table:table-cell>
          <table:table-cell/>
          <table:table-cell table:style-name="ce6" table:formula="of:=[.$X27]" office:value-type="float" office:value="29.0693890102103">
            <text:p>29.069</text:p>
          </table:table-cell>
          <table:table-cell table:style-name="ce6" table:formula="of:=[.$Y27]" office:value-type="float" office:value="17.0365648976923">
            <text:p>17.037</text:p>
          </table:table-cell>
          <table:table-cell table:style-name="ce6" table:formula="of:=[.$X28]" office:value-type="float" office:value="29.9871694082829">
            <text:p>29.987</text:p>
          </table:table-cell>
          <table:table-cell table:style-name="ce6" table:formula="of:=[.Y28]" office:value-type="float" office:value="17.869976929195">
            <text:p>17.870</text:p>
          </table:table-cell>
          <table:table-cell table:style-name="ce6" table:formula="of:=[.X26]" office:value-type="float" office:value="27.7652013581309">
            <text:p>27.765</text:p>
          </table:table-cell>
          <table:table-cell table:style-name="ce6" table:formula="of:=[.Y26]" office:value-type="float" office:value="16.3659882363646">
            <text:p>16.366</text:p>
          </table:table-cell>
          <table:table-cell table:style-name="ce24" table:formula="of:=[.$F205]-[.M205]" office:value-type="float" office:value="-2.51009186678168">
            <text:p>-2.510</text:p>
          </table:table-cell>
          <table:table-cell table:style-name="ce27" table:formula="of:=[.$G205]-[.N205]" office:value-type="float" office:value="-1.69246079963027">
            <text:p>-1.692</text:p>
          </table:table-cell>
          <table:table-cell table:style-name="ce24" table:formula="of:=[.$F205]-[.O205]" office:value-type="float" office:value="-3.4278722648543">
            <text:p>-3.428</text:p>
          </table:table-cell>
          <table:table-cell table:style-name="ce27" table:formula="of:=[.$G205]-[.P205]" office:value-type="float" office:value="-2.52587283113297">
            <text:p>-2.526</text:p>
          </table:table-cell>
          <table:table-cell table:style-name="ce24" table:formula="of:=[.$F205]-[.Q205]" office:value-type="float" office:value="-1.20590421470231">
            <text:p>-1.206</text:p>
          </table:table-cell>
          <table:table-cell table:style-name="ce27" table:formula="of:=[.$G205]-[.R205]" office:value-type="float" office:value="-1.02188413830257">
            <text:p>-1.022</text:p>
          </table:table-cell>
          <table:table-cell table:number-columns-repeated="1000"/>
        </table:table-row>
        <table:table-row table:style-name="ro2">
          <table:table-cell/>
          <table:table-cell table:style-name="ce19" table:formula="of:=[.BJ44]" office:value-type="float" office:value="25.6868669838647">
            <text:p>25.687</text:p>
          </table:table-cell>
          <table:table-cell table:style-name="ce19" table:formula="of:=[.BK44]" office:value-type="float" office:value="14.52644783783">
            <text:p>14.526</text:p>
          </table:table-cell>
          <table:table-cell table:style-name="ce19" table:formula="of:=[.X44]" office:value-type="float" office:value="29.6048376031703">
            <text:p>29.605</text:p>
          </table:table-cell>
          <table:table-cell table:style-name="ce19" table:formula="of:=[.Y44]" office:value-type="float" office:value="14.9677798026201">
            <text:p>14.968</text:p>
          </table:table-cell>
          <table:table-cell table:style-name="ce21" office:value-type="float" office:value="26.5592971434286">
            <text:p>26.559</text:p>
          </table:table-cell>
          <table:table-cell table:style-name="ce21" office:value-type="float" office:value="15.344104098062">
            <text:p>15.344</text:p>
          </table:table-cell>
          <table:table-cell table:style-name="ce24" table:formula="of:=[.$F206]-[.B206]" office:value-type="float" office:value="0.872430159563947">
            <text:p>0.872</text:p>
          </table:table-cell>
          <table:table-cell table:style-name="ce27" table:formula="of:=[.$G206]-[.C206]" office:value-type="float" office:value="0.81765626023204">
            <text:p>0.818</text:p>
          </table:table-cell>
          <table:table-cell table:style-name="ce32" table:formula="of:=[.F206]-[.D206]" office:value-type="float" office:value="-3.04554045974174">
            <text:p>-3.046</text:p>
          </table:table-cell>
          <table:table-cell table:style-name="ce37" table:formula="of:=[.G206]-[.E206]" office:value-type="float" office:value="0.376324295441941">
            <text:p>0.376</text:p>
          </table:table-cell>
          <table:table-cell/>
          <table:table-cell table:style-name="ce6" table:formula="of:=[.$X46]" office:value-type="float" office:value="30.4186050576204">
            <text:p>30.419</text:p>
          </table:table-cell>
          <table:table-cell table:style-name="ce6" table:formula="of:=[.$Y46]" office:value-type="float" office:value="17.0644282230045">
            <text:p>17.064</text:p>
          </table:table-cell>
          <table:table-cell table:style-name="ce6" table:formula="of:=[.$X47]" office:value-type="float" office:value="30.6444810731241">
            <text:p>30.644</text:p>
          </table:table-cell>
          <table:table-cell table:style-name="ce6" table:formula="of:=[.Y47]" office:value-type="float" office:value="17.8730245951296">
            <text:p>17.873</text:p>
          </table:table-cell>
          <table:table-cell table:style-name="ce6" table:formula="of:=[.X45]" office:value-type="float" office:value="28.6444810731241">
            <text:p>28.644</text:p>
          </table:table-cell>
          <table:table-cell table:style-name="ce6" table:formula="of:=[.Y45]" office:value-type="float" office:value="15.8730245951296">
            <text:p>15.873</text:p>
          </table:table-cell>
          <table:table-cell table:style-name="ce24" table:formula="of:=[.$F206]-[.M206]" office:value-type="float" office:value="-3.85930791419177">
            <text:p>-3.859</text:p>
          </table:table-cell>
          <table:table-cell table:style-name="ce27" table:formula="of:=[.$G206]-[.N206]" office:value-type="float" office:value="-1.72032412494254">
            <text:p>-1.720</text:p>
          </table:table-cell>
          <table:table-cell table:style-name="ce24" table:formula="of:=[.$F206]-[.O206]" office:value-type="float" office:value="-4.0851839296955">
            <text:p>-4.085</text:p>
          </table:table-cell>
          <table:table-cell table:style-name="ce27" table:formula="of:=[.$G206]-[.P206]" office:value-type="float" office:value="-2.52892049706755">
            <text:p>-2.529</text:p>
          </table:table-cell>
          <table:table-cell table:style-name="ce24" table:formula="of:=[.$F206]-[.Q206]" office:value-type="float" office:value="-2.0851839296955">
            <text:p>-2.085</text:p>
          </table:table-cell>
          <table:table-cell table:style-name="ce27" table:formula="of:=[.$G206]-[.R206]" office:value-type="float" office:value="-0.528920497067555">
            <text:p>-0.529</text:p>
          </table:table-cell>
          <table:table-cell table:number-columns-repeated="1000"/>
        </table:table-row>
        <table:table-row table:style-name="ro2">
          <table:table-cell/>
          <table:table-cell table:style-name="ce19" table:formula="of:=[.BJ63]" office:value-type="float" office:value="26.3712856028804">
            <text:p>26.371</text:p>
          </table:table-cell>
          <table:table-cell table:style-name="ce19" table:formula="of:=[.BK63]" office:value-type="float" office:value="14.9427635892671">
            <text:p>14.943</text:p>
          </table:table-cell>
          <table:table-cell table:style-name="ce19" table:formula="of:=[.X63]" office:value-type="float" office:value="29.4484787591999">
            <text:p>29.448</text:p>
          </table:table-cell>
          <table:table-cell table:style-name="ce19" table:formula="of:=[.Y63]" office:value-type="float" office:value="15.3280849648127">
            <text:p>15.328</text:p>
          </table:table-cell>
          <table:table-cell table:style-name="ce21" office:value-type="float" office:value="26.5592971434286">
            <text:p>26.559</text:p>
          </table:table-cell>
          <table:table-cell table:style-name="ce21" office:value-type="float" office:value="15.344104098062">
            <text:p>15.344</text:p>
          </table:table-cell>
          <table:table-cell table:style-name="ce24" table:formula="of:=[.$F207]-[.B207]" office:value-type="float" office:value="0.188011540548228">
            <text:p>0.188</text:p>
          </table:table-cell>
          <table:table-cell table:style-name="ce27" table:formula="of:=[.$G207]-[.C207]" office:value-type="float" office:value="0.401340508794922">
            <text:p>0.401</text:p>
          </table:table-cell>
          <table:table-cell table:style-name="ce32" table:formula="of:=[.F207]-[.D207]" office:value-type="float" office:value="-2.88918161577134">
            <text:p>-2.889</text:p>
          </table:table-cell>
          <table:table-cell table:style-name="ce37" table:formula="of:=[.G207]-[.E207]" office:value-type="float" office:value="0.0160191332492872">
            <text:p>0.016</text:p>
          </table:table-cell>
          <table:table-cell/>
          <table:table-cell table:style-name="ce6" table:formula="of:=[.$X65]" office:value-type="float" office:value="29.7682198671884">
            <text:p>29.768</text:p>
          </table:table-cell>
          <table:table-cell table:style-name="ce6" table:formula="of:=[.$Y65]" office:value-type="float" office:value="17.32754219419">
            <text:p>17.328</text:p>
          </table:table-cell>
          <table:table-cell table:style-name="ce6" table:formula="of:=[.$X66]" office:value-type="float" office:value="32.1521185957959">
            <text:p>32.152</text:p>
          </table:table-cell>
          <table:table-cell table:style-name="ce6" table:formula="of:=[.Y66]" office:value-type="float" office:value="18.3875780574304">
            <text:p>18.388</text:p>
          </table:table-cell>
          <table:table-cell table:style-name="ce6" table:formula="of:=[.X64]" office:value-type="float" office:value="33.9152644930156">
            <text:p>33.915</text:p>
          </table:table-cell>
          <table:table-cell table:style-name="ce6" table:formula="of:=[.Y64]" office:value-type="float" office:value="16.3491273578185">
            <text:p>16.349</text:p>
          </table:table-cell>
          <table:table-cell table:style-name="ce24" table:formula="of:=[.$F207]-[.M207]" office:value-type="float" office:value="-3.20892272375985">
            <text:p>-3.209</text:p>
          </table:table-cell>
          <table:table-cell table:style-name="ce27" table:formula="of:=[.$G207]-[.N207]" office:value-type="float" office:value="-1.98343809612802">
            <text:p>-1.983</text:p>
          </table:table-cell>
          <table:table-cell table:style-name="ce24" table:formula="of:=[.$F207]-[.O207]" office:value-type="float" office:value="-5.59282145236735">
            <text:p>-5.593</text:p>
          </table:table-cell>
          <table:table-cell table:style-name="ce27" table:formula="of:=[.$G207]-[.P207]" office:value-type="float" office:value="-3.04347395936842">
            <text:p>-3.043</text:p>
          </table:table-cell>
          <table:table-cell table:style-name="ce24" table:formula="of:=[.$F207]-[.Q207]" office:value-type="float" office:value="-7.35596734958703">
            <text:p>-7.356</text:p>
          </table:table-cell>
          <table:table-cell table:style-name="ce27" table:formula="of:=[.$G207]-[.R207]" office:value-type="float" office:value="-1.00502325975649">
            <text:p>-1.005</text:p>
          </table:table-cell>
          <table:table-cell table:number-columns-repeated="1000"/>
        </table:table-row>
        <table:table-row table:style-name="ro2">
          <table:table-cell/>
          <table:table-cell table:style-name="ce19" table:formula="of:=[.BJ82]" office:value-type="float" office:value="26.196205704432">
            <text:p>26.196</text:p>
          </table:table-cell>
          <table:table-cell table:style-name="ce19" table:formula="of:=[.BK82]" office:value-type="float" office:value="14.8286636443671">
            <text:p>14.829</text:p>
          </table:table-cell>
          <table:table-cell table:style-name="ce19" table:formula="of:=[.X82]" office:value-type="float" office:value="27.3146582599486">
            <text:p>27.315</text:p>
          </table:table-cell>
          <table:table-cell table:style-name="ce19" table:formula="of:=[.Y82]" office:value-type="float" office:value="14.5655118856068">
            <text:p>14.566</text:p>
          </table:table-cell>
          <table:table-cell table:style-name="ce21" office:value-type="float" office:value="26.5592971434286">
            <text:p>26.559</text:p>
          </table:table-cell>
          <table:table-cell table:style-name="ce21" office:value-type="float" office:value="15.344104098062">
            <text:p>15.344</text:p>
          </table:table-cell>
          <table:table-cell table:style-name="ce24" table:formula="of:=[.$F208]-[.B208]" office:value-type="float" office:value="0.363091438996641">
            <text:p>0.363</text:p>
          </table:table-cell>
          <table:table-cell table:style-name="ce27" table:formula="of:=[.$G208]-[.C208]" office:value-type="float" office:value="0.515440453694872">
            <text:p>0.515</text:p>
          </table:table-cell>
          <table:table-cell table:style-name="ce32" table:formula="of:=[.F208]-[.D208]" office:value-type="float" office:value="-0.755361116520039">
            <text:p>-0.755</text:p>
          </table:table-cell>
          <table:table-cell table:style-name="ce37" table:formula="of:=[.G208]-[.E208]" office:value-type="float" office:value="0.778592212455219">
            <text:p>0.779</text:p>
          </table:table-cell>
          <table:table-cell/>
          <table:table-cell table:style-name="ce6" table:formula="of:=[.$X84]" office:value-type="float" office:value="30.2139553023546">
            <text:p>30.214</text:p>
          </table:table-cell>
          <table:table-cell table:style-name="ce6" table:formula="of:=[.$Y84]" office:value-type="float" office:value="17.1029280884918">
            <text:p>17.103</text:p>
          </table:table-cell>
          <table:table-cell table:style-name="ce6" table:formula="of:=[.$X85]" office:value-type="float" office:value="31.7221064342442">
            <text:p>31.722</text:p>
          </table:table-cell>
          <table:table-cell table:style-name="ce6" table:formula="of:=[.Y85]" office:value-type="float" office:value="18.0602977554854">
            <text:p>18.060</text:p>
          </table:table-cell>
          <table:table-cell table:style-name="ce6" table:formula="of:=[.X83]" office:value-type="float" office:value="35.1736640404788">
            <text:p>35.174</text:p>
          </table:table-cell>
          <table:table-cell table:style-name="ce6" table:formula="of:=[.Y83]" office:value-type="float" office:value="15.2847719762573">
            <text:p>15.285</text:p>
          </table:table-cell>
          <table:table-cell table:style-name="ce24" table:formula="of:=[.$F208]-[.M208]" office:value-type="float" office:value="-3.65465815892598">
            <text:p>-3.655</text:p>
          </table:table-cell>
          <table:table-cell table:style-name="ce27" table:formula="of:=[.$G208]-[.N208]" office:value-type="float" office:value="-1.75882399042982">
            <text:p>-1.759</text:p>
          </table:table-cell>
          <table:table-cell table:style-name="ce24" table:formula="of:=[.$F208]-[.O208]" office:value-type="float" office:value="-5.16280929081558">
            <text:p>-5.163</text:p>
          </table:table-cell>
          <table:table-cell table:style-name="ce27" table:formula="of:=[.$G208]-[.P208]" office:value-type="float" office:value="-2.71619365742337">
            <text:p>-2.716</text:p>
          </table:table-cell>
          <table:table-cell table:style-name="ce24" table:formula="of:=[.$F208]-[.Q208]" office:value-type="float" office:value="-8.61436689705024">
            <text:p>-8.614</text:p>
          </table:table-cell>
          <table:table-cell table:style-name="ce27" table:formula="of:=[.$G208]-[.R208]" office:value-type="float" office:value="0.0593321218046867">
            <text:p>0.059</text:p>
          </table:table-cell>
          <table:table-cell table:number-columns-repeated="1000"/>
        </table:table-row>
        <table:table-row table:style-name="ro2">
          <table:table-cell/>
          <table:table-cell table:style-name="ce19" table:formula="of:=[.BJ101]" office:value-type="float" office:value="25.8900257753221">
            <text:p>25.890</text:p>
          </table:table-cell>
          <table:table-cell table:style-name="ce19" table:formula="of:=[.BK101]" office:value-type="float" office:value="14.980365564012">
            <text:p>14.980</text:p>
          </table:table-cell>
          <table:table-cell table:style-name="ce19" table:formula="of:=[.X101]" office:value-type="float" office:value="28.4002329068099">
            <text:p>28.400</text:p>
          </table:table-cell>
          <table:table-cell table:style-name="ce19" table:formula="of:=[.Y101]" office:value-type="float" office:value="15.0119657772185">
            <text:p>15.012</text:p>
          </table:table-cell>
          <table:table-cell table:style-name="ce21" office:value-type="float" office:value="26.5592971434286">
            <text:p>26.559</text:p>
          </table:table-cell>
          <table:table-cell table:style-name="ce21" office:value-type="float" office:value="15.344104098062">
            <text:p>15.344</text:p>
          </table:table-cell>
          <table:table-cell table:style-name="ce24" table:formula="of:=[.$F209]-[.B209]" office:value-type="float" office:value="0.669271368106482">
            <text:p>0.669</text:p>
          </table:table-cell>
          <table:table-cell table:style-name="ce27" table:formula="of:=[.$G209]-[.C209]" office:value-type="float" office:value="0.363738534049959">
            <text:p>0.364</text:p>
          </table:table-cell>
          <table:table-cell table:style-name="ce32" table:formula="of:=[.F209]-[.D209]" office:value-type="float" office:value="-1.84093576338126">
            <text:p>-1.841</text:p>
          </table:table-cell>
          <table:table-cell table:style-name="ce37" table:formula="of:=[.G209]-[.E209]" office:value-type="float" office:value="0.332138320843537">
            <text:p>0.332</text:p>
          </table:table-cell>
          <table:table-cell/>
          <table:table-cell table:style-name="ce6" table:formula="of:=[.$X103]" office:value-type="float" office:value="30.0373280855061">
            <text:p>30.037</text:p>
          </table:table-cell>
          <table:table-cell table:style-name="ce6" table:formula="of:=[.$Y103]" office:value-type="float" office:value="17.1901689415682">
            <text:p>17.190</text:p>
          </table:table-cell>
          <table:table-cell table:style-name="ce6" table:formula="of:=[.$X104]" office:value-type="float" office:value="30.7110201585839">
            <text:p>30.711</text:p>
          </table:table-cell>
          <table:table-cell table:style-name="ce6" table:formula="of:=[.Y104]" office:value-type="float" office:value="18.2632856898507">
            <text:p>18.263</text:p>
          </table:table-cell>
          <table:table-cell table:style-name="ce6" table:formula="of:=[.X102]" office:value-type="float" office:value="28.224838501438">
            <text:p>28.225</text:p>
          </table:table-cell>
          <table:table-cell table:style-name="ce6" table:formula="of:=[.Y102]" office:value-type="float" office:value="16.3160781425206">
            <text:p>16.316</text:p>
          </table:table-cell>
          <table:table-cell table:style-name="ce24" table:formula="of:=[.$F209]-[.M209]" office:value-type="float" office:value="-3.47803094207754">
            <text:p>-3.478</text:p>
          </table:table-cell>
          <table:table-cell table:style-name="ce27" table:formula="of:=[.$G209]-[.N209]" office:value-type="float" office:value="-1.84606484350618">
            <text:p>-1.846</text:p>
          </table:table-cell>
          <table:table-cell table:style-name="ce24" table:formula="of:=[.$F209]-[.O209]" office:value-type="float" office:value="-4.15172301515529">
            <text:p>-4.152</text:p>
          </table:table-cell>
          <table:table-cell table:style-name="ce27" table:formula="of:=[.$G209]-[.P209]" office:value-type="float" office:value="-2.91918159178874">
            <text:p>-2.919</text:p>
          </table:table-cell>
          <table:table-cell table:style-name="ce24" table:formula="of:=[.$F209]-[.Q209]" office:value-type="float" office:value="-1.66554135800943">
            <text:p>-1.666</text:p>
          </table:table-cell>
          <table:table-cell table:style-name="ce27" table:formula="of:=[.$G209]-[.R209]" office:value-type="float" office:value="-0.971974044458618">
            <text:p>-0.972</text:p>
          </table:table-cell>
          <table:table-cell table:number-columns-repeated="1000"/>
        </table:table-row>
        <table:table-row table:style-name="ro2">
          <table:table-cell/>
          <table:table-cell table:style-name="ce19" table:formula="of:=[.BJ120]" office:value-type="float" office:value="25.1976978413525">
            <text:p>25.198</text:p>
          </table:table-cell>
          <table:table-cell table:style-name="ce19" table:formula="of:=[.BK120]" office:value-type="float" office:value="13.9768080454001">
            <text:p>13.977</text:p>
          </table:table-cell>
          <table:table-cell table:style-name="ce19" table:formula="of:=[.X120]" office:value-type="float" office:value="27.6168630771064">
            <text:p>27.617</text:p>
          </table:table-cell>
          <table:table-cell table:style-name="ce19" table:formula="of:=[.Y120]" office:value-type="float" office:value="14.2559347371237">
            <text:p>14.256</text:p>
          </table:table-cell>
          <table:table-cell table:style-name="ce21" office:value-type="float" office:value="26.5592971434286">
            <text:p>26.559</text:p>
          </table:table-cell>
          <table:table-cell table:style-name="ce21" office:value-type="float" office:value="15.344104098062">
            <text:p>15.344</text:p>
          </table:table-cell>
          <table:table-cell table:style-name="ce24" table:formula="of:=[.$F210]-[.B210]" office:value-type="float" office:value="1.36159930207611">
            <text:p>1.362</text:p>
          </table:table-cell>
          <table:table-cell table:style-name="ce27" table:formula="of:=[.$G210]-[.C210]" office:value-type="float" office:value="1.36729605266188">
            <text:p>1.367</text:p>
          </table:table-cell>
          <table:table-cell table:style-name="ce32" table:formula="of:=[.F210]-[.D210]" office:value-type="float" office:value="-1.05756593367778">
            <text:p>-1.058</text:p>
          </table:table-cell>
          <table:table-cell table:style-name="ce37" table:formula="of:=[.G210]-[.E210]" office:value-type="float" office:value="1.08816936093829">
            <text:p>1.088</text:p>
          </table:table-cell>
          <table:table-cell/>
          <table:table-cell table:style-name="ce6" table:formula="of:=[.$X122]" office:value-type="float" office:value="28.1885456558051">
            <text:p>28.189</text:p>
          </table:table-cell>
          <table:table-cell table:style-name="ce6" table:formula="of:=[.$Y122]" office:value-type="float" office:value="17.4052744967125">
            <text:p>17.405</text:p>
          </table:table-cell>
          <table:table-cell table:style-name="ce6" table:formula="of:=[.$X123]" office:value-type="float" office:value="28.8851550873193">
            <text:p>28.885</text:p>
          </table:table-cell>
          <table:table-cell table:style-name="ce6" table:formula="of:=[.Y123]" office:value-type="float" office:value="18.4615488162759">
            <text:p>18.462</text:p>
          </table:table-cell>
          <table:table-cell table:style-name="ce6" table:formula="of:=[.X121]" office:value-type="float" office:value="27.9955932550479">
            <text:p>27.996</text:p>
          </table:table-cell>
          <table:table-cell table:style-name="ce6" table:formula="of:=[.Y121]" office:value-type="float" office:value="16.6875565009976">
            <text:p>16.688</text:p>
          </table:table-cell>
          <table:table-cell table:style-name="ce24" table:formula="of:=[.$F210]-[.M210]" office:value-type="float" office:value="-1.62924851237653">
            <text:p>-1.629</text:p>
          </table:table-cell>
          <table:table-cell table:style-name="ce27" table:formula="of:=[.$G210]-[.N210]" office:value-type="float" office:value="-2.06117039865047">
            <text:p>-2.061</text:p>
          </table:table-cell>
          <table:table-cell table:style-name="ce24" table:formula="of:=[.$F210]-[.O210]" office:value-type="float" office:value="-2.32585794389068">
            <text:p>-2.326</text:p>
          </table:table-cell>
          <table:table-cell table:style-name="ce27" table:formula="of:=[.$G210]-[.P210]" office:value-type="float" office:value="-3.11744471821394">
            <text:p>-3.117</text:p>
          </table:table-cell>
          <table:table-cell table:style-name="ce24" table:formula="of:=[.$F210]-[.Q210]" office:value-type="float" office:value="-1.43629611161929">
            <text:p>-1.436</text:p>
          </table:table-cell>
          <table:table-cell table:style-name="ce27" table:formula="of:=[.$G210]-[.R210]" office:value-type="float" office:value="-1.34345240293564">
            <text:p>-1.343</text:p>
          </table:table-cell>
          <table:table-cell table:number-columns-repeated="1000"/>
        </table:table-row>
        <table:table-row table:style-name="ro2">
          <table:table-cell/>
          <table:table-cell table:style-name="ce19" table:formula="of:=[.BJ139]" office:value-type="float" office:value="25.8643354459691">
            <text:p>25.864</text:p>
          </table:table-cell>
          <table:table-cell table:style-name="ce19" table:formula="of:=[.BK139]" office:value-type="float" office:value="14.3374975055833">
            <text:p>14.337</text:p>
          </table:table-cell>
          <table:table-cell table:style-name="ce19" table:formula="of:=[.X139]" office:value-type="float" office:value="36.5797528573376">
            <text:p>36.580</text:p>
          </table:table-cell>
          <table:table-cell table:style-name="ce19" table:formula="of:=[.Y139]" office:value-type="float" office:value="14.5770287141313">
            <text:p>14.577</text:p>
          </table:table-cell>
          <table:table-cell table:style-name="ce21" office:value-type="float" office:value="26.5592971434286">
            <text:p>26.559</text:p>
          </table:table-cell>
          <table:table-cell table:style-name="ce21" office:value-type="float" office:value="15.344104098062">
            <text:p>15.344</text:p>
          </table:table-cell>
          <table:table-cell table:style-name="ce24" table:formula="of:=[.$F211]-[.B211]" office:value-type="float" office:value="0.694961697459476">
            <text:p>0.695</text:p>
          </table:table-cell>
          <table:table-cell table:style-name="ce27" table:formula="of:=[.$G211]-[.C211]" office:value-type="float" office:value="1.00660659247868">
            <text:p>1.007</text:p>
          </table:table-cell>
          <table:table-cell table:style-name="ce32" table:formula="of:=[.F211]-[.D211]" office:value-type="float" office:value="-10.0204557139091">
            <text:p>-10.020</text:p>
          </table:table-cell>
          <table:table-cell table:style-name="ce37" table:formula="of:=[.G211]-[.E211]" office:value-type="float" office:value="0.767075383930697">
            <text:p>0.767</text:p>
          </table:table-cell>
          <table:table-cell/>
          <table:table-cell table:style-name="ce6" table:formula="of:=[.$X141]" office:value-type="float" office:value="30.2927274637655">
            <text:p>30.293</text:p>
          </table:table-cell>
          <table:table-cell table:style-name="ce6" table:formula="of:=[.$Y141]" office:value-type="float" office:value="17.2989650138779">
            <text:p>17.299</text:p>
          </table:table-cell>
          <table:table-cell table:style-name="ce6" table:formula="of:=[.$X142]" office:value-type="float" office:value="31.4371747807244">
            <text:p>31.437</text:p>
          </table:table-cell>
          <table:table-cell table:style-name="ce6" table:formula="of:=[.Y142]" office:value-type="float" office:value="18.3609167213574">
            <text:p>18.361</text:p>
          </table:table-cell>
          <table:table-cell table:style-name="ce6" table:formula="of:=[.X140]" office:value-type="float" office:value="29.2104802982905">
            <text:p>29.210</text:p>
          </table:table-cell>
          <table:table-cell table:style-name="ce6" table:formula="of:=[.Y140]" office:value-type="float" office:value="16.8832996591399">
            <text:p>16.883</text:p>
          </table:table-cell>
          <table:table-cell table:style-name="ce24" table:formula="of:=[.$F211]-[.M211]" office:value-type="float" office:value="-3.73343032033689">
            <text:p>-3.733</text:p>
          </table:table-cell>
          <table:table-cell table:style-name="ce27" table:formula="of:=[.$G211]-[.N211]" office:value-type="float" office:value="-1.95486091581593">
            <text:p>-1.955</text:p>
          </table:table-cell>
          <table:table-cell table:style-name="ce24" table:formula="of:=[.$F211]-[.O211]" office:value-type="float" office:value="-4.87787763729582">
            <text:p>-4.878</text:p>
          </table:table-cell>
          <table:table-cell table:style-name="ce27" table:formula="of:=[.$G211]-[.P211]" office:value-type="float" office:value="-3.01681262329536">
            <text:p>-3.017</text:p>
          </table:table-cell>
          <table:table-cell table:style-name="ce24" table:formula="of:=[.$F211]-[.Q211]" office:value-type="float" office:value="-2.65118315486191">
            <text:p>-2.651</text:p>
          </table:table-cell>
          <table:table-cell table:style-name="ce27" table:formula="of:=[.$G211]-[.R211]" office:value-type="float" office:value="-1.53919556107786">
            <text:p>-1.539</text:p>
          </table:table-cell>
          <table:table-cell table:number-columns-repeated="1000"/>
        </table:table-row>
        <table:table-row table:style-name="ro2">
          <table:table-cell/>
          <table:table-cell table:style-name="ce19" table:formula="of:=[.BJ158]" office:value-type="float" office:value="26.0922299406771">
            <text:p>26.092</text:p>
          </table:table-cell>
          <table:table-cell table:style-name="ce19" table:formula="of:=[.BK158]" office:value-type="float" office:value="14.9667099053803">
            <text:p>14.967</text:p>
          </table:table-cell>
          <table:table-cell table:style-name="ce19" table:formula="of:=[.X158]" office:value-type="float" office:value="25.907789615224">
            <text:p>25.908</text:p>
          </table:table-cell>
          <table:table-cell table:style-name="ce19" table:formula="of:=[.Y158]" office:value-type="float" office:value="16.6208518978786">
            <text:p>16.621</text:p>
          </table:table-cell>
          <table:table-cell table:style-name="ce21" office:value-type="float" office:value="26.5592971434286">
            <text:p>26.559</text:p>
          </table:table-cell>
          <table:table-cell table:style-name="ce21" office:value-type="float" office:value="15.344104098062">
            <text:p>15.344</text:p>
          </table:table-cell>
          <table:table-cell table:style-name="ce24" table:formula="of:=[.$F212]-[.B212]" office:value-type="float" office:value="0.467067202751529">
            <text:p>0.467</text:p>
          </table:table-cell>
          <table:table-cell table:style-name="ce27" table:formula="of:=[.$G212]-[.C212]" office:value-type="float" office:value="0.377394192681683">
            <text:p>0.377</text:p>
          </table:table-cell>
          <table:table-cell table:style-name="ce32" table:formula="of:=[.F212]-[.D212]" office:value-type="float" office:value="0.651507528204618">
            <text:p>0.652</text:p>
          </table:table-cell>
          <table:table-cell table:style-name="ce37" table:formula="of:=[.G212]-[.E212]" office:value-type="float" office:value="-1.27674779981657">
            <text:p>-1.277</text:p>
          </table:table-cell>
          <table:table-cell/>
          <table:table-cell table:style-name="ce6" table:formula="of:=[.$X160]" office:value-type="float" office:value="29.121506565408">
            <text:p>29.122</text:p>
          </table:table-cell>
          <table:table-cell table:style-name="ce6" table:formula="of:=[.$Y160]" office:value-type="float" office:value="17.6983975228963">
            <text:p>17.698</text:p>
          </table:table-cell>
          <table:table-cell table:style-name="ce6" table:formula="of:=[.$X161]" office:value-type="float" office:value="29.780586286588">
            <text:p>29.781</text:p>
          </table:table-cell>
          <table:table-cell table:style-name="ce6" table:formula="of:=[.Y161]" office:value-type="float" office:value="19.1188395829824">
            <text:p>19.119</text:p>
          </table:table-cell>
          <table:table-cell table:style-name="ce6" table:formula="of:=[.X159]" office:value-type="float" office:value="26.1355119536379">
            <text:p>26.136</text:p>
          </table:table-cell>
          <table:table-cell table:style-name="ce6" table:formula="of:=[.Y159]" office:value-type="float" office:value="16.5429494595797">
            <text:p>16.543</text:p>
          </table:table-cell>
          <table:table-cell table:style-name="ce24" table:formula="of:=[.$F212]-[.M212]" office:value-type="float" office:value="-2.56220942197936">
            <text:p>-2.562</text:p>
          </table:table-cell>
          <table:table-cell table:style-name="ce27" table:formula="of:=[.$G212]-[.N212]" office:value-type="float" office:value="-2.35429342483433">
            <text:p>-2.354</text:p>
          </table:table-cell>
          <table:table-cell table:style-name="ce24" table:formula="of:=[.$F212]-[.O212]" office:value-type="float" office:value="-3.22128914315943">
            <text:p>-3.221</text:p>
          </table:table-cell>
          <table:table-cell table:style-name="ce27" table:formula="of:=[.$G212]-[.P212]" office:value-type="float" office:value="-3.77473548492044">
            <text:p>-3.775</text:p>
          </table:table-cell>
          <table:table-cell table:style-name="ce24" table:formula="of:=[.$F212]-[.Q212]" office:value-type="float" office:value="0.423785189790685">
            <text:p>0.424</text:p>
          </table:table-cell>
          <table:table-cell table:style-name="ce27" table:formula="of:=[.$G212]-[.R212]" office:value-type="float" office:value="-1.19884536151772">
            <text:p>-1.199</text:p>
          </table:table-cell>
          <table:table-cell table:number-columns-repeated="1000"/>
        </table:table-row>
        <table:table-row table:style-name="ro2">
          <table:table-cell/>
          <table:table-cell table:style-name="ce19" table:formula="of:=[.BJ177]" office:value-type="float" office:value="25.1469483867797">
            <text:p>25.147</text:p>
          </table:table-cell>
          <table:table-cell table:style-name="ce19" table:formula="of:=[.BK177]" office:value-type="float" office:value="13.8895868615276">
            <text:p>13.890</text:p>
          </table:table-cell>
          <table:table-cell table:style-name="ce19" table:formula="of:=[.X177]" office:value-type="float" office:value="26.2766619928216">
            <text:p>26.277</text:p>
          </table:table-cell>
          <table:table-cell table:style-name="ce19" table:formula="of:=[.Y177]" office:value-type="float" office:value="14.8806233770651">
            <text:p>14.881</text:p>
          </table:table-cell>
          <table:table-cell table:style-name="ce21" office:value-type="float" office:value="26.5592971434286">
            <text:p>26.559</text:p>
          </table:table-cell>
          <table:table-cell table:style-name="ce21" office:value-type="float" office:value="15.344104098062">
            <text:p>15.344</text:p>
          </table:table-cell>
          <table:table-cell table:style-name="ce24" table:formula="of:=[.$F213]-[.B213]" office:value-type="float" office:value="1.41234875664887">
            <text:p>1.412</text:p>
          </table:table-cell>
          <table:table-cell table:style-name="ce27" table:formula="of:=[.$G213]-[.C213]" office:value-type="float" office:value="1.4545172365344">
            <text:p>1.455</text:p>
          </table:table-cell>
          <table:table-cell table:style-name="ce32" table:formula="of:=[.F213]-[.D213]" office:value-type="float" office:value="0.28263515060695">
            <text:p>0.283</text:p>
          </table:table-cell>
          <table:table-cell table:style-name="ce37" table:formula="of:=[.G213]-[.E213]" office:value-type="float" office:value="0.463480720996948">
            <text:p>0.463</text:p>
          </table:table-cell>
          <table:table-cell/>
          <table:table-cell table:style-name="ce6" table:formula="of:=[.$X179]" office:value-type="float" office:value="30.4042639897344">
            <text:p>30.404</text:p>
          </table:table-cell>
          <table:table-cell table:style-name="ce6" table:formula="of:=[.$Y179]" office:value-type="float" office:value="17.0544954624848">
            <text:p>17.054</text:p>
          </table:table-cell>
          <table:table-cell table:style-name="ce6" table:formula="of:=[.$X180]" office:value-type="float" office:value="31.2533202848603">
            <text:p>31.253</text:p>
          </table:table-cell>
          <table:table-cell table:style-name="ce6" table:formula="of:=[.Y180]" office:value-type="float" office:value="17.8069132665824">
            <text:p>17.807</text:p>
          </table:table-cell>
          <table:table-cell table:style-name="ce6" table:formula="of:=[.X178]" office:value-type="float" office:value="37.4219098981733">
            <text:p>37.422</text:p>
          </table:table-cell>
          <table:table-cell table:style-name="ce6" table:formula="of:=[.Y178]" office:value-type="float" office:value="15.9407537939449">
            <text:p>15.941</text:p>
          </table:table-cell>
          <table:table-cell table:style-name="ce24" table:formula="of:=[.$F213]-[.M213]" office:value-type="float" office:value="-3.84496684630575">
            <text:p>-3.845</text:p>
          </table:table-cell>
          <table:table-cell table:style-name="ce27" table:formula="of:=[.$G213]-[.N213]" office:value-type="float" office:value="-1.71039136442276">
            <text:p>-1.710</text:p>
          </table:table-cell>
          <table:table-cell table:style-name="ce24" table:formula="of:=[.$F213]-[.O213]" office:value-type="float" office:value="-4.69402314143168">
            <text:p>-4.694</text:p>
          </table:table-cell>
          <table:table-cell table:style-name="ce27" table:formula="of:=[.$G213]-[.P213]" office:value-type="float" office:value="-2.46280916852045">
            <text:p>-2.463</text:p>
          </table:table-cell>
          <table:table-cell table:style-name="ce24" table:formula="of:=[.$F213]-[.Q213]" office:value-type="float" office:value="-10.8626127547447">
            <text:p>-10.863</text:p>
          </table:table-cell>
          <table:table-cell table:style-name="ce27" table:formula="of:=[.$G213]-[.R213]" office:value-type="float" office:value="-0.596649695882919">
            <text:p>-0.597</text:p>
          </table:table-cell>
          <table:table-cell table:number-columns-repeated="1000"/>
        </table:table-row>
        <table:table-row table:style-name="ro2">
          <table:table-cell/>
          <table:table-cell table:style-name="ce20" table:formula="of:=[.BJ196]" office:value-type="float" office:value="26.0408778294216">
            <text:p>26.041</text:p>
          </table:table-cell>
          <table:table-cell table:style-name="ce20" table:formula="of:=[.BK196]" office:value-type="float" office:value="14.9685565029032">
            <text:p>14.969</text:p>
          </table:table-cell>
          <table:table-cell table:style-name="ce20" table:formula="of:=[.X196]" office:value-type="float" office:value="26.6635571425834">
            <text:p>26.664</text:p>
          </table:table-cell>
          <table:table-cell table:style-name="ce20" table:formula="of:=[.Y196]" office:value-type="float" office:value="14.5326726714383">
            <text:p>14.533</text:p>
          </table:table-cell>
          <table:table-cell table:style-name="ce22" office:value-type="float" office:value="26.5592971434286">
            <text:p>26.559</text:p>
          </table:table-cell>
          <table:table-cell table:style-name="ce22" office:value-type="float" office:value="15.344104098062">
            <text:p>15.344</text:p>
          </table:table-cell>
          <table:table-cell table:style-name="ce24" table:formula="of:=[.$F214]-[.B214]" office:value-type="float" office:value="0.518419314006987">
            <text:p>0.518</text:p>
          </table:table-cell>
          <table:table-cell table:style-name="ce27" table:formula="of:=[.$G214]-[.C214]" office:value-type="float" office:value="0.375547595158782">
            <text:p>0.376</text:p>
          </table:table-cell>
          <table:table-cell table:style-name="ce32" table:formula="of:=[.F214]-[.D214]" office:value-type="float" office:value="-0.104259999154756">
            <text:p>-0.104</text:p>
          </table:table-cell>
          <table:table-cell table:style-name="ce37" table:formula="of:=[.G214]-[.E214]" office:value-type="float" office:value="0.811431426623654">
            <text:p>0.811</text:p>
          </table:table-cell>
          <table:table-cell/>
          <table:table-cell table:style-name="ce6" table:formula="of:=[.$X198]" office:value-type="float" office:value="29.7213480893971">
            <text:p>29.721</text:p>
          </table:table-cell>
          <table:table-cell table:style-name="ce6" table:formula="of:=[.$Y198]" office:value-type="float" office:value="17.7729383071177">
            <text:p>17.773</text:p>
          </table:table-cell>
          <table:table-cell table:style-name="ce6" table:formula="of:=[.$X199]" office:value-type="float" office:value="30.5051360554247">
            <text:p>30.505</text:p>
          </table:table-cell>
          <table:table-cell table:style-name="ce6" table:formula="of:=[.Y199]" office:value-type="float" office:value="18.9546613455456">
            <text:p>18.955</text:p>
          </table:table-cell>
          <table:table-cell table:style-name="ce6" table:formula="of:=[.X197]" office:value-type="float" office:value="26.854636271657">
            <text:p>26.855</text:p>
          </table:table-cell>
          <table:table-cell table:style-name="ce6" table:formula="of:=[.Y197]" office:value-type="float" office:value="16.9626298508484">
            <text:p>16.963</text:p>
          </table:table-cell>
          <table:table-cell table:style-name="ce24" table:formula="of:=[.$F214]-[.M214]" office:value-type="float" office:value="-3.16205094596845">
            <text:p>-3.162</text:p>
          </table:table-cell>
          <table:table-cell table:style-name="ce27" table:formula="of:=[.$G214]-[.N214]" office:value-type="float" office:value="-2.42883420905572">
            <text:p>-2.429</text:p>
          </table:table-cell>
          <table:table-cell table:style-name="ce24" table:formula="of:=[.$F214]-[.O214]" office:value-type="float" office:value="-3.94583891199613">
            <text:p>-3.946</text:p>
          </table:table-cell>
          <table:table-cell table:style-name="ce27" table:formula="of:=[.$G214]-[.P214]" office:value-type="float" office:value="-3.61055724748364">
            <text:p>-3.611</text:p>
          </table:table-cell>
          <table:table-cell table:style-name="ce24" table:formula="of:=[.$F214]-[.Q214]" office:value-type="float" office:value="-0.295339128228392">
            <text:p>-0.295</text:p>
          </table:table-cell>
          <table:table-cell table:style-name="ce27" table:formula="of:=[.$G214]-[.R214]" office:value-type="float" office:value="-1.61852575278638">
            <text:p>-1.619</text:p>
          </table:table-cell>
          <table:table-cell table:number-columns-repeated="1000"/>
        </table:table-row>
        <table:table-row table:style-name="ro2">
          <table:table-cell office:value-type="string">
            <text:p>max</text:p>
          </table:table-cell>
          <table:table-cell table:number-columns-repeated="6"/>
          <table:table-cell table:style-name="ce25" table:formula="of:=MAX([.H205:.H214])" office:value-type="float" office:value="1.41234875664887">
            <text:p>1.412</text:p>
          </table:table-cell>
          <table:table-cell table:style-name="ce28" table:formula="of:=MAX([.I205:.I214])" office:value-type="float" office:value="1.4545172365344">
            <text:p>1.455</text:p>
          </table:table-cell>
          <table:table-cell table:style-name="ce33" table:formula="of:=MAX([.J205:.J214])" office:value-type="float" office:value="0.995704345979561">
            <text:p>0.996</text:p>
          </table:table-cell>
          <table:table-cell table:style-name="ce38" table:formula="of:=MAX([.K205:.K214])" office:value-type="float" office:value="1.08816936093829">
            <text:p>1.088</text:p>
          </table:table-cell>
          <table:table-cell table:number-columns-repeated="7"/>
          <table:table-cell table:style-name="ce47" table:formula="of:=MAX([.S205:.S214])" office:value-type="float" office:value="-1.62924851237653">
            <text:p>-1.63</text:p>
          </table:table-cell>
          <table:table-cell table:style-name="ce47" table:formula="of:=MAX([.T205:.T214])" office:value-type="float" office:value="-1.69246079963027">
            <text:p>-1.69</text:p>
          </table:table-cell>
          <table:table-cell table:style-name="ce47" table:formula="of:=MAX([.U205:.U214])" office:value-type="float" office:value="-2.32585794389068">
            <text:p>-2.33</text:p>
          </table:table-cell>
          <table:table-cell table:style-name="ce47" table:formula="of:=MAX([.V205:.V214])" office:value-type="float" office:value="-2.46280916852045">
            <text:p>-2.46</text:p>
          </table:table-cell>
          <table:table-cell table:style-name="ce47" table:formula="of:=MAX([.W205:.W214])" office:value-type="float" office:value="0.423785189790685">
            <text:p>0.42</text:p>
          </table:table-cell>
          <table:table-cell table:style-name="ce47" table:formula="of:=MAX([.X205:.X214])" office:value-type="float" office:value="0.0593321218046867">
            <text:p>0.06</text:p>
          </table:table-cell>
          <table:table-cell table:number-columns-repeated="1000"/>
        </table:table-row>
        <table:table-row table:style-name="ro2">
          <table:table-cell office:value-type="string">
            <text:p>min</text:p>
          </table:table-cell>
          <table:table-cell table:number-columns-repeated="6"/>
          <table:table-cell table:style-name="ce26" table:formula="of:=MIN([.H205:.H214])" office:value-type="float" office:value="0.188011540548228">
            <text:p>0.188</text:p>
          </table:table-cell>
          <table:table-cell table:style-name="ce29" table:formula="of:=MIN([.I205:.I214])" office:value-type="float" office:value="0.363738534049959">
            <text:p>0.364</text:p>
          </table:table-cell>
          <table:table-cell table:style-name="ce34" table:formula="of:=MIN([.J205:.J214])" office:value-type="float" office:value="-10.0204557139091">
            <text:p>-10.020</text:p>
          </table:table-cell>
          <table:table-cell table:style-name="ce39" table:formula="of:=MIN([.K205:.K214])" office:value-type="float" office:value="-1.27674779981657">
            <text:p>-1.277</text:p>
          </table:table-cell>
          <table:table-cell table:number-columns-repeated="7"/>
          <table:table-cell table:style-name="ce47" table:formula="of:=MIN([.S205:.S214])" office:value-type="float" office:value="-3.85930791419177">
            <text:p>-3.86</text:p>
          </table:table-cell>
          <table:table-cell table:style-name="ce47" table:formula="of:=MIN([.T205:.T214])" office:value-type="float" office:value="-2.42883420905572">
            <text:p>-2.43</text:p>
          </table:table-cell>
          <table:table-cell table:style-name="ce47" table:formula="of:=MIN([.U205:.U214])" office:value-type="float" office:value="-5.59282145236735">
            <text:p>-5.59</text:p>
          </table:table-cell>
          <table:table-cell table:style-name="ce47" table:formula="of:=MIN([.V205:.V214])" office:value-type="float" office:value="-3.77473548492044">
            <text:p>-3.77</text:p>
          </table:table-cell>
          <table:table-cell table:style-name="ce47" table:formula="of:=MIN([.W205:.W214])" office:value-type="float" office:value="-10.8626127547447">
            <text:p>-10.86</text:p>
          </table:table-cell>
          <table:table-cell table:style-name="ce47" table:formula="of:=MIN([.X205:.X214])" office:value-type="float" office:value="-1.61852575278638">
            <text:p>-1.62</text:p>
          </table:table-cell>
          <table:table-cell table:number-columns-repeated="1000"/>
        </table:table-row>
        <table:table-row table:style-name="ro1">
          <table:table-cell office:value-type="string">
            <text:p>avg</text:p>
          </table:table-cell>
          <table:table-cell table:number-columns-repeated="6"/>
          <table:table-cell table:formula="of:=AVERAGE([.H205:.H214])" office:value-type="float" office:value="0.727981328625873">
            <text:p>0.73</text:p>
          </table:table-cell>
          <table:table-cell table:formula="of:=AVERAGE([.I205:.I214])" office:value-type="float" office:value="0.749033457361892">
            <text:p>0.75</text:p>
          </table:table-cell>
          <table:table-cell table:formula="of:=AVERAGE([.J205:.J214])" office:value-type="float" office:value="-1.77834535773648">
            <text:p>-1.78</text:p>
          </table:table-cell>
          <table:table-cell table:formula="of:=AVERAGE([.K205:.K214])" office:value-type="float" office:value="0.285753565254365">
            <text:p>0.29</text:p>
          </table:table-cell>
          <table:table-cell table:number-columns-repeated="7"/>
          <table:table-cell table:style-name="ce47" table:formula="of:=AVERAGE([.S205:.S214])" office:value-type="float" office:value="-3.16429176527038">
            <text:p>-3.16</text:p>
          </table:table-cell>
          <table:table-cell table:style-name="ce47" table:formula="of:=AVERAGE([.T205:.T214])" office:value-type="float" office:value="-1.9510662167416">
            <text:p>-1.95</text:p>
          </table:table-cell>
          <table:table-cell table:style-name="ce47" table:formula="of:=AVERAGE([.U205:.U214])" office:value-type="float" office:value="-4.14852967306617">
            <text:p>-4.15</text:p>
          </table:table-cell>
          <table:table-cell table:style-name="ce47" table:formula="of:=AVERAGE([.V205:.V214])" office:value-type="float" office:value="-2.97160017792149">
            <text:p>-2.97</text:p>
          </table:table-cell>
          <table:table-cell table:style-name="ce47" table:formula="of:=AVERAGE([.W205:.W214])" office:value-type="float" office:value="-3.57486097087081">
            <text:p>-3.57</text:p>
          </table:table-cell>
          <table:table-cell table:style-name="ce47" table:formula="of:=AVERAGE([.X205:.X214])" office:value-type="float" office:value="-0.976513859198106">
            <text:p>-0.9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number-columns-repeated="2"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7"/>
          <table:table-cell table:style-name="ce6" office:value-type="float" office:value="1.63415774569438">
            <text:p>1.634</text:p>
          </table:table-cell>
          <table:table-cell table:style-name="ce30" office:value-type="float" office:value="1.95620722789722">
            <text:p>1.956</text:p>
          </table:table-cell>
          <table:table-cell table:style-name="ce35" office:value-type="float" office:value="2.0968865680794">
            <text:p>2.097</text:p>
          </table:table-cell>
          <table:table-cell table:style-name="ce40" office:value-type="float" office:value="2.81602094647728">
            <text:p>2.816</text:p>
          </table:table-cell>
          <table:table-cell table:number-columns-repeated="6"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7"/>
          <table:table-cell table:style-name="ce6" office:value-type="float" office:value="0.013">
            <text:p>0.013</text:p>
          </table:table-cell>
          <table:table-cell table:style-name="ce31" office:value-type="float" office:value="0.058430747553162">
            <text:p>0.058</text:p>
          </table:table-cell>
          <table:table-cell table:style-name="ce36" office:value-type="float" office:value="-13.4244485871204">
            <text:p>-13.424</text:p>
          </table:table-cell>
          <table:table-cell table:style-name="ce41" office:value-type="float" office:value="-1.86747862990223">
            <text:p>-1.867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number-columns-repeated="2" office:value-type="float" office:value="1.1">
            <text:p>1.1</text:p>
          </table:table-cell>
          <table:table-cell office:value-type="string">
            <text:p><text:s/></text:p>
          </table:table-cell>
          <table:table-cell table:number-columns-repeated="2"/>
          <table:table-cell table:number-columns-repeated="5" office:value-type="string">
            <text:p><text:s/></text:p>
          </table:table-cell>
          <table:table-cell table:number-columns-repeated="6"/>
          <table:table-cell table:number-columns-repeated="2" office:value-type="string">
            <text:p><text:s/>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number-columns-repeated="2" office:value-type="string">
            <text:p><text:s/></text:p>
          </table:table-cell>
          <table:table-cell table:number-columns-repeated="4"/>
          <table:table-cell table:number-columns-repeated="4" office:value-type="string">
            <text:p><text:s/></text:p>
          </table:table-cell>
          <table:table-cell office:value-type="string">
            <text:p><text:s text:c="2"/></text:p>
          </table:table-cell>
          <table:table-cell table:number-columns-repeated="2" office:value-type="string">
            <text:p><text:s/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number-columns-repeated="6" office:value-type="string">
            <text:p><text:s/>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number-columns-repeated="3" office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number-columns-repeated="6" office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number-columns-repeated="5" office:value-type="string">
            <text:p><text:s/></text:p>
          </table:table-cell>
          <table:table-cell table:number-columns-repeated="100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4"/>
          <table:table-cell table:number-columns-repeated="2" office:value-type="string">
            <text:p>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<text:s/>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number-columns-repeated="2" office:value-type="string">
            <text:p><text:s/></text:p>
          </table:table-cell>
          <table:table-cell table:number-columns-repeated="1015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12" number:min-integer-digits="1"/>
    </number:number-style>
    <number:number-style style:name="N130">
      <number:number number:decimal-places="13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4" number:min-integer-digits="1"/>
    </number:number-style>
    <number:percentage-style style:name="N133">
      <number:number number:decimal-places="3" number:min-integer-digits="1"/>
      <number:text>%</number:text>
    </number:percentage-style>
    <number:percentage-style style:name="N134">
      <number:number number:decimal-places="1" number:min-integer-digits="1"/>
      <number:text>%</number:text>
    </number:percentag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eb613d"/>
    </style:style>
    <style:style style:name="Untitled4" style:family="table-cell" style:parent-style-name="Default">
      <style:table-cell-properties fo:background-color="#ff3333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ff00" style:vertical-justify="auto"/>
      <style:paragraph-properties css3t:text-justify="auto"/>
    </style:style>
    <style:style style:name="Untitled7" style:family="table-cell" style:parent-style-name="Default">
      <style:table-cell-properties fo:background-color="#ffff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ff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ff00"/>
    </style:style>
    <style:style style:name="Untitled12" style:family="table-cell" style:parent-style-name="Default">
      <style:table-cell-properties fo:background-color="#00ff00"/>
    </style:style>
    <style:style style:name="Untitled13" style:family="table-cell" style:parent-style-name="Default">
      <style:table-cell-properties fo:background-color="#00ff00"/>
    </style:style>
    <style:style style:name="Untitled14" style:family="table-cell" style:parent-style-name="Default">
      <style:table-cell-properties fo:background-color="#00ff00"/>
    </style:style>
    <style:style style:name="Untitled15" style:family="table-cell" style:parent-style-name="Default">
      <style:table-cell-properties fo:background-color="#00ff00"/>
    </style:style>
    <style:style style:name="Untitled16" style:family="table-cell" style:parent-style-name="Default">
      <style:table-cell-properties fo:background-color="#00ff00"/>
    </style:style>
    <style:style style:name="Untitled17" style:family="table-cell" style:parent-style-name="Default">
      <style:table-cell-properties fo:background-color="#00ff00"/>
    </style:style>
    <style:style style:name="Untitled18" style:family="table-cell" style:parent-style-name="Default">
      <style:table-cell-properties fo:background-color="#00ff00"/>
    </style:style>
    <style:style style:name="Untitled19" style:family="table-cell" style:parent-style-name="Default"/>
    <style:style style:name="Untitled20" style:family="table-cell" style:parent-style-name="Default">
      <style:table-cell-properties fo:background-color="#00ff00"/>
    </style:style>
    <style:style style:name="Untitled2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Scott Templer</meta:initial-creator>
    <meta:creation-date>2006-05-16T10:27:47</meta:creation-date>
    <dc:language>en-US</dc:language>
    <meta:editing-cycles>44</meta:editing-cycles>
    <meta:editing-duration>PT11H8M3S</meta:editing-duration>
    <dc:date>2013-06-12T22:54:42</dc:date>
    <meta:document-statistic meta:table-count="3" meta:cell-count="11246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 chart:regression-type="logarithmic"/>
    </style:style>
    <style:style style:name="ch5" style:family="chart" style:data-style-name="N0">
      <style:chart-properties chart:display-label="true" chart:logarithmic="false" chart:minimum="0" chart:maximum="4" chart:interval-major="0.1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-90" chart:maximum="-1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regression-type="logarithmic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972cm" svg:height="16.343cm" xlink:href=".." xlink:type="simple" chart:class="chart:scatter" chart:style-name="ch1">
        <chart:title svg:x="12.874cm" svg:y="0.462cm" chart:style-name="ch2">
          <text:p>RSSI atkarība no attāluma</text:p>
        </chart:title>
        <chart:legend svg:x="13.105cm" svg:y="1.661cm" style:legend-expansion="custom" chartooo:width="8.858cm" chartooo:height="0.598cm" style:legend-expansion-aspect-ratio="14.8127090301003" chart:style-name="ch3"/>
        <chart:plot-area chart:style-name="ch4" table:cell-range-address="rssi_empiric.B22:rssi_empiric.J22 rssi_empiric.A14:rssi_empiric.J14" chart:data-source-has-labels="column" svg:x="0.952cm" svg:y="2.277cm" svg:width="33.898cm" svg:height="13.337cm">
          <chartooo:coordinate-region svg:x="1.679cm" svg:y="2.477cm" svg:width="33.077cm" svg:height="12.49cm"/>
          <chart:axis chart:dimension="x" chart:name="primary-x" chart:style-name="ch5">
            <chart:title svg:x="16.313cm" svg:y="15.395cm" chart:style-name="ch6">
              <text:p>Attālums, m</text:p>
            </chart:title>
          </chart:axis>
          <chart:axis chart:dimension="y" chart:name="primary-y" chart:style-name="ch7">
            <chart:title svg:x="0.001cm" svg:y="10.436cm" chart:style-name="ch8">
              <text:p>RSSI, dBm</text:p>
            </chart:title>
            <chart:grid chart:style-name="ch9" chart:class="major"/>
          </chart:axis>
          <chart:series chart:style-name="ch10" chart:values-cell-range-address="rssi_empiric.B14:rssi_empiric.J14" chart:label-cell-address="rssi_empiric.A14:rssi_empiric.A14" chart:class="chart:scatter">
            <chart:domain table:cell-range-address="rssi_empiric.B22:rssi_empiric.J22"/>
            <chart:regression-curve chart:style-name="ch11">
              <chart:equation chart:display-r-square="true" svg:x="3.418cm" svg:y="3.211cm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1">
                <text:p>0.001</text:p>
                <draw:g>
                  <svg:desc>rssi_empiric.B22:rssi_empiric.J22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mērītas vērtības</text:p>
                <draw:g>
                  <svg:desc>rssi_empiric.A14:rssi_empiric.A14</svg:desc>
                </draw:g>
              </table:table-cell>
              <table:table-cell office:value-type="float" office:value="-16.9752066115702">
                <text:p>-16.9752066115702</text:p>
                <draw:g>
                  <svg:desc>rssi_empiric.B14:rssi_empiric.J14</svg:desc>
                </draw:g>
              </table:table-cell>
              <table:table-cell office:value-type="float" office:value="-63.1074380165289">
                <text:p>-63.1074380165289</text:p>
              </table:table-cell>
              <table:table-cell office:value-type="float" office:value="-63.2314049586777">
                <text:p>-63.2314049586777</text:p>
              </table:table-cell>
              <table:table-cell office:value-type="float" office:value="-63.1404958677686">
                <text:p>-63.1404958677686</text:p>
              </table:table-cell>
              <table:table-cell office:value-type="float" office:value="-78.6198347107438">
                <text:p>-78.6198347107438</text:p>
              </table:table-cell>
              <table:table-cell office:value-type="float" office:value="-70.7438016528926">
                <text:p>-70.7438016528926</text:p>
              </table:table-cell>
              <table:table-cell office:value-type="float" office:value="-86.6280991735537">
                <text:p>-86.6280991735537</text:p>
              </table:table-cell>
              <table:table-cell office:value-type="float" office:value="-75.0413223140496">
                <text:p>-75.0413223140496</text:p>
              </table:table-cell>
              <table:table-cell office:value-type="float" office:value="-75.5537190082645">
                <text:p>-75.5537190082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inimum="0.01" chart:maximum="0.5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15cm" svg:height="9.022cm" xlink:href=".." xlink:type="simple" chart:class="chart:line" chart:style-name="ch1">
        <chart:title svg:x="6.18cm" svg:y="0.077cm" chart:style-name="ch2">
          <text:p>KALMAN vs REAL</text:p>
        </chart:title>
        <chart:legend svg:x="6.028cm" svg:y="0.682cm" style:legend-expansion="custom" chartooo:width="4.093cm" chartooo:height="0.599cm" style:legend-expansion-aspect-ratio="6.8330550918197" chart:style-name="ch3"/>
        <chart:plot-area chart:style-name="ch4" table:cell-range-address="Sheet3.BL15:Sheet3.BM25" chart:data-source-has-labels="row" svg:x="0.638cm" svg:y="1.224cm" svg:width="15.603cm" svg:height="7.634cm">
          <chartooo:coordinate-region svg:x="1.577cm" svg:y="1.282cm" svg:width="14.477cm" svg:height="6.929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primary-y" chart:style-name="ch9" chart:values-cell-range-address="Sheet3.BL16:Sheet3.BL25" chart:label-cell-address="Sheet3.BL15:Sheet3.BL15" chart:class="chart:line">
            <chart:data-point chart:repeated="10"/>
          </chart:series>
          <chart:series chart:attached-axis="primary-y" chart:style-name="ch10" chart:values-cell-range-address="Sheet3.BM16:Sheet3.BM25" chart:label-cell-address="Sheet3.BM15:Sheet3.BM1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x</text:p>
                <draw:g>
                  <svg:desc>Sheet3.BL15:Sheet3.BL15</svg:desc>
                </draw:g>
              </table:table-cell>
              <table:table-cell office:value-type="string">
                <text:p>erry</text:p>
                <draw:g>
                  <svg:desc>Sheet3.BM15:Sheet3.BM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2898284689484">
                <text:p>3.62898284689484</text:p>
                <draw:g>
                  <svg:desc>Sheet3.BL16:Sheet3.BL25</svg:desc>
                </draw:g>
              </table:table-cell>
              <table:table-cell office:value-type="float" office:value="0.668023666448697">
                <text:p>0.668023666448697</text:p>
                <draw:g>
                  <svg:desc>Sheet3.BM16:Sheet3.BM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9926217543542">
                <text:p>3.59926217543542</text:p>
              </table:table-cell>
              <table:table-cell office:value-type="float" office:value="0.743665657406805">
                <text:p>0.743665657406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3665335888344">
                <text:p>2.43665335888344</text:p>
              </table:table-cell>
              <table:table-cell office:value-type="float" office:value="0.609769568025829">
                <text:p>0.609769568025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2130018715629">
                <text:p>1.52130018715629</text:p>
              </table:table-cell>
              <table:table-cell office:value-type="float" office:value="0.506155661761613">
                <text:p>0.506155661761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0100641282271">
                <text:p>0.850100641282271</text:p>
              </table:table-cell>
              <table:table-cell office:value-type="float" office:value="0.446786373634958">
                <text:p>0.446786373634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081656603212">
                <text:p>0.39081656603212</text:p>
              </table:table-cell>
              <table:table-cell office:value-type="float" office:value="0.408537176779778">
                <text:p>0.408537176779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3153257437902">
                <text:p>0.0923153257437902</text:p>
              </table:table-cell>
              <table:table-cell office:value-type="float" office:value="0.38622878333983">
                <text:p>0.38622878333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88638178114176">
                <text:p>0.0988638178114176</text:p>
              </table:table-cell>
              <table:table-cell office:value-type="float" office:value="0.385417678900799">
                <text:p>0.385417678900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5349593124484">
                <text:p>0.215349593124484</text:p>
              </table:table-cell>
              <table:table-cell office:value-type="float" office:value="0.391835793819532">
                <text:p>0.391835793819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2938753460471">
                <text:p>0.282938753460471</text:p>
              </table:table-cell>
              <table:table-cell office:value-type="float" office:value="0.398601599644874">
                <text:p>0.398601599644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1cm" svg:y="0.316cm" chart:style-name="ch2">
          <text:p>KALMAN vs RAW</text:p>
        </chart:title>
        <chart:subtitle svg:x="6.567cm" svg:y="0.953cm" chart:style-name="ch3">
          <text:p>IMROVEMENT</text:p>
        </chart:subtitle>
        <chart:legend svg:x="10.038cm" svg:y="1.095cm" style:legend-expansion="custom" chartooo:width="3.908cm" chartooo:height="0.598cm" style:legend-expansion-aspect-ratio="6.53511705685619" chart:style-name="ch4"/>
        <chart:plot-area chart:style-name="ch5" table:cell-range-address="Sheet3.CH15:Sheet3.CI25" chart:data-source-has-labels="row" svg:x="0.664cm" svg:y="1.716cm" svg:width="14.771cm" svg:height="6.757cm">
          <chartooo:coordinate-region svg:x="2.37cm" svg:y="1.915cm" svg:width="12.878cm" svg:height="6.35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3.CH16:Sheet3.CH25" chart:label-cell-address="Sheet3.CH15:Sheet3.CH15" chart:class="chart:line">
            <chart:data-point chart:repeated="10"/>
          </chart:series>
          <chart:series chart:style-name="ch10" chart:values-cell-range-address="Sheet3.CI16:Sheet3.CI25" chart:label-cell-address="Sheet3.CI15:Sheet3.CI1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_X</text:p>
                <draw:g>
                  <svg:desc>Sheet3.CH15:Sheet3.CH15</svg:desc>
                </draw:g>
              </table:table-cell>
              <table:table-cell office:value-type="string">
                <text:p>err_Y</text:p>
                <draw:g>
                  <svg:desc>Sheet3.CI15:Sheet3.CI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60879558781947">
                <text:p>-0.460879558781947</text:p>
                <draw:g>
                  <svg:desc>Sheet3.CH16:Sheet3.CH25</svg:desc>
                </draw:g>
              </table:table-cell>
              <table:table-cell office:value-type="float" office:value="-0.086908916974159">
                <text:p>-0.086908916974159</text:p>
                <draw:g>
                  <svg:desc>Sheet3.CI16:Sheet3.C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8041145144544">
                <text:p>3.08041145144544</text:p>
              </table:table-cell>
              <table:table-cell office:value-type="float" office:value="0.335274167331813">
                <text:p>0.335274167331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0354990139693">
                <text:p>2.10354990139693</text:p>
              </table:table-cell>
              <table:table-cell office:value-type="float" office:value="0.126878435002775">
                <text:p>0.126878435002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948795922752">
                <text:p>0.011948795922752</text:p>
              </table:table-cell>
              <table:table-cell office:value-type="float" office:value="0.374602551168785">
                <text:p>0.374602551168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094086002431">
                <text:p>0.66094086002431</text:p>
              </table:table-cell>
              <table:table-cell office:value-type="float" office:value="0.135942162051279">
                <text:p>0.135942162051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192928262361">
                <text:p>0.172192928262361</text:p>
              </table:table-cell>
              <table:table-cell office:value-type="float" office:value="0.249138753047953">
                <text:p>0.249138753047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49283546446726">
                <text:p>-0.249283546446726</text:p>
              </table:table-cell>
              <table:table-cell office:value-type="float" office:value="-0.0901637328356352">
                <text:p>-0.0901637328356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86735889648991">
                <text:p>-2.86735889648991</text:p>
              </table:table-cell>
              <table:table-cell office:value-type="float" office:value="-0.629299529368131">
                <text:p>-0.629299529368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17733422622386">
                <text:p>0.0417733422622386</text:p>
              </table:table-cell>
              <table:table-cell office:value-type="float" office:value="-0.133562865215538">
                <text:p>-0.133562865215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01607434491177">
                <text:p>-0.101607434491177</text:p>
              </table:table-cell>
              <table:table-cell office:value-type="float" office:value="0.153310612524439">
                <text:p>0.153310612524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34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0.1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RAW vs REAL</text:p>
        </chart:title>
        <chart:legend svg:x="6.256cm" svg:y="1.022cm" style:legend-expansion="custom" chartooo:width="3.432cm" chartooo:height="0.598cm" style:legend-expansion-aspect-ratio="5.73913043478261" chart:style-name="ch3"/>
        <chart:plot-area chart:style-name="ch4" table:cell-range-address="Sheet3.Z15:Sheet3.AA25" chart:data-source-has-labels="row" svg:x="0.77cm" svg:y="1.419cm" svg:width="14.588cm" svg:height="6.976cm">
          <chartooo:coordinate-region svg:x="2.185cm" svg:y="1.618cm" svg:width="12.986cm" svg:height="6.1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3.Z16:Sheet3.Z25" chart:label-cell-address="Sheet3.Z15:Sheet3.Z15" chart:class="chart:line">
            <chart:data-point chart:repeated="10"/>
          </chart:series>
          <chart:series chart:style-name="ch9" chart:values-cell-range-address="Sheet3.AA16:Sheet3.AA25" chart:label-cell-address="Sheet3.AA15:Sheet3.AA1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x</text:p>
                <draw:g>
                  <svg:desc>Sheet3.Z15:Sheet3.Z15</svg:desc>
                </draw:g>
              </table:table-cell>
              <table:table-cell office:value-type="string">
                <text:p>erry</text:p>
                <draw:g>
                  <svg:desc>Sheet3.AA15:Sheet3.A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8986240567679">
                <text:p>4.08986240567679</text:p>
                <draw:g>
                  <svg:desc>Sheet3.Z16:Sheet3.Z25</svg:desc>
                </draw:g>
              </table:table-cell>
              <table:table-cell office:value-type="float" office:value="0.754932583422856">
                <text:p>0.754932583422856</text:p>
                <draw:g>
                  <svg:desc>Sheet3.AA16:Sheet3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8850723989983">
                <text:p>0.518850723989983</text:p>
              </table:table-cell>
              <table:table-cell office:value-type="float" office:value="0.408391490074992">
                <text:p>0.408391490074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103457486508">
                <text:p>0.333103457486508</text:p>
              </table:table-cell>
              <table:table-cell office:value-type="float" office:value="0.482891133023054">
                <text:p>0.482891133023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935139123354">
                <text:p>1.50935139123354</text:p>
              </table:table-cell>
              <table:table-cell office:value-type="float" office:value="0.131553110592828">
                <text:p>0.131553110592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159781257961">
                <text:p>0.189159781257961</text:p>
              </table:table-cell>
              <table:table-cell office:value-type="float" office:value="0.310844211583679">
                <text:p>0.310844211583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8623637769758">
                <text:p>0.218623637769758</text:p>
              </table:table-cell>
              <table:table-cell office:value-type="float" office:value="0.159398423731825">
                <text:p>0.159398423731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1598872190516">
                <text:p>0.341598872190516</text:p>
              </table:table-cell>
              <table:table-cell office:value-type="float" office:value="0.476392516175465">
                <text:p>0.476392516175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6622271430133">
                <text:p>2.96622271430133</text:p>
              </table:table-cell>
              <table:table-cell office:value-type="float" office:value="1.01471720826893">
                <text:p>1.01471720826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3576250862245">
                <text:p>0.173576250862245</text:p>
              </table:table-cell>
              <table:table-cell office:value-type="float" office:value="0.52539865903507">
                <text:p>0.52539865903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4546187951648">
                <text:p>0.384546187951648</text:p>
              </table:table-cell>
              <table:table-cell office:value-type="float" office:value="0.245290987120435">
                <text:p>0.2452909871204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24.559" chart:maximum="28.55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13.344" chart:maximum="17.344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05cm" chart:symbol-height="0.0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diamond" chart:symbol-width="0.05cm" chart:symbol-height="0.0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3.703cm" style:legend-expansion="high" chart:style-name="ch2"/>
        <chart:plot-area chart:style-name="ch3" table:cell-range-address="Sheet3.B204:Sheet3.B214 Sheet3.C205:Sheet3.C214 Sheet3.F204:Sheet3.F204 Sheet3.G205:Sheet3.G214 Sheet3.D204:Sheet3.D204 Sheet3.E205:Sheet3.E214" chart:data-source-has-labels="row" svg:x="0.77cm" svg:y="0.855cm" svg:width="12.512cm" svg:height="7.545cm">
          <chartooo:coordinate-region svg:x="2.053cm" svg:y="1.503cm" svg:width="10.711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205:Sheet3.C214" chart:label-cell-address="Sheet3.B204:Sheet3.B204" chart:class="chart:scatter">
            <chart:domain table:cell-range-address="Sheet3.B205:Sheet3.B214"/>
            <chart:data-point chart:repeated="10"/>
          </chart:series>
          <chart:series chart:style-name="ch8" chart:values-cell-range-address="Sheet3.G205:Sheet3.G214" chart:label-cell-address="Sheet3.F204:Sheet3.F204" chart:class="chart:scatter">
            <chart:domain table:cell-range-address="Sheet3.F205:Sheet3.F214"/>
            <chart:data-point chart:repeated="10"/>
          </chart:series>
          <chart:series chart:style-name="ch9" chart:values-cell-range-address="Sheet3.E205:Sheet3.E214" chart:label-cell-address="Sheet3.D204:Sheet3.D204" chart:class="chart:scatter">
            <chart:domain table:cell-range-address="Sheet3.D205:Sheet3.D21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F_XY</text:p>
                <draw:g>
                  <svg:desc>Sheet3.B204:Sheet3.B20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al_XY</text:p>
                <draw:g>
                  <svg:desc>Sheet3.F204:Sheet3.F20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aw_XY</text:p>
                <draw:g>
                  <svg:desc>Sheet3.D204:Sheet3.D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8266846373282">
                <text:p>25.8266846373282</text:p>
                <draw:g>
                  <svg:desc>Sheet3.B205:Sheet3.B214</svg:desc>
                </draw:g>
              </table:table-cell>
              <table:table-cell office:value-type="float" office:value="14.5333069507303">
                <text:p>14.5333069507303</text:p>
                <draw:g>
                  <svg:desc>Sheet3.C205:Sheet3.C214</svg:desc>
                </draw:g>
              </table:table-cell>
              <table:table-cell office:value-type="float" office:value="26.5592971434286">
                <text:p>26.5592971434286</text:p>
                <draw:g>
                  <svg:desc>Sheet3.F205:Sheet3.F214</svg:desc>
                </draw:g>
              </table:table-cell>
              <table:table-cell office:value-type="float" office:value="15.344104098062">
                <text:p>15.344104098062</text:p>
                <draw:g>
                  <svg:desc>Sheet3.G205:Sheet3.G214</svg:desc>
                </draw:g>
              </table:table-cell>
              <table:table-cell office:value-type="float" office:value="25.563592797449">
                <text:p>25.563592797449</text:p>
                <draw:g>
                  <svg:desc>Sheet3.D205:Sheet3.D214</svg:desc>
                </draw:g>
              </table:table-cell>
              <table:table-cell office:value-type="float" office:value="15.8430515001813">
                <text:p>15.8430515001813</text:p>
                <draw:g>
                  <svg:desc>Sheet3.E205:Sheet3.E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6868669838647">
                <text:p>25.6868669838647</text:p>
              </table:table-cell>
              <table:table-cell office:value-type="float" office:value="14.52644783783">
                <text:p>14.52644783783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9.6048376031703">
                <text:p>29.6048376031703</text:p>
              </table:table-cell>
              <table:table-cell office:value-type="float" office:value="14.9677798026201">
                <text:p>14.9677798026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3712856028804">
                <text:p>26.3712856028804</text:p>
              </table:table-cell>
              <table:table-cell office:value-type="float" office:value="14.9427635892671">
                <text:p>14.9427635892671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9.4484787591999">
                <text:p>29.4484787591999</text:p>
              </table:table-cell>
              <table:table-cell office:value-type="float" office:value="15.3280849648127">
                <text:p>15.3280849648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196205704432">
                <text:p>26.196205704432</text:p>
              </table:table-cell>
              <table:table-cell office:value-type="float" office:value="14.8286636443671">
                <text:p>14.8286636443671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7.3146582599486">
                <text:p>27.3146582599486</text:p>
              </table:table-cell>
              <table:table-cell office:value-type="float" office:value="14.5655118856068">
                <text:p>14.565511885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8900257753221">
                <text:p>25.8900257753221</text:p>
              </table:table-cell>
              <table:table-cell office:value-type="float" office:value="14.980365564012">
                <text:p>14.980365564012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8.4002329068099">
                <text:p>28.4002329068099</text:p>
              </table:table-cell>
              <table:table-cell office:value-type="float" office:value="15.0119657772185">
                <text:p>15.0119657772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1976978413525">
                <text:p>25.1976978413525</text:p>
              </table:table-cell>
              <table:table-cell office:value-type="float" office:value="13.9768080454001">
                <text:p>13.9768080454001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7.6168630771064">
                <text:p>27.6168630771064</text:p>
              </table:table-cell>
              <table:table-cell office:value-type="float" office:value="14.2559347371237">
                <text:p>14.2559347371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8643354459691">
                <text:p>25.8643354459691</text:p>
              </table:table-cell>
              <table:table-cell office:value-type="float" office:value="14.3374975055833">
                <text:p>14.3374975055833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36.5797528573376">
                <text:p>36.5797528573376</text:p>
              </table:table-cell>
              <table:table-cell office:value-type="float" office:value="14.5770287141313">
                <text:p>14.5770287141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0922299406771">
                <text:p>26.0922299406771</text:p>
              </table:table-cell>
              <table:table-cell office:value-type="float" office:value="14.9667099053803">
                <text:p>14.9667099053803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5.907789615224">
                <text:p>25.907789615224</text:p>
              </table:table-cell>
              <table:table-cell office:value-type="float" office:value="16.6208518978786">
                <text:p>16.6208518978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1469483867797">
                <text:p>25.1469483867797</text:p>
              </table:table-cell>
              <table:table-cell office:value-type="float" office:value="13.8895868615276">
                <text:p>13.8895868615276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6.2766619928216">
                <text:p>26.2766619928216</text:p>
              </table:table-cell>
              <table:table-cell office:value-type="float" office:value="14.8806233770651">
                <text:p>14.8806233770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0408778294216">
                <text:p>26.0408778294216</text:p>
              </table:table-cell>
              <table:table-cell office:value-type="float" office:value="14.9685565029032">
                <text:p>14.9685565029032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6.6635571425834">
                <text:p>26.6635571425834</text:p>
              </table:table-cell>
              <table:table-cell office:value-type="float" office:value="14.5326726714383">
                <text:p>14.53267267143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24.559" chart:maximum="28.55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13.344" chart:maximum="17.34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05cm" chart:symbol-height="0.0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up" chart:symbol-width="0.05cm" chart:symbol-height="0.0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left" chart:symbol-width="0.05cm" chart:symbol-height="0.0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right" chart:symbol-width="0.05cm" chart:symbol-height="0.0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3.205cm" style:legend-expansion="high" chart:style-name="ch2"/>
        <chart:plot-area chart:style-name="ch3" table:cell-range-address="Sheet3.D204:Sheet3.D214 Sheet3.E205:Sheet3.E214 Sheet3.F204:Sheet3.F204 Sheet3.G205:Sheet3.G214 Sheet3.M204:Sheet3.M204 Sheet3.N205:Sheet3.N214 Sheet3.O204:Sheet3.O204 Sheet3.P205:Sheet3.P214 Sheet3.Q204:Sheet3.Q204 Sheet3.R205:Sheet3.R214" chart:data-source-has-labels="row" svg:x="0.77cm" svg:y="0.855cm" svg:width="12.512cm" svg:height="7.545cm">
          <chartooo:coordinate-region svg:x="2.053cm" svg:y="1.054cm" svg:width="10.71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05:Sheet3.E214" chart:label-cell-address="Sheet3.D204:Sheet3.D204" chart:class="chart:scatter">
            <chart:domain table:cell-range-address="Sheet3.D205:Sheet3.D214"/>
            <chart:data-point chart:repeated="10"/>
          </chart:series>
          <chart:series chart:style-name="ch8" chart:values-cell-range-address="Sheet3.G205:Sheet3.G214" chart:label-cell-address="Sheet3.F204:Sheet3.F204" chart:class="chart:scatter">
            <chart:domain table:cell-range-address="Sheet3.F205:Sheet3.F214"/>
            <chart:data-point chart:repeated="10"/>
          </chart:series>
          <chart:series chart:style-name="ch9" chart:values-cell-range-address="Sheet3.N205:Sheet3.N214" chart:label-cell-address="Sheet3.M204:Sheet3.M204" chart:class="chart:scatter">
            <chart:domain table:cell-range-address="Sheet3.M205:Sheet3.M214"/>
            <chart:data-point chart:repeated="10"/>
          </chart:series>
          <chart:series chart:style-name="ch10" chart:values-cell-range-address="Sheet3.P205:Sheet3.P214" chart:label-cell-address="Sheet3.O204:Sheet3.O204" chart:class="chart:scatter">
            <chart:domain table:cell-range-address="Sheet3.O205:Sheet3.O214"/>
            <chart:data-point chart:repeated="10"/>
          </chart:series>
          <chart:series chart:style-name="ch11" chart:values-cell-range-address="Sheet3.R205:Sheet3.R214" chart:label-cell-address="Sheet3.Q204:Sheet3.Q204" chart:class="chart:scatter">
            <chart:domain table:cell-range-address="Sheet3.Q205:Sheet3.Q214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aw_XY</text:p>
                <draw:g>
                  <svg:desc>Sheet3.D204:Sheet3.D20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al_XY</text:p>
                <draw:g>
                  <svg:desc>Sheet3.F204:Sheet3.F20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Mean</text:p>
                <draw:g>
                  <svg:desc>Sheet3.M204:Sheet3.M204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Median</text:p>
                <draw:g>
                  <svg:desc>Sheet3.O204:Sheet3.O204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Mode</text:p>
                <draw:g>
                  <svg:desc>Sheet3.Q204:Sheet3.Q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563592797449">
                <text:p>25.563592797449</text:p>
                <draw:g>
                  <svg:desc>Sheet3.D205:Sheet3.D214</svg:desc>
                </draw:g>
              </table:table-cell>
              <table:table-cell office:value-type="float" office:value="15.8430515001813">
                <text:p>15.8430515001813</text:p>
                <draw:g>
                  <svg:desc>Sheet3.E205:Sheet3.E214</svg:desc>
                </draw:g>
              </table:table-cell>
              <table:table-cell office:value-type="float" office:value="26.5592971434286">
                <text:p>26.5592971434286</text:p>
                <draw:g>
                  <svg:desc>Sheet3.F205:Sheet3.F214</svg:desc>
                </draw:g>
              </table:table-cell>
              <table:table-cell office:value-type="float" office:value="15.344104098062">
                <text:p>15.344104098062</text:p>
                <draw:g>
                  <svg:desc>Sheet3.G205:Sheet3.G214</svg:desc>
                </draw:g>
              </table:table-cell>
              <table:table-cell office:value-type="float" office:value="29.0693890102103">
                <text:p>29.0693890102103</text:p>
                <draw:g>
                  <svg:desc>Sheet3.M205:Sheet3.M214</svg:desc>
                </draw:g>
              </table:table-cell>
              <table:table-cell office:value-type="float" office:value="17.0365648976923">
                <text:p>17.0365648976923</text:p>
                <draw:g>
                  <svg:desc>Sheet3.N205:Sheet3.N214</svg:desc>
                </draw:g>
              </table:table-cell>
              <table:table-cell office:value-type="float" office:value="29.9871694082829">
                <text:p>29.9871694082829</text:p>
                <draw:g>
                  <svg:desc>Sheet3.O205:Sheet3.O214</svg:desc>
                </draw:g>
              </table:table-cell>
              <table:table-cell office:value-type="float" office:value="17.869976929195">
                <text:p>17.869976929195</text:p>
                <draw:g>
                  <svg:desc>Sheet3.P205:Sheet3.P214</svg:desc>
                </draw:g>
              </table:table-cell>
              <table:table-cell office:value-type="float" office:value="27.7652013581309">
                <text:p>27.7652013581309</text:p>
                <draw:g>
                  <svg:desc>Sheet3.Q205:Sheet3.Q214</svg:desc>
                </draw:g>
              </table:table-cell>
              <table:table-cell office:value-type="float" office:value="16.3659882363646">
                <text:p>16.3659882363646</text:p>
                <draw:g>
                  <svg:desc>Sheet3.R205:Sheet3.R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6048376031703">
                <text:p>29.6048376031703</text:p>
              </table:table-cell>
              <table:table-cell office:value-type="float" office:value="14.9677798026201">
                <text:p>14.9677798026201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30.4186050576204">
                <text:p>30.4186050576204</text:p>
              </table:table-cell>
              <table:table-cell office:value-type="float" office:value="17.0644282230045">
                <text:p>17.0644282230045</text:p>
              </table:table-cell>
              <table:table-cell office:value-type="float" office:value="30.6444810731241">
                <text:p>30.6444810731241</text:p>
              </table:table-cell>
              <table:table-cell office:value-type="float" office:value="17.8730245951296">
                <text:p>17.8730245951296</text:p>
              </table:table-cell>
              <table:table-cell office:value-type="float" office:value="28.6444810731241">
                <text:p>28.6444810731241</text:p>
              </table:table-cell>
              <table:table-cell office:value-type="float" office:value="15.8730245951296">
                <text:p>15.8730245951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4484787591999">
                <text:p>29.4484787591999</text:p>
              </table:table-cell>
              <table:table-cell office:value-type="float" office:value="15.3280849648127">
                <text:p>15.3280849648127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9.7682198671884">
                <text:p>29.7682198671884</text:p>
              </table:table-cell>
              <table:table-cell office:value-type="float" office:value="17.32754219419">
                <text:p>17.32754219419</text:p>
              </table:table-cell>
              <table:table-cell office:value-type="float" office:value="32.1521185957959">
                <text:p>32.1521185957959</text:p>
              </table:table-cell>
              <table:table-cell office:value-type="float" office:value="18.3875780574304">
                <text:p>18.3875780574304</text:p>
              </table:table-cell>
              <table:table-cell office:value-type="float" office:value="33.9152644930156">
                <text:p>33.9152644930156</text:p>
              </table:table-cell>
              <table:table-cell office:value-type="float" office:value="16.3491273578185">
                <text:p>16.3491273578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3146582599486">
                <text:p>27.3146582599486</text:p>
              </table:table-cell>
              <table:table-cell office:value-type="float" office:value="14.5655118856068">
                <text:p>14.5655118856068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30.2139553023546">
                <text:p>30.2139553023546</text:p>
              </table:table-cell>
              <table:table-cell office:value-type="float" office:value="17.1029280884918">
                <text:p>17.1029280884918</text:p>
              </table:table-cell>
              <table:table-cell office:value-type="float" office:value="31.7221064342442">
                <text:p>31.7221064342442</text:p>
              </table:table-cell>
              <table:table-cell office:value-type="float" office:value="18.0602977554854">
                <text:p>18.0602977554854</text:p>
              </table:table-cell>
              <table:table-cell office:value-type="float" office:value="35.1736640404788">
                <text:p>35.1736640404788</text:p>
              </table:table-cell>
              <table:table-cell office:value-type="float" office:value="15.2847719762573">
                <text:p>15.2847719762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4002329068099">
                <text:p>28.4002329068099</text:p>
              </table:table-cell>
              <table:table-cell office:value-type="float" office:value="15.0119657772185">
                <text:p>15.0119657772185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30.0373280855061">
                <text:p>30.0373280855061</text:p>
              </table:table-cell>
              <table:table-cell office:value-type="float" office:value="17.1901689415682">
                <text:p>17.1901689415682</text:p>
              </table:table-cell>
              <table:table-cell office:value-type="float" office:value="30.7110201585839">
                <text:p>30.7110201585839</text:p>
              </table:table-cell>
              <table:table-cell office:value-type="float" office:value="18.2632856898507">
                <text:p>18.2632856898507</text:p>
              </table:table-cell>
              <table:table-cell office:value-type="float" office:value="28.224838501438">
                <text:p>28.224838501438</text:p>
              </table:table-cell>
              <table:table-cell office:value-type="float" office:value="16.3160781425206">
                <text:p>16.3160781425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6168630771064">
                <text:p>27.6168630771064</text:p>
              </table:table-cell>
              <table:table-cell office:value-type="float" office:value="14.2559347371237">
                <text:p>14.2559347371237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8.1885456558051">
                <text:p>28.1885456558051</text:p>
              </table:table-cell>
              <table:table-cell office:value-type="float" office:value="17.4052744967125">
                <text:p>17.4052744967125</text:p>
              </table:table-cell>
              <table:table-cell office:value-type="float" office:value="28.8851550873193">
                <text:p>28.8851550873193</text:p>
              </table:table-cell>
              <table:table-cell office:value-type="float" office:value="18.4615488162759">
                <text:p>18.4615488162759</text:p>
              </table:table-cell>
              <table:table-cell office:value-type="float" office:value="27.9955932550479">
                <text:p>27.9955932550479</text:p>
              </table:table-cell>
              <table:table-cell office:value-type="float" office:value="16.6875565009976">
                <text:p>16.6875565009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797528573376">
                <text:p>36.5797528573376</text:p>
              </table:table-cell>
              <table:table-cell office:value-type="float" office:value="14.5770287141313">
                <text:p>14.5770287141313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30.2927274637655">
                <text:p>30.2927274637655</text:p>
              </table:table-cell>
              <table:table-cell office:value-type="float" office:value="17.2989650138779">
                <text:p>17.2989650138779</text:p>
              </table:table-cell>
              <table:table-cell office:value-type="float" office:value="31.4371747807244">
                <text:p>31.4371747807244</text:p>
              </table:table-cell>
              <table:table-cell office:value-type="float" office:value="18.3609167213574">
                <text:p>18.3609167213574</text:p>
              </table:table-cell>
              <table:table-cell office:value-type="float" office:value="29.2104802982905">
                <text:p>29.2104802982905</text:p>
              </table:table-cell>
              <table:table-cell office:value-type="float" office:value="16.8832996591399">
                <text:p>16.8832996591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907789615224">
                <text:p>25.907789615224</text:p>
              </table:table-cell>
              <table:table-cell office:value-type="float" office:value="16.6208518978786">
                <text:p>16.6208518978786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9.121506565408">
                <text:p>29.121506565408</text:p>
              </table:table-cell>
              <table:table-cell office:value-type="float" office:value="17.6983975228963">
                <text:p>17.6983975228963</text:p>
              </table:table-cell>
              <table:table-cell office:value-type="float" office:value="29.780586286588">
                <text:p>29.780586286588</text:p>
              </table:table-cell>
              <table:table-cell office:value-type="float" office:value="19.1188395829824">
                <text:p>19.1188395829824</text:p>
              </table:table-cell>
              <table:table-cell office:value-type="float" office:value="26.1355119536379">
                <text:p>26.1355119536379</text:p>
              </table:table-cell>
              <table:table-cell office:value-type="float" office:value="16.5429494595797">
                <text:p>16.5429494595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2766619928216">
                <text:p>26.2766619928216</text:p>
              </table:table-cell>
              <table:table-cell office:value-type="float" office:value="14.8806233770651">
                <text:p>14.8806233770651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30.4042639897344">
                <text:p>30.4042639897344</text:p>
              </table:table-cell>
              <table:table-cell office:value-type="float" office:value="17.0544954624848">
                <text:p>17.0544954624848</text:p>
              </table:table-cell>
              <table:table-cell office:value-type="float" office:value="31.2533202848603">
                <text:p>31.2533202848603</text:p>
              </table:table-cell>
              <table:table-cell office:value-type="float" office:value="17.8069132665824">
                <text:p>17.8069132665824</text:p>
              </table:table-cell>
              <table:table-cell office:value-type="float" office:value="37.4219098981733">
                <text:p>37.4219098981733</text:p>
              </table:table-cell>
              <table:table-cell office:value-type="float" office:value="15.9407537939449">
                <text:p>15.9407537939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6635571425834">
                <text:p>26.6635571425834</text:p>
              </table:table-cell>
              <table:table-cell office:value-type="float" office:value="14.5326726714383">
                <text:p>14.5326726714383</text:p>
              </table:table-cell>
              <table:table-cell office:value-type="float" office:value="26.5592971434286">
                <text:p>26.5592971434286</text:p>
              </table:table-cell>
              <table:table-cell office:value-type="float" office:value="15.344104098062">
                <text:p>15.344104098062</text:p>
              </table:table-cell>
              <table:table-cell office:value-type="float" office:value="29.7213480893971">
                <text:p>29.7213480893971</text:p>
              </table:table-cell>
              <table:table-cell office:value-type="float" office:value="17.7729383071177">
                <text:p>17.7729383071177</text:p>
              </table:table-cell>
              <table:table-cell office:value-type="float" office:value="30.5051360554247">
                <text:p>30.5051360554247</text:p>
              </table:table-cell>
              <table:table-cell office:value-type="float" office:value="18.9546613455456">
                <text:p>18.9546613455456</text:p>
              </table:table-cell>
              <table:table-cell office:value-type="float" office:value="26.854636271657">
                <text:p>26.854636271657</text:p>
              </table:table-cell>
              <table:table-cell office:value-type="float" office:value="16.9626298508484">
                <text:p>16.96262985084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0.1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90" chart:maximum="-1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862cm" svg:height="15.053cm" xlink:href=".." xlink:type="simple" chart:class="chart:scatter" chart:style-name="ch1">
        <chart:legend chart:legend-position="top" svg:x="14.392cm" svg:y="0.921cm" style:legend-expansion="wide" chart:style-name="ch2"/>
        <chart:plot-area chart:style-name="ch3" table:cell-range-address="rssi_empiric.D3:rssi_empiric.L3 rssi_empiric.C6:rssi_empiric.L6 rssi_empiric.A14:rssi_empiric.J14" chart:data-source-has-labels="column" svg:x="1.146cm" svg:y="2.122cm" svg:width="33.623cm" svg:height="12.209cm">
          <chartooo:coordinate-region svg:x="1.873cm" svg:y="2.122cm" svg:width="32.657cm" svg:height="11.5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ssi_empiric.D6:rssi_empiric.L6" chart:label-cell-address="rssi_empiric.C6:rssi_empiric.C6" chart:class="chart:scatter">
            <chart:domain table:cell-range-address="rssi_empiric.D3:rssi_empiric.L3"/>
            <chart:data-point chart:repeated="9"/>
          </chart:series>
          <chart:series chart:style-name="ch8" chart:values-cell-range-address="rssi_empiric.B14:rssi_empiric.J14" chart:label-cell-address="rssi_empiric.A14:rssi_empiric.A14" chart:class="chart:scatter">
            <chart:domain table:cell-range-address="rssi_empiric.B18:rssi_empiric.J1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01">
                <text:p>0.001</text:p>
                <draw:g>
                  <svg:desc>rssi_empiric.D3:rssi_empiric.L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st(x)</text:p>
                <draw:g>
                  <svg:desc>rssi_empiric.C6:rssi_empiric.C6</svg:desc>
                </draw:g>
              </table:table-cell>
              <table:table-cell office:value-type="float" office:value="-29.2343284104234">
                <text:p>-29.2343284104234</text:p>
                <draw:g>
                  <svg:desc>rssi_empiric.D6:rssi_empiric.L6</svg:desc>
                </draw:g>
              </table:table-cell>
              <table:table-cell office:value-type="float" office:value="-45.8953432961296">
                <text:p>-45.8953432961296</text:p>
              </table:table-cell>
              <table:table-cell office:value-type="float" office:value="-59.3680986205262">
                <text:p>-59.3680986205262</text:p>
              </table:table-cell>
              <table:table-cell office:value-type="float" office:value="-69.615980702985">
                <text:p>-69.615980702985</text:p>
              </table:table-cell>
              <table:table-cell office:value-type="float" office:value="-76.638989543506">
                <text:p>-76.638989543506</text:p>
              </table:table-cell>
              <table:table-cell office:value-type="float" office:value="-80.4371251420893">
                <text:p>-80.4371251420893</text:p>
              </table:table-cell>
              <table:table-cell office:value-type="float" office:value="-81.0103874987349">
                <text:p>-81.0103874987349</text:p>
              </table:table-cell>
              <table:table-cell office:value-type="float" office:value="-78.3587766134426">
                <text:p>-78.3587766134426</text:p>
              </table:table-cell>
              <table:table-cell office:value-type="float" office:value="-72.4822924862125">
                <text:p>-72.4822924862125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1">
                <text:p>0.001</text:p>
                <draw:g>
                  <svg:desc>rssi_empiric.B18:rssi_empiric.J1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mērītas vērtības</text:p>
                <draw:g>
                  <svg:desc>rssi_empiric.A14:rssi_empiric.A14</svg:desc>
                </draw:g>
              </table:table-cell>
              <table:table-cell office:value-type="float" office:value="-16.9752066115702">
                <text:p>-16.9752066115702</text:p>
                <draw:g>
                  <svg:desc>rssi_empiric.B14:rssi_empiric.J14</svg:desc>
                </draw:g>
              </table:table-cell>
              <table:table-cell office:value-type="float" office:value="-63.1074380165289">
                <text:p>-63.1074380165289</text:p>
              </table:table-cell>
              <table:table-cell office:value-type="float" office:value="-63.2314049586777">
                <text:p>-63.2314049586777</text:p>
              </table:table-cell>
              <table:table-cell office:value-type="float" office:value="-63.1404958677686">
                <text:p>-63.1404958677686</text:p>
              </table:table-cell>
              <table:table-cell office:value-type="float" office:value="-78.6198347107438">
                <text:p>-78.6198347107438</text:p>
              </table:table-cell>
              <table:table-cell office:value-type="float" office:value="-70.7438016528926">
                <text:p>-70.7438016528926</text:p>
              </table:table-cell>
              <table:table-cell office:value-type="float" office:value="-86.6280991735537">
                <text:p>-86.6280991735537</text:p>
              </table:table-cell>
              <table:table-cell office:value-type="float" office:value="-75.0413223140496">
                <text:p>-75.0413223140496</text:p>
              </table:table-cell>
              <table:table-cell office:value-type="float" office:value="-75.5537190082645">
                <text:p>-75.55371900826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